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61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cos(theta)</text:p>
          </table:table-cell>
          <table:table-cell office:value-type="string">
            <text:p>sin(theta)</text:p>
          </table:table-cell>
          <table:table-cell office:value-type="string">
            <text:p>cos(phi)</text:p>
          </table:table-cell>
          <table:table-cell office:value-type="string">
            <text:p>sin(phi)</text:p>
            <draw:frame table:end-cell-address="Sheet1.L33" table:end-x="1.879cm" table:end-y="0.347cm" draw:z-index="0" draw:style-name="gr1" svg:width="14.913cm" svg:height="14.406cm" svg:x="1.745cm" svg:y="0.393cm">
              <draw:object draw:notify-on-update-of-ranges="Sheet1.G1:Sheet1.G1 Sheet1.G2:Sheet1.G1000 Sheet1.H1:Sheet1.H1 Sheet1.H2:Sheet1.H10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table:formula="of:=RAND()" office:value-type="float" office:value="0.536041259765625">
            <text:p>0.5360412598</text:p>
          </table:table-cell>
          <table:table-cell table:formula="of:=RAND()" office:value-type="float" office:value="0.9354248046875">
            <text:p>0.9354248047</text:p>
          </table:table-cell>
          <table:table-cell table:formula="of:=SQRT(1 - [.A2])" office:value-type="float" office:value="0.681145168252976">
            <text:p>0.6811451683</text:p>
          </table:table-cell>
          <table:table-cell table:formula="of:=SQRT(1 - (1 - [.A2]))" office:value-type="float" office:value="0.732148386439269">
            <text:p>0.7321483864</text:p>
          </table:table-cell>
          <table:table-cell table:formula="of:=COS(2 * PI() * [.B2])" office:value-type="float" office:value="0.91881139326417">
            <text:p>0.9188113933</text:p>
          </table:table-cell>
          <table:table-cell table:formula="of:=SIN(2 * PI() * [.B2])" office:value-type="float" office:value="-0.394696875599433">
            <text:p>-0.3946968756</text:p>
          </table:table-cell>
          <table:table-cell table:formula="of:=[.D2]*[.E2]" office:value-type="float" office:value="0.672706279020379">
            <text:p>0.672706279</text:p>
          </table:table-cell>
          <table:table-cell table:formula="of:=[.D2]*[.F2]" office:value-type="float" office:value="-0.288976680602746">
            <text:p>-0.2889766806</text:p>
          </table:table-cell>
          <table:table-cell table:formula="of:=[.C2]" office:value-type="float" office:value="0.681145168252976">
            <text:p>0.6811451683</text:p>
          </table:table-cell>
        </table:table-row>
        <table:table-row table:style-name="ro1">
          <table:table-cell table:formula="of:=RAND()" office:value-type="float" office:value="0.29473876953125">
            <text:p>0.2947387695</text:p>
          </table:table-cell>
          <table:table-cell table:formula="of:=RAND()" office:value-type="float" office:value="0.848236083984375">
            <text:p>0.848236084</text:p>
          </table:table-cell>
          <table:table-cell table:formula="of:=SQRT(1 - [.A3])" office:value-type="float" office:value="0.839798327260033">
            <text:p>0.8397983273</text:p>
          </table:table-cell>
          <table:table-cell table:formula="of:=SQRT(1 - (1 - [.A3]))" office:value-type="float" office:value="0.542898489159115">
            <text:p>0.5428984892</text:p>
          </table:table-cell>
          <table:table-cell table:formula="of:=COS(2 * PI() * [.B3])" office:value-type="float" office:value="0.57878299206477">
            <text:p>0.5787829921</text:p>
          </table:table-cell>
          <table:table-cell table:formula="of:=SIN(2 * PI() * [.B3])" office:value-type="float" office:value="-0.815481605001948">
            <text:p>-0.815481605</text:p>
          </table:table-cell>
          <table:table-cell table:formula="of:=[.D3]*[.E3]" office:value-type="float" office:value="0.314220411942956">
            <text:p>0.3142204119</text:p>
          </table:table-cell>
          <table:table-cell table:formula="of:=[.D3]*[.F3]" office:value-type="float" office:value="-0.442723731292608">
            <text:p>-0.4427237313</text:p>
          </table:table-cell>
          <table:table-cell table:formula="of:=[.C3]" office:value-type="float" office:value="0.839798327260033">
            <text:p>0.8397983273</text:p>
          </table:table-cell>
        </table:table-row>
        <table:table-row table:style-name="ro1">
          <table:table-cell table:formula="of:=RAND()" office:value-type="float" office:value="0.82049560546875">
            <text:p>0.8204956055</text:p>
          </table:table-cell>
          <table:table-cell table:formula="of:=RAND()" office:value-type="float" office:value="0.38934326171875">
            <text:p>0.3893432617</text:p>
          </table:table-cell>
          <table:table-cell table:formula="of:=SQRT(1 - [.A4])" office:value-type="float" office:value="0.423679589467383">
            <text:p>0.4236795895</text:p>
          </table:table-cell>
          <table:table-cell table:formula="of:=SQRT(1 - (1 - [.A4]))" office:value-type="float" office:value="0.9058121248188">
            <text:p>0.9058121248</text:p>
          </table:table-cell>
          <table:table-cell table:formula="of:=COS(2 * PI() * [.B4])" office:value-type="float" office:value="-0.76787641873606">
            <text:p>-0.7678764187</text:p>
          </table:table-cell>
          <table:table-cell table:formula="of:=SIN(2 * PI() * [.B4])" office:value-type="float" office:value="0.640598006201301">
            <text:p>0.6405980062</text:p>
          </table:table-cell>
          <table:table-cell table:formula="of:=[.D4]*[.E4]" office:value-type="float" office:value="-0.695551770453562">
            <text:p>-0.6955517705</text:p>
          </table:table-cell>
          <table:table-cell table:formula="of:=[.D4]*[.F4]" office:value-type="float" office:value="0.580261441151888">
            <text:p>0.5802614412</text:p>
          </table:table-cell>
          <table:table-cell table:formula="of:=[.C4]" office:value-type="float" office:value="0.423679589467383">
            <text:p>0.4236795895</text:p>
          </table:table-cell>
        </table:table-row>
        <table:table-row table:style-name="ro1">
          <table:table-cell table:formula="of:=RAND()" office:value-type="float" office:value="0.9835205078125">
            <text:p>0.9835205078</text:p>
          </table:table-cell>
          <table:table-cell table:formula="of:=RAND()" office:value-type="float" office:value="0.135986328125">
            <text:p>0.1359863281</text:p>
          </table:table-cell>
          <table:table-cell table:formula="of:=SQRT(1 - [.A5])" office:value-type="float" office:value="0.128372474415273">
            <text:p>0.1283724744</text:p>
          </table:table-cell>
          <table:table-cell table:formula="of:=SQRT(1 - (1 - [.A5]))" office:value-type="float" office:value="0.991726024571555">
            <text:p>0.9917260246</text:p>
          </table:table-cell>
          <table:table-cell table:formula="of:=COS(2 * PI() * [.B5])" office:value-type="float" office:value="0.656650545729429">
            <text:p>0.6566505457</text:p>
          </table:table-cell>
          <table:table-cell table:formula="of:=SIN(2 * PI() * [.B5])" office:value-type="float" office:value="0.754194975316889">
            <text:p>0.7541949753</text:p>
          </table:table-cell>
          <table:table-cell table:formula="of:=[.D5]*[.E5]" office:value-type="float" office:value="0.651217435248989">
            <text:p>0.6512174352</text:p>
          </table:table-cell>
          <table:table-cell table:formula="of:=[.D5]*[.F5]" office:value-type="float" office:value="0.74795478462286">
            <text:p>0.7479547846</text:p>
          </table:table-cell>
          <table:table-cell table:formula="of:=[.C5]" office:value-type="float" office:value="0.128372474415273">
            <text:p>0.1283724744</text:p>
          </table:table-cell>
        </table:table-row>
        <table:table-row table:style-name="ro1">
          <table:table-cell table:formula="of:=RAND()" office:value-type="float" office:value="0.335693359375">
            <text:p>0.3356933594</text:p>
          </table:table-cell>
          <table:table-cell table:formula="of:=RAND()" office:value-type="float" office:value="0.66070556640625">
            <text:p>0.6607055664</text:p>
          </table:table-cell>
          <table:table-cell table:formula="of:=SQRT(1 - [.A6])" office:value-type="float" office:value="0.815050084734061">
            <text:p>0.8150500847</text:p>
          </table:table-cell>
          <table:table-cell table:formula="of:=SQRT(1 - (1 - [.A6]))" office:value-type="float" office:value="0.579390506804349">
            <text:p>0.5793905068</text:p>
          </table:table-cell>
          <table:table-cell table:formula="of:=COS(2 * PI() * [.B6])" office:value-type="float" office:value="-0.532078463525974">
            <text:p>-0.5320784635</text:p>
          </table:table-cell>
          <table:table-cell table:formula="of:=SIN(2 * PI() * [.B6])" office:value-type="float" office:value="-0.846695050565337">
            <text:p>-0.8466950506</text:p>
          </table:table-cell>
          <table:table-cell table:formula="of:=[.D6]*[.E6]" office:value-type="float" office:value="-0.308281210641993">
            <text:p>-0.3082812106</text:p>
          </table:table-cell>
          <table:table-cell table:formula="of:=[.D6]*[.F6]" office:value-type="float" office:value="-0.490567074455784">
            <text:p>-0.4905670745</text:p>
          </table:table-cell>
          <table:table-cell table:formula="of:=[.C6]" office:value-type="float" office:value="0.815050084734061">
            <text:p>0.8150500847</text:p>
          </table:table-cell>
        </table:table-row>
        <table:table-row table:style-name="ro1">
          <table:table-cell table:formula="of:=RAND()" office:value-type="float" office:value="0.069580078125">
            <text:p>0.0695800781</text:p>
          </table:table-cell>
          <table:table-cell table:formula="of:=RAND()" office:value-type="float" office:value="0.669219970703125">
            <text:p>0.6692199707</text:p>
          </table:table-cell>
          <table:table-cell table:formula="of:=SQRT(1 - [.A7])" office:value-type="float" office:value="0.964582770878166">
            <text:p>0.9645827709</text:p>
          </table:table-cell>
          <table:table-cell table:formula="of:=SQRT(1 - (1 - [.A7]))" office:value-type="float" office:value="0.263780359627096">
            <text:p>0.2637803596</text:p>
          </table:table-cell>
          <table:table-cell table:formula="of:=COS(2 * PI() * [.B7])" office:value-type="float" office:value="-0.486042710112292">
            <text:p>-0.4860427101</text:p>
          </table:table-cell>
          <table:table-cell table:formula="of:=SIN(2 * PI() * [.B7])" office:value-type="float" office:value="-0.873935057053268">
            <text:p>-0.8739350571</text:p>
          </table:table-cell>
          <table:table-cell table:formula="of:=[.D7]*[.E7]" office:value-type="float" office:value="-0.128208520867549">
            <text:p>-0.1282085209</text:p>
          </table:table-cell>
          <table:table-cell table:formula="of:=[.D7]*[.F7]" office:value-type="float" office:value="-0.230526903640238">
            <text:p>-0.2305269036</text:p>
          </table:table-cell>
          <table:table-cell table:formula="of:=[.C7]" office:value-type="float" office:value="0.964582770878166">
            <text:p>0.9645827709</text:p>
          </table:table-cell>
        </table:table-row>
        <table:table-row table:style-name="ro1">
          <table:table-cell table:formula="of:=RAND()" office:value-type="float" office:value="0.05487060546875">
            <text:p>0.0548706055</text:p>
          </table:table-cell>
          <table:table-cell table:formula="of:=RAND()" office:value-type="float" office:value="0.7662353515625">
            <text:p>0.7662353516</text:p>
          </table:table-cell>
          <table:table-cell table:formula="of:=SQRT(1 - [.A8])" office:value-type="float" office:value="0.972177655848585">
            <text:p>0.9721776558</text:p>
          </table:table-cell>
          <table:table-cell table:formula="of:=SQRT(1 - (1 - [.A8]))" office:value-type="float" office:value="0.234244755477577">
            <text:p>0.2342447555</text:p>
          </table:table-cell>
          <table:table-cell table:formula="of:=COS(2 * PI() * [.B8])" office:value-type="float" office:value="0.101832895841466">
            <text:p>0.1018328958</text:p>
          </table:table-cell>
          <table:table-cell table:formula="of:=SIN(2 * PI() * [.B8])" office:value-type="float" office:value="-0.994801518557617">
            <text:p>-0.9948015186</text:p>
          </table:table-cell>
          <table:table-cell table:formula="of:=[.D8]*[.E8]" office:value-type="float" office:value="0.0238538217859578">
            <text:p>0.0238538218</text:p>
          </table:table-cell>
          <table:table-cell table:formula="of:=[.D8]*[.F8]" office:value-type="float" office:value="-0.233027038463252">
            <text:p>-0.2330270385</text:p>
          </table:table-cell>
          <table:table-cell table:formula="of:=[.C8]" office:value-type="float" office:value="0.972177655848585">
            <text:p>0.9721776558</text:p>
          </table:table-cell>
        </table:table-row>
        <table:table-row table:style-name="ro1">
          <table:table-cell table:formula="of:=RAND()" office:value-type="float" office:value="0.36370849609375">
            <text:p>0.3637084961</text:p>
          </table:table-cell>
          <table:table-cell table:formula="of:=RAND()" office:value-type="float" office:value="0.995574951171875">
            <text:p>0.9955749512</text:p>
          </table:table-cell>
          <table:table-cell table:formula="of:=SQRT(1 - [.A9])" office:value-type="float" office:value="0.797678822525865">
            <text:p>0.7976788225</text:p>
          </table:table-cell>
          <table:table-cell table:formula="of:=SQRT(1 - (1 - [.A9]))" office:value-type="float" office:value="0.603082495263915">
            <text:p>0.6030824953</text:p>
          </table:table-cell>
          <table:table-cell table:formula="of:=COS(2 * PI() * [.B9])" office:value-type="float" office:value="0.999613510322996">
            <text:p>0.9996135103</text:p>
          </table:table-cell>
          <table:table-cell table:formula="of:=SIN(2 * PI() * [.B9])" office:value-type="float" office:value="-0.0277998197788696">
            <text:p>-0.0277998198</text:p>
          </table:table-cell>
          <table:table-cell table:formula="of:=[.D9]*[.E9]" office:value-type="float" office:value="0.602849410105114">
            <text:p>0.6028494101</text:p>
          </table:table-cell>
          <table:table-cell table:formula="of:=[.D9]*[.F9]" office:value-type="float" office:value="-0.0167655846801278">
            <text:p>-0.0167655847</text:p>
          </table:table-cell>
          <table:table-cell table:formula="of:=[.C9]" office:value-type="float" office:value="0.797678822525865">
            <text:p>0.7976788225</text:p>
          </table:table-cell>
        </table:table-row>
        <table:table-row table:style-name="ro1">
          <table:table-cell table:formula="of:=RAND()" office:value-type="float" office:value="0.665863037109375">
            <text:p>0.6658630371</text:p>
          </table:table-cell>
          <table:table-cell table:formula="of:=RAND()" office:value-type="float" office:value="0.581695556640625">
            <text:p>0.5816955566</text:p>
          </table:table-cell>
          <table:table-cell table:formula="of:=SQRT(1 - [.A10])" office:value-type="float" office:value="0.578045813833666">
            <text:p>0.5780458138</text:p>
          </table:table-cell>
          <table:table-cell table:formula="of:=SQRT(1 - (1 - [.A10]))" office:value-type="float" office:value="0.816004311942881">
            <text:p>0.8160043119</text:p>
          </table:table-cell>
          <table:table-cell table:formula="of:=COS(2 * PI() * [.B10])" office:value-type="float" office:value="-0.871124687397812">
            <text:p>-0.8711246874</text:p>
          </table:table-cell>
          <table:table-cell table:formula="of:=SIN(2 * PI() * [.B10])" office:value-type="float" office:value="-0.491061889181052">
            <text:p>-0.4910618892</text:p>
          </table:table-cell>
          <table:table-cell table:formula="of:=[.D10]*[.E10]" office:value-type="float" office:value="-0.710841501156509">
            <text:p>-0.7108415012</text:p>
          </table:table-cell>
          <table:table-cell table:formula="of:=[.D10]*[.F10]" office:value-type="float" office:value="-0.400708619002556">
            <text:p>-0.400708619</text:p>
          </table:table-cell>
          <table:table-cell table:formula="of:=[.C10]" office:value-type="float" office:value="0.578045813833666">
            <text:p>0.5780458138</text:p>
          </table:table-cell>
        </table:table-row>
        <table:table-row table:style-name="ro1">
          <table:table-cell table:formula="of:=RAND()" office:value-type="float" office:value="0.504608154296875">
            <text:p>0.5046081543</text:p>
          </table:table-cell>
          <table:table-cell table:formula="of:=RAND()" office:value-type="float" office:value="0.99468994140625">
            <text:p>0.9946899414</text:p>
          </table:table-cell>
          <table:table-cell table:formula="of:=SQRT(1 - [.A11])" office:value-type="float" office:value="0.703840781500422">
            <text:p>0.7038407815</text:p>
          </table:table-cell>
          <table:table-cell table:formula="of:=SQRT(1 - (1 - [.A11]))" office:value-type="float" office:value="0.71035776500076">
            <text:p>0.710357765</text:p>
          </table:table-cell>
          <table:table-cell table:formula="of:=COS(2 * PI() * [.B11])" office:value-type="float" office:value="0.999443470640078">
            <text:p>0.9994434706</text:p>
          </table:table-cell>
          <table:table-cell table:formula="of:=SIN(2 * PI() * [.B11])" office:value-type="float" office:value="-0.0333578925430861">
            <text:p>-0.0333578925</text:p>
          </table:table-cell>
          <table:table-cell table:formula="of:=[.D11]*[.E11]" office:value-type="float" office:value="0.709962430048488">
            <text:p>0.70996243</text:p>
          </table:table-cell>
          <table:table-cell table:formula="of:=[.D11]*[.F11]" office:value-type="float" office:value="-0.0236960379920422">
            <text:p>-0.023696038</text:p>
          </table:table-cell>
          <table:table-cell table:formula="of:=[.C11]" office:value-type="float" office:value="0.703840781500422">
            <text:p>0.7038407815</text:p>
          </table:table-cell>
        </table:table-row>
        <table:table-row table:style-name="ro1">
          <table:table-cell table:formula="of:=RAND()" office:value-type="float" office:value="0.959259033203125">
            <text:p>0.9592590332</text:p>
          </table:table-cell>
          <table:table-cell table:formula="of:=RAND()" office:value-type="float" office:value="0.760772705078125">
            <text:p>0.7607727051</text:p>
          </table:table-cell>
          <table:table-cell table:formula="of:=SQRT(1 - [.A12])" office:value-type="float" office:value="0.201843916918185">
            <text:p>0.2018439169</text:p>
          </table:table-cell>
          <table:table-cell table:formula="of:=SQRT(1 - (1 - [.A12]))" office:value-type="float" office:value="0.979417701087296">
            <text:p>0.9794177011</text:p>
          </table:table-cell>
          <table:table-cell table:formula="of:=COS(2 * PI() * [.B12])" office:value-type="float" office:value="0.067635229324614">
            <text:p>0.0676352293</text:p>
          </table:table-cell>
          <table:table-cell table:formula="of:=SIN(2 * PI() * [.B12])" office:value-type="float" office:value="-0.99771011609295">
            <text:p>-0.9977101161</text:p>
          </table:table-cell>
          <table:table-cell table:formula="of:=[.D12]*[.E12]" office:value-type="float" office:value="0.0662431408176255">
            <text:p>0.0662431408</text:p>
          </table:table-cell>
          <table:table-cell table:formula="of:=[.D12]*[.F12]" office:value-type="float" office:value="-0.977174948255296">
            <text:p>-0.9771749483</text:p>
          </table:table-cell>
          <table:table-cell table:formula="of:=[.C12]" office:value-type="float" office:value="0.201843916918185">
            <text:p>0.2018439169</text:p>
          </table:table-cell>
        </table:table-row>
        <table:table-row table:style-name="ro1">
          <table:table-cell table:formula="of:=RAND()" office:value-type="float" office:value="0.56317138671875">
            <text:p>0.5631713867</text:p>
          </table:table-cell>
          <table:table-cell table:formula="of:=RAND()" office:value-type="float" office:value="0.390167236328125">
            <text:p>0.3901672363</text:p>
          </table:table-cell>
          <table:table-cell table:formula="of:=SQRT(1 - [.A13])" office:value-type="float" office:value="0.660930112251855">
            <text:p>0.6609301123</text:p>
          </table:table-cell>
          <table:table-cell table:formula="of:=SQRT(1 - (1 - [.A13]))" office:value-type="float" office:value="0.750447457666924">
            <text:p>0.7504474577</text:p>
          </table:table-cell>
          <table:table-cell table:formula="of:=COS(2 * PI() * [.B13])" office:value-type="float" office:value="-0.771182607643919">
            <text:p>-0.7711826076</text:p>
          </table:table-cell>
          <table:table-cell table:formula="of:=SIN(2 * PI() * [.B13])" office:value-type="float" office:value="0.636614000527419">
            <text:p>0.6366140005</text:p>
          </table:table-cell>
          <table:table-cell table:formula="of:=[.D13]*[.E13]" office:value-type="float" office:value="-0.578732027303328">
            <text:p>-0.5787320273</text:p>
          </table:table-cell>
          <table:table-cell table:formula="of:=[.D13]*[.F13]" office:value-type="float" office:value="0.477745358210972">
            <text:p>0.4777453582</text:p>
          </table:table-cell>
          <table:table-cell table:formula="of:=[.C13]" office:value-type="float" office:value="0.660930112251855">
            <text:p>0.6609301123</text:p>
          </table:table-cell>
        </table:table-row>
        <table:table-row table:style-name="ro1">
          <table:table-cell table:formula="of:=RAND()" office:value-type="float" office:value="0.706695556640625">
            <text:p>0.7066955566</text:p>
          </table:table-cell>
          <table:table-cell table:formula="of:=RAND()" office:value-type="float" office:value="0.390411376953125">
            <text:p>0.390411377</text:p>
          </table:table-cell>
          <table:table-cell table:formula="of:=SQRT(1 - [.A14])" office:value-type="float" office:value="0.541575888827572">
            <text:p>0.5415758888</text:p>
          </table:table-cell>
          <table:table-cell table:formula="of:=SQRT(1 - (1 - [.A14]))" office:value-type="float" office:value="0.840651864115357">
            <text:p>0.8406518641</text:p>
          </table:table-cell>
          <table:table-cell table:formula="of:=COS(2 * PI() * [.B14])" office:value-type="float" office:value="-0.772158253573455">
            <text:p>-0.7721582536</text:p>
          </table:table-cell>
          <table:table-cell table:formula="of:=SIN(2 * PI() * [.B14])" office:value-type="float" office:value="0.635430272680167">
            <text:p>0.6354302727</text:p>
          </table:table-cell>
          <table:table-cell table:formula="of:=[.D14]*[.E14]" office:value-type="float" office:value="-0.649116275258584">
            <text:p>-0.6491162753</text:p>
          </table:table-cell>
          <table:table-cell table:formula="of:=[.D14]*[.F14]" office:value-type="float" office:value="0.534175643243912">
            <text:p>0.5341756432</text:p>
          </table:table-cell>
          <table:table-cell table:formula="of:=[.C14]" office:value-type="float" office:value="0.541575888827572">
            <text:p>0.5415758888</text:p>
          </table:table-cell>
        </table:table-row>
        <table:table-row table:style-name="ro1">
          <table:table-cell table:formula="of:=RAND()" office:value-type="float" office:value="0.33349609375">
            <text:p>0.3334960938</text:p>
          </table:table-cell>
          <table:table-cell table:formula="of:=RAND()" office:value-type="float" office:value="0.2100830078125">
            <text:p>0.2100830078</text:p>
          </table:table-cell>
          <table:table-cell table:formula="of:=SQRT(1 - [.A15])" office:value-type="float" office:value="0.816396904850821">
            <text:p>0.8163969049</text:p>
          </table:table-cell>
          <table:table-cell table:formula="of:=SQRT(1 - (1 - [.A15]))" office:value-type="float" office:value="0.57749120664301">
            <text:p>0.5774912066</text:p>
          </table:table-cell>
          <table:table-cell table:formula="of:=COS(2 * PI() * [.B15])" office:value-type="float" office:value="0.248184685457075">
            <text:p>0.2481846855</text:p>
          </table:table-cell>
          <table:table-cell table:formula="of:=SIN(2 * PI() * [.B15])" office:value-type="float" office:value="0.968712734459795">
            <text:p>0.9687127345</text:p>
          </table:table-cell>
          <table:table-cell table:formula="of:=[.D15]*[.E15]" office:value-type="float" office:value="0.143324473474922">
            <text:p>0.1433244735</text:p>
          </table:table-cell>
          <table:table-cell table:formula="of:=[.D15]*[.F15]" office:value-type="float" office:value="0.559423085913637">
            <text:p>0.5594230859</text:p>
          </table:table-cell>
          <table:table-cell table:formula="of:=[.C15]" office:value-type="float" office:value="0.816396904850821">
            <text:p>0.8163969049</text:p>
          </table:table-cell>
        </table:table-row>
        <table:table-row table:style-name="ro1">
          <table:table-cell table:formula="of:=RAND()" office:value-type="float" office:value="0.010955810546875">
            <text:p>0.0109558105</text:p>
          </table:table-cell>
          <table:table-cell table:formula="of:=RAND()" office:value-type="float" office:value="0.332366943359375">
            <text:p>0.3323669434</text:p>
          </table:table-cell>
          <table:table-cell table:formula="of:=SQRT(1 - [.A16])" office:value-type="float" office:value="0.994507008247365">
            <text:p>0.9945070082</text:p>
          </table:table-cell>
          <table:table-cell table:formula="of:=SQRT(1 - (1 - [.A16]))" office:value-type="float" office:value="0.104670007866986">
            <text:p>0.1046700079</text:p>
          </table:table-cell>
          <table:table-cell table:formula="of:=COS(2 * PI() * [.B16])" office:value-type="float" office:value="-0.49473230246196">
            <text:p>-0.4947323025</text:p>
          </table:table-cell>
          <table:table-cell table:formula="of:=SIN(2 * PI() * [.B16])" office:value-type="float" office:value="0.869045423957049">
            <text:p>0.869045424</text:p>
          </table:table-cell>
          <table:table-cell table:formula="of:=[.D16]*[.E16]" office:value-type="float" office:value="-0.0517836339907456">
            <text:p>-0.051783634</text:p>
          </table:table-cell>
          <table:table-cell table:formula="of:=[.D16]*[.F16]" office:value-type="float" office:value="0.0909629913623529">
            <text:p>0.0909629914</text:p>
          </table:table-cell>
          <table:table-cell table:formula="of:=[.C16]" office:value-type="float" office:value="0.994507008247365">
            <text:p>0.9945070082</text:p>
          </table:table-cell>
        </table:table-row>
        <table:table-row table:style-name="ro1">
          <table:table-cell table:formula="of:=RAND()" office:value-type="float" office:value="0.615234375">
            <text:p>0.615234375</text:p>
          </table:table-cell>
          <table:table-cell table:formula="of:=RAND()" office:value-type="float" office:value="0.594207763671875">
            <text:p>0.5942077637</text:p>
          </table:table-cell>
          <table:table-cell table:formula="of:=SQRT(1 - [.A17])" office:value-type="float" office:value="0.620294788789975">
            <text:p>0.6202947888</text:p>
          </table:table-cell>
          <table:table-cell table:formula="of:=SQRT(1 - (1 - [.A17]))" office:value-type="float" office:value="0.784368774875696">
            <text:p>0.7843687749</text:p>
          </table:table-cell>
          <table:table-cell table:formula="of:=COS(2 * PI() * [.B17])" office:value-type="float" office:value="-0.829868236427925">
            <text:p>-0.8298682364</text:p>
          </table:table-cell>
          <table:table-cell table:formula="of:=SIN(2 * PI() * [.B17])" office:value-type="float" office:value="-0.557959416237423">
            <text:p>-0.5579594162</text:p>
          </table:table-cell>
          <table:table-cell table:formula="of:=[.D17]*[.E17]" office:value-type="float" office:value="-0.650922731915226">
            <text:p>-0.6509227319</text:p>
          </table:table-cell>
          <table:table-cell table:formula="of:=[.D17]*[.F17]" office:value-type="float" office:value="-0.437645943744506">
            <text:p>-0.4376459437</text:p>
          </table:table-cell>
          <table:table-cell table:formula="of:=[.C17]" office:value-type="float" office:value="0.620294788789975">
            <text:p>0.6202947888</text:p>
          </table:table-cell>
        </table:table-row>
        <table:table-row table:style-name="ro1">
          <table:table-cell table:formula="of:=RAND()" office:value-type="float" office:value="0.462310791015625">
            <text:p>0.462310791</text:p>
          </table:table-cell>
          <table:table-cell table:formula="of:=RAND()" office:value-type="float" office:value="0.3050537109375">
            <text:p>0.3050537109</text:p>
          </table:table-cell>
          <table:table-cell table:formula="of:=SQRT(1 - [.A18])" office:value-type="float" office:value="0.733272943033067">
            <text:p>0.733272943</text:p>
          </table:table-cell>
          <table:table-cell table:formula="of:=SQRT(1 - (1 - [.A18]))" office:value-type="float" office:value="0.679934401994505">
            <text:p>0.679934402</text:p>
          </table:table-cell>
          <table:table-cell table:formula="of:=COS(2 * PI() * [.B18])" office:value-type="float" office:value="-0.339055425414969">
            <text:p>-0.3390554254</text:p>
          </table:table-cell>
          <table:table-cell table:formula="of:=SIN(2 * PI() * [.B18])" office:value-type="float" office:value="0.940766399536396">
            <text:p>0.9407663995</text:p>
          </table:table-cell>
          <table:table-cell table:formula="of:=[.D18]*[.E18]" office:value-type="float" office:value="-0.23053544792252">
            <text:p>-0.2305354479</text:p>
          </table:table-cell>
          <table:table-cell table:formula="of:=[.D18]*[.F18]" office:value-type="float" office:value="0.639659439285303">
            <text:p>0.6396594393</text:p>
          </table:table-cell>
          <table:table-cell table:formula="of:=[.C18]" office:value-type="float" office:value="0.733272943033067">
            <text:p>0.733272943</text:p>
          </table:table-cell>
        </table:table-row>
        <table:table-row table:style-name="ro1">
          <table:table-cell table:formula="of:=RAND()" office:value-type="float" office:value="0.73187255859375">
            <text:p>0.7318725586</text:p>
          </table:table-cell>
          <table:table-cell table:formula="of:=RAND()" office:value-type="float" office:value="0.03643798828125">
            <text:p>0.0364379883</text:p>
          </table:table-cell>
          <table:table-cell table:formula="of:=SQRT(1 - [.A19])" office:value-type="float" office:value="0.517810236868923">
            <text:p>0.5178102369</text:p>
          </table:table-cell>
          <table:table-cell table:formula="of:=SQRT(1 - (1 - [.A19]))" office:value-type="float" office:value="0.85549550471861">
            <text:p>0.8554955047</text:p>
          </table:table-cell>
          <table:table-cell table:formula="of:=COS(2 * PI() * [.B19])" office:value-type="float" office:value="0.97390599887229">
            <text:p>0.9739059989</text:p>
          </table:table-cell>
          <table:table-cell table:formula="of:=SIN(2 * PI() * [.B19])" office:value-type="float" office:value="0.22695176879806">
            <text:p>0.2269517688</text:p>
          </table:table-cell>
          <table:table-cell table:formula="of:=[.D19]*[.E19]" office:value-type="float" office:value="0.833172204053732">
            <text:p>0.8331722041</text:p>
          </table:table-cell>
          <table:table-cell table:formula="of:=[.D19]*[.F19]" office:value-type="float" office:value="0.194156217994678">
            <text:p>0.194156218</text:p>
          </table:table-cell>
          <table:table-cell table:formula="of:=[.C19]" office:value-type="float" office:value="0.517810236868923">
            <text:p>0.5178102369</text:p>
          </table:table-cell>
        </table:table-row>
        <table:table-row table:style-name="ro1">
          <table:table-cell table:formula="of:=RAND()" office:value-type="float" office:value="0.61907958984375">
            <text:p>0.6190795898</text:p>
          </table:table-cell>
          <table:table-cell table:formula="of:=RAND()" office:value-type="float" office:value="0.69158935546875">
            <text:p>0.6915893555</text:p>
          </table:table-cell>
          <table:table-cell table:formula="of:=SQRT(1 - [.A20])" office:value-type="float" office:value="0.6171875">
            <text:p>0.6171875</text:p>
          </table:table-cell>
          <table:table-cell table:formula="of:=SQRT(1 - (1 - [.A20]))" office:value-type="float" office:value="0.786816109293493">
            <text:p>0.7868161093</text:p>
          </table:table-cell>
          <table:table-cell table:formula="of:=COS(2 * PI() * [.B20])" office:value-type="float" office:value="-0.358821403818711">
            <text:p>-0.3588214038</text:p>
          </table:table-cell>
          <table:table-cell table:formula="of:=SIN(2 * PI() * [.B20])" office:value-type="float" office:value="-0.933406235334632">
            <text:p>-0.9334062353</text:p>
          </table:table-cell>
          <table:table-cell table:formula="of:=[.D20]*[.E20]" office:value-type="float" office:value="-0.282326460883867">
            <text:p>-0.2823264609</text:p>
          </table:table-cell>
          <table:table-cell table:formula="of:=[.D20]*[.F20]" office:value-type="float" office:value="-0.734419062476281">
            <text:p>-0.7344190625</text:p>
          </table:table-cell>
          <table:table-cell table:formula="of:=[.C20]" office:value-type="float" office:value="0.6171875">
            <text:p>0.6171875</text:p>
          </table:table-cell>
        </table:table-row>
        <table:table-row table:style-name="ro1">
          <table:table-cell table:formula="of:=RAND()" office:value-type="float" office:value="0.9844970703125">
            <text:p>0.9844970703</text:p>
          </table:table-cell>
          <table:table-cell table:formula="of:=RAND()" office:value-type="float" office:value="0.35546875">
            <text:p>0.35546875</text:p>
          </table:table-cell>
          <table:table-cell table:formula="of:=SQRT(1 - [.A21])" office:value-type="float" office:value="0.124510761332103">
            <text:p>0.1245107613</text:p>
          </table:table-cell>
          <table:table-cell table:formula="of:=SQRT(1 - (1 - [.A21]))" office:value-type="float" office:value="0.992218257397282">
            <text:p>0.9922182574</text:p>
          </table:table-cell>
          <table:table-cell table:formula="of:=COS(2 * PI() * [.B21])" office:value-type="float" office:value="-0.615231590580627">
            <text:p>-0.6152315906</text:p>
          </table:table-cell>
          <table:table-cell table:formula="of:=SIN(2 * PI() * [.B21])" office:value-type="float" office:value="0.788346427626606">
            <text:p>0.7883464276</text:p>
          </table:table-cell>
          <table:table-cell table:formula="of:=[.D21]*[.E21]" office:value-type="float" office:value="-0.610444016701668">
            <text:p>-0.6104440167</text:p>
          </table:table-cell>
          <table:table-cell table:formula="of:=[.D21]*[.F21]" office:value-type="float" office:value="0.782211718645044">
            <text:p>0.7822117186</text:p>
          </table:table-cell>
          <table:table-cell table:formula="of:=[.C21]" office:value-type="float" office:value="0.124510761332103">
            <text:p>0.1245107613</text:p>
          </table:table-cell>
        </table:table-row>
        <table:table-row table:style-name="ro1">
          <table:table-cell table:formula="of:=RAND()" office:value-type="float" office:value="0.963043212890625">
            <text:p>0.9630432129</text:p>
          </table:table-cell>
          <table:table-cell table:formula="of:=RAND()" office:value-type="float" office:value="0.44403076171875">
            <text:p>0.4440307617</text:p>
          </table:table-cell>
          <table:table-cell table:formula="of:=SQRT(1 - [.A22])" office:value-type="float" office:value="0.192241481240067">
            <text:p>0.1922414812</text:p>
          </table:table-cell>
          <table:table-cell table:formula="of:=SQRT(1 - (1 - [.A22]))" office:value-type="float" office:value="0.981347651390997">
            <text:p>0.9813476514</text:p>
          </table:table-cell>
          <table:table-cell table:formula="of:=COS(2 * PI() * [.B22])" office:value-type="float" office:value="-0.938800453247435">
            <text:p>-0.9388004532</text:p>
          </table:table-cell>
          <table:table-cell table:formula="of:=SIN(2 * PI() * [.B22])" office:value-type="float" office:value="0.344461476775577">
            <text:p>0.3444614768</text:p>
          </table:table-cell>
          <table:table-cell table:formula="of:=[.D22]*[.E22]" office:value-type="float" office:value="-0.921289619919173">
            <text:p>-0.9212896199</text:p>
          </table:table-cell>
          <table:table-cell table:formula="of:=[.D22]*[.F22]" office:value-type="float" office:value="0.338036461228386">
            <text:p>0.3380364612</text:p>
          </table:table-cell>
          <table:table-cell table:formula="of:=[.C22]" office:value-type="float" office:value="0.192241481240067">
            <text:p>0.1922414812</text:p>
          </table:table-cell>
        </table:table-row>
        <table:table-row table:style-name="ro1">
          <table:table-cell table:formula="of:=RAND()" office:value-type="float" office:value="0.83563232421875">
            <text:p>0.8356323242</text:p>
          </table:table-cell>
          <table:table-cell table:formula="of:=RAND()" office:value-type="float" office:value="0.532806396484375">
            <text:p>0.5328063965</text:p>
          </table:table-cell>
          <table:table-cell table:formula="of:=SQRT(1 - [.A23])" office:value-type="float" office:value="0.405422835791535">
            <text:p>0.4054228358</text:p>
          </table:table-cell>
          <table:table-cell table:formula="of:=SQRT(1 - (1 - [.A23]))" office:value-type="float" office:value="0.914129271065504">
            <text:p>0.9141292711</text:p>
          </table:table-cell>
          <table:table-cell table:formula="of:=COS(2 * PI() * [.B23])" office:value-type="float" office:value="-0.978830601144241">
            <text:p>-0.9788306011</text:p>
          </table:table-cell>
          <table:table-cell table:formula="of:=SIN(2 * PI() * [.B23])" office:value-type="float" office:value="-0.204672065176474">
            <text:p>-0.2046720652</text:p>
          </table:table-cell>
          <table:table-cell table:formula="of:=[.D23]*[.E23]" office:value-type="float" office:value="-0.894777703920595">
            <text:p>-0.8947777039</text:p>
          </table:table-cell>
          <table:table-cell table:formula="of:=[.D23]*[.F23]" office:value-type="float" office:value="-0.187096725747241">
            <text:p>-0.1870967257</text:p>
          </table:table-cell>
          <table:table-cell table:formula="of:=[.C23]" office:value-type="float" office:value="0.405422835791535">
            <text:p>0.4054228358</text:p>
          </table:table-cell>
        </table:table-row>
        <table:table-row table:style-name="ro1">
          <table:table-cell table:formula="of:=RAND()" office:value-type="float" office:value="0.19488525390625">
            <text:p>0.1948852539</text:p>
          </table:table-cell>
          <table:table-cell table:formula="of:=RAND()" office:value-type="float" office:value="0.917327880859375">
            <text:p>0.9173278809</text:p>
          </table:table-cell>
          <table:table-cell table:formula="of:=SQRT(1 - [.A24])" office:value-type="float" office:value="0.89728186546578">
            <text:p>0.8972818655</text:p>
          </table:table-cell>
          <table:table-cell table:formula="of:=SQRT(1 - (1 - [.A24]))" office:value-type="float" office:value="0.441458099830833">
            <text:p>0.4414580998</text:p>
          </table:table-cell>
          <table:table-cell table:formula="of:=COS(2 * PI() * [.B24])" office:value-type="float" office:value="0.868095189614142">
            <text:p>0.8680951896</text:p>
          </table:table-cell>
          <table:table-cell table:formula="of:=SIN(2 * PI() * [.B24])" office:value-type="float" office:value="-0.496397765676667">
            <text:p>-0.4963977657</text:p>
          </table:table-cell>
          <table:table-cell table:formula="of:=[.D24]*[.E24]" office:value-type="float" office:value="0.383227652879346">
            <text:p>0.3832276529</text:p>
          </table:table-cell>
          <table:table-cell table:formula="of:=[.D24]*[.F24]" office:value-type="float" office:value="-0.219138814395893">
            <text:p>-0.2191388144</text:p>
          </table:table-cell>
          <table:table-cell table:formula="of:=[.C24]" office:value-type="float" office:value="0.89728186546578">
            <text:p>0.8972818655</text:p>
          </table:table-cell>
        </table:table-row>
        <table:table-row table:style-name="ro1">
          <table:table-cell table:formula="of:=RAND()" office:value-type="float" office:value="0.48065185546875">
            <text:p>0.4806518555</text:p>
          </table:table-cell>
          <table:table-cell table:formula="of:=RAND()" office:value-type="float" office:value="0.168121337890625">
            <text:p>0.1681213379</text:p>
          </table:table-cell>
          <table:table-cell table:formula="of:=SQRT(1 - [.A25])" office:value-type="float" office:value="0.720658132911334">
            <text:p>0.7206581329</text:p>
          </table:table-cell>
          <table:table-cell table:formula="of:=SQRT(1 - (1 - [.A25]))" office:value-type="float" office:value="0.693290599581986">
            <text:p>0.6932905996</text:p>
          </table:table-cell>
          <table:table-cell table:formula="of:=COS(2 * PI() * [.B25])" office:value-type="float" office:value="0.492063780371782">
            <text:p>0.4920637804</text:p>
          </table:table-cell>
          <table:table-cell table:formula="of:=SIN(2 * PI() * [.B25])" office:value-type="float" office:value="0.870559151376993">
            <text:p>0.8705591514</text:p>
          </table:table-cell>
          <table:table-cell table:formula="of:=[.D25]*[.E25]" office:value-type="float" office:value="0.341143193326532">
            <text:p>0.3411431933</text:p>
          </table:table-cell>
          <table:table-cell table:formula="of:=[.D25]*[.F25]" office:value-type="float" office:value="0.603550476029741">
            <text:p>0.603550476</text:p>
          </table:table-cell>
          <table:table-cell table:formula="of:=[.C25]" office:value-type="float" office:value="0.720658132911334">
            <text:p>0.7206581329</text:p>
          </table:table-cell>
        </table:table-row>
        <table:table-row table:style-name="ro1">
          <table:table-cell table:formula="of:=RAND()" office:value-type="float" office:value="0.149566650390625">
            <text:p>0.1495666504</text:p>
          </table:table-cell>
          <table:table-cell table:formula="of:=RAND()" office:value-type="float" office:value="0.6319580078125">
            <text:p>0.6319580078</text:p>
          </table:table-cell>
          <table:table-cell table:formula="of:=SQRT(1 - [.A26])" office:value-type="float" office:value="0.922189432605566">
            <text:p>0.9221894326</text:p>
          </table:table-cell>
          <table:table-cell table:formula="of:=SQRT(1 - (1 - [.A26]))" office:value-type="float" office:value="0.386738478032152">
            <text:p>0.386738478</text:p>
          </table:table-cell>
          <table:table-cell table:formula="of:=COS(2 * PI() * [.B26])" office:value-type="float" office:value="-0.675527373536339">
            <text:p>-0.6755273735</text:p>
          </table:table-cell>
          <table:table-cell table:formula="of:=SIN(2 * PI() * [.B26])" office:value-type="float" office:value="-0.737334908710483">
            <text:p>-0.7373349087</text:p>
          </table:table-cell>
          <table:table-cell table:formula="of:=[.D26]*[.E26]" office:value-type="float" office:value="-0.2612524283105">
            <text:p>-0.2612524283</text:p>
          </table:table-cell>
          <table:table-cell table:formula="of:=[.D26]*[.F26]" office:value-type="float" office:value="-0.285155780394667">
            <text:p>-0.2851557804</text:p>
          </table:table-cell>
          <table:table-cell table:formula="of:=[.C26]" office:value-type="float" office:value="0.922189432605566">
            <text:p>0.9221894326</text:p>
          </table:table-cell>
        </table:table-row>
        <table:table-row table:style-name="ro1">
          <table:table-cell table:formula="of:=RAND()" office:value-type="float" office:value="0.214080810546875">
            <text:p>0.2140808105</text:p>
          </table:table-cell>
          <table:table-cell table:formula="of:=RAND()" office:value-type="float" office:value="0.80419921875">
            <text:p>0.8041992188</text:p>
          </table:table-cell>
          <table:table-cell table:formula="of:=SQRT(1 - [.A27])" office:value-type="float" office:value="0.886520834190108">
            <text:p>0.8865208342</text:p>
          </table:table-cell>
          <table:table-cell table:formula="of:=SQRT(1 - (1 - [.A27]))" office:value-type="float" office:value="0.462688675619876">
            <text:p>0.4626886756</text:p>
          </table:table-cell>
          <table:table-cell table:formula="of:=COS(2 * PI() * [.B27])" office:value-type="float" office:value="0.333999651442009">
            <text:p>0.3339996514</text:p>
          </table:table-cell>
          <table:table-cell table:formula="of:=SIN(2 * PI() * [.B27])" office:value-type="float" office:value="-0.942573197601447">
            <text:p>-0.9425731976</text:p>
          </table:table-cell>
          <table:table-cell table:formula="of:=[.D27]*[.E27]" office:value-type="float" office:value="0.154537856383204">
            <text:p>0.1545378564</text:p>
          </table:table-cell>
          <table:table-cell table:formula="of:=[.D27]*[.F27]" office:value-type="float" office:value="-0.436117944473005">
            <text:p>-0.4361179445</text:p>
          </table:table-cell>
          <table:table-cell table:formula="of:=[.C27]" office:value-type="float" office:value="0.886520834190108">
            <text:p>0.8865208342</text:p>
          </table:table-cell>
        </table:table-row>
        <table:table-row table:style-name="ro1">
          <table:table-cell table:formula="of:=RAND()" office:value-type="float" office:value="0.35699462890625">
            <text:p>0.3569946289</text:p>
          </table:table-cell>
          <table:table-cell table:formula="of:=RAND()" office:value-type="float" office:value="0.459014892578125">
            <text:p>0.4590148926</text:p>
          </table:table-cell>
          <table:table-cell table:formula="of:=SQRT(1 - [.A28])" office:value-type="float" office:value="0.801876156955518">
            <text:p>0.801876157</text:p>
          </table:table-cell>
          <table:table-cell table:formula="of:=SQRT(1 - (1 - [.A28]))" office:value-type="float" office:value="0.597490275156215">
            <text:p>0.5974902752</text:p>
          </table:table-cell>
          <table:table-cell table:formula="of:=COS(2 * PI() * [.B28])" office:value-type="float" office:value="-0.967025323146238">
            <text:p>-0.9670253231</text:p>
          </table:table-cell>
          <table:table-cell table:formula="of:=SIN(2 * PI() * [.B28])" office:value-type="float" office:value="0.254680239504195">
            <text:p>0.2546802395</text:p>
          </table:table-cell>
          <table:table-cell table:formula="of:=[.D28]*[.E28]" office:value-type="float" office:value="-0.577788226409674">
            <text:p>-0.5777882264</text:p>
          </table:table-cell>
          <table:table-cell table:formula="of:=[.D28]*[.F28]" office:value-type="float" office:value="0.152168966378212">
            <text:p>0.1521689664</text:p>
          </table:table-cell>
          <table:table-cell table:formula="of:=[.C28]" office:value-type="float" office:value="0.801876156955518">
            <text:p>0.801876157</text:p>
          </table:table-cell>
        </table:table-row>
        <table:table-row table:style-name="ro1">
          <table:table-cell table:formula="of:=RAND()" office:value-type="float" office:value="0.767822265625">
            <text:p>0.7678222656</text:p>
          </table:table-cell>
          <table:table-cell table:formula="of:=RAND()" office:value-type="float" office:value="0.891571044921875">
            <text:p>0.8915710449</text:p>
          </table:table-cell>
          <table:table-cell table:formula="of:=SQRT(1 - [.A29])" office:value-type="float" office:value="0.481848248284665">
            <text:p>0.4818482483</text:p>
          </table:table-cell>
          <table:table-cell table:formula="of:=SQRT(1 - (1 - [.A29]))" office:value-type="float" office:value="0.876254680800622">
            <text:p>0.8762546808</text:p>
          </table:table-cell>
          <table:table-cell table:formula="of:=COS(2 * PI() * [.B29])" office:value-type="float" office:value="0.776767719771761">
            <text:p>0.7767677198</text:p>
          </table:table-cell>
          <table:table-cell table:formula="of:=SIN(2 * PI() * [.B29])" office:value-type="float" office:value="-0.6297871938366">
            <text:p>-0.6297871938</text:p>
          </table:table-cell>
          <table:table-cell table:formula="of:=[.D29]*[.E29]" office:value-type="float" office:value="0.680646350344832">
            <text:p>0.6806463503</text:p>
          </table:table-cell>
          <table:table-cell table:formula="of:=[.D29]*[.F29]" office:value-type="float" office:value="-0.551853976507609">
            <text:p>-0.5518539765</text:p>
          </table:table-cell>
          <table:table-cell table:formula="of:=[.C29]" office:value-type="float" office:value="0.481848248284665">
            <text:p>0.4818482483</text:p>
          </table:table-cell>
        </table:table-row>
        <table:table-row table:style-name="ro1">
          <table:table-cell table:formula="of:=RAND()" office:value-type="float" office:value="0.969390869140625">
            <text:p>0.9693908691</text:p>
          </table:table-cell>
          <table:table-cell table:formula="of:=RAND()" office:value-type="float" office:value="0.16815185546875">
            <text:p>0.1681518555</text:p>
          </table:table-cell>
          <table:table-cell table:formula="of:=SQRT(1 - [.A30])" office:value-type="float" office:value="0.174954653723115">
            <text:p>0.1749546537</text:p>
          </table:table-cell>
          <table:table-cell table:formula="of:=SQRT(1 - (1 - [.A30]))" office:value-type="float" office:value="0.984576492275042">
            <text:p>0.9845764923</text:p>
          </table:table-cell>
          <table:table-cell table:formula="of:=COS(2 * PI() * [.B30])" office:value-type="float" office:value="0.491896843700299">
            <text:p>0.4918968437</text:p>
          </table:table-cell>
          <table:table-cell table:formula="of:=SIN(2 * PI() * [.B30])" office:value-type="float" office:value="0.870653487420618">
            <text:p>0.8706534874</text:p>
          </table:table-cell>
          <table:table-cell table:formula="of:=[.D30]*[.E30]" office:value-type="float" office:value="0.484310068931605">
            <text:p>0.4843100689</text:p>
          </table:table-cell>
          <table:table-cell table:formula="of:=[.D30]*[.F30]" office:value-type="float" office:value="0.857224956631624">
            <text:p>0.8572249566</text:p>
          </table:table-cell>
          <table:table-cell table:formula="of:=[.C30]" office:value-type="float" office:value="0.174954653723115">
            <text:p>0.1749546537</text:p>
          </table:table-cell>
        </table:table-row>
        <table:table-row table:style-name="ro1">
          <table:table-cell table:formula="of:=RAND()" office:value-type="float" office:value="0.704681396484375">
            <text:p>0.7046813965</text:p>
          </table:table-cell>
          <table:table-cell table:formula="of:=RAND()" office:value-type="float" office:value="0.820281982421875">
            <text:p>0.8202819824</text:p>
          </table:table-cell>
          <table:table-cell table:formula="of:=SQRT(1 - [.A31])" office:value-type="float" office:value="0.543432243720986">
            <text:p>0.5434322437</text:p>
          </table:table-cell>
          <table:table-cell table:formula="of:=SQRT(1 - (1 - [.A31]))" office:value-type="float" office:value="0.8394530341147">
            <text:p>0.8394530341</text:p>
          </table:table-cell>
          <table:table-cell table:formula="of:=COS(2 * PI() * [.B31])" office:value-type="float" office:value="0.427381747795341">
            <text:p>0.4273817478</text:p>
          </table:table-cell>
          <table:table-cell table:formula="of:=SIN(2 * PI() * [.B31])" office:value-type="float" office:value="-0.904071259166776">
            <text:p>-0.9040712592</text:p>
          </table:table-cell>
          <table:table-cell table:formula="of:=[.D31]*[.E31]" office:value-type="float" office:value="0.358766904912043">
            <text:p>0.3587669049</text:p>
          </table:table-cell>
          <table:table-cell table:formula="of:=[.D31]*[.F31]" office:value-type="float" office:value="-0.758925361563447">
            <text:p>-0.7589253616</text:p>
          </table:table-cell>
          <table:table-cell table:formula="of:=[.C31]" office:value-type="float" office:value="0.543432243720986">
            <text:p>0.5434322437</text:p>
          </table:table-cell>
        </table:table-row>
        <table:table-row table:style-name="ro1">
          <table:table-cell table:formula="of:=RAND()" office:value-type="float" office:value="0.052642822265625">
            <text:p>0.0526428223</text:p>
          </table:table-cell>
          <table:table-cell table:formula="of:=RAND()" office:value-type="float" office:value="0.3045654296875">
            <text:p>0.3045654297</text:p>
          </table:table-cell>
          <table:table-cell table:formula="of:=SQRT(1 - [.A32])" office:value-type="float" office:value="0.97332275106173">
            <text:p>0.9733227511</text:p>
          </table:table-cell>
          <table:table-cell table:formula="of:=SQRT(1 - (1 - [.A32]))" office:value-type="float" office:value="0.229440236806069">
            <text:p>0.2294402368</text:p>
          </table:table-cell>
          <table:table-cell table:formula="of:=COS(2 * PI() * [.B32])" office:value-type="float" office:value="-0.336167599117745">
            <text:p>-0.3361675991</text:p>
          </table:table-cell>
          <table:table-cell table:formula="of:=SIN(2 * PI() * [.B32])" office:value-type="float" office:value="0.941802179495998">
            <text:p>0.9418021795</text:p>
          </table:table-cell>
          <table:table-cell table:formula="of:=[.D32]*[.E32]" office:value-type="float" office:value="-0.077130373548103">
            <text:p>-0.0771303735</text:p>
          </table:table-cell>
          <table:table-cell table:formula="of:=[.D32]*[.F32]" office:value-type="float" office:value="0.216087315088034">
            <text:p>0.2160873151</text:p>
          </table:table-cell>
          <table:table-cell table:formula="of:=[.C32]" office:value-type="float" office:value="0.97332275106173">
            <text:p>0.9733227511</text:p>
          </table:table-cell>
        </table:table-row>
        <table:table-row table:style-name="ro1">
          <table:table-cell table:formula="of:=RAND()" office:value-type="float" office:value="0.12591552734375">
            <text:p>0.1259155273</text:p>
          </table:table-cell>
          <table:table-cell table:formula="of:=RAND()" office:value-type="float" office:value="0.371063232421875">
            <text:p>0.3710632324</text:p>
          </table:table-cell>
          <table:table-cell table:formula="of:=SQRT(1 - [.A33])" office:value-type="float" office:value="0.934924848667662">
            <text:p>0.9349248487</text:p>
          </table:table-cell>
          <table:table-cell table:formula="of:=SQRT(1 - (1 - [.A33]))" office:value-type="float" office:value="0.354845779661743">
            <text:p>0.3548457797</text:p>
          </table:table-cell>
          <table:table-cell table:formula="of:=COS(2 * PI() * [.B33])" office:value-type="float" office:value="-0.689401659422834">
            <text:p>-0.6894016594</text:p>
          </table:table-cell>
          <table:table-cell table:formula="of:=SIN(2 * PI() * [.B33])" office:value-type="float" office:value="0.724379287379921">
            <text:p>0.7243792874</text:p>
          </table:table-cell>
          <table:table-cell table:formula="of:=[.D33]*[.E33]" office:value-type="float" office:value="-0.244631269337995">
            <text:p>-0.2446312693</text:p>
          </table:table-cell>
          <table:table-cell table:formula="of:=[.D33]*[.F33]" office:value-type="float" office:value="0.257042933001146">
            <text:p>0.257042933</text:p>
          </table:table-cell>
          <table:table-cell table:formula="of:=[.C33]" office:value-type="float" office:value="0.934924848667662">
            <text:p>0.9349248487</text:p>
          </table:table-cell>
        </table:table-row>
        <table:table-row table:style-name="ro1">
          <table:table-cell table:formula="of:=RAND()" office:value-type="float" office:value="0.718048095703125">
            <text:p>0.7180480957</text:p>
          </table:table-cell>
          <table:table-cell table:formula="of:=RAND()" office:value-type="float" office:value="0.589508056640625">
            <text:p>0.5895080566</text:p>
          </table:table-cell>
          <table:table-cell table:formula="of:=SQRT(1 - [.A34])" office:value-type="float" office:value="0.530991435238719">
            <text:p>0.5309914352</text:p>
          </table:table-cell>
          <table:table-cell table:formula="of:=SQRT(1 - (1 - [.A34]))" office:value-type="float" office:value="0.847377186206429">
            <text:p>0.8473771862</text:p>
          </table:table-cell>
          <table:table-cell table:formula="of:=COS(2 * PI() * [.B34])" office:value-type="float" office:value="-0.845980114708143">
            <text:p>-0.8459801147</text:p>
          </table:table-cell>
          <table:table-cell table:formula="of:=SIN(2 * PI() * [.B34])" office:value-type="float" office:value="-0.533214446089373">
            <text:p>-0.5332144461</text:p>
          </table:table-cell>
          <table:table-cell table:formula="of:=[.D34]*[.E34]" office:value-type="float" office:value="-0.716864249187978">
            <text:p>-0.7168642492</text:p>
          </table:table-cell>
          <table:table-cell table:formula="of:=[.D34]*[.F34]" office:value-type="float" office:value="-0.451833756971833">
            <text:p>-0.451833757</text:p>
          </table:table-cell>
          <table:table-cell table:formula="of:=[.C34]" office:value-type="float" office:value="0.530991435238719">
            <text:p>0.5309914352</text:p>
          </table:table-cell>
        </table:table-row>
        <table:table-row table:style-name="ro1">
          <table:table-cell table:formula="of:=RAND()" office:value-type="float" office:value="0.515045166015625">
            <text:p>0.515045166</text:p>
          </table:table-cell>
          <table:table-cell table:formula="of:=RAND()" office:value-type="float" office:value="0.251983642578125">
            <text:p>0.2519836426</text:p>
          </table:table-cell>
          <table:table-cell table:formula="of:=SQRT(1 - [.A35])" office:value-type="float" office:value="0.696386985794806">
            <text:p>0.6963869858</text:p>
          </table:table-cell>
          <table:table-cell table:formula="of:=SQRT(1 - (1 - [.A35]))" office:value-type="float" office:value="0.717666472684648">
            <text:p>0.7176664727</text:p>
          </table:table-cell>
          <table:table-cell table:formula="of:=COS(2 * PI() * [.B35])" office:value-type="float" office:value="-0.0124632712191945">
            <text:p>-0.0124632712</text:p>
          </table:table-cell>
          <table:table-cell table:formula="of:=SIN(2 * PI() * [.B35])" office:value-type="float" office:value="0.999922330418976">
            <text:p>0.9999223304</text:p>
          </table:table-cell>
          <table:table-cell table:formula="of:=[.D35]*[.E35]" office:value-type="float" office:value="-0.00894447189399144">
            <text:p>-0.0089444719</text:p>
          </table:table-cell>
          <table:table-cell table:formula="of:=[.D35]*[.F35]" office:value-type="float" office:value="0.7176107318304">
            <text:p>0.7176107318</text:p>
          </table:table-cell>
          <table:table-cell table:formula="of:=[.C35]" office:value-type="float" office:value="0.696386985794806">
            <text:p>0.6963869858</text:p>
          </table:table-cell>
        </table:table-row>
        <table:table-row table:style-name="ro1">
          <table:table-cell table:formula="of:=RAND()" office:value-type="float" office:value="0.876129150390625">
            <text:p>0.8761291504</text:p>
          </table:table-cell>
          <table:table-cell table:formula="of:=RAND()" office:value-type="float" office:value="0.095794677734375">
            <text:p>0.0957946777</text:p>
          </table:table-cell>
          <table:table-cell table:formula="of:=SQRT(1 - [.A36])" office:value-type="float" office:value="0.351952908226903">
            <text:p>0.3519529082</text:p>
          </table:table-cell>
          <table:table-cell table:formula="of:=SQRT(1 - (1 - [.A36]))" office:value-type="float" office:value="0.936017708374486">
            <text:p>0.9360177084</text:p>
          </table:table-cell>
          <table:table-cell table:formula="of:=COS(2 * PI() * [.B36])" office:value-type="float" office:value="0.824263733224601">
            <text:p>0.8242637332</text:p>
          </table:table-cell>
          <table:table-cell table:formula="of:=SIN(2 * PI() * [.B36])" office:value-type="float" office:value="0.566206056211557">
            <text:p>0.5662060562</text:p>
          </table:table-cell>
          <table:table-cell table:formula="of:=[.D36]*[.E36]" office:value-type="float" office:value="0.77152545066909">
            <text:p>0.7715254507</text:p>
          </table:table-cell>
          <table:table-cell table:formula="of:=[.D36]*[.F36]" office:value-type="float" office:value="0.529978895202897">
            <text:p>0.5299788952</text:p>
          </table:table-cell>
          <table:table-cell table:formula="of:=[.C36]" office:value-type="float" office:value="0.351952908226903">
            <text:p>0.3519529082</text:p>
          </table:table-cell>
        </table:table-row>
        <table:table-row table:style-name="ro1">
          <table:table-cell table:formula="of:=RAND()" office:value-type="float" office:value="0.620208740234375">
            <text:p>0.6202087402</text:p>
          </table:table-cell>
          <table:table-cell table:formula="of:=RAND()" office:value-type="float" office:value="0.21673583984375">
            <text:p>0.2167358398</text:p>
          </table:table-cell>
          <table:table-cell table:formula="of:=SQRT(1 - [.A37])" office:value-type="float" office:value="0.616272066351887">
            <text:p>0.6162720664</text:p>
          </table:table-cell>
          <table:table-cell table:formula="of:=SQRT(1 - (1 - [.A37]))" office:value-type="float" office:value="0.787533326427761">
            <text:p>0.7875333264</text:p>
          </table:table-cell>
          <table:table-cell table:formula="of:=COS(2 * PI() * [.B37])" office:value-type="float" office:value="0.207486540966021">
            <text:p>0.207486541</text:p>
          </table:table-cell>
          <table:table-cell table:formula="of:=SIN(2 * PI() * [.B37])" office:value-type="float" office:value="0.978237872563701">
            <text:p>0.9782378726</text:p>
          </table:table-cell>
          <table:table-cell table:formula="of:=[.D37]*[.E37]" office:value-type="float" office:value="0.16340256579596">
            <text:p>0.1634025658</text:p>
          </table:table-cell>
          <table:table-cell table:formula="of:=[.D37]*[.F37]" office:value-type="float" office:value="0.770394925817708">
            <text:p>0.7703949258</text:p>
          </table:table-cell>
          <table:table-cell table:formula="of:=[.C37]" office:value-type="float" office:value="0.616272066351887">
            <text:p>0.6162720664</text:p>
          </table:table-cell>
        </table:table-row>
        <table:table-row table:style-name="ro1">
          <table:table-cell table:formula="of:=RAND()" office:value-type="float" office:value="0.1553955078125">
            <text:p>0.1553955078</text:p>
          </table:table-cell>
          <table:table-cell table:formula="of:=RAND()" office:value-type="float" office:value="0.958770751953125">
            <text:p>0.958770752</text:p>
          </table:table-cell>
          <table:table-cell table:formula="of:=SQRT(1 - [.A38])" office:value-type="float" office:value="0.919023662474204">
            <text:p>0.9190236625</text:p>
          </table:table-cell>
          <table:table-cell table:formula="of:=SQRT(1 - (1 - [.A38]))" office:value-type="float" office:value="0.394202369110714">
            <text:p>0.3942023691</text:p>
          </table:table-cell>
          <table:table-cell table:formula="of:=COS(2 * PI() * [.B38])" office:value-type="float" office:value="0.966633510953002">
            <text:p>0.966633511</text:p>
          </table:table-cell>
          <table:table-cell table:formula="of:=SIN(2 * PI() * [.B38])" office:value-type="float" office:value="-0.256163337545935">
            <text:p>-0.2561633375</text:p>
          </table:table-cell>
          <table:table-cell table:formula="of:=[.D38]*[.E38]" office:value-type="float" office:value="0.381049220079481">
            <text:p>0.3810492201</text:p>
          </table:table-cell>
          <table:table-cell table:formula="of:=[.D38]*[.F38]" office:value-type="float" office:value="-0.100980194539915">
            <text:p>-0.1009801945</text:p>
          </table:table-cell>
          <table:table-cell table:formula="of:=[.C38]" office:value-type="float" office:value="0.919023662474204">
            <text:p>0.9190236625</text:p>
          </table:table-cell>
        </table:table-row>
        <table:table-row table:style-name="ro1">
          <table:table-cell table:formula="of:=RAND()" office:value-type="float" office:value="0.999114990234375">
            <text:p>0.9991149902</text:p>
          </table:table-cell>
          <table:table-cell table:formula="of:=RAND()" office:value-type="float" office:value="0.73199462890625">
            <text:p>0.7319946289</text:p>
          </table:table-cell>
          <table:table-cell table:formula="of:=SQRT(1 - [.A39])" office:value-type="float" office:value="0.0297491136947809">
            <text:p>0.0297491137</text:p>
          </table:table-cell>
          <table:table-cell table:formula="of:=SQRT(1 - (1 - [.A39]))" office:value-type="float" office:value="0.999557397168554">
            <text:p>0.9995573972</text:p>
          </table:table-cell>
          <table:table-cell table:formula="of:=COS(2 * PI() * [.B39])" office:value-type="float" office:value="-0.112889916783751">
            <text:p>-0.1128899168</text:p>
          </table:table-cell>
          <table:table-cell table:formula="of:=SIN(2 * PI() * [.B39])" office:value-type="float" office:value="-0.993607501324621">
            <text:p>-0.9936075013</text:p>
          </table:table-cell>
          <table:table-cell table:formula="of:=[.D39]*[.E39]" office:value-type="float" office:value="-0.112839951386941">
            <text:p>-0.1128399514</text:p>
          </table:table-cell>
          <table:table-cell table:formula="of:=[.D39]*[.F39]" office:value-type="float" office:value="-0.99316772783119">
            <text:p>-0.9931677278</text:p>
          </table:table-cell>
          <table:table-cell table:formula="of:=[.C39]" office:value-type="float" office:value="0.0297491136947809">
            <text:p>0.0297491137</text:p>
          </table:table-cell>
        </table:table-row>
        <table:table-row table:style-name="ro1">
          <table:table-cell table:formula="of:=RAND()" office:value-type="float" office:value="0.365814208984375">
            <text:p>0.365814209</text:p>
          </table:table-cell>
          <table:table-cell table:formula="of:=RAND()" office:value-type="float" office:value="0.97235107421875">
            <text:p>0.9723510742</text:p>
          </table:table-cell>
          <table:table-cell table:formula="of:=SQRT(1 - [.A40])" office:value-type="float" office:value="0.7963578285015">
            <text:p>0.7963578285</text:p>
          </table:table-cell>
          <table:table-cell table:formula="of:=SQRT(1 - (1 - [.A40]))" office:value-type="float" office:value="0.604825767460659">
            <text:p>0.6048257675</text:p>
          </table:table-cell>
          <table:table-cell table:formula="of:=COS(2 * PI() * [.B40])" office:value-type="float" office:value="0.984948015982227">
            <text:p>0.984948016</text:p>
          </table:table-cell>
          <table:table-cell table:formula="of:=SIN(2 * PI() * [.B40])" office:value-type="float" office:value="-0.172850819531394">
            <text:p>-0.1728508195</text:p>
          </table:table-cell>
          <table:table-cell table:formula="of:=[.D40]*[.E40]" office:value-type="float" office:value="0.595721939675304">
            <text:p>0.5957219397</text:p>
          </table:table-cell>
          <table:table-cell table:formula="of:=[.D40]*[.F40]" office:value-type="float" office:value="-0.104544629579279">
            <text:p>-0.1045446296</text:p>
          </table:table-cell>
          <table:table-cell table:formula="of:=[.C40]" office:value-type="float" office:value="0.7963578285015">
            <text:p>0.7963578285</text:p>
          </table:table-cell>
        </table:table-row>
        <table:table-row table:style-name="ro1">
          <table:table-cell table:formula="of:=RAND()" office:value-type="float" office:value="0.335296630859375">
            <text:p>0.3352966309</text:p>
          </table:table-cell>
          <table:table-cell table:formula="of:=RAND()" office:value-type="float" office:value="0.39691162109375">
            <text:p>0.3969116211</text:p>
          </table:table-cell>
          <table:table-cell table:formula="of:=SQRT(1 - [.A41])" office:value-type="float" office:value="0.815293425179318">
            <text:p>0.8152934252</text:p>
          </table:table-cell>
          <table:table-cell table:formula="of:=SQRT(1 - (1 - [.A41]))" office:value-type="float" office:value="0.579048038472954">
            <text:p>0.5790480385</text:p>
          </table:table-cell>
          <table:table-cell table:formula="of:=COS(2 * PI() * [.B41])" office:value-type="float" office:value="-0.797459509147442">
            <text:p>-0.7974595091</text:p>
          </table:table-cell>
          <table:table-cell table:formula="of:=SIN(2 * PI() * [.B41])" office:value-type="float" office:value="0.60337246479295">
            <text:p>0.6033724648</text:p>
          </table:table-cell>
          <table:table-cell table:formula="of:=[.D41]*[.E41]" office:value-type="float" office:value="-0.461767364533431">
            <text:p>-0.4617673645</text:p>
          </table:table-cell>
          <table:table-cell table:formula="of:=[.D41]*[.F41]" office:value-type="float" office:value="0.349381642206949">
            <text:p>0.3493816422</text:p>
          </table:table-cell>
          <table:table-cell table:formula="of:=[.C41]" office:value-type="float" office:value="0.815293425179318">
            <text:p>0.8152934252</text:p>
          </table:table-cell>
        </table:table-row>
        <table:table-row table:style-name="ro1">
          <table:table-cell table:formula="of:=RAND()" office:value-type="float" office:value="0.428436279296875">
            <text:p>0.4284362793</text:p>
          </table:table-cell>
          <table:table-cell table:formula="of:=RAND()" office:value-type="float" office:value="0.70928955078125">
            <text:p>0.7092895508</text:p>
          </table:table-cell>
          <table:table-cell table:formula="of:=SQRT(1 - [.A42])" office:value-type="float" office:value="0.756018333576062">
            <text:p>0.7560183336</text:p>
          </table:table-cell>
          <table:table-cell table:formula="of:=SQRT(1 - (1 - [.A42]))" office:value-type="float" office:value="0.654550440605516">
            <text:p>0.6545504406</text:p>
          </table:table-cell>
          <table:table-cell table:formula="of:=COS(2 * PI() * [.B42])" office:value-type="float" office:value="-0.253011038045618">
            <text:p>-0.253011038</text:p>
          </table:table-cell>
          <table:table-cell table:formula="of:=SIN(2 * PI() * [.B42])" office:value-type="float" office:value="-0.967463391879547">
            <text:p>-0.9674633919</text:p>
          </table:table-cell>
          <table:table-cell table:formula="of:=[.D42]*[.E42]" office:value-type="float" office:value="-0.165608486430818">
            <text:p>-0.1656084864</text:p>
          </table:table-cell>
          <table:table-cell table:formula="of:=[.D42]*[.F42]" office:value-type="float" office:value="-0.633253589424465">
            <text:p>-0.6332535894</text:p>
          </table:table-cell>
          <table:table-cell table:formula="of:=[.C42]" office:value-type="float" office:value="0.756018333576062">
            <text:p>0.7560183336</text:p>
          </table:table-cell>
        </table:table-row>
        <table:table-row table:style-name="ro1">
          <table:table-cell table:formula="of:=RAND()" office:value-type="float" office:value="0.013092041015625">
            <text:p>0.013092041</text:p>
          </table:table-cell>
          <table:table-cell table:formula="of:=RAND()" office:value-type="float" office:value="0.44512939453125">
            <text:p>0.4451293945</text:p>
          </table:table-cell>
          <table:table-cell table:formula="of:=SQRT(1 - [.A43])" office:value-type="float" office:value="0.993432412891977">
            <text:p>0.9934324129</text:p>
          </table:table-cell>
          <table:table-cell table:formula="of:=SQRT(1 - (1 - [.A43]))" office:value-type="float" office:value="0.114420457155288">
            <text:p>0.1144204572</text:p>
          </table:table-cell>
          <table:table-cell table:formula="of:=COS(2 * PI() * [.B43])" office:value-type="float" office:value="-0.941155855224629">
            <text:p>-0.9411558552</text:p>
          </table:table-cell>
          <table:table-cell table:formula="of:=SIN(2 * PI() * [.B43])" office:value-type="float" office:value="0.3379728630769">
            <text:p>0.3379728631</text:p>
          </table:table-cell>
          <table:table-cell table:formula="of:=[.D43]*[.E43]" office:value-type="float" office:value="-0.107687483209178">
            <text:p>-0.1076874832</text:p>
          </table:table-cell>
          <table:table-cell table:formula="of:=[.D43]*[.F43]" office:value-type="float" office:value="0.0386710094993403">
            <text:p>0.0386710095</text:p>
          </table:table-cell>
          <table:table-cell table:formula="of:=[.C43]" office:value-type="float" office:value="0.993432412891977">
            <text:p>0.9934324129</text:p>
          </table:table-cell>
        </table:table-row>
        <table:table-row table:style-name="ro1">
          <table:table-cell table:formula="of:=RAND()" office:value-type="float" office:value="0.5609130859375">
            <text:p>0.5609130859</text:p>
          </table:table-cell>
          <table:table-cell table:formula="of:=RAND()" office:value-type="float" office:value="0.42529296875">
            <text:p>0.4252929688</text:p>
          </table:table-cell>
          <table:table-cell table:formula="of:=SQRT(1 - [.A44])" office:value-type="float" office:value="0.662636336207501">
            <text:p>0.6626363362</text:p>
          </table:table-cell>
          <table:table-cell table:formula="of:=SQRT(1 - (1 - [.A44]))" office:value-type="float" office:value="0.748941310075429">
            <text:p>0.7489413101</text:p>
          </table:table-cell>
          <table:table-cell table:formula="of:=COS(2 * PI() * [.B44])" office:value-type="float" office:value="-0.891840709392343">
            <text:p>-0.8918407094</text:p>
          </table:table-cell>
          <table:table-cell table:formula="of:=SIN(2 * PI() * [.B44])" office:value-type="float" office:value="0.452349587233771">
            <text:p>0.4523495872</text:p>
          </table:table-cell>
          <table:table-cell table:formula="of:=[.D44]*[.E44]" office:value-type="float" office:value="-0.667936349270901">
            <text:p>-0.6679363493</text:p>
          </table:table-cell>
          <table:table-cell table:formula="of:=[.D44]*[.F44]" office:value-type="float" office:value="0.33878329247494">
            <text:p>0.3387832925</text:p>
          </table:table-cell>
          <table:table-cell table:formula="of:=[.C44]" office:value-type="float" office:value="0.662636336207501">
            <text:p>0.6626363362</text:p>
          </table:table-cell>
        </table:table-row>
        <table:table-row table:style-name="ro1">
          <table:table-cell table:formula="of:=RAND()" office:value-type="float" office:value="0.829833984375">
            <text:p>0.8298339844</text:p>
          </table:table-cell>
          <table:table-cell table:formula="of:=RAND()" office:value-type="float" office:value="0.802276611328125">
            <text:p>0.8022766113</text:p>
          </table:table-cell>
          <table:table-cell table:formula="of:=SQRT(1 - [.A45])" office:value-type="float" office:value="0.412511836951378">
            <text:p>0.412511837</text:p>
          </table:table-cell>
          <table:table-cell table:formula="of:=SQRT(1 - (1 - [.A45]))" office:value-type="float" office:value="0.910952240446776">
            <text:p>0.9109522404</text:p>
          </table:table-cell>
          <table:table-cell table:formula="of:=COS(2 * PI() * [.B45])" office:value-type="float" office:value="0.322589181324761">
            <text:p>0.3225891813</text:p>
          </table:table-cell>
          <table:table-cell table:formula="of:=SIN(2 * PI() * [.B45])" office:value-type="float" office:value="-0.946539074783614">
            <text:p>-0.9465390748</text:p>
          </table:table-cell>
          <table:table-cell table:formula="of:=[.D45]*[.E45]" office:value-type="float" office:value="0.293863337471682">
            <text:p>0.2938633375</text:p>
          </table:table-cell>
          <table:table-cell table:formula="of:=[.D45]*[.F45]" office:value-type="float" office:value="-0.862251890844552">
            <text:p>-0.8622518908</text:p>
          </table:table-cell>
          <table:table-cell table:formula="of:=[.C45]" office:value-type="float" office:value="0.412511836951378">
            <text:p>0.412511837</text:p>
          </table:table-cell>
        </table:table-row>
        <table:table-row table:style-name="ro1">
          <table:table-cell table:formula="of:=RAND()" office:value-type="float" office:value="0.332305908203125">
            <text:p>0.3323059082</text:p>
          </table:table-cell>
          <table:table-cell table:formula="of:=RAND()" office:value-type="float" office:value="0.57781982421875">
            <text:p>0.5778198242</text:p>
          </table:table-cell>
          <table:table-cell table:formula="of:=SQRT(1 - [.A46])" office:value-type="float" office:value="0.81712550553564">
            <text:p>0.8171255055</text:p>
          </table:table-cell>
          <table:table-cell table:formula="of:=SQRT(1 - (1 - [.A46]))" office:value-type="float" office:value="0.576459806233813">
            <text:p>0.5764598062</text:p>
          </table:table-cell>
          <table:table-cell table:formula="of:=COS(2 * PI() * [.B46])" office:value-type="float" office:value="-0.882823534430967">
            <text:p>-0.8828235344</text:p>
          </table:table-cell>
          <table:table-cell table:formula="of:=SIN(2 * PI() * [.B46])" office:value-type="float" office:value="-0.469704808422072">
            <text:p>-0.4697048084</text:p>
          </table:table-cell>
          <table:table-cell table:formula="of:=[.D46]*[.E46]" office:value-type="float" office:value="-0.508912283596725">
            <text:p>-0.5089122836</text:p>
          </table:table-cell>
          <table:table-cell table:formula="of:=[.D46]*[.F46]" office:value-type="float" office:value="-0.270765942850078">
            <text:p>-0.2707659429</text:p>
          </table:table-cell>
          <table:table-cell table:formula="of:=[.C46]" office:value-type="float" office:value="0.81712550553564">
            <text:p>0.8171255055</text:p>
          </table:table-cell>
        </table:table-row>
        <table:table-row table:style-name="ro1">
          <table:table-cell table:formula="of:=RAND()" office:value-type="float" office:value="0.25799560546875">
            <text:p>0.2579956055</text:p>
          </table:table-cell>
          <table:table-cell table:formula="of:=RAND()" office:value-type="float" office:value="0.455047607421875">
            <text:p>0.4550476074</text:p>
          </table:table-cell>
          <table:table-cell table:formula="of:=SQRT(1 - [.A47])" office:value-type="float" office:value="0.861396769515216">
            <text:p>0.8613967695</text:p>
          </table:table-cell>
          <table:table-cell table:formula="of:=SQRT(1 - (1 - [.A47]))" office:value-type="float" office:value="0.507932678087116">
            <text:p>0.5079326781</text:p>
          </table:table-cell>
          <table:table-cell table:formula="of:=COS(2 * PI() * [.B47])" office:value-type="float" office:value="-0.96037709627818">
            <text:p>-0.9603770963</text:p>
          </table:table-cell>
          <table:table-cell table:formula="of:=SIN(2 * PI() * [.B47])" office:value-type="float" office:value="0.278703844509349">
            <text:p>0.2787038445</text:p>
          </table:table-cell>
          <table:table-cell table:formula="of:=[.D47]*[.E47]" office:value-type="float" office:value="-0.487806910486104">
            <text:p>-0.4878069105</text:p>
          </table:table-cell>
          <table:table-cell table:formula="of:=[.D47]*[.F47]" office:value-type="float" office:value="0.141562790134809">
            <text:p>0.1415627901</text:p>
          </table:table-cell>
          <table:table-cell table:formula="of:=[.C47]" office:value-type="float" office:value="0.861396769515216">
            <text:p>0.8613967695</text:p>
          </table:table-cell>
        </table:table-row>
        <table:table-row table:style-name="ro1">
          <table:table-cell table:formula="of:=RAND()" office:value-type="float" office:value="0.599212646484375">
            <text:p>0.5992126465</text:p>
          </table:table-cell>
          <table:table-cell table:formula="of:=RAND()" office:value-type="float" office:value="0.941680908203125">
            <text:p>0.9416809082</text:p>
          </table:table-cell>
          <table:table-cell table:formula="of:=SQRT(1 - [.A48])" office:value-type="float" office:value="0.633077683634185">
            <text:p>0.6330776836</text:p>
          </table:table-cell>
          <table:table-cell table:formula="of:=SQRT(1 - (1 - [.A48]))" office:value-type="float" office:value="0.774088267889635">
            <text:p>0.7740882679</text:p>
          </table:table-cell>
          <table:table-cell table:formula="of:=COS(2 * PI() * [.B48])" office:value-type="float" office:value="0.933612490316598">
            <text:p>0.9336124903</text:p>
          </table:table-cell>
          <table:table-cell table:formula="of:=SIN(2 * PI() * [.B48])" office:value-type="float" office:value="-0.358284409268446">
            <text:p>-0.3582844093</text:p>
          </table:table-cell>
          <table:table-cell table:formula="of:=[.D48]*[.E48]" office:value-type="float" office:value="0.722698475509304">
            <text:p>0.7226984755</text:p>
          </table:table-cell>
          <table:table-cell table:formula="of:=[.D48]*[.F48]" office:value-type="float" office:value="-0.277343757782472">
            <text:p>-0.2773437578</text:p>
          </table:table-cell>
          <table:table-cell table:formula="of:=[.C48]" office:value-type="float" office:value="0.633077683634185">
            <text:p>0.6330776836</text:p>
          </table:table-cell>
        </table:table-row>
        <table:table-row table:style-name="ro1">
          <table:table-cell table:formula="of:=RAND()" office:value-type="float" office:value="0.468292236328125">
            <text:p>0.4682922363</text:p>
          </table:table-cell>
          <table:table-cell table:formula="of:=RAND()" office:value-type="float" office:value="0.436767578125">
            <text:p>0.4367675781</text:p>
          </table:table-cell>
          <table:table-cell table:formula="of:=SQRT(1 - [.A49])" office:value-type="float" office:value="0.729182942526685">
            <text:p>0.7291829425</text:p>
          </table:table-cell>
          <table:table-cell table:formula="of:=SQRT(1 - (1 - [.A49]))" office:value-type="float" office:value="0.68431881190577">
            <text:p>0.6843188119</text:p>
          </table:table-cell>
          <table:table-cell table:formula="of:=COS(2 * PI() * [.B49])" office:value-type="float" office:value="-0.922108668743345">
            <text:p>-0.9221086687</text:p>
          </table:table-cell>
          <table:table-cell table:formula="of:=SIN(2 * PI() * [.B49])" office:value-type="float" office:value="0.386931005514389">
            <text:p>0.3869310055</text:p>
          </table:table-cell>
          <table:table-cell table:formula="of:=[.D49]*[.E49]" office:value-type="float" office:value="-0.631016308642457">
            <text:p>-0.6310163086</text:p>
          </table:table-cell>
          <table:table-cell table:formula="of:=[.D49]*[.F49]" office:value-type="float" office:value="0.264784165983112">
            <text:p>0.264784166</text:p>
          </table:table-cell>
          <table:table-cell table:formula="of:=[.C49]" office:value-type="float" office:value="0.729182942526685">
            <text:p>0.7291829425</text:p>
          </table:table-cell>
        </table:table-row>
        <table:table-row table:style-name="ro1">
          <table:table-cell table:formula="of:=RAND()" office:value-type="float" office:value="0.940277099609375">
            <text:p>0.9402770996</text:p>
          </table:table-cell>
          <table:table-cell table:formula="of:=RAND()" office:value-type="float" office:value="0.65631103515625">
            <text:p>0.6563110352</text:p>
          </table:table-cell>
          <table:table-cell table:formula="of:=SQRT(1 - [.A50])" office:value-type="float" office:value="0.244382692494016">
            <text:p>0.2443826925</text:p>
          </table:table-cell>
          <table:table-cell table:formula="of:=SQRT(1 - (1 - [.A50]))" office:value-type="float" office:value="0.969678864165542">
            <text:p>0.9696788642</text:p>
          </table:table-cell>
          <table:table-cell table:formula="of:=COS(2 * PI() * [.B50])" office:value-type="float" office:value="-0.555251327571215">
            <text:p>-0.5552513276</text:p>
          </table:table-cell>
          <table:table-cell table:formula="of:=SIN(2 * PI() * [.B50])" office:value-type="float" office:value="-0.831682609671745">
            <text:p>-0.8316826097</text:p>
          </table:table-cell>
          <table:table-cell table:formula="of:=[.D50]*[.E50]" office:value-type="float" office:value="-0.538415476645664">
            <text:p>-0.5384154766</text:p>
          </table:table-cell>
          <table:table-cell table:formula="of:=[.D50]*[.F50]" office:value-type="float" office:value="-0.806465048292731">
            <text:p>-0.8064650483</text:p>
          </table:table-cell>
          <table:table-cell table:formula="of:=[.C50]" office:value-type="float" office:value="0.244382692494016">
            <text:p>0.2443826925</text:p>
          </table:table-cell>
        </table:table-row>
        <table:table-row table:style-name="ro1">
          <table:table-cell table:formula="of:=RAND()" office:value-type="float" office:value="0.514495849609375">
            <text:p>0.5144958496</text:p>
          </table:table-cell>
          <table:table-cell table:formula="of:=RAND()" office:value-type="float" office:value="0.67376708984375">
            <text:p>0.6737670898</text:p>
          </table:table-cell>
          <table:table-cell table:formula="of:=SQRT(1 - [.A51])" office:value-type="float" office:value="0.696781278731443">
            <text:p>0.6967812787</text:p>
          </table:table-cell>
          <table:table-cell table:formula="of:=SQRT(1 - (1 - [.A51]))" office:value-type="float" office:value="0.717283660492399">
            <text:p>0.7172836605</text:p>
          </table:table-cell>
          <table:table-cell table:formula="of:=COS(2 * PI() * [.B51])" office:value-type="float" office:value="-0.460879082615579">
            <text:p>-0.4608790826</text:p>
          </table:table-cell>
          <table:table-cell table:formula="of:=SIN(2 * PI() * [.B51])" office:value-type="float" office:value="-0.887462940751569">
            <text:p>-0.8874629408</text:p>
          </table:table-cell>
          <table:table-cell table:formula="of:=[.D51]*[.E51]" office:value-type="float" office:value="-0.330581035422881">
            <text:p>-0.3305810354</text:p>
          </table:table-cell>
          <table:table-cell table:formula="of:=[.D51]*[.F51]" office:value-type="float" office:value="-0.636562666693634">
            <text:p>-0.6365626667</text:p>
          </table:table-cell>
          <table:table-cell table:formula="of:=[.C51]" office:value-type="float" office:value="0.696781278731443">
            <text:p>0.6967812787</text:p>
          </table:table-cell>
        </table:table-row>
        <table:table-row table:style-name="ro1">
          <table:table-cell table:formula="of:=RAND()" office:value-type="float" office:value="0.63714599609375">
            <text:p>0.6371459961</text:p>
          </table:table-cell>
          <table:table-cell table:formula="of:=RAND()" office:value-type="float" office:value="0.721649169921875">
            <text:p>0.7216491699</text:p>
          </table:table-cell>
          <table:table-cell table:formula="of:=SQRT(1 - [.A52])" office:value-type="float" office:value="0.602373641443789">
            <text:p>0.6023736414</text:p>
          </table:table-cell>
          <table:table-cell table:formula="of:=SQRT(1 - (1 - [.A52]))" office:value-type="float" office:value="0.798214254504234">
            <text:p>0.7982142545</text:p>
          </table:table-cell>
          <table:table-cell table:formula="of:=COS(2 * PI() * [.B52])" office:value-type="float" office:value="-0.177192937078643">
            <text:p>-0.1771929371</text:p>
          </table:table-cell>
          <table:table-cell table:formula="of:=SIN(2 * PI() * [.B52])" office:value-type="float" office:value="-0.984176134159655">
            <text:p>-0.9841761342</text:p>
          </table:table-cell>
          <table:table-cell table:formula="of:=[.D52]*[.E52]" office:value-type="float" office:value="-0.141437928173645">
            <text:p>-0.1414379282</text:p>
          </table:table-cell>
          <table:table-cell table:formula="of:=[.D52]*[.F52]" office:value-type="float" office:value="-0.785583419229108">
            <text:p>-0.7855834192</text:p>
          </table:table-cell>
          <table:table-cell table:formula="of:=[.C52]" office:value-type="float" office:value="0.602373641443789">
            <text:p>0.6023736414</text:p>
          </table:table-cell>
        </table:table-row>
        <table:table-row table:style-name="ro1">
          <table:table-cell table:formula="of:=RAND()" office:value-type="float" office:value="0.785614013671875">
            <text:p>0.7856140137</text:p>
          </table:table-cell>
          <table:table-cell table:formula="of:=RAND()" office:value-type="float" office:value="0.392059326171875">
            <text:p>0.3920593262</text:p>
          </table:table-cell>
          <table:table-cell table:formula="of:=SQRT(1 - [.A53])" office:value-type="float" office:value="0.463018343403504">
            <text:p>0.4630183434</text:p>
          </table:table-cell>
          <table:table-cell table:formula="of:=SQRT(1 - (1 - [.A53]))" office:value-type="float" office:value="0.88634869756314">
            <text:p>0.8863486976</text:p>
          </table:table-cell>
          <table:table-cell table:formula="of:=COS(2 * PI() * [.B53])" office:value-type="float" office:value="-0.778696224035518">
            <text:p>-0.778696224</text:p>
          </table:table-cell>
          <table:table-cell table:formula="of:=SIN(2 * PI() * [.B53])" office:value-type="float" office:value="0.627401140159011">
            <text:p>0.6274011402</text:p>
          </table:table-cell>
          <table:table-cell table:formula="of:=[.D53]*[.E53]" office:value-type="float" office:value="-0.690196383971216">
            <text:p>-0.690196384</text:p>
          </table:table-cell>
          <table:table-cell table:formula="of:=[.D53]*[.F53]" office:value-type="float" office:value="0.556096183429569">
            <text:p>0.5560961834</text:p>
          </table:table-cell>
          <table:table-cell table:formula="of:=[.C53]" office:value-type="float" office:value="0.463018343403504">
            <text:p>0.4630183434</text:p>
          </table:table-cell>
        </table:table-row>
        <table:table-row table:style-name="ro1">
          <table:table-cell table:formula="of:=RAND()" office:value-type="float" office:value="0.1341552734375">
            <text:p>0.1341552734</text:p>
          </table:table-cell>
          <table:table-cell table:formula="of:=RAND()" office:value-type="float" office:value="0.0943603515625">
            <text:p>0.0943603516</text:p>
          </table:table-cell>
          <table:table-cell table:formula="of:=SQRT(1 - [.A54])" office:value-type="float" office:value="0.93050777888339">
            <text:p>0.9305077789</text:p>
          </table:table-cell>
          <table:table-cell table:formula="of:=SQRT(1 - (1 - [.A54]))" office:value-type="float" office:value="0.366272130304095">
            <text:p>0.3662721303</text:p>
          </table:table-cell>
          <table:table-cell table:formula="of:=COS(2 * PI() * [.B54])" office:value-type="float" office:value="0.829332918220788">
            <text:p>0.8293329182</text:p>
          </table:table-cell>
          <table:table-cell table:formula="of:=SIN(2 * PI() * [.B54])" office:value-type="float" office:value="0.558754785890368">
            <text:p>0.5587547859</text:p>
          </table:table-cell>
          <table:table-cell table:formula="of:=[.D54]*[.E54]" office:value-type="float" office:value="0.30376153468804">
            <text:p>0.3037615347</text:p>
          </table:table-cell>
          <table:table-cell table:formula="of:=[.D54]*[.F54]" office:value-type="float" office:value="0.204656305745674">
            <text:p>0.2046563057</text:p>
          </table:table-cell>
          <table:table-cell table:formula="of:=[.C54]" office:value-type="float" office:value="0.93050777888339">
            <text:p>0.9305077789</text:p>
          </table:table-cell>
        </table:table-row>
        <table:table-row table:style-name="ro1">
          <table:table-cell table:formula="of:=RAND()" office:value-type="float" office:value="0.17681884765625">
            <text:p>0.1768188477</text:p>
          </table:table-cell>
          <table:table-cell table:formula="of:=RAND()" office:value-type="float" office:value="0.87969970703125">
            <text:p>0.879699707</text:p>
          </table:table-cell>
          <table:table-cell table:formula="of:=SQRT(1 - [.A55])" office:value-type="float" office:value="0.907293311087297">
            <text:p>0.9072933111</text:p>
          </table:table-cell>
          <table:table-cell table:formula="of:=SQRT(1 - (1 - [.A55]))" office:value-type="float" office:value="0.420498332524934">
            <text:p>0.4204983325</text:p>
          </table:table-cell>
          <table:table-cell table:formula="of:=COS(2 * PI() * [.B55])" office:value-type="float" office:value="0.727675729629849">
            <text:p>0.7276757296</text:p>
          </table:table-cell>
          <table:table-cell table:formula="of:=SIN(2 * PI() * [.B55])" office:value-type="float" office:value="-0.685921301978344">
            <text:p>-0.685921302</text:p>
          </table:table-cell>
          <table:table-cell table:formula="of:=[.D55]*[.E55]" office:value-type="float" office:value="0.305986430928216">
            <text:p>0.3059864309</text:p>
          </table:table-cell>
          <table:table-cell table:formula="of:=[.D55]*[.F55]" office:value-type="float" office:value="-0.288428763725225">
            <text:p>-0.2884287637</text:p>
          </table:table-cell>
          <table:table-cell table:formula="of:=[.C55]" office:value-type="float" office:value="0.907293311087297">
            <text:p>0.9072933111</text:p>
          </table:table-cell>
        </table:table-row>
        <table:table-row table:style-name="ro1">
          <table:table-cell table:formula="of:=RAND()" office:value-type="float" office:value="0.873443603515625">
            <text:p>0.8734436035</text:p>
          </table:table-cell>
          <table:table-cell table:formula="of:=RAND()" office:value-type="float" office:value="0.248748779296875">
            <text:p>0.2487487793</text:p>
          </table:table-cell>
          <table:table-cell table:formula="of:=SQRT(1 - [.A56])" office:value-type="float" office:value="0.355747658438359">
            <text:p>0.3557476584</text:p>
          </table:table-cell>
          <table:table-cell table:formula="of:=SQRT(1 - (1 - [.A56]))" office:value-type="float" office:value="0.934582047503388">
            <text:p>0.9345820475</text:p>
          </table:table-cell>
          <table:table-cell table:formula="of:=COS(2 * PI() * [.B56])" office:value-type="float" office:value="0.00786157055586188">
            <text:p>0.0078615706</text:p>
          </table:table-cell>
          <table:table-cell table:formula="of:=SIN(2 * PI() * [.B56])" office:value-type="float" office:value="0.999969097376712">
            <text:p>0.9999690974</text:p>
          </table:table-cell>
          <table:table-cell table:formula="of:=[.D56]*[.E56]" office:value-type="float" office:value="0.00734728270668975">
            <text:p>0.0073472827</text:p>
          </table:table-cell>
          <table:table-cell table:formula="of:=[.D56]*[.F56]" office:value-type="float" office:value="0.934553166466442">
            <text:p>0.9345531665</text:p>
          </table:table-cell>
          <table:table-cell table:formula="of:=[.C56]" office:value-type="float" office:value="0.355747658438359">
            <text:p>0.3557476584</text:p>
          </table:table-cell>
        </table:table-row>
        <table:table-row table:style-name="ro1">
          <table:table-cell table:formula="of:=RAND()" office:value-type="float" office:value="0.54180908203125">
            <text:p>0.541809082</text:p>
          </table:table-cell>
          <table:table-cell table:formula="of:=RAND()" office:value-type="float" office:value="0.260955810546875">
            <text:p>0.2609558105</text:p>
          </table:table-cell>
          <table:table-cell table:formula="of:=SQRT(1 - [.A57])" office:value-type="float" office:value="0.676898011497116">
            <text:p>0.6768980115</text:p>
          </table:table-cell>
          <table:table-cell table:formula="of:=SQRT(1 - (1 - [.A57]))" office:value-type="float" office:value="0.736076818023262">
            <text:p>0.736076818</text:p>
          </table:table-cell>
          <table:table-cell table:formula="of:=COS(2 * PI() * [.B57])" office:value-type="float" office:value="-0.0687830354223016">
            <text:p>-0.0687830354</text:p>
          </table:table-cell>
          <table:table-cell table:formula="of:=SIN(2 * PI() * [.B57])" office:value-type="float" office:value="0.997631642460329">
            <text:p>0.9976316425</text:p>
          </table:table-cell>
          <table:table-cell table:formula="of:=[.D57]*[.E57]" office:value-type="float" office:value="-0.0506295978476291">
            <text:p>-0.0506295978</text:p>
          </table:table-cell>
          <table:table-cell table:formula="of:=[.D57]*[.F57]" office:value-type="float" office:value="0.73433352494152">
            <text:p>0.7343335249</text:p>
          </table:table-cell>
          <table:table-cell table:formula="of:=[.C57]" office:value-type="float" office:value="0.676898011497116">
            <text:p>0.6768980115</text:p>
          </table:table-cell>
        </table:table-row>
        <table:table-row table:style-name="ro1">
          <table:table-cell table:formula="of:=RAND()" office:value-type="float" office:value="0.066253662109375">
            <text:p>0.0662536621</text:p>
          </table:table-cell>
          <table:table-cell table:formula="of:=RAND()" office:value-type="float" office:value="0.482940673828125">
            <text:p>0.4829406738</text:p>
          </table:table-cell>
          <table:table-cell table:formula="of:=SQRT(1 - [.A58])" office:value-type="float" office:value="0.966305509603782">
            <text:p>0.9663055096</text:p>
          </table:table-cell>
          <table:table-cell table:formula="of:=SQRT(1 - (1 - [.A58]))" office:value-type="float" office:value="0.257397867336493">
            <text:p>0.2573978673</text:p>
          </table:table-cell>
          <table:table-cell table:formula="of:=COS(2 * PI() * [.B58])" office:value-type="float" office:value="-0.994260981230482">
            <text:p>-0.9942609812</text:p>
          </table:table-cell>
          <table:table-cell table:formula="of:=SIN(2 * PI() * [.B58])" office:value-type="float" office:value="0.106981779769265">
            <text:p>0.1069817798</text:p>
          </table:table-cell>
          <table:table-cell table:formula="of:=[.D58]*[.E58]" office:value-type="float" office:value="-0.255920656144615">
            <text:p>-0.2559206561</text:p>
          </table:table-cell>
          <table:table-cell table:formula="of:=[.D58]*[.F58]" office:value-type="float" office:value="0.0275368819564713">
            <text:p>0.027536882</text:p>
          </table:table-cell>
          <table:table-cell table:formula="of:=[.C58]" office:value-type="float" office:value="0.966305509603782">
            <text:p>0.9663055096</text:p>
          </table:table-cell>
        </table:table-row>
        <table:table-row table:style-name="ro1">
          <table:table-cell table:formula="of:=RAND()" office:value-type="float" office:value="0.991607666015625">
            <text:p>0.991607666</text:p>
          </table:table-cell>
          <table:table-cell table:formula="of:=RAND()" office:value-type="float" office:value="0.691009521484375">
            <text:p>0.6910095215</text:p>
          </table:table-cell>
          <table:table-cell table:formula="of:=SQRT(1 - [.A59])" office:value-type="float" office:value="0.0916096828090514">
            <text:p>0.0916096828</text:p>
          </table:table-cell>
          <table:table-cell table:formula="of:=SQRT(1 - (1 - [.A59]))" office:value-type="float" office:value="0.995794991961511">
            <text:p>0.995794992</text:p>
          </table:table-cell>
          <table:table-cell table:formula="of:=COS(2 * PI() * [.B59])" office:value-type="float" office:value="-0.362219604668278">
            <text:p>-0.3622196047</text:p>
          </table:table-cell>
          <table:table-cell table:formula="of:=SIN(2 * PI() * [.B59])" office:value-type="float" office:value="-0.932092784004874">
            <text:p>-0.932092784</text:p>
          </table:table-cell>
          <table:table-cell table:formula="of:=[.D59]*[.E59]" office:value-type="float" office:value="-0.360696468318949">
            <text:p>-0.3606964683</text:p>
          </table:table-cell>
          <table:table-cell table:formula="of:=[.D59]*[.F59]" office:value-type="float" office:value="-0.928173326355516">
            <text:p>-0.9281733264</text:p>
          </table:table-cell>
          <table:table-cell table:formula="of:=[.C59]" office:value-type="float" office:value="0.0916096828090514">
            <text:p>0.0916096828</text:p>
          </table:table-cell>
        </table:table-row>
        <table:table-row table:style-name="ro1">
          <table:table-cell table:formula="of:=RAND()" office:value-type="float" office:value="0.957275390625">
            <text:p>0.9572753906</text:p>
          </table:table-cell>
          <table:table-cell table:formula="of:=RAND()" office:value-type="float" office:value="0.99505615234375">
            <text:p>0.9950561523</text:p>
          </table:table-cell>
          <table:table-cell table:formula="of:=SQRT(1 - [.A60])" office:value-type="float" office:value="0.206699321176921">
            <text:p>0.2066993212</text:p>
          </table:table-cell>
          <table:table-cell table:formula="of:=SQRT(1 - (1 - [.A60]))" office:value-type="float" office:value="0.978404512778329">
            <text:p>0.9784045128</text:p>
          </table:table-cell>
          <table:table-cell table:formula="of:=COS(2 * PI() * [.B60])" office:value-type="float" office:value="0.999517580362017">
            <text:p>0.9995175804</text:p>
          </table:table-cell>
          <table:table-cell table:formula="of:=SIN(2 * PI() * [.B60])" office:value-type="float" office:value="-0.0310581156424349">
            <text:p>-0.0310581156</text:p>
          </table:table-cell>
          <table:table-cell table:formula="of:=[.D60]*[.E60]" office:value-type="float" office:value="0.977932511227474">
            <text:p>0.9779325112</text:p>
          </table:table-cell>
          <table:table-cell table:formula="of:=[.D60]*[.F60]" office:value-type="float" office:value="-0.0303874005029495">
            <text:p>-0.0303874005</text:p>
          </table:table-cell>
          <table:table-cell table:formula="of:=[.C60]" office:value-type="float" office:value="0.206699321176921">
            <text:p>0.2066993212</text:p>
          </table:table-cell>
        </table:table-row>
        <table:table-row table:style-name="ro1">
          <table:table-cell table:formula="of:=RAND()" office:value-type="float" office:value="0.6217041015625">
            <text:p>0.6217041016</text:p>
          </table:table-cell>
          <table:table-cell table:formula="of:=RAND()" office:value-type="float" office:value="0.1470947265625">
            <text:p>0.1470947266</text:p>
          </table:table-cell>
          <table:table-cell table:formula="of:=SQRT(1 - [.A61])" office:value-type="float" office:value="0.615057638305143">
            <text:p>0.6150576383</text:p>
          </table:table-cell>
          <table:table-cell table:formula="of:=SQRT(1 - (1 - [.A61]))" office:value-type="float" office:value="0.788482150440008">
            <text:p>0.7884821504</text:p>
          </table:table-cell>
          <table:table-cell table:formula="of:=COS(2 * PI() * [.B61])" office:value-type="float" office:value="0.602454600003724">
            <text:p>0.6024546</text:p>
          </table:table-cell>
          <table:table-cell table:formula="of:=SIN(2 * PI() * [.B61])" office:value-type="float" office:value="0.798153152555544">
            <text:p>0.7981531526</text:p>
          </table:table-cell>
          <table:table-cell table:formula="of:=[.D61]*[.E61]" office:value-type="float" office:value="0.475024698553411">
            <text:p>0.4750246986</text:p>
          </table:table-cell>
          <table:table-cell table:formula="of:=[.D61]*[.F61]" office:value-type="float" office:value="0.629329514107467">
            <text:p>0.6293295141</text:p>
          </table:table-cell>
          <table:table-cell table:formula="of:=[.C61]" office:value-type="float" office:value="0.615057638305143">
            <text:p>0.6150576383</text:p>
          </table:table-cell>
        </table:table-row>
        <table:table-row table:style-name="ro1">
          <table:table-cell table:formula="of:=RAND()" office:value-type="float" office:value="0.084320068359375">
            <text:p>0.0843200684</text:p>
          </table:table-cell>
          <table:table-cell table:formula="of:=RAND()" office:value-type="float" office:value="0.45123291015625">
            <text:p>0.4512329102</text:p>
          </table:table-cell>
          <table:table-cell table:formula="of:=SQRT(1 - [.A62])" office:value-type="float" office:value="0.956911663446854">
            <text:p>0.9569116634</text:p>
          </table:table-cell>
          <table:table-cell table:formula="of:=SQRT(1 - (1 - [.A62]))" office:value-type="float" office:value="0.290379180313216">
            <text:p>0.2903791803</text:p>
          </table:table-cell>
          <table:table-cell table:formula="of:=COS(2 * PI() * [.B62])" office:value-type="float" office:value="-0.9534217880817">
            <text:p>-0.9534217881</text:p>
          </table:table-cell>
          <table:table-cell table:formula="of:=SIN(2 * PI() * [.B62])" office:value-type="float" office:value="0.301640338832679">
            <text:p>0.3016403388</text:p>
          </table:table-cell>
          <table:table-cell table:formula="of:=[.D62]*[.E62]" office:value-type="float" office:value="-0.276853837315924">
            <text:p>-0.2768538373</text:p>
          </table:table-cell>
          <table:table-cell table:formula="of:=[.D62]*[.F62]" office:value-type="float" office:value="0.0875900743396339">
            <text:p>0.0875900743</text:p>
          </table:table-cell>
          <table:table-cell table:formula="of:=[.C62]" office:value-type="float" office:value="0.956911663446854">
            <text:p>0.9569116634</text:p>
          </table:table-cell>
        </table:table-row>
        <table:table-row table:style-name="ro1">
          <table:table-cell table:formula="of:=RAND()" office:value-type="float" office:value="0.408172607421875">
            <text:p>0.4081726074</text:p>
          </table:table-cell>
          <table:table-cell table:formula="of:=RAND()" office:value-type="float" office:value="0.900238037109375">
            <text:p>0.9002380371</text:p>
          </table:table-cell>
          <table:table-cell table:formula="of:=SQRT(1 - [.A63])" office:value-type="float" office:value="0.769303186382407">
            <text:p>0.7693031864</text:p>
          </table:table-cell>
          <table:table-cell table:formula="of:=SQRT(1 - (1 - [.A63]))" office:value-type="float" office:value="0.638883876320161">
            <text:p>0.6388838763</text:p>
          </table:table-cell>
          <table:table-cell table:formula="of:=COS(2 * PI() * [.B63])" office:value-type="float" office:value="0.809895199199404">
            <text:p>0.8098951992</text:p>
          </table:table-cell>
          <table:table-cell table:formula="of:=SIN(2 * PI() * [.B63])" office:value-type="float" office:value="-0.586574604218217">
            <text:p>-0.5865746042</text:p>
          </table:table-cell>
          <table:table-cell table:formula="of:=[.D63]*[.E63]" office:value-type="float" office:value="0.517428984277604">
            <text:p>0.5174289843</text:p>
          </table:table-cell>
          <table:table-cell table:formula="of:=[.D63]*[.F63]" office:value-type="float" office:value="-0.374753056893899">
            <text:p>-0.3747530569</text:p>
          </table:table-cell>
          <table:table-cell table:formula="of:=[.C63]" office:value-type="float" office:value="0.769303186382407">
            <text:p>0.7693031864</text:p>
          </table:table-cell>
        </table:table-row>
        <table:table-row table:style-name="ro1">
          <table:table-cell table:formula="of:=RAND()" office:value-type="float" office:value="0.562744140625">
            <text:p>0.5627441406</text:p>
          </table:table-cell>
          <table:table-cell table:formula="of:=RAND()" office:value-type="float" office:value="0.042633056640625">
            <text:p>0.0426330566</text:p>
          </table:table-cell>
          <table:table-cell table:formula="of:=SQRT(1 - [.A64])" office:value-type="float" office:value="0.661253249046838">
            <text:p>0.661253249</text:p>
          </table:table-cell>
          <table:table-cell table:formula="of:=SQRT(1 - (1 - [.A64]))" office:value-type="float" office:value="0.750162742759863">
            <text:p>0.7501627428</text:p>
          </table:table-cell>
          <table:table-cell table:formula="of:=COS(2 * PI() * [.B64])" office:value-type="float" office:value="0.964336478382054">
            <text:p>0.9643364784</text:p>
          </table:table-cell>
          <table:table-cell table:formula="of:=SIN(2 * PI() * [.B64])" office:value-type="float" office:value="0.264679346496282">
            <text:p>0.2646793465</text:p>
          </table:table-cell>
          <table:table-cell table:formula="of:=[.D64]*[.E64]" office:value-type="float" office:value="0.723409297566468">
            <text:p>0.7234092976</text:p>
          </table:table-cell>
          <table:table-cell table:formula="of:=[.D64]*[.F64]" office:value-type="float" office:value="0.198552584519539">
            <text:p>0.1985525845</text:p>
          </table:table-cell>
          <table:table-cell table:formula="of:=[.C64]" office:value-type="float" office:value="0.661253249046838">
            <text:p>0.661253249</text:p>
          </table:table-cell>
        </table:table-row>
        <table:table-row table:style-name="ro1">
          <table:table-cell table:formula="of:=RAND()" office:value-type="float" office:value="0.4371337890625">
            <text:p>0.4371337891</text:p>
          </table:table-cell>
          <table:table-cell table:formula="of:=RAND()" office:value-type="float" office:value="0.926025390625">
            <text:p>0.9260253906</text:p>
          </table:table-cell>
          <table:table-cell table:formula="of:=SQRT(1 - [.A65])" office:value-type="float" office:value="0.7502441009015">
            <text:p>0.7502441009</text:p>
          </table:table-cell>
          <table:table-cell table:formula="of:=SQRT(1 - (1 - [.A65]))" office:value-type="float" office:value="0.661160940363615">
            <text:p>0.6611609404</text:p>
          </table:table-cell>
          <table:table-cell table:formula="of:=COS(2 * PI() * [.B65])" office:value-type="float" office:value="0.893912945145203">
            <text:p>0.8939129451</text:p>
          </table:table-cell>
          <table:table-cell table:formula="of:=SIN(2 * PI() * [.B65])" office:value-type="float" office:value="-0.44824061228522">
            <text:p>-0.4482406123</text:p>
          </table:table-cell>
          <table:table-cell table:formula="of:=[.D65]*[.E65]" office:value-type="float" office:value="0.591020323415411">
            <text:p>0.5910203234</text:p>
          </table:table-cell>
          <table:table-cell table:formula="of:=[.D65]*[.F65]" office:value-type="float" office:value="-0.296359184727659">
            <text:p>-0.2963591847</text:p>
          </table:table-cell>
          <table:table-cell table:formula="of:=[.C65]" office:value-type="float" office:value="0.7502441009015">
            <text:p>0.7502441009</text:p>
          </table:table-cell>
        </table:table-row>
        <table:table-row table:style-name="ro1">
          <table:table-cell table:formula="of:=RAND()" office:value-type="float" office:value="0.1507568359375">
            <text:p>0.1507568359</text:p>
          </table:table-cell>
          <table:table-cell table:formula="of:=RAND()" office:value-type="float" office:value="0.5076904296875">
            <text:p>0.5076904297</text:p>
          </table:table-cell>
          <table:table-cell table:formula="of:=SQRT(1 - [.A66])" office:value-type="float" office:value="0.921543902406445">
            <text:p>0.9215439024</text:p>
          </table:table-cell>
          <table:table-cell table:formula="of:=SQRT(1 - (1 - [.A66]))" office:value-type="float" office:value="0.388274176243412">
            <text:p>0.3882741762</text:p>
          </table:table-cell>
          <table:table-cell table:formula="of:=COS(2 * PI() * [.B66])" office:value-type="float" office:value="-0.998832796853528">
            <text:p>-0.9988327969</text:p>
          </table:table-cell>
          <table:table-cell table:formula="of:=SIN(2 * PI() * [.B66])" office:value-type="float" office:value="-0.0483015934494802">
            <text:p>-0.0483015934</text:p>
          </table:table-cell>
          <table:table-cell table:formula="of:=[.D66]*[.E66]" office:value-type="float" office:value="-0.387820981403207">
            <text:p>-0.3878209814</text:p>
          </table:table-cell>
          <table:table-cell table:formula="of:=[.D66]*[.F66]" office:value-type="float" office:value="-0.0187542614078411">
            <text:p>-0.0187542614</text:p>
          </table:table-cell>
          <table:table-cell table:formula="of:=[.C66]" office:value-type="float" office:value="0.921543902406445">
            <text:p>0.9215439024</text:p>
          </table:table-cell>
        </table:table-row>
        <table:table-row table:style-name="ro1">
          <table:table-cell table:formula="of:=RAND()" office:value-type="float" office:value="0.44622802734375">
            <text:p>0.4462280273</text:p>
          </table:table-cell>
          <table:table-cell table:formula="of:=RAND()" office:value-type="float" office:value="0.076324462890625">
            <text:p>0.0763244629</text:p>
          </table:table-cell>
          <table:table-cell table:formula="of:=SQRT(1 - [.A67])" office:value-type="float" office:value="0.744158566876879">
            <text:p>0.7441585669</text:p>
          </table:table-cell>
          <table:table-cell table:formula="of:=SQRT(1 - (1 - [.A67]))" office:value-type="float" office:value="0.668003014472053">
            <text:p>0.6680030145</text:p>
          </table:table-cell>
          <table:table-cell table:formula="of:=COS(2 * PI() * [.B67])" office:value-type="float" office:value="0.887197676561703">
            <text:p>0.8871976766</text:p>
          </table:table-cell>
          <table:table-cell table:formula="of:=SIN(2 * PI() * [.B67])" office:value-type="float" office:value="0.461389512996899">
            <text:p>0.461389513</text:p>
          </table:table-cell>
          <table:table-cell table:formula="of:=[.D67]*[.E67]" office:value-type="float" office:value="0.592650722375819">
            <text:p>0.5926507224</text:p>
          </table:table-cell>
          <table:table-cell table:formula="of:=[.D67]*[.F67]" office:value-type="float" office:value="0.308209585527721">
            <text:p>0.3082095855</text:p>
          </table:table-cell>
          <table:table-cell table:formula="of:=[.C67]" office:value-type="float" office:value="0.744158566876879">
            <text:p>0.7441585669</text:p>
          </table:table-cell>
        </table:table-row>
        <table:table-row table:style-name="ro1">
          <table:table-cell table:formula="of:=RAND()" office:value-type="float" office:value="0.410430908203125">
            <text:p>0.4104309082</text:p>
          </table:table-cell>
          <table:table-cell table:formula="of:=RAND()" office:value-type="float" office:value="0.9017333984375">
            <text:p>0.9017333984</text:p>
          </table:table-cell>
          <table:table-cell table:formula="of:=SQRT(1 - [.A68])" office:value-type="float" office:value="0.76783402620415">
            <text:p>0.7678340262</text:p>
          </table:table-cell>
          <table:table-cell table:formula="of:=SQRT(1 - (1 - [.A68]))" office:value-type="float" office:value="0.640648818154787">
            <text:p>0.6406488182</text:p>
          </table:table-cell>
          <table:table-cell table:formula="of:=COS(2 * PI() * [.B68])" office:value-type="float" office:value="0.815370609762391">
            <text:p>0.8153706098</text:p>
          </table:table-cell>
          <table:table-cell table:formula="of:=SIN(2 * PI() * [.B68])" office:value-type="float" office:value="-0.578939348063082">
            <text:p>-0.5789393481</text:p>
          </table:table-cell>
          <table:table-cell table:formula="of:=[.D68]*[.E68]" office:value-type="float" office:value="0.522366217502424">
            <text:p>0.5223662175</text:p>
          </table:table-cell>
          <table:table-cell table:formula="of:=[.D68]*[.F68]" office:value-type="float" office:value="-0.370896809119916">
            <text:p>-0.3708968091</text:p>
          </table:table-cell>
          <table:table-cell table:formula="of:=[.C68]" office:value-type="float" office:value="0.76783402620415">
            <text:p>0.7678340262</text:p>
          </table:table-cell>
        </table:table-row>
        <table:table-row table:style-name="ro1">
          <table:table-cell table:formula="of:=RAND()" office:value-type="float" office:value="0.98699951171875">
            <text:p>0.9869995117</text:p>
          </table:table-cell>
          <table:table-cell table:formula="of:=RAND()" office:value-type="float" office:value="0.915008544921875">
            <text:p>0.9150085449</text:p>
          </table:table-cell>
          <table:table-cell table:formula="of:=SQRT(1 - [.A69])" office:value-type="float" office:value="0.114019683744738">
            <text:p>0.1140196837</text:p>
          </table:table-cell>
          <table:table-cell table:formula="of:=SQRT(1 - (1 - [.A69]))" office:value-type="float" office:value="0.993478490818372">
            <text:p>0.9934784908</text:p>
          </table:table-cell>
          <table:table-cell table:formula="of:=COS(2 * PI() * [.B69])" office:value-type="float" office:value="0.860769355854687">
            <text:p>0.8607693559</text:p>
          </table:table-cell>
          <table:table-cell table:formula="of:=SIN(2 * PI() * [.B69])" office:value-type="float" office:value="-0.50899520235608">
            <text:p>-0.5089952024</text:p>
          </table:table-cell>
          <table:table-cell table:formula="of:=[.D69]*[.E69]" office:value-type="float" office:value="0.855155840597217">
            <text:p>0.8551558406</text:p>
          </table:table-cell>
          <table:table-cell table:formula="of:=[.D69]*[.F69]" office:value-type="float" office:value="-0.50567578547051">
            <text:p>-0.5056757855</text:p>
          </table:table-cell>
          <table:table-cell table:formula="of:=[.C69]" office:value-type="float" office:value="0.114019683744738">
            <text:p>0.1140196837</text:p>
          </table:table-cell>
        </table:table-row>
        <table:table-row table:style-name="ro1">
          <table:table-cell table:formula="of:=RAND()" office:value-type="float" office:value="0.286834716796875">
            <text:p>0.2868347168</text:p>
          </table:table-cell>
          <table:table-cell table:formula="of:=RAND()" office:value-type="float" office:value="0.65625">
            <text:p>0.65625</text:p>
          </table:table-cell>
          <table:table-cell table:formula="of:=SQRT(1 - [.A70])" office:value-type="float" office:value="0.844491138617289">
            <text:p>0.8444911386</text:p>
          </table:table-cell>
          <table:table-cell table:formula="of:=SQRT(1 - (1 - [.A70]))" office:value-type="float" office:value="0.535569525642446">
            <text:p>0.5355695256</text:p>
          </table:table-cell>
          <table:table-cell table:formula="of:=COS(2 * PI() * [.B70])" office:value-type="float" office:value="-0.555570233019602">
            <text:p>-0.555570233</text:p>
          </table:table-cell>
          <table:table-cell table:formula="of:=SIN(2 * PI() * [.B70])" office:value-type="float" office:value="-0.831469612302545">
            <text:p>-0.8314696123</text:p>
          </table:table-cell>
          <table:table-cell table:formula="of:=[.D70]*[.E70]" office:value-type="float" office:value="-0.297546486159372">
            <text:p>-0.2975464862</text:p>
          </table:table-cell>
          <table:table-cell table:formula="of:=[.D70]*[.F70]" office:value-type="float" office:value="-0.445309785846983">
            <text:p>-0.4453097858</text:p>
          </table:table-cell>
          <table:table-cell table:formula="of:=[.C70]" office:value-type="float" office:value="0.844491138617289">
            <text:p>0.8444911386</text:p>
          </table:table-cell>
        </table:table-row>
        <table:table-row table:style-name="ro1">
          <table:table-cell table:formula="of:=RAND()" office:value-type="float" office:value="0.487579345703125">
            <text:p>0.4875793457</text:p>
          </table:table-cell>
          <table:table-cell table:formula="of:=RAND()" office:value-type="float" office:value="0.840789794921875">
            <text:p>0.8407897949</text:p>
          </table:table-cell>
          <table:table-cell table:formula="of:=SQRT(1 - [.A71])" office:value-type="float" office:value="0.715835633575806">
            <text:p>0.7158356336</text:p>
          </table:table-cell>
          <table:table-cell table:formula="of:=SQRT(1 - (1 - [.A71]))" office:value-type="float" office:value="0.698268820514796">
            <text:p>0.6982688205</text:p>
          </table:table-cell>
          <table:table-cell table:formula="of:=COS(2 * PI() * [.B71])" office:value-type="float" office:value="0.540010096654684">
            <text:p>0.5400100967</text:p>
          </table:table-cell>
          <table:table-cell table:formula="of:=SIN(2 * PI() * [.B71])" office:value-type="float" office:value="-0.841658538548145">
            <text:p>-0.8416585385</text:p>
          </table:table-cell>
          <table:table-cell table:formula="of:=[.D71]*[.E71]" office:value-type="float" office:value="0.377072213257147">
            <text:p>0.3770722133</text:p>
          </table:table-cell>
          <table:table-cell table:formula="of:=[.D71]*[.F71]" office:value-type="float" office:value="-0.58770391498822">
            <text:p>-0.587703915</text:p>
          </table:table-cell>
          <table:table-cell table:formula="of:=[.C71]" office:value-type="float" office:value="0.715835633575806">
            <text:p>0.7158356336</text:p>
          </table:table-cell>
        </table:table-row>
        <table:table-row table:style-name="ro1">
          <table:table-cell table:formula="of:=RAND()" office:value-type="float" office:value="0.51751708984375">
            <text:p>0.5175170898</text:p>
          </table:table-cell>
          <table:table-cell table:formula="of:=RAND()" office:value-type="float" office:value="0.308013916015625">
            <text:p>0.308013916</text:p>
          </table:table-cell>
          <table:table-cell table:formula="of:=SQRT(1 - [.A72])" office:value-type="float" office:value="0.694609897824851">
            <text:p>0.6946098978</text:p>
          </table:table-cell>
          <table:table-cell table:formula="of:=SQRT(1 - (1 - [.A72]))" office:value-type="float" office:value="0.719386606661363">
            <text:p>0.7193866067</text:p>
          </table:table-cell>
          <table:table-cell table:formula="of:=COS(2 * PI() * [.B72])" office:value-type="float" office:value="-0.35649357218162">
            <text:p>-0.3564935722</text:p>
          </table:table-cell>
          <table:table-cell table:formula="of:=SIN(2 * PI() * [.B72])" office:value-type="float" office:value="0.934297775333532">
            <text:p>0.9342977753</text:p>
          </table:table-cell>
          <table:table-cell table:formula="of:=[.D72]*[.E72]" office:value-type="float" office:value="-0.256456701188323">
            <text:p>-0.2564567012</text:p>
          </table:table-cell>
          <table:table-cell table:formula="of:=[.D72]*[.F72]" office:value-type="float" office:value="0.67212130620845">
            <text:p>0.6721213062</text:p>
          </table:table-cell>
          <table:table-cell table:formula="of:=[.C72]" office:value-type="float" office:value="0.694609897824851">
            <text:p>0.6946098978</text:p>
          </table:table-cell>
        </table:table-row>
        <table:table-row table:style-name="ro1">
          <table:table-cell table:formula="of:=RAND()" office:value-type="float" office:value="0.23193359375">
            <text:p>0.2319335938</text:p>
          </table:table-cell>
          <table:table-cell table:formula="of:=RAND()" office:value-type="float" office:value="0.606842041015625">
            <text:p>0.606842041</text:p>
          </table:table-cell>
          <table:table-cell table:formula="of:=SQRT(1 - [.A73])" office:value-type="float" office:value="0.87639397889876">
            <text:p>0.8763939789</text:p>
          </table:table-cell>
          <table:table-cell table:formula="of:=SQRT(1 - (1 - [.A73]))" office:value-type="float" office:value="0.481594843981951">
            <text:p>0.481594844</text:p>
          </table:table-cell>
          <table:table-cell table:formula="of:=COS(2 * PI() * [.B73])" office:value-type="float" office:value="-0.783008533022029">
            <text:p>-0.783008533</text:p>
          </table:table-cell>
          <table:table-cell table:formula="of:=SIN(2 * PI() * [.B73])" office:value-type="float" office:value="-0.622010962294629">
            <text:p>-0.6220109623</text:p>
          </table:table-cell>
          <table:table-cell table:formula="of:=[.D73]*[.E73]" office:value-type="float" office:value="-0.377092872297281">
            <text:p>-0.3770928723</text:p>
          </table:table-cell>
          <table:table-cell table:formula="of:=[.D73]*[.F73]" office:value-type="float" office:value="-0.299557272341345">
            <text:p>-0.2995572723</text:p>
          </table:table-cell>
          <table:table-cell table:formula="of:=[.C73]" office:value-type="float" office:value="0.87639397889876">
            <text:p>0.8763939789</text:p>
          </table:table-cell>
        </table:table-row>
        <table:table-row table:style-name="ro1">
          <table:table-cell table:formula="of:=RAND()" office:value-type="float" office:value="0.07403564453125">
            <text:p>0.0740356445</text:p>
          </table:table-cell>
          <table:table-cell table:formula="of:=RAND()" office:value-type="float" office:value="0.8193359375">
            <text:p>0.8193359375</text:p>
          </table:table-cell>
          <table:table-cell table:formula="of:=SQRT(1 - [.A74])" office:value-type="float" office:value="0.962270417018392">
            <text:p>0.962270417</text:p>
          </table:table-cell>
          <table:table-cell table:formula="of:=SQRT(1 - (1 - [.A74]))" office:value-type="float" office:value="0.272094918238562">
            <text:p>0.2720949182</text:p>
          </table:table-cell>
          <table:table-cell table:formula="of:=COS(2 * PI() * [.B74])" office:value-type="float" office:value="0.422000270799799">
            <text:p>0.4220002708</text:p>
          </table:table-cell>
          <table:table-cell table:formula="of:=SIN(2 * PI() * [.B74])" office:value-type="float" office:value="-0.906595704514916">
            <text:p>-0.9065957045</text:p>
          </table:table-cell>
          <table:table-cell table:formula="of:=[.D74]*[.E74]" office:value-type="float" office:value="0.114824129179923">
            <text:p>0.1148241292</text:p>
          </table:table-cell>
          <table:table-cell table:formula="of:=[.D74]*[.F74]" office:value-type="float" office:value="-0.246680084095418">
            <text:p>-0.2466800841</text:p>
          </table:table-cell>
          <table:table-cell table:formula="of:=[.C74]" office:value-type="float" office:value="0.962270417018392">
            <text:p>0.962270417</text:p>
          </table:table-cell>
        </table:table-row>
        <table:table-row table:style-name="ro1">
          <table:table-cell table:formula="of:=RAND()" office:value-type="float" office:value="0.8978271484375">
            <text:p>0.8978271484</text:p>
          </table:table-cell>
          <table:table-cell table:formula="of:=RAND()" office:value-type="float" office:value="0.72369384765625">
            <text:p>0.7236938477</text:p>
          </table:table-cell>
          <table:table-cell table:formula="of:=SQRT(1 - [.A75])" office:value-type="float" office:value="0.319644883523106">
            <text:p>0.3196448835</text:p>
          </table:table-cell>
          <table:table-cell table:formula="of:=SQRT(1 - (1 - [.A75]))" office:value-type="float" office:value="0.94753741268485">
            <text:p>0.9475374127</text:p>
          </table:table-cell>
          <table:table-cell table:formula="of:=COS(2 * PI() * [.B75])" office:value-type="float" office:value="-0.164534863954446">
            <text:p>-0.164534864</text:p>
          </table:table-cell>
          <table:table-cell table:formula="of:=SIN(2 * PI() * [.B75])" office:value-type="float" office:value="-0.986371268105216">
            <text:p>-0.9863712681</text:p>
          </table:table-cell>
          <table:table-cell table:formula="of:=[.D75]*[.E75]" office:value-type="float" office:value="-0.15590293928785">
            <text:p>-0.1559029393</text:p>
          </table:table-cell>
          <table:table-cell table:formula="of:=[.D75]*[.F75]" office:value-type="float" office:value="-0.934623679327091">
            <text:p>-0.9346236793</text:p>
          </table:table-cell>
          <table:table-cell table:formula="of:=[.C75]" office:value-type="float" office:value="0.319644883523106">
            <text:p>0.3196448835</text:p>
          </table:table-cell>
        </table:table-row>
        <table:table-row table:style-name="ro1">
          <table:table-cell table:formula="of:=RAND()" office:value-type="float" office:value="0.95770263671875">
            <text:p>0.9577026367</text:p>
          </table:table-cell>
          <table:table-cell table:formula="of:=RAND()" office:value-type="float" office:value="0.279205322265625">
            <text:p>0.2792053223</text:p>
          </table:table-cell>
          <table:table-cell table:formula="of:=SQRT(1 - [.A76])" office:value-type="float" office:value="0.205663227829503">
            <text:p>0.2056632278</text:p>
          </table:table-cell>
          <table:table-cell table:formula="of:=SQRT(1 - (1 - [.A76]))" office:value-type="float" office:value="0.978622826587828">
            <text:p>0.9786228266</text:p>
          </table:table-cell>
          <table:table-cell table:formula="of:=COS(2 * PI() * [.B76])" office:value-type="float" office:value="-0.182474333353171">
            <text:p>-0.1824743334</text:p>
          </table:table-cell>
          <table:table-cell table:formula="of:=SIN(2 * PI() * [.B76])" office:value-type="float" office:value="0.983210617145338">
            <text:p>0.9832106171</text:p>
          </table:table-cell>
          <table:table-cell table:formula="of:=[.D76]*[.E76]" office:value-type="float" office:value="-0.17857354788581">
            <text:p>-0.1785735479</text:p>
          </table:table-cell>
          <table:table-cell table:formula="of:=[.D76]*[.F76]" office:value-type="float" office:value="0.962192353281933">
            <text:p>0.9621923533</text:p>
          </table:table-cell>
          <table:table-cell table:formula="of:=[.C76]" office:value-type="float" office:value="0.205663227829503">
            <text:p>0.2056632278</text:p>
          </table:table-cell>
        </table:table-row>
        <table:table-row table:style-name="ro1">
          <table:table-cell table:formula="of:=RAND()" office:value-type="float" office:value="0.939697265625">
            <text:p>0.9396972656</text:p>
          </table:table-cell>
          <table:table-cell table:formula="of:=RAND()" office:value-type="float" office:value="0.624664306640625">
            <text:p>0.6246643066</text:p>
          </table:table-cell>
          <table:table-cell table:formula="of:=SQRT(1 - [.A77])" office:value-type="float" office:value="0.245566150710964">
            <text:p>0.2455661507</text:p>
          </table:table-cell>
          <table:table-cell table:formula="of:=SQRT(1 - (1 - [.A77]))" office:value-type="float" office:value="0.969379835577881">
            <text:p>0.9693798356</text:p>
          </table:table-cell>
          <table:table-cell table:formula="of:=COS(2 * PI() * [.B77])" office:value-type="float" office:value="-0.708596653483234">
            <text:p>-0.7085966535</text:p>
          </table:table-cell>
          <table:table-cell table:formula="of:=SIN(2 * PI() * [.B77])" office:value-type="float" office:value="-0.70561376309732">
            <text:p>-0.7056137631</text:p>
          </table:table-cell>
          <table:table-cell table:formula="of:=[.D77]*[.E77]" office:value-type="float" office:value="-0.686899307444614">
            <text:p>-0.6868993074</text:p>
          </table:table-cell>
          <table:table-cell table:formula="of:=[.D77]*[.F77]" office:value-type="float" office:value="-0.68400775365277">
            <text:p>-0.6840077537</text:p>
          </table:table-cell>
          <table:table-cell table:formula="of:=[.C77]" office:value-type="float" office:value="0.245566150710964">
            <text:p>0.2455661507</text:p>
          </table:table-cell>
        </table:table-row>
        <table:table-row table:style-name="ro1">
          <table:table-cell table:formula="of:=RAND()" office:value-type="float" office:value="0.742828369140625">
            <text:p>0.7428283691</text:p>
          </table:table-cell>
          <table:table-cell table:formula="of:=RAND()" office:value-type="float" office:value="0.598724365234375">
            <text:p>0.5987243652</text:p>
          </table:table-cell>
          <table:table-cell table:formula="of:=SQRT(1 - [.A78])" office:value-type="float" office:value="0.50712092331058">
            <text:p>0.5071209233</text:p>
          </table:table-cell>
          <table:table-cell table:formula="of:=SQRT(1 - (1 - [.A78]))" office:value-type="float" office:value="0.861874915019938">
            <text:p>0.861874915</text:p>
          </table:table-cell>
          <table:table-cell table:formula="of:=COS(2 * PI() * [.B78])" office:value-type="float" office:value="-0.813702085995433">
            <text:p>-0.813702086</text:p>
          </table:table-cell>
          <table:table-cell table:formula="of:=SIN(2 * PI() * [.B78])" office:value-type="float" office:value="-0.581282130506935">
            <text:p>-0.5812821305</text:p>
          </table:table-cell>
          <table:table-cell table:formula="of:=[.D78]*[.E78]" office:value-type="float" office:value="-0.70130941621886">
            <text:p>-0.7013094162</text:p>
          </table:table-cell>
          <table:table-cell table:formula="of:=[.D78]*[.F78]" office:value-type="float" office:value="-0.500992486833273">
            <text:p>-0.5009924868</text:p>
          </table:table-cell>
          <table:table-cell table:formula="of:=[.C78]" office:value-type="float" office:value="0.50712092331058">
            <text:p>0.5071209233</text:p>
          </table:table-cell>
        </table:table-row>
        <table:table-row table:style-name="ro1">
          <table:table-cell table:formula="of:=RAND()" office:value-type="float" office:value="0.88433837890625">
            <text:p>0.8843383789</text:p>
          </table:table-cell>
          <table:table-cell table:formula="of:=RAND()" office:value-type="float" office:value="0.006072998046875">
            <text:p>0.006072998</text:p>
          </table:table-cell>
          <table:table-cell table:formula="of:=SQRT(1 - [.A79])" office:value-type="float" office:value="0.340090607182483">
            <text:p>0.3400906072</text:p>
          </table:table-cell>
          <table:table-cell table:formula="of:=SQRT(1 - (1 - [.A79]))" office:value-type="float" office:value="0.940392672720417">
            <text:p>0.9403926727</text:p>
          </table:table-cell>
          <table:table-cell table:formula="of:=COS(2 * PI() * [.B79])" office:value-type="float" office:value="0.999272080542503">
            <text:p>0.9992720805</text:p>
          </table:table-cell>
          <table:table-cell table:formula="of:=SIN(2 * PI() * [.B79])" office:value-type="float" office:value="0.0381485130543549">
            <text:p>0.0381485131</text:p>
          </table:table-cell>
          <table:table-cell table:formula="of:=[.D79]*[.E79]" office:value-type="float" office:value="0.939708142596256">
            <text:p>0.9397081426</text:p>
          </table:table-cell>
          <table:table-cell table:formula="of:=[.D79]*[.F79]" office:value-type="float" office:value="0.0358745821514945">
            <text:p>0.0358745822</text:p>
          </table:table-cell>
          <table:table-cell table:formula="of:=[.C79]" office:value-type="float" office:value="0.340090607182483">
            <text:p>0.3400906072</text:p>
          </table:table-cell>
        </table:table-row>
        <table:table-row table:style-name="ro1">
          <table:table-cell table:formula="of:=RAND()" office:value-type="float" office:value="0.91204833984375">
            <text:p>0.9120483398</text:p>
          </table:table-cell>
          <table:table-cell table:formula="of:=RAND()" office:value-type="float" office:value="0.212860107421875">
            <text:p>0.2128601074</text:p>
          </table:table-cell>
          <table:table-cell table:formula="of:=SQRT(1 - [.A80])" office:value-type="float" office:value="0.296566451501599">
            <text:p>0.2965664515</text:p>
          </table:table-cell>
          <table:table-cell table:formula="of:=SQRT(1 - (1 - [.A80]))" office:value-type="float" office:value="0.955012219735303">
            <text:p>0.9550122197</text:p>
          </table:table-cell>
          <table:table-cell table:formula="of:=COS(2 * PI() * [.B80])" office:value-type="float" office:value="0.231244662931161">
            <text:p>0.2312446629</text:p>
          </table:table-cell>
          <table:table-cell table:formula="of:=SIN(2 * PI() * [.B80])" office:value-type="float" office:value="0.972895629482348">
            <text:p>0.9728956295</text:p>
          </table:table-cell>
          <table:table-cell table:formula="of:=[.D80]*[.E80]" office:value-type="float" office:value="0.22084147884783">
            <text:p>0.2208414788</text:p>
          </table:table-cell>
          <table:table-cell table:formula="of:=[.D80]*[.F80]" office:value-type="float" office:value="0.929127214682712">
            <text:p>0.9291272147</text:p>
          </table:table-cell>
          <table:table-cell table:formula="of:=[.C80]" office:value-type="float" office:value="0.296566451501599">
            <text:p>0.2965664515</text:p>
          </table:table-cell>
        </table:table-row>
        <table:table-row table:style-name="ro1">
          <table:table-cell table:formula="of:=RAND()" office:value-type="float" office:value="0.6573486328125">
            <text:p>0.6573486328</text:p>
          </table:table-cell>
          <table:table-cell table:formula="of:=RAND()" office:value-type="float" office:value="0.5535888671875">
            <text:p>0.5535888672</text:p>
          </table:table-cell>
          <table:table-cell table:formula="of:=SQRT(1 - [.A81])" office:value-type="float" office:value="0.585364302966537">
            <text:p>0.585364303</text:p>
          </table:table-cell>
          <table:table-cell table:formula="of:=SQRT(1 - (1 - [.A81]))" office:value-type="float" office:value="0.810770394632475">
            <text:p>0.8107703946</text:p>
          </table:table-cell>
          <table:table-cell table:formula="of:=COS(2 * PI() * [.B81])" office:value-type="float" office:value="-0.943847135947093">
            <text:p>-0.9438471359</text:p>
          </table:table-cell>
          <table:table-cell table:formula="of:=SIN(2 * PI() * [.B81])" office:value-type="float" office:value="-0.330382481321983">
            <text:p>-0.3303824813</text:p>
          </table:table-cell>
          <table:table-cell table:formula="of:=[.D81]*[.E81]" office:value-type="float" office:value="-0.765243314884556">
            <text:p>-0.7652433149</text:p>
          </table:table-cell>
          <table:table-cell table:formula="of:=[.D81]*[.F81]" office:value-type="float" office:value="-0.26786433476108">
            <text:p>-0.2678643348</text:p>
          </table:table-cell>
          <table:table-cell table:formula="of:=[.C81]" office:value-type="float" office:value="0.585364302966537">
            <text:p>0.585364303</text:p>
          </table:table-cell>
        </table:table-row>
        <table:table-row table:style-name="ro1">
          <table:table-cell table:formula="of:=RAND()" office:value-type="float" office:value="0.8809814453125">
            <text:p>0.8809814453</text:p>
          </table:table-cell>
          <table:table-cell table:formula="of:=RAND()" office:value-type="float" office:value="0.405609130859375">
            <text:p>0.4056091309</text:p>
          </table:table-cell>
          <table:table-cell table:formula="of:=SQRT(1 - [.A82])" office:value-type="float" office:value="0.344990658840931">
            <text:p>0.3449906588</text:p>
          </table:table-cell>
          <table:table-cell table:formula="of:=SQRT(1 - (1 - [.A82]))" office:value-type="float" office:value="0.938606118301229">
            <text:p>0.9386061183</text:p>
          </table:table-cell>
          <table:table-cell table:formula="of:=COS(2 * PI() * [.B82])" office:value-type="float" office:value="-0.829225763087008">
            <text:p>-0.8292257631</text:p>
          </table:table-cell>
          <table:table-cell table:formula="of:=SIN(2 * PI() * [.B82])" office:value-type="float" office:value="0.5589137982129">
            <text:p>0.5589137982</text:p>
          </table:table-cell>
          <table:table-cell table:formula="of:=[.D82]*[.E82]" office:value-type="float" office:value="-0.77831637468647">
            <text:p>-0.7783163747</text:p>
          </table:table-cell>
          <table:table-cell table:formula="of:=[.D82]*[.F82]" office:value-type="float" office:value="0.524599910605606">
            <text:p>0.5245999106</text:p>
          </table:table-cell>
          <table:table-cell table:formula="of:=[.C82]" office:value-type="float" office:value="0.344990658840931">
            <text:p>0.3449906588</text:p>
          </table:table-cell>
        </table:table-row>
        <table:table-row table:style-name="ro1">
          <table:table-cell table:formula="of:=RAND()" office:value-type="float" office:value="0.49688720703125">
            <text:p>0.496887207</text:p>
          </table:table-cell>
          <table:table-cell table:formula="of:=RAND()" office:value-type="float" office:value="0.454986572265625">
            <text:p>0.4549865723</text:p>
          </table:table-cell>
          <table:table-cell table:formula="of:=SQRT(1 - [.A83])" office:value-type="float" office:value="0.709304443076984">
            <text:p>0.7093044431</text:p>
          </table:table-cell>
          <table:table-cell table:formula="of:=SQRT(1 - (1 - [.A83]))" office:value-type="float" office:value="0.704902267716064">
            <text:p>0.7049022677</text:p>
          </table:table-cell>
          <table:table-cell table:formula="of:=COS(2 * PI() * [.B83])" office:value-type="float" office:value="-0.960270144074413">
            <text:p>-0.9602701441</text:p>
          </table:table-cell>
          <table:table-cell table:formula="of:=SIN(2 * PI() * [.B83])" office:value-type="float" office:value="0.279072124009738">
            <text:p>0.279072124</text:p>
          </table:table-cell>
          <table:table-cell table:formula="of:=[.D83]*[.E83]" office:value-type="float" office:value="-0.676896602178085">
            <text:p>-0.6768966022</text:p>
          </table:table-cell>
          <table:table-cell table:formula="of:=[.D83]*[.F83]" office:value-type="float" office:value="0.196718573070803">
            <text:p>0.1967185731</text:p>
          </table:table-cell>
          <table:table-cell table:formula="of:=[.C83]" office:value-type="float" office:value="0.709304443076984">
            <text:p>0.7093044431</text:p>
          </table:table-cell>
        </table:table-row>
        <table:table-row table:style-name="ro1">
          <table:table-cell table:formula="of:=RAND()" office:value-type="float" office:value="0.292205810546875">
            <text:p>0.2922058105</text:p>
          </table:table-cell>
          <table:table-cell table:formula="of:=RAND()" office:value-type="float" office:value="0.30645751953125">
            <text:p>0.3064575195</text:p>
          </table:table-cell>
          <table:table-cell table:formula="of:=SQRT(1 - [.A84])" office:value-type="float" office:value="0.841305051365511">
            <text:p>0.8413050514</text:p>
          </table:table-cell>
          <table:table-cell table:formula="of:=SQRT(1 - (1 - [.A84]))" office:value-type="float" office:value="0.540560644652267">
            <text:p>0.5405606447</text:p>
          </table:table-cell>
          <table:table-cell table:formula="of:=COS(2 * PI() * [.B84])" office:value-type="float" office:value="-0.347340054873889">
            <text:p>-0.3473400549</text:p>
          </table:table-cell>
          <table:table-cell table:formula="of:=SIN(2 * PI() * [.B84])" office:value-type="float" office:value="0.937739242156477">
            <text:p>0.9377392422</text:p>
          </table:table-cell>
          <table:table-cell table:formula="of:=[.D84]*[.E84]" office:value-type="float" office:value="-0.187758363976183">
            <text:p>-0.187758364</text:p>
          </table:table-cell>
          <table:table-cell table:formula="of:=[.D84]*[.F84]" office:value-type="float" office:value="0.506904929255834">
            <text:p>0.5069049293</text:p>
          </table:table-cell>
          <table:table-cell table:formula="of:=[.C84]" office:value-type="float" office:value="0.841305051365511">
            <text:p>0.8413050514</text:p>
          </table:table-cell>
        </table:table-row>
        <table:table-row table:style-name="ro1">
          <table:table-cell table:formula="of:=RAND()" office:value-type="float" office:value="0.96685791015625">
            <text:p>0.9668579102</text:p>
          </table:table-cell>
          <table:table-cell table:formula="of:=RAND()" office:value-type="float" office:value="0.805572509765625">
            <text:p>0.8055725098</text:p>
          </table:table-cell>
          <table:table-cell table:formula="of:=SQRT(1 - [.A85])" office:value-type="float" office:value="0.182049690589548">
            <text:p>0.1820496906</text:p>
          </table:table-cell>
          <table:table-cell table:formula="of:=SQRT(1 - (1 - [.A85]))" office:value-type="float" office:value="0.983289331863338">
            <text:p>0.9832893319</text:p>
          </table:table-cell>
          <table:table-cell table:formula="of:=COS(2 * PI() * [.B85])" office:value-type="float" office:value="0.34212024349785">
            <text:p>0.3421202435</text:p>
          </table:table-cell>
          <table:table-cell table:formula="of:=SIN(2 * PI() * [.B85])" office:value-type="float" office:value="-0.939656181264707">
            <text:p>-0.9396561813</text:p>
          </table:table-cell>
          <table:table-cell table:formula="of:=[.D85]*[.E85]" office:value-type="float" office:value="0.336403185645923">
            <text:p>0.3364031856</text:p>
          </table:table-cell>
          <table:table-cell table:formula="of:=[.D85]*[.F85]" office:value-type="float" office:value="-0.92395389865703">
            <text:p>-0.9239538987</text:p>
          </table:table-cell>
          <table:table-cell table:formula="of:=[.C85]" office:value-type="float" office:value="0.182049690589548">
            <text:p>0.1820496906</text:p>
          </table:table-cell>
        </table:table-row>
        <table:table-row table:style-name="ro1">
          <table:table-cell table:formula="of:=RAND()" office:value-type="float" office:value="0.29193115234375">
            <text:p>0.2919311523</text:p>
          </table:table-cell>
          <table:table-cell table:formula="of:=RAND()" office:value-type="float" office:value="0.490875244140625">
            <text:p>0.4908752441</text:p>
          </table:table-cell>
          <table:table-cell table:formula="of:=SQRT(1 - [.A86])" office:value-type="float" office:value="0.841468268953886">
            <text:p>0.841468269</text:p>
          </table:table-cell>
          <table:table-cell table:formula="of:=SQRT(1 - (1 - [.A86]))" office:value-type="float" office:value="0.540306535536773">
            <text:p>0.5403065355</text:p>
          </table:table-cell>
          <table:table-cell table:formula="of:=COS(2 * PI() * [.B86])" office:value-type="float" office:value="-0.998356940528243">
            <text:p>-0.9983569405</text:p>
          </table:table-cell>
          <table:table-cell table:formula="of:=SIN(2 * PI() * [.B86])" office:value-type="float" office:value="0.0573011282531624">
            <text:p>0.0573011283</text:p>
          </table:table-cell>
          <table:table-cell table:formula="of:=[.D86]*[.E86]" office:value-type="float" office:value="-0.539418779765907">
            <text:p>-0.5394187798</text:p>
          </table:table-cell>
          <table:table-cell table:formula="of:=[.D86]*[.F86]" office:value-type="float" office:value="0.0309601740888145">
            <text:p>0.0309601741</text:p>
          </table:table-cell>
          <table:table-cell table:formula="of:=[.C86]" office:value-type="float" office:value="0.841468268953886">
            <text:p>0.841468269</text:p>
          </table:table-cell>
        </table:table-row>
        <table:table-row table:style-name="ro1">
          <table:table-cell table:formula="of:=RAND()" office:value-type="float" office:value="0.177154541015625">
            <text:p>0.177154541</text:p>
          </table:table-cell>
          <table:table-cell table:formula="of:=RAND()" office:value-type="float" office:value="0.357177734375">
            <text:p>0.3571777344</text:p>
          </table:table-cell>
          <table:table-cell table:formula="of:=SQRT(1 - [.A87])" office:value-type="float" office:value="0.907108295069765">
            <text:p>0.9071082951</text:p>
          </table:table-cell>
          <table:table-cell table:formula="of:=SQRT(1 - (1 - [.A87]))" office:value-type="float" office:value="0.420897304595343">
            <text:p>0.4208973046</text:p>
          </table:table-cell>
          <table:table-cell table:formula="of:=COS(2 * PI() * [.B87])" office:value-type="float" office:value="-0.623661117525695">
            <text:p>-0.6236611175</text:p>
          </table:table-cell>
          <table:table-cell table:formula="of:=SIN(2 * PI() * [.B87])" office:value-type="float" office:value="0.781694832071059">
            <text:p>0.7816948321</text:p>
          </table:table-cell>
          <table:table-cell table:formula="of:=[.D87]*[.E87]" office:value-type="float" office:value="-0.262497283347484">
            <text:p>-0.2624972833</text:p>
          </table:table-cell>
          <table:table-cell table:formula="of:=[.D87]*[.F87]" office:value-type="float" office:value="0.329013247834818">
            <text:p>0.3290132478</text:p>
          </table:table-cell>
          <table:table-cell table:formula="of:=[.C87]" office:value-type="float" office:value="0.907108295069765">
            <text:p>0.9071082951</text:p>
          </table:table-cell>
        </table:table-row>
        <table:table-row table:style-name="ro1">
          <table:table-cell table:formula="of:=RAND()" office:value-type="float" office:value="0.717071533203125">
            <text:p>0.7170715332</text:p>
          </table:table-cell>
          <table:table-cell table:formula="of:=RAND()" office:value-type="float" office:value="0.080902099609375">
            <text:p>0.0809020996</text:p>
          </table:table-cell>
          <table:table-cell table:formula="of:=SQRT(1 - [.A88])" office:value-type="float" office:value="0.531910205576914">
            <text:p>0.5319102056</text:p>
          </table:table-cell>
          <table:table-cell table:formula="of:=SQRT(1 - (1 - [.A88]))" office:value-type="float" office:value="0.846800763582039">
            <text:p>0.8468007636</text:p>
          </table:table-cell>
          <table:table-cell table:formula="of:=COS(2 * PI() * [.B88])" office:value-type="float" office:value="0.873562009943378">
            <text:p>0.8735620099</text:p>
          </table:table-cell>
          <table:table-cell table:formula="of:=SIN(2 * PI() * [.B88])" office:value-type="float" office:value="0.486712866877059">
            <text:p>0.4867128669</text:p>
          </table:table-cell>
          <table:table-cell table:formula="of:=[.D88]*[.E88]" office:value-type="float" office:value="0.739732977056313">
            <text:p>0.7397329771</text:p>
          </table:table-cell>
          <table:table-cell table:formula="of:=[.D88]*[.F88]" office:value-type="float" office:value="0.412148827316697">
            <text:p>0.4121488273</text:p>
          </table:table-cell>
          <table:table-cell table:formula="of:=[.C88]" office:value-type="float" office:value="0.531910205576914">
            <text:p>0.5319102056</text:p>
          </table:table-cell>
        </table:table-row>
        <table:table-row table:style-name="ro1">
          <table:table-cell table:formula="of:=RAND()" office:value-type="float" office:value="0.67999267578125">
            <text:p>0.6799926758</text:p>
          </table:table-cell>
          <table:table-cell table:formula="of:=RAND()" office:value-type="float" office:value="0.173736572265625">
            <text:p>0.1737365723</text:p>
          </table:table-cell>
          <table:table-cell table:formula="of:=SQRT(1 - [.A89])" office:value-type="float" office:value="0.565691898668127">
            <text:p>0.5656918987</text:p>
          </table:table-cell>
          <table:table-cell table:formula="of:=SQRT(1 - (1 - [.A89]))" office:value-type="float" office:value="0.824616684151643">
            <text:p>0.8246166842</text:p>
          </table:table-cell>
          <table:table-cell table:formula="of:=COS(2 * PI() * [.B89])" office:value-type="float" office:value="0.461049243029567">
            <text:p>0.461049243</text:p>
          </table:table-cell>
          <table:table-cell table:formula="of:=SIN(2 * PI() * [.B89])" office:value-type="float" office:value="0.887374551980089">
            <text:p>0.887374552</text:p>
          </table:table-cell>
          <table:table-cell table:formula="of:=[.D89]*[.E89]" office:value-type="float" office:value="0.380188898017666">
            <text:p>0.380188898</text:p>
          </table:table-cell>
          <table:table-cell table:formula="of:=[.D89]*[.F89]" office:value-type="float" office:value="0.73174386065437">
            <text:p>0.7317438607</text:p>
          </table:table-cell>
          <table:table-cell table:formula="of:=[.C89]" office:value-type="float" office:value="0.565691898668127">
            <text:p>0.5656918987</text:p>
          </table:table-cell>
        </table:table-row>
        <table:table-row table:style-name="ro1">
          <table:table-cell table:formula="of:=RAND()" office:value-type="float" office:value="0.035064697265625">
            <text:p>0.0350646973</text:p>
          </table:table-cell>
          <table:table-cell table:formula="of:=RAND()" office:value-type="float" office:value="0.907257080078125">
            <text:p>0.9072570801</text:p>
          </table:table-cell>
          <table:table-cell table:formula="of:=SQRT(1 - [.A90])" office:value-type="float" office:value="0.982311204626301">
            <text:p>0.9823112046</text:p>
          </table:table-cell>
          <table:table-cell table:formula="of:=SQRT(1 - (1 - [.A90]))" office:value-type="float" office:value="0.187255700221983">
            <text:p>0.1872557002</text:p>
          </table:table-cell>
          <table:table-cell table:formula="of:=COS(2 * PI() * [.B90])" office:value-type="float" office:value="0.83496840863235">
            <text:p>0.8349684086</text:p>
          </table:table-cell>
          <table:table-cell table:formula="of:=SIN(2 * PI() * [.B90])" office:value-type="float" office:value="-0.55029787986686">
            <text:p>-0.5502978799</text:p>
          </table:table-cell>
          <table:table-cell table:formula="of:=[.D90]*[.E90]" office:value-type="float" office:value="0.156352594021685">
            <text:p>0.156352594</text:p>
          </table:table-cell>
          <table:table-cell table:formula="of:=[.D90]*[.F90]" office:value-type="float" office:value="-0.103046414825141">
            <text:p>-0.1030464148</text:p>
          </table:table-cell>
          <table:table-cell table:formula="of:=[.C90]" office:value-type="float" office:value="0.982311204626301">
            <text:p>0.9823112046</text:p>
          </table:table-cell>
        </table:table-row>
        <table:table-row table:style-name="ro1">
          <table:table-cell table:formula="of:=RAND()" office:value-type="float" office:value="0.763153076171875">
            <text:p>0.7631530762</text:p>
          </table:table-cell>
          <table:table-cell table:formula="of:=RAND()" office:value-type="float" office:value="0.758148193359375">
            <text:p>0.7581481934</text:p>
          </table:table-cell>
          <table:table-cell table:formula="of:=SQRT(1 - [.A91])" office:value-type="float" office:value="0.486669213972001">
            <text:p>0.486669214</text:p>
          </table:table-cell>
          <table:table-cell table:formula="of:=SQRT(1 - (1 - [.A91]))" office:value-type="float" office:value="0.873586330119625">
            <text:p>0.8735863301</text:p>
          </table:table-cell>
          <table:table-cell table:formula="of:=COS(2 * PI() * [.B91])" office:value-type="float" office:value="0.0511742465498518">
            <text:p>0.0511742465</text:p>
          </table:table-cell>
          <table:table-cell table:formula="of:=SIN(2 * PI() * [.B91])" office:value-type="float" office:value="-0.998689739854203">
            <text:p>-0.9986897399</text:p>
          </table:table-cell>
          <table:table-cell table:formula="of:=[.D91]*[.E91]" office:value-type="float" office:value="0.044705122240122">
            <text:p>0.0447051222</text:p>
          </table:table-cell>
          <table:table-cell table:formula="of:=[.D91]*[.F91]" office:value-type="float" office:value="-0.872441704767356">
            <text:p>-0.8724417048</text:p>
          </table:table-cell>
          <table:table-cell table:formula="of:=[.C91]" office:value-type="float" office:value="0.486669213972001">
            <text:p>0.486669214</text:p>
          </table:table-cell>
        </table:table-row>
        <table:table-row table:style-name="ro1">
          <table:table-cell table:formula="of:=RAND()" office:value-type="float" office:value="0.124237060546875">
            <text:p>0.1242370605</text:p>
          </table:table-cell>
          <table:table-cell table:formula="of:=RAND()" office:value-type="float" office:value="0.28900146484375">
            <text:p>0.2890014648</text:p>
          </table:table-cell>
          <table:table-cell table:formula="of:=SQRT(1 - [.A92])" office:value-type="float" office:value="0.935822066128559">
            <text:p>0.9358220661</text:p>
          </table:table-cell>
          <table:table-cell table:formula="of:=SQRT(1 - (1 - [.A92]))" office:value-type="float" office:value="0.352472779866581">
            <text:p>0.3524727799</text:p>
          </table:table-cell>
          <table:table-cell table:formula="of:=COS(2 * PI() * [.B92])" office:value-type="float" office:value="-0.242608159718497">
            <text:p>-0.2426081597</text:p>
          </table:table-cell>
          <table:table-cell table:formula="of:=SIN(2 * PI() * [.B92])" office:value-type="float" office:value="0.97012436359366">
            <text:p>0.9701243636</text:p>
          </table:table-cell>
          <table:table-cell table:formula="of:=[.D92]*[.E92]" office:value-type="float" office:value="-0.0855127724742939">
            <text:p>-0.0855127725</text:p>
          </table:table-cell>
          <table:table-cell table:formula="of:=[.D92]*[.F92]" office:value-type="float" office:value="0.341942431252155">
            <text:p>0.3419424313</text:p>
          </table:table-cell>
          <table:table-cell table:formula="of:=[.C92]" office:value-type="float" office:value="0.935822066128559">
            <text:p>0.9358220661</text:p>
          </table:table-cell>
        </table:table-row>
        <table:table-row table:style-name="ro1">
          <table:table-cell table:formula="of:=RAND()" office:value-type="float" office:value="0.128936767578125">
            <text:p>0.1289367676</text:p>
          </table:table-cell>
          <table:table-cell table:formula="of:=RAND()" office:value-type="float" office:value="0.23248291015625">
            <text:p>0.2324829102</text:p>
          </table:table-cell>
          <table:table-cell table:formula="of:=SQRT(1 - [.A93])" office:value-type="float" office:value="0.933307683683079">
            <text:p>0.9333076837</text:p>
          </table:table-cell>
          <table:table-cell table:formula="of:=SQRT(1 - (1 - [.A93]))" office:value-type="float" office:value="0.359077662321294">
            <text:p>0.3590776623</text:p>
          </table:table-cell>
          <table:table-cell table:formula="of:=COS(2 * PI() * [.B93])" office:value-type="float" office:value="0.109841040648883">
            <text:p>0.1098410406</text:p>
          </table:table-cell>
          <table:table-cell table:formula="of:=SIN(2 * PI() * [.B93])" office:value-type="float" office:value="0.993949166602181">
            <text:p>0.9939491666</text:p>
          </table:table-cell>
          <table:table-cell table:formula="of:=[.D93]*[.E93]" office:value-type="float" office:value="0.039441464103139">
            <text:p>0.0394414641</text:p>
          </table:table-cell>
          <table:table-cell table:formula="of:=[.D93]*[.F93]" office:value-type="float" office:value="0.356904943209709">
            <text:p>0.3569049432</text:p>
          </table:table-cell>
          <table:table-cell table:formula="of:=[.C93]" office:value-type="float" office:value="0.933307683683079">
            <text:p>0.9333076837</text:p>
          </table:table-cell>
        </table:table-row>
        <table:table-row table:style-name="ro1">
          <table:table-cell table:formula="of:=RAND()" office:value-type="float" office:value="0.178680419921875">
            <text:p>0.1786804199</text:p>
          </table:table-cell>
          <table:table-cell table:formula="of:=RAND()" office:value-type="float" office:value="0.934173583984375">
            <text:p>0.934173584</text:p>
          </table:table-cell>
          <table:table-cell table:formula="of:=SQRT(1 - [.A94])" office:value-type="float" office:value="0.906266837128075">
            <text:p>0.9062668371</text:p>
          </table:table-cell>
          <table:table-cell table:formula="of:=SQRT(1 - (1 - [.A94]))" office:value-type="float" office:value="0.422706067997462">
            <text:p>0.422706068</text:p>
          </table:table-cell>
          <table:table-cell table:formula="of:=COS(2 * PI() * [.B94])" office:value-type="float" office:value="0.915680062246108">
            <text:p>0.9156800622</text:p>
          </table:table-cell>
          <table:table-cell table:formula="of:=SIN(2 * PI() * [.B94])" office:value-type="float" office:value="-0.40190797902625">
            <text:p>-0.401907979</text:p>
          </table:table-cell>
          <table:table-cell table:formula="of:=[.D94]*[.E94]" office:value-type="float" office:value="0.387063518655723">
            <text:p>0.3870635187</text:p>
          </table:table-cell>
          <table:table-cell table:formula="of:=[.D94]*[.F94]" office:value-type="float" office:value="-0.169888941510993">
            <text:p>-0.1698889415</text:p>
          </table:table-cell>
          <table:table-cell table:formula="of:=[.C94]" office:value-type="float" office:value="0.906266837128075">
            <text:p>0.9062668371</text:p>
          </table:table-cell>
        </table:table-row>
        <table:table-row table:style-name="ro1">
          <table:table-cell table:formula="of:=RAND()" office:value-type="float" office:value="0.3551025390625">
            <text:p>0.3551025391</text:p>
          </table:table-cell>
          <table:table-cell table:formula="of:=RAND()" office:value-type="float" office:value="0.312286376953125">
            <text:p>0.312286377</text:p>
          </table:table-cell>
          <table:table-cell table:formula="of:=SQRT(1 - [.A95])" office:value-type="float" office:value="0.803055079641179">
            <text:p>0.8030550796</text:p>
          </table:table-cell>
          <table:table-cell table:formula="of:=SQRT(1 - (1 - [.A95]))" office:value-type="float" office:value="0.595904807047653">
            <text:p>0.595904807</text:p>
          </table:table-cell>
          <table:table-cell table:formula="of:=COS(2 * PI() * [.B95])" office:value-type="float" office:value="-0.381443026246635">
            <text:p>-0.3814430262</text:p>
          </table:table-cell>
          <table:table-cell table:formula="of:=SIN(2 * PI() * [.B95])" office:value-type="float" office:value="0.924392350535101">
            <text:p>0.9243923505</text:p>
          </table:table-cell>
          <table:table-cell table:formula="of:=[.D95]*[.E95]" office:value-type="float" office:value="-0.227303732955173">
            <text:p>-0.227303733</text:p>
          </table:table-cell>
          <table:table-cell table:formula="of:=[.D95]*[.F95]" office:value-type="float" office:value="0.550849845281945">
            <text:p>0.5508498453</text:p>
          </table:table-cell>
          <table:table-cell table:formula="of:=[.C95]" office:value-type="float" office:value="0.803055079641179">
            <text:p>0.8030550796</text:p>
          </table:table-cell>
        </table:table-row>
        <table:table-row table:style-name="ro1">
          <table:table-cell table:formula="of:=RAND()" office:value-type="float" office:value="0.797515869140625">
            <text:p>0.7975158691</text:p>
          </table:table-cell>
          <table:table-cell table:formula="of:=RAND()" office:value-type="float" office:value="0.989532470703125">
            <text:p>0.9895324707</text:p>
          </table:table-cell>
          <table:table-cell table:formula="of:=SQRT(1 - [.A96])" office:value-type="float" office:value="0.449982367276069">
            <text:p>0.4499823673</text:p>
          </table:table-cell>
          <table:table-cell table:formula="of:=SQRT(1 - (1 - [.A96]))" office:value-type="float" office:value="0.893037439943379">
            <text:p>0.8930374399</text:p>
          </table:table-cell>
          <table:table-cell table:formula="of:=COS(2 * PI() * [.B96])" office:value-type="float" office:value="0.997837970794548">
            <text:p>0.9978379708</text:p>
          </table:table-cell>
          <table:table-cell table:formula="of:=SIN(2 * PI() * [.B96])" office:value-type="float" office:value="-0.0657220209718044">
            <text:p>-0.065722021</text:p>
          </table:table-cell>
          <table:table-cell table:formula="of:=[.D96]*[.E96]" office:value-type="float" office:value="0.89110666691666">
            <text:p>0.8911066669</text:p>
          </table:table-cell>
          <table:table-cell table:formula="of:=[.D96]*[.F96]" office:value-type="float" office:value="-0.0586922253565653">
            <text:p>-0.0586922254</text:p>
          </table:table-cell>
          <table:table-cell table:formula="of:=[.C96]" office:value-type="float" office:value="0.449982367276069">
            <text:p>0.4499823673</text:p>
          </table:table-cell>
        </table:table-row>
        <table:table-row table:style-name="ro1">
          <table:table-cell table:formula="of:=RAND()" office:value-type="float" office:value="0.208953857421875">
            <text:p>0.2089538574</text:p>
          </table:table-cell>
          <table:table-cell table:formula="of:=RAND()" office:value-type="float" office:value="0.2392578125">
            <text:p>0.2392578125</text:p>
          </table:table-cell>
          <table:table-cell table:formula="of:=SQRT(1 - [.A97])" office:value-type="float" office:value="0.889407748211204">
            <text:p>0.8894077482</text:p>
          </table:table-cell>
          <table:table-cell table:formula="of:=SQRT(1 - (1 - [.A97]))" office:value-type="float" office:value="0.457114709260023">
            <text:p>0.4571147093</text:p>
          </table:table-cell>
          <table:table-cell table:formula="of:=COS(2 * PI() * [.B97])" office:value-type="float" office:value="0.0674439195636641">
            <text:p>0.0674439196</text:p>
          </table:table-cell>
          <table:table-cell table:formula="of:=SIN(2 * PI() * [.B97])" office:value-type="float" office:value="0.997723066644192">
            <text:p>0.9977230666</text:p>
          </table:table-cell>
          <table:table-cell table:formula="of:=[.D97]*[.E97]" office:value-type="float" office:value="0.0308296076827007">
            <text:p>0.0308296077</text:p>
          </table:table-cell>
          <table:table-cell table:formula="of:=[.D97]*[.F97]" office:value-type="float" office:value="0.456073889531078">
            <text:p>0.4560738895</text:p>
          </table:table-cell>
          <table:table-cell table:formula="of:=[.C97]" office:value-type="float" office:value="0.889407748211204">
            <text:p>0.8894077482</text:p>
          </table:table-cell>
        </table:table-row>
        <table:table-row table:style-name="ro1">
          <table:table-cell table:formula="of:=RAND()" office:value-type="float" office:value="0.2972412109375">
            <text:p>0.2972412109</text:p>
          </table:table-cell>
          <table:table-cell table:formula="of:=RAND()" office:value-type="float" office:value="0.996826171875">
            <text:p>0.9968261719</text:p>
          </table:table-cell>
          <table:table-cell table:formula="of:=SQRT(1 - [.A98])" office:value-type="float" office:value="0.838307097108512">
            <text:p>0.8383070971</text:p>
          </table:table-cell>
          <table:table-cell table:formula="of:=SQRT(1 - (1 - [.A98]))" office:value-type="float" office:value="0.545198322573997">
            <text:p>0.5451983226</text:p>
          </table:table-cell>
          <table:table-cell table:formula="of:=COS(2 * PI() * [.B98])" office:value-type="float" office:value="0.999801169887884">
            <text:p>0.9998011699</text:p>
          </table:table-cell>
          <table:table-cell table:formula="of:=SIN(2 * PI() * [.B98])" office:value-type="float" office:value="-0.019940428551515">
            <text:p>-0.0199404286</text:p>
          </table:table-cell>
          <table:table-cell table:formula="of:=[.D98]*[.E98]" office:value-type="float" office:value="0.545089920730394">
            <text:p>0.5450899207</text:p>
          </table:table-cell>
          <table:table-cell table:formula="of:=[.D98]*[.F98]" office:value-type="float" office:value="-0.0108714881976926">
            <text:p>-0.0108714882</text:p>
          </table:table-cell>
          <table:table-cell table:formula="of:=[.C98]" office:value-type="float" office:value="0.838307097108512">
            <text:p>0.8383070971</text:p>
          </table:table-cell>
        </table:table-row>
        <table:table-row table:style-name="ro1">
          <table:table-cell table:formula="of:=RAND()" office:value-type="float" office:value="0.94891357421875">
            <text:p>0.9489135742</text:p>
          </table:table-cell>
          <table:table-cell table:formula="of:=RAND()" office:value-type="float" office:value="0.650634765625">
            <text:p>0.6506347656</text:p>
          </table:table-cell>
          <table:table-cell table:formula="of:=SQRT(1 - [.A99])" office:value-type="float" office:value="0.226023064710772">
            <text:p>0.2260230647</text:p>
          </table:table-cell>
          <table:table-cell table:formula="of:=SQRT(1 - (1 - [.A99]))" office:value-type="float" office:value="0.974121950383395">
            <text:p>0.9741219504</text:p>
          </table:table-cell>
          <table:table-cell table:formula="of:=COS(2 * PI() * [.B99])" office:value-type="float" office:value="-0.584553942953015">
            <text:p>-0.584553943</text:p>
          </table:table-cell>
          <table:table-cell table:formula="of:=SIN(2 * PI() * [.B99])" office:value-type="float" office:value="-0.811354847017064">
            <text:p>-0.811354847</text:p>
          </table:table-cell>
          <table:table-cell table:formula="of:=[.D99]*[.E99]" office:value-type="float" office:value="-0.569426827013695">
            <text:p>-0.569426827</text:p>
          </table:table-cell>
          <table:table-cell table:formula="of:=[.D99]*[.F99]" office:value-type="float" office:value="-0.790358566029283">
            <text:p>-0.790358566</text:p>
          </table:table-cell>
          <table:table-cell table:formula="of:=[.C99]" office:value-type="float" office:value="0.226023064710772">
            <text:p>0.2260230647</text:p>
          </table:table-cell>
        </table:table-row>
        <table:table-row table:style-name="ro1">
          <table:table-cell table:formula="of:=RAND()" office:value-type="float" office:value="0.091552734375">
            <text:p>0.0915527344</text:p>
          </table:table-cell>
          <table:table-cell table:formula="of:=RAND()" office:value-type="float" office:value="0.069122314453125">
            <text:p>0.0691223145</text:p>
          </table:table-cell>
          <table:table-cell table:formula="of:=SQRT(1 - [.A100])" office:value-type="float" office:value="0.953125">
            <text:p>0.953125</text:p>
          </table:table-cell>
          <table:table-cell table:formula="of:=SQRT(1 - (1 - [.A100]))" office:value-type="float" office:value="0.302576823922454">
            <text:p>0.3025768239</text:p>
          </table:table-cell>
          <table:table-cell table:formula="of:=COS(2 * PI() * [.B100])" office:value-type="float" office:value="0.907161310457516">
            <text:p>0.9071613105</text:p>
          </table:table-cell>
          <table:table-cell table:formula="of:=SIN(2 * PI() * [.B100])" office:value-type="float" office:value="0.420783028185551">
            <text:p>0.4207830282</text:p>
          </table:table-cell>
          <table:table-cell table:formula="of:=[.D100]*[.E100]" office:value-type="float" office:value="0.274485988103567">
            <text:p>0.2744859881</text:p>
          </table:table-cell>
          <table:table-cell table:formula="of:=[.D100]*[.F100]" office:value-type="float" office:value="0.127319192228857">
            <text:p>0.1273191922</text:p>
          </table:table-cell>
          <table:table-cell table:formula="of:=[.C100]" office:value-type="float" office:value="0.953125">
            <text:p>0.953125</text:p>
          </table:table-cell>
        </table:table-row>
        <table:table-row table:style-name="ro1">
          <table:table-cell table:formula="of:=RAND()" office:value-type="float" office:value="0.329193115234375">
            <text:p>0.3291931152</text:p>
          </table:table-cell>
          <table:table-cell table:formula="of:=RAND()" office:value-type="float" office:value="0.6949462890625">
            <text:p>0.6949462891</text:p>
          </table:table-cell>
          <table:table-cell table:formula="of:=SQRT(1 - [.A101])" office:value-type="float" office:value="0.819028012198377">
            <text:p>0.8190280122</text:p>
          </table:table-cell>
          <table:table-cell table:formula="of:=SQRT(1 - (1 - [.A101]))" office:value-type="float" office:value="0.573753531783792">
            <text:p>0.5737535318</text:p>
          </table:table-cell>
          <table:table-cell table:formula="of:=COS(2 * PI() * [.B101])" office:value-type="float" office:value="-0.33905542541497">
            <text:p>-0.3390554254</text:p>
          </table:table-cell>
          <table:table-cell table:formula="of:=SIN(2 * PI() * [.B101])" office:value-type="float" office:value="-0.940766399536396">
            <text:p>-0.9407663995</text:p>
          </table:table-cell>
          <table:table-cell table:formula="of:=[.D101]*[.E101]" office:value-type="float" office:value="-0.194534247802295">
            <text:p>-0.1945342478</text:p>
          </table:table-cell>
          <table:table-cell table:formula="of:=[.D101]*[.F101]" office:value-type="float" office:value="-0.539768044317529">
            <text:p>-0.5397680443</text:p>
          </table:table-cell>
          <table:table-cell table:formula="of:=[.C101]" office:value-type="float" office:value="0.819028012198377">
            <text:p>0.8190280122</text:p>
          </table:table-cell>
        </table:table-row>
        <table:table-row table:style-name="ro1">
          <table:table-cell table:formula="of:=RAND()" office:value-type="float" office:value="0.243927001953125">
            <text:p>0.243927002</text:p>
          </table:table-cell>
          <table:table-cell table:formula="of:=RAND()" office:value-type="float" office:value="0.610748291015625">
            <text:p>0.610748291</text:p>
          </table:table-cell>
          <table:table-cell table:formula="of:=SQRT(1 - [.A102])" office:value-type="float" office:value="0.869524581623127">
            <text:p>0.8695245816</text:p>
          </table:table-cell>
          <table:table-cell table:formula="of:=SQRT(1 - (1 - [.A102]))" office:value-type="float" office:value="0.493889665768707">
            <text:p>0.4938896658</text:p>
          </table:table-cell>
          <table:table-cell table:formula="of:=COS(2 * PI() * [.B102])" office:value-type="float" office:value="-0.767507792321741">
            <text:p>-0.7675077923</text:p>
          </table:table-cell>
          <table:table-cell table:formula="of:=SIN(2 * PI() * [.B102])" office:value-type="float" office:value="-0.641039615566313">
            <text:p>-0.6410396156</text:p>
          </table:table-cell>
          <table:table-cell table:formula="of:=[.D102]*[.E102]" office:value-type="float" office:value="-0.379064167024663">
            <text:p>-0.379064167</text:p>
          </table:table-cell>
          <table:table-cell table:formula="of:=[.D102]*[.F102]" office:value-type="float" office:value="-0.316602841476547">
            <text:p>-0.3166028415</text:p>
          </table:table-cell>
          <table:table-cell table:formula="of:=[.C102]" office:value-type="float" office:value="0.869524581623127">
            <text:p>0.8695245816</text:p>
          </table:table-cell>
        </table:table-row>
        <table:table-row table:style-name="ro1">
          <table:table-cell table:formula="of:=RAND()" office:value-type="float" office:value="0.2432861328125">
            <text:p>0.2432861328</text:p>
          </table:table-cell>
          <table:table-cell table:formula="of:=RAND()" office:value-type="float" office:value="0.672607421875">
            <text:p>0.6726074219</text:p>
          </table:table-cell>
          <table:table-cell table:formula="of:=SQRT(1 - [.A103])" office:value-type="float" office:value="0.869893020541894">
            <text:p>0.8698930205</text:p>
          </table:table-cell>
          <table:table-cell table:formula="of:=SQRT(1 - (1 - [.A103]))" office:value-type="float" office:value="0.493240441177019">
            <text:p>0.4932404412</text:p>
          </table:table-cell>
          <table:table-cell table:formula="of:=COS(2 * PI() * [.B103])" office:value-type="float" office:value="-0.467333208741988">
            <text:p>-0.4673332087</text:p>
          </table:table-cell>
          <table:table-cell table:formula="of:=SIN(2 * PI() * [.B103])" office:value-type="float" office:value="-0.884081258712635">
            <text:p>-0.8840812587</text:p>
          </table:table-cell>
          <table:table-cell table:formula="of:=[.D103]*[.E103]" office:value-type="float" office:value="-0.23050763805657">
            <text:p>-0.2305076381</text:p>
          </table:table-cell>
          <table:table-cell table:formula="of:=[.D103]*[.F103]" office:value-type="float" office:value="-0.436064630083754">
            <text:p>-0.4360646301</text:p>
          </table:table-cell>
          <table:table-cell table:formula="of:=[.C103]" office:value-type="float" office:value="0.869893020541894">
            <text:p>0.8698930205</text:p>
          </table:table-cell>
        </table:table-row>
        <table:table-row table:style-name="ro1">
          <table:table-cell table:formula="of:=RAND()" office:value-type="float" office:value="0.63519287109375">
            <text:p>0.6351928711</text:p>
          </table:table-cell>
          <table:table-cell table:formula="of:=RAND()" office:value-type="float" office:value="0.99224853515625">
            <text:p>0.9922485352</text:p>
          </table:table-cell>
          <table:table-cell table:formula="of:=SQRT(1 - [.A104])" office:value-type="float" office:value="0.603992656334702">
            <text:p>0.6039926563</text:p>
          </table:table-cell>
          <table:table-cell table:formula="of:=SQRT(1 - (1 - [.A104]))" office:value-type="float" office:value="0.796989881424946">
            <text:p>0.7969898814</text:p>
          </table:table-cell>
          <table:table-cell table:formula="of:=COS(2 * PI() * [.B104])" office:value-type="float" office:value="0.998814199976435">
            <text:p>0.9988142</text:p>
          </table:table-cell>
          <table:table-cell table:formula="of:=SIN(2 * PI() * [.B104])" office:value-type="float" office:value="-0.0486846374684388">
            <text:p>-0.0486846375</text:p>
          </table:table-cell>
          <table:table-cell table:formula="of:=[.D104]*[.E104]" office:value-type="float" office:value="0.796044810804772">
            <text:p>0.7960448108</text:p>
          </table:table-cell>
          <table:table-cell table:formula="of:=[.D104]*[.F104]" office:value-type="float" office:value="-0.0388011634431875">
            <text:p>-0.0388011634</text:p>
          </table:table-cell>
          <table:table-cell table:formula="of:=[.C104]" office:value-type="float" office:value="0.603992656334702">
            <text:p>0.6039926563</text:p>
          </table:table-cell>
        </table:table-row>
        <table:table-row table:style-name="ro1">
          <table:table-cell table:formula="of:=RAND()" office:value-type="float" office:value="0.927886962890625">
            <text:p>0.9278869629</text:p>
          </table:table-cell>
          <table:table-cell table:formula="of:=RAND()" office:value-type="float" office:value="0.2183837890625">
            <text:p>0.2183837891</text:p>
          </table:table-cell>
          <table:table-cell table:formula="of:=SQRT(1 - [.A105])" office:value-type="float" office:value="0.268538706910894">
            <text:p>0.2685387069</text:p>
          </table:table-cell>
          <table:table-cell table:formula="of:=SQRT(1 - (1 - [.A105]))" office:value-type="float" office:value="0.96326889438548">
            <text:p>0.9632688944</text:p>
          </table:table-cell>
          <table:table-cell table:formula="of:=COS(2 * PI() * [.B105])" office:value-type="float" office:value="0.197346562240966">
            <text:p>0.1973465622</text:p>
          </table:table-cell>
          <table:table-cell table:formula="of:=SIN(2 * PI() * [.B105])" office:value-type="float" office:value="0.980333787223348">
            <text:p>0.9803337872</text:p>
          </table:table-cell>
          <table:table-cell table:formula="of:=[.D105]*[.E105]" office:value-type="float" office:value="0.190097804820631">
            <text:p>0.1900978048</text:p>
          </table:table-cell>
          <table:table-cell table:formula="of:=[.D105]*[.F105]" office:value-type="float" office:value="0.944325043347365">
            <text:p>0.9443250433</text:p>
          </table:table-cell>
          <table:table-cell table:formula="of:=[.C105]" office:value-type="float" office:value="0.268538706910894">
            <text:p>0.2685387069</text:p>
          </table:table-cell>
        </table:table-row>
        <table:table-row table:style-name="ro1">
          <table:table-cell table:formula="of:=RAND()" office:value-type="float" office:value="0.229888916015625">
            <text:p>0.229888916</text:p>
          </table:table-cell>
          <table:table-cell table:formula="of:=RAND()" office:value-type="float" office:value="0.382720947265625">
            <text:p>0.3827209473</text:p>
          </table:table-cell>
          <table:table-cell table:formula="of:=SQRT(1 - [.A106])" office:value-type="float" office:value="0.877559732431004">
            <text:p>0.8775597324</text:p>
          </table:table-cell>
          <table:table-cell table:formula="of:=SQRT(1 - (1 - [.A106]))" office:value-type="float" office:value="0.479467325284659">
            <text:p>0.4794673253</text:p>
          </table:table-cell>
          <table:table-cell table:formula="of:=COS(2 * PI() * [.B106])" office:value-type="float" office:value="-0.74056469333382">
            <text:p>-0.7405646933</text:p>
          </table:table-cell>
          <table:table-cell table:formula="of:=SIN(2 * PI() * [.B106])" office:value-type="float" office:value="0.671985070509297">
            <text:p>0.6719850705</text:p>
          </table:table-cell>
          <table:table-cell table:formula="of:=[.D106]*[.E106]" office:value-type="float" office:value="-0.35507657271302">
            <text:p>-0.3550765727</text:p>
          </table:table-cell>
          <table:table-cell table:formula="of:=[.D106]*[.F106]" office:value-type="float" office:value="0.322194884388316">
            <text:p>0.3221948844</text:p>
          </table:table-cell>
          <table:table-cell table:formula="of:=[.C106]" office:value-type="float" office:value="0.877559732431004">
            <text:p>0.8775597324</text:p>
          </table:table-cell>
        </table:table-row>
        <table:table-row table:style-name="ro1">
          <table:table-cell table:formula="of:=RAND()" office:value-type="float" office:value="0.5272216796875">
            <text:p>0.5272216797</text:p>
          </table:table-cell>
          <table:table-cell table:formula="of:=RAND()" office:value-type="float" office:value="0.667572021484375">
            <text:p>0.6675720215</text:p>
          </table:table-cell>
          <table:table-cell table:formula="of:=SQRT(1 - [.A107])" office:value-type="float" office:value="0.687588772677754">
            <text:p>0.6875887727</text:p>
          </table:table-cell>
          <table:table-cell table:formula="of:=SQRT(1 - (1 - [.A107]))" office:value-type="float" office:value="0.726100323431618">
            <text:p>0.7261003234</text:p>
          </table:table-cell>
          <table:table-cell table:formula="of:=COS(2 * PI() * [.B107])" office:value-type="float" office:value="-0.495065540820044">
            <text:p>-0.4950655408</text:p>
          </table:table-cell>
          <table:table-cell table:formula="of:=SIN(2 * PI() * [.B107])" office:value-type="float" office:value="-0.868855632595288">
            <text:p>-0.8688556326</text:p>
          </table:table-cell>
          <table:table-cell table:formula="of:=[.D107]*[.E107]" office:value-type="float" office:value="-0.359467249309283">
            <text:p>-0.3594672493</text:p>
          </table:table-cell>
          <table:table-cell table:formula="of:=[.D107]*[.F107]" office:value-type="float" office:value="-0.630876355842821">
            <text:p>-0.6308763558</text:p>
          </table:table-cell>
          <table:table-cell table:formula="of:=[.C107]" office:value-type="float" office:value="0.687588772677754">
            <text:p>0.6875887727</text:p>
          </table:table-cell>
        </table:table-row>
        <table:table-row table:style-name="ro1">
          <table:table-cell table:formula="of:=RAND()" office:value-type="float" office:value="0.29437255859375">
            <text:p>0.2943725586</text:p>
          </table:table-cell>
          <table:table-cell table:formula="of:=RAND()" office:value-type="float" office:value="0.061065673828125">
            <text:p>0.0610656738</text:p>
          </table:table-cell>
          <table:table-cell table:formula="of:=SQRT(1 - [.A108])" office:value-type="float" office:value="0.840016334011577">
            <text:p>0.840016334</text:p>
          </table:table-cell>
          <table:table-cell table:formula="of:=SQRT(1 - (1 - [.A108]))" office:value-type="float" office:value="0.542561110469365">
            <text:p>0.5425611105</text:p>
          </table:table-cell>
          <table:table-cell table:formula="of:=COS(2 * PI() * [.B108])" office:value-type="float" office:value="0.927290763542092">
            <text:p>0.9272907635</text:p>
          </table:table-cell>
          <table:table-cell table:formula="of:=SIN(2 * PI() * [.B108])" office:value-type="float" office:value="0.374341875629116">
            <text:p>0.3743418756</text:p>
          </table:table-cell>
          <table:table-cell table:formula="of:=[.D108]*[.E108]" office:value-type="float" office:value="0.503111906395382">
            <text:p>0.5031119064</text:p>
          </table:table-cell>
          <table:table-cell table:formula="of:=[.D108]*[.F108]" office:value-type="float" office:value="0.203103343736518">
            <text:p>0.2031033437</text:p>
          </table:table-cell>
          <table:table-cell table:formula="of:=[.C108]" office:value-type="float" office:value="0.840016334011577">
            <text:p>0.840016334</text:p>
          </table:table-cell>
        </table:table-row>
        <table:table-row table:style-name="ro1">
          <table:table-cell table:formula="of:=RAND()" office:value-type="float" office:value="0.7083740234375">
            <text:p>0.7083740234</text:p>
          </table:table-cell>
          <table:table-cell table:formula="of:=RAND()" office:value-type="float" office:value="0.89178466796875">
            <text:p>0.891784668</text:p>
          </table:table-cell>
          <table:table-cell table:formula="of:=SQRT(1 - [.A109])" office:value-type="float" office:value="0.540024051837045">
            <text:p>0.5400240518</text:p>
          </table:table-cell>
          <table:table-cell table:formula="of:=SQRT(1 - (1 - [.A109]))" office:value-type="float" office:value="0.84164958470702">
            <text:p>0.8416495847</text:p>
          </table:table-cell>
          <table:table-cell table:formula="of:=COS(2 * PI() * [.B109])" office:value-type="float" office:value="0.77761234108342">
            <text:p>0.7776123411</text:p>
          </table:table-cell>
          <table:table-cell table:formula="of:=SIN(2 * PI() * [.B109])" office:value-type="float" office:value="-0.628744023426675">
            <text:p>-0.6287440234</text:p>
          </table:table-cell>
          <table:table-cell table:formula="of:=[.D109]*[.E109]" office:value-type="float" office:value="0.654477103935914">
            <text:p>0.6544771039</text:p>
          </table:table-cell>
          <table:table-cell table:formula="of:=[.D109]*[.F109]" office:value-type="float" office:value="-0.529182146204082">
            <text:p>-0.5291821462</text:p>
          </table:table-cell>
          <table:table-cell table:formula="of:=[.C109]" office:value-type="float" office:value="0.540024051837045">
            <text:p>0.5400240518</text:p>
          </table:table-cell>
        </table:table-row>
        <table:table-row table:style-name="ro1">
          <table:table-cell table:formula="of:=RAND()" office:value-type="float" office:value="0.74127197265625">
            <text:p>0.7412719727</text:p>
          </table:table-cell>
          <table:table-cell table:formula="of:=RAND()" office:value-type="float" office:value="0.599884033203125">
            <text:p>0.5998840332</text:p>
          </table:table-cell>
          <table:table-cell table:formula="of:=SQRT(1 - [.A110])" office:value-type="float" office:value="0.508653150333063">
            <text:p>0.5086531503</text:p>
          </table:table-cell>
          <table:table-cell table:formula="of:=SQRT(1 - (1 - [.A110]))" office:value-type="float" office:value="0.860971528365631">
            <text:p>0.8609715284</text:p>
          </table:table-cell>
          <table:table-cell table:formula="of:=COS(2 * PI() * [.B110])" office:value-type="float" office:value="-0.809445063936509">
            <text:p>-0.8094450639</text:p>
          </table:table-cell>
          <table:table-cell table:formula="of:=SIN(2 * PI() * [.B110])" office:value-type="float" office:value="-0.587195613461835">
            <text:p>-0.5871956135</text:p>
          </table:table-cell>
          <table:table-cell table:formula="of:=[.D110]*[.E110]" office:value-type="float" office:value="-0.696909153825432">
            <text:p>-0.6969091538</text:p>
          </table:table-cell>
          <table:table-cell table:formula="of:=[.D110]*[.F110]" office:value-type="float" office:value="-0.50555870477183">
            <text:p>-0.5055587048</text:p>
          </table:table-cell>
          <table:table-cell table:formula="of:=[.C110]" office:value-type="float" office:value="0.508653150333063">
            <text:p>0.5086531503</text:p>
          </table:table-cell>
        </table:table-row>
        <table:table-row table:style-name="ro1">
          <table:table-cell table:formula="of:=RAND()" office:value-type="float" office:value="0.053558349609375">
            <text:p>0.0535583496</text:p>
          </table:table-cell>
          <table:table-cell table:formula="of:=RAND()" office:value-type="float" office:value="0.673004150390625">
            <text:p>0.6730041504</text:p>
          </table:table-cell>
          <table:table-cell table:formula="of:=SQRT(1 - [.A111])" office:value-type="float" office:value="0.972852327124022">
            <text:p>0.9728523271</text:p>
          </table:table-cell>
          <table:table-cell table:formula="of:=SQRT(1 - (1 - [.A111]))" office:value-type="float" office:value="0.231426769431228">
            <text:p>0.2314267694</text:p>
          </table:table-cell>
          <table:table-cell table:formula="of:=COS(2 * PI() * [.B111])" office:value-type="float" office:value="-0.465127993146284">
            <text:p>-0.4651279931</text:p>
          </table:table-cell>
          <table:table-cell table:formula="of:=SIN(2 * PI() * [.B111])" office:value-type="float" office:value="-0.885243441089348">
            <text:p>-0.8852434411</text:p>
          </table:table-cell>
          <table:table-cell table:formula="of:=[.D111]*[.E111]" office:value-type="float" office:value="-0.107643068825875">
            <text:p>-0.1076430688</text:p>
          </table:table-cell>
          <table:table-cell table:formula="of:=[.D111]*[.F111]" office:value-type="float" office:value="-0.204869029731492">
            <text:p>-0.2048690297</text:p>
          </table:table-cell>
          <table:table-cell table:formula="of:=[.C111]" office:value-type="float" office:value="0.972852327124022">
            <text:p>0.9728523271</text:p>
          </table:table-cell>
        </table:table-row>
        <table:table-row table:style-name="ro1">
          <table:table-cell table:formula="of:=RAND()" office:value-type="float" office:value="0.67626953125">
            <text:p>0.6762695313</text:p>
          </table:table-cell>
          <table:table-cell table:formula="of:=RAND()" office:value-type="float" office:value="0.9664306640625">
            <text:p>0.9664306641</text:p>
          </table:table-cell>
          <table:table-cell table:formula="of:=SQRT(1 - [.A112])" office:value-type="float" office:value="0.568973170501035">
            <text:p>0.5689731705</text:p>
          </table:table-cell>
          <table:table-cell table:formula="of:=SQRT(1 - (1 - [.A112]))" office:value-type="float" office:value="0.822356085433798">
            <text:p>0.8223560854</text:p>
          </table:table-cell>
          <table:table-cell table:formula="of:=COS(2 * PI() * [.B112])" office:value-type="float" office:value="0.97783822399805">
            <text:p>0.977838224</text:p>
          </table:table-cell>
          <table:table-cell table:formula="of:=SIN(2 * PI() * [.B112])" office:value-type="float" office:value="-0.209361906010475">
            <text:p>-0.209361906</text:p>
          </table:table-cell>
          <table:table-cell table:formula="of:=[.D112]*[.E112]" office:value-type="float" office:value="0.804131214074574">
            <text:p>0.8041312141</text:p>
          </table:table-cell>
          <table:table-cell table:formula="of:=[.D112]*[.F112]" office:value-type="float" office:value="-0.172170037465733">
            <text:p>-0.1721700375</text:p>
          </table:table-cell>
          <table:table-cell table:formula="of:=[.C112]" office:value-type="float" office:value="0.568973170501035">
            <text:p>0.5689731705</text:p>
          </table:table-cell>
        </table:table-row>
        <table:table-row table:style-name="ro1">
          <table:table-cell table:formula="of:=RAND()" office:value-type="float" office:value="0.25201416015625">
            <text:p>0.2520141602</text:p>
          </table:table-cell>
          <table:table-cell table:formula="of:=RAND()" office:value-type="float" office:value="0.732940673828125">
            <text:p>0.7329406738</text:p>
          </table:table-cell>
          <table:table-cell table:formula="of:=SQRT(1 - [.A113])" office:value-type="float" office:value="0.864861746086477">
            <text:p>0.8648617461</text:p>
          </table:table-cell>
          <table:table-cell table:formula="of:=SQRT(1 - (1 - [.A113]))" office:value-type="float" office:value="0.502010119575542">
            <text:p>0.5020101196</text:p>
          </table:table-cell>
          <table:table-cell table:formula="of:=COS(2 * PI() * [.B113])" office:value-type="float" office:value="-0.106981779769265">
            <text:p>-0.1069817798</text:p>
          </table:table-cell>
          <table:table-cell table:formula="of:=SIN(2 * PI() * [.B113])" office:value-type="float" office:value="-0.994260981230482">
            <text:p>-0.9942609812</text:p>
          </table:table-cell>
          <table:table-cell table:formula="of:=[.D113]*[.E113]" office:value-type="float" office:value="-0.0537059360543733">
            <text:p>-0.0537059361</text:p>
          </table:table-cell>
          <table:table-cell table:formula="of:=[.D113]*[.F113]" office:value-type="float" office:value="-0.49912907407681">
            <text:p>-0.4991290741</text:p>
          </table:table-cell>
          <table:table-cell table:formula="of:=[.C113]" office:value-type="float" office:value="0.864861746086477">
            <text:p>0.8648617461</text:p>
          </table:table-cell>
        </table:table-row>
        <table:table-row table:style-name="ro1">
          <table:table-cell table:formula="of:=RAND()" office:value-type="float" office:value="0.32562255859375">
            <text:p>0.3256225586</text:p>
          </table:table-cell>
          <table:table-cell table:formula="of:=RAND()" office:value-type="float" office:value="0.437896728515625">
            <text:p>0.4378967285</text:p>
          </table:table-cell>
          <table:table-cell table:formula="of:=SQRT(1 - [.A114])" office:value-type="float" office:value="0.82120487176237">
            <text:p>0.8212048718</text:p>
          </table:table-cell>
          <table:table-cell table:formula="of:=SQRT(1 - (1 - [.A114]))" office:value-type="float" office:value="0.570633471322661">
            <text:p>0.5706334713</text:p>
          </table:table-cell>
          <table:table-cell table:formula="of:=COS(2 * PI() * [.B114])" office:value-type="float" office:value="-0.924830583373051">
            <text:p>-0.9248305834</text:p>
          </table:table-cell>
          <table:table-cell table:formula="of:=SIN(2 * PI() * [.B114])" office:value-type="float" office:value="0.380379273959377">
            <text:p>0.380379274</text:p>
          </table:table-cell>
          <table:table-cell table:formula="of:=[.D114]*[.E114]" office:value-type="float" office:value="-0.527739286175525">
            <text:p>-0.5277392862</text:p>
          </table:table-cell>
          <table:table-cell table:formula="of:=[.D114]*[.F114]" office:value-type="float" office:value="0.217057145518633">
            <text:p>0.2170571455</text:p>
          </table:table-cell>
          <table:table-cell table:formula="of:=[.C114]" office:value-type="float" office:value="0.82120487176237">
            <text:p>0.8212048718</text:p>
          </table:table-cell>
        </table:table-row>
        <table:table-row table:style-name="ro1">
          <table:table-cell table:formula="of:=RAND()" office:value-type="float" office:value="0.8052978515625">
            <text:p>0.8052978516</text:p>
          </table:table-cell>
          <table:table-cell table:formula="of:=RAND()" office:value-type="float" office:value="0.97503662109375">
            <text:p>0.9750366211</text:p>
          </table:table-cell>
          <table:table-cell table:formula="of:=SQRT(1 - [.A115])" office:value-type="float" office:value="0.441250663951342">
            <text:p>0.441250664</text:p>
          </table:table-cell>
          <table:table-cell table:formula="of:=SQRT(1 - (1 - [.A115]))" office:value-type="float" office:value="0.897383893081718">
            <text:p>0.8973838931</text:p>
          </table:table-cell>
          <table:table-cell table:formula="of:=COS(2 * PI() * [.B115])" office:value-type="float" office:value="0.987724309567987">
            <text:p>0.9877243096</text:p>
          </table:table-cell>
          <table:table-cell table:formula="of:=SIN(2 * PI() * [.B115])" office:value-type="float" office:value="-0.156207196660216">
            <text:p>-0.1562071967</text:p>
          </table:table-cell>
          <table:table-cell table:formula="of:=[.D115]*[.E115]" office:value-type="float" office:value="0.886367886211572">
            <text:p>0.8863678862</text:p>
          </table:table-cell>
          <table:table-cell table:formula="of:=[.D115]*[.F115]" office:value-type="float" office:value="-0.140177822266326">
            <text:p>-0.1401778223</text:p>
          </table:table-cell>
          <table:table-cell table:formula="of:=[.C115]" office:value-type="float" office:value="0.441250663951342">
            <text:p>0.441250664</text:p>
          </table:table-cell>
        </table:table-row>
        <table:table-row table:style-name="ro1">
          <table:table-cell table:formula="of:=RAND()" office:value-type="float" office:value="0.455535888671875">
            <text:p>0.4555358887</text:p>
          </table:table-cell>
          <table:table-cell table:formula="of:=RAND()" office:value-type="float" office:value="0.9110107421875">
            <text:p>0.9110107422</text:p>
          </table:table-cell>
          <table:table-cell table:formula="of:=SQRT(1 - [.A116])" office:value-type="float" office:value="0.737878114140896">
            <text:p>0.7378781141</text:p>
          </table:table-cell>
          <table:table-cell table:formula="of:=SQRT(1 - (1 - [.A116]))" office:value-type="float" office:value="0.674933988380993">
            <text:p>0.6749339884</text:p>
          </table:table-cell>
          <table:table-cell table:formula="of:=COS(2 * PI() * [.B116])" office:value-type="float" office:value="0.847713741088654">
            <text:p>0.8477137411</text:p>
          </table:table-cell>
          <table:table-cell table:formula="of:=SIN(2 * PI() * [.B116])" office:value-type="float" office:value="-0.530453968944976">
            <text:p>-0.5304539689</text:p>
          </table:table-cell>
          <table:table-cell table:formula="of:=[.D116]*[.E116]" office:value-type="float" office:value="0.572150816278338">
            <text:p>0.5721508163</text:p>
          </table:table-cell>
          <table:table-cell table:formula="of:=[.D116]*[.F116]" office:value-type="float" office:value="-0.35802141291256">
            <text:p>-0.3580214129</text:p>
          </table:table-cell>
          <table:table-cell table:formula="of:=[.C116]" office:value-type="float" office:value="0.737878114140896">
            <text:p>0.7378781141</text:p>
          </table:table-cell>
        </table:table-row>
        <table:table-row table:style-name="ro1">
          <table:table-cell table:formula="of:=RAND()" office:value-type="float" office:value="0.1641845703125">
            <text:p>0.1641845703</text:p>
          </table:table-cell>
          <table:table-cell table:formula="of:=RAND()" office:value-type="float" office:value="0.45074462890625">
            <text:p>0.4507446289</text:p>
          </table:table-cell>
          <table:table-cell table:formula="of:=SQRT(1 - [.A117])" office:value-type="float" office:value="0.914229418520045">
            <text:p>0.9142294185</text:p>
          </table:table-cell>
          <table:table-cell table:formula="of:=SQRT(1 - (1 - [.A117]))" office:value-type="float" office:value="0.405196952496561">
            <text:p>0.4051969525</text:p>
          </table:table-cell>
          <table:table-cell table:formula="of:=COS(2 * PI() * [.B117])" office:value-type="float" office:value="-0.952491881579706">
            <text:p>-0.9524918816</text:p>
          </table:table-cell>
          <table:table-cell table:formula="of:=SIN(2 * PI() * [.B117])" office:value-type="float" office:value="0.304563976078509">
            <text:p>0.3045639761</text:p>
          </table:table-cell>
          <table:table-cell table:formula="of:=[.D117]*[.E117]" office:value-type="float" office:value="-0.385946807693812">
            <text:p>-0.3859468077</text:p>
          </table:table-cell>
          <table:table-cell table:formula="of:=[.D117]*[.F117]" office:value-type="float" office:value="0.123408394947247">
            <text:p>0.1234083949</text:p>
          </table:table-cell>
          <table:table-cell table:formula="of:=[.C117]" office:value-type="float" office:value="0.914229418520045">
            <text:p>0.9142294185</text:p>
          </table:table-cell>
        </table:table-row>
        <table:table-row table:style-name="ro1">
          <table:table-cell table:formula="of:=RAND()" office:value-type="float" office:value="0.77838134765625">
            <text:p>0.7783813477</text:p>
          </table:table-cell>
          <table:table-cell table:formula="of:=RAND()" office:value-type="float" office:value="0.319366455078125">
            <text:p>0.3193664551</text:p>
          </table:table-cell>
          <table:table-cell table:formula="of:=SQRT(1 - [.A118])" office:value-type="float" office:value="0.470763902974463">
            <text:p>0.470763903</text:p>
          </table:table-cell>
          <table:table-cell table:formula="of:=SQRT(1 - (1 - [.A118]))" office:value-type="float" office:value="0.88225922928369">
            <text:p>0.8822592293</text:p>
          </table:table-cell>
          <table:table-cell table:formula="of:=COS(2 * PI() * [.B118])" office:value-type="float" office:value="-0.422174100590001">
            <text:p>-0.4221741006</text:p>
          </table:table-cell>
          <table:table-cell table:formula="of:=SIN(2 * PI() * [.B118])" office:value-type="float" office:value="0.906514770310459">
            <text:p>0.9065147703</text:p>
          </table:table-cell>
          <table:table-cell table:formula="of:=[.D118]*[.E118]" office:value-type="float" office:value="-0.372466996610069">
            <text:p>-0.3724669966</text:p>
          </table:table-cell>
          <table:table-cell table:formula="of:=[.D118]*[.F118]" office:value-type="float" office:value="0.799781022588386">
            <text:p>0.7997810226</text:p>
          </table:table-cell>
          <table:table-cell table:formula="of:=[.C118]" office:value-type="float" office:value="0.470763902974463">
            <text:p>0.470763903</text:p>
          </table:table-cell>
        </table:table-row>
        <table:table-row table:style-name="ro1">
          <table:table-cell table:formula="of:=RAND()" office:value-type="float" office:value="0.060546875">
            <text:p>0.060546875</text:p>
          </table:table-cell>
          <table:table-cell table:formula="of:=RAND()" office:value-type="float" office:value="0.157867431640625">
            <text:p>0.1578674316</text:p>
          </table:table-cell>
          <table:table-cell table:formula="of:=SQRT(1 - [.A119])" office:value-type="float" office:value="0.969253901204426">
            <text:p>0.9692539012</text:p>
          </table:table-cell>
          <table:table-cell table:formula="of:=SQRT(1 - (1 - [.A119]))" office:value-type="float" office:value="0.246062746062869">
            <text:p>0.2460627461</text:p>
          </table:table-cell>
          <table:table-cell table:formula="of:=COS(2 * PI() * [.B119])" office:value-type="float" office:value="0.547091777401189">
            <text:p>0.5470917774</text:p>
          </table:table-cell>
          <table:table-cell table:formula="of:=SIN(2 * PI() * [.B119])" office:value-type="float" office:value="0.837072629525066">
            <text:p>0.8370726295</text:p>
          </table:table-cell>
          <table:table-cell table:formula="of:=[.D119]*[.E119]" office:value-type="float" office:value="0.134618905095752">
            <text:p>0.1346189051</text:p>
          </table:table-cell>
          <table:table-cell table:formula="of:=[.D119]*[.F119]" office:value-type="float" office:value="0.205972389875004">
            <text:p>0.2059723899</text:p>
          </table:table-cell>
          <table:table-cell table:formula="of:=[.C119]" office:value-type="float" office:value="0.969253901204426">
            <text:p>0.9692539012</text:p>
          </table:table-cell>
        </table:table-row>
        <table:table-row table:style-name="ro1">
          <table:table-cell table:formula="of:=RAND()" office:value-type="float" office:value="0.30413818359375">
            <text:p>0.3041381836</text:p>
          </table:table-cell>
          <table:table-cell table:formula="of:=RAND()" office:value-type="float" office:value="0.08599853515625">
            <text:p>0.0859985352</text:p>
          </table:table-cell>
          <table:table-cell table:formula="of:=SQRT(1 - [.A120])" office:value-type="float" office:value="0.834183323020935">
            <text:p>0.834183323</text:p>
          </table:table-cell>
          <table:table-cell table:formula="of:=SQRT(1 - (1 - [.A120]))" office:value-type="float" office:value="0.551487246991034">
            <text:p>0.551487247</text:p>
          </table:table-cell>
          <table:table-cell table:formula="of:=COS(2 * PI() * [.B120])" office:value-type="float" office:value="0.857531390999499">
            <text:p>0.857531391</text:p>
          </table:table-cell>
          <table:table-cell table:formula="of:=SIN(2 * PI() * [.B120])" office:value-type="float" office:value="0.514431641183223">
            <text:p>0.5144316412</text:p>
          </table:table-cell>
          <table:table-cell table:formula="of:=[.D120]*[.E120]" office:value-type="float" office:value="0.472917626030706">
            <text:p>0.472917626</text:p>
          </table:table-cell>
          <table:table-cell table:formula="of:=[.D120]*[.F120]" office:value-type="float" office:value="0.283702489561215">
            <text:p>0.2837024896</text:p>
          </table:table-cell>
          <table:table-cell table:formula="of:=[.C120]" office:value-type="float" office:value="0.834183323020935">
            <text:p>0.834183323</text:p>
          </table:table-cell>
        </table:table-row>
        <table:table-row table:style-name="ro1">
          <table:table-cell table:formula="of:=RAND()" office:value-type="float" office:value="0.41009521484375">
            <text:p>0.4100952148</text:p>
          </table:table-cell>
          <table:table-cell table:formula="of:=RAND()" office:value-type="float" office:value="0.140106201171875">
            <text:p>0.1401062012</text:p>
          </table:table-cell>
          <table:table-cell table:formula="of:=SQRT(1 - [.A121])" office:value-type="float" office:value="0.768052592701991">
            <text:p>0.7680525927</text:p>
          </table:table-cell>
          <table:table-cell table:formula="of:=SQRT(1 - (1 - [.A121]))" office:value-type="float" office:value="0.640386769728849">
            <text:p>0.6403867697</text:p>
          </table:table-cell>
          <table:table-cell table:formula="of:=COS(2 * PI() * [.B121])" office:value-type="float" office:value="0.636909698533236">
            <text:p>0.6369096985</text:p>
          </table:table-cell>
          <table:table-cell table:formula="of:=SIN(2 * PI() * [.B121])" office:value-type="float" office:value="0.770938412530017">
            <text:p>0.7709384125</text:p>
          </table:table-cell>
          <table:table-cell table:formula="of:=[.D121]*[.E121]" office:value-type="float" office:value="0.407868544452674">
            <text:p>0.4078685445</text:p>
          </table:table-cell>
          <table:table-cell table:formula="of:=[.D121]*[.F121]" office:value-type="float" office:value="0.493698759659984">
            <text:p>0.4936987597</text:p>
          </table:table-cell>
          <table:table-cell table:formula="of:=[.C121]" office:value-type="float" office:value="0.768052592701991">
            <text:p>0.7680525927</text:p>
          </table:table-cell>
        </table:table-row>
        <table:table-row table:style-name="ro1">
          <table:table-cell table:formula="of:=RAND()" office:value-type="float" office:value="0.761322021484375">
            <text:p>0.7613220215</text:p>
          </table:table-cell>
          <table:table-cell table:formula="of:=RAND()" office:value-type="float" office:value="0.454010009765625">
            <text:p>0.4540100098</text:p>
          </table:table-cell>
          <table:table-cell table:formula="of:=SQRT(1 - [.A122])" office:value-type="float" office:value="0.488546802789277">
            <text:p>0.4885468028</text:p>
          </table:table-cell>
          <table:table-cell table:formula="of:=SQRT(1 - (1 - [.A122]))" office:value-type="float" office:value="0.872537690580971">
            <text:p>0.8725376906</text:p>
          </table:table-cell>
          <table:table-cell table:formula="of:=COS(2 * PI() * [.B122])" office:value-type="float" office:value="-0.958539712898606">
            <text:p>-0.9585397129</text:p>
          </table:table-cell>
          <table:table-cell table:formula="of:=SIN(2 * PI() * [.B122])" office:value-type="float" office:value="0.284958977391937">
            <text:p>0.2849589774</text:p>
          </table:table-cell>
          <table:table-cell table:formula="of:=[.D122]*[.E122]" office:value-type="float" office:value="-0.836362027422697">
            <text:p>-0.8363620274</text:p>
          </table:table-cell>
          <table:table-cell table:formula="of:=[.D122]*[.F122]" office:value-type="float" office:value="0.248637448043876">
            <text:p>0.248637448</text:p>
          </table:table-cell>
          <table:table-cell table:formula="of:=[.C122]" office:value-type="float" office:value="0.488546802789277">
            <text:p>0.4885468028</text:p>
          </table:table-cell>
        </table:table-row>
        <table:table-row table:style-name="ro1">
          <table:table-cell table:formula="of:=RAND()" office:value-type="float" office:value="0.66278076171875">
            <text:p>0.6627807617</text:p>
          </table:table-cell>
          <table:table-cell table:formula="of:=RAND()" office:value-type="float" office:value="0.608367919921875">
            <text:p>0.6083679199</text:p>
          </table:table-cell>
          <table:table-cell table:formula="of:=SQRT(1 - [.A123])" office:value-type="float" office:value="0.580705810442129">
            <text:p>0.5807058104</text:p>
          </table:table-cell>
          <table:table-cell table:formula="of:=SQRT(1 - (1 - [.A123]))" office:value-type="float" office:value="0.814113482088799">
            <text:p>0.8141134821</text:p>
          </table:table-cell>
          <table:table-cell table:formula="of:=COS(2 * PI() * [.B123])" office:value-type="float" office:value="-0.777009183010735">
            <text:p>-0.777009183</text:p>
          </table:table-cell>
          <table:table-cell table:formula="of:=SIN(2 * PI() * [.B123])" office:value-type="float" office:value="-0.629489260843257">
            <text:p>-0.6294892608</text:p>
          </table:table-cell>
          <table:table-cell table:formula="of:=[.D123]*[.E123]" office:value-type="float" office:value="-0.632573651595843">
            <text:p>-0.6325736516</text:p>
          </table:table-cell>
          <table:table-cell table:formula="of:=[.D123]*[.F123]" office:value-type="float" office:value="-0.512475694082608">
            <text:p>-0.5124756941</text:p>
          </table:table-cell>
          <table:table-cell table:formula="of:=[.C123]" office:value-type="float" office:value="0.580705810442129">
            <text:p>0.5807058104</text:p>
          </table:table-cell>
        </table:table-row>
        <table:table-row table:style-name="ro1">
          <table:table-cell table:formula="of:=RAND()" office:value-type="float" office:value="0.70587158203125">
            <text:p>0.705871582</text:p>
          </table:table-cell>
          <table:table-cell table:formula="of:=RAND()" office:value-type="float" office:value="0.782470703125">
            <text:p>0.7824707031</text:p>
          </table:table-cell>
          <table:table-cell table:formula="of:=SQRT(1 - [.A124])" office:value-type="float" office:value="0.542336074744019">
            <text:p>0.5423360747</text:p>
          </table:table-cell>
          <table:table-cell table:formula="of:=SQRT(1 - (1 - [.A124]))" office:value-type="float" office:value="0.840161640418824">
            <text:p>0.8401616404</text:p>
          </table:table-cell>
          <table:table-cell table:formula="of:=COS(2 * PI() * [.B124])" office:value-type="float" office:value="0.202607038844421">
            <text:p>0.2026070388</text:p>
          </table:table-cell>
          <table:table-cell table:formula="of:=SIN(2 * PI() * [.B124])" office:value-type="float" office:value="-0.979260122649082">
            <text:p>-0.9792601226</text:p>
          </table:table-cell>
          <table:table-cell table:formula="of:=[.D124]*[.E124]" office:value-type="float" office:value="0.170222662115929">
            <text:p>0.1702226621</text:p>
          </table:table-cell>
          <table:table-cell table:formula="of:=[.D124]*[.F124]" office:value-type="float" office:value="-0.822736791041592">
            <text:p>-0.822736791</text:p>
          </table:table-cell>
          <table:table-cell table:formula="of:=[.C124]" office:value-type="float" office:value="0.542336074744019">
            <text:p>0.5423360747</text:p>
          </table:table-cell>
        </table:table-row>
        <table:table-row table:style-name="ro1">
          <table:table-cell table:formula="of:=RAND()" office:value-type="float" office:value="0.995819091796875">
            <text:p>0.9958190918</text:p>
          </table:table-cell>
          <table:table-cell table:formula="of:=RAND()" office:value-type="float" office:value="0.072784423828125">
            <text:p>0.0727844238</text:p>
          </table:table-cell>
          <table:table-cell table:formula="of:=SQRT(1 - [.A125])" office:value-type="float" office:value="0.0646599428017455">
            <text:p>0.0646599428</text:p>
          </table:table-cell>
          <table:table-cell table:formula="of:=SQRT(1 - (1 - [.A125]))" office:value-type="float" office:value="0.997907356319651">
            <text:p>0.9979073563</text:p>
          </table:table-cell>
          <table:table-cell table:formula="of:=COS(2 * PI() * [.B125])" office:value-type="float" office:value="0.897239932329087">
            <text:p>0.8972399323</text:p>
          </table:table-cell>
          <table:table-cell table:formula="of:=SIN(2 * PI() * [.B125])" office:value-type="float" office:value="0.441543320450095">
            <text:p>0.4415433205</text:p>
          </table:table-cell>
          <table:table-cell table:formula="of:=[.D125]*[.E125]" office:value-type="float" office:value="0.895362328854942">
            <text:p>0.8953623289</text:p>
          </table:table-cell>
          <table:table-cell table:formula="of:=[.D125]*[.F125]" office:value-type="float" office:value="0.440619327610955">
            <text:p>0.4406193276</text:p>
          </table:table-cell>
          <table:table-cell table:formula="of:=[.C125]" office:value-type="float" office:value="0.0646599428017455">
            <text:p>0.0646599428</text:p>
          </table:table-cell>
        </table:table-row>
        <table:table-row table:style-name="ro1">
          <table:table-cell table:formula="of:=RAND()" office:value-type="float" office:value="0.383514404296875">
            <text:p>0.3835144043</text:p>
          </table:table-cell>
          <table:table-cell table:formula="of:=RAND()" office:value-type="float" office:value="0.091796875">
            <text:p>0.091796875</text:p>
          </table:table-cell>
          <table:table-cell table:formula="of:=SQRT(1 - [.A126])" office:value-type="float" office:value="0.785165966979673">
            <text:p>0.785165967</text:p>
          </table:table-cell>
          <table:table-cell table:formula="of:=SQRT(1 - (1 - [.A126]))" office:value-type="float" office:value="0.619285398097577">
            <text:p>0.6192853981</text:p>
          </table:table-cell>
          <table:table-cell table:formula="of:=COS(2 * PI() * [.B126])" office:value-type="float" office:value="0.838224705554838">
            <text:p>0.8382247056</text:p>
          </table:table-cell>
          <table:table-cell table:formula="of:=SIN(2 * PI() * [.B126])" office:value-type="float" office:value="0.545324988422046">
            <text:p>0.5453249884</text:p>
          </table:table-cell>
          <table:table-cell table:formula="of:=[.D126]*[.E126]" office:value-type="float" office:value="0.519100320474753">
            <text:p>0.5191003205</text:p>
          </table:table-cell>
          <table:table-cell table:formula="of:=[.D126]*[.F126]" office:value-type="float" office:value="0.337711802547504">
            <text:p>0.3377118025</text:p>
          </table:table-cell>
          <table:table-cell table:formula="of:=[.C126]" office:value-type="float" office:value="0.785165966979673">
            <text:p>0.785165967</text:p>
          </table:table-cell>
        </table:table-row>
        <table:table-row table:style-name="ro1">
          <table:table-cell table:formula="of:=RAND()" office:value-type="float" office:value="0.4022216796875">
            <text:p>0.4022216797</text:p>
          </table:table-cell>
          <table:table-cell table:formula="of:=RAND()" office:value-type="float" office:value="0.881866455078125">
            <text:p>0.8818664551</text:p>
          </table:table-cell>
          <table:table-cell table:formula="of:=SQRT(1 - [.A127])" office:value-type="float" office:value="0.773161251171125">
            <text:p>0.7731612512</text:p>
          </table:table-cell>
          <table:table-cell table:formula="of:=SQRT(1 - (1 - [.A127]))" office:value-type="float" office:value="0.634209491956325">
            <text:p>0.634209492</text:p>
          </table:table-cell>
          <table:table-cell table:formula="of:=COS(2 * PI() * [.B127])" office:value-type="float" office:value="0.73694619448352">
            <text:p>0.7369461945</text:p>
          </table:table-cell>
          <table:table-cell table:formula="of:=SIN(2 * PI() * [.B127])" office:value-type="float" office:value="-0.675951408339577">
            <text:p>-0.6759514083</text:p>
          </table:table-cell>
          <table:table-cell table:formula="of:=[.D127]*[.E127]" office:value-type="float" office:value="0.46737827160254">
            <text:p>0.4673782716</text:p>
          </table:table-cell>
          <table:table-cell table:formula="of:=[.D127]*[.F127]" office:value-type="float" office:value="-0.428694799270206">
            <text:p>-0.4286947993</text:p>
          </table:table-cell>
          <table:table-cell table:formula="of:=[.C127]" office:value-type="float" office:value="0.773161251171125">
            <text:p>0.7731612512</text:p>
          </table:table-cell>
        </table:table-row>
        <table:table-row table:style-name="ro1">
          <table:table-cell table:formula="of:=RAND()" office:value-type="float" office:value="0.43695068359375">
            <text:p>0.4369506836</text:p>
          </table:table-cell>
          <table:table-cell table:formula="of:=RAND()" office:value-type="float" office:value="0.918975830078125">
            <text:p>0.9189758301</text:p>
          </table:table-cell>
          <table:table-cell table:formula="of:=SQRT(1 - [.A128])" office:value-type="float" office:value="0.750366121574162">
            <text:p>0.7503661216</text:p>
          </table:table-cell>
          <table:table-cell table:formula="of:=SQRT(1 - (1 - [.A128]))" office:value-type="float" office:value="0.661022453169142">
            <text:p>0.6610224532</text:p>
          </table:table-cell>
          <table:table-cell table:formula="of:=COS(2 * PI() * [.B128])" office:value-type="float" office:value="0.873188448939464">
            <text:p>0.8731884489</text:p>
          </table:table-cell>
          <table:table-cell table:formula="of:=SIN(2 * PI() * [.B128])" office:value-type="float" office:value="-0.487382737321187">
            <text:p>-0.4873827373</text:p>
          </table:table-cell>
          <table:table-cell table:formula="of:=[.D128]*[.E128]" office:value-type="float" office:value="0.577197170596922">
            <text:p>0.5771971706</text:p>
          </table:table-cell>
          <table:table-cell table:formula="of:=[.D128]*[.F128]" office:value-type="float" office:value="-0.322170932656343">
            <text:p>-0.3221709327</text:p>
          </table:table-cell>
          <table:table-cell table:formula="of:=[.C128]" office:value-type="float" office:value="0.750366121574162">
            <text:p>0.7503661216</text:p>
          </table:table-cell>
        </table:table-row>
        <table:table-row table:style-name="ro1">
          <table:table-cell table:formula="of:=RAND()" office:value-type="float" office:value="0.651641845703125">
            <text:p>0.6516418457</text:p>
          </table:table-cell>
          <table:table-cell table:formula="of:=RAND()" office:value-type="float" office:value="0.239654541015625">
            <text:p>0.239654541</text:p>
          </table:table-cell>
          <table:table-cell table:formula="of:=SQRT(1 - [.A129])" office:value-type="float" office:value="0.590218734281516">
            <text:p>0.5902187343</text:p>
          </table:table-cell>
          <table:table-cell table:formula="of:=SQRT(1 - (1 - [.A129]))" office:value-type="float" office:value="0.807243362130111">
            <text:p>0.8072433621</text:p>
          </table:table-cell>
          <table:table-cell table:formula="of:=COS(2 * PI() * [.B129])" office:value-type="float" office:value="0.064956669577245">
            <text:p>0.0649566696</text:p>
          </table:table-cell>
          <table:table-cell table:formula="of:=SIN(2 * PI() * [.B129])" office:value-type="float" office:value="0.997888085447177">
            <text:p>0.9978880854</text:p>
          </table:table-cell>
          <table:table-cell table:formula="of:=[.D129]*[.E129]" office:value-type="float" office:value="0.0524358403423099">
            <text:p>0.0524358403</text:p>
          </table:table-cell>
          <table:table-cell table:formula="of:=[.D129]*[.F129]" office:value-type="float" office:value="0.805538533125958">
            <text:p>0.8055385331</text:p>
          </table:table-cell>
          <table:table-cell table:formula="of:=[.C129]" office:value-type="float" office:value="0.590218734281516">
            <text:p>0.5902187343</text:p>
          </table:table-cell>
        </table:table-row>
        <table:table-row table:style-name="ro1">
          <table:table-cell table:formula="of:=RAND()" office:value-type="float" office:value="0.77691650390625">
            <text:p>0.7769165039</text:p>
          </table:table-cell>
          <table:table-cell table:formula="of:=RAND()" office:value-type="float" office:value="0.520111083984375">
            <text:p>0.520111084</text:p>
          </table:table-cell>
          <table:table-cell table:formula="of:=SQRT(1 - [.A130])" office:value-type="float" office:value="0.472317156255995">
            <text:p>0.4723171563</text:p>
          </table:table-cell>
          <table:table-cell table:formula="of:=SQRT(1 - (1 - [.A130]))" office:value-type="float" office:value="0.881428672046837">
            <text:p>0.881428672</text:p>
          </table:table-cell>
          <table:table-cell table:formula="of:=COS(2 * PI() * [.B130])" office:value-type="float" office:value="-0.992026981925863">
            <text:p>-0.9920269819</text:p>
          </table:table-cell>
          <table:table-cell table:formula="of:=SIN(2 * PI() * [.B130])" office:value-type="float" office:value="-0.12602566060554">
            <text:p>-0.1260256606</text:p>
          </table:table-cell>
          <table:table-cell table:formula="of:=[.D130]*[.E130]" office:value-type="float" office:value="-0.874401025313545">
            <text:p>-0.8744010253</text:p>
          </table:table-cell>
          <table:table-cell table:formula="of:=[.D130]*[.F130]" office:value-type="float" office:value="-0.111082630671367">
            <text:p>-0.1110826307</text:p>
          </table:table-cell>
          <table:table-cell table:formula="of:=[.C130]" office:value-type="float" office:value="0.472317156255995">
            <text:p>0.4723171563</text:p>
          </table:table-cell>
        </table:table-row>
        <table:table-row table:style-name="ro1">
          <table:table-cell table:formula="of:=RAND()" office:value-type="float" office:value="0.4149169921875">
            <text:p>0.4149169922</text:p>
          </table:table-cell>
          <table:table-cell table:formula="of:=RAND()" office:value-type="float" office:value="0.83551025390625">
            <text:p>0.8355102539</text:p>
          </table:table-cell>
          <table:table-cell table:formula="of:=SQRT(1 - [.A131])" office:value-type="float" office:value="0.764907189018707">
            <text:p>0.764907189</text:p>
          </table:table-cell>
          <table:table-cell table:formula="of:=SQRT(1 - (1 - [.A131]))" office:value-type="float" office:value="0.644140506556993">
            <text:p>0.6441405066</text:p>
          </table:table-cell>
          <table:table-cell table:formula="of:=COS(2 * PI() * [.B131])" office:value-type="float" office:value="0.511798350939487">
            <text:p>0.5117983509</text:p>
          </table:table-cell>
          <table:table-cell table:formula="of:=SIN(2 * PI() * [.B131])" office:value-type="float" office:value="-0.85910560932613">
            <text:p>-0.8591056093</text:p>
          </table:table-cell>
          <table:table-cell table:formula="of:=[.D131]*[.E131]" office:value-type="float" office:value="0.329670049029195">
            <text:p>0.329670049</text:p>
          </table:table-cell>
          <table:table-cell table:formula="of:=[.D131]*[.F131]" office:value-type="float" office:value="-0.553384722377288">
            <text:p>-0.5533847224</text:p>
          </table:table-cell>
          <table:table-cell table:formula="of:=[.C131]" office:value-type="float" office:value="0.764907189018707">
            <text:p>0.764907189</text:p>
          </table:table-cell>
        </table:table-row>
        <table:table-row table:style-name="ro1">
          <table:table-cell table:formula="of:=RAND()" office:value-type="float" office:value="0.9940185546875">
            <text:p>0.9940185547</text:p>
          </table:table-cell>
          <table:table-cell table:formula="of:=RAND()" office:value-type="float" office:value="0.266204833984375">
            <text:p>0.266204834</text:p>
          </table:table-cell>
          <table:table-cell table:formula="of:=SQRT(1 - [.A132])" office:value-type="float" office:value="0.0773398041922786">
            <text:p>0.0773398042</text:p>
          </table:table-cell>
          <table:table-cell table:formula="of:=SQRT(1 - (1 - [.A132]))" office:value-type="float" office:value="0.997004791707392">
            <text:p>0.9970047917</text:p>
          </table:table-cell>
          <table:table-cell table:formula="of:=COS(2 * PI() * [.B132])" office:value-type="float" office:value="-0.10164214316843">
            <text:p>-0.1016421432</text:p>
          </table:table-cell>
          <table:table-cell table:formula="of:=SIN(2 * PI() * [.B132])" office:value-type="float" office:value="0.994821026482718">
            <text:p>0.9948210265</text:p>
          </table:table-cell>
          <table:table-cell table:formula="of:=[.D132]*[.E132]" office:value-type="float" office:value="-0.101337703778333">
            <text:p>-0.1013377038</text:p>
          </table:table-cell>
          <table:table-cell table:formula="of:=[.D132]*[.F132]" office:value-type="float" office:value="0.991841330294536">
            <text:p>0.9918413303</text:p>
          </table:table-cell>
          <table:table-cell table:formula="of:=[.C132]" office:value-type="float" office:value="0.0773398041922786">
            <text:p>0.0773398042</text:p>
          </table:table-cell>
        </table:table-row>
        <table:table-row table:style-name="ro1">
          <table:table-cell table:formula="of:=RAND()" office:value-type="float" office:value="0.6734619140625">
            <text:p>0.6734619141</text:p>
          </table:table-cell>
          <table:table-cell table:formula="of:=RAND()" office:value-type="float" office:value="0.801849365234375">
            <text:p>0.8018493652</text:p>
          </table:table-cell>
          <table:table-cell table:formula="of:=SQRT(1 - [.A133])" office:value-type="float" office:value="0.571435110872179">
            <text:p>0.5714351109</text:p>
          </table:table-cell>
          <table:table-cell table:formula="of:=SQRT(1 - (1 - [.A133]))" office:value-type="float" office:value="0.820647253125543">
            <text:p>0.8206472531</text:p>
          </table:table-cell>
          <table:table-cell table:formula="of:=COS(2 * PI() * [.B133])" office:value-type="float" office:value="0.320047069707973">
            <text:p>0.3200470697</text:p>
          </table:table-cell>
          <table:table-cell table:formula="of:=SIN(2 * PI() * [.B133])" office:value-type="float" office:value="-0.94740164300646">
            <text:p>-0.947401643</text:p>
          </table:table-cell>
          <table:table-cell table:formula="of:=[.D133]*[.E133]" office:value-type="float" office:value="0.262645748626728">
            <text:p>0.2626457486</text:p>
          </table:table-cell>
          <table:table-cell table:formula="of:=[.D133]*[.F133]" office:value-type="float" office:value="-0.777482555939878">
            <text:p>-0.7774825559</text:p>
          </table:table-cell>
          <table:table-cell table:formula="of:=[.C133]" office:value-type="float" office:value="0.571435110872179">
            <text:p>0.5714351109</text:p>
          </table:table-cell>
        </table:table-row>
        <table:table-row table:style-name="ro1">
          <table:table-cell table:formula="of:=RAND()" office:value-type="float" office:value="0.19683837890625">
            <text:p>0.1968383789</text:p>
          </table:table-cell>
          <table:table-cell table:formula="of:=RAND()" office:value-type="float" office:value="0.336212158203125">
            <text:p>0.3362121582</text:p>
          </table:table-cell>
          <table:table-cell table:formula="of:=SQRT(1 - [.A134])" office:value-type="float" office:value="0.896192848160344">
            <text:p>0.8961928482</text:p>
          </table:table-cell>
          <table:table-cell table:formula="of:=SQRT(1 - (1 - [.A134]))" office:value-type="float" office:value="0.443664714515646">
            <text:p>0.4436647145</text:p>
          </table:table-cell>
          <table:table-cell table:formula="of:=COS(2 * PI() * [.B134])" office:value-type="float" office:value="-0.515582184534203">
            <text:p>-0.5155821845</text:p>
          </table:table-cell>
          <table:table-cell table:formula="of:=SIN(2 * PI() * [.B134])" office:value-type="float" office:value="0.856840131524509">
            <text:p>0.8568401315</text:p>
          </table:table-cell>
          <table:table-cell table:formula="of:=[.D134]*[.E134]" office:value-type="float" office:value="-0.228745622710721">
            <text:p>-0.2287456227</text:p>
          </table:table-cell>
          <table:table-cell table:formula="of:=[.D134]*[.F134]" office:value-type="float" office:value="0.38014973233837">
            <text:p>0.3801497323</text:p>
          </table:table-cell>
          <table:table-cell table:formula="of:=[.C134]" office:value-type="float" office:value="0.896192848160344">
            <text:p>0.8961928482</text:p>
          </table:table-cell>
        </table:table-row>
        <table:table-row table:style-name="ro1">
          <table:table-cell table:formula="of:=RAND()" office:value-type="float" office:value="0.005645751953125">
            <text:p>0.005645752</text:p>
          </table:table-cell>
          <table:table-cell table:formula="of:=RAND()" office:value-type="float" office:value="0.9356689453125">
            <text:p>0.9356689453</text:p>
          </table:table-cell>
          <table:table-cell table:formula="of:=SQRT(1 - [.A135])" office:value-type="float" office:value="0.997173128421978">
            <text:p>0.9971731284</text:p>
          </table:table-cell>
          <table:table-cell table:formula="of:=SQRT(1 - (1 - [.A135]))" office:value-type="float" office:value="0.0751382189909037">
            <text:p>0.075138219</text:p>
          </table:table-cell>
          <table:table-cell table:formula="of:=COS(2 * PI() * [.B135])" office:value-type="float" office:value="0.919415769424947">
            <text:p>0.9194157694</text:p>
          </table:table-cell>
          <table:table-cell table:formula="of:=SIN(2 * PI() * [.B135])" office:value-type="float" office:value="-0.393286972747297">
            <text:p>-0.3932869727</text:p>
          </table:table-cell>
          <table:table-cell table:formula="of:=[.D135]*[.E135]" office:value-type="float" office:value="0.0690832634267419">
            <text:p>0.0690832634</text:p>
          </table:table-cell>
          <table:table-cell table:formula="of:=[.D135]*[.F135]" office:value-type="float" office:value="-0.029550882684556">
            <text:p>-0.0295508827</text:p>
          </table:table-cell>
          <table:table-cell table:formula="of:=[.C135]" office:value-type="float" office:value="0.997173128421978">
            <text:p>0.9971731284</text:p>
          </table:table-cell>
        </table:table-row>
        <table:table-row table:style-name="ro1">
          <table:table-cell table:formula="of:=RAND()" office:value-type="float" office:value="0.750335693359375">
            <text:p>0.7503356934</text:p>
          </table:table-cell>
          <table:table-cell table:formula="of:=RAND()" office:value-type="float" office:value="0.1502685546875">
            <text:p>0.1502685547</text:p>
          </table:table-cell>
          <table:table-cell table:formula="of:=SQRT(1 - [.A136])" office:value-type="float" office:value="0.499664193874871">
            <text:p>0.4996641939</text:p>
          </table:table-cell>
          <table:table-cell table:formula="of:=SQRT(1 - (1 - [.A136]))" office:value-type="float" office:value="0.866219194753484">
            <text:p>0.8662191948</text:p>
          </table:table-cell>
          <table:table-cell table:formula="of:=COS(2 * PI() * [.B136])" office:value-type="float" office:value="0.58641929797636">
            <text:p>0.586419298</text:p>
          </table:table-cell>
          <table:table-cell table:formula="of:=SIN(2 * PI() * [.B136])" office:value-type="float" office:value="0.810007658581641">
            <text:p>0.8100076586</text:p>
          </table:table-cell>
          <table:table-cell table:formula="of:=[.D136]*[.E136]" office:value-type="float" office:value="0.507967652080987">
            <text:p>0.5079676521</text:p>
          </table:table-cell>
          <table:table-cell table:formula="of:=[.D136]*[.F136]" office:value-type="float" office:value="0.701644181760744">
            <text:p>0.7016441818</text:p>
          </table:table-cell>
          <table:table-cell table:formula="of:=[.C136]" office:value-type="float" office:value="0.499664193874871">
            <text:p>0.4996641939</text:p>
          </table:table-cell>
        </table:table-row>
        <table:table-row table:style-name="ro1">
          <table:table-cell table:formula="of:=RAND()" office:value-type="float" office:value="0.57867431640625">
            <text:p>0.5786743164</text:p>
          </table:table-cell>
          <table:table-cell table:formula="of:=RAND()" office:value-type="float" office:value="0.105804443359375">
            <text:p>0.1058044434</text:p>
          </table:table-cell>
          <table:table-cell table:formula="of:=SQRT(1 - [.A137])" office:value-type="float" office:value="0.649096051130917">
            <text:p>0.6490960511</text:p>
          </table:table-cell>
          <table:table-cell table:formula="of:=SQRT(1 - (1 - [.A137]))" office:value-type="float" office:value="0.760706458764647">
            <text:p>0.7607064588</text:p>
          </table:table-cell>
          <table:table-cell table:formula="of:=COS(2 * PI() * [.B137])" office:value-type="float" office:value="0.787047014002061">
            <text:p>0.787047014</text:p>
          </table:table-cell>
          <table:table-cell table:formula="of:=SIN(2 * PI() * [.B137])" office:value-type="float" office:value="0.616893019696641">
            <text:p>0.6168930197</text:p>
          </table:table-cell>
          <table:table-cell table:formula="of:=[.D137]*[.E137]" office:value-type="float" office:value="0.598711746902797">
            <text:p>0.5987117469</text:p>
          </table:table-cell>
          <table:table-cell table:formula="of:=[.D137]*[.F137]" office:value-type="float" office:value="0.469274504450061">
            <text:p>0.4692745045</text:p>
          </table:table-cell>
          <table:table-cell table:formula="of:=[.C137]" office:value-type="float" office:value="0.649096051130917">
            <text:p>0.6490960511</text:p>
          </table:table-cell>
        </table:table-row>
        <table:table-row table:style-name="ro1">
          <table:table-cell table:formula="of:=RAND()" office:value-type="float" office:value="0.679443359375">
            <text:p>0.6794433594</text:p>
          </table:table-cell>
          <table:table-cell table:formula="of:=RAND()" office:value-type="float" office:value="0.02667236328125">
            <text:p>0.0266723633</text:p>
          </table:table-cell>
          <table:table-cell table:formula="of:=SQRT(1 - [.A138])" office:value-type="float" office:value="0.566177216624795">
            <text:p>0.5661772166</text:p>
          </table:table-cell>
          <table:table-cell table:formula="of:=SQRT(1 - (1 - [.A138]))" office:value-type="float" office:value="0.824283543069374">
            <text:p>0.8242835431</text:p>
          </table:table-cell>
          <table:table-cell table:formula="of:=COS(2 * PI() * [.B138])" office:value-type="float" office:value="0.98599006730433">
            <text:p>0.9859900673</text:p>
          </table:table-cell>
          <table:table-cell table:formula="of:=SIN(2 * PI() * [.B138])" office:value-type="float" office:value="0.166804038252084">
            <text:p>0.1668040383</text:p>
          </table:table-cell>
          <table:table-cell table:formula="of:=[.D138]*[.E138]" office:value-type="float" office:value="0.812735386108824">
            <text:p>0.8127353861</text:p>
          </table:table-cell>
          <table:table-cell table:formula="of:=[.D138]*[.F138]" office:value-type="float" office:value="0.137493823648707">
            <text:p>0.1374938236</text:p>
          </table:table-cell>
          <table:table-cell table:formula="of:=[.C138]" office:value-type="float" office:value="0.566177216624795">
            <text:p>0.5661772166</text:p>
          </table:table-cell>
        </table:table-row>
        <table:table-row table:style-name="ro1">
          <table:table-cell table:formula="of:=RAND()" office:value-type="float" office:value="0.8009033203125">
            <text:p>0.8009033203</text:p>
          </table:table-cell>
          <table:table-cell table:formula="of:=RAND()" office:value-type="float" office:value="0.645172119140625">
            <text:p>0.6451721191</text:p>
          </table:table-cell>
          <table:table-cell table:formula="of:=SQRT(1 - [.A139])" office:value-type="float" office:value="0.446202509727926">
            <text:p>0.4462025097</text:p>
          </table:table-cell>
          <table:table-cell table:formula="of:=SQRT(1 - (1 - [.A139]))" office:value-type="float" office:value="0.894932019939224">
            <text:p>0.8949320199</text:p>
          </table:table-cell>
          <table:table-cell table:formula="of:=COS(2 * PI() * [.B139])" office:value-type="float" office:value="-0.612052177168502">
            <text:p>-0.6120521772</text:p>
          </table:table-cell>
          <table:table-cell table:formula="of:=SIN(2 * PI() * [.B139])" office:value-type="float" office:value="-0.79081738247417">
            <text:p>-0.7908173825</text:p>
          </table:table-cell>
          <table:table-cell table:formula="of:=[.D139]*[.E139]" office:value-type="float" office:value="-0.547745091221607">
            <text:p>-0.5477450912</text:p>
          </table:table-cell>
          <table:table-cell table:formula="of:=[.D139]*[.F139]" office:value-type="float" office:value="-0.707727797500659">
            <text:p>-0.7077277975</text:p>
          </table:table-cell>
          <table:table-cell table:formula="of:=[.C139]" office:value-type="float" office:value="0.446202509727926">
            <text:p>0.4462025097</text:p>
          </table:table-cell>
        </table:table-row>
        <table:table-row table:style-name="ro1">
          <table:table-cell table:formula="of:=RAND()" office:value-type="float" office:value="0.1219482421875">
            <text:p>0.1219482422</text:p>
          </table:table-cell>
          <table:table-cell table:formula="of:=RAND()" office:value-type="float" office:value="0.915618896484375">
            <text:p>0.9156188965</text:p>
          </table:table-cell>
          <table:table-cell table:formula="of:=SQRT(1 - [.A140])" office:value-type="float" office:value="0.937044160011949">
            <text:p>0.93704416</text:p>
          </table:table-cell>
          <table:table-cell table:formula="of:=SQRT(1 - (1 - [.A140]))" office:value-type="float" office:value="0.349210884978547">
            <text:p>0.349210885</text:p>
          </table:table-cell>
          <table:table-cell table:formula="of:=COS(2 * PI() * [.B140])" office:value-type="float" office:value="0.86271499362599">
            <text:p>0.8627149936</text:p>
          </table:table-cell>
          <table:table-cell table:formula="of:=SIN(2 * PI() * [.B140])" office:value-type="float" office:value="-0.505690458455474">
            <text:p>-0.5056904585</text:p>
          </table:table-cell>
          <table:table-cell table:formula="of:=[.D140]*[.E140]" office:value-type="float" office:value="0.301269466408394">
            <text:p>0.3012694664</text:p>
          </table:table-cell>
          <table:table-cell table:formula="of:=[.D140]*[.F140]" office:value-type="float" office:value="-0.176592612522443">
            <text:p>-0.1765926125</text:p>
          </table:table-cell>
          <table:table-cell table:formula="of:=[.C140]" office:value-type="float" office:value="0.937044160011949">
            <text:p>0.93704416</text:p>
          </table:table-cell>
        </table:table-row>
        <table:table-row table:style-name="ro1">
          <table:table-cell table:formula="of:=RAND()" office:value-type="float" office:value="0.73284912109375">
            <text:p>0.7328491211</text:p>
          </table:table-cell>
          <table:table-cell table:formula="of:=RAND()" office:value-type="float" office:value="0.419342041015625">
            <text:p>0.419342041</text:p>
          </table:table-cell>
          <table:table-cell table:formula="of:=SQRT(1 - [.A141])" office:value-type="float" office:value="0.516866403344472">
            <text:p>0.5168664033</text:p>
          </table:table-cell>
          <table:table-cell table:formula="of:=SQRT(1 - (1 - [.A141]))" office:value-type="float" office:value="0.856066072855215">
            <text:p>0.8560660729</text:p>
          </table:table-cell>
          <table:table-cell table:formula="of:=COS(2 * PI() * [.B141])" office:value-type="float" office:value="-0.874307590049681">
            <text:p>-0.87430759</text:p>
          </table:table-cell>
          <table:table-cell table:formula="of:=SIN(2 * PI() * [.B141])" office:value-type="float" office:value="0.48537226742112">
            <text:p>0.4853722674</text:p>
          </table:table-cell>
          <table:table-cell table:formula="of:=[.D141]*[.E141]" office:value-type="float" office:value="-0.748465065081337">
            <text:p>-0.7484650651</text:p>
          </table:table-cell>
          <table:table-cell table:formula="of:=[.D141]*[.F141]" office:value-type="float" office:value="0.415510730844029">
            <text:p>0.4155107308</text:p>
          </table:table-cell>
          <table:table-cell table:formula="of:=[.C141]" office:value-type="float" office:value="0.516866403344472">
            <text:p>0.5168664033</text:p>
          </table:table-cell>
        </table:table-row>
        <table:table-row table:style-name="ro1">
          <table:table-cell table:formula="of:=RAND()" office:value-type="float" office:value="0.786865234375">
            <text:p>0.7868652344</text:p>
          </table:table-cell>
          <table:table-cell table:formula="of:=RAND()" office:value-type="float" office:value="0.38427734375">
            <text:p>0.3842773438</text:p>
          </table:table-cell>
          <table:table-cell table:formula="of:=SQRT(1 - [.A142])" office:value-type="float" office:value="0.461665209459192">
            <text:p>0.4616652095</text:p>
          </table:table-cell>
          <table:table-cell table:formula="of:=SQRT(1 - (1 - [.A142]))" office:value-type="float" office:value="0.887054245452329">
            <text:p>0.8870542455</text:p>
          </table:table-cell>
          <table:table-cell table:formula="of:=COS(2 * PI() * [.B142])" office:value-type="float" office:value="-0.74710060598018">
            <text:p>-0.747100606</text:p>
          </table:table-cell>
          <table:table-cell table:formula="of:=SIN(2 * PI() * [.B142])" office:value-type="float" office:value="0.664710978203345">
            <text:p>0.6647109782</text:p>
          </table:table-cell>
          <table:table-cell table:formula="of:=[.D142]*[.E142]" office:value-type="float" office:value="-0.662718764314726">
            <text:p>-0.6627187643</text:p>
          </table:table-cell>
          <table:table-cell table:formula="of:=[.D142]*[.F142]" office:value-type="float" office:value="0.589634695214047">
            <text:p>0.5896346952</text:p>
          </table:table-cell>
          <table:table-cell table:formula="of:=[.C142]" office:value-type="float" office:value="0.461665209459192">
            <text:p>0.4616652095</text:p>
          </table:table-cell>
        </table:table-row>
        <table:table-row table:style-name="ro1">
          <table:table-cell table:formula="of:=RAND()" office:value-type="float" office:value="0.63800048828125">
            <text:p>0.6380004883</text:p>
          </table:table-cell>
          <table:table-cell table:formula="of:=RAND()" office:value-type="float" office:value="0.296905517578125">
            <text:p>0.2969055176</text:p>
          </table:table-cell>
          <table:table-cell table:formula="of:=SQRT(1 - [.A143])" office:value-type="float" office:value="0.601663952484067">
            <text:p>0.6016639525</text:p>
          </table:table-cell>
          <table:table-cell table:formula="of:=SQRT(1 - (1 - [.A143]))" office:value-type="float" office:value="0.798749327562315">
            <text:p>0.7987493276</text:p>
          </table:table-cell>
          <table:table-cell table:formula="of:=COS(2 * PI() * [.B143])" office:value-type="float" office:value="-0.29046816292814">
            <text:p>-0.2904681629</text:p>
          </table:table-cell>
          <table:table-cell table:formula="of:=SIN(2 * PI() * [.B143])" office:value-type="float" office:value="0.956884656750829">
            <text:p>0.9568846568</text:p>
          </table:table-cell>
          <table:table-cell table:formula="of:=[.D143]*[.E143]" office:value-type="float" office:value="-0.232011249817113">
            <text:p>-0.2320112498</text:p>
          </table:table-cell>
          <table:table-cell table:formula="of:=[.D143]*[.F143]" office:value-type="float" office:value="0.764310976134421">
            <text:p>0.7643109761</text:p>
          </table:table-cell>
          <table:table-cell table:formula="of:=[.C143]" office:value-type="float" office:value="0.601663952484067">
            <text:p>0.6016639525</text:p>
          </table:table-cell>
        </table:table-row>
        <table:table-row table:style-name="ro1">
          <table:table-cell table:formula="of:=RAND()" office:value-type="float" office:value="0.52496337890625">
            <text:p>0.5249633789</text:p>
          </table:table-cell>
          <table:table-cell table:formula="of:=RAND()" office:value-type="float" office:value="0.92919921875">
            <text:p>0.9291992188</text:p>
          </table:table-cell>
          <table:table-cell table:formula="of:=SQRT(1 - [.A144])" office:value-type="float" office:value="0.689229004826226">
            <text:p>0.6892290048</text:p>
          </table:table-cell>
          <table:table-cell table:formula="of:=SQRT(1 - (1 - [.A144]))" office:value-type="float" office:value="0.724543565913224">
            <text:p>0.7245435659</text:p>
          </table:table-cell>
          <table:table-cell table:formula="of:=COS(2 * PI() * [.B144])" office:value-type="float" office:value="0.902673318237259">
            <text:p>0.9026733182</text:p>
          </table:table-cell>
          <table:table-cell table:formula="of:=SIN(2 * PI() * [.B144])" office:value-type="float" office:value="-0.430326481340083">
            <text:p>-0.4303264813</text:p>
          </table:table-cell>
          <table:table-cell table:formula="of:=[.D144]*[.E144]" office:value-type="float" office:value="0.654026144850346">
            <text:p>0.6540261449</text:p>
          </table:table-cell>
          <table:table-cell table:formula="of:=[.D144]*[.F144]" office:value-type="float" office:value="-0.311790283297034">
            <text:p>-0.3117902833</text:p>
          </table:table-cell>
          <table:table-cell table:formula="of:=[.C144]" office:value-type="float" office:value="0.689229004826226">
            <text:p>0.6892290048</text:p>
          </table:table-cell>
        </table:table-row>
        <table:table-row table:style-name="ro1">
          <table:table-cell table:formula="of:=RAND()" office:value-type="float" office:value="0.603057861328125">
            <text:p>0.6030578613</text:p>
          </table:table-cell>
          <table:table-cell table:formula="of:=RAND()" office:value-type="float" office:value="0.04443359375">
            <text:p>0.0444335938</text:p>
          </table:table-cell>
          <table:table-cell table:formula="of:=SQRT(1 - [.A145])" office:value-type="float" office:value="0.630033442502757">
            <text:p>0.6300334425</text:p>
          </table:table-cell>
          <table:table-cell table:formula="of:=SQRT(1 - (1 - [.A145]))" office:value-type="float" office:value="0.776568001741074">
            <text:p>0.7765680017</text:p>
          </table:table-cell>
          <table:table-cell table:formula="of:=COS(2 * PI() * [.B145])" office:value-type="float" office:value="0.961280485811321">
            <text:p>0.9612804858</text:p>
          </table:table-cell>
          <table:table-cell table:formula="of:=SIN(2 * PI() * [.B145])" office:value-type="float" office:value="0.275571819310958">
            <text:p>0.2755718193</text:p>
          </table:table-cell>
          <table:table-cell table:formula="of:=[.D145]*[.E145]" office:value-type="float" office:value="0.746499665979186">
            <text:p>0.746499666</text:p>
          </table:table-cell>
          <table:table-cell table:formula="of:=[.D145]*[.F145]" office:value-type="float" office:value="0.214000257058463">
            <text:p>0.2140002571</text:p>
          </table:table-cell>
          <table:table-cell table:formula="of:=[.C145]" office:value-type="float" office:value="0.630033442502757">
            <text:p>0.6300334425</text:p>
          </table:table-cell>
        </table:table-row>
        <table:table-row table:style-name="ro1">
          <table:table-cell table:formula="of:=RAND()" office:value-type="float" office:value="0.47174072265625">
            <text:p>0.4717407227</text:p>
          </table:table-cell>
          <table:table-cell table:formula="of:=RAND()" office:value-type="float" office:value="0.79449462890625">
            <text:p>0.7944946289</text:p>
          </table:table-cell>
          <table:table-cell table:formula="of:=SQRT(1 - [.A146])" office:value-type="float" office:value="0.726814472436914">
            <text:p>0.7268144724</text:p>
          </table:table-cell>
          <table:table-cell table:formula="of:=SQRT(1 - (1 - [.A146]))" office:value-type="float" office:value="0.686833839189836">
            <text:p>0.6868338392</text:p>
          </table:table-cell>
          <table:table-cell table:formula="of:=COS(2 * PI() * [.B146])" office:value-type="float" office:value="0.275940445487197">
            <text:p>0.2759404455</text:p>
          </table:table-cell>
          <table:table-cell table:formula="of:=SIN(2 * PI() * [.B146])" office:value-type="float" office:value="-0.961174734657714">
            <text:p>-0.9611747347</text:p>
          </table:table-cell>
          <table:table-cell table:formula="of:=[.D146]*[.E146]" office:value-type="float" office:value="0.189525235561725">
            <text:p>0.1895252356</text:p>
          </table:table-cell>
          <table:table-cell table:formula="of:=[.D146]*[.F146]" office:value-type="float" office:value="-0.66016733313723">
            <text:p>-0.6601673331</text:p>
          </table:table-cell>
          <table:table-cell table:formula="of:=[.C146]" office:value-type="float" office:value="0.726814472436914">
            <text:p>0.7268144724</text:p>
          </table:table-cell>
        </table:table-row>
        <table:table-row table:style-name="ro1">
          <table:table-cell table:formula="of:=RAND()" office:value-type="float" office:value="0.097198486328125">
            <text:p>0.0971984863</text:p>
          </table:table-cell>
          <table:table-cell table:formula="of:=RAND()" office:value-type="float" office:value="0.36016845703125">
            <text:p>0.360168457</text:p>
          </table:table-cell>
          <table:table-cell table:formula="of:=SQRT(1 - [.A147])" office:value-type="float" office:value="0.950158678154273">
            <text:p>0.9501586782</text:p>
          </table:table-cell>
          <table:table-cell table:formula="of:=SQRT(1 - (1 - [.A147]))" office:value-type="float" office:value="0.311766717800546">
            <text:p>0.3117667178</text:p>
          </table:table-cell>
          <table:table-cell table:formula="of:=COS(2 * PI() * [.B147])" office:value-type="float" office:value="-0.638239179773115">
            <text:p>-0.6382391798</text:p>
          </table:table-cell>
          <table:table-cell table:formula="of:=SIN(2 * PI() * [.B147])" office:value-type="float" office:value="0.76983813194888">
            <text:p>0.7698381319</text:p>
          </table:table-cell>
          <table:table-cell table:formula="of:=[.D147]*[.E147]" office:value-type="float" office:value="-0.198981734249577">
            <text:p>-0.1989817342</text:p>
          </table:table-cell>
          <table:table-cell table:formula="of:=[.D147]*[.F147]" office:value-type="float" office:value="0.240009907635406">
            <text:p>0.2400099076</text:p>
          </table:table-cell>
          <table:table-cell table:formula="of:=[.C147]" office:value-type="float" office:value="0.950158678154273">
            <text:p>0.9501586782</text:p>
          </table:table-cell>
        </table:table-row>
        <table:table-row table:style-name="ro1">
          <table:table-cell table:formula="of:=RAND()" office:value-type="float" office:value="0.40478515625">
            <text:p>0.4047851563</text:p>
          </table:table-cell>
          <table:table-cell table:formula="of:=RAND()" office:value-type="float" office:value="0.406707763671875">
            <text:p>0.4067077637</text:p>
          </table:table-cell>
          <table:table-cell table:formula="of:=SQRT(1 - [.A148])" office:value-type="float" office:value="0.771501680976782">
            <text:p>0.771501681</text:p>
          </table:table-cell>
          <table:table-cell table:formula="of:=SQRT(1 - (1 - [.A148]))" office:value-type="float" office:value="0.636227283484448">
            <text:p>0.6362272835</text:p>
          </table:table-cell>
          <table:table-cell table:formula="of:=COS(2 * PI() * [.B148])" office:value-type="float" office:value="-0.833064109760703">
            <text:p>-0.8330641098</text:p>
          </table:table-cell>
          <table:table-cell table:formula="of:=SIN(2 * PI() * [.B148])" office:value-type="float" office:value="0.553176453790838">
            <text:p>0.5531764538</text:p>
          </table:table-cell>
          <table:table-cell table:formula="of:=[.D148]*[.E148]" office:value-type="float" office:value="-0.530018115521442">
            <text:p>-0.5300181155</text:p>
          </table:table-cell>
          <table:table-cell table:formula="of:=[.D148]*[.F148]" office:value-type="float" office:value="0.351945952482905">
            <text:p>0.3519459525</text:p>
          </table:table-cell>
          <table:table-cell table:formula="of:=[.C148]" office:value-type="float" office:value="0.771501680976782">
            <text:p>0.771501681</text:p>
          </table:table-cell>
        </table:table-row>
        <table:table-row table:style-name="ro1">
          <table:table-cell table:formula="of:=RAND()" office:value-type="float" office:value="0.79486083984375">
            <text:p>0.7948608398</text:p>
          </table:table-cell>
          <table:table-cell table:formula="of:=RAND()" office:value-type="float" office:value="0.96356201171875">
            <text:p>0.9635620117</text:p>
          </table:table-cell>
          <table:table-cell table:formula="of:=SQRT(1 - [.A149])" office:value-type="float" office:value="0.452922907519867">
            <text:p>0.4529229075</text:p>
          </table:table-cell>
          <table:table-cell table:formula="of:=SQRT(1 - (1 - [.A149]))" office:value-type="float" office:value="0.89154968445048">
            <text:p>0.8915496845</text:p>
          </table:table-cell>
          <table:table-cell table:formula="of:=COS(2 * PI() * [.B149])" office:value-type="float" office:value="0.973905998872289">
            <text:p>0.9739059989</text:p>
          </table:table-cell>
          <table:table-cell table:formula="of:=SIN(2 * PI() * [.B149])" office:value-type="float" office:value="-0.22695176879806">
            <text:p>-0.2269517688</text:p>
          </table:table-cell>
          <table:table-cell table:formula="of:=[.D149]*[.E149]" office:value-type="float" office:value="0.868285585979019">
            <text:p>0.868285586</text:p>
          </table:table-cell>
          <table:table-cell table:formula="of:=[.D149]*[.F149]" office:value-type="float" office:value="-0.202338777857389">
            <text:p>-0.2023387779</text:p>
          </table:table-cell>
          <table:table-cell table:formula="of:=[.C149]" office:value-type="float" office:value="0.452922907519867">
            <text:p>0.4529229075</text:p>
          </table:table-cell>
        </table:table-row>
        <table:table-row table:style-name="ro1">
          <table:table-cell table:formula="of:=RAND()" office:value-type="float" office:value="0.59185791015625">
            <text:p>0.5918579102</text:p>
          </table:table-cell>
          <table:table-cell table:formula="of:=RAND()" office:value-type="float" office:value="0.921844482421875">
            <text:p>0.9218444824</text:p>
          </table:table-cell>
          <table:table-cell table:formula="of:=SQRT(1 - [.A150])" office:value-type="float" office:value="0.638859992364329">
            <text:p>0.6388599924</text:p>
          </table:table-cell>
          <table:table-cell table:formula="of:=SQRT(1 - (1 - [.A150]))" office:value-type="float" office:value="0.769323020685232">
            <text:p>0.7693230207</text:p>
          </table:table-cell>
          <table:table-cell table:formula="of:=COS(2 * PI() * [.B150])" office:value-type="float" office:value="0.881830858943827">
            <text:p>0.8818308589</text:p>
          </table:table-cell>
          <table:table-cell table:formula="of:=SIN(2 * PI() * [.B150])" office:value-type="float" office:value="-0.471565834443498">
            <text:p>-0.4715658344</text:p>
          </table:table-cell>
          <table:table-cell table:formula="of:=[.D150]*[.E150]" office:value-type="float" office:value="0.678412780136117">
            <text:p>0.6784127801</text:p>
          </table:table-cell>
          <table:table-cell table:formula="of:=[.D150]*[.F150]" office:value-type="float" office:value="-0.362786452206024">
            <text:p>-0.3627864522</text:p>
          </table:table-cell>
          <table:table-cell table:formula="of:=[.C150]" office:value-type="float" office:value="0.638859992364329">
            <text:p>0.6388599924</text:p>
          </table:table-cell>
        </table:table-row>
        <table:table-row table:style-name="ro1">
          <table:table-cell table:formula="of:=RAND()" office:value-type="float" office:value="0.082122802734375">
            <text:p>0.0821228027</text:p>
          </table:table-cell>
          <table:table-cell table:formula="of:=RAND()" office:value-type="float" office:value="0.50567626953125">
            <text:p>0.5056762695</text:p>
          </table:table-cell>
          <table:table-cell table:formula="of:=SQRT(1 - [.A151])" office:value-type="float" office:value="0.958059078170874">
            <text:p>0.9580590782</text:p>
          </table:table-cell>
          <table:table-cell table:formula="of:=SQRT(1 - (1 - [.A151]))" office:value-type="float" office:value="0.286570763921191">
            <text:p>0.2865707639</text:p>
          </table:table-cell>
          <table:table-cell table:formula="of:=COS(2 * PI() * [.B151])" office:value-type="float" office:value="-0.99936406939862">
            <text:p>-0.9993640694</text:p>
          </table:table-cell>
          <table:table-cell table:formula="of:=SIN(2 * PI() * [.B151])" office:value-type="float" office:value="-0.0356574928315081">
            <text:p>-0.0356574928</text:p>
          </table:table-cell>
          <table:table-cell table:formula="of:=[.D151]*[.E151]" office:value-type="float" office:value="-0.286388524802953">
            <text:p>-0.2863885248</text:p>
          </table:table-cell>
          <table:table-cell table:formula="of:=[.D151]*[.F151]" office:value-type="float" office:value="-0.0102183949602397">
            <text:p>-0.010218395</text:p>
          </table:table-cell>
          <table:table-cell table:formula="of:=[.C151]" office:value-type="float" office:value="0.958059078170874">
            <text:p>0.9580590782</text:p>
          </table:table-cell>
        </table:table-row>
        <table:table-row table:style-name="ro1">
          <table:table-cell table:formula="of:=RAND()" office:value-type="float" office:value="0.119293212890625">
            <text:p>0.1192932129</text:p>
          </table:table-cell>
          <table:table-cell table:formula="of:=RAND()" office:value-type="float" office:value="0.842315673828125">
            <text:p>0.8423156738</text:p>
          </table:table-cell>
          <table:table-cell table:formula="of:=SQRT(1 - [.A152])" office:value-type="float" office:value="0.938459795148079">
            <text:p>0.9384597951</text:p>
          </table:table-cell>
          <table:table-cell table:formula="of:=SQRT(1 - (1 - [.A152]))" office:value-type="float" office:value="0.345388495596806">
            <text:p>0.3453884956</text:p>
          </table:table-cell>
          <table:table-cell table:formula="of:=COS(2 * PI() * [.B152])" office:value-type="float" office:value="0.548054455117582">
            <text:p>0.5480544551</text:p>
          </table:table-cell>
          <table:table-cell table:formula="of:=SIN(2 * PI() * [.B152])" office:value-type="float" office:value="-0.83644265447535">
            <text:p>-0.8364426545</text:p>
          </table:table-cell>
          <table:table-cell table:formula="of:=[.D152]*[.E152]" office:value-type="float" office:value="0.189291703758189">
            <text:p>0.1892917038</text:p>
          </table:table-cell>
          <table:table-cell table:formula="of:=[.D152]*[.F152]" office:value-type="float" office:value="-0.28889767008224">
            <text:p>-0.2888976701</text:p>
          </table:table-cell>
          <table:table-cell table:formula="of:=[.C152]" office:value-type="float" office:value="0.938459795148079">
            <text:p>0.9384597951</text:p>
          </table:table-cell>
        </table:table-row>
        <table:table-row table:style-name="ro1">
          <table:table-cell table:formula="of:=RAND()" office:value-type="float" office:value="0.528289794921875">
            <text:p>0.5282897949</text:p>
          </table:table-cell>
          <table:table-cell table:formula="of:=RAND()" office:value-type="float" office:value="0.67498779296875">
            <text:p>0.674987793</text:p>
          </table:table-cell>
          <table:table-cell table:formula="of:=SQRT(1 - [.A153])" office:value-type="float" office:value="0.686811622701687">
            <text:p>0.6868116227</text:p>
          </table:table-cell>
          <table:table-cell table:formula="of:=SQRT(1 - (1 - [.A153]))" office:value-type="float" office:value="0.726835466197045">
            <text:p>0.7268354662</text:p>
          </table:table-cell>
          <table:table-cell table:formula="of:=COS(2 * PI() * [.B153])" office:value-type="float" office:value="-0.454058837748625">
            <text:p>-0.4540588377</text:p>
          </table:table-cell>
          <table:table-cell table:formula="of:=SIN(2 * PI() * [.B153])" office:value-type="float" office:value="-0.890971700932397">
            <text:p>-0.8909717009</text:p>
          </table:table-cell>
          <table:table-cell table:formula="of:=[.D153]*[.E153]" office:value-type="float" office:value="-0.33002606701591">
            <text:p>-0.330026067</text:p>
          </table:table-cell>
          <table:table-cell table:formula="of:=[.D153]*[.F153]" office:value-type="float" office:value="-0.647589831615572">
            <text:p>-0.6475898316</text:p>
          </table:table-cell>
          <table:table-cell table:formula="of:=[.C153]" office:value-type="float" office:value="0.686811622701687">
            <text:p>0.6868116227</text:p>
          </table:table-cell>
        </table:table-row>
        <table:table-row table:style-name="ro1">
          <table:table-cell table:formula="of:=RAND()" office:value-type="float" office:value="0.106597900390625">
            <text:p>0.1065979004</text:p>
          </table:table-cell>
          <table:table-cell table:formula="of:=RAND()" office:value-type="float" office:value="0.828521728515625">
            <text:p>0.8285217285</text:p>
          </table:table-cell>
          <table:table-cell table:formula="of:=SQRT(1 - [.A154])" office:value-type="float" office:value="0.945199502543974">
            <text:p>0.9451995025</text:p>
          </table:table-cell>
          <table:table-cell table:formula="of:=SQRT(1 - (1 - [.A154]))" office:value-type="float" office:value="0.326493338968232">
            <text:p>0.326493339</text:p>
          </table:table-cell>
          <table:table-cell table:formula="of:=COS(2 * PI() * [.B154])" office:value-type="float" office:value="0.473593651702054">
            <text:p>0.4735936517</text:p>
          </table:table-cell>
          <table:table-cell table:formula="of:=SIN(2 * PI() * [.B154])" office:value-type="float" office:value="-0.880743466094136">
            <text:p>-0.8807434661</text:p>
          </table:table-cell>
          <table:table-cell table:formula="of:=[.D154]*[.E154]" office:value-type="float" office:value="0.154625172658362">
            <text:p>0.1546251727</text:p>
          </table:table-cell>
          <table:table-cell table:formula="of:=[.D154]*[.F154]" office:value-type="float" office:value="-0.287556875019529">
            <text:p>-0.287556875</text:p>
          </table:table-cell>
          <table:table-cell table:formula="of:=[.C154]" office:value-type="float" office:value="0.945199502543974">
            <text:p>0.9451995025</text:p>
          </table:table-cell>
        </table:table-row>
        <table:table-row table:style-name="ro1">
          <table:table-cell table:formula="of:=RAND()" office:value-type="float" office:value="0.355743408203125">
            <text:p>0.3557434082</text:p>
          </table:table-cell>
          <table:table-cell table:formula="of:=RAND()" office:value-type="float" office:value="0.375732421875">
            <text:p>0.3757324219</text:p>
          </table:table-cell>
          <table:table-cell table:formula="of:=SQRT(1 - [.A155])" office:value-type="float" office:value="0.802655961042385">
            <text:p>0.802655961</text:p>
          </table:table-cell>
          <table:table-cell table:formula="of:=SQRT(1 - (1 - [.A155]))" office:value-type="float" office:value="0.596442292433329">
            <text:p>0.5964422924</text:p>
          </table:table-cell>
          <table:table-cell table:formula="of:=COS(2 * PI() * [.B155])" office:value-type="float" office:value="-0.710353346857062">
            <text:p>-0.7103533469</text:p>
          </table:table-cell>
          <table:table-cell table:formula="of:=SIN(2 * PI() * [.B155])" office:value-type="float" office:value="0.703845240524485">
            <text:p>0.7038452405</text:p>
          </table:table-cell>
          <table:table-cell table:formula="of:=[.D155]*[.E155]" office:value-type="float" office:value="-0.423684778637114">
            <text:p>-0.4236847786</text:p>
          </table:table-cell>
          <table:table-cell table:formula="of:=[.D155]*[.F155]" office:value-type="float" office:value="0.419803068776712">
            <text:p>0.4198030688</text:p>
          </table:table-cell>
          <table:table-cell table:formula="of:=[.C155]" office:value-type="float" office:value="0.802655961042385">
            <text:p>0.802655961</text:p>
          </table:table-cell>
        </table:table-row>
        <table:table-row table:style-name="ro1">
          <table:table-cell table:formula="of:=RAND()" office:value-type="float" office:value="0.95623779296875">
            <text:p>0.956237793</text:p>
          </table:table-cell>
          <table:table-cell table:formula="of:=RAND()" office:value-type="float" office:value="0.3233642578125">
            <text:p>0.3233642578</text:p>
          </table:table-cell>
          <table:table-cell table:formula="of:=SQRT(1 - [.A156])" office:value-type="float" office:value="0.209194184984311">
            <text:p>0.209194185</text:p>
          </table:table-cell>
          <table:table-cell table:formula="of:=SQRT(1 - (1 - [.A156]))" office:value-type="float" office:value="0.97787411918342">
            <text:p>0.9778741192</text:p>
          </table:table-cell>
          <table:table-cell table:formula="of:=COS(2 * PI() * [.B156])" office:value-type="float" office:value="-0.444809211377105">
            <text:p>-0.4448092114</text:p>
          </table:table-cell>
          <table:table-cell table:formula="of:=SIN(2 * PI() * [.B156])" office:value-type="float" office:value="0.89562534883403">
            <text:p>0.8956253488</text:p>
          </table:table-cell>
          <table:table-cell table:formula="of:=[.D156]*[.E156]" office:value-type="float" office:value="-0.434967415780058">
            <text:p>-0.4349674158</text:p>
          </table:table-cell>
          <table:table-cell table:formula="of:=[.D156]*[.F156]" office:value-type="float" office:value="0.875808849109421">
            <text:p>0.8758088491</text:p>
          </table:table-cell>
          <table:table-cell table:formula="of:=[.C156]" office:value-type="float" office:value="0.209194184984311">
            <text:p>0.209194185</text:p>
          </table:table-cell>
        </table:table-row>
        <table:table-row table:style-name="ro1">
          <table:table-cell table:formula="of:=RAND()" office:value-type="float" office:value="0.70989990234375">
            <text:p>0.7098999023</text:p>
          </table:table-cell>
          <table:table-cell table:formula="of:=RAND()" office:value-type="float" office:value="0.374298095703125">
            <text:p>0.3742980957</text:p>
          </table:table-cell>
          <table:table-cell table:formula="of:=SQRT(1 - [.A157])" office:value-type="float" office:value="0.538609411035724">
            <text:p>0.538609411</text:p>
          </table:table-cell>
          <table:table-cell table:formula="of:=SQRT(1 - (1 - [.A157]))" office:value-type="float" office:value="0.842555578192768">
            <text:p>0.8425555782</text:p>
          </table:table-cell>
          <table:table-cell table:formula="of:=COS(2 * PI() * [.B157])" office:value-type="float" office:value="-0.703981436132798">
            <text:p>-0.7039814361</text:p>
          </table:table-cell>
          <table:table-cell table:formula="of:=SIN(2 * PI() * [.B157])" office:value-type="float" office:value="0.710218373164482">
            <text:p>0.7102183732</text:p>
          </table:table-cell>
          <table:table-cell table:formula="of:=[.D157]*[.E157]" office:value-type="float" office:value="-0.593143485957845">
            <text:p>-0.593143486</text:p>
          </table:table-cell>
          <table:table-cell table:formula="of:=[.D157]*[.F157]" office:value-type="float" office:value="0.598398452044728">
            <text:p>0.598398452</text:p>
          </table:table-cell>
          <table:table-cell table:formula="of:=[.C157]" office:value-type="float" office:value="0.538609411035724">
            <text:p>0.538609411</text:p>
          </table:table-cell>
        </table:table-row>
        <table:table-row table:style-name="ro1">
          <table:table-cell table:formula="of:=RAND()" office:value-type="float" office:value="0.486236572265625">
            <text:p>0.4862365723</text:p>
          </table:table-cell>
          <table:table-cell table:formula="of:=RAND()" office:value-type="float" office:value="0.055267333984375">
            <text:p>0.055267334</text:p>
          </table:table-cell>
          <table:table-cell table:formula="of:=SQRT(1 - [.A158])" office:value-type="float" office:value="0.716772926200743">
            <text:p>0.7167729262</text:p>
          </table:table-cell>
          <table:table-cell table:formula="of:=SQRT(1 - (1 - [.A158]))" office:value-type="float" office:value="0.697306655830579">
            <text:p>0.6973066558</text:p>
          </table:table-cell>
          <table:table-cell table:formula="of:=COS(2 * PI() * [.B158])" office:value-type="float" office:value="0.940310460790495">
            <text:p>0.9403104608</text:p>
          </table:table-cell>
          <table:table-cell table:formula="of:=SIN(2 * PI() * [.B158])" office:value-type="float" office:value="0.340317847501372">
            <text:p>0.3403178475</text:p>
          </table:table-cell>
          <table:table-cell table:formula="of:=[.D158]*[.E158]" office:value-type="float" office:value="0.65568474285633">
            <text:p>0.6556847429</text:p>
          </table:table-cell>
          <table:table-cell table:formula="of:=[.D158]*[.F158]" office:value-type="float" office:value="0.237305900160642">
            <text:p>0.2373059002</text:p>
          </table:table-cell>
          <table:table-cell table:formula="of:=[.C158]" office:value-type="float" office:value="0.716772926200743">
            <text:p>0.7167729262</text:p>
          </table:table-cell>
        </table:table-row>
        <table:table-row table:style-name="ro1">
          <table:table-cell table:formula="of:=RAND()" office:value-type="float" office:value="0.4373779296875">
            <text:p>0.4373779297</text:p>
          </table:table-cell>
          <table:table-cell table:formula="of:=RAND()" office:value-type="float" office:value="0.46563720703125">
            <text:p>0.465637207</text:p>
          </table:table-cell>
          <table:table-cell table:formula="of:=SQRT(1 - [.A159])" office:value-type="float" office:value="0.750081375793654">
            <text:p>0.7500813758</text:p>
          </table:table-cell>
          <table:table-cell table:formula="of:=SQRT(1 - (1 - [.A159]))" office:value-type="float" office:value="0.661345544845885">
            <text:p>0.6613455448</text:p>
          </table:table-cell>
          <table:table-cell table:formula="of:=COS(2 * PI() * [.B159])" office:value-type="float" office:value="-0.976782315753999">
            <text:p>-0.9767823158</text:p>
          </table:table-cell>
          <table:table-cell table:formula="of:=SIN(2 * PI() * [.B159])" office:value-type="float" office:value="0.214234235429951">
            <text:p>0.2142342354</text:p>
          </table:table-cell>
          <table:table-cell table:formula="of:=[.D159]*[.E159]" office:value-type="float" office:value="-0.645990632808153">
            <text:p>-0.6459906328</text:p>
          </table:table-cell>
          <table:table-cell table:formula="of:=[.D159]*[.F159]" office:value-type="float" office:value="0.141682857155062">
            <text:p>0.1416828572</text:p>
          </table:table-cell>
          <table:table-cell table:formula="of:=[.C159]" office:value-type="float" office:value="0.750081375793654">
            <text:p>0.7500813758</text:p>
          </table:table-cell>
        </table:table-row>
        <table:table-row table:style-name="ro1">
          <table:table-cell table:formula="of:=RAND()" office:value-type="float" office:value="0.067230224609375">
            <text:p>0.0672302246</text:p>
          </table:table-cell>
          <table:table-cell table:formula="of:=RAND()" office:value-type="float" office:value="0.5108642578125">
            <text:p>0.5108642578</text:p>
          </table:table-cell>
          <table:table-cell table:formula="of:=SQRT(1 - [.A160])" office:value-type="float" office:value="0.965800070092473">
            <text:p>0.9658000701</text:p>
          </table:table-cell>
          <table:table-cell table:formula="of:=SQRT(1 - (1 - [.A160]))" office:value-type="float" office:value="0.259287918363689">
            <text:p>0.2592879184</text:p>
          </table:table-cell>
          <table:table-cell table:formula="of:=COS(2 * PI() * [.B160])" office:value-type="float" office:value="-0.997671044343441">
            <text:p>-0.9976710443</text:p>
          </table:table-cell>
          <table:table-cell table:formula="of:=SIN(2 * PI() * [.B160])" office:value-type="float" office:value="-0.0682091436588063">
            <text:p>-0.0682091437</text:p>
          </table:table-cell>
          <table:table-cell table:formula="of:=[.D160]*[.E160]" office:value-type="float" office:value="-0.258684048299538">
            <text:p>-0.2586840483</text:p>
          </table:table-cell>
          <table:table-cell table:formula="of:=[.D160]*[.F160]" office:value-type="float" office:value="-0.0176858068726617">
            <text:p>-0.0176858069</text:p>
          </table:table-cell>
          <table:table-cell table:formula="of:=[.C160]" office:value-type="float" office:value="0.965800070092473">
            <text:p>0.9658000701</text:p>
          </table:table-cell>
        </table:table-row>
        <table:table-row table:style-name="ro1">
          <table:table-cell table:formula="of:=RAND()" office:value-type="float" office:value="0.256591796875">
            <text:p>0.2565917969</text:p>
          </table:table-cell>
          <table:table-cell table:formula="of:=RAND()" office:value-type="float" office:value="0.137451171875">
            <text:p>0.1374511719</text:p>
          </table:table-cell>
          <table:table-cell table:formula="of:=SQRT(1 - [.A161])" office:value-type="float" office:value="0.862211228832587">
            <text:p>0.8622112288</text:p>
          </table:table-cell>
          <table:table-cell table:formula="of:=SQRT(1 - (1 - [.A161]))" office:value-type="float" office:value="0.506548908670229">
            <text:p>0.5065489087</text:p>
          </table:table-cell>
          <table:table-cell table:formula="of:=COS(2 * PI() * [.B161])" office:value-type="float" office:value="0.649681307390683">
            <text:p>0.6496813074</text:p>
          </table:table-cell>
          <table:table-cell table:formula="of:=SIN(2 * PI() * [.B161])" office:value-type="float" office:value="0.760206681651202">
            <text:p>0.7602066817</text:p>
          </table:table-cell>
          <table:table-cell table:formula="of:=[.D161]*[.E161]" office:value-type="float" office:value="0.329095357242198">
            <text:p>0.3290953572</text:p>
          </table:table-cell>
          <table:table-cell table:formula="of:=[.D161]*[.F161]" office:value-type="float" office:value="0.385081864954233">
            <text:p>0.385081865</text:p>
          </table:table-cell>
          <table:table-cell table:formula="of:=[.C161]" office:value-type="float" office:value="0.862211228832587">
            <text:p>0.8622112288</text:p>
          </table:table-cell>
        </table:table-row>
        <table:table-row table:style-name="ro1">
          <table:table-cell table:formula="of:=RAND()" office:value-type="float" office:value="0.36541748046875">
            <text:p>0.3654174805</text:p>
          </table:table-cell>
          <table:table-cell table:formula="of:=RAND()" office:value-type="float" office:value="0.696868896484375">
            <text:p>0.6968688965</text:p>
          </table:table-cell>
          <table:table-cell table:formula="of:=SQRT(1 - [.A162])" office:value-type="float" office:value="0.796606878912836">
            <text:p>0.7966068789</text:p>
          </table:table-cell>
          <table:table-cell table:formula="of:=SQRT(1 - (1 - [.A162]))" office:value-type="float" office:value="0.604497709233666">
            <text:p>0.6044977092</text:p>
          </table:table-cell>
          <table:table-cell table:formula="of:=COS(2 * PI() * [.B162])" office:value-type="float" office:value="-0.327666412178853">
            <text:p>-0.3276664122</text:p>
          </table:table-cell>
          <table:table-cell table:formula="of:=SIN(2 * PI() * [.B162])" office:value-type="float" office:value="-0.9447934813121">
            <text:p>-0.9447934813</text:p>
          </table:table-cell>
          <table:table-cell table:formula="of:=[.D162]*[.E162]" office:value-type="float" office:value="-0.198073595554931">
            <text:p>-0.1980735956</text:p>
          </table:table-cell>
          <table:table-cell table:formula="of:=[.D162]*[.F162]" office:value-type="float" office:value="-0.571125495152065">
            <text:p>-0.5711254952</text:p>
          </table:table-cell>
          <table:table-cell table:formula="of:=[.C162]" office:value-type="float" office:value="0.796606878912836">
            <text:p>0.7966068789</text:p>
          </table:table-cell>
        </table:table-row>
        <table:table-row table:style-name="ro1">
          <table:table-cell table:formula="of:=RAND()" office:value-type="float" office:value="0.767333984375">
            <text:p>0.7673339844</text:p>
          </table:table-cell>
          <table:table-cell table:formula="of:=RAND()" office:value-type="float" office:value="0.02276611328125">
            <text:p>0.0227661133</text:p>
          </table:table-cell>
          <table:table-cell table:formula="of:=SQRT(1 - [.A163])" office:value-type="float" office:value="0.482354657513535">
            <text:p>0.4823546575</text:p>
          </table:table-cell>
          <table:table-cell table:formula="of:=SQRT(1 - (1 - [.A163]))" office:value-type="float" office:value="0.875976018150611">
            <text:p>0.8759760182</text:p>
          </table:table-cell>
          <table:table-cell table:formula="of:=COS(2 * PI() * [.B163])" office:value-type="float" office:value="0.989786681551619">
            <text:p>0.9897866816</text:p>
          </table:table-cell>
          <table:table-cell table:formula="of:=SIN(2 * PI() * [.B163])" office:value-type="float" office:value="0.142556392431327">
            <text:p>0.1425563924</text:p>
          </table:table-cell>
          <table:table-cell table:formula="of:=[.D163]*[.E163]" office:value-type="float" office:value="0.867029396124094">
            <text:p>0.8670293961</text:p>
          </table:table-cell>
          <table:table-cell table:formula="of:=[.D163]*[.F163]" office:value-type="float" office:value="0.12487598100391">
            <text:p>0.124875981</text:p>
          </table:table-cell>
          <table:table-cell table:formula="of:=[.C163]" office:value-type="float" office:value="0.482354657513535">
            <text:p>0.4823546575</text:p>
          </table:table-cell>
        </table:table-row>
        <table:table-row table:style-name="ro1">
          <table:table-cell table:formula="of:=RAND()" office:value-type="float" office:value="0.598541259765625">
            <text:p>0.5985412598</text:p>
          </table:table-cell>
          <table:table-cell table:formula="of:=RAND()" office:value-type="float" office:value="0.567413330078125">
            <text:p>0.5674133301</text:p>
          </table:table-cell>
          <table:table-cell table:formula="of:=SQRT(1 - [.A164])" office:value-type="float" office:value="0.633607717940979">
            <text:p>0.6336077179</text:p>
          </table:table-cell>
          <table:table-cell table:formula="of:=SQRT(1 - (1 - [.A164]))" office:value-type="float" office:value="0.773654483452158">
            <text:p>0.7736544835</text:p>
          </table:table-cell>
          <table:table-cell table:formula="of:=COS(2 * PI() * [.B164])" office:value-type="float" office:value="-0.911627237054096">
            <text:p>-0.9116272371</text:p>
          </table:table-cell>
          <table:table-cell table:formula="of:=SIN(2 * PI() * [.B164])" office:value-type="float" office:value="-0.41101798094623">
            <text:p>-0.4110179809</text:p>
          </table:table-cell>
          <table:table-cell table:formula="of:=[.D164]*[.E164]" office:value-type="float" office:value="-0.705284499184004">
            <text:p>-0.7052844992</text:p>
          </table:table-cell>
          <table:table-cell table:formula="of:=[.D164]*[.F164]" office:value-type="float" office:value="-0.317985903738504">
            <text:p>-0.3179859037</text:p>
          </table:table-cell>
          <table:table-cell table:formula="of:=[.C164]" office:value-type="float" office:value="0.633607717940979">
            <text:p>0.6336077179</text:p>
          </table:table-cell>
        </table:table-row>
        <table:table-row table:style-name="ro1">
          <table:table-cell table:formula="of:=RAND()" office:value-type="float" office:value="0.827606201171875">
            <text:p>0.8276062012</text:p>
          </table:table-cell>
          <table:table-cell table:formula="of:=RAND()" office:value-type="float" office:value="0.26239013671875">
            <text:p>0.2623901367</text:p>
          </table:table-cell>
          <table:table-cell table:formula="of:=SQRT(1 - [.A165])" office:value-type="float" office:value="0.415203322274913">
            <text:p>0.4152033223</text:p>
          </table:table-cell>
          <table:table-cell table:formula="of:=SQRT(1 - (1 - [.A165]))" office:value-type="float" office:value="0.909728641503539">
            <text:p>0.9097286415</text:p>
          </table:table-cell>
          <table:table-cell table:formula="of:=COS(2 * PI() * [.B165])" office:value-type="float" office:value="-0.0777709136728579">
            <text:p>-0.0777709137</text:p>
          </table:table-cell>
          <table:table-cell table:formula="of:=SIN(2 * PI() * [.B165])" office:value-type="float" office:value="0.996971255847674">
            <text:p>0.9969712558</text:p>
          </table:table-cell>
          <table:table-cell table:formula="of:=[.D165]*[.E165]" office:value-type="float" office:value="-0.070750427644098">
            <text:p>-0.0707504276</text:p>
          </table:table-cell>
          <table:table-cell table:formula="of:=[.D165]*[.F165]" office:value-type="float" office:value="0.906973306200382">
            <text:p>0.9069733062</text:p>
          </table:table-cell>
          <table:table-cell table:formula="of:=[.C165]" office:value-type="float" office:value="0.415203322274913">
            <text:p>0.4152033223</text:p>
          </table:table-cell>
        </table:table-row>
        <table:table-row table:style-name="ro1">
          <table:table-cell table:formula="of:=RAND()" office:value-type="float" office:value="0.97198486328125">
            <text:p>0.9719848633</text:p>
          </table:table-cell>
          <table:table-cell table:formula="of:=RAND()" office:value-type="float" office:value="0.0028076171875">
            <text:p>0.0028076172</text:p>
          </table:table-cell>
          <table:table-cell table:formula="of:=SQRT(1 - [.A166])" office:value-type="float" office:value="0.167377228793973">
            <text:p>0.1673772288</text:p>
          </table:table-cell>
          <table:table-cell table:formula="of:=SQRT(1 - (1 - [.A166]))" office:value-type="float" office:value="0.985892926884685">
            <text:p>0.9858929269</text:p>
          </table:table-cell>
          <table:table-cell table:formula="of:=COS(2 * PI() * [.B166])" office:value-type="float" office:value="0.999844405492175">
            <text:p>0.9998444055</text:p>
          </table:table-cell>
          <table:table-cell table:formula="of:=SIN(2 * PI() * [.B166])" office:value-type="float" office:value="0.0176398641150821">
            <text:p>0.0176398641</text:p>
          </table:table-cell>
          <table:table-cell table:formula="of:=[.D166]*[.E166]" office:value-type="float" office:value="0.985739527359958">
            <text:p>0.9857395274</text:p>
          </table:table-cell>
          <table:table-cell table:formula="of:=[.D166]*[.F166]" office:value-type="float" office:value="0.0173910172622664">
            <text:p>0.0173910173</text:p>
          </table:table-cell>
          <table:table-cell table:formula="of:=[.C166]" office:value-type="float" office:value="0.167377228793973">
            <text:p>0.1673772288</text:p>
          </table:table-cell>
        </table:table-row>
        <table:table-row table:style-name="ro1">
          <table:table-cell table:formula="of:=RAND()" office:value-type="float" office:value="0.545501708984375">
            <text:p>0.545501709</text:p>
          </table:table-cell>
          <table:table-cell table:formula="of:=RAND()" office:value-type="float" office:value="0.3695068359375">
            <text:p>0.3695068359</text:p>
          </table:table-cell>
          <table:table-cell table:formula="of:=SQRT(1 - [.A167])" office:value-type="float" office:value="0.674164884146026">
            <text:p>0.6741648841</text:p>
          </table:table-cell>
          <table:table-cell table:formula="of:=SQRT(1 - (1 - [.A167]))" office:value-type="float" office:value="0.738580875046447">
            <text:p>0.738580875</text:p>
          </table:table-cell>
          <table:table-cell table:formula="of:=COS(2 * PI() * [.B167])" office:value-type="float" office:value="-0.682285010963795">
            <text:p>-0.682285011</text:p>
          </table:table-cell>
          <table:table-cell table:formula="of:=SIN(2 * PI() * [.B167])" office:value-type="float" office:value="0.731086290265474">
            <text:p>0.7310862903</text:p>
          </table:table-cell>
          <table:table-cell table:formula="of:=[.D167]*[.E167]" office:value-type="float" office:value="-0.503922660428715">
            <text:p>-0.5039226604</text:p>
          </table:table-cell>
          <table:table-cell table:formula="of:=[.D167]*[.F167]" office:value-type="float" office:value="0.539966351998735">
            <text:p>0.539966352</text:p>
          </table:table-cell>
          <table:table-cell table:formula="of:=[.C167]" office:value-type="float" office:value="0.674164884146026">
            <text:p>0.6741648841</text:p>
          </table:table-cell>
        </table:table-row>
        <table:table-row table:style-name="ro1">
          <table:table-cell table:formula="of:=RAND()" office:value-type="float" office:value="0.800689697265625">
            <text:p>0.8006896973</text:p>
          </table:table-cell>
          <table:table-cell table:formula="of:=RAND()" office:value-type="float" office:value="0.813568115234375">
            <text:p>0.8135681152</text:p>
          </table:table-cell>
          <table:table-cell table:formula="of:=SQRT(1 - [.A168])" office:value-type="float" office:value="0.446441824580062">
            <text:p>0.4464418246</text:p>
          </table:table-cell>
          <table:table-cell table:formula="of:=SQRT(1 - (1 - [.A168]))" office:value-type="float" office:value="0.894812660429894">
            <text:p>0.8948126604</text:p>
          </table:table-cell>
          <table:table-cell table:formula="of:=COS(2 * PI() * [.B168])" office:value-type="float" office:value="0.388875076729119">
            <text:p>0.3888750767</text:p>
          </table:table-cell>
          <table:table-cell table:formula="of:=SIN(2 * PI() * [.B168])" office:value-type="float" office:value="-0.921290494197634">
            <text:p>-0.9212904942</text:p>
          </table:table-cell>
          <table:table-cell table:formula="of:=[.D168]*[.E168]" office:value-type="float" office:value="0.347970341982862">
            <text:p>0.347970342</text:p>
          </table:table-cell>
          <table:table-cell table:formula="of:=[.D168]*[.F168]" office:value-type="float" office:value="-0.824382398141757">
            <text:p>-0.8243823981</text:p>
          </table:table-cell>
          <table:table-cell table:formula="of:=[.C168]" office:value-type="float" office:value="0.446441824580062">
            <text:p>0.4464418246</text:p>
          </table:table-cell>
        </table:table-row>
        <table:table-row table:style-name="ro1">
          <table:table-cell table:formula="of:=RAND()" office:value-type="float" office:value="0.62109375">
            <text:p>0.62109375</text:p>
          </table:table-cell>
          <table:table-cell table:formula="of:=RAND()" office:value-type="float" office:value="0.424652099609375">
            <text:p>0.4246520996</text:p>
          </table:table-cell>
          <table:table-cell table:formula="of:=SQRT(1 - [.A169])" office:value-type="float" office:value="0.615553612612256">
            <text:p>0.6155536126</text:p>
          </table:table-cell>
          <table:table-cell table:formula="of:=SQRT(1 - (1 - [.A169]))" office:value-type="float" office:value="0.788095013307406">
            <text:p>0.7880950133</text:p>
          </table:table-cell>
          <table:table-cell table:formula="of:=COS(2 * PI() * [.B169])" office:value-type="float" office:value="-0.890012008146243">
            <text:p>-0.8900120081</text:p>
          </table:table-cell>
          <table:table-cell table:formula="of:=SIN(2 * PI() * [.B169])" office:value-type="float" office:value="0.455937084865326">
            <text:p>0.4559370849</text:p>
          </table:table-cell>
          <table:table-cell table:formula="of:=[.D169]*[.E169]" office:value-type="float" office:value="-0.701414025403764">
            <text:p>-0.7014140254</text:p>
          </table:table-cell>
          <table:table-cell table:formula="of:=[.D169]*[.F169]" office:value-type="float" office:value="0.359321742964279">
            <text:p>0.359321743</text:p>
          </table:table-cell>
          <table:table-cell table:formula="of:=[.C169]" office:value-type="float" office:value="0.615553612612256">
            <text:p>0.6155536126</text:p>
          </table:table-cell>
        </table:table-row>
        <table:table-row table:style-name="ro1">
          <table:table-cell table:formula="of:=RAND()" office:value-type="float" office:value="0.36236572265625">
            <text:p>0.3623657227</text:p>
          </table:table-cell>
          <table:table-cell table:formula="of:=RAND()" office:value-type="float" office:value="0.534637451171875">
            <text:p>0.5346374512</text:p>
          </table:table-cell>
          <table:table-cell table:formula="of:=SQRT(1 - [.A170])" office:value-type="float" office:value="0.798520054440557">
            <text:p>0.7985200544</text:p>
          </table:table-cell>
          <table:table-cell table:formula="of:=SQRT(1 - (1 - [.A170]))" office:value-type="float" office:value="0.601968207346742">
            <text:p>0.6019682073</text:p>
          </table:table-cell>
          <table:table-cell table:formula="of:=COS(2 * PI() * [.B170])" office:value-type="float" office:value="-0.976411151339961">
            <text:p>-0.9764111513</text:p>
          </table:table-cell>
          <table:table-cell table:formula="of:=SIN(2 * PI() * [.B170])" office:value-type="float" office:value="-0.215919576553335">
            <text:p>-0.2159195766</text:p>
          </table:table-cell>
          <table:table-cell table:formula="of:=[.D170]*[.E170]" office:value-type="float" office:value="-0.587768470405485">
            <text:p>-0.5877684704</text:p>
          </table:table-cell>
          <table:table-cell table:formula="of:=[.D170]*[.F170]" office:value-type="float" office:value="-0.129976720428879">
            <text:p>-0.1299767204</text:p>
          </table:table-cell>
          <table:table-cell table:formula="of:=[.C170]" office:value-type="float" office:value="0.798520054440557">
            <text:p>0.7985200544</text:p>
          </table:table-cell>
        </table:table-row>
        <table:table-row table:style-name="ro1">
          <table:table-cell table:formula="of:=RAND()" office:value-type="float" office:value="0.1497802734375">
            <text:p>0.1497802734</text:p>
          </table:table-cell>
          <table:table-cell table:formula="of:=RAND()" office:value-type="float" office:value="0.556121826171875">
            <text:p>0.5561218262</text:p>
          </table:table-cell>
          <table:table-cell table:formula="of:=SQRT(1 - [.A171])" office:value-type="float" office:value="0.922073601488786">
            <text:p>0.9220736015</text:p>
          </table:table-cell>
          <table:table-cell table:formula="of:=SQRT(1 - (1 - [.A171]))" office:value-type="float" office:value="0.387014564890651">
            <text:p>0.3870145649</text:p>
          </table:table-cell>
          <table:table-cell table:formula="of:=COS(2 * PI() * [.B171])" office:value-type="float" office:value="-0.938469773530734">
            <text:p>-0.9384697735</text:p>
          </table:table-cell>
          <table:table-cell table:formula="of:=SIN(2 * PI() * [.B171])" office:value-type="float" office:value="-0.345361381988741">
            <text:p>-0.345361382</text:p>
          </table:table-cell>
          <table:table-cell table:formula="of:=[.D171]*[.E171]" office:value-type="float" office:value="-0.363201471066025">
            <text:p>-0.3632014711</text:p>
          </table:table-cell>
          <table:table-cell table:formula="of:=[.D171]*[.F171]" office:value-type="float" office:value="-0.133659884980407">
            <text:p>-0.133659885</text:p>
          </table:table-cell>
          <table:table-cell table:formula="of:=[.C171]" office:value-type="float" office:value="0.922073601488786">
            <text:p>0.9220736015</text:p>
          </table:table-cell>
        </table:table-row>
        <table:table-row table:style-name="ro1">
          <table:table-cell table:formula="of:=RAND()" office:value-type="float" office:value="0.397735595703125">
            <text:p>0.3977355957</text:p>
          </table:table-cell>
          <table:table-cell table:formula="of:=RAND()" office:value-type="float" office:value="0.393890380859375">
            <text:p>0.3938903809</text:p>
          </table:table-cell>
          <table:table-cell table:formula="of:=SQRT(1 - [.A172])" office:value-type="float" office:value="0.776056959441042">
            <text:p>0.7760569594</text:p>
          </table:table-cell>
          <table:table-cell table:formula="of:=SQRT(1 - (1 - [.A172]))" office:value-type="float" office:value="0.630662822515427">
            <text:p>0.6306628225</text:p>
          </table:table-cell>
          <table:table-cell table:formula="of:=COS(2 * PI() * [.B172])" office:value-type="float" office:value="-0.785862690303413">
            <text:p>-0.7858626903</text:p>
          </table:table-cell>
          <table:table-cell table:formula="of:=SIN(2 * PI() * [.B172])" office:value-type="float" office:value="0.618401028450861">
            <text:p>0.6184010285</text:p>
          </table:table-cell>
          <table:table-cell table:formula="of:=[.D172]*[.E172]" office:value-type="float" office:value="-0.495614382376317">
            <text:p>-0.4956143824</text:p>
          </table:table-cell>
          <table:table-cell table:formula="of:=[.D172]*[.F172]" office:value-type="float" office:value="0.390002538049263">
            <text:p>0.390002538</text:p>
          </table:table-cell>
          <table:table-cell table:formula="of:=[.C172]" office:value-type="float" office:value="0.776056959441042">
            <text:p>0.7760569594</text:p>
          </table:table-cell>
        </table:table-row>
        <table:table-row table:style-name="ro1">
          <table:table-cell table:formula="of:=RAND()" office:value-type="float" office:value="0.391265869140625">
            <text:p>0.3912658691</text:p>
          </table:table-cell>
          <table:table-cell table:formula="of:=RAND()" office:value-type="float" office:value="0.80419921875">
            <text:p>0.8041992188</text:p>
          </table:table-cell>
          <table:table-cell table:formula="of:=SQRT(1 - [.A173])" office:value-type="float" office:value="0.780214157048803">
            <text:p>0.780214157</text:p>
          </table:table-cell>
          <table:table-cell table:formula="of:=SQRT(1 - (1 - [.A173]))" office:value-type="float" office:value="0.625512485199636">
            <text:p>0.6255124852</text:p>
          </table:table-cell>
          <table:table-cell table:formula="of:=COS(2 * PI() * [.B173])" office:value-type="float" office:value="0.333999651442009">
            <text:p>0.3339996514</text:p>
          </table:table-cell>
          <table:table-cell table:formula="of:=SIN(2 * PI() * [.B173])" office:value-type="float" office:value="-0.942573197601447">
            <text:p>-0.9425731976</text:p>
          </table:table-cell>
          <table:table-cell table:formula="of:=[.D173]*[.E173]" office:value-type="float" office:value="0.208920952029304">
            <text:p>0.208920952</text:p>
          </table:table-cell>
          <table:table-cell table:formula="of:=[.D173]*[.F173]" office:value-type="float" office:value="-0.589591303314249">
            <text:p>-0.5895913033</text:p>
          </table:table-cell>
          <table:table-cell table:formula="of:=[.C173]" office:value-type="float" office:value="0.780214157048803">
            <text:p>0.780214157</text:p>
          </table:table-cell>
        </table:table-row>
        <table:table-row table:style-name="ro1">
          <table:table-cell table:formula="of:=RAND()" office:value-type="float" office:value="0.995086669921875">
            <text:p>0.9950866699</text:p>
          </table:table-cell>
          <table:table-cell table:formula="of:=RAND()" office:value-type="float" office:value="0.4111328125">
            <text:p>0.4111328125</text:p>
          </table:table-cell>
          <table:table-cell table:formula="of:=SQRT(1 - [.A174])" office:value-type="float" office:value="0.0700951501754936">
            <text:p>0.0700951502</text:p>
          </table:table-cell>
          <table:table-cell table:formula="of:=SQRT(1 - (1 - [.A174]))" office:value-type="float" office:value="0.997540309923301">
            <text:p>0.9975403099</text:p>
          </table:table-cell>
          <table:table-cell table:formula="of:=COS(2 * PI() * [.B174])" office:value-type="float" office:value="-0.848120344803297">
            <text:p>-0.8481203448</text:p>
          </table:table-cell>
          <table:table-cell table:formula="of:=SIN(2 * PI() * [.B174])" office:value-type="float" office:value="0.529803624686295">
            <text:p>0.5298036247</text:p>
          </table:table-cell>
          <table:table-cell table:formula="of:=[.D174]*[.E174]" office:value-type="float" office:value="-0.846034231607338">
            <text:p>-0.8460342316</text:p>
          </table:table-cell>
          <table:table-cell table:formula="of:=[.D174]*[.F174]" office:value-type="float" office:value="0.528500471968055">
            <text:p>0.528500472</text:p>
          </table:table-cell>
          <table:table-cell table:formula="of:=[.C174]" office:value-type="float" office:value="0.0700951501754936">
            <text:p>0.0700951502</text:p>
          </table:table-cell>
        </table:table-row>
        <table:table-row table:style-name="ro1">
          <table:table-cell table:formula="of:=RAND()" office:value-type="float" office:value="0.541229248046875">
            <text:p>0.541229248</text:p>
          </table:table-cell>
          <table:table-cell table:formula="of:=RAND()" office:value-type="float" office:value="0.750030517578125">
            <text:p>0.7500305176</text:p>
          </table:table-cell>
          <table:table-cell table:formula="of:=SQRT(1 - [.A175])" office:value-type="float" office:value="0.677326178405298">
            <text:p>0.6773261784</text:p>
          </table:table-cell>
          <table:table-cell table:formula="of:=SQRT(1 - (1 - [.A175]))" office:value-type="float" office:value="0.735682844741452">
            <text:p>0.7356828447</text:p>
          </table:table-cell>
          <table:table-cell table:formula="of:=COS(2 * PI() * [.B175])" office:value-type="float" office:value="0.000191747597310207">
            <text:p>0.0001917476</text:p>
          </table:table-cell>
          <table:table-cell table:formula="of:=SIN(2 * PI() * [.B175])" office:value-type="float" office:value="-0.999999981616429">
            <text:p>-0.9999999816</text:p>
          </table:table-cell>
          <table:table-cell table:formula="of:=[.D175]*[.E175]" office:value-type="float" office:value="0.000141065417861511">
            <text:p>0.0001410654</text:p>
          </table:table-cell>
          <table:table-cell table:formula="of:=[.D175]*[.F175]" office:value-type="float" office:value="-0.735682831216974">
            <text:p>-0.7356828312</text:p>
          </table:table-cell>
          <table:table-cell table:formula="of:=[.C175]" office:value-type="float" office:value="0.677326178405298">
            <text:p>0.6773261784</text:p>
          </table:table-cell>
        </table:table-row>
        <table:table-row table:style-name="ro1">
          <table:table-cell table:formula="of:=RAND()" office:value-type="float" office:value="0.997406005859375">
            <text:p>0.9974060059</text:p>
          </table:table-cell>
          <table:table-cell table:formula="of:=RAND()" office:value-type="float" office:value="0.7342529296875">
            <text:p>0.7342529297</text:p>
          </table:table-cell>
          <table:table-cell table:formula="of:=SQRT(1 - [.A176])" office:value-type="float" office:value="0.0509312687906457">
            <text:p>0.0509312688</text:p>
          </table:table-cell>
          <table:table-cell table:formula="of:=SQRT(1 - (1 - [.A176]))" office:value-type="float" office:value="0.99870216073631">
            <text:p>0.9987021607</text:p>
          </table:table-cell>
          <table:table-cell table:formula="of:=COS(2 * PI() * [.B176])" office:value-type="float" office:value="-0.0987804085498">
            <text:p>-0.0987804085</text:p>
          </table:table-cell>
          <table:table-cell table:formula="of:=SIN(2 * PI() * [.B176])" office:value-type="float" office:value="-0.995109255753726">
            <text:p>-0.9951092558</text:p>
          </table:table-cell>
          <table:table-cell table:formula="of:=[.D176]*[.E176]" office:value-type="float" office:value="-0.0986522074571008">
            <text:p>-0.0986522075</text:p>
          </table:table-cell>
          <table:table-cell table:formula="of:=[.D176]*[.F176]" office:value-type="float" office:value="-0.993817763889948">
            <text:p>-0.9938177639</text:p>
          </table:table-cell>
          <table:table-cell table:formula="of:=[.C176]" office:value-type="float" office:value="0.0509312687906457">
            <text:p>0.0509312688</text:p>
          </table:table-cell>
        </table:table-row>
        <table:table-row table:style-name="ro1">
          <table:table-cell table:formula="of:=RAND()" office:value-type="float" office:value="0.342620849609375">
            <text:p>0.3426208496</text:p>
          </table:table-cell>
          <table:table-cell table:formula="of:=RAND()" office:value-type="float" office:value="0.83892822265625">
            <text:p>0.8389282227</text:p>
          </table:table-cell>
          <table:table-cell table:formula="of:=SQRT(1 - [.A177])" office:value-type="float" office:value="0.810789214525344">
            <text:p>0.8107892145</text:p>
          </table:table-cell>
          <table:table-cell table:formula="of:=SQRT(1 - (1 - [.A177]))" office:value-type="float" office:value="0.58533823521907">
            <text:p>0.5853382352</text:p>
          </table:table-cell>
          <table:table-cell table:formula="of:=COS(2 * PI() * [.B177])" office:value-type="float" office:value="0.530128835798279">
            <text:p>0.5301288358</text:p>
          </table:table-cell>
          <table:table-cell table:formula="of:=SIN(2 * PI() * [.B177])" office:value-type="float" office:value="-0.847917105296951">
            <text:p>-0.8479171053</text:p>
          </table:table-cell>
          <table:table-cell table:formula="of:=[.D177]*[.E177]" office:value-type="float" office:value="0.310304677184905">
            <text:p>0.3103046772</text:p>
          </table:table-cell>
          <table:table-cell table:formula="of:=[.D177]*[.F177]" office:value-type="float" office:value="-0.49631830202658">
            <text:p>-0.496318302</text:p>
          </table:table-cell>
          <table:table-cell table:formula="of:=[.C177]" office:value-type="float" office:value="0.810789214525344">
            <text:p>0.8107892145</text:p>
          </table:table-cell>
        </table:table-row>
        <table:table-row table:style-name="ro1">
          <table:table-cell table:formula="of:=RAND()" office:value-type="float" office:value="0.673095703125">
            <text:p>0.6730957031</text:p>
          </table:table-cell>
          <table:table-cell table:formula="of:=RAND()" office:value-type="float" office:value="0.6728515625">
            <text:p>0.6728515625</text:p>
          </table:table-cell>
          <table:table-cell table:formula="of:=SQRT(1 - [.A178])" office:value-type="float" office:value="0.571755451985375">
            <text:p>0.571755452</text:p>
          </table:table-cell>
          <table:table-cell table:formula="of:=SQRT(1 - (1 - [.A178]))" office:value-type="float" office:value="0.820424099551567">
            <text:p>0.8204240996</text:p>
          </table:table-cell>
          <table:table-cell table:formula="of:=COS(2 * PI() * [.B178])" office:value-type="float" office:value="-0.465976495767967">
            <text:p>-0.4659764958</text:p>
          </table:table-cell>
          <table:table-cell table:formula="of:=SIN(2 * PI() * [.B178])" office:value-type="float" office:value="-0.884797098430938">
            <text:p>-0.8847970984</text:p>
          </table:table-cell>
          <table:table-cell table:formula="of:=[.D178]*[.E178]" office:value-type="float" office:value="-0.382298346952629">
            <text:p>-0.382298347</text:p>
          </table:table-cell>
          <table:table-cell table:formula="of:=[.D178]*[.F178]" office:value-type="float" office:value="-0.725908862766041">
            <text:p>-0.7259088628</text:p>
          </table:table-cell>
          <table:table-cell table:formula="of:=[.C178]" office:value-type="float" office:value="0.571755451985375">
            <text:p>0.571755452</text:p>
          </table:table-cell>
        </table:table-row>
        <table:table-row table:style-name="ro1">
          <table:table-cell table:formula="of:=RAND()" office:value-type="float" office:value="0.561279296875">
            <text:p>0.5612792969</text:p>
          </table:table-cell>
          <table:table-cell table:formula="of:=RAND()" office:value-type="float" office:value="0.267822265625">
            <text:p>0.2678222656</text:p>
          </table:table-cell>
          <table:table-cell table:formula="of:=SQRT(1 - [.A179])" office:value-type="float" office:value="0.662359949819583">
            <text:p>0.6623599498</text:p>
          </table:table-cell>
          <table:table-cell table:formula="of:=SQRT(1 - (1 - [.A179]))" office:value-type="float" office:value="0.749185755921053">
            <text:p>0.7491857559</text:p>
          </table:table-cell>
          <table:table-cell table:formula="of:=COS(2 * PI() * [.B179])" office:value-type="float" office:value="-0.111746711211127">
            <text:p>-0.1117467112</text:p>
          </table:table-cell>
          <table:table-cell table:formula="of:=SIN(2 * PI() * [.B179])" office:value-type="float" office:value="0.993736721940725">
            <text:p>0.9937367219</text:p>
          </table:table-cell>
          <table:table-cell table:formula="of:=[.D179]*[.E179]" office:value-type="float" office:value="-0.0837190443103995">
            <text:p>-0.0837190443</text:p>
          </table:table-cell>
          <table:table-cell table:formula="of:=[.D179]*[.F179]" office:value-type="float" office:value="0.744493397213671">
            <text:p>0.7444933972</text:p>
          </table:table-cell>
          <table:table-cell table:formula="of:=[.C179]" office:value-type="float" office:value="0.662359949819583">
            <text:p>0.6623599498</text:p>
          </table:table-cell>
        </table:table-row>
        <table:table-row table:style-name="ro1">
          <table:table-cell table:formula="of:=RAND()" office:value-type="float" office:value="0.82379150390625">
            <text:p>0.8237915039</text:p>
          </table:table-cell>
          <table:table-cell table:formula="of:=RAND()" office:value-type="float" office:value="0.07110595703125">
            <text:p>0.071105957</text:p>
          </table:table-cell>
          <table:table-cell table:formula="of:=SQRT(1 - [.A180])" office:value-type="float" office:value="0.419771957250303">
            <text:p>0.4197719573</text:p>
          </table:table-cell>
          <table:table-cell table:formula="of:=SQRT(1 - (1 - [.A180]))" office:value-type="float" office:value="0.907629607222159">
            <text:p>0.9076296072</text:p>
          </table:table-cell>
          <table:table-cell table:formula="of:=COS(2 * PI() * [.B180])" office:value-type="float" office:value="0.901846518613902">
            <text:p>0.9018465186</text:p>
          </table:table-cell>
          <table:table-cell table:formula="of:=SIN(2 * PI() * [.B180])" office:value-type="float" office:value="0.432056543595841">
            <text:p>0.4320565436</text:p>
          </table:table-cell>
          <table:table-cell table:formula="of:=[.D180]*[.E180]" office:value-type="float" office:value="0.818542601464207">
            <text:p>0.8185426015</text:p>
          </table:table-cell>
          <table:table-cell table:formula="of:=[.D180]*[.F180]" office:value-type="float" office:value="0.392147310961657">
            <text:p>0.392147311</text:p>
          </table:table-cell>
          <table:table-cell table:formula="of:=[.C180]" office:value-type="float" office:value="0.419771957250303">
            <text:p>0.4197719573</text:p>
          </table:table-cell>
        </table:table-row>
        <table:table-row table:style-name="ro1">
          <table:table-cell table:formula="of:=RAND()" office:value-type="float" office:value="0.05731201171875">
            <text:p>0.0573120117</text:p>
          </table:table-cell>
          <table:table-cell table:formula="of:=RAND()" office:value-type="float" office:value="0.761260986328125">
            <text:p>0.7612609863</text:p>
          </table:table-cell>
          <table:table-cell table:formula="of:=SQRT(1 - [.A181])" office:value-type="float" office:value="0.970921206010689">
            <text:p>0.970921206</text:p>
          </table:table-cell>
          <table:table-cell table:formula="of:=SQRT(1 - (1 - [.A181]))" office:value-type="float" office:value="0.239399272594446">
            <text:p>0.2393992726</text:p>
          </table:table-cell>
          <table:table-cell table:formula="of:=COS(2 * PI() * [.B181])" office:value-type="float" office:value="0.0706958425184927">
            <text:p>0.0706958425</text:p>
          </table:table-cell>
          <table:table-cell table:formula="of:=SIN(2 * PI() * [.B181])" office:value-type="float" office:value="-0.997497918719934">
            <text:p>-0.9974979187</text:p>
          </table:table-cell>
          <table:table-cell table:formula="of:=[.D181]*[.E181]" office:value-type="float" office:value="0.0169245332743787">
            <text:p>0.0169245333</text:p>
          </table:table-cell>
          <table:table-cell table:formula="of:=[.D181]*[.F181]" office:value-type="float" office:value="-0.238800276156026">
            <text:p>-0.2388002762</text:p>
          </table:table-cell>
          <table:table-cell table:formula="of:=[.C181]" office:value-type="float" office:value="0.970921206010689">
            <text:p>0.970921206</text:p>
          </table:table-cell>
        </table:table-row>
        <table:table-row table:style-name="ro1">
          <table:table-cell table:formula="of:=RAND()" office:value-type="float" office:value="0.3868408203125">
            <text:p>0.3868408203</text:p>
          </table:table-cell>
          <table:table-cell table:formula="of:=RAND()" office:value-type="float" office:value="0.296661376953125">
            <text:p>0.296661377</text:p>
          </table:table-cell>
          <table:table-cell table:formula="of:=SQRT(1 - [.A182])" office:value-type="float" office:value="0.783044813332864">
            <text:p>0.7830448133</text:p>
          </table:table-cell>
          <table:table-cell table:formula="of:=SQRT(1 - (1 - [.A182]))" office:value-type="float" office:value="0.621965288671723">
            <text:p>0.6219652887</text:p>
          </table:table-cell>
          <table:table-cell table:formula="of:=COS(2 * PI() * [.B182])" office:value-type="float" office:value="-0.288999979074301">
            <text:p>-0.2889999791</text:p>
          </table:table-cell>
          <table:table-cell table:formula="of:=SIN(2 * PI() * [.B182])" office:value-type="float" office:value="0.957329103336493">
            <text:p>0.9573291033</text:p>
          </table:table-cell>
          <table:table-cell table:formula="of:=[.D182]*[.E182]" office:value-type="float" office:value="-0.17974795541107">
            <text:p>-0.1797479554</text:p>
          </table:table-cell>
          <table:table-cell table:formula="of:=[.D182]*[.F182]" office:value-type="float" office:value="0.595425472110524">
            <text:p>0.5954254721</text:p>
          </table:table-cell>
          <table:table-cell table:formula="of:=[.C182]" office:value-type="float" office:value="0.783044813332864">
            <text:p>0.7830448133</text:p>
          </table:table-cell>
        </table:table-row>
        <table:table-row table:style-name="ro1">
          <table:table-cell table:formula="of:=RAND()" office:value-type="float" office:value="0.528228759765625">
            <text:p>0.5282287598</text:p>
          </table:table-cell>
          <table:table-cell table:formula="of:=RAND()" office:value-type="float" office:value="0.655731201171875">
            <text:p>0.6557312012</text:p>
          </table:table-cell>
          <table:table-cell table:formula="of:=SQRT(1 - [.A183])" office:value-type="float" office:value="0.686856054959389">
            <text:p>0.686856055</text:p>
          </table:table-cell>
          <table:table-cell table:formula="of:=SQRT(1 - (1 - [.A183]))" office:value-type="float" office:value="0.72679347807037">
            <text:p>0.7267934781</text:p>
          </table:table-cell>
          <table:table-cell table:formula="of:=COS(2 * PI() * [.B183])" office:value-type="float" office:value="-0.558277625683266">
            <text:p>-0.5582776257</text:p>
          </table:table-cell>
          <table:table-cell table:formula="of:=SIN(2 * PI() * [.B183])" office:value-type="float" office:value="-0.829654200653173">
            <text:p>-0.8296542007</text:p>
          </table:table-cell>
          <table:table-cell table:formula="of:=[.D183]*[.E183]" office:value-type="float" office:value="-0.405752537299209">
            <text:p>-0.4057525373</text:p>
          </table:table-cell>
          <table:table-cell table:formula="of:=[.D183]*[.F183]" office:value-type="float" office:value="-0.602987262088412">
            <text:p>-0.6029872621</text:p>
          </table:table-cell>
          <table:table-cell table:formula="of:=[.C183]" office:value-type="float" office:value="0.686856054959389">
            <text:p>0.686856055</text:p>
          </table:table-cell>
        </table:table-row>
        <table:table-row table:style-name="ro1">
          <table:table-cell table:formula="of:=RAND()" office:value-type="float" office:value="0.553375244140625">
            <text:p>0.5533752441</text:p>
          </table:table-cell>
          <table:table-cell table:formula="of:=RAND()" office:value-type="float" office:value="0.83453369140625">
            <text:p>0.8345336914</text:p>
          </table:table-cell>
          <table:table-cell table:formula="of:=SQRT(1 - [.A184])" office:value-type="float" office:value="0.668299899640405">
            <text:p>0.6682998996</text:p>
          </table:table-cell>
          <table:table-cell table:formula="of:=SQRT(1 - (1 - [.A184]))" office:value-type="float" office:value="0.743891957303361">
            <text:p>0.7438919573</text:p>
          </table:table-cell>
          <table:table-cell table:formula="of:=COS(2 * PI() * [.B184])" office:value-type="float" office:value="0.506517343559899">
            <text:p>0.5065173436</text:p>
          </table:table-cell>
          <table:table-cell table:formula="of:=SIN(2 * PI() * [.B184])" office:value-type="float" office:value="-0.862229772550811">
            <text:p>-0.8622297726</text:p>
          </table:table-cell>
          <table:table-cell table:formula="of:=[.D184]*[.E184]" office:value-type="float" office:value="0.376794178108872">
            <text:p>0.3767941781</text:p>
          </table:table-cell>
          <table:table-cell table:formula="of:=[.D184]*[.F184]" office:value-type="float" office:value="-0.641405793148054">
            <text:p>-0.6414057931</text:p>
          </table:table-cell>
          <table:table-cell table:formula="of:=[.C184]" office:value-type="float" office:value="0.668299899640405">
            <text:p>0.6682998996</text:p>
          </table:table-cell>
        </table:table-row>
        <table:table-row table:style-name="ro1">
          <table:table-cell table:formula="of:=RAND()" office:value-type="float" office:value="0.111907958984375">
            <text:p>0.111907959</text:p>
          </table:table-cell>
          <table:table-cell table:formula="of:=RAND()" office:value-type="float" office:value="0.574462890625">
            <text:p>0.5744628906</text:p>
          </table:table-cell>
          <table:table-cell table:formula="of:=SQRT(1 - [.A185])" office:value-type="float" office:value="0.942386354429872">
            <text:p>0.9423863544</text:p>
          </table:table-cell>
          <table:table-cell table:formula="of:=SQRT(1 - (1 - [.A185]))" office:value-type="float" office:value="0.334526469781354">
            <text:p>0.3345264698</text:p>
          </table:table-cell>
          <table:table-cell table:formula="of:=COS(2 * PI() * [.B185])" office:value-type="float" office:value="-0.892533555402765">
            <text:p>-0.8925335554</text:p>
          </table:table-cell>
          <table:table-cell table:formula="of:=SIN(2 * PI() * [.B185])" office:value-type="float" office:value="-0.450980989045104">
            <text:p>-0.450980989</text:p>
          </table:table-cell>
          <table:table-cell table:formula="of:=[.D185]*[.E185]" office:value-type="float" office:value="-0.298576099450287">
            <text:p>-0.2985760995</text:p>
          </table:table-cell>
          <table:table-cell table:formula="of:=[.D185]*[.F185]" office:value-type="float" office:value="-0.150865078203762">
            <text:p>-0.1508650782</text:p>
          </table:table-cell>
          <table:table-cell table:formula="of:=[.C185]" office:value-type="float" office:value="0.942386354429872">
            <text:p>0.9423863544</text:p>
          </table:table-cell>
        </table:table-row>
        <table:table-row table:style-name="ro1">
          <table:table-cell table:formula="of:=RAND()" office:value-type="float" office:value="0.08868408203125">
            <text:p>0.088684082</text:p>
          </table:table-cell>
          <table:table-cell table:formula="of:=RAND()" office:value-type="float" office:value="0.892364501953125">
            <text:p>0.892364502</text:p>
          </table:table-cell>
          <table:table-cell table:formula="of:=SQRT(1 - [.A186])" office:value-type="float" office:value="0.954628680675764">
            <text:p>0.9546286807</text:p>
          </table:table-cell>
          <table:table-cell table:formula="of:=SQRT(1 - (1 - [.A186]))" office:value-type="float" office:value="0.29779872738353">
            <text:p>0.2977987274</text:p>
          </table:table-cell>
          <table:table-cell table:formula="of:=COS(2 * PI() * [.B186])" office:value-type="float" office:value="0.779897818396172">
            <text:p>0.7798978184</text:p>
          </table:table-cell>
          <table:table-cell table:formula="of:=SIN(2 * PI() * [.B186])" office:value-type="float" office:value="-0.625906856377922">
            <text:p>-0.6259068564</text:p>
          </table:table-cell>
          <table:table-cell table:formula="of:=[.D186]*[.E186]" office:value-type="float" office:value="0.232252577807571">
            <text:p>0.2322525778</text:p>
          </table:table-cell>
          <table:table-cell table:formula="of:=[.D186]*[.F186]" office:value-type="float" office:value="-0.186394265289971">
            <text:p>-0.1863942653</text:p>
          </table:table-cell>
          <table:table-cell table:formula="of:=[.C186]" office:value-type="float" office:value="0.954628680675764">
            <text:p>0.9546286807</text:p>
          </table:table-cell>
        </table:table-row>
        <table:table-row table:style-name="ro1">
          <table:table-cell table:formula="of:=RAND()" office:value-type="float" office:value="0.038604736328125">
            <text:p>0.0386047363</text:p>
          </table:table-cell>
          <table:table-cell table:formula="of:=RAND()" office:value-type="float" office:value="0.725494384765625">
            <text:p>0.7254943848</text:p>
          </table:table-cell>
          <table:table-cell table:formula="of:=SQRT(1 - [.A187])" office:value-type="float" office:value="0.980507656100591">
            <text:p>0.9805076561</text:p>
          </table:table-cell>
          <table:table-cell table:formula="of:=SQRT(1 - (1 - [.A187]))" office:value-type="float" office:value="0.196480880311864">
            <text:p>0.1964808803</text:p>
          </table:table-cell>
          <table:table-cell table:formula="of:=COS(2 * PI() * [.B187])" office:value-type="float" office:value="-0.153365647992364">
            <text:p>-0.153365648</text:p>
          </table:table-cell>
          <table:table-cell table:formula="of:=SIN(2 * PI() * [.B187])" office:value-type="float" office:value="-0.988169508746289">
            <text:p>-0.9881695087</text:p>
          </table:table-cell>
          <table:table-cell table:formula="of:=[.D187]*[.E187]" office:value-type="float" office:value="-0.0301334175271392">
            <text:p>-0.0301334175</text:p>
          </table:table-cell>
          <table:table-cell table:formula="of:=[.D187]*[.F187]" office:value-type="float" office:value="-0.194156414975813">
            <text:p>-0.194156415</text:p>
          </table:table-cell>
          <table:table-cell table:formula="of:=[.C187]" office:value-type="float" office:value="0.980507656100591">
            <text:p>0.9805076561</text:p>
          </table:table-cell>
        </table:table-row>
        <table:table-row table:style-name="ro1">
          <table:table-cell table:formula="of:=RAND()" office:value-type="float" office:value="0.535797119140625">
            <text:p>0.5357971191</text:p>
          </table:table-cell>
          <table:table-cell table:formula="of:=RAND()" office:value-type="float" office:value="0.16583251953125">
            <text:p>0.1658325195</text:p>
          </table:table-cell>
          <table:table-cell table:formula="of:=SQRT(1 - [.A188])" office:value-type="float" office:value="0.681324358040555">
            <text:p>0.681324358</text:p>
          </table:table-cell>
          <table:table-cell table:formula="of:=SQRT(1 - (1 - [.A188]))" office:value-type="float" office:value="0.731981638526968">
            <text:p>0.7319816385</text:p>
          </table:table-cell>
          <table:table-cell table:formula="of:=COS(2 * PI() * [.B188])" office:value-type="float" office:value="0.50453203858238">
            <text:p>0.5045320386</text:p>
          </table:table-cell>
          <table:table-cell table:formula="of:=SIN(2 * PI() * [.B188])" office:value-type="float" office:value="0.863392970809878">
            <text:p>0.8633929708</text:p>
          </table:table-cell>
          <table:table-cell table:formula="of:=[.D188]*[.E188]" office:value-type="float" office:value="0.369308188290882">
            <text:p>0.3693081883</text:p>
          </table:table-cell>
          <table:table-cell table:formula="of:=[.D188]*[.F188]" office:value-type="float" office:value="0.631987801466081">
            <text:p>0.6319878015</text:p>
          </table:table-cell>
          <table:table-cell table:formula="of:=[.C188]" office:value-type="float" office:value="0.681324358040555">
            <text:p>0.681324358</text:p>
          </table:table-cell>
        </table:table-row>
        <table:table-row table:style-name="ro1">
          <table:table-cell table:formula="of:=RAND()" office:value-type="float" office:value="0.53997802734375">
            <text:p>0.5399780273</text:p>
          </table:table-cell>
          <table:table-cell table:formula="of:=RAND()" office:value-type="float" office:value="0.62457275390625">
            <text:p>0.6245727539</text:p>
          </table:table-cell>
          <table:table-cell table:formula="of:=SQRT(1 - [.A189])" office:value-type="float" office:value="0.678249196576192">
            <text:p>0.6782491966</text:p>
          </table:table-cell>
          <table:table-cell table:formula="of:=SQRT(1 - (1 - [.A189]))" office:value-type="float" office:value="0.734831972183948">
            <text:p>0.7348319722</text:p>
          </table:table-cell>
          <table:table-cell table:formula="of:=COS(2 * PI() * [.B189])" office:value-type="float" office:value="-0.709002435455618">
            <text:p>-0.7090024355</text:p>
          </table:table-cell>
          <table:table-cell table:formula="of:=SIN(2 * PI() * [.B189])" office:value-type="float" office:value="-0.705206031254698">
            <text:p>-0.7052060313</text:p>
          </table:table-cell>
          <table:table-cell table:formula="of:=[.D189]*[.E189]" office:value-type="float" office:value="-0.520997657929074">
            <text:p>-0.5209976579</text:p>
          </table:table-cell>
          <table:table-cell table:formula="of:=[.D189]*[.F189]" office:value-type="float" office:value="-0.518207938742904">
            <text:p>-0.5182079387</text:p>
          </table:table-cell>
          <table:table-cell table:formula="of:=[.C189]" office:value-type="float" office:value="0.678249196576192">
            <text:p>0.6782491966</text:p>
          </table:table-cell>
        </table:table-row>
        <table:table-row table:style-name="ro1">
          <table:table-cell table:formula="of:=RAND()" office:value-type="float" office:value="0.930389404296875">
            <text:p>0.9303894043</text:p>
          </table:table-cell>
          <table:table-cell table:formula="of:=RAND()" office:value-type="float" office:value="0.61187744140625">
            <text:p>0.6118774414</text:p>
          </table:table-cell>
          <table:table-cell table:formula="of:=SQRT(1 - [.A190])" office:value-type="float" office:value="0.263838199855754">
            <text:p>0.2638381999</text:p>
          </table:table-cell>
          <table:table-cell table:formula="of:=SQRT(1 - (1 - [.A190]))" office:value-type="float" office:value="0.964566951692248">
            <text:p>0.9645669517</text:p>
          </table:table-cell>
          <table:table-cell table:formula="of:=COS(2 * PI() * [.B190])" office:value-type="float" office:value="-0.762940555751566">
            <text:p>-0.7629405558</text:p>
          </table:table-cell>
          <table:table-cell table:formula="of:=SIN(2 * PI() * [.B190])" office:value-type="float" office:value="-0.646468644552458">
            <text:p>-0.6464686446</text:p>
          </table:table-cell>
          <table:table-cell table:formula="of:=[.D190]*[.E190]" office:value-type="float" office:value="-0.735907246183677">
            <text:p>-0.7359072462</text:p>
          </table:table-cell>
          <table:table-cell table:formula="of:=[.D190]*[.F190]" office:value-type="float" office:value="-0.623562289840583">
            <text:p>-0.6235622898</text:p>
          </table:table-cell>
          <table:table-cell table:formula="of:=[.C190]" office:value-type="float" office:value="0.263838199855754">
            <text:p>0.2638381999</text:p>
          </table:table-cell>
        </table:table-row>
        <table:table-row table:style-name="ro1">
          <table:table-cell table:formula="of:=RAND()" office:value-type="float" office:value="0.379852294921875">
            <text:p>0.3798522949</text:p>
          </table:table-cell>
          <table:table-cell table:formula="of:=RAND()" office:value-type="float" office:value="0.951568603515625">
            <text:p>0.9515686035</text:p>
          </table:table-cell>
          <table:table-cell table:formula="of:=SQRT(1 - [.A191])" office:value-type="float" office:value="0.787494574634089">
            <text:p>0.7874945746</text:p>
          </table:table-cell>
          <table:table-cell table:formula="of:=SQRT(1 - (1 - [.A191]))" office:value-type="float" office:value="0.616321584014283">
            <text:p>0.616321584</text:p>
          </table:table-cell>
          <table:table-cell table:formula="of:=COS(2 * PI() * [.B191])" office:value-type="float" office:value="0.954055893724171">
            <text:p>0.9540558937</text:p>
          </table:table-cell>
          <table:table-cell table:formula="of:=SIN(2 * PI() * [.B191])" office:value-type="float" office:value="-0.299628689631307">
            <text:p>-0.2996286896</text:p>
          </table:table-cell>
          <table:table-cell table:formula="of:=[.D191]*[.E191]" office:value-type="float" office:value="0.588005239658243">
            <text:p>0.5880052397</text:p>
          </table:table-cell>
          <table:table-cell table:formula="of:=[.D191]*[.F191]" office:value-type="float" office:value="-0.184667628609691">
            <text:p>-0.1846676286</text:p>
          </table:table-cell>
          <table:table-cell table:formula="of:=[.C191]" office:value-type="float" office:value="0.787494574634089">
            <text:p>0.7874945746</text:p>
          </table:table-cell>
        </table:table-row>
        <table:table-row table:style-name="ro1">
          <table:table-cell table:formula="of:=RAND()" office:value-type="float" office:value="0.18072509765625">
            <text:p>0.1807250977</text:p>
          </table:table-cell>
          <table:table-cell table:formula="of:=RAND()" office:value-type="float" office:value="0.35137939453125">
            <text:p>0.3513793945</text:p>
          </table:table-cell>
          <table:table-cell table:formula="of:=SQRT(1 - [.A192])" office:value-type="float" office:value="0.905138057062982">
            <text:p>0.9051380571</text:p>
          </table:table-cell>
          <table:table-cell table:formula="of:=SQRT(1 - (1 - [.A192]))" office:value-type="float" office:value="0.4251177456379">
            <text:p>0.4251177456</text:p>
          </table:table-cell>
          <table:table-cell table:formula="of:=COS(2 * PI() * [.B192])" office:value-type="float" office:value="-0.594774831765958">
            <text:p>-0.5947748318</text:p>
          </table:table-cell>
          <table:table-cell table:formula="of:=SIN(2 * PI() * [.B192])" office:value-type="float" office:value="0.803892343226241">
            <text:p>0.8038923432</text:p>
          </table:table-cell>
          <table:table-cell table:formula="of:=[.D192]*[.E192]" office:value-type="float" office:value="-0.252849335642505">
            <text:p>-0.2528493356</text:p>
          </table:table-cell>
          <table:table-cell table:formula="of:=[.D192]*[.F192]" office:value-type="float" office:value="0.341748900687908">
            <text:p>0.3417489007</text:p>
          </table:table-cell>
          <table:table-cell table:formula="of:=[.C192]" office:value-type="float" office:value="0.905138057062982">
            <text:p>0.9051380571</text:p>
          </table:table-cell>
        </table:table-row>
        <table:table-row table:style-name="ro1">
          <table:table-cell table:formula="of:=RAND()" office:value-type="float" office:value="0.79656982421875">
            <text:p>0.7965698242</text:p>
          </table:table-cell>
          <table:table-cell table:formula="of:=RAND()" office:value-type="float" office:value="0.42413330078125">
            <text:p>0.4241333008</text:p>
          </table:table-cell>
          <table:table-cell table:formula="of:=SQRT(1 - [.A193])" office:value-type="float" office:value="0.451032344495658">
            <text:p>0.4510323445</text:p>
          </table:table-cell>
          <table:table-cell table:formula="of:=SQRT(1 - (1 - [.A193]))" office:value-type="float" office:value="0.892507604571944">
            <text:p>0.8925076046</text:p>
          </table:table-cell>
          <table:table-cell table:formula="of:=COS(2 * PI() * [.B193])" office:value-type="float" office:value="-0.888521059982002">
            <text:p>-0.88852106</text:p>
          </table:table-cell>
          <table:table-cell table:formula="of:=SIN(2 * PI() * [.B193])" office:value-type="float" office:value="0.458835837711549">
            <text:p>0.4588358377</text:p>
          </table:table-cell>
          <table:table-cell table:formula="of:=[.D193]*[.E193]" office:value-type="float" office:value="-0.793011802856262">
            <text:p>-0.7930118029</text:p>
          </table:table-cell>
          <table:table-cell table:formula="of:=[.D193]*[.F193]" office:value-type="float" office:value="0.409514474407696">
            <text:p>0.4095144744</text:p>
          </table:table-cell>
          <table:table-cell table:formula="of:=[.C193]" office:value-type="float" office:value="0.451032344495658">
            <text:p>0.4510323445</text:p>
          </table:table-cell>
        </table:table-row>
        <table:table-row table:style-name="ro1">
          <table:table-cell table:formula="of:=RAND()" office:value-type="float" office:value="0.99462890625">
            <text:p>0.9946289063</text:p>
          </table:table-cell>
          <table:table-cell table:formula="of:=RAND()" office:value-type="float" office:value="0.302764892578125">
            <text:p>0.3027648926</text:p>
          </table:table-cell>
          <table:table-cell table:formula="of:=SQRT(1 - [.A194])" office:value-type="float" office:value="0.0732877462472411">
            <text:p>0.0732877462</text:p>
          </table:table-cell>
          <table:table-cell table:formula="of:=SQRT(1 - (1 - [.A194]))" office:value-type="float" office:value="0.997310837327059">
            <text:p>0.9973108373</text:p>
          </table:table-cell>
          <table:table-cell table:formula="of:=COS(2 * PI() * [.B194])" office:value-type="float" office:value="-0.325491604114539">
            <text:p>-0.3254916041</text:p>
          </table:table-cell>
          <table:table-cell table:formula="of:=SIN(2 * PI() * [.B194])" office:value-type="float" office:value="0.94554493052998">
            <text:p>0.9455449305</text:p>
          </table:table-cell>
          <table:table-cell table:formula="of:=[.D194]*[.E194]" office:value-type="float" office:value="-0.324616304242399">
            <text:p>-0.3246163042</text:p>
          </table:table-cell>
          <table:table-cell table:formula="of:=[.D194]*[.F194]" office:value-type="float" office:value="0.94300220639721">
            <text:p>0.9430022064</text:p>
          </table:table-cell>
          <table:table-cell table:formula="of:=[.C194]" office:value-type="float" office:value="0.0732877462472411">
            <text:p>0.0732877462</text:p>
          </table:table-cell>
        </table:table-row>
        <table:table-row table:style-name="ro1">
          <table:table-cell table:formula="of:=RAND()" office:value-type="float" office:value="0.4605712890625">
            <text:p>0.4605712891</text:p>
          </table:table-cell>
          <table:table-cell table:formula="of:=RAND()" office:value-type="float" office:value="0.135528564453125">
            <text:p>0.1355285645</text:p>
          </table:table-cell>
          <table:table-cell table:formula="of:=SQRT(1 - [.A195])" office:value-type="float" office:value="0.734458106999644">
            <text:p>0.734458107</text:p>
          </table:table-cell>
          <table:table-cell table:formula="of:=SQRT(1 - (1 - [.A195]))" office:value-type="float" office:value="0.678654027515125">
            <text:p>0.6786540275</text:p>
          </table:table-cell>
          <table:table-cell table:formula="of:=COS(2 * PI() * [.B195])" office:value-type="float" office:value="0.65881705276415">
            <text:p>0.6588170528</text:p>
          </table:table-cell>
          <table:table-cell table:formula="of:=SIN(2 * PI() * [.B195])" office:value-type="float" office:value="0.752303190865996">
            <text:p>0.7523031909</text:p>
          </table:table-cell>
          <table:table-cell table:formula="of:=[.D195]*[.E195]" office:value-type="float" office:value="0.447108846254035">
            <text:p>0.4471088463</text:p>
          </table:table-cell>
          <table:table-cell table:formula="of:=[.D195]*[.F195]" office:value-type="float" office:value="0.510553590393688">
            <text:p>0.5105535904</text:p>
          </table:table-cell>
          <table:table-cell table:formula="of:=[.C195]" office:value-type="float" office:value="0.734458106999644">
            <text:p>0.734458107</text:p>
          </table:table-cell>
        </table:table-row>
        <table:table-row table:style-name="ro1">
          <table:table-cell table:formula="of:=RAND()" office:value-type="float" office:value="0.792022705078125">
            <text:p>0.7920227051</text:p>
          </table:table-cell>
          <table:table-cell table:formula="of:=RAND()" office:value-type="float" office:value="0.453460693359375">
            <text:p>0.4534606934</text:p>
          </table:table-cell>
          <table:table-cell table:formula="of:=SQRT(1 - [.A196])" office:value-type="float" office:value="0.456045277271758">
            <text:p>0.4560452773</text:p>
          </table:table-cell>
          <table:table-cell table:formula="of:=SQRT(1 - (1 - [.A196]))" office:value-type="float" office:value="0.889956574827179">
            <text:p>0.8899565748</text:p>
          </table:table-cell>
          <table:table-cell table:formula="of:=COS(2 * PI() * [.B196])" office:value-type="float" office:value="-0.957550481936536">
            <text:p>-0.9575504819</text:p>
          </table:table-cell>
          <table:table-cell table:formula="of:=SIN(2 * PI() * [.B196])" office:value-type="float" office:value="0.288265631914571">
            <text:p>0.2882656319</text:p>
          </table:table-cell>
          <table:table-cell table:formula="of:=[.D196]*[.E196]" office:value-type="float" office:value="-0.852178347128355">
            <text:p>-0.8521783471</text:p>
          </table:table-cell>
          <table:table-cell table:formula="of:=[.D196]*[.F196]" office:value-type="float" office:value="0.256543894419084">
            <text:p>0.2565438944</text:p>
          </table:table-cell>
          <table:table-cell table:formula="of:=[.C196]" office:value-type="float" office:value="0.456045277271758">
            <text:p>0.4560452773</text:p>
          </table:table-cell>
        </table:table-row>
        <table:table-row table:style-name="ro1">
          <table:table-cell table:formula="of:=RAND()" office:value-type="float" office:value="0.38079833984375">
            <text:p>0.3807983398</text:p>
          </table:table-cell>
          <table:table-cell table:formula="of:=RAND()" office:value-type="float" office:value="0.884368896484375">
            <text:p>0.8843688965</text:p>
          </table:table-cell>
          <table:table-cell table:formula="of:=SQRT(1 - [.A197])" office:value-type="float" office:value="0.786893677796594">
            <text:p>0.7868936778</text:p>
          </table:table-cell>
          <table:table-cell table:formula="of:=SQRT(1 - (1 - [.A197]))" office:value-type="float" office:value="0.617088599670866">
            <text:p>0.6170885997</text:p>
          </table:table-cell>
          <table:table-cell table:formula="of:=COS(2 * PI() * [.B197])" office:value-type="float" office:value="0.747482852550976">
            <text:p>0.7474828526</text:p>
          </table:table-cell>
          <table:table-cell table:formula="of:=SIN(2 * PI() * [.B197])" office:value-type="float" office:value="-0.664281104008126">
            <text:p>-0.664281104</text:p>
          </table:table-cell>
          <table:table-cell table:formula="of:=[.D197]*[.E197]" office:value-type="float" office:value="0.461263146758666">
            <text:p>0.4612631468</text:p>
          </table:table-cell>
          <table:table-cell table:formula="of:=[.D197]*[.F197]" office:value-type="float" office:value="-0.409920296260191">
            <text:p>-0.4099202963</text:p>
          </table:table-cell>
          <table:table-cell table:formula="of:=[.C197]" office:value-type="float" office:value="0.786893677796594">
            <text:p>0.7868936778</text:p>
          </table:table-cell>
        </table:table-row>
        <table:table-row table:style-name="ro1">
          <table:table-cell table:formula="of:=RAND()" office:value-type="float" office:value="0.052032470703125">
            <text:p>0.0520324707</text:p>
          </table:table-cell>
          <table:table-cell table:formula="of:=RAND()" office:value-type="float" office:value="0.43695068359375">
            <text:p>0.4369506836</text:p>
          </table:table-cell>
          <table:table-cell table:formula="of:=SQRT(1 - [.A198])" office:value-type="float" office:value="0.973636240747475">
            <text:p>0.9736362407</text:p>
          </table:table-cell>
          <table:table-cell table:formula="of:=SQRT(1 - (1 - [.A198]))" office:value-type="float" office:value="0.228106270635257">
            <text:p>0.2281062706</text:p>
          </table:table-cell>
          <table:table-cell table:formula="of:=COS(2 * PI() * [.B198])" office:value-type="float" office:value="-0.922553216932333">
            <text:p>-0.9225532169</text:p>
          </table:table-cell>
          <table:table-cell table:formula="of:=SIN(2 * PI() * [.B198])" office:value-type="float" office:value="0.385869876937556">
            <text:p>0.3858698769</text:p>
          </table:table-cell>
          <table:table-cell table:formula="of:=[.D198]*[.E198]" office:value-type="float" office:value="-0.210440173776993">
            <text:p>-0.2104401738</text:p>
          </table:table-cell>
          <table:table-cell table:formula="of:=[.D198]*[.F198]" office:value-type="float" office:value="0.0880193385787113">
            <text:p>0.0880193386</text:p>
          </table:table-cell>
          <table:table-cell table:formula="of:=[.C198]" office:value-type="float" office:value="0.973636240747475">
            <text:p>0.9736362407</text:p>
          </table:table-cell>
        </table:table-row>
        <table:table-row table:style-name="ro1">
          <table:table-cell table:formula="of:=RAND()" office:value-type="float" office:value="0.664794921875">
            <text:p>0.6647949219</text:p>
          </table:table-cell>
          <table:table-cell table:formula="of:=RAND()" office:value-type="float" office:value="0.744842529296875">
            <text:p>0.7448425293</text:p>
          </table:table-cell>
          <table:table-cell table:formula="of:=SQRT(1 - [.A199])" office:value-type="float" office:value="0.578968978551528">
            <text:p>0.5789689786</text:p>
          </table:table-cell>
          <table:table-cell table:formula="of:=SQRT(1 - (1 - [.A199]))" office:value-type="float" office:value="0.815349570353109">
            <text:p>0.8153495704</text:p>
          </table:table-cell>
          <table:table-cell table:formula="of:=COS(2 * PI() * [.B199])" office:value-type="float" office:value="-0.0323996729323647">
            <text:p>-0.0323996729</text:p>
          </table:table-cell>
          <table:table-cell table:formula="of:=SIN(2 * PI() * [.B199])" office:value-type="float" office:value="-0.999474992780648">
            <text:p>-0.9994749928</text:p>
          </table:table-cell>
          <table:table-cell table:formula="of:=[.D199]*[.E199]" office:value-type="float" office:value="-0.0264170594049848">
            <text:p>-0.0264170594</text:p>
          </table:table-cell>
          <table:table-cell table:formula="of:=[.D199]*[.F199]" office:value-type="float" office:value="-0.814921505942378">
            <text:p>-0.8149215059</text:p>
          </table:table-cell>
          <table:table-cell table:formula="of:=[.C199]" office:value-type="float" office:value="0.578968978551528">
            <text:p>0.5789689786</text:p>
          </table:table-cell>
        </table:table-row>
        <table:table-row table:style-name="ro1">
          <table:table-cell table:formula="of:=RAND()" office:value-type="float" office:value="0.630279541015625">
            <text:p>0.630279541</text:p>
          </table:table-cell>
          <table:table-cell table:formula="of:=RAND()" office:value-type="float" office:value="0.919891357421875">
            <text:p>0.9198913574</text:p>
          </table:table-cell>
          <table:table-cell table:formula="of:=SQRT(1 - [.A200])" office:value-type="float" office:value="0.608046428313147">
            <text:p>0.6080464283</text:p>
          </table:table-cell>
          <table:table-cell table:formula="of:=SQRT(1 - (1 - [.A200]))" office:value-type="float" office:value="0.79390146807751">
            <text:p>0.7939014681</text:p>
          </table:table-cell>
          <table:table-cell table:formula="of:=COS(2 * PI() * [.B200])" office:value-type="float" office:value="0.875977620510352">
            <text:p>0.8759776205</text:p>
          </table:table-cell>
          <table:table-cell table:formula="of:=SIN(2 * PI() * [.B200])" office:value-type="float" office:value="-0.482351747550501">
            <text:p>-0.4823517476</text:p>
          </table:table-cell>
          <table:table-cell table:formula="of:=[.D200]*[.E200]" office:value-type="float" office:value="0.695439918926212">
            <text:p>0.6954399189</text:p>
          </table:table-cell>
          <table:table-cell table:formula="of:=[.D200]*[.F200]" office:value-type="float" office:value="-0.382939760510095">
            <text:p>-0.3829397605</text:p>
          </table:table-cell>
          <table:table-cell table:formula="of:=[.C200]" office:value-type="float" office:value="0.608046428313147">
            <text:p>0.6080464283</text:p>
          </table:table-cell>
        </table:table-row>
        <table:table-row table:style-name="ro1">
          <table:table-cell table:formula="of:=RAND()" office:value-type="float" office:value="0.773101806640625">
            <text:p>0.7731018066</text:p>
          </table:table-cell>
          <table:table-cell table:formula="of:=RAND()" office:value-type="float" office:value="0.61163330078125">
            <text:p>0.6116333008</text:p>
          </table:table-cell>
          <table:table-cell table:formula="of:=SQRT(1 - [.A201])" office:value-type="float" office:value="0.476338318172468">
            <text:p>0.4763383182</text:p>
          </table:table-cell>
          <table:table-cell table:formula="of:=SQRT(1 - (1 - [.A201]))" office:value-type="float" office:value="0.879262080747615">
            <text:p>0.8792620807</text:p>
          </table:table-cell>
          <table:table-cell table:formula="of:=COS(2 * PI() * [.B201])" office:value-type="float" office:value="-0.763931328206951">
            <text:p>-0.7639313282</text:p>
          </table:table-cell>
          <table:table-cell table:formula="of:=SIN(2 * PI() * [.B201])" office:value-type="float" office:value="-0.645297548255038">
            <text:p>-0.6452975483</text:p>
          </table:table-cell>
          <table:table-cell table:formula="of:=[.D201]*[.E201]" office:value-type="float" office:value="-0.671695849187533">
            <text:p>-0.6716958492</text:p>
          </table:table-cell>
          <table:table-cell table:formula="of:=[.D201]*[.F201]" office:value-type="float" office:value="-0.567385664980059">
            <text:p>-0.567385665</text:p>
          </table:table-cell>
          <table:table-cell table:formula="of:=[.C201]" office:value-type="float" office:value="0.476338318172468">
            <text:p>0.4763383182</text:p>
          </table:table-cell>
        </table:table-row>
        <table:table-row table:style-name="ro1">
          <table:table-cell table:formula="of:=RAND()" office:value-type="float" office:value="0.374664306640625">
            <text:p>0.3746643066</text:p>
          </table:table-cell>
          <table:table-cell table:formula="of:=RAND()" office:value-type="float" office:value="0.846282958984375">
            <text:p>0.846282959</text:p>
          </table:table-cell>
          <table:table-cell table:formula="of:=SQRT(1 - [.A202])" office:value-type="float" office:value="0.790781697663378">
            <text:p>0.7907816977</text:p>
          </table:table-cell>
          <table:table-cell table:formula="of:=SQRT(1 - (1 - [.A202]))" office:value-type="float" office:value="0.61209828184747">
            <text:p>0.6120982818</text:p>
          </table:table-cell>
          <table:table-cell table:formula="of:=COS(2 * PI() * [.B202])" office:value-type="float" office:value="0.568732197032851">
            <text:p>0.568732197</text:p>
          </table:table-cell>
          <table:table-cell table:formula="of:=SIN(2 * PI() * [.B202])" office:value-type="float" office:value="-0.822522758383126">
            <text:p>-0.8225227584</text:p>
          </table:table-cell>
          <table:table-cell table:formula="of:=[.D202]*[.E202]" office:value-type="float" office:value="0.348120000635145">
            <text:p>0.3481200006</text:p>
          </table:table-cell>
          <table:table-cell table:formula="of:=[.D202]*[.F202]" office:value-type="float" office:value="-0.503464767186753">
            <text:p>-0.5034647672</text:p>
          </table:table-cell>
          <table:table-cell table:formula="of:=[.C202]" office:value-type="float" office:value="0.790781697663378">
            <text:p>0.7907816977</text:p>
          </table:table-cell>
        </table:table-row>
        <table:table-row table:style-name="ro1">
          <table:table-cell table:formula="of:=RAND()" office:value-type="float" office:value="0.53607177734375">
            <text:p>0.5360717773</text:p>
          </table:table-cell>
          <table:table-cell table:formula="of:=RAND()" office:value-type="float" office:value="0.831329345703125">
            <text:p>0.8313293457</text:p>
          </table:table-cell>
          <table:table-cell table:formula="of:=SQRT(1 - [.A203])" office:value-type="float" office:value="0.681122766214909">
            <text:p>0.6811227662</text:p>
          </table:table-cell>
          <table:table-cell table:formula="of:=SQRT(1 - (1 - [.A203]))" office:value-type="float" office:value="0.732169227258118">
            <text:p>0.7321692273</text:p>
          </table:table-cell>
          <table:table-cell table:formula="of:=COS(2 * PI() * [.B203])" office:value-type="float" office:value="0.489056158193056">
            <text:p>0.4890561582</text:p>
          </table:table-cell>
          <table:table-cell table:formula="of:=SIN(2 * PI() * [.B203])" office:value-type="float" office:value="-0.87225229958622">
            <text:p>-0.8722522996</text:p>
          </table:table-cell>
          <table:table-cell table:formula="of:=[.D203]*[.E203]" office:value-type="float" office:value="0.358071869430034">
            <text:p>0.3580718694</text:p>
          </table:table-cell>
          <table:table-cell table:formula="of:=[.D203]*[.F203]" office:value-type="float" office:value="-0.638636292162159">
            <text:p>-0.6386362922</text:p>
          </table:table-cell>
          <table:table-cell table:formula="of:=[.C203]" office:value-type="float" office:value="0.681122766214909">
            <text:p>0.6811227662</text:p>
          </table:table-cell>
        </table:table-row>
        <table:table-row table:style-name="ro1">
          <table:table-cell table:formula="of:=RAND()" office:value-type="float" office:value="0.4852294921875">
            <text:p>0.4852294922</text:p>
          </table:table-cell>
          <table:table-cell table:formula="of:=RAND()" office:value-type="float" office:value="0.45318603515625">
            <text:p>0.4531860352</text:p>
          </table:table-cell>
          <table:table-cell table:formula="of:=SQRT(1 - [.A204])" office:value-type="float" office:value="0.717475092119929">
            <text:p>0.7174750921</text:p>
          </table:table-cell>
          <table:table-cell table:formula="of:=SQRT(1 - (1 - [.A204]))" office:value-type="float" office:value="0.696584160161211">
            <text:p>0.6965841602</text:p>
          </table:table-cell>
          <table:table-cell table:formula="of:=COS(2 * PI() * [.B204])" office:value-type="float" office:value="-0.957051588141041">
            <text:p>-0.9570515881</text:p>
          </table:table-cell>
          <table:table-cell table:formula="of:=SIN(2 * PI() * [.B204])" office:value-type="float" office:value="0.289917673895041">
            <text:p>0.2899176739</text:p>
          </table:table-cell>
          <table:table-cell table:formula="of:=[.D204]*[.E204]" office:value-type="float" office:value="-0.66666697675618">
            <text:p>-0.6666669768</text:p>
          </table:table-cell>
          <table:table-cell table:formula="of:=[.D204]*[.F204]" office:value-type="float" office:value="0.201952059386069">
            <text:p>0.2019520594</text:p>
          </table:table-cell>
          <table:table-cell table:formula="of:=[.C204]" office:value-type="float" office:value="0.717475092119929">
            <text:p>0.7174750921</text:p>
          </table:table-cell>
        </table:table-row>
        <table:table-row table:style-name="ro1">
          <table:table-cell table:formula="of:=RAND()" office:value-type="float" office:value="0.843017578125">
            <text:p>0.8430175781</text:p>
          </table:table-cell>
          <table:table-cell table:formula="of:=RAND()" office:value-type="float" office:value="0.424591064453125">
            <text:p>0.4245910645</text:p>
          </table:table-cell>
          <table:table-cell table:formula="of:=SQRT(1 - [.A205])" office:value-type="float" office:value="0.396210072909561">
            <text:p>0.3962100729</text:p>
          </table:table-cell>
          <table:table-cell table:formula="of:=SQRT(1 - (1 - [.A205]))" office:value-type="float" office:value="0.918159887015873">
            <text:p>0.918159887</text:p>
          </table:table-cell>
          <table:table-cell table:formula="of:=COS(2 * PI() * [.B205])" office:value-type="float" office:value="-0.889837093021968">
            <text:p>-0.889837093</text:p>
          </table:table-cell>
          <table:table-cell table:formula="of:=SIN(2 * PI() * [.B205])" office:value-type="float" office:value="0.456278366660325">
            <text:p>0.4562783667</text:p>
          </table:table-cell>
          <table:table-cell table:formula="of:=[.D205]*[.E205]" office:value-type="float" office:value="-0.817012724791583">
            <text:p>-0.8170127248</text:p>
          </table:table-cell>
          <table:table-cell table:formula="of:=[.D205]*[.F205]" office:value-type="float" office:value="0.418936493580631">
            <text:p>0.4189364936</text:p>
          </table:table-cell>
          <table:table-cell table:formula="of:=[.C205]" office:value-type="float" office:value="0.396210072909561">
            <text:p>0.3962100729</text:p>
          </table:table-cell>
        </table:table-row>
        <table:table-row table:style-name="ro1">
          <table:table-cell table:formula="of:=RAND()" office:value-type="float" office:value="0.13763427734375">
            <text:p>0.1376342773</text:p>
          </table:table-cell>
          <table:table-cell table:formula="of:=RAND()" office:value-type="float" office:value="0.795928955078125">
            <text:p>0.7959289551</text:p>
          </table:table-cell>
          <table:table-cell table:formula="of:=SQRT(1 - [.A206])" office:value-type="float" office:value="0.928636485744691">
            <text:p>0.9286364857</text:p>
          </table:table-cell>
          <table:table-cell table:formula="of:=SQRT(1 - (1 - [.A206]))" office:value-type="float" office:value="0.370990939705743">
            <text:p>0.3709909397</text:p>
          </table:table-cell>
          <table:table-cell table:formula="of:=COS(2 * PI() * [.B206])" office:value-type="float" office:value="0.28459136107069">
            <text:p>0.2845913611</text:p>
          </table:table-cell>
          <table:table-cell table:formula="of:=SIN(2 * PI() * [.B206])" office:value-type="float" office:value="-0.958648922809561">
            <text:p>-0.9586489228</text:p>
          </table:table-cell>
          <table:table-cell table:formula="of:=[.D206]*[.E206]" office:value-type="float" office:value="0.105580816475752">
            <text:p>0.1055808165</text:p>
          </table:table-cell>
          <table:table-cell table:formula="of:=[.D206]*[.F206]" office:value-type="float" office:value="-0.355650064721017">
            <text:p>-0.3556500647</text:p>
          </table:table-cell>
          <table:table-cell table:formula="of:=[.C206]" office:value-type="float" office:value="0.928636485744691">
            <text:p>0.9286364857</text:p>
          </table:table-cell>
        </table:table-row>
        <table:table-row table:style-name="ro1">
          <table:table-cell table:formula="of:=RAND()" office:value-type="float" office:value="0.698028564453125">
            <text:p>0.6980285645</text:p>
          </table:table-cell>
          <table:table-cell table:formula="of:=RAND()" office:value-type="float" office:value="0.93603515625">
            <text:p>0.9360351563</text:p>
          </table:table-cell>
          <table:table-cell table:formula="of:=SQRT(1 - [.A207])" office:value-type="float" office:value="0.549519276774596">
            <text:p>0.5495192768</text:p>
          </table:table-cell>
          <table:table-cell table:formula="of:=SQRT(1 - (1 - [.A207]))" office:value-type="float" office:value="0.835481037757964">
            <text:p>0.8354810378</text:p>
          </table:table-cell>
          <table:table-cell table:formula="of:=COS(2 * PI() * [.B207])" office:value-type="float" office:value="0.920318276709111">
            <text:p>0.9203182767</text:p>
          </table:table-cell>
          <table:table-cell table:formula="of:=SIN(2 * PI() * [.B207])" office:value-type="float" office:value="-0.391170384302254">
            <text:p>-0.3911703843</text:p>
          </table:table-cell>
          <table:table-cell table:formula="of:=[.D207]*[.E207]" office:value-type="float" office:value="0.768908468892549">
            <text:p>0.7689084689</text:p>
          </table:table-cell>
          <table:table-cell table:formula="of:=[.D207]*[.F207]" office:value-type="float" office:value="-0.326815438617029">
            <text:p>-0.3268154386</text:p>
          </table:table-cell>
          <table:table-cell table:formula="of:=[.C207]" office:value-type="float" office:value="0.549519276774596">
            <text:p>0.5495192768</text:p>
          </table:table-cell>
        </table:table-row>
        <table:table-row table:style-name="ro1">
          <table:table-cell table:formula="of:=RAND()" office:value-type="float" office:value="0.539154052734375">
            <text:p>0.5391540527</text:p>
          </table:table-cell>
          <table:table-cell table:formula="of:=RAND()" office:value-type="float" office:value="0.920867919921875">
            <text:p>0.9208679199</text:p>
          </table:table-cell>
          <table:table-cell table:formula="of:=SQRT(1 - [.A208])" office:value-type="float" office:value="0.678856352452877">
            <text:p>0.6788563525</text:p>
          </table:table-cell>
          <table:table-cell table:formula="of:=SQRT(1 - (1 - [.A208]))" office:value-type="float" office:value="0.734271103022838">
            <text:p>0.734271103</text:p>
          </table:table-cell>
          <table:table-cell table:formula="of:=COS(2 * PI() * [.B208])" office:value-type="float" office:value="0.878920785162486">
            <text:p>0.8789207852</text:p>
          </table:table-cell>
          <table:table-cell table:formula="of:=SIN(2 * PI() * [.B208])" office:value-type="float" office:value="-0.476967769780475">
            <text:p>-0.4769677698</text:p>
          </table:table-cell>
          <table:table-cell table:formula="of:=[.D208]*[.E208]" office:value-type="float" office:value="0.645366134390957">
            <text:p>0.6453661344</text:p>
          </table:table-cell>
          <table:table-cell table:formula="of:=[.D208]*[.F208]" office:value-type="float" office:value="-0.350223650423052">
            <text:p>-0.3502236504</text:p>
          </table:table-cell>
          <table:table-cell table:formula="of:=[.C208]" office:value-type="float" office:value="0.678856352452877">
            <text:p>0.6788563525</text:p>
          </table:table-cell>
        </table:table-row>
        <table:table-row table:style-name="ro1">
          <table:table-cell table:formula="of:=RAND()" office:value-type="float" office:value="0.38397216796875">
            <text:p>0.383972168</text:p>
          </table:table-cell>
          <table:table-cell table:formula="of:=RAND()" office:value-type="float" office:value="0.74847412109375">
            <text:p>0.7484741211</text:p>
          </table:table-cell>
          <table:table-cell table:formula="of:=SQRT(1 - [.A209])" office:value-type="float" office:value="0.78487440525937">
            <text:p>0.7848744053</text:p>
          </table:table-cell>
          <table:table-cell table:formula="of:=SQRT(1 - (1 - [.A209]))" office:value-type="float" office:value="0.619654878112607">
            <text:p>0.6196548781</text:p>
          </table:table-cell>
          <table:table-cell table:formula="of:=COS(2 * PI() * [.B209])" office:value-type="float" office:value="-0.00958723304972975">
            <text:p>-0.009587233</text:p>
          </table:table-cell>
          <table:table-cell table:formula="of:=SIN(2 * PI() * [.B209])" office:value-type="float" office:value="-0.99995404142513">
            <text:p>-0.9999540414</text:p>
          </table:table-cell>
          <table:table-cell table:formula="of:=[.D209]*[.E209]" office:value-type="float" office:value="-0.00594077572686745">
            <text:p>-0.0059407757</text:p>
          </table:table-cell>
          <table:table-cell table:formula="of:=[.D209]*[.F209]" office:value-type="float" office:value="-0.619626399657498">
            <text:p>-0.6196263997</text:p>
          </table:table-cell>
          <table:table-cell table:formula="of:=[.C209]" office:value-type="float" office:value="0.78487440525937">
            <text:p>0.7848744053</text:p>
          </table:table-cell>
        </table:table-row>
        <table:table-row table:style-name="ro1">
          <table:table-cell table:formula="of:=RAND()" office:value-type="float" office:value="0.439666748046875">
            <text:p>0.439666748</text:p>
          </table:table-cell>
          <table:table-cell table:formula="of:=RAND()" office:value-type="float" office:value="0.426727294921875">
            <text:p>0.4267272949</text:p>
          </table:table-cell>
          <table:table-cell table:formula="of:=SQRT(1 - [.A210])" office:value-type="float" office:value="0.748554107565462">
            <text:p>0.7485541076</text:p>
          </table:table-cell>
          <table:table-cell table:formula="of:=SQRT(1 - (1 - [.A210]))" office:value-type="float" office:value="0.6630737123781">
            <text:p>0.6630737124</text:p>
          </table:table-cell>
          <table:table-cell table:formula="of:=COS(2 * PI() * [.B210])" office:value-type="float" office:value="-0.895881073930992">
            <text:p>-0.8958810739</text:p>
          </table:table-cell>
          <table:table-cell table:formula="of:=SIN(2 * PI() * [.B210])" office:value-type="float" office:value="0.444293935781541">
            <text:p>0.4442939358</text:p>
          </table:table-cell>
          <table:table-cell table:formula="of:=[.D210]*[.E210]" office:value-type="float" office:value="-0.594035189540702">
            <text:p>-0.5940351895</text:p>
          </table:table-cell>
          <table:table-cell table:formula="of:=[.D210]*[.F210]" office:value-type="float" office:value="0.294599629385743">
            <text:p>0.2945996294</text:p>
          </table:table-cell>
          <table:table-cell table:formula="of:=[.C210]" office:value-type="float" office:value="0.748554107565462">
            <text:p>0.7485541076</text:p>
          </table:table-cell>
        </table:table-row>
        <table:table-row table:style-name="ro1">
          <table:table-cell table:formula="of:=RAND()" office:value-type="float" office:value="0.917510986328125">
            <text:p>0.9175109863</text:p>
          </table:table-cell>
          <table:table-cell table:formula="of:=RAND()" office:value-type="float" office:value="0.886749267578125">
            <text:p>0.8867492676</text:p>
          </table:table-cell>
          <table:table-cell table:formula="of:=SQRT(1 - [.A211])" office:value-type="float" office:value="0.287209006947684">
            <text:p>0.2872090069</text:p>
          </table:table-cell>
          <table:table-cell table:formula="of:=SQRT(1 - (1 - [.A211]))" office:value-type="float" office:value="0.957867937832834">
            <text:p>0.9578679378</text:p>
          </table:table-cell>
          <table:table-cell table:formula="of:=COS(2 * PI() * [.B211])" office:value-type="float" office:value="0.757334076909547">
            <text:p>0.7573340769</text:p>
          </table:table-cell>
          <table:table-cell table:formula="of:=SIN(2 * PI() * [.B211])" office:value-type="float" office:value="-0.653027637969148">
            <text:p>-0.653027638</text:p>
          </table:table-cell>
          <table:table-cell table:formula="of:=[.D211]*[.E211]" office:value-type="float" office:value="0.725426030499881">
            <text:p>0.7254260305</text:p>
          </table:table-cell>
          <table:table-cell table:formula="of:=[.D211]*[.F211]" office:value-type="float" office:value="-0.625514236929353">
            <text:p>-0.6255142369</text:p>
          </table:table-cell>
          <table:table-cell table:formula="of:=[.C211]" office:value-type="float" office:value="0.287209006947684">
            <text:p>0.2872090069</text:p>
          </table:table-cell>
        </table:table-row>
        <table:table-row table:style-name="ro1">
          <table:table-cell table:formula="of:=RAND()" office:value-type="float" office:value="0.8026123046875">
            <text:p>0.8026123047</text:p>
          </table:table-cell>
          <table:table-cell table:formula="of:=RAND()" office:value-type="float" office:value="0.58807373046875">
            <text:p>0.5880737305</text:p>
          </table:table-cell>
          <table:table-cell table:formula="of:=SQRT(1 - [.A212])" office:value-type="float" office:value="0.444283350253529">
            <text:p>0.4442833503</text:p>
          </table:table-cell>
          <table:table-cell table:formula="of:=SQRT(1 - (1 - [.A212]))" office:value-type="float" office:value="0.895886323529665">
            <text:p>0.8958863235</text:p>
          </table:table-cell>
          <table:table-cell table:formula="of:=COS(2 * PI() * [.B212])" office:value-type="float" office:value="-0.850751096933261">
            <text:p>-0.8507510969</text:p>
          </table:table-cell>
          <table:table-cell table:formula="of:=SIN(2 * PI() * [.B212])" office:value-type="float" office:value="-0.525568807166914">
            <text:p>-0.5255688072</text:p>
          </table:table-cell>
          <table:table-cell table:formula="of:=[.D212]*[.E212]" office:value-type="float" office:value="-0.762176272470369">
            <text:p>-0.7621762725</text:p>
          </table:table-cell>
          <table:table-cell table:formula="of:=[.D212]*[.F212]" office:value-type="float" office:value="-0.470849906414639">
            <text:p>-0.4708499064</text:p>
          </table:table-cell>
          <table:table-cell table:formula="of:=[.C212]" office:value-type="float" office:value="0.444283350253529">
            <text:p>0.4442833503</text:p>
          </table:table-cell>
        </table:table-row>
        <table:table-row table:style-name="ro1">
          <table:table-cell table:formula="of:=RAND()" office:value-type="float" office:value="0.931304931640625">
            <text:p>0.9313049316</text:p>
          </table:table-cell>
          <table:table-cell table:formula="of:=RAND()" office:value-type="float" office:value="0.042327880859375">
            <text:p>0.0423278809</text:p>
          </table:table-cell>
          <table:table-cell table:formula="of:=SQRT(1 - [.A213])" office:value-type="float" office:value="0.262097440581504">
            <text:p>0.2620974406</text:p>
          </table:table-cell>
          <table:table-cell table:formula="of:=SQRT(1 - (1 - [.A213]))" office:value-type="float" office:value="0.965041414469154">
            <text:p>0.9650414145</text:p>
          </table:table-cell>
          <table:table-cell table:formula="of:=COS(2 * PI() * [.B213])" office:value-type="float" office:value="0.964842221567404">
            <text:p>0.9648422216</text:p>
          </table:table-cell>
          <table:table-cell table:formula="of:=SIN(2 * PI() * [.B213])" office:value-type="float" office:value="0.262829769015759">
            <text:p>0.262829769</text:p>
          </table:table-cell>
          <table:table-cell table:formula="of:=[.D213]*[.E213]" office:value-type="float" office:value="0.931112702240968">
            <text:p>0.9311127022</text:p>
          </table:table-cell>
          <table:table-cell table:formula="of:=[.D213]*[.F213]" office:value-type="float" office:value="0.253641612055569">
            <text:p>0.2536416121</text:p>
          </table:table-cell>
          <table:table-cell table:formula="of:=[.C213]" office:value-type="float" office:value="0.262097440581504">
            <text:p>0.2620974406</text:p>
          </table:table-cell>
        </table:table-row>
        <table:table-row table:style-name="ro1">
          <table:table-cell table:formula="of:=RAND()" office:value-type="float" office:value="0.474151611328125">
            <text:p>0.4741516113</text:p>
          </table:table-cell>
          <table:table-cell table:formula="of:=RAND()" office:value-type="float" office:value="0.098297119140625">
            <text:p>0.0982971191</text:p>
          </table:table-cell>
          <table:table-cell table:formula="of:=SQRT(1 - [.A214])" office:value-type="float" office:value="0.72515404478764">
            <text:p>0.7251540448</text:p>
          </table:table-cell>
          <table:table-cell table:formula="of:=SQRT(1 - (1 - [.A214]))" office:value-type="float" office:value="0.688586676699546">
            <text:p>0.6885866767</text:p>
          </table:table-cell>
          <table:table-cell table:formula="of:=COS(2 * PI() * [.B214])" office:value-type="float" office:value="0.815259584543988">
            <text:p>0.8152595845</text:p>
          </table:table-cell>
          <table:table-cell table:formula="of:=SIN(2 * PI() * [.B214])" office:value-type="float" office:value="0.579095682775449">
            <text:p>0.5790956828</text:p>
          </table:table-cell>
          <table:table-cell table:formula="of:=[.D214]*[.E214]" office:value-type="float" office:value="0.561376887968597">
            <text:p>0.561376888</text:p>
          </table:table-cell>
          <table:table-cell table:formula="of:=[.D214]*[.F214]" office:value-type="float" office:value="0.398757571693401">
            <text:p>0.3987575717</text:p>
          </table:table-cell>
          <table:table-cell table:formula="of:=[.C214]" office:value-type="float" office:value="0.72515404478764">
            <text:p>0.7251540448</text:p>
          </table:table-cell>
        </table:table-row>
        <table:table-row table:style-name="ro1">
          <table:table-cell table:formula="of:=RAND()" office:value-type="float" office:value="0.716522216796875">
            <text:p>0.7165222168</text:p>
          </table:table-cell>
          <table:table-cell table:formula="of:=RAND()" office:value-type="float" office:value="0.894378662109375">
            <text:p>0.8943786621</text:p>
          </table:table-cell>
          <table:table-cell table:formula="of:=SQRT(1 - [.A215])" office:value-type="float" office:value="0.532426317158652">
            <text:p>0.5324263172</text:p>
          </table:table-cell>
          <table:table-cell table:formula="of:=SQRT(1 - (1 - [.A215]))" office:value-type="float" office:value="0.846476353359546">
            <text:p>0.8464763534</text:p>
          </table:table-cell>
          <table:table-cell table:formula="of:=COS(2 * PI() * [.B215])" office:value-type="float" office:value="0.787756219501406">
            <text:p>0.7877562195</text:p>
          </table:table-cell>
          <table:table-cell table:formula="of:=SIN(2 * PI() * [.B215])" office:value-type="float" office:value="-0.615987125382384">
            <text:p>-0.6159871254</text:p>
          </table:table-cell>
          <table:table-cell table:formula="of:=[.D215]*[.E215]" office:value-type="float" office:value="0.666817012019852">
            <text:p>0.666817012</text:p>
          </table:table-cell>
          <table:table-cell table:formula="of:=[.D215]*[.F215]" office:value-type="float" office:value="-0.52141853561011">
            <text:p>-0.5214185356</text:p>
          </table:table-cell>
          <table:table-cell table:formula="of:=[.C215]" office:value-type="float" office:value="0.532426317158652">
            <text:p>0.5324263172</text:p>
          </table:table-cell>
        </table:table-row>
        <table:table-row table:style-name="ro1">
          <table:table-cell table:formula="of:=RAND()" office:value-type="float" office:value="0.90350341796875">
            <text:p>0.903503418</text:p>
          </table:table-cell>
          <table:table-cell table:formula="of:=RAND()" office:value-type="float" office:value="0.4534912109375">
            <text:p>0.4534912109</text:p>
          </table:table-cell>
          <table:table-cell table:formula="of:=SQRT(1 - [.A216])" office:value-type="float" office:value="0.31063898987611">
            <text:p>0.3106389899</text:p>
          </table:table-cell>
          <table:table-cell table:formula="of:=SQRT(1 - (1 - [.A216]))" office:value-type="float" office:value="0.950527968009753">
            <text:p>0.950527968</text:p>
          </table:table-cell>
          <table:table-cell table:formula="of:=COS(2 * PI() * [.B216])" office:value-type="float" office:value="-0.957605738575646">
            <text:p>-0.9576057386</text:p>
          </table:table-cell>
          <table:table-cell table:formula="of:=SIN(2 * PI() * [.B216])" office:value-type="float" office:value="0.288082018611004">
            <text:p>0.2880820186</text:p>
          </table:table-cell>
          <table:table-cell table:formula="of:=[.D216]*[.E216]" office:value-type="float" office:value="-0.910231036842788">
            <text:p>-0.9102310368</text:p>
          </table:table-cell>
          <table:table-cell table:formula="of:=[.D216]*[.F216]" office:value-type="float" office:value="0.273830015770466">
            <text:p>0.2738300158</text:p>
          </table:table-cell>
          <table:table-cell table:formula="of:=[.C216]" office:value-type="float" office:value="0.31063898987611">
            <text:p>0.3106389899</text:p>
          </table:table-cell>
        </table:table-row>
        <table:table-row table:style-name="ro1">
          <table:table-cell table:formula="of:=RAND()" office:value-type="float" office:value="0.519622802734375">
            <text:p>0.5196228027</text:p>
          </table:table-cell>
          <table:table-cell table:formula="of:=RAND()" office:value-type="float" office:value="0.91595458984375">
            <text:p>0.9159545898</text:p>
          </table:table-cell>
          <table:table-cell table:formula="of:=SQRT(1 - [.A217])" office:value-type="float" office:value="0.693092488247871">
            <text:p>0.6930924882</text:p>
          </table:table-cell>
          <table:table-cell table:formula="of:=SQRT(1 - (1 - [.A217]))" office:value-type="float" office:value="0.720848668400223">
            <text:p>0.7208486684</text:p>
          </table:table-cell>
          <table:table-cell table:formula="of:=COS(2 * PI() * [.B217])" office:value-type="float" office:value="0.863779688043047">
            <text:p>0.863779688</text:p>
          </table:table-cell>
          <table:table-cell table:formula="of:=SIN(2 * PI() * [.B217])" office:value-type="float" office:value="-0.503869676130899">
            <text:p>-0.5038696761</text:p>
          </table:table-cell>
          <table:table-cell table:formula="of:=[.D217]*[.E217]" office:value-type="float" office:value="0.62265443791699">
            <text:p>0.6226544379</text:p>
          </table:table-cell>
          <table:table-cell table:formula="of:=[.D217]*[.F217]" office:value-type="float" office:value="-0.36321378508621">
            <text:p>-0.3632137851</text:p>
          </table:table-cell>
          <table:table-cell table:formula="of:=[.C217]" office:value-type="float" office:value="0.693092488247871">
            <text:p>0.6930924882</text:p>
          </table:table-cell>
        </table:table-row>
        <table:table-row table:style-name="ro1">
          <table:table-cell table:formula="of:=RAND()" office:value-type="float" office:value="0.881683349609375">
            <text:p>0.8816833496</text:p>
          </table:table-cell>
          <table:table-cell table:formula="of:=RAND()" office:value-type="float" office:value="0.663330078125">
            <text:p>0.6633300781</text:p>
          </table:table-cell>
          <table:table-cell table:formula="of:=SQRT(1 - [.A218])" office:value-type="float" office:value="0.343971874417989">
            <text:p>0.3439718744</text:p>
          </table:table-cell>
          <table:table-cell table:formula="of:=SQRT(1 - (1 - [.A218]))" office:value-type="float" office:value="0.938979951654653">
            <text:p>0.9389799517</text:p>
          </table:table-cell>
          <table:table-cell table:formula="of:=COS(2 * PI() * [.B218])" office:value-type="float" office:value="-0.518044504096">
            <text:p>-0.5180445041</text:p>
          </table:table-cell>
          <table:table-cell table:formula="of:=SIN(2 * PI() * [.B218])" office:value-type="float" office:value="-0.855353664735196">
            <text:p>-0.8553536647</text:p>
          </table:table-cell>
          <table:table-cell table:formula="of:=[.D218]*[.E218]" office:value-type="float" office:value="-0.486433403411021">
            <text:p>-0.4864334034</text:p>
          </table:table-cell>
          <table:table-cell table:formula="of:=[.D218]*[.F218]" office:value-type="float" office:value="-0.803159942760685">
            <text:p>-0.8031599428</text:p>
          </table:table-cell>
          <table:table-cell table:formula="of:=[.C218]" office:value-type="float" office:value="0.343971874417989">
            <text:p>0.3439718744</text:p>
          </table:table-cell>
        </table:table-row>
        <table:table-row table:style-name="ro1">
          <table:table-cell table:formula="of:=RAND()" office:value-type="float" office:value="0.43914794921875">
            <text:p>0.4391479492</text:p>
          </table:table-cell>
          <table:table-cell table:formula="of:=RAND()" office:value-type="float" office:value="0.854217529296875">
            <text:p>0.8542175293</text:p>
          </table:table-cell>
          <table:table-cell table:formula="of:=SQRT(1 - [.A219])" office:value-type="float" office:value="0.748900561343928">
            <text:p>0.7489005613</text:p>
          </table:table-cell>
          <table:table-cell table:formula="of:=SQRT(1 - (1 - [.A219]))" office:value-type="float" office:value="0.662682389398383">
            <text:p>0.6626823894</text:p>
          </table:table-cell>
          <table:table-cell table:formula="of:=COS(2 * PI() * [.B219])" office:value-type="float" office:value="0.6090149372473">
            <text:p>0.6090149372</text:p>
          </table:table-cell>
          <table:table-cell table:formula="of:=SIN(2 * PI() * [.B219])" office:value-type="float" office:value="-0.793158752211477">
            <text:p>-0.7931587522</text:p>
          </table:table-cell>
          <table:table-cell table:formula="of:=[.D219]*[.E219]" office:value-type="float" office:value="0.403583473794347">
            <text:p>0.4035834738</text:p>
          </table:table-cell>
          <table:table-cell table:formula="of:=[.D219]*[.F219]" office:value-type="float" office:value="-0.525612337087742">
            <text:p>-0.5256123371</text:p>
          </table:table-cell>
          <table:table-cell table:formula="of:=[.C219]" office:value-type="float" office:value="0.748900561343928">
            <text:p>0.7489005613</text:p>
          </table:table-cell>
        </table:table-row>
        <table:table-row table:style-name="ro1">
          <table:table-cell table:formula="of:=RAND()" office:value-type="float" office:value="0.51116943359375">
            <text:p>0.5111694336</text:p>
          </table:table-cell>
          <table:table-cell table:formula="of:=RAND()" office:value-type="float" office:value="0.970306396484375">
            <text:p>0.9703063965</text:p>
          </table:table-cell>
          <table:table-cell table:formula="of:=SQRT(1 - [.A220])" office:value-type="float" office:value="0.699164191307199">
            <text:p>0.6991641913</text:p>
          </table:table-cell>
          <table:table-cell table:formula="of:=SQRT(1 - (1 - [.A220]))" office:value-type="float" office:value="0.71496114131731">
            <text:p>0.7149611413</text:p>
          </table:table-cell>
          <table:table-cell table:formula="of:=COS(2 * PI() * [.B220])" office:value-type="float" office:value="0.982646166603868">
            <text:p>0.9826461666</text:p>
          </table:table-cell>
          <table:table-cell table:formula="of:=SIN(2 * PI() * [.B220])" office:value-type="float" office:value="-0.185489922256502">
            <text:p>-0.1854899223</text:p>
          </table:table-cell>
          <table:table-cell table:formula="of:=[.D220]*[.E220]" office:value-type="float" office:value="0.702553824786181">
            <text:p>0.7025538248</text:p>
          </table:table-cell>
          <table:table-cell table:formula="of:=[.D220]*[.F220]" office:value-type="float" office:value="-0.132618086519368">
            <text:p>-0.1326180865</text:p>
          </table:table-cell>
          <table:table-cell table:formula="of:=[.C220]" office:value-type="float" office:value="0.699164191307199">
            <text:p>0.6991641913</text:p>
          </table:table-cell>
        </table:table-row>
        <table:table-row table:style-name="ro1">
          <table:table-cell table:formula="of:=RAND()" office:value-type="float" office:value="0.536102294921875">
            <text:p>0.5361022949</text:p>
          </table:table-cell>
          <table:table-cell table:formula="of:=RAND()" office:value-type="float" office:value="0.0924072265625">
            <text:p>0.0924072266</text:p>
          </table:table-cell>
          <table:table-cell table:formula="of:=SQRT(1 - [.A221])" office:value-type="float" office:value="0.681100363440018">
            <text:p>0.6811003634</text:p>
          </table:table-cell>
          <table:table-cell table:formula="of:=SQRT(1 - (1 - [.A221]))" office:value-type="float" office:value="0.732190067483761">
            <text:p>0.7321900675</text:p>
          </table:table-cell>
          <table:table-cell table:formula="of:=COS(2 * PI() * [.B221])" office:value-type="float" office:value="0.836127251724692">
            <text:p>0.8361272517</text:p>
          </table:table-cell>
          <table:table-cell table:formula="of:=SIN(2 * PI() * [.B221])" office:value-type="float" office:value="0.548535522025067">
            <text:p>0.548535522</text:p>
          </table:table-cell>
          <table:table-cell table:formula="of:=[.D221]*[.E221]" office:value-type="float" office:value="0.612204068865314">
            <text:p>0.6122040689</text:p>
          </table:table-cell>
          <table:table-cell table:formula="of:=[.D221]*[.F221]" office:value-type="float" office:value="0.401632260888774">
            <text:p>0.4016322609</text:p>
          </table:table-cell>
          <table:table-cell table:formula="of:=[.C221]" office:value-type="float" office:value="0.681100363440018">
            <text:p>0.6811003634</text:p>
          </table:table-cell>
        </table:table-row>
        <table:table-row table:style-name="ro1">
          <table:table-cell table:formula="of:=RAND()" office:value-type="float" office:value="0.81585693359375">
            <text:p>0.8158569336</text:p>
          </table:table-cell>
          <table:table-cell table:formula="of:=RAND()" office:value-type="float" office:value="0.20526123046875">
            <text:p>0.2052612305</text:p>
          </table:table-cell>
          <table:table-cell table:formula="of:=SQRT(1 - [.A222])" office:value-type="float" office:value="0.429118942026858">
            <text:p>0.429118942</text:p>
          </table:table-cell>
          <table:table-cell table:formula="of:=SQRT(1 - (1 - [.A222]))" office:value-type="float" office:value="0.903247991192757">
            <text:p>0.9032479912</text:p>
          </table:table-cell>
          <table:table-cell table:formula="of:=COS(2 * PI() * [.B222])" office:value-type="float" office:value="0.277414543828458">
            <text:p>0.2774145438</text:p>
          </table:table-cell>
          <table:table-cell table:formula="of:=SIN(2 * PI() * [.B222])" office:value-type="float" office:value="0.960750316613244">
            <text:p>0.9607503166</text:p>
          </table:table-cell>
          <table:table-cell table:formula="of:=[.D222]*[.E222]" office:value-type="float" office:value="0.25057412944071">
            <text:p>0.2505741294</text:p>
          </table:table-cell>
          <table:table-cell table:formula="of:=[.D222]*[.F222]" office:value-type="float" office:value="0.867795793518718">
            <text:p>0.8677957935</text:p>
          </table:table-cell>
          <table:table-cell table:formula="of:=[.C222]" office:value-type="float" office:value="0.429118942026858">
            <text:p>0.429118942</text:p>
          </table:table-cell>
        </table:table-row>
        <table:table-row table:style-name="ro1">
          <table:table-cell table:formula="of:=RAND()" office:value-type="float" office:value="0.17999267578125">
            <text:p>0.1799926758</text:p>
          </table:table-cell>
          <table:table-cell table:formula="of:=RAND()" office:value-type="float" office:value="0.258819580078125">
            <text:p>0.2588195801</text:p>
          </table:table-cell>
          <table:table-cell table:formula="of:=SQRT(1 - [.A223])" office:value-type="float" office:value="0.90554255792798">
            <text:p>0.9055425579</text:p>
          </table:table-cell>
          <table:table-cell table:formula="of:=SQRT(1 - (1 - [.A223]))" office:value-type="float" office:value="0.424255436949546">
            <text:p>0.4242554369</text:p>
          </table:table-cell>
          <table:table-cell table:formula="of:=COS(2 * PI() * [.B223])" office:value-type="float" office:value="-0.0553866986285525">
            <text:p>-0.0553866986</text:p>
          </table:table-cell>
          <table:table-cell table:formula="of:=SIN(2 * PI() * [.B223])" office:value-type="float" office:value="0.998464978662261">
            <text:p>0.9984649787</text:p>
          </table:table-cell>
          <table:table-cell table:formula="of:=[.D223]*[.E223]" office:value-type="float" office:value="-0.0234981080278493">
            <text:p>-0.023498108</text:p>
          </table:table-cell>
          <table:table-cell table:formula="of:=[.D223]*[.F223]" office:value-type="float" office:value="0.423604195801177">
            <text:p>0.4236041958</text:p>
          </table:table-cell>
          <table:table-cell table:formula="of:=[.C223]" office:value-type="float" office:value="0.90554255792798">
            <text:p>0.9055425579</text:p>
          </table:table-cell>
        </table:table-row>
        <table:table-row table:style-name="ro1">
          <table:table-cell table:formula="of:=RAND()" office:value-type="float" office:value="0.176177978515625">
            <text:p>0.1761779785</text:p>
          </table:table-cell>
          <table:table-cell table:formula="of:=RAND()" office:value-type="float" office:value="0.9329833984375">
            <text:p>0.9329833984</text:p>
          </table:table-cell>
          <table:table-cell table:formula="of:=SQRT(1 - [.A224])" office:value-type="float" office:value="0.907646418758084">
            <text:p>0.9076464188</text:p>
          </table:table-cell>
          <table:table-cell table:formula="of:=SQRT(1 - (1 - [.A224]))" office:value-type="float" office:value="0.419735605489485">
            <text:p>0.4197356055</text:p>
          </table:table-cell>
          <table:table-cell table:formula="of:=COS(2 * PI() * [.B224])" office:value-type="float" office:value="0.912648955969794">
            <text:p>0.912648956</text:p>
          </table:table-cell>
          <table:table-cell table:formula="of:=SIN(2 * PI() * [.B224])" office:value-type="float" office:value="-0.408744276005482">
            <text:p>-0.408744276</text:p>
          </table:table-cell>
          <table:table-cell table:formula="of:=[.D224]*[.E224]" office:value-type="float" office:value="0.383071262133328">
            <text:p>0.3830712621</text:p>
          </table:table-cell>
          <table:table-cell table:formula="of:=[.D224]*[.F224]" office:value-type="float" office:value="-0.171564526179522">
            <text:p>-0.1715645262</text:p>
          </table:table-cell>
          <table:table-cell table:formula="of:=[.C224]" office:value-type="float" office:value="0.907646418758084">
            <text:p>0.9076464188</text:p>
          </table:table-cell>
        </table:table-row>
        <table:table-row table:style-name="ro1">
          <table:table-cell table:formula="of:=RAND()" office:value-type="float" office:value="0.325469970703125">
            <text:p>0.3254699707</text:p>
          </table:table-cell>
          <table:table-cell table:formula="of:=RAND()" office:value-type="float" office:value="0.87237548828125">
            <text:p>0.8723754883</text:p>
          </table:table-cell>
          <table:table-cell table:formula="of:=SQRT(1 - [.A225])" office:value-type="float" office:value="0.821297771394075">
            <text:p>0.8212977714</text:p>
          </table:table-cell>
          <table:table-cell table:formula="of:=SQRT(1 - (1 - [.A225]))" office:value-type="float" office:value="0.57049975521741">
            <text:p>0.5704997552</text:p>
          </table:table-cell>
          <table:table-cell table:formula="of:=COS(2 * PI() * [.B225])" office:value-type="float" office:value="0.695350771794748">
            <text:p>0.6953507718</text:p>
          </table:table-cell>
          <table:table-cell table:formula="of:=SIN(2 * PI() * [.B225])" office:value-type="float" office:value="-0.718670511545067">
            <text:p>-0.7186705115</text:p>
          </table:table-cell>
          <table:table-cell table:formula="of:=[.D225]*[.E225]" office:value-type="float" office:value="0.396697445099141">
            <text:p>0.3966974451</text:p>
          </table:table-cell>
          <table:table-cell table:formula="of:=[.D225]*[.F225]" office:value-type="float" office:value="-0.410001350918432">
            <text:p>-0.4100013509</text:p>
          </table:table-cell>
          <table:table-cell table:formula="of:=[.C225]" office:value-type="float" office:value="0.821297771394075">
            <text:p>0.8212977714</text:p>
          </table:table-cell>
        </table:table-row>
        <table:table-row table:style-name="ro1">
          <table:table-cell table:formula="of:=RAND()" office:value-type="float" office:value="0.752655029296875">
            <text:p>0.7526550293</text:p>
          </table:table-cell>
          <table:table-cell table:formula="of:=RAND()" office:value-type="float" office:value="0.2696533203125">
            <text:p>0.2696533203</text:p>
          </table:table-cell>
          <table:table-cell table:formula="of:=SQRT(1 - [.A226])" office:value-type="float" office:value="0.497337883840679">
            <text:p>0.4973378838</text:p>
          </table:table-cell>
          <table:table-cell table:formula="of:=SQRT(1 - (1 - [.A226]))" office:value-type="float" office:value="0.867556931444199">
            <text:p>0.8675569314</text:p>
          </table:table-cell>
          <table:table-cell table:formula="of:=COS(2 * PI() * [.B226])" office:value-type="float" office:value="-0.123171861388281">
            <text:p>-0.1231718614</text:p>
          </table:table-cell>
          <table:table-cell table:formula="of:=SIN(2 * PI() * [.B226])" office:value-type="float" office:value="0.992385354870852">
            <text:p>0.9923853549</text:p>
          </table:table-cell>
          <table:table-cell table:formula="of:=[.D226]*[.E226]" office:value-type="float" office:value="-0.106858602106287">
            <text:p>-0.1068586021</text:p>
          </table:table-cell>
          <table:table-cell table:formula="of:=[.D226]*[.F226]" office:value-type="float" office:value="0.860950793281919">
            <text:p>0.8609507933</text:p>
          </table:table-cell>
          <table:table-cell table:formula="of:=[.C226]" office:value-type="float" office:value="0.497337883840679">
            <text:p>0.4973378838</text:p>
          </table:table-cell>
        </table:table-row>
        <table:table-row table:style-name="ro1">
          <table:table-cell table:formula="of:=RAND()" office:value-type="float" office:value="0.48016357421875">
            <text:p>0.4801635742</text:p>
          </table:table-cell>
          <table:table-cell table:formula="of:=RAND()" office:value-type="float" office:value="0.62811279296875">
            <text:p>0.628112793</text:p>
          </table:table-cell>
          <table:table-cell table:formula="of:=SQRT(1 - [.A227])" office:value-type="float" office:value="0.720996827857966">
            <text:p>0.7209968279</text:p>
          </table:table-cell>
          <table:table-cell table:formula="of:=SQRT(1 - (1 - [.A227]))" office:value-type="float" office:value="0.692938362496081">
            <text:p>0.6929383625</text:p>
          </table:table-cell>
          <table:table-cell table:formula="of:=COS(2 * PI() * [.B227])" office:value-type="float" office:value="-0.693142649285366">
            <text:p>-0.6931426493</text:p>
          </table:table-cell>
          <table:table-cell table:formula="of:=SIN(2 * PI() * [.B227])" office:value-type="float" office:value="-0.720800435447749">
            <text:p>-0.7208004354</text:p>
          </table:table-cell>
          <table:table-cell table:formula="of:=[.D227]*[.E227]" office:value-type="float" office:value="-0.480305132371996">
            <text:p>-0.4803051324</text:p>
          </table:table-cell>
          <table:table-cell table:formula="of:=[.D227]*[.F227]" office:value-type="float" office:value="-0.499470273425625">
            <text:p>-0.4994702734</text:p>
          </table:table-cell>
          <table:table-cell table:formula="of:=[.C227]" office:value-type="float" office:value="0.720996827857966">
            <text:p>0.7209968279</text:p>
          </table:table-cell>
        </table:table-row>
        <table:table-row table:style-name="ro1">
          <table:table-cell table:formula="of:=RAND()" office:value-type="float" office:value="0.86773681640625">
            <text:p>0.8677368164</text:p>
          </table:table-cell>
          <table:table-cell table:formula="of:=RAND()" office:value-type="float" office:value="0.81134033203125">
            <text:p>0.811340332</text:p>
          </table:table-cell>
          <table:table-cell table:formula="of:=SQRT(1 - [.A228])" office:value-type="float" office:value="0.363680056634606">
            <text:p>0.3636800566</text:p>
          </table:table-cell>
          <table:table-cell table:formula="of:=SQRT(1 - (1 - [.A228]))" office:value-type="float" office:value="0.931523921542678">
            <text:p>0.9315239215</text:p>
          </table:table-cell>
          <table:table-cell table:formula="of:=COS(2 * PI() * [.B228])" office:value-type="float" office:value="0.375941569407054">
            <text:p>0.3759415694</text:p>
          </table:table-cell>
          <table:table-cell table:formula="of:=SIN(2 * PI() * [.B228])" office:value-type="float" office:value="-0.926643370661961">
            <text:p>-0.9266433707</text:p>
          </table:table-cell>
          <table:table-cell table:formula="of:=[.D228]*[.E228]" office:value-type="float" office:value="0.350198565004968">
            <text:p>0.350198565</text:p>
          </table:table-cell>
          <table:table-cell table:formula="of:=[.D228]*[.F228]" office:value-type="float" office:value="-0.863190466510556">
            <text:p>-0.8631904665</text:p>
          </table:table-cell>
          <table:table-cell table:formula="of:=[.C228]" office:value-type="float" office:value="0.363680056634606">
            <text:p>0.3636800566</text:p>
          </table:table-cell>
        </table:table-row>
        <table:table-row table:style-name="ro1">
          <table:table-cell table:formula="of:=RAND()" office:value-type="float" office:value="0.703369140625">
            <text:p>0.7033691406</text:p>
          </table:table-cell>
          <table:table-cell table:formula="of:=RAND()" office:value-type="float" office:value="0.2569580078125">
            <text:p>0.2569580078</text:p>
          </table:table-cell>
          <table:table-cell table:formula="of:=SQRT(1 - [.A229])" office:value-type="float" office:value="0.544638283060418">
            <text:p>0.5446382831</text:p>
          </table:table-cell>
          <table:table-cell table:formula="of:=SQRT(1 - (1 - [.A229]))" office:value-type="float" office:value="0.838671056269978">
            <text:p>0.8386710563</text:p>
          </table:table-cell>
          <table:table-cell table:formula="of:=COS(2 * PI() * [.B229])" office:value-type="float" office:value="-0.0437045272500633">
            <text:p>-0.0437045273</text:p>
          </table:table-cell>
          <table:table-cell table:formula="of:=SIN(2 * PI() * [.B229])" office:value-type="float" office:value="0.999044500659429">
            <text:p>0.9990445007</text:p>
          </table:table-cell>
          <table:table-cell table:formula="of:=[.D229]*[.E229]" office:value-type="float" office:value="-0.0366537220325906">
            <text:p>-0.036653722</text:p>
          </table:table-cell>
          <table:table-cell table:formula="of:=[.D229]*[.F229]" office:value-type="float" office:value="0.837869706628756">
            <text:p>0.8378697066</text:p>
          </table:table-cell>
          <table:table-cell table:formula="of:=[.C229]" office:value-type="float" office:value="0.544638283060418">
            <text:p>0.5446382831</text:p>
          </table:table-cell>
        </table:table-row>
        <table:table-row table:style-name="ro1">
          <table:table-cell table:formula="of:=RAND()" office:value-type="float" office:value="0.57586669921875">
            <text:p>0.5758666992</text:p>
          </table:table-cell>
          <table:table-cell table:formula="of:=RAND()" office:value-type="float" office:value="0.12127685546875">
            <text:p>0.1212768555</text:p>
          </table:table-cell>
          <table:table-cell table:formula="of:=SQRT(1 - [.A230])" office:value-type="float" office:value="0.651255173323982">
            <text:p>0.6512551733</text:p>
          </table:table-cell>
          <table:table-cell table:formula="of:=SQRT(1 - (1 - [.A230]))" office:value-type="float" office:value="0.758858813758363">
            <text:p>0.7588588138</text:p>
          </table:table-cell>
          <table:table-cell table:formula="of:=COS(2 * PI() * [.B230])" office:value-type="float" office:value="0.723453297352544">
            <text:p>0.7234532974</text:p>
          </table:table-cell>
          <table:table-cell table:formula="of:=SIN(2 * PI() * [.B230])" office:value-type="float" office:value="0.690373324042674">
            <text:p>0.690373324</text:p>
          </table:table-cell>
          <table:table-cell table:formula="of:=[.D230]*[.E230]" office:value-type="float" office:value="0.548998911038528">
            <text:p>0.548998911</text:p>
          </table:table-cell>
          <table:table-cell table:formula="of:=[.D230]*[.F230]" office:value-type="float" office:value="0.523895881733442">
            <text:p>0.5238958817</text:p>
          </table:table-cell>
          <table:table-cell table:formula="of:=[.C230]" office:value-type="float" office:value="0.651255173323982">
            <text:p>0.6512551733</text:p>
          </table:table-cell>
        </table:table-row>
        <table:table-row table:style-name="ro1">
          <table:table-cell table:formula="of:=RAND()" office:value-type="float" office:value="0.19677734375">
            <text:p>0.1967773438</text:p>
          </table:table-cell>
          <table:table-cell table:formula="of:=RAND()" office:value-type="float" office:value="0.86370849609375">
            <text:p>0.8637084961</text:p>
          </table:table-cell>
          <table:table-cell table:formula="of:=SQRT(1 - [.A231])" office:value-type="float" office:value="0.896226899981249">
            <text:p>0.8962269</text:p>
          </table:table-cell>
          <table:table-cell table:formula="of:=SQRT(1 - (1 - [.A231]))" office:value-type="float" office:value="0.443595923955575">
            <text:p>0.443595924</text:p>
          </table:table-cell>
          <table:table-cell table:formula="of:=COS(2 * PI() * [.B231])" office:value-type="float" office:value="0.655203188704732">
            <text:p>0.6552031887</text:p>
          </table:table-cell>
          <table:table-cell table:formula="of:=SIN(2 * PI() * [.B231])" office:value-type="float" office:value="-0.755452699717958">
            <text:p>-0.7554526997</text:p>
          </table:table-cell>
          <table:table-cell table:formula="of:=[.D231]*[.E231]" office:value-type="float" office:value="0.290645463872114">
            <text:p>0.2906454639</text:p>
          </table:table-cell>
          <table:table-cell table:formula="of:=[.D231]*[.F231]" office:value-type="float" office:value="-0.335115738336121">
            <text:p>-0.3351157383</text:p>
          </table:table-cell>
          <table:table-cell table:formula="of:=[.C231]" office:value-type="float" office:value="0.896226899981249">
            <text:p>0.8962269</text:p>
          </table:table-cell>
        </table:table-row>
        <table:table-row table:style-name="ro1">
          <table:table-cell table:formula="of:=RAND()" office:value-type="float" office:value="0.98931884765625">
            <text:p>0.9893188477</text:p>
          </table:table-cell>
          <table:table-cell table:formula="of:=RAND()" office:value-type="float" office:value="0.313262939453125">
            <text:p>0.3132629395</text:p>
          </table:table-cell>
          <table:table-cell table:formula="of:=SQRT(1 - [.A232])" office:value-type="float" office:value="0.103349660588461">
            <text:p>0.1033496606</text:p>
          </table:table-cell>
          <table:table-cell table:formula="of:=SQRT(1 - (1 - [.A232]))" office:value-type="float" office:value="0.994645086277638">
            <text:p>0.9946450863</text:p>
          </table:table-cell>
          <table:table-cell table:formula="of:=COS(2 * PI() * [.B232])" office:value-type="float" office:value="-0.387107810522906">
            <text:p>-0.3871078105</text:p>
          </table:table-cell>
          <table:table-cell table:formula="of:=SIN(2 * PI() * [.B232])" office:value-type="float" office:value="0.922034458701063">
            <text:p>0.9220344587</text:p>
          </table:table-cell>
          <table:table-cell table:formula="of:=[.D232]*[.E232]" office:value-type="float" office:value="-0.385034881596303">
            <text:p>-0.3850348816</text:p>
          </table:table-cell>
          <table:table-cell table:formula="of:=[.D232]*[.F232]" office:value-type="float" office:value="0.917097043725674">
            <text:p>0.9170970437</text:p>
          </table:table-cell>
          <table:table-cell table:formula="of:=[.C232]" office:value-type="float" office:value="0.103349660588461">
            <text:p>0.1033496606</text:p>
          </table:table-cell>
        </table:table-row>
        <table:table-row table:style-name="ro1">
          <table:table-cell table:formula="of:=RAND()" office:value-type="float" office:value="0.03399658203125">
            <text:p>0.033996582</text:p>
          </table:table-cell>
          <table:table-cell table:formula="of:=RAND()" office:value-type="float" office:value="0.384796142578125">
            <text:p>0.3847961426</text:p>
          </table:table-cell>
          <table:table-cell table:formula="of:=SQRT(1 - [.A233])" office:value-type="float" office:value="0.9828547288225">
            <text:p>0.9828547288</text:p>
          </table:table-cell>
          <table:table-cell table:formula="of:=SQRT(1 - (1 - [.A233]))" office:value-type="float" office:value="0.184381620643843">
            <text:p>0.1843816206</text:p>
          </table:table-cell>
          <table:table-cell table:formula="of:=COS(2 * PI() * [.B233])" office:value-type="float" office:value="-0.749263397385431">
            <text:p>-0.7492633974</text:p>
          </table:table-cell>
          <table:table-cell table:formula="of:=SIN(2 * PI() * [.B233])" office:value-type="float" office:value="0.662272120308897">
            <text:p>0.6622721203</text:p>
          </table:table-cell>
          <table:table-cell table:formula="of:=[.D233]*[.E233]" office:value-type="float" office:value="-0.138150399499037">
            <text:p>-0.1381503995</text:p>
          </table:table-cell>
          <table:table-cell table:formula="of:=[.D233]*[.F233]" office:value-type="float" office:value="0.122110806849788">
            <text:p>0.1221108068</text:p>
          </table:table-cell>
          <table:table-cell table:formula="of:=[.C233]" office:value-type="float" office:value="0.9828547288225">
            <text:p>0.9828547288</text:p>
          </table:table-cell>
        </table:table-row>
        <table:table-row table:style-name="ro1">
          <table:table-cell table:formula="of:=RAND()" office:value-type="float" office:value="0.968475341796875">
            <text:p>0.9684753418</text:p>
          </table:table-cell>
          <table:table-cell table:formula="of:=RAND()" office:value-type="float" office:value="0.0576171875">
            <text:p>0.0576171875</text:p>
          </table:table-cell>
          <table:table-cell table:formula="of:=SQRT(1 - [.A234])" office:value-type="float" office:value="0.177551846521305">
            <text:p>0.1775518465</text:p>
          </table:table-cell>
          <table:table-cell table:formula="of:=SQRT(1 - (1 - [.A234]))" office:value-type="float" office:value="0.984111447853786">
            <text:p>0.9841114479</text:p>
          </table:table-cell>
          <table:table-cell table:formula="of:=COS(2 * PI() * [.B234])" office:value-type="float" office:value="0.935183509938948">
            <text:p>0.9351835099</text:p>
          </table:table-cell>
          <table:table-cell table:formula="of:=SIN(2 * PI() * [.B234])" office:value-type="float" office:value="0.35416352542049">
            <text:p>0.3541635254</text:p>
          </table:table-cell>
          <table:table-cell table:formula="of:=[.D234]*[.E234]" office:value-type="float" office:value="0.920324797975003">
            <text:p>0.920324798</text:p>
          </table:table-cell>
          <table:table-cell table:formula="of:=[.D234]*[.F234]" office:value-type="float" office:value="0.34853637977856">
            <text:p>0.3485363798</text:p>
          </table:table-cell>
          <table:table-cell table:formula="of:=[.C234]" office:value-type="float" office:value="0.177551846521305">
            <text:p>0.1775518465</text:p>
          </table:table-cell>
        </table:table-row>
        <table:table-row table:style-name="ro1">
          <table:table-cell table:formula="of:=RAND()" office:value-type="float" office:value="0.453094482421875">
            <text:p>0.4530944824</text:p>
          </table:table-cell>
          <table:table-cell table:formula="of:=RAND()" office:value-type="float" office:value="0.4329833984375">
            <text:p>0.4329833984</text:p>
          </table:table-cell>
          <table:table-cell table:formula="of:=SQRT(1 - [.A235])" office:value-type="float" office:value="0.739530606248399">
            <text:p>0.7395306062</text:p>
          </table:table-cell>
          <table:table-cell table:formula="of:=SQRT(1 - (1 - [.A235]))" office:value-type="float" office:value="0.673122932622173">
            <text:p>0.6731229326</text:p>
          </table:table-cell>
          <table:table-cell table:formula="of:=COS(2 * PI() * [.B235])" office:value-type="float" office:value="-0.912648955969794">
            <text:p>-0.912648956</text:p>
          </table:table-cell>
          <table:table-cell table:formula="of:=SIN(2 * PI() * [.B235])" office:value-type="float" office:value="0.408744276005481">
            <text:p>0.408744276</text:p>
          </table:table-cell>
          <table:table-cell table:formula="of:=[.D235]*[.E235]" office:value-type="float" office:value="-0.614324941696952">
            <text:p>-0.6143249417</text:p>
          </table:table-cell>
          <table:table-cell table:formula="of:=[.D235]*[.F235]" office:value-type="float" office:value="0.275135145757337">
            <text:p>0.2751351458</text:p>
          </table:table-cell>
          <table:table-cell table:formula="of:=[.C235]" office:value-type="float" office:value="0.739530606248399">
            <text:p>0.7395306062</text:p>
          </table:table-cell>
        </table:table-row>
        <table:table-row table:style-name="ro1">
          <table:table-cell table:formula="of:=RAND()" office:value-type="float" office:value="0.154205322265625">
            <text:p>0.1542053223</text:p>
          </table:table-cell>
          <table:table-cell table:formula="of:=RAND()" office:value-type="float" office:value="0.457000732421875">
            <text:p>0.4570007324</text:p>
          </table:table-cell>
          <table:table-cell table:formula="of:=SQRT(1 - [.A236])" office:value-type="float" office:value="0.919670961667473">
            <text:p>0.9196709617</text:p>
          </table:table-cell>
          <table:table-cell table:formula="of:=SQRT(1 - (1 - [.A236]))" office:value-type="float" office:value="0.392689855058193">
            <text:p>0.3926898551</text:p>
          </table:table-cell>
          <table:table-cell table:formula="of:=COS(2 * PI() * [.B236])" office:value-type="float" office:value="-0.963724906547376">
            <text:p>-0.9637249065</text:p>
          </table:table-cell>
          <table:table-cell table:formula="of:=SIN(2 * PI() * [.B236])" office:value-type="float" office:value="0.266897554316728">
            <text:p>0.2668975543</text:p>
          </table:table-cell>
          <table:table-cell table:formula="of:=[.D236]*[.E236]" office:value-type="float" office:value="-0.37844499386806">
            <text:p>-0.3784449939</text:p>
          </table:table-cell>
          <table:table-cell table:formula="of:=[.D236]*[.F236]" office:value-type="float" office:value="0.104807961920022">
            <text:p>0.1048079619</text:p>
          </table:table-cell>
          <table:table-cell table:formula="of:=[.C236]" office:value-type="float" office:value="0.919670961667473">
            <text:p>0.9196709617</text:p>
          </table:table-cell>
        </table:table-row>
        <table:table-row table:style-name="ro1">
          <table:table-cell table:formula="of:=RAND()" office:value-type="float" office:value="0.028839111328125">
            <text:p>0.0288391113</text:p>
          </table:table-cell>
          <table:table-cell table:formula="of:=RAND()" office:value-type="float" office:value="0.439910888671875">
            <text:p>0.4399108887</text:p>
          </table:table-cell>
          <table:table-cell table:formula="of:=SQRT(1 - [.A237])" office:value-type="float" office:value="0.985474955882632">
            <text:p>0.9854749559</text:p>
          </table:table-cell>
          <table:table-cell table:formula="of:=SQRT(1 - (1 - [.A237]))" office:value-type="float" office:value="0.169820821244407">
            <text:p>0.1698208212</text:p>
          </table:table-cell>
          <table:table-cell table:formula="of:=COS(2 * PI() * [.B237])" office:value-type="float" office:value="-0.92957022612373">
            <text:p>-0.9295702261</text:p>
          </table:table-cell>
          <table:table-cell table:formula="of:=SIN(2 * PI() * [.B237])" office:value-type="float" office:value="0.368645079587776">
            <text:p>0.3686450796</text:p>
          </table:table-cell>
          <table:table-cell table:formula="of:=[.D237]*[.E237]" office:value-type="float" office:value="-0.157860379204681">
            <text:p>-0.1578603792</text:p>
          </table:table-cell>
          <table:table-cell table:formula="of:=[.D237]*[.F237]" office:value-type="float" office:value="0.0626036101633061">
            <text:p>0.0626036102</text:p>
          </table:table-cell>
          <table:table-cell table:formula="of:=[.C237]" office:value-type="float" office:value="0.985474955882632">
            <text:p>0.9854749559</text:p>
          </table:table-cell>
        </table:table-row>
        <table:table-row table:style-name="ro1">
          <table:table-cell table:formula="of:=RAND()" office:value-type="float" office:value="0.64251708984375">
            <text:p>0.6425170898</text:p>
          </table:table-cell>
          <table:table-cell table:formula="of:=RAND()" office:value-type="float" office:value="0.31036376953125">
            <text:p>0.3103637695</text:p>
          </table:table-cell>
          <table:table-cell table:formula="of:=SQRT(1 - [.A238])" office:value-type="float" office:value="0.597898745738984">
            <text:p>0.5978987457</text:p>
          </table:table-cell>
          <table:table-cell table:formula="of:=SQRT(1 - (1 - [.A238]))" office:value-type="float" office:value="0.80157163737482">
            <text:p>0.8015716374</text:p>
          </table:table-cell>
          <table:table-cell table:formula="of:=COS(2 * PI() * [.B238])" office:value-type="float" office:value="-0.370248715579966">
            <text:p>-0.3702487156</text:p>
          </table:table-cell>
          <table:table-cell table:formula="of:=SIN(2 * PI() * [.B238])" office:value-type="float" office:value="0.928932660967083">
            <text:p>0.928932661</text:p>
          </table:table-cell>
          <table:table-cell table:formula="of:=[.D238]*[.E238]" office:value-type="float" office:value="-0.296780869183358">
            <text:p>-0.2967808692</text:p>
          </table:table-cell>
          <table:table-cell table:formula="of:=[.D238]*[.F238]" office:value-type="float" office:value="0.744606074062333">
            <text:p>0.7446060741</text:p>
          </table:table-cell>
          <table:table-cell table:formula="of:=[.C238]" office:value-type="float" office:value="0.597898745738984">
            <text:p>0.5978987457</text:p>
          </table:table-cell>
        </table:table-row>
        <table:table-row table:style-name="ro1">
          <table:table-cell table:formula="of:=RAND()" office:value-type="float" office:value="0.074462890625">
            <text:p>0.0744628906</text:p>
          </table:table-cell>
          <table:table-cell table:formula="of:=RAND()" office:value-type="float" office:value="0.7896728515625">
            <text:p>0.7896728516</text:p>
          </table:table-cell>
          <table:table-cell table:formula="of:=SQRT(1 - [.A239])" office:value-type="float" office:value="0.962048392428884">
            <text:p>0.9620483924</text:p>
          </table:table-cell>
          <table:table-cell table:formula="of:=SQRT(1 - (1 - [.A239]))" office:value-type="float" office:value="0.272878893696453">
            <text:p>0.2728788937</text:p>
          </table:table-cell>
          <table:table-cell table:formula="of:=COS(2 * PI() * [.B239])" office:value-type="float" office:value="0.246698407314942">
            <text:p>0.2466984073</text:p>
          </table:table-cell>
          <table:table-cell table:formula="of:=SIN(2 * PI() * [.B239])" office:value-type="float" office:value="-0.969092305112506">
            <text:p>-0.9690923051</text:p>
          </table:table-cell>
          <table:table-cell table:formula="of:=[.D239]*[.E239]" office:value-type="float" office:value="0.0673187884647783">
            <text:p>0.0673187885</text:p>
          </table:table-cell>
          <table:table-cell table:formula="of:=[.D239]*[.F239]" office:value-type="float" office:value="-0.264444836108846">
            <text:p>-0.2644448361</text:p>
          </table:table-cell>
          <table:table-cell table:formula="of:=[.C239]" office:value-type="float" office:value="0.962048392428884">
            <text:p>0.9620483924</text:p>
          </table:table-cell>
        </table:table-row>
        <table:table-row table:style-name="ro1">
          <table:table-cell table:formula="of:=RAND()" office:value-type="float" office:value="0.50201416015625">
            <text:p>0.5020141602</text:p>
          </table:table-cell>
          <table:table-cell table:formula="of:=RAND()" office:value-type="float" office:value="0.934600830078125">
            <text:p>0.9346008301</text:p>
          </table:table-cell>
          <table:table-cell table:formula="of:=SQRT(1 - [.A240])" office:value-type="float" office:value="0.705681117675505">
            <text:p>0.7056811177</text:p>
          </table:table-cell>
          <table:table-cell table:formula="of:=SQRT(1 - (1 - [.A240]))" office:value-type="float" office:value="0.708529576063166">
            <text:p>0.7085295761</text:p>
          </table:table-cell>
          <table:table-cell table:formula="of:=COS(2 * PI() * [.B240])" office:value-type="float" office:value="0.916755670049356">
            <text:p>0.91675567</text:p>
          </table:table-cell>
          <table:table-cell table:formula="of:=SIN(2 * PI() * [.B240])" office:value-type="float" office:value="-0.399448421491882">
            <text:p>-0.3994484215</text:p>
          </table:table-cell>
          <table:table-cell table:formula="of:=[.D240]*[.E240]" office:value-type="float" office:value="0.649548506253574">
            <text:p>0.6495485063</text:p>
          </table:table-cell>
          <table:table-cell table:formula="of:=[.D240]*[.F240]" office:value-type="float" office:value="-0.283021020738744">
            <text:p>-0.2830210207</text:p>
          </table:table-cell>
          <table:table-cell table:formula="of:=[.C240]" office:value-type="float" office:value="0.705681117675505">
            <text:p>0.7056811177</text:p>
          </table:table-cell>
        </table:table-row>
        <table:table-row table:style-name="ro1">
          <table:table-cell table:formula="of:=RAND()" office:value-type="float" office:value="0.9217529296875">
            <text:p>0.9217529297</text:p>
          </table:table-cell>
          <table:table-cell table:formula="of:=RAND()" office:value-type="float" office:value="0.686370849609375">
            <text:p>0.6863708496</text:p>
          </table:table-cell>
          <table:table-cell table:formula="of:=SQRT(1 - [.A241])" office:value-type="float" office:value="0.279726777968252">
            <text:p>0.279726778</text:p>
          </table:table-cell>
          <table:table-cell table:formula="of:=SQRT(1 - (1 - [.A241]))" office:value-type="float" office:value="0.960079647574877">
            <text:p>0.9600796476</text:p>
          </table:table-cell>
          <table:table-cell table:formula="of:=COS(2 * PI() * [.B241])" office:value-type="float" office:value="-0.38922835860435">
            <text:p>-0.3892283586</text:p>
          </table:table-cell>
          <table:table-cell table:formula="of:=SIN(2 * PI() * [.B241])" office:value-type="float" office:value="-0.921141294730707">
            <text:p>-0.9211412947</text:p>
          </table:table-cell>
          <table:table-cell table:formula="of:=[.D241]*[.E241]" office:value-type="float" office:value="-0.373690225355012">
            <text:p>-0.3736902254</text:p>
          </table:table-cell>
          <table:table-cell table:formula="of:=[.D241]*[.F241]" office:value-type="float" office:value="-0.884369009611723">
            <text:p>-0.8843690096</text:p>
          </table:table-cell>
          <table:table-cell table:formula="of:=[.C241]" office:value-type="float" office:value="0.279726777968252">
            <text:p>0.279726778</text:p>
          </table:table-cell>
        </table:table-row>
        <table:table-row table:style-name="ro1">
          <table:table-cell table:formula="of:=RAND()" office:value-type="float" office:value="0.437774658203125">
            <text:p>0.4377746582</text:p>
          </table:table-cell>
          <table:table-cell table:formula="of:=RAND()" office:value-type="float" office:value="0.566192626953125">
            <text:p>0.566192627</text:p>
          </table:table-cell>
          <table:table-cell table:formula="of:=SQRT(1 - [.A242])" office:value-type="float" office:value="0.74981687217405">
            <text:p>0.7498168722</text:p>
          </table:table-cell>
          <table:table-cell table:formula="of:=SQRT(1 - (1 - [.A242]))" office:value-type="float" office:value="0.661645417276599">
            <text:p>0.6616454173</text:p>
          </table:table-cell>
          <table:table-cell table:formula="of:=COS(2 * PI() * [.B242])" office:value-type="float" office:value="-0.914752860366158">
            <text:p>-0.9147528604</text:p>
          </table:table-cell>
          <table:table-cell table:formula="of:=SIN(2 * PI() * [.B242])" office:value-type="float" office:value="-0.40401386665798">
            <text:p>-0.4040138667</text:p>
          </table:table-cell>
          <table:table-cell table:formula="of:=[.D242]*[.E242]" office:value-type="float" office:value="-0.605242038001929">
            <text:p>-0.605242038</text:p>
          </table:table-cell>
          <table:table-cell table:formula="of:=[.D242]*[.F242]" office:value-type="float" office:value="-0.267313923390451">
            <text:p>-0.2673139234</text:p>
          </table:table-cell>
          <table:table-cell table:formula="of:=[.C242]" office:value-type="float" office:value="0.74981687217405">
            <text:p>0.7498168722</text:p>
          </table:table-cell>
        </table:table-row>
        <table:table-row table:style-name="ro1">
          <table:table-cell table:formula="of:=RAND()" office:value-type="float" office:value="0.417144775390625">
            <text:p>0.4171447754</text:p>
          </table:table-cell>
          <table:table-cell table:formula="of:=RAND()" office:value-type="float" office:value="0.936920166015625">
            <text:p>0.936920166</text:p>
          </table:table-cell>
          <table:table-cell table:formula="of:=SQRT(1 - [.A243])" office:value-type="float" office:value="0.763449556034565">
            <text:p>0.763449556</text:p>
          </table:table-cell>
          <table:table-cell table:formula="of:=SQRT(1 - (1 - [.A243]))" office:value-type="float" office:value="0.645867459615845">
            <text:p>0.6458674596</text:p>
          </table:table-cell>
          <table:table-cell table:formula="of:=COS(2 * PI() * [.B243])" office:value-type="float" office:value="0.922479210350733">
            <text:p>0.9224792104</text:p>
          </table:table-cell>
          <table:table-cell table:formula="of:=SIN(2 * PI() * [.B243])" office:value-type="float" office:value="-0.386046767206627">
            <text:p>-0.3860467672</text:p>
          </table:table-cell>
          <table:table-cell table:formula="of:=[.D243]*[.E243]" office:value-type="float" office:value="0.595799304137659">
            <text:p>0.5957993041</text:p>
          </table:table-cell>
          <table:table-cell table:formula="of:=[.D243]*[.F243]" office:value-type="float" office:value="-0.249335044828654">
            <text:p>-0.2493350448</text:p>
          </table:table-cell>
          <table:table-cell table:formula="of:=[.C243]" office:value-type="float" office:value="0.763449556034565">
            <text:p>0.763449556</text:p>
          </table:table-cell>
        </table:table-row>
        <table:table-row table:style-name="ro1">
          <table:table-cell table:formula="of:=RAND()" office:value-type="float" office:value="0.83758544921875">
            <text:p>0.8375854492</text:p>
          </table:table-cell>
          <table:table-cell table:formula="of:=RAND()" office:value-type="float" office:value="0.047637939453125">
            <text:p>0.0476379395</text:p>
          </table:table-cell>
          <table:table-cell table:formula="of:=SQRT(1 - [.A244])" office:value-type="float" office:value="0.403006886766529">
            <text:p>0.4030068868</text:p>
          </table:table-cell>
          <table:table-cell table:formula="of:=SQRT(1 - (1 - [.A244]))" office:value-type="float" office:value="0.915196945590811">
            <text:p>0.9151969456</text:p>
          </table:table-cell>
          <table:table-cell table:formula="of:=COS(2 * PI() * [.B244])" office:value-type="float" office:value="0.955537811351457">
            <text:p>0.9555378114</text:p>
          </table:table-cell>
          <table:table-cell table:formula="of:=SIN(2 * PI() * [.B244])" office:value-type="float" office:value="0.294868599680718">
            <text:p>0.2948685997</text:p>
          </table:table-cell>
          <table:table-cell table:formula="of:=[.D244]*[.E244]" office:value-type="float" office:value="0.874505286345382">
            <text:p>0.8745052863</text:p>
          </table:table-cell>
          <table:table-cell table:formula="of:=[.D244]*[.F244]" office:value-type="float" office:value="0.269862841778433">
            <text:p>0.2698628418</text:p>
          </table:table-cell>
          <table:table-cell table:formula="of:=[.C244]" office:value-type="float" office:value="0.403006886766529">
            <text:p>0.4030068868</text:p>
          </table:table-cell>
        </table:table-row>
        <table:table-row table:style-name="ro1">
          <table:table-cell table:formula="of:=RAND()" office:value-type="float" office:value="0.177825927734375">
            <text:p>0.1778259277</text:p>
          </table:table-cell>
          <table:table-cell table:formula="of:=RAND()" office:value-type="float" office:value="0.7864990234375">
            <text:p>0.7864990234</text:p>
          </table:table-cell>
          <table:table-cell table:formula="of:=SQRT(1 - [.A245])" office:value-type="float" office:value="0.906738149779541">
            <text:p>0.9067381498</text:p>
          </table:table-cell>
          <table:table-cell table:formula="of:=SQRT(1 - (1 - [.A245]))" office:value-type="float" office:value="0.421694116314628">
            <text:p>0.4216941163</text:p>
          </table:table-cell>
          <table:table-cell table:formula="of:=COS(2 * PI() * [.B245])" office:value-type="float" office:value="0.227325240373038">
            <text:p>0.2273252404</text:p>
          </table:table-cell>
          <table:table-cell table:formula="of:=SIN(2 * PI() * [.B245])" office:value-type="float" office:value="-0.973818892345666">
            <text:p>-0.9738188923</text:p>
          </table:table-cell>
          <table:table-cell table:formula="of:=[.D245]*[.E245]" office:value-type="float" office:value="0.0958617163551188">
            <text:p>0.0958617164</text:p>
          </table:table-cell>
          <table:table-cell table:formula="of:=[.D245]*[.F245]" office:value-type="float" office:value="-0.410653697258196">
            <text:p>-0.4106536973</text:p>
          </table:table-cell>
          <table:table-cell table:formula="of:=[.C245]" office:value-type="float" office:value="0.906738149779541">
            <text:p>0.9067381498</text:p>
          </table:table-cell>
        </table:table-row>
        <table:table-row table:style-name="ro1">
          <table:table-cell table:formula="of:=RAND()" office:value-type="float" office:value="0.820831298828125">
            <text:p>0.8208312988</text:p>
          </table:table-cell>
          <table:table-cell table:formula="of:=RAND()" office:value-type="float" office:value="0.6375732421875">
            <text:p>0.6375732422</text:p>
          </table:table-cell>
          <table:table-cell table:formula="of:=SQRT(1 - [.A246])" office:value-type="float" office:value="0.423283239890118">
            <text:p>0.4232832399</text:p>
          </table:table-cell>
          <table:table-cell table:formula="of:=SQRT(1 - (1 - [.A246]))" office:value-type="float" office:value="0.905997405530571">
            <text:p>0.9059974055</text:p>
          </table:table-cell>
          <table:table-cell table:formula="of:=COS(2 * PI() * [.B246])" office:value-type="float" office:value="-0.649098045130226">
            <text:p>-0.6490980451</text:p>
          </table:table-cell>
          <table:table-cell table:formula="of:=SIN(2 * PI() * [.B246])" office:value-type="float" office:value="-0.760704757319237">
            <text:p>-0.7607047573</text:p>
          </table:table-cell>
          <table:table-cell table:formula="of:=[.D246]*[.E246]" office:value-type="float" office:value="-0.58808114482295">
            <text:p>-0.5880811448</text:p>
          </table:table-cell>
          <table:table-cell table:formula="of:=[.D246]*[.F246]" office:value-type="float" office:value="-0.689196536505991">
            <text:p>-0.6891965365</text:p>
          </table:table-cell>
          <table:table-cell table:formula="of:=[.C246]" office:value-type="float" office:value="0.423283239890118">
            <text:p>0.4232832399</text:p>
          </table:table-cell>
        </table:table-row>
        <table:table-row table:style-name="ro1">
          <table:table-cell table:formula="of:=RAND()" office:value-type="float" office:value="0.995849609375">
            <text:p>0.9958496094</text:p>
          </table:table-cell>
          <table:table-cell table:formula="of:=RAND()" office:value-type="float" office:value="0.539276123046875">
            <text:p>0.539276123</text:p>
          </table:table-cell>
          <table:table-cell table:formula="of:=SQRT(1 - [.A247])" office:value-type="float" office:value="0.064423525400276">
            <text:p>0.0644235254</text:p>
          </table:table-cell>
          <table:table-cell table:formula="of:=SQRT(1 - (1 - [.A247]))" office:value-type="float" office:value="0.997922646989735">
            <text:p>0.997922647</text:p>
          </table:table-cell>
          <table:table-cell table:formula="of:=COS(2 * PI() * [.B247])" office:value-type="float" office:value="-0.969704243431499">
            <text:p>-0.9697042434</text:p>
          </table:table-cell>
          <table:table-cell table:formula="of:=SIN(2 * PI() * [.B247])" office:value-type="float" office:value="-0.244281968779819">
            <text:p>-0.2442819688</text:p>
          </table:table-cell>
          <table:table-cell table:formula="of:=[.D247]*[.E247]" office:value-type="float" office:value="-0.96768982540234">
            <text:p>-0.9676898254</text:p>
          </table:table-cell>
          <table:table-cell table:formula="of:=[.D247]*[.F247]" office:value-type="float" office:value="-0.243774508896621">
            <text:p>-0.2437745089</text:p>
          </table:table-cell>
          <table:table-cell table:formula="of:=[.C247]" office:value-type="float" office:value="0.064423525400276">
            <text:p>0.0644235254</text:p>
          </table:table-cell>
        </table:table-row>
        <table:table-row table:style-name="ro1">
          <table:table-cell table:formula="of:=RAND()" office:value-type="float" office:value="0.373077392578125">
            <text:p>0.3730773926</text:p>
          </table:table-cell>
          <table:table-cell table:formula="of:=RAND()" office:value-type="float" office:value="0.996307373046875">
            <text:p>0.996307373</text:p>
          </table:table-cell>
          <table:table-cell table:formula="of:=SQRT(1 - [.A248])" office:value-type="float" office:value="0.791784445049203">
            <text:p>0.791784445</text:p>
          </table:table-cell>
          <table:table-cell table:formula="of:=SQRT(1 - (1 - [.A248]))" office:value-type="float" office:value="0.610800616059058">
            <text:p>0.6108006161</text:p>
          </table:table-cell>
          <table:table-cell table:formula="of:=COS(2 * PI() * [.B248])" office:value-type="float" office:value="0.999730858214216">
            <text:p>0.9997308582</text:p>
          </table:table-cell>
          <table:table-cell table:formula="of:=SIN(2 * PI() * [.B248])" office:value-type="float" office:value="-0.0231993778853473">
            <text:p>-0.0231993779</text:p>
          </table:table-cell>
          <table:table-cell table:formula="of:=[.D248]*[.E248]" office:value-type="float" office:value="0.610636224090494">
            <text:p>0.6106362241</text:p>
          </table:table-cell>
          <table:table-cell table:formula="of:=[.D248]*[.F248]" office:value-type="float" office:value="-0.014170194304557">
            <text:p>-0.0141701943</text:p>
          </table:table-cell>
          <table:table-cell table:formula="of:=[.C248]" office:value-type="float" office:value="0.791784445049203">
            <text:p>0.791784445</text:p>
          </table:table-cell>
        </table:table-row>
        <table:table-row table:style-name="ro1">
          <table:table-cell table:formula="of:=RAND()" office:value-type="float" office:value="0.391357421875">
            <text:p>0.3913574219</text:p>
          </table:table-cell>
          <table:table-cell table:formula="of:=RAND()" office:value-type="float" office:value="0.058135986328125">
            <text:p>0.0581359863</text:p>
          </table:table-cell>
          <table:table-cell table:formula="of:=SQRT(1 - [.A249])" office:value-type="float" office:value="0.780155483301246">
            <text:p>0.7801554833</text:p>
          </table:table-cell>
          <table:table-cell table:formula="of:=SQRT(1 - (1 - [.A249]))" office:value-type="float" office:value="0.625585663098988">
            <text:p>0.6255856631</text:p>
          </table:table-cell>
          <table:table-cell table:formula="of:=COS(2 * PI() * [.B249])" office:value-type="float" office:value="0.93402407340332">
            <text:p>0.9340240734</text:p>
          </table:table-cell>
          <table:table-cell table:formula="of:=SIN(2 * PI() * [.B249])" office:value-type="float" office:value="0.357210064672132">
            <text:p>0.3572100647</text:p>
          </table:table-cell>
          <table:table-cell table:formula="of:=[.D249]*[.E249]" office:value-type="float" office:value="0.584312069310434">
            <text:p>0.5843120693</text:p>
          </table:table-cell>
          <table:table-cell table:formula="of:=[.D249]*[.F249]" office:value-type="float" office:value="0.223465495173548">
            <text:p>0.2234654952</text:p>
          </table:table-cell>
          <table:table-cell table:formula="of:=[.C249]" office:value-type="float" office:value="0.780155483301246">
            <text:p>0.7801554833</text:p>
          </table:table-cell>
        </table:table-row>
        <table:table-row table:style-name="ro1">
          <table:table-cell table:formula="of:=RAND()" office:value-type="float" office:value="0.815948486328125">
            <text:p>0.8159484863</text:p>
          </table:table-cell>
          <table:table-cell table:formula="of:=RAND()" office:value-type="float" office:value="0.315521240234375">
            <text:p>0.3155212402</text:p>
          </table:table-cell>
          <table:table-cell table:formula="of:=SQRT(1 - [.A250])" office:value-type="float" office:value="0.429012253521825">
            <text:p>0.4290122535</text:p>
          </table:table-cell>
          <table:table-cell table:formula="of:=SQRT(1 - (1 - [.A250]))" office:value-type="float" office:value="0.903298669504237">
            <text:p>0.9032986695</text:p>
          </table:table-cell>
          <table:table-cell table:formula="of:=COS(2 * PI() * [.B250])" office:value-type="float" office:value="-0.400151446722855">
            <text:p>-0.4001514467</text:p>
          </table:table-cell>
          <table:table-cell table:formula="of:=SIN(2 * PI() * [.B250])" office:value-type="float" office:value="0.916449027325364">
            <text:p>0.9164490273</text:p>
          </table:table-cell>
          <table:table-cell table:formula="of:=[.D250]*[.E250]" office:value-type="float" office:value="-0.361456269424951">
            <text:p>-0.3614562694</text:p>
          </table:table-cell>
          <table:table-cell table:formula="of:=[.D250]*[.F250]" office:value-type="float" office:value="0.827827187051454">
            <text:p>0.8278271871</text:p>
          </table:table-cell>
          <table:table-cell table:formula="of:=[.C250]" office:value-type="float" office:value="0.429012253521825">
            <text:p>0.4290122535</text:p>
          </table:table-cell>
        </table:table-row>
        <table:table-row table:style-name="ro1">
          <table:table-cell table:formula="of:=RAND()" office:value-type="float" office:value="0.816375732421875">
            <text:p>0.8163757324</text:p>
          </table:table-cell>
          <table:table-cell table:formula="of:=RAND()" office:value-type="float" office:value="0.48968505859375">
            <text:p>0.4896850586</text:p>
          </table:table-cell>
          <table:table-cell table:formula="of:=SQRT(1 - [.A251])" office:value-type="float" office:value="0.428514022615509">
            <text:p>0.4285140226</text:p>
          </table:table-cell>
          <table:table-cell table:formula="of:=SQRT(1 - (1 - [.A251]))" office:value-type="float" office:value="0.903535130707088">
            <text:p>0.9035351307</text:p>
          </table:table-cell>
          <table:table-cell table:formula="of:=COS(2 * PI() * [.B251])" office:value-type="float" office:value="-0.997900522387752">
            <text:p>-0.9979005224</text:p>
          </table:table-cell>
          <table:table-cell table:formula="of:=SIN(2 * PI() * [.B251])" office:value-type="float" office:value="0.0647653257403399">
            <text:p>0.0647653257</text:p>
          </table:table-cell>
          <table:table-cell table:formula="of:=[.D251]*[.E251]" office:value-type="float" office:value="-0.901638178928289">
            <text:p>-0.9016381789</text:p>
          </table:table-cell>
          <table:table-cell table:formula="of:=[.D251]*[.F251]" office:value-type="float" office:value="0.0585177470580852">
            <text:p>0.0585177471</text:p>
          </table:table-cell>
          <table:table-cell table:formula="of:=[.C251]" office:value-type="float" office:value="0.428514022615509">
            <text:p>0.4285140226</text:p>
          </table:table-cell>
        </table:table-row>
        <table:table-row table:style-name="ro1">
          <table:table-cell table:formula="of:=RAND()" office:value-type="float" office:value="0.355255126953125">
            <text:p>0.355255127</text:p>
          </table:table-cell>
          <table:table-cell table:formula="of:=RAND()" office:value-type="float" office:value="0.80340576171875">
            <text:p>0.8034057617</text:p>
          </table:table-cell>
          <table:table-cell table:formula="of:=SQRT(1 - [.A252])" office:value-type="float" office:value="0.802960069397523">
            <text:p>0.8029600694</text:p>
          </table:table-cell>
          <table:table-cell table:formula="of:=SQRT(1 - (1 - [.A252]))" office:value-type="float" office:value="0.596032823721249">
            <text:p>0.5960328237</text:p>
          </table:table-cell>
          <table:table-cell table:formula="of:=COS(2 * PI() * [.B252])" office:value-type="float" office:value="0.329296380381673">
            <text:p>0.3292963804</text:p>
          </table:table-cell>
          <table:table-cell table:formula="of:=SIN(2 * PI() * [.B252])" office:value-type="float" office:value="-0.94422661150146">
            <text:p>-0.9442266115</text:p>
          </table:table-cell>
          <table:table-cell table:formula="of:=[.D252]*[.E252]" office:value-type="float" office:value="0.196271451440075">
            <text:p>0.1962714514</text:p>
          </table:table-cell>
          <table:table-cell table:formula="of:=[.D252]*[.F252]" office:value-type="float" office:value="-0.562790053485961">
            <text:p>-0.5627900535</text:p>
          </table:table-cell>
          <table:table-cell table:formula="of:=[.C252]" office:value-type="float" office:value="0.802960069397523">
            <text:p>0.8029600694</text:p>
          </table:table-cell>
        </table:table-row>
        <table:table-row table:style-name="ro1">
          <table:table-cell table:formula="of:=RAND()" office:value-type="float" office:value="0.52960205078125">
            <text:p>0.5296020508</text:p>
          </table:table-cell>
          <table:table-cell table:formula="of:=RAND()" office:value-type="float" office:value="0.827850341796875">
            <text:p>0.8278503418</text:p>
          </table:table-cell>
          <table:table-cell table:formula="of:=SQRT(1 - [.A253])" office:value-type="float" office:value="0.685855632927769">
            <text:p>0.6858556329</text:p>
          </table:table-cell>
          <table:table-cell table:formula="of:=SQRT(1 - (1 - [.A253]))" office:value-type="float" office:value="0.727737624959195">
            <text:p>0.727737625</text:p>
          </table:table-cell>
          <table:table-cell table:formula="of:=COS(2 * PI() * [.B253])" office:value-type="float" office:value="0.469874079078797">
            <text:p>0.4698740791</text:p>
          </table:table-cell>
          <table:table-cell table:formula="of:=SIN(2 * PI() * [.B253])" office:value-type="float" office:value="-0.882733453433058">
            <text:p>-0.8827334534</text:p>
          </table:table-cell>
          <table:table-cell table:formula="of:=[.D253]*[.E253]" office:value-type="float" office:value="0.341945046338693">
            <text:p>0.3419450463</text:p>
          </table:table-cell>
          <table:table-cell table:formula="of:=[.D253]*[.F253]" office:value-type="float" office:value="-0.642398346873401">
            <text:p>-0.6423983469</text:p>
          </table:table-cell>
          <table:table-cell table:formula="of:=[.C253]" office:value-type="float" office:value="0.685855632927769">
            <text:p>0.6858556329</text:p>
          </table:table-cell>
        </table:table-row>
        <table:table-row table:style-name="ro1">
          <table:table-cell table:formula="of:=RAND()" office:value-type="float" office:value="0.898712158203125">
            <text:p>0.8987121582</text:p>
          </table:table-cell>
          <table:table-cell table:formula="of:=RAND()" office:value-type="float" office:value="0.935272216796875">
            <text:p>0.9352722168</text:p>
          </table:table-cell>
          <table:table-cell table:formula="of:=SQRT(1 - [.A254])" office:value-type="float" office:value="0.318257508626073">
            <text:p>0.3182575086</text:p>
          </table:table-cell>
          <table:table-cell table:formula="of:=SQRT(1 - (1 - [.A254]))" office:value-type="float" office:value="0.948004302839984">
            <text:p>0.9480043028</text:p>
          </table:table-cell>
          <table:table-cell table:formula="of:=COS(2 * PI() * [.B254])" office:value-type="float" office:value="0.918432560156187">
            <text:p>0.9184325602</text:p>
          </table:table-cell>
          <table:table-cell table:formula="of:=SIN(2 * PI() * [.B254])" office:value-type="float" office:value="-0.395577593456647">
            <text:p>-0.3955775935</text:p>
          </table:table-cell>
          <table:table-cell table:formula="of:=[.D254]*[.E254]" office:value-type="float" office:value="0.870678018896408">
            <text:p>0.8706780189</text:p>
          </table:table-cell>
          <table:table-cell table:formula="of:=[.D254]*[.F254]" office:value-type="float" office:value="-0.375009260703987">
            <text:p>-0.3750092607</text:p>
          </table:table-cell>
          <table:table-cell table:formula="of:=[.C254]" office:value-type="float" office:value="0.318257508626073">
            <text:p>0.3182575086</text:p>
          </table:table-cell>
        </table:table-row>
        <table:table-row table:style-name="ro1">
          <table:table-cell table:formula="of:=RAND()" office:value-type="float" office:value="0.819580078125">
            <text:p>0.8195800781</text:p>
          </table:table-cell>
          <table:table-cell table:formula="of:=RAND()" office:value-type="float" office:value="0.337860107421875">
            <text:p>0.3378601074</text:p>
          </table:table-cell>
          <table:table-cell table:formula="of:=SQRT(1 - [.A255])" office:value-type="float" office:value="0.424758663095881">
            <text:p>0.4247586631</text:p>
          </table:table-cell>
          <table:table-cell table:formula="of:=SQRT(1 - (1 - [.A255]))" office:value-type="float" office:value="0.905306621054436">
            <text:p>0.9053066211</text:p>
          </table:table-cell>
          <table:table-cell table:formula="of:=COS(2 * PI() * [.B255])" office:value-type="float" office:value="-0.524426427721902">
            <text:p>-0.5244264277</text:p>
          </table:table-cell>
          <table:table-cell table:formula="of:=SIN(2 * PI() * [.B255])" office:value-type="float" office:value="0.851455766265544">
            <text:p>0.8514557663</text:p>
          </table:table-cell>
          <table:table-cell table:formula="of:=[.D255]*[.E255]" office:value-type="float" office:value="-0.474766717272563">
            <text:p>-0.4747667173</text:p>
          </table:table-cell>
          <table:table-cell table:formula="of:=[.D255]*[.F255]" office:value-type="float" office:value="0.770828542735176">
            <text:p>0.7708285427</text:p>
          </table:table-cell>
          <table:table-cell table:formula="of:=[.C255]" office:value-type="float" office:value="0.424758663095881">
            <text:p>0.4247586631</text:p>
          </table:table-cell>
        </table:table-row>
        <table:table-row table:style-name="ro1">
          <table:table-cell table:formula="of:=RAND()" office:value-type="float" office:value="0.3585205078125">
            <text:p>0.3585205078</text:p>
          </table:table-cell>
          <table:table-cell table:formula="of:=RAND()" office:value-type="float" office:value="0.654327392578125">
            <text:p>0.6543273926</text:p>
          </table:table-cell>
          <table:table-cell table:formula="of:=SQRT(1 - [.A256])" office:value-type="float" office:value="0.800924148835269">
            <text:p>0.8009241488</text:p>
          </table:table-cell>
          <table:table-cell table:formula="of:=SQRT(1 - (1 - [.A256]))" office:value-type="float" office:value="0.598765820511241">
            <text:p>0.5987658205</text:p>
          </table:table-cell>
          <table:table-cell table:formula="of:=COS(2 * PI() * [.B256])" office:value-type="float" office:value="-0.565573687365865">
            <text:p>-0.5655736874</text:p>
          </table:table-cell>
          <table:table-cell table:formula="of:=SIN(2 * PI() * [.B256])" office:value-type="float" office:value="-0.82469776534157">
            <text:p>-0.8246977653</text:p>
          </table:table-cell>
          <table:table-cell table:formula="of:=[.D256]*[.E256]" office:value-type="float" office:value="-0.33864619297519">
            <text:p>-0.338646193</text:p>
          </table:table-cell>
          <table:table-cell table:formula="of:=[.D256]*[.F256]" office:value-type="float" office:value="-0.493800834138532">
            <text:p>-0.4938008341</text:p>
          </table:table-cell>
          <table:table-cell table:formula="of:=[.C256]" office:value-type="float" office:value="0.800924148835269">
            <text:p>0.8009241488</text:p>
          </table:table-cell>
        </table:table-row>
        <table:table-row table:style-name="ro1">
          <table:table-cell table:formula="of:=RAND()" office:value-type="float" office:value="0.178558349609375">
            <text:p>0.1785583496</text:p>
          </table:table-cell>
          <table:table-cell table:formula="of:=RAND()" office:value-type="float" office:value="0.536102294921875">
            <text:p>0.5361022949</text:p>
          </table:table-cell>
          <table:table-cell table:formula="of:=SQRT(1 - [.A257])" office:value-type="float" office:value="0.906334182512513">
            <text:p>0.9063341825</text:p>
          </table:table-cell>
          <table:table-cell table:formula="of:=SQRT(1 - (1 - [.A257]))" office:value-type="float" office:value="0.42256165184429">
            <text:p>0.4225616518</text:p>
          </table:table-cell>
          <table:table-cell table:formula="of:=COS(2 * PI() * [.B257])" office:value-type="float" office:value="-0.974382524172935">
            <text:p>-0.9743825242</text:p>
          </table:table-cell>
          <table:table-cell table:formula="of:=SIN(2 * PI() * [.B257])" office:value-type="float" office:value="-0.224897079986333">
            <text:p>-0.22489708</text:p>
          </table:table-cell>
          <table:table-cell table:formula="of:=[.D257]*[.E257]" office:value-type="float" office:value="-0.411736688942725">
            <text:p>-0.4117366889</text:p>
          </table:table-cell>
          <table:table-cell table:formula="of:=[.D257]*[.F257]" office:value-type="float" office:value="-0.0950328816139821">
            <text:p>-0.0950328816</text:p>
          </table:table-cell>
          <table:table-cell table:formula="of:=[.C257]" office:value-type="float" office:value="0.906334182512513">
            <text:p>0.9063341825</text:p>
          </table:table-cell>
        </table:table-row>
        <table:table-row table:style-name="ro1">
          <table:table-cell table:formula="of:=RAND()" office:value-type="float" office:value="0.883941650390625">
            <text:p>0.8839416504</text:p>
          </table:table-cell>
          <table:table-cell table:formula="of:=RAND()" office:value-type="float" office:value="0.68572998046875">
            <text:p>0.6857299805</text:p>
          </table:table-cell>
          <table:table-cell table:formula="of:=SQRT(1 - [.A258])" office:value-type="float" office:value="0.340673376725237">
            <text:p>0.3406733767</text:p>
          </table:table-cell>
          <table:table-cell table:formula="of:=SQRT(1 - (1 - [.A258]))" office:value-type="float" office:value="0.940181711367874">
            <text:p>0.9401817114</text:p>
          </table:table-cell>
          <table:table-cell table:formula="of:=COS(2 * PI() * [.B258])" office:value-type="float" office:value="-0.39293435230427">
            <text:p>-0.3929343523</text:p>
          </table:table-cell>
          <table:table-cell table:formula="of:=SIN(2 * PI() * [.B258])" office:value-type="float" office:value="-0.919566525477751">
            <text:p>-0.9195665255</text:p>
          </table:table-cell>
          <table:table-cell table:formula="of:=[.D258]*[.E258]" office:value-type="float" office:value="-0.369429691804656">
            <text:p>-0.3694296918</text:p>
          </table:table-cell>
          <table:table-cell table:formula="of:=[.D258]*[.F258]" office:value-type="float" office:value="-0.864559629640282">
            <text:p>-0.8645596296</text:p>
          </table:table-cell>
          <table:table-cell table:formula="of:=[.C258]" office:value-type="float" office:value="0.340673376725237">
            <text:p>0.3406733767</text:p>
          </table:table-cell>
        </table:table-row>
        <table:table-row table:style-name="ro1">
          <table:table-cell table:formula="of:=RAND()" office:value-type="float" office:value="0.34295654296875">
            <text:p>0.342956543</text:p>
          </table:table-cell>
          <table:table-cell table:formula="of:=RAND()" office:value-type="float" office:value="0.48614501953125">
            <text:p>0.4861450195</text:p>
          </table:table-cell>
          <table:table-cell table:formula="of:=SQRT(1 - [.A259])" office:value-type="float" office:value="0.810582171671232">
            <text:p>0.8105821717</text:p>
          </table:table-cell>
          <table:table-cell table:formula="of:=SQRT(1 - (1 - [.A259]))" office:value-type="float" office:value="0.585624916622193">
            <text:p>0.5856249166</text:p>
          </table:table-cell>
          <table:table-cell table:formula="of:=COS(2 * PI() * [.B259])" office:value-type="float" office:value="-0.996213244264832">
            <text:p>-0.9962132443</text:p>
          </table:table-cell>
          <table:table-cell table:formula="of:=SIN(2 * PI() * [.B259])" office:value-type="float" office:value="0.0869434986145495">
            <text:p>0.0869434986</text:p>
          </table:table-cell>
          <table:table-cell table:formula="of:=[.D259]*[.E259]" office:value-type="float" office:value="-0.583407298110516">
            <text:p>-0.5834072981</text:p>
          </table:table-cell>
          <table:table-cell table:formula="of:=[.D259]*[.F259]" office:value-type="float" office:value="0.0509162791269873">
            <text:p>0.0509162791</text:p>
          </table:table-cell>
          <table:table-cell table:formula="of:=[.C259]" office:value-type="float" office:value="0.810582171671232">
            <text:p>0.8105821717</text:p>
          </table:table-cell>
        </table:table-row>
        <table:table-row table:style-name="ro1">
          <table:table-cell table:formula="of:=RAND()" office:value-type="float" office:value="0.525115966796875">
            <text:p>0.5251159668</text:p>
          </table:table-cell>
          <table:table-cell table:formula="of:=RAND()" office:value-type="float" office:value="0.934234619140625">
            <text:p>0.9342346191</text:p>
          </table:table-cell>
          <table:table-cell table:formula="of:=SQRT(1 - [.A260])" office:value-type="float" office:value="0.689118301311992">
            <text:p>0.6891183013</text:p>
          </table:table-cell>
          <table:table-cell table:formula="of:=SQRT(1 - (1 - [.A260]))" office:value-type="float" office:value="0.724648857583364">
            <text:p>0.7246488576</text:p>
          </table:table-cell>
          <table:table-cell table:formula="of:=COS(2 * PI() * [.B260])" office:value-type="float" office:value="0.915834124688035">
            <text:p>0.9158341247</text:p>
          </table:table-cell>
          <table:table-cell table:formula="of:=SIN(2 * PI() * [.B260])" office:value-type="float" office:value="-0.401556790575009">
            <text:p>-0.4015567906</text:p>
          </table:table-cell>
          <table:table-cell table:formula="of:=[.D260]*[.E260]" office:value-type="float" office:value="0.663658152191045">
            <text:p>0.6636581522</text:p>
          </table:table-cell>
          <table:table-cell table:formula="of:=[.D260]*[.F260]" office:value-type="float" office:value="-0.290987669545022">
            <text:p>-0.2909876695</text:p>
          </table:table-cell>
          <table:table-cell table:formula="of:=[.C260]" office:value-type="float" office:value="0.689118301311992">
            <text:p>0.6891183013</text:p>
          </table:table-cell>
        </table:table-row>
        <table:table-row table:style-name="ro1">
          <table:table-cell table:formula="of:=RAND()" office:value-type="float" office:value="0.9468994140625">
            <text:p>0.9468994141</text:p>
          </table:table-cell>
          <table:table-cell table:formula="of:=RAND()" office:value-type="float" office:value="0.75048828125">
            <text:p>0.7504882813</text:p>
          </table:table-cell>
          <table:table-cell table:formula="of:=SQRT(1 - [.A261])" office:value-type="float" office:value="0.230435643808635">
            <text:p>0.2304356438</text:p>
          </table:table-cell>
          <table:table-cell table:formula="of:=SQRT(1 - (1 - [.A261]))" office:value-type="float" office:value="0.973087567520262">
            <text:p>0.9730875675</text:p>
          </table:table-cell>
          <table:table-cell table:formula="of:=COS(2 * PI() * [.B261])" office:value-type="float" office:value="0.00306795676296611">
            <text:p>0.0030679568</text:p>
          </table:table-cell>
          <table:table-cell table:formula="of:=SIN(2 * PI() * [.B261])" office:value-type="float" office:value="-0.999995293809576">
            <text:p>-0.9999952938</text:p>
          </table:table-cell>
          <table:table-cell table:formula="of:=[.D261]*[.E261]" office:value-type="float" office:value="0.00298539058373203">
            <text:p>0.0029853906</text:p>
          </table:table-cell>
          <table:table-cell table:formula="of:=[.D261]*[.F261]" office:value-type="float" office:value="-0.97308298798487">
            <text:p>-0.973082988</text:p>
          </table:table-cell>
          <table:table-cell table:formula="of:=[.C261]" office:value-type="float" office:value="0.230435643808635">
            <text:p>0.2304356438</text:p>
          </table:table-cell>
        </table:table-row>
        <table:table-row table:style-name="ro1">
          <table:table-cell table:formula="of:=RAND()" office:value-type="float" office:value="0.33868408203125">
            <text:p>0.338684082</text:p>
          </table:table-cell>
          <table:table-cell table:formula="of:=RAND()" office:value-type="float" office:value="0.19476318359375">
            <text:p>0.1947631836</text:p>
          </table:table-cell>
          <table:table-cell table:formula="of:=SQRT(1 - [.A262])" office:value-type="float" office:value="0.813213328695952">
            <text:p>0.8132133287</text:p>
          </table:table-cell>
          <table:table-cell table:formula="of:=SQRT(1 - (1 - [.A262]))" office:value-type="float" office:value="0.58196570520199">
            <text:p>0.5819657052</text:p>
          </table:table-cell>
          <table:table-cell table:formula="of:=COS(2 * PI() * [.B262])" office:value-type="float" office:value="0.340137538973532">
            <text:p>0.340137539</text:p>
          </table:table-cell>
          <table:table-cell table:formula="of:=SIN(2 * PI() * [.B262])" office:value-type="float" office:value="0.940375698633812">
            <text:p>0.9403756986</text:p>
          </table:table-cell>
          <table:table-cell table:formula="of:=[.D262]*[.E262]" office:value-type="float" office:value="0.197948382734401">
            <text:p>0.1979483827</text:p>
          </table:table-cell>
          <table:table-cell table:formula="of:=[.D262]*[.F262]" office:value-type="float" office:value="0.54726640661024">
            <text:p>0.5472664066</text:p>
          </table:table-cell>
          <table:table-cell table:formula="of:=[.C262]" office:value-type="float" office:value="0.813213328695952">
            <text:p>0.8132133287</text:p>
          </table:table-cell>
        </table:table-row>
        <table:table-row table:style-name="ro1">
          <table:table-cell table:formula="of:=RAND()" office:value-type="float" office:value="0.0059814453125">
            <text:p>0.0059814453</text:p>
          </table:table-cell>
          <table:table-cell table:formula="of:=RAND()" office:value-type="float" office:value="0.559356689453125">
            <text:p>0.5593566895</text:p>
          </table:table-cell>
          <table:table-cell table:formula="of:=SQRT(1 - [.A263])" office:value-type="float" office:value="0.997004791707392">
            <text:p>0.9970047917</text:p>
          </table:table-cell>
          <table:table-cell table:formula="of:=SQRT(1 - (1 - [.A263]))" office:value-type="float" office:value="0.0773398041922786">
            <text:p>0.0773398042</text:p>
          </table:table-cell>
          <table:table-cell table:formula="of:=COS(2 * PI() * [.B263])" office:value-type="float" office:value="-0.931256860401694">
            <text:p>-0.9312568604</text:p>
          </table:table-cell>
          <table:table-cell table:formula="of:=SIN(2 * PI() * [.B263])" office:value-type="float" office:value="-0.36436336253084">
            <text:p>-0.3643633625</text:p>
          </table:table-cell>
          <table:table-cell table:formula="of:=[.D263]*[.E263]" office:value-type="float" office:value="-0.0720232232361831">
            <text:p>-0.0720232232</text:p>
          </table:table-cell>
          <table:table-cell table:formula="of:=[.D263]*[.F263]" office:value-type="float" office:value="-0.0281797911129754">
            <text:p>-0.0281797911</text:p>
          </table:table-cell>
          <table:table-cell table:formula="of:=[.C263]" office:value-type="float" office:value="0.997004791707392">
            <text:p>0.9970047917</text:p>
          </table:table-cell>
        </table:table-row>
        <table:table-row table:style-name="ro1">
          <table:table-cell table:formula="of:=RAND()" office:value-type="float" office:value="0.5343017578125">
            <text:p>0.5343017578</text:p>
          </table:table-cell>
          <table:table-cell table:formula="of:=RAND()" office:value-type="float" office:value="0.743896484375">
            <text:p>0.7438964844</text:p>
          </table:table-cell>
          <table:table-cell table:formula="of:=SQRT(1 - [.A264])" office:value-type="float" office:value="0.682420868810077">
            <text:p>0.6824208688</text:p>
          </table:table-cell>
          <table:table-cell table:formula="of:=SQRT(1 - (1 - [.A264]))" office:value-type="float" office:value="0.730959477544754">
            <text:p>0.7309594775</text:p>
          </table:table-cell>
          <table:table-cell table:formula="of:=COS(2 * PI() * [.B264])" office:value-type="float" office:value="-0.0383401203735525">
            <text:p>-0.0383401204</text:p>
          </table:table-cell>
          <table:table-cell table:formula="of:=SIN(2 * PI() * [.B264])" office:value-type="float" office:value="-0.999264747286594">
            <text:p>-0.9992647473</text:p>
          </table:table-cell>
          <table:table-cell table:formula="of:=[.D264]*[.E264]" office:value-type="float" office:value="-0.0280250743572549">
            <text:p>-0.0280250744</text:p>
          </table:table-cell>
          <table:table-cell table:formula="of:=[.D264]*[.F264]" office:value-type="float" office:value="-0.7304220376055">
            <text:p>-0.7304220376</text:p>
          </table:table-cell>
          <table:table-cell table:formula="of:=[.C264]" office:value-type="float" office:value="0.682420868810077">
            <text:p>0.6824208688</text:p>
          </table:table-cell>
        </table:table-row>
        <table:table-row table:style-name="ro1">
          <table:table-cell table:formula="of:=RAND()" office:value-type="float" office:value="0.684326171875">
            <text:p>0.6843261719</text:p>
          </table:table-cell>
          <table:table-cell table:formula="of:=RAND()" office:value-type="float" office:value="0.743438720703125">
            <text:p>0.7434387207</text:p>
          </table:table-cell>
          <table:table-cell table:formula="of:=SQRT(1 - [.A265])" office:value-type="float" office:value="0.561848581136413">
            <text:p>0.5618485811</text:p>
          </table:table-cell>
          <table:table-cell table:formula="of:=SQRT(1 - (1 - [.A265]))" office:value-type="float" office:value="0.827240093246815">
            <text:p>0.8272400932</text:p>
          </table:table-cell>
          <table:table-cell table:formula="of:=COS(2 * PI() * [.B265])" office:value-type="float" office:value="-0.0412140570577319">
            <text:p>-0.0412140571</text:p>
          </table:table-cell>
          <table:table-cell table:formula="of:=SIN(2 * PI() * [.B265])" office:value-type="float" office:value="-0.999150339789184">
            <text:p>-0.9991503398</text:p>
          </table:table-cell>
          <table:table-cell table:formula="of:=[.D265]*[.E265]" office:value-type="float" office:value="-0.0340939204035177">
            <text:p>-0.0340939204</text:p>
          </table:table-cell>
          <table:table-cell table:formula="of:=[.D265]*[.F265]" office:value-type="float" office:value="-0.826537220254792">
            <text:p>-0.8265372203</text:p>
          </table:table-cell>
          <table:table-cell table:formula="of:=[.C265]" office:value-type="float" office:value="0.561848581136413">
            <text:p>0.5618485811</text:p>
          </table:table-cell>
        </table:table-row>
        <table:table-row table:style-name="ro1">
          <table:table-cell table:formula="of:=RAND()" office:value-type="float" office:value="0.552276611328125">
            <text:p>0.5522766113</text:p>
          </table:table-cell>
          <table:table-cell table:formula="of:=RAND()" office:value-type="float" office:value="0.4207763671875">
            <text:p>0.4207763672</text:p>
          </table:table-cell>
          <table:table-cell table:formula="of:=SQRT(1 - [.A266])" office:value-type="float" office:value="0.669121355713502">
            <text:p>0.6691213557</text:p>
          </table:table-cell>
          <table:table-cell table:formula="of:=SQRT(1 - (1 - [.A266]))" office:value-type="float" office:value="0.743153154691632">
            <text:p>0.7431531547</text:p>
          </table:table-cell>
          <table:table-cell table:formula="of:=COS(2 * PI() * [.B266])" office:value-type="float" office:value="-0.878646267485068">
            <text:p>-0.8786462675</text:p>
          </table:table-cell>
          <table:table-cell table:formula="of:=SIN(2 * PI() * [.B266])" office:value-type="float" office:value="0.477473283686698">
            <text:p>0.4774732837</text:p>
          </table:table-cell>
          <table:table-cell table:formula="of:=[.D266]*[.E266]" office:value-type="float" office:value="-0.652968745539556">
            <text:p>-0.6529687455</text:p>
          </table:table-cell>
          <table:table-cell table:formula="of:=[.D266]*[.F266]" office:value-type="float" office:value="0.354835777052742">
            <text:p>0.3548357771</text:p>
          </table:table-cell>
          <table:table-cell table:formula="of:=[.C266]" office:value-type="float" office:value="0.669121355713502">
            <text:p>0.6691213557</text:p>
          </table:table-cell>
        </table:table-row>
        <table:table-row table:style-name="ro1">
          <table:table-cell table:formula="of:=RAND()" office:value-type="float" office:value="0.92559814453125">
            <text:p>0.9255981445</text:p>
          </table:table-cell>
          <table:table-cell table:formula="of:=RAND()" office:value-type="float" office:value="0.8544921875">
            <text:p>0.8544921875</text:p>
          </table:table-cell>
          <table:table-cell table:formula="of:=SQRT(1 - [.A267])" office:value-type="float" office:value="0.272767035157751">
            <text:p>0.2727670352</text:p>
          </table:table-cell>
          <table:table-cell table:formula="of:=SQRT(1 - (1 - [.A267]))" office:value-type="float" office:value="0.962080113364396">
            <text:p>0.9620801134</text:p>
          </table:table-cell>
          <table:table-cell table:formula="of:=COS(2 * PI() * [.B267])" office:value-type="float" office:value="0.610382806276309">
            <text:p>0.6103828063</text:p>
          </table:table-cell>
          <table:table-cell table:formula="of:=SIN(2 * PI() * [.B267])" office:value-type="float" office:value="-0.792106577300213">
            <text:p>-0.7921065773</text:p>
          </table:table-cell>
          <table:table-cell table:formula="of:=[.D267]*[.E267]" office:value-type="float" office:value="0.58723715945799">
            <text:p>0.5872371595</text:p>
          </table:table-cell>
          <table:table-cell table:formula="of:=[.D267]*[.F267]" office:value-type="float" office:value="-0.762069985685673">
            <text:p>-0.7620699857</text:p>
          </table:table-cell>
          <table:table-cell table:formula="of:=[.C267]" office:value-type="float" office:value="0.272767035157751">
            <text:p>0.2727670352</text:p>
          </table:table-cell>
        </table:table-row>
        <table:table-row table:style-name="ro1">
          <table:table-cell table:formula="of:=RAND()" office:value-type="float" office:value="0.5806884765625">
            <text:p>0.5806884766</text:p>
          </table:table-cell>
          <table:table-cell table:formula="of:=RAND()" office:value-type="float" office:value="0.17510986328125">
            <text:p>0.1751098633</text:p>
          </table:table-cell>
          <table:table-cell table:formula="of:=SQRT(1 - [.A268])" office:value-type="float" office:value="0.647542680784441">
            <text:p>0.6475426808</text:p>
          </table:table-cell>
          <table:table-cell table:formula="of:=SQRT(1 - (1 - [.A268]))" office:value-type="float" office:value="0.762029183537284">
            <text:p>0.7620291835</text:p>
          </table:table-cell>
          <table:table-cell table:formula="of:=COS(2 * PI() * [.B268])" office:value-type="float" office:value="0.453375337524178">
            <text:p>0.4533753375</text:p>
          </table:table-cell>
          <table:table-cell table:formula="of:=SIN(2 * PI() * [.B268])" office:value-type="float" office:value="0.891319697597241">
            <text:p>0.8913196976</text:p>
          </table:table-cell>
          <table:table-cell table:formula="of:=[.D268]*[.E268]" office:value-type="float" office:value="0.34548523828949">
            <text:p>0.3454852383</text:p>
          </table:table-cell>
          <table:table-cell table:formula="of:=[.D268]*[.F268]" office:value-type="float" office:value="0.679211621430725">
            <text:p>0.6792116214</text:p>
          </table:table-cell>
          <table:table-cell table:formula="of:=[.C268]" office:value-type="float" office:value="0.647542680784441">
            <text:p>0.6475426808</text:p>
          </table:table-cell>
        </table:table-row>
        <table:table-row table:style-name="ro1">
          <table:table-cell table:formula="of:=RAND()" office:value-type="float" office:value="0.670623779296875">
            <text:p>0.6706237793</text:p>
          </table:table-cell>
          <table:table-cell table:formula="of:=RAND()" office:value-type="float" office:value="0.790802001953125">
            <text:p>0.790802002</text:p>
          </table:table-cell>
          <table:table-cell table:formula="of:=SQRT(1 - [.A269])" office:value-type="float" office:value="0.573913077654731">
            <text:p>0.5739130777</text:p>
          </table:table-cell>
          <table:table-cell table:formula="of:=SQRT(1 - (1 - [.A269]))" office:value-type="float" office:value="0.818916222392056">
            <text:p>0.8189162224</text:p>
          </table:table-cell>
          <table:table-cell table:formula="of:=COS(2 * PI() * [.B269])" office:value-type="float" office:value="0.253567522499756">
            <text:p>0.2535675225</text:p>
          </table:table-cell>
          <table:table-cell table:formula="of:=SIN(2 * PI() * [.B269])" office:value-type="float" office:value="-0.967317689041886">
            <text:p>-0.967317689</text:p>
          </table:table-cell>
          <table:table-cell table:formula="of:=[.D269]*[.E269]" office:value-type="float" office:value="0.207650557646813">
            <text:p>0.2076505576</text:p>
          </table:table-cell>
          <table:table-cell table:formula="of:=[.D269]*[.F269]" office:value-type="float" office:value="-0.792152147763195">
            <text:p>-0.7921521478</text:p>
          </table:table-cell>
          <table:table-cell table:formula="of:=[.C269]" office:value-type="float" office:value="0.573913077654731">
            <text:p>0.5739130777</text:p>
          </table:table-cell>
        </table:table-row>
        <table:table-row table:style-name="ro1">
          <table:table-cell table:formula="of:=RAND()" office:value-type="float" office:value="0.593994140625">
            <text:p>0.5939941406</text:p>
          </table:table-cell>
          <table:table-cell table:formula="of:=RAND()" office:value-type="float" office:value="0.382476806640625">
            <text:p>0.3824768066</text:p>
          </table:table-cell>
          <table:table-cell table:formula="of:=SQRT(1 - [.A270])" office:value-type="float" office:value="0.63718589075324">
            <text:p>0.6371858908</text:p>
          </table:table-cell>
          <table:table-cell table:formula="of:=SQRT(1 - (1 - [.A270]))" office:value-type="float" office:value="0.770710153446158">
            <text:p>0.7707101534</text:p>
          </table:table-cell>
          <table:table-cell table:formula="of:=COS(2 * PI() * [.B270])" office:value-type="float" office:value="-0.73953301024005">
            <text:p>-0.7395330102</text:p>
          </table:table-cell>
          <table:table-cell table:formula="of:=SIN(2 * PI() * [.B270])" office:value-type="float" office:value="0.673120291452642">
            <text:p>0.6731202915</text:p>
          </table:table-cell>
          <table:table-cell table:formula="of:=[.D270]*[.E270]" office:value-type="float" office:value="-0.569965599800608">
            <text:p>-0.5699655998</text:p>
          </table:table-cell>
          <table:table-cell table:formula="of:=[.D270]*[.F270]" office:value-type="float" office:value="0.518780643113188">
            <text:p>0.5187806431</text:p>
          </table:table-cell>
          <table:table-cell table:formula="of:=[.C270]" office:value-type="float" office:value="0.63718589075324">
            <text:p>0.6371858908</text:p>
          </table:table-cell>
        </table:table-row>
        <table:table-row table:style-name="ro1">
          <table:table-cell table:formula="of:=RAND()" office:value-type="float" office:value="0.66790771484375">
            <text:p>0.6679077148</text:p>
          </table:table-cell>
          <table:table-cell table:formula="of:=RAND()" office:value-type="float" office:value="0.27703857421875">
            <text:p>0.2770385742</text:p>
          </table:table-cell>
          <table:table-cell table:formula="of:=SQRT(1 - [.A271])" office:value-type="float" office:value="0.576274487684688">
            <text:p>0.5762744877</text:p>
          </table:table-cell>
          <table:table-cell table:formula="of:=SQRT(1 - (1 - [.A271]))" office:value-type="float" office:value="0.817256211260428">
            <text:p>0.8172562113</text:p>
          </table:table-cell>
          <table:table-cell table:formula="of:=COS(2 * PI() * [.B271])" office:value-type="float" office:value="-0.169072329411405">
            <text:p>-0.1690723294</text:p>
          </table:table-cell>
          <table:table-cell table:formula="of:=SIN(2 * PI() * [.B271])" office:value-type="float" office:value="0.985603646212513">
            <text:p>0.9856036462</text:p>
          </table:table-cell>
          <table:table-cell table:formula="of:=[.D271]*[.E271]" office:value-type="float" office:value="-0.13817541136374">
            <text:p>-0.1381754114</text:p>
          </table:table-cell>
          <table:table-cell table:formula="of:=[.D271]*[.F271]" office:value-type="float" office:value="0.805490701708102">
            <text:p>0.8054907017</text:p>
          </table:table-cell>
          <table:table-cell table:formula="of:=[.C271]" office:value-type="float" office:value="0.576274487684688">
            <text:p>0.5762744877</text:p>
          </table:table-cell>
        </table:table-row>
        <table:table-row table:style-name="ro1">
          <table:table-cell table:formula="of:=RAND()" office:value-type="float" office:value="0.144073486328125">
            <text:p>0.1440734863</text:p>
          </table:table-cell>
          <table:table-cell table:formula="of:=RAND()" office:value-type="float" office:value="0.127288818359375">
            <text:p>0.1272888184</text:p>
          </table:table-cell>
          <table:table-cell table:formula="of:=SQRT(1 - [.A272])" office:value-type="float" office:value="0.925162966007543">
            <text:p>0.925162966</text:p>
          </table:table-cell>
          <table:table-cell table:formula="of:=SQRT(1 - (1 - [.A272]))" office:value-type="float" office:value="0.379570133609225">
            <text:p>0.3795701336</text:p>
          </table:table-cell>
          <table:table-cell table:formula="of:=COS(2 * PI() * [.B272])" office:value-type="float" office:value="0.696865060716332">
            <text:p>0.6968650607</text:p>
          </table:table-cell>
          <table:table-cell table:formula="of:=SIN(2 * PI() * [.B272])" office:value-type="float" office:value="0.717202263767218">
            <text:p>0.7172022638</text:p>
          </table:table-cell>
          <table:table-cell table:formula="of:=[.D272]*[.E272]" office:value-type="float" office:value="0.264509164203699">
            <text:p>0.2645091642</text:p>
          </table:table-cell>
          <table:table-cell table:formula="of:=[.D272]*[.F272]" office:value-type="float" office:value="0.272228559082962">
            <text:p>0.2722285591</text:p>
          </table:table-cell>
          <table:table-cell table:formula="of:=[.C272]" office:value-type="float" office:value="0.925162966007543">
            <text:p>0.925162966</text:p>
          </table:table-cell>
        </table:table-row>
        <table:table-row table:style-name="ro1">
          <table:table-cell table:formula="of:=RAND()" office:value-type="float" office:value="0.4317626953125">
            <text:p>0.4317626953</text:p>
          </table:table-cell>
          <table:table-cell table:formula="of:=RAND()" office:value-type="float" office:value="0.847259521484375">
            <text:p>0.8472595215</text:p>
          </table:table-cell>
          <table:table-cell table:formula="of:=SQRT(1 - [.A273])" office:value-type="float" office:value="0.753815166129934">
            <text:p>0.7538151661</text:p>
          </table:table-cell>
          <table:table-cell table:formula="of:=SQRT(1 - (1 - [.A273]))" office:value-type="float" office:value="0.657086520416071">
            <text:p>0.6570865204</text:p>
          </table:table-cell>
          <table:table-cell table:formula="of:=COS(2 * PI() * [.B273])" office:value-type="float" office:value="0.57376839557671">
            <text:p>0.5737683956</text:p>
          </table:table-cell>
          <table:table-cell table:formula="of:=SIN(2 * PI() * [.B273])" office:value-type="float" office:value="-0.819017599467392">
            <text:p>-0.8190175995</text:p>
          </table:table-cell>
          <table:table-cell table:formula="of:=[.D273]*[.E273]" office:value-type="float" office:value="0.377015478574212">
            <text:p>0.3770154786</text:p>
          </table:table-cell>
          <table:table-cell table:formula="of:=[.D273]*[.F273]" office:value-type="float" office:value="-0.538165424593552">
            <text:p>-0.5381654246</text:p>
          </table:table-cell>
          <table:table-cell table:formula="of:=[.C273]" office:value-type="float" office:value="0.753815166129934">
            <text:p>0.7538151661</text:p>
          </table:table-cell>
        </table:table-row>
        <table:table-row table:style-name="ro1">
          <table:table-cell table:formula="of:=RAND()" office:value-type="float" office:value="0.4898681640625">
            <text:p>0.4898681641</text:p>
          </table:table-cell>
          <table:table-cell table:formula="of:=RAND()" office:value-type="float" office:value="0.7574462890625">
            <text:p>0.7574462891</text:p>
          </table:table-cell>
          <table:table-cell table:formula="of:=SQRT(1 - [.A274])" office:value-type="float" office:value="0.714235140508712">
            <text:p>0.7142351405</text:p>
          </table:table-cell>
          <table:table-cell table:formula="of:=SQRT(1 - (1 - [.A274]))" office:value-type="float" office:value="0.699905825138282">
            <text:p>0.6999058251</text:p>
          </table:table-cell>
          <table:table-cell table:formula="of:=COS(2 * PI() * [.B274])" office:value-type="float" office:value="0.0467693469005377">
            <text:p>0.0467693469</text:p>
          </table:table-cell>
          <table:table-cell table:formula="of:=SIN(2 * PI() * [.B274])" office:value-type="float" office:value="-0.998905715365818">
            <text:p>-0.9989057154</text:p>
          </table:table-cell>
          <table:table-cell table:formula="of:=[.D274]*[.E274]" office:value-type="float" office:value="0.0327341383335994">
            <text:p>0.0327341383</text:p>
          </table:table-cell>
          <table:table-cell table:formula="of:=[.D274]*[.F274]" office:value-type="float" office:value="-0.699139928948459">
            <text:p>-0.6991399289</text:p>
          </table:table-cell>
          <table:table-cell table:formula="of:=[.C274]" office:value-type="float" office:value="0.714235140508712">
            <text:p>0.7142351405</text:p>
          </table:table-cell>
        </table:table-row>
        <table:table-row table:style-name="ro1">
          <table:table-cell table:formula="of:=RAND()" office:value-type="float" office:value="0.8426513671875">
            <text:p>0.8426513672</text:p>
          </table:table-cell>
          <table:table-cell table:formula="of:=RAND()" office:value-type="float" office:value="0.669525146484375">
            <text:p>0.6695251465</text:p>
          </table:table-cell>
          <table:table-cell table:formula="of:=SQRT(1 - [.A275])" office:value-type="float" office:value="0.396671946087066">
            <text:p>0.3966719461</text:p>
          </table:table-cell>
          <table:table-cell table:formula="of:=SQRT(1 - (1 - [.A275]))" office:value-type="float" office:value="0.917960438792163">
            <text:p>0.9179604388</text:p>
          </table:table-cell>
          <table:table-cell table:formula="of:=COS(2 * PI() * [.B275])" office:value-type="float" office:value="-0.484366068135161">
            <text:p>-0.4843660681</text:p>
          </table:table-cell>
          <table:table-cell table:formula="of:=SIN(2 * PI() * [.B275])" office:value-type="float" office:value="-0.874865425102218">
            <text:p>-0.8748654251</text:p>
          </table:table-cell>
          <table:table-cell table:formula="of:=[.D275]*[.E275]" office:value-type="float" office:value="-0.444628888441387">
            <text:p>-0.4446288884</text:p>
          </table:table-cell>
          <table:table-cell table:formula="of:=[.D275]*[.F275]" office:value-type="float" office:value="-0.803091849510924">
            <text:p>-0.8030918495</text:p>
          </table:table-cell>
          <table:table-cell table:formula="of:=[.C275]" office:value-type="float" office:value="0.396671946087066">
            <text:p>0.3966719461</text:p>
          </table:table-cell>
        </table:table-row>
        <table:table-row table:style-name="ro1">
          <table:table-cell table:formula="of:=RAND()" office:value-type="float" office:value="0.831298828125">
            <text:p>0.8312988281</text:p>
          </table:table-cell>
          <table:table-cell table:formula="of:=RAND()" office:value-type="float" office:value="0.946197509765625">
            <text:p>0.9461975098</text:p>
          </table:table-cell>
          <table:table-cell table:formula="of:=SQRT(1 - [.A276])" office:value-type="float" office:value="0.410732482127966">
            <text:p>0.4107324821</text:p>
          </table:table-cell>
          <table:table-cell table:formula="of:=SQRT(1 - (1 - [.A276]))" office:value-type="float" office:value="0.911755903805947">
            <text:p>0.9117559038</text:p>
          </table:table-cell>
          <table:table-cell table:formula="of:=COS(2 * PI() * [.B276])" office:value-type="float" office:value="0.943402835535996">
            <text:p>0.9434028355</text:p>
          </table:table-cell>
          <table:table-cell table:formula="of:=SIN(2 * PI() * [.B276])" office:value-type="float" office:value="-0.331649046286345">
            <text:p>-0.3316490463</text:p>
          </table:table-cell>
          <table:table-cell table:formula="of:=[.D276]*[.E276]" office:value-type="float" office:value="0.860153104967216">
            <text:p>0.860153105</text:p>
          </table:table-cell>
          <table:table-cell table:formula="of:=[.D276]*[.F276]" office:value-type="float" office:value="-0.302382975943187">
            <text:p>-0.3023829759</text:p>
          </table:table-cell>
          <table:table-cell table:formula="of:=[.C276]" office:value-type="float" office:value="0.410732482127966">
            <text:p>0.4107324821</text:p>
          </table:table-cell>
        </table:table-row>
        <table:table-row table:style-name="ro1">
          <table:table-cell table:formula="of:=RAND()" office:value-type="float" office:value="0.339111328125">
            <text:p>0.3391113281</text:p>
          </table:table-cell>
          <table:table-cell table:formula="of:=RAND()" office:value-type="float" office:value="0.7547607421875">
            <text:p>0.7547607422</text:p>
          </table:table-cell>
          <table:table-cell table:formula="of:=SQRT(1 - [.A277])" office:value-type="float" office:value="0.812950596208035">
            <text:p>0.8129505962</text:p>
          </table:table-cell>
          <table:table-cell table:formula="of:=SQRT(1 - (1 - [.A277]))" office:value-type="float" office:value="0.582332661049507">
            <text:p>0.582332661</text:p>
          </table:table-cell>
          <table:table-cell table:formula="of:=COS(2 * PI() * [.B277])" office:value-type="float" office:value="0.0299081647675164">
            <text:p>0.0299081648</text:p>
          </table:table-cell>
          <table:table-cell table:formula="of:=SIN(2 * PI() * [.B277])" office:value-type="float" office:value="-0.999552650779457">
            <text:p>-0.9995526508</text:p>
          </table:table-cell>
          <table:table-cell table:formula="of:=[.D277]*[.E277]" office:value-type="float" office:value="0.0174165011761749">
            <text:p>0.0174165012</text:p>
          </table:table-cell>
          <table:table-cell table:formula="of:=[.D277]*[.F277]" office:value-type="float" office:value="-0.58207215498749">
            <text:p>-0.582072155</text:p>
          </table:table-cell>
          <table:table-cell table:formula="of:=[.C277]" office:value-type="float" office:value="0.812950596208035">
            <text:p>0.8129505962</text:p>
          </table:table-cell>
        </table:table-row>
        <table:table-row table:style-name="ro1">
          <table:table-cell table:formula="of:=RAND()" office:value-type="float" office:value="0.050140380859375">
            <text:p>0.0501403809</text:p>
          </table:table-cell>
          <table:table-cell table:formula="of:=RAND()" office:value-type="float" office:value="0.881500244140625">
            <text:p>0.8815002441</text:p>
          </table:table-cell>
          <table:table-cell table:formula="of:=SQRT(1 - [.A278])" office:value-type="float" office:value="0.974607417958957">
            <text:p>0.974607418</text:p>
          </table:table-cell>
          <table:table-cell table:formula="of:=SQRT(1 - (1 - [.A278]))" office:value-type="float" office:value="0.223920478874477">
            <text:p>0.2239204789</text:p>
          </table:table-cell>
          <table:table-cell table:formula="of:=COS(2 * PI() * [.B278])" office:value-type="float" office:value="0.735388900276767">
            <text:p>0.7353889003</text:p>
          </table:table-cell>
          <table:table-cell table:formula="of:=SIN(2 * PI() * [.B278])" office:value-type="float" office:value="-0.677645309398455">
            <text:p>-0.6776453094</text:p>
          </table:table-cell>
          <table:table-cell table:formula="of:=[.D278]*[.E278]" office:value-type="float" office:value="0.164668634708948">
            <text:p>0.1646686347</text:p>
          </table:table-cell>
          <table:table-cell table:formula="of:=[.D278]*[.F278]" office:value-type="float" office:value="-0.151738662187545">
            <text:p>-0.1517386622</text:p>
          </table:table-cell>
          <table:table-cell table:formula="of:=[.C278]" office:value-type="float" office:value="0.974607417958957">
            <text:p>0.974607418</text:p>
          </table:table-cell>
        </table:table-row>
        <table:table-row table:style-name="ro1">
          <table:table-cell table:formula="of:=RAND()" office:value-type="float" office:value="0.746368408203125">
            <text:p>0.7463684082</text:p>
          </table:table-cell>
          <table:table-cell table:formula="of:=RAND()" office:value-type="float" office:value="0.93927001953125">
            <text:p>0.9392700195</text:p>
          </table:table-cell>
          <table:table-cell table:formula="of:=SQRT(1 - [.A279])" office:value-type="float" office:value="0.503618498267166">
            <text:p>0.5036184983</text:p>
          </table:table-cell>
          <table:table-cell table:formula="of:=SQRT(1 - (1 - [.A279]))" office:value-type="float" office:value="0.863926158999208">
            <text:p>0.863926159</text:p>
          </table:table-cell>
          <table:table-cell table:formula="of:=COS(2 * PI() * [.B279])" office:value-type="float" office:value="0.928078270992963">
            <text:p>0.928078271</text:p>
          </table:table-cell>
          <table:table-cell table:formula="of:=SIN(2 * PI() * [.B279])" office:value-type="float" office:value="-0.372385180841977">
            <text:p>-0.3723851808</text:p>
          </table:table-cell>
          <table:table-cell table:formula="of:=[.D279]*[.E279]" office:value-type="float" office:value="0.801791095909577">
            <text:p>0.8017910959</text:p>
          </table:table-cell>
          <table:table-cell table:formula="of:=[.D279]*[.F279]" office:value-type="float" office:value="-0.321713298953035">
            <text:p>-0.321713299</text:p>
          </table:table-cell>
          <table:table-cell table:formula="of:=[.C279]" office:value-type="float" office:value="0.503618498267166">
            <text:p>0.5036184983</text:p>
          </table:table-cell>
        </table:table-row>
        <table:table-row table:style-name="ro1">
          <table:table-cell table:formula="of:=RAND()" office:value-type="float" office:value="0.071685791015625">
            <text:p>0.071685791</text:p>
          </table:table-cell>
          <table:table-cell table:formula="of:=RAND()" office:value-type="float" office:value="0.6663818359375">
            <text:p>0.6663818359</text:p>
          </table:table-cell>
          <table:table-cell table:formula="of:=SQRT(1 - [.A280])" office:value-type="float" office:value="0.963490637725336">
            <text:p>0.9634906377</text:p>
          </table:table-cell>
          <table:table-cell table:formula="of:=SQRT(1 - (1 - [.A280]))" office:value-type="float" office:value="0.267742023253028">
            <text:p>0.2677420233</text:p>
          </table:table-cell>
          <table:table-cell table:formula="of:=COS(2 * PI() * [.B280])" office:value-type="float" office:value="-0.501549075852675">
            <text:p>-0.5015490759</text:p>
          </table:table-cell>
          <table:table-cell table:formula="of:=SIN(2 * PI() * [.B280])" office:value-type="float" office:value="-0.865129195271624">
            <text:p>-0.8651291953</text:p>
          </table:table-cell>
          <table:table-cell table:formula="of:=[.D280]*[.E280]" office:value-type="float" office:value="-0.134285764329482">
            <text:p>-0.1342857643</text:p>
          </table:table-cell>
          <table:table-cell table:formula="of:=[.D280]*[.F280]" office:value-type="float" office:value="-0.231631441117289">
            <text:p>-0.2316314411</text:p>
          </table:table-cell>
          <table:table-cell table:formula="of:=[.C280]" office:value-type="float" office:value="0.963490637725336">
            <text:p>0.9634906377</text:p>
          </table:table-cell>
        </table:table-row>
        <table:table-row table:style-name="ro1">
          <table:table-cell table:formula="of:=RAND()" office:value-type="float" office:value="0.648193359375">
            <text:p>0.6481933594</text:p>
          </table:table-cell>
          <table:table-cell table:formula="of:=RAND()" office:value-type="float" office:value="0.640838623046875">
            <text:p>0.640838623</text:p>
          </table:table-cell>
          <table:table-cell table:formula="of:=SQRT(1 - [.A281])" office:value-type="float" office:value="0.593132903003197">
            <text:p>0.593132903</text:p>
          </table:table-cell>
          <table:table-cell table:formula="of:=SQRT(1 - (1 - [.A281]))" office:value-type="float" office:value="0.805104564249266">
            <text:p>0.8051045642</text:p>
          </table:table-cell>
          <table:table-cell table:formula="of:=COS(2 * PI() * [.B281])" office:value-type="float" office:value="-0.63335515273074">
            <text:p>-0.6333551527</text:p>
          </table:table-cell>
          <table:table-cell table:formula="of:=SIN(2 * PI() * [.B281])" office:value-type="float" office:value="-0.773861260504376">
            <text:p>-0.7738612605</text:p>
          </table:table-cell>
          <table:table-cell table:formula="of:=[.D281]*[.E281]" office:value-type="float" office:value="-0.50991712425431">
            <text:p>-0.5099171243</text:p>
          </table:table-cell>
          <table:table-cell table:formula="of:=[.D281]*[.F281]" office:value-type="float" office:value="-0.623039232927763">
            <text:p>-0.6230392329</text:p>
          </table:table-cell>
          <table:table-cell table:formula="of:=[.C281]" office:value-type="float" office:value="0.593132903003197">
            <text:p>0.593132903</text:p>
          </table:table-cell>
        </table:table-row>
        <table:table-row table:style-name="ro1">
          <table:table-cell table:formula="of:=RAND()" office:value-type="float" office:value="0.37799072265625">
            <text:p>0.3779907227</text:p>
          </table:table-cell>
          <table:table-cell table:formula="of:=RAND()" office:value-type="float" office:value="0.179290771484375">
            <text:p>0.1792907715</text:p>
          </table:table-cell>
          <table:table-cell table:formula="of:=SQRT(1 - [.A282])" office:value-type="float" office:value="0.788675647743577">
            <text:p>0.7886756477</text:p>
          </table:table-cell>
          <table:table-cell table:formula="of:=SQRT(1 - (1 - [.A282]))" office:value-type="float" office:value="0.614809501110913">
            <text:p>0.6148095011</text:p>
          </table:table-cell>
          <table:table-cell table:formula="of:=COS(2 * PI() * [.B282])" office:value-type="float" office:value="0.429807153847319">
            <text:p>0.4298071538</text:p>
          </table:table-cell>
          <table:table-cell table:formula="of:=SIN(2 * PI() * [.B282])" office:value-type="float" office:value="0.902920711082467">
            <text:p>0.9029207111</text:p>
          </table:table-cell>
          <table:table-cell table:formula="of:=[.D282]*[.E282]" office:value-type="float" office:value="0.264249521830772">
            <text:p>0.2642495218</text:p>
          </table:table-cell>
          <table:table-cell table:formula="of:=[.D282]*[.F282]" office:value-type="float" office:value="0.555124231923322">
            <text:p>0.5551242319</text:p>
          </table:table-cell>
          <table:table-cell table:formula="of:=[.C282]" office:value-type="float" office:value="0.788675647743577">
            <text:p>0.7886756477</text:p>
          </table:table-cell>
        </table:table-row>
        <table:table-row table:style-name="ro1">
          <table:table-cell table:formula="of:=RAND()" office:value-type="float" office:value="0.9605712890625">
            <text:p>0.9605712891</text:p>
          </table:table-cell>
          <table:table-cell table:formula="of:=RAND()" office:value-type="float" office:value="0.890899658203125">
            <text:p>0.8908996582</text:p>
          </table:table-cell>
          <table:table-cell table:formula="of:=SQRT(1 - [.A283])" office:value-type="float" office:value="0.198566641049044">
            <text:p>0.198566641</text:p>
          </table:table-cell>
          <table:table-cell table:formula="of:=SQRT(1 - (1 - [.A283]))" office:value-type="float" office:value="0.980087388482527">
            <text:p>0.9800873885</text:p>
          </table:table-cell>
          <table:table-cell table:formula="of:=COS(2 * PI() * [.B283])" office:value-type="float" office:value="0.774104092252139">
            <text:p>0.7741040923</text:p>
          </table:table-cell>
          <table:table-cell table:formula="of:=SIN(2 * PI() * [.B283])" office:value-type="float" office:value="-0.633058334088172">
            <text:p>-0.6330583341</text:p>
          </table:table-cell>
          <table:table-cell table:formula="of:=[.D283]*[.E283]" office:value-type="float" office:value="0.758689658189036">
            <text:p>0.7586896582</text:p>
          </table:table-cell>
          <table:table-cell table:formula="of:=[.D283]*[.F283]" office:value-type="float" office:value="-0.620452489413576">
            <text:p>-0.6204524894</text:p>
          </table:table-cell>
          <table:table-cell table:formula="of:=[.C283]" office:value-type="float" office:value="0.198566641049044">
            <text:p>0.198566641</text:p>
          </table:table-cell>
        </table:table-row>
        <table:table-row table:style-name="ro1">
          <table:table-cell table:formula="of:=RAND()" office:value-type="float" office:value="0.947235107421875">
            <text:p>0.9472351074</text:p>
          </table:table-cell>
          <table:table-cell table:formula="of:=RAND()" office:value-type="float" office:value="0.138031005859375">
            <text:p>0.1380310059</text:p>
          </table:table-cell>
          <table:table-cell table:formula="of:=SQRT(1 - [.A284])" office:value-type="float" office:value="0.229706100437331">
            <text:p>0.2297061004</text:p>
          </table:table-cell>
          <table:table-cell table:formula="of:=SQRT(1 - (1 - [.A284]))" office:value-type="float" office:value="0.973260041007477">
            <text:p>0.973260041</text:p>
          </table:table-cell>
          <table:table-cell table:formula="of:=COS(2 * PI() * [.B284])" office:value-type="float" office:value="0.646907413626696">
            <text:p>0.6469074136</text:p>
          </table:table-cell>
          <table:table-cell table:formula="of:=SIN(2 * PI() * [.B284])" office:value-type="float" office:value="0.762568553111665">
            <text:p>0.7625685531</text:p>
          </table:table-cell>
          <table:table-cell table:formula="of:=[.D284]*[.E284]" office:value-type="float" office:value="0.629609135914359">
            <text:p>0.6296091359</text:p>
          </table:table-cell>
          <table:table-cell table:formula="of:=[.D284]*[.F284]" office:value-type="float" office:value="0.742177501272472">
            <text:p>0.7421775013</text:p>
          </table:table-cell>
          <table:table-cell table:formula="of:=[.C284]" office:value-type="float" office:value="0.229706100437331">
            <text:p>0.2297061004</text:p>
          </table:table-cell>
        </table:table-row>
        <table:table-row table:style-name="ro1">
          <table:table-cell table:formula="of:=RAND()" office:value-type="float" office:value="0.132965087890625">
            <text:p>0.1329650879</text:p>
          </table:table-cell>
          <table:table-cell table:formula="of:=RAND()" office:value-type="float" office:value="0.662200927734375">
            <text:p>0.6622009277</text:p>
          </table:table-cell>
          <table:table-cell table:formula="of:=SQRT(1 - [.A285])" office:value-type="float" office:value="0.93114709477578">
            <text:p>0.9311470948</text:p>
          </table:table-cell>
          <table:table-cell table:formula="of:=SQRT(1 - (1 - [.A285]))" office:value-type="float" office:value="0.364643782191093">
            <text:p>0.3646437822</text:p>
          </table:table-cell>
          <table:table-cell table:formula="of:=COS(2 * PI() * [.B285])" office:value-type="float" office:value="-0.524099859969788">
            <text:p>-0.52409986</text:p>
          </table:table-cell>
          <table:table-cell table:formula="of:=SIN(2 * PI() * [.B285])" office:value-type="float" office:value="-0.851656818665622">
            <text:p>-0.8516568187</text:p>
          </table:table-cell>
          <table:table-cell table:formula="of:=[.D285]*[.E285]" office:value-type="float" office:value="-0.191109755185206">
            <text:p>-0.1911097552</text:p>
          </table:table-cell>
          <table:table-cell table:formula="of:=[.D285]*[.F285]" office:value-type="float" office:value="-0.310551363487066">
            <text:p>-0.3105513635</text:p>
          </table:table-cell>
          <table:table-cell table:formula="of:=[.C285]" office:value-type="float" office:value="0.93114709477578">
            <text:p>0.9311470948</text:p>
          </table:table-cell>
        </table:table-row>
        <table:table-row table:style-name="ro1">
          <table:table-cell table:formula="of:=RAND()" office:value-type="float" office:value="0.59136962890625">
            <text:p>0.5913696289</text:p>
          </table:table-cell>
          <table:table-cell table:formula="of:=RAND()" office:value-type="float" office:value="0.558013916015625">
            <text:p>0.558013916</text:p>
          </table:table-cell>
          <table:table-cell table:formula="of:=SQRT(1 - [.A286])" office:value-type="float" office:value="0.639242028572707">
            <text:p>0.6392420286</text:p>
          </table:table-cell>
          <table:table-cell table:formula="of:=SQRT(1 - (1 - [.A286]))" office:value-type="float" office:value="0.769005610451738">
            <text:p>0.7690056105</text:p>
          </table:table-cell>
          <table:table-cell table:formula="of:=COS(2 * PI() * [.B286])" office:value-type="float" office:value="-0.934297775333533">
            <text:p>-0.9342977753</text:p>
          </table:table-cell>
          <table:table-cell table:formula="of:=SIN(2 * PI() * [.B286])" office:value-type="float" office:value="-0.35649357218162">
            <text:p>-0.3564935722</text:p>
          </table:table-cell>
          <table:table-cell table:formula="of:=[.D286]*[.E286]" office:value-type="float" office:value="-0.718480231064064">
            <text:p>-0.7184802311</text:p>
          </table:table-cell>
          <table:table-cell table:formula="of:=[.D286]*[.F286]" office:value-type="float" office:value="-0.274145557097647">
            <text:p>-0.2741455571</text:p>
          </table:table-cell>
          <table:table-cell table:formula="of:=[.C286]" office:value-type="float" office:value="0.639242028572707">
            <text:p>0.6392420286</text:p>
          </table:table-cell>
        </table:table-row>
        <table:table-row table:style-name="ro1">
          <table:table-cell table:formula="of:=RAND()" office:value-type="float" office:value="0.311492919921875">
            <text:p>0.3114929199</text:p>
          </table:table-cell>
          <table:table-cell table:formula="of:=RAND()" office:value-type="float" office:value="0.17034912109375">
            <text:p>0.1703491211</text:p>
          </table:table-cell>
          <table:table-cell table:formula="of:=SQRT(1 - [.A287])" office:value-type="float" office:value="0.829763267491473">
            <text:p>0.8297632675</text:p>
          </table:table-cell>
          <table:table-cell table:formula="of:=SQRT(1 - (1 - [.A287]))" office:value-type="float" office:value="0.558115507688037">
            <text:p>0.5581155077</text:p>
          </table:table-cell>
          <table:table-cell table:formula="of:=COS(2 * PI() * [.B287])" office:value-type="float" office:value="0.479830256796594">
            <text:p>0.4798302568</text:p>
          </table:table-cell>
          <table:table-cell table:formula="of:=SIN(2 * PI() * [.B287])" office:value-type="float" office:value="0.877361342129065">
            <text:p>0.8773613421</text:p>
          </table:table-cell>
          <table:table-cell table:formula="of:=[.D287]*[.E287]" office:value-type="float" office:value="0.267800707376112">
            <text:p>0.2678007074</text:p>
          </table:table-cell>
          <table:table-cell table:formula="of:=[.D287]*[.F287]" office:value-type="float" office:value="0.489668970888221">
            <text:p>0.4896689709</text:p>
          </table:table-cell>
          <table:table-cell table:formula="of:=[.C287]" office:value-type="float" office:value="0.829763267491473">
            <text:p>0.8297632675</text:p>
          </table:table-cell>
        </table:table-row>
        <table:table-row table:style-name="ro1">
          <table:table-cell table:formula="of:=RAND()" office:value-type="float" office:value="0.938873291015625">
            <text:p>0.938873291</text:p>
          </table:table-cell>
          <table:table-cell table:formula="of:=RAND()" office:value-type="float" office:value="0.820343017578125">
            <text:p>0.8203430176</text:p>
          </table:table-cell>
          <table:table-cell table:formula="of:=SQRT(1 - [.A288])" office:value-type="float" office:value="0.247238162475729">
            <text:p>0.2472381625</text:p>
          </table:table-cell>
          <table:table-cell table:formula="of:=SQRT(1 - (1 - [.A288]))" office:value-type="float" office:value="0.96895474146919">
            <text:p>0.9689547415</text:p>
          </table:table-cell>
          <table:table-cell table:formula="of:=COS(2 * PI() * [.B288])" office:value-type="float" office:value="0.427728423345244">
            <text:p>0.4277284233</text:p>
          </table:table-cell>
          <table:table-cell table:formula="of:=SIN(2 * PI() * [.B288])" office:value-type="float" office:value="-0.903907293843009">
            <text:p>-0.9039072938</text:p>
          </table:table-cell>
          <table:table-cell table:formula="of:=[.D288]*[.E288]" office:value-type="float" office:value="0.414449483861515">
            <text:p>0.4144494839</text:p>
          </table:table-cell>
          <table:table-cell table:formula="of:=[.D288]*[.F288]" office:value-type="float" office:value="-0.875845258217768">
            <text:p>-0.8758452582</text:p>
          </table:table-cell>
          <table:table-cell table:formula="of:=[.C288]" office:value-type="float" office:value="0.247238162475729">
            <text:p>0.2472381625</text:p>
          </table:table-cell>
        </table:table-row>
        <table:table-row table:style-name="ro1">
          <table:table-cell table:formula="of:=RAND()" office:value-type="float" office:value="0.972259521484375">
            <text:p>0.9722595215</text:p>
          </table:table-cell>
          <table:table-cell table:formula="of:=RAND()" office:value-type="float" office:value="0.750579833984375">
            <text:p>0.750579834</text:p>
          </table:table-cell>
          <table:table-cell table:formula="of:=SQRT(1 - [.A289])" office:value-type="float" office:value="0.166554731291624">
            <text:p>0.1665547313</text:p>
          </table:table-cell>
          <table:table-cell table:formula="of:=SQRT(1 - (1 - [.A289]))" office:value-type="float" office:value="0.986032211179926">
            <text:p>0.9860322112</text:p>
          </table:table-cell>
          <table:table-cell table:formula="of:=COS(2 * PI() * [.B289])" office:value-type="float" office:value="0.00364319631189616">
            <text:p>0.0036431963</text:p>
          </table:table-cell>
          <table:table-cell table:formula="of:=SIN(2 * PI() * [.B289])" office:value-type="float" office:value="-0.999993363538295">
            <text:p>-0.9999933635</text:p>
          </table:table-cell>
          <table:table-cell table:formula="of:=[.D289]*[.E289]" office:value-type="float" office:value="0.00359230891518152">
            <text:p>0.0035923089</text:p>
          </table:table-cell>
          <table:table-cell table:formula="of:=[.D289]*[.F289]" office:value-type="float" office:value="-0.986025667414917">
            <text:p>-0.9860256674</text:p>
          </table:table-cell>
          <table:table-cell table:formula="of:=[.C289]" office:value-type="float" office:value="0.166554731291624">
            <text:p>0.1665547313</text:p>
          </table:table-cell>
        </table:table-row>
        <table:table-row table:style-name="ro1">
          <table:table-cell table:formula="of:=RAND()" office:value-type="float" office:value="0.7890625">
            <text:p>0.7890625</text:p>
          </table:table-cell>
          <table:table-cell table:formula="of:=RAND()" office:value-type="float" office:value="0.795318603515625">
            <text:p>0.7953186035</text:p>
          </table:table-cell>
          <table:table-cell table:formula="of:=SQRT(1 - [.A290])" office:value-type="float" office:value="0.459279326771846">
            <text:p>0.4592793268</text:p>
          </table:table-cell>
          <table:table-cell table:formula="of:=SQRT(1 - (1 - [.A290]))" office:value-type="float" office:value="0.888291900221993">
            <text:p>0.8882919002</text:p>
          </table:table-cell>
          <table:table-cell table:formula="of:=COS(2 * PI() * [.B290])" office:value-type="float" office:value="0.2809129047876">
            <text:p>0.2809129048</text:p>
          </table:table-cell>
          <table:table-cell table:formula="of:=SIN(2 * PI() * [.B290])" office:value-type="float" office:value="-0.959733264987618">
            <text:p>-0.959733265</text:p>
          </table:table-cell>
          <table:table-cell table:formula="of:=[.D290]*[.E290]" office:value-type="float" office:value="0.249532657990657">
            <text:p>0.249532658</text:p>
          </table:table-cell>
          <table:table-cell table:formula="of:=[.D290]*[.F290]" office:value-type="float" office:value="-0.852523285662109">
            <text:p>-0.8525232857</text:p>
          </table:table-cell>
          <table:table-cell table:formula="of:=[.C290]" office:value-type="float" office:value="0.459279326771846">
            <text:p>0.4592793268</text:p>
          </table:table-cell>
        </table:table-row>
        <table:table-row table:style-name="ro1">
          <table:table-cell table:formula="of:=RAND()" office:value-type="float" office:value="0.097076416015625">
            <text:p>0.097076416</text:p>
          </table:table-cell>
          <table:table-cell table:formula="of:=RAND()" office:value-type="float" office:value="0.2264404296875">
            <text:p>0.2264404297</text:p>
          </table:table-cell>
          <table:table-cell table:formula="of:=SQRT(1 - [.A291])" office:value-type="float" office:value="0.950222912786455">
            <text:p>0.9502229128</text:p>
          </table:table-cell>
          <table:table-cell table:formula="of:=SQRT(1 - (1 - [.A291]))" office:value-type="float" office:value="0.31157088441577">
            <text:p>0.3115708844</text:p>
          </table:table-cell>
          <table:table-cell table:formula="of:=COS(2 * PI() * [.B291])" office:value-type="float" office:value="0.147489120103154">
            <text:p>0.1474891201</text:p>
          </table:table-cell>
          <table:table-cell table:formula="of:=SIN(2 * PI() * [.B291])" office:value-type="float" office:value="0.989063678157882">
            <text:p>0.9890636782</text:p>
          </table:table-cell>
          <table:table-cell table:formula="of:=[.D291]*[.E291]" office:value-type="float" office:value="0.0459533155922433">
            <text:p>0.0459533156</text:p>
          </table:table-cell>
          <table:table-cell table:formula="of:=[.D291]*[.F291]" office:value-type="float" office:value="0.308163444947165">
            <text:p>0.3081634449</text:p>
          </table:table-cell>
          <table:table-cell table:formula="of:=[.C291]" office:value-type="float" office:value="0.950222912786455">
            <text:p>0.9502229128</text:p>
          </table:table-cell>
        </table:table-row>
        <table:table-row table:style-name="ro1">
          <table:table-cell table:formula="of:=RAND()" office:value-type="float" office:value="0.869903564453125">
            <text:p>0.8699035645</text:p>
          </table:table-cell>
          <table:table-cell table:formula="of:=RAND()" office:value-type="float" office:value="0.5216064453125">
            <text:p>0.5216064453</text:p>
          </table:table-cell>
          <table:table-cell table:formula="of:=SQRT(1 - [.A292])" office:value-type="float" office:value="0.360688834796525">
            <text:p>0.3606888348</text:p>
          </table:table-cell>
          <table:table-cell table:formula="of:=SQRT(1 - (1 - [.A292]))" office:value-type="float" office:value="0.932686208996962">
            <text:p>0.932686209</text:p>
          </table:table-cell>
          <table:table-cell table:formula="of:=COS(2 * PI() * [.B292])" office:value-type="float" office:value="-0.99079912186602">
            <text:p>-0.9907991219</text:p>
          </table:table-cell>
          <table:table-cell table:formula="of:=SIN(2 * PI() * [.B292])" office:value-type="float" office:value="-0.135340681650134">
            <text:p>-0.1353406817</text:p>
          </table:table-cell>
          <table:table-cell table:formula="of:=[.D292]*[.E292]" office:value-type="float" office:value="-0.924104676850738">
            <text:p>-0.9241046769</text:p>
          </table:table-cell>
          <table:table-cell table:formula="of:=[.D292]*[.F292]" office:value-type="float" office:value="-0.126230387291328">
            <text:p>-0.1262303873</text:p>
          </table:table-cell>
          <table:table-cell table:formula="of:=[.C292]" office:value-type="float" office:value="0.360688834796525">
            <text:p>0.3606888348</text:p>
          </table:table-cell>
        </table:table-row>
        <table:table-row table:style-name="ro1">
          <table:table-cell table:formula="of:=RAND()" office:value-type="float" office:value="0.0443115234375">
            <text:p>0.0443115234</text:p>
          </table:table-cell>
          <table:table-cell table:formula="of:=RAND()" office:value-type="float" office:value="0.51654052734375">
            <text:p>0.5165405273</text:p>
          </table:table-cell>
          <table:table-cell table:formula="of:=SQRT(1 - [.A293])" office:value-type="float" office:value="0.977593206074234">
            <text:p>0.9775932061</text:p>
          </table:table-cell>
          <table:table-cell table:formula="of:=SQRT(1 - (1 - [.A293]))" office:value-type="float" office:value="0.210503024770429">
            <text:p>0.2105030248</text:p>
          </table:table-cell>
          <table:table-cell table:formula="of:=COS(2 * PI() * [.B293])" office:value-type="float" office:value="-0.994604427745176">
            <text:p>-0.9946044277</text:p>
          </table:table-cell>
          <table:table-cell table:formula="of:=SIN(2 * PI() * [.B293])" office:value-type="float" office:value="-0.103740215488939">
            <text:p>-0.1037402155</text:p>
          </table:table-cell>
          <table:table-cell table:formula="of:=[.D293]*[.E293]" office:value-type="float" office:value="-0.209367240490421">
            <text:p>-0.2093672405</text:p>
          </table:table-cell>
          <table:table-cell table:formula="of:=[.D293]*[.F293]" office:value-type="float" office:value="-0.0218376291507579">
            <text:p>-0.0218376292</text:p>
          </table:table-cell>
          <table:table-cell table:formula="of:=[.C293]" office:value-type="float" office:value="0.977593206074234">
            <text:p>0.9775932061</text:p>
          </table:table-cell>
        </table:table-row>
        <table:table-row table:style-name="ro1">
          <table:table-cell table:formula="of:=RAND()" office:value-type="float" office:value="0.791900634765625">
            <text:p>0.7919006348</text:p>
          </table:table-cell>
          <table:table-cell table:formula="of:=RAND()" office:value-type="float" office:value="0.4525146484375">
            <text:p>0.4525146484</text:p>
          </table:table-cell>
          <table:table-cell table:formula="of:=SQRT(1 - [.A294])" office:value-type="float" office:value="0.456179093377124">
            <text:p>0.4561790934</text:p>
          </table:table-cell>
          <table:table-cell table:formula="of:=SQRT(1 - (1 - [.A294]))" office:value-type="float" office:value="0.889887990010892">
            <text:p>0.88988799</text:p>
          </table:table-cell>
          <table:table-cell table:formula="of:=COS(2 * PI() * [.B294])" office:value-type="float" office:value="-0.955820073882545">
            <text:p>-0.9558200739</text:p>
          </table:table-cell>
          <table:table-cell table:formula="of:=SIN(2 * PI() * [.B294])" office:value-type="float" office:value="0.293952353899685">
            <text:p>0.2939523539</text:p>
          </table:table-cell>
          <table:table-cell table:formula="of:=[.D294]*[.E294]" office:value-type="float" office:value="-0.8505728043594">
            <text:p>-0.8505728044</text:p>
          </table:table-cell>
          <table:table-cell table:formula="of:=[.D294]*[.F294]" office:value-type="float" office:value="0.261584669370761">
            <text:p>0.2615846694</text:p>
          </table:table-cell>
          <table:table-cell table:formula="of:=[.C294]" office:value-type="float" office:value="0.456179093377124">
            <text:p>0.4561790934</text:p>
          </table:table-cell>
        </table:table-row>
        <table:table-row table:style-name="ro1">
          <table:table-cell table:formula="of:=RAND()" office:value-type="float" office:value="0.9881591796875">
            <text:p>0.9881591797</text:p>
          </table:table-cell>
          <table:table-cell table:formula="of:=RAND()" office:value-type="float" office:value="0.696258544921875">
            <text:p>0.6962585449</text:p>
          </table:table-cell>
          <table:table-cell table:formula="of:=SQRT(1 - [.A295])" office:value-type="float" office:value="0.108815533415501">
            <text:p>0.1088155334</text:p>
          </table:table-cell>
          <table:table-cell table:formula="of:=SQRT(1 - (1 - [.A295]))" office:value-type="float" office:value="0.994061959682343">
            <text:p>0.9940619597</text:p>
          </table:table-cell>
          <table:table-cell table:formula="of:=COS(2 * PI() * [.B295])" office:value-type="float" office:value="-0.331287231451401">
            <text:p>-0.3312872315</text:p>
          </table:table-cell>
          <table:table-cell table:formula="of:=SIN(2 * PI() * [.B295])" office:value-type="float" office:value="-0.94352995197676">
            <text:p>-0.943529952</text:p>
          </table:table-cell>
          <table:table-cell table:formula="of:=[.D295]*[.E295]" office:value-type="float" office:value="-0.329320034514317">
            <text:p>-0.3293200345</text:p>
          </table:table-cell>
          <table:table-cell table:formula="of:=[.D295]*[.F295]" office:value-type="float" office:value="-0.937927233081004">
            <text:p>-0.9379272331</text:p>
          </table:table-cell>
          <table:table-cell table:formula="of:=[.C295]" office:value-type="float" office:value="0.108815533415501">
            <text:p>0.1088155334</text:p>
          </table:table-cell>
        </table:table-row>
        <table:table-row table:style-name="ro1">
          <table:table-cell table:formula="of:=RAND()" office:value-type="float" office:value="0.8280029296875">
            <text:p>0.8280029297</text:p>
          </table:table-cell>
          <table:table-cell table:formula="of:=RAND()" office:value-type="float" office:value="0.8682861328125">
            <text:p>0.8682861328</text:p>
          </table:table-cell>
          <table:table-cell table:formula="of:=SQRT(1 - [.A296])" office:value-type="float" office:value="0.414725294999594">
            <text:p>0.414725295</text:p>
          </table:table-cell>
          <table:table-cell table:formula="of:=SQRT(1 - (1 - [.A296]))" office:value-type="float" office:value="0.909946663100371">
            <text:p>0.9099466631</text:p>
          </table:table-cell>
          <table:table-cell table:formula="of:=COS(2 * PI() * [.B296])" office:value-type="float" office:value="0.676657635886374">
            <text:p>0.6766576359</text:p>
          </table:table-cell>
          <table:table-cell table:formula="of:=SIN(2 * PI() * [.B296])" office:value-type="float" office:value="-0.736297795594054">
            <text:p>-0.7362977956</text:p>
          </table:table-cell>
          <table:table-cell table:formula="of:=[.D296]*[.E296]" office:value-type="float" office:value="0.615722357836192">
            <text:p>0.6157223578</text:p>
          </table:table-cell>
          <table:table-cell table:formula="of:=[.D296]*[.F296]" office:value-type="float" office:value="-0.669991722148968">
            <text:p>-0.6699917221</text:p>
          </table:table-cell>
          <table:table-cell table:formula="of:=[.C296]" office:value-type="float" office:value="0.414725294999594">
            <text:p>0.414725295</text:p>
          </table:table-cell>
        </table:table-row>
        <table:table-row table:style-name="ro1">
          <table:table-cell table:formula="of:=RAND()" office:value-type="float" office:value="0.285797119140625">
            <text:p>0.2857971191</text:p>
          </table:table-cell>
          <table:table-cell table:formula="of:=RAND()" office:value-type="float" office:value="0.968017578125">
            <text:p>0.9680175781</text:p>
          </table:table-cell>
          <table:table-cell table:formula="of:=SQRT(1 - [.A297])" office:value-type="float" office:value="0.845105248391805">
            <text:p>0.8451052484</text:p>
          </table:table-cell>
          <table:table-cell table:formula="of:=SQRT(1 - (1 - [.A297]))" office:value-type="float" office:value="0.534599961785095">
            <text:p>0.5345999618</text:p>
          </table:table-cell>
          <table:table-cell table:formula="of:=COS(2 * PI() * [.B297])" office:value-type="float" office:value="0.979877103699518">
            <text:p>0.9798771037</text:p>
          </table:table-cell>
          <table:table-cell table:formula="of:=SIN(2 * PI() * [.B297])" office:value-type="float" office:value="-0.199601757621131">
            <text:p>-0.1996017576</text:p>
          </table:table-cell>
          <table:table-cell table:formula="of:=[.D297]*[.E297]" office:value-type="float" office:value="0.523842262191852">
            <text:p>0.5238422622</text:p>
          </table:table-cell>
          <table:table-cell table:formula="of:=[.D297]*[.F297]" office:value-type="float" office:value="-0.106707091996494">
            <text:p>-0.106707092</text:p>
          </table:table-cell>
          <table:table-cell table:formula="of:=[.C297]" office:value-type="float" office:value="0.845105248391805">
            <text:p>0.8451052484</text:p>
          </table:table-cell>
        </table:table-row>
        <table:table-row table:style-name="ro1">
          <table:table-cell table:formula="of:=RAND()" office:value-type="float" office:value="0.690765380859375">
            <text:p>0.6907653809</text:p>
          </table:table-cell>
          <table:table-cell table:formula="of:=RAND()" office:value-type="float" office:value="0.34423828125">
            <text:p>0.3442382813</text:p>
          </table:table-cell>
          <table:table-cell table:formula="of:=SQRT(1 - [.A298])" office:value-type="float" office:value="0.556088679205597">
            <text:p>0.5560886792</text:p>
          </table:table-cell>
          <table:table-cell table:formula="of:=SQRT(1 - (1 - [.A298]))" office:value-type="float" office:value="0.831122963742054">
            <text:p>0.8311229637</text:p>
          </table:table-cell>
          <table:table-cell table:formula="of:=COS(2 * PI() * [.B298])" office:value-type="float" office:value="-0.558118531220556">
            <text:p>-0.5581185312</text:p>
          </table:table-cell>
          <table:table-cell table:formula="of:=SIN(2 * PI() * [.B298])" office:value-type="float" office:value="0.829761233794523">
            <text:p>0.8297612338</text:p>
          </table:table-cell>
          <table:table-cell table:formula="of:=[.D298]*[.E298]" office:value-type="float" office:value="-0.46386512778739">
            <text:p>-0.4638651278</text:p>
          </table:table-cell>
          <table:table-cell table:formula="of:=[.D298]*[.F298]" office:value-type="float" office:value="0.689633615829567">
            <text:p>0.6896336158</text:p>
          </table:table-cell>
          <table:table-cell table:formula="of:=[.C298]" office:value-type="float" office:value="0.556088679205597">
            <text:p>0.5560886792</text:p>
          </table:table-cell>
        </table:table-row>
        <table:table-row table:style-name="ro1">
          <table:table-cell table:formula="of:=RAND()" office:value-type="float" office:value="0.5093994140625">
            <text:p>0.5093994141</text:p>
          </table:table-cell>
          <table:table-cell table:formula="of:=RAND()" office:value-type="float" office:value="0.120513916015625">
            <text:p>0.120513916</text:p>
          </table:table-cell>
          <table:table-cell table:formula="of:=SQRT(1 - [.A299])" office:value-type="float" office:value="0.700428858584153">
            <text:p>0.7004288586</text:p>
          </table:table-cell>
          <table:table-cell table:formula="of:=SQRT(1 - (1 - [.A299]))" office:value-type="float" office:value="0.713722224722265">
            <text:p>0.7137222247</text:p>
          </table:table-cell>
          <table:table-cell table:formula="of:=COS(2 * PI() * [.B299])" office:value-type="float" office:value="0.726754408082925">
            <text:p>0.7267544081</text:p>
          </table:table-cell>
          <table:table-cell table:formula="of:=SIN(2 * PI() * [.B299])" office:value-type="float" office:value="0.686897394326138">
            <text:p>0.6868973943</text:p>
          </table:table-cell>
          <table:table-cell table:formula="of:=[.D299]*[.E299]" office:value-type="float" office:value="0.518700772963658">
            <text:p>0.518700773</text:p>
          </table:table-cell>
          <table:table-cell table:formula="of:=[.D299]*[.F299]" office:value-type="float" office:value="0.490253936434378">
            <text:p>0.4902539364</text:p>
          </table:table-cell>
          <table:table-cell table:formula="of:=[.C299]" office:value-type="float" office:value="0.700428858584153">
            <text:p>0.7004288586</text:p>
          </table:table-cell>
        </table:table-row>
        <table:table-row table:style-name="ro1">
          <table:table-cell table:formula="of:=RAND()" office:value-type="float" office:value="0.34698486328125">
            <text:p>0.3469848633</text:p>
          </table:table-cell>
          <table:table-cell table:formula="of:=RAND()" office:value-type="float" office:value="0.7835693359375">
            <text:p>0.7835693359</text:p>
          </table:table-cell>
          <table:table-cell table:formula="of:=SQRT(1 - [.A300])" office:value-type="float" office:value="0.808093519785148">
            <text:p>0.8080935198</text:p>
          </table:table-cell>
          <table:table-cell table:formula="of:=SQRT(1 - (1 - [.A300]))" office:value-type="float" office:value="0.58905421081701">
            <text:p>0.5890542108</text:p>
          </table:table-cell>
          <table:table-cell table:formula="of:=COS(2 * PI() * [.B300])" office:value-type="float" office:value="0.209361906010474">
            <text:p>0.209361906</text:p>
          </table:table-cell>
          <table:table-cell table:formula="of:=SIN(2 * PI() * [.B300])" office:value-type="float" office:value="-0.97783822399805">
            <text:p>-0.977838224</text:p>
          </table:table-cell>
          <table:table-cell table:formula="of:=[.D300]*[.E300]" office:value-type="float" office:value="0.123325512320145">
            <text:p>0.1233255123</text:p>
          </table:table-cell>
          <table:table-cell table:formula="of:=[.D300]*[.F300]" office:value-type="float" office:value="-0.575999723343878">
            <text:p>-0.5759997233</text:p>
          </table:table-cell>
          <table:table-cell table:formula="of:=[.C300]" office:value-type="float" office:value="0.808093519785148">
            <text:p>0.8080935198</text:p>
          </table:table-cell>
        </table:table-row>
        <table:table-row table:style-name="ro1">
          <table:table-cell table:formula="of:=RAND()" office:value-type="float" office:value="0.27154541015625">
            <text:p>0.2715454102</text:p>
          </table:table-cell>
          <table:table-cell table:formula="of:=RAND()" office:value-type="float" office:value="0.199249267578125">
            <text:p>0.1992492676</text:p>
          </table:table-cell>
          <table:table-cell table:formula="of:=SQRT(1 - [.A301])" office:value-type="float" office:value="0.853495512491864">
            <text:p>0.8534955125</text:p>
          </table:table-cell>
          <table:table-cell table:formula="of:=SQRT(1 - (1 - [.A301]))" office:value-type="float" office:value="0.521100192051634">
            <text:p>0.5211001921</text:p>
          </table:table-cell>
          <table:table-cell table:formula="of:=COS(2 * PI() * [.B301])" office:value-type="float" office:value="0.313499664885093">
            <text:p>0.3134996649</text:p>
          </table:table-cell>
          <table:table-cell table:formula="of:=SIN(2 * PI() * [.B301])" office:value-type="float" office:value="0.94958831085736">
            <text:p>0.9495883109</text:p>
          </table:table-cell>
          <table:table-cell table:formula="of:=[.D301]*[.E301]" office:value-type="float" office:value="0.163364735579745">
            <text:p>0.1633647356</text:p>
          </table:table-cell>
          <table:table-cell table:formula="of:=[.D301]*[.F301]" office:value-type="float" office:value="0.494830651157757">
            <text:p>0.4948306512</text:p>
          </table:table-cell>
          <table:table-cell table:formula="of:=[.C301]" office:value-type="float" office:value="0.853495512491864">
            <text:p>0.8534955125</text:p>
          </table:table-cell>
        </table:table-row>
        <table:table-row table:style-name="ro1">
          <table:table-cell table:formula="of:=RAND()" office:value-type="float" office:value="0.732452392578125">
            <text:p>0.7324523926</text:p>
          </table:table-cell>
          <table:table-cell table:formula="of:=RAND()" office:value-type="float" office:value="0.096435546875">
            <text:p>0.0964355469</text:p>
          </table:table-cell>
          <table:table-cell table:formula="of:=SQRT(1 - [.A302])" office:value-type="float" office:value="0.517250043423754">
            <text:p>0.5172500434</text:p>
          </table:table-cell>
          <table:table-cell table:formula="of:=SQRT(1 - (1 - [.A302]))" office:value-type="float" office:value="0.855834325426437">
            <text:p>0.8558343254</text:p>
          </table:table-cell>
          <table:table-cell table:formula="of:=COS(2 * PI() * [.B302])" office:value-type="float" office:value="0.821977115279242">
            <text:p>0.8219771153</text:p>
          </table:table-cell>
          <table:table-cell table:formula="of:=SIN(2 * PI() * [.B302])" office:value-type="float" office:value="0.569520519346947">
            <text:p>0.5695205193</text:p>
          </table:table-cell>
          <table:table-cell table:formula="of:=[.D302]*[.E302]" office:value-type="float" office:value="0.703476229970979">
            <text:p>0.70347623</text:p>
          </table:table-cell>
          <table:table-cell table:formula="of:=[.D302]*[.F302]" office:value-type="float" office:value="0.487415209491809">
            <text:p>0.4874152095</text:p>
          </table:table-cell>
          <table:table-cell table:formula="of:=[.C302]" office:value-type="float" office:value="0.517250043423754">
            <text:p>0.5172500434</text:p>
          </table:table-cell>
        </table:table-row>
        <table:table-row table:style-name="ro1">
          <table:table-cell table:formula="of:=RAND()" office:value-type="float" office:value="0.5068359375">
            <text:p>0.5068359375</text:p>
          </table:table-cell>
          <table:table-cell table:formula="of:=RAND()" office:value-type="float" office:value="0.395416259765625">
            <text:p>0.3954162598</text:p>
          </table:table-cell>
          <table:table-cell table:formula="of:=SQRT(1 - [.A303])" office:value-type="float" office:value="0.702256407945132">
            <text:p>0.7022564079</text:p>
          </table:table-cell>
          <table:table-cell table:formula="of:=SQRT(1 - (1 - [.A303]))" office:value-type="float" office:value="0.711924109368407">
            <text:p>0.7119241094</text:p>
          </table:table-cell>
          <table:table-cell table:formula="of:=COS(2 * PI() * [.B303])" office:value-type="float" office:value="-0.791755327952073">
            <text:p>-0.791755328</text:p>
          </table:table-cell>
          <table:table-cell table:formula="of:=SIN(2 * PI() * [.B303])" office:value-type="float" office:value="0.610838358863869">
            <text:p>0.6108383589</text:p>
          </table:table-cell>
          <table:table-cell table:formula="of:=[.D303]*[.E303]" office:value-type="float" office:value="-0.563669706689971">
            <text:p>-0.5636697067</text:p>
          </table:table-cell>
          <table:table-cell table:formula="of:=[.D303]*[.F303]" office:value-type="float" office:value="0.43487055460222">
            <text:p>0.4348705546</text:p>
          </table:table-cell>
          <table:table-cell table:formula="of:=[.C303]" office:value-type="float" office:value="0.702256407945132">
            <text:p>0.7022564079</text:p>
          </table:table-cell>
        </table:table-row>
        <table:table-row table:style-name="ro1">
          <table:table-cell table:formula="of:=RAND()" office:value-type="float" office:value="0.629638671875">
            <text:p>0.6296386719</text:p>
          </table:table-cell>
          <table:table-cell table:formula="of:=RAND()" office:value-type="float" office:value="0.7569580078125">
            <text:p>0.7569580078</text:p>
          </table:table-cell>
          <table:table-cell table:formula="of:=SQRT(1 - [.A304])" office:value-type="float" office:value="0.608573190442201">
            <text:p>0.6085731904</text:p>
          </table:table-cell>
          <table:table-cell table:formula="of:=SQRT(1 - (1 - [.A304]))" office:value-type="float" office:value="0.793497745349664">
            <text:p>0.7934977453</text:p>
          </table:table-cell>
          <table:table-cell table:formula="of:=COS(2 * PI() * [.B304])" office:value-type="float" office:value="0.043704527250063">
            <text:p>0.0437045273</text:p>
          </table:table-cell>
          <table:table-cell table:formula="of:=SIN(2 * PI() * [.B304])" office:value-type="float" office:value="-0.999044500659429">
            <text:p>-0.9990445007</text:p>
          </table:table-cell>
          <table:table-cell table:formula="of:=[.D304]*[.E304]" office:value-type="float" office:value="0.0346794438344979">
            <text:p>0.0346794438</text:p>
          </table:table-cell>
          <table:table-cell table:formula="of:=[.D304]*[.F304]" office:value-type="float" office:value="-0.792739558777238">
            <text:p>-0.7927395588</text:p>
          </table:table-cell>
          <table:table-cell table:formula="of:=[.C304]" office:value-type="float" office:value="0.608573190442201">
            <text:p>0.6085731904</text:p>
          </table:table-cell>
        </table:table-row>
        <table:table-row table:style-name="ro1">
          <table:table-cell table:formula="of:=RAND()" office:value-type="float" office:value="0.67108154296875">
            <text:p>0.671081543</text:p>
          </table:table-cell>
          <table:table-cell table:formula="of:=RAND()" office:value-type="float" office:value="0.706939697265625">
            <text:p>0.7069396973</text:p>
          </table:table-cell>
          <table:table-cell table:formula="of:=SQRT(1 - [.A305])" office:value-type="float" office:value="0.57351412975728">
            <text:p>0.5735141298</text:p>
          </table:table-cell>
          <table:table-cell table:formula="of:=SQRT(1 - (1 - [.A305]))" office:value-type="float" office:value="0.819195668304435">
            <text:p>0.8191956683</text:p>
          </table:table-cell>
          <table:table-cell table:formula="of:=COS(2 * PI() * [.B305])" office:value-type="float" office:value="-0.267267118554411">
            <text:p>-0.2672671186</text:p>
          </table:table-cell>
          <table:table-cell table:formula="of:=SIN(2 * PI() * [.B305])" office:value-type="float" office:value="-0.963622481752902">
            <text:p>-0.9636224818</text:p>
          </table:table-cell>
          <table:table-cell table:formula="of:=[.D305]*[.E305]" office:value-type="float" office:value="-0.218944065799981">
            <text:p>-0.2189440658</text:p>
          </table:table-cell>
          <table:table-cell table:formula="of:=[.D305]*[.F305]" office:value-type="float" office:value="-0.789395362932747">
            <text:p>-0.7893953629</text:p>
          </table:table-cell>
          <table:table-cell table:formula="of:=[.C305]" office:value-type="float" office:value="0.57351412975728">
            <text:p>0.5735141298</text:p>
          </table:table-cell>
        </table:table-row>
        <table:table-row table:style-name="ro1">
          <table:table-cell table:formula="of:=RAND()" office:value-type="float" office:value="0.574737548828125">
            <text:p>0.5747375488</text:p>
          </table:table-cell>
          <table:table-cell table:formula="of:=RAND()" office:value-type="float" office:value="0.82305908203125">
            <text:p>0.823059082</text:p>
          </table:table-cell>
          <table:table-cell table:formula="of:=SQRT(1 - [.A306])" office:value-type="float" office:value="0.652121500314071">
            <text:p>0.6521215003</text:p>
          </table:table-cell>
          <table:table-cell table:formula="of:=SQRT(1 - (1 - [.A306]))" office:value-type="float" office:value="0.758114469475504">
            <text:p>0.7581144695</text:p>
          </table:table-cell>
          <table:table-cell table:formula="of:=COS(2 * PI() * [.B306])" office:value-type="float" office:value="0.443091054613736">
            <text:p>0.4430910546</text:p>
          </table:table-cell>
          <table:table-cell table:formula="of:=SIN(2 * PI() * [.B306])" office:value-type="float" office:value="-0.896476612813344">
            <text:p>-0.8964766128</text:p>
          </table:table-cell>
          <table:table-cell table:formula="of:=[.D306]*[.E306]" office:value-type="float" office:value="0.335913739797834">
            <text:p>0.3359137398</text:p>
          </table:table-cell>
          <table:table-cell table:formula="of:=[.D306]*[.F306]" office:value-type="float" office:value="-0.679631891720185">
            <text:p>-0.6796318917</text:p>
          </table:table-cell>
          <table:table-cell table:formula="of:=[.C306]" office:value-type="float" office:value="0.652121500314071">
            <text:p>0.6521215003</text:p>
          </table:table-cell>
        </table:table-row>
        <table:table-row table:style-name="ro1">
          <table:table-cell table:formula="of:=RAND()" office:value-type="float" office:value="0.507720947265625">
            <text:p>0.5077209473</text:p>
          </table:table-cell>
          <table:table-cell table:formula="of:=RAND()" office:value-type="float" office:value="0.8670654296875">
            <text:p>0.8670654297</text:p>
          </table:table-cell>
          <table:table-cell table:formula="of:=SQRT(1 - [.A307])" office:value-type="float" office:value="0.701626006312747">
            <text:p>0.7016260063</text:p>
          </table:table-cell>
          <table:table-cell table:formula="of:=SQRT(1 - (1 - [.A307]))" office:value-type="float" office:value="0.712545400143475">
            <text:p>0.7125454001</text:p>
          </table:table-cell>
          <table:table-cell table:formula="of:=COS(2 * PI() * [.B307])" office:value-type="float" office:value="0.670990454976794">
            <text:p>0.670990455</text:p>
          </table:table-cell>
          <table:table-cell table:formula="of:=SIN(2 * PI() * [.B307])" office:value-type="float" office:value="-0.741465986630564">
            <text:p>-0.7414659866</text:p>
          </table:table-cell>
          <table:table-cell table:formula="of:=[.D307]*[.E307]" office:value-type="float" office:value="0.478111162233892">
            <text:p>0.4781111622</text:p>
          </table:table-cell>
          <table:table-cell table:formula="of:=[.D307]*[.F307]" office:value-type="float" office:value="-0.528328178136452">
            <text:p>-0.5283281781</text:p>
          </table:table-cell>
          <table:table-cell table:formula="of:=[.C307]" office:value-type="float" office:value="0.701626006312747">
            <text:p>0.7016260063</text:p>
          </table:table-cell>
        </table:table-row>
        <table:table-row table:style-name="ro1">
          <table:table-cell table:formula="of:=RAND()" office:value-type="float" office:value="0.092620849609375">
            <text:p>0.0926208496</text:p>
          </table:table-cell>
          <table:table-cell table:formula="of:=RAND()" office:value-type="float" office:value="0.18634033203125">
            <text:p>0.186340332</text:p>
          </table:table-cell>
          <table:table-cell table:formula="of:=SQRT(1 - [.A308])" office:value-type="float" office:value="0.952564512456046">
            <text:p>0.9525645125</text:p>
          </table:table-cell>
          <table:table-cell table:formula="of:=SQRT(1 - (1 - [.A308]))" office:value-type="float" office:value="0.304336737199726">
            <text:p>0.3043367372</text:p>
          </table:table-cell>
          <table:table-cell table:formula="of:=COS(2 * PI() * [.B308])" office:value-type="float" office:value="0.389404978078991">
            <text:p>0.3894049781</text:p>
          </table:table-cell>
          <table:table-cell table:formula="of:=SIN(2 * PI() * [.B308])" office:value-type="float" office:value="0.921066644194273">
            <text:p>0.9210666442</text:p>
          </table:table-cell>
          <table:table-cell table:formula="of:=[.D308]*[.E308]" office:value-type="float" office:value="0.118510240477891">
            <text:p>0.1185102405</text:p>
          </table:table-cell>
          <table:table-cell table:formula="of:=[.D308]*[.F308]" office:value-type="float" office:value="0.280314417237586">
            <text:p>0.2803144172</text:p>
          </table:table-cell>
          <table:table-cell table:formula="of:=[.C308]" office:value-type="float" office:value="0.952564512456046">
            <text:p>0.9525645125</text:p>
          </table:table-cell>
        </table:table-row>
        <table:table-row table:style-name="ro1">
          <table:table-cell table:formula="of:=RAND()" office:value-type="float" office:value="0.738677978515625">
            <text:p>0.7386779785</text:p>
          </table:table-cell>
          <table:table-cell table:formula="of:=RAND()" office:value-type="float" office:value="0.489349365234375">
            <text:p>0.4893493652</text:p>
          </table:table-cell>
          <table:table-cell table:formula="of:=SQRT(1 - [.A309])" office:value-type="float" office:value="0.511196656370496">
            <text:p>0.5111966564</text:p>
          </table:table-cell>
          <table:table-cell table:formula="of:=SQRT(1 - (1 - [.A309]))" office:value-type="float" office:value="0.859463773823903">
            <text:p>0.8594637738</text:p>
          </table:table-cell>
          <table:table-cell table:formula="of:=COS(2 * PI() * [.B309])" office:value-type="float" office:value="-0.99776169819547">
            <text:p>-0.9977616982</text:p>
          </table:table-cell>
          <table:table-cell table:formula="of:=SIN(2 * PI() * [.B309])" office:value-type="float" office:value="0.0668699754306283">
            <text:p>0.0668699754</text:p>
          </table:table-cell>
          <table:table-cell table:formula="of:=[.D309]*[.E309]" office:value-type="float" office:value="-0.857540034508024">
            <text:p>-0.8575400345</text:p>
          </table:table-cell>
          <table:table-cell table:formula="of:=[.D309]*[.F309]" office:value-type="float" office:value="0.0574723214391195">
            <text:p>0.0574723214</text:p>
          </table:table-cell>
          <table:table-cell table:formula="of:=[.C309]" office:value-type="float" office:value="0.511196656370496">
            <text:p>0.5111966564</text:p>
          </table:table-cell>
        </table:table-row>
        <table:table-row table:style-name="ro1">
          <table:table-cell table:formula="of:=RAND()" office:value-type="float" office:value="0.441650390625">
            <text:p>0.4416503906</text:p>
          </table:table-cell>
          <table:table-cell table:formula="of:=RAND()" office:value-type="float" office:value="0.45343017578125">
            <text:p>0.4534301758</text:p>
          </table:table-cell>
          <table:table-cell table:formula="of:=SQRT(1 - [.A310])" office:value-type="float" office:value="0.747227950076146">
            <text:p>0.7472279501</text:p>
          </table:table-cell>
          <table:table-cell table:formula="of:=SQRT(1 - (1 - [.A310]))" office:value-type="float" office:value="0.664567822441773">
            <text:p>0.6645678224</text:p>
          </table:table-cell>
          <table:table-cell table:formula="of:=COS(2 * PI() * [.B310])" office:value-type="float" office:value="-0.957495190091032">
            <text:p>-0.9574951901</text:p>
          </table:table-cell>
          <table:table-cell table:formula="of:=SIN(2 * PI() * [.B310])" office:value-type="float" office:value="0.288449234619434">
            <text:p>0.2884492346</text:p>
          </table:table-cell>
          <table:table-cell table:formula="of:=[.D310]*[.E310]" office:value-type="float" office:value="-0.636320493477269">
            <text:p>-0.6363204935</text:p>
          </table:table-cell>
          <table:table-cell table:formula="of:=[.D310]*[.F310]" office:value-type="float" office:value="0.191694079736034">
            <text:p>0.1916940797</text:p>
          </table:table-cell>
          <table:table-cell table:formula="of:=[.C310]" office:value-type="float" office:value="0.747227950076146">
            <text:p>0.7472279501</text:p>
          </table:table-cell>
        </table:table-row>
        <table:table-row table:style-name="ro1">
          <table:table-cell table:formula="of:=RAND()" office:value-type="float" office:value="0.379425048828125">
            <text:p>0.3794250488</text:p>
          </table:table-cell>
          <table:table-cell table:formula="of:=RAND()" office:value-type="float" office:value="0.474517822265625">
            <text:p>0.4745178223</text:p>
          </table:table-cell>
          <table:table-cell table:formula="of:=SQRT(1 - [.A311])" office:value-type="float" office:value="0.787765797157934">
            <text:p>0.7877657972</text:p>
          </table:table-cell>
          <table:table-cell table:formula="of:=SQRT(1 - (1 - [.A311]))" office:value-type="float" office:value="0.615974876783238">
            <text:p>0.6159748768</text:p>
          </table:table-cell>
          <table:table-cell table:formula="of:=COS(2 * PI() * [.B311])" office:value-type="float" office:value="-0.987209872809321">
            <text:p>-0.9872098728</text:p>
          </table:table-cell>
          <table:table-cell table:formula="of:=SIN(2 * PI() * [.B311])" office:value-type="float" office:value="0.159426055046861">
            <text:p>0.159426055</text:p>
          </table:table-cell>
          <table:table-cell table:formula="of:=[.D311]*[.E311]" office:value-type="float" office:value="-0.608096479762917">
            <text:p>-0.6080964798</text:p>
          </table:table-cell>
          <table:table-cell table:formula="of:=[.D311]*[.F311]" office:value-type="float" office:value="0.0982024446135276">
            <text:p>0.0982024446</text:p>
          </table:table-cell>
          <table:table-cell table:formula="of:=[.C311]" office:value-type="float" office:value="0.787765797157934">
            <text:p>0.7877657972</text:p>
          </table:table-cell>
        </table:table-row>
        <table:table-row table:style-name="ro1">
          <table:table-cell table:formula="of:=RAND()" office:value-type="float" office:value="0.01519775390625">
            <text:p>0.0151977539</text:p>
          </table:table-cell>
          <table:table-cell table:formula="of:=RAND()" office:value-type="float" office:value="0.57330322265625">
            <text:p>0.5733032227</text:p>
          </table:table-cell>
          <table:table-cell table:formula="of:=SQRT(1 - [.A312])" office:value-type="float" office:value="0.992372030084358">
            <text:p>0.9923720301</text:p>
          </table:table-cell>
          <table:table-cell table:formula="of:=SQRT(1 - (1 - [.A312]))" office:value-type="float" office:value="0.12327917060984">
            <text:p>0.1232791706</text:p>
          </table:table-cell>
          <table:table-cell table:formula="of:=COS(2 * PI() * [.B312])" office:value-type="float" office:value="-0.895795865166814">
            <text:p>-0.8957958652</text:p>
          </table:table-cell>
          <table:table-cell table:formula="of:=SIN(2 * PI() * [.B312])" office:value-type="float" office:value="-0.444465710657234">
            <text:p>-0.4444657107</text:p>
          </table:table-cell>
          <table:table-cell table:formula="of:=[.D312]*[.E312]" office:value-type="float" office:value="-0.110432971293489">
            <text:p>-0.1104329713</text:p>
          </table:table-cell>
          <table:table-cell table:formula="of:=[.D312]*[.F312]" office:value-type="float" office:value="-0.0547933641743368">
            <text:p>-0.0547933642</text:p>
          </table:table-cell>
          <table:table-cell table:formula="of:=[.C312]" office:value-type="float" office:value="0.992372030084358">
            <text:p>0.9923720301</text:p>
          </table:table-cell>
        </table:table-row>
        <table:table-row table:style-name="ro1">
          <table:table-cell table:formula="of:=RAND()" office:value-type="float" office:value="0.492584228515625">
            <text:p>0.4925842285</text:p>
          </table:table-cell>
          <table:table-cell table:formula="of:=RAND()" office:value-type="float" office:value="0.58526611328125">
            <text:p>0.5852661133</text:p>
          </table:table-cell>
          <table:table-cell table:formula="of:=SQRT(1 - [.A313])" office:value-type="float" office:value="0.712331223157019">
            <text:p>0.7123312232</text:p>
          </table:table-cell>
          <table:table-cell table:formula="of:=SQRT(1 - (1 - [.A313]))" office:value-type="float" office:value="0.701843450147984">
            <text:p>0.7018434501</text:p>
          </table:table-cell>
          <table:table-cell table:formula="of:=COS(2 * PI() * [.B313])" office:value-type="float" office:value="-0.859889687076602">
            <text:p>-0.8598896871</text:p>
          </table:table-cell>
          <table:table-cell table:formula="of:=SIN(2 * PI() * [.B313])" office:value-type="float" office:value="-0.510479897801376">
            <text:p>-0.5104798978</text:p>
          </table:table-cell>
          <table:table-cell table:formula="of:=[.D313]*[.E313]" office:value-type="float" office:value="-0.603507944724513">
            <text:p>-0.6035079447</text:p>
          </table:table-cell>
          <table:table-cell table:formula="of:=[.D313]*[.F313]" office:value-type="float" office:value="-0.358276972704108">
            <text:p>-0.3582769727</text:p>
          </table:table-cell>
          <table:table-cell table:formula="of:=[.C313]" office:value-type="float" office:value="0.712331223157019">
            <text:p>0.7123312232</text:p>
          </table:table-cell>
        </table:table-row>
        <table:table-row table:style-name="ro1">
          <table:table-cell table:formula="of:=RAND()" office:value-type="float" office:value="0.21063232421875">
            <text:p>0.2106323242</text:p>
          </table:table-cell>
          <table:table-cell table:formula="of:=RAND()" office:value-type="float" office:value="0.74114990234375">
            <text:p>0.7411499023</text:p>
          </table:table-cell>
          <table:table-cell table:formula="of:=SQRT(1 - [.A314])" office:value-type="float" office:value="0.888463660360541">
            <text:p>0.8884636604</text:p>
          </table:table-cell>
          <table:table-cell table:formula="of:=SQRT(1 - (1 - [.A314]))" office:value-type="float" office:value="0.458946973210141">
            <text:p>0.4589469732</text:p>
          </table:table-cell>
          <table:table-cell table:formula="of:=COS(2 * PI() * [.B314])" office:value-type="float" office:value="-0.0555781508710047">
            <text:p>-0.0555781509</text:p>
          </table:table-cell>
          <table:table-cell table:formula="of:=SIN(2 * PI() * [.B314])" office:value-type="float" office:value="-0.998454340040525">
            <text:p>-0.99845434</text:p>
          </table:table-cell>
          <table:table-cell table:formula="of:=[.D314]*[.E314]" office:value-type="float" office:value="-0.0255074241188642">
            <text:p>-0.0255074241</text:p>
          </table:table-cell>
          <table:table-cell table:formula="of:=[.D314]*[.F314]" office:value-type="float" office:value="-0.458237597250128">
            <text:p>-0.4582375973</text:p>
          </table:table-cell>
          <table:table-cell table:formula="of:=[.C314]" office:value-type="float" office:value="0.888463660360541">
            <text:p>0.8884636604</text:p>
          </table:table-cell>
        </table:table-row>
        <table:table-row table:style-name="ro1">
          <table:table-cell table:formula="of:=RAND()" office:value-type="float" office:value="0.193328857421875">
            <text:p>0.1933288574</text:p>
          </table:table-cell>
          <table:table-cell table:formula="of:=RAND()" office:value-type="float" office:value="0.84814453125">
            <text:p>0.8481445313</text:p>
          </table:table-cell>
          <table:table-cell table:formula="of:=SQRT(1 - [.A315])" office:value-type="float" office:value="0.898148730766862">
            <text:p>0.8981487308</text:p>
          </table:table-cell>
          <table:table-cell table:formula="of:=SQRT(1 - (1 - [.A315]))" office:value-type="float" office:value="0.439691775476725">
            <text:p>0.4396917755</text:p>
          </table:table-cell>
          <table:table-cell table:formula="of:=COS(2 * PI() * [.B315])" office:value-type="float" office:value="0.578313796411655">
            <text:p>0.5783137964</text:p>
          </table:table-cell>
          <table:table-cell table:formula="of:=SIN(2 * PI() * [.B315])" office:value-type="float" office:value="-0.815814410806734">
            <text:p>-0.8158144108</text:p>
          </table:table-cell>
          <table:table-cell table:formula="of:=[.D315]*[.E315]" office:value-type="float" office:value="0.254279819926926">
            <text:p>0.2542798199</text:p>
          </table:table-cell>
          <table:table-cell table:formula="of:=[.D315]*[.F315]" office:value-type="float" office:value="-0.358706886747111">
            <text:p>-0.3587068867</text:p>
          </table:table-cell>
          <table:table-cell table:formula="of:=[.C315]" office:value-type="float" office:value="0.898148730766862">
            <text:p>0.8981487308</text:p>
          </table:table-cell>
        </table:table-row>
        <table:table-row table:style-name="ro1">
          <table:table-cell table:formula="of:=RAND()" office:value-type="float" office:value="0.572479248046875">
            <text:p>0.572479248</text:p>
          </table:table-cell>
          <table:table-cell table:formula="of:=RAND()" office:value-type="float" office:value="0.853363037109375">
            <text:p>0.8533630371</text:p>
          </table:table-cell>
          <table:table-cell table:formula="of:=SQRT(1 - [.A316])" office:value-type="float" office:value="0.653850710753705">
            <text:p>0.6538507108</text:p>
          </table:table-cell>
          <table:table-cell table:formula="of:=SQRT(1 - (1 - [.A316]))" office:value-type="float" office:value="0.756623584120185">
            <text:p>0.7566235841</text:p>
          </table:table-cell>
          <table:table-cell table:formula="of:=COS(2 * PI() * [.B316])" office:value-type="float" office:value="0.604747764158633">
            <text:p>0.6047477642</text:p>
          </table:table-cell>
          <table:table-cell table:formula="of:=SIN(2 * PI() * [.B316])" office:value-type="float" office:value="-0.796417065202105">
            <text:p>-0.7964170652</text:p>
          </table:table-cell>
          <table:table-cell table:formula="of:=[.D316]*[.E316]" office:value-type="float" office:value="0.457566420806374">
            <text:p>0.4575664208</text:p>
          </table:table-cell>
          <table:table-cell table:formula="of:=[.D316]*[.F316]" office:value-type="float" office:value="-0.602587934327696">
            <text:p>-0.6025879343</text:p>
          </table:table-cell>
          <table:table-cell table:formula="of:=[.C316]" office:value-type="float" office:value="0.653850710753705">
            <text:p>0.6538507108</text:p>
          </table:table-cell>
        </table:table-row>
        <table:table-row table:style-name="ro1">
          <table:table-cell table:formula="of:=RAND()" office:value-type="float" office:value="0.740020751953125">
            <text:p>0.740020752</text:p>
          </table:table-cell>
          <table:table-cell table:formula="of:=RAND()" office:value-type="float" office:value="0.208038330078125">
            <text:p>0.2080383301</text:p>
          </table:table-cell>
          <table:table-cell table:formula="of:=SQRT(1 - [.A317])" office:value-type="float" office:value="0.509881601989006">
            <text:p>0.509881602</text:p>
          </table:table-cell>
          <table:table-cell table:formula="of:=SQRT(1 - (1 - [.A317]))" office:value-type="float" office:value="0.860244588447451">
            <text:p>0.8602445884</text:p>
          </table:table-cell>
          <table:table-cell table:formula="of:=COS(2 * PI() * [.B317])" office:value-type="float" office:value="0.260609001056296">
            <text:p>0.2606090011</text:p>
          </table:table-cell>
          <table:table-cell table:formula="of:=SIN(2 * PI() * [.B317])" office:value-type="float" office:value="0.965444430595795">
            <text:p>0.9654444306</text:p>
          </table:table-cell>
          <table:table-cell table:formula="of:=[.D317]*[.E317]" office:value-type="float" office:value="0.224187482859375">
            <text:p>0.2241874829</text:p>
          </table:table-cell>
          <table:table-cell table:formula="of:=[.D317]*[.F317]" office:value-type="float" office:value="0.830518346866764">
            <text:p>0.8305183469</text:p>
          </table:table-cell>
          <table:table-cell table:formula="of:=[.C317]" office:value-type="float" office:value="0.509881601989006">
            <text:p>0.509881602</text:p>
          </table:table-cell>
        </table:table-row>
        <table:table-row table:style-name="ro1">
          <table:table-cell table:formula="of:=RAND()" office:value-type="float" office:value="0.962371826171875">
            <text:p>0.9623718262</text:p>
          </table:table-cell>
          <table:table-cell table:formula="of:=RAND()" office:value-type="float" office:value="0.485809326171875">
            <text:p>0.4858093262</text:p>
          </table:table-cell>
          <table:table-cell table:formula="of:=SQRT(1 - [.A318])" office:value-type="float" office:value="0.193979828405236">
            <text:p>0.1939798284</text:p>
          </table:table-cell>
          <table:table-cell table:formula="of:=SQRT(1 - (1 - [.A318]))" office:value-type="float" office:value="0.981005517911023">
            <text:p>0.9810055179</text:p>
          </table:table-cell>
          <table:table-cell table:formula="of:=COS(2 * PI() * [.B318])" office:value-type="float" office:value="-0.996027645135174">
            <text:p>-0.9960276451</text:p>
          </table:table-cell>
          <table:table-cell table:formula="of:=SIN(2 * PI() * [.B318])" office:value-type="float" office:value="0.0890445401272912">
            <text:p>0.0890445401</text:p>
          </table:table-cell>
          <table:table-cell table:formula="of:=[.D318]*[.E318]" office:value-type="float" office:value="-0.977108615869528">
            <text:p>-0.9771086159</text:p>
          </table:table-cell>
          <table:table-cell table:formula="of:=[.D318]*[.F318]" office:value-type="float" office:value="0.0873531852047222">
            <text:p>0.0873531852</text:p>
          </table:table-cell>
          <table:table-cell table:formula="of:=[.C318]" office:value-type="float" office:value="0.193979828405236">
            <text:p>0.1939798284</text:p>
          </table:table-cell>
        </table:table-row>
        <table:table-row table:style-name="ro1">
          <table:table-cell table:formula="of:=RAND()" office:value-type="float" office:value="0.699920654296875">
            <text:p>0.6999206543</text:p>
          </table:table-cell>
          <table:table-cell table:formula="of:=RAND()" office:value-type="float" office:value="0.769256591796875">
            <text:p>0.7692565918</text:p>
          </table:table-cell>
          <table:table-cell table:formula="of:=SQRT(1 - [.A319])" office:value-type="float" office:value="0.547794985102205">
            <text:p>0.5477949851</text:p>
          </table:table-cell>
          <table:table-cell table:formula="of:=SQRT(1 - (1 - [.A319]))" office:value-type="float" office:value="0.836612607063075">
            <text:p>0.8366126071</text:p>
          </table:table-cell>
          <table:table-cell table:formula="of:=COS(2 * PI() * [.B319])" office:value-type="float" office:value="0.120697743665676">
            <text:p>0.1206977437</text:p>
          </table:table-cell>
          <table:table-cell table:formula="of:=SIN(2 * PI() * [.B319])" office:value-type="float" office:value="-0.992689304200471">
            <text:p>-0.9926893042</text:p>
          </table:table-cell>
          <table:table-cell table:formula="of:=[.D319]*[.E319]" office:value-type="float" office:value="0.100977253994772">
            <text:p>0.100977254</text:p>
          </table:table-cell>
          <table:table-cell table:formula="of:=[.D319]*[.F319]" office:value-type="float" office:value="-0.830496386790786">
            <text:p>-0.8304963868</text:p>
          </table:table-cell>
          <table:table-cell table:formula="of:=[.C319]" office:value-type="float" office:value="0.547794985102205">
            <text:p>0.5477949851</text:p>
          </table:table-cell>
        </table:table-row>
        <table:table-row table:style-name="ro1">
          <table:table-cell table:formula="of:=RAND()" office:value-type="float" office:value="0.03472900390625">
            <text:p>0.0347290039</text:p>
          </table:table-cell>
          <table:table-cell table:formula="of:=RAND()" office:value-type="float" office:value="0.6422119140625">
            <text:p>0.6422119141</text:p>
          </table:table-cell>
          <table:table-cell table:formula="of:=SQRT(1 - [.A320])" office:value-type="float" office:value="0.982482058916981">
            <text:p>0.9824820589</text:p>
          </table:table-cell>
          <table:table-cell table:formula="of:=SQRT(1 - (1 - [.A320]))" office:value-type="float" office:value="0.186357194404321">
            <text:p>0.1863571944</text:p>
          </table:table-cell>
          <table:table-cell table:formula="of:=COS(2 * PI() * [.B320])" office:value-type="float" office:value="-0.626654286272029">
            <text:p>-0.6266542863</text:p>
          </table:table-cell>
          <table:table-cell table:formula="of:=SIN(2 * PI() * [.B320])" office:value-type="float" office:value="-0.77929737937253">
            <text:p>-0.7792973794</text:p>
          </table:table-cell>
          <table:table-cell table:formula="of:=[.D320]*[.E320]" office:value-type="float" office:value="-0.116781534651098">
            <text:p>-0.1167815347</text:p>
          </table:table-cell>
          <table:table-cell table:formula="of:=[.D320]*[.F320]" office:value-type="float" office:value="-0.145227673226505">
            <text:p>-0.1452276732</text:p>
          </table:table-cell>
          <table:table-cell table:formula="of:=[.C320]" office:value-type="float" office:value="0.982482058916981">
            <text:p>0.9824820589</text:p>
          </table:table-cell>
        </table:table-row>
        <table:table-row table:style-name="ro1">
          <table:table-cell table:formula="of:=RAND()" office:value-type="float" office:value="0.604278564453125">
            <text:p>0.6042785645</text:p>
          </table:table-cell>
          <table:table-cell table:formula="of:=RAND()" office:value-type="float" office:value="0.132232666015625">
            <text:p>0.132232666</text:p>
          </table:table-cell>
          <table:table-cell table:formula="of:=SQRT(1 - [.A321])" office:value-type="float" office:value="0.629063935977">
            <text:p>0.629063936</text:p>
          </table:table-cell>
          <table:table-cell table:formula="of:=SQRT(1 - (1 - [.A321]))" office:value-type="float" office:value="0.777353564636533">
            <text:p>0.7773535646</text:p>
          </table:table-cell>
          <table:table-cell table:formula="of:=COS(2 * PI() * [.B321])" office:value-type="float" office:value="0.67425392847892">
            <text:p>0.6742539285</text:p>
          </table:table-cell>
          <table:table-cell table:formula="of:=SIN(2 * PI() * [.B321])" office:value-type="float" office:value="0.738499586953671">
            <text:p>0.738499587</text:p>
          </table:table-cell>
          <table:table-cell table:formula="of:=[.D321]*[.E321]" office:value-type="float" office:value="0.524133694773275">
            <text:p>0.5241336948</text:p>
          </table:table-cell>
          <table:table-cell table:formula="of:=[.D321]*[.F321]" office:value-type="float" office:value="0.574075286401044">
            <text:p>0.5740752864</text:p>
          </table:table-cell>
          <table:table-cell table:formula="of:=[.C321]" office:value-type="float" office:value="0.629063935977">
            <text:p>0.629063936</text:p>
          </table:table-cell>
        </table:table-row>
        <table:table-row table:style-name="ro1">
          <table:table-cell table:formula="of:=RAND()" office:value-type="float" office:value="0.024932861328125">
            <text:p>0.0249328613</text:p>
          </table:table-cell>
          <table:table-cell table:formula="of:=RAND()" office:value-type="float" office:value="0.999114990234375">
            <text:p>0.9991149902</text:p>
          </table:table-cell>
          <table:table-cell table:formula="of:=SQRT(1 - [.A322])" office:value-type="float" office:value="0.987454879309366">
            <text:p>0.9874548793</text:p>
          </table:table-cell>
          <table:table-cell table:formula="of:=SQRT(1 - (1 - [.A322]))" office:value-type="float" office:value="0.157901429151623">
            <text:p>0.1579014292</text:p>
          </table:table-cell>
          <table:table-cell table:formula="of:=COS(2 * PI() * [.B322])" office:value-type="float" office:value="0.999984539456827">
            <text:p>0.9999845395</text:p>
          </table:table-cell>
          <table:table-cell table:formula="of:=SIN(2 * PI() * [.B322])" office:value-type="float" office:value="-0.00556065169900973">
            <text:p>-0.0055606517</text:p>
          </table:table-cell>
          <table:table-cell table:formula="of:=[.D322]*[.E322]" office:value-type="float" office:value="0.15789898790976">
            <text:p>0.1578989879</text:p>
          </table:table-cell>
          <table:table-cell table:formula="of:=[.D322]*[.F322]" office:value-type="float" office:value="-0.000878034850288036">
            <text:p>-0.0008780349</text:p>
          </table:table-cell>
          <table:table-cell table:formula="of:=[.C322]" office:value-type="float" office:value="0.987454879309366">
            <text:p>0.9874548793</text:p>
          </table:table-cell>
        </table:table-row>
        <table:table-row table:style-name="ro1">
          <table:table-cell table:formula="of:=RAND()" office:value-type="float" office:value="0.321868896484375">
            <text:p>0.3218688965</text:p>
          </table:table-cell>
          <table:table-cell table:formula="of:=RAND()" office:value-type="float" office:value="0.897125244140625">
            <text:p>0.8971252441</text:p>
          </table:table-cell>
          <table:table-cell table:formula="of:=SQRT(1 - [.A323])" office:value-type="float" office:value="0.823487160504416">
            <text:p>0.8234871605</text:p>
          </table:table-cell>
          <table:table-cell table:formula="of:=SQRT(1 - (1 - [.A323]))" office:value-type="float" office:value="0.567334906809351">
            <text:p>0.5673349068</text:p>
          </table:table-cell>
          <table:table-cell table:formula="of:=COS(2 * PI() * [.B323])" office:value-type="float" office:value="0.798268657104678">
            <text:p>0.7982686571</text:p>
          </table:table-cell>
          <table:table-cell table:formula="of:=SIN(2 * PI() * [.B323])" office:value-type="float" office:value="-0.602301544979169">
            <text:p>-0.602301545</text:p>
          </table:table-cell>
          <table:table-cell table:formula="of:=[.D323]*[.E323]" office:value-type="float" office:value="0.452885674187308">
            <text:p>0.4528856742</text:p>
          </table:table-cell>
          <table:table-cell table:formula="of:=[.D323]*[.F323]" office:value-type="float" office:value="-0.341706690891885">
            <text:p>-0.3417066909</text:p>
          </table:table-cell>
          <table:table-cell table:formula="of:=[.C323]" office:value-type="float" office:value="0.823487160504416">
            <text:p>0.8234871605</text:p>
          </table:table-cell>
        </table:table-row>
        <table:table-row table:style-name="ro1">
          <table:table-cell table:formula="of:=RAND()" office:value-type="float" office:value="0.414031982421875">
            <text:p>0.4140319824</text:p>
          </table:table-cell>
          <table:table-cell table:formula="of:=RAND()" office:value-type="float" office:value="0.67919921875">
            <text:p>0.6791992188</text:p>
          </table:table-cell>
          <table:table-cell table:formula="of:=SQRT(1 - [.A324])" office:value-type="float" office:value="0.76548547835875">
            <text:p>0.7654854784</text:p>
          </table:table-cell>
          <table:table-cell table:formula="of:=SQRT(1 - (1 - [.A324]))" office:value-type="float" office:value="0.643453170340993">
            <text:p>0.6434531703</text:p>
          </table:table-cell>
          <table:table-cell table:formula="of:=COS(2 * PI() * [.B324])" office:value-type="float" office:value="-0.430326481340082">
            <text:p>-0.4303264813</text:p>
          </table:table-cell>
          <table:table-cell table:formula="of:=SIN(2 * PI() * [.B324])" office:value-type="float" office:value="-0.902673318237259">
            <text:p>-0.9026733182</text:p>
          </table:table-cell>
          <table:table-cell table:formula="of:=[.D324]*[.E324]" office:value-type="float" office:value="-0.27689493869996">
            <text:p>-0.2768949387</text:p>
          </table:table-cell>
          <table:table-cell table:formula="of:=[.D324]*[.F324]" office:value-type="float" office:value="-0.580828008401988">
            <text:p>-0.5808280084</text:p>
          </table:table-cell>
          <table:table-cell table:formula="of:=[.C324]" office:value-type="float" office:value="0.76548547835875">
            <text:p>0.7654854784</text:p>
          </table:table-cell>
        </table:table-row>
        <table:table-row table:style-name="ro1">
          <table:table-cell table:formula="of:=RAND()" office:value-type="float" office:value="0.709686279296875">
            <text:p>0.7096862793</text:p>
          </table:table-cell>
          <table:table-cell table:formula="of:=RAND()" office:value-type="float" office:value="0.488037109375">
            <text:p>0.4880371094</text:p>
          </table:table-cell>
          <table:table-cell table:formula="of:=SQRT(1 - [.A325])" office:value-type="float" office:value="0.538807684339343">
            <text:p>0.5388076843</text:p>
          </table:table-cell>
          <table:table-cell table:formula="of:=SQRT(1 - (1 - [.A325]))" office:value-type="float" office:value="0.8424287977609">
            <text:p>0.8424287978</text:p>
          </table:table-cell>
          <table:table-cell table:formula="of:=COS(2 * PI() * [.B325])" office:value-type="float" office:value="-0.997176436735326">
            <text:p>-0.9971764367</text:p>
          </table:table-cell>
          <table:table-cell table:formula="of:=SIN(2 * PI() * [.B325])" office:value-type="float" office:value="0.0750943008479213">
            <text:p>0.0750943008</text:p>
          </table:table-cell>
          <table:table-cell table:formula="of:=[.D325]*[.E325]" office:value-type="float" office:value="-0.840050146754439">
            <text:p>-0.8400501468</text:p>
          </table:table-cell>
          <table:table-cell table:formula="of:=[.D325]*[.F325]" office:value-type="float" office:value="0.0632616015820097">
            <text:p>0.0632616016</text:p>
          </table:table-cell>
          <table:table-cell table:formula="of:=[.C325]" office:value-type="float" office:value="0.538807684339343">
            <text:p>0.5388076843</text:p>
          </table:table-cell>
        </table:table-row>
        <table:table-row table:style-name="ro1">
          <table:table-cell table:formula="of:=RAND()" office:value-type="float" office:value="0.043182373046875">
            <text:p>0.043182373</text:p>
          </table:table-cell>
          <table:table-cell table:formula="of:=RAND()" office:value-type="float" office:value="0.345977783203125">
            <text:p>0.3459777832</text:p>
          </table:table-cell>
          <table:table-cell table:formula="of:=SQRT(1 - [.A326])" office:value-type="float" office:value="0.978170551055962">
            <text:p>0.9781705511</text:p>
          </table:table-cell>
          <table:table-cell table:formula="of:=SQRT(1 - (1 - [.A326]))" office:value-type="float" office:value="0.207803688722975">
            <text:p>0.2078036887</text:p>
          </table:table-cell>
          <table:table-cell table:formula="of:=COS(2 * PI() * [.B326])" office:value-type="float" office:value="-0.56715398483058">
            <text:p>-0.5671539848</text:p>
          </table:table-cell>
          <table:table-cell table:formula="of:=SIN(2 * PI() * [.B326])" office:value-type="float" office:value="0.82361177595442">
            <text:p>0.823611776</text:p>
          </table:table-cell>
          <table:table-cell table:formula="of:=[.D326]*[.E326]" office:value-type="float" office:value="-0.117856690121729">
            <text:p>-0.1178566901</text:p>
          </table:table-cell>
          <table:table-cell table:formula="of:=[.D326]*[.F326]" office:value-type="float" office:value="0.171149565119009">
            <text:p>0.1711495651</text:p>
          </table:table-cell>
          <table:table-cell table:formula="of:=[.C326]" office:value-type="float" office:value="0.978170551055962">
            <text:p>0.9781705511</text:p>
          </table:table-cell>
        </table:table-row>
        <table:table-row table:style-name="ro1">
          <table:table-cell table:formula="of:=RAND()" office:value-type="float" office:value="0.070281982421875">
            <text:p>0.0702819824</text:p>
          </table:table-cell>
          <table:table-cell table:formula="of:=RAND()" office:value-type="float" office:value="0.170166015625">
            <text:p>0.1701660156</text:p>
          </table:table-cell>
          <table:table-cell table:formula="of:=SQRT(1 - [.A327])" office:value-type="float" office:value="0.964218863940197">
            <text:p>0.9642188639</text:p>
          </table:table-cell>
          <table:table-cell table:formula="of:=SQRT(1 - (1 - [.A327]))" office:value-type="float" office:value="0.265107492202455">
            <text:p>0.2651074922</text:p>
          </table:table-cell>
          <table:table-cell table:formula="of:=COS(2 * PI() * [.B327])" office:value-type="float" office:value="0.480839330600334">
            <text:p>0.4808393306</text:p>
          </table:table-cell>
          <table:table-cell table:formula="of:=SIN(2 * PI() * [.B327])" office:value-type="float" office:value="0.876808723809146">
            <text:p>0.8768087238</text:p>
          </table:table-cell>
          <table:table-cell table:formula="of:=[.D327]*[.E327]" office:value-type="float" office:value="0.127474109087762">
            <text:p>0.1274741091</text:p>
          </table:table-cell>
          <table:table-cell table:formula="of:=[.D327]*[.F327]" office:value-type="float" office:value="0.232448561910278">
            <text:p>0.2324485619</text:p>
          </table:table-cell>
          <table:table-cell table:formula="of:=[.C327]" office:value-type="float" office:value="0.964218863940197">
            <text:p>0.9642188639</text:p>
          </table:table-cell>
        </table:table-row>
        <table:table-row table:style-name="ro1">
          <table:table-cell table:formula="of:=RAND()" office:value-type="float" office:value="0.339385986328125">
            <text:p>0.3393859863</text:p>
          </table:table-cell>
          <table:table-cell table:formula="of:=RAND()" office:value-type="float" office:value="0.24920654296875">
            <text:p>0.249206543</text:p>
          </table:table-cell>
          <table:table-cell table:formula="of:=SQRT(1 - [.A328])" office:value-type="float" office:value="0.812781651904049">
            <text:p>0.8127816519</text:p>
          </table:table-cell>
          <table:table-cell table:formula="of:=SQRT(1 - (1 - [.A328]))" office:value-type="float" office:value="0.582568439179574">
            <text:p>0.5825684392</text:p>
          </table:table-cell>
          <table:table-cell table:formula="of:=COS(2 * PI() * [.B328])" office:value-type="float" office:value="0.00498541690882165">
            <text:p>0.0049854169</text:p>
          </table:table-cell>
          <table:table-cell table:formula="of:=SIN(2 * PI() * [.B328])" office:value-type="float" office:value="0.999987572731904">
            <text:p>0.9999875727</text:p>
          </table:table-cell>
          <table:table-cell table:formula="of:=[.D328]*[.E328]" office:value-type="float" office:value="0.00290434654723169">
            <text:p>0.0029043465</text:p>
          </table:table-cell>
          <table:table-cell table:formula="of:=[.D328]*[.F328]" office:value-type="float" office:value="0.582561199445396">
            <text:p>0.5825611994</text:p>
          </table:table-cell>
          <table:table-cell table:formula="of:=[.C328]" office:value-type="float" office:value="0.812781651904049">
            <text:p>0.8127816519</text:p>
          </table:table-cell>
        </table:table-row>
        <table:table-row table:style-name="ro1">
          <table:table-cell table:formula="of:=RAND()" office:value-type="float" office:value="0.681488037109375">
            <text:p>0.6814880371</text:p>
          </table:table-cell>
          <table:table-cell table:formula="of:=RAND()" office:value-type="float" office:value="0.620361328125">
            <text:p>0.6203613281</text:p>
          </table:table-cell>
          <table:table-cell table:formula="of:=SQRT(1 - [.A329])" office:value-type="float" office:value="0.564368640952547">
            <text:p>0.564368641</text:p>
          </table:table-cell>
          <table:table-cell table:formula="of:=SQRT(1 - (1 - [.A329]))" office:value-type="float" office:value="0.825522887089979">
            <text:p>0.8255228871</text:p>
          </table:table-cell>
          <table:table-cell table:formula="of:=COS(2 * PI() * [.B329])" office:value-type="float" office:value="-0.727412628602376">
            <text:p>-0.7274126286</text:p>
          </table:table-cell>
          <table:table-cell table:formula="of:=SIN(2 * PI() * [.B329])" office:value-type="float" office:value="-0.686200311680038">
            <text:p>-0.6862003117</text:p>
          </table:table-cell>
          <table:table-cell table:formula="of:=[.D329]*[.E329]" office:value-type="float" office:value="-0.600495773269544">
            <text:p>-0.6004957733</text:p>
          </table:table-cell>
          <table:table-cell table:formula="of:=[.D329]*[.F329]" office:value-type="float" office:value="-0.566474062420149">
            <text:p>-0.5664740624</text:p>
          </table:table-cell>
          <table:table-cell table:formula="of:=[.C329]" office:value-type="float" office:value="0.564368640952547">
            <text:p>0.564368641</text:p>
          </table:table-cell>
        </table:table-row>
        <table:table-row table:style-name="ro1">
          <table:table-cell table:formula="of:=RAND()" office:value-type="float" office:value="0.104888916015625">
            <text:p>0.104888916</text:p>
          </table:table-cell>
          <table:table-cell table:formula="of:=RAND()" office:value-type="float" office:value="0.3927001953125">
            <text:p>0.3927001953</text:p>
          </table:table-cell>
          <table:table-cell table:formula="of:=SQRT(1 - [.A330])" office:value-type="float" office:value="0.94610310430966">
            <text:p>0.9461031043</text:p>
          </table:table-cell>
          <table:table-cell table:formula="of:=SQRT(1 - (1 - [.A330]))" office:value-type="float" office:value="0.323865583252721">
            <text:p>0.3238655833</text:p>
          </table:table-cell>
          <table:table-cell table:formula="of:=COS(2 * PI() * [.B330])" office:value-type="float" office:value="-0.781216260106276">
            <text:p>-0.7812162601</text:p>
          </table:table-cell>
          <table:table-cell table:formula="of:=SIN(2 * PI() * [.B330])" office:value-type="float" office:value="0.624260486452221">
            <text:p>0.6242604865</text:p>
          </table:table-cell>
          <table:table-cell table:formula="of:=[.D330]*[.E330]" office:value-type="float" office:value="-0.253009059725828">
            <text:p>-0.2530090597</text:p>
          </table:table-cell>
          <table:table-cell table:formula="of:=[.D330]*[.F330]" office:value-type="float" office:value="0.202176486546476">
            <text:p>0.2021764865</text:p>
          </table:table-cell>
          <table:table-cell table:formula="of:=[.C330]" office:value-type="float" office:value="0.94610310430966">
            <text:p>0.9461031043</text:p>
          </table:table-cell>
        </table:table-row>
        <table:table-row table:style-name="ro1">
          <table:table-cell table:formula="of:=RAND()" office:value-type="float" office:value="0.291748046875">
            <text:p>0.2917480469</text:p>
          </table:table-cell>
          <table:table-cell table:formula="of:=RAND()" office:value-type="float" office:value="0.786895751953125">
            <text:p>0.786895752</text:p>
          </table:table-cell>
          <table:table-cell table:formula="of:=SQRT(1 - [.A331])" office:value-type="float" office:value="0.841577063093452">
            <text:p>0.8415770631</text:p>
          </table:table-cell>
          <table:table-cell table:formula="of:=SQRT(1 - (1 - [.A331]))" office:value-type="float" office:value="0.540137063045113">
            <text:p>0.540137063</text:p>
          </table:table-cell>
          <table:table-cell table:formula="of:=COS(2 * PI() * [.B331])" office:value-type="float" office:value="0.229751988241697">
            <text:p>0.2297519882</text:p>
          </table:table-cell>
          <table:table-cell table:formula="of:=SIN(2 * PI() * [.B331])" office:value-type="float" office:value="-0.973249209554771">
            <text:p>-0.9732492096</text:p>
          </table:table-cell>
          <table:table-cell table:formula="of:=[.D331]*[.E331]" office:value-type="float" office:value="0.124097564157646">
            <text:p>0.1240975642</text:p>
          </table:table-cell>
          <table:table-cell table:formula="of:=[.D331]*[.F331]" office:value-type="float" office:value="-0.525687969659892">
            <text:p>-0.5256879697</text:p>
          </table:table-cell>
          <table:table-cell table:formula="of:=[.C331]" office:value-type="float" office:value="0.841577063093452">
            <text:p>0.8415770631</text:p>
          </table:table-cell>
        </table:table-row>
        <table:table-row table:style-name="ro1">
          <table:table-cell table:formula="of:=RAND()" office:value-type="float" office:value="0.44158935546875">
            <text:p>0.4415893555</text:p>
          </table:table-cell>
          <table:table-cell table:formula="of:=RAND()" office:value-type="float" office:value="0.864593505859375">
            <text:p>0.8645935059</text:p>
          </table:table-cell>
          <table:table-cell table:formula="of:=SQRT(1 - [.A332])" office:value-type="float" office:value="0.747268790015514">
            <text:p>0.74726879</text:p>
          </table:table-cell>
          <table:table-cell table:formula="of:=SQRT(1 - (1 - [.A332]))" office:value-type="float" office:value="0.664521899916587">
            <text:p>0.6645218999</text:p>
          </table:table-cell>
          <table:table-cell table:formula="of:=COS(2 * PI() * [.B332])" office:value-type="float" office:value="0.659393868245754">
            <text:p>0.6593938682</text:p>
          </table:table-cell>
          <table:table-cell table:formula="of:=SIN(2 * PI() * [.B332])" office:value-type="float" office:value="-0.751797663284412">
            <text:p>-0.7517976633</text:p>
          </table:table-cell>
          <table:table-cell table:formula="of:=[.D332]*[.E332]" office:value-type="float" office:value="0.438181666120016">
            <text:p>0.4381816661</text:p>
          </table:table-cell>
          <table:table-cell table:formula="of:=[.D332]*[.F332]" office:value-type="float" office:value="-0.499586011558607">
            <text:p>-0.4995860116</text:p>
          </table:table-cell>
          <table:table-cell table:formula="of:=[.C332]" office:value-type="float" office:value="0.747268790015514">
            <text:p>0.74726879</text:p>
          </table:table-cell>
        </table:table-row>
        <table:table-row table:style-name="ro1">
          <table:table-cell table:formula="of:=RAND()" office:value-type="float" office:value="0.115997314453125">
            <text:p>0.1159973145</text:p>
          </table:table-cell>
          <table:table-cell table:formula="of:=RAND()" office:value-type="float" office:value="0.16839599609375">
            <text:p>0.1683959961</text:p>
          </table:table-cell>
          <table:table-cell table:formula="of:=SQRT(1 - [.A333])" office:value-type="float" office:value="0.940214170041526">
            <text:p>0.94021417</text:p>
          </table:table-cell>
          <table:table-cell table:formula="of:=SQRT(1 - (1 - [.A333]))" office:value-type="float" office:value="0.340583784777146">
            <text:p>0.3405837848</text:p>
          </table:table-cell>
          <table:table-cell table:formula="of:=COS(2 * PI() * [.B333])" office:value-type="float" office:value="0.490560699761082">
            <text:p>0.4905606998</text:p>
          </table:table-cell>
          <table:table-cell table:formula="of:=SIN(2 * PI() * [.B333])" office:value-type="float" office:value="0.871407023066671">
            <text:p>0.8714070231</text:p>
          </table:table-cell>
          <table:table-cell table:formula="of:=[.D333]*[.E333]" office:value-type="float" office:value="0.167077019787554">
            <text:p>0.1670770198</text:p>
          </table:table-cell>
          <table:table-cell table:formula="of:=[.D333]*[.F333]" office:value-type="float" office:value="0.296787101997432">
            <text:p>0.296787102</text:p>
          </table:table-cell>
          <table:table-cell table:formula="of:=[.C333]" office:value-type="float" office:value="0.940214170041526">
            <text:p>0.94021417</text:p>
          </table:table-cell>
        </table:table-row>
        <table:table-row table:style-name="ro1">
          <table:table-cell table:formula="of:=RAND()" office:value-type="float" office:value="0.4547119140625">
            <text:p>0.4547119141</text:p>
          </table:table-cell>
          <table:table-cell table:formula="of:=RAND()" office:value-type="float" office:value="0.1927490234375">
            <text:p>0.1927490234</text:p>
          </table:table-cell>
          <table:table-cell table:formula="of:=SQRT(1 - [.A334])" office:value-type="float" office:value="0.738436243651068">
            <text:p>0.7384362437</text:p>
          </table:table-cell>
          <table:table-cell table:formula="of:=SQRT(1 - (1 - [.A334]))" office:value-type="float" office:value="0.674323300845003">
            <text:p>0.6743233008</text:p>
          </table:table-cell>
          <table:table-cell table:formula="of:=COS(2 * PI() * [.B334])" office:value-type="float" office:value="0.352010759459819">
            <text:p>0.3520107595</text:p>
          </table:table-cell>
          <table:table-cell table:formula="of:=SIN(2 * PI() * [.B334])" office:value-type="float" office:value="0.935995953636831">
            <text:p>0.9359959536</text:p>
          </table:table-cell>
          <table:table-cell table:formula="of:=[.D334]*[.E334]" office:value-type="float" office:value="0.237369057251902">
            <text:p>0.2373690573</text:p>
          </table:table-cell>
          <table:table-cell table:formula="of:=[.D334]*[.F334]" office:value-type="float" office:value="0.631163881033954">
            <text:p>0.631163881</text:p>
          </table:table-cell>
          <table:table-cell table:formula="of:=[.C334]" office:value-type="float" office:value="0.738436243651068">
            <text:p>0.7384362437</text:p>
          </table:table-cell>
        </table:table-row>
        <table:table-row table:style-name="ro1">
          <table:table-cell table:formula="of:=RAND()" office:value-type="float" office:value="0.651153564453125">
            <text:p>0.6511535645</text:p>
          </table:table-cell>
          <table:table-cell table:formula="of:=RAND()" office:value-type="float" office:value="0.17340087890625">
            <text:p>0.1734008789</text:p>
          </table:table-cell>
          <table:table-cell table:formula="of:=SQRT(1 - [.A335])" office:value-type="float" office:value="0.590632233751998">
            <text:p>0.5906322338</text:p>
          </table:table-cell>
          <table:table-cell table:formula="of:=SQRT(1 - (1 - [.A335]))" office:value-type="float" office:value="0.806940868002808">
            <text:p>0.806940868</text:p>
          </table:table-cell>
          <table:table-cell table:formula="of:=COS(2 * PI() * [.B335])" office:value-type="float" office:value="0.462919887410955">
            <text:p>0.4629198874</text:p>
          </table:table-cell>
          <table:table-cell table:formula="of:=SIN(2 * PI() * [.B335])" office:value-type="float" office:value="0.88640012287873">
            <text:p>0.8864001229</text:p>
          </table:table-cell>
          <table:table-cell table:formula="of:=[.D335]*[.E335]" office:value-type="float" office:value="0.373548975763158">
            <text:p>0.3735489758</text:p>
          </table:table-cell>
          <table:table-cell table:formula="of:=[.D335]*[.F335]" office:value-type="float" office:value="0.715272484553558">
            <text:p>0.7152724846</text:p>
          </table:table-cell>
          <table:table-cell table:formula="of:=[.C335]" office:value-type="float" office:value="0.590632233751998">
            <text:p>0.5906322338</text:p>
          </table:table-cell>
        </table:table-row>
        <table:table-row table:style-name="ro1">
          <table:table-cell table:formula="of:=RAND()" office:value-type="float" office:value="0.029205322265625">
            <text:p>0.0292053223</text:p>
          </table:table-cell>
          <table:table-cell table:formula="of:=RAND()" office:value-type="float" office:value="0.9879150390625">
            <text:p>0.9879150391</text:p>
          </table:table-cell>
          <table:table-cell table:formula="of:=SQRT(1 - [.A336])" office:value-type="float" office:value="0.985289134079116">
            <text:p>0.9852891341</text:p>
          </table:table-cell>
          <table:table-cell table:formula="of:=SQRT(1 - (1 - [.A336]))" office:value-type="float" office:value="0.170895647298651">
            <text:p>0.1708956473</text:p>
          </table:table-cell>
          <table:table-cell table:formula="of:=COS(2 * PI() * [.B336])" office:value-type="float" office:value="0.99711854682698">
            <text:p>0.9971185468</text:p>
          </table:table-cell>
          <table:table-cell table:formula="of:=SIN(2 * PI() * [.B336])" office:value-type="float" office:value="-0.0758591034329551">
            <text:p>-0.0758591034</text:p>
          </table:table-cell>
          <table:table-cell table:formula="of:=[.D336]*[.E336]" office:value-type="float" office:value="0.170403219493487">
            <text:p>0.1704032195</text:p>
          </table:table-cell>
          <table:table-cell table:formula="of:=[.D336]*[.F336]" office:value-type="float" office:value="-0.0129639905846702">
            <text:p>-0.0129639906</text:p>
          </table:table-cell>
          <table:table-cell table:formula="of:=[.C336]" office:value-type="float" office:value="0.985289134079116">
            <text:p>0.9852891341</text:p>
          </table:table-cell>
        </table:table-row>
        <table:table-row table:style-name="ro1">
          <table:table-cell table:formula="of:=RAND()" office:value-type="float" office:value="0.678009033203125">
            <text:p>0.6780090332</text:p>
          </table:table-cell>
          <table:table-cell table:formula="of:=RAND()" office:value-type="float" office:value="0.0224609375">
            <text:p>0.0224609375</text:p>
          </table:table-cell>
          <table:table-cell table:formula="of:=SQRT(1 - [.A337])" office:value-type="float" office:value="0.567442478844222">
            <text:p>0.5674424788</text:p>
          </table:table-cell>
          <table:table-cell table:formula="of:=SQRT(1 - (1 - [.A337]))" office:value-type="float" office:value="0.823413039247694">
            <text:p>0.8234130392</text:p>
          </table:table-cell>
          <table:table-cell table:formula="of:=COS(2 * PI() * [.B337])" office:value-type="float" office:value="0.990058210262297">
            <text:p>0.9900582103</text:p>
          </table:table-cell>
          <table:table-cell table:formula="of:=SIN(2 * PI() * [.B337])" office:value-type="float" office:value="0.140658239332849">
            <text:p>0.1406582393</text:p>
          </table:table-cell>
          <table:table-cell table:formula="of:=[.D337]*[.E337]" office:value-type="float" office:value="0.815226839944211">
            <text:p>0.8152268399</text:p>
          </table:table-cell>
          <table:table-cell table:formula="of:=[.D337]*[.F337]" office:value-type="float" office:value="0.115819828344291">
            <text:p>0.1158198283</text:p>
          </table:table-cell>
          <table:table-cell table:formula="of:=[.C337]" office:value-type="float" office:value="0.567442478844222">
            <text:p>0.5674424788</text:p>
          </table:table-cell>
        </table:table-row>
        <table:table-row table:style-name="ro1">
          <table:table-cell table:formula="of:=RAND()" office:value-type="float" office:value="0.827392578125">
            <text:p>0.8273925781</text:p>
          </table:table-cell>
          <table:table-cell table:formula="of:=RAND()" office:value-type="float" office:value="0.741729736328125">
            <text:p>0.7417297363</text:p>
          </table:table-cell>
          <table:table-cell table:formula="of:=SQRT(1 - [.A338])" office:value-type="float" office:value="0.415460493759635">
            <text:p>0.4154604938</text:p>
          </table:table-cell>
          <table:table-cell table:formula="of:=SQRT(1 - (1 - [.A338]))" office:value-type="float" office:value="0.909611223614243">
            <text:p>0.9096112236</text:p>
          </table:table-cell>
          <table:table-cell table:formula="of:=COS(2 * PI() * [.B338])" office:value-type="float" office:value="-0.0519402168595023">
            <text:p>-0.0519402169</text:p>
          </table:table-cell>
          <table:table-cell table:formula="of:=SIN(2 * PI() * [.B338])" office:value-type="float" office:value="-0.998650195950808">
            <text:p>-0.998650196</text:p>
          </table:table-cell>
          <table:table-cell table:formula="of:=[.D338]*[.E338]" office:value-type="float" office:value="-0.047245404212361">
            <text:p>-0.0472454042</text:p>
          </table:table-cell>
          <table:table-cell table:formula="of:=[.D338]*[.F338]" office:value-type="float" office:value="-0.908383426701418">
            <text:p>-0.9083834267</text:p>
          </table:table-cell>
          <table:table-cell table:formula="of:=[.C338]" office:value-type="float" office:value="0.415460493759635">
            <text:p>0.4154604938</text:p>
          </table:table-cell>
        </table:table-row>
        <table:table-row table:style-name="ro1">
          <table:table-cell table:formula="of:=RAND()" office:value-type="float" office:value="0.257354736328125">
            <text:p>0.2573547363</text:p>
          </table:table-cell>
          <table:table-cell table:formula="of:=RAND()" office:value-type="float" office:value="0.843231201171875">
            <text:p>0.8432312012</text:p>
          </table:table-cell>
          <table:table-cell table:formula="of:=SQRT(1 - [.A339])" office:value-type="float" office:value="0.861768683390082">
            <text:p>0.8617686834</text:p>
          </table:table-cell>
          <table:table-cell table:formula="of:=SQRT(1 - (1 - [.A339]))" office:value-type="float" office:value="0.507301425513594">
            <text:p>0.5073014255</text:p>
          </table:table-cell>
          <table:table-cell table:formula="of:=COS(2 * PI() * [.B339])" office:value-type="float" office:value="0.552856937036373">
            <text:p>0.552856937</text:p>
          </table:table-cell>
          <table:table-cell table:formula="of:=SIN(2 * PI() * [.B339])" office:value-type="float" office:value="-0.833276189009838">
            <text:p>-0.833276189</text:p>
          </table:table-cell>
          <table:table-cell table:formula="of:=[.D339]*[.E339]" office:value-type="float" office:value="0.280465112263632">
            <text:p>0.2804651123</text:p>
          </table:table-cell>
          <table:table-cell table:formula="of:=[.D339]*[.F339]" office:value-type="float" office:value="-0.422722198531226">
            <text:p>-0.4227221985</text:p>
          </table:table-cell>
          <table:table-cell table:formula="of:=[.C339]" office:value-type="float" office:value="0.861768683390082">
            <text:p>0.8617686834</text:p>
          </table:table-cell>
        </table:table-row>
        <table:table-row table:style-name="ro1">
          <table:table-cell table:formula="of:=RAND()" office:value-type="float" office:value="0.33660888671875">
            <text:p>0.3366088867</text:p>
          </table:table-cell>
          <table:table-cell table:formula="of:=RAND()" office:value-type="float" office:value="0.076873779296875">
            <text:p>0.0768737793</text:p>
          </table:table-cell>
          <table:table-cell table:formula="of:=SQRT(1 - [.A340])" office:value-type="float" office:value="0.814488252389959">
            <text:p>0.8144882524</text:p>
          </table:table-cell>
          <table:table-cell table:formula="of:=SQRT(1 - (1 - [.A340]))" office:value-type="float" office:value="0.580180046811979">
            <text:p>0.5801800468</text:p>
          </table:table-cell>
          <table:table-cell table:formula="of:=COS(2 * PI() * [.B340])" office:value-type="float" office:value="0.885599929374113">
            <text:p>0.8855999294</text:p>
          </table:table-cell>
          <table:table-cell table:formula="of:=SIN(2 * PI() * [.B340])" office:value-type="float" office:value="0.464448883185831">
            <text:p>0.4644488832</text:p>
          </table:table-cell>
          <table:table-cell table:formula="of:=[.D340]*[.E340]" office:value-type="float" office:value="0.513807408480958">
            <text:p>0.5138074085</text:p>
          </table:table-cell>
          <table:table-cell table:formula="of:=[.D340]*[.F340]" office:value-type="float" office:value="0.269463974788526">
            <text:p>0.2694639748</text:p>
          </table:table-cell>
          <table:table-cell table:formula="of:=[.C340]" office:value-type="float" office:value="0.814488252389959">
            <text:p>0.8144882524</text:p>
          </table:table-cell>
        </table:table-row>
        <table:table-row table:style-name="ro1">
          <table:table-cell table:formula="of:=RAND()" office:value-type="float" office:value="0.481201171875">
            <text:p>0.4812011719</text:p>
          </table:table-cell>
          <table:table-cell table:formula="of:=RAND()" office:value-type="float" office:value="0.31378173828125">
            <text:p>0.3137817383</text:p>
          </table:table-cell>
          <table:table-cell table:formula="of:=SQRT(1 - [.A341])" office:value-type="float" office:value="0.720276910726007">
            <text:p>0.7202769107</text:p>
          </table:table-cell>
          <table:table-cell table:formula="of:=SQRT(1 - (1 - [.A341]))" office:value-type="float" office:value="0.693686652513222">
            <text:p>0.6936866525</text:p>
          </table:table-cell>
          <table:table-cell table:formula="of:=COS(2 * PI() * [.B341])" office:value-type="float" office:value="-0.390111312739547">
            <text:p>-0.3901113127</text:p>
          </table:table-cell>
          <table:table-cell table:formula="of:=SIN(2 * PI() * [.B341])" office:value-type="float" office:value="0.920767703426129">
            <text:p>0.9207677034</text:p>
          </table:table-cell>
          <table:table-cell table:formula="of:=[.D341]*[.E341]" office:value-type="float" office:value="-0.270615010641835">
            <text:p>-0.2706150106</text:p>
          </table:table-cell>
          <table:table-cell table:formula="of:=[.D341]*[.F341]" office:value-type="float" office:value="0.638724265931959">
            <text:p>0.6387242659</text:p>
          </table:table-cell>
          <table:table-cell table:formula="of:=[.C341]" office:value-type="float" office:value="0.720276910726007">
            <text:p>0.7202769107</text:p>
          </table:table-cell>
        </table:table-row>
        <table:table-row table:style-name="ro1">
          <table:table-cell table:formula="of:=RAND()" office:value-type="float" office:value="0.931182861328125">
            <text:p>0.9311828613</text:p>
          </table:table-cell>
          <table:table-cell table:formula="of:=RAND()" office:value-type="float" office:value="0.632843017578125">
            <text:p>0.6328430176</text:p>
          </table:table-cell>
          <table:table-cell table:formula="of:=SQRT(1 - [.A342])" office:value-type="float" office:value="0.2623302092247">
            <text:p>0.2623302092</text:p>
          </table:table-cell>
          <table:table-cell table:formula="of:=SQRT(1 - (1 - [.A342]))" office:value-type="float" office:value="0.964978166244255">
            <text:p>0.9649781662</text:p>
          </table:table-cell>
          <table:table-cell table:formula="of:=COS(2 * PI() * [.B342])" office:value-type="float" office:value="-0.671416866903356">
            <text:p>-0.6714168669</text:p>
          </table:table-cell>
          <table:table-cell table:formula="of:=SIN(2 * PI() * [.B342])" office:value-type="float" office:value="-0.741079881549676">
            <text:p>-0.7410798815</text:p>
          </table:table-cell>
          <table:table-cell table:formula="of:=[.D342]*[.E342]" office:value-type="float" office:value="-0.647902617009863">
            <text:p>-0.647902617</text:p>
          </table:table-cell>
          <table:table-cell table:formula="of:=[.D342]*[.F342]" office:value-type="float" office:value="-0.715125905138316">
            <text:p>-0.7151259051</text:p>
          </table:table-cell>
          <table:table-cell table:formula="of:=[.C342]" office:value-type="float" office:value="0.2623302092247">
            <text:p>0.2623302092</text:p>
          </table:table-cell>
        </table:table-row>
        <table:table-row table:style-name="ro1">
          <table:table-cell table:formula="of:=RAND()" office:value-type="float" office:value="0.337677001953125">
            <text:p>0.337677002</text:p>
          </table:table-cell>
          <table:table-cell table:formula="of:=RAND()" office:value-type="float" office:value="0.556365966796875">
            <text:p>0.5563659668</text:p>
          </table:table-cell>
          <table:table-cell table:formula="of:=SQRT(1 - [.A343])" office:value-type="float" office:value="0.813832291106021">
            <text:p>0.8138322911</text:p>
          </table:table-cell>
          <table:table-cell table:formula="of:=SQRT(1 - (1 - [.A343]))" office:value-type="float" office:value="0.581099820988722">
            <text:p>0.581099821</text:p>
          </table:table-cell>
          <table:table-cell table:formula="of:=COS(2 * PI() * [.B343])" office:value-type="float" office:value="-0.93793889185864">
            <text:p>-0.9379388919</text:p>
          </table:table-cell>
          <table:table-cell table:formula="of:=SIN(2 * PI() * [.B343])" office:value-type="float" office:value="-0.346800569692418">
            <text:p>-0.3468005697</text:p>
          </table:table-cell>
          <table:table-cell table:formula="of:=[.D343]*[.E343]" office:value-type="float" office:value="-0.545036122157416">
            <text:p>-0.5450361222</text:p>
          </table:table-cell>
          <table:table-cell table:formula="of:=[.D343]*[.F343]" office:value-type="float" office:value="-0.201525748967051">
            <text:p>-0.201525749</text:p>
          </table:table-cell>
          <table:table-cell table:formula="of:=[.C343]" office:value-type="float" office:value="0.813832291106021">
            <text:p>0.8138322911</text:p>
          </table:table-cell>
        </table:table-row>
        <table:table-row table:style-name="ro1">
          <table:table-cell table:formula="of:=RAND()" office:value-type="float" office:value="0.125762939453125">
            <text:p>0.1257629395</text:p>
          </table:table-cell>
          <table:table-cell table:formula="of:=RAND()" office:value-type="float" office:value="0.732940673828125">
            <text:p>0.7329406738</text:p>
          </table:table-cell>
          <table:table-cell table:formula="of:=SQRT(1 - [.A344])" office:value-type="float" office:value="0.935006449468064">
            <text:p>0.9350064495</text:p>
          </table:table-cell>
          <table:table-cell table:formula="of:=SQRT(1 - (1 - [.A344]))" office:value-type="float" office:value="0.354630708559094">
            <text:p>0.3546307086</text:p>
          </table:table-cell>
          <table:table-cell table:formula="of:=COS(2 * PI() * [.B344])" office:value-type="float" office:value="-0.106981779769265">
            <text:p>-0.1069817798</text:p>
          </table:table-cell>
          <table:table-cell table:formula="of:=SIN(2 * PI() * [.B344])" office:value-type="float" office:value="-0.994260981230482">
            <text:p>-0.9942609812</text:p>
          </table:table-cell>
          <table:table-cell table:formula="of:=[.D344]*[.E344]" office:value-type="float" office:value="-0.0379390243624875">
            <text:p>-0.0379390244</text:p>
          </table:table-cell>
          <table:table-cell table:formula="of:=[.D344]*[.F344]" office:value-type="float" office:value="-0.352595476266426">
            <text:p>-0.3525954763</text:p>
          </table:table-cell>
          <table:table-cell table:formula="of:=[.C344]" office:value-type="float" office:value="0.935006449468064">
            <text:p>0.9350064495</text:p>
          </table:table-cell>
        </table:table-row>
        <table:table-row table:style-name="ro1">
          <table:table-cell table:formula="of:=RAND()" office:value-type="float" office:value="0.408111572265625">
            <text:p>0.4081115723</text:p>
          </table:table-cell>
          <table:table-cell table:formula="of:=RAND()" office:value-type="float" office:value="0.09375">
            <text:p>0.09375</text:p>
          </table:table-cell>
          <table:table-cell table:formula="of:=SQRT(1 - [.A345])" office:value-type="float" office:value="0.769342854476712">
            <text:p>0.7693428545</text:p>
          </table:table-cell>
          <table:table-cell table:formula="of:=SQRT(1 - (1 - [.A345]))" office:value-type="float" office:value="0.638836107515554">
            <text:p>0.6388361075</text:p>
          </table:table-cell>
          <table:table-cell table:formula="of:=COS(2 * PI() * [.B345])" office:value-type="float" office:value="0.831469612302545">
            <text:p>0.8314696123</text:p>
          </table:table-cell>
          <table:table-cell table:formula="of:=SIN(2 * PI() * [.B345])" office:value-type="float" office:value="0.555570233019602">
            <text:p>0.555570233</text:p>
          </table:table-cell>
          <table:table-cell table:formula="of:=[.D345]*[.E345]" office:value-type="float" office:value="0.531172810640825">
            <text:p>0.5311728106</text:p>
          </table:table-cell>
          <table:table-cell table:formula="of:=[.D345]*[.F345]" office:value-type="float" office:value="0.354918325113752">
            <text:p>0.3549183251</text:p>
          </table:table-cell>
          <table:table-cell table:formula="of:=[.C345]" office:value-type="float" office:value="0.769342854476712">
            <text:p>0.7693428545</text:p>
          </table:table-cell>
        </table:table-row>
        <table:table-row table:style-name="ro1">
          <table:table-cell table:formula="of:=RAND()" office:value-type="float" office:value="0.113006591796875">
            <text:p>0.1130065918</text:p>
          </table:table-cell>
          <table:table-cell table:formula="of:=RAND()" office:value-type="float" office:value="0.6439208984375">
            <text:p>0.6439208984</text:p>
          </table:table-cell>
          <table:table-cell table:formula="of:=SQRT(1 - [.A346])" office:value-type="float" office:value="0.941803274682736">
            <text:p>0.9418032747</text:p>
          </table:table-cell>
          <table:table-cell table:formula="of:=SQRT(1 - (1 - [.A346]))" office:value-type="float" office:value="0.336164530842971">
            <text:p>0.3361645308</text:p>
          </table:table-cell>
          <table:table-cell table:formula="of:=COS(2 * PI() * [.B346])" office:value-type="float" office:value="-0.618250329799761">
            <text:p>-0.6182503298</text:p>
          </table:table-cell>
          <table:table-cell table:formula="of:=SIN(2 * PI() * [.B346])" office:value-type="float" office:value="-0.78598125276783">
            <text:p>-0.7859812528</text:p>
          </table:table-cell>
          <table:table-cell table:formula="of:=[.D346]*[.E346]" office:value-type="float" office:value="-0.207833832060649">
            <text:p>-0.2078338321</text:p>
          </table:table-cell>
          <table:table-cell table:formula="of:=[.D346]*[.F346]" office:value-type="float" office:value="-0.264219019088068">
            <text:p>-0.2642190191</text:p>
          </table:table-cell>
          <table:table-cell table:formula="of:=[.C346]" office:value-type="float" office:value="0.941803274682736">
            <text:p>0.9418032747</text:p>
          </table:table-cell>
        </table:table-row>
        <table:table-row table:style-name="ro1">
          <table:table-cell table:formula="of:=RAND()" office:value-type="float" office:value="0.367340087890625">
            <text:p>0.3673400879</text:p>
          </table:table-cell>
          <table:table-cell table:formula="of:=RAND()" office:value-type="float" office:value="0.683013916015625">
            <text:p>0.683013916</text:p>
          </table:table-cell>
          <table:table-cell table:formula="of:=SQRT(1 - [.A347])" office:value-type="float" office:value="0.79539921555743">
            <text:p>0.7953992156</text:p>
          </table:table-cell>
          <table:table-cell table:formula="of:=SQRT(1 - (1 - [.A347]))" office:value-type="float" office:value="0.60608587501329">
            <text:p>0.606085875</text:p>
          </table:table-cell>
          <table:table-cell table:formula="of:=COS(2 * PI() * [.B347])" office:value-type="float" office:value="-0.408569270246807">
            <text:p>-0.4085692702</text:p>
          </table:table-cell>
          <table:table-cell table:formula="of:=SIN(2 * PI() * [.B347])" office:value-type="float" office:value="-0.912727314924886">
            <text:p>-0.9127273149</text:p>
          </table:table-cell>
          <table:table-cell table:formula="of:=[.D347]*[.E347]" office:value-type="float" office:value="-0.247628063661077">
            <text:p>-0.2476280637</text:p>
          </table:table-cell>
          <table:table-cell table:formula="of:=[.D347]*[.F347]" office:value-type="float" office:value="-0.55319113331478">
            <text:p>-0.5531911333</text:p>
          </table:table-cell>
          <table:table-cell table:formula="of:=[.C347]" office:value-type="float" office:value="0.79539921555743">
            <text:p>0.7953992156</text:p>
          </table:table-cell>
        </table:table-row>
        <table:table-row table:style-name="ro1">
          <table:table-cell table:formula="of:=RAND()" office:value-type="float" office:value="0.922637939453125">
            <text:p>0.9226379395</text:p>
          </table:table-cell>
          <table:table-cell table:formula="of:=RAND()" office:value-type="float" office:value="0.234771728515625">
            <text:p>0.2347717285</text:p>
          </table:table-cell>
          <table:table-cell table:formula="of:=SQRT(1 - [.A348])" office:value-type="float" office:value="0.278140361233092">
            <text:p>0.2781403612</text:p>
          </table:table-cell>
          <table:table-cell table:formula="of:=SQRT(1 - (1 - [.A348]))" office:value-type="float" office:value="0.960540441341813">
            <text:p>0.9605404413</text:p>
          </table:table-cell>
          <table:table-cell table:formula="of:=COS(2 * PI() * [.B348])" office:value-type="float" office:value="0.0955361227187575">
            <text:p>0.0955361227</text:p>
          </table:table-cell>
          <table:table-cell table:formula="of:=SIN(2 * PI() * [.B348])" office:value-type="float" office:value="0.995425963724006">
            <text:p>0.9954259637</text:p>
          </table:table-cell>
          <table:table-cell table:formula="of:=[.D348]*[.E348]" office:value-type="float" office:value="0.0917663094803609">
            <text:p>0.0917663095</text:p>
          </table:table-cell>
          <table:table-cell table:formula="of:=[.D348]*[.F348]" office:value-type="float" office:value="0.956146894518557">
            <text:p>0.9561468945</text:p>
          </table:table-cell>
          <table:table-cell table:formula="of:=[.C348]" office:value-type="float" office:value="0.278140361233092">
            <text:p>0.2781403612</text:p>
          </table:table-cell>
        </table:table-row>
        <table:table-row table:style-name="ro1">
          <table:table-cell table:formula="of:=RAND()" office:value-type="float" office:value="0.525848388671875">
            <text:p>0.5258483887</text:p>
          </table:table-cell>
          <table:table-cell table:formula="of:=RAND()" office:value-type="float" office:value="0.859100341796875">
            <text:p>0.8591003418</text:p>
          </table:table-cell>
          <table:table-cell table:formula="of:=SQRT(1 - [.A349])" office:value-type="float" office:value="0.688586676699546">
            <text:p>0.6885866767</text:p>
          </table:table-cell>
          <table:table-cell table:formula="of:=SQRT(1 - (1 - [.A349]))" office:value-type="float" office:value="0.72515404478764">
            <text:p>0.7251540448</text:p>
          </table:table-cell>
          <table:table-cell table:formula="of:=COS(2 * PI() * [.B349])" office:value-type="float" office:value="0.633058334088172">
            <text:p>0.6330583341</text:p>
          </table:table-cell>
          <table:table-cell table:formula="of:=SIN(2 * PI() * [.B349])" office:value-type="float" office:value="-0.774104092252139">
            <text:p>-0.7741040923</text:p>
          </table:table-cell>
          <table:table-cell table:formula="of:=[.D349]*[.E349]" office:value-type="float" office:value="0.459064811550563">
            <text:p>0.4590648116</text:p>
          </table:table-cell>
          <table:table-cell table:formula="of:=[.D349]*[.F349]" office:value-type="float" office:value="-0.561344713583303">
            <text:p>-0.5613447136</text:p>
          </table:table-cell>
          <table:table-cell table:formula="of:=[.C349]" office:value-type="float" office:value="0.688586676699546">
            <text:p>0.6885866767</text:p>
          </table:table-cell>
        </table:table-row>
        <table:table-row table:style-name="ro1">
          <table:table-cell table:formula="of:=RAND()" office:value-type="float" office:value="0.736602783203125">
            <text:p>0.7366027832</text:p>
          </table:table-cell>
          <table:table-cell table:formula="of:=RAND()" office:value-type="float" office:value="0.78729248046875">
            <text:p>0.7872924805</text:p>
          </table:table-cell>
          <table:table-cell table:formula="of:=SQRT(1 - [.A350])" office:value-type="float" office:value="0.513222385323239">
            <text:p>0.5132223853</text:p>
          </table:table-cell>
          <table:table-cell table:formula="of:=SQRT(1 - (1 - [.A350]))" office:value-type="float" office:value="0.858255663076641">
            <text:p>0.8582556631</text:p>
          </table:table-cell>
          <table:table-cell table:formula="of:=COS(2 * PI() * [.B350])" office:value-type="float" office:value="0.232177308513362">
            <text:p>0.2321773085</text:p>
          </table:table-cell>
          <table:table-cell table:formula="of:=SIN(2 * PI() * [.B350])" office:value-type="float" office:value="-0.972673479340056">
            <text:p>-0.9726734793</text:p>
          </table:table-cell>
          <table:table-cell table:formula="of:=[.D350]*[.E350]" office:value-type="float" office:value="0.199267489869485">
            <text:p>0.1992674899</text:p>
          </table:table-cell>
          <table:table-cell table:formula="of:=[.D350]*[.F350]" office:value-type="float" office:value="-0.834802521968064">
            <text:p>-0.834802522</text:p>
          </table:table-cell>
          <table:table-cell table:formula="of:=[.C350]" office:value-type="float" office:value="0.513222385323239">
            <text:p>0.5132223853</text:p>
          </table:table-cell>
        </table:table-row>
        <table:table-row table:style-name="ro1">
          <table:table-cell table:formula="of:=RAND()" office:value-type="float" office:value="0.06036376953125">
            <text:p>0.0603637695</text:p>
          </table:table-cell>
          <table:table-cell table:formula="of:=RAND()" office:value-type="float" office:value="0.17877197265625">
            <text:p>0.1787719727</text:p>
          </table:table-cell>
          <table:table-cell table:formula="of:=SQRT(1 - [.A351])" office:value-type="float" office:value="0.969348353518357">
            <text:p>0.9693483535</text:p>
          </table:table-cell>
          <table:table-cell table:formula="of:=SQRT(1 - (1 - [.A351]))" office:value-type="float" office:value="0.245690393648694">
            <text:p>0.2456903936</text:p>
          </table:table-cell>
          <table:table-cell table:formula="of:=COS(2 * PI() * [.B351])" office:value-type="float" office:value="0.432748124060744">
            <text:p>0.4327481241</text:p>
          </table:table-cell>
          <table:table-cell table:formula="of:=SIN(2 * PI() * [.B351])" office:value-type="float" office:value="0.901514870161279">
            <text:p>0.9015148702</text:p>
          </table:table-cell>
          <table:table-cell table:formula="of:=[.D351]*[.E351]" office:value-type="float" office:value="0.106322056951218">
            <text:p>0.106322057</text:p>
          </table:table-cell>
          <table:table-cell table:formula="of:=[.D351]*[.F351]" office:value-type="float" office:value="0.221493543330075">
            <text:p>0.2214935433</text:p>
          </table:table-cell>
          <table:table-cell table:formula="of:=[.C351]" office:value-type="float" office:value="0.969348353518357">
            <text:p>0.9693483535</text:p>
          </table:table-cell>
        </table:table-row>
        <table:table-row table:style-name="ro1">
          <table:table-cell table:formula="of:=RAND()" office:value-type="float" office:value="0.66973876953125">
            <text:p>0.6697387695</text:p>
          </table:table-cell>
          <table:table-cell table:formula="of:=RAND()" office:value-type="float" office:value="0.237396240234375">
            <text:p>0.2373962402</text:p>
          </table:table-cell>
          <table:table-cell table:formula="of:=SQRT(1 - [.A352])" office:value-type="float" office:value="0.574683591612593">
            <text:p>0.5746835916</text:p>
          </table:table-cell>
          <table:table-cell table:formula="of:=SQRT(1 - (1 - [.A352]))" office:value-type="float" office:value="0.818375689724011">
            <text:p>0.8183756897</text:p>
          </table:table-cell>
          <table:table-cell table:formula="of:=COS(2 * PI() * [.B352])" office:value-type="float" office:value="0.0791090111238924">
            <text:p>0.0791090111</text:p>
          </table:table-cell>
          <table:table-cell table:formula="of:=SIN(2 * PI() * [.B352])" office:value-type="float" office:value="0.996865971110961">
            <text:p>0.9968659711</text:p>
          </table:table-cell>
          <table:table-cell table:formula="of:=[.D352]*[.E352]" office:value-type="float" office:value="0.0647408915418999">
            <text:p>0.0647408915</text:p>
          </table:table-cell>
          <table:table-cell table:formula="of:=[.D352]*[.F352]" office:value-type="float" office:value="0.815810876670328">
            <text:p>0.8158108767</text:p>
          </table:table-cell>
          <table:table-cell table:formula="of:=[.C352]" office:value-type="float" office:value="0.574683591612593">
            <text:p>0.5746835916</text:p>
          </table:table-cell>
        </table:table-row>
        <table:table-row table:style-name="ro1">
          <table:table-cell table:formula="of:=RAND()" office:value-type="float" office:value="0.253570556640625">
            <text:p>0.2535705566</text:p>
          </table:table-cell>
          <table:table-cell table:formula="of:=RAND()" office:value-type="float" office:value="0.578765869140625">
            <text:p>0.5787658691</text:p>
          </table:table-cell>
          <table:table-cell table:formula="of:=SQRT(1 - [.A353])" office:value-type="float" office:value="0.863961482567004">
            <text:p>0.8639614826</text:p>
          </table:table-cell>
          <table:table-cell table:formula="of:=SQRT(1 - (1 - [.A353]))" office:value-type="float" office:value="0.503557898002429">
            <text:p>0.503557898</text:p>
          </table:table-cell>
          <table:table-cell table:formula="of:=COS(2 * PI() * [.B353])" office:value-type="float" office:value="-0.880015946578849">
            <text:p>-0.8800159466</text:p>
          </table:table-cell>
          <table:table-cell table:formula="of:=SIN(2 * PI() * [.B353])" office:value-type="float" office:value="-0.474944137522438">
            <text:p>-0.4749441375</text:p>
          </table:table-cell>
          <table:table-cell table:formula="of:=[.D353]*[.E353]" office:value-type="float" office:value="-0.443138980267863">
            <text:p>-0.4431389803</text:p>
          </table:table-cell>
          <table:table-cell table:formula="of:=[.D353]*[.F353]" office:value-type="float" office:value="-0.239161871559376">
            <text:p>-0.2391618716</text:p>
          </table:table-cell>
          <table:table-cell table:formula="of:=[.C353]" office:value-type="float" office:value="0.863961482567004">
            <text:p>0.8639614826</text:p>
          </table:table-cell>
        </table:table-row>
        <table:table-row table:style-name="ro1">
          <table:table-cell table:formula="of:=RAND()" office:value-type="float" office:value="0.3046875">
            <text:p>0.3046875</text:p>
          </table:table-cell>
          <table:table-cell table:formula="of:=RAND()" office:value-type="float" office:value="0.85394287109375">
            <text:p>0.8539428711</text:p>
          </table:table-cell>
          <table:table-cell table:formula="of:=SQRT(1 - [.A354])" office:value-type="float" office:value="0.833854004007896">
            <text:p>0.833854004</text:p>
          </table:table-cell>
          <table:table-cell table:formula="of:=SQRT(1 - (1 - [.A354]))" office:value-type="float" office:value="0.551985054145491">
            <text:p>0.5519850541</text:p>
          </table:table-cell>
          <table:table-cell table:formula="of:=COS(2 * PI() * [.B354])" office:value-type="float" office:value="0.607645254487931">
            <text:p>0.6076452545</text:p>
          </table:table-cell>
          <table:table-cell table:formula="of:=SIN(2 * PI() * [.B354])" office:value-type="float" office:value="-0.794208564986741">
            <text:p>-0.794208565</text:p>
          </table:table-cell>
          <table:table-cell table:formula="of:=[.D354]*[.E354]" office:value-type="float" office:value="0.335411098699771">
            <text:p>0.3354110987</text:p>
          </table:table-cell>
          <table:table-cell table:formula="of:=[.D354]*[.F354]" office:value-type="float" office:value="-0.438391257747018">
            <text:p>-0.4383912577</text:p>
          </table:table-cell>
          <table:table-cell table:formula="of:=[.C354]" office:value-type="float" office:value="0.833854004007896">
            <text:p>0.833854004</text:p>
          </table:table-cell>
        </table:table-row>
        <table:table-row table:style-name="ro1">
          <table:table-cell table:formula="of:=RAND()" office:value-type="float" office:value="0.127899169921875">
            <text:p>0.1278991699</text:p>
          </table:table-cell>
          <table:table-cell table:formula="of:=RAND()" office:value-type="float" office:value="0.077545166015625">
            <text:p>0.077545166</text:p>
          </table:table-cell>
          <table:table-cell table:formula="of:=SQRT(1 - [.A355])" office:value-type="float" office:value="0.933863389408818">
            <text:p>0.9338633894</text:p>
          </table:table-cell>
          <table:table-cell table:formula="of:=SQRT(1 - (1 - [.A355]))" office:value-type="float" office:value="0.357629934320206">
            <text:p>0.3576299343</text:p>
          </table:table-cell>
          <table:table-cell table:formula="of:=COS(2 * PI() * [.B355])" office:value-type="float" office:value="0.883632802364702">
            <text:p>0.8836328024</text:p>
          </table:table-cell>
          <table:table-cell table:formula="of:=SIN(2 * PI() * [.B355])" office:value-type="float" office:value="0.468180596121949">
            <text:p>0.4681805961</text:p>
          </table:table-cell>
          <table:table-cell table:formula="of:=[.D355]*[.E355]" office:value-type="float" office:value="0.316013541072868">
            <text:p>0.3160135411</text:p>
          </table:table-cell>
          <table:table-cell table:formula="of:=[.D355]*[.F355]" office:value-type="float" office:value="0.167435395841088">
            <text:p>0.1674353958</text:p>
          </table:table-cell>
          <table:table-cell table:formula="of:=[.C355]" office:value-type="float" office:value="0.933863389408818">
            <text:p>0.9338633894</text:p>
          </table:table-cell>
        </table:table-row>
        <table:table-row table:style-name="ro1">
          <table:table-cell table:formula="of:=RAND()" office:value-type="float" office:value="0.075714111328125">
            <text:p>0.0757141113</text:p>
          </table:table-cell>
          <table:table-cell table:formula="of:=RAND()" office:value-type="float" office:value="0.9189453125">
            <text:p>0.9189453125</text:p>
          </table:table-cell>
          <table:table-cell table:formula="of:=SQRT(1 - [.A356])" office:value-type="float" office:value="0.961397882602138">
            <text:p>0.9613978826</text:p>
          </table:table-cell>
          <table:table-cell table:formula="of:=SQRT(1 - (1 - [.A356]))" office:value-type="float" office:value="0.275161972896193">
            <text:p>0.2751619729</text:p>
          </table:table-cell>
          <table:table-cell table:formula="of:=COS(2 * PI() * [.B356])" office:value-type="float" office:value="0.87309497841829">
            <text:p>0.8730949784</text:p>
          </table:table-cell>
          <table:table-cell table:formula="of:=SIN(2 * PI() * [.B356])" office:value-type="float" office:value="-0.487550160148436">
            <text:p>-0.4875501601</text:p>
          </table:table-cell>
          <table:table-cell table:formula="of:=[.D356]*[.E356]" office:value-type="float" office:value="0.240242536787335">
            <text:p>0.2402425368</text:p>
          </table:table-cell>
          <table:table-cell table:formula="of:=[.D356]*[.F356]" office:value-type="float" office:value="-0.134155263952298">
            <text:p>-0.134155264</text:p>
          </table:table-cell>
          <table:table-cell table:formula="of:=[.C356]" office:value-type="float" office:value="0.961397882602138">
            <text:p>0.9613978826</text:p>
          </table:table-cell>
        </table:table-row>
        <table:table-row table:style-name="ro1">
          <table:table-cell table:formula="of:=RAND()" office:value-type="float" office:value="0.438385009765625">
            <text:p>0.4383850098</text:p>
          </table:table-cell>
          <table:table-cell table:formula="of:=RAND()" office:value-type="float" office:value="0.379058837890625">
            <text:p>0.3790588379</text:p>
          </table:table-cell>
          <table:table-cell table:formula="of:=SQRT(1 - [.A357])" office:value-type="float" office:value="0.74940976123505">
            <text:p>0.7494097612</text:p>
          </table:table-cell>
          <table:table-cell table:formula="of:=SQRT(1 - (1 - [.A357]))" office:value-type="float" office:value="0.662106494278394">
            <text:p>0.6621064943</text:p>
          </table:table-cell>
          <table:table-cell table:formula="of:=COS(2 * PI() * [.B357])" office:value-type="float" office:value="-0.724907838711588">
            <text:p>-0.7249078387</text:p>
          </table:table-cell>
          <table:table-cell table:formula="of:=SIN(2 * PI() * [.B357])" office:value-type="float" office:value="0.688845864743699">
            <text:p>0.6888458647</text:p>
          </table:table-cell>
          <table:table-cell table:formula="of:=[.D357]*[.E357]" office:value-type="float" office:value="-0.479966187764257">
            <text:p>-0.4799661878</text:p>
          </table:table-cell>
          <table:table-cell table:formula="of:=[.D357]*[.F357]" office:value-type="float" office:value="0.456089320603619">
            <text:p>0.4560893206</text:p>
          </table:table-cell>
          <table:table-cell table:formula="of:=[.C357]" office:value-type="float" office:value="0.74940976123505">
            <text:p>0.7494097612</text:p>
          </table:table-cell>
        </table:table-row>
        <table:table-row table:style-name="ro1">
          <table:table-cell table:formula="of:=RAND()" office:value-type="float" office:value="0.856414794921875">
            <text:p>0.8564147949</text:p>
          </table:table-cell>
          <table:table-cell table:formula="of:=RAND()" office:value-type="float" office:value="0.9827880859375">
            <text:p>0.9827880859</text:p>
          </table:table-cell>
          <table:table-cell table:formula="of:=SQRT(1 - [.A358])" office:value-type="float" office:value="0.378926384774305">
            <text:p>0.3789263848</text:p>
          </table:table-cell>
          <table:table-cell table:formula="of:=SQRT(1 - (1 - [.A358]))" office:value-type="float" office:value="0.925426817701905">
            <text:p>0.9254268177</text:p>
          </table:table-cell>
          <table:table-cell table:formula="of:=COS(2 * PI() * [.B358])" office:value-type="float" office:value="0.99415795679779">
            <text:p>0.9941579568</text:p>
          </table:table-cell>
          <table:table-cell table:formula="of:=SIN(2 * PI() * [.B358])" office:value-type="float" office:value="-0.107934966232654">
            <text:p>-0.1079349662</text:p>
          </table:table-cell>
          <table:table-cell table:formula="of:=[.D358]*[.E358]" office:value-type="float" office:value="0.920020434252406">
            <text:p>0.9200204343</text:p>
          </table:table-cell>
          <table:table-cell table:formula="of:=[.D358]*[.F358]" office:value-type="float" office:value="-0.0998859123194477">
            <text:p>-0.0998859123</text:p>
          </table:table-cell>
          <table:table-cell table:formula="of:=[.C358]" office:value-type="float" office:value="0.378926384774305">
            <text:p>0.3789263848</text:p>
          </table:table-cell>
        </table:table-row>
        <table:table-row table:style-name="ro1">
          <table:table-cell table:formula="of:=RAND()" office:value-type="float" office:value="0.21063232421875">
            <text:p>0.2106323242</text:p>
          </table:table-cell>
          <table:table-cell table:formula="of:=RAND()" office:value-type="float" office:value="0.90814208984375">
            <text:p>0.9081420898</text:p>
          </table:table-cell>
          <table:table-cell table:formula="of:=SQRT(1 - [.A359])" office:value-type="float" office:value="0.888463660360541">
            <text:p>0.8884636604</text:p>
          </table:table-cell>
          <table:table-cell table:formula="of:=SQRT(1 - (1 - [.A359]))" office:value-type="float" office:value="0.458946973210141">
            <text:p>0.4589469732</text:p>
          </table:table-cell>
          <table:table-cell table:formula="of:=COS(2 * PI() * [.B359])" office:value-type="float" office:value="0.838015514407864">
            <text:p>0.8380155144</text:p>
          </table:table-cell>
          <table:table-cell table:formula="of:=SIN(2 * PI() * [.B359])" office:value-type="float" office:value="-0.545646403462648">
            <text:p>-0.5456464035</text:p>
          </table:table-cell>
          <table:table-cell table:formula="of:=[.D359]*[.E359]" office:value-type="float" office:value="0.384604683840628">
            <text:p>0.3846046838</text:p>
          </table:table-cell>
          <table:table-cell table:formula="of:=[.D359]*[.F359]" office:value-type="float" office:value="-0.250422765312182">
            <text:p>-0.2504227653</text:p>
          </table:table-cell>
          <table:table-cell table:formula="of:=[.C359]" office:value-type="float" office:value="0.888463660360541">
            <text:p>0.8884636604</text:p>
          </table:table-cell>
        </table:table-row>
        <table:table-row table:style-name="ro1">
          <table:table-cell table:formula="of:=RAND()" office:value-type="float" office:value="0.443695068359375">
            <text:p>0.4436950684</text:p>
          </table:table-cell>
          <table:table-cell table:formula="of:=RAND()" office:value-type="float" office:value="0.355621337890625">
            <text:p>0.3556213379</text:p>
          </table:table-cell>
          <table:table-cell table:formula="of:=SQRT(1 - [.A360])" office:value-type="float" office:value="0.745858519855224">
            <text:p>0.7458585199</text:p>
          </table:table-cell>
          <table:table-cell table:formula="of:=SQRT(1 - (1 - [.A360]))" office:value-type="float" office:value="0.666104397492897">
            <text:p>0.6661043975</text:p>
          </table:table-cell>
          <table:table-cell table:formula="of:=COS(2 * PI() * [.B360])" office:value-type="float" office:value="-0.615987125382384">
            <text:p>-0.6159871254</text:p>
          </table:table-cell>
          <table:table-cell table:formula="of:=SIN(2 * PI() * [.B360])" office:value-type="float" office:value="0.787756219501406">
            <text:p>0.7877562195</text:p>
          </table:table-cell>
          <table:table-cell table:formula="of:=[.D360]*[.E360]" office:value-type="float" office:value="-0.410311733016214">
            <text:p>-0.410311733</text:p>
          </table:table-cell>
          <table:table-cell table:formula="of:=[.D360]*[.F360]" office:value-type="float" office:value="0.524727881962266">
            <text:p>0.524727882</text:p>
          </table:table-cell>
          <table:table-cell table:formula="of:=[.C360]" office:value-type="float" office:value="0.745858519855224">
            <text:p>0.7458585199</text:p>
          </table:table-cell>
        </table:table-row>
        <table:table-row table:style-name="ro1">
          <table:table-cell table:formula="of:=RAND()" office:value-type="float" office:value="0.995635986328125">
            <text:p>0.9956359863</text:p>
          </table:table-cell>
          <table:table-cell table:formula="of:=RAND()" office:value-type="float" office:value="0.543426513671875">
            <text:p>0.5434265137</text:p>
          </table:table-cell>
          <table:table-cell table:formula="of:=SQRT(1 - [.A361])" office:value-type="float" office:value="0.0660606817394053">
            <text:p>0.0660606817</text:p>
          </table:table-cell>
          <table:table-cell table:formula="of:=SQRT(1 - (1 - [.A361]))" office:value-type="float" office:value="0.9978156073785">
            <text:p>0.9978156074</text:p>
          </table:table-cell>
          <table:table-cell table:formula="of:=COS(2 * PI() * [.B361])" office:value-type="float" office:value="-0.963004957424664">
            <text:p>-0.9630049574</text:p>
          </table:table-cell>
          <table:table-cell table:formula="of:=SIN(2 * PI() * [.B361])" office:value-type="float" office:value="-0.269483676640203">
            <text:p>-0.2694836766</text:p>
          </table:table-cell>
          <table:table-cell table:formula="of:=[.D361]*[.E361]" office:value-type="float" office:value="-0.960901376501198">
            <text:p>-0.9609013765</text:p>
          </table:table-cell>
          <table:table-cell table:formula="of:=[.D361]*[.F361]" office:value-type="float" office:value="-0.268895018485335">
            <text:p>-0.2688950185</text:p>
          </table:table-cell>
          <table:table-cell table:formula="of:=[.C361]" office:value-type="float" office:value="0.0660606817394053">
            <text:p>0.0660606817</text:p>
          </table:table-cell>
        </table:table-row>
        <table:table-row table:style-name="ro1">
          <table:table-cell table:formula="of:=RAND()" office:value-type="float" office:value="0.67181396484375">
            <text:p>0.6718139648</text:p>
          </table:table-cell>
          <table:table-cell table:formula="of:=RAND()" office:value-type="float" office:value="0.287109375">
            <text:p>0.287109375</text:p>
          </table:table-cell>
          <table:table-cell table:formula="of:=SQRT(1 - [.A362])" office:value-type="float" office:value="0.572875235244333">
            <text:p>0.5728752352</text:p>
          </table:table-cell>
          <table:table-cell table:formula="of:=SQRT(1 - (1 - [.A362]))" office:value-type="float" office:value="0.819642583595893">
            <text:p>0.8196425836</text:p>
          </table:table-cell>
          <table:table-cell table:formula="of:=COS(2 * PI() * [.B362])" office:value-type="float" office:value="-0.231058108280671">
            <text:p>-0.2310581083</text:p>
          </table:table-cell>
          <table:table-cell table:formula="of:=SIN(2 * PI() * [.B362])" office:value-type="float" office:value="0.97293995220556">
            <text:p>0.9729399522</text:p>
          </table:table-cell>
          <table:table-cell table:formula="of:=[.D362]*[.E362]" office:value-type="float" office:value="-0.189385064831949">
            <text:p>-0.1893850648</text:p>
          </table:table-cell>
          <table:table-cell table:formula="of:=[.D362]*[.F362]" office:value-type="float" office:value="0.79746301610943">
            <text:p>0.7974630161</text:p>
          </table:table-cell>
          <table:table-cell table:formula="of:=[.C362]" office:value-type="float" office:value="0.572875235244333">
            <text:p>0.5728752352</text:p>
          </table:table-cell>
        </table:table-row>
        <table:table-row table:style-name="ro1">
          <table:table-cell table:formula="of:=RAND()" office:value-type="float" office:value="0.8909912109375">
            <text:p>0.8909912109</text:p>
          </table:table-cell>
          <table:table-cell table:formula="of:=RAND()" office:value-type="float" office:value="0.940887451171875">
            <text:p>0.9408874512</text:p>
          </table:table-cell>
          <table:table-cell table:formula="of:=SQRT(1 - [.A363])" office:value-type="float" office:value="0.330164790767429">
            <text:p>0.3301647908</text:p>
          </table:table-cell>
          <table:table-cell table:formula="of:=SQRT(1 - (1 - [.A363]))" office:value-type="float" office:value="0.943923307762606">
            <text:p>0.9439233078</text:p>
          </table:table-cell>
          <table:table-cell table:formula="of:=COS(2 * PI() * [.B363])" office:value-type="float" office:value="0.93181469091175">
            <text:p>0.9318146909</text:p>
          </table:table-cell>
          <table:table-cell table:formula="of:=SIN(2 * PI() * [.B363])" office:value-type="float" office:value="-0.362934404267548">
            <text:p>-0.3629344043</text:p>
          </table:table-cell>
          <table:table-cell table:formula="of:=[.D363]*[.E363]" office:value-type="float" office:value="0.87956160526721">
            <text:p>0.8795616053</text:p>
          </table:table-cell>
          <table:table-cell table:formula="of:=[.D363]*[.F363]" office:value-type="float" office:value="-0.342582243377075">
            <text:p>-0.3425822434</text:p>
          </table:table-cell>
          <table:table-cell table:formula="of:=[.C363]" office:value-type="float" office:value="0.330164790767429">
            <text:p>0.3301647908</text:p>
          </table:table-cell>
        </table:table-row>
        <table:table-row table:style-name="ro1">
          <table:table-cell table:formula="of:=RAND()" office:value-type="float" office:value="0.259307861328125">
            <text:p>0.2593078613</text:p>
          </table:table-cell>
          <table:table-cell table:formula="of:=RAND()" office:value-type="float" office:value="0.40679931640625">
            <text:p>0.4067993164</text:p>
          </table:table-cell>
          <table:table-cell table:formula="of:=SQRT(1 - [.A364])" office:value-type="float" office:value="0.86063473011021">
            <text:p>0.8606347301</text:p>
          </table:table-cell>
          <table:table-cell table:formula="of:=SQRT(1 - (1 - [.A364]))" office:value-type="float" office:value="0.509222801264952">
            <text:p>0.5092228013</text:p>
          </table:table-cell>
          <table:table-cell table:formula="of:=COS(2 * PI() * [.B364])" office:value-type="float" office:value="-0.83338218268058">
            <text:p>-0.8333821827</text:p>
          </table:table-cell>
          <table:table-cell table:formula="of:=SIN(2 * PI() * [.B364])" office:value-type="float" office:value="0.55269714816575">
            <text:p>0.5526971482</text:p>
          </table:table-cell>
          <table:table-cell table:formula="of:=[.D364]*[.E364]" office:value-type="float" office:value="-0.424377209588905">
            <text:p>-0.4243772096</text:p>
          </table:table-cell>
          <table:table-cell table:formula="of:=[.D364]*[.F364]" office:value-type="float" office:value="0.281445990040114">
            <text:p>0.28144599</text:p>
          </table:table-cell>
          <table:table-cell table:formula="of:=[.C364]" office:value-type="float" office:value="0.86063473011021">
            <text:p>0.8606347301</text:p>
          </table:table-cell>
        </table:table-row>
        <table:table-row table:style-name="ro1">
          <table:table-cell table:formula="of:=RAND()" office:value-type="float" office:value="0.26971435546875">
            <text:p>0.2697143555</text:p>
          </table:table-cell>
          <table:table-cell table:formula="of:=RAND()" office:value-type="float" office:value="0.982666015625">
            <text:p>0.9826660156</text:p>
          </table:table-cell>
          <table:table-cell table:formula="of:=SQRT(1 - [.A365])" office:value-type="float" office:value="0.854567519000839">
            <text:p>0.854567519</text:p>
          </table:table-cell>
          <table:table-cell table:formula="of:=SQRT(1 - (1 - [.A365]))" office:value-type="float" office:value="0.519340307956883">
            <text:p>0.519340308</text:p>
          </table:table-cell>
          <table:table-cell table:formula="of:=COS(2 * PI() * [.B365])" office:value-type="float" office:value="0.994074879304879">
            <text:p>0.9940748793</text:p>
          </table:table-cell>
          <table:table-cell table:formula="of:=SIN(2 * PI() * [.B365])" office:value-type="float" office:value="-0.108697444013139">
            <text:p>-0.108697444</text:p>
          </table:table-cell>
          <table:table-cell table:formula="of:=[.D365]*[.E365]" office:value-type="float" office:value="0.516263153950397">
            <text:p>0.516263154</text:p>
          </table:table-cell>
          <table:table-cell table:formula="of:=[.D365]*[.F365]" office:value-type="float" office:value="-0.0564509640479096">
            <text:p>-0.056450964</text:p>
          </table:table-cell>
          <table:table-cell table:formula="of:=[.C365]" office:value-type="float" office:value="0.854567519000839">
            <text:p>0.854567519</text:p>
          </table:table-cell>
        </table:table-row>
        <table:table-row table:style-name="ro1">
          <table:table-cell table:formula="of:=RAND()" office:value-type="float" office:value="0.813720703125">
            <text:p>0.8137207031</text:p>
          </table:table-cell>
          <table:table-cell table:formula="of:=RAND()" office:value-type="float" office:value="0.068115234375">
            <text:p>0.0681152344</text:p>
          </table:table-cell>
          <table:table-cell table:formula="of:=SQRT(1 - [.A366])" office:value-type="float" office:value="0.43160085365416">
            <text:p>0.4316008537</text:p>
          </table:table-cell>
          <table:table-cell table:formula="of:=SQRT(1 - (1 - [.A366]))" office:value-type="float" office:value="0.902064688991316">
            <text:p>0.902064689</text:p>
          </table:table-cell>
          <table:table-cell table:formula="of:=COS(2 * PI() * [.B366])" office:value-type="float" office:value="0.909805708104652">
            <text:p>0.9098057081</text:p>
          </table:table-cell>
          <table:table-cell table:formula="of:=SIN(2 * PI() * [.B366])" office:value-type="float" office:value="0.415034424476082">
            <text:p>0.4150344245</text:p>
          </table:table-cell>
          <table:table-cell table:formula="of:=[.D366]*[.E366]" office:value-type="float" office:value="0.820703603123947">
            <text:p>0.8207036031</text:p>
          </table:table-cell>
          <table:table-cell table:formula="of:=[.D366]*[.F366]" office:value-type="float" office:value="0.374387899035706">
            <text:p>0.374387899</text:p>
          </table:table-cell>
          <table:table-cell table:formula="of:=[.C366]" office:value-type="float" office:value="0.43160085365416">
            <text:p>0.4316008537</text:p>
          </table:table-cell>
        </table:table-row>
        <table:table-row table:style-name="ro1">
          <table:table-cell table:formula="of:=RAND()" office:value-type="float" office:value="0.191864013671875">
            <text:p>0.1918640137</text:p>
          </table:table-cell>
          <table:table-cell table:formula="of:=RAND()" office:value-type="float" office:value="0.6707763671875">
            <text:p>0.6707763672</text:p>
          </table:table-cell>
          <table:table-cell table:formula="of:=SQRT(1 - [.A367])" office:value-type="float" office:value="0.898963840389659">
            <text:p>0.8989638404</text:p>
          </table:table-cell>
          <table:table-cell table:formula="of:=SQRT(1 - (1 - [.A367]))" office:value-type="float" office:value="0.438022846061567">
            <text:p>0.4380228461</text:p>
          </table:table-cell>
          <table:table-cell table:formula="of:=COS(2 * PI() * [.B367])" office:value-type="float" office:value="-0.477473283686699">
            <text:p>-0.4774732837</text:p>
          </table:table-cell>
          <table:table-cell table:formula="of:=SIN(2 * PI() * [.B367])" office:value-type="float" office:value="-0.878646267485068">
            <text:p>-0.8786462675</text:p>
          </table:table-cell>
          <table:table-cell table:formula="of:=[.D367]*[.E367]" office:value-type="float" office:value="-0.20914420663881">
            <text:p>-0.2091442066</text:p>
          </table:table-cell>
          <table:table-cell table:formula="of:=[.D367]*[.F367]" office:value-type="float" office:value="-0.384867138765182">
            <text:p>-0.3848671388</text:p>
          </table:table-cell>
          <table:table-cell table:formula="of:=[.C367]" office:value-type="float" office:value="0.898963840389659">
            <text:p>0.8989638404</text:p>
          </table:table-cell>
        </table:table-row>
        <table:table-row table:style-name="ro1">
          <table:table-cell table:formula="of:=RAND()" office:value-type="float" office:value="0.31964111328125">
            <text:p>0.3196411133</text:p>
          </table:table-cell>
          <table:table-cell table:formula="of:=RAND()" office:value-type="float" office:value="0.8907470703125">
            <text:p>0.8907470703</text:p>
          </table:table-cell>
          <table:table-cell table:formula="of:=SQRT(1 - [.A368])" office:value-type="float" office:value="0.824838703455863">
            <text:p>0.8248387035</text:p>
          </table:table-cell>
          <table:table-cell table:formula="of:=SQRT(1 - (1 - [.A368]))" office:value-type="float" office:value="0.565368121918145">
            <text:p>0.5653681219</text:p>
          </table:table-cell>
          <table:table-cell table:formula="of:=COS(2 * PI() * [.B368])" office:value-type="float" office:value="0.773496799498899">
            <text:p>0.7734967995</text:p>
          </table:table-cell>
          <table:table-cell table:formula="of:=SIN(2 * PI() * [.B368])" office:value-type="float" office:value="-0.633800206031017">
            <text:p>-0.633800206</text:p>
          </table:table-cell>
          <table:table-cell table:formula="of:=[.D368]*[.E368]" office:value-type="float" office:value="0.437310432842388">
            <text:p>0.4373104328</text:p>
          </table:table-cell>
          <table:table-cell table:formula="of:=[.D368]*[.F368]" office:value-type="float" office:value="-0.358330432155089">
            <text:p>-0.3583304322</text:p>
          </table:table-cell>
          <table:table-cell table:formula="of:=[.C368]" office:value-type="float" office:value="0.824838703455863">
            <text:p>0.8248387035</text:p>
          </table:table-cell>
        </table:table-row>
        <table:table-row table:style-name="ro1">
          <table:table-cell table:formula="of:=RAND()" office:value-type="float" office:value="0.772186279296875">
            <text:p>0.7721862793</text:p>
          </table:table-cell>
          <table:table-cell table:formula="of:=RAND()" office:value-type="float" office:value="0.83221435546875">
            <text:p>0.8322143555</text:p>
          </table:table-cell>
          <table:table-cell table:formula="of:=SQRT(1 - [.A369])" office:value-type="float" office:value="0.47729835606581">
            <text:p>0.4772983561</text:p>
          </table:table-cell>
          <table:table-cell table:formula="of:=SQRT(1 - (1 - [.A369]))" office:value-type="float" office:value="0.878741303966574">
            <text:p>0.878741304</text:p>
          </table:table-cell>
          <table:table-cell table:formula="of:=COS(2 * PI() * [.B369])" office:value-type="float" office:value="0.493898888350867">
            <text:p>0.4938988884</text:p>
          </table:table-cell>
          <table:table-cell table:formula="of:=SIN(2 * PI() * [.B369])" office:value-type="float" office:value="-0.869519343134917">
            <text:p>-0.8695193431</text:p>
          </table:table-cell>
          <table:table-cell table:formula="of:=[.D369]*[.E369]" office:value-type="float" office:value="0.434009353177082">
            <text:p>0.4340093532</text:p>
          </table:table-cell>
          <table:table-cell table:formula="of:=[.D369]*[.F369]" office:value-type="float" office:value="-0.764082561410536">
            <text:p>-0.7640825614</text:p>
          </table:table-cell>
          <table:table-cell table:formula="of:=[.C369]" office:value-type="float" office:value="0.47729835606581">
            <text:p>0.4772983561</text:p>
          </table:table-cell>
        </table:table-row>
        <table:table-row table:style-name="ro1">
          <table:table-cell table:formula="of:=RAND()" office:value-type="float" office:value="0.539093017578125">
            <text:p>0.5390930176</text:p>
          </table:table-cell>
          <table:table-cell table:formula="of:=RAND()" office:value-type="float" office:value="0.64849853515625">
            <text:p>0.6484985352</text:p>
          </table:table-cell>
          <table:table-cell table:formula="of:=SQRT(1 - [.A370])" office:value-type="float" office:value="0.67890130536174">
            <text:p>0.6789013054</text:p>
          </table:table-cell>
          <table:table-cell table:formula="of:=SQRT(1 - (1 - [.A370]))" office:value-type="float" office:value="0.734229540115436">
            <text:p>0.7342295401</text:p>
          </table:table-cell>
          <table:table-cell table:formula="of:=COS(2 * PI() * [.B370])" office:value-type="float" office:value="-0.595391234465169">
            <text:p>-0.5953912345</text:p>
          </table:table-cell>
          <table:table-cell table:formula="of:=SIN(2 * PI() * [.B370])" office:value-type="float" office:value="-0.803435920233868">
            <text:p>-0.8034359202</text:p>
          </table:table-cell>
          <table:table-cell table:formula="of:=[.D370]*[.E370]" office:value-type="float" office:value="-0.437153832270123">
            <text:p>-0.4371538323</text:p>
          </table:table-cell>
          <table:table-cell table:formula="of:=[.D370]*[.F370]" office:value-type="float" office:value="-0.589906386225535">
            <text:p>-0.5899063862</text:p>
          </table:table-cell>
          <table:table-cell table:formula="of:=[.C370]" office:value-type="float" office:value="0.67890130536174">
            <text:p>0.6789013054</text:p>
          </table:table-cell>
        </table:table-row>
        <table:table-row table:style-name="ro1">
          <table:table-cell table:formula="of:=RAND()" office:value-type="float" office:value="0.4677734375">
            <text:p>0.4677734375</text:p>
          </table:table-cell>
          <table:table-cell table:formula="of:=RAND()" office:value-type="float" office:value="0.443023681640625">
            <text:p>0.4430236816</text:p>
          </table:table-cell>
          <table:table-cell table:formula="of:=SQRT(1 - [.A371])" office:value-type="float" office:value="0.729538595620547">
            <text:p>0.7295385956</text:p>
          </table:table-cell>
          <table:table-cell table:formula="of:=SQRT(1 - (1 - [.A371]))" office:value-type="float" office:value="0.683939644632478">
            <text:p>0.6839396446</text:p>
          </table:table-cell>
          <table:table-cell table:formula="of:=COS(2 * PI() * [.B371])" office:value-type="float" office:value="-0.936602034532786">
            <text:p>-0.9366020345</text:p>
          </table:table-cell>
          <table:table-cell table:formula="of:=SIN(2 * PI() * [.B371])" office:value-type="float" office:value="0.35039496130659">
            <text:p>0.3503949613</text:p>
          </table:table-cell>
          <table:table-cell table:formula="of:=[.D371]*[.E371]" office:value-type="float" office:value="-0.640579262660409">
            <text:p>-0.6405792627</text:p>
          </table:table-cell>
          <table:table-cell table:formula="of:=[.D371]*[.F371]" office:value-type="float" office:value="0.23964900531704">
            <text:p>0.2396490053</text:p>
          </table:table-cell>
          <table:table-cell table:formula="of:=[.C371]" office:value-type="float" office:value="0.729538595620547">
            <text:p>0.7295385956</text:p>
          </table:table-cell>
        </table:table-row>
        <table:table-row table:style-name="ro1">
          <table:table-cell table:formula="of:=RAND()" office:value-type="float" office:value="0.684600830078125">
            <text:p>0.6846008301</text:p>
          </table:table-cell>
          <table:table-cell table:formula="of:=RAND()" office:value-type="float" office:value="0.3328857421875">
            <text:p>0.3328857422</text:p>
          </table:table-cell>
          <table:table-cell table:formula="of:=SQRT(1 - [.A372])" office:value-type="float" office:value="0.561604104260176">
            <text:p>0.5616041043</text:p>
          </table:table-cell>
          <table:table-cell table:formula="of:=SQRT(1 - (1 - [.A372]))" office:value-type="float" office:value="0.827406085352365">
            <text:p>0.8274060854</text:p>
          </table:table-cell>
          <table:table-cell table:formula="of:=COS(2 * PI() * [.B372])" office:value-type="float" office:value="-0.497562504349319">
            <text:p>-0.4975625043</text:p>
          </table:table-cell>
          <table:table-cell table:formula="of:=SIN(2 * PI() * [.B372])" office:value-type="float" office:value="0.867428126282307">
            <text:p>0.8674281263</text:p>
          </table:table-cell>
          <table:table-cell table:formula="of:=[.D372]*[.E372]" office:value-type="float" office:value="-0.411686243941789">
            <text:p>-0.4116862439</text:p>
          </table:table-cell>
          <table:table-cell table:formula="of:=[.D372]*[.F372]" office:value-type="float" office:value="0.71771531029178">
            <text:p>0.7177153103</text:p>
          </table:table-cell>
          <table:table-cell table:formula="of:=[.C372]" office:value-type="float" office:value="0.561604104260176">
            <text:p>0.5616041043</text:p>
          </table:table-cell>
        </table:table-row>
        <table:table-row table:style-name="ro1">
          <table:table-cell table:formula="of:=RAND()" office:value-type="float" office:value="0.452728271484375">
            <text:p>0.4527282715</text:p>
          </table:table-cell>
          <table:table-cell table:formula="of:=RAND()" office:value-type="float" office:value="0.332733154296875">
            <text:p>0.3327331543</text:p>
          </table:table-cell>
          <table:table-cell table:formula="of:=SQRT(1 - [.A373])" office:value-type="float" office:value="0.73977816169148">
            <text:p>0.7397781617</text:p>
          </table:table-cell>
          <table:table-cell table:formula="of:=SQRT(1 - (1 - [.A373]))" office:value-type="float" office:value="0.672850853818567">
            <text:p>0.6728508538</text:p>
          </table:table-cell>
          <table:table-cell table:formula="of:=COS(2 * PI() * [.B373])" office:value-type="float" office:value="-0.496730639501985">
            <text:p>-0.4967306395</text:p>
          </table:table-cell>
          <table:table-cell table:formula="of:=SIN(2 * PI() * [.B373])" office:value-type="float" office:value="0.867904759625127">
            <text:p>0.8679047596</text:p>
          </table:table-cell>
          <table:table-cell table:formula="of:=[.D373]*[.E373]" office:value-type="float" office:value="-0.334225634906753">
            <text:p>-0.3342256349</text:p>
          </table:table-cell>
          <table:table-cell table:formula="of:=[.D373]*[.F373]" office:value-type="float" office:value="0.583970458546965">
            <text:p>0.5839704585</text:p>
          </table:table-cell>
          <table:table-cell table:formula="of:=[.C373]" office:value-type="float" office:value="0.73977816169148">
            <text:p>0.7397781617</text:p>
          </table:table-cell>
        </table:table-row>
        <table:table-row table:style-name="ro1">
          <table:table-cell table:formula="of:=RAND()" office:value-type="float" office:value="0.1107177734375">
            <text:p>0.1107177734</text:p>
          </table:table-cell>
          <table:table-cell table:formula="of:=RAND()" office:value-type="float" office:value="0.355560302734375">
            <text:p>0.3555603027</text:p>
          </table:table-cell>
          <table:table-cell table:formula="of:=SQRT(1 - [.A374])" office:value-type="float" office:value="0.9430176173129">
            <text:p>0.9430176173</text:p>
          </table:table-cell>
          <table:table-cell table:formula="of:=SQRT(1 - (1 - [.A374]))" office:value-type="float" office:value="0.332742803735107">
            <text:p>0.3327428037</text:p>
          </table:table-cell>
          <table:table-cell table:formula="of:=COS(2 * PI() * [.B374])" office:value-type="float" office:value="-0.615684979367054">
            <text:p>-0.6156849794</text:p>
          </table:table-cell>
          <table:table-cell table:formula="of:=SIN(2 * PI() * [.B374])" office:value-type="float" office:value="0.787992389672508">
            <text:p>0.7879923897</text:p>
          </table:table-cell>
          <table:table-cell table:formula="of:=[.D374]*[.E374]" office:value-type="float" office:value="-0.204864746252185">
            <text:p>-0.2048647463</text:p>
          </table:table-cell>
          <table:table-cell table:formula="of:=[.D374]*[.F374]" office:value-type="float" office:value="0.262198797061557">
            <text:p>0.2621987971</text:p>
          </table:table-cell>
          <table:table-cell table:formula="of:=[.C374]" office:value-type="float" office:value="0.9430176173129">
            <text:p>0.9430176173</text:p>
          </table:table-cell>
        </table:table-row>
        <table:table-row table:style-name="ro1">
          <table:table-cell table:formula="of:=RAND()" office:value-type="float" office:value="0.095001220703125">
            <text:p>0.0950012207</text:p>
          </table:table-cell>
          <table:table-cell table:formula="of:=RAND()" office:value-type="float" office:value="0.627471923828125">
            <text:p>0.6274719238</text:p>
          </table:table-cell>
          <table:table-cell table:formula="of:=SQRT(1 - [.A375])" office:value-type="float" office:value="0.951314237934488">
            <text:p>0.9513142379</text:p>
          </table:table-cell>
          <table:table-cell table:formula="of:=SQRT(1 - (1 - [.A375]))" office:value-type="float" office:value="0.308222680384045">
            <text:p>0.3082226804</text:p>
          </table:table-cell>
          <table:table-cell table:formula="of:=COS(2 * PI() * [.B375])" office:value-type="float" office:value="-0.696039468836921">
            <text:p>-0.6960394688</text:p>
          </table:table-cell>
          <table:table-cell table:formula="of:=SIN(2 * PI() * [.B375])" office:value-type="float" office:value="-0.718003522150983">
            <text:p>-0.7180035222</text:p>
          </table:table-cell>
          <table:table-cell table:formula="of:=[.D375]*[.E375]" office:value-type="float" office:value="-0.214535150738003">
            <text:p>-0.2145351507</text:p>
          </table:table-cell>
          <table:table-cell table:formula="of:=[.D375]*[.F375]" office:value-type="float" office:value="-0.221304970122561">
            <text:p>-0.2213049701</text:p>
          </table:table-cell>
          <table:table-cell table:formula="of:=[.C375]" office:value-type="float" office:value="0.951314237934488">
            <text:p>0.9513142379</text:p>
          </table:table-cell>
        </table:table-row>
        <table:table-row table:style-name="ro1">
          <table:table-cell table:formula="of:=RAND()" office:value-type="float" office:value="0.231719970703125">
            <text:p>0.2317199707</text:p>
          </table:table-cell>
          <table:table-cell table:formula="of:=RAND()" office:value-type="float" office:value="0.06744384765625">
            <text:p>0.0674438477</text:p>
          </table:table-cell>
          <table:table-cell table:formula="of:=SQRT(1 - [.A376])" office:value-type="float" office:value="0.876515846574878">
            <text:p>0.8765158466</text:p>
          </table:table-cell>
          <table:table-cell table:formula="of:=SQRT(1 - (1 - [.A376]))" office:value-type="float" office:value="0.481373005789819">
            <text:p>0.4813730058</text:p>
          </table:table-cell>
          <table:table-cell table:formula="of:=COS(2 * PI() * [.B376])" office:value-type="float" office:value="0.911548408584834">
            <text:p>0.9115484086</text:p>
          </table:table-cell>
          <table:table-cell table:formula="of:=SIN(2 * PI() * [.B376])" office:value-type="float" office:value="0.4111927757226">
            <text:p>0.4111927757</text:p>
          </table:table-cell>
          <table:table-cell table:formula="of:=[.D376]*[.E376]" office:value-type="float" office:value="0.438794797363407">
            <text:p>0.4387947974</text:p>
          </table:table-cell>
          <table:table-cell table:formula="of:=[.D376]*[.F376]" office:value-type="float" office:value="0.197937102408647">
            <text:p>0.1979371024</text:p>
          </table:table-cell>
          <table:table-cell table:formula="of:=[.C376]" office:value-type="float" office:value="0.876515846574878">
            <text:p>0.8765158466</text:p>
          </table:table-cell>
        </table:table-row>
        <table:table-row table:style-name="ro1">
          <table:table-cell table:formula="of:=RAND()" office:value-type="float" office:value="0.15972900390625">
            <text:p>0.1597290039</text:p>
          </table:table-cell>
          <table:table-cell table:formula="of:=RAND()" office:value-type="float" office:value="0.649993896484375">
            <text:p>0.6499938965</text:p>
          </table:table-cell>
          <table:table-cell table:formula="of:=SQRT(1 - [.A377])" office:value-type="float" office:value="0.916662967558824">
            <text:p>0.9166629676</text:p>
          </table:table-cell>
          <table:table-cell table:formula="of:=SQRT(1 - (1 - [.A377]))" office:value-type="float" office:value="0.399661111325896">
            <text:p>0.3996611113</text:p>
          </table:table-cell>
          <table:table-cell table:formula="of:=COS(2 * PI() * [.B377])" office:value-type="float" office:value="-0.587816277273403">
            <text:p>-0.5878162773</text:p>
          </table:table-cell>
          <table:table-cell table:formula="of:=SIN(2 * PI() * [.B377])" office:value-type="float" office:value="-0.808994452497938">
            <text:p>-0.8089944525</text:p>
          </table:table-cell>
          <table:table-cell table:formula="of:=[.D377]*[.E377]" office:value-type="float" office:value="-0.234927306630539">
            <text:p>-0.2349273066</text:p>
          </table:table-cell>
          <table:table-cell table:formula="of:=[.D377]*[.F377]" office:value-type="float" office:value="-0.32332362194181">
            <text:p>-0.3233236219</text:p>
          </table:table-cell>
          <table:table-cell table:formula="of:=[.C377]" office:value-type="float" office:value="0.916662967558824">
            <text:p>0.9166629676</text:p>
          </table:table-cell>
        </table:table-row>
        <table:table-row table:style-name="ro1">
          <table:table-cell table:formula="of:=RAND()" office:value-type="float" office:value="0.040374755859375">
            <text:p>0.0403747559</text:p>
          </table:table-cell>
          <table:table-cell table:formula="of:=RAND()" office:value-type="float" office:value="0.686737060546875">
            <text:p>0.6867370605</text:p>
          </table:table-cell>
          <table:table-cell table:formula="of:=SQRT(1 - [.A378])" office:value-type="float" office:value="0.979604636647165">
            <text:p>0.9796046366</text:p>
          </table:table-cell>
          <table:table-cell table:formula="of:=SQRT(1 - (1 - [.A378]))" office:value-type="float" office:value="0.200934705462683">
            <text:p>0.2009347055</text:p>
          </table:table-cell>
          <table:table-cell table:formula="of:=COS(2 * PI() * [.B378])" office:value-type="float" office:value="-0.387107810522906">
            <text:p>-0.3871078105</text:p>
          </table:table-cell>
          <table:table-cell table:formula="of:=SIN(2 * PI() * [.B378])" office:value-type="float" office:value="-0.922034458701063">
            <text:p>-0.9220344587</text:p>
          </table:table-cell>
          <table:table-cell table:formula="of:=[.D378]*[.E378]" office:value-type="float" office:value="-0.077783393889724">
            <text:p>-0.0777833939</text:p>
          </table:table-cell>
          <table:table-cell table:formula="of:=[.D378]*[.F378]" office:value-type="float" office:value="-0.185268722385542">
            <text:p>-0.1852687224</text:p>
          </table:table-cell>
          <table:table-cell table:formula="of:=[.C378]" office:value-type="float" office:value="0.979604636647165">
            <text:p>0.9796046366</text:p>
          </table:table-cell>
        </table:table-row>
        <table:table-row table:style-name="ro1">
          <table:table-cell table:formula="of:=RAND()" office:value-type="float" office:value="0.866729736328125">
            <text:p>0.8667297363</text:p>
          </table:table-cell>
          <table:table-cell table:formula="of:=RAND()" office:value-type="float" office:value="0.248199462890625">
            <text:p>0.2481994629</text:p>
          </table:table-cell>
          <table:table-cell table:formula="of:=SQRT(1 - [.A379])" office:value-type="float" office:value="0.365061999764252">
            <text:p>0.3650619998</text:p>
          </table:table-cell>
          <table:table-cell table:formula="of:=SQRT(1 - (1 - [.A379]))" office:value-type="float" office:value="0.930983209477016">
            <text:p>0.9309832095</text:p>
          </table:table-cell>
          <table:table-cell table:formula="of:=COS(2 * PI() * [.B379])" office:value-type="float" office:value="0.0113128669914963">
            <text:p>0.011312867</text:p>
          </table:table-cell>
          <table:table-cell table:formula="of:=SIN(2 * PI() * [.B379])" office:value-type="float" office:value="0.999936007472695">
            <text:p>0.9999360075</text:p>
          </table:table-cell>
          <table:table-cell table:formula="of:=[.D379]*[.E379]" office:value-type="float" office:value="0.0105320892201298">
            <text:p>0.0105320892</text:p>
          </table:table-cell>
          <table:table-cell table:formula="of:=[.D379]*[.F379]" office:value-type="float" office:value="0.930923633508562">
            <text:p>0.9309236335</text:p>
          </table:table-cell>
          <table:table-cell table:formula="of:=[.C379]" office:value-type="float" office:value="0.365061999764252">
            <text:p>0.3650619998</text:p>
          </table:table-cell>
        </table:table-row>
        <table:table-row table:style-name="ro1">
          <table:table-cell table:formula="of:=RAND()" office:value-type="float" office:value="0.09564208984375">
            <text:p>0.0956420898</text:p>
          </table:table-cell>
          <table:table-cell table:formula="of:=RAND()" office:value-type="float" office:value="0.97393798828125">
            <text:p>0.9739379883</text:p>
          </table:table-cell>
          <table:table-cell table:formula="of:=SQRT(1 - [.A380])" office:value-type="float" office:value="0.950977344712402">
            <text:p>0.9509773447</text:p>
          </table:table-cell>
          <table:table-cell table:formula="of:=SQRT(1 - (1 - [.A380]))" office:value-type="float" office:value="0.309260553326398">
            <text:p>0.3092605533</text:p>
          </table:table-cell>
          <table:table-cell table:formula="of:=COS(2 * PI() * [.B380])" office:value-type="float" office:value="0.986622500813038">
            <text:p>0.9866225008</text:p>
          </table:table-cell>
          <table:table-cell table:formula="of:=SIN(2 * PI() * [.B380])" office:value-type="float" office:value="-0.163021596389638">
            <text:p>-0.1630215964</text:p>
          </table:table-cell>
          <table:table-cell table:formula="of:=[.D380]*[.E380]" office:value-type="float" office:value="0.305123420525715">
            <text:p>0.3051234205</text:p>
          </table:table-cell>
          <table:table-cell table:formula="of:=[.D380]*[.F380]" office:value-type="float" office:value="-0.0504161491036123">
            <text:p>-0.0504161491</text:p>
          </table:table-cell>
          <table:table-cell table:formula="of:=[.C380]" office:value-type="float" office:value="0.950977344712402">
            <text:p>0.9509773447</text:p>
          </table:table-cell>
        </table:table-row>
        <table:table-row table:style-name="ro1">
          <table:table-cell table:formula="of:=RAND()" office:value-type="float" office:value="0.446685791015625">
            <text:p>0.446685791</text:p>
          </table:table-cell>
          <table:table-cell table:formula="of:=RAND()" office:value-type="float" office:value="0.79046630859375">
            <text:p>0.7904663086</text:p>
          </table:table-cell>
          <table:table-cell table:formula="of:=SQRT(1 - [.A381])" office:value-type="float" office:value="0.743850931964446">
            <text:p>0.743850932</text:p>
          </table:table-cell>
          <table:table-cell table:formula="of:=SQRT(1 - (1 - [.A381]))" office:value-type="float" office:value="0.668345562576445">
            <text:p>0.6683455626</text:p>
          </table:table-cell>
          <table:table-cell table:formula="of:=COS(2 * PI() * [.B381])" office:value-type="float" office:value="0.251526670691812">
            <text:p>0.2515266707</text:p>
          </table:table-cell>
          <table:table-cell table:formula="of:=SIN(2 * PI() * [.B381])" office:value-type="float" office:value="-0.967850367531414">
            <text:p>-0.9678503675</text:p>
          </table:table-cell>
          <table:table-cell table:formula="of:=[.D381]*[.E381]" office:value-type="float" office:value="0.1681067342265">
            <text:p>0.1681067342</text:p>
          </table:table-cell>
          <table:table-cell table:formula="of:=[.D381]*[.F381]" office:value-type="float" office:value="-0.646858498377602">
            <text:p>-0.6468584984</text:p>
          </table:table-cell>
          <table:table-cell table:formula="of:=[.C381]" office:value-type="float" office:value="0.743850931964446">
            <text:p>0.743850932</text:p>
          </table:table-cell>
        </table:table-row>
        <table:table-row table:style-name="ro1">
          <table:table-cell table:formula="of:=RAND()" office:value-type="float" office:value="0.295166015625">
            <text:p>0.2951660156</text:p>
          </table:table-cell>
          <table:table-cell table:formula="of:=RAND()" office:value-type="float" office:value="0.187347412109375">
            <text:p>0.1873474121</text:p>
          </table:table-cell>
          <table:table-cell table:formula="of:=SQRT(1 - [.A382])" office:value-type="float" office:value="0.839543914500606">
            <text:p>0.8395439145</text:p>
          </table:table-cell>
          <table:table-cell table:formula="of:=SQRT(1 - (1 - [.A382]))" office:value-type="float" office:value="0.543291832834803">
            <text:p>0.5432918328</text:p>
          </table:table-cell>
          <table:table-cell table:formula="of:=COS(2 * PI() * [.B382])" office:value-type="float" office:value="0.383569014760455">
            <text:p>0.3835690148</text:p>
          </table:table-cell>
          <table:table-cell table:formula="of:=SIN(2 * PI() * [.B382])" office:value-type="float" office:value="0.923512214816726">
            <text:p>0.9235122148</text:p>
          </table:table-cell>
          <table:table-cell table:formula="of:=[.D382]*[.E382]" office:value-type="float" office:value="0.208389913047847">
            <text:p>0.208389913</text:p>
          </table:table-cell>
          <table:table-cell table:formula="of:=[.D382]*[.F382]" office:value-type="float" office:value="0.501736643833107">
            <text:p>0.5017366438</text:p>
          </table:table-cell>
          <table:table-cell table:formula="of:=[.C382]" office:value-type="float" office:value="0.839543914500606">
            <text:p>0.8395439145</text:p>
          </table:table-cell>
        </table:table-row>
        <table:table-row table:style-name="ro1">
          <table:table-cell table:formula="of:=RAND()" office:value-type="float" office:value="0.499420166015625">
            <text:p>0.499420166</text:p>
          </table:table-cell>
          <table:table-cell table:formula="of:=RAND()" office:value-type="float" office:value="0.47430419921875">
            <text:p>0.4743041992</text:p>
          </table:table-cell>
          <table:table-cell table:formula="of:=SQRT(1 - [.A383])" office:value-type="float" office:value="0.707516666930451">
            <text:p>0.7075166669</text:p>
          </table:table-cell>
          <table:table-cell table:formula="of:=SQRT(1 - (1 - [.A383]))" office:value-type="float" office:value="0.706696657707977">
            <text:p>0.7066966577</text:p>
          </table:table-cell>
          <table:table-cell table:formula="of:=COS(2 * PI() * [.B383])" office:value-type="float" office:value="-0.986994996657683">
            <text:p>-0.9869949967</text:p>
          </table:table-cell>
          <table:table-cell table:formula="of:=SIN(2 * PI() * [.B383])" office:value-type="float" office:value="0.160750976895011">
            <text:p>0.1607509769</text:p>
          </table:table-cell>
          <table:table-cell table:formula="of:=[.D383]*[.E383]" office:value-type="float" office:value="-0.69750606531248">
            <text:p>-0.6975060653</text:p>
          </table:table-cell>
          <table:table-cell table:formula="of:=[.D383]*[.F383]" office:value-type="float" office:value="0.113602178094997">
            <text:p>0.1136021781</text:p>
          </table:table-cell>
          <table:table-cell table:formula="of:=[.C383]" office:value-type="float" office:value="0.707516666930451">
            <text:p>0.7075166669</text:p>
          </table:table-cell>
        </table:table-row>
        <table:table-row table:style-name="ro1">
          <table:table-cell table:formula="of:=RAND()" office:value-type="float" office:value="0.77386474609375">
            <text:p>0.7738647461</text:p>
          </table:table-cell>
          <table:table-cell table:formula="of:=RAND()" office:value-type="float" office:value="0.62957763671875">
            <text:p>0.6295776367</text:p>
          </table:table-cell>
          <table:table-cell table:formula="of:=SQRT(1 - [.A384])" office:value-type="float" office:value="0.475536806047913">
            <text:p>0.475536806</text:p>
          </table:table-cell>
          <table:table-cell table:formula="of:=SQRT(1 - (1 - [.A384]))" office:value-type="float" office:value="0.879695825893104">
            <text:p>0.8796958259</text:p>
          </table:table-cell>
          <table:table-cell table:formula="of:=COS(2 * PI() * [.B384])" office:value-type="float" office:value="-0.686479220463239">
            <text:p>-0.6864792205</text:p>
          </table:table-cell>
          <table:table-cell table:formula="of:=SIN(2 * PI() * [.B384])" office:value-type="float" office:value="-0.727149420595371">
            <text:p>-0.7271494206</text:p>
          </table:table-cell>
          <table:table-cell table:formula="of:=[.D384]*[.E384]" office:value-type="float" office:value="-0.603892904803863">
            <text:p>-0.6038929048</text:p>
          </table:table-cell>
          <table:table-cell table:formula="of:=[.D384]*[.F384]" office:value-type="float" office:value="-0.639670310098337">
            <text:p>-0.6396703101</text:p>
          </table:table-cell>
          <table:table-cell table:formula="of:=[.C384]" office:value-type="float" office:value="0.475536806047913">
            <text:p>0.475536806</text:p>
          </table:table-cell>
        </table:table-row>
        <table:table-row table:style-name="ro1">
          <table:table-cell table:formula="of:=RAND()" office:value-type="float" office:value="0.380340576171875">
            <text:p>0.3803405762</text:p>
          </table:table-cell>
          <table:table-cell table:formula="of:=RAND()" office:value-type="float" office:value="0.26910400390625">
            <text:p>0.2691040039</text:p>
          </table:table-cell>
          <table:table-cell table:formula="of:=SQRT(1 - [.A385])" office:value-type="float" office:value="0.787184491607987">
            <text:p>0.7871844916</text:p>
          </table:table-cell>
          <table:table-cell table:formula="of:=SQRT(1 - (1 - [.A385]))" office:value-type="float" office:value="0.616717582181565">
            <text:p>0.6167175822</text:p>
          </table:table-cell>
          <table:table-cell table:formula="of:=COS(2 * PI() * [.B385])" office:value-type="float" office:value="-0.11974595938948">
            <text:p>-0.1197459594</text:p>
          </table:table-cell>
          <table:table-cell table:formula="of:=SIN(2 * PI() * [.B385])" office:value-type="float" office:value="0.992804565465879">
            <text:p>0.9928045655</text:p>
          </table:table-cell>
          <table:table-cell table:formula="of:=[.D385]*[.E385]" office:value-type="float" office:value="-0.0738494385506916">
            <text:p>-0.0738494386</text:p>
          </table:table-cell>
          <table:table-cell table:formula="of:=[.D385]*[.F385]" office:value-type="float" office:value="0.612280031192936">
            <text:p>0.6122800312</text:p>
          </table:table-cell>
          <table:table-cell table:formula="of:=[.C385]" office:value-type="float" office:value="0.787184491607987">
            <text:p>0.7871844916</text:p>
          </table:table-cell>
        </table:table-row>
        <table:table-row table:style-name="ro1">
          <table:table-cell table:formula="of:=RAND()" office:value-type="float" office:value="0.4976806640625">
            <text:p>0.4976806641</text:p>
          </table:table-cell>
          <table:table-cell table:formula="of:=RAND()" office:value-type="float" office:value="0.07293701171875">
            <text:p>0.0729370117</text:p>
          </table:table-cell>
          <table:table-cell table:formula="of:=SQRT(1 - [.A386])" office:value-type="float" office:value="0.708744901877608">
            <text:p>0.7087449019</text:p>
          </table:table-cell>
          <table:table-cell table:formula="of:=SQRT(1 - (1 - [.A386]))" office:value-type="float" office:value="0.705464856716832">
            <text:p>0.7054648567</text:p>
          </table:table-cell>
          <table:table-cell table:formula="of:=COS(2 * PI() * [.B386])" office:value-type="float" office:value="0.896816195675507">
            <text:p>0.8968161957</text:p>
          </table:table-cell>
          <table:table-cell table:formula="of:=SIN(2 * PI() * [.B386])" office:value-type="float" office:value="0.442403335401204">
            <text:p>0.4424033354</text:p>
          </table:table-cell>
          <table:table-cell table:formula="of:=[.D386]*[.E386]" office:value-type="float" office:value="0.632672308983556">
            <text:p>0.632672309</text:p>
          </table:table-cell>
          <table:table-cell table:formula="of:=[.D386]*[.F386]" office:value-type="float" office:value="0.312100005619859">
            <text:p>0.3121000056</text:p>
          </table:table-cell>
          <table:table-cell table:formula="of:=[.C386]" office:value-type="float" office:value="0.708744901877608">
            <text:p>0.7087449019</text:p>
          </table:table-cell>
        </table:table-row>
        <table:table-row table:style-name="ro1">
          <table:table-cell table:formula="of:=RAND()" office:value-type="float" office:value="0.157012939453125">
            <text:p>0.1570129395</text:p>
          </table:table-cell>
          <table:table-cell table:formula="of:=RAND()" office:value-type="float" office:value="0.878265380859375">
            <text:p>0.8782653809</text:p>
          </table:table-cell>
          <table:table-cell table:formula="of:=SQRT(1 - [.A387])" office:value-type="float" office:value="0.918143267985381">
            <text:p>0.918143268</text:p>
          </table:table-cell>
          <table:table-cell table:formula="of:=SQRT(1 - (1 - [.A387]))" office:value-type="float" office:value="0.396248582903617">
            <text:p>0.3962485829</text:p>
          </table:table-cell>
          <table:table-cell table:formula="of:=COS(2 * PI() * [.B387])" office:value-type="float" office:value="0.721464646265866">
            <text:p>0.7214646463</text:p>
          </table:table-cell>
          <table:table-cell table:formula="of:=SIN(2 * PI() * [.B387])" office:value-type="float" office:value="-0.692451272067911">
            <text:p>-0.6924512721</text:p>
          </table:table-cell>
          <table:table-cell table:formula="of:=[.D387]*[.E387]" office:value-type="float" office:value="0.285879343697909">
            <text:p>0.2858793437</text:p>
          </table:table-cell>
          <table:table-cell table:formula="of:=[.D387]*[.F387]" office:value-type="float" office:value="-0.274382835286717">
            <text:p>-0.2743828353</text:p>
          </table:table-cell>
          <table:table-cell table:formula="of:=[.C387]" office:value-type="float" office:value="0.918143267985381">
            <text:p>0.918143268</text:p>
          </table:table-cell>
        </table:table-row>
        <table:table-row table:style-name="ro1">
          <table:table-cell table:formula="of:=RAND()" office:value-type="float" office:value="0.179443359375">
            <text:p>0.1794433594</text:p>
          </table:table-cell>
          <table:table-cell table:formula="of:=RAND()" office:value-type="float" office:value="0.1590576171875">
            <text:p>0.1590576172</text:p>
          </table:table-cell>
          <table:table-cell table:formula="of:=SQRT(1 - [.A388])" office:value-type="float" office:value="0.905845815039734">
            <text:p>0.905845815</text:p>
          </table:table-cell>
          <table:table-cell table:formula="of:=SQRT(1 - (1 - [.A388]))" office:value-type="float" office:value="0.423607553491436">
            <text:p>0.4236075535</text:p>
          </table:table-cell>
          <table:table-cell table:formula="of:=COS(2 * PI() * [.B388])" office:value-type="float" office:value="0.540816778365797">
            <text:p>0.5408167784</text:p>
          </table:table-cell>
          <table:table-cell table:formula="of:=SIN(2 * PI() * [.B388])" office:value-type="float" office:value="0.841140423614298">
            <text:p>0.8411404236</text:p>
          </table:table-cell>
          <table:table-cell table:formula="of:=[.D388]*[.E388]" office:value-type="float" office:value="0.229094072370655">
            <text:p>0.2290940724</text:p>
          </table:table-cell>
          <table:table-cell table:formula="of:=[.D388]*[.F388]" office:value-type="float" office:value="0.356313436990003">
            <text:p>0.356313437</text:p>
          </table:table-cell>
          <table:table-cell table:formula="of:=[.C388]" office:value-type="float" office:value="0.905845815039734">
            <text:p>0.905845815</text:p>
          </table:table-cell>
        </table:table-row>
        <table:table-row table:style-name="ro1">
          <table:table-cell table:formula="of:=RAND()" office:value-type="float" office:value="0.50701904296875">
            <text:p>0.507019043</text:p>
          </table:table-cell>
          <table:table-cell table:formula="of:=RAND()" office:value-type="float" office:value="0.684967041015625">
            <text:p>0.684967041</text:p>
          </table:table-cell>
          <table:table-cell table:formula="of:=SQRT(1 - [.A389])" office:value-type="float" office:value="0.702126026459104">
            <text:p>0.7021260265</text:p>
          </table:table-cell>
          <table:table-cell table:formula="of:=SQRT(1 - (1 - [.A389]))" office:value-type="float" office:value="0.712052696763905">
            <text:p>0.7120526968</text:p>
          </table:table-cell>
          <table:table-cell table:formula="of:=COS(2 * PI() * [.B389])" office:value-type="float" office:value="-0.397337937542652">
            <text:p>-0.3973379375</text:p>
          </table:table-cell>
          <table:table-cell table:formula="of:=SIN(2 * PI() * [.B389])" office:value-type="float" office:value="-0.917672361678912">
            <text:p>-0.9176723617</text:p>
          </table:table-cell>
          <table:table-cell table:formula="of:=[.D389]*[.E389]" office:value-type="float" office:value="-0.282925549953854">
            <text:p>-0.28292555</text:p>
          </table:table-cell>
          <table:table-cell table:formula="of:=[.D389]*[.F389]" office:value-type="float" office:value="-0.653431079879171">
            <text:p>-0.6534310799</text:p>
          </table:table-cell>
          <table:table-cell table:formula="of:=[.C389]" office:value-type="float" office:value="0.702126026459104">
            <text:p>0.7021260265</text:p>
          </table:table-cell>
        </table:table-row>
        <table:table-row table:style-name="ro1">
          <table:table-cell table:formula="of:=RAND()" office:value-type="float" office:value="0.651824951171875">
            <text:p>0.6518249512</text:p>
          </table:table-cell>
          <table:table-cell table:formula="of:=RAND()" office:value-type="float" office:value="0.126922607421875">
            <text:p>0.1269226074</text:p>
          </table:table-cell>
          <table:table-cell table:formula="of:=SQRT(1 - [.A390])" office:value-type="float" office:value="0.590063597274162">
            <text:p>0.5900635973</text:p>
          </table:table-cell>
          <table:table-cell table:formula="of:=SQRT(1 - (1 - [.A390]))" office:value-type="float" office:value="0.807356768208377">
            <text:p>0.8073567682</text:p>
          </table:table-cell>
          <table:table-cell table:formula="of:=COS(2 * PI() * [.B390])" office:value-type="float" office:value="0.698513476236393">
            <text:p>0.6985134762</text:p>
          </table:table-cell>
          <table:table-cell table:formula="of:=SIN(2 * PI() * [.B390])" office:value-type="float" office:value="0.715596900158287">
            <text:p>0.7155969002</text:p>
          </table:table-cell>
          <table:table-cell table:formula="of:=[.D390]*[.E390]" office:value-type="float" office:value="0.563949582724213">
            <text:p>0.5639495827</text:p>
          </table:table-cell>
          <table:table-cell table:formula="of:=[.D390]*[.F390]" office:value-type="float" office:value="0.577742000651728">
            <text:p>0.5777420007</text:p>
          </table:table-cell>
          <table:table-cell table:formula="of:=[.C390]" office:value-type="float" office:value="0.590063597274162">
            <text:p>0.5900635973</text:p>
          </table:table-cell>
        </table:table-row>
        <table:table-row table:style-name="ro1">
          <table:table-cell table:formula="of:=RAND()" office:value-type="float" office:value="0.398681640625">
            <text:p>0.3986816406</text:p>
          </table:table-cell>
          <table:table-cell table:formula="of:=RAND()" office:value-type="float" office:value="0.86834716796875">
            <text:p>0.868347168</text:p>
          </table:table-cell>
          <table:table-cell table:formula="of:=SQRT(1 - [.A391])" office:value-type="float" office:value="0.775447199604847">
            <text:p>0.7754471996</text:p>
          </table:table-cell>
          <table:table-cell table:formula="of:=SQRT(1 - (1 - [.A391]))" office:value-type="float" office:value="0.631412417224273">
            <text:p>0.6314124172</text:p>
          </table:table-cell>
          <table:table-cell table:formula="of:=COS(2 * PI() * [.B391])" office:value-type="float" office:value="0.676939952790071">
            <text:p>0.6769399528</text:p>
          </table:table-cell>
          <table:table-cell table:formula="of:=SIN(2 * PI() * [.B391])" office:value-type="float" office:value="-0.736038246503928">
            <text:p>-0.7360382465</text:p>
          </table:table-cell>
          <table:table-cell table:formula="of:=[.D391]*[.E391]" office:value-type="float" office:value="0.427428291906864">
            <text:p>0.4274282919</text:p>
          </table:table-cell>
          <table:table-cell table:formula="of:=[.D391]*[.F391]" office:value-type="float" office:value="-0.464743688394561">
            <text:p>-0.4647436884</text:p>
          </table:table-cell>
          <table:table-cell table:formula="of:=[.C391]" office:value-type="float" office:value="0.775447199604847">
            <text:p>0.7754471996</text:p>
          </table:table-cell>
        </table:table-row>
        <table:table-row table:style-name="ro1">
          <table:table-cell table:formula="of:=RAND()" office:value-type="float" office:value="0.422454833984375">
            <text:p>0.422454834</text:p>
          </table:table-cell>
          <table:table-cell table:formula="of:=RAND()" office:value-type="float" office:value="0.562774658203125">
            <text:p>0.5627746582</text:p>
          </table:table-cell>
          <table:table-cell table:formula="of:=SQRT(1 - [.A392])" office:value-type="float" office:value="0.759963924154052">
            <text:p>0.7599639242</text:p>
          </table:table-cell>
          <table:table-cell table:formula="of:=SQRT(1 - (1 - [.A392]))" office:value-type="float" office:value="0.649965255982483">
            <text:p>0.649965256</text:p>
          </table:table-cell>
          <table:table-cell table:formula="of:=COS(2 * PI() * [.B392])" office:value-type="float" office:value="-0.923217749456614">
            <text:p>-0.9232177495</text:p>
          </table:table-cell>
          <table:table-cell table:formula="of:=SIN(2 * PI() * [.B392])" office:value-type="float" office:value="-0.384277226866575">
            <text:p>-0.3842772269</text:p>
          </table:table-cell>
          <table:table-cell table:formula="of:=[.D392]*[.E392]" office:value-type="float" office:value="-0.60005946085314">
            <text:p>-0.6000594609</text:p>
          </table:table-cell>
          <table:table-cell table:formula="of:=[.D392]*[.F392]" office:value-type="float" office:value="-0.249766846128572">
            <text:p>-0.2497668461</text:p>
          </table:table-cell>
          <table:table-cell table:formula="of:=[.C392]" office:value-type="float" office:value="0.759963924154052">
            <text:p>0.7599639242</text:p>
          </table:table-cell>
        </table:table-row>
        <table:table-row table:style-name="ro1">
          <table:table-cell table:formula="of:=RAND()" office:value-type="float" office:value="0.63372802734375">
            <text:p>0.6337280273</text:p>
          </table:table-cell>
          <table:table-cell table:formula="of:=RAND()" office:value-type="float" office:value="0.861541748046875">
            <text:p>0.861541748</text:p>
          </table:table-cell>
          <table:table-cell table:formula="of:=SQRT(1 - [.A393])" office:value-type="float" office:value="0.60520407521451">
            <text:p>0.6052040752</text:p>
          </table:table-cell>
          <table:table-cell table:formula="of:=SQRT(1 - (1 - [.A393]))" office:value-type="float" office:value="0.796070365824372">
            <text:p>0.7960703658</text:p>
          </table:table-cell>
          <table:table-cell table:formula="of:=COS(2 * PI() * [.B393])" office:value-type="float" office:value="0.644857995520644">
            <text:p>0.6448579955</text:p>
          </table:table-cell>
          <table:table-cell table:formula="of:=SIN(2 * PI() * [.B393])" office:value-type="float" office:value="-0.764302404557972">
            <text:p>-0.7643024046</text:p>
          </table:table-cell>
          <table:table-cell table:formula="of:=[.D393]*[.E393]" office:value-type="float" office:value="0.51335234039889">
            <text:p>0.5133523404</text:p>
          </table:table-cell>
          <table:table-cell table:formula="of:=[.D393]*[.F393]" office:value-type="float" office:value="-0.608438494796912">
            <text:p>-0.6084384948</text:p>
          </table:table-cell>
          <table:table-cell table:formula="of:=[.C393]" office:value-type="float" office:value="0.60520407521451">
            <text:p>0.6052040752</text:p>
          </table:table-cell>
        </table:table-row>
        <table:table-row table:style-name="ro1">
          <table:table-cell table:formula="of:=RAND()" office:value-type="float" office:value="0.425018310546875">
            <text:p>0.4250183105</text:p>
          </table:table-cell>
          <table:table-cell table:formula="of:=RAND()" office:value-type="float" office:value="0.904632568359375">
            <text:p>0.9046325684</text:p>
          </table:table-cell>
          <table:table-cell table:formula="of:=SQRT(1 - [.A394])" office:value-type="float" office:value="0.758275470691968">
            <text:p>0.7582754707</text:p>
          </table:table-cell>
          <table:table-cell table:formula="of:=SQRT(1 - (1 - [.A394]))" office:value-type="float" office:value="0.651934283917386">
            <text:p>0.6519342839</text:p>
          </table:table-cell>
          <table:table-cell table:formula="of:=COS(2 * PI() * [.B394])" office:value-type="float" office:value="0.825780722551702">
            <text:p>0.8257807226</text:p>
          </table:table-cell>
          <table:table-cell table:formula="of:=SIN(2 * PI() * [.B394])" office:value-type="float" office:value="-0.563991310449007">
            <text:p>-0.5639913104</text:p>
          </table:table-cell>
          <table:table-cell table:formula="of:=[.D394]*[.E394]" office:value-type="float" office:value="0.538354764029526">
            <text:p>0.538354764</text:p>
          </table:table-cell>
          <table:table-cell table:formula="of:=[.D394]*[.F394]" office:value-type="float" office:value="-0.367685271113202">
            <text:p>-0.3676852711</text:p>
          </table:table-cell>
          <table:table-cell table:formula="of:=[.C394]" office:value-type="float" office:value="0.758275470691968">
            <text:p>0.7582754707</text:p>
          </table:table-cell>
        </table:table-row>
        <table:table-row table:style-name="ro1">
          <table:table-cell table:formula="of:=RAND()" office:value-type="float" office:value="0.456787109375">
            <text:p>0.4567871094</text:p>
          </table:table-cell>
          <table:table-cell table:formula="of:=RAND()" office:value-type="float" office:value="0.200836181640625">
            <text:p>0.2008361816</text:p>
          </table:table-cell>
          <table:table-cell table:formula="of:=SQRT(1 - [.A395])" office:value-type="float" office:value="0.737029775941922">
            <text:p>0.7370297759</text:p>
          </table:table-cell>
          <table:table-cell table:formula="of:=SQRT(1 - (1 - [.A395]))" office:value-type="float" office:value="0.675860273558818">
            <text:p>0.6758602736</text:p>
          </table:table-cell>
          <table:table-cell table:formula="of:=COS(2 * PI() * [.B395])" office:value-type="float" office:value="0.304016011625358">
            <text:p>0.3040160116</text:p>
          </table:table-cell>
          <table:table-cell table:formula="of:=SIN(2 * PI() * [.B395])" office:value-type="float" office:value="0.952666922211226">
            <text:p>0.9526669222</text:p>
          </table:table-cell>
          <table:table-cell table:formula="of:=[.D395]*[.E395]" office:value-type="float" office:value="0.205472344783375">
            <text:p>0.2054723448</text:p>
          </table:table-cell>
          <table:table-cell table:formula="of:=[.D395]*[.F395]" office:value-type="float" office:value="0.643869726656116">
            <text:p>0.6438697267</text:p>
          </table:table-cell>
          <table:table-cell table:formula="of:=[.C395]" office:value-type="float" office:value="0.737029775941922">
            <text:p>0.7370297759</text:p>
          </table:table-cell>
        </table:table-row>
        <table:table-row table:style-name="ro1">
          <table:table-cell table:formula="of:=RAND()" office:value-type="float" office:value="0.60113525390625">
            <text:p>0.6011352539</text:p>
          </table:table-cell>
          <table:table-cell table:formula="of:=RAND()" office:value-type="float" office:value="0.80487060546875">
            <text:p>0.8048706055</text:p>
          </table:table-cell>
          <table:table-cell table:formula="of:=SQRT(1 - [.A396])" office:value-type="float" office:value="0.631557397307442">
            <text:p>0.6315573973</text:p>
          </table:table-cell>
          <table:table-cell table:formula="of:=SQRT(1 - (1 - [.A396]))" office:value-type="float" office:value="0.775329126182069">
            <text:p>0.7753291262</text:p>
          </table:table-cell>
          <table:table-cell table:formula="of:=COS(2 * PI() * [.B396])" office:value-type="float" office:value="0.337972863076899">
            <text:p>0.3379728631</text:p>
          </table:table-cell>
          <table:table-cell table:formula="of:=SIN(2 * PI() * [.B396])" office:value-type="float" office:value="-0.941155855224629">
            <text:p>-0.9411558552</text:p>
          </table:table-cell>
          <table:table-cell table:formula="of:=[.D396]*[.E396]" office:value-type="float" office:value="0.262040204602664">
            <text:p>0.2620402046</text:p>
          </table:table-cell>
          <table:table-cell table:formula="of:=[.D396]*[.F396]" office:value-type="float" office:value="-0.729705546832449">
            <text:p>-0.7297055468</text:p>
          </table:table-cell>
          <table:table-cell table:formula="of:=[.C396]" office:value-type="float" office:value="0.631557397307442">
            <text:p>0.6315573973</text:p>
          </table:table-cell>
        </table:table-row>
        <table:table-row table:style-name="ro1">
          <table:table-cell table:formula="of:=RAND()" office:value-type="float" office:value="0.579620361328125">
            <text:p>0.5796203613</text:p>
          </table:table-cell>
          <table:table-cell table:formula="of:=RAND()" office:value-type="float" office:value="0.707733154296875">
            <text:p>0.7077331543</text:p>
          </table:table-cell>
          <table:table-cell table:formula="of:=SQRT(1 - [.A397])" office:value-type="float" office:value="0.648366901277259">
            <text:p>0.6483669013</text:p>
          </table:table-cell>
          <table:table-cell table:formula="of:=SQRT(1 - (1 - [.A397]))" office:value-type="float" office:value="0.761328024788346">
            <text:p>0.7613280248</text:p>
          </table:table-cell>
          <table:table-cell table:formula="of:=COS(2 * PI() * [.B397])" office:value-type="float" office:value="-0.262459737340024">
            <text:p>-0.2624597373</text:p>
          </table:table-cell>
          <table:table-cell table:formula="of:=SIN(2 * PI() * [.B397])" office:value-type="float" office:value="-0.964942944569991">
            <text:p>-0.9649429446</text:p>
          </table:table-cell>
          <table:table-cell table:formula="of:=[.D397]*[.E397]" office:value-type="float" office:value="-0.199817953415549">
            <text:p>-0.1998179534</text:p>
          </table:table-cell>
          <table:table-cell table:formula="of:=[.D397]*[.F397]" office:value-type="float" office:value="-0.734638106022922">
            <text:p>-0.734638106</text:p>
          </table:table-cell>
          <table:table-cell table:formula="of:=[.C397]" office:value-type="float" office:value="0.648366901277259">
            <text:p>0.6483669013</text:p>
          </table:table-cell>
        </table:table-row>
        <table:table-row table:style-name="ro1">
          <table:table-cell table:formula="of:=RAND()" office:value-type="float" office:value="0.5186767578125">
            <text:p>0.5186767578</text:p>
          </table:table-cell>
          <table:table-cell table:formula="of:=RAND()" office:value-type="float" office:value="0.77557373046875">
            <text:p>0.7755737305</text:p>
          </table:table-cell>
          <table:table-cell table:formula="of:=SQRT(1 - [.A398])" office:value-type="float" office:value="0.693774633571666">
            <text:p>0.6937746336</text:p>
          </table:table-cell>
          <table:table-cell table:formula="of:=SQRT(1 - (1 - [.A398]))" office:value-type="float" office:value="0.72019216728072">
            <text:p>0.7201921673</text:p>
          </table:table-cell>
          <table:table-cell table:formula="of:=COS(2 * PI() * [.B398])" office:value-type="float" office:value="0.159993914005098">
            <text:p>0.159993914</text:p>
          </table:table-cell>
          <table:table-cell table:formula="of:=SIN(2 * PI() * [.B398])" office:value-type="float" office:value="-0.987118000788826">
            <text:p>-0.9871180008</text:p>
          </table:table-cell>
          <table:table-cell table:formula="of:=[.D398]*[.E398]" office:value-type="float" office:value="0.115226363679057">
            <text:p>0.1152263637</text:p>
          </table:table-cell>
          <table:table-cell table:formula="of:=[.D398]*[.F398]" office:value-type="float" office:value="-0.710914652349916">
            <text:p>-0.7109146523</text:p>
          </table:table-cell>
          <table:table-cell table:formula="of:=[.C398]" office:value-type="float" office:value="0.693774633571666">
            <text:p>0.6937746336</text:p>
          </table:table-cell>
        </table:table-row>
        <table:table-row table:style-name="ro1">
          <table:table-cell table:formula="of:=RAND()" office:value-type="float" office:value="0.25128173828125">
            <text:p>0.2512817383</text:p>
          </table:table-cell>
          <table:table-cell table:formula="of:=RAND()" office:value-type="float" office:value="0.9786376953125">
            <text:p>0.9786376953</text:p>
          </table:table-cell>
          <table:table-cell table:formula="of:=SQRT(1 - [.A399])" office:value-type="float" office:value="0.865285075405066">
            <text:p>0.8652850754</text:p>
          </table:table-cell>
          <table:table-cell table:formula="of:=SQRT(1 - (1 - [.A399]))" office:value-type="float" office:value="0.501280099626197">
            <text:p>0.5012800996</text:p>
          </table:table-cell>
          <table:table-cell table:formula="of:=COS(2 * PI() * [.B399])" office:value-type="float" office:value="0.991005566067049">
            <text:p>0.9910055661</text:p>
          </table:table-cell>
          <table:table-cell table:formula="of:=SIN(2 * PI() * [.B399])" office:value-type="float" office:value="-0.133820656193755">
            <text:p>-0.1338206562</text:p>
          </table:table-cell>
          <table:table-cell table:formula="of:=[.D399]*[.E399]" office:value-type="float" office:value="0.496771368888206">
            <text:p>0.4967713689</text:p>
          </table:table-cell>
          <table:table-cell table:formula="of:=[.D399]*[.F399]" office:value-type="float" office:value="-0.0670816318688487">
            <text:p>-0.0670816319</text:p>
          </table:table-cell>
          <table:table-cell table:formula="of:=[.C399]" office:value-type="float" office:value="0.865285075405066">
            <text:p>0.8652850754</text:p>
          </table:table-cell>
        </table:table-row>
        <table:table-row table:style-name="ro1">
          <table:table-cell table:formula="of:=RAND()" office:value-type="float" office:value="0.38397216796875">
            <text:p>0.383972168</text:p>
          </table:table-cell>
          <table:table-cell table:formula="of:=RAND()" office:value-type="float" office:value="0.44219970703125">
            <text:p>0.442199707</text:p>
          </table:table-cell>
          <table:table-cell table:formula="of:=SQRT(1 - [.A400])" office:value-type="float" office:value="0.78487440525937">
            <text:p>0.7848744053</text:p>
          </table:table-cell>
          <table:table-cell table:formula="of:=SQRT(1 - (1 - [.A400]))" office:value-type="float" office:value="0.619654878112607">
            <text:p>0.6196548781</text:p>
          </table:table-cell>
          <table:table-cell table:formula="of:=COS(2 * PI() * [.B400])" office:value-type="float" office:value="-0.934775431083639">
            <text:p>-0.9347754311</text:p>
          </table:table-cell>
          <table:table-cell table:formula="of:=SIN(2 * PI() * [.B400])" office:value-type="float" office:value="0.355239205947763">
            <text:p>0.3552392059</text:p>
          </table:table-cell>
          <table:table-cell table:formula="of:=[.D400]*[.E400]" office:value-type="float" office:value="-0.579238155810792">
            <text:p>-0.5792381558</text:p>
          </table:table-cell>
          <table:table-cell table:formula="of:=[.D400]*[.F400]" office:value-type="float" office:value="0.220125706862381">
            <text:p>0.2201257069</text:p>
          </table:table-cell>
          <table:table-cell table:formula="of:=[.C400]" office:value-type="float" office:value="0.78487440525937">
            <text:p>0.7848744053</text:p>
          </table:table-cell>
        </table:table-row>
        <table:table-row table:style-name="ro1">
          <table:table-cell table:formula="of:=RAND()" office:value-type="float" office:value="0.554412841796875">
            <text:p>0.5544128418</text:p>
          </table:table-cell>
          <table:table-cell table:formula="of:=RAND()" office:value-type="float" office:value="0.45574951171875">
            <text:p>0.4557495117</text:p>
          </table:table-cell>
          <table:table-cell table:formula="of:=SQRT(1 - [.A401])" office:value-type="float" office:value="0.667523151810576">
            <text:p>0.6675231518</text:p>
          </table:table-cell>
          <table:table-cell table:formula="of:=SQRT(1 - (1 - [.A401]))" office:value-type="float" office:value="0.744589042221866">
            <text:p>0.7445890422</text:p>
          </table:table-cell>
          <table:table-cell table:formula="of:=COS(2 * PI() * [.B401])" office:value-type="float" office:value="-0.961596890965188">
            <text:p>-0.961596891</text:p>
          </table:table-cell>
          <table:table-cell table:formula="of:=SIN(2 * PI() * [.B401])" office:value-type="float" office:value="0.274465697831413">
            <text:p>0.2744656978</text:p>
          </table:table-cell>
          <table:table-cell table:formula="of:=[.D401]*[.E401]" office:value-type="float" office:value="-0.715994508047293">
            <text:p>-0.715994508</text:p>
          </table:table-cell>
          <table:table-cell table:formula="of:=[.D401]*[.F401]" office:value-type="float" office:value="0.204364151071048">
            <text:p>0.2043641511</text:p>
          </table:table-cell>
          <table:table-cell table:formula="of:=[.C401]" office:value-type="float" office:value="0.667523151810576">
            <text:p>0.6675231518</text:p>
          </table:table-cell>
        </table:table-row>
        <table:table-row table:style-name="ro1">
          <table:table-cell table:formula="of:=RAND()" office:value-type="float" office:value="0.157318115234375">
            <text:p>0.1573181152</text:p>
          </table:table-cell>
          <table:table-cell table:formula="of:=RAND()" office:value-type="float" office:value="0.8345947265625">
            <text:p>0.8345947266</text:p>
          </table:table-cell>
          <table:table-cell table:formula="of:=SQRT(1 - [.A402])" office:value-type="float" office:value="0.917977061132589">
            <text:p>0.9179770611</text:p>
          </table:table-cell>
          <table:table-cell table:formula="of:=SQRT(1 - (1 - [.A402]))" office:value-type="float" office:value="0.39663347719825">
            <text:p>0.3966334772</text:p>
          </table:table-cell>
          <table:table-cell table:formula="of:=COS(2 * PI() * [.B402])" office:value-type="float" office:value="0.506847967281863">
            <text:p>0.5068479673</text:p>
          </table:table-cell>
          <table:table-cell table:formula="of:=SIN(2 * PI() * [.B402])" office:value-type="float" office:value="-0.862035462183687">
            <text:p>-0.8620354622</text:p>
          </table:table-cell>
          <table:table-cell table:formula="of:=[.D402]*[.E402]" office:value-type="float" office:value="0.201032871673871">
            <text:p>0.2010328717</text:p>
          </table:table-cell>
          <table:table-cell table:formula="of:=[.D402]*[.F402]" office:value-type="float" office:value="-0.341912122834117">
            <text:p>-0.3419121228</text:p>
          </table:table-cell>
          <table:table-cell table:formula="of:=[.C402]" office:value-type="float" office:value="0.917977061132589">
            <text:p>0.9179770611</text:p>
          </table:table-cell>
        </table:table-row>
        <table:table-row table:style-name="ro1">
          <table:table-cell table:formula="of:=RAND()" office:value-type="float" office:value="0.046417236328125">
            <text:p>0.0464172363</text:p>
          </table:table-cell>
          <table:table-cell table:formula="of:=RAND()" office:value-type="float" office:value="0.042633056640625">
            <text:p>0.0426330566</text:p>
          </table:table-cell>
          <table:table-cell table:formula="of:=SQRT(1 - [.A403])" office:value-type="float" office:value="0.976515623874946">
            <text:p>0.9765156239</text:p>
          </table:table-cell>
          <table:table-cell table:formula="of:=SQRT(1 - (1 - [.A403]))" office:value-type="float" office:value="0.215446597392776">
            <text:p>0.2154465974</text:p>
          </table:table-cell>
          <table:table-cell table:formula="of:=COS(2 * PI() * [.B403])" office:value-type="float" office:value="0.964336478382054">
            <text:p>0.9643364784</text:p>
          </table:table-cell>
          <table:table-cell table:formula="of:=SIN(2 * PI() * [.B403])" office:value-type="float" office:value="0.264679346496282">
            <text:p>0.2646793465</text:p>
          </table:table-cell>
          <table:table-cell table:formula="of:=[.D403]*[.E403]" office:value-type="float" office:value="0.207763013009146">
            <text:p>0.207763013</text:p>
          </table:table-cell>
          <table:table-cell table:formula="of:=[.D403]*[.F403]" office:value-type="float" office:value="0.0570242646027675">
            <text:p>0.0570242646</text:p>
          </table:table-cell>
          <table:table-cell table:formula="of:=[.C403]" office:value-type="float" office:value="0.976515623874946">
            <text:p>0.9765156239</text:p>
          </table:table-cell>
        </table:table-row>
        <table:table-row table:style-name="ro1">
          <table:table-cell table:formula="of:=RAND()" office:value-type="float" office:value="0.664215087890625">
            <text:p>0.6642150879</text:p>
          </table:table-cell>
          <table:table-cell table:formula="of:=RAND()" office:value-type="float" office:value="0.075714111328125">
            <text:p>0.0757141113</text:p>
          </table:table-cell>
          <table:table-cell table:formula="of:=SQRT(1 - [.A404])" office:value-type="float" office:value="0.57946950921457">
            <text:p>0.5794695092</text:p>
          </table:table-cell>
          <table:table-cell table:formula="of:=SQRT(1 - (1 - [.A404]))" office:value-type="float" office:value="0.814993918928617">
            <text:p>0.8149939189</text:p>
          </table:table-cell>
          <table:table-cell table:formula="of:=COS(2 * PI() * [.B404])" office:value-type="float" office:value="0.888960554909799">
            <text:p>0.8889605549</text:p>
          </table:table-cell>
          <table:table-cell table:formula="of:=SIN(2 * PI() * [.B404])" office:value-type="float" office:value="0.457983768068762">
            <text:p>0.4579837681</text:p>
          </table:table-cell>
          <table:table-cell table:formula="of:=[.D404]*[.E404]" office:value-type="float" office:value="0.724497446418895">
            <text:p>0.7244974464</text:p>
          </table:table-cell>
          <table:table-cell table:formula="of:=[.D404]*[.F404]" office:value-type="float" office:value="0.373253985944055">
            <text:p>0.3732539859</text:p>
          </table:table-cell>
          <table:table-cell table:formula="of:=[.C404]" office:value-type="float" office:value="0.57946950921457">
            <text:p>0.5794695092</text:p>
          </table:table-cell>
        </table:table-row>
        <table:table-row table:style-name="ro1">
          <table:table-cell table:formula="of:=RAND()" office:value-type="float" office:value="0.3204345703125">
            <text:p>0.3204345703</text:p>
          </table:table-cell>
          <table:table-cell table:formula="of:=RAND()" office:value-type="float" office:value="0.4322509765625">
            <text:p>0.4322509766</text:p>
          </table:table-cell>
          <table:table-cell table:formula="of:=SQRT(1 - [.A405])" office:value-type="float" office:value="0.824357586055651">
            <text:p>0.8243575861</text:p>
          </table:table-cell>
          <table:table-cell table:formula="of:=SQRT(1 - (1 - [.A405]))" office:value-type="float" office:value="0.566069404148025">
            <text:p>0.5660694041</text:p>
          </table:table-cell>
          <table:table-cell table:formula="of:=COS(2 * PI() * [.B405])" office:value-type="float" office:value="-0.910758281044438">
            <text:p>-0.910758281</text:p>
          </table:table-cell>
          <table:table-cell table:formula="of:=SIN(2 * PI() * [.B405])" office:value-type="float" office:value="0.412939890915108">
            <text:p>0.4129398909</text:p>
          </table:table-cell>
          <table:table-cell table:formula="of:=[.D405]*[.E405]" office:value-type="float" office:value="-0.515552397473704">
            <text:p>-0.5155523975</text:p>
          </table:table-cell>
          <table:table-cell table:formula="of:=[.D405]*[.F405]" office:value-type="float" office:value="0.233752637999266">
            <text:p>0.233752638</text:p>
          </table:table-cell>
          <table:table-cell table:formula="of:=[.C405]" office:value-type="float" office:value="0.824357586055651">
            <text:p>0.8243575861</text:p>
          </table:table-cell>
        </table:table-row>
        <table:table-row table:style-name="ro1">
          <table:table-cell table:formula="of:=RAND()" office:value-type="float" office:value="0.228546142578125">
            <text:p>0.2285461426</text:p>
          </table:table-cell>
          <table:table-cell table:formula="of:=RAND()" office:value-type="float" office:value="0.213623046875">
            <text:p>0.2136230469</text:p>
          </table:table-cell>
          <table:table-cell table:formula="of:=SQRT(1 - [.A406])" office:value-type="float" office:value="0.878324460220638">
            <text:p>0.8783244602</text:p>
          </table:table-cell>
          <table:table-cell table:formula="of:=SQRT(1 - (1 - [.A406]))" office:value-type="float" office:value="0.478064998277562">
            <text:p>0.4780649983</text:p>
          </table:table-cell>
          <table:table-cell table:formula="of:=COS(2 * PI() * [.B406])" office:value-type="float" office:value="0.22657826384561">
            <text:p>0.2265782638</text:p>
          </table:table-cell>
          <table:table-cell table:formula="of:=SIN(2 * PI() * [.B406])" office:value-type="float" office:value="0.973992962167956">
            <text:p>0.9739929622</text:p>
          </table:table-cell>
          <table:table-cell table:formula="of:=[.D406]*[.E406]" office:value-type="float" office:value="0.108319137315085">
            <text:p>0.1083191373</text:p>
          </table:table-cell>
          <table:table-cell table:formula="of:=[.D406]*[.F406]" office:value-type="float" office:value="0.465631943781181">
            <text:p>0.4656319438</text:p>
          </table:table-cell>
          <table:table-cell table:formula="of:=[.C406]" office:value-type="float" office:value="0.878324460220638">
            <text:p>0.8783244602</text:p>
          </table:table-cell>
        </table:table-row>
        <table:table-row table:style-name="ro1">
          <table:table-cell table:formula="of:=RAND()" office:value-type="float" office:value="0.156494140625">
            <text:p>0.1564941406</text:p>
          </table:table-cell>
          <table:table-cell table:formula="of:=RAND()" office:value-type="float" office:value="0.161712646484375">
            <text:p>0.1617126465</text:p>
          </table:table-cell>
          <table:table-cell table:formula="of:=SQRT(1 - [.A407])" office:value-type="float" office:value="0.91842575060535">
            <text:p>0.9184257506</text:p>
          </table:table-cell>
          <table:table-cell table:formula="of:=SQRT(1 - (1 - [.A407]))" office:value-type="float" office:value="0.39559340316163">
            <text:p>0.3955934032</text:p>
          </table:table-cell>
          <table:table-cell table:formula="of:=COS(2 * PI() * [.B407])" office:value-type="float" office:value="0.526710239752597">
            <text:p>0.5267102398</text:p>
          </table:table-cell>
          <table:table-cell table:formula="of:=SIN(2 * PI() * [.B407])" office:value-type="float" office:value="0.850044894896594">
            <text:p>0.8500448949</text:p>
          </table:table-cell>
          <table:table-cell table:formula="of:=[.D407]*[.E407]" office:value-type="float" office:value="0.208363096223808">
            <text:p>0.2083630962</text:p>
          </table:table-cell>
          <table:table-cell table:formula="of:=[.D407]*[.F407]" office:value-type="float" office:value="0.336272152812314">
            <text:p>0.3362721528</text:p>
          </table:table-cell>
          <table:table-cell table:formula="of:=[.C407]" office:value-type="float" office:value="0.91842575060535">
            <text:p>0.9184257506</text:p>
          </table:table-cell>
        </table:table-row>
        <table:table-row table:style-name="ro1">
          <table:table-cell table:formula="of:=RAND()" office:value-type="float" office:value="0.06768798828125">
            <text:p>0.0676879883</text:p>
          </table:table-cell>
          <table:table-cell table:formula="of:=RAND()" office:value-type="float" office:value="0.4051513671875">
            <text:p>0.4051513672</text:p>
          </table:table-cell>
          <table:table-cell table:formula="of:=SQRT(1 - [.A408])" office:value-type="float" office:value="0.965563054242834">
            <text:p>0.9655630542</text:p>
          </table:table-cell>
          <table:table-cell table:formula="of:=SQRT(1 - (1 - [.A408]))" office:value-type="float" office:value="0.260169153208542">
            <text:p>0.2601691532</text:p>
          </table:table-cell>
          <table:table-cell table:formula="of:=COS(2 * PI() * [.B408])" office:value-type="float" office:value="-0.827614779697938">
            <text:p>-0.8276147797</text:p>
          </table:table-cell>
          <table:table-cell table:formula="of:=SIN(2 * PI() * [.B408])" office:value-type="float" office:value="0.561296513819152">
            <text:p>0.5612965138</text:p>
          </table:table-cell>
          <table:table-cell table:formula="of:=[.D408]*[.E408]" office:value-type="float" office:value="-0.215319836416887">
            <text:p>-0.2153198364</text:p>
          </table:table-cell>
          <table:table-cell table:formula="of:=[.D408]*[.F408]" office:value-type="float" office:value="0.146032038699236">
            <text:p>0.1460320387</text:p>
          </table:table-cell>
          <table:table-cell table:formula="of:=[.C408]" office:value-type="float" office:value="0.965563054242834">
            <text:p>0.9655630542</text:p>
          </table:table-cell>
        </table:table-row>
        <table:table-row table:style-name="ro1">
          <table:table-cell table:formula="of:=RAND()" office:value-type="float" office:value="0.793548583984375">
            <text:p>0.793548584</text:p>
          </table:table-cell>
          <table:table-cell table:formula="of:=RAND()" office:value-type="float" office:value="0.018829345703125">
            <text:p>0.0188293457</text:p>
          </table:table-cell>
          <table:table-cell table:formula="of:=SQRT(1 - [.A409])" office:value-type="float" office:value="0.454369250737355">
            <text:p>0.4543692507</text:p>
          </table:table-cell>
          <table:table-cell table:formula="of:=SQRT(1 - (1 - [.A409]))" office:value-type="float" office:value="0.890813439494699">
            <text:p>0.8908134395</text:p>
          </table:table-cell>
          <table:table-cell table:formula="of:=COS(2 * PI() * [.B409])" office:value-type="float" office:value="0.993009736010215">
            <text:p>0.993009736</text:p>
          </table:table-cell>
          <table:table-cell table:formula="of:=SIN(2 * PI() * [.B409])" office:value-type="float" office:value="0.118032470909169">
            <text:p>0.1180324709</text:p>
          </table:table-cell>
          <table:table-cell table:formula="of:=[.D409]*[.E409]" office:value-type="float" office:value="0.884586418386982">
            <text:p>0.8845864184</text:p>
          </table:table-cell>
          <table:table-cell table:formula="of:=[.D409]*[.F409]" office:value-type="float" office:value="0.105144911382655">
            <text:p>0.1051449114</text:p>
          </table:table-cell>
          <table:table-cell table:formula="of:=[.C409]" office:value-type="float" office:value="0.454369250737355">
            <text:p>0.4543692507</text:p>
          </table:table-cell>
        </table:table-row>
        <table:table-row table:style-name="ro1">
          <table:table-cell table:formula="of:=RAND()" office:value-type="float" office:value="0.1043701171875">
            <text:p>0.1043701172</text:p>
          </table:table-cell>
          <table:table-cell table:formula="of:=RAND()" office:value-type="float" office:value="0.824859619140625">
            <text:p>0.8248596191</text:p>
          </table:table-cell>
          <table:table-cell table:formula="of:=SQRT(1 - [.A410])" office:value-type="float" office:value="0.946377241279871">
            <text:p>0.9463772413</text:p>
          </table:table-cell>
          <table:table-cell table:formula="of:=SQRT(1 - (1 - [.A410]))" office:value-type="float" office:value="0.323063642627115">
            <text:p>0.3230636426</text:p>
          </table:table-cell>
          <table:table-cell table:formula="of:=COS(2 * PI() * [.B410])" office:value-type="float" office:value="0.45320442077907">
            <text:p>0.4532044208</text:p>
          </table:table-cell>
          <table:table-cell table:formula="of:=SIN(2 * PI() * [.B410])" office:value-type="float" office:value="-0.891406614843253">
            <text:p>-0.8914066148</text:p>
          </table:table-cell>
          <table:table-cell table:formula="of:=[.D410]*[.E410]" office:value-type="float" office:value="0.146413871031598">
            <text:p>0.146413871</text:p>
          </table:table-cell>
          <table:table-cell table:formula="of:=[.D410]*[.F410]" office:value-type="float" office:value="-0.287981068053167">
            <text:p>-0.2879810681</text:p>
          </table:table-cell>
          <table:table-cell table:formula="of:=[.C410]" office:value-type="float" office:value="0.946377241279871">
            <text:p>0.9463772413</text:p>
          </table:table-cell>
        </table:table-row>
        <table:table-row table:style-name="ro1">
          <table:table-cell table:formula="of:=RAND()" office:value-type="float" office:value="0.606689453125">
            <text:p>0.6066894531</text:p>
          </table:table-cell>
          <table:table-cell table:formula="of:=RAND()" office:value-type="float" office:value="0.927825927734375">
            <text:p>0.9278259277</text:p>
          </table:table-cell>
          <table:table-cell table:formula="of:=SQRT(1 - [.A411])" office:value-type="float" office:value="0.627144757512171">
            <text:p>0.6271447575</text:p>
          </table:table-cell>
          <table:table-cell table:formula="of:=SQRT(1 - (1 - [.A411]))" office:value-type="float" office:value="0.778902723788407">
            <text:p>0.7789027238</text:p>
          </table:table-cell>
          <table:table-cell table:formula="of:=COS(2 * PI() * [.B411])" office:value-type="float" office:value="0.898926627823622">
            <text:p>0.8989266278</text:p>
          </table:table-cell>
          <table:table-cell table:formula="of:=SIN(2 * PI() * [.B411])" office:value-type="float" office:value="-0.438099209985195">
            <text:p>-0.43809921</text:p>
          </table:table-cell>
          <table:table-cell table:formula="of:=[.D411]*[.E411]" office:value-type="float" office:value="0.700176398897747">
            <text:p>0.7001763989</text:p>
          </table:table-cell>
          <table:table-cell table:formula="of:=[.D411]*[.F411]" office:value-type="float" office:value="-0.341236667947017">
            <text:p>-0.3412366679</text:p>
          </table:table-cell>
          <table:table-cell table:formula="of:=[.C411]" office:value-type="float" office:value="0.627144757512171">
            <text:p>0.6271447575</text:p>
          </table:table-cell>
        </table:table-row>
        <table:table-row table:style-name="ro1">
          <table:table-cell table:formula="of:=RAND()" office:value-type="float" office:value="0.595611572265625">
            <text:p>0.5956115723</text:p>
          </table:table-cell>
          <table:table-cell table:formula="of:=RAND()" office:value-type="float" office:value="0.168701171875">
            <text:p>0.1687011719</text:p>
          </table:table-cell>
          <table:table-cell table:formula="of:=SQRT(1 - [.A412])" office:value-type="float" office:value="0.63591542498541">
            <text:p>0.635915425</text:p>
          </table:table-cell>
          <table:table-cell table:formula="of:=SQRT(1 - (1 - [.A412]))" office:value-type="float" office:value="0.771758752632988">
            <text:p>0.7717587526</text:p>
          </table:table-cell>
          <table:table-cell table:formula="of:=COS(2 * PI() * [.B412])" office:value-type="float" office:value="0.488888896919763">
            <text:p>0.4888888969</text:p>
          </table:table-cell>
          <table:table-cell table:formula="of:=SIN(2 * PI() * [.B412])" office:value-type="float" office:value="0.872346058894392">
            <text:p>0.8723460589</text:p>
          </table:table-cell>
          <table:table-cell table:formula="of:=[.D412]*[.E412]" office:value-type="float" office:value="0.377304285262914">
            <text:p>0.3773042853</text:p>
          </table:table-cell>
          <table:table-cell table:formula="of:=[.D412]*[.F412]" office:value-type="float" office:value="0.673240706276638">
            <text:p>0.6732407063</text:p>
          </table:table-cell>
          <table:table-cell table:formula="of:=[.C412]" office:value-type="float" office:value="0.63591542498541">
            <text:p>0.635915425</text:p>
          </table:table-cell>
        </table:table-row>
        <table:table-row table:style-name="ro1">
          <table:table-cell table:formula="of:=RAND()" office:value-type="float" office:value="0.240142822265625">
            <text:p>0.2401428223</text:p>
          </table:table-cell>
          <table:table-cell table:formula="of:=RAND()" office:value-type="float" office:value="0.958465576171875">
            <text:p>0.9584655762</text:p>
          </table:table-cell>
          <table:table-cell table:formula="of:=SQRT(1 - [.A413])" office:value-type="float" office:value="0.871697870672158">
            <text:p>0.8716978707</text:p>
          </table:table-cell>
          <table:table-cell table:formula="of:=SQRT(1 - (1 - [.A413]))" office:value-type="float" office:value="0.490043694241264">
            <text:p>0.4900436942</text:p>
          </table:table-cell>
          <table:table-cell table:formula="of:=COS(2 * PI() * [.B413])" office:value-type="float" office:value="0.966140547189039">
            <text:p>0.9661405472</text:p>
          </table:table-cell>
          <table:table-cell table:formula="of:=SIN(2 * PI() * [.B413])" office:value-type="float" office:value="-0.258016362034009">
            <text:p>-0.258016362</text:p>
          </table:table-cell>
          <table:table-cell table:formula="of:=[.D413]*[.E413]" office:value-type="float" office:value="0.473451082900792">
            <text:p>0.4734510829</text:p>
          </table:table-cell>
          <table:table-cell table:formula="of:=[.D413]*[.F413]" office:value-type="float" office:value="-0.126439291225837">
            <text:p>-0.1264392912</text:p>
          </table:table-cell>
          <table:table-cell table:formula="of:=[.C413]" office:value-type="float" office:value="0.871697870672158">
            <text:p>0.8716978707</text:p>
          </table:table-cell>
        </table:table-row>
        <table:table-row table:style-name="ro1">
          <table:table-cell table:formula="of:=RAND()" office:value-type="float" office:value="0.6754150390625">
            <text:p>0.6754150391</text:p>
          </table:table-cell>
          <table:table-cell table:formula="of:=RAND()" office:value-type="float" office:value="0.0670166015625">
            <text:p>0.0670166016</text:p>
          </table:table-cell>
          <table:table-cell table:formula="of:=SQRT(1 - [.A414])" office:value-type="float" office:value="0.569723582922017">
            <text:p>0.5697235829</text:p>
          </table:table-cell>
          <table:table-cell table:formula="of:=SQRT(1 - (1 - [.A414]))" office:value-type="float" office:value="0.821836382172571">
            <text:p>0.8218363822</text:p>
          </table:table-cell>
          <table:table-cell table:formula="of:=COS(2 * PI() * [.B414])" office:value-type="float" office:value="0.912648955969794">
            <text:p>0.912648956</text:p>
          </table:table-cell>
          <table:table-cell table:formula="of:=SIN(2 * PI() * [.B414])" office:value-type="float" office:value="0.408744276005481">
            <text:p>0.408744276</text:p>
          </table:table-cell>
          <table:table-cell table:formula="of:=[.D414]*[.E414]" office:value-type="float" office:value="0.750048116167789">
            <text:p>0.7500481162</text:p>
          </table:table-cell>
          <table:table-cell table:formula="of:=[.D414]*[.F414]" office:value-type="float" office:value="0.335920917026092">
            <text:p>0.335920917</text:p>
          </table:table-cell>
          <table:table-cell table:formula="of:=[.C414]" office:value-type="float" office:value="0.569723582922017">
            <text:p>0.5697235829</text:p>
          </table:table-cell>
        </table:table-row>
        <table:table-row table:style-name="ro1">
          <table:table-cell table:formula="of:=RAND()" office:value-type="float" office:value="0.15509033203125">
            <text:p>0.155090332</text:p>
          </table:table-cell>
          <table:table-cell table:formula="of:=RAND()" office:value-type="float" office:value="0.762542724609375">
            <text:p>0.7625427246</text:p>
          </table:table-cell>
          <table:table-cell table:formula="of:=SQRT(1 - [.A415])" office:value-type="float" office:value="0.919189680081728">
            <text:p>0.9191896801</text:p>
          </table:table-cell>
          <table:table-cell table:formula="of:=SQRT(1 - (1 - [.A415]))" office:value-type="float" office:value="0.393815098785267">
            <text:p>0.3938150988</text:p>
          </table:table-cell>
          <table:table-cell table:formula="of:=COS(2 * PI() * [.B415])" office:value-type="float" office:value="0.0787267120040933">
            <text:p>0.078726712</text:p>
          </table:table-cell>
          <table:table-cell table:formula="of:=SIN(2 * PI() * [.B415])" office:value-type="float" office:value="-0.996896235732197">
            <text:p>-0.9968962357</text:p>
          </table:table-cell>
          <table:table-cell table:formula="of:=[.D415]*[.E415]" office:value-type="float" office:value="0.0310037678649313">
            <text:p>0.0310037679</text:p>
          </table:table-cell>
          <table:table-cell table:formula="of:=[.D415]*[.F415]" office:value-type="float" office:value="-0.392592789553537">
            <text:p>-0.3925927896</text:p>
          </table:table-cell>
          <table:table-cell table:formula="of:=[.C415]" office:value-type="float" office:value="0.919189680081728">
            <text:p>0.9191896801</text:p>
          </table:table-cell>
        </table:table-row>
        <table:table-row table:style-name="ro1">
          <table:table-cell table:formula="of:=RAND()" office:value-type="float" office:value="0.183258056640625">
            <text:p>0.1832580566</text:p>
          </table:table-cell>
          <table:table-cell table:formula="of:=RAND()" office:value-type="float" office:value="0.748626708984375">
            <text:p>0.748626709</text:p>
          </table:table-cell>
          <table:table-cell table:formula="of:=SQRT(1 - [.A416])" office:value-type="float" office:value="0.903737762494948">
            <text:p>0.9037377625</text:p>
          </table:table-cell>
          <table:table-cell table:formula="of:=SQRT(1 - (1 - [.A416]))" office:value-type="float" office:value="0.428086506024921">
            <text:p>0.428086506</text:p>
          </table:table-cell>
          <table:table-cell table:formula="of:=COS(2 * PI() * [.B416])" office:value-type="float" office:value="-0.0086285348602122">
            <text:p>-0.0086285349</text:p>
          </table:table-cell>
          <table:table-cell table:formula="of:=SIN(2 * PI() * [.B416])" office:value-type="float" office:value="-0.999962773500177">
            <text:p>-0.9999627735</text:p>
          </table:table-cell>
          <table:table-cell table:formula="of:=[.D416]*[.E416]" office:value-type="float" office:value="-0.00369375934042247">
            <text:p>-0.0036937593</text:p>
          </table:table-cell>
          <table:table-cell table:formula="of:=[.D416]*[.F416]" office:value-type="float" office:value="-0.428070569862681">
            <text:p>-0.4280705699</text:p>
          </table:table-cell>
          <table:table-cell table:formula="of:=[.C416]" office:value-type="float" office:value="0.903737762494948">
            <text:p>0.9037377625</text:p>
          </table:table-cell>
        </table:table-row>
        <table:table-row table:style-name="ro1">
          <table:table-cell table:formula="of:=RAND()" office:value-type="float" office:value="0.726043701171875">
            <text:p>0.7260437012</text:p>
          </table:table-cell>
          <table:table-cell table:formula="of:=RAND()" office:value-type="float" office:value="0.66351318359375">
            <text:p>0.6635131836</text:p>
          </table:table-cell>
          <table:table-cell table:formula="of:=SQRT(1 - [.A417])" office:value-type="float" office:value="0.523408348068814">
            <text:p>0.5234083481</text:p>
          </table:table-cell>
          <table:table-cell table:formula="of:=SQRT(1 - (1 - [.A417]))" office:value-type="float" office:value="0.85208198031168">
            <text:p>0.8520819803</text:p>
          </table:table-cell>
          <table:table-cell table:formula="of:=COS(2 * PI() * [.B417])" office:value-type="float" office:value="-0.517060089400432">
            <text:p>-0.5170600894</text:p>
          </table:table-cell>
          <table:table-cell table:formula="of:=SIN(2 * PI() * [.B417])" office:value-type="float" office:value="-0.855949101260827">
            <text:p>-0.8559491013</text:p>
          </table:table-cell>
          <table:table-cell table:formula="of:=[.D417]*[.E417]" office:value-type="float" office:value="-0.440577584916454">
            <text:p>-0.4405775849</text:p>
          </table:table-cell>
          <table:table-cell table:formula="of:=[.D417]*[.F417]" office:value-type="float" office:value="-0.729338805248329">
            <text:p>-0.7293388052</text:p>
          </table:table-cell>
          <table:table-cell table:formula="of:=[.C417]" office:value-type="float" office:value="0.523408348068814">
            <text:p>0.5234083481</text:p>
          </table:table-cell>
        </table:table-row>
        <table:table-row table:style-name="ro1">
          <table:table-cell table:formula="of:=RAND()" office:value-type="float" office:value="0.629608154296875">
            <text:p>0.6296081543</text:p>
          </table:table-cell>
          <table:table-cell table:formula="of:=RAND()" office:value-type="float" office:value="0.525543212890625">
            <text:p>0.5255432129</text:p>
          </table:table-cell>
          <table:table-cell table:formula="of:=SQRT(1 - [.A418])" office:value-type="float" office:value="0.6085982629807">
            <text:p>0.608598263</text:p>
          </table:table-cell>
          <table:table-cell table:formula="of:=SQRT(1 - (1 - [.A418]))" office:value-type="float" office:value="0.793478515334142">
            <text:p>0.7934785153</text:p>
          </table:table-cell>
          <table:table-cell table:formula="of:=COS(2 * PI() * [.B418])" office:value-type="float" office:value="-0.987148661090668">
            <text:p>-0.9871486611</text:p>
          </table:table-cell>
          <table:table-cell table:formula="of:=SIN(2 * PI() * [.B418])" office:value-type="float" office:value="-0.159804633558925">
            <text:p>-0.1598046336</text:p>
          </table:table-cell>
          <table:table-cell table:formula="of:=[.D418]*[.E418]" office:value-type="float" office:value="-0.783281254016309">
            <text:p>-0.783281254</text:p>
          </table:table-cell>
          <table:table-cell table:formula="of:=[.D418]*[.F418]" office:value-type="float" office:value="-0.126801543379853">
            <text:p>-0.1268015434</text:p>
          </table:table-cell>
          <table:table-cell table:formula="of:=[.C418]" office:value-type="float" office:value="0.6085982629807">
            <text:p>0.608598263</text:p>
          </table:table-cell>
        </table:table-row>
        <table:table-row table:style-name="ro1">
          <table:table-cell table:formula="of:=RAND()" office:value-type="float" office:value="0.582366943359375">
            <text:p>0.5823669434</text:p>
          </table:table-cell>
          <table:table-cell table:formula="of:=RAND()" office:value-type="float" office:value="0.941162109375">
            <text:p>0.9411621094</text:p>
          </table:table-cell>
          <table:table-cell table:formula="of:=SQRT(1 - [.A419])" office:value-type="float" office:value="0.646245353283585">
            <text:p>0.6462453533</text:p>
          </table:table-cell>
          <table:table-cell table:formula="of:=SQRT(1 - (1 - [.A419]))" office:value-type="float" office:value="0.763129702841774">
            <text:p>0.7631297028</text:p>
          </table:table-cell>
          <table:table-cell table:formula="of:=COS(2 * PI() * [.B419])" office:value-type="float" office:value="0.932439629268462">
            <text:p>0.9324396293</text:p>
          </table:table-cell>
          <table:table-cell table:formula="of:=SIN(2 * PI() * [.B419])" office:value-type="float" office:value="-0.361325805568454">
            <text:p>-0.3613258056</text:p>
          </table:table-cell>
          <table:table-cell table:formula="of:=[.D419]*[.E419]" office:value-type="float" office:value="0.711572377201536">
            <text:p>0.7115723772</text:p>
          </table:table-cell>
          <table:table-cell table:formula="of:=[.D419]*[.F419]" office:value-type="float" office:value="-0.275738454632519">
            <text:p>-0.2757384546</text:p>
          </table:table-cell>
          <table:table-cell table:formula="of:=[.C419]" office:value-type="float" office:value="0.646245353283585">
            <text:p>0.6462453533</text:p>
          </table:table-cell>
        </table:table-row>
        <table:table-row table:style-name="ro1">
          <table:table-cell table:formula="of:=RAND()" office:value-type="float" office:value="0.45587158203125">
            <text:p>0.455871582</text:p>
          </table:table-cell>
          <table:table-cell table:formula="of:=RAND()" office:value-type="float" office:value="0.7239990234375">
            <text:p>0.7239990234</text:p>
          </table:table-cell>
          <table:table-cell table:formula="of:=SQRT(1 - [.A420])" office:value-type="float" office:value="0.737650606973756">
            <text:p>0.737650607</text:p>
          </table:table-cell>
          <table:table-cell table:formula="of:=SQRT(1 - (1 - [.A420]))" office:value-type="float" office:value="0.67518262865039">
            <text:p>0.6751826287</text:p>
          </table:table-cell>
          <table:table-cell table:formula="of:=COS(2 * PI() * [.B420])" office:value-type="float" office:value="-0.16264321942095">
            <text:p>-0.1626432194</text:p>
          </table:table-cell>
          <table:table-cell table:formula="of:=SIN(2 * PI() * [.B420])" office:value-type="float" office:value="-0.986684946260147">
            <text:p>-0.9866849463</text:p>
          </table:table-cell>
          <table:table-cell table:formula="of:=[.D420]*[.E420]" office:value-type="float" office:value="-0.109813876420799">
            <text:p>-0.1098138764</text:p>
          </table:table-cell>
          <table:table-cell table:formula="of:=[.D420]*[.F420]" office:value-type="float" office:value="-0.666192535665694">
            <text:p>-0.6661925357</text:p>
          </table:table-cell>
          <table:table-cell table:formula="of:=[.C420]" office:value-type="float" office:value="0.737650606973756">
            <text:p>0.737650607</text:p>
          </table:table-cell>
        </table:table-row>
        <table:table-row table:style-name="ro1">
          <table:table-cell table:formula="of:=RAND()" office:value-type="float" office:value="0.97344970703125">
            <text:p>0.973449707</text:p>
          </table:table-cell>
          <table:table-cell table:formula="of:=RAND()" office:value-type="float" office:value="0.682373046875">
            <text:p>0.6823730469</text:p>
          </table:table-cell>
          <table:table-cell table:formula="of:=SQRT(1 - [.A421])" office:value-type="float" office:value="0.162942606364174">
            <text:p>0.1629426064</text:p>
          </table:table-cell>
          <table:table-cell table:formula="of:=SQRT(1 - (1 - [.A421]))" office:value-type="float" office:value="0.986635549243615">
            <text:p>0.9866355492</text:p>
          </table:table-cell>
          <table:table-cell table:formula="of:=COS(2 * PI() * [.B421])" office:value-type="float" office:value="-0.412241226669883">
            <text:p>-0.4122412267</text:p>
          </table:table-cell>
          <table:table-cell table:formula="of:=SIN(2 * PI() * [.B421])" office:value-type="float" office:value="-0.911074734055176">
            <text:p>-0.9110747341</text:p>
          </table:table-cell>
          <table:table-cell table:formula="of:=[.D421]*[.E421]" office:value-type="float" office:value="-0.406731849096302">
            <text:p>-0.4067318491</text:p>
          </table:table-cell>
          <table:table-cell table:formula="of:=[.D421]*[.F421]" office:value-type="float" office:value="-0.898898720636509">
            <text:p>-0.8988987206</text:p>
          </table:table-cell>
          <table:table-cell table:formula="of:=[.C421]" office:value-type="float" office:value="0.162942606364174">
            <text:p>0.1629426064</text:p>
          </table:table-cell>
        </table:table-row>
        <table:table-row table:style-name="ro1">
          <table:table-cell table:formula="of:=RAND()" office:value-type="float" office:value="0.505767822265625">
            <text:p>0.5057678223</text:p>
          </table:table-cell>
          <table:table-cell table:formula="of:=RAND()" office:value-type="float" office:value="0.198486328125">
            <text:p>0.1984863281</text:p>
          </table:table-cell>
          <table:table-cell table:formula="of:=SQRT(1 - [.A422])" office:value-type="float" office:value="0.703016484681814">
            <text:p>0.7030164847</text:p>
          </table:table-cell>
          <table:table-cell table:formula="of:=SQRT(1 - (1 - [.A422]))" office:value-type="float" office:value="0.71117355284461">
            <text:p>0.7111735528</text:p>
          </table:table-cell>
          <table:table-cell table:formula="of:=COS(2 * PI() * [.B422])" office:value-type="float" office:value="0.318048077385015">
            <text:p>0.3180480774</text:p>
          </table:table-cell>
          <table:table-cell table:formula="of:=SIN(2 * PI() * [.B422])" office:value-type="float" office:value="0.948074585922276">
            <text:p>0.9480745859</text:p>
          </table:table-cell>
          <table:table-cell table:formula="of:=[.D422]*[.E422]" office:value-type="float" office:value="0.226187381169299">
            <text:p>0.2261873812</text:p>
          </table:table-cell>
          <table:table-cell table:formula="of:=[.D422]*[.F422]" office:value-type="float" office:value="0.674245571632028">
            <text:p>0.6742455716</text:p>
          </table:table-cell>
          <table:table-cell table:formula="of:=[.C422]" office:value-type="float" office:value="0.703016484681814">
            <text:p>0.7030164847</text:p>
          </table:table-cell>
        </table:table-row>
        <table:table-row table:style-name="ro1">
          <table:table-cell table:formula="of:=RAND()" office:value-type="float" office:value="0.65521240234375">
            <text:p>0.6552124023</text:p>
          </table:table-cell>
          <table:table-cell table:formula="of:=RAND()" office:value-type="float" office:value="0.040374755859375">
            <text:p>0.0403747559</text:p>
          </table:table-cell>
          <table:table-cell table:formula="of:=SQRT(1 - [.A423])" office:value-type="float" office:value="0.587186169503549">
            <text:p>0.5871861695</text:p>
          </table:table-cell>
          <table:table-cell table:formula="of:=SQRT(1 - (1 - [.A423]))" office:value-type="float" office:value="0.809451914781694">
            <text:p>0.8094519148</text:p>
          </table:table-cell>
          <table:table-cell table:formula="of:=COS(2 * PI() * [.B423])" office:value-type="float" office:value="0.967994896295708">
            <text:p>0.9679948963</text:p>
          </table:table-cell>
          <table:table-cell table:formula="of:=SIN(2 * PI() * [.B423])" office:value-type="float" office:value="0.250969880155891">
            <text:p>0.2509698802</text:p>
          </table:table-cell>
          <table:table-cell table:formula="of:=[.D423]*[.E423]" office:value-type="float" office:value="0.783545322305467">
            <text:p>0.7835453223</text:p>
          </table:table-cell>
          <table:table-cell table:formula="of:=[.D423]*[.F423]" office:value-type="float" office:value="0.203148050044718">
            <text:p>0.20314805</text:p>
          </table:table-cell>
          <table:table-cell table:formula="of:=[.C423]" office:value-type="float" office:value="0.587186169503549">
            <text:p>0.5871861695</text:p>
          </table:table-cell>
        </table:table-row>
        <table:table-row table:style-name="ro1">
          <table:table-cell table:formula="of:=RAND()" office:value-type="float" office:value="0.46337890625">
            <text:p>0.4633789063</text:p>
          </table:table-cell>
          <table:table-cell table:formula="of:=RAND()" office:value-type="float" office:value="0.152191162109375">
            <text:p>0.1521911621</text:p>
          </table:table-cell>
          <table:table-cell table:formula="of:=SQRT(1 - [.A424])" office:value-type="float" office:value="0.73254426060819">
            <text:p>0.7325442606</text:p>
          </table:table-cell>
          <table:table-cell table:formula="of:=SQRT(1 - (1 - [.A424]))" office:value-type="float" office:value="0.680719403462249">
            <text:p>0.6807194035</text:p>
          </table:table-cell>
          <table:table-cell table:formula="of:=COS(2 * PI() * [.B424])" office:value-type="float" office:value="0.576591776284918">
            <text:p>0.5765917763</text:p>
          </table:table-cell>
          <table:table-cell table:formula="of:=SIN(2 * PI() * [.B424])" office:value-type="float" office:value="0.817032388293514">
            <text:p>0.8170323883</text:p>
          </table:table-cell>
          <table:table-cell table:formula="of:=[.D424]*[.E424]" office:value-type="float" office:value="0.392497209993908">
            <text:p>0.39249721</text:p>
          </table:table-cell>
          <table:table-cell table:formula="of:=[.D424]*[.F424]" office:value-type="float" office:value="0.556169799968497">
            <text:p>0.5561698</text:p>
          </table:table-cell>
          <table:table-cell table:formula="of:=[.C424]" office:value-type="float" office:value="0.73254426060819">
            <text:p>0.7325442606</text:p>
          </table:table-cell>
        </table:table-row>
        <table:table-row table:style-name="ro1">
          <table:table-cell table:formula="of:=RAND()" office:value-type="float" office:value="0.2825927734375">
            <text:p>0.2825927734</text:p>
          </table:table-cell>
          <table:table-cell table:formula="of:=RAND()" office:value-type="float" office:value="0.980194091796875">
            <text:p>0.9801940918</text:p>
          </table:table-cell>
          <table:table-cell table:formula="of:=SQRT(1 - [.A425])" office:value-type="float" office:value="0.846998953105905">
            <text:p>0.8469989531</text:p>
          </table:table-cell>
          <table:table-cell table:formula="of:=SQRT(1 - (1 - [.A425]))" office:value-type="float" office:value="0.531594557381375">
            <text:p>0.5315945574</text:p>
          </table:table-cell>
          <table:table-cell table:formula="of:=COS(2 * PI() * [.B425])" office:value-type="float" office:value="0.992266809256206">
            <text:p>0.9922668093</text:p>
          </table:table-cell>
          <table:table-cell table:formula="of:=SIN(2 * PI() * [.B425])" office:value-type="float" office:value="-0.124123242176907">
            <text:p>-0.1241232422</text:p>
          </table:table-cell>
          <table:table-cell table:formula="of:=[.D425]*[.E425]" office:value-type="float" office:value="0.527483635270782">
            <text:p>0.5274836353</text:p>
          </table:table-cell>
          <table:table-cell table:formula="of:=[.D425]*[.F425]" office:value-type="float" office:value="-0.0659832399857742">
            <text:p>-0.06598324</text:p>
          </table:table-cell>
          <table:table-cell table:formula="of:=[.C425]" office:value-type="float" office:value="0.846998953105905">
            <text:p>0.8469989531</text:p>
          </table:table-cell>
        </table:table-row>
        <table:table-row table:style-name="ro1">
          <table:table-cell table:formula="of:=RAND()" office:value-type="float" office:value="0.554229736328125">
            <text:p>0.5542297363</text:p>
          </table:table-cell>
          <table:table-cell table:formula="of:=RAND()" office:value-type="float" office:value="0.27874755859375">
            <text:p>0.2787475586</text:p>
          </table:table-cell>
          <table:table-cell table:formula="of:=SQRT(1 - [.A426])" office:value-type="float" office:value="0.667660290620818">
            <text:p>0.6676602906</text:p>
          </table:table-cell>
          <table:table-cell table:formula="of:=SQRT(1 - (1 - [.A426]))" office:value-type="float" office:value="0.74446607466568">
            <text:p>0.7444660747</text:p>
          </table:table-cell>
          <table:table-cell table:formula="of:=COS(2 * PI() * [.B426])" office:value-type="float" office:value="-0.179645658363882">
            <text:p>-0.1796456584</text:p>
          </table:table-cell>
          <table:table-cell table:formula="of:=SIN(2 * PI() * [.B426])" office:value-type="float" office:value="0.983731384795162">
            <text:p>0.9837313848</text:p>
          </table:table-cell>
          <table:table-cell table:formula="of:=[.D426]*[.E426]" office:value-type="float" office:value="-0.133740098112891">
            <text:p>-0.1337400981</text:p>
          </table:table-cell>
          <table:table-cell table:formula="of:=[.D426]*[.F426]" office:value-type="float" office:value="0.732354642563888">
            <text:p>0.7323546426</text:p>
          </table:table-cell>
          <table:table-cell table:formula="of:=[.C426]" office:value-type="float" office:value="0.667660290620818">
            <text:p>0.6676602906</text:p>
          </table:table-cell>
        </table:table-row>
        <table:table-row table:style-name="ro1">
          <table:table-cell table:formula="of:=RAND()" office:value-type="float" office:value="0.67010498046875">
            <text:p>0.6701049805</text:p>
          </table:table-cell>
          <table:table-cell table:formula="of:=RAND()" office:value-type="float" office:value="0.716400146484375">
            <text:p>0.7164001465</text:p>
          </table:table-cell>
          <table:table-cell table:formula="of:=SQRT(1 - [.A427])" office:value-type="float" office:value="0.574364883616025">
            <text:p>0.5743648836</text:p>
          </table:table-cell>
          <table:table-cell table:formula="of:=SQRT(1 - (1 - [.A427]))" office:value-type="float" office:value="0.818599401703147">
            <text:p>0.8185994017</text:p>
          </table:table-cell>
          <table:table-cell table:formula="of:=COS(2 * PI() * [.B427])" office:value-type="float" office:value="-0.209549400291665">
            <text:p>-0.2095494003</text:p>
          </table:table-cell>
          <table:table-cell table:formula="of:=SIN(2 * PI() * [.B427])" office:value-type="float" office:value="-0.977798061379446">
            <text:p>-0.9777980614</text:p>
          </table:table-cell>
          <table:table-cell table:formula="of:=[.D427]*[.E427]" office:value-type="float" office:value="-0.17153701370601">
            <text:p>-0.1715370137</text:p>
          </table:table-cell>
          <table:table-cell table:formula="of:=[.D427]*[.F427]" office:value-type="float" office:value="-0.800424908031712">
            <text:p>-0.800424908</text:p>
          </table:table-cell>
          <table:table-cell table:formula="of:=[.C427]" office:value-type="float" office:value="0.574364883616025">
            <text:p>0.5743648836</text:p>
          </table:table-cell>
        </table:table-row>
        <table:table-row table:style-name="ro1">
          <table:table-cell table:formula="of:=RAND()" office:value-type="float" office:value="0.674346923828125">
            <text:p>0.6743469238</text:p>
          </table:table-cell>
          <table:table-cell table:formula="of:=RAND()" office:value-type="float" office:value="0.859893798828125">
            <text:p>0.8598937988</text:p>
          </table:table-cell>
          <table:table-cell table:formula="of:=SQRT(1 - [.A428])" office:value-type="float" office:value="0.570660210783856">
            <text:p>0.5706602108</text:p>
          </table:table-cell>
          <table:table-cell table:formula="of:=SQRT(1 - (1 - [.A428]))" office:value-type="float" office:value="0.821186290574876">
            <text:p>0.8211862906</text:p>
          </table:table-cell>
          <table:table-cell table:formula="of:=COS(2 * PI() * [.B428])" office:value-type="float" office:value="0.636909698533236">
            <text:p>0.6369096985</text:p>
          </table:table-cell>
          <table:table-cell table:formula="of:=SIN(2 * PI() * [.B428])" office:value-type="float" office:value="-0.770938412530017">
            <text:p>-0.7709384125</text:p>
          </table:table-cell>
          <table:table-cell table:formula="of:=[.D428]*[.E428]" office:value-type="float" office:value="0.523021512769671">
            <text:p>0.5230215128</text:p>
          </table:table-cell>
          <table:table-cell table:formula="of:=[.D428]*[.F428]" office:value-type="float" office:value="-0.633084055247208">
            <text:p>-0.6330840552</text:p>
          </table:table-cell>
          <table:table-cell table:formula="of:=[.C428]" office:value-type="float" office:value="0.570660210783856">
            <text:p>0.5706602108</text:p>
          </table:table-cell>
        </table:table-row>
        <table:table-row table:style-name="ro1">
          <table:table-cell table:formula="of:=RAND()" office:value-type="float" office:value="0.673828125">
            <text:p>0.673828125</text:p>
          </table:table-cell>
          <table:table-cell table:formula="of:=RAND()" office:value-type="float" office:value="0.190521240234375">
            <text:p>0.1905212402</text:p>
          </table:table-cell>
          <table:table-cell table:formula="of:=SQRT(1 - [.A429])" office:value-type="float" office:value="0.571114590078033">
            <text:p>0.5711145901</text:p>
          </table:table-cell>
          <table:table-cell table:formula="of:=SQRT(1 - (1 - [.A429]))" office:value-type="float" office:value="0.820870346035231">
            <text:p>0.820870346</text:p>
          </table:table-cell>
          <table:table-cell table:formula="of:=COS(2 * PI() * [.B429])" office:value-type="float" office:value="0.365077520354242">
            <text:p>0.3650775204</text:p>
          </table:table-cell>
          <table:table-cell table:formula="of:=SIN(2 * PI() * [.B429])" office:value-type="float" office:value="0.930977123312919">
            <text:p>0.9309771233</text:p>
          </table:table-cell>
          <table:table-cell table:formula="of:=[.D429]*[.E429]" office:value-type="float" office:value="0.299681310462871">
            <text:p>0.2996813105</text:p>
          </table:table-cell>
          <table:table-cell table:formula="of:=[.D429]*[.F429]" office:value-type="float" office:value="0.76421151336476">
            <text:p>0.7642115134</text:p>
          </table:table-cell>
          <table:table-cell table:formula="of:=[.C429]" office:value-type="float" office:value="0.571114590078033">
            <text:p>0.5711145901</text:p>
          </table:table-cell>
        </table:table-row>
        <table:table-row table:style-name="ro1">
          <table:table-cell table:formula="of:=RAND()" office:value-type="float" office:value="0.935089111328125">
            <text:p>0.9350891113</text:p>
          </table:table-cell>
          <table:table-cell table:formula="of:=RAND()" office:value-type="float" office:value="0.0242919921875">
            <text:p>0.0242919922</text:p>
          </table:table-cell>
          <table:table-cell table:formula="of:=SQRT(1 - [.A430])" office:value-type="float" office:value="0.254776154048755">
            <text:p>0.254776154</text:p>
          </table:table-cell>
          <table:table-cell table:formula="of:=SQRT(1 - (1 - [.A430]))" office:value-type="float" office:value="0.967000057563662">
            <text:p>0.9670000576</text:p>
          </table:table-cell>
          <table:table-cell table:formula="of:=COS(2 * PI() * [.B430])" office:value-type="float" office:value="0.988374471009341">
            <text:p>0.988374471</text:p>
          </table:table-cell>
          <table:table-cell table:formula="of:=SIN(2 * PI() * [.B430])" office:value-type="float" office:value="0.152039156328246">
            <text:p>0.1520391563</text:p>
          </table:table-cell>
          <table:table-cell table:formula="of:=[.D430]*[.E430]" office:value-type="float" office:value="0.955758170360487">
            <text:p>0.9557581704</text:p>
          </table:table-cell>
          <table:table-cell table:formula="of:=[.D430]*[.F430]" office:value-type="float" office:value="0.147021872921345">
            <text:p>0.1470218729</text:p>
          </table:table-cell>
          <table:table-cell table:formula="of:=[.C430]" office:value-type="float" office:value="0.254776154048755">
            <text:p>0.254776154</text:p>
          </table:table-cell>
        </table:table-row>
        <table:table-row table:style-name="ro1">
          <table:table-cell table:formula="of:=RAND()" office:value-type="float" office:value="0.983001708984375">
            <text:p>0.983001709</text:p>
          </table:table-cell>
          <table:table-cell table:formula="of:=RAND()" office:value-type="float" office:value="0.219268798828125">
            <text:p>0.2192687988</text:p>
          </table:table-cell>
          <table:table-cell table:formula="of:=SQRT(1 - [.A431])" office:value-type="float" office:value="0.130377494283427">
            <text:p>0.1303774943</text:p>
          </table:table-cell>
          <table:table-cell table:formula="of:=SQRT(1 - (1 - [.A431]))" office:value-type="float" office:value="0.991464426484569">
            <text:p>0.9914644265</text:p>
          </table:table-cell>
          <table:table-cell table:formula="of:=COS(2 * PI() * [.B431])" office:value-type="float" office:value="0.1918922164164">
            <text:p>0.1918922164</text:p>
          </table:table-cell>
          <table:table-cell table:formula="of:=SIN(2 * PI() * [.B431])" office:value-type="float" office:value="0.981416006227125">
            <text:p>0.9814160062</text:p>
          </table:table-cell>
          <table:table-cell table:formula="of:=[.D431]*[.E431]" office:value-type="float" office:value="0.190254306296139">
            <text:p>0.1902543063</text:p>
          </table:table-cell>
          <table:table-cell table:formula="of:=[.D431]*[.F431]" office:value-type="float" office:value="0.973039057756753">
            <text:p>0.9730390578</text:p>
          </table:table-cell>
          <table:table-cell table:formula="of:=[.C431]" office:value-type="float" office:value="0.130377494283427">
            <text:p>0.1303774943</text:p>
          </table:table-cell>
        </table:table-row>
        <table:table-row table:style-name="ro1">
          <table:table-cell table:formula="of:=RAND()" office:value-type="float" office:value="0.01153564453125">
            <text:p>0.0115356445</text:p>
          </table:table-cell>
          <table:table-cell table:formula="of:=RAND()" office:value-type="float" office:value="0.525421142578125">
            <text:p>0.5254211426</text:p>
          </table:table-cell>
          <table:table-cell table:formula="of:=SQRT(1 - [.A432])" office:value-type="float" office:value="0.994215447208878">
            <text:p>0.9942154472</text:p>
          </table:table-cell>
          <table:table-cell table:formula="of:=SQRT(1 - (1 - [.A432]))" office:value-type="float" office:value="0.107404117850528">
            <text:p>0.1074041179</text:p>
          </table:table-cell>
          <table:table-cell table:formula="of:=COS(2 * PI() * [.B432])" office:value-type="float" office:value="-0.987270939340435">
            <text:p>-0.9872709393</text:p>
          </table:table-cell>
          <table:table-cell table:formula="of:=SIN(2 * PI() * [.B432])" office:value-type="float" office:value="-0.159047453088235">
            <text:p>-0.1590474531</text:p>
          </table:table-cell>
          <table:table-cell table:formula="of:=[.D432]*[.E432]" office:value-type="float" office:value="-0.106036964319321">
            <text:p>-0.1060369643</text:p>
          </table:table-cell>
          <table:table-cell table:formula="of:=[.D432]*[.F432]" office:value-type="float" office:value="-0.017082351395315">
            <text:p>-0.0170823514</text:p>
          </table:table-cell>
          <table:table-cell table:formula="of:=[.C432]" office:value-type="float" office:value="0.994215447208878">
            <text:p>0.9942154472</text:p>
          </table:table-cell>
        </table:table-row>
        <table:table-row table:style-name="ro1">
          <table:table-cell table:formula="of:=RAND()" office:value-type="float" office:value="0.906768798828125">
            <text:p>0.9067687988</text:p>
          </table:table-cell>
          <table:table-cell table:formula="of:=RAND()" office:value-type="float" office:value="0.493896484375">
            <text:p>0.4938964844</text:p>
          </table:table-cell>
          <table:table-cell table:formula="of:=SQRT(1 - [.A433])" office:value-type="float" office:value="0.305337847591606">
            <text:p>0.3053378476</text:p>
          </table:table-cell>
          <table:table-cell table:formula="of:=SQRT(1 - (1 - [.A433]))" office:value-type="float" office:value="0.952244085740691">
            <text:p>0.9522440857</text:p>
          </table:table-cell>
          <table:table-cell table:formula="of:=COS(2 * PI() * [.B433])" office:value-type="float" office:value="-0.999264747286594">
            <text:p>-0.9992647473</text:p>
          </table:table-cell>
          <table:table-cell table:formula="of:=SIN(2 * PI() * [.B433])" office:value-type="float" office:value="0.0383401203735529">
            <text:p>0.0383401204</text:p>
          </table:table-cell>
          <table:table-cell table:formula="of:=[.D433]*[.E433]" office:value-type="float" office:value="-0.951543945692826">
            <text:p>-0.9515439457</text:p>
          </table:table-cell>
          <table:table-cell table:formula="of:=[.D433]*[.F433]" office:value-type="float" office:value="0.0365091528723019">
            <text:p>0.0365091529</text:p>
          </table:table-cell>
          <table:table-cell table:formula="of:=[.C433]" office:value-type="float" office:value="0.305337847591606">
            <text:p>0.3053378476</text:p>
          </table:table-cell>
        </table:table-row>
        <table:table-row table:style-name="ro1">
          <table:table-cell table:formula="of:=RAND()" office:value-type="float" office:value="0.285888671875">
            <text:p>0.2858886719</text:p>
          </table:table-cell>
          <table:table-cell table:formula="of:=RAND()" office:value-type="float" office:value="0.747589111328125">
            <text:p>0.7475891113</text:p>
          </table:table-cell>
          <table:table-cell table:formula="of:=SQRT(1 - [.A434])" office:value-type="float" office:value="0.845051080186872">
            <text:p>0.8450510802</text:p>
          </table:table-cell>
          <table:table-cell table:formula="of:=SQRT(1 - (1 - [.A434]))" office:value-type="float" office:value="0.534685582258396">
            <text:p>0.5346855823</text:p>
          </table:table-cell>
          <table:table-cell table:formula="of:=COS(2 * PI() * [.B434])" office:value-type="float" office:value="-0.0151474809652813">
            <text:p>-0.015147481</text:p>
          </table:table-cell>
          <table:table-cell table:formula="of:=SIN(2 * PI() * [.B434])" office:value-type="float" office:value="-0.999885270328755">
            <text:p>-0.9998852703</text:p>
          </table:table-cell>
          <table:table-cell table:formula="of:=[.D434]*[.E434]" office:value-type="float" office:value="-0.00809913967966941">
            <text:p>-0.0080991397</text:p>
          </table:table-cell>
          <table:table-cell table:formula="of:=[.D434]*[.F434]" office:value-type="float" office:value="-0.534624237957324">
            <text:p>-0.534624238</text:p>
          </table:table-cell>
          <table:table-cell table:formula="of:=[.C434]" office:value-type="float" office:value="0.845051080186872">
            <text:p>0.8450510802</text:p>
          </table:table-cell>
        </table:table-row>
        <table:table-row table:style-name="ro1">
          <table:table-cell table:formula="of:=RAND()" office:value-type="float" office:value="0.4320068359375">
            <text:p>0.4320068359</text:p>
          </table:table-cell>
          <table:table-cell table:formula="of:=RAND()" office:value-type="float" office:value="0.549560546875">
            <text:p>0.5495605469</text:p>
          </table:table-cell>
          <table:table-cell table:formula="of:=SQRT(1 - [.A435])" office:value-type="float" office:value="0.753653212069384">
            <text:p>0.7536532121</text:p>
          </table:table-cell>
          <table:table-cell table:formula="of:=SQRT(1 - (1 - [.A435]))" office:value-type="float" office:value="0.657272269259475">
            <text:p>0.6572722693</text:p>
          </table:table-cell>
          <table:table-cell table:formula="of:=COS(2 * PI() * [.B435])" office:value-type="float" office:value="-0.951906136807932">
            <text:p>-0.9519061368</text:p>
          </table:table-cell>
          <table:table-cell table:formula="of:=SIN(2 * PI() * [.B435])" office:value-type="float" office:value="-0.306389795370861">
            <text:p>-0.3063897954</text:p>
          </table:table-cell>
          <table:table-cell table:formula="of:=[.D435]*[.E435]" office:value-type="float" office:value="-0.62566150666177">
            <text:p>-0.6256615067</text:p>
          </table:table-cell>
          <table:table-cell table:formula="of:=[.D435]*[.F435]" office:value-type="float" office:value="-0.201381516081352">
            <text:p>-0.2013815161</text:p>
          </table:table-cell>
          <table:table-cell table:formula="of:=[.C435]" office:value-type="float" office:value="0.753653212069384">
            <text:p>0.7536532121</text:p>
          </table:table-cell>
        </table:table-row>
        <table:table-row table:style-name="ro1">
          <table:table-cell table:formula="of:=RAND()" office:value-type="float" office:value="0.209259033203125">
            <text:p>0.2092590332</text:p>
          </table:table-cell>
          <table:table-cell table:formula="of:=RAND()" office:value-type="float" office:value="0.832977294921875">
            <text:p>0.8329772949</text:p>
          </table:table-cell>
          <table:table-cell table:formula="of:=SQRT(1 - [.A436])" office:value-type="float" office:value="0.889236170427674">
            <text:p>0.8892361704</text:p>
          </table:table-cell>
          <table:table-cell table:formula="of:=SQRT(1 - (1 - [.A436]))" office:value-type="float" office:value="0.457448394032731">
            <text:p>0.457448394</text:p>
          </table:table-cell>
          <table:table-cell table:formula="of:=COS(2 * PI() * [.B436])" office:value-type="float" office:value="0.498061403779243">
            <text:p>0.4980614038</text:p>
          </table:table-cell>
          <table:table-cell table:formula="of:=SIN(2 * PI() * [.B436])" office:value-type="float" office:value="-0.867141763534342">
            <text:p>-0.8671417635</text:p>
          </table:table-cell>
          <table:table-cell table:formula="of:=[.D436]*[.E436]" office:value-type="float" office:value="0.227837389288503">
            <text:p>0.2278373893</text:p>
          </table:table-cell>
          <table:table-cell table:formula="of:=[.D436]*[.F436]" office:value-type="float" office:value="-0.396672607127495">
            <text:p>-0.3966726071</text:p>
          </table:table-cell>
          <table:table-cell table:formula="of:=[.C436]" office:value-type="float" office:value="0.889236170427674">
            <text:p>0.8892361704</text:p>
          </table:table-cell>
        </table:table-row>
        <table:table-row table:style-name="ro1">
          <table:table-cell table:formula="of:=RAND()" office:value-type="float" office:value="0.532867431640625">
            <text:p>0.5328674316</text:p>
          </table:table-cell>
          <table:table-cell table:formula="of:=RAND()" office:value-type="float" office:value="0.279510498046875">
            <text:p>0.279510498</text:p>
          </table:table-cell>
          <table:table-cell table:formula="of:=SQRT(1 - [.A437])" office:value-type="float" office:value="0.683470971116824">
            <text:p>0.6834709711</text:p>
          </table:table-cell>
          <table:table-cell table:formula="of:=SQRT(1 - (1 - [.A437]))" office:value-type="float" office:value="0.729977692563701">
            <text:p>0.7299776926</text:p>
          </table:table-cell>
          <table:table-cell table:formula="of:=COS(2 * PI() * [.B437])" office:value-type="float" office:value="-0.184359279491451">
            <text:p>-0.1843592795</text:p>
          </table:table-cell>
          <table:table-cell table:formula="of:=SIN(2 * PI() * [.B437])" office:value-type="float" office:value="0.982858919716046">
            <text:p>0.9828589197</text:p>
          </table:table-cell>
          <table:table-cell table:formula="of:=[.D437]*[.E437]" office:value-type="float" office:value="-0.134578161445875">
            <text:p>-0.1345781614</text:p>
          </table:table-cell>
          <table:table-cell table:formula="of:=[.D437]*[.F437]" office:value-type="float" office:value="0.717465086329971">
            <text:p>0.7174650863</text:p>
          </table:table-cell>
          <table:table-cell table:formula="of:=[.C437]" office:value-type="float" office:value="0.683470971116824">
            <text:p>0.6834709711</text:p>
          </table:table-cell>
        </table:table-row>
        <table:table-row table:style-name="ro1">
          <table:table-cell table:formula="of:=RAND()" office:value-type="float" office:value="0.18927001953125">
            <text:p>0.1892700195</text:p>
          </table:table-cell>
          <table:table-cell table:formula="of:=RAND()" office:value-type="float" office:value="0.455322265625">
            <text:p>0.4553222656</text:p>
          </table:table-cell>
          <table:table-cell table:formula="of:=SQRT(1 - [.A438])" office:value-type="float" office:value="0.900405453375728">
            <text:p>0.9004054534</text:p>
          </table:table-cell>
          <table:table-cell table:formula="of:=SQRT(1 - (1 - [.A438]))" office:value-type="float" office:value="0.435051743510183">
            <text:p>0.4350517435</text:p>
          </table:table-cell>
          <table:table-cell table:formula="of:=COS(2 * PI() * [.B438])" office:value-type="float" office:value="-0.960856633107679">
            <text:p>-0.9608566331</text:p>
          </table:table-cell>
          <table:table-cell table:formula="of:=SIN(2 * PI() * [.B438])" office:value-type="float" office:value="0.2770460803061">
            <text:p>0.2770460803</text:p>
          </table:table-cell>
          <table:table-cell table:formula="of:=[.D438]*[.E438]" office:value-type="float" office:value="-0.41802235349682">
            <text:p>-0.4180223535</text:p>
          </table:table-cell>
          <table:table-cell table:formula="of:=[.D438]*[.F438]" office:value-type="float" office:value="0.120529380269831">
            <text:p>0.1205293803</text:p>
          </table:table-cell>
          <table:table-cell table:formula="of:=[.C438]" office:value-type="float" office:value="0.900405453375728">
            <text:p>0.9004054534</text:p>
          </table:table-cell>
        </table:table-row>
        <table:table-row table:style-name="ro1">
          <table:table-cell table:formula="of:=RAND()" office:value-type="float" office:value="0.058563232421875">
            <text:p>0.0585632324</text:p>
          </table:table-cell>
          <table:table-cell table:formula="of:=RAND()" office:value-type="float" office:value="0.6641845703125">
            <text:p>0.6641845703</text:p>
          </table:table-cell>
          <table:table-cell table:formula="of:=SQRT(1 - [.A439])" office:value-type="float" office:value="0.970276644868939">
            <text:p>0.9702766449</text:p>
          </table:table-cell>
          <table:table-cell table:formula="of:=SQRT(1 - (1 - [.A439]))" office:value-type="float" office:value="0.241998414089587">
            <text:p>0.2419984141</text:p>
          </table:table-cell>
          <table:table-cell table:formula="of:=COS(2 * PI() * [.B439])" office:value-type="float" office:value="-0.513444723436544">
            <text:p>-0.5134447234</text:p>
          </table:table-cell>
          <table:table-cell table:formula="of:=SIN(2 * PI() * [.B439])" office:value-type="float" office:value="-0.858122669538086">
            <text:p>-0.8581226695</text:p>
          </table:table-cell>
          <table:table-cell table:formula="of:=[.D439]*[.E439]" office:value-type="float" office:value="-0.12425280879431">
            <text:p>-0.1242528088</text:p>
          </table:table-cell>
          <table:table-cell table:formula="of:=[.D439]*[.F439]" office:value-type="float" office:value="-0.207664325122539">
            <text:p>-0.2076643251</text:p>
          </table:table-cell>
          <table:table-cell table:formula="of:=[.C439]" office:value-type="float" office:value="0.970276644868939">
            <text:p>0.9702766449</text:p>
          </table:table-cell>
        </table:table-row>
        <table:table-row table:style-name="ro1">
          <table:table-cell table:formula="of:=RAND()" office:value-type="float" office:value="0.274566650390625">
            <text:p>0.2745666504</text:p>
          </table:table-cell>
          <table:table-cell table:formula="of:=RAND()" office:value-type="float" office:value="0.480682373046875">
            <text:p>0.480682373</text:p>
          </table:table-cell>
          <table:table-cell table:formula="of:=SQRT(1 - [.A440])" office:value-type="float" office:value="0.851723751934496">
            <text:p>0.8517237519</text:p>
          </table:table-cell>
          <table:table-cell table:formula="of:=SQRT(1 - (1 - [.A440]))" office:value-type="float" office:value="0.523991078541062">
            <text:p>0.5239910785</text:p>
          </table:table-cell>
          <table:table-cell table:formula="of:=COS(2 * PI() * [.B440])" office:value-type="float" office:value="-0.992642944199929">
            <text:p>-0.9926429442</text:p>
          </table:table-cell>
          <table:table-cell table:formula="of:=SIN(2 * PI() * [.B440])" office:value-type="float" office:value="0.121078426361169">
            <text:p>0.1210784264</text:p>
          </table:table-cell>
          <table:table-cell table:formula="of:=[.D440]*[.E440]" office:value-type="float" office:value="-0.520136046937496">
            <text:p>-0.5201360469</text:p>
          </table:table-cell>
          <table:table-cell table:formula="of:=[.D440]*[.F440]" office:value-type="float" office:value="0.0634440152170433">
            <text:p>0.0634440152</text:p>
          </table:table-cell>
          <table:table-cell table:formula="of:=[.C440]" office:value-type="float" office:value="0.851723751934496">
            <text:p>0.8517237519</text:p>
          </table:table-cell>
        </table:table-row>
        <table:table-row table:style-name="ro1">
          <table:table-cell table:formula="of:=RAND()" office:value-type="float" office:value="0.636962890625">
            <text:p>0.6369628906</text:p>
          </table:table-cell>
          <table:table-cell table:formula="of:=RAND()" office:value-type="float" office:value="0.2464599609375">
            <text:p>0.2464599609</text:p>
          </table:table-cell>
          <table:table-cell table:formula="of:=SQRT(1 - [.A441])" office:value-type="float" office:value="0.602525608895589">
            <text:p>0.6025256089</text:p>
          </table:table-cell>
          <table:table-cell table:formula="of:=SQRT(1 - (1 - [.A441]))" office:value-type="float" office:value="0.798099549320133">
            <text:p>0.7980995493</text:p>
          </table:table-cell>
          <table:table-cell table:formula="of:=COS(2 * PI() * [.B441])" office:value-type="float" office:value="0.0222408874140249">
            <text:p>0.0222408874</text:p>
          </table:table-cell>
          <table:table-cell table:formula="of:=SIN(2 * PI() * [.B441])" office:value-type="float" office:value="0.999752640870249">
            <text:p>0.9997526409</text:p>
          </table:table-cell>
          <table:table-cell table:formula="of:=[.D441]*[.E441]" office:value-type="float" office:value="0.0177504422216131">
            <text:p>0.0177504422</text:p>
          </table:table-cell>
          <table:table-cell table:formula="of:=[.D441]*[.F441]" office:value-type="float" office:value="0.797902132110159">
            <text:p>0.7979021321</text:p>
          </table:table-cell>
          <table:table-cell table:formula="of:=[.C441]" office:value-type="float" office:value="0.602525608895589">
            <text:p>0.6025256089</text:p>
          </table:table-cell>
        </table:table-row>
        <table:table-row table:style-name="ro1">
          <table:table-cell table:formula="of:=RAND()" office:value-type="float" office:value="0.57275390625">
            <text:p>0.5727539063</text:p>
          </table:table-cell>
          <table:table-cell table:formula="of:=RAND()" office:value-type="float" office:value="0.169921875">
            <text:p>0.169921875</text:p>
          </table:table-cell>
          <table:table-cell table:formula="of:=SQRT(1 - [.A442])" office:value-type="float" office:value="0.653640645729747">
            <text:p>0.6536406457</text:p>
          </table:table-cell>
          <table:table-cell table:formula="of:=SQRT(1 - (1 - [.A442]))" office:value-type="float" office:value="0.756805064894521">
            <text:p>0.7568050649</text:p>
          </table:table-cell>
          <table:table-cell table:formula="of:=COS(2 * PI() * [.B442])" office:value-type="float" office:value="0.482183772079123">
            <text:p>0.4821837721</text:p>
          </table:table-cell>
          <table:table-cell table:formula="of:=SIN(2 * PI() * [.B442])" office:value-type="float" office:value="0.876070094195407">
            <text:p>0.8760700942</text:p>
          </table:table-cell>
          <table:table-cell table:formula="of:=[.D442]*[.E442]" office:value-type="float" office:value="0.364919120919425">
            <text:p>0.3649191209</text:p>
          </table:table-cell>
          <table:table-cell table:formula="of:=[.D442]*[.F442]" office:value-type="float" office:value="0.663014284489704">
            <text:p>0.6630142845</text:p>
          </table:table-cell>
          <table:table-cell table:formula="of:=[.C442]" office:value-type="float" office:value="0.653640645729747">
            <text:p>0.6536406457</text:p>
          </table:table-cell>
        </table:table-row>
        <table:table-row table:style-name="ro1">
          <table:table-cell table:formula="of:=RAND()" office:value-type="float" office:value="0.033843994140625">
            <text:p>0.0338439941</text:p>
          </table:table-cell>
          <table:table-cell table:formula="of:=RAND()" office:value-type="float" office:value="0.6370849609375">
            <text:p>0.6370849609</text:p>
          </table:table-cell>
          <table:table-cell table:formula="of:=SQRT(1 - [.A443])" office:value-type="float" office:value="0.982932350601696">
            <text:p>0.9829323506</text:p>
          </table:table-cell>
          <table:table-cell table:formula="of:=SQRT(1 - (1 - [.A443]))" office:value-type="float" office:value="0.183967372489322">
            <text:p>0.1839673725</text:p>
          </table:table-cell>
          <table:table-cell table:formula="of:=COS(2 * PI() * [.B443])" office:value-type="float" office:value="-0.65142879965606">
            <text:p>-0.6514287997</text:p>
          </table:table-cell>
          <table:table-cell table:formula="of:=SIN(2 * PI() * [.B443])" office:value-type="float" office:value="-0.758709772560408">
            <text:p>-0.7587097726</text:p>
          </table:table-cell>
          <table:table-cell table:formula="of:=[.D443]*[.E443]" office:value-type="float" office:value="-0.119841644636598">
            <text:p>-0.1198416446</text:p>
          </table:table-cell>
          <table:table-cell table:formula="of:=[.D443]*[.F443]" office:value-type="float" office:value="-0.139577843339909">
            <text:p>-0.1395778433</text:p>
          </table:table-cell>
          <table:table-cell table:formula="of:=[.C443]" office:value-type="float" office:value="0.982932350601696">
            <text:p>0.9829323506</text:p>
          </table:table-cell>
        </table:table-row>
        <table:table-row table:style-name="ro1">
          <table:table-cell table:formula="of:=RAND()" office:value-type="float" office:value="0.33294677734375">
            <text:p>0.3329467773</text:p>
          </table:table-cell>
          <table:table-cell table:formula="of:=RAND()" office:value-type="float" office:value="0.323272705078125">
            <text:p>0.3232727051</text:p>
          </table:table-cell>
          <table:table-cell table:formula="of:=SQRT(1 - [.A444])" office:value-type="float" office:value="0.816733262856515">
            <text:p>0.8167332629</text:p>
          </table:table-cell>
          <table:table-cell table:formula="of:=SQRT(1 - (1 - [.A444]))" office:value-type="float" office:value="0.577015404771614">
            <text:p>0.5770154048</text:p>
          </table:table-cell>
          <table:table-cell table:formula="of:=COS(2 * PI() * [.B444])" office:value-type="float" office:value="-0.444293935781541">
            <text:p>-0.4442939358</text:p>
          </table:table-cell>
          <table:table-cell table:formula="of:=SIN(2 * PI() * [.B444])" office:value-type="float" office:value="0.895881073930992">
            <text:p>0.8958810739</text:p>
          </table:table-cell>
          <table:table-cell table:formula="of:=[.D444]*[.E444]" office:value-type="float" office:value="-0.256364445192559">
            <text:p>-0.2563644452</text:p>
          </table:table-cell>
          <table:table-cell table:formula="of:=[.D444]*[.F444]" office:value-type="float" office:value="0.51693718050152">
            <text:p>0.5169371805</text:p>
          </table:table-cell>
          <table:table-cell table:formula="of:=[.C444]" office:value-type="float" office:value="0.816733262856515">
            <text:p>0.8167332629</text:p>
          </table:table-cell>
        </table:table-row>
        <table:table-row table:style-name="ro1">
          <table:table-cell table:formula="of:=RAND()" office:value-type="float" office:value="0.42498779296875">
            <text:p>0.424987793</text:p>
          </table:table-cell>
          <table:table-cell table:formula="of:=RAND()" office:value-type="float" office:value="0.100616455078125">
            <text:p>0.1006164551</text:p>
          </table:table-cell>
          <table:table-cell table:formula="of:=SQRT(1 - [.A445])" office:value-type="float" office:value="0.75829559344048">
            <text:p>0.7582955934</text:p>
          </table:table-cell>
          <table:table-cell table:formula="of:=SQRT(1 - (1 - [.A445]))" office:value-type="float" office:value="0.65191087808745">
            <text:p>0.6519108781</text:p>
          </table:table-cell>
          <table:table-cell table:formula="of:=COS(2 * PI() * [.B445])" office:value-type="float" office:value="0.806734261957641">
            <text:p>0.806734262</text:p>
          </table:table-cell>
          <table:table-cell table:formula="of:=SIN(2 * PI() * [.B445])" office:value-type="float" office:value="0.59091440207839">
            <text:p>0.5909144021</text:p>
          </table:table-cell>
          <table:table-cell table:formula="of:=[.D445]*[.E445]" office:value-type="float" office:value="0.525918841096036">
            <text:p>0.5259188411</text:p>
          </table:table-cell>
          <table:table-cell table:formula="of:=[.D445]*[.F445]" office:value-type="float" office:value="0.385223526733443">
            <text:p>0.3852235267</text:p>
          </table:table-cell>
          <table:table-cell table:formula="of:=[.C445]" office:value-type="float" office:value="0.75829559344048">
            <text:p>0.7582955934</text:p>
          </table:table-cell>
        </table:table-row>
        <table:table-row table:style-name="ro1">
          <table:table-cell table:formula="of:=RAND()" office:value-type="float" office:value="0.570953369140625">
            <text:p>0.5709533691</text:p>
          </table:table-cell>
          <table:table-cell table:formula="of:=RAND()" office:value-type="float" office:value="0.463653564453125">
            <text:p>0.4636535645</text:p>
          </table:table-cell>
          <table:table-cell table:formula="of:=SQRT(1 - [.A446])" office:value-type="float" office:value="0.655016511898269">
            <text:p>0.6550165119</text:p>
          </table:table-cell>
          <table:table-cell table:formula="of:=SQRT(1 - (1 - [.A446]))" office:value-type="float" office:value="0.755614563875409">
            <text:p>0.7556145639</text:p>
          </table:table-cell>
          <table:table-cell table:formula="of:=COS(2 * PI() * [.B446])" office:value-type="float" office:value="-0.974036390100183">
            <text:p>-0.9740363901</text:p>
          </table:table-cell>
          <table:table-cell table:formula="of:=SIN(2 * PI() * [.B446])" office:value-type="float" office:value="0.226391498869999">
            <text:p>0.2263914989</text:p>
          </table:table-cell>
          <table:table-cell table:formula="of:=[.D446]*[.E446]" office:value-type="float" office:value="-0.735996082104328">
            <text:p>-0.7359960821</text:p>
          </table:table-cell>
          <table:table-cell table:formula="of:=[.D446]*[.F446]" office:value-type="float" office:value="0.171064713683755">
            <text:p>0.1710647137</text:p>
          </table:table-cell>
          <table:table-cell table:formula="of:=[.C446]" office:value-type="float" office:value="0.655016511898269">
            <text:p>0.6550165119</text:p>
          </table:table-cell>
        </table:table-row>
        <table:table-row table:style-name="ro1">
          <table:table-cell table:formula="of:=RAND()" office:value-type="float" office:value="0.196563720703125">
            <text:p>0.1965637207</text:p>
          </table:table-cell>
          <table:table-cell table:formula="of:=RAND()" office:value-type="float" office:value="0.181488037109375">
            <text:p>0.1814880371</text:p>
          </table:table-cell>
          <table:table-cell table:formula="of:=SQRT(1 - [.A447])" office:value-type="float" office:value="0.8963460711672">
            <text:p>0.8963460712</text:p>
          </table:table-cell>
          <table:table-cell table:formula="of:=SQRT(1 - (1 - [.A447]))" office:value-type="float" office:value="0.443355072941683">
            <text:p>0.4433550729</text:p>
          </table:table-cell>
          <table:table-cell table:formula="of:=COS(2 * PI() * [.B447])" office:value-type="float" office:value="0.417301022464449">
            <text:p>0.4173010225</text:p>
          </table:table-cell>
          <table:table-cell table:formula="of:=SIN(2 * PI() * [.B447])" office:value-type="float" office:value="0.908768318467433">
            <text:p>0.9087683185</text:p>
          </table:table-cell>
          <table:table-cell table:formula="of:=[.D447]*[.E447]" office:value-type="float" office:value="0.185012525253365">
            <text:p>0.1850125253</text:p>
          </table:table-cell>
          <table:table-cell table:formula="of:=[.D447]*[.F447]" office:value-type="float" office:value="0.402907044121219">
            <text:p>0.4029070441</text:p>
          </table:table-cell>
          <table:table-cell table:formula="of:=[.C447]" office:value-type="float" office:value="0.8963460711672">
            <text:p>0.8963460712</text:p>
          </table:table-cell>
        </table:table-row>
        <table:table-row table:style-name="ro1">
          <table:table-cell table:formula="of:=RAND()" office:value-type="float" office:value="0.640350341796875">
            <text:p>0.6403503418</text:p>
          </table:table-cell>
          <table:table-cell table:formula="of:=RAND()" office:value-type="float" office:value="0.4307861328125">
            <text:p>0.4307861328</text:p>
          </table:table-cell>
          <table:table-cell table:formula="of:=SQRT(1 - [.A448])" office:value-type="float" office:value="0.59970797743829">
            <text:p>0.5997079774</text:p>
          </table:table-cell>
          <table:table-cell table:formula="of:=SQRT(1 - (1 - [.A448]))" office:value-type="float" office:value="0.800218933665578">
            <text:p>0.8002189337</text:p>
          </table:table-cell>
          <table:table-cell table:formula="of:=COS(2 * PI() * [.B448])" office:value-type="float" office:value="-0.906919107973678">
            <text:p>-0.906919108</text:p>
          </table:table-cell>
          <table:table-cell table:formula="of:=SIN(2 * PI() * [.B448])" office:value-type="float" office:value="0.42130479654548">
            <text:p>0.4213047965</text:p>
          </table:table-cell>
          <table:table-cell table:formula="of:=[.D448]*[.E448]" office:value-type="float" office:value="-0.725733841503634">
            <text:p>-0.7257338415</text:p>
          </table:table-cell>
          <table:table-cell table:formula="of:=[.D448]*[.F448]" office:value-type="float" office:value="0.337136075039817">
            <text:p>0.337136075</text:p>
          </table:table-cell>
          <table:table-cell table:formula="of:=[.C448]" office:value-type="float" office:value="0.59970797743829">
            <text:p>0.5997079774</text:p>
          </table:table-cell>
        </table:table-row>
        <table:table-row table:style-name="ro1">
          <table:table-cell table:formula="of:=RAND()" office:value-type="float" office:value="0.313385009765625">
            <text:p>0.3133850098</text:p>
          </table:table-cell>
          <table:table-cell table:formula="of:=RAND()" office:value-type="float" office:value="0.50341796875">
            <text:p>0.5034179688</text:p>
          </table:table-cell>
          <table:table-cell table:formula="of:=SQRT(1 - [.A449])" office:value-type="float" office:value="0.828622344759285">
            <text:p>0.8286223448</text:p>
          </table:table-cell>
          <table:table-cell table:formula="of:=SQRT(1 - (1 - [.A449]))" office:value-type="float" office:value="0.559808011523259">
            <text:p>0.5598080115</text:p>
          </table:table-cell>
          <table:table-cell table:formula="of:=COS(2 * PI() * [.B449])" office:value-type="float" office:value="-0.999769405351215">
            <text:p>-0.9997694054</text:p>
          </table:table-cell>
          <table:table-cell table:formula="of:=SIN(2 * PI() * [.B449])" office:value-type="float" office:value="-0.0214740802754694">
            <text:p>-0.0214740803</text:p>
          </table:table-cell>
          <table:table-cell table:formula="of:=[.D449]*[.E449]" office:value-type="float" office:value="-0.559678922791455">
            <text:p>-0.5596789228</text:p>
          </table:table-cell>
          <table:table-cell table:formula="of:=[.D449]*[.F449]" office:value-type="float" office:value="-0.0120213621783014">
            <text:p>-0.0120213622</text:p>
          </table:table-cell>
          <table:table-cell table:formula="of:=[.C449]" office:value-type="float" office:value="0.828622344759285">
            <text:p>0.8286223448</text:p>
          </table:table-cell>
        </table:table-row>
        <table:table-row table:style-name="ro1">
          <table:table-cell table:formula="of:=RAND()" office:value-type="float" office:value="0.882293701171875">
            <text:p>0.8822937012</text:p>
          </table:table-cell>
          <table:table-cell table:formula="of:=RAND()" office:value-type="float" office:value="0.237335205078125">
            <text:p>0.2373352051</text:p>
          </table:table-cell>
          <table:table-cell table:formula="of:=SQRT(1 - [.A450])" office:value-type="float" office:value="0.343083515821039">
            <text:p>0.3430835158</text:p>
          </table:table-cell>
          <table:table-cell table:formula="of:=SQRT(1 - (1 - [.A450]))" office:value-type="float" office:value="0.939304903198038">
            <text:p>0.9393049032</text:p>
          </table:table-cell>
          <table:table-cell table:formula="of:=COS(2 * PI() * [.B450])" office:value-type="float" office:value="0.0794912986092429">
            <text:p>0.0794912986</text:p>
          </table:table-cell>
          <table:table-cell table:formula="of:=SIN(2 * PI() * [.B450])" office:value-type="float" office:value="0.996835559882078">
            <text:p>0.9968355599</text:p>
          </table:table-cell>
          <table:table-cell table:formula="of:=[.D450]*[.E450]" office:value-type="float" office:value="0.0746665665452412">
            <text:p>0.0746665665</text:p>
          </table:table-cell>
          <table:table-cell table:formula="of:=[.D450]*[.F450]" office:value-type="float" office:value="0.936332529079397">
            <text:p>0.9363325291</text:p>
          </table:table-cell>
          <table:table-cell table:formula="of:=[.C450]" office:value-type="float" office:value="0.343083515821039">
            <text:p>0.3430835158</text:p>
          </table:table-cell>
        </table:table-row>
        <table:table-row table:style-name="ro1">
          <table:table-cell table:formula="of:=RAND()" office:value-type="float" office:value="0.10821533203125">
            <text:p>0.108215332</text:p>
          </table:table-cell>
          <table:table-cell table:formula="of:=RAND()" office:value-type="float" office:value="0.439300537109375">
            <text:p>0.4393005371</text:p>
          </table:table-cell>
          <table:table-cell table:formula="of:=SQRT(1 - [.A451])" office:value-type="float" office:value="0.944343511635861">
            <text:p>0.9443435116</text:p>
          </table:table-cell>
          <table:table-cell table:formula="of:=SQRT(1 - (1 - [.A451]))" office:value-type="float" office:value="0.328960988616052">
            <text:p>0.3289609886</text:p>
          </table:table-cell>
          <table:table-cell table:formula="of:=COS(2 * PI() * [.B451])" office:value-type="float" office:value="-0.928149657895271">
            <text:p>-0.9281496579</text:p>
          </table:table-cell>
          <table:table-cell table:formula="of:=SIN(2 * PI() * [.B451])" office:value-type="float" office:value="0.372207217217629">
            <text:p>0.3722072172</text:p>
          </table:table-cell>
          <table:table-cell table:formula="of:=[.D451]*[.E451]" office:value-type="float" office:value="-0.305325029044878">
            <text:p>-0.305325029</text:p>
          </table:table-cell>
          <table:table-cell table:formula="of:=[.D451]*[.F451]" office:value-type="float" office:value="0.122441654145941">
            <text:p>0.1224416541</text:p>
          </table:table-cell>
          <table:table-cell table:formula="of:=[.C451]" office:value-type="float" office:value="0.944343511635861">
            <text:p>0.9443435116</text:p>
          </table:table-cell>
        </table:table-row>
        <table:table-row table:style-name="ro1">
          <table:table-cell table:formula="of:=RAND()" office:value-type="float" office:value="0.042022705078125">
            <text:p>0.0420227051</text:p>
          </table:table-cell>
          <table:table-cell table:formula="of:=RAND()" office:value-type="float" office:value="0.344512939453125">
            <text:p>0.3445129395</text:p>
          </table:table-cell>
          <table:table-cell table:formula="of:=SQRT(1 - [.A452])" office:value-type="float" office:value="0.978763145465681">
            <text:p>0.9787631455</text:p>
          </table:table-cell>
          <table:table-cell table:formula="of:=SQRT(1 - (1 - [.A452]))" office:value-type="float" office:value="0.204994402553155">
            <text:p>0.2049944026</text:p>
          </table:table-cell>
          <table:table-cell table:formula="of:=COS(2 * PI() * [.B452])" office:value-type="float" office:value="-0.559549641947946">
            <text:p>-0.5595496419</text:p>
          </table:table-cell>
          <table:table-cell table:formula="of:=SIN(2 * PI() * [.B452])" office:value-type="float" office:value="0.828796837708691">
            <text:p>0.8287968377</text:p>
          </table:table-cell>
          <table:table-cell table:formula="of:=[.D452]*[.E452]" office:value-type="float" office:value="-0.114704544549951">
            <text:p>-0.1147045445</text:p>
          </table:table-cell>
          <table:table-cell table:formula="of:=[.D452]*[.F452]" office:value-type="float" office:value="0.169898712584037">
            <text:p>0.1698987126</text:p>
          </table:table-cell>
          <table:table-cell table:formula="of:=[.C452]" office:value-type="float" office:value="0.978763145465681">
            <text:p>0.9787631455</text:p>
          </table:table-cell>
        </table:table-row>
        <table:table-row table:style-name="ro1">
          <table:table-cell table:formula="of:=RAND()" office:value-type="float" office:value="0.676788330078125">
            <text:p>0.6767883301</text:p>
          </table:table-cell>
          <table:table-cell table:formula="of:=RAND()" office:value-type="float" office:value="0.42913818359375">
            <text:p>0.4291381836</text:p>
          </table:table-cell>
          <table:table-cell table:formula="of:=SQRT(1 - [.A453])" office:value-type="float" office:value="0.568517079709902">
            <text:p>0.5685170797</text:p>
          </table:table-cell>
          <table:table-cell table:formula="of:=SQRT(1 - (1 - [.A453]))" office:value-type="float" office:value="0.822671459379821">
            <text:p>0.8226714594</text:p>
          </table:table-cell>
          <table:table-cell table:formula="of:=COS(2 * PI() * [.B453])" office:value-type="float" office:value="-0.902508223725146">
            <text:p>-0.9025082237</text:p>
          </table:table-cell>
          <table:table-cell table:formula="of:=SIN(2 * PI() * [.B453])" office:value-type="float" office:value="0.430672620569827">
            <text:p>0.4306726206</text:p>
          </table:table-cell>
          <table:table-cell table:formula="of:=[.D453]*[.E453]" office:value-type="float" office:value="-0.742467757514256">
            <text:p>-0.7424677575</text:p>
          </table:table-cell>
          <table:table-cell table:formula="of:=[.D453]*[.F453]" office:value-type="float" office:value="0.354302073279112">
            <text:p>0.3543020733</text:p>
          </table:table-cell>
          <table:table-cell table:formula="of:=[.C453]" office:value-type="float" office:value="0.568517079709902">
            <text:p>0.5685170797</text:p>
          </table:table-cell>
        </table:table-row>
        <table:table-row table:style-name="ro1">
          <table:table-cell table:formula="of:=RAND()" office:value-type="float" office:value="0.15093994140625">
            <text:p>0.1509399414</text:p>
          </table:table-cell>
          <table:table-cell table:formula="of:=RAND()" office:value-type="float" office:value="0.273956298828125">
            <text:p>0.2739562988</text:p>
          </table:table-cell>
          <table:table-cell table:formula="of:=SQRT(1 - [.A454])" office:value-type="float" office:value="0.921444549928942">
            <text:p>0.9214445499</text:p>
          </table:table-cell>
          <table:table-cell table:formula="of:=SQRT(1 - (1 - [.A454]))" office:value-type="float" office:value="0.388509898723636">
            <text:p>0.3885098987</text:p>
          </table:table-cell>
          <table:table-cell table:formula="of:=COS(2 * PI() * [.B454])" office:value-type="float" office:value="-0.149954116932957">
            <text:p>-0.1499541169</text:p>
          </table:table-cell>
          <table:table-cell table:formula="of:=SIN(2 * PI() * [.B454])" office:value-type="float" office:value="0.988692956794402">
            <text:p>0.9886929568</text:p>
          </table:table-cell>
          <table:table-cell table:formula="of:=[.D454]*[.E454]" office:value-type="float" office:value="-0.0582586587828154">
            <text:p>-0.0582586588</text:p>
          </table:table-cell>
          <table:table-cell table:formula="of:=[.D454]*[.F454]" office:value-type="float" office:value="0.384117000512965">
            <text:p>0.3841170005</text:p>
          </table:table-cell>
          <table:table-cell table:formula="of:=[.C454]" office:value-type="float" office:value="0.921444549928942">
            <text:p>0.9214445499</text:p>
          </table:table-cell>
        </table:table-row>
        <table:table-row table:style-name="ro1">
          <table:table-cell table:formula="of:=RAND()" office:value-type="float" office:value="0.032196044921875">
            <text:p>0.0321960449</text:p>
          </table:table-cell>
          <table:table-cell table:formula="of:=RAND()" office:value-type="float" office:value="0.444915771484375">
            <text:p>0.4449157715</text:p>
          </table:table-cell>
          <table:table-cell table:formula="of:=SQRT(1 - [.A455])" office:value-type="float" office:value="0.983770275561386">
            <text:p>0.9837702756</text:p>
          </table:table-cell>
          <table:table-cell table:formula="of:=SQRT(1 - (1 - [.A455]))" office:value-type="float" office:value="0.179432563716498">
            <text:p>0.1794325637</text:p>
          </table:table-cell>
          <table:table-cell table:formula="of:=COS(2 * PI() * [.B455])" office:value-type="float" office:value="-0.940701369178572">
            <text:p>-0.9407013692</text:p>
          </table:table-cell>
          <table:table-cell table:formula="of:=SIN(2 * PI() * [.B455])" office:value-type="float" office:value="0.339235808878662">
            <text:p>0.3392358089</text:p>
          </table:table-cell>
          <table:table-cell table:formula="of:=[.D455]*[.E455]" office:value-type="float" office:value="-0.168792458363331">
            <text:p>-0.1687924584</text:p>
          </table:table-cell>
          <table:table-cell table:formula="of:=[.D455]*[.F455]" office:value-type="float" office:value="0.0608699508915382">
            <text:p>0.0608699509</text:p>
          </table:table-cell>
          <table:table-cell table:formula="of:=[.C455]" office:value-type="float" office:value="0.983770275561386">
            <text:p>0.9837702756</text:p>
          </table:table-cell>
        </table:table-row>
        <table:table-row table:style-name="ro1">
          <table:table-cell table:formula="of:=RAND()" office:value-type="float" office:value="0.66046142578125">
            <text:p>0.6604614258</text:p>
          </table:table-cell>
          <table:table-cell table:formula="of:=RAND()" office:value-type="float" office:value="0.31158447265625">
            <text:p>0.3115844727</text:p>
          </table:table-cell>
          <table:table-cell table:formula="of:=SQRT(1 - [.A456])" office:value-type="float" office:value="0.582699385806052">
            <text:p>0.5826993858</text:p>
          </table:table-cell>
          <table:table-cell table:formula="of:=SQRT(1 - (1 - [.A456]))" office:value-type="float" office:value="0.812687778781772">
            <text:p>0.8126877788</text:p>
          </table:table-cell>
          <table:table-cell table:formula="of:=COS(2 * PI() * [.B456])" office:value-type="float" office:value="-0.377362579663988">
            <text:p>-0.3773625797</text:p>
          </table:table-cell>
          <table:table-cell table:formula="of:=SIN(2 * PI() * [.B456])" office:value-type="float" office:value="0.926065593502609">
            <text:p>0.9260655935</text:p>
          </table:table-cell>
          <table:table-cell table:formula="of:=[.D456]*[.E456]" office:value-type="float" office:value="-0.306677956662486">
            <text:p>-0.3066779567</text:p>
          </table:table-cell>
          <table:table-cell table:formula="of:=[.D456]*[.F456]" office:value-type="float" office:value="0.752602190189859">
            <text:p>0.7526021902</text:p>
          </table:table-cell>
          <table:table-cell table:formula="of:=[.C456]" office:value-type="float" office:value="0.582699385806052">
            <text:p>0.5826993858</text:p>
          </table:table-cell>
        </table:table-row>
        <table:table-row table:style-name="ro1">
          <table:table-cell table:formula="of:=RAND()" office:value-type="float" office:value="0.91021728515625">
            <text:p>0.9102172852</text:p>
          </table:table-cell>
          <table:table-cell table:formula="of:=RAND()" office:value-type="float" office:value="0.586151123046875">
            <text:p>0.586151123</text:p>
          </table:table-cell>
          <table:table-cell table:formula="of:=SQRT(1 - [.A457])" office:value-type="float" office:value="0.299637639230705">
            <text:p>0.2996376392</text:p>
          </table:table-cell>
          <table:table-cell table:formula="of:=SQRT(1 - (1 - [.A457]))" office:value-type="float" office:value="0.954053082986607">
            <text:p>0.954053083</text:p>
          </table:table-cell>
          <table:table-cell table:formula="of:=COS(2 * PI() * [.B457])" office:value-type="float" office:value="-0.857037791803952">
            <text:p>-0.8570377918</text:p>
          </table:table-cell>
          <table:table-cell table:formula="of:=SIN(2 * PI() * [.B457])" office:value-type="float" office:value="-0.51525355255428">
            <text:p>-0.5152535526</text:p>
          </table:table-cell>
          <table:table-cell table:formula="of:=[.D457]*[.E457]" office:value-type="float" office:value="-0.817659547506594">
            <text:p>-0.8176595475</text:p>
          </table:table-cell>
          <table:table-cell table:formula="of:=[.D457]*[.F457]" office:value-type="float" office:value="-0.491579240334213">
            <text:p>-0.4915792403</text:p>
          </table:table-cell>
          <table:table-cell table:formula="of:=[.C457]" office:value-type="float" office:value="0.299637639230705">
            <text:p>0.2996376392</text:p>
          </table:table-cell>
        </table:table-row>
        <table:table-row table:style-name="ro1">
          <table:table-cell table:formula="of:=RAND()" office:value-type="float" office:value="0.405303955078125">
            <text:p>0.4053039551</text:p>
          </table:table-cell>
          <table:table-cell table:formula="of:=RAND()" office:value-type="float" office:value="0.59918212890625">
            <text:p>0.5991821289</text:p>
          </table:table-cell>
          <table:table-cell table:formula="of:=SQRT(1 - [.A458])" office:value-type="float" office:value="0.771165381044737">
            <text:p>0.771165381</text:p>
          </table:table-cell>
          <table:table-cell table:formula="of:=SQRT(1 - (1 - [.A458]))" office:value-type="float" office:value="0.636634867940898">
            <text:p>0.6366348679</text:p>
          </table:table-cell>
          <table:table-cell table:formula="of:=COS(2 * PI() * [.B458])" office:value-type="float" office:value="-0.81202683079567">
            <text:p>-0.8120268308</text:p>
          </table:table-cell>
          <table:table-cell table:formula="of:=SIN(2 * PI() * [.B458])" office:value-type="float" office:value="-0.583620104235573">
            <text:p>-0.5836201042</text:p>
          </table:table-cell>
          <table:table-cell table:formula="of:=[.D458]*[.E458]" office:value-type="float" office:value="-0.516964594188067">
            <text:p>-0.5169645942</text:p>
          </table:table-cell>
          <table:table-cell table:formula="of:=[.D458]*[.F458]" office:value-type="float" office:value="-0.371552907987667">
            <text:p>-0.371552908</text:p>
          </table:table-cell>
          <table:table-cell table:formula="of:=[.C458]" office:value-type="float" office:value="0.771165381044737">
            <text:p>0.771165381</text:p>
          </table:table-cell>
        </table:table-row>
        <table:table-row table:style-name="ro1">
          <table:table-cell table:formula="of:=RAND()" office:value-type="float" office:value="0.743011474609375">
            <text:p>0.7430114746</text:p>
          </table:table-cell>
          <table:table-cell table:formula="of:=RAND()" office:value-type="float" office:value="0.168548583984375">
            <text:p>0.168548584</text:p>
          </table:table-cell>
          <table:table-cell table:formula="of:=SQRT(1 - [.A459])" office:value-type="float" office:value="0.506940356837592">
            <text:p>0.5069403568</text:p>
          </table:table-cell>
          <table:table-cell table:formula="of:=SQRT(1 - (1 - [.A459]))" office:value-type="float" office:value="0.861981133557675">
            <text:p>0.8619811336</text:p>
          </table:table-cell>
          <table:table-cell table:formula="of:=COS(2 * PI() * [.B459])" office:value-type="float" office:value="0.489725023412771">
            <text:p>0.4897250234</text:p>
          </table:table-cell>
          <table:table-cell table:formula="of:=SIN(2 * PI() * [.B459])" office:value-type="float" office:value="0.871876941685787">
            <text:p>0.8718769417</text:p>
          </table:table-cell>
          <table:table-cell table:formula="of:=[.D459]*[.E459]" office:value-type="float" office:value="0.422133730812899">
            <text:p>0.4221337308</text:p>
          </table:table-cell>
          <table:table-cell table:formula="of:=[.D459]*[.F459]" office:value-type="float" office:value="0.751541474517114">
            <text:p>0.7515414745</text:p>
          </table:table-cell>
          <table:table-cell table:formula="of:=[.C459]" office:value-type="float" office:value="0.506940356837592">
            <text:p>0.5069403568</text:p>
          </table:table-cell>
        </table:table-row>
        <table:table-row table:style-name="ro1">
          <table:table-cell table:formula="of:=RAND()" office:value-type="float" office:value="0.09246826171875">
            <text:p>0.0924682617</text:p>
          </table:table-cell>
          <table:table-cell table:formula="of:=RAND()" office:value-type="float" office:value="0.77911376953125">
            <text:p>0.7791137695</text:p>
          </table:table-cell>
          <table:table-cell table:formula="of:=SQRT(1 - [.A460])" office:value-type="float" office:value="0.952644602294712">
            <text:p>0.9526446023</text:p>
          </table:table-cell>
          <table:table-cell table:formula="of:=SQRT(1 - (1 - [.A460]))" office:value-type="float" office:value="0.304085944625446">
            <text:p>0.3040859446</text:p>
          </table:table-cell>
          <table:table-cell table:formula="of:=COS(2 * PI() * [.B460])" office:value-type="float" office:value="0.181908718369666">
            <text:p>0.1819087184</text:p>
          </table:table-cell>
          <table:table-cell table:formula="of:=SIN(2 * PI() * [.B460])" office:value-type="float" office:value="-0.983315421510873">
            <text:p>-0.9833154215</text:p>
          </table:table-cell>
          <table:table-cell table:formula="of:=[.D460]*[.E460]" office:value-type="float" office:value="0.0553158844610441">
            <text:p>0.0553158845</text:p>
          </table:table-cell>
          <table:table-cell table:formula="of:=[.D460]*[.F460]" office:value-type="float" office:value="-0.299012398814903">
            <text:p>-0.2990123988</text:p>
          </table:table-cell>
          <table:table-cell table:formula="of:=[.C460]" office:value-type="float" office:value="0.952644602294712">
            <text:p>0.9526446023</text:p>
          </table:table-cell>
        </table:table-row>
        <table:table-row table:style-name="ro1">
          <table:table-cell table:formula="of:=RAND()" office:value-type="float" office:value="0.9617919921875">
            <text:p>0.9617919922</text:p>
          </table:table-cell>
          <table:table-cell table:formula="of:=RAND()" office:value-type="float" office:value="0.0592041015625">
            <text:p>0.0592041016</text:p>
          </table:table-cell>
          <table:table-cell table:formula="of:=SQRT(1 - [.A461])" office:value-type="float" office:value="0.19546868754995">
            <text:p>0.1954686875</text:p>
          </table:table-cell>
          <table:table-cell table:formula="of:=SQRT(1 - (1 - [.A461]))" office:value-type="float" office:value="0.980709942943121">
            <text:p>0.9807099429</text:p>
          </table:table-cell>
          <table:table-cell table:formula="of:=COS(2 * PI() * [.B461])" office:value-type="float" office:value="0.931605761351258">
            <text:p>0.9316057614</text:p>
          </table:table-cell>
          <table:table-cell table:formula="of:=SIN(2 * PI() * [.B461])" office:value-type="float" office:value="0.363470363877364">
            <text:p>0.3634703639</text:p>
          </table:table-cell>
          <table:table-cell table:formula="of:=[.D461]*[.E461]" office:value-type="float" office:value="0.913635033060275">
            <text:p>0.9136350331</text:p>
          </table:table-cell>
          <table:table-cell table:formula="of:=[.D461]*[.F461]" office:value-type="float" office:value="0.356458999819685">
            <text:p>0.3564589998</text:p>
          </table:table-cell>
          <table:table-cell table:formula="of:=[.C461]" office:value-type="float" office:value="0.19546868754995">
            <text:p>0.1954686875</text:p>
          </table:table-cell>
        </table:table-row>
        <table:table-row table:style-name="ro1">
          <table:table-cell table:formula="of:=RAND()" office:value-type="float" office:value="0.084686279296875">
            <text:p>0.0846862793</text:p>
          </table:table-cell>
          <table:table-cell table:formula="of:=RAND()" office:value-type="float" office:value="0.179779052734375">
            <text:p>0.1797790527</text:p>
          </table:table-cell>
          <table:table-cell table:formula="of:=SQRT(1 - [.A462])" office:value-type="float" office:value="0.956720293870223">
            <text:p>0.9567202939</text:p>
          </table:table-cell>
          <table:table-cell table:formula="of:=SQRT(1 - (1 - [.A462]))" office:value-type="float" office:value="0.291009070815456">
            <text:p>0.2910090708</text:p>
          </table:table-cell>
          <table:table-cell table:formula="of:=COS(2 * PI() * [.B462])" office:value-type="float" office:value="0.42703500939102">
            <text:p>0.4270350094</text:p>
          </table:table-cell>
          <table:table-cell table:formula="of:=SIN(2 * PI() * [.B462])" office:value-type="float" office:value="0.90423509153008">
            <text:p>0.9042350915</text:p>
          </table:table-cell>
          <table:table-cell table:formula="of:=[.D462]*[.E462]" office:value-type="float" office:value="0.12427106128855">
            <text:p>0.1242710613</text:p>
          </table:table-cell>
          <table:table-cell table:formula="of:=[.D462]*[.F462]" office:value-type="float" office:value="0.263140613784897">
            <text:p>0.2631406138</text:p>
          </table:table-cell>
          <table:table-cell table:formula="of:=[.C462]" office:value-type="float" office:value="0.956720293870223">
            <text:p>0.9567202939</text:p>
          </table:table-cell>
        </table:table-row>
        <table:table-row table:style-name="ro1">
          <table:table-cell table:formula="of:=RAND()" office:value-type="float" office:value="0.57183837890625">
            <text:p>0.5718383789</text:p>
          </table:table-cell>
          <table:table-cell table:formula="of:=RAND()" office:value-type="float" office:value="0.5462646484375">
            <text:p>0.5462646484</text:p>
          </table:table-cell>
          <table:table-cell table:formula="of:=SQRT(1 - [.A463])" office:value-type="float" office:value="0.654340600218074">
            <text:p>0.6543406002</text:p>
          </table:table-cell>
          <table:table-cell table:formula="of:=SQRT(1 - (1 - [.A463]))" office:value-type="float" office:value="0.756199959604766">
            <text:p>0.7561999596</text:p>
          </table:table-cell>
          <table:table-cell table:formula="of:=COS(2 * PI() * [.B463])" office:value-type="float" office:value="-0.958046524014819">
            <text:p>-0.958046524</text:p>
          </table:table-cell>
          <table:table-cell table:formula="of:=SIN(2 * PI() * [.B463])" office:value-type="float" office:value="-0.286612731439348">
            <text:p>-0.2866127314</text:p>
          </table:table-cell>
          <table:table-cell table:formula="of:=[.D463]*[.E463]" office:value-type="float" office:value="-0.724474742759492">
            <text:p>-0.7244747428</text:p>
          </table:table-cell>
          <table:table-cell table:formula="of:=[.D463]*[.F463]" office:value-type="float" office:value="-0.216736535936646">
            <text:p>-0.2167365359</text:p>
          </table:table-cell>
          <table:table-cell table:formula="of:=[.C463]" office:value-type="float" office:value="0.654340600218074">
            <text:p>0.6543406002</text:p>
          </table:table-cell>
        </table:table-row>
        <table:table-row table:style-name="ro1">
          <table:table-cell table:formula="of:=RAND()" office:value-type="float" office:value="0.8978271484375">
            <text:p>0.8978271484</text:p>
          </table:table-cell>
          <table:table-cell table:formula="of:=RAND()" office:value-type="float" office:value="0.92962646484375">
            <text:p>0.9296264648</text:p>
          </table:table-cell>
          <table:table-cell table:formula="of:=SQRT(1 - [.A464])" office:value-type="float" office:value="0.319644883523106">
            <text:p>0.3196448835</text:p>
          </table:table-cell>
          <table:table-cell table:formula="of:=SQRT(1 - (1 - [.A464]))" office:value-type="float" office:value="0.94753741268485">
            <text:p>0.9475374127</text:p>
          </table:table-cell>
          <table:table-cell table:formula="of:=COS(2 * PI() * [.B464])" office:value-type="float" office:value="0.903825261328488">
            <text:p>0.9038252613</text:p>
          </table:table-cell>
          <table:table-cell table:formula="of:=SIN(2 * PI() * [.B464])" office:value-type="float" office:value="-0.427901737533854">
            <text:p>-0.4279017375</text:p>
          </table:table-cell>
          <table:table-cell table:formula="of:=[.D464]*[.E464]" office:value-type="float" office:value="0.856408249638404">
            <text:p>0.8564082496</text:p>
          </table:table-cell>
          <table:table-cell table:formula="of:=[.D464]*[.F464]" office:value-type="float" office:value="-0.40545290526618">
            <text:p>-0.4054529053</text:p>
          </table:table-cell>
          <table:table-cell table:formula="of:=[.C464]" office:value-type="float" office:value="0.319644883523106">
            <text:p>0.3196448835</text:p>
          </table:table-cell>
        </table:table-row>
        <table:table-row table:style-name="ro1">
          <table:table-cell table:formula="of:=RAND()" office:value-type="float" office:value="0.99261474609375">
            <text:p>0.9926147461</text:p>
          </table:table-cell>
          <table:table-cell table:formula="of:=RAND()" office:value-type="float" office:value="0.8287353515625">
            <text:p>0.8287353516</text:p>
          </table:table-cell>
          <table:table-cell table:formula="of:=SQRT(1 - [.A465])" office:value-type="float" office:value="0.0859375">
            <text:p>0.0859375</text:p>
          </table:table-cell>
          <table:table-cell table:formula="of:=SQRT(1 - (1 - [.A465]))" office:value-type="float" office:value="0.996300530007763">
            <text:p>0.99630053</text:p>
          </table:table-cell>
          <table:table-cell table:formula="of:=COS(2 * PI() * [.B465])" office:value-type="float" office:value="0.474775387847917">
            <text:p>0.4747753878</text:p>
          </table:table-cell>
          <table:table-cell table:formula="of:=SIN(2 * PI() * [.B465])" office:value-type="float" office:value="-0.88010699979824">
            <text:p>-0.8801069998</text:p>
          </table:table-cell>
          <table:table-cell table:formula="of:=[.D465]*[.E465]" office:value-type="float" office:value="0.473018970547521">
            <text:p>0.4730189705</text:p>
          </table:table-cell>
          <table:table-cell table:formula="of:=[.D465]*[.F465]" office:value-type="float" office:value="-0.876851070362529">
            <text:p>-0.8768510704</text:p>
          </table:table-cell>
          <table:table-cell table:formula="of:=[.C465]" office:value-type="float" office:value="0.0859375">
            <text:p>0.0859375</text:p>
          </table:table-cell>
        </table:table-row>
        <table:table-row table:style-name="ro1">
          <table:table-cell table:formula="of:=RAND()" office:value-type="float" office:value="0.68475341796875">
            <text:p>0.684753418</text:p>
          </table:table-cell>
          <table:table-cell table:formula="of:=RAND()" office:value-type="float" office:value="0.991180419921875">
            <text:p>0.9911804199</text:p>
          </table:table-cell>
          <table:table-cell table:formula="of:=SQRT(1 - [.A466])" office:value-type="float" office:value="0.561468237775967">
            <text:p>0.5614682378</text:p>
          </table:table-cell>
          <table:table-cell table:formula="of:=SQRT(1 - (1 - [.A466]))" office:value-type="float" office:value="0.827498288801101">
            <text:p>0.8274982888</text:p>
          </table:table-cell>
          <table:table-cell table:formula="of:=COS(2 * PI() * [.B466])" office:value-type="float" office:value="0.998464978662261">
            <text:p>0.9984649787</text:p>
          </table:table-cell>
          <table:table-cell table:formula="of:=SIN(2 * PI() * [.B466])" office:value-type="float" office:value="-0.055386698628553">
            <text:p>-0.0553866986</text:p>
          </table:table-cell>
          <table:table-cell table:formula="of:=[.D466]*[.E466]" office:value-type="float" office:value="0.826228061270849">
            <text:p>0.8262280613</text:p>
          </table:table-cell>
          <table:table-cell table:formula="of:=[.D466]*[.F466]" office:value-type="float" office:value="-0.0458323983374699">
            <text:p>-0.0458323983</text:p>
          </table:table-cell>
          <table:table-cell table:formula="of:=[.C466]" office:value-type="float" office:value="0.561468237775967">
            <text:p>0.5614682378</text:p>
          </table:table-cell>
        </table:table-row>
        <table:table-row table:style-name="ro1">
          <table:table-cell table:formula="of:=RAND()" office:value-type="float" office:value="0.59454345703125">
            <text:p>0.594543457</text:p>
          </table:table-cell>
          <table:table-cell table:formula="of:=RAND()" office:value-type="float" office:value="0.40252685546875">
            <text:p>0.4025268555</text:p>
          </table:table-cell>
          <table:table-cell table:formula="of:=SQRT(1 - [.A467])" office:value-type="float" office:value="0.636754696071219">
            <text:p>0.6367546961</text:p>
          </table:table-cell>
          <table:table-cell table:formula="of:=SQRT(1 - (1 - [.A467]))" office:value-type="float" office:value="0.771066441385728">
            <text:p>0.7710664414</text:p>
          </table:table-cell>
          <table:table-cell table:formula="of:=COS(2 * PI() * [.B467])" office:value-type="float" office:value="-0.818246730948242">
            <text:p>-0.8182467309</text:p>
          </table:table-cell>
          <table:table-cell table:formula="of:=SIN(2 * PI() * [.B467])" office:value-type="float" office:value="0.574867191003727">
            <text:p>0.574867191</text:p>
          </table:table-cell>
          <table:table-cell table:formula="of:=[.D467]*[.E467]" office:value-type="float" office:value="-0.630922595007766">
            <text:p>-0.630922595</text:p>
          </table:table-cell>
          <table:table-cell table:formula="of:=[.D467]*[.F467]" office:value-type="float" office:value="0.443260799236653">
            <text:p>0.4432607992</text:p>
          </table:table-cell>
          <table:table-cell table:formula="of:=[.C467]" office:value-type="float" office:value="0.636754696071219">
            <text:p>0.6367546961</text:p>
          </table:table-cell>
        </table:table-row>
        <table:table-row table:style-name="ro1">
          <table:table-cell table:formula="of:=RAND()" office:value-type="float" office:value="0.659820556640625">
            <text:p>0.6598205566</text:p>
          </table:table-cell>
          <table:table-cell table:formula="of:=RAND()" office:value-type="float" office:value="0.538482666015625">
            <text:p>0.538482666</text:p>
          </table:table-cell>
          <table:table-cell table:formula="of:=SQRT(1 - [.A468])" office:value-type="float" office:value="0.583249040598761">
            <text:p>0.5832490406</text:p>
          </table:table-cell>
          <table:table-cell table:formula="of:=SQRT(1 - (1 - [.A468]))" office:value-type="float" office:value="0.812293393202619">
            <text:p>0.8122933932</text:p>
          </table:table-cell>
          <table:table-cell table:formula="of:=COS(2 * PI() * [.B468])" office:value-type="float" office:value="-0.970910040114567">
            <text:p>-0.9709100401</text:p>
          </table:table-cell>
          <table:table-cell table:formula="of:=SIN(2 * PI() * [.B468])" office:value-type="float" office:value="-0.239444553090542">
            <text:p>-0.2394445531</text:p>
          </table:table-cell>
          <table:table-cell table:formula="of:=[.D468]*[.E468]" office:value-type="float" office:value="-0.788663810979153">
            <text:p>-0.788663811</text:p>
          </table:table-cell>
          <table:table-cell table:formula="of:=[.D468]*[.F468]" office:value-type="float" office:value="-0.194499228513801">
            <text:p>-0.1944992285</text:p>
          </table:table-cell>
          <table:table-cell table:formula="of:=[.C468]" office:value-type="float" office:value="0.583249040598761">
            <text:p>0.5832490406</text:p>
          </table:table-cell>
        </table:table-row>
        <table:table-row table:style-name="ro1">
          <table:table-cell table:formula="of:=RAND()" office:value-type="float" office:value="0.319732666015625">
            <text:p>0.319732666</text:p>
          </table:table-cell>
          <table:table-cell table:formula="of:=RAND()" office:value-type="float" office:value="0.32305908203125">
            <text:p>0.323059082</text:p>
          </table:table-cell>
          <table:table-cell table:formula="of:=SQRT(1 - [.A469])" office:value-type="float" office:value="0.824783204232709">
            <text:p>0.8247832042</text:p>
          </table:table-cell>
          <table:table-cell table:formula="of:=SQRT(1 - (1 - [.A469]))" office:value-type="float" office:value="0.565449083486413">
            <text:p>0.5654490835</text:p>
          </table:table-cell>
          <table:table-cell table:formula="of:=COS(2 * PI() * [.B469])" office:value-type="float" office:value="-0.443091054613737">
            <text:p>-0.4430910546</text:p>
          </table:table-cell>
          <table:table-cell table:formula="of:=SIN(2 * PI() * [.B469])" office:value-type="float" office:value="0.896476612813344">
            <text:p>0.8964766128</text:p>
          </table:table-cell>
          <table:table-cell table:formula="of:=[.D469]*[.E469]" office:value-type="float" office:value="-0.250545430732366">
            <text:p>-0.2505454307</text:p>
          </table:table-cell>
          <table:table-cell table:formula="of:=[.D469]*[.F469]" office:value-type="float" office:value="0.50691187908231">
            <text:p>0.5069118791</text:p>
          </table:table-cell>
          <table:table-cell table:formula="of:=[.C469]" office:value-type="float" office:value="0.824783204232709">
            <text:p>0.8247832042</text:p>
          </table:table-cell>
        </table:table-row>
        <table:table-row table:style-name="ro1">
          <table:table-cell table:formula="of:=RAND()" office:value-type="float" office:value="0.55364990234375">
            <text:p>0.5536499023</text:p>
          </table:table-cell>
          <table:table-cell table:formula="of:=RAND()" office:value-type="float" office:value="0.985198974609375">
            <text:p>0.9851989746</text:p>
          </table:table-cell>
          <table:table-cell table:formula="of:=SQRT(1 - [.A470])" office:value-type="float" office:value="0.668094377806197">
            <text:p>0.6680943778</text:p>
          </table:table-cell>
          <table:table-cell table:formula="of:=SQRT(1 - (1 - [.A470]))" office:value-type="float" office:value="0.744076543336605">
            <text:p>0.7440765433</text:p>
          </table:table-cell>
          <table:table-cell table:formula="of:=COS(2 * PI() * [.B470])" office:value-type="float" office:value="0.995678840228737">
            <text:p>0.9956788402</text:p>
          </table:table-cell>
          <table:table-cell table:formula="of:=SIN(2 * PI() * [.B470])" office:value-type="float" office:value="-0.0928635941623851">
            <text:p>-0.0928635942</text:p>
          </table:table-cell>
          <table:table-cell table:formula="of:=[.D470]*[.E470]" office:value-type="float" office:value="0.740861269710798">
            <text:p>0.7408612697</text:p>
          </table:table-cell>
          <table:table-cell table:formula="of:=[.D470]*[.F470]" office:value-type="float" office:value="-0.0690976221461608">
            <text:p>-0.0690976221</text:p>
          </table:table-cell>
          <table:table-cell table:formula="of:=[.C470]" office:value-type="float" office:value="0.668094377806197">
            <text:p>0.6680943778</text:p>
          </table:table-cell>
        </table:table-row>
        <table:table-row table:style-name="ro1">
          <table:table-cell table:formula="of:=RAND()" office:value-type="float" office:value="0.368804931640625">
            <text:p>0.3688049316</text:p>
          </table:table-cell>
          <table:table-cell table:formula="of:=RAND()" office:value-type="float" office:value="0.6712646484375">
            <text:p>0.6712646484</text:p>
          </table:table-cell>
          <table:table-cell table:formula="of:=SQRT(1 - [.A471])" office:value-type="float" office:value="0.794477858948489">
            <text:p>0.7944778589</text:p>
          </table:table-cell>
          <table:table-cell table:formula="of:=SQRT(1 - (1 - [.A471]))" office:value-type="float" office:value="0.607293118387344">
            <text:p>0.6072931184</text:p>
          </table:table-cell>
          <table:table-cell table:formula="of:=COS(2 * PI() * [.B471])" office:value-type="float" office:value="-0.474775387847917">
            <text:p>-0.4747753878</text:p>
          </table:table-cell>
          <table:table-cell table:formula="of:=SIN(2 * PI() * [.B471])" office:value-type="float" office:value="-0.88010699979824">
            <text:p>-0.8801069998</text:p>
          </table:table-cell>
          <table:table-cell table:formula="of:=[.D471]*[.E471]" office:value-type="float" office:value="-0.288327825819723">
            <text:p>-0.2883278258</text:p>
          </table:table-cell>
          <table:table-cell table:formula="of:=[.D471]*[.F471]" office:value-type="float" office:value="-0.534482924422003">
            <text:p>-0.5344829244</text:p>
          </table:table-cell>
          <table:table-cell table:formula="of:=[.C471]" office:value-type="float" office:value="0.794477858948489">
            <text:p>0.7944778589</text:p>
          </table:table-cell>
        </table:table-row>
        <table:table-row table:style-name="ro1">
          <table:table-cell table:formula="of:=RAND()" office:value-type="float" office:value="0.3994140625">
            <text:p>0.3994140625</text:p>
          </table:table-cell>
          <table:table-cell table:formula="of:=RAND()" office:value-type="float" office:value="0.9349365234375">
            <text:p>0.9349365234</text:p>
          </table:table-cell>
          <table:table-cell table:formula="of:=SQRT(1 - [.A472])" office:value-type="float" office:value="0.774974797977328">
            <text:p>0.774974798</text:p>
          </table:table-cell>
          <table:table-cell table:formula="of:=SQRT(1 - (1 - [.A472]))" office:value-type="float" office:value="0.631992138004896">
            <text:p>0.631992138</text:p>
          </table:table-cell>
          <table:table-cell table:formula="of:=COS(2 * PI() * [.B472])" office:value-type="float" office:value="0.917596156213973">
            <text:p>0.9175961562</text:p>
          </table:table-cell>
          <table:table-cell table:formula="of:=SIN(2 * PI() * [.B472])" office:value-type="float" office:value="-0.397513891708632">
            <text:p>-0.3975138917</text:p>
          </table:table-cell>
          <table:table-cell table:formula="of:=[.D472]*[.E472]" office:value-type="float" office:value="0.579913556590744">
            <text:p>0.5799135566</text:p>
          </table:table-cell>
          <table:table-cell table:formula="of:=[.D472]*[.F472]" office:value-type="float" office:value="-0.251225654307586">
            <text:p>-0.2512256543</text:p>
          </table:table-cell>
          <table:table-cell table:formula="of:=[.C472]" office:value-type="float" office:value="0.774974797977328">
            <text:p>0.774974798</text:p>
          </table:table-cell>
        </table:table-row>
        <table:table-row table:style-name="ro1">
          <table:table-cell table:formula="of:=RAND()" office:value-type="float" office:value="0.298614501953125">
            <text:p>0.298614502</text:p>
          </table:table-cell>
          <table:table-cell table:formula="of:=RAND()" office:value-type="float" office:value="0.660247802734375">
            <text:p>0.6602478027</text:p>
          </table:table-cell>
          <table:table-cell table:formula="of:=SQRT(1 - [.A473])" office:value-type="float" office:value="0.837487610682615">
            <text:p>0.8374876107</text:p>
          </table:table-cell>
          <table:table-cell table:formula="of:=SQRT(1 - (1 - [.A473]))" office:value-type="float" office:value="0.546456312941048">
            <text:p>0.5464563129</text:p>
          </table:table-cell>
          <table:table-cell table:formula="of:=COS(2 * PI() * [.B473])" office:value-type="float" office:value="-0.534511535470777">
            <text:p>-0.5345115355</text:p>
          </table:table-cell>
          <table:table-cell table:formula="of:=SIN(2 * PI() * [.B473])" office:value-type="float" office:value="-0.845161178976337">
            <text:p>-0.845161179</text:p>
          </table:table-cell>
          <table:table-cell table:formula="of:=[.D473]*[.E473]" office:value-type="float" office:value="-0.292087202897819">
            <text:p>-0.2920872029</text:p>
          </table:table-cell>
          <table:table-cell table:formula="of:=[.D473]*[.F473]" office:value-type="float" office:value="-0.461843661704319">
            <text:p>-0.4618436617</text:p>
          </table:table-cell>
          <table:table-cell table:formula="of:=[.C473]" office:value-type="float" office:value="0.837487610682615">
            <text:p>0.8374876107</text:p>
          </table:table-cell>
        </table:table-row>
        <table:table-row table:style-name="ro1">
          <table:table-cell table:formula="of:=RAND()" office:value-type="float" office:value="0.869598388671875">
            <text:p>0.8695983887</text:p>
          </table:table-cell>
          <table:table-cell table:formula="of:=RAND()" office:value-type="float" office:value="0.98968505859375">
            <text:p>0.9896850586</text:p>
          </table:table-cell>
          <table:table-cell table:formula="of:=SQRT(1 - [.A474])" office:value-type="float" office:value="0.361111632778736">
            <text:p>0.3611116328</text:p>
          </table:table-cell>
          <table:table-cell table:formula="of:=SQRT(1 - (1 - [.A474]))" office:value-type="float" office:value="0.932522594188406">
            <text:p>0.9325225942</text:p>
          </table:table-cell>
          <table:table-cell table:formula="of:=COS(2 * PI() * [.B474])" office:value-type="float" office:value="0.997900522387752">
            <text:p>0.9979005224</text:p>
          </table:table-cell>
          <table:table-cell table:formula="of:=SIN(2 * PI() * [.B474])" office:value-type="float" office:value="-0.0647653257403401">
            <text:p>-0.0647653257</text:p>
          </table:table-cell>
          <table:table-cell table:formula="of:=[.D474]*[.E474]" office:value-type="float" office:value="0.930564783878992">
            <text:p>0.9305647839</text:p>
          </table:table-cell>
          <table:table-cell table:formula="of:=[.D474]*[.F474]" office:value-type="float" office:value="-0.0603951295728391">
            <text:p>-0.0603951296</text:p>
          </table:table-cell>
          <table:table-cell table:formula="of:=[.C474]" office:value-type="float" office:value="0.361111632778736">
            <text:p>0.3611116328</text:p>
          </table:table-cell>
        </table:table-row>
        <table:table-row table:style-name="ro1">
          <table:table-cell table:formula="of:=RAND()" office:value-type="float" office:value="0.12591552734375">
            <text:p>0.1259155273</text:p>
          </table:table-cell>
          <table:table-cell table:formula="of:=RAND()" office:value-type="float" office:value="0.822601318359375">
            <text:p>0.8226013184</text:p>
          </table:table-cell>
          <table:table-cell table:formula="of:=SQRT(1 - [.A475])" office:value-type="float" office:value="0.934924848667662">
            <text:p>0.9349248487</text:p>
          </table:table-cell>
          <table:table-cell table:formula="of:=SQRT(1 - (1 - [.A475]))" office:value-type="float" office:value="0.354845779661743">
            <text:p>0.3548457797</text:p>
          </table:table-cell>
          <table:table-cell table:formula="of:=COS(2 * PI() * [.B475])" office:value-type="float" office:value="0.440510766846966">
            <text:p>0.4405107668</text:p>
          </table:table-cell>
          <table:table-cell table:formula="of:=SIN(2 * PI() * [.B475])" office:value-type="float" office:value="-0.897747327643975">
            <text:p>-0.8977473276</text:p>
          </table:table-cell>
          <table:table-cell table:formula="of:=[.D475]*[.E475]" office:value-type="float" office:value="0.156313386511204">
            <text:p>0.1563133865</text:p>
          </table:table-cell>
          <table:table-cell table:formula="of:=[.D475]*[.F475]" office:value-type="float" office:value="-0.318561850417072">
            <text:p>-0.3185618504</text:p>
          </table:table-cell>
          <table:table-cell table:formula="of:=[.C475]" office:value-type="float" office:value="0.934924848667662">
            <text:p>0.9349248487</text:p>
          </table:table-cell>
        </table:table-row>
        <table:table-row table:style-name="ro1">
          <table:table-cell table:formula="of:=RAND()" office:value-type="float" office:value="0.62432861328125">
            <text:p>0.6243286133</text:p>
          </table:table-cell>
          <table:table-cell table:formula="of:=RAND()" office:value-type="float" office:value="0.3480224609375">
            <text:p>0.3480224609</text:p>
          </table:table-cell>
          <table:table-cell table:formula="of:=SQRT(1 - [.A476])" office:value-type="float" office:value="0.612920375512799">
            <text:p>0.6129203755</text:p>
          </table:table-cell>
          <table:table-cell table:formula="of:=SQRT(1 - (1 - [.A476]))" office:value-type="float" office:value="0.790144678702103">
            <text:p>0.7901446787</text:p>
          </table:table-cell>
          <table:table-cell table:formula="of:=COS(2 * PI() * [.B476])" office:value-type="float" office:value="-0.577687904553123">
            <text:p>-0.5776879046</text:p>
          </table:table-cell>
          <table:table-cell table:formula="of:=SIN(2 * PI() * [.B476])" office:value-type="float" office:value="0.816257731928478">
            <text:p>0.8162577319</text:p>
          </table:table-cell>
          <table:table-cell table:formula="of:=[.D476]*[.E476]" office:value-type="float" office:value="-0.456457023733218">
            <text:p>-0.4564570237</text:p>
          </table:table-cell>
          <table:table-cell table:formula="of:=[.D476]*[.F476]" office:value-type="float" office:value="0.644961703332734">
            <text:p>0.6449617033</text:p>
          </table:table-cell>
          <table:table-cell table:formula="of:=[.C476]" office:value-type="float" office:value="0.612920375512799">
            <text:p>0.6129203755</text:p>
          </table:table-cell>
        </table:table-row>
        <table:table-row table:style-name="ro1">
          <table:table-cell table:formula="of:=RAND()" office:value-type="float" office:value="0.301239013671875">
            <text:p>0.3012390137</text:p>
          </table:table-cell>
          <table:table-cell table:formula="of:=RAND()" office:value-type="float" office:value="0.735687255859375">
            <text:p>0.7356872559</text:p>
          </table:table-cell>
          <table:table-cell table:formula="of:=SQRT(1 - [.A477])" office:value-type="float" office:value="0.835919246296031">
            <text:p>0.8359192463</text:p>
          </table:table-cell>
          <table:table-cell table:formula="of:=SQRT(1 - (1 - [.A477]))" office:value-type="float" office:value="0.54885245164058">
            <text:p>0.5488524516</text:p>
          </table:table-cell>
          <table:table-cell table:formula="of:=COS(2 * PI() * [.B477])" office:value-type="float" office:value="-0.0898084574970053">
            <text:p>-0.0898084575</text:p>
          </table:table-cell>
          <table:table-cell table:formula="of:=SIN(2 * PI() * [.B477])" office:value-type="float" office:value="-0.995959055866258">
            <text:p>-0.9959590559</text:p>
          </table:table-cell>
          <table:table-cell table:formula="of:=[.D477]*[.E477]" office:value-type="float" office:value="-0.0492915920752902">
            <text:p>-0.0492915921</text:p>
          </table:table-cell>
          <table:table-cell table:formula="of:=[.D477]*[.F477]" office:value-type="float" office:value="-0.546634569545833">
            <text:p>-0.5466345695</text:p>
          </table:table-cell>
          <table:table-cell table:formula="of:=[.C477]" office:value-type="float" office:value="0.835919246296031">
            <text:p>0.8359192463</text:p>
          </table:table-cell>
        </table:table-row>
        <table:table-row table:style-name="ro1">
          <table:table-cell table:formula="of:=RAND()" office:value-type="float" office:value="0.33160400390625">
            <text:p>0.3316040039</text:p>
          </table:table-cell>
          <table:table-cell table:formula="of:=RAND()" office:value-type="float" office:value="0.0709228515625">
            <text:p>0.0709228516</text:p>
          </table:table-cell>
          <table:table-cell table:formula="of:=SQRT(1 - [.A478])" office:value-type="float" office:value="0.817554888734542">
            <text:p>0.8175548887</text:p>
          </table:table-cell>
          <table:table-cell table:formula="of:=SQRT(1 - (1 - [.A478]))" office:value-type="float" office:value="0.575850678480324">
            <text:p>0.5758506785</text:p>
          </table:table-cell>
          <table:table-cell table:formula="of:=COS(2 * PI() * [.B478])" office:value-type="float" office:value="0.902342996482444">
            <text:p>0.9023429965</text:p>
          </table:table-cell>
          <table:table-cell table:formula="of:=SIN(2 * PI() * [.B478])" office:value-type="float" office:value="0.431018696461167">
            <text:p>0.4310186965</text:p>
          </table:table-cell>
          <table:table-cell table:formula="of:=[.D478]*[.E478]" office:value-type="float" office:value="0.519614826746385">
            <text:p>0.5196148267</text:p>
          </table:table-cell>
          <table:table-cell table:formula="of:=[.D478]*[.F478]" office:value-type="float" office:value="0.248202408794868">
            <text:p>0.2482024088</text:p>
          </table:table-cell>
          <table:table-cell table:formula="of:=[.C478]" office:value-type="float" office:value="0.817554888734542">
            <text:p>0.8175548887</text:p>
          </table:table-cell>
        </table:table-row>
        <table:table-row table:style-name="ro1">
          <table:table-cell table:formula="of:=RAND()" office:value-type="float" office:value="0.82427978515625">
            <text:p>0.8242797852</text:p>
          </table:table-cell>
          <table:table-cell table:formula="of:=RAND()" office:value-type="float" office:value="0.900238037109375">
            <text:p>0.9002380371</text:p>
          </table:table-cell>
          <table:table-cell table:formula="of:=SQRT(1 - [.A479])" office:value-type="float" office:value="0.41918995079051">
            <text:p>0.4191899508</text:p>
          </table:table-cell>
          <table:table-cell table:formula="of:=SQRT(1 - (1 - [.A479]))" office:value-type="float" office:value="0.907898554441106">
            <text:p>0.9078985544</text:p>
          </table:table-cell>
          <table:table-cell table:formula="of:=COS(2 * PI() * [.B479])" office:value-type="float" office:value="0.809895199199404">
            <text:p>0.8098951992</text:p>
          </table:table-cell>
          <table:table-cell table:formula="of:=SIN(2 * PI() * [.B479])" office:value-type="float" office:value="-0.586574604218217">
            <text:p>-0.5865746042</text:p>
          </table:table-cell>
          <table:table-cell table:formula="of:=[.D479]*[.E479]" office:value-type="float" office:value="0.735302680601931">
            <text:p>0.7353026806</text:p>
          </table:table-cell>
          <table:table-cell table:formula="of:=[.D479]*[.F479]" office:value-type="float" office:value="-0.532550235241583">
            <text:p>-0.5325502352</text:p>
          </table:table-cell>
          <table:table-cell table:formula="of:=[.C479]" office:value-type="float" office:value="0.41918995079051">
            <text:p>0.4191899508</text:p>
          </table:table-cell>
        </table:table-row>
        <table:table-row table:style-name="ro1">
          <table:table-cell table:formula="of:=RAND()" office:value-type="float" office:value="0.7938232421875">
            <text:p>0.7938232422</text:p>
          </table:table-cell>
          <table:table-cell table:formula="of:=RAND()" office:value-type="float" office:value="0.41845703125">
            <text:p>0.4184570313</text:p>
          </table:table-cell>
          <table:table-cell table:formula="of:=SQRT(1 - [.A480])" office:value-type="float" office:value="0.454066908960012">
            <text:p>0.454066909</text:p>
          </table:table-cell>
          <table:table-cell table:formula="of:=SQRT(1 - (1 - [.A480]))" office:value-type="float" office:value="0.890967587618932">
            <text:p>0.8909675876</text:p>
          </table:table-cell>
          <table:table-cell table:formula="of:=COS(2 * PI() * [.B480])" office:value-type="float" office:value="-0.871595086655951">
            <text:p>-0.8715950867</text:p>
          </table:table-cell>
          <table:table-cell table:formula="of:=SIN(2 * PI() * [.B480])" office:value-type="float" office:value="0.490226483288291">
            <text:p>0.4902264833</text:p>
          </table:table-cell>
          <table:table-cell table:formula="of:=[.D480]*[.E480]" office:value-type="float" office:value="-0.776562971738367">
            <text:p>-0.7765629717</text:p>
          </table:table-cell>
          <table:table-cell table:formula="of:=[.D480]*[.F480]" office:value-type="float" office:value="0.436775907202282">
            <text:p>0.4367759072</text:p>
          </table:table-cell>
          <table:table-cell table:formula="of:=[.C480]" office:value-type="float" office:value="0.454066908960012">
            <text:p>0.454066909</text:p>
          </table:table-cell>
        </table:table-row>
        <table:table-row table:style-name="ro1">
          <table:table-cell table:formula="of:=RAND()" office:value-type="float" office:value="0.446319580078125">
            <text:p>0.4463195801</text:p>
          </table:table-cell>
          <table:table-cell table:formula="of:=RAND()" office:value-type="float" office:value="0.811553955078125">
            <text:p>0.8115539551</text:p>
          </table:table-cell>
          <table:table-cell table:formula="of:=SQRT(1 - [.A481])" office:value-type="float" office:value="0.744097050069327">
            <text:p>0.7440970501</text:p>
          </table:table-cell>
          <table:table-cell table:formula="of:=SQRT(1 - (1 - [.A481]))" office:value-type="float" office:value="0.668071538144026">
            <text:p>0.6680715381</text:p>
          </table:table-cell>
          <table:table-cell table:formula="of:=COS(2 * PI() * [.B481])" office:value-type="float" office:value="0.377185001874211">
            <text:p>0.3771850019</text:p>
          </table:table-cell>
          <table:table-cell table:formula="of:=SIN(2 * PI() * [.B481])" office:value-type="float" office:value="-0.926137934846182">
            <text:p>-0.9261379348</text:p>
          </table:table-cell>
          <table:table-cell table:formula="of:=[.D481]*[.E481]" office:value-type="float" office:value="0.251986564366961">
            <text:p>0.2519865644</text:p>
          </table:table-cell>
          <table:table-cell table:formula="of:=[.D481]*[.F481]" office:value-type="float" office:value="-0.618726394666221">
            <text:p>-0.6187263947</text:p>
          </table:table-cell>
          <table:table-cell table:formula="of:=[.C481]" office:value-type="float" office:value="0.744097050069327">
            <text:p>0.7440970501</text:p>
          </table:table-cell>
        </table:table-row>
        <table:table-row table:style-name="ro1">
          <table:table-cell table:formula="of:=RAND()" office:value-type="float" office:value="0.593902587890625">
            <text:p>0.5939025879</text:p>
          </table:table-cell>
          <table:table-cell table:formula="of:=RAND()" office:value-type="float" office:value="0.3902587890625">
            <text:p>0.3902587891</text:p>
          </table:table-cell>
          <table:table-cell table:formula="of:=SQRT(1 - [.A482])" office:value-type="float" office:value="0.637257728167635">
            <text:p>0.6372577282</text:p>
          </table:table-cell>
          <table:table-cell table:formula="of:=SQRT(1 - (1 - [.A482]))" office:value-type="float" office:value="0.770650756108514">
            <text:p>0.7706507561</text:p>
          </table:table-cell>
          <table:table-cell table:formula="of:=COS(2 * PI() * [.B482])" office:value-type="float" office:value="-0.771548687647206">
            <text:p>-0.7715486876</text:p>
          </table:table-cell>
          <table:table-cell table:formula="of:=SIN(2 * PI() * [.B482])" office:value-type="float" office:value="0.636170277983712">
            <text:p>0.636170278</text:p>
          </table:table-cell>
          <table:table-cell table:formula="of:=[.D482]*[.E482]" office:value-type="float" office:value="-0.594594579509852">
            <text:p>-0.5945945795</text:p>
          </table:table-cell>
          <table:table-cell table:formula="of:=[.D482]*[.F482]" office:value-type="float" office:value="0.490265105741912">
            <text:p>0.4902651057</text:p>
          </table:table-cell>
          <table:table-cell table:formula="of:=[.C482]" office:value-type="float" office:value="0.637257728167635">
            <text:p>0.6372577282</text:p>
          </table:table-cell>
        </table:table-row>
        <table:table-row table:style-name="ro1">
          <table:table-cell table:formula="of:=RAND()" office:value-type="float" office:value="0.970245361328125">
            <text:p>0.9702453613</text:p>
          </table:table-cell>
          <table:table-cell table:formula="of:=RAND()" office:value-type="float" office:value="0.077056884765625">
            <text:p>0.0770568848</text:p>
          </table:table-cell>
          <table:table-cell table:formula="of:=SQRT(1 - [.A483])" office:value-type="float" office:value="0.172495329420466">
            <text:p>0.1724953294</text:p>
          </table:table-cell>
          <table:table-cell table:formula="of:=SQRT(1 - (1 - [.A483]))" office:value-type="float" office:value="0.98501033564533">
            <text:p>0.9850103356</text:p>
          </table:table-cell>
          <table:table-cell table:formula="of:=COS(2 * PI() * [.B483])" office:value-type="float" office:value="0.885065001646631">
            <text:p>0.8850650016</text:p>
          </table:table-cell>
          <table:table-cell table:formula="of:=SIN(2 * PI() * [.B483])" office:value-type="float" office:value="0.465467445542918">
            <text:p>0.4654674455</text:p>
          </table:table-cell>
          <table:table-cell table:formula="of:=[.D483]*[.E483]" office:value-type="float" office:value="0.871798174339882">
            <text:p>0.8717981743</text:p>
          </table:table-cell>
          <table:table-cell table:formula="of:=[.D483]*[.F483]" office:value-type="float" office:value="0.458490244766204">
            <text:p>0.4584902448</text:p>
          </table:table-cell>
          <table:table-cell table:formula="of:=[.C483]" office:value-type="float" office:value="0.172495329420466">
            <text:p>0.1724953294</text:p>
          </table:table-cell>
        </table:table-row>
        <table:table-row table:style-name="ro1">
          <table:table-cell table:formula="of:=RAND()" office:value-type="float" office:value="0.481109619140625">
            <text:p>0.4811096191</text:p>
          </table:table-cell>
          <table:table-cell table:formula="of:=RAND()" office:value-type="float" office:value="0.15753173828125">
            <text:p>0.1575317383</text:p>
          </table:table-cell>
          <table:table-cell table:formula="of:=SQRT(1 - [.A484])" office:value-type="float" office:value="0.720340461767472">
            <text:p>0.7203404618</text:p>
          </table:table-cell>
          <table:table-cell table:formula="of:=SQRT(1 - (1 - [.A484]))" office:value-type="float" office:value="0.693620659395772">
            <text:p>0.6936206594</text:p>
          </table:table-cell>
          <table:table-cell table:formula="of:=COS(2 * PI() * [.B484])" office:value-type="float" office:value="0.548856132466135">
            <text:p>0.5488561325</text:p>
          </table:table-cell>
          <table:table-cell table:formula="of:=SIN(2 * PI() * [.B484])" office:value-type="float" office:value="0.835916829507766">
            <text:p>0.8359168295</text:p>
          </table:table-cell>
          <table:table-cell table:formula="of:=[.D484]*[.E484]" office:value-type="float" office:value="0.380697952514574">
            <text:p>0.3806979525</text:p>
          </table:table-cell>
          <table:table-cell table:formula="of:=[.D484]*[.F484]" office:value-type="float" office:value="0.5798091824832">
            <text:p>0.5798091825</text:p>
          </table:table-cell>
          <table:table-cell table:formula="of:=[.C484]" office:value-type="float" office:value="0.720340461767472">
            <text:p>0.7203404618</text:p>
          </table:table-cell>
        </table:table-row>
        <table:table-row table:style-name="ro1">
          <table:table-cell table:formula="of:=RAND()" office:value-type="float" office:value="0.2374267578125">
            <text:p>0.2374267578</text:p>
          </table:table-cell>
          <table:table-cell table:formula="of:=RAND()" office:value-type="float" office:value="0.764373779296875">
            <text:p>0.7643737793</text:p>
          </table:table-cell>
          <table:table-cell table:formula="of:=SQRT(1 - [.A485])" office:value-type="float" office:value="0.873254397176161">
            <text:p>0.8732543972</text:p>
          </table:table-cell>
          <table:table-cell table:formula="of:=SQRT(1 - (1 - [.A485]))" office:value-type="float" office:value="0.487264566547271">
            <text:p>0.4872645665</text:p>
          </table:table-cell>
          <table:table-cell table:formula="of:=COS(2 * PI() * [.B485])" office:value-type="float" office:value="0.0901903963979476">
            <text:p>0.0901903964</text:p>
          </table:table-cell>
          <table:table-cell table:formula="of:=SIN(2 * PI() * [.B485])" office:value-type="float" office:value="-0.995924541517871">
            <text:p>-0.9959245415</text:p>
          </table:table-cell>
          <table:table-cell table:formula="of:=[.D485]*[.E485]" office:value-type="float" office:value="0.0439465844075725">
            <text:p>0.0439465844</text:p>
          </table:table-cell>
          <table:table-cell table:formula="of:=[.D485]*[.F485]" office:value-type="float" office:value="-0.485278740036495">
            <text:p>-0.48527874</text:p>
          </table:table-cell>
          <table:table-cell table:formula="of:=[.C485]" office:value-type="float" office:value="0.873254397176161">
            <text:p>0.8732543972</text:p>
          </table:table-cell>
        </table:table-row>
        <table:table-row table:style-name="ro1">
          <table:table-cell table:formula="of:=RAND()" office:value-type="float" office:value="0.97625732421875">
            <text:p>0.9762573242</text:p>
          </table:table-cell>
          <table:table-cell table:formula="of:=RAND()" office:value-type="float" office:value="0.0859375">
            <text:p>0.0859375</text:p>
          </table:table-cell>
          <table:table-cell table:formula="of:=SQRT(1 - [.A486])" office:value-type="float" office:value="0.154086585338406">
            <text:p>0.1540865853</text:p>
          </table:table-cell>
          <table:table-cell table:formula="of:=SQRT(1 - (1 - [.A486]))" office:value-type="float" office:value="0.988057348648726">
            <text:p>0.9880573486</text:p>
          </table:table-cell>
          <table:table-cell table:formula="of:=COS(2 * PI() * [.B486])" office:value-type="float" office:value="0.857728610000272">
            <text:p>0.85772861</text:p>
          </table:table-cell>
          <table:table-cell table:formula="of:=SIN(2 * PI() * [.B486])" office:value-type="float" office:value="0.514102744193222">
            <text:p>0.5141027442</text:p>
          </table:table-cell>
          <table:table-cell table:formula="of:=[.D486]*[.E486]" office:value-type="float" office:value="0.847485056257026">
            <text:p>0.8474850563</text:p>
          </table:table-cell>
          <table:table-cell table:formula="of:=[.D486]*[.F486]" office:value-type="float" office:value="0.507962994360589">
            <text:p>0.5079629944</text:p>
          </table:table-cell>
          <table:table-cell table:formula="of:=[.C486]" office:value-type="float" office:value="0.154086585338406">
            <text:p>0.1540865853</text:p>
          </table:table-cell>
        </table:table-row>
        <table:table-row table:style-name="ro1">
          <table:table-cell table:formula="of:=RAND()" office:value-type="float" office:value="0.6129150390625">
            <text:p>0.6129150391</text:p>
          </table:table-cell>
          <table:table-cell table:formula="of:=RAND()" office:value-type="float" office:value="0.13397216796875">
            <text:p>0.133972168</text:p>
          </table:table-cell>
          <table:table-cell table:formula="of:=SQRT(1 - [.A487])" office:value-type="float" office:value="0.622161523189517">
            <text:p>0.6221615232</text:p>
          </table:table-cell>
          <table:table-cell table:formula="of:=SQRT(1 - (1 - [.A487]))" office:value-type="float" office:value="0.78288890595186">
            <text:p>0.782888906</text:p>
          </table:table-cell>
          <table:table-cell table:formula="of:=COS(2 * PI() * [.B487])" office:value-type="float" office:value="0.666142302819984">
            <text:p>0.6661423028</text:p>
          </table:table-cell>
          <table:table-cell table:formula="of:=SIN(2 * PI() * [.B487])" office:value-type="float" office:value="0.745824665986376">
            <text:p>0.745824666</text:p>
          </table:table-cell>
          <table:table-cell table:formula="of:=[.D487]*[.E487]" office:value-type="float" office:value="0.521515418662989">
            <text:p>0.5215154187</text:p>
          </table:table-cell>
          <table:table-cell table:formula="of:=[.D487]*[.F487]" office:value-type="float" office:value="0.583897856785985">
            <text:p>0.5838978568</text:p>
          </table:table-cell>
          <table:table-cell table:formula="of:=[.C487]" office:value-type="float" office:value="0.622161523189517">
            <text:p>0.6221615232</text:p>
          </table:table-cell>
        </table:table-row>
        <table:table-row table:style-name="ro1">
          <table:table-cell table:formula="of:=RAND()" office:value-type="float" office:value="0.013946533203125">
            <text:p>0.0139465332</text:p>
          </table:table-cell>
          <table:table-cell table:formula="of:=RAND()" office:value-type="float" office:value="0.13494873046875">
            <text:p>0.1349487305</text:p>
          </table:table-cell>
          <table:table-cell table:formula="of:=SQRT(1 - [.A488])" office:value-type="float" office:value="0.993002249139887">
            <text:p>0.9930022491</text:p>
          </table:table-cell>
          <table:table-cell table:formula="of:=SQRT(1 - (1 - [.A488]))" office:value-type="float" office:value="0.118095441076804">
            <text:p>0.1180954411</text:p>
          </table:table-cell>
          <table:table-cell table:formula="of:=COS(2 * PI() * [.B488])" office:value-type="float" office:value="0.661553468760399">
            <text:p>0.6615534688</text:p>
          </table:table-cell>
          <table:table-cell table:formula="of:=SIN(2 * PI() * [.B488])" office:value-type="float" office:value="0.749897998377835">
            <text:p>0.7498979984</text:p>
          </table:table-cell>
          <table:table-cell table:formula="of:=[.D488]*[.E488]" office:value-type="float" office:value="0.0781264486891493">
            <text:p>0.0781264487</text:p>
          </table:table-cell>
          <table:table-cell table:formula="of:=[.D488]*[.F488]" office:value-type="float" office:value="0.0885595348810433">
            <text:p>0.0885595349</text:p>
          </table:table-cell>
          <table:table-cell table:formula="of:=[.C488]" office:value-type="float" office:value="0.993002249139887">
            <text:p>0.9930022491</text:p>
          </table:table-cell>
        </table:table-row>
        <table:table-row table:style-name="ro1">
          <table:table-cell table:formula="of:=RAND()" office:value-type="float" office:value="0.765869140625">
            <text:p>0.7658691406</text:p>
          </table:table-cell>
          <table:table-cell table:formula="of:=RAND()" office:value-type="float" office:value="0.64739990234375">
            <text:p>0.6473999023</text:p>
          </table:table-cell>
          <table:table-cell table:formula="of:=SQRT(1 - [.A489])" office:value-type="float" office:value="0.483870705225063">
            <text:p>0.4838707052</text:p>
          </table:table-cell>
          <table:table-cell table:formula="of:=SQRT(1 - (1 - [.A489]))" office:value-type="float" office:value="0.875139497808778">
            <text:p>0.8751394978</text:p>
          </table:table-cell>
          <table:table-cell table:formula="of:=COS(2 * PI() * [.B489])" office:value-type="float" office:value="-0.600923053912954">
            <text:p>-0.6009230539</text:p>
          </table:table-cell>
          <table:table-cell table:formula="of:=SIN(2 * PI() * [.B489])" office:value-type="float" office:value="-0.799306876785086">
            <text:p>-0.7993068768</text:p>
          </table:table-cell>
          <table:table-cell table:formula="of:=[.D489]*[.E489]" office:value-type="float" office:value="-0.5258914996231">
            <text:p>-0.5258914996</text:p>
          </table:table-cell>
          <table:table-cell table:formula="of:=[.D489]*[.F489]" office:value-type="float" office:value="-0.699505018744803">
            <text:p>-0.6995050187</text:p>
          </table:table-cell>
          <table:table-cell table:formula="of:=[.C489]" office:value-type="float" office:value="0.483870705225063">
            <text:p>0.4838707052</text:p>
          </table:table-cell>
        </table:table-row>
        <table:table-row table:style-name="ro1">
          <table:table-cell table:formula="of:=RAND()" office:value-type="float" office:value="0.48052978515625">
            <text:p>0.4805297852</text:p>
          </table:table-cell>
          <table:table-cell table:formula="of:=RAND()" office:value-type="float" office:value="0.2117919921875">
            <text:p>0.2117919922</text:p>
          </table:table-cell>
          <table:table-cell table:formula="of:=SQRT(1 - [.A490])" office:value-type="float" office:value="0.720742821569351">
            <text:p>0.7207428216</text:p>
          </table:table-cell>
          <table:table-cell table:formula="of:=SQRT(1 - (1 - [.A490]))" office:value-type="float" office:value="0.693202557090098">
            <text:p>0.6932025571</text:p>
          </table:table-cell>
          <table:table-cell table:formula="of:=COS(2 * PI() * [.B490])" office:value-type="float" office:value="0.237768670355934">
            <text:p>0.2377686704</text:p>
          </table:table-cell>
          <table:table-cell table:formula="of:=SIN(2 * PI() * [.B490])" office:value-type="float" office:value="0.971321810419786">
            <text:p>0.9713218104</text:p>
          </table:table-cell>
          <table:table-cell table:formula="of:=[.D490]*[.E490]" office:value-type="float" office:value="0.164821850286646">
            <text:p>0.1648218503</text:p>
          </table:table-cell>
          <table:table-cell table:formula="of:=[.D490]*[.F490]" office:value-type="float" office:value="0.673322762740379">
            <text:p>0.6733227627</text:p>
          </table:table-cell>
          <table:table-cell table:formula="of:=[.C490]" office:value-type="float" office:value="0.720742821569351">
            <text:p>0.7207428216</text:p>
          </table:table-cell>
        </table:table-row>
        <table:table-row table:style-name="ro1">
          <table:table-cell table:formula="of:=RAND()" office:value-type="float" office:value="0.41900634765625">
            <text:p>0.4190063477</text:p>
          </table:table-cell>
          <table:table-cell table:formula="of:=RAND()" office:value-type="float" office:value="0.76934814453125">
            <text:p>0.7693481445</text:p>
          </table:table-cell>
          <table:table-cell table:formula="of:=SQRT(1 - [.A491])" office:value-type="float" office:value="0.762229396142493">
            <text:p>0.7622293961</text:p>
          </table:table-cell>
          <table:table-cell table:formula="of:=SQRT(1 - (1 - [.A491]))" office:value-type="float" office:value="0.647306996452418">
            <text:p>0.6473069965</text:p>
          </table:table-cell>
          <table:table-cell table:formula="of:=COS(2 * PI() * [.B491])" office:value-type="float" office:value="0.121268761034852">
            <text:p>0.121268761</text:p>
          </table:table-cell>
          <table:table-cell table:formula="of:=SIN(2 * PI() * [.B491])" office:value-type="float" office:value="-0.992619709454266">
            <text:p>-0.9926197095</text:p>
          </table:table-cell>
          <table:table-cell table:formula="of:=[.D491]*[.E491]" office:value-type="float" office:value="0.0784981174689761">
            <text:p>0.0784981175</text:p>
          </table:table-cell>
          <table:table-cell table:formula="of:=[.D491]*[.F491]" office:value-type="float" office:value="-0.642529682746312">
            <text:p>-0.6425296827</text:p>
          </table:table-cell>
          <table:table-cell table:formula="of:=[.C491]" office:value-type="float" office:value="0.762229396142493">
            <text:p>0.7622293961</text:p>
          </table:table-cell>
        </table:table-row>
        <table:table-row table:style-name="ro1">
          <table:table-cell table:formula="of:=RAND()" office:value-type="float" office:value="0.87530517578125">
            <text:p>0.8753051758</text:p>
          </table:table-cell>
          <table:table-cell table:formula="of:=RAND()" office:value-type="float" office:value="0.176055908203125">
            <text:p>0.1760559082</text:p>
          </table:table-cell>
          <table:table-cell table:formula="of:=SQRT(1 - [.A492])" office:value-type="float" office:value="0.353121543124673">
            <text:p>0.3531215431</text:p>
          </table:table-cell>
          <table:table-cell table:formula="of:=SQRT(1 - (1 - [.A492]))" office:value-type="float" office:value="0.935577455789338">
            <text:p>0.9355774558</text:p>
          </table:table-cell>
          <table:table-cell table:formula="of:=COS(2 * PI() * [.B492])" office:value-type="float" office:value="0.44806919838552">
            <text:p>0.4480691984</text:p>
          </table:table-cell>
          <table:table-cell table:formula="of:=SIN(2 * PI() * [.B492])" office:value-type="float" office:value="0.893998877772314">
            <text:p>0.8939988778</text:p>
          </table:table-cell>
          <table:table-cell table:formula="of:=[.D492]*[.E492]" office:value-type="float" office:value="0.419203440643093">
            <text:p>0.4192034406</text:p>
          </table:table-cell>
          <table:table-cell table:formula="of:=[.D492]*[.F492]" office:value-type="float" office:value="0.836405195544745">
            <text:p>0.8364051955</text:p>
          </table:table-cell>
          <table:table-cell table:formula="of:=[.C492]" office:value-type="float" office:value="0.353121543124673">
            <text:p>0.3531215431</text:p>
          </table:table-cell>
        </table:table-row>
        <table:table-row table:style-name="ro1">
          <table:table-cell table:formula="of:=RAND()" office:value-type="float" office:value="0.634185791015625">
            <text:p>0.634185791</text:p>
          </table:table-cell>
          <table:table-cell table:formula="of:=RAND()" office:value-type="float" office:value="0.72320556640625">
            <text:p>0.7232055664</text:p>
          </table:table-cell>
          <table:table-cell table:formula="of:=SQRT(1 - [.A493])" office:value-type="float" office:value="0.604825767460659">
            <text:p>0.6048257675</text:p>
          </table:table-cell>
          <table:table-cell table:formula="of:=SQRT(1 - (1 - [.A493]))" office:value-type="float" office:value="0.7963578285015">
            <text:p>0.7963578285</text:p>
          </table:table-cell>
          <table:table-cell table:formula="of:=COS(2 * PI() * [.B493])" office:value-type="float" office:value="-0.167560234024823">
            <text:p>-0.167560234</text:p>
          </table:table-cell>
          <table:table-cell table:formula="of:=SIN(2 * PI() * [.B493])" office:value-type="float" office:value="-0.985861840205587">
            <text:p>-0.9858618402</text:p>
          </table:table-cell>
          <table:table-cell table:formula="of:=[.D493]*[.E493]" office:value-type="float" office:value="-0.133437904111212">
            <text:p>-0.1334379041</text:p>
          </table:table-cell>
          <table:table-cell table:formula="of:=[.D493]*[.F493]" office:value-type="float" office:value="-0.785098794268614">
            <text:p>-0.7850987943</text:p>
          </table:table-cell>
          <table:table-cell table:formula="of:=[.C493]" office:value-type="float" office:value="0.604825767460659">
            <text:p>0.6048257675</text:p>
          </table:table-cell>
        </table:table-row>
        <table:table-row table:style-name="ro1">
          <table:table-cell table:formula="of:=RAND()" office:value-type="float" office:value="0.64544677734375">
            <text:p>0.6454467773</text:p>
          </table:table-cell>
          <table:table-cell table:formula="of:=RAND()" office:value-type="float" office:value="0.263763427734375">
            <text:p>0.2637634277</text:p>
          </table:table-cell>
          <table:table-cell table:formula="of:=SQRT(1 - [.A494])" office:value-type="float" office:value="0.595443719134101">
            <text:p>0.5954437191</text:p>
          </table:table-cell>
          <table:table-cell table:formula="of:=SQRT(1 - (1 - [.A494]))" office:value-type="float" office:value="0.803397023484497">
            <text:p>0.8033970235</text:p>
          </table:table-cell>
          <table:table-cell table:formula="of:=COS(2 * PI() * [.B494])" office:value-type="float" office:value="-0.0863704197696648">
            <text:p>-0.0863704198</text:p>
          </table:table-cell>
          <table:table-cell table:formula="of:=SIN(2 * PI() * [.B494])" office:value-type="float" office:value="0.996263093057658">
            <text:p>0.9962630931</text:p>
          </table:table-cell>
          <table:table-cell table:formula="of:=[.D494]*[.E494]" office:value-type="float" office:value="-0.0693897381600553">
            <text:p>-0.0693897382</text:p>
          </table:table-cell>
          <table:table-cell table:formula="of:=[.D494]*[.F494]" office:value-type="float" office:value="0.800394803569981">
            <text:p>0.8003948036</text:p>
          </table:table-cell>
          <table:table-cell table:formula="of:=[.C494]" office:value-type="float" office:value="0.595443719134101">
            <text:p>0.5954437191</text:p>
          </table:table-cell>
        </table:table-row>
        <table:table-row table:style-name="ro1">
          <table:table-cell table:formula="of:=RAND()" office:value-type="float" office:value="0.23382568359375">
            <text:p>0.2338256836</text:p>
          </table:table-cell>
          <table:table-cell table:formula="of:=RAND()" office:value-type="float" office:value="0.144439697265625">
            <text:p>0.1444396973</text:p>
          </table:table-cell>
          <table:table-cell table:formula="of:=SQRT(1 - [.A495])" office:value-type="float" office:value="0.875313838806545">
            <text:p>0.8753138388</text:p>
          </table:table-cell>
          <table:table-cell table:formula="of:=SQRT(1 - (1 - [.A495]))" office:value-type="float" office:value="0.483555253920118">
            <text:p>0.4835552539</text:p>
          </table:table-cell>
          <table:table-cell table:formula="of:=COS(2 * PI() * [.B495])" office:value-type="float" office:value="0.615684979367055">
            <text:p>0.6156849794</text:p>
          </table:table-cell>
          <table:table-cell table:formula="of:=SIN(2 * PI() * [.B495])" office:value-type="float" office:value="0.787992389672508">
            <text:p>0.7879923897</text:p>
          </table:table-cell>
          <table:table-cell table:formula="of:=[.D495]*[.E495]" office:value-type="float" office:value="0.297717706532639">
            <text:p>0.2977177065</text:p>
          </table:table-cell>
          <table:table-cell table:formula="of:=[.D495]*[.F495]" office:value-type="float" office:value="0.38103786007521">
            <text:p>0.3810378601</text:p>
          </table:table-cell>
          <table:table-cell table:formula="of:=[.C495]" office:value-type="float" office:value="0.875313838806545">
            <text:p>0.8753138388</text:p>
          </table:table-cell>
        </table:table-row>
        <table:table-row table:style-name="ro1">
          <table:table-cell table:formula="of:=RAND()" office:value-type="float" office:value="0.644744873046875">
            <text:p>0.644744873</text:p>
          </table:table-cell>
          <table:table-cell table:formula="of:=RAND()" office:value-type="float" office:value="0.350433349609375">
            <text:p>0.3504333496</text:p>
          </table:table-cell>
          <table:table-cell table:formula="of:=SQRT(1 - [.A496])" office:value-type="float" office:value="0.596032823721249">
            <text:p>0.5960328237</text:p>
          </table:table-cell>
          <table:table-cell table:formula="of:=SQRT(1 - (1 - [.A496]))" office:value-type="float" office:value="0.802960069397523">
            <text:p>0.8029600694</text:p>
          </table:table-cell>
          <table:table-cell table:formula="of:=COS(2 * PI() * [.B496])" office:value-type="float" office:value="-0.589985875066901">
            <text:p>-0.5899858751</text:p>
          </table:table-cell>
          <table:table-cell table:formula="of:=SIN(2 * PI() * [.B496])" office:value-type="float" office:value="0.80741356640915">
            <text:p>0.8074135664</text:p>
          </table:table-cell>
          <table:table-cell table:formula="of:=[.D496]*[.E496]" office:value-type="float" office:value="-0.473735099187277">
            <text:p>-0.4737350992</text:p>
          </table:table-cell>
          <table:table-cell table:formula="of:=[.D496]*[.F496]" office:value-type="float" office:value="0.648320853316393">
            <text:p>0.6483208533</text:p>
          </table:table-cell>
          <table:table-cell table:formula="of:=[.C496]" office:value-type="float" office:value="0.596032823721249">
            <text:p>0.5960328237</text:p>
          </table:table-cell>
        </table:table-row>
        <table:table-row table:style-name="ro1">
          <table:table-cell table:formula="of:=RAND()" office:value-type="float" office:value="0.2564697265625">
            <text:p>0.2564697266</text:p>
          </table:table-cell>
          <table:table-cell table:formula="of:=RAND()" office:value-type="float" office:value="0.62359619140625">
            <text:p>0.6235961914</text:p>
          </table:table-cell>
          <table:table-cell table:formula="of:=SQRT(1 - [.A497])" office:value-type="float" office:value="0.862282015026116">
            <text:p>0.862282015</text:p>
          </table:table-cell>
          <table:table-cell table:formula="of:=SQRT(1 - (1 - [.A497]))" office:value-type="float" office:value="0.506428402207558">
            <text:p>0.5064284022</text:p>
          </table:table-cell>
          <table:table-cell table:formula="of:=COS(2 * PI() * [.B497])" office:value-type="float" office:value="-0.713316151546803">
            <text:p>-0.7133161515</text:p>
          </table:table-cell>
          <table:table-cell table:formula="of:=SIN(2 * PI() * [.B497])" office:value-type="float" office:value="-0.700842398790526">
            <text:p>-0.7008423988</text:p>
          </table:table-cell>
          <table:table-cell table:formula="of:=[.D497]*[.E497]" office:value-type="float" office:value="-0.361243558896691">
            <text:p>-0.3612435589</text:p>
          </table:table-cell>
          <table:table-cell table:formula="of:=[.D497]*[.F497]" office:value-type="float" office:value="-0.354926496218798">
            <text:p>-0.3549264962</text:p>
          </table:table-cell>
          <table:table-cell table:formula="of:=[.C497]" office:value-type="float" office:value="0.862282015026116">
            <text:p>0.862282015</text:p>
          </table:table-cell>
        </table:table-row>
        <table:table-row table:style-name="ro1">
          <table:table-cell table:formula="of:=RAND()" office:value-type="float" office:value="0.27020263671875">
            <text:p>0.2702026367</text:p>
          </table:table-cell>
          <table:table-cell table:formula="of:=RAND()" office:value-type="float" office:value="0.325408935546875">
            <text:p>0.3254089355</text:p>
          </table:table-cell>
          <table:table-cell table:formula="of:=SQRT(1 - [.A498])" office:value-type="float" office:value="0.854281782131195">
            <text:p>0.8542817821</text:p>
          </table:table-cell>
          <table:table-cell table:formula="of:=SQRT(1 - (1 - [.A498]))" office:value-type="float" office:value="0.519810192973118">
            <text:p>0.519810193</text:p>
          </table:table-cell>
          <table:table-cell table:formula="of:=COS(2 * PI() * [.B498])" office:value-type="float" office:value="-0.456278366660325">
            <text:p>-0.4562783667</text:p>
          </table:table-cell>
          <table:table-cell table:formula="of:=SIN(2 * PI() * [.B498])" office:value-type="float" office:value="0.889837093021968">
            <text:p>0.889837093</text:p>
          </table:table-cell>
          <table:table-cell table:formula="of:=[.D498]*[.E498]" office:value-type="float" office:value="-0.237178145823162">
            <text:p>-0.2371781458</text:p>
          </table:table-cell>
          <table:table-cell table:formula="of:=[.D498]*[.F498]" office:value-type="float" office:value="0.462546391038387">
            <text:p>0.462546391</text:p>
          </table:table-cell>
          <table:table-cell table:formula="of:=[.C498]" office:value-type="float" office:value="0.854281782131195">
            <text:p>0.8542817821</text:p>
          </table:table-cell>
        </table:table-row>
        <table:table-row table:style-name="ro1">
          <table:table-cell table:formula="of:=RAND()" office:value-type="float" office:value="0.035247802734375">
            <text:p>0.0352478027</text:p>
          </table:table-cell>
          <table:table-cell table:formula="of:=RAND()" office:value-type="float" office:value="0.57147216796875">
            <text:p>0.571472168</text:p>
          </table:table-cell>
          <table:table-cell table:formula="of:=SQRT(1 - [.A499])" office:value-type="float" office:value="0.98221799885037">
            <text:p>0.9822179989</text:p>
          </table:table-cell>
          <table:table-cell table:formula="of:=SQRT(1 - (1 - [.A499]))" office:value-type="float" office:value="0.187743981885905">
            <text:p>0.1877439819</text:p>
          </table:table-cell>
          <table:table-cell table:formula="of:=COS(2 * PI() * [.B499])" office:value-type="float" office:value="-0.900849982437531">
            <text:p>-0.9008499824</text:p>
          </table:table-cell>
          <table:table-cell table:formula="of:=SIN(2 * PI() * [.B499])" office:value-type="float" office:value="-0.434130520860143">
            <text:p>-0.4341305209</text:p>
          </table:table-cell>
          <table:table-cell table:formula="of:=[.D499]*[.E499]" office:value-type="float" office:value="-0.16912916278467">
            <text:p>-0.1691291628</text:p>
          </table:table-cell>
          <table:table-cell table:formula="of:=[.D499]*[.F499]" office:value-type="float" office:value="-0.0815053926444852">
            <text:p>-0.0815053926</text:p>
          </table:table-cell>
          <table:table-cell table:formula="of:=[.C499]" office:value-type="float" office:value="0.98221799885037">
            <text:p>0.9822179989</text:p>
          </table:table-cell>
        </table:table-row>
        <table:table-row table:style-name="ro1">
          <table:table-cell table:formula="of:=RAND()" office:value-type="float" office:value="0.76226806640625">
            <text:p>0.7622680664</text:p>
          </table:table-cell>
          <table:table-cell table:formula="of:=RAND()" office:value-type="float" office:value="0.532318115234375">
            <text:p>0.5323181152</text:p>
          </table:table-cell>
          <table:table-cell table:formula="of:=SQRT(1 - [.A500])" office:value-type="float" office:value="0.487577618019685">
            <text:p>0.487577618</text:p>
          </table:table-cell>
          <table:table-cell table:formula="of:=SQRT(1 - (1 - [.A500]))" office:value-type="float" office:value="0.873079644938679">
            <text:p>0.8730796449</text:p>
          </table:table-cell>
          <table:table-cell table:formula="of:=COS(2 * PI() * [.B500])" office:value-type="float" office:value="-0.979453919627588">
            <text:p>-0.9794539196</text:p>
          </table:table-cell>
          <table:table-cell table:formula="of:=SIN(2 * PI() * [.B500])" office:value-type="float" office:value="-0.201668091988182">
            <text:p>-0.201668092</text:p>
          </table:table-cell>
          <table:table-cell table:formula="of:=[.D500]*[.E500]" office:value-type="float" office:value="-0.855141280382252">
            <text:p>-0.8551412804</text:p>
          </table:table-cell>
          <table:table-cell table:formula="of:=[.D500]*[.F500]" office:value-type="float" office:value="-0.176072306148503">
            <text:p>-0.1760723061</text:p>
          </table:table-cell>
          <table:table-cell table:formula="of:=[.C500]" office:value-type="float" office:value="0.487577618019685">
            <text:p>0.487577618</text:p>
          </table:table-cell>
        </table:table-row>
        <table:table-row table:style-name="ro1">
          <table:table-cell table:formula="of:=RAND()" office:value-type="float" office:value="0.691986083984375">
            <text:p>0.691986084</text:p>
          </table:table-cell>
          <table:table-cell table:formula="of:=RAND()" office:value-type="float" office:value="0.7926025390625">
            <text:p>0.7926025391</text:p>
          </table:table-cell>
          <table:table-cell table:formula="of:=SQRT(1 - [.A501])" office:value-type="float" office:value="0.554990014338659">
            <text:p>0.5549900143</text:p>
          </table:table-cell>
          <table:table-cell table:formula="of:=SQRT(1 - (1 - [.A501]))" office:value-type="float" office:value="0.831857009337768">
            <text:p>0.8318570093</text:p>
          </table:table-cell>
          <table:table-cell table:formula="of:=COS(2 * PI() * [.B501])" office:value-type="float" office:value="0.264494432427802">
            <text:p>0.2644944324</text:p>
          </table:table-cell>
          <table:table-cell table:formula="of:=SIN(2 * PI() * [.B501])" office:value-type="float" office:value="-0.964387212282854">
            <text:p>-0.9643872123</text:p>
          </table:table-cell>
          <table:table-cell table:formula="of:=[.D501]*[.E501]" office:value-type="float" office:value="0.220021547545881">
            <text:p>0.2200215475</text:p>
          </table:table-cell>
          <table:table-cell table:formula="of:=[.D501]*[.F501]" office:value-type="float" office:value="-0.802232262253202">
            <text:p>-0.8022322623</text:p>
          </table:table-cell>
          <table:table-cell table:formula="of:=[.C501]" office:value-type="float" office:value="0.554990014338659">
            <text:p>0.5549900143</text:p>
          </table:table-cell>
        </table:table-row>
        <table:table-row table:style-name="ro1">
          <table:table-cell table:formula="of:=RAND()" office:value-type="float" office:value="0.5386962890625">
            <text:p>0.5386962891</text:p>
          </table:table-cell>
          <table:table-cell table:formula="of:=RAND()" office:value-type="float" office:value="0.364013671875">
            <text:p>0.3640136719</text:p>
          </table:table-cell>
          <table:table-cell table:formula="of:=SQRT(1 - [.A502])" office:value-type="float" office:value="0.67919342674786">
            <text:p>0.6791934267</text:p>
          </table:table-cell>
          <table:table-cell table:formula="of:=SQRT(1 - (1 - [.A502]))" office:value-type="float" office:value="0.733959323847378">
            <text:p>0.7339593238</text:p>
          </table:table-cell>
          <table:table-cell table:formula="of:=COS(2 * PI() * [.B502])" office:value-type="float" office:value="-0.656650545729429">
            <text:p>-0.6566505457</text:p>
          </table:table-cell>
          <table:table-cell table:formula="of:=SIN(2 * PI() * [.B502])" office:value-type="float" office:value="0.754194975316889">
            <text:p>0.7541949753</text:p>
          </table:table-cell>
          <table:table-cell table:formula="of:=[.D502]*[.E502]" office:value-type="float" office:value="-0.481954790547583">
            <text:p>-0.4819547905</text:p>
          </table:table-cell>
          <table:table-cell table:formula="of:=[.D502]*[.F502]" office:value-type="float" office:value="0.553548434132674">
            <text:p>0.5535484341</text:p>
          </table:table-cell>
          <table:table-cell table:formula="of:=[.C502]" office:value-type="float" office:value="0.67919342674786">
            <text:p>0.6791934267</text:p>
          </table:table-cell>
        </table:table-row>
        <table:table-row table:style-name="ro1">
          <table:table-cell table:formula="of:=RAND()" office:value-type="float" office:value="0.686126708984375">
            <text:p>0.686126709</text:p>
          </table:table-cell>
          <table:table-cell table:formula="of:=RAND()" office:value-type="float" office:value="0.750640869140625">
            <text:p>0.7506408691</text:p>
          </table:table-cell>
          <table:table-cell table:formula="of:=SQRT(1 - [.A503])" office:value-type="float" office:value="0.560243956697103">
            <text:p>0.5602439567</text:p>
          </table:table-cell>
          <table:table-cell table:formula="of:=SQRT(1 - (1 - [.A503]))" office:value-type="float" office:value="0.828327657985881">
            <text:p>0.828327658</text:p>
          </table:table-cell>
          <table:table-cell table:formula="of:=COS(2 * PI() * [.B503])" office:value-type="float" office:value="0.00402668868651597">
            <text:p>0.0040266887</text:p>
          </table:table-cell>
          <table:table-cell table:formula="of:=SIN(2 * PI() * [.B503])" office:value-type="float" office:value="-0.999991892856248">
            <text:p>-0.9999918929</text:p>
          </table:table-cell>
          <table:table-cell table:formula="of:=[.D503]*[.E503]" office:value-type="float" office:value="0.00333541760914002">
            <text:p>0.0033354176</text:p>
          </table:table-cell>
          <table:table-cell table:formula="of:=[.D503]*[.F503]" office:value-type="float" office:value="-0.828320942614484">
            <text:p>-0.8283209426</text:p>
          </table:table-cell>
          <table:table-cell table:formula="of:=[.C503]" office:value-type="float" office:value="0.560243956697103">
            <text:p>0.5602439567</text:p>
          </table:table-cell>
        </table:table-row>
        <table:table-row table:style-name="ro1">
          <table:table-cell table:formula="of:=RAND()" office:value-type="float" office:value="0.89569091796875">
            <text:p>0.895690918</text:p>
          </table:table-cell>
          <table:table-cell table:formula="of:=RAND()" office:value-type="float" office:value="0.314971923828125">
            <text:p>0.3149719238</text:p>
          </table:table-cell>
          <table:table-cell table:formula="of:=SQRT(1 - [.A504])" office:value-type="float" office:value="0.322969165759287">
            <text:p>0.3229691658</text:p>
          </table:table-cell>
          <table:table-cell table:formula="of:=SQRT(1 - (1 - [.A504]))" office:value-type="float" office:value="0.946409487467634">
            <text:p>0.9464094875</text:p>
          </table:table-cell>
          <table:table-cell table:formula="of:=COS(2 * PI() * [.B504])" office:value-type="float" office:value="-0.396985985390221">
            <text:p>-0.3969859854</text:p>
          </table:table-cell>
          <table:table-cell table:formula="of:=SIN(2 * PI() * [.B504])" office:value-type="float" office:value="0.917824671385421">
            <text:p>0.9178246714</text:p>
          </table:table-cell>
          <table:table-cell table:formula="of:=[.D504]*[.E504]" office:value-type="float" office:value="-0.375711302964993">
            <text:p>-0.375711303</text:p>
          </table:table-cell>
          <table:table-cell table:formula="of:=[.D504]*[.F504]" office:value-type="float" office:value="0.868637976831026">
            <text:p>0.8686379768</text:p>
          </table:table-cell>
          <table:table-cell table:formula="of:=[.C504]" office:value-type="float" office:value="0.322969165759287">
            <text:p>0.3229691658</text:p>
          </table:table-cell>
        </table:table-row>
        <table:table-row table:style-name="ro1">
          <table:table-cell table:formula="of:=RAND()" office:value-type="float" office:value="0.66839599609375">
            <text:p>0.6683959961</text:p>
          </table:table-cell>
          <table:table-cell table:formula="of:=RAND()" office:value-type="float" office:value="0.86883544921875">
            <text:p>0.8688354492</text:p>
          </table:table-cell>
          <table:table-cell table:formula="of:=SQRT(1 - [.A505])" office:value-type="float" office:value="0.575850678480324">
            <text:p>0.5758506785</text:p>
          </table:table-cell>
          <table:table-cell table:formula="of:=SQRT(1 - (1 - [.A505]))" office:value-type="float" office:value="0.817554888734542">
            <text:p>0.8175548887</text:p>
          </table:table-cell>
          <table:table-cell table:formula="of:=COS(2 * PI() * [.B505])" office:value-type="float" office:value="0.679194900497911">
            <text:p>0.6791949005</text:p>
          </table:table-cell>
          <table:table-cell table:formula="of:=SIN(2 * PI() * [.B505])" office:value-type="float" office:value="-0.733957960061496">
            <text:p>-0.7339579601</text:p>
          </table:table-cell>
          <table:table-cell table:formula="of:=[.D505]*[.E505]" office:value-type="float" office:value="0.555279111305638">
            <text:p>0.5552791113</text:p>
          </table:table-cell>
          <table:table-cell table:formula="of:=[.D505]*[.F505]" office:value-type="float" office:value="-0.600050918373908">
            <text:p>-0.6000509184</text:p>
          </table:table-cell>
          <table:table-cell table:formula="of:=[.C505]" office:value-type="float" office:value="0.575850678480324">
            <text:p>0.5758506785</text:p>
          </table:table-cell>
        </table:table-row>
        <table:table-row table:style-name="ro1">
          <table:table-cell table:formula="of:=RAND()" office:value-type="float" office:value="0.575286865234375">
            <text:p>0.5752868652</text:p>
          </table:table-cell>
          <table:table-cell table:formula="of:=RAND()" office:value-type="float" office:value="0.708221435546875">
            <text:p>0.7082214355</text:p>
          </table:table-cell>
          <table:table-cell table:formula="of:=SQRT(1 - [.A506])" office:value-type="float" office:value="0.65170018779008">
            <text:p>0.6517001878</text:p>
          </table:table-cell>
          <table:table-cell table:formula="of:=SQRT(1 - (1 - [.A506]))" office:value-type="float" office:value="0.758476674153118">
            <text:p>0.7584766742</text:p>
          </table:table-cell>
          <table:table-cell table:formula="of:=COS(2 * PI() * [.B506])" office:value-type="float" office:value="-0.259498098921852">
            <text:p>-0.2594980989</text:p>
          </table:table-cell>
          <table:table-cell table:formula="of:=SIN(2 * PI() * [.B506])" office:value-type="float" office:value="-0.965743618490925">
            <text:p>-0.9657436185</text:p>
          </table:table-cell>
          <table:table-cell table:formula="of:=[.D506]*[.E506]" office:value-type="float" office:value="-0.196823255019303">
            <text:p>-0.196823255</text:p>
          </table:table-cell>
          <table:table-cell table:formula="of:=[.D506]*[.F506]" office:value-type="float" office:value="-0.732494007837594">
            <text:p>-0.7324940078</text:p>
          </table:table-cell>
          <table:table-cell table:formula="of:=[.C506]" office:value-type="float" office:value="0.65170018779008">
            <text:p>0.6517001878</text:p>
          </table:table-cell>
        </table:table-row>
        <table:table-row table:style-name="ro1">
          <table:table-cell table:formula="of:=RAND()" office:value-type="float" office:value="0.391937255859375">
            <text:p>0.3919372559</text:p>
          </table:table-cell>
          <table:table-cell table:formula="of:=RAND()" office:value-type="float" office:value="0.46209716796875">
            <text:p>0.462097168</text:p>
          </table:table-cell>
          <table:table-cell table:formula="of:=SQRT(1 - [.A507])" office:value-type="float" office:value="0.779783780378013">
            <text:p>0.7797837804</text:p>
          </table:table-cell>
          <table:table-cell table:formula="of:=SQRT(1 - (1 - [.A507]))" office:value-type="float" office:value="0.626048924493426">
            <text:p>0.6260489245</text:p>
          </table:table-cell>
          <table:table-cell table:formula="of:=COS(2 * PI() * [.B507])" office:value-type="float" office:value="-0.97177594021999">
            <text:p>-0.9717759402</text:p>
          </table:table-cell>
          <table:table-cell table:formula="of:=SIN(2 * PI() * [.B507])" office:value-type="float" office:value="0.235905748148607">
            <text:p>0.2359057481</text:p>
          </table:table-cell>
          <table:table-cell table:formula="of:=[.D507]*[.E507]" office:value-type="float" office:value="-0.608379282223312">
            <text:p>-0.6083792822</text:p>
          </table:table-cell>
          <table:table-cell table:formula="of:=[.D507]*[.F507]" office:value-type="float" office:value="0.147688539910253">
            <text:p>0.1476885399</text:p>
          </table:table-cell>
          <table:table-cell table:formula="of:=[.C507]" office:value-type="float" office:value="0.779783780378013">
            <text:p>0.7797837804</text:p>
          </table:table-cell>
        </table:table-row>
        <table:table-row table:style-name="ro1">
          <table:table-cell table:formula="of:=RAND()" office:value-type="float" office:value="0.192626953125">
            <text:p>0.1926269531</text:p>
          </table:table-cell>
          <table:table-cell table:formula="of:=RAND()" office:value-type="float" office:value="0.55963134765625">
            <text:p>0.5596313477</text:p>
          </table:table-cell>
          <table:table-cell table:formula="of:=SQRT(1 - [.A508])" office:value-type="float" office:value="0.898539396395617">
            <text:p>0.8985393964</text:p>
          </table:table-cell>
          <table:table-cell table:formula="of:=SQRT(1 - (1 - [.A508]))" office:value-type="float" office:value="0.438892872037129">
            <text:p>0.438892872</text:p>
          </table:table-cell>
          <table:table-cell table:formula="of:=COS(2 * PI() * [.B508])" office:value-type="float" office:value="-0.930626681810532">
            <text:p>-0.9306266818</text:p>
          </table:table-cell>
          <table:table-cell table:formula="of:=SIN(2 * PI() * [.B508])" office:value-type="float" office:value="-0.365969915570009">
            <text:p>-0.3659699156</text:p>
          </table:table-cell>
          <table:table-cell table:formula="of:=[.D508]*[.E508]" office:value-type="float" office:value="-0.408445417174208">
            <text:p>-0.4084454172</text:p>
          </table:table-cell>
          <table:table-cell table:formula="of:=[.D508]*[.F508]" office:value-type="float" office:value="-0.160621587323707">
            <text:p>-0.1606215873</text:p>
          </table:table-cell>
          <table:table-cell table:formula="of:=[.C508]" office:value-type="float" office:value="0.898539396395617">
            <text:p>0.8985393964</text:p>
          </table:table-cell>
        </table:table-row>
        <table:table-row table:style-name="ro1">
          <table:table-cell table:formula="of:=RAND()" office:value-type="float" office:value="0.95025634765625">
            <text:p>0.9502563477</text:p>
          </table:table-cell>
          <table:table-cell table:formula="of:=RAND()" office:value-type="float" office:value="0.163787841796875">
            <text:p>0.1637878418</text:p>
          </table:table-cell>
          <table:table-cell table:formula="of:=SQRT(1 - [.A509])" office:value-type="float" office:value="0.223032850369066">
            <text:p>0.2230328504</text:p>
          </table:table-cell>
          <table:table-cell table:formula="of:=SQRT(1 - (1 - [.A509]))" office:value-type="float" office:value="0.974810929183834">
            <text:p>0.9748109292</text:p>
          </table:table-cell>
          <table:table-cell table:formula="of:=COS(2 * PI() * [.B509])" office:value-type="float" office:value="0.515582184534204">
            <text:p>0.5155821845</text:p>
          </table:table-cell>
          <table:table-cell table:formula="of:=SIN(2 * PI() * [.B509])" office:value-type="float" office:value="0.856840131524509">
            <text:p>0.8568401315</text:p>
          </table:table-cell>
          <table:table-cell table:formula="of:=[.D509]*[.E509]" office:value-type="float" office:value="0.502595148376418">
            <text:p>0.5025951484</text:p>
          </table:table-cell>
          <table:table-cell table:formula="of:=[.D509]*[.F509]" office:value-type="float" office:value="0.835257124773405">
            <text:p>0.8352571248</text:p>
          </table:table-cell>
          <table:table-cell table:formula="of:=[.C509]" office:value-type="float" office:value="0.223032850369066">
            <text:p>0.2230328504</text:p>
          </table:table-cell>
        </table:table-row>
        <table:table-row table:style-name="ro1">
          <table:table-cell table:formula="of:=RAND()" office:value-type="float" office:value="0.9635009765625">
            <text:p>0.9635009766</text:p>
          </table:table-cell>
          <table:table-cell table:formula="of:=RAND()" office:value-type="float" office:value="0.238616943359375">
            <text:p>0.2386169434</text:p>
          </table:table-cell>
          <table:table-cell table:formula="of:=SQRT(1 - [.A510])" office:value-type="float" office:value="0.191047175947461">
            <text:p>0.1910471759</text:p>
          </table:table-cell>
          <table:table-cell table:formula="of:=SQRT(1 - (1 - [.A510]))" office:value-type="float" office:value="0.981580855845559">
            <text:p>0.9815808558</text:p>
          </table:table-cell>
          <table:table-cell table:formula="of:=COS(2 * PI() * [.B510])" office:value-type="float" office:value="0.0714608929708458">
            <text:p>0.071460893</text:p>
          </table:table-cell>
          <table:table-cell table:formula="of:=SIN(2 * PI() * [.B510])" office:value-type="float" office:value="0.997443402291984">
            <text:p>0.9974434023</text:p>
          </table:table-cell>
          <table:table-cell table:formula="of:=[.D510]*[.E510]" office:value-type="float" office:value="0.0701446444818107">
            <text:p>0.0701446445</text:p>
          </table:table-cell>
          <table:table-cell table:formula="of:=[.D510]*[.F510]" office:value-type="float" office:value="0.979071348479272">
            <text:p>0.9790713485</text:p>
          </table:table-cell>
          <table:table-cell table:formula="of:=[.C510]" office:value-type="float" office:value="0.191047175947461">
            <text:p>0.1910471759</text:p>
          </table:table-cell>
        </table:table-row>
        <table:table-row table:style-name="ro1">
          <table:table-cell table:formula="of:=RAND()" office:value-type="float" office:value="0.269866943359375">
            <text:p>0.2698669434</text:p>
          </table:table-cell>
          <table:table-cell table:formula="of:=RAND()" office:value-type="float" office:value="0.11932373046875">
            <text:p>0.1193237305</text:p>
          </table:table-cell>
          <table:table-cell table:formula="of:=SQRT(1 - [.A511])" office:value-type="float" office:value="0.854478236493256">
            <text:p>0.8544782365</text:p>
          </table:table-cell>
          <table:table-cell table:formula="of:=SQRT(1 - (1 - [.A511]))" office:value-type="float" office:value="0.519487192680796">
            <text:p>0.5194871927</text:p>
          </table:table-cell>
          <table:table-cell table:formula="of:=COS(2 * PI() * [.B511])" office:value-type="float" office:value="0.731870765327218">
            <text:p>0.7318707653</text:p>
          </table:table-cell>
          <table:table-cell table:formula="of:=SIN(2 * PI() * [.B511])" office:value-type="float" office:value="0.681443455364678">
            <text:p>0.6814434554</text:p>
          </table:table-cell>
          <table:table-cell table:formula="of:=[.D511]*[.E511]" office:value-type="float" office:value="0.380197489284983">
            <text:p>0.3801974893</text:p>
          </table:table-cell>
          <table:table-cell table:formula="of:=[.D511]*[.F511]" office:value-type="float" office:value="0.354001147598098">
            <text:p>0.3540011476</text:p>
          </table:table-cell>
          <table:table-cell table:formula="of:=[.C511]" office:value-type="float" office:value="0.854478236493256">
            <text:p>0.8544782365</text:p>
          </table:table-cell>
        </table:table-row>
        <table:table-row table:style-name="ro1">
          <table:table-cell table:formula="of:=RAND()" office:value-type="float" office:value="0.198638916015625">
            <text:p>0.198638916</text:p>
          </table:table-cell>
          <table:table-cell table:formula="of:=RAND()" office:value-type="float" office:value="0.360321044921875">
            <text:p>0.3603210449</text:p>
          </table:table-cell>
          <table:table-cell table:formula="of:=SQRT(1 - [.A512])" office:value-type="float" office:value="0.895187736725864">
            <text:p>0.8951877367</text:p>
          </table:table-cell>
          <table:table-cell table:formula="of:=SQRT(1 - (1 - [.A512]))" office:value-type="float" office:value="0.445689259479769">
            <text:p>0.4456892595</text:p>
          </table:table-cell>
          <table:table-cell table:formula="of:=COS(2 * PI() * [.B512])" office:value-type="float" office:value="-0.638976959397309">
            <text:p>-0.6389769594</text:p>
          </table:table-cell>
          <table:table-cell table:formula="of:=SIN(2 * PI() * [.B512])" office:value-type="float" office:value="0.769225874083399">
            <text:p>0.7692258741</text:p>
          </table:table-cell>
          <table:table-cell table:formula="of:=[.D512]*[.E512]" office:value-type="float" office:value="-0.284785167858421">
            <text:p>-0.2847851679</text:p>
          </table:table-cell>
          <table:table-cell table:formula="of:=[.D512]*[.F512]" office:value-type="float" office:value="0.342835710192908">
            <text:p>0.3428357102</text:p>
          </table:table-cell>
          <table:table-cell table:formula="of:=[.C512]" office:value-type="float" office:value="0.895187736725864">
            <text:p>0.8951877367</text:p>
          </table:table-cell>
        </table:table-row>
        <table:table-row table:style-name="ro1">
          <table:table-cell table:formula="of:=RAND()" office:value-type="float" office:value="0.710052490234375">
            <text:p>0.7100524902</text:p>
          </table:table-cell>
          <table:table-cell table:formula="of:=RAND()" office:value-type="float" office:value="0.891815185546875">
            <text:p>0.8918151855</text:p>
          </table:table-cell>
          <table:table-cell table:formula="of:=SQRT(1 - [.A513])" office:value-type="float" office:value="0.538467742548822">
            <text:p>0.5384677425</text:p>
          </table:table-cell>
          <table:table-cell table:formula="of:=SQRT(1 - (1 - [.A513]))" office:value-type="float" office:value="0.842646123965675">
            <text:p>0.842646124</text:p>
          </table:table-cell>
          <table:table-cell table:formula="of:=COS(2 * PI() * [.B513])" office:value-type="float" office:value="0.777732886943944">
            <text:p>0.7777328869</text:p>
          </table:table-cell>
          <table:table-cell table:formula="of:=SIN(2 * PI() * [.B513])" office:value-type="float" office:value="-0.628594906570073">
            <text:p>-0.6285949066</text:p>
          </table:table-cell>
          <table:table-cell table:formula="of:=[.D513]*[.E513]" office:value-type="float" office:value="0.655353602663948">
            <text:p>0.6553536027</text:p>
          </table:table-cell>
          <table:table-cell table:formula="of:=[.D513]*[.F513]" office:value-type="float" office:value="-0.529683061565837">
            <text:p>-0.5296830616</text:p>
          </table:table-cell>
          <table:table-cell table:formula="of:=[.C513]" office:value-type="float" office:value="0.538467742548822">
            <text:p>0.5384677425</text:p>
          </table:table-cell>
        </table:table-row>
        <table:table-row table:style-name="ro1">
          <table:table-cell table:formula="of:=RAND()" office:value-type="float" office:value="0.258819580078125">
            <text:p>0.2588195801</text:p>
          </table:table-cell>
          <table:table-cell table:formula="of:=RAND()" office:value-type="float" office:value="0.3223876953125">
            <text:p>0.3223876953</text:p>
          </table:table-cell>
          <table:table-cell table:formula="of:=SQRT(1 - [.A514])" office:value-type="float" office:value="0.860918358453271">
            <text:p>0.8609183585</text:p>
          </table:table-cell>
          <table:table-cell table:formula="of:=SQRT(1 - (1 - [.A514]))" office:value-type="float" office:value="0.508743137622637">
            <text:p>0.5087431376</text:p>
          </table:table-cell>
          <table:table-cell table:formula="of:=COS(2 * PI() * [.B514])" office:value-type="float" office:value="-0.4393053841401">
            <text:p>-0.4393053841</text:p>
          </table:table-cell>
          <table:table-cell table:formula="of:=SIN(2 * PI() * [.B514])" office:value-type="float" office:value="0.898337786951834">
            <text:p>0.898337787</text:p>
          </table:table-cell>
          <table:table-cell table:formula="of:=[.D514]*[.E514]" office:value-type="float" office:value="-0.223493599501952">
            <text:p>-0.2234935995</text:p>
          </table:table-cell>
          <table:table-cell table:formula="of:=[.D514]*[.F514]" office:value-type="float" office:value="0.457023184378852">
            <text:p>0.4570231844</text:p>
          </table:table-cell>
          <table:table-cell table:formula="of:=[.C514]" office:value-type="float" office:value="0.860918358453271">
            <text:p>0.8609183585</text:p>
          </table:table-cell>
        </table:table-row>
        <table:table-row table:style-name="ro1">
          <table:table-cell table:formula="of:=RAND()" office:value-type="float" office:value="0.93524169921875">
            <text:p>0.9352416992</text:p>
          </table:table-cell>
          <table:table-cell table:formula="of:=RAND()" office:value-type="float" office:value="0.089996337890625">
            <text:p>0.0899963379</text:p>
          </table:table-cell>
          <table:table-cell table:formula="of:=SQRT(1 - [.A515])" office:value-type="float" office:value="0.254476523045349">
            <text:p>0.254476523</text:p>
          </table:table-cell>
          <table:table-cell table:formula="of:=SQRT(1 - (1 - [.A515]))" office:value-type="float" office:value="0.967078951905557">
            <text:p>0.9670789519</text:p>
          </table:table-cell>
          <table:table-cell table:formula="of:=COS(2 * PI() * [.B515])" office:value-type="float" office:value="0.844340254498638">
            <text:p>0.8443402545</text:p>
          </table:table-cell>
          <table:table-cell table:formula="of:=SIN(2 * PI() * [.B515])" office:value-type="float" office:value="0.535807367094906">
            <text:p>0.5358073671</text:p>
          </table:table-cell>
          <table:table-cell table:formula="of:=[.D515]*[.E515]" office:value-type="float" office:value="0.816543688372213">
            <text:p>0.8165436884</text:p>
          </table:table-cell>
          <table:table-cell table:formula="of:=[.D515]*[.F515]" office:value-type="float" office:value="0.518168026993418">
            <text:p>0.518168027</text:p>
          </table:table-cell>
          <table:table-cell table:formula="of:=[.C515]" office:value-type="float" office:value="0.254476523045349">
            <text:p>0.254476523</text:p>
          </table:table-cell>
        </table:table-row>
        <table:table-row table:style-name="ro1">
          <table:table-cell table:formula="of:=RAND()" office:value-type="float" office:value="0.722564697265625">
            <text:p>0.7225646973</text:p>
          </table:table-cell>
          <table:table-cell table:formula="of:=RAND()" office:value-type="float" office:value="0.706298828125">
            <text:p>0.7062988281</text:p>
          </table:table-cell>
          <table:table-cell table:formula="of:=SQRT(1 - [.A516])" office:value-type="float" office:value="0.526721276136037">
            <text:p>0.5267212761</text:p>
          </table:table-cell>
          <table:table-cell table:formula="of:=SQRT(1 - (1 - [.A516]))" office:value-type="float" office:value="0.85003805636314">
            <text:p>0.8500380564</text:p>
          </table:table-cell>
          <table:table-cell table:formula="of:=COS(2 * PI() * [.B516])" office:value-type="float" office:value="-0.271145159526808">
            <text:p>-0.2711451595</text:p>
          </table:table-cell>
          <table:table-cell table:formula="of:=SIN(2 * PI() * [.B516])" office:value-type="float" office:value="-0.962538468044359">
            <text:p>-0.962538468</text:p>
          </table:table-cell>
          <table:table-cell table:formula="of:=[.D516]*[.E516]" office:value-type="float" office:value="-0.230483704396441">
            <text:p>-0.2304837044</text:p>
          </table:table-cell>
          <table:table-cell table:formula="of:=[.D516]*[.F516]" office:value-type="float" office:value="-0.818194328551182">
            <text:p>-0.8181943286</text:p>
          </table:table-cell>
          <table:table-cell table:formula="of:=[.C516]" office:value-type="float" office:value="0.526721276136037">
            <text:p>0.5267212761</text:p>
          </table:table-cell>
        </table:table-row>
        <table:table-row table:style-name="ro1">
          <table:table-cell table:formula="of:=RAND()" office:value-type="float" office:value="0.056915283203125">
            <text:p>0.0569152832</text:p>
          </table:table-cell>
          <table:table-cell table:formula="of:=RAND()" office:value-type="float" office:value="0.3084716796875">
            <text:p>0.3084716797</text:p>
          </table:table-cell>
          <table:table-cell table:formula="of:=SQRT(1 - [.A517])" office:value-type="float" office:value="0.971125489726675">
            <text:p>0.9711254897</text:p>
          </table:table-cell>
          <table:table-cell table:formula="of:=SQRT(1 - (1 - [.A517]))" office:value-type="float" office:value="0.238569241946914">
            <text:p>0.2385692419</text:p>
          </table:table-cell>
          <table:table-cell table:formula="of:=COS(2 * PI() * [.B517])" office:value-type="float" office:value="-0.359179334232336">
            <text:p>-0.3591793342</text:p>
          </table:table-cell>
          <table:table-cell table:formula="of:=SIN(2 * PI() * [.B517])" office:value-type="float" office:value="0.933268560415712">
            <text:p>0.9332685604</text:p>
          </table:table-cell>
          <table:table-cell table:formula="of:=[.D517]*[.E517]" office:value-type="float" office:value="-0.0856891414908056">
            <text:p>-0.0856891415</text:p>
          </table:table-cell>
          <table:table-cell table:formula="of:=[.D517]*[.F517]" office:value-type="float" office:value="0.222649172991264">
            <text:p>0.222649173</text:p>
          </table:table-cell>
          <table:table-cell table:formula="of:=[.C517]" office:value-type="float" office:value="0.971125489726675">
            <text:p>0.9711254897</text:p>
          </table:table-cell>
        </table:table-row>
        <table:table-row table:style-name="ro1">
          <table:table-cell table:formula="of:=RAND()" office:value-type="float" office:value="0.02685546875">
            <text:p>0.0268554688</text:p>
          </table:table-cell>
          <table:table-cell table:formula="of:=RAND()" office:value-type="float" office:value="0.02337646484375">
            <text:p>0.0233764648</text:p>
          </table:table-cell>
          <table:table-cell table:formula="of:=SQRT(1 - [.A518])" office:value-type="float" office:value="0.986480882354037">
            <text:p>0.9864808824</text:p>
          </table:table-cell>
          <table:table-cell table:formula="of:=SQRT(1 - (1 - [.A518]))" office:value-type="float" office:value="0.163876382526586">
            <text:p>0.1638763825</text:p>
          </table:table-cell>
          <table:table-cell table:formula="of:=COS(2 * PI() * [.B518])" office:value-type="float" office:value="0.98923270765722">
            <text:p>0.9892327077</text:p>
          </table:table-cell>
          <table:table-cell table:formula="of:=SIN(2 * PI() * [.B518])" office:value-type="float" office:value="0.146351119234411">
            <text:p>0.1463511192</text:p>
          </table:table-cell>
          <table:table-cell table:formula="of:=[.D518]*[.E518]" office:value-type="float" office:value="0.162111877607845">
            <text:p>0.1621118776</text:p>
          </table:table-cell>
          <table:table-cell table:formula="of:=[.D518]*[.F518]" office:value-type="float" office:value="0.0239834919988524">
            <text:p>0.023983492</text:p>
          </table:table-cell>
          <table:table-cell table:formula="of:=[.C518]" office:value-type="float" office:value="0.986480882354037">
            <text:p>0.9864808824</text:p>
          </table:table-cell>
        </table:table-row>
        <table:table-row table:style-name="ro1">
          <table:table-cell table:formula="of:=RAND()" office:value-type="float" office:value="0.511871337890625">
            <text:p>0.5118713379</text:p>
          </table:table-cell>
          <table:table-cell table:formula="of:=RAND()" office:value-type="float" office:value="0.190826416015625">
            <text:p>0.190826416</text:p>
          </table:table-cell>
          <table:table-cell table:formula="of:=SQRT(1 - [.A519])" office:value-type="float" office:value="0.698662051430715">
            <text:p>0.6986620514</text:p>
          </table:table-cell>
          <table:table-cell table:formula="of:=SQRT(1 - (1 - [.A519]))" office:value-type="float" office:value="0.71545184176898">
            <text:p>0.7154518418</text:p>
          </table:table-cell>
          <table:table-cell table:formula="of:=COS(2 * PI() * [.B519])" office:value-type="float" office:value="0.363291724029101">
            <text:p>0.363291724</text:p>
          </table:table-cell>
          <table:table-cell table:formula="of:=SIN(2 * PI() * [.B519])" office:value-type="float" office:value="0.931675438793985">
            <text:p>0.9316754388</text:p>
          </table:table-cell>
          <table:table-cell table:formula="of:=[.D519]*[.E519]" office:value-type="float" office:value="0.259917733056048">
            <text:p>0.2599177331</text:p>
          </table:table-cell>
          <table:table-cell table:formula="of:=[.D519]*[.F519]" office:value-type="float" office:value="0.666568908616079">
            <text:p>0.6665689086</text:p>
          </table:table-cell>
          <table:table-cell table:formula="of:=[.C519]" office:value-type="float" office:value="0.698662051430715">
            <text:p>0.6986620514</text:p>
          </table:table-cell>
        </table:table-row>
        <table:table-row table:style-name="ro1">
          <table:table-cell table:formula="of:=RAND()" office:value-type="float" office:value="0.43035888671875">
            <text:p>0.4303588867</text:p>
          </table:table-cell>
          <table:table-cell table:formula="of:=RAND()" office:value-type="float" office:value="0.622528076171875">
            <text:p>0.6225280762</text:p>
          </table:table-cell>
          <table:table-cell table:formula="of:=SQRT(1 - [.A520])" office:value-type="float" office:value="0.754745727567404">
            <text:p>0.7547457276</text:p>
          </table:table-cell>
          <table:table-cell table:formula="of:=SQRT(1 - (1 - [.A520]))" office:value-type="float" office:value="0.65601744391346">
            <text:p>0.6560174439</text:p>
          </table:table-cell>
          <table:table-cell table:formula="of:=COS(2 * PI() * [.B520])" office:value-type="float" office:value="-0.718003522150983">
            <text:p>-0.7180035222</text:p>
          </table:table-cell>
          <table:table-cell table:formula="of:=SIN(2 * PI() * [.B520])" office:value-type="float" office:value="-0.696039468836921">
            <text:p>-0.6960394688</text:p>
          </table:table-cell>
          <table:table-cell table:formula="of:=[.D520]*[.E520]" office:value-type="float" office:value="-0.47102283532235">
            <text:p>-0.4710228353</text:p>
          </table:table-cell>
          <table:table-cell table:formula="of:=[.D520]*[.F520]" office:value-type="float" office:value="-0.456614033209279">
            <text:p>-0.4566140332</text:p>
          </table:table-cell>
          <table:table-cell table:formula="of:=[.C520]" office:value-type="float" office:value="0.754745727567404">
            <text:p>0.7547457276</text:p>
          </table:table-cell>
        </table:table-row>
        <table:table-row table:style-name="ro1">
          <table:table-cell table:formula="of:=RAND()" office:value-type="float" office:value="0.38006591796875">
            <text:p>0.380065918</text:p>
          </table:table-cell>
          <table:table-cell table:formula="of:=RAND()" office:value-type="float" office:value="0.41326904296875">
            <text:p>0.413269043</text:p>
          </table:table-cell>
          <table:table-cell table:formula="of:=SQRT(1 - [.A521])" office:value-type="float" office:value="0.787358928336531">
            <text:p>0.7873589283</text:p>
          </table:table-cell>
          <table:table-cell table:formula="of:=SQRT(1 - (1 - [.A521]))" office:value-type="float" office:value="0.616494864511254">
            <text:p>0.6164948645</text:p>
          </table:table-cell>
          <table:table-cell table:formula="of:=COS(2 * PI() * [.B521])" office:value-type="float" office:value="-0.85515493426311">
            <text:p>-0.8551549343</text:p>
          </table:table-cell>
          <table:table-cell table:formula="of:=SIN(2 * PI() * [.B521])" office:value-type="float" office:value="0.518372490016066">
            <text:p>0.51837249</text:p>
          </table:table-cell>
          <table:table-cell table:formula="of:=[.D521]*[.E521]" office:value-type="float" office:value="-0.527198625334667">
            <text:p>-0.5271986253</text:p>
          </table:table-cell>
          <table:table-cell table:formula="of:=[.D521]*[.F521]" office:value-type="float" office:value="0.319573977998816">
            <text:p>0.319573978</text:p>
          </table:table-cell>
          <table:table-cell table:formula="of:=[.C521]" office:value-type="float" office:value="0.787358928336531">
            <text:p>0.7873589283</text:p>
          </table:table-cell>
        </table:table-row>
        <table:table-row table:style-name="ro1">
          <table:table-cell table:formula="of:=RAND()" office:value-type="float" office:value="0.438323974609375">
            <text:p>0.4383239746</text:p>
          </table:table-cell>
          <table:table-cell table:formula="of:=RAND()" office:value-type="float" office:value="0.618865966796875">
            <text:p>0.6188659668</text:p>
          </table:table-cell>
          <table:table-cell table:formula="of:=SQRT(1 - [.A522])" office:value-type="float" office:value="0.749450482280601">
            <text:p>0.7494504823</text:p>
          </table:table-cell>
          <table:table-cell table:formula="of:=SQRT(1 - (1 - [.A522]))" office:value-type="float" office:value="0.662060401028014">
            <text:p>0.662060401</text:p>
          </table:table-cell>
          <table:table-cell table:formula="of:=COS(2 * PI() * [.B522])" office:value-type="float" office:value="-0.733827712578452">
            <text:p>-0.7338277126</text:p>
          </table:table-cell>
          <table:table-cell table:formula="of:=SIN(2 * PI() * [.B522])" office:value-type="float" office:value="-0.679335622687252">
            <text:p>-0.6793356227</text:p>
          </table:table-cell>
          <table:table-cell table:formula="of:=[.D522]*[.E522]" office:value-type="float" office:value="-0.48583826967516">
            <text:p>-0.4858382697</text:p>
          </table:table-cell>
          <table:table-cell table:formula="of:=[.D522]*[.F522]" office:value-type="float" office:value="-0.449761214788938">
            <text:p>-0.4497612148</text:p>
          </table:table-cell>
          <table:table-cell table:formula="of:=[.C522]" office:value-type="float" office:value="0.749450482280601">
            <text:p>0.7494504823</text:p>
          </table:table-cell>
        </table:table-row>
        <table:table-row table:style-name="ro1">
          <table:table-cell table:formula="of:=RAND()" office:value-type="float" office:value="0.97265625">
            <text:p>0.97265625</text:p>
          </table:table-cell>
          <table:table-cell table:formula="of:=RAND()" office:value-type="float" office:value="0.26226806640625">
            <text:p>0.2622680664</text:p>
          </table:table-cell>
          <table:table-cell table:formula="of:=SQRT(1 - [.A523])" office:value-type="float" office:value="0.165359456941537">
            <text:p>0.1653594569</text:p>
          </table:table-cell>
          <table:table-cell table:formula="of:=SQRT(1 - (1 - [.A523]))" office:value-type="float" office:value="0.986233364878719">
            <text:p>0.9862333649</text:p>
          </table:table-cell>
          <table:table-cell table:formula="of:=COS(2 * PI() * [.B523])" office:value-type="float" office:value="-0.0770062234962455">
            <text:p>-0.0770062235</text:p>
          </table:table-cell>
          <table:table-cell table:formula="of:=SIN(2 * PI() * [.B523])" office:value-type="float" office:value="0.99703061213929">
            <text:p>0.9970306121</text:p>
          </table:table-cell>
          <table:table-cell table:formula="of:=[.D523]*[.E523]" office:value-type="float" office:value="-0.0759461069153048">
            <text:p>-0.0759461069</text:p>
          </table:table-cell>
          <table:table-cell table:formula="of:=[.D523]*[.F523]" office:value-type="float" office:value="0.98330485549722">
            <text:p>0.9833048555</text:p>
          </table:table-cell>
          <table:table-cell table:formula="of:=[.C523]" office:value-type="float" office:value="0.165359456941537">
            <text:p>0.1653594569</text:p>
          </table:table-cell>
        </table:table-row>
        <table:table-row table:style-name="ro1">
          <table:table-cell table:formula="of:=RAND()" office:value-type="float" office:value="0.4488525390625">
            <text:p>0.4488525391</text:p>
          </table:table-cell>
          <table:table-cell table:formula="of:=RAND()" office:value-type="float" office:value="0.070526123046875">
            <text:p>0.070526123</text:p>
          </table:table-cell>
          <table:table-cell table:formula="of:=SQRT(1 - [.A524])" office:value-type="float" office:value="0.742393063637787">
            <text:p>0.7423930636</text:p>
          </table:table-cell>
          <table:table-cell table:formula="of:=SQRT(1 - (1 - [.A524]))" office:value-type="float" office:value="0.669964580453698">
            <text:p>0.6699645805</text:p>
          </table:table-cell>
          <table:table-cell table:formula="of:=COS(2 * PI() * [.B524])" office:value-type="float" office:value="0.903414600350176">
            <text:p>0.9034146004</text:p>
          </table:table-cell>
          <table:table-cell table:formula="of:=SIN(2 * PI() * [.B524])" office:value-type="float" office:value="0.428768072358625">
            <text:p>0.4287680724</text:p>
          </table:table-cell>
          <table:table-cell table:formula="of:=[.D524]*[.E524]" office:value-type="float" office:value="0.605255783699351">
            <text:p>0.6052557837</text:p>
          </table:table-cell>
          <table:table-cell table:formula="of:=[.D524]*[.F524]" office:value-type="float" office:value="0.287259421709687">
            <text:p>0.2872594217</text:p>
          </table:table-cell>
          <table:table-cell table:formula="of:=[.C524]" office:value-type="float" office:value="0.742393063637787">
            <text:p>0.7423930636</text:p>
          </table:table-cell>
        </table:table-row>
        <table:table-row table:style-name="ro1">
          <table:table-cell table:formula="of:=RAND()" office:value-type="float" office:value="0.662933349609375">
            <text:p>0.6629333496</text:p>
          </table:table-cell>
          <table:table-cell table:formula="of:=RAND()" office:value-type="float" office:value="0.37322998046875">
            <text:p>0.3732299805</text:p>
          </table:table-cell>
          <table:table-cell table:formula="of:=SQRT(1 - [.A525])" office:value-type="float" office:value="0.580574414171538">
            <text:p>0.5805744142</text:p>
          </table:table-cell>
          <table:table-cell table:formula="of:=SQRT(1 - (1 - [.A525]))" office:value-type="float" office:value="0.814207190836199">
            <text:p>0.8142071908</text:p>
          </table:table-cell>
          <table:table-cell table:formula="of:=COS(2 * PI() * [.B525])" office:value-type="float" office:value="-0.699199225037462">
            <text:p>-0.699199225</text:p>
          </table:table-cell>
          <table:table-cell table:formula="of:=SIN(2 * PI() * [.B525])" office:value-type="float" office:value="0.71492687997236">
            <text:p>0.71492688</text:p>
          </table:table-cell>
          <table:table-cell table:formula="of:=[.D525]*[.E525]" office:value-type="float" office:value="-0.569293036852599">
            <text:p>-0.5692930369</text:p>
          </table:table-cell>
          <table:table-cell table:formula="of:=[.D525]*[.F525]" office:value-type="float" office:value="0.582098606595584">
            <text:p>0.5820986066</text:p>
          </table:table-cell>
          <table:table-cell table:formula="of:=[.C525]" office:value-type="float" office:value="0.580574414171538">
            <text:p>0.5805744142</text:p>
          </table:table-cell>
        </table:table-row>
        <table:table-row table:style-name="ro1">
          <table:table-cell table:formula="of:=RAND()" office:value-type="float" office:value="0.95159912109375">
            <text:p>0.9515991211</text:p>
          </table:table-cell>
          <table:table-cell table:formula="of:=RAND()" office:value-type="float" office:value="0.9542236328125">
            <text:p>0.9542236328</text:p>
          </table:table-cell>
          <table:table-cell table:formula="of:=SQRT(1 - [.A526])" office:value-type="float" office:value="0.220001997505136">
            <text:p>0.2200019975</text:p>
          </table:table-cell>
          <table:table-cell table:formula="of:=SQRT(1 - (1 - [.A526]))" office:value-type="float" office:value="0.975499421370279">
            <text:p>0.9754994214</text:p>
          </table:table-cell>
          <table:table-cell table:formula="of:=COS(2 * PI() * [.B526])" office:value-type="float" office:value="0.958921330733213">
            <text:p>0.9589213307</text:p>
          </table:table-cell>
          <table:table-cell table:formula="of:=SIN(2 * PI() * [.B526])" office:value-type="float" office:value="-0.283672137272668">
            <text:p>-0.2836721373</text:p>
          </table:table-cell>
          <table:table-cell table:formula="of:=[.D526]*[.E526]" office:value-type="float" office:value="0.935427203269868">
            <text:p>0.9354272033</text:p>
          </table:table-cell>
          <table:table-cell table:formula="of:=[.D526]*[.F526]" office:value-type="float" office:value="-0.276722005768358">
            <text:p>-0.2767220058</text:p>
          </table:table-cell>
          <table:table-cell table:formula="of:=[.C526]" office:value-type="float" office:value="0.220001997505136">
            <text:p>0.2200019975</text:p>
          </table:table-cell>
        </table:table-row>
        <table:table-row table:style-name="ro1">
          <table:table-cell table:formula="of:=RAND()" office:value-type="float" office:value="0.216278076171875">
            <text:p>0.2162780762</text:p>
          </table:table-cell>
          <table:table-cell table:formula="of:=RAND()" office:value-type="float" office:value="0.229827880859375">
            <text:p>0.2298278809</text:p>
          </table:table-cell>
          <table:table-cell table:formula="of:=SQRT(1 - [.A527])" office:value-type="float" office:value="0.885280703408882">
            <text:p>0.8852807034</text:p>
          </table:table-cell>
          <table:table-cell table:formula="of:=SQRT(1 - (1 - [.A527]))" office:value-type="float" office:value="0.465057067650708">
            <text:p>0.4650570677</text:p>
          </table:table-cell>
          <table:table-cell table:formula="of:=COS(2 * PI() * [.B527])" office:value-type="float" office:value="0.126406088911843">
            <text:p>0.1264060889</text:p>
          </table:table-cell>
          <table:table-cell table:formula="of:=SIN(2 * PI() * [.B527])" office:value-type="float" office:value="0.991978578743519">
            <text:p>0.9919785787</text:p>
          </table:table-cell>
          <table:table-cell table:formula="of:=[.D527]*[.E527]" office:value-type="float" office:value="0.0587860450425365">
            <text:p>0.058786045</text:p>
          </table:table-cell>
          <table:table-cell table:formula="of:=[.D527]*[.F527]" office:value-type="float" office:value="0.461326649002778">
            <text:p>0.461326649</text:p>
          </table:table-cell>
          <table:table-cell table:formula="of:=[.C527]" office:value-type="float" office:value="0.885280703408882">
            <text:p>0.8852807034</text:p>
          </table:table-cell>
        </table:table-row>
        <table:table-row table:style-name="ro1">
          <table:table-cell table:formula="of:=RAND()" office:value-type="float" office:value="0.76025390625">
            <text:p>0.7602539063</text:p>
          </table:table-cell>
          <table:table-cell table:formula="of:=RAND()" office:value-type="float" office:value="0.389617919921875">
            <text:p>0.3896179199</text:p>
          </table:table-cell>
          <table:table-cell table:formula="of:=SQRT(1 - [.A528])" office:value-type="float" office:value="0.489638737999762">
            <text:p>0.489638738</text:p>
          </table:table-cell>
          <table:table-cell table:formula="of:=SQRT(1 - (1 - [.A528]))" office:value-type="float" office:value="0.871925401768982">
            <text:p>0.8719254018</text:p>
          </table:table-cell>
          <table:table-cell table:formula="of:=COS(2 * PI() * [.B528])" office:value-type="float" office:value="-0.768980772930029">
            <text:p>-0.7689807729</text:p>
          </table:table-cell>
          <table:table-cell table:formula="of:=SIN(2 * PI() * [.B528])" office:value-type="float" office:value="0.639271906831464">
            <text:p>0.6392719068</text:p>
          </table:table-cell>
          <table:table-cell table:formula="of:=[.D528]*[.E528]" office:value-type="float" office:value="-0.670493869389637">
            <text:p>-0.6704938694</text:p>
          </table:table-cell>
          <table:table-cell table:formula="of:=[.D528]*[.F528]" office:value-type="float" office:value="0.557397414203647">
            <text:p>0.5573974142</text:p>
          </table:table-cell>
          <table:table-cell table:formula="of:=[.C528]" office:value-type="float" office:value="0.489638737999762">
            <text:p>0.489638738</text:p>
          </table:table-cell>
        </table:table-row>
        <table:table-row table:style-name="ro1">
          <table:table-cell table:formula="of:=RAND()" office:value-type="float" office:value="0.4241943359375">
            <text:p>0.4241943359</text:p>
          </table:table-cell>
          <table:table-cell table:formula="of:=RAND()" office:value-type="float" office:value="0.323089599609375">
            <text:p>0.3230895996</text:p>
          </table:table-cell>
          <table:table-cell table:formula="of:=SQRT(1 - [.A529])" office:value-type="float" office:value="0.758818597599255">
            <text:p>0.7588185976</text:p>
          </table:table-cell>
          <table:table-cell table:formula="of:=SQRT(1 - (1 - [.A529]))" office:value-type="float" office:value="0.651302031270823">
            <text:p>0.6513020313</text:p>
          </table:table-cell>
          <table:table-cell table:formula="of:=COS(2 * PI() * [.B529])" office:value-type="float" office:value="-0.443262943704693">
            <text:p>-0.4432629437</text:p>
          </table:table-cell>
          <table:table-cell table:formula="of:=SIN(2 * PI() * [.B529])" office:value-type="float" office:value="0.896391634687791">
            <text:p>0.8963916347</text:p>
          </table:table-cell>
          <table:table-cell table:formula="of:=[.D529]*[.E529]" office:value-type="float" office:value="-0.288698055621951">
            <text:p>-0.2886980556</text:p>
          </table:table-cell>
          <table:table-cell table:formula="of:=[.D529]*[.F529]" office:value-type="float" office:value="0.583821692486332">
            <text:p>0.5838216925</text:p>
          </table:table-cell>
          <table:table-cell table:formula="of:=[.C529]" office:value-type="float" office:value="0.758818597599255">
            <text:p>0.7588185976</text:p>
          </table:table-cell>
        </table:table-row>
        <table:table-row table:style-name="ro1">
          <table:table-cell table:formula="of:=RAND()" office:value-type="float" office:value="0.11474609375">
            <text:p>0.1147460938</text:p>
          </table:table-cell>
          <table:table-cell table:formula="of:=RAND()" office:value-type="float" office:value="0.666534423828125">
            <text:p>0.6665344238</text:p>
          </table:table-cell>
          <table:table-cell table:formula="of:=SQRT(1 - [.A530])" office:value-type="float" office:value="0.940879326082787">
            <text:p>0.9408793261</text:p>
          </table:table-cell>
          <table:table-cell table:formula="of:=SQRT(1 - (1 - [.A530]))" office:value-type="float" office:value="0.338741927948106">
            <text:p>0.3387419279</text:p>
          </table:table-cell>
          <table:table-cell table:formula="of:=COS(2 * PI() * [.B530])" office:value-type="float" office:value="-0.50071941324532">
            <text:p>-0.5007194132</text:p>
          </table:table-cell>
          <table:table-cell table:formula="of:=SIN(2 * PI() * [.B530])" office:value-type="float" office:value="-0.865609651747982">
            <text:p>-0.8656096517</text:p>
          </table:table-cell>
          <table:table-cell table:formula="of:=[.D530]*[.E530]" office:value-type="float" office:value="-0.169614659403764">
            <text:p>-0.1696146594</text:p>
          </table:table-cell>
          <table:table-cell table:formula="of:=[.D530]*[.F530]" office:value-type="float" office:value="-0.2932182822836">
            <text:p>-0.2932182823</text:p>
          </table:table-cell>
          <table:table-cell table:formula="of:=[.C530]" office:value-type="float" office:value="0.940879326082787">
            <text:p>0.9408793261</text:p>
          </table:table-cell>
        </table:table-row>
        <table:table-row table:style-name="ro1">
          <table:table-cell table:formula="of:=RAND()" office:value-type="float" office:value="0.78656005859375">
            <text:p>0.7865600586</text:p>
          </table:table-cell>
          <table:table-cell table:formula="of:=RAND()" office:value-type="float" office:value="0.5576171875">
            <text:p>0.5576171875</text:p>
          </table:table-cell>
          <table:table-cell table:formula="of:=SQRT(1 - [.A531])" office:value-type="float" office:value="0.461995607561641">
            <text:p>0.4619956076</text:p>
          </table:table-cell>
          <table:table-cell table:formula="of:=SQRT(1 - (1 - [.A531]))" office:value-type="float" office:value="0.886882212356156">
            <text:p>0.8868822124</text:p>
          </table:table-cell>
          <table:table-cell table:formula="of:=COS(2 * PI() * [.B531])" office:value-type="float" office:value="-0.935183509938948">
            <text:p>-0.9351835099</text:p>
          </table:table-cell>
          <table:table-cell table:formula="of:=SIN(2 * PI() * [.B531])" office:value-type="float" office:value="-0.35416352542049">
            <text:p>-0.3541635254</text:p>
          </table:table-cell>
          <table:table-cell table:formula="of:=[.D531]*[.E531]" office:value-type="float" office:value="-0.829397620253649">
            <text:p>-0.8293976203</text:p>
          </table:table-cell>
          <table:table-cell table:formula="of:=[.D531]*[.F531]" office:value-type="float" office:value="-0.31410133096078">
            <text:p>-0.314101331</text:p>
          </table:table-cell>
          <table:table-cell table:formula="of:=[.C531]" office:value-type="float" office:value="0.461995607561641">
            <text:p>0.4619956076</text:p>
          </table:table-cell>
        </table:table-row>
        <table:table-row table:style-name="ro1">
          <table:table-cell table:formula="of:=RAND()" office:value-type="float" office:value="0.669158935546875">
            <text:p>0.6691589355</text:p>
          </table:table-cell>
          <table:table-cell table:formula="of:=RAND()" office:value-type="float" office:value="0.560821533203125">
            <text:p>0.5608215332</text:p>
          </table:table-cell>
          <table:table-cell table:formula="of:=SQRT(1 - [.A532])" office:value-type="float" office:value="0.57518785144779">
            <text:p>0.5751878514</text:p>
          </table:table-cell>
          <table:table-cell table:formula="of:=SQRT(1 - (1 - [.A532]))" office:value-type="float" office:value="0.818021353967532">
            <text:p>0.818021354</text:p>
          </table:table-cell>
          <table:table-cell table:formula="of:=COS(2 * PI() * [.B532])" office:value-type="float" office:value="-0.927863905559834">
            <text:p>-0.9278639056</text:p>
          </table:table-cell>
          <table:table-cell table:formula="of:=SIN(2 * PI() * [.B532])" office:value-type="float" office:value="-0.372918989539621">
            <text:p>-0.3729189895</text:p>
          </table:table-cell>
          <table:table-cell table:formula="of:=[.D532]*[.E532]" office:value-type="float" office:value="-0.759012488323658">
            <text:p>-0.7590124883</text:p>
          </table:table-cell>
          <table:table-cell table:formula="of:=[.D532]*[.F532]" office:value-type="float" office:value="-0.305055696743404">
            <text:p>-0.3050556967</text:p>
          </table:table-cell>
          <table:table-cell table:formula="of:=[.C532]" office:value-type="float" office:value="0.57518785144779">
            <text:p>0.5751878514</text:p>
          </table:table-cell>
        </table:table-row>
        <table:table-row table:style-name="ro1">
          <table:table-cell table:formula="of:=RAND()" office:value-type="float" office:value="0.441925048828125">
            <text:p>0.4419250488</text:p>
          </table:table-cell>
          <table:table-cell table:formula="of:=RAND()" office:value-type="float" office:value="0.6990966796875">
            <text:p>0.6990966797</text:p>
          </table:table-cell>
          <table:table-cell table:formula="of:=SQRT(1 - [.A533])" office:value-type="float" office:value="0.747044142719743">
            <text:p>0.7470441427</text:p>
          </table:table-cell>
          <table:table-cell table:formula="of:=SQRT(1 - (1 - [.A533]))" office:value-type="float" office:value="0.664774434547633">
            <text:p>0.6647744345</text:p>
          </table:table-cell>
          <table:table-cell table:formula="of:=COS(2 * PI() * [.B533])" office:value-type="float" office:value="-0.314409927055337">
            <text:p>-0.3144099271</text:p>
          </table:table-cell>
          <table:table-cell table:formula="of:=SIN(2 * PI() * [.B533])" office:value-type="float" office:value="-0.949287310443502">
            <text:p>-0.9492873104</text:p>
          </table:table-cell>
          <table:table-cell table:formula="of:=[.D533]*[.E533]" office:value-type="float" office:value="-0.209011681474374">
            <text:p>-0.2090116815</text:p>
          </table:table-cell>
          <table:table-cell table:formula="of:=[.D533]*[.F533]" office:value-type="float" office:value="-0.631061935023322">
            <text:p>-0.631061935</text:p>
          </table:table-cell>
          <table:table-cell table:formula="of:=[.C533]" office:value-type="float" office:value="0.747044142719743">
            <text:p>0.7470441427</text:p>
          </table:table-cell>
        </table:table-row>
        <table:table-row table:style-name="ro1">
          <table:table-cell table:formula="of:=RAND()" office:value-type="float" office:value="0.017730712890625">
            <text:p>0.0177307129</text:p>
          </table:table-cell>
          <table:table-cell table:formula="of:=RAND()" office:value-type="float" office:value="0.808868408203125">
            <text:p>0.8088684082</text:p>
          </table:table-cell>
          <table:table-cell table:formula="of:=SQRT(1 - [.A534])" office:value-type="float" office:value="0.991094993988656">
            <text:p>0.991094994</text:p>
          </table:table-cell>
          <table:table-cell table:formula="of:=SQRT(1 - (1 - [.A534]))" office:value-type="float" office:value="0.133156723039526">
            <text:p>0.133156723</text:p>
          </table:table-cell>
          <table:table-cell table:formula="of:=COS(2 * PI() * [.B534])" office:value-type="float" office:value="0.361504591984545">
            <text:p>0.361504592</text:p>
          </table:table-cell>
          <table:table-cell table:formula="of:=SIN(2 * PI() * [.B534])" office:value-type="float" office:value="-0.932370328771828">
            <text:p>-0.9323703288</text:p>
          </table:table-cell>
          <table:table-cell table:formula="of:=[.D534]*[.E534]" office:value-type="float" office:value="0.0481367668324029">
            <text:p>0.0481367668</text:p>
          </table:table-cell>
          <table:table-cell table:formula="of:=[.D534]*[.F534]" office:value-type="float" office:value="-0.124151377638542">
            <text:p>-0.1241513776</text:p>
          </table:table-cell>
          <table:table-cell table:formula="of:=[.C534]" office:value-type="float" office:value="0.991094993988656">
            <text:p>0.991094994</text:p>
          </table:table-cell>
        </table:table-row>
        <table:table-row table:style-name="ro1">
          <table:table-cell table:formula="of:=RAND()" office:value-type="float" office:value="0.640625">
            <text:p>0.640625</text:p>
          </table:table-cell>
          <table:table-cell table:formula="of:=RAND()" office:value-type="float" office:value="0.5010986328125">
            <text:p>0.5010986328</text:p>
          </table:table-cell>
          <table:table-cell table:formula="of:=SQRT(1 - [.A535])" office:value-type="float" office:value="0.59947894041409">
            <text:p>0.5994789404</text:p>
          </table:table-cell>
          <table:table-cell table:formula="of:=SQRT(1 - (1 - [.A535]))" office:value-type="float" office:value="0.800390529679106">
            <text:p>0.8003905297</text:p>
          </table:table-cell>
          <table:table-cell table:formula="of:=COS(2 * PI() * [.B535])" office:value-type="float" office:value="-0.999976174986898">
            <text:p>-0.999976175</text:p>
          </table:table-cell>
          <table:table-cell table:formula="of:=SIN(2 * PI() * [.B535])" office:value-type="float" office:value="-0.00690285872472947">
            <text:p>-0.0069028587</text:p>
          </table:table-cell>
          <table:table-cell table:formula="of:=[.D535]*[.E535]" office:value-type="float" office:value="-0.800371460364249">
            <text:p>-0.8003714604</text:p>
          </table:table-cell>
          <table:table-cell table:formula="of:=[.D535]*[.F535]" office:value-type="float" office:value="-0.00552498275098626">
            <text:p>-0.0055249828</text:p>
          </table:table-cell>
          <table:table-cell table:formula="of:=[.C535]" office:value-type="float" office:value="0.59947894041409">
            <text:p>0.5994789404</text:p>
          </table:table-cell>
        </table:table-row>
        <table:table-row table:style-name="ro1">
          <table:table-cell table:formula="of:=RAND()" office:value-type="float" office:value="0.1229248046875">
            <text:p>0.1229248047</text:p>
          </table:table-cell>
          <table:table-cell table:formula="of:=RAND()" office:value-type="float" office:value="0.074249267578125">
            <text:p>0.0742492676</text:p>
          </table:table-cell>
          <table:table-cell table:formula="of:=SQRT(1 - [.A536])" office:value-type="float" office:value="0.936522928343188">
            <text:p>0.9365229283</text:p>
          </table:table-cell>
          <table:table-cell table:formula="of:=SQRT(1 - (1 - [.A536]))" office:value-type="float" office:value="0.350606338629951">
            <text:p>0.3506063386</text:p>
          </table:table-cell>
          <table:table-cell table:formula="of:=COS(2 * PI() * [.B536])" office:value-type="float" office:value="0.893138072882678">
            <text:p>0.8931380729</text:p>
          </table:table-cell>
          <table:table-cell table:formula="of:=SIN(2 * PI() * [.B536])" office:value-type="float" office:value="0.449782595002759">
            <text:p>0.449782595</text:p>
          </table:table-cell>
          <table:table-cell table:formula="of:=[.D536]*[.E536]" office:value-type="float" office:value="0.313139869624406">
            <text:p>0.3131398696</text:p>
          </table:table-cell>
          <table:table-cell table:formula="of:=[.D536]*[.F536]" office:value-type="float" office:value="0.157696628813395">
            <text:p>0.1576966288</text:p>
          </table:table-cell>
          <table:table-cell table:formula="of:=[.C536]" office:value-type="float" office:value="0.936522928343188">
            <text:p>0.9365229283</text:p>
          </table:table-cell>
        </table:table-row>
        <table:table-row table:style-name="ro1">
          <table:table-cell table:formula="of:=RAND()" office:value-type="float" office:value="0.917449951171875">
            <text:p>0.9174499512</text:p>
          </table:table-cell>
          <table:table-cell table:formula="of:=RAND()" office:value-type="float" office:value="0.762115478515625">
            <text:p>0.7621154785</text:p>
          </table:table-cell>
          <table:table-cell table:formula="of:=SQRT(1 - [.A537])" office:value-type="float" office:value="0.28731524294427">
            <text:p>0.2873152429</text:p>
          </table:table-cell>
          <table:table-cell table:formula="of:=SQRT(1 - (1 - [.A537]))" office:value-type="float" office:value="0.957836077401491">
            <text:p>0.9578360774</text:p>
          </table:table-cell>
          <table:table-cell table:formula="of:=COS(2 * PI() * [.B537])" office:value-type="float" office:value="0.0760502971239812">
            <text:p>0.0760502971</text:p>
          </table:table-cell>
          <table:table-cell table:formula="of:=SIN(2 * PI() * [.B537])" office:value-type="float" office:value="-0.997103982695563">
            <text:p>-0.9971039827</text:p>
          </table:table-cell>
          <table:table-cell table:formula="of:=[.D537]*[.E537]" office:value-type="float" office:value="0.0728437182824521">
            <text:p>0.0728437183</text:p>
          </table:table-cell>
          <table:table-cell table:formula="of:=[.D537]*[.F537]" office:value-type="float" office:value="-0.955062167546522">
            <text:p>-0.9550621675</text:p>
          </table:table-cell>
          <table:table-cell table:formula="of:=[.C537]" office:value-type="float" office:value="0.28731524294427">
            <text:p>0.2873152429</text:p>
          </table:table-cell>
        </table:table-row>
        <table:table-row table:style-name="ro1">
          <table:table-cell table:formula="of:=RAND()" office:value-type="float" office:value="0.426361083984375">
            <text:p>0.426361084</text:p>
          </table:table-cell>
          <table:table-cell table:formula="of:=RAND()" office:value-type="float" office:value="0.905914306640625">
            <text:p>0.9059143066</text:p>
          </table:table-cell>
          <table:table-cell table:formula="of:=SQRT(1 - [.A538])" office:value-type="float" office:value="0.757389540471497">
            <text:p>0.7573895405</text:p>
          </table:table-cell>
          <table:table-cell table:formula="of:=SQRT(1 - (1 - [.A538]))" office:value-type="float" office:value="0.652963309830173">
            <text:p>0.6529633098</text:p>
          </table:table-cell>
          <table:table-cell table:formula="of:=COS(2 * PI() * [.B538])" office:value-type="float" office:value="0.830295941803379">
            <text:p>0.8302959418</text:p>
          </table:table-cell>
          <table:table-cell table:formula="of:=SIN(2 * PI() * [.B538])" office:value-type="float" office:value="-0.557322751217676">
            <text:p>-0.5573227512</text:p>
          </table:table-cell>
          <table:table-cell table:formula="of:=[.D538]*[.E538]" office:value-type="float" office:value="0.542152786298495">
            <text:p>0.5421527863</text:p>
          </table:table-cell>
          <table:table-cell table:formula="of:=[.D538]*[.F538]" office:value-type="float" office:value="-0.363911308278752">
            <text:p>-0.3639113083</text:p>
          </table:table-cell>
          <table:table-cell table:formula="of:=[.C538]" office:value-type="float" office:value="0.757389540471497">
            <text:p>0.7573895405</text:p>
          </table:table-cell>
        </table:table-row>
        <table:table-row table:style-name="ro1">
          <table:table-cell table:formula="of:=RAND()" office:value-type="float" office:value="0.872222900390625">
            <text:p>0.8722229004</text:p>
          </table:table-cell>
          <table:table-cell table:formula="of:=RAND()" office:value-type="float" office:value="0.064605712890625">
            <text:p>0.0646057129</text:p>
          </table:table-cell>
          <table:table-cell table:formula="of:=SQRT(1 - [.A539])" office:value-type="float" office:value="0.357459227897917">
            <text:p>0.3574592279</text:p>
          </table:table-cell>
          <table:table-cell table:formula="of:=SQRT(1 - (1 - [.A539]))" office:value-type="float" office:value="0.933928744814413">
            <text:p>0.9339287448</text:p>
          </table:table-cell>
          <table:table-cell table:formula="of:=COS(2 * PI() * [.B539])" office:value-type="float" office:value="0.918735694195573">
            <text:p>0.9187356942</text:p>
          </table:table-cell>
          <table:table-cell table:formula="of:=SIN(2 * PI() * [.B539])" office:value-type="float" office:value="0.394873048220536">
            <text:p>0.3948730482</text:p>
          </table:table-cell>
          <table:table-cell table:formula="of:=[.D539]*[.E539]" office:value-type="float" office:value="0.85803367369627">
            <text:p>0.8580336737</text:p>
          </table:table-cell>
          <table:table-cell table:formula="of:=[.D539]*[.F539]" office:value-type="float" office:value="0.368783290285646">
            <text:p>0.3687832903</text:p>
          </table:table-cell>
          <table:table-cell table:formula="of:=[.C539]" office:value-type="float" office:value="0.357459227897917">
            <text:p>0.3574592279</text:p>
          </table:table-cell>
        </table:table-row>
        <table:table-row table:style-name="ro1">
          <table:table-cell table:formula="of:=RAND()" office:value-type="float" office:value="0.1669921875">
            <text:p>0.1669921875</text:p>
          </table:table-cell>
          <table:table-cell table:formula="of:=RAND()" office:value-type="float" office:value="0.68096923828125">
            <text:p>0.6809692383</text:p>
          </table:table-cell>
          <table:table-cell table:formula="of:=SQRT(1 - [.A540])" office:value-type="float" office:value="0.91269261665689">
            <text:p>0.9126926167</text:p>
          </table:table-cell>
          <table:table-cell table:formula="of:=SQRT(1 - (1 - [.A540]))" office:value-type="float" office:value="0.408646775956938">
            <text:p>0.408646776</text:p>
          </table:table-cell>
          <table:table-cell table:formula="of:=COS(2 * PI() * [.B540])" office:value-type="float" office:value="-0.420261120586723">
            <text:p>-0.4202611206</text:p>
          </table:table-cell>
          <table:table-cell table:formula="of:=SIN(2 * PI() * [.B540])" office:value-type="float" office:value="-0.907403212757808">
            <text:p>-0.9074032128</text:p>
          </table:table-cell>
          <table:table-cell table:formula="of:=[.D540]*[.E540]" office:value-type="float" office:value="-0.171738351987814">
            <text:p>-0.171738352</text:p>
          </table:table-cell>
          <table:table-cell table:formula="of:=[.D540]*[.F540]" office:value-type="float" office:value="-0.370807397386446">
            <text:p>-0.3708073974</text:p>
          </table:table-cell>
          <table:table-cell table:formula="of:=[.C540]" office:value-type="float" office:value="0.91269261665689">
            <text:p>0.9126926167</text:p>
          </table:table-cell>
        </table:table-row>
        <table:table-row table:style-name="ro1">
          <table:table-cell table:formula="of:=RAND()" office:value-type="float" office:value="0.23455810546875">
            <text:p>0.2345581055</text:p>
          </table:table-cell>
          <table:table-cell table:formula="of:=RAND()" office:value-type="float" office:value="0.4661865234375">
            <text:p>0.4661865234</text:p>
          </table:table-cell>
          <table:table-cell table:formula="of:=SQRT(1 - [.A541])" office:value-type="float" office:value="0.874895362046942">
            <text:p>0.874895362</text:p>
          </table:table-cell>
          <table:table-cell table:formula="of:=SQRT(1 - (1 - [.A541]))" office:value-type="float" office:value="0.484311991869652">
            <text:p>0.4843119919</text:p>
          </table:table-cell>
          <table:table-cell table:formula="of:=COS(2 * PI() * [.B541])" office:value-type="float" office:value="-0.977515916508569">
            <text:p>-0.9775159165</text:p>
          </table:table-cell>
          <table:table-cell table:formula="of:=SIN(2 * PI() * [.B541])" office:value-type="float" office:value="0.210861644147085">
            <text:p>0.2108616441</text:p>
          </table:table-cell>
          <table:table-cell table:formula="of:=[.D541]*[.E541]" office:value-type="float" office:value="-0.473422680608554">
            <text:p>-0.4734226806</text:p>
          </table:table-cell>
          <table:table-cell table:formula="of:=[.D541]*[.F541]" office:value-type="float" office:value="0.102122822885785">
            <text:p>0.1021228229</text:p>
          </table:table-cell>
          <table:table-cell table:formula="of:=[.C541]" office:value-type="float" office:value="0.874895362046942">
            <text:p>0.874895362</text:p>
          </table:table-cell>
        </table:table-row>
        <table:table-row table:style-name="ro1">
          <table:table-cell table:formula="of:=RAND()" office:value-type="float" office:value="0.128997802734375">
            <text:p>0.1289978027</text:p>
          </table:table-cell>
          <table:table-cell table:formula="of:=RAND()" office:value-type="float" office:value="0.972869873046875">
            <text:p>0.972869873</text:p>
          </table:table-cell>
          <table:table-cell table:formula="of:=SQRT(1 - [.A542])" office:value-type="float" office:value="0.933274984806528">
            <text:p>0.9332749848</text:p>
          </table:table-cell>
          <table:table-cell table:formula="of:=SQRT(1 - (1 - [.A542]))" office:value-type="float" office:value="0.359162641061644">
            <text:p>0.3591626411</text:p>
          </table:table-cell>
          <table:table-cell table:formula="of:=COS(2 * PI() * [.B542])" office:value-type="float" office:value="0.985506225508247">
            <text:p>0.9855062255</text:p>
          </table:table-cell>
          <table:table-cell table:formula="of:=SIN(2 * PI() * [.B542])" office:value-type="float" office:value="-0.169639262803419">
            <text:p>-0.1696392628</text:p>
          </table:table-cell>
          <table:table-cell table:formula="of:=[.D542]*[.E542]" office:value-type="float" office:value="0.353957018736234">
            <text:p>0.3539570187</text:p>
          </table:table-cell>
          <table:table-cell table:formula="of:=[.D542]*[.F542]" office:value-type="float" office:value="-0.0609280856562263">
            <text:p>-0.0609280857</text:p>
          </table:table-cell>
          <table:table-cell table:formula="of:=[.C542]" office:value-type="float" office:value="0.933274984806528">
            <text:p>0.9332749848</text:p>
          </table:table-cell>
        </table:table-row>
        <table:table-row table:style-name="ro1">
          <table:table-cell table:formula="of:=RAND()" office:value-type="float" office:value="0.796356201171875">
            <text:p>0.7963562012</text:p>
          </table:table-cell>
          <table:table-cell table:formula="of:=RAND()" office:value-type="float" office:value="0.07037353515625">
            <text:p>0.0703735352</text:p>
          </table:table-cell>
          <table:table-cell table:formula="of:=SQRT(1 - [.A543])" office:value-type="float" office:value="0.451269098020377">
            <text:p>0.451269098</text:p>
          </table:table-cell>
          <table:table-cell table:formula="of:=SQRT(1 - (1 - [.A543]))" office:value-type="float" office:value="0.892387920789986">
            <text:p>0.8923879208</text:p>
          </table:table-cell>
          <table:table-cell table:formula="of:=COS(2 * PI() * [.B543])" office:value-type="float" office:value="0.903825261328488">
            <text:p>0.9038252613</text:p>
          </table:table-cell>
          <table:table-cell table:formula="of:=SIN(2 * PI() * [.B543])" office:value-type="float" office:value="0.427901737533854">
            <text:p>0.4279017375</text:p>
          </table:table-cell>
          <table:table-cell table:formula="of:=[.D543]*[.E543]" office:value-type="float" office:value="0.806562745714395">
            <text:p>0.8065627457</text:p>
          </table:table-cell>
          <table:table-cell table:formula="of:=[.D543]*[.F543]" office:value-type="float" office:value="0.381854341860258">
            <text:p>0.3818543419</text:p>
          </table:table-cell>
          <table:table-cell table:formula="of:=[.C543]" office:value-type="float" office:value="0.451269098020377">
            <text:p>0.451269098</text:p>
          </table:table-cell>
        </table:table-row>
        <table:table-row table:style-name="ro1">
          <table:table-cell table:formula="of:=RAND()" office:value-type="float" office:value="0.315948486328125">
            <text:p>0.3159484863</text:p>
          </table:table-cell>
          <table:table-cell table:formula="of:=RAND()" office:value-type="float" office:value="0.81134033203125">
            <text:p>0.811340332</text:p>
          </table:table-cell>
          <table:table-cell table:formula="of:=SQRT(1 - [.A544])" office:value-type="float" office:value="0.827074067826984">
            <text:p>0.8270740678</text:p>
          </table:table-cell>
          <table:table-cell table:formula="of:=SQRT(1 - (1 - [.A544]))" office:value-type="float" office:value="0.562092951679813">
            <text:p>0.5620929517</text:p>
          </table:table-cell>
          <table:table-cell table:formula="of:=COS(2 * PI() * [.B544])" office:value-type="float" office:value="0.375941569407054">
            <text:p>0.3759415694</text:p>
          </table:table-cell>
          <table:table-cell table:formula="of:=SIN(2 * PI() * [.B544])" office:value-type="float" office:value="-0.926643370661961">
            <text:p>-0.9266433707</text:p>
          </table:table-cell>
          <table:table-cell table:formula="of:=[.D544]*[.E544]" office:value-type="float" office:value="0.211314106407153">
            <text:p>0.2113141064</text:p>
          </table:table-cell>
          <table:table-cell table:formula="of:=[.D544]*[.F544]" office:value-type="float" office:value="-0.520859707369913">
            <text:p>-0.5208597074</text:p>
          </table:table-cell>
          <table:table-cell table:formula="of:=[.C544]" office:value-type="float" office:value="0.827074067826984">
            <text:p>0.8270740678</text:p>
          </table:table-cell>
        </table:table-row>
        <table:table-row table:style-name="ro1">
          <table:table-cell table:formula="of:=RAND()" office:value-type="float" office:value="0.971038818359375">
            <text:p>0.9710388184</text:p>
          </table:table-cell>
          <table:table-cell table:formula="of:=RAND()" office:value-type="float" office:value="0.329437255859375">
            <text:p>0.3294372559</text:p>
          </table:table-cell>
          <table:table-cell table:formula="of:=SQRT(1 - [.A545])" office:value-type="float" office:value="0.170179850865562">
            <text:p>0.1701798509</text:p>
          </table:table-cell>
          <table:table-cell table:formula="of:=SQRT(1 - (1 - [.A545]))" office:value-type="float" office:value="0.985413019174891">
            <text:p>0.9854130192</text:p>
          </table:table-cell>
          <table:table-cell table:formula="of:=COS(2 * PI() * [.B545])" office:value-type="float" office:value="-0.478652201409075">
            <text:p>-0.4786522014</text:p>
          </table:table-cell>
          <table:table-cell table:formula="of:=SIN(2 * PI() * [.B545])" office:value-type="float" office:value="0.878004595709069">
            <text:p>0.8780045957</text:p>
          </table:table-cell>
          <table:table-cell table:formula="of:=[.D545]*[.E545]" office:value-type="float" office:value="-0.471670110925225">
            <text:p>-0.4716701109</text:p>
          </table:table-cell>
          <table:table-cell table:formula="of:=[.D545]*[.F545]" office:value-type="float" office:value="0.865197159507104">
            <text:p>0.8651971595</text:p>
          </table:table-cell>
          <table:table-cell table:formula="of:=[.C545]" office:value-type="float" office:value="0.170179850865562">
            <text:p>0.1701798509</text:p>
          </table:table-cell>
        </table:table-row>
        <table:table-row table:style-name="ro1">
          <table:table-cell table:formula="of:=RAND()" office:value-type="float" office:value="0.527679443359375">
            <text:p>0.5276794434</text:p>
          </table:table-cell>
          <table:table-cell table:formula="of:=RAND()" office:value-type="float" office:value="0.52813720703125">
            <text:p>0.528137207</text:p>
          </table:table-cell>
          <table:table-cell table:formula="of:=SQRT(1 - [.A546])" office:value-type="float" office:value="0.687255816010767">
            <text:p>0.687255816</text:p>
          </table:table-cell>
          <table:table-cell table:formula="of:=SQRT(1 - (1 - [.A546]))" office:value-type="float" office:value="0.726415475715774">
            <text:p>0.7264154757</text:p>
          </table:table-cell>
          <table:table-cell table:formula="of:=COS(2 * PI() * [.B546])" office:value-type="float" office:value="-0.984413081788541">
            <text:p>-0.9844130818</text:p>
          </table:table-cell>
          <table:table-cell table:formula="of:=SIN(2 * PI() * [.B546])" office:value-type="float" office:value="-0.175871783989325">
            <text:p>-0.175871784</text:p>
          </table:table-cell>
          <table:table-cell table:formula="of:=[.D546]*[.E546]" office:value-type="float" office:value="-0.715092897108254">
            <text:p>-0.7150928971</text:p>
          </table:table-cell>
          <table:table-cell table:formula="of:=[.D546]*[.F546]" office:value-type="float" office:value="-0.127755985631587">
            <text:p>-0.1277559856</text:p>
          </table:table-cell>
          <table:table-cell table:formula="of:=[.C546]" office:value-type="float" office:value="0.687255816010767">
            <text:p>0.687255816</text:p>
          </table:table-cell>
        </table:table-row>
        <table:table-row table:style-name="ro1">
          <table:table-cell table:formula="of:=RAND()" office:value-type="float" office:value="0.301300048828125">
            <text:p>0.3013000488</text:p>
          </table:table-cell>
          <table:table-cell table:formula="of:=RAND()" office:value-type="float" office:value="0.2449951171875">
            <text:p>0.2449951172</text:p>
          </table:table-cell>
          <table:table-cell table:formula="of:=SQRT(1 - [.A547])" office:value-type="float" office:value="0.83588273769224">
            <text:p>0.8358827377</text:p>
          </table:table-cell>
          <table:table-cell table:formula="of:=SQRT(1 - (1 - [.A547]))" office:value-type="float" office:value="0.548908051342049">
            <text:p>0.5489080513</text:p>
          </table:table-cell>
          <table:table-cell table:formula="of:=COS(2 * PI() * [.B547])" office:value-type="float" office:value="0.0314414235405603">
            <text:p>0.0314414235</text:p>
          </table:table-cell>
          <table:table-cell table:formula="of:=SIN(2 * PI() * [.B547])" office:value-type="float" office:value="0.999505596225325">
            <text:p>0.9995055962</text:p>
          </table:table-cell>
          <table:table-cell table:formula="of:=[.D547]*[.E547]" office:value-type="float" office:value="0.017258450527069">
            <text:p>0.0172584505</text:p>
          </table:table-cell>
          <table:table-cell table:formula="of:=[.D547]*[.F547]" office:value-type="float" office:value="0.548636669129516">
            <text:p>0.5486366691</text:p>
          </table:table-cell>
          <table:table-cell table:formula="of:=[.C547]" office:value-type="float" office:value="0.83588273769224">
            <text:p>0.8358827377</text:p>
          </table:table-cell>
        </table:table-row>
        <table:table-row table:style-name="ro1">
          <table:table-cell table:formula="of:=RAND()" office:value-type="float" office:value="0.122100830078125">
            <text:p>0.1221008301</text:p>
          </table:table-cell>
          <table:table-cell table:formula="of:=RAND()" office:value-type="float" office:value="0.940216064453125">
            <text:p>0.9402160645</text:p>
          </table:table-cell>
          <table:table-cell table:formula="of:=SQRT(1 - [.A548])" office:value-type="float" office:value="0.936962736677332">
            <text:p>0.9369627367</text:p>
          </table:table-cell>
          <table:table-cell table:formula="of:=SQRT(1 - (1 - [.A548]))" office:value-type="float" office:value="0.349429291957794">
            <text:p>0.349429292</text:p>
          </table:table-cell>
          <table:table-cell table:formula="of:=COS(2 * PI() * [.B548])" office:value-type="float" office:value="0.930275384896137">
            <text:p>0.9302753849</text:p>
          </table:table-cell>
          <table:table-cell table:formula="of:=SIN(2 * PI() * [.B548])" office:value-type="float" office:value="-0.366861974394109">
            <text:p>-0.3668619744</text:p>
          </table:table-cell>
          <table:table-cell table:formula="of:=[.D548]*[.E548]" office:value-type="float" office:value="0.325065469070021">
            <text:p>0.3250654691</text:p>
          </table:table-cell>
          <table:table-cell table:formula="of:=[.D548]*[.F548]" office:value-type="float" office:value="-0.128192319958772">
            <text:p>-0.12819232</text:p>
          </table:table-cell>
          <table:table-cell table:formula="of:=[.C548]" office:value-type="float" office:value="0.936962736677332">
            <text:p>0.9369627367</text:p>
          </table:table-cell>
        </table:table-row>
        <table:table-row table:style-name="ro1">
          <table:table-cell table:formula="of:=RAND()" office:value-type="float" office:value="0.318145751953125">
            <text:p>0.318145752</text:p>
          </table:table-cell>
          <table:table-cell table:formula="of:=RAND()" office:value-type="float" office:value="0.462982177734375">
            <text:p>0.4629821777</text:p>
          </table:table-cell>
          <table:table-cell table:formula="of:=SQRT(1 - [.A549])" office:value-type="float" office:value="0.825744662741985">
            <text:p>0.8257446627</text:p>
          </table:table-cell>
          <table:table-cell table:formula="of:=SQRT(1 - (1 - [.A549]))" office:value-type="float" office:value="0.56404410461694">
            <text:p>0.5640441046</text:p>
          </table:table-cell>
          <table:table-cell table:formula="of:=COS(2 * PI() * [.B549])" office:value-type="float" office:value="-0.97307270573536">
            <text:p>-0.9730727057</text:p>
          </table:table-cell>
          <table:table-cell table:formula="of:=SIN(2 * PI() * [.B549])" office:value-type="float" office:value="0.230498393384563">
            <text:p>0.2304983934</text:p>
          </table:table-cell>
          <table:table-cell table:formula="of:=[.D549]*[.E549]" office:value-type="float" office:value="-0.548855923033684">
            <text:p>-0.548855923</text:p>
          </table:table-cell>
          <table:table-cell table:formula="of:=[.D549]*[.F549]" office:value-type="float" office:value="0.130011259912239">
            <text:p>0.1300112599</text:p>
          </table:table-cell>
          <table:table-cell table:formula="of:=[.C549]" office:value-type="float" office:value="0.825744662741985">
            <text:p>0.8257446627</text:p>
          </table:table-cell>
        </table:table-row>
        <table:table-row table:style-name="ro1">
          <table:table-cell table:formula="of:=RAND()" office:value-type="float" office:value="0.00421142578125">
            <text:p>0.0042114258</text:p>
          </table:table-cell>
          <table:table-cell table:formula="of:=RAND()" office:value-type="float" office:value="0.13140869140625">
            <text:p>0.1314086914</text:p>
          </table:table-cell>
          <table:table-cell table:formula="of:=SQRT(1 - [.A550])" office:value-type="float" office:value="0.997892065415268">
            <text:p>0.9978920654</text:p>
          </table:table-cell>
          <table:table-cell table:formula="of:=SQRT(1 - (1 - [.A550]))" office:value-type="float" office:value="0.0648954989290475">
            <text:p>0.0648954989</text:p>
          </table:table-cell>
          <table:table-cell table:formula="of:=COS(2 * PI() * [.B550])" office:value-type="float" office:value="0.678068224424007">
            <text:p>0.6780682244</text:p>
          </table:table-cell>
          <table:table-cell table:formula="of:=SIN(2 * PI() * [.B550])" office:value-type="float" office:value="0.734998968044497">
            <text:p>0.734998968</text:p>
          </table:table-cell>
          <table:table-cell table:formula="of:=[.D550]*[.E550]" office:value-type="float" office:value="0.0440035757319292">
            <text:p>0.0440035757</text:p>
          </table:table-cell>
          <table:table-cell table:formula="of:=[.D550]*[.F550]" office:value-type="float" office:value="0.0476981247435826">
            <text:p>0.0476981247</text:p>
          </table:table-cell>
          <table:table-cell table:formula="of:=[.C550]" office:value-type="float" office:value="0.997892065415268">
            <text:p>0.9978920654</text:p>
          </table:table-cell>
        </table:table-row>
        <table:table-row table:style-name="ro1">
          <table:table-cell table:formula="of:=RAND()" office:value-type="float" office:value="0.874786376953125">
            <text:p>0.874786377</text:p>
          </table:table-cell>
          <table:table-cell table:formula="of:=RAND()" office:value-type="float" office:value="0.72998046875">
            <text:p>0.7299804688</text:p>
          </table:table-cell>
          <table:table-cell table:formula="of:=SQRT(1 - [.A551])" office:value-type="float" office:value="0.353855370238852">
            <text:p>0.3538553702</text:p>
          </table:table-cell>
          <table:table-cell table:formula="of:=SQRT(1 - (1 - [.A551]))" office:value-type="float" office:value="0.935300153401637">
            <text:p>0.9353001534</text:p>
          </table:table-cell>
          <table:table-cell table:formula="of:=COS(2 * PI() * [.B551])" office:value-type="float" office:value="-0.125454983411546">
            <text:p>-0.1254549834</text:p>
          </table:table-cell>
          <table:table-cell table:formula="of:=SIN(2 * PI() * [.B551])" office:value-type="float" office:value="-0.992099313142192">
            <text:p>-0.9920993131</text:p>
          </table:table-cell>
          <table:table-cell table:formula="of:=[.D551]*[.E551]" office:value-type="float" office:value="-0.117338065229819">
            <text:p>-0.1173380652</text:p>
          </table:table-cell>
          <table:table-cell table:formula="of:=[.D551]*[.F551]" office:value-type="float" office:value="-0.92791063977155">
            <text:p>-0.9279106398</text:p>
          </table:table-cell>
          <table:table-cell table:formula="of:=[.C551]" office:value-type="float" office:value="0.353855370238852">
            <text:p>0.3538553702</text:p>
          </table:table-cell>
        </table:table-row>
        <table:table-row table:style-name="ro1">
          <table:table-cell table:formula="of:=RAND()" office:value-type="float" office:value="0.722412109375">
            <text:p>0.7224121094</text:p>
          </table:table-cell>
          <table:table-cell table:formula="of:=RAND()" office:value-type="float" office:value="0.68084716796875">
            <text:p>0.680847168</text:p>
          </table:table-cell>
          <table:table-cell table:formula="of:=SQRT(1 - [.A552])" office:value-type="float" office:value="0.52686610312773">
            <text:p>0.5268661031</text:p>
          </table:table-cell>
          <table:table-cell table:formula="of:=SQRT(1 - (1 - [.A552]))" office:value-type="float" office:value="0.849948298059947">
            <text:p>0.8499482981</text:p>
          </table:table-cell>
          <table:table-cell table:formula="of:=COS(2 * PI() * [.B552])" office:value-type="float" office:value="-0.420956966451709">
            <text:p>-0.4209569665</text:p>
          </table:table-cell>
          <table:table-cell table:formula="of:=SIN(2 * PI() * [.B552])" office:value-type="float" office:value="-0.907080609646008">
            <text:p>-0.9070806096</text:p>
          </table:table-cell>
          <table:table-cell table:formula="of:=[.D552]*[.E552]" office:value-type="float" office:value="-0.357791657192108">
            <text:p>-0.3577916572</text:p>
          </table:table-cell>
          <table:table-cell table:formula="of:=[.D552]*[.F552]" office:value-type="float" office:value="-0.770971620371804">
            <text:p>-0.7709716204</text:p>
          </table:table-cell>
          <table:table-cell table:formula="of:=[.C552]" office:value-type="float" office:value="0.52686610312773">
            <text:p>0.5268661031</text:p>
          </table:table-cell>
        </table:table-row>
        <table:table-row table:style-name="ro1">
          <table:table-cell table:formula="of:=RAND()" office:value-type="float" office:value="0.5645751953125">
            <text:p>0.5645751953</text:p>
          </table:table-cell>
          <table:table-cell table:formula="of:=RAND()" office:value-type="float" office:value="0.41424560546875">
            <text:p>0.4142456055</text:p>
          </table:table-cell>
          <table:table-cell table:formula="of:=SQRT(1 - [.A553])" office:value-type="float" office:value="0.659867262930584">
            <text:p>0.6598672629</text:p>
          </table:table-cell>
          <table:table-cell table:formula="of:=SQRT(1 - (1 - [.A553]))" office:value-type="float" office:value="0.751382189909037">
            <text:p>0.7513821899</text:p>
          </table:table-cell>
          <table:table-cell table:formula="of:=COS(2 * PI() * [.B553])" office:value-type="float" office:value="-0.858319510017173">
            <text:p>-0.85831951</text:p>
          </table:table-cell>
          <table:table-cell table:formula="of:=SIN(2 * PI() * [.B553])" office:value-type="float" office:value="0.513115599766641">
            <text:p>0.5131155998</text:p>
          </table:table-cell>
          <table:table-cell table:formula="of:=[.D553]*[.E553]" office:value-type="float" office:value="-0.644925993078355">
            <text:p>-0.6449259931</text:p>
          </table:table-cell>
          <table:table-cell table:formula="of:=[.D553]*[.F553]" office:value-type="float" office:value="0.385545923029147">
            <text:p>0.385545923</text:p>
          </table:table-cell>
          <table:table-cell table:formula="of:=[.C553]" office:value-type="float" office:value="0.659867262930584">
            <text:p>0.6598672629</text:p>
          </table:table-cell>
        </table:table-row>
        <table:table-row table:style-name="ro1">
          <table:table-cell table:formula="of:=RAND()" office:value-type="float" office:value="0.093353271484375">
            <text:p>0.0933532715</text:p>
          </table:table-cell>
          <table:table-cell table:formula="of:=RAND()" office:value-type="float" office:value="0.47882080078125">
            <text:p>0.4788208008</text:p>
          </table:table-cell>
          <table:table-cell table:formula="of:=SQRT(1 - [.A554])" office:value-type="float" office:value="0.952179987458057">
            <text:p>0.9521799875</text:p>
          </table:table-cell>
          <table:table-cell table:formula="of:=SQRT(1 - (1 - [.A554]))" office:value-type="float" office:value="0.305537676047284">
            <text:p>0.305537676</text:p>
          </table:table-cell>
          <table:table-cell table:formula="of:=COS(2 * PI() * [.B554])" office:value-type="float" office:value="-0.991158868913921">
            <text:p>-0.9911588689</text:p>
          </table:table-cell>
          <table:table-cell table:formula="of:=SIN(2 * PI() * [.B554])" office:value-type="float" office:value="0.132680430257352">
            <text:p>0.1326804303</text:p>
          </table:table-cell>
          <table:table-cell table:formula="of:=[.D554]*[.E554]" office:value-type="float" office:value="-0.302836377401614">
            <text:p>-0.3028363774</text:p>
          </table:table-cell>
          <table:table-cell table:formula="of:=[.D554]*[.F554]" office:value-type="float" office:value="0.0405388703177851">
            <text:p>0.0405388703</text:p>
          </table:table-cell>
          <table:table-cell table:formula="of:=[.C554]" office:value-type="float" office:value="0.952179987458057">
            <text:p>0.9521799875</text:p>
          </table:table-cell>
        </table:table-row>
        <table:table-row table:style-name="ro1">
          <table:table-cell table:formula="of:=RAND()" office:value-type="float" office:value="0.2099609375">
            <text:p>0.2099609375</text:p>
          </table:table-cell>
          <table:table-cell table:formula="of:=RAND()" office:value-type="float" office:value="0.921966552734375">
            <text:p>0.9219665527</text:p>
          </table:table-cell>
          <table:table-cell table:formula="of:=SQRT(1 - [.A555])" office:value-type="float" office:value="0.888841415832993">
            <text:p>0.8888414158</text:p>
          </table:table-cell>
          <table:table-cell table:formula="of:=SQRT(1 - (1 - [.A555]))" office:value-type="float" office:value="0.458214946831724">
            <text:p>0.4582149468</text:p>
          </table:table-cell>
          <table:table-cell table:formula="of:=COS(2 * PI() * [.B555])" office:value-type="float" office:value="0.882192285994307">
            <text:p>0.882192286</text:p>
          </table:table-cell>
          <table:table-cell table:formula="of:=SIN(2 * PI() * [.B555])" office:value-type="float" office:value="-0.470889340006905">
            <text:p>-0.47088934</text:p>
          </table:table-cell>
          <table:table-cell table:formula="of:=[.D555]*[.E555]" office:value-type="float" office:value="0.404233691422239">
            <text:p>0.4042336914</text:p>
          </table:table-cell>
          <table:table-cell table:formula="of:=[.D555]*[.F555]" office:value-type="float" office:value="-0.21576853389489">
            <text:p>-0.2157685339</text:p>
          </table:table-cell>
          <table:table-cell table:formula="of:=[.C555]" office:value-type="float" office:value="0.888841415832993">
            <text:p>0.8888414158</text:p>
          </table:table-cell>
        </table:table-row>
        <table:table-row table:style-name="ro1">
          <table:table-cell table:formula="of:=RAND()" office:value-type="float" office:value="0.645416259765625">
            <text:p>0.6454162598</text:p>
          </table:table-cell>
          <table:table-cell table:formula="of:=RAND()" office:value-type="float" office:value="0.888519287109375">
            <text:p>0.8885192871</text:p>
          </table:table-cell>
          <table:table-cell table:formula="of:=SQRT(1 - [.A556])" office:value-type="float" office:value="0.595469344495899">
            <text:p>0.5954693445</text:p>
          </table:table-cell>
          <table:table-cell table:formula="of:=SQRT(1 - (1 - [.A556]))" office:value-type="float" office:value="0.803378030422556">
            <text:p>0.8033780304</text:p>
          </table:table-cell>
          <table:table-cell table:formula="of:=COS(2 * PI() * [.B556])" office:value-type="float" office:value="0.764549648293492">
            <text:p>0.7645496483</text:p>
          </table:table-cell>
          <table:table-cell table:formula="of:=SIN(2 * PI() * [.B556])" office:value-type="float" office:value="-0.644564841807477">
            <text:p>-0.6445648418</text:p>
          </table:table-cell>
          <table:table-cell table:formula="of:=[.D556]*[.E556]" office:value-type="float" office:value="0.614222390606283">
            <text:p>0.6142223906</text:p>
          </table:table-cell>
          <table:table-cell table:formula="of:=[.D556]*[.F556]" office:value-type="float" office:value="-0.517829233090917">
            <text:p>-0.5178292331</text:p>
          </table:table-cell>
          <table:table-cell table:formula="of:=[.C556]" office:value-type="float" office:value="0.595469344495899">
            <text:p>0.5954693445</text:p>
          </table:table-cell>
        </table:table-row>
        <table:table-row table:style-name="ro1">
          <table:table-cell table:formula="of:=RAND()" office:value-type="float" office:value="0.801239013671875">
            <text:p>0.8012390137</text:p>
          </table:table-cell>
          <table:table-cell table:formula="of:=RAND()" office:value-type="float" office:value="0.98114013671875">
            <text:p>0.9811401367</text:p>
          </table:table-cell>
          <table:table-cell table:formula="of:=SQRT(1 - [.A557])" office:value-type="float" office:value="0.44582618398668">
            <text:p>0.445826184</text:p>
          </table:table-cell>
          <table:table-cell table:formula="of:=SQRT(1 - (1 - [.A557]))" office:value-type="float" office:value="0.89511955272571">
            <text:p>0.8951195527</text:p>
          </table:table-cell>
          <table:table-cell table:formula="of:=COS(2 * PI() * [.B557])" office:value-type="float" office:value="0.992987085312448">
            <text:p>0.9929870853</text:p>
          </table:table-cell>
          <table:table-cell table:formula="of:=SIN(2 * PI() * [.B557])" office:value-type="float" office:value="-0.118222875970298">
            <text:p>-0.118222876</text:p>
          </table:table-cell>
          <table:table-cell table:formula="of:=[.D557]*[.E557]" office:value-type="float" office:value="0.888842155667285">
            <text:p>0.8888421557</text:p>
          </table:table-cell>
          <table:table-cell table:formula="of:=[.D557]*[.F557]" office:value-type="float" office:value="-0.10582360786048">
            <text:p>-0.1058236079</text:p>
          </table:table-cell>
          <table:table-cell table:formula="of:=[.C557]" office:value-type="float" office:value="0.44582618398668">
            <text:p>0.445826184</text:p>
          </table:table-cell>
        </table:table-row>
        <table:table-row table:style-name="ro1">
          <table:table-cell table:formula="of:=RAND()" office:value-type="float" office:value="0.99359130859375">
            <text:p>0.9935913086</text:p>
          </table:table-cell>
          <table:table-cell table:formula="of:=RAND()" office:value-type="float" office:value="0.58538818359375">
            <text:p>0.5853881836</text:p>
          </table:table-cell>
          <table:table-cell table:formula="of:=SQRT(1 - [.A558])" office:value-type="float" office:value="0.0800543028590594">
            <text:p>0.0800543029</text:p>
          </table:table-cell>
          <table:table-cell table:formula="of:=SQRT(1 - (1 - [.A558]))" office:value-type="float" office:value="0.996790503864152">
            <text:p>0.9967905039</text:p>
          </table:table-cell>
          <table:table-cell table:formula="of:=COS(2 * PI() * [.B558])" office:value-type="float" office:value="-0.859497901011602">
            <text:p>-0.859497901</text:p>
          </table:table-cell>
          <table:table-cell table:formula="of:=SIN(2 * PI() * [.B558])" office:value-type="float" office:value="-0.511139274715464">
            <text:p>-0.5111392747</text:p>
          </table:table-cell>
          <table:table-cell table:formula="of:=[.D558]*[.E558]" office:value-type="float" office:value="-0.856739345819536">
            <text:p>-0.8567393458</text:p>
          </table:table-cell>
          <table:table-cell table:formula="of:=[.D558]*[.F558]" office:value-type="float" office:value="-0.509498775188385">
            <text:p>-0.5094987752</text:p>
          </table:table-cell>
          <table:table-cell table:formula="of:=[.C558]" office:value-type="float" office:value="0.0800543028590594">
            <text:p>0.0800543029</text:p>
          </table:table-cell>
        </table:table-row>
        <table:table-row table:style-name="ro1">
          <table:table-cell table:formula="of:=RAND()" office:value-type="float" office:value="0.797821044921875">
            <text:p>0.7978210449</text:p>
          </table:table-cell>
          <table:table-cell table:formula="of:=RAND()" office:value-type="float" office:value="0.049774169921875">
            <text:p>0.0497741699</text:p>
          </table:table-cell>
          <table:table-cell table:formula="of:=SQRT(1 - [.A559])" office:value-type="float" office:value="0.449643141922709">
            <text:p>0.4496431419</text:p>
          </table:table-cell>
          <table:table-cell table:formula="of:=SQRT(1 - (1 - [.A559]))" office:value-type="float" office:value="0.893208287535374">
            <text:p>0.8932082875</text:p>
          </table:table-cell>
          <table:table-cell table:formula="of:=COS(2 * PI() * [.B559])" office:value-type="float" office:value="0.951494032907046">
            <text:p>0.9514940329</text:p>
          </table:table-cell>
          <table:table-cell table:formula="of:=SIN(2 * PI() * [.B559])" office:value-type="float" office:value="0.307667199002891">
            <text:p>0.307667199</text:p>
          </table:table-cell>
          <table:table-cell table:formula="of:=[.D559]*[.E559]" office:value-type="float" office:value="0.849882355733029">
            <text:p>0.8498823557</text:p>
          </table:table-cell>
          <table:table-cell table:formula="of:=[.D559]*[.F559]" office:value-type="float" office:value="0.274810891952177">
            <text:p>0.274810892</text:p>
          </table:table-cell>
          <table:table-cell table:formula="of:=[.C559]" office:value-type="float" office:value="0.449643141922709">
            <text:p>0.4496431419</text:p>
          </table:table-cell>
        </table:table-row>
        <table:table-row table:style-name="ro1">
          <table:table-cell table:formula="of:=RAND()" office:value-type="float" office:value="0.658721923828125">
            <text:p>0.6587219238</text:p>
          </table:table-cell>
          <table:table-cell table:formula="of:=RAND()" office:value-type="float" office:value="0.55523681640625">
            <text:p>0.5552368164</text:p>
          </table:table-cell>
          <table:table-cell table:formula="of:=SQRT(1 - [.A560])" office:value-type="float" office:value="0.584190102767819">
            <text:p>0.5841901028</text:p>
          </table:table-cell>
          <table:table-cell table:formula="of:=SQRT(1 - (1 - [.A560]))" office:value-type="float" office:value="0.811616857777193">
            <text:p>0.8116168578</text:p>
          </table:table-cell>
          <table:table-cell table:formula="of:=COS(2 * PI() * [.B560])" office:value-type="float" office:value="-0.940375698633812">
            <text:p>-0.9403756986</text:p>
          </table:table-cell>
          <table:table-cell table:formula="of:=SIN(2 * PI() * [.B560])" office:value-type="float" office:value="-0.340137538973531">
            <text:p>-0.340137539</text:p>
          </table:table-cell>
          <table:table-cell table:formula="of:=[.D560]*[.E560]" office:value-type="float" office:value="-0.763224769655207">
            <text:p>-0.7632247697</text:p>
          </table:table-cell>
          <table:table-cell table:formula="of:=[.D560]*[.F560]" office:value-type="float" office:value="-0.276061360593765">
            <text:p>-0.2760613606</text:p>
          </table:table-cell>
          <table:table-cell table:formula="of:=[.C560]" office:value-type="float" office:value="0.584190102767819">
            <text:p>0.5841901028</text:p>
          </table:table-cell>
        </table:table-row>
        <table:table-row table:style-name="ro1">
          <table:table-cell table:formula="of:=RAND()" office:value-type="float" office:value="0.50286865234375">
            <text:p>0.5028686523</text:p>
          </table:table-cell>
          <table:table-cell table:formula="of:=RAND()" office:value-type="float" office:value="0.652984619140625">
            <text:p>0.6529846191</text:p>
          </table:table-cell>
          <table:table-cell table:formula="of:=SQRT(1 - [.A561])" office:value-type="float" office:value="0.705075419835531">
            <text:p>0.7050754198</text:p>
          </table:table-cell>
          <table:table-cell table:formula="of:=SQRT(1 - (1 - [.A561]))" office:value-type="float" office:value="0.709132323578435">
            <text:p>0.7091323236</text:p>
          </table:table-cell>
          <table:table-cell table:formula="of:=COS(2 * PI() * [.B561])" office:value-type="float" office:value="-0.572511363740679">
            <text:p>-0.5725113637</text:p>
          </table:table-cell>
          <table:table-cell table:formula="of:=SIN(2 * PI() * [.B561])" office:value-type="float" office:value="-0.81989678520396">
            <text:p>-0.8198967852</text:p>
          </table:table-cell>
          <table:table-cell table:formula="of:=[.D561]*[.E561]" office:value-type="float" office:value="-0.405986313644486">
            <text:p>-0.4059863136</text:p>
          </table:table-cell>
          <table:table-cell table:formula="of:=[.D561]*[.F561]" office:value-type="float" office:value="-0.581415312386173">
            <text:p>-0.5814153124</text:p>
          </table:table-cell>
          <table:table-cell table:formula="of:=[.C561]" office:value-type="float" office:value="0.705075419835531">
            <text:p>0.7050754198</text:p>
          </table:table-cell>
        </table:table-row>
        <table:table-row table:style-name="ro1">
          <table:table-cell table:formula="of:=RAND()" office:value-type="float" office:value="0.447113037109375">
            <text:p>0.4471130371</text:p>
          </table:table-cell>
          <table:table-cell table:formula="of:=RAND()" office:value-type="float" office:value="0.087066650390625">
            <text:p>0.0870666504</text:p>
          </table:table-cell>
          <table:table-cell table:formula="of:=SQRT(1 - [.A562])" office:value-type="float" office:value="0.743563691213217">
            <text:p>0.7435636912</text:p>
          </table:table-cell>
          <table:table-cell table:formula="of:=SQRT(1 - (1 - [.A562]))" office:value-type="float" office:value="0.668665115816112">
            <text:p>0.6686651158</text:p>
          </table:table-cell>
          <table:table-cell table:formula="of:=COS(2 * PI() * [.B562])" office:value-type="float" office:value="0.854059669376663">
            <text:p>0.8540596694</text:p>
          </table:table-cell>
          <table:table-cell table:formula="of:=SIN(2 * PI() * [.B562])" office:value-type="float" office:value="0.520175048559834">
            <text:p>0.5201750486</text:p>
          </table:table-cell>
          <table:table-cell table:formula="of:=[.D562]*[.E562]" office:value-type="float" office:value="0.571079907737617">
            <text:p>0.5710799077</text:p>
          </table:table-cell>
          <table:table-cell table:formula="of:=[.D562]*[.F562]" office:value-type="float" office:value="0.347822909089913">
            <text:p>0.3478229091</text:p>
          </table:table-cell>
          <table:table-cell table:formula="of:=[.C562]" office:value-type="float" office:value="0.743563691213217">
            <text:p>0.7435636912</text:p>
          </table:table-cell>
        </table:table-row>
        <table:table-row table:style-name="ro1">
          <table:table-cell table:formula="of:=RAND()" office:value-type="float" office:value="0.4122314453125">
            <text:p>0.4122314453</text:p>
          </table:table-cell>
          <table:table-cell table:formula="of:=RAND()" office:value-type="float" office:value="0.39349365234375">
            <text:p>0.3934936523</text:p>
          </table:table-cell>
          <table:table-cell table:formula="of:=SQRT(1 - [.A563])" office:value-type="float" office:value="0.766660651584193">
            <text:p>0.7666606516</text:p>
          </table:table-cell>
          <table:table-cell table:formula="of:=SQRT(1 - (1 - [.A563]))" office:value-type="float" office:value="0.642052525353261">
            <text:p>0.6420525254</text:p>
          </table:table-cell>
          <table:table-cell table:formula="of:=COS(2 * PI() * [.B563])" office:value-type="float" office:value="-0.784318750507039">
            <text:p>-0.7843187505</text:p>
          </table:table-cell>
          <table:table-cell table:formula="of:=SIN(2 * PI() * [.B563])" office:value-type="float" office:value="0.620358039847214">
            <text:p>0.6203580398</text:p>
          </table:table-cell>
          <table:table-cell table:formula="of:=[.D563]*[.E563]" office:value-type="float" office:value="-0.503573834444959">
            <text:p>-0.5035738344</text:p>
          </table:table-cell>
          <table:table-cell table:formula="of:=[.D563]*[.F563]" office:value-type="float" office:value="0.398302446107103">
            <text:p>0.3983024461</text:p>
          </table:table-cell>
          <table:table-cell table:formula="of:=[.C563]" office:value-type="float" office:value="0.766660651584193">
            <text:p>0.7666606516</text:p>
          </table:table-cell>
        </table:table-row>
        <table:table-row table:style-name="ro1">
          <table:table-cell table:formula="of:=RAND()" office:value-type="float" office:value="0.9393310546875">
            <text:p>0.9393310547</text:p>
          </table:table-cell>
          <table:table-cell table:formula="of:=RAND()" office:value-type="float" office:value="0.776611328125">
            <text:p>0.7766113281</text:p>
          </table:table-cell>
          <table:table-cell table:formula="of:=SQRT(1 - [.A564])" office:value-type="float" office:value="0.246310668288038">
            <text:p>0.2463106683</text:p>
          </table:table-cell>
          <table:table-cell table:formula="of:=SQRT(1 - (1 - [.A564]))" office:value-type="float" office:value="0.969190927881344">
            <text:p>0.9691909279</text:p>
          </table:table-cell>
          <table:table-cell table:formula="of:=COS(2 * PI() * [.B564])" office:value-type="float" office:value="0.166425903540464">
            <text:p>0.1664259035</text:p>
          </table:table-cell>
          <table:table-cell table:formula="of:=SIN(2 * PI() * [.B564])" office:value-type="float" office:value="-0.986053963346195">
            <text:p>-0.9860539633</text:p>
          </table:table-cell>
          <table:table-cell table:formula="of:=[.D564]*[.E564]" office:value-type="float" office:value="0.161298475875873">
            <text:p>0.1612984759</text:p>
          </table:table-cell>
          <table:table-cell table:formula="of:=[.D564]*[.F564]" office:value-type="float" office:value="-0.955674555676576">
            <text:p>-0.9556745557</text:p>
          </table:table-cell>
          <table:table-cell table:formula="of:=[.C564]" office:value-type="float" office:value="0.246310668288038">
            <text:p>0.2463106683</text:p>
          </table:table-cell>
        </table:table-row>
        <table:table-row table:style-name="ro1">
          <table:table-cell table:formula="of:=RAND()" office:value-type="float" office:value="0.14300537109375">
            <text:p>0.1430053711</text:p>
          </table:table-cell>
          <table:table-cell table:formula="of:=RAND()" office:value-type="float" office:value="0.8348388671875">
            <text:p>0.8348388672</text:p>
          </table:table-cell>
          <table:table-cell table:formula="of:=SQRT(1 - [.A565])" office:value-type="float" office:value="0.925740043914192">
            <text:p>0.9257400439</text:p>
          </table:table-cell>
          <table:table-cell table:formula="of:=SQRT(1 - (1 - [.A565]))" office:value-type="float" office:value="0.37816050969628">
            <text:p>0.3781605097</text:p>
          </table:table-cell>
          <table:table-cell table:formula="of:=COS(2 * PI() * [.B565])" office:value-type="float" office:value="0.508169716269614">
            <text:p>0.5081697163</text:p>
          </table:table-cell>
          <table:table-cell table:formula="of:=SIN(2 * PI() * [.B565])" office:value-type="float" office:value="-0.861256953218062">
            <text:p>-0.8612569532</text:p>
          </table:table-cell>
          <table:table-cell table:formula="of:=[.D565]*[.E565]" office:value-type="float" office:value="0.192169718916731">
            <text:p>0.1921697189</text:p>
          </table:table-cell>
          <table:table-cell table:formula="of:=[.D565]*[.F565]" office:value-type="float" office:value="-0.325693368408407">
            <text:p>-0.3256933684</text:p>
          </table:table-cell>
          <table:table-cell table:formula="of:=[.C565]" office:value-type="float" office:value="0.925740043914192">
            <text:p>0.9257400439</text:p>
          </table:table-cell>
        </table:table-row>
        <table:table-row table:style-name="ro1">
          <table:table-cell table:formula="of:=RAND()" office:value-type="float" office:value="0.520294189453125">
            <text:p>0.5202941895</text:p>
          </table:table-cell>
          <table:table-cell table:formula="of:=RAND()" office:value-type="float" office:value="0.1929931640625">
            <text:p>0.1929931641</text:p>
          </table:table-cell>
          <table:table-cell table:formula="of:=SQRT(1 - [.A566])" office:value-type="float" office:value="0.692607977536265">
            <text:p>0.6926079775</text:p>
          </table:table-cell>
          <table:table-cell table:formula="of:=SQRT(1 - (1 - [.A566]))" office:value-type="float" office:value="0.721314209934287">
            <text:p>0.7213142099</text:p>
          </table:table-cell>
          <table:table-cell table:formula="of:=COS(2 * PI() * [.B566])" office:value-type="float" office:value="0.350574546054838">
            <text:p>0.3505745461</text:p>
          </table:table-cell>
          <table:table-cell table:formula="of:=SIN(2 * PI() * [.B566])" office:value-type="float" office:value="0.936534829922755">
            <text:p>0.9365348299</text:p>
          </table:table-cell>
          <table:table-cell table:formula="of:=[.D566]*[.E566]" office:value-type="float" office:value="0.252874401710616">
            <text:p>0.2528744017</text:p>
          </table:table-cell>
          <table:table-cell table:formula="of:=[.D566]*[.F566]" office:value-type="float" office:value="0.675535880921674">
            <text:p>0.6755358809</text:p>
          </table:table-cell>
          <table:table-cell table:formula="of:=[.C566]" office:value-type="float" office:value="0.692607977536265">
            <text:p>0.6926079775</text:p>
          </table:table-cell>
        </table:table-row>
        <table:table-row table:style-name="ro1">
          <table:table-cell table:formula="of:=RAND()" office:value-type="float" office:value="0.893707275390625">
            <text:p>0.8937072754</text:p>
          </table:table-cell>
          <table:table-cell table:formula="of:=RAND()" office:value-type="float" office:value="0.5528564453125">
            <text:p>0.5528564453</text:p>
          </table:table-cell>
          <table:table-cell table:formula="of:=SQRT(1 - [.A567])" office:value-type="float" office:value="0.326025650232271">
            <text:p>0.3260256502</text:p>
          </table:table-cell>
          <table:table-cell table:formula="of:=SQRT(1 - (1 - [.A567]))" office:value-type="float" office:value="0.945360923346541">
            <text:p>0.9453609233</text:p>
          </table:table-cell>
          <table:table-cell table:formula="of:=COS(2 * PI() * [.B567])" office:value-type="float" office:value="-0.945357537397632">
            <text:p>-0.9453575374</text:p>
          </table:table-cell>
          <table:table-cell table:formula="of:=SIN(2 * PI() * [.B567])" office:value-type="float" office:value="-0.32603546814033">
            <text:p>-0.3260354681</text:p>
          </table:table-cell>
          <table:table-cell table:formula="of:=[.D567]*[.E567]" office:value-type="float" office:value="-0.893704074446838">
            <text:p>-0.8937040744</text:p>
          </table:table-cell>
          <table:table-cell table:formula="of:=[.D567]*[.F567]" office:value-type="float" office:value="-0.308221191204864">
            <text:p>-0.3082211912</text:p>
          </table:table-cell>
          <table:table-cell table:formula="of:=[.C567]" office:value-type="float" office:value="0.326025650232271">
            <text:p>0.3260256502</text:p>
          </table:table-cell>
        </table:table-row>
        <table:table-row table:style-name="ro1">
          <table:table-cell table:formula="of:=RAND()" office:value-type="float" office:value="0.3470458984375">
            <text:p>0.3470458984</text:p>
          </table:table-cell>
          <table:table-cell table:formula="of:=RAND()" office:value-type="float" office:value="0.572296142578125">
            <text:p>0.5722961426</text:p>
          </table:table-cell>
          <table:table-cell table:formula="of:=SQRT(1 - [.A568])" office:value-type="float" office:value="0.808055753993807">
            <text:p>0.808055754</text:p>
          </table:table-cell>
          <table:table-cell table:formula="of:=SQRT(1 - (1 - [.A568]))" office:value-type="float" office:value="0.589106016297152">
            <text:p>0.5891060163</text:p>
          </table:table-cell>
          <table:table-cell table:formula="of:=COS(2 * PI() * [.B568])" office:value-type="float" office:value="-0.898590345563227">
            <text:p>-0.8985903456</text:p>
          </table:table-cell>
          <table:table-cell table:formula="of:=SIN(2 * PI() * [.B568])" office:value-type="float" office:value="-0.438788549144756">
            <text:p>-0.4387885491</text:p>
          </table:table-cell>
          <table:table-cell table:formula="of:=[.D568]*[.E568]" office:value-type="float" office:value="-0.529364978757834">
            <text:p>-0.5293649788</text:p>
          </table:table-cell>
          <table:table-cell table:formula="of:=[.D568]*[.F568]" office:value-type="float" office:value="-0.258492974183474">
            <text:p>-0.2584929742</text:p>
          </table:table-cell>
          <table:table-cell table:formula="of:=[.C568]" office:value-type="float" office:value="0.808055753993807">
            <text:p>0.808055754</text:p>
          </table:table-cell>
        </table:table-row>
        <table:table-row table:style-name="ro1">
          <table:table-cell table:formula="of:=RAND()" office:value-type="float" office:value="0.4981689453125">
            <text:p>0.4981689453</text:p>
          </table:table-cell>
          <table:table-cell table:formula="of:=RAND()" office:value-type="float" office:value="0.51123046875">
            <text:p>0.5112304688</text:p>
          </table:table-cell>
          <table:table-cell table:formula="of:=SQRT(1 - [.A569])" office:value-type="float" office:value="0.708400349158228">
            <text:p>0.7084003492</text:p>
          </table:table-cell>
          <table:table-cell table:formula="of:=SQRT(1 - (1 - [.A569]))" office:value-type="float" office:value="0.705810842444702">
            <text:p>0.7058108424</text:p>
          </table:table-cell>
          <table:table-cell table:formula="of:=COS(2 * PI() * [.B569])" office:value-type="float" office:value="-0.997511456140303">
            <text:p>-0.9975114561</text:p>
          </table:table-cell>
          <table:table-cell table:formula="of:=SIN(2 * PI() * [.B569])" office:value-type="float" office:value="-0.0705045733896136">
            <text:p>-0.0705045734</text:p>
          </table:table-cell>
          <table:table-cell table:formula="of:=[.D569]*[.E569]" office:value-type="float" office:value="-0.704054401206629">
            <text:p>-0.7040544012</text:p>
          </table:table-cell>
          <table:table-cell table:formula="of:=[.D569]*[.F569]" office:value-type="float" office:value="-0.0497628923403275">
            <text:p>-0.0497628923</text:p>
          </table:table-cell>
          <table:table-cell table:formula="of:=[.C569]" office:value-type="float" office:value="0.708400349158228">
            <text:p>0.7084003492</text:p>
          </table:table-cell>
        </table:table-row>
        <table:table-row table:style-name="ro1">
          <table:table-cell table:formula="of:=RAND()" office:value-type="float" office:value="0.31561279296875">
            <text:p>0.315612793</text:p>
          </table:table-cell>
          <table:table-cell table:formula="of:=RAND()" office:value-type="float" office:value="0.319305419921875">
            <text:p>0.3193054199</text:p>
          </table:table-cell>
          <table:table-cell table:formula="of:=SQRT(1 - [.A570])" office:value-type="float" office:value="0.827276983259688">
            <text:p>0.8272769833</text:p>
          </table:table-cell>
          <table:table-cell table:formula="of:=SQRT(1 - (1 - [.A570]))" office:value-type="float" office:value="0.561794262135837">
            <text:p>0.5617942621</text:p>
          </table:table-cell>
          <table:table-cell table:formula="of:=COS(2 * PI() * [.B570])" office:value-type="float" office:value="-0.421826425493855">
            <text:p>-0.4218264255</text:p>
          </table:table-cell>
          <table:table-cell table:formula="of:=SIN(2 * PI() * [.B570])" office:value-type="float" office:value="0.906676605386439">
            <text:p>0.9066766054</text:p>
          </table:table-cell>
          <table:table-cell table:formula="of:=[.D570]*[.E570]" office:value-type="float" office:value="-0.236979665459718">
            <text:p>-0.2369796655</text:p>
          </table:table-cell>
          <table:table-cell table:formula="of:=[.D570]*[.F570]" office:value-type="float" office:value="0.509365714518901">
            <text:p>0.5093657145</text:p>
          </table:table-cell>
          <table:table-cell table:formula="of:=[.C570]" office:value-type="float" office:value="0.827276983259688">
            <text:p>0.8272769833</text:p>
          </table:table-cell>
        </table:table-row>
        <table:table-row table:style-name="ro1">
          <table:table-cell table:formula="of:=RAND()" office:value-type="float" office:value="0.1383056640625">
            <text:p>0.1383056641</text:p>
          </table:table-cell>
          <table:table-cell table:formula="of:=RAND()" office:value-type="float" office:value="0.670440673828125">
            <text:p>0.6704406738</text:p>
          </table:table-cell>
          <table:table-cell table:formula="of:=SQRT(1 - [.A571])" office:value-type="float" office:value="0.928274924759632">
            <text:p>0.9282749248</text:p>
          </table:table-cell>
          <table:table-cell table:formula="of:=SQRT(1 - (1 - [.A571]))" office:value-type="float" office:value="0.371894694856622">
            <text:p>0.3718946949</text:p>
          </table:table-cell>
          <table:table-cell table:formula="of:=COS(2 * PI() * [.B571])" office:value-type="float" office:value="-0.479325481644417">
            <text:p>-0.4793254816</text:p>
          </table:table-cell>
          <table:table-cell table:formula="of:=SIN(2 * PI() * [.B571])" office:value-type="float" office:value="-0.877637215850802">
            <text:p>-0.8776372159</text:p>
          </table:table-cell>
          <table:table-cell table:formula="of:=[.D571]*[.E571]" office:value-type="float" office:value="-0.178258603733154">
            <text:p>-0.1782586037</text:p>
          </table:table-cell>
          <table:table-cell table:formula="of:=[.D571]*[.F571]" office:value-type="float" office:value="-0.326388624583649">
            <text:p>-0.3263886246</text:p>
          </table:table-cell>
          <table:table-cell table:formula="of:=[.C571]" office:value-type="float" office:value="0.928274924759632">
            <text:p>0.9282749248</text:p>
          </table:table-cell>
        </table:table-row>
        <table:table-row table:style-name="ro1">
          <table:table-cell table:formula="of:=RAND()" office:value-type="float" office:value="0.082855224609375">
            <text:p>0.0828552246</text:p>
          </table:table-cell>
          <table:table-cell table:formula="of:=RAND()" office:value-type="float" office:value="0.8411865234375">
            <text:p>0.8411865234</text:p>
          </table:table-cell>
          <table:table-cell table:formula="of:=SQRT(1 - [.A572])" office:value-type="float" office:value="0.957676759345566">
            <text:p>0.9576767593</text:p>
          </table:table-cell>
          <table:table-cell table:formula="of:=SQRT(1 - (1 - [.A572]))" office:value-type="float" office:value="0.287845834795946">
            <text:p>0.2878458348</text:p>
          </table:table-cell>
          <table:table-cell table:formula="of:=COS(2 * PI() * [.B572])" office:value-type="float" office:value="0.542106434812444">
            <text:p>0.5421064348</text:p>
          </table:table-cell>
          <table:table-cell table:formula="of:=SIN(2 * PI() * [.B572])" office:value-type="float" office:value="-0.840309831749541">
            <text:p>-0.8403098317</text:p>
          </table:table-cell>
          <table:table-cell table:formula="of:=[.D572]*[.E572]" office:value-type="float" office:value="0.156043079276842">
            <text:p>0.1560430793</text:p>
          </table:table-cell>
          <table:table-cell table:formula="of:=[.D572]*[.F572]" office:value-type="float" office:value="-0.241879685007187">
            <text:p>-0.241879685</text:p>
          </table:table-cell>
          <table:table-cell table:formula="of:=[.C572]" office:value-type="float" office:value="0.957676759345566">
            <text:p>0.9576767593</text:p>
          </table:table-cell>
        </table:table-row>
        <table:table-row table:style-name="ro1">
          <table:table-cell table:formula="of:=RAND()" office:value-type="float" office:value="0.797943115234375">
            <text:p>0.7979431152</text:p>
          </table:table-cell>
          <table:table-cell table:formula="of:=RAND()" office:value-type="float" office:value="0.505401611328125">
            <text:p>0.5054016113</text:p>
          </table:table-cell>
          <table:table-cell table:formula="of:=SQRT(1 - [.A573])" office:value-type="float" office:value="0.449507380101401">
            <text:p>0.4495073801</text:p>
          </table:table-cell>
          <table:table-cell table:formula="of:=SQRT(1 - (1 - [.A573]))" office:value-type="float" office:value="0.893276617422831">
            <text:p>0.8932766174</text:p>
          </table:table-cell>
          <table:table-cell table:formula="of:=COS(2 * PI() * [.B573])" office:value-type="float" office:value="-0.999424116393726">
            <text:p>-0.9994241164</text:p>
          </table:table-cell>
          <table:table-cell table:formula="of:=SIN(2 * PI() * [.B573])" office:value-type="float" office:value="-0.0339328096481967">
            <text:p>-0.0339328096</text:p>
          </table:table-cell>
          <table:table-cell table:formula="of:=[.D573]*[.E573]" office:value-type="float" office:value="-0.892762194062989">
            <text:p>-0.8927621941</text:p>
          </table:table-cell>
          <table:table-cell table:formula="of:=[.D573]*[.F573]" office:value-type="float" office:value="-0.0303113854221939">
            <text:p>-0.0303113854</text:p>
          </table:table-cell>
          <table:table-cell table:formula="of:=[.C573]" office:value-type="float" office:value="0.449507380101401">
            <text:p>0.4495073801</text:p>
          </table:table-cell>
        </table:table-row>
        <table:table-row table:style-name="ro1">
          <table:table-cell table:formula="of:=RAND()" office:value-type="float" office:value="0.146697998046875">
            <text:p>0.146697998</text:p>
          </table:table-cell>
          <table:table-cell table:formula="of:=RAND()" office:value-type="float" office:value="0.93603515625">
            <text:p>0.9360351563</text:p>
          </table:table-cell>
          <table:table-cell table:formula="of:=SQRT(1 - [.A574])" office:value-type="float" office:value="0.923743471940736">
            <text:p>0.9237434719</text:p>
          </table:table-cell>
          <table:table-cell table:formula="of:=SQRT(1 - (1 - [.A574]))" office:value-type="float" office:value="0.383011746617352">
            <text:p>0.3830117466</text:p>
          </table:table-cell>
          <table:table-cell table:formula="of:=COS(2 * PI() * [.B574])" office:value-type="float" office:value="0.920318276709111">
            <text:p>0.9203182767</text:p>
          </table:table-cell>
          <table:table-cell table:formula="of:=SIN(2 * PI() * [.B574])" office:value-type="float" office:value="-0.391170384302254">
            <text:p>-0.3911703843</text:p>
          </table:table-cell>
          <table:table-cell table:formula="of:=[.D574]*[.E574]" office:value-type="float" office:value="0.352492710606228">
            <text:p>0.3524927106</text:p>
          </table:table-cell>
          <table:table-cell table:formula="of:=[.D574]*[.F574]" office:value-type="float" office:value="-0.149822852116587">
            <text:p>-0.1498228521</text:p>
          </table:table-cell>
          <table:table-cell table:formula="of:=[.C574]" office:value-type="float" office:value="0.923743471940736">
            <text:p>0.9237434719</text:p>
          </table:table-cell>
        </table:table-row>
        <table:table-row table:style-name="ro1">
          <table:table-cell table:formula="of:=RAND()" office:value-type="float" office:value="0.6978759765625">
            <text:p>0.6978759766</text:p>
          </table:table-cell>
          <table:table-cell table:formula="of:=RAND()" office:value-type="float" office:value="0.016326904296875">
            <text:p>0.0163269043</text:p>
          </table:table-cell>
          <table:table-cell table:formula="of:=SQRT(1 - [.A575])" office:value-type="float" office:value="0.549658096854308">
            <text:p>0.5496580969</text:p>
          </table:table-cell>
          <table:table-cell table:formula="of:=SQRT(1 - (1 - [.A575]))" office:value-type="float" office:value="0.835389715379894">
            <text:p>0.8353897154</text:p>
          </table:table-cell>
          <table:table-cell table:formula="of:=COS(2 * PI() * [.B575])" office:value-type="float" office:value="0.994742775329142">
            <text:p>0.9947427753</text:p>
          </table:table-cell>
          <table:table-cell table:formula="of:=SIN(2 * PI() * [.B575])" office:value-type="float" office:value="0.102405131367897">
            <text:p>0.1024051314</text:p>
          </table:table-cell>
          <table:table-cell table:formula="of:=[.D575]*[.E575]" office:value-type="float" office:value="0.830997883958418">
            <text:p>0.830997884</text:p>
          </table:table-cell>
          <table:table-cell table:formula="of:=[.D575]*[.F575]" office:value-type="float" office:value="0.0855481935468679">
            <text:p>0.0855481935</text:p>
          </table:table-cell>
          <table:table-cell table:formula="of:=[.C575]" office:value-type="float" office:value="0.549658096854308">
            <text:p>0.5496580969</text:p>
          </table:table-cell>
        </table:table-row>
        <table:table-row table:style-name="ro1">
          <table:table-cell table:formula="of:=RAND()" office:value-type="float" office:value="0.51318359375">
            <text:p>0.5131835938</text:p>
          </table:table-cell>
          <table:table-cell table:formula="of:=RAND()" office:value-type="float" office:value="0.232666015625">
            <text:p>0.2326660156</text:p>
          </table:table-cell>
          <table:table-cell table:formula="of:=SQRT(1 - [.A576])" office:value-type="float" office:value="0.697722298805191">
            <text:p>0.6977222988</text:p>
          </table:table-cell>
          <table:table-cell table:formula="of:=SQRT(1 - (1 - [.A576]))" office:value-type="float" office:value="0.716368336646728">
            <text:p>0.7163683366</text:p>
          </table:table-cell>
          <table:table-cell table:formula="of:=COS(2 * PI() * [.B576])" office:value-type="float" office:value="0.108697444013139">
            <text:p>0.108697444</text:p>
          </table:table-cell>
          <table:table-cell table:formula="of:=SIN(2 * PI() * [.B576])" office:value-type="float" office:value="0.994074879304879">
            <text:p>0.9940748793</text:p>
          </table:table-cell>
          <table:table-cell table:formula="of:=[.D576]*[.E576]" office:value-type="float" office:value="0.077867407165443">
            <text:p>0.0778674072</text:p>
          </table:table-cell>
          <table:table-cell table:formula="of:=[.D576]*[.F576]" office:value-type="float" office:value="0.712123767789934">
            <text:p>0.7121237678</text:p>
          </table:table-cell>
          <table:table-cell table:formula="of:=[.C576]" office:value-type="float" office:value="0.697722298805191">
            <text:p>0.6977222988</text:p>
          </table:table-cell>
        </table:table-row>
        <table:table-row table:style-name="ro1">
          <table:table-cell table:formula="of:=RAND()" office:value-type="float" office:value="0.37701416015625">
            <text:p>0.3770141602</text:p>
          </table:table-cell>
          <table:table-cell table:formula="of:=RAND()" office:value-type="float" office:value="0.990875244140625">
            <text:p>0.9908752441</text:p>
          </table:table-cell>
          <table:table-cell table:formula="of:=SQRT(1 - [.A577])" office:value-type="float" office:value="0.789294520343167">
            <text:p>0.7892945203</text:p>
          </table:table-cell>
          <table:table-cell table:formula="of:=SQRT(1 - (1 - [.A577]))" office:value-type="float" office:value="0.614014788222767">
            <text:p>0.6140147882</text:p>
          </table:table-cell>
          <table:table-cell table:formula="of:=COS(2 * PI() * [.B577])" office:value-type="float" office:value="0.998356940528243">
            <text:p>0.9983569405</text:p>
          </table:table-cell>
          <table:table-cell table:formula="of:=SIN(2 * PI() * [.B577])" office:value-type="float" office:value="-0.0573011282531621">
            <text:p>-0.0573011283</text:p>
          </table:table-cell>
          <table:table-cell table:formula="of:=[.D577]*[.E577]" office:value-type="float" office:value="0.613005925409179">
            <text:p>0.6130059254</text:p>
          </table:table-cell>
          <table:table-cell table:formula="of:=[.D577]*[.F577]" office:value-type="float" office:value="-0.035183740129291">
            <text:p>-0.0351837401</text:p>
          </table:table-cell>
          <table:table-cell table:formula="of:=[.C577]" office:value-type="float" office:value="0.789294520343167">
            <text:p>0.7892945203</text:p>
          </table:table-cell>
        </table:table-row>
        <table:table-row table:style-name="ro1">
          <table:table-cell table:formula="of:=RAND()" office:value-type="float" office:value="0.20733642578125">
            <text:p>0.2073364258</text:p>
          </table:table-cell>
          <table:table-cell table:formula="of:=RAND()" office:value-type="float" office:value="0.658111572265625">
            <text:p>0.6581115723</text:p>
          </table:table-cell>
          <table:table-cell table:formula="of:=SQRT(1 - [.A578])" office:value-type="float" office:value="0.890316558432308">
            <text:p>0.8903165584</text:p>
          </table:table-cell>
          <table:table-cell table:formula="of:=SQRT(1 - (1 - [.A578]))" office:value-type="float" office:value="0.455342097528056">
            <text:p>0.4553420975</text:p>
          </table:table-cell>
          <table:table-cell table:formula="of:=COS(2 * PI() * [.B578])" office:value-type="float" office:value="-0.545807080893116">
            <text:p>-0.5458070809</text:p>
          </table:table-cell>
          <table:table-cell table:formula="of:=SIN(2 * PI() * [.B578])" office:value-type="float" office:value="-0.837910872615301">
            <text:p>-0.8379108726</text:p>
          </table:table-cell>
          <table:table-cell table:formula="of:=[.D578]*[.E578]" office:value-type="float" office:value="-0.248528941059537">
            <text:p>-0.2485289411</text:p>
          </table:table-cell>
          <table:table-cell table:formula="of:=[.D578]*[.F578]" office:value-type="float" office:value="-0.381536094278215">
            <text:p>-0.3815360943</text:p>
          </table:table-cell>
          <table:table-cell table:formula="of:=[.C578]" office:value-type="float" office:value="0.890316558432308">
            <text:p>0.8903165584</text:p>
          </table:table-cell>
        </table:table-row>
        <table:table-row table:style-name="ro1">
          <table:table-cell table:formula="of:=RAND()" office:value-type="float" office:value="0.897796630859375">
            <text:p>0.8977966309</text:p>
          </table:table-cell>
          <table:table-cell table:formula="of:=RAND()" office:value-type="float" office:value="0.84014892578125">
            <text:p>0.8401489258</text:p>
          </table:table-cell>
          <table:table-cell table:formula="of:=SQRT(1 - [.A579])" office:value-type="float" office:value="0.319692616650158">
            <text:p>0.3196926167</text:p>
          </table:table-cell>
          <table:table-cell table:formula="of:=SQRT(1 - (1 - [.A579]))" office:value-type="float" office:value="0.947521308921005">
            <text:p>0.9475213089</text:p>
          </table:table-cell>
          <table:table-cell table:formula="of:=COS(2 * PI() * [.B579])" office:value-type="float" office:value="0.536616621800121">
            <text:p>0.5366166218</text:p>
          </table:table-cell>
          <table:table-cell table:formula="of:=SIN(2 * PI() * [.B579])" office:value-type="float" office:value="-0.843826167648187">
            <text:p>-0.8438261676</text:p>
          </table:table-cell>
          <table:table-cell table:formula="of:=[.D579]*[.E579]" office:value-type="float" office:value="0.508455683876819">
            <text:p>0.5084556839</text:p>
          </table:table-cell>
          <table:table-cell table:formula="of:=[.D579]*[.F579]" office:value-type="float" office:value="-0.799543274871805">
            <text:p>-0.7995432749</text:p>
          </table:table-cell>
          <table:table-cell table:formula="of:=[.C579]" office:value-type="float" office:value="0.319692616650158">
            <text:p>0.3196926167</text:p>
          </table:table-cell>
        </table:table-row>
        <table:table-row table:style-name="ro1">
          <table:table-cell table:formula="of:=RAND()" office:value-type="float" office:value="0.441680908203125">
            <text:p>0.4416809082</text:p>
          </table:table-cell>
          <table:table-cell table:formula="of:=RAND()" office:value-type="float" office:value="0.215057373046875">
            <text:p>0.215057373</text:p>
          </table:table-cell>
          <table:table-cell table:formula="of:=SQRT(1 - [.A580])" office:value-type="float" office:value="0.747207529269396">
            <text:p>0.7472075293</text:p>
          </table:table-cell>
          <table:table-cell table:formula="of:=SQRT(1 - (1 - [.A580]))" office:value-type="float" office:value="0.664590782514417">
            <text:p>0.6645907825</text:p>
          </table:table-cell>
          <table:table-cell table:formula="of:=COS(2 * PI() * [.B580])" office:value-type="float" office:value="0.217791423402932">
            <text:p>0.2177914234</text:p>
          </table:table-cell>
          <table:table-cell table:formula="of:=SIN(2 * PI() * [.B580])" office:value-type="float" office:value="0.975995335999166">
            <text:p>0.975995336</text:p>
          </table:table-cell>
          <table:table-cell table:formula="of:=[.D580]*[.E580]" office:value-type="float" office:value="0.144742172504283">
            <text:p>0.1447421725</text:p>
          </table:table-cell>
          <table:table-cell table:formula="of:=[.D580]*[.F580]" office:value-type="float" office:value="0.648637504082107">
            <text:p>0.6486375041</text:p>
          </table:table-cell>
          <table:table-cell table:formula="of:=[.C580]" office:value-type="float" office:value="0.747207529269396">
            <text:p>0.7472075293</text:p>
          </table:table-cell>
        </table:table-row>
        <table:table-row table:style-name="ro1">
          <table:table-cell table:formula="of:=RAND()" office:value-type="float" office:value="0.985260009765625">
            <text:p>0.9852600098</text:p>
          </table:table-cell>
          <table:table-cell table:formula="of:=RAND()" office:value-type="float" office:value="0.410797119140625">
            <text:p>0.4107971191</text:p>
          </table:table-cell>
          <table:table-cell table:formula="of:=SQRT(1 - [.A581])" office:value-type="float" office:value="0.121408361468125">
            <text:p>0.1214083615</text:p>
          </table:table-cell>
          <table:table-cell table:formula="of:=SQRT(1 - (1 - [.A581]))" office:value-type="float" office:value="0.992602644448233">
            <text:p>0.9926026444</text:p>
          </table:table-cell>
          <table:table-cell table:formula="of:=COS(2 * PI() * [.B581])" office:value-type="float" office:value="-0.847000984763717">
            <text:p>-0.8470009848</text:p>
          </table:table-cell>
          <table:table-cell table:formula="of:=SIN(2 * PI() * [.B581])" office:value-type="float" office:value="0.531591320291532">
            <text:p>0.5315913203</text:p>
          </table:table-cell>
          <table:table-cell table:formula="of:=[.D581]*[.E581]" office:value-type="float" office:value="-0.840735417326723">
            <text:p>-0.8407354173</text:p>
          </table:table-cell>
          <table:table-cell table:formula="of:=[.D581]*[.F581]" office:value-type="float" office:value="0.527658950287102">
            <text:p>0.5276589503</text:p>
          </table:table-cell>
          <table:table-cell table:formula="of:=[.C581]" office:value-type="float" office:value="0.121408361468125">
            <text:p>0.1214083615</text:p>
          </table:table-cell>
        </table:table-row>
        <table:table-row table:style-name="ro1">
          <table:table-cell table:formula="of:=RAND()" office:value-type="float" office:value="0.26593017578125">
            <text:p>0.2659301758</text:p>
          </table:table-cell>
          <table:table-cell table:formula="of:=RAND()" office:value-type="float" office:value="0.11151123046875">
            <text:p>0.1115112305</text:p>
          </table:table-cell>
          <table:table-cell table:formula="of:=SQRT(1 - [.A582])" office:value-type="float" office:value="0.856778748696973">
            <text:p>0.8567787487</text:p>
          </table:table-cell>
          <table:table-cell table:formula="of:=SQRT(1 - (1 - [.A582]))" office:value-type="float" office:value="0.515684182209664">
            <text:p>0.5156841822</text:p>
          </table:table-cell>
          <table:table-cell table:formula="of:=COS(2 * PI() * [.B582])" office:value-type="float" office:value="0.764426040478612">
            <text:p>0.7644260405</text:p>
          </table:table-cell>
          <table:table-cell table:formula="of:=SIN(2 * PI() * [.B582])" office:value-type="float" office:value="0.644711430516158">
            <text:p>0.6447114305</text:p>
          </table:table-cell>
          <table:table-cell table:formula="of:=[.D582]*[.E582]" office:value-type="float" office:value="0.394202417543985">
            <text:p>0.3942024175</text:p>
          </table:table-cell>
          <table:table-cell table:formula="of:=[.D582]*[.F582]" office:value-type="float" office:value="0.332467486806948">
            <text:p>0.3324674868</text:p>
          </table:table-cell>
          <table:table-cell table:formula="of:=[.C582]" office:value-type="float" office:value="0.856778748696973">
            <text:p>0.8567787487</text:p>
          </table:table-cell>
        </table:table-row>
        <table:table-row table:style-name="ro1">
          <table:table-cell table:formula="of:=RAND()" office:value-type="float" office:value="0.878692626953125">
            <text:p>0.878692627</text:p>
          </table:table-cell>
          <table:table-cell table:formula="of:=RAND()" office:value-type="float" office:value="0.89715576171875">
            <text:p>0.8971557617</text:p>
          </table:table-cell>
          <table:table-cell table:formula="of:=SQRT(1 - [.A583])" office:value-type="float" office:value="0.348292080080606">
            <text:p>0.3482920801</text:p>
          </table:table-cell>
          <table:table-cell table:formula="of:=SQRT(1 - (1 - [.A583]))" office:value-type="float" office:value="0.937386060784523">
            <text:p>0.9373860608</text:p>
          </table:table-cell>
          <table:table-cell table:formula="of:=COS(2 * PI() * [.B583])" office:value-type="float" office:value="0.798384132303756">
            <text:p>0.7983841323</text:p>
          </table:table-cell>
          <table:table-cell table:formula="of:=SIN(2 * PI() * [.B583])" office:value-type="float" office:value="-0.602148467809707">
            <text:p>-0.6021484678</text:p>
          </table:table-cell>
          <table:table-cell table:formula="of:=[.D583]*[.E583]" office:value-type="float" office:value="0.748394156773087">
            <text:p>0.7483941568</text:p>
          </table:table-cell>
          <table:table-cell table:formula="of:=[.D583]*[.F583]" office:value-type="float" office:value="-0.564445580247577">
            <text:p>-0.5644455802</text:p>
          </table:table-cell>
          <table:table-cell table:formula="of:=[.C583]" office:value-type="float" office:value="0.348292080080606">
            <text:p>0.3482920801</text:p>
          </table:table-cell>
        </table:table-row>
        <table:table-row table:style-name="ro1">
          <table:table-cell table:formula="of:=RAND()" office:value-type="float" office:value="0.609130859375">
            <text:p>0.6091308594</text:p>
          </table:table-cell>
          <table:table-cell table:formula="of:=RAND()" office:value-type="float" office:value="0.12261962890625">
            <text:p>0.1226196289</text:p>
          </table:table-cell>
          <table:table-cell table:formula="of:=SQRT(1 - [.A584])" office:value-type="float" office:value="0.625195281991955">
            <text:p>0.625195282</text:p>
          </table:table-cell>
          <table:table-cell table:formula="of:=SQRT(1 - (1 - [.A584]))" office:value-type="float" office:value="0.780468358983886">
            <text:p>0.780468359</text:p>
          </table:table-cell>
          <table:table-cell table:formula="of:=COS(2 * PI() * [.B584])" office:value-type="float" office:value="0.717603011688049">
            <text:p>0.7176030117</text:p>
          </table:table-cell>
          <table:table-cell table:formula="of:=SIN(2 * PI() * [.B584])" office:value-type="float" office:value="0.696452380006158">
            <text:p>0.69645238</text:p>
          </table:table-cell>
          <table:table-cell table:formula="of:=[.D584]*[.E584]" office:value-type="float" office:value="0.560066444934066">
            <text:p>0.5600664449</text:p>
          </table:table-cell>
          <table:table-cell table:formula="of:=[.D584]*[.F584]" office:value-type="float" office:value="0.543559046133828">
            <text:p>0.5435590461</text:p>
          </table:table-cell>
          <table:table-cell table:formula="of:=[.C584]" office:value-type="float" office:value="0.625195281991955">
            <text:p>0.625195282</text:p>
          </table:table-cell>
        </table:table-row>
        <table:table-row table:style-name="ro1">
          <table:table-cell table:formula="of:=RAND()" office:value-type="float" office:value="0.41241455078125">
            <text:p>0.4124145508</text:p>
          </table:table-cell>
          <table:table-cell table:formula="of:=RAND()" office:value-type="float" office:value="0.46209716796875">
            <text:p>0.462097168</text:p>
          </table:table-cell>
          <table:table-cell table:formula="of:=SQRT(1 - [.A585])" office:value-type="float" office:value="0.766541224735337">
            <text:p>0.7665412247</text:p>
          </table:table-cell>
          <table:table-cell table:formula="of:=SQRT(1 - (1 - [.A585]))" office:value-type="float" office:value="0.642195103361315">
            <text:p>0.6421951034</text:p>
          </table:table-cell>
          <table:table-cell table:formula="of:=COS(2 * PI() * [.B585])" office:value-type="float" office:value="-0.97177594021999">
            <text:p>-0.9717759402</text:p>
          </table:table-cell>
          <table:table-cell table:formula="of:=SIN(2 * PI() * [.B585])" office:value-type="float" office:value="0.235905748148607">
            <text:p>0.2359057481</text:p>
          </table:table-cell>
          <table:table-cell table:formula="of:=[.D585]*[.E585]" office:value-type="float" office:value="-0.624069750373616">
            <text:p>-0.6240697504</text:p>
          </table:table-cell>
          <table:table-cell table:formula="of:=[.D585]*[.F585]" office:value-type="float" office:value="0.151497516315823">
            <text:p>0.1514975163</text:p>
          </table:table-cell>
          <table:table-cell table:formula="of:=[.C585]" office:value-type="float" office:value="0.766541224735337">
            <text:p>0.7665412247</text:p>
          </table:table-cell>
        </table:table-row>
        <table:table-row table:style-name="ro1">
          <table:table-cell table:formula="of:=RAND()" office:value-type="float" office:value="0.416595458984375">
            <text:p>0.416595459</text:p>
          </table:table-cell>
          <table:table-cell table:formula="of:=RAND()" office:value-type="float" office:value="0.6063232421875">
            <text:p>0.6063232422</text:p>
          </table:table-cell>
          <table:table-cell table:formula="of:=SQRT(1 - [.A586])" office:value-type="float" office:value="0.763809230774036">
            <text:p>0.7638092308</text:p>
          </table:table-cell>
          <table:table-cell table:formula="of:=SQRT(1 - (1 - [.A586]))" office:value-type="float" office:value="0.645442064777603">
            <text:p>0.6454420648</text:p>
          </table:table-cell>
          <table:table-cell table:formula="of:=COS(2 * PI() * [.B586])" office:value-type="float" office:value="-0.785031944266848">
            <text:p>-0.7850319443</text:p>
          </table:table-cell>
          <table:table-cell table:formula="of:=SIN(2 * PI() * [.B586])" office:value-type="float" office:value="-0.619455282066924">
            <text:p>-0.6194552821</text:p>
          </table:table-cell>
          <table:table-cell table:formula="of:=[.D586]*[.E586]" office:value-type="float" office:value="-0.50669263902397">
            <text:p>-0.506692639</text:p>
          </table:table-cell>
          <table:table-cell table:formula="of:=[.D586]*[.F586]" office:value-type="float" office:value="-0.399822496294668">
            <text:p>-0.3998224963</text:p>
          </table:table-cell>
          <table:table-cell table:formula="of:=[.C586]" office:value-type="float" office:value="0.763809230774036">
            <text:p>0.7638092308</text:p>
          </table:table-cell>
        </table:table-row>
        <table:table-row table:style-name="ro1">
          <table:table-cell table:formula="of:=RAND()" office:value-type="float" office:value="0.468017578125">
            <text:p>0.4680175781</text:p>
          </table:table-cell>
          <table:table-cell table:formula="of:=RAND()" office:value-type="float" office:value="0.554351806640625">
            <text:p>0.5543518066</text:p>
          </table:table-cell>
          <table:table-cell table:formula="of:=SQRT(1 - [.A587])" office:value-type="float" office:value="0.729371251061488">
            <text:p>0.7293712511</text:p>
          </table:table-cell>
          <table:table-cell table:formula="of:=SQRT(1 - (1 - [.A587]))" office:value-type="float" office:value="0.684118102468426">
            <text:p>0.6841181025</text:p>
          </table:table-cell>
          <table:table-cell table:formula="of:=COS(2 * PI() * [.B587])" office:value-type="float" office:value="-0.942252546298714">
            <text:p>-0.9422525463</text:p>
          </table:table-cell>
          <table:table-cell table:formula="of:=SIN(2 * PI() * [.B587])" office:value-type="float" office:value="-0.33490317853611">
            <text:p>-0.3349031785</text:p>
          </table:table-cell>
          <table:table-cell table:formula="of:=[.D587]*[.E587]" office:value-type="float" office:value="-0.644612024019919">
            <text:p>-0.644612024</text:p>
          </table:table-cell>
          <table:table-cell table:formula="of:=[.D587]*[.F587]" office:value-type="float" office:value="-0.229113327010768">
            <text:p>-0.229113327</text:p>
          </table:table-cell>
          <table:table-cell table:formula="of:=[.C587]" office:value-type="float" office:value="0.729371251061488">
            <text:p>0.7293712511</text:p>
          </table:table-cell>
        </table:table-row>
        <table:table-row table:style-name="ro1">
          <table:table-cell table:formula="of:=RAND()" office:value-type="float" office:value="0.703460693359375">
            <text:p>0.7034606934</text:p>
          </table:table-cell>
          <table:table-cell table:formula="of:=RAND()" office:value-type="float" office:value="0.46234130859375">
            <text:p>0.4623413086</text:p>
          </table:table-cell>
          <table:table-cell table:formula="of:=SQRT(1 - [.A588])" office:value-type="float" office:value="0.544554227456389">
            <text:p>0.5445542275</text:p>
          </table:table-cell>
          <table:table-cell table:formula="of:=SQRT(1 - (1 - [.A588]))" office:value-type="float" office:value="0.838725636522084">
            <text:p>0.8387256365</text:p>
          </table:table-cell>
          <table:table-cell table:formula="of:=COS(2 * PI() * [.B588])" office:value-type="float" office:value="-0.972136671622152">
            <text:p>-0.9721366716</text:p>
          </table:table-cell>
          <table:table-cell table:formula="of:=SIN(2 * PI() * [.B588])" office:value-type="float" office:value="0.234414785556295">
            <text:p>0.2344147856</text:p>
          </table:table-cell>
          <table:table-cell table:formula="of:=[.D588]*[.E588]" office:value-type="float" office:value="-0.81535594869275">
            <text:p>-0.8153559487</text:p>
          </table:table-cell>
          <table:table-cell table:formula="of:=[.D588]*[.F588]" office:value-type="float" office:value="0.196609690225891">
            <text:p>0.1966096902</text:p>
          </table:table-cell>
          <table:table-cell table:formula="of:=[.C588]" office:value-type="float" office:value="0.544554227456389">
            <text:p>0.5445542275</text:p>
          </table:table-cell>
        </table:table-row>
        <table:table-row table:style-name="ro1">
          <table:table-cell table:formula="of:=RAND()" office:value-type="float" office:value="0.583465576171875">
            <text:p>0.5834655762</text:p>
          </table:table-cell>
          <table:table-cell table:formula="of:=RAND()" office:value-type="float" office:value="0.300140380859375">
            <text:p>0.3001403809</text:p>
          </table:table-cell>
          <table:table-cell table:formula="of:=SQRT(1 - [.A589])" office:value-type="float" office:value="0.645394781376581">
            <text:p>0.6453947814</text:p>
          </table:table-cell>
          <table:table-cell table:formula="of:=SQRT(1 - (1 - [.A589]))" office:value-type="float" office:value="0.763849184179623">
            <text:p>0.7638491842</text:p>
          </table:table-cell>
          <table:table-cell table:formula="of:=COS(2 * PI() * [.B589])" office:value-type="float" office:value="-0.309855742953607">
            <text:p>-0.309855743</text:p>
          </table:table-cell>
          <table:table-cell table:formula="of:=SIN(2 * PI() * [.B589])" office:value-type="float" office:value="0.950783581346811">
            <text:p>0.9507835813</text:p>
          </table:table-cell>
          <table:table-cell table:formula="of:=[.D589]*[.E589]" office:value-type="float" office:value="-0.236683056468483">
            <text:p>-0.2366830565</text:p>
          </table:table-cell>
          <table:table-cell table:formula="of:=[.D589]*[.F589]" office:value-type="float" office:value="0.726255262943141">
            <text:p>0.7262552629</text:p>
          </table:table-cell>
          <table:table-cell table:formula="of:=[.C589]" office:value-type="float" office:value="0.645394781376581">
            <text:p>0.6453947814</text:p>
          </table:table-cell>
        </table:table-row>
        <table:table-row table:style-name="ro1">
          <table:table-cell table:formula="of:=RAND()" office:value-type="float" office:value="0.418182373046875">
            <text:p>0.418182373</text:p>
          </table:table-cell>
          <table:table-cell table:formula="of:=RAND()" office:value-type="float" office:value="0.147705078125">
            <text:p>0.1477050781</text:p>
          </table:table-cell>
          <table:table-cell table:formula="of:=SQRT(1 - [.A590])" office:value-type="float" office:value="0.762769707679274">
            <text:p>0.7627697077</text:p>
          </table:table-cell>
          <table:table-cell table:formula="of:=SQRT(1 - (1 - [.A590]))" office:value-type="float" office:value="0.646670219700022">
            <text:p>0.6466702197</text:p>
          </table:table-cell>
          <table:table-cell table:formula="of:=COS(2 * PI() * [.B590])" office:value-type="float" office:value="0.599389298400565">
            <text:p>0.5993892984</text:p>
          </table:table-cell>
          <table:table-cell table:formula="of:=SIN(2 * PI() * [.B590])" office:value-type="float" office:value="0.800457662192623">
            <text:p>0.8004576622</text:p>
          </table:table-cell>
          <table:table-cell table:formula="of:=[.D590]*[.E590]" office:value-type="float" office:value="0.387607209282535">
            <text:p>0.3876072093</text:p>
          </table:table-cell>
          <table:table-cell table:formula="of:=[.D590]*[.F590]" office:value-type="float" office:value="0.51763213227067">
            <text:p>0.5176321323</text:p>
          </table:table-cell>
          <table:table-cell table:formula="of:=[.C590]" office:value-type="float" office:value="0.762769707679274">
            <text:p>0.7627697077</text:p>
          </table:table-cell>
        </table:table-row>
        <table:table-row table:style-name="ro1">
          <table:table-cell table:formula="of:=RAND()" office:value-type="float" office:value="0.2882080078125">
            <text:p>0.2882080078</text:p>
          </table:table-cell>
          <table:table-cell table:formula="of:=RAND()" office:value-type="float" office:value="0.8828125">
            <text:p>0.8828125</text:p>
          </table:table-cell>
          <table:table-cell table:formula="of:=SQRT(1 - [.A591])" office:value-type="float" office:value="0.843677658935864">
            <text:p>0.8436776589</text:p>
          </table:table-cell>
          <table:table-cell table:formula="of:=SQRT(1 - (1 - [.A591]))" office:value-type="float" office:value="0.536850079456546">
            <text:p>0.5368500795</text:p>
          </table:table-cell>
          <table:table-cell table:formula="of:=COS(2 * PI() * [.B591])" office:value-type="float" office:value="0.740951125354959">
            <text:p>0.7409511254</text:p>
          </table:table-cell>
          <table:table-cell table:formula="of:=SIN(2 * PI() * [.B591])" office:value-type="float" office:value="-0.671558954847019">
            <text:p>-0.6715589548</text:p>
          </table:table-cell>
          <table:table-cell table:formula="of:=[.D591]*[.E591]" office:value-type="float" office:value="0.397779670520227">
            <text:p>0.3977796705</text:p>
          </table:table-cell>
          <table:table-cell table:formula="of:=[.D591]*[.F591]" office:value-type="float" office:value="-0.360526478269377">
            <text:p>-0.3605264783</text:p>
          </table:table-cell>
          <table:table-cell table:formula="of:=[.C591]" office:value-type="float" office:value="0.843677658935864">
            <text:p>0.8436776589</text:p>
          </table:table-cell>
        </table:table-row>
        <table:table-row table:style-name="ro1">
          <table:table-cell table:formula="of:=RAND()" office:value-type="float" office:value="0.660675048828125">
            <text:p>0.6606750488</text:p>
          </table:table-cell>
          <table:table-cell table:formula="of:=RAND()" office:value-type="float" office:value="0.261627197265625">
            <text:p>0.2616271973</text:p>
          </table:table-cell>
          <table:table-cell table:formula="of:=SQRT(1 - [.A592])" office:value-type="float" office:value="0.582516052286866">
            <text:p>0.5825160523</text:p>
          </table:table-cell>
          <table:table-cell table:formula="of:=SQRT(1 - (1 - [.A592]))" office:value-type="float" office:value="0.812819198117346">
            <text:p>0.8128191981</text:p>
          </table:table-cell>
          <table:table-cell table:formula="of:=COS(2 * PI() * [.B592])" office:value-type="float" office:value="-0.07299086730971">
            <text:p>-0.0729908673</text:p>
          </table:table-cell>
          <table:table-cell table:formula="of:=SIN(2 * PI() * [.B592])" office:value-type="float" office:value="0.997332609157735">
            <text:p>0.9973326092</text:p>
          </table:table-cell>
          <table:table-cell table:formula="of:=[.D592]*[.E592]" office:value-type="float" office:value="-0.0593283782365681">
            <text:p>-0.0593283782</text:p>
          </table:table-cell>
          <table:table-cell table:formula="of:=[.D592]*[.F592]" office:value-type="float" office:value="0.810651091631871">
            <text:p>0.8106510916</text:p>
          </table:table-cell>
          <table:table-cell table:formula="of:=[.C592]" office:value-type="float" office:value="0.582516052286866">
            <text:p>0.5825160523</text:p>
          </table:table-cell>
        </table:table-row>
        <table:table-row table:style-name="ro1">
          <table:table-cell table:formula="of:=RAND()" office:value-type="float" office:value="0.780853271484375">
            <text:p>0.7808532715</text:p>
          </table:table-cell>
          <table:table-cell table:formula="of:=RAND()" office:value-type="float" office:value="0.620391845703125">
            <text:p>0.6203918457</text:p>
          </table:table-cell>
          <table:table-cell table:formula="of:=SQRT(1 - [.A593])" office:value-type="float" office:value="0.46813110184608">
            <text:p>0.4681311018</text:p>
          </table:table-cell>
          <table:table-cell table:formula="of:=SQRT(1 - (1 - [.A593]))" office:value-type="float" office:value="0.883659024445728">
            <text:p>0.8836590244</text:p>
          </table:table-cell>
          <table:table-cell table:formula="of:=COS(2 * PI() * [.B593])" office:value-type="float" office:value="-0.727281037968896">
            <text:p>-0.727281038</text:p>
          </table:table-cell>
          <table:table-cell table:formula="of:=SIN(2 * PI() * [.B593])" office:value-type="float" office:value="-0.686339778689015">
            <text:p>-0.6863397787</text:p>
          </table:table-cell>
          <table:table-cell table:formula="of:=[.D593]*[.E593]" office:value-type="float" office:value="-0.642668452509471">
            <text:p>-0.6426684525</text:p>
          </table:table-cell>
          <table:table-cell table:formula="of:=[.D593]*[.F593]" office:value-type="float" office:value="-0.606490339274631">
            <text:p>-0.6064903393</text:p>
          </table:table-cell>
          <table:table-cell table:formula="of:=[.C593]" office:value-type="float" office:value="0.46813110184608">
            <text:p>0.4681311018</text:p>
          </table:table-cell>
        </table:table-row>
        <table:table-row table:style-name="ro1">
          <table:table-cell table:formula="of:=RAND()" office:value-type="float" office:value="0.652374267578125">
            <text:p>0.6523742676</text:p>
          </table:table-cell>
          <table:table-cell table:formula="of:=RAND()" office:value-type="float" office:value="0.815765380859375">
            <text:p>0.8157653809</text:p>
          </table:table-cell>
          <table:table-cell table:formula="of:=SQRT(1 - [.A594])" office:value-type="float" office:value="0.589597941331103">
            <text:p>0.5895979413</text:p>
          </table:table-cell>
          <table:table-cell table:formula="of:=SQRT(1 - (1 - [.A594]))" office:value-type="float" office:value="0.807696890905323">
            <text:p>0.8076968909</text:p>
          </table:table-cell>
          <table:table-cell table:formula="of:=COS(2 * PI() * [.B594])" office:value-type="float" office:value="0.401556790575008">
            <text:p>0.4015567906</text:p>
          </table:table-cell>
          <table:table-cell table:formula="of:=SIN(2 * PI() * [.B594])" office:value-type="float" office:value="-0.915834124688035">
            <text:p>-0.9158341247</text:p>
          </table:table-cell>
          <table:table-cell table:formula="of:=[.D594]*[.E594]" office:value-type="float" office:value="0.324336171269354">
            <text:p>0.3243361713</text:p>
          </table:table-cell>
          <table:table-cell table:formula="of:=[.D594]*[.F594]" office:value-type="float" office:value="-0.739716375095523">
            <text:p>-0.7397163751</text:p>
          </table:table-cell>
          <table:table-cell table:formula="of:=[.C594]" office:value-type="float" office:value="0.589597941331103">
            <text:p>0.5895979413</text:p>
          </table:table-cell>
        </table:table-row>
        <table:table-row table:style-name="ro1">
          <table:table-cell table:formula="of:=RAND()" office:value-type="float" office:value="0.0072021484375">
            <text:p>0.0072021484</text:p>
          </table:table-cell>
          <table:table-cell table:formula="of:=RAND()" office:value-type="float" office:value="0.642730712890625">
            <text:p>0.6427307129</text:p>
          </table:table-cell>
          <table:table-cell table:formula="of:=SQRT(1 - [.A595])" office:value-type="float" office:value="0.996392418458962">
            <text:p>0.9963924185</text:p>
          </table:table-cell>
          <table:table-cell table:formula="of:=SQRT(1 - (1 - [.A595]))" office:value-type="float" office:value="0.0848654725875017">
            <text:p>0.0848654726</text:p>
          </table:table-cell>
          <table:table-cell table:formula="of:=COS(2 * PI() * [.B595])" office:value-type="float" office:value="-0.624110678635228">
            <text:p>-0.6241106786</text:p>
          </table:table-cell>
          <table:table-cell table:formula="of:=SIN(2 * PI() * [.B595])" office:value-type="float" office:value="-0.781335946193105">
            <text:p>-0.7813359462</text:p>
          </table:table-cell>
          <table:table-cell table:formula="of:=[.D595]*[.E595]" office:value-type="float" office:value="-0.0529654476892851">
            <text:p>-0.0529654477</text:p>
          </table:table-cell>
          <table:table-cell table:formula="of:=[.D595]*[.F595]" office:value-type="float" office:value="-0.0663084443232806">
            <text:p>-0.0663084443</text:p>
          </table:table-cell>
          <table:table-cell table:formula="of:=[.C595]" office:value-type="float" office:value="0.996392418458962">
            <text:p>0.9963924185</text:p>
          </table:table-cell>
        </table:table-row>
        <table:table-row table:style-name="ro1">
          <table:table-cell table:formula="of:=RAND()" office:value-type="float" office:value="0.537872314453125">
            <text:p>0.5378723145</text:p>
          </table:table-cell>
          <table:table-cell table:formula="of:=RAND()" office:value-type="float" office:value="0.738494873046875">
            <text:p>0.738494873</text:p>
          </table:table-cell>
          <table:table-cell table:formula="of:=SQRT(1 - [.A596])" office:value-type="float" office:value="0.679799739295975">
            <text:p>0.6797997393</text:p>
          </table:table-cell>
          <table:table-cell table:formula="of:=SQRT(1 - (1 - [.A596]))" office:value-type="float" office:value="0.733397787324945">
            <text:p>0.7333977873</text:p>
          </table:table-cell>
          <table:table-cell table:formula="of:=COS(2 * PI() * [.B596])" office:value-type="float" office:value="-0.0722259013845967">
            <text:p>-0.0722259014</text:p>
          </table:table-cell>
          <table:table-cell table:formula="of:=SIN(2 * PI() * [.B596])" office:value-type="float" office:value="-0.997388299093779">
            <text:p>-0.9973882991</text:p>
          </table:table-cell>
          <table:table-cell table:formula="of:=[.D596]*[.E596]" office:value-type="float" office:value="-0.0529703162630129">
            <text:p>-0.0529703163</text:p>
          </table:table-cell>
          <table:table-cell table:formula="of:=[.D596]*[.F596]" office:value-type="float" office:value="-0.731482371659168">
            <text:p>-0.7314823717</text:p>
          </table:table-cell>
          <table:table-cell table:formula="of:=[.C596]" office:value-type="float" office:value="0.679799739295975">
            <text:p>0.6797997393</text:p>
          </table:table-cell>
        </table:table-row>
        <table:table-row table:style-name="ro1">
          <table:table-cell table:formula="of:=RAND()" office:value-type="float" office:value="0.14996337890625">
            <text:p>0.1499633789</text:p>
          </table:table-cell>
          <table:table-cell table:formula="of:=RAND()" office:value-type="float" office:value="0.773284912109375">
            <text:p>0.7732849121</text:p>
          </table:table-cell>
          <table:table-cell table:formula="of:=SQRT(1 - [.A597])" office:value-type="float" office:value="0.921974306091959">
            <text:p>0.9219743061</text:p>
          </table:table-cell>
          <table:table-cell table:formula="of:=SQRT(1 - (1 - [.A597]))" office:value-type="float" office:value="0.387251054106054">
            <text:p>0.3872510541</text:p>
          </table:table-cell>
          <table:table-cell table:formula="of:=COS(2 * PI() * [.B597])" office:value-type="float" office:value="0.14578204606358">
            <text:p>0.1457820461</text:p>
          </table:table-cell>
          <table:table-cell table:formula="of:=SIN(2 * PI() * [.B597])" office:value-type="float" office:value="-0.989316731408863">
            <text:p>-0.9893167314</text:p>
          </table:table-cell>
          <table:table-cell table:formula="of:=[.D597]*[.E597]" office:value-type="float" office:value="0.0564542510078586">
            <text:p>0.056454251</text:p>
          </table:table-cell>
          <table:table-cell table:formula="of:=[.D597]*[.F597]" office:value-type="float" office:value="-0.383113947082838">
            <text:p>-0.3831139471</text:p>
          </table:table-cell>
          <table:table-cell table:formula="of:=[.C597]" office:value-type="float" office:value="0.921974306091959">
            <text:p>0.9219743061</text:p>
          </table:table-cell>
        </table:table-row>
        <table:table-row table:style-name="ro1">
          <table:table-cell table:formula="of:=RAND()" office:value-type="float" office:value="0.232147216796875">
            <text:p>0.2321472168</text:p>
          </table:table-cell>
          <table:table-cell table:formula="of:=RAND()" office:value-type="float" office:value="0.045928955078125">
            <text:p>0.0459289551</text:p>
          </table:table-cell>
          <table:table-cell table:formula="of:=SQRT(1 - [.A598])" office:value-type="float" office:value="0.876272094273876">
            <text:p>0.8762720943</text:p>
          </table:table-cell>
          <table:table-cell table:formula="of:=SQRT(1 - (1 - [.A598]))" office:value-type="float" office:value="0.481816580035261">
            <text:p>0.48181658</text:p>
          </table:table-cell>
          <table:table-cell table:formula="of:=COS(2 * PI() * [.B598])" office:value-type="float" office:value="0.958648922809561">
            <text:p>0.9586489228</text:p>
          </table:table-cell>
          <table:table-cell table:formula="of:=SIN(2 * PI() * [.B598])" office:value-type="float" office:value="0.28459136107069">
            <text:p>0.2845913611</text:p>
          </table:table-cell>
          <table:table-cell table:formula="of:=[.D598]*[.E598]" office:value-type="float" office:value="0.46189294544259">
            <text:p>0.4618929454</text:p>
          </table:table-cell>
          <table:table-cell table:formula="of:=[.D598]*[.F598]" office:value-type="float" office:value="0.13712083629866">
            <text:p>0.1371208363</text:p>
          </table:table-cell>
          <table:table-cell table:formula="of:=[.C598]" office:value-type="float" office:value="0.876272094273876">
            <text:p>0.8762720943</text:p>
          </table:table-cell>
        </table:table-row>
        <table:table-row table:style-name="ro1">
          <table:table-cell table:formula="of:=RAND()" office:value-type="float" office:value="0.137969970703125">
            <text:p>0.1379699707</text:p>
          </table:table-cell>
          <table:table-cell table:formula="of:=RAND()" office:value-type="float" office:value="0.567230224609375">
            <text:p>0.5672302246</text:p>
          </table:table-cell>
          <table:table-cell table:formula="of:=SQRT(1 - [.A599])" office:value-type="float" office:value="0.928455722852132">
            <text:p>0.9284557229</text:p>
          </table:table-cell>
          <table:table-cell table:formula="of:=SQRT(1 - (1 - [.A599]))" office:value-type="float" office:value="0.371443092146193">
            <text:p>0.3714430921</text:p>
          </table:table-cell>
          <table:table-cell table:formula="of:=COS(2 * PI() * [.B599])" office:value-type="float" office:value="-0.912099503891834">
            <text:p>-0.9120995039</text:p>
          </table:table-cell>
          <table:table-cell table:formula="of:=SIN(2 * PI() * [.B599])" office:value-type="float" office:value="-0.409968895161903">
            <text:p>-0.4099688952</text:p>
          </table:table-cell>
          <table:table-cell table:formula="of:=[.D599]*[.E599]" office:value-type="float" office:value="-0.338793060070591">
            <text:p>-0.3387930601</text:p>
          </table:table-cell>
          <table:table-cell table:formula="of:=[.D599]*[.F599]" office:value-type="float" office:value="-0.152280114102695">
            <text:p>-0.1522801141</text:p>
          </table:table-cell>
          <table:table-cell table:formula="of:=[.C599]" office:value-type="float" office:value="0.928455722852132">
            <text:p>0.9284557229</text:p>
          </table:table-cell>
        </table:table-row>
        <table:table-row table:style-name="ro1">
          <table:table-cell table:formula="of:=RAND()" office:value-type="float" office:value="0.740142822265625">
            <text:p>0.7401428223</text:p>
          </table:table-cell>
          <table:table-cell table:formula="of:=RAND()" office:value-type="float" office:value="0.075042724609375">
            <text:p>0.0750427246</text:p>
          </table:table-cell>
          <table:table-cell table:formula="of:=SQRT(1 - [.A600])" office:value-type="float" office:value="0.509761883367494">
            <text:p>0.5097618834</text:p>
          </table:table-cell>
          <table:table-cell table:formula="of:=SQRT(1 - (1 - [.A600]))" office:value-type="float" office:value="0.860315536454867">
            <text:p>0.8603155365</text:p>
          </table:table-cell>
          <table:table-cell table:formula="of:=COS(2 * PI() * [.B600])" office:value-type="float" office:value="0.89088461986198">
            <text:p>0.8908846199</text:p>
          </table:table-cell>
          <table:table-cell table:formula="of:=SIN(2 * PI() * [.B600])" office:value-type="float" office:value="0.454229671084327">
            <text:p>0.4542296711</text:p>
          </table:table-cell>
          <table:table-cell table:formula="of:=[.D600]*[.E600]" office:value-type="float" office:value="0.766441879655949">
            <text:p>0.7664418797</text:p>
          </table:table-cell>
          <table:table-cell table:formula="of:=[.D600]*[.F600]" office:value-type="float" office:value="0.390780843152631">
            <text:p>0.3907808432</text:p>
          </table:table-cell>
          <table:table-cell table:formula="of:=[.C600]" office:value-type="float" office:value="0.509761883367494">
            <text:p>0.5097618834</text:p>
          </table:table-cell>
        </table:table-row>
        <table:table-row table:style-name="ro1">
          <table:table-cell table:formula="of:=RAND()" office:value-type="float" office:value="0.144195556640625">
            <text:p>0.1441955566</text:p>
          </table:table-cell>
          <table:table-cell table:formula="of:=RAND()" office:value-type="float" office:value="0.568572998046875">
            <text:p>0.568572998</text:p>
          </table:table-cell>
          <table:table-cell table:formula="of:=SQRT(1 - [.A601])" office:value-type="float" office:value="0.925096991325437">
            <text:p>0.9250969913</text:p>
          </table:table-cell>
          <table:table-cell table:formula="of:=SQRT(1 - (1 - [.A601]))" office:value-type="float" office:value="0.379730900297336">
            <text:p>0.3797309003</text:p>
          </table:table-cell>
          <table:table-cell table:formula="of:=COS(2 * PI() * [.B601])" office:value-type="float" office:value="-0.908608218707923">
            <text:p>-0.9086082187</text:p>
          </table:table-cell>
          <table:table-cell table:formula="of:=SIN(2 * PI() * [.B601])" office:value-type="float" office:value="-0.417649500055267">
            <text:p>-0.4176495001</text:p>
          </table:table-cell>
          <table:table-cell table:formula="of:=[.D601]*[.E601]" office:value-type="float" office:value="-0.345026616907518">
            <text:p>-0.3450266169</text:p>
          </table:table-cell>
          <table:table-cell table:formula="of:=[.D601]*[.F601]" office:value-type="float" office:value="-0.158594420664719">
            <text:p>-0.1585944207</text:p>
          </table:table-cell>
          <table:table-cell table:formula="of:=[.C601]" office:value-type="float" office:value="0.925096991325437">
            <text:p>0.9250969913</text:p>
          </table:table-cell>
        </table:table-row>
        <table:table-row table:style-name="ro1">
          <table:table-cell table:formula="of:=RAND()" office:value-type="float" office:value="0.292144775390625">
            <text:p>0.2921447754</text:p>
          </table:table-cell>
          <table:table-cell table:formula="of:=RAND()" office:value-type="float" office:value="0.8411865234375">
            <text:p>0.8411865234</text:p>
          </table:table-cell>
          <table:table-cell table:formula="of:=SQRT(1 - [.A602])" office:value-type="float" office:value="0.841341324677075">
            <text:p>0.8413413247</text:p>
          </table:table-cell>
          <table:table-cell table:formula="of:=SQRT(1 - (1 - [.A602]))" office:value-type="float" office:value="0.540504186284089">
            <text:p>0.5405041863</text:p>
          </table:table-cell>
          <table:table-cell table:formula="of:=COS(2 * PI() * [.B602])" office:value-type="float" office:value="0.542106434812444">
            <text:p>0.5421064348</text:p>
          </table:table-cell>
          <table:table-cell table:formula="of:=SIN(2 * PI() * [.B602])" office:value-type="float" office:value="-0.840309831749541">
            <text:p>-0.8403098317</text:p>
          </table:table-cell>
          <table:table-cell table:formula="of:=[.D602]*[.E602]" office:value-type="float" office:value="0.293010797427668">
            <text:p>0.2930107974</text:p>
          </table:table-cell>
          <table:table-cell table:formula="of:=[.D602]*[.F602]" office:value-type="float" office:value="-0.454190981836305">
            <text:p>-0.4541909818</text:p>
          </table:table-cell>
          <table:table-cell table:formula="of:=[.C602]" office:value-type="float" office:value="0.841341324677075">
            <text:p>0.8413413247</text:p>
          </table:table-cell>
        </table:table-row>
        <table:table-row table:style-name="ro1">
          <table:table-cell table:formula="of:=RAND()" office:value-type="float" office:value="0.292938232421875">
            <text:p>0.2929382324</text:p>
          </table:table-cell>
          <table:table-cell table:formula="of:=RAND()" office:value-type="float" office:value="0.85113525390625">
            <text:p>0.8511352539</text:p>
          </table:table-cell>
          <table:table-cell table:formula="of:=SQRT(1 - [.A603])" office:value-type="float" office:value="0.840869649576036">
            <text:p>0.8408696496</text:p>
          </table:table-cell>
          <table:table-cell table:formula="of:=SQRT(1 - (1 - [.A603]))" office:value-type="float" office:value="0.541237685699984">
            <text:p>0.5412376857</text:p>
          </table:table-cell>
          <table:table-cell table:formula="of:=COS(2 * PI() * [.B603])" office:value-type="float" office:value="0.593540977058226">
            <text:p>0.5935409771</text:p>
          </table:table-cell>
          <table:table-cell table:formula="of:=SIN(2 * PI() * [.B603])" office:value-type="float" office:value="-0.804803770215303">
            <text:p>-0.8048037702</text:p>
          </table:table-cell>
          <table:table-cell table:formula="of:=[.D603]*[.E603]" office:value-type="float" office:value="0.321246744791102">
            <text:p>0.3212467448</text:p>
          </table:table-cell>
          <table:table-cell table:formula="of:=[.D603]*[.F603]" office:value-type="float" office:value="-0.435590130033952">
            <text:p>-0.43559013</text:p>
          </table:table-cell>
          <table:table-cell table:formula="of:=[.C603]" office:value-type="float" office:value="0.840869649576036">
            <text:p>0.8408696496</text:p>
          </table:table-cell>
        </table:table-row>
        <table:table-row table:style-name="ro1">
          <table:table-cell table:formula="of:=RAND()" office:value-type="float" office:value="0.881805419921875">
            <text:p>0.8818054199</text:p>
          </table:table-cell>
          <table:table-cell table:formula="of:=RAND()" office:value-type="float" office:value="0.575714111328125">
            <text:p>0.5757141113</text:p>
          </table:table-cell>
          <table:table-cell table:formula="of:=SQRT(1 - [.A604])" office:value-type="float" office:value="0.343794386338877">
            <text:p>0.3437943863</text:p>
          </table:table-cell>
          <table:table-cell table:formula="of:=SQRT(1 - (1 - [.A604]))" office:value-type="float" office:value="0.939044950959151">
            <text:p>0.939044951</text:p>
          </table:table-cell>
          <table:table-cell table:formula="of:=COS(2 * PI() * [.B604])" office:value-type="float" office:value="-0.888960554909799">
            <text:p>-0.8889605549</text:p>
          </table:table-cell>
          <table:table-cell table:formula="of:=SIN(2 * PI() * [.B604])" office:value-type="float" office:value="-0.457983768068762">
            <text:p>-0.4579837681</text:p>
          </table:table-cell>
          <table:table-cell table:formula="of:=[.D604]*[.E604]" office:value-type="float" office:value="-0.834773920689893">
            <text:p>-0.8347739207</text:p>
          </table:table-cell>
          <table:table-cell table:formula="of:=[.D604]*[.F604]" office:value-type="float" office:value="-0.430067345026218">
            <text:p>-0.430067345</text:p>
          </table:table-cell>
          <table:table-cell table:formula="of:=[.C604]" office:value-type="float" office:value="0.343794386338877">
            <text:p>0.3437943863</text:p>
          </table:table-cell>
        </table:table-row>
        <table:table-row table:style-name="ro1">
          <table:table-cell table:formula="of:=RAND()" office:value-type="float" office:value="0.065460205078125">
            <text:p>0.0654602051</text:p>
          </table:table-cell>
          <table:table-cell table:formula="of:=RAND()" office:value-type="float" office:value="0.92529296875">
            <text:p>0.9252929688</text:p>
          </table:table-cell>
          <table:table-cell table:formula="of:=SQRT(1 - [.A605])" office:value-type="float" office:value="0.966715984621065">
            <text:p>0.9667159846</text:p>
          </table:table-cell>
          <table:table-cell table:formula="of:=SQRT(1 - (1 - [.A605]))" office:value-type="float" office:value="0.255851920215825">
            <text:p>0.2558519202</text:p>
          </table:table-cell>
          <table:table-cell table:formula="of:=COS(2 * PI() * [.B605])" office:value-type="float" office:value="0.891840709392343">
            <text:p>0.8918407094</text:p>
          </table:table-cell>
          <table:table-cell table:formula="of:=SIN(2 * PI() * [.B605])" office:value-type="float" office:value="-0.452349587233771">
            <text:p>-0.4523495872</text:p>
          </table:table-cell>
          <table:table-cell table:formula="of:=[.D605]*[.E605]" office:value-type="float" office:value="0.228179158024675">
            <text:p>0.228179158</text:p>
          </table:table-cell>
          <table:table-cell table:formula="of:=[.D605]*[.F605]" office:value-type="float" office:value="-0.115734510502596">
            <text:p>-0.1157345105</text:p>
          </table:table-cell>
          <table:table-cell table:formula="of:=[.C605]" office:value-type="float" office:value="0.966715984621065">
            <text:p>0.9667159846</text:p>
          </table:table-cell>
        </table:table-row>
        <table:table-row table:style-name="ro1">
          <table:table-cell table:formula="of:=RAND()" office:value-type="float" office:value="0.991455078125">
            <text:p>0.9914550781</text:p>
          </table:table-cell>
          <table:table-cell table:formula="of:=RAND()" office:value-type="float" office:value="0.44671630859375">
            <text:p>0.4467163086</text:p>
          </table:table-cell>
          <table:table-cell table:formula="of:=SQRT(1 - [.A606])" office:value-type="float" office:value="0.0924387466109315">
            <text:p>0.0924387466</text:p>
          </table:table-cell>
          <table:table-cell table:formula="of:=SQRT(1 - (1 - [.A606]))" office:value-type="float" office:value="0.995718372897176">
            <text:p>0.9957183729</text:p>
          </table:table-cell>
          <table:table-cell table:formula="of:=COS(2 * PI() * [.B606])" office:value-type="float" office:value="-0.944478900905115">
            <text:p>-0.9444789009</text:p>
          </table:table-cell>
          <table:table-cell table:formula="of:=SIN(2 * PI() * [.B606])" office:value-type="float" office:value="0.328572070853664">
            <text:p>0.3285720709</text:p>
          </table:table-cell>
          <table:table-cell table:formula="of:=[.D606]*[.E606]" office:value-type="float" office:value="-0.940434994444955">
            <text:p>-0.9404349944</text:p>
          </table:table-cell>
          <table:table-cell table:formula="of:=[.D606]*[.F606]" office:value-type="float" office:value="0.327165247769866">
            <text:p>0.3271652478</text:p>
          </table:table-cell>
          <table:table-cell table:formula="of:=[.C606]" office:value-type="float" office:value="0.0924387466109315">
            <text:p>0.0924387466</text:p>
          </table:table-cell>
        </table:table-row>
        <table:table-row table:style-name="ro1">
          <table:table-cell table:formula="of:=RAND()" office:value-type="float" office:value="0.299896240234375">
            <text:p>0.2998962402</text:p>
          </table:table-cell>
          <table:table-cell table:formula="of:=RAND()" office:value-type="float" office:value="0.25140380859375">
            <text:p>0.2514038086</text:p>
          </table:table-cell>
          <table:table-cell table:formula="of:=SQRT(1 - [.A607])" office:value-type="float" office:value="0.836722032556586">
            <text:p>0.8367220326</text:p>
          </table:table-cell>
          <table:table-cell table:formula="of:=SQRT(1 - (1 - [.A607]))" office:value-type="float" office:value="0.547627830040051">
            <text:p>0.54762783</text:p>
          </table:table-cell>
          <table:table-cell table:formula="of:=COS(2 * PI() * [.B607])" office:value-type="float" office:value="-0.00882027516080739">
            <text:p>-0.0088202752</text:p>
          </table:table-cell>
          <table:table-cell table:formula="of:=SIN(2 * PI() * [.B607])" office:value-type="float" office:value="0.999961100616463">
            <text:p>0.9999611006</text:p>
          </table:table-cell>
          <table:table-cell table:formula="of:=[.D607]*[.E607]" office:value-type="float" office:value="-0.00483022814666911">
            <text:p>-0.0048302281</text:p>
          </table:table-cell>
          <table:table-cell table:formula="of:=[.D607]*[.F607]" office:value-type="float" office:value="0.547606527655055">
            <text:p>0.5476065277</text:p>
          </table:table-cell>
          <table:table-cell table:formula="of:=[.C607]" office:value-type="float" office:value="0.836722032556586">
            <text:p>0.8367220326</text:p>
          </table:table-cell>
        </table:table-row>
        <table:table-row table:style-name="ro1">
          <table:table-cell table:formula="of:=RAND()" office:value-type="float" office:value="0.064056396484375">
            <text:p>0.0640563965</text:p>
          </table:table-cell>
          <table:table-cell table:formula="of:=RAND()" office:value-type="float" office:value="0.99176025390625">
            <text:p>0.9917602539</text:p>
          </table:table-cell>
          <table:table-cell table:formula="of:=SQRT(1 - [.A608])" office:value-type="float" office:value="0.967441783011063">
            <text:p>0.967441783</text:p>
          </table:table-cell>
          <table:table-cell table:formula="of:=SQRT(1 - (1 - [.A608]))" office:value-type="float" office:value="0.253093651608204">
            <text:p>0.2530936516</text:p>
          </table:table-cell>
          <table:table-cell table:formula="of:=COS(2 * PI() * [.B608])" office:value-type="float" office:value="0.998660137003838">
            <text:p>0.998660137</text:p>
          </table:table-cell>
          <table:table-cell table:formula="of:=SIN(2 * PI() * [.B608])" office:value-type="float" office:value="-0.0517487271290286">
            <text:p>-0.0517487271</text:p>
          </table:table-cell>
          <table:table-cell table:formula="of:=[.D608]*[.E608]" office:value-type="float" office:value="0.252754540789851">
            <text:p>0.2527545408</text:p>
          </table:table-cell>
          <table:table-cell table:formula="of:=[.D608]*[.F608]" office:value-type="float" office:value="-0.0130972743151624">
            <text:p>-0.0130972743</text:p>
          </table:table-cell>
          <table:table-cell table:formula="of:=[.C608]" office:value-type="float" office:value="0.967441783011063">
            <text:p>0.967441783</text:p>
          </table:table-cell>
        </table:table-row>
        <table:table-row table:style-name="ro1">
          <table:table-cell table:formula="of:=RAND()" office:value-type="float" office:value="0.35687255859375">
            <text:p>0.3568725586</text:p>
          </table:table-cell>
          <table:table-cell table:formula="of:=RAND()" office:value-type="float" office:value="0.02386474609375">
            <text:p>0.0238647461</text:p>
          </table:table-cell>
          <table:table-cell table:formula="of:=SQRT(1 - [.A609])" office:value-type="float" office:value="0.801952268783031">
            <text:p>0.8019522688</text:p>
          </table:table-cell>
          <table:table-cell table:formula="of:=SQRT(1 - (1 - [.A609]))" office:value-type="float" office:value="0.597388113870497">
            <text:p>0.5973881139</text:p>
          </table:table-cell>
          <table:table-cell table:formula="of:=COS(2 * PI() * [.B609])" office:value-type="float" office:value="0.988779053233701">
            <text:p>0.9887790532</text:p>
          </table:table-cell>
          <table:table-cell table:formula="of:=SIN(2 * PI() * [.B609])" office:value-type="float" office:value="0.14938535365378">
            <text:p>0.1493853537</text:p>
          </table:table-cell>
          <table:table-cell table:formula="of:=[.D609]*[.E609]" office:value-type="float" office:value="0.590684853645937">
            <text:p>0.5906848536</text:p>
          </table:table-cell>
          <table:table-cell table:formula="of:=[.D609]*[.F609]" office:value-type="float" office:value="0.0892410346591086">
            <text:p>0.0892410347</text:p>
          </table:table-cell>
          <table:table-cell table:formula="of:=[.C609]" office:value-type="float" office:value="0.801952268783031">
            <text:p>0.8019522688</text:p>
          </table:table-cell>
        </table:table-row>
        <table:table-row table:style-name="ro1">
          <table:table-cell table:formula="of:=RAND()" office:value-type="float" office:value="0.260955810546875">
            <text:p>0.2609558105</text:p>
          </table:table-cell>
          <table:table-cell table:formula="of:=RAND()" office:value-type="float" office:value="0.519256591796875">
            <text:p>0.5192565918</text:p>
          </table:table-cell>
          <table:table-cell table:formula="of:=SQRT(1 - [.A610])" office:value-type="float" office:value="0.859676793599272">
            <text:p>0.8596767936</text:p>
          </table:table-cell>
          <table:table-cell table:formula="of:=SQRT(1 - (1 - [.A610]))" office:value-type="float" office:value="0.510838340913126">
            <text:p>0.5108383409</text:p>
          </table:table-cell>
          <table:table-cell table:formula="of:=COS(2 * PI() * [.B610])" office:value-type="float" office:value="-0.992689304200471">
            <text:p>-0.9926893042</text:p>
          </table:table-cell>
          <table:table-cell table:formula="of:=SIN(2 * PI() * [.B610])" office:value-type="float" office:value="-0.120697743665676">
            <text:p>-0.1206977437</text:p>
          </table:table-cell>
          <table:table-cell table:formula="of:=[.D610]*[.E610]" office:value-type="float" office:value="-0.507103757199974">
            <text:p>-0.5071037572</text:p>
          </table:table-cell>
          <table:table-cell table:formula="of:=[.D610]*[.F610]" office:value-type="float" office:value="-0.0616570351261318">
            <text:p>-0.0616570351</text:p>
          </table:table-cell>
          <table:table-cell table:formula="of:=[.C610]" office:value-type="float" office:value="0.859676793599272">
            <text:p>0.8596767936</text:p>
          </table:table-cell>
        </table:table-row>
        <table:table-row table:style-name="ro1">
          <table:table-cell table:formula="of:=RAND()" office:value-type="float" office:value="0.0853271484375">
            <text:p>0.0853271484</text:p>
          </table:table-cell>
          <table:table-cell table:formula="of:=RAND()" office:value-type="float" office:value="0.70477294921875">
            <text:p>0.7047729492</text:p>
          </table:table-cell>
          <table:table-cell table:formula="of:=SQRT(1 - [.A611])" office:value-type="float" office:value="0.956385304969969">
            <text:p>0.956385305</text:p>
          </table:table-cell>
          <table:table-cell table:formula="of:=SQRT(1 - (1 - [.A611]))" office:value-type="float" office:value="0.292108110872499">
            <text:p>0.2921081109</text:p>
          </table:table-cell>
          <table:table-cell table:formula="of:=COS(2 * PI() * [.B611])" office:value-type="float" office:value="-0.280360778694164">
            <text:p>-0.2803607787</text:p>
          </table:table-cell>
          <table:table-cell table:formula="of:=SIN(2 * PI() * [.B611])" office:value-type="float" office:value="-0.95989469931342">
            <text:p>-0.9598946993</text:p>
          </table:table-cell>
          <table:table-cell table:formula="of:=[.D611]*[.E611]" office:value-type="float" office:value="-0.0818956574270949">
            <text:p>-0.0818956574</text:p>
          </table:table-cell>
          <table:table-cell table:formula="of:=[.D611]*[.F611]" office:value-type="float" office:value="-0.280393027252968">
            <text:p>-0.2803930273</text:p>
          </table:table-cell>
          <table:table-cell table:formula="of:=[.C611]" office:value-type="float" office:value="0.956385304969969">
            <text:p>0.956385305</text:p>
          </table:table-cell>
        </table:table-row>
        <table:table-row table:style-name="ro1">
          <table:table-cell table:formula="of:=RAND()" office:value-type="float" office:value="0.84954833984375">
            <text:p>0.8495483398</text:p>
          </table:table-cell>
          <table:table-cell table:formula="of:=RAND()" office:value-type="float" office:value="0.29278564453125">
            <text:p>0.2927856445</text:p>
          </table:table-cell>
          <table:table-cell table:formula="of:=SQRT(1 - [.A612])" office:value-type="float" office:value="0.387880987103325">
            <text:p>0.3878809871</text:p>
          </table:table-cell>
          <table:table-cell table:formula="of:=SQRT(1 - (1 - [.A612]))" office:value-type="float" office:value="0.921709466070383">
            <text:p>0.9217094661</text:p>
          </table:table-cell>
          <table:table-cell table:formula="of:=COS(2 * PI() * [.B612])" office:value-type="float" office:value="-0.265603770730176">
            <text:p>-0.2656037707</text:p>
          </table:table-cell>
          <table:table-cell table:formula="of:=SIN(2 * PI() * [.B612])" office:value-type="float" office:value="0.964082277076968">
            <text:p>0.9640822771</text:p>
          </table:table-cell>
          <table:table-cell table:formula="of:=[.D612]*[.E612]" office:value-type="float" office:value="-0.244809509705991">
            <text:p>-0.2448095097</text:p>
          </table:table-cell>
          <table:table-cell table:formula="of:=[.D612]*[.F612]" office:value-type="float" office:value="0.888603760852531">
            <text:p>0.8886037609</text:p>
          </table:table-cell>
          <table:table-cell table:formula="of:=[.C612]" office:value-type="float" office:value="0.387880987103325">
            <text:p>0.3878809871</text:p>
          </table:table-cell>
        </table:table-row>
        <table:table-row table:style-name="ro1">
          <table:table-cell table:formula="of:=RAND()" office:value-type="float" office:value="0.803558349609375">
            <text:p>0.8035583496</text:p>
          </table:table-cell>
          <table:table-cell table:formula="of:=RAND()" office:value-type="float" office:value="0.116058349609375">
            <text:p>0.1160583496</text:p>
          </table:table-cell>
          <table:table-cell table:formula="of:=SQRT(1 - [.A613])" office:value-type="float" office:value="0.443217385027511">
            <text:p>0.443217385</text:p>
          </table:table-cell>
          <table:table-cell table:formula="of:=SQRT(1 - (1 - [.A613]))" office:value-type="float" office:value="0.896414161874619">
            <text:p>0.8964141619</text:p>
          </table:table-cell>
          <table:table-cell table:formula="of:=COS(2 * PI() * [.B613])" office:value-type="float" office:value="0.745696921089423">
            <text:p>0.7456969211</text:p>
          </table:table-cell>
          <table:table-cell table:formula="of:=SIN(2 * PI() * [.B613])" office:value-type="float" office:value="0.666285300661627">
            <text:p>0.6662853007</text:p>
          </table:table-cell>
          <table:table-cell table:formula="of:=[.D613]*[.E613]" office:value-type="float" office:value="0.668453280530859">
            <text:p>0.6684532805</text:p>
          </table:table-cell>
          <table:table-cell table:formula="of:=[.D613]*[.F613]" office:value-type="float" office:value="0.597267579361971">
            <text:p>0.5972675794</text:p>
          </table:table-cell>
          <table:table-cell table:formula="of:=[.C613]" office:value-type="float" office:value="0.443217385027511">
            <text:p>0.443217385</text:p>
          </table:table-cell>
        </table:table-row>
        <table:table-row table:style-name="ro1">
          <table:table-cell table:formula="of:=RAND()" office:value-type="float" office:value="0.825958251953125">
            <text:p>0.825958252</text:p>
          </table:table-cell>
          <table:table-cell table:formula="of:=RAND()" office:value-type="float" office:value="0.3212890625">
            <text:p>0.3212890625</text:p>
          </table:table-cell>
          <table:table-cell table:formula="of:=SQRT(1 - [.A614])" office:value-type="float" office:value="0.417183110931968">
            <text:p>0.4171831109</text:p>
          </table:table-cell>
          <table:table-cell table:formula="of:=SQRT(1 - (1 - [.A614]))" office:value-type="float" office:value="0.908822453482046">
            <text:p>0.9088224535</text:p>
          </table:table-cell>
          <table:table-cell table:formula="of:=COS(2 * PI() * [.B614])" office:value-type="float" office:value="-0.433093818853152">
            <text:p>-0.4330938189</text:p>
          </table:table-cell>
          <table:table-cell table:formula="of:=SIN(2 * PI() * [.B614])" office:value-type="float" office:value="0.901348847046022">
            <text:p>0.901348847</text:p>
          </table:table-cell>
          <table:table-cell table:formula="of:=[.D614]*[.E614]" office:value-type="float" office:value="-0.39360538703803">
            <text:p>-0.393605387</text:p>
          </table:table-cell>
          <table:table-cell table:formula="of:=[.D614]*[.F614]" office:value-type="float" office:value="0.819166070615579">
            <text:p>0.8191660706</text:p>
          </table:table-cell>
          <table:table-cell table:formula="of:=[.C614]" office:value-type="float" office:value="0.417183110931968">
            <text:p>0.4171831109</text:p>
          </table:table-cell>
        </table:table-row>
        <table:table-row table:style-name="ro1">
          <table:table-cell table:formula="of:=RAND()" office:value-type="float" office:value="0.7318115234375">
            <text:p>0.7318115234</text:p>
          </table:table-cell>
          <table:table-cell table:formula="of:=RAND()" office:value-type="float" office:value="0.869354248046875">
            <text:p>0.869354248</text:p>
          </table:table-cell>
          <table:table-cell table:formula="of:=SQRT(1 - [.A615])" office:value-type="float" office:value="0.517869169349267">
            <text:p>0.5178691693</text:p>
          </table:table-cell>
          <table:table-cell table:formula="of:=SQRT(1 - (1 - [.A615]))" office:value-type="float" office:value="0.855459831574516">
            <text:p>0.8554598316</text:p>
          </table:table-cell>
          <table:table-cell table:formula="of:=COS(2 * PI() * [.B615])" office:value-type="float" office:value="0.681583777298107">
            <text:p>0.6815837773</text:p>
          </table:table-cell>
          <table:table-cell table:formula="of:=SIN(2 * PI() * [.B615])" office:value-type="float" office:value="-0.731740086727551">
            <text:p>-0.7317400867</text:p>
          </table:table-cell>
          <table:table-cell table:formula="of:=[.D615]*[.E615]" office:value-type="float" office:value="0.583067543331362">
            <text:p>0.5830675433</text:p>
          </table:table-cell>
          <table:table-cell table:formula="of:=[.D615]*[.F615]" office:value-type="float" office:value="-0.625974251348273">
            <text:p>-0.6259742513</text:p>
          </table:table-cell>
          <table:table-cell table:formula="of:=[.C615]" office:value-type="float" office:value="0.517869169349267">
            <text:p>0.5178691693</text:p>
          </table:table-cell>
        </table:table-row>
        <table:table-row table:style-name="ro1">
          <table:table-cell table:formula="of:=RAND()" office:value-type="float" office:value="0.715728759765625">
            <text:p>0.7157287598</text:p>
          </table:table-cell>
          <table:table-cell table:formula="of:=RAND()" office:value-type="float" office:value="0.6668701171875">
            <text:p>0.6668701172</text:p>
          </table:table-cell>
          <table:table-cell table:formula="of:=SQRT(1 - [.A616])" office:value-type="float" office:value="0.533170929659875">
            <text:p>0.5331709297</text:p>
          </table:table-cell>
          <table:table-cell table:formula="of:=SQRT(1 - (1 - [.A616]))" office:value-type="float" office:value="0.846007541199028">
            <text:p>0.8460075412</text:p>
          </table:table-cell>
          <table:table-cell table:formula="of:=COS(2 * PI() * [.B616])" office:value-type="float" office:value="-0.498892536501745">
            <text:p>-0.4988925365</text:p>
          </table:table-cell>
          <table:table-cell table:formula="of:=SIN(2 * PI() * [.B616])" office:value-type="float" office:value="-0.866663854688111">
            <text:p>-0.8666638547</text:p>
          </table:table-cell>
          <table:table-cell table:formula="of:=[.D616]*[.E616]" office:value-type="float" office:value="-0.422066848128388">
            <text:p>-0.4220668481</text:p>
          </table:table-cell>
          <table:table-cell table:formula="of:=[.D616]*[.F616]" office:value-type="float" office:value="-0.73320415675076">
            <text:p>-0.7332041568</text:p>
          </table:table-cell>
          <table:table-cell table:formula="of:=[.C616]" office:value-type="float" office:value="0.533170929659875">
            <text:p>0.5331709297</text:p>
          </table:table-cell>
        </table:table-row>
        <table:table-row table:style-name="ro1">
          <table:table-cell table:formula="of:=RAND()" office:value-type="float" office:value="0.2978515625">
            <text:p>0.2978515625</text:p>
          </table:table-cell>
          <table:table-cell table:formula="of:=RAND()" office:value-type="float" office:value="0.64984130859375">
            <text:p>0.6498413086</text:p>
          </table:table-cell>
          <table:table-cell table:formula="of:=SQRT(1 - [.A617])" office:value-type="float" office:value="0.837942979861995">
            <text:p>0.8379429799</text:p>
          </table:table-cell>
          <table:table-cell table:formula="of:=SQRT(1 - (1 - [.A617]))" office:value-type="float" office:value="0.545757787392906">
            <text:p>0.5457577874</text:p>
          </table:table-cell>
          <table:table-cell table:formula="of:=COS(2 * PI() * [.B617])" office:value-type="float" office:value="-0.588591620717823">
            <text:p>-0.5885916207</text:p>
          </table:table-cell>
          <table:table-cell table:formula="of:=SIN(2 * PI() * [.B617])" office:value-type="float" office:value="-0.808430518981543">
            <text:p>-0.808430519</text:p>
          </table:table-cell>
          <table:table-cell table:formula="of:=[.D617]*[.E617]" office:value-type="float" office:value="-0.321228460600963">
            <text:p>-0.3212284606</text:p>
          </table:table-cell>
          <table:table-cell table:formula="of:=[.D617]*[.F617]" office:value-type="float" office:value="-0.441207251300265">
            <text:p>-0.4412072513</text:p>
          </table:table-cell>
          <table:table-cell table:formula="of:=[.C617]" office:value-type="float" office:value="0.837942979861995">
            <text:p>0.8379429799</text:p>
          </table:table-cell>
        </table:table-row>
        <table:table-row table:style-name="ro1">
          <table:table-cell table:formula="of:=RAND()" office:value-type="float" office:value="0.535247802734375">
            <text:p>0.5352478027</text:p>
          </table:table-cell>
          <table:table-cell table:formula="of:=RAND()" office:value-type="float" office:value="0.97235107421875">
            <text:p>0.9723510742</text:p>
          </table:table-cell>
          <table:table-cell table:formula="of:=SQRT(1 - [.A618])" office:value-type="float" office:value="0.681727362855288">
            <text:p>0.6817273629</text:p>
          </table:table-cell>
          <table:table-cell table:formula="of:=SQRT(1 - (1 - [.A618]))" office:value-type="float" office:value="0.731606316767683">
            <text:p>0.7316063168</text:p>
          </table:table-cell>
          <table:table-cell table:formula="of:=COS(2 * PI() * [.B618])" office:value-type="float" office:value="0.984948015982227">
            <text:p>0.984948016</text:p>
          </table:table-cell>
          <table:table-cell table:formula="of:=SIN(2 * PI() * [.B618])" office:value-type="float" office:value="-0.172850819531394">
            <text:p>-0.1728508195</text:p>
          </table:table-cell>
          <table:table-cell table:formula="of:=[.D618]*[.E618]" office:value-type="float" office:value="0.720594190180394">
            <text:p>0.7205941902</text:p>
          </table:table-cell>
          <table:table-cell table:formula="of:=[.D618]*[.F618]" office:value-type="float" office:value="-0.126458751427639">
            <text:p>-0.1264587514</text:p>
          </table:table-cell>
          <table:table-cell table:formula="of:=[.C618]" office:value-type="float" office:value="0.681727362855288">
            <text:p>0.6817273629</text:p>
          </table:table-cell>
        </table:table-row>
        <table:table-row table:style-name="ro1">
          <table:table-cell table:formula="of:=RAND()" office:value-type="float" office:value="0.615234375">
            <text:p>0.615234375</text:p>
          </table:table-cell>
          <table:table-cell table:formula="of:=RAND()" office:value-type="float" office:value="0.496551513671875">
            <text:p>0.4965515137</text:p>
          </table:table-cell>
          <table:table-cell table:formula="of:=SQRT(1 - [.A619])" office:value-type="float" office:value="0.620294788789975">
            <text:p>0.6202947888</text:p>
          </table:table-cell>
          <table:table-cell table:formula="of:=SQRT(1 - (1 - [.A619]))" office:value-type="float" office:value="0.784368774875696">
            <text:p>0.7843687749</text:p>
          </table:table-cell>
          <table:table-cell table:formula="of:=COS(2 * PI() * [.B619])" office:value-type="float" office:value="-0.999765269368587">
            <text:p>-0.9997652694</text:p>
          </table:table-cell>
          <table:table-cell table:formula="of:=SIN(2 * PI() * [.B619])" office:value-type="float" office:value="0.0216657832620404">
            <text:p>0.0216657833</text:p>
          </table:table-cell>
          <table:table-cell table:formula="of:=[.D619]*[.E619]" office:value-type="float" office:value="-0.784184659497908">
            <text:p>-0.7841846595</text:p>
          </table:table-cell>
          <table:table-cell table:formula="of:=[.D619]*[.F619]" office:value-type="float" office:value="0.016993963873969">
            <text:p>0.0169939639</text:p>
          </table:table-cell>
          <table:table-cell table:formula="of:=[.C619]" office:value-type="float" office:value="0.620294788789975">
            <text:p>0.6202947888</text:p>
          </table:table-cell>
        </table:table-row>
        <table:table-row table:style-name="ro1">
          <table:table-cell table:formula="of:=RAND()" office:value-type="float" office:value="0.267822265625">
            <text:p>0.2678222656</text:p>
          </table:table-cell>
          <table:table-cell table:formula="of:=RAND()" office:value-type="float" office:value="0.03045654296875">
            <text:p>0.030456543</text:p>
          </table:table-cell>
          <table:table-cell table:formula="of:=SQRT(1 - [.A620])" office:value-type="float" office:value="0.855673848130817">
            <text:p>0.8556738481</text:p>
          </table:table-cell>
          <table:table-cell table:formula="of:=SQRT(1 - (1 - [.A620]))" office:value-type="float" office:value="0.517515473802475">
            <text:p>0.5175154738</text:p>
          </table:table-cell>
          <table:table-cell table:formula="of:=COS(2 * PI() * [.B620])" office:value-type="float" office:value="0.981745698511733">
            <text:p>0.9817456985</text:p>
          </table:table-cell>
          <table:table-cell table:formula="of:=SIN(2 * PI() * [.B620])" office:value-type="float" office:value="0.190198274055548">
            <text:p>0.1901982741</text:p>
          </table:table-cell>
          <table:table-cell table:formula="of:=[.D620]*[.E620]" office:value-type="float" office:value="0.508068590318841">
            <text:p>0.5080685903</text:p>
          </table:table-cell>
          <table:table-cell table:formula="of:=[.D620]*[.F620]" office:value-type="float" office:value="0.09843054991427">
            <text:p>0.0984305499</text:p>
          </table:table-cell>
          <table:table-cell table:formula="of:=[.C620]" office:value-type="float" office:value="0.855673848130817">
            <text:p>0.8556738481</text:p>
          </table:table-cell>
        </table:table-row>
        <table:table-row table:style-name="ro1">
          <table:table-cell table:formula="of:=RAND()" office:value-type="float" office:value="0.325347900390625">
            <text:p>0.3253479004</text:p>
          </table:table-cell>
          <table:table-cell table:formula="of:=RAND()" office:value-type="float" office:value="0.86468505859375">
            <text:p>0.8646850586</text:p>
          </table:table-cell>
          <table:table-cell table:formula="of:=SQRT(1 - [.A621])" office:value-type="float" office:value="0.821372083534238">
            <text:p>0.8213720835</text:p>
          </table:table-cell>
          <table:table-cell table:formula="of:=SQRT(1 - (1 - [.A621]))" office:value-type="float" office:value="0.570392759763503">
            <text:p>0.5703927598</text:p>
          </table:table-cell>
          <table:table-cell table:formula="of:=COS(2 * PI() * [.B621])" office:value-type="float" office:value="0.659826225313227">
            <text:p>0.6598262253</text:p>
          </table:table-cell>
          <table:table-cell table:formula="of:=SIN(2 * PI() * [.B621])" office:value-type="float" office:value="-0.751418227346727">
            <text:p>-0.7514182273</text:p>
          </table:table-cell>
          <table:table-cell table:formula="of:=[.D621]*[.E621]" office:value-type="float" office:value="0.376360101620747">
            <text:p>0.3763601016</text:p>
          </table:table-cell>
          <table:table-cell table:formula="of:=[.D621]*[.F621]" office:value-type="float" office:value="-0.428603516432899">
            <text:p>-0.4286035164</text:p>
          </table:table-cell>
          <table:table-cell table:formula="of:=[.C621]" office:value-type="float" office:value="0.821372083534238">
            <text:p>0.8213720835</text:p>
          </table:table-cell>
        </table:table-row>
        <table:table-row table:style-name="ro1">
          <table:table-cell table:formula="of:=RAND()" office:value-type="float" office:value="0.528350830078125">
            <text:p>0.5283508301</text:p>
          </table:table-cell>
          <table:table-cell table:formula="of:=RAND()" office:value-type="float" office:value="0.2879638671875">
            <text:p>0.2879638672</text:p>
          </table:table-cell>
          <table:table-cell table:formula="of:=SQRT(1 - [.A622])" office:value-type="float" office:value="0.686767187569321">
            <text:p>0.6867671876</text:p>
          </table:table-cell>
          <table:table-cell table:formula="of:=SQRT(1 - (1 - [.A622]))" office:value-type="float" office:value="0.726877451898272">
            <text:p>0.7268774519</text:p>
          </table:table-cell>
          <table:table-cell table:formula="of:=COS(2 * PI() * [.B622])" office:value-type="float" office:value="-0.236278402197919">
            <text:p>-0.2362784022</text:p>
          </table:table-cell>
          <table:table-cell table:formula="of:=SIN(2 * PI() * [.B622])" office:value-type="float" office:value="0.971685400042009">
            <text:p>0.9716854</text:p>
          </table:table-cell>
          <table:table-cell table:formula="of:=[.D622]*[.E622]" office:value-type="float" office:value="-0.171745442928219">
            <text:p>-0.1717454429</text:p>
          </table:table-cell>
          <table:table-cell table:formula="of:=[.D622]*[.F622]" office:value-type="float" office:value="0.706296207629288">
            <text:p>0.7062962076</text:p>
          </table:table-cell>
          <table:table-cell table:formula="of:=[.C622]" office:value-type="float" office:value="0.686767187569321">
            <text:p>0.6867671876</text:p>
          </table:table-cell>
        </table:table-row>
        <table:table-row table:style-name="ro1">
          <table:table-cell table:formula="of:=RAND()" office:value-type="float" office:value="0.02850341796875">
            <text:p>0.028503418</text:p>
          </table:table-cell>
          <table:table-cell table:formula="of:=RAND()" office:value-type="float" office:value="0.038787841796875">
            <text:p>0.0387878418</text:p>
          </table:table-cell>
          <table:table-cell table:formula="of:=SQRT(1 - [.A623])" office:value-type="float" office:value="0.985645261760665">
            <text:p>0.9856452618</text:p>
          </table:table-cell>
          <table:table-cell table:formula="of:=SQRT(1 - (1 - [.A623]))" office:value-type="float" office:value="0.168829553007612">
            <text:p>0.168829553</text:p>
          </table:table-cell>
          <table:table-cell table:formula="of:=COS(2 * PI() * [.B623])" office:value-type="float" office:value="0.970449126336863">
            <text:p>0.9704491263</text:p>
          </table:table-cell>
          <table:table-cell table:formula="of:=SIN(2 * PI() * [.B623])" office:value-type="float" office:value="0.241305808450644">
            <text:p>0.2413058085</text:p>
          </table:table-cell>
          <table:table-cell table:formula="of:=[.D623]*[.E623]" office:value-type="float" office:value="0.16384049221608">
            <text:p>0.1638404922</text:p>
          </table:table-cell>
          <table:table-cell table:formula="of:=[.D623]*[.F623]" office:value-type="float" office:value="0.0407395517788627">
            <text:p>0.0407395518</text:p>
          </table:table-cell>
          <table:table-cell table:formula="of:=[.C623]" office:value-type="float" office:value="0.985645261760665">
            <text:p>0.9856452618</text:p>
          </table:table-cell>
        </table:table-row>
        <table:table-row table:style-name="ro1">
          <table:table-cell table:formula="of:=RAND()" office:value-type="float" office:value="0.992919921875">
            <text:p>0.9929199219</text:p>
          </table:table-cell>
          <table:table-cell table:formula="of:=RAND()" office:value-type="float" office:value="0.829315185546875">
            <text:p>0.8293151855</text:p>
          </table:table-cell>
          <table:table-cell table:formula="of:=SQRT(1 - [.A624])" office:value-type="float" office:value="0.0841432001114766">
            <text:p>0.0841432001</text:p>
          </table:table-cell>
          <table:table-cell table:formula="of:=SQRT(1 - (1 - [.A624]))" office:value-type="float" office:value="0.996453672718908">
            <text:p>0.9964536727</text:p>
          </table:table-cell>
          <table:table-cell table:formula="of:=COS(2 * PI() * [.B624])" office:value-type="float" office:value="0.477978639594976">
            <text:p>0.4779786396</text:p>
          </table:table-cell>
          <table:table-cell table:formula="of:=SIN(2 * PI() * [.B624])" office:value-type="float" office:value="-0.878371459059853">
            <text:p>-0.8783714591</text:p>
          </table:table-cell>
          <table:table-cell table:formula="of:=[.D624]*[.E624]" office:value-type="float" office:value="0.476283570905601">
            <text:p>0.4762835709</text:p>
          </table:table-cell>
          <table:table-cell table:formula="of:=[.D624]*[.F624]" office:value-type="float" office:value="-0.875256466391657">
            <text:p>-0.8752564664</text:p>
          </table:table-cell>
          <table:table-cell table:formula="of:=[.C624]" office:value-type="float" office:value="0.0841432001114766">
            <text:p>0.0841432001</text:p>
          </table:table-cell>
        </table:table-row>
        <table:table-row table:style-name="ro1">
          <table:table-cell table:formula="of:=RAND()" office:value-type="float" office:value="0.827667236328125">
            <text:p>0.8276672363</text:p>
          </table:table-cell>
          <table:table-cell table:formula="of:=RAND()" office:value-type="float" office:value="0.513641357421875">
            <text:p>0.5136413574</text:p>
          </table:table-cell>
          <table:table-cell table:formula="of:=SQRT(1 - [.A625])" office:value-type="float" office:value="0.415129815445572">
            <text:p>0.4151298154</text:p>
          </table:table-cell>
          <table:table-cell table:formula="of:=SQRT(1 - (1 - [.A625]))" office:value-type="float" office:value="0.909762186688436">
            <text:p>0.9097621867</text:p>
          </table:table-cell>
          <table:table-cell table:formula="of:=COS(2 * PI() * [.B625])" office:value-type="float" office:value="-0.996329045295492">
            <text:p>-0.9963290453</text:p>
          </table:table-cell>
          <table:table-cell table:formula="of:=SIN(2 * PI() * [.B625])" office:value-type="float" office:value="-0.0856062702176224">
            <text:p>-0.0856062702</text:p>
          </table:table-cell>
          <table:table-cell table:formula="of:=[.D625]*[.E625]" office:value-type="float" office:value="-0.906422490909229">
            <text:p>-0.9064224909</text:p>
          </table:table-cell>
          <table:table-cell table:formula="of:=[.D625]*[.F625]" office:value-type="float" office:value="-0.0778813475874253">
            <text:p>-0.0778813476</text:p>
          </table:table-cell>
          <table:table-cell table:formula="of:=[.C625]" office:value-type="float" office:value="0.415129815445572">
            <text:p>0.4151298154</text:p>
          </table:table-cell>
        </table:table-row>
        <table:table-row table:style-name="ro1">
          <table:table-cell table:formula="of:=RAND()" office:value-type="float" office:value="0.271728515625">
            <text:p>0.2717285156</text:p>
          </table:table-cell>
          <table:table-cell table:formula="of:=RAND()" office:value-type="float" office:value="0.23760986328125">
            <text:p>0.2376098633</text:p>
          </table:table-cell>
          <table:table-cell table:formula="of:=SQRT(1 - [.A626])" office:value-type="float" office:value="0.853388237776336">
            <text:p>0.8533882378</text:p>
          </table:table-cell>
          <table:table-cell table:formula="of:=SQRT(1 - (1 - [.A626]))" office:value-type="float" office:value="0.521275853675384">
            <text:p>0.5212758537</text:p>
          </table:table-cell>
          <table:table-cell table:formula="of:=COS(2 * PI() * [.B626])" office:value-type="float" office:value="0.077770913672858">
            <text:p>0.0777709137</text:p>
          </table:table-cell>
          <table:table-cell table:formula="of:=SIN(2 * PI() * [.B626])" office:value-type="float" office:value="0.996971255847674">
            <text:p>0.9969712558</text:p>
          </table:table-cell>
          <table:table-cell table:formula="of:=[.D626]*[.E626]" office:value-type="float" office:value="0.0405400994159336">
            <text:p>0.0405400994</text:p>
          </table:table-cell>
          <table:table-cell table:formula="of:=[.D626]*[.F626]" office:value-type="float" office:value="0.519697042481816">
            <text:p>0.5196970425</text:p>
          </table:table-cell>
          <table:table-cell table:formula="of:=[.C626]" office:value-type="float" office:value="0.853388237776336">
            <text:p>0.8533882378</text:p>
          </table:table-cell>
        </table:table-row>
        <table:table-row table:style-name="ro1">
          <table:table-cell table:formula="of:=RAND()" office:value-type="float" office:value="0.197723388671875">
            <text:p>0.1977233887</text:p>
          </table:table-cell>
          <table:table-cell table:formula="of:=RAND()" office:value-type="float" office:value="0.400390625">
            <text:p>0.400390625</text:p>
          </table:table-cell>
          <table:table-cell table:formula="of:=SQRT(1 - [.A627])" office:value-type="float" office:value="0.895698951282251">
            <text:p>0.8956989513</text:p>
          </table:table-cell>
          <table:table-cell table:formula="of:=SQRT(1 - (1 - [.A627]))" office:value-type="float" office:value="0.444660981728637">
            <text:p>0.4446609817</text:p>
          </table:table-cell>
          <table:table-cell table:formula="of:=COS(2 * PI() * [.B627])" office:value-type="float" office:value="-0.810457198252595">
            <text:p>-0.8104571983</text:p>
          </table:table-cell>
          <table:table-cell table:formula="of:=SIN(2 * PI() * [.B627])" office:value-type="float" office:value="0.585797857456439">
            <text:p>0.5857978575</text:p>
          </table:table-cell>
          <table:table-cell table:formula="of:=[.D627]*[.E627]" office:value-type="float" office:value="-0.360378693424039">
            <text:p>-0.3603786934</text:p>
          </table:table-cell>
          <table:table-cell table:formula="of:=[.D627]*[.F627]" office:value-type="float" office:value="0.260481450391112">
            <text:p>0.2604814504</text:p>
          </table:table-cell>
          <table:table-cell table:formula="of:=[.C627]" office:value-type="float" office:value="0.895698951282251">
            <text:p>0.8956989513</text:p>
          </table:table-cell>
        </table:table-row>
        <table:table-row table:style-name="ro1">
          <table:table-cell table:formula="of:=RAND()" office:value-type="float" office:value="0.836151123046875">
            <text:p>0.836151123</text:p>
          </table:table-cell>
          <table:table-cell table:formula="of:=RAND()" office:value-type="float" office:value="0.411590576171875">
            <text:p>0.4115905762</text:p>
          </table:table-cell>
          <table:table-cell table:formula="of:=SQRT(1 - [.A628])" office:value-type="float" office:value="0.404782505739965">
            <text:p>0.4047825057</text:p>
          </table:table-cell>
          <table:table-cell table:formula="of:=SQRT(1 - (1 - [.A628]))" office:value-type="float" office:value="0.914412993699715">
            <text:p>0.9144129937</text:p>
          </table:table-cell>
          <table:table-cell table:formula="of:=COS(2 * PI() * [.B628])" office:value-type="float" office:value="-0.849640663212166">
            <text:p>-0.8496406632</text:p>
          </table:table-cell>
          <table:table-cell table:formula="of:=SIN(2 * PI() * [.B628])" office:value-type="float" office:value="0.527362061032448">
            <text:p>0.527362061</text:p>
          </table:table-cell>
          <table:table-cell table:formula="of:=[.D628]*[.E628]" office:value-type="float" office:value="-0.776922462416848">
            <text:p>-0.7769224624</text:p>
          </table:table-cell>
          <table:table-cell table:formula="of:=[.D628]*[.F628]" office:value-type="float" office:value="0.482226720992332">
            <text:p>0.482226721</text:p>
          </table:table-cell>
          <table:table-cell table:formula="of:=[.C628]" office:value-type="float" office:value="0.404782505739965">
            <text:p>0.4047825057</text:p>
          </table:table-cell>
        </table:table-row>
        <table:table-row table:style-name="ro1">
          <table:table-cell table:formula="of:=RAND()" office:value-type="float" office:value="0.598785400390625">
            <text:p>0.5987854004</text:p>
          </table:table-cell>
          <table:table-cell table:formula="of:=RAND()" office:value-type="float" office:value="0.869171142578125">
            <text:p>0.8691711426</text:p>
          </table:table-cell>
          <table:table-cell table:formula="of:=SQRT(1 - [.A629])" office:value-type="float" office:value="0.633415029510174">
            <text:p>0.6334150295</text:p>
          </table:table-cell>
          <table:table-cell table:formula="of:=SQRT(1 - (1 - [.A629]))" office:value-type="float" office:value="0.773812251383128">
            <text:p>0.7738122514</text:p>
          </table:table-cell>
          <table:table-cell table:formula="of:=COS(2 * PI() * [.B629])" office:value-type="float" office:value="0.680741469979829">
            <text:p>0.68074147</text:p>
          </table:table-cell>
          <table:table-cell table:formula="of:=SIN(2 * PI() * [.B629])" office:value-type="float" office:value="-0.732523754597557">
            <text:p>-0.7325237546</text:p>
          </table:table-cell>
          <table:table-cell table:formula="of:=[.D629]*[.E629]" office:value-type="float" office:value="0.526766089494952">
            <text:p>0.5267660895</text:p>
          </table:table-cell>
          <table:table-cell table:formula="of:=[.D629]*[.F629]" office:value-type="float" office:value="-0.566835855736757">
            <text:p>-0.5668358557</text:p>
          </table:table-cell>
          <table:table-cell table:formula="of:=[.C629]" office:value-type="float" office:value="0.633415029510174">
            <text:p>0.6334150295</text:p>
          </table:table-cell>
        </table:table-row>
        <table:table-row table:style-name="ro1">
          <table:table-cell table:formula="of:=RAND()" office:value-type="float" office:value="0.995391845703125">
            <text:p>0.9953918457</text:p>
          </table:table-cell>
          <table:table-cell table:formula="of:=RAND()" office:value-type="float" office:value="0.55352783203125">
            <text:p>0.553527832</text:p>
          </table:table-cell>
          <table:table-cell table:formula="of:=SQRT(1 - [.A630])" office:value-type="float" office:value="0.0678833874882139">
            <text:p>0.0678833875</text:p>
          </table:table-cell>
          <table:table-cell table:formula="of:=SQRT(1 - (1 - [.A630]))" office:value-type="float" office:value="0.997693262332228">
            <text:p>0.9976932623</text:p>
          </table:table-cell>
          <table:table-cell table:formula="of:=COS(2 * PI() * [.B630])" office:value-type="float" office:value="-0.943973766633616">
            <text:p>-0.9439737666</text:p>
          </table:table-cell>
          <table:table-cell table:formula="of:=SIN(2 * PI() * [.B630])" office:value-type="float" office:value="-0.330020496193105">
            <text:p>-0.3300204962</text:p>
          </table:table-cell>
          <table:table-cell table:formula="of:=[.D630]*[.E630]" office:value-type="float" office:value="-0.941796266788734">
            <text:p>-0.9417962668</text:p>
          </table:table-cell>
          <table:table-cell table:formula="of:=[.D630]*[.F630]" office:value-type="float" office:value="-0.3292592254834">
            <text:p>-0.3292592255</text:p>
          </table:table-cell>
          <table:table-cell table:formula="of:=[.C630]" office:value-type="float" office:value="0.0678833874882139">
            <text:p>0.0678833875</text:p>
          </table:table-cell>
        </table:table-row>
        <table:table-row table:style-name="ro1">
          <table:table-cell table:formula="of:=RAND()" office:value-type="float" office:value="0.097320556640625">
            <text:p>0.0973205566</text:p>
          </table:table-cell>
          <table:table-cell table:formula="of:=RAND()" office:value-type="float" office:value="0.236846923828125">
            <text:p>0.2368469238</text:p>
          </table:table-cell>
          <table:table-cell table:formula="of:=SQRT(1 - [.A631])" office:value-type="float" office:value="0.950094439179272">
            <text:p>0.9500944392</text:p>
          </table:table-cell>
          <table:table-cell table:formula="of:=SQRT(1 - (1 - [.A631]))" office:value-type="float" office:value="0.311962428251584">
            <text:p>0.3119624283</text:p>
          </table:table-cell>
          <table:table-cell table:formula="of:=COS(2 * PI() * [.B631])" office:value-type="float" office:value="0.0825491729055597">
            <text:p>0.0825491729</text:p>
          </table:table-cell>
          <table:table-cell table:formula="of:=SIN(2 * PI() * [.B631])" office:value-type="float" office:value="0.996586992716947">
            <text:p>0.9965869927</text:p>
          </table:table-cell>
          <table:table-cell table:formula="of:=[.D631]*[.E631]" office:value-type="float" office:value="0.0257522404297783">
            <text:p>0.0257522404</text:p>
          </table:table-cell>
          <table:table-cell table:formula="of:=[.D631]*[.F631]" office:value-type="float" office:value="0.310897698211923">
            <text:p>0.3108976982</text:p>
          </table:table-cell>
          <table:table-cell table:formula="of:=[.C631]" office:value-type="float" office:value="0.950094439179272">
            <text:p>0.9500944392</text:p>
          </table:table-cell>
        </table:table-row>
        <table:table-row table:style-name="ro1">
          <table:table-cell table:formula="of:=RAND()" office:value-type="float" office:value="0.380615234375">
            <text:p>0.3806152344</text:p>
          </table:table-cell>
          <table:table-cell table:formula="of:=RAND()" office:value-type="float" office:value="0.75457763671875">
            <text:p>0.7545776367</text:p>
          </table:table-cell>
          <table:table-cell table:formula="of:=SQRT(1 - [.A632])" office:value-type="float" office:value="0.787010016216439">
            <text:p>0.7870100162</text:p>
          </table:table-cell>
          <table:table-cell table:formula="of:=SQRT(1 - (1 - [.A632]))" office:value-type="float" office:value="0.616940219449989">
            <text:p>0.6169402194</text:p>
          </table:table-cell>
          <table:table-cell table:formula="of:=COS(2 * PI() * [.B632])" office:value-type="float" office:value="0.0287581743056446">
            <text:p>0.0287581743</text:p>
          </table:table-cell>
          <table:table-cell table:formula="of:=SIN(2 * PI() * [.B632])" office:value-type="float" office:value="-0.999586398172067">
            <text:p>-0.9995863982</text:p>
          </table:table-cell>
          <table:table-cell table:formula="of:=[.D632]*[.E632]" office:value-type="float" office:value="0.0177420743671054">
            <text:p>0.0177420744</text:p>
          </table:table-cell>
          <table:table-cell table:formula="of:=[.D632]*[.F632]" office:value-type="float" office:value="-0.616685051847499">
            <text:p>-0.6166850518</text:p>
          </table:table-cell>
          <table:table-cell table:formula="of:=[.C632]" office:value-type="float" office:value="0.787010016216439">
            <text:p>0.7870100162</text:p>
          </table:table-cell>
        </table:table-row>
        <table:table-row table:style-name="ro1">
          <table:table-cell table:formula="of:=RAND()" office:value-type="float" office:value="0.87042236328125">
            <text:p>0.8704223633</text:p>
          </table:table-cell>
          <table:table-cell table:formula="of:=RAND()" office:value-type="float" office:value="0.66778564453125">
            <text:p>0.6677856445</text:p>
          </table:table-cell>
          <table:table-cell table:formula="of:=SQRT(1 - [.A633])" office:value-type="float" office:value="0.359968938547133">
            <text:p>0.3599689385</text:p>
          </table:table-cell>
          <table:table-cell table:formula="of:=SQRT(1 - (1 - [.A633]))" office:value-type="float" office:value="0.932964288320432">
            <text:p>0.9329642883</text:p>
          </table:table-cell>
          <table:table-cell table:formula="of:=COS(2 * PI() * [.B633])" office:value-type="float" office:value="-0.493898888350868">
            <text:p>-0.4938988884</text:p>
          </table:table-cell>
          <table:table-cell table:formula="of:=SIN(2 * PI() * [.B633])" office:value-type="float" office:value="-0.869519343134917">
            <text:p>-0.8695193431</text:p>
          </table:table-cell>
          <table:table-cell table:formula="of:=[.D633]*[.E633]" office:value-type="float" office:value="-0.46079002487252">
            <text:p>-0.4607900249</text:p>
          </table:table-cell>
          <table:table-cell table:formula="of:=[.D633]*[.F633]" office:value-type="float" office:value="-0.811230495148717">
            <text:p>-0.8112304951</text:p>
          </table:table-cell>
          <table:table-cell table:formula="of:=[.C633]" office:value-type="float" office:value="0.359968938547133">
            <text:p>0.3599689385</text:p>
          </table:table-cell>
        </table:table-row>
        <table:table-row table:style-name="ro1">
          <table:table-cell table:formula="of:=RAND()" office:value-type="float" office:value="0.561279296875">
            <text:p>0.5612792969</text:p>
          </table:table-cell>
          <table:table-cell table:formula="of:=RAND()" office:value-type="float" office:value="0.520660400390625">
            <text:p>0.5206604004</text:p>
          </table:table-cell>
          <table:table-cell table:formula="of:=SQRT(1 - [.A634])" office:value-type="float" office:value="0.662359949819583">
            <text:p>0.6623599498</text:p>
          </table:table-cell>
          <table:table-cell table:formula="of:=SQRT(1 - (1 - [.A634]))" office:value-type="float" office:value="0.749185755921053">
            <text:p>0.7491857559</text:p>
          </table:table-cell>
          <table:table-cell table:formula="of:=COS(2 * PI() * [.B634])" office:value-type="float" office:value="-0.991586101888074">
            <text:p>-0.9915861019</text:p>
          </table:table-cell>
          <table:table-cell table:formula="of:=SIN(2 * PI() * [.B634])" office:value-type="float" office:value="-0.129448841410092">
            <text:p>-0.1294488414</text:p>
          </table:table-cell>
          <table:table-cell table:formula="of:=[.D634]*[.E634]" office:value-type="float" office:value="-0.742882183303827">
            <text:p>-0.7428821833</text:p>
          </table:table-cell>
          <table:table-cell table:formula="of:=[.D634]*[.F634]" office:value-type="float" office:value="-0.0969812281049241">
            <text:p>-0.0969812281</text:p>
          </table:table-cell>
          <table:table-cell table:formula="of:=[.C634]" office:value-type="float" office:value="0.662359949819583">
            <text:p>0.6623599498</text:p>
          </table:table-cell>
        </table:table-row>
        <table:table-row table:style-name="ro1">
          <table:table-cell table:formula="of:=RAND()" office:value-type="float" office:value="0.970184326171875">
            <text:p>0.9701843262</text:p>
          </table:table-cell>
          <table:table-cell table:formula="of:=RAND()" office:value-type="float" office:value="0.709442138671875">
            <text:p>0.7094421387</text:p>
          </table:table-cell>
          <table:table-cell table:formula="of:=SQRT(1 - [.A635])" office:value-type="float" office:value="0.172672157072659">
            <text:p>0.1726721571</text:p>
          </table:table-cell>
          <table:table-cell table:formula="of:=SQRT(1 - (1 - [.A635]))" office:value-type="float" office:value="0.984979353170347">
            <text:p>0.9849793532</text:p>
          </table:table-cell>
          <table:table-cell table:formula="of:=COS(2 * PI() * [.B635])" office:value-type="float" office:value="-0.252083377996486">
            <text:p>-0.252083378</text:p>
          </table:table-cell>
          <table:table-cell table:formula="of:=SIN(2 * PI() * [.B635])" office:value-type="float" office:value="-0.967705518501306">
            <text:p>-0.9677055185</text:p>
          </table:table-cell>
          <table:table-cell table:formula="of:=[.D635]*[.E635]" office:value-type="float" office:value="-0.248296922603975">
            <text:p>-0.2482969226</text:p>
          </table:table-cell>
          <table:table-cell table:formula="of:=[.D635]*[.F635]" office:value-type="float" office:value="-0.953169955672791">
            <text:p>-0.9531699557</text:p>
          </table:table-cell>
          <table:table-cell table:formula="of:=[.C635]" office:value-type="float" office:value="0.172672157072659">
            <text:p>0.1726721571</text:p>
          </table:table-cell>
        </table:table-row>
        <table:table-row table:style-name="ro1">
          <table:table-cell table:formula="of:=RAND()" office:value-type="float" office:value="0.911834716796875">
            <text:p>0.9118347168</text:p>
          </table:table-cell>
          <table:table-cell table:formula="of:=RAND()" office:value-type="float" office:value="0.826171875">
            <text:p>0.826171875</text:p>
          </table:table-cell>
          <table:table-cell table:formula="of:=SQRT(1 - [.A636])" office:value-type="float" office:value="0.296926393577811">
            <text:p>0.2969263936</text:p>
          </table:table-cell>
          <table:table-cell table:formula="of:=SQRT(1 - (1 - [.A636]))" office:value-type="float" office:value="0.954900370089401">
            <text:p>0.9549003701</text:p>
          </table:table-cell>
          <table:table-cell table:formula="of:=COS(2 * PI() * [.B636])" office:value-type="float" office:value="0.46053871095824">
            <text:p>0.460538711</text:p>
          </table:table-cell>
          <table:table-cell table:formula="of:=SIN(2 * PI() * [.B636])" office:value-type="float" office:value="-0.887639620402854">
            <text:p>-0.8876396204</text:p>
          </table:table-cell>
          <table:table-cell table:formula="of:=[.D636]*[.E636]" office:value-type="float" office:value="0.439768585534519">
            <text:p>0.4397685855</text:p>
          </table:table-cell>
          <table:table-cell table:formula="of:=[.D636]*[.F636]" office:value-type="float" office:value="-0.847607402028701">
            <text:p>-0.847607402</text:p>
          </table:table-cell>
          <table:table-cell table:formula="of:=[.C636]" office:value-type="float" office:value="0.296926393577811">
            <text:p>0.2969263936</text:p>
          </table:table-cell>
        </table:table-row>
        <table:table-row table:style-name="ro1">
          <table:table-cell table:formula="of:=RAND()" office:value-type="float" office:value="0.243408203125">
            <text:p>0.2434082031</text:p>
          </table:table-cell>
          <table:table-cell table:formula="of:=RAND()" office:value-type="float" office:value="0.15087890625">
            <text:p>0.1508789063</text:p>
          </table:table-cell>
          <table:table-cell table:formula="of:=SQRT(1 - [.A637])" office:value-type="float" office:value="0.869822853732299">
            <text:p>0.8698228537</text:p>
          </table:table-cell>
          <table:table-cell table:formula="of:=SQRT(1 - (1 - [.A637]))" office:value-type="float" office:value="0.493364168870217">
            <text:p>0.4933641689</text:p>
          </table:table-cell>
          <table:table-cell table:formula="of:=COS(2 * PI() * [.B637])" office:value-type="float" office:value="0.583308652937698">
            <text:p>0.5833086529</text:p>
          </table:table-cell>
          <table:table-cell table:formula="of:=SIN(2 * PI() * [.B637])" office:value-type="float" office:value="0.812250586585204">
            <text:p>0.8122505866</text:p>
          </table:table-cell>
          <table:table-cell table:formula="of:=[.D637]*[.E637]" office:value-type="float" office:value="0.287783588751413">
            <text:p>0.2877835888</text:p>
          </table:table-cell>
          <table:table-cell table:formula="of:=[.D637]*[.F637]" office:value-type="float" office:value="0.400735335564955">
            <text:p>0.4007353356</text:p>
          </table:table-cell>
          <table:table-cell table:formula="of:=[.C637]" office:value-type="float" office:value="0.869822853732299">
            <text:p>0.8698228537</text:p>
          </table:table-cell>
        </table:table-row>
        <table:table-row table:style-name="ro1">
          <table:table-cell table:formula="of:=RAND()" office:value-type="float" office:value="0.294342041015625">
            <text:p>0.294342041</text:p>
          </table:table-cell>
          <table:table-cell table:formula="of:=RAND()" office:value-type="float" office:value="0.479766845703125">
            <text:p>0.4797668457</text:p>
          </table:table-cell>
          <table:table-cell table:formula="of:=SQRT(1 - [.A638])" office:value-type="float" office:value="0.840034498687033">
            <text:p>0.8400344987</text:p>
          </table:table-cell>
          <table:table-cell table:formula="of:=SQRT(1 - (1 - [.A638]))" office:value-type="float" office:value="0.542532986108333">
            <text:p>0.5425329861</text:p>
          </table:table-cell>
          <table:table-cell table:formula="of:=COS(2 * PI() * [.B638])" office:value-type="float" office:value="-0.991930029672309">
            <text:p>-0.9919300297</text:p>
          </table:table-cell>
          <table:table-cell table:formula="of:=SIN(2 * PI() * [.B638])" office:value-type="float" office:value="0.126786498627784">
            <text:p>0.1267864986</text:p>
          </table:table-cell>
          <table:table-cell table:formula="of:=[.D638]*[.E638]" office:value-type="float" office:value="-0.538154761008645">
            <text:p>-0.538154761</text:p>
          </table:table-cell>
          <table:table-cell table:formula="of:=[.D638]*[.F638]" office:value-type="float" office:value="0.068785857698752">
            <text:p>0.0687858577</text:p>
          </table:table-cell>
          <table:table-cell table:formula="of:=[.C638]" office:value-type="float" office:value="0.840034498687033">
            <text:p>0.8400344987</text:p>
          </table:table-cell>
        </table:table-row>
        <table:table-row table:style-name="ro1">
          <table:table-cell table:formula="of:=RAND()" office:value-type="float" office:value="0.959075927734375">
            <text:p>0.9590759277</text:p>
          </table:table-cell>
          <table:table-cell table:formula="of:=RAND()" office:value-type="float" office:value="0.101043701171875">
            <text:p>0.1010437012</text:p>
          </table:table-cell>
          <table:table-cell table:formula="of:=SQRT(1 - [.A639])" office:value-type="float" office:value="0.202296990253501">
            <text:p>0.2022969903</text:p>
          </table:table-cell>
          <table:table-cell table:formula="of:=SQRT(1 - (1 - [.A639]))" office:value-type="float" office:value="0.979324219926361">
            <text:p>0.9793242199</text:p>
          </table:table-cell>
          <table:table-cell table:formula="of:=COS(2 * PI() * [.B639])" office:value-type="float" office:value="0.805145067210834">
            <text:p>0.8051450672</text:p>
          </table:table-cell>
          <table:table-cell table:formula="of:=SIN(2 * PI() * [.B639])" office:value-type="float" office:value="0.593077921310565">
            <text:p>0.5930779213</text:p>
          </table:table-cell>
          <table:table-cell table:formula="of:=[.D639]*[.E639]" office:value-type="float" office:value="0.788498064873808">
            <text:p>0.7884980649</text:p>
          </table:table-cell>
          <table:table-cell table:formula="of:=[.D639]*[.F639]" office:value-type="float" office:value="0.580815572643017">
            <text:p>0.5808155726</text:p>
          </table:table-cell>
          <table:table-cell table:formula="of:=[.C639]" office:value-type="float" office:value="0.202296990253501">
            <text:p>0.2022969903</text:p>
          </table:table-cell>
        </table:table-row>
        <table:table-row table:style-name="ro1">
          <table:table-cell table:formula="of:=RAND()" office:value-type="float" office:value="0.148468017578125">
            <text:p>0.1484680176</text:p>
          </table:table-cell>
          <table:table-cell table:formula="of:=RAND()" office:value-type="float" office:value="0.36224365234375">
            <text:p>0.3622436523</text:p>
          </table:table-cell>
          <table:table-cell table:formula="of:=SQRT(1 - [.A640])" office:value-type="float" office:value="0.922784905826854">
            <text:p>0.9227849058</text:p>
          </table:table-cell>
          <table:table-cell table:formula="of:=SQRT(1 - (1 - [.A640]))" office:value-type="float" office:value="0.385315477989303">
            <text:p>0.385315478</text:p>
          </table:table-cell>
          <table:table-cell table:formula="of:=COS(2 * PI() * [.B640])" office:value-type="float" office:value="-0.64822243588247">
            <text:p>-0.6482224359</text:p>
          </table:table-cell>
          <table:table-cell table:formula="of:=SIN(2 * PI() * [.B640])" office:value-type="float" office:value="0.761451031661654">
            <text:p>0.7614510317</text:p>
          </table:table-cell>
          <table:table-cell table:formula="of:=[.D640]*[.E640]" office:value-type="float" office:value="-0.249770137725444">
            <text:p>-0.2497701377</text:p>
          </table:table-cell>
          <table:table-cell table:formula="of:=[.D640]*[.F640]" office:value-type="float" office:value="0.293398868230158">
            <text:p>0.2933988682</text:p>
          </table:table-cell>
          <table:table-cell table:formula="of:=[.C640]" office:value-type="float" office:value="0.922784905826854">
            <text:p>0.9227849058</text:p>
          </table:table-cell>
        </table:table-row>
        <table:table-row table:style-name="ro1">
          <table:table-cell table:formula="of:=RAND()" office:value-type="float" office:value="0.620880126953125">
            <text:p>0.620880127</text:p>
          </table:table-cell>
          <table:table-cell table:formula="of:=RAND()" office:value-type="float" office:value="0.8572998046875">
            <text:p>0.8572998047</text:p>
          </table:table-cell>
          <table:table-cell table:formula="of:=SQRT(1 - [.A641])" office:value-type="float" office:value="0.615727109234988">
            <text:p>0.6157271092</text:p>
          </table:table-cell>
          <table:table-cell table:formula="of:=SQRT(1 - (1 - [.A641]))" office:value-type="float" office:value="0.787959470374666">
            <text:p>0.7879594704</text:p>
          </table:table-cell>
          <table:table-cell table:formula="of:=COS(2 * PI() * [.B641])" office:value-type="float" office:value="0.624260486452221">
            <text:p>0.6242604865</text:p>
          </table:table-cell>
          <table:table-cell table:formula="of:=SIN(2 * PI() * [.B641])" office:value-type="float" office:value="-0.781216260106276">
            <text:p>-0.7812162601</text:p>
          </table:table-cell>
          <table:table-cell table:formula="of:=[.D641]*[.E641]" office:value-type="float" office:value="0.491891962280724">
            <text:p>0.4918919623</text:p>
          </table:table-cell>
          <table:table-cell table:formula="of:=[.D641]*[.F641]" office:value-type="float" office:value="-0.615566750561419">
            <text:p>-0.6155667506</text:p>
          </table:table-cell>
          <table:table-cell table:formula="of:=[.C641]" office:value-type="float" office:value="0.615727109234988">
            <text:p>0.6157271092</text:p>
          </table:table-cell>
        </table:table-row>
        <table:table-row table:style-name="ro1">
          <table:table-cell table:formula="of:=RAND()" office:value-type="float" office:value="0.807952880859375">
            <text:p>0.8079528809</text:p>
          </table:table-cell>
          <table:table-cell table:formula="of:=RAND()" office:value-type="float" office:value="0.07464599609375">
            <text:p>0.0746459961</text:p>
          </table:table-cell>
          <table:table-cell table:formula="of:=SQRT(1 - [.A642])" office:value-type="float" office:value="0.438231809822866">
            <text:p>0.4382318098</text:p>
          </table:table-cell>
          <table:table-cell table:formula="of:=SQRT(1 - (1 - [.A642]))" office:value-type="float" office:value="0.898861992109676">
            <text:p>0.8988619921</text:p>
          </table:table-cell>
          <table:table-cell table:formula="of:=COS(2 * PI() * [.B642])" office:value-type="float" office:value="0.89201411770128">
            <text:p>0.8920141177</text:p>
          </table:table-cell>
          <table:table-cell table:formula="of:=SIN(2 * PI() * [.B642])" office:value-type="float" office:value="0.452007537350436">
            <text:p>0.4520075374</text:p>
          </table:table-cell>
          <table:table-cell table:formula="of:=[.D642]*[.E642]" office:value-type="float" office:value="0.801797586826928">
            <text:p>0.8017975868</text:p>
          </table:table-cell>
          <table:table-cell table:formula="of:=[.D642]*[.F642]" office:value-type="float" office:value="0.406292395471402">
            <text:p>0.4062923955</text:p>
          </table:table-cell>
          <table:table-cell table:formula="of:=[.C642]" office:value-type="float" office:value="0.438231809822866">
            <text:p>0.4382318098</text:p>
          </table:table-cell>
        </table:table-row>
        <table:table-row table:style-name="ro1">
          <table:table-cell table:formula="of:=RAND()" office:value-type="float" office:value="0.755706787109375">
            <text:p>0.7557067871</text:p>
          </table:table-cell>
          <table:table-cell table:formula="of:=RAND()" office:value-type="float" office:value="0.199462890625">
            <text:p>0.1994628906</text:p>
          </table:table-cell>
          <table:table-cell table:formula="of:=SQRT(1 - [.A643])" office:value-type="float" office:value="0.494260268371457">
            <text:p>0.4942602684</text:p>
          </table:table-cell>
          <table:table-cell table:formula="of:=SQRT(1 - (1 - [.A643]))" office:value-type="float" office:value="0.869313974987964">
            <text:p>0.869313975</text:p>
          </table:table-cell>
          <table:table-cell table:formula="of:=COS(2 * PI() * [.B643])" office:value-type="float" office:value="0.312224813921825">
            <text:p>0.3122248139</text:p>
          </table:table-cell>
          <table:table-cell table:formula="of:=SIN(2 * PI() * [.B643])" office:value-type="float" office:value="0.950008245001843">
            <text:p>0.950008245</text:p>
          </table:table-cell>
          <table:table-cell table:formula="of:=[.D643]*[.E643]" office:value-type="float" office:value="0.271421394080259">
            <text:p>0.2714213941</text:p>
          </table:table-cell>
          <table:table-cell table:formula="of:=[.D643]*[.F643]" office:value-type="float" office:value="0.825855443733892">
            <text:p>0.8258554437</text:p>
          </table:table-cell>
          <table:table-cell table:formula="of:=[.C643]" office:value-type="float" office:value="0.494260268371457">
            <text:p>0.4942602684</text:p>
          </table:table-cell>
        </table:table-row>
        <table:table-row table:style-name="ro1">
          <table:table-cell table:formula="of:=RAND()" office:value-type="float" office:value="0.920135498046875">
            <text:p>0.920135498</text:p>
          </table:table-cell>
          <table:table-cell table:formula="of:=RAND()" office:value-type="float" office:value="0.341552734375">
            <text:p>0.3415527344</text:p>
          </table:table-cell>
          <table:table-cell table:formula="of:=SQRT(1 - [.A644])" office:value-type="float" office:value="0.282603081995092">
            <text:p>0.282603082</text:p>
          </table:table-cell>
          <table:table-cell table:formula="of:=SQRT(1 - (1 - [.A644]))" office:value-type="float" office:value="0.959236935301636">
            <text:p>0.9592369353</text:p>
          </table:table-cell>
          <table:table-cell table:formula="of:=COS(2 * PI() * [.B644])" office:value-type="float" office:value="-0.544038526730884">
            <text:p>-0.5440385267</text:p>
          </table:table-cell>
          <table:table-cell table:formula="of:=SIN(2 * PI() * [.B644])" office:value-type="float" office:value="0.839060237070313">
            <text:p>0.8390602371</text:p>
          </table:table-cell>
          <table:table-cell table:formula="of:=[.D644]*[.E644]" office:value-type="float" office:value="-0.52186184906735">
            <text:p>-0.5218618491</text:p>
          </table:table-cell>
          <table:table-cell table:formula="of:=[.D644]*[.F644]" office:value-type="float" office:value="0.804857570340791">
            <text:p>0.8048575703</text:p>
          </table:table-cell>
          <table:table-cell table:formula="of:=[.C644]" office:value-type="float" office:value="0.282603081995092">
            <text:p>0.282603082</text:p>
          </table:table-cell>
        </table:table-row>
        <table:table-row table:style-name="ro1">
          <table:table-cell table:formula="of:=RAND()" office:value-type="float" office:value="0.299713134765625">
            <text:p>0.2997131348</text:p>
          </table:table-cell>
          <table:table-cell table:formula="of:=RAND()" office:value-type="float" office:value="0.324066162109375">
            <text:p>0.3240661621</text:p>
          </table:table-cell>
          <table:table-cell table:formula="of:=SQRT(1 - [.A645])" office:value-type="float" office:value="0.836831443741435">
            <text:p>0.8368314437</text:p>
          </table:table-cell>
          <table:table-cell table:formula="of:=SQRT(1 - (1 - [.A645]))" office:value-type="float" office:value="0.547460623940777">
            <text:p>0.5474606239</text:p>
          </table:table-cell>
          <table:table-cell table:formula="of:=COS(2 * PI() * [.B645])" office:value-type="float" office:value="-0.448754755075956">
            <text:p>-0.4487547551</text:p>
          </table:table-cell>
          <table:table-cell table:formula="of:=SIN(2 * PI() * [.B645])" office:value-type="float" office:value="0.893654950076773">
            <text:p>0.8936549501</text:p>
          </table:table-cell>
          <table:table-cell table:formula="of:=[.D645]*[.E645]" office:value-type="float" office:value="-0.245675558210273">
            <text:p>-0.2456755582</text:p>
          </table:table-cell>
          <table:table-cell table:formula="of:=[.D645]*[.F645]" office:value-type="float" office:value="0.489240896556794">
            <text:p>0.4892408966</text:p>
          </table:table-cell>
          <table:table-cell table:formula="of:=[.C645]" office:value-type="float" office:value="0.836831443741435">
            <text:p>0.8368314437</text:p>
          </table:table-cell>
        </table:table-row>
        <table:table-row table:style-name="ro1">
          <table:table-cell table:formula="of:=RAND()" office:value-type="float" office:value="0.354461669921875">
            <text:p>0.3544616699</text:p>
          </table:table-cell>
          <table:table-cell table:formula="of:=RAND()" office:value-type="float" office:value="0.774688720703125">
            <text:p>0.7746887207</text:p>
          </table:table-cell>
          <table:table-cell table:formula="of:=SQRT(1 - [.A646])" office:value-type="float" office:value="0.80345399997643">
            <text:p>0.803454</text:p>
          </table:table-cell>
          <table:table-cell table:formula="of:=SQRT(1 - (1 - [.A646]))" office:value-type="float" office:value="0.595366836431015">
            <text:p>0.5953668364</text:p>
          </table:table-cell>
          <table:table-cell table:formula="of:=COS(2 * PI() * [.B646])" office:value-type="float" office:value="0.154502421024074">
            <text:p>0.154502421</text:p>
          </table:table-cell>
          <table:table-cell table:formula="of:=SIN(2 * PI() * [.B646])" office:value-type="float" office:value="-0.987992409838102">
            <text:p>-0.9879924098</text:p>
          </table:table-cell>
          <table:table-cell table:formula="of:=[.D646]*[.E646]" office:value-type="float" office:value="0.0919856176260356">
            <text:p>0.0919856176</text:p>
          </table:table-cell>
          <table:table-cell table:formula="of:=[.D646]*[.F646]" office:value-type="float" office:value="-0.588217915463166">
            <text:p>-0.5882179155</text:p>
          </table:table-cell>
          <table:table-cell table:formula="of:=[.C646]" office:value-type="float" office:value="0.80345399997643">
            <text:p>0.803454</text:p>
          </table:table-cell>
        </table:table-row>
        <table:table-row table:style-name="ro1">
          <table:table-cell table:formula="of:=RAND()" office:value-type="float" office:value="0.673675537109375">
            <text:p>0.6736755371</text:p>
          </table:table-cell>
          <table:table-cell table:formula="of:=RAND()" office:value-type="float" office:value="0.854888916015625">
            <text:p>0.854888916</text:p>
          </table:table-cell>
          <table:table-cell table:formula="of:=SQRT(1 - [.A647])" office:value-type="float" office:value="0.571248162264549">
            <text:p>0.5712481623</text:p>
          </table:table-cell>
          <table:table-cell table:formula="of:=SQRT(1 - (1 - [.A647]))" office:value-type="float" office:value="0.820777398025418">
            <text:p>0.820777398</text:p>
          </table:table-cell>
          <table:table-cell table:formula="of:=COS(2 * PI() * [.B647])" office:value-type="float" office:value="0.612355406822111">
            <text:p>0.6123554068</text:p>
          </table:table-cell>
          <table:table-cell table:formula="of:=SIN(2 * PI() * [.B647])" office:value-type="float" office:value="-0.790582605257494">
            <text:p>-0.7905826053</text:p>
          </table:table-cell>
          <table:table-cell table:formula="of:=[.D647]*[.E647]" office:value-type="float" office:value="0.502607477478248">
            <text:p>0.5026074775</text:p>
          </table:table-cell>
          <table:table-cell table:formula="of:=[.D647]*[.F647]" office:value-type="float" office:value="-0.648892333667402">
            <text:p>-0.6488923337</text:p>
          </table:table-cell>
          <table:table-cell table:formula="of:=[.C647]" office:value-type="float" office:value="0.571248162264549">
            <text:p>0.5712481623</text:p>
          </table:table-cell>
        </table:table-row>
        <table:table-row table:style-name="ro1">
          <table:table-cell table:formula="of:=RAND()" office:value-type="float" office:value="0.573699951171875">
            <text:p>0.5736999512</text:p>
          </table:table-cell>
          <table:table-cell table:formula="of:=RAND()" office:value-type="float" office:value="0.938812255859375">
            <text:p>0.9388122559</text:p>
          </table:table-cell>
          <table:table-cell table:formula="of:=SQRT(1 - [.A648])" office:value-type="float" office:value="0.652916571108534">
            <text:p>0.6529165711</text:p>
          </table:table-cell>
          <table:table-cell table:formula="of:=SQRT(1 - (1 - [.A648]))" office:value-type="float" office:value="0.757429832507193">
            <text:p>0.7574298325</text:p>
          </table:table-cell>
          <table:table-cell table:formula="of:=COS(2 * PI() * [.B648])" office:value-type="float" office:value="0.927003374196952">
            <text:p>0.9270033742</text:p>
          </table:table-cell>
          <table:table-cell table:formula="of:=SIN(2 * PI() * [.B648])" office:value-type="float" office:value="-0.375052988559572">
            <text:p>-0.3750529886</text:p>
          </table:table-cell>
          <table:table-cell table:formula="of:=[.D648]*[.E648]" office:value-type="float" office:value="0.7021400104516">
            <text:p>0.7021400105</text:p>
          </table:table-cell>
          <table:table-cell table:formula="of:=[.D648]*[.F648]" office:value-type="float" office:value="-0.284076322305999">
            <text:p>-0.2840763223</text:p>
          </table:table-cell>
          <table:table-cell table:formula="of:=[.C648]" office:value-type="float" office:value="0.652916571108534">
            <text:p>0.6529165711</text:p>
          </table:table-cell>
        </table:table-row>
        <table:table-row table:style-name="ro1">
          <table:table-cell table:formula="of:=RAND()" office:value-type="float" office:value="0.876434326171875">
            <text:p>0.8764343262</text:p>
          </table:table-cell>
          <table:table-cell table:formula="of:=RAND()" office:value-type="float" office:value="0.351776123046875">
            <text:p>0.351776123</text:p>
          </table:table-cell>
          <table:table-cell table:formula="of:=SQRT(1 - [.A649])" office:value-type="float" office:value="0.351519094542708">
            <text:p>0.3515190945</text:p>
          </table:table-cell>
          <table:table-cell table:formula="of:=SQRT(1 - (1 - [.A649]))" office:value-type="float" office:value="0.936180712347715">
            <text:p>0.9361807123</text:p>
          </table:table-cell>
          <table:table-cell table:formula="of:=COS(2 * PI() * [.B649])" office:value-type="float" office:value="-0.596776859372594">
            <text:p>-0.5967768594</text:p>
          </table:table-cell>
          <table:table-cell table:formula="of:=SIN(2 * PI() * [.B649])" office:value-type="float" office:value="0.802407240818141">
            <text:p>0.8024072408</text:p>
          </table:table-cell>
          <table:table-cell table:formula="of:=[.D649]*[.E649]" office:value-type="float" office:value="-0.558690985320068">
            <text:p>-0.5586909853</text:p>
          </table:table-cell>
          <table:table-cell table:formula="of:=[.D649]*[.F649]" office:value-type="float" office:value="0.751198182302092">
            <text:p>0.7511981823</text:p>
          </table:table-cell>
          <table:table-cell table:formula="of:=[.C649]" office:value-type="float" office:value="0.351519094542708">
            <text:p>0.3515190945</text:p>
          </table:table-cell>
        </table:table-row>
        <table:table-row table:style-name="ro1">
          <table:table-cell table:formula="of:=RAND()" office:value-type="float" office:value="0.732757568359375">
            <text:p>0.7327575684</text:p>
          </table:table-cell>
          <table:table-cell table:formula="of:=RAND()" office:value-type="float" office:value="0.7041015625">
            <text:p>0.7041015625</text:p>
          </table:table-cell>
          <table:table-cell table:formula="of:=SQRT(1 - [.A650])" office:value-type="float" office:value="0.516954960940143">
            <text:p>0.5169549609</text:p>
          </table:table-cell>
          <table:table-cell table:formula="of:=SQRT(1 - (1 - [.A650]))" office:value-type="float" office:value="0.856012598248049">
            <text:p>0.8560125982</text:p>
          </table:table-cell>
          <table:table-cell table:formula="of:=COS(2 * PI() * [.B650])" office:value-type="float" office:value="-0.284407537211272">
            <text:p>-0.2844075372</text:p>
          </table:table-cell>
          <table:table-cell table:formula="of:=SIN(2 * PI() * [.B650])" office:value-type="float" office:value="-0.958703474895871">
            <text:p>-0.9587034749</text:p>
          </table:table-cell>
          <table:table-cell table:formula="of:=[.D650]*[.E650]" office:value-type="float" office:value="-0.24345643488955">
            <text:p>-0.2434564349</text:p>
          </table:table-cell>
          <table:table-cell table:formula="of:=[.D650]*[.F650]" office:value-type="float" office:value="-0.820662252495048">
            <text:p>-0.8206622525</text:p>
          </table:table-cell>
          <table:table-cell table:formula="of:=[.C650]" office:value-type="float" office:value="0.516954960940143">
            <text:p>0.5169549609</text:p>
          </table:table-cell>
        </table:table-row>
        <table:table-row table:style-name="ro1">
          <table:table-cell table:formula="of:=RAND()" office:value-type="float" office:value="0.051300048828125">
            <text:p>0.0513000488</text:p>
          </table:table-cell>
          <table:table-cell table:formula="of:=RAND()" office:value-type="float" office:value="0.616973876953125">
            <text:p>0.616973877</text:p>
          </table:table-cell>
          <table:table-cell table:formula="of:=SQRT(1 - [.A651])" office:value-type="float" office:value="0.974012295185166">
            <text:p>0.9740122952</text:p>
          </table:table-cell>
          <table:table-cell table:formula="of:=SQRT(1 - (1 - [.A651]))" office:value-type="float" office:value="0.226495140848816">
            <text:p>0.2264951408</text:p>
          </table:table-cell>
          <table:table-cell table:formula="of:=COS(2 * PI() * [.B651])" office:value-type="float" office:value="-0.741851846357193">
            <text:p>-0.7418518464</text:p>
          </table:table-cell>
          <table:table-cell table:formula="of:=SIN(2 * PI() * [.B651])" office:value-type="float" office:value="-0.67056382101663">
            <text:p>-0.670563821</text:p>
          </table:table-cell>
          <table:table-cell table:formula="of:=[.D651]*[.E651]" office:value-type="float" office:value="-0.168025838429627">
            <text:p>-0.1680258384</text:p>
          </table:table-cell>
          <table:table-cell table:formula="of:=[.D651]*[.F651]" office:value-type="float" office:value="-0.151879447089282">
            <text:p>-0.1518794471</text:p>
          </table:table-cell>
          <table:table-cell table:formula="of:=[.C651]" office:value-type="float" office:value="0.974012295185166">
            <text:p>0.9740122952</text:p>
          </table:table-cell>
        </table:table-row>
        <table:table-row table:style-name="ro1">
          <table:table-cell table:formula="of:=RAND()" office:value-type="float" office:value="0.3895263671875">
            <text:p>0.3895263672</text:p>
          </table:table-cell>
          <table:table-cell table:formula="of:=RAND()" office:value-type="float" office:value="0.237701416015625">
            <text:p>0.237701416</text:p>
          </table:table-cell>
          <table:table-cell table:formula="of:=SQRT(1 - [.A652])" office:value-type="float" office:value="0.781328121094141">
            <text:p>0.7813281211</text:p>
          </table:table-cell>
          <table:table-cell table:formula="of:=SQRT(1 - (1 - [.A652]))" office:value-type="float" office:value="0.624120474898477">
            <text:p>0.6241204749</text:p>
          </table:table-cell>
          <table:table-cell table:formula="of:=COS(2 * PI() * [.B652])" office:value-type="float" office:value="0.0771974003049193">
            <text:p>0.0771974003</text:p>
          </table:table-cell>
          <table:table-cell table:formula="of:=SIN(2 * PI() * [.B652])" office:value-type="float" office:value="0.997015828051973">
            <text:p>0.9970158281</text:p>
          </table:table-cell>
          <table:table-cell table:formula="of:=[.D652]*[.E652]" office:value-type="float" office:value="0.048180478139234">
            <text:p>0.0481804781</text:p>
          </table:table-cell>
          <table:table-cell table:formula="of:=[.D652]*[.F652]" office:value-type="float" office:value="0.622257992085096">
            <text:p>0.6222579921</text:p>
          </table:table-cell>
          <table:table-cell table:formula="of:=[.C652]" office:value-type="float" office:value="0.781328121094141">
            <text:p>0.7813281211</text:p>
          </table:table-cell>
        </table:table-row>
        <table:table-row table:style-name="ro1">
          <table:table-cell table:formula="of:=RAND()" office:value-type="float" office:value="0.123748779296875">
            <text:p>0.1237487793</text:p>
          </table:table-cell>
          <table:table-cell table:formula="of:=RAND()" office:value-type="float" office:value="0.990386962890625">
            <text:p>0.9903869629</text:p>
          </table:table-cell>
          <table:table-cell table:formula="of:=SQRT(1 - [.A653])" office:value-type="float" office:value="0.936082913369924">
            <text:p>0.9360829134</text:p>
          </table:table-cell>
          <table:table-cell table:formula="of:=SQRT(1 - (1 - [.A653]))" office:value-type="float" office:value="0.351779446950607">
            <text:p>0.351779447</text:p>
          </table:table-cell>
          <table:table-cell table:formula="of:=COS(2 * PI() * [.B653])" office:value-type="float" office:value="0.99817644468642">
            <text:p>0.9981764447</text:p>
          </table:table-cell>
          <table:table-cell table:formula="of:=SIN(2 * PI() * [.B653])" office:value-type="float" office:value="-0.060363774510689">
            <text:p>-0.0603637745</text:p>
          </table:table-cell>
          <table:table-cell table:formula="of:=[.D653]*[.E653]" office:value-type="float" office:value="0.351137957670912">
            <text:p>0.3511379577</text:p>
          </table:table-cell>
          <table:table-cell table:formula="of:=[.D653]*[.F653]" office:value-type="float" office:value="-0.0212347352132213">
            <text:p>-0.0212347352</text:p>
          </table:table-cell>
          <table:table-cell table:formula="of:=[.C653]" office:value-type="float" office:value="0.936082913369924">
            <text:p>0.9360829134</text:p>
          </table:table-cell>
        </table:table-row>
        <table:table-row table:style-name="ro1">
          <table:table-cell table:formula="of:=RAND()" office:value-type="float" office:value="0.2833251953125">
            <text:p>0.2833251953</text:p>
          </table:table-cell>
          <table:table-cell table:formula="of:=RAND()" office:value-type="float" office:value="0.30908203125">
            <text:p>0.3090820313</text:p>
          </table:table-cell>
          <table:table-cell table:formula="of:=SQRT(1 - [.A654])" office:value-type="float" office:value="0.846566479780236">
            <text:p>0.8465664798</text:p>
          </table:table-cell>
          <table:table-cell table:formula="of:=SQRT(1 - (1 - [.A654]))" office:value-type="float" office:value="0.532283003027994">
            <text:p>0.532283003</text:p>
          </table:table-cell>
          <table:table-cell table:formula="of:=COS(2 * PI() * [.B654])" office:value-type="float" office:value="-0.362755724367397">
            <text:p>-0.3627557244</text:p>
          </table:table-cell>
          <table:table-cell table:formula="of:=SIN(2 * PI() * [.B654])" office:value-type="float" office:value="0.931884265581668">
            <text:p>0.9318842656</text:p>
          </table:table-cell>
          <table:table-cell table:formula="of:=[.D654]*[.E654]" office:value-type="float" office:value="-0.193088706331874">
            <text:p>-0.1930887063</text:p>
          </table:table-cell>
          <table:table-cell table:formula="of:=[.D654]*[.F654]" office:value-type="float" office:value="0.496026155358347">
            <text:p>0.4960261554</text:p>
          </table:table-cell>
          <table:table-cell table:formula="of:=[.C654]" office:value-type="float" office:value="0.846566479780236">
            <text:p>0.8465664798</text:p>
          </table:table-cell>
        </table:table-row>
        <table:table-row table:style-name="ro1">
          <table:table-cell table:formula="of:=RAND()" office:value-type="float" office:value="0.39105224609375">
            <text:p>0.3910522461</text:p>
          </table:table-cell>
          <table:table-cell table:formula="of:=RAND()" office:value-type="float" office:value="0.858734130859375">
            <text:p>0.8587341309</text:p>
          </table:table-cell>
          <table:table-cell table:formula="of:=SQRT(1 - [.A655])" office:value-type="float" office:value="0.78035104530349">
            <text:p>0.7803510453</text:p>
          </table:table-cell>
          <table:table-cell table:formula="of:=SQRT(1 - (1 - [.A655]))" office:value-type="float" office:value="0.625341703465993">
            <text:p>0.6253417035</text:p>
          </table:table-cell>
          <table:table-cell table:formula="of:=COS(2 * PI() * [.B655])" office:value-type="float" office:value="0.63127546859898">
            <text:p>0.6312754686</text:p>
          </table:table-cell>
          <table:table-cell table:formula="of:=SIN(2 * PI() * [.B655])" office:value-type="float" office:value="-0.775558690716014">
            <text:p>-0.7755586907</text:p>
          </table:table-cell>
          <table:table-cell table:formula="of:=[.D655]*[.E655]" office:value-type="float" office:value="0.394762876889979">
            <text:p>0.3947628769</text:p>
          </table:table-cell>
          <table:table-cell table:formula="of:=[.D655]*[.F655]" office:value-type="float" office:value="-0.484989192790207">
            <text:p>-0.4849891928</text:p>
          </table:table-cell>
          <table:table-cell table:formula="of:=[.C655]" office:value-type="float" office:value="0.78035104530349">
            <text:p>0.7803510453</text:p>
          </table:table-cell>
        </table:table-row>
        <table:table-row table:style-name="ro1">
          <table:table-cell table:formula="of:=RAND()" office:value-type="float" office:value="0.788543701171875">
            <text:p>0.7885437012</text:p>
          </table:table-cell>
          <table:table-cell table:formula="of:=RAND()" office:value-type="float" office:value="0.485137939453125">
            <text:p>0.4851379395</text:p>
          </table:table-cell>
          <table:table-cell table:formula="of:=SQRT(1 - [.A656])" office:value-type="float" office:value="0.459843776546041">
            <text:p>0.4598437765</text:p>
          </table:table-cell>
          <table:table-cell table:formula="of:=SQRT(1 - (1 - [.A656]))" office:value-type="float" office:value="0.887999831740905">
            <text:p>0.8879998317</text:p>
          </table:table-cell>
          <table:table-cell table:formula="of:=COS(2 * PI() * [.B656])" office:value-type="float" office:value="-0.995643154270747">
            <text:p>-0.9956431543</text:p>
          </table:table-cell>
          <table:table-cell table:formula="of:=SIN(2 * PI() * [.B656])" office:value-type="float" office:value="0.0932454253773214">
            <text:p>0.0932454254</text:p>
          </table:table-cell>
          <table:table-cell table:formula="of:=[.D656]*[.E656]" office:value-type="float" office:value="-0.884130953466407">
            <text:p>-0.8841309535</text:p>
          </table:table-cell>
          <table:table-cell table:formula="of:=[.D656]*[.F656]" office:value-type="float" office:value="0.0828019220456705">
            <text:p>0.082801922</text:p>
          </table:table-cell>
          <table:table-cell table:formula="of:=[.C656]" office:value-type="float" office:value="0.459843776546041">
            <text:p>0.4598437765</text:p>
          </table:table-cell>
        </table:table-row>
        <table:table-row table:style-name="ro1">
          <table:table-cell table:formula="of:=RAND()" office:value-type="float" office:value="0.49420166015625">
            <text:p>0.4942016602</text:p>
          </table:table-cell>
          <table:table-cell table:formula="of:=RAND()" office:value-type="float" office:value="0.90234375">
            <text:p>0.90234375</text:p>
          </table:table-cell>
          <table:table-cell table:formula="of:=SQRT(1 - [.A657])" office:value-type="float" office:value="0.711195008309078">
            <text:p>0.7111950083</text:p>
          </table:table-cell>
          <table:table-cell table:formula="of:=SQRT(1 - (1 - [.A657]))" office:value-type="float" office:value="0.702994779608106">
            <text:p>0.7029947796</text:p>
          </table:table-cell>
          <table:table-cell table:formula="of:=COS(2 * PI() * [.B657])" office:value-type="float" office:value="0.817584813151584">
            <text:p>0.8175848132</text:p>
          </table:table-cell>
          <table:table-cell table:formula="of:=SIN(2 * PI() * [.B657])" office:value-type="float" office:value="-0.575808191417845">
            <text:p>-0.5758081914</text:p>
          </table:table-cell>
          <table:table-cell table:formula="of:=[.D657]*[.E657]" office:value-type="float" office:value="0.574757855532432">
            <text:p>0.5747578555</text:p>
          </table:table-cell>
          <table:table-cell table:formula="of:=[.D657]*[.F657]" office:value-type="float" office:value="-0.40479015262233">
            <text:p>-0.4047901526</text:p>
          </table:table-cell>
          <table:table-cell table:formula="of:=[.C657]" office:value-type="float" office:value="0.711195008309078">
            <text:p>0.7111950083</text:p>
          </table:table-cell>
        </table:table-row>
        <table:table-row table:style-name="ro1">
          <table:table-cell table:formula="of:=RAND()" office:value-type="float" office:value="0.002716064453125">
            <text:p>0.0027160645</text:p>
          </table:table-cell>
          <table:table-cell table:formula="of:=RAND()" office:value-type="float" office:value="0.893890380859375">
            <text:p>0.8938903809</text:p>
          </table:table-cell>
          <table:table-cell table:formula="of:=SQRT(1 - [.A658])" office:value-type="float" office:value="0.998641044393267">
            <text:p>0.9986410444</text:p>
          </table:table-cell>
          <table:table-cell table:formula="of:=SQRT(1 - (1 - [.A658]))" office:value-type="float" office:value="0.0521158752504935">
            <text:p>0.0521158753</text:p>
          </table:table-cell>
          <table:table-cell table:formula="of:=COS(2 * PI() * [.B658])" office:value-type="float" office:value="0.785862690303412">
            <text:p>0.7858626903</text:p>
          </table:table-cell>
          <table:table-cell table:formula="of:=SIN(2 * PI() * [.B658])" office:value-type="float" office:value="-0.618401028450861">
            <text:p>-0.6184010285</text:p>
          </table:table-cell>
          <table:table-cell table:formula="of:=[.D658]*[.E658]" office:value-type="float" office:value="0.0409559219318698">
            <text:p>0.0409559219</text:p>
          </table:table-cell>
          <table:table-cell table:formula="of:=[.D658]*[.F658]" office:value-type="float" office:value="-0.032228510853522">
            <text:p>-0.0322285109</text:p>
          </table:table-cell>
          <table:table-cell table:formula="of:=[.C658]" office:value-type="float" office:value="0.998641044393267">
            <text:p>0.9986410444</text:p>
          </table:table-cell>
        </table:table-row>
        <table:table-row table:style-name="ro1">
          <table:table-cell table:formula="of:=RAND()" office:value-type="float" office:value="0.1412353515625">
            <text:p>0.1412353516</text:p>
          </table:table-cell>
          <table:table-cell table:formula="of:=RAND()" office:value-type="float" office:value="0.2926025390625">
            <text:p>0.2926025391</text:p>
          </table:table-cell>
          <table:table-cell table:formula="of:=SQRT(1 - [.A659])" office:value-type="float" office:value="0.926695553263044">
            <text:p>0.9266955533</text:p>
          </table:table-cell>
          <table:table-cell table:formula="of:=SQRT(1 - (1 - [.A659]))" office:value-type="float" office:value="0.375812920962678">
            <text:p>0.375812921</text:p>
          </table:table-cell>
          <table:table-cell table:formula="of:=COS(2 * PI() * [.B659])" office:value-type="float" office:value="-0.264494432427801">
            <text:p>-0.2644944324</text:p>
          </table:table-cell>
          <table:table-cell table:formula="of:=SIN(2 * PI() * [.B659])" office:value-type="float" office:value="0.964387212282854">
            <text:p>0.9643872123</text:p>
          </table:table-cell>
          <table:table-cell table:formula="of:=[.D659]*[.E659]" office:value-type="float" office:value="-0.0994004252290577">
            <text:p>-0.0994004252</text:p>
          </table:table-cell>
          <table:table-cell table:formula="of:=[.D659]*[.F659]" office:value-type="float" office:value="0.362429175187074">
            <text:p>0.3624291752</text:p>
          </table:table-cell>
          <table:table-cell table:formula="of:=[.C659]" office:value-type="float" office:value="0.926695553263044">
            <text:p>0.9266955533</text:p>
          </table:table-cell>
        </table:table-row>
        <table:table-row table:style-name="ro1">
          <table:table-cell table:formula="of:=RAND()" office:value-type="float" office:value="0.611724853515625">
            <text:p>0.6117248535</text:p>
          </table:table-cell>
          <table:table-cell table:formula="of:=RAND()" office:value-type="float" office:value="0.167205810546875">
            <text:p>0.1672058105</text:p>
          </table:table-cell>
          <table:table-cell table:formula="of:=SQRT(1 - [.A660])" office:value-type="float" office:value="0.623117281484292">
            <text:p>0.6231172815</text:p>
          </table:table-cell>
          <table:table-cell table:formula="of:=SQRT(1 - (1 - [.A660]))" office:value-type="float" office:value="0.782128412420636">
            <text:p>0.7821284124</text:p>
          </table:table-cell>
          <table:table-cell table:formula="of:=COS(2 * PI() * [.B660])" office:value-type="float" office:value="0.49706344027384">
            <text:p>0.4970634403</text:p>
          </table:table-cell>
          <table:table-cell table:formula="of:=SIN(2 * PI() * [.B660])" office:value-type="float" office:value="0.867714201994605">
            <text:p>0.867714202</text:p>
          </table:table-cell>
          <table:table-cell table:formula="of:=[.D660]*[.E660]" office:value-type="float" office:value="0.388767439413718">
            <text:p>0.3887674394</text:p>
          </table:table-cell>
          <table:table-cell table:formula="of:=[.D660]*[.F660]" office:value-type="float" office:value="0.67866393124088">
            <text:p>0.6786639312</text:p>
          </table:table-cell>
          <table:table-cell table:formula="of:=[.C660]" office:value-type="float" office:value="0.623117281484292">
            <text:p>0.6231172815</text:p>
          </table:table-cell>
        </table:table-row>
        <table:table-row table:style-name="ro1">
          <table:table-cell table:formula="of:=RAND()" office:value-type="float" office:value="0.406707763671875">
            <text:p>0.4067077637</text:p>
          </table:table-cell>
          <table:table-cell table:formula="of:=RAND()" office:value-type="float" office:value="0.25848388671875">
            <text:p>0.2584838867</text:p>
          </table:table-cell>
          <table:table-cell table:formula="of:=SQRT(1 - [.A661])" office:value-type="float" office:value="0.77025465680392">
            <text:p>0.7702546568</text:p>
          </table:table-cell>
          <table:table-cell table:formula="of:=SQRT(1 - (1 - [.A661]))" office:value-type="float" office:value="0.637736437466039">
            <text:p>0.6377364375</text:p>
          </table:table-cell>
          <table:table-cell table:formula="of:=COS(2 * PI() * [.B661])" office:value-type="float" office:value="-0.0532805911071479">
            <text:p>-0.0532805911</text:p>
          </table:table-cell>
          <table:table-cell table:formula="of:=SIN(2 * PI() * [.B661])" office:value-type="float" office:value="0.998579580509873">
            <text:p>0.9985795805</text:p>
          </table:table-cell>
          <table:table-cell table:formula="of:=[.D661]*[.E661]" office:value-type="float" office:value="-0.0339789743587572">
            <text:p>-0.0339789744</text:p>
          </table:table-cell>
          <table:table-cell table:formula="of:=[.D661]*[.F661]" office:value-type="float" office:value="0.636830584200698">
            <text:p>0.6368305842</text:p>
          </table:table-cell>
          <table:table-cell table:formula="of:=[.C661]" office:value-type="float" office:value="0.77025465680392">
            <text:p>0.7702546568</text:p>
          </table:table-cell>
        </table:table-row>
        <table:table-row table:style-name="ro1">
          <table:table-cell table:formula="of:=RAND()" office:value-type="float" office:value="0.308258056640625">
            <text:p>0.3082580566</text:p>
          </table:table-cell>
          <table:table-cell table:formula="of:=RAND()" office:value-type="float" office:value="0.55780029296875">
            <text:p>0.557800293</text:p>
          </table:table-cell>
          <table:table-cell table:formula="of:=SQRT(1 - [.A662])" office:value-type="float" office:value="0.831710252046574">
            <text:p>0.831710252</text:p>
          </table:table-cell>
          <table:table-cell table:formula="of:=SQRT(1 - (1 - [.A662]))" office:value-type="float" office:value="0.555209921237567">
            <text:p>0.5552099212</text:p>
          </table:table-cell>
          <table:table-cell table:formula="of:=COS(2 * PI() * [.B662])" office:value-type="float" office:value="-0.934775431083639">
            <text:p>-0.9347754311</text:p>
          </table:table-cell>
          <table:table-cell table:formula="of:=SIN(2 * PI() * [.B662])" office:value-type="float" office:value="-0.355239205947763">
            <text:p>-0.3552392059</text:p>
          </table:table-cell>
          <table:table-cell table:formula="of:=[.D662]*[.E662]" office:value-type="float" office:value="-0.51899659346676">
            <text:p>-0.5189965935</text:p>
          </table:table-cell>
          <table:table-cell table:formula="of:=[.D662]*[.F662]" office:value-type="float" office:value="-0.197232331554753">
            <text:p>-0.1972323316</text:p>
          </table:table-cell>
          <table:table-cell table:formula="of:=[.C662]" office:value-type="float" office:value="0.831710252046574">
            <text:p>0.831710252</text:p>
          </table:table-cell>
        </table:table-row>
        <table:table-row table:style-name="ro1">
          <table:table-cell table:formula="of:=RAND()" office:value-type="float" office:value="0.526885986328125">
            <text:p>0.5268859863</text:p>
          </table:table-cell>
          <table:table-cell table:formula="of:=RAND()" office:value-type="float" office:value="0.285614013671875">
            <text:p>0.2856140137</text:p>
          </table:table-cell>
          <table:table-cell table:formula="of:=SQRT(1 - [.A663])" office:value-type="float" office:value="0.687832838465768">
            <text:p>0.6878328385</text:p>
          </table:table-cell>
          <table:table-cell table:formula="of:=SQRT(1 - (1 - [.A663]))" office:value-type="float" office:value="0.725869124793254">
            <text:p>0.7258691248</text:p>
          </table:table-cell>
          <table:table-cell table:formula="of:=COS(2 * PI() * [.B663])" office:value-type="float" office:value="-0.221906658123096">
            <text:p>-0.2219066581</text:p>
          </table:table-cell>
          <table:table-cell table:formula="of:=SIN(2 * PI() * [.B663])" office:value-type="float" office:value="0.975067913060746">
            <text:p>0.9750679131</text:p>
          </table:table-cell>
          <table:table-cell table:formula="of:=[.D663]*[.E663]" office:value-type="float" office:value="-0.161075191717608">
            <text:p>-0.1610751917</text:p>
          </table:table-cell>
          <table:table-cell table:formula="of:=[.D663]*[.F663]" office:value-type="float" office:value="0.707771692667389">
            <text:p>0.7077716927</text:p>
          </table:table-cell>
          <table:table-cell table:formula="of:=[.C663]" office:value-type="float" office:value="0.687832838465768">
            <text:p>0.6878328385</text:p>
          </table:table-cell>
        </table:table-row>
        <table:table-row table:style-name="ro1">
          <table:table-cell table:formula="of:=RAND()" office:value-type="float" office:value="0.253021240234375">
            <text:p>0.2530212402</text:p>
          </table:table-cell>
          <table:table-cell table:formula="of:=RAND()" office:value-type="float" office:value="0.68927001953125">
            <text:p>0.6892700195</text:p>
          </table:table-cell>
          <table:table-cell table:formula="of:=SQRT(1 - [.A664])" office:value-type="float" office:value="0.864279329710959">
            <text:p>0.8642793297</text:p>
          </table:table-cell>
          <table:table-cell table:formula="of:=SQRT(1 - (1 - [.A664]))" office:value-type="float" office:value="0.503012167083834">
            <text:p>0.5030121671</text:p>
          </table:table-cell>
          <table:table-cell table:formula="of:=COS(2 * PI() * [.B664])" office:value-type="float" office:value="-0.372385180841977">
            <text:p>-0.3723851808</text:p>
          </table:table-cell>
          <table:table-cell table:formula="of:=SIN(2 * PI() * [.B664])" office:value-type="float" office:value="-0.928078270992963">
            <text:p>-0.928078271</text:p>
          </table:table-cell>
          <table:table-cell table:formula="of:=[.D664]*[.E664]" office:value-type="float" office:value="-0.187314276805229">
            <text:p>-0.1873142768</text:p>
          </table:table-cell>
          <table:table-cell table:formula="of:=[.D664]*[.F664]" office:value-type="float" office:value="-0.466834662315588">
            <text:p>-0.4668346623</text:p>
          </table:table-cell>
          <table:table-cell table:formula="of:=[.C664]" office:value-type="float" office:value="0.864279329710959">
            <text:p>0.8642793297</text:p>
          </table:table-cell>
        </table:table-row>
        <table:table-row table:style-name="ro1">
          <table:table-cell table:formula="of:=RAND()" office:value-type="float" office:value="0.972991943359375">
            <text:p>0.9729919434</text:p>
          </table:table-cell>
          <table:table-cell table:formula="of:=RAND()" office:value-type="float" office:value="0.823760986328125">
            <text:p>0.8237609863</text:p>
          </table:table-cell>
          <table:table-cell table:formula="of:=SQRT(1 - [.A665])" office:value-type="float" office:value="0.164341280999708">
            <text:p>0.164341281</text:p>
          </table:table-cell>
          <table:table-cell table:formula="of:=SQRT(1 - (1 - [.A665]))" office:value-type="float" office:value="0.986403539814905">
            <text:p>0.9864035398</text:p>
          </table:table-cell>
          <table:table-cell table:formula="of:=COS(2 * PI() * [.B665])" office:value-type="float" office:value="0.447040369249254">
            <text:p>0.4470403692</text:p>
          </table:table-cell>
          <table:table-cell table:formula="of:=SIN(2 * PI() * [.B665])" office:value-type="float" office:value="-0.894513783159036">
            <text:p>-0.8945137832</text:p>
          </table:table-cell>
          <table:table-cell table:formula="of:=[.D665]*[.E665]" office:value-type="float" office:value="0.440962202667626">
            <text:p>0.4409622027</text:p>
          </table:table-cell>
          <table:table-cell table:formula="of:=[.D665]*[.F665]" office:value-type="float" office:value="-0.882351562121295">
            <text:p>-0.8823515621</text:p>
          </table:table-cell>
          <table:table-cell table:formula="of:=[.C665]" office:value-type="float" office:value="0.164341280999708">
            <text:p>0.164341281</text:p>
          </table:table-cell>
        </table:table-row>
        <table:table-row table:style-name="ro1">
          <table:table-cell table:formula="of:=RAND()" office:value-type="float" office:value="0.484588623046875">
            <text:p>0.484588623</text:p>
          </table:table-cell>
          <table:table-cell table:formula="of:=RAND()" office:value-type="float" office:value="0.56304931640625">
            <text:p>0.5630493164</text:p>
          </table:table-cell>
          <table:table-cell table:formula="of:=SQRT(1 - [.A666])" office:value-type="float" office:value="0.717921567410483">
            <text:p>0.7179215674</text:p>
          </table:table-cell>
          <table:table-cell table:formula="of:=SQRT(1 - (1 - [.A666]))" office:value-type="float" office:value="0.696123999763602">
            <text:p>0.6961239998</text:p>
          </table:table-cell>
          <table:table-cell table:formula="of:=COS(2 * PI() * [.B666])" office:value-type="float" office:value="-0.922553216932333">
            <text:p>-0.9225532169</text:p>
          </table:table-cell>
          <table:table-cell table:formula="of:=SIN(2 * PI() * [.B666])" office:value-type="float" office:value="-0.385869876937555">
            <text:p>-0.3858698769</text:p>
          </table:table-cell>
          <table:table-cell table:formula="of:=[.D666]*[.E666]" office:value-type="float" office:value="-0.642211435365713">
            <text:p>-0.6422114354</text:p>
          </table:table-cell>
          <table:table-cell table:formula="of:=[.D666]*[.F666]" office:value-type="float" office:value="-0.26861328212206">
            <text:p>-0.2686132821</text:p>
          </table:table-cell>
          <table:table-cell table:formula="of:=[.C666]" office:value-type="float" office:value="0.717921567410483">
            <text:p>0.7179215674</text:p>
          </table:table-cell>
        </table:table-row>
        <table:table-row table:style-name="ro1">
          <table:table-cell table:formula="of:=RAND()" office:value-type="float" office:value="0.335296630859375">
            <text:p>0.3352966309</text:p>
          </table:table-cell>
          <table:table-cell table:formula="of:=RAND()" office:value-type="float" office:value="0.879425048828125">
            <text:p>0.8794250488</text:p>
          </table:table-cell>
          <table:table-cell table:formula="of:=SQRT(1 - [.A667])" office:value-type="float" office:value="0.815293425179318">
            <text:p>0.8152934252</text:p>
          </table:table-cell>
          <table:table-cell table:formula="of:=SQRT(1 - (1 - [.A667]))" office:value-type="float" office:value="0.579048038472954">
            <text:p>0.5790480385</text:p>
          </table:table-cell>
          <table:table-cell table:formula="of:=COS(2 * PI() * [.B667])" office:value-type="float" office:value="0.726490932796482">
            <text:p>0.7264909328</text:p>
          </table:table-cell>
          <table:table-cell table:formula="of:=SIN(2 * PI() * [.B667])" office:value-type="float" office:value="-0.687176050633677">
            <text:p>-0.6871760506</text:p>
          </table:table-cell>
          <table:table-cell table:formula="of:=[.D667]*[.E667]" office:value-type="float" office:value="0.420673149604189">
            <text:p>0.4206731496</text:p>
          </table:table-cell>
          <table:table-cell table:formula="of:=[.D667]*[.F667]" office:value-type="float" office:value="-0.397907944205022">
            <text:p>-0.3979079442</text:p>
          </table:table-cell>
          <table:table-cell table:formula="of:=[.C667]" office:value-type="float" office:value="0.815293425179318">
            <text:p>0.8152934252</text:p>
          </table:table-cell>
        </table:table-row>
        <table:table-row table:style-name="ro1">
          <table:table-cell table:formula="of:=RAND()" office:value-type="float" office:value="0.927001953125">
            <text:p>0.9270019531</text:p>
          </table:table-cell>
          <table:table-cell table:formula="of:=RAND()" office:value-type="float" office:value="0.940460205078125">
            <text:p>0.9404602051</text:p>
          </table:table-cell>
          <table:table-cell table:formula="of:=SQRT(1 - [.A668])" office:value-type="float" office:value="0.270181507277978">
            <text:p>0.2701815073</text:p>
          </table:table-cell>
          <table:table-cell table:formula="of:=SQRT(1 - (1 - [.A668]))" office:value-type="float" office:value="0.962809406437743">
            <text:p>0.9628094064</text:p>
          </table:table-cell>
          <table:table-cell table:formula="of:=COS(2 * PI() * [.B668])" office:value-type="float" office:value="0.930837049382038">
            <text:p>0.9308370494</text:p>
          </table:table-cell>
          <table:table-cell table:formula="of:=SIN(2 * PI() * [.B668])" office:value-type="float" office:value="-0.365434518755058">
            <text:p>-0.3654345188</text:p>
          </table:table-cell>
          <table:table-cell table:formula="of:=[.D668]*[.E668]" office:value-type="float" office:value="0.896218667005781">
            <text:p>0.896218667</text:p>
          </table:table-cell>
          <table:table-cell table:formula="of:=[.D668]*[.F668]" office:value-type="float" office:value="-0.35184379209442">
            <text:p>-0.3518437921</text:p>
          </table:table-cell>
          <table:table-cell table:formula="of:=[.C668]" office:value-type="float" office:value="0.270181507277978">
            <text:p>0.2701815073</text:p>
          </table:table-cell>
        </table:table-row>
        <table:table-row table:style-name="ro1">
          <table:table-cell table:formula="of:=RAND()" office:value-type="float" office:value="0.3193359375">
            <text:p>0.3193359375</text:p>
          </table:table-cell>
          <table:table-cell table:formula="of:=RAND()" office:value-type="float" office:value="0.388458251953125">
            <text:p>0.388458252</text:p>
          </table:table-cell>
          <table:table-cell table:formula="of:=SQRT(1 - [.A669])" office:value-type="float" office:value="0.825023673902755">
            <text:p>0.8250236739</text:p>
          </table:table-cell>
          <table:table-cell table:formula="of:=SQRT(1 - (1 - [.A669]))" office:value-type="float" office:value="0.565098166250785">
            <text:p>0.5650981663</text:p>
          </table:table-cell>
          <table:table-cell table:formula="of:=COS(2 * PI() * [.B669])" office:value-type="float" office:value="-0.764302404557972">
            <text:p>-0.7643024046</text:p>
          </table:table-cell>
          <table:table-cell table:formula="of:=SIN(2 * PI() * [.B669])" office:value-type="float" office:value="0.644857995520644">
            <text:p>0.6448579955</text:p>
          </table:table-cell>
          <table:table-cell table:formula="of:=[.D669]*[.E669]" office:value-type="float" office:value="-0.431905887276776">
            <text:p>-0.4319058873</text:p>
          </table:table-cell>
          <table:table-cell table:formula="of:=[.D669]*[.F669]" office:value-type="float" office:value="0.364408070760873">
            <text:p>0.3644080708</text:p>
          </table:table-cell>
          <table:table-cell table:formula="of:=[.C669]" office:value-type="float" office:value="0.825023673902755">
            <text:p>0.8250236739</text:p>
          </table:table-cell>
        </table:table-row>
        <table:table-row table:style-name="ro1">
          <table:table-cell table:formula="of:=RAND()" office:value-type="float" office:value="0.342742919921875">
            <text:p>0.3427429199</text:p>
          </table:table-cell>
          <table:table-cell table:formula="of:=RAND()" office:value-type="float" office:value="0.666259765625">
            <text:p>0.6662597656</text:p>
          </table:table-cell>
          <table:table-cell table:formula="of:=SQRT(1 - [.A670])" office:value-type="float" office:value="0.810713932332561">
            <text:p>0.8107139323</text:p>
          </table:table-cell>
          <table:table-cell table:formula="of:=SQRT(1 - (1 - [.A670]))" office:value-type="float" office:value="0.585442499244695">
            <text:p>0.5854424992</text:p>
          </table:table-cell>
          <table:table-cell table:formula="of:=COS(2 * PI() * [.B670])" office:value-type="float" office:value="-0.502212474045711">
            <text:p>-0.502212474</text:p>
          </table:table-cell>
          <table:table-cell table:formula="of:=SIN(2 * PI() * [.B670])" office:value-type="float" office:value="-0.864744257519462">
            <text:p>-0.8647442575</text:p>
          </table:table-cell>
          <table:table-cell table:formula="of:=[.D670]*[.E670]" office:value-type="float" office:value="-0.294016525957183">
            <text:p>-0.294016526</text:p>
          </table:table-cell>
          <table:table-cell table:formula="of:=[.D670]*[.F670]" office:value-type="float" office:value="-0.506258039329692">
            <text:p>-0.5062580393</text:p>
          </table:table-cell>
          <table:table-cell table:formula="of:=[.C670]" office:value-type="float" office:value="0.810713932332561">
            <text:p>0.8107139323</text:p>
          </table:table-cell>
        </table:table-row>
        <table:table-row table:style-name="ro1">
          <table:table-cell table:formula="of:=RAND()" office:value-type="float" office:value="0.0633544921875">
            <text:p>0.0633544922</text:p>
          </table:table-cell>
          <table:table-cell table:formula="of:=RAND()" office:value-type="float" office:value="0.921905517578125">
            <text:p>0.9219055176</text:p>
          </table:table-cell>
          <table:table-cell table:formula="of:=SQRT(1 - [.A671])" office:value-type="float" office:value="0.967804478090745">
            <text:p>0.9678044781</text:p>
          </table:table-cell>
          <table:table-cell table:formula="of:=SQRT(1 - (1 - [.A671]))" office:value-type="float" office:value="0.251703182712297">
            <text:p>0.2517031827</text:p>
          </table:table-cell>
          <table:table-cell table:formula="of:=COS(2 * PI() * [.B671])" office:value-type="float" office:value="0.882011637327159">
            <text:p>0.8820116373</text:p>
          </table:table-cell>
          <table:table-cell table:formula="of:=SIN(2 * PI() * [.B671])" office:value-type="float" office:value="-0.471227621876587">
            <text:p>-0.4712276219</text:p>
          </table:table-cell>
          <table:table-cell table:formula="of:=[.D671]*[.E671]" office:value-type="float" office:value="0.22200513630453">
            <text:p>0.2220051363</text:p>
          </table:table-cell>
          <table:table-cell table:formula="of:=[.D671]*[.F671]" office:value-type="float" office:value="-0.118609492208284">
            <text:p>-0.1186094922</text:p>
          </table:table-cell>
          <table:table-cell table:formula="of:=[.C671]" office:value-type="float" office:value="0.967804478090745">
            <text:p>0.9678044781</text:p>
          </table:table-cell>
        </table:table-row>
        <table:table-row table:style-name="ro1">
          <table:table-cell table:formula="of:=RAND()" office:value-type="float" office:value="0.85260009765625">
            <text:p>0.8526000977</text:p>
          </table:table-cell>
          <table:table-cell table:formula="of:=RAND()" office:value-type="float" office:value="0.52410888671875">
            <text:p>0.5241088867</text:p>
          </table:table-cell>
          <table:table-cell table:formula="of:=SQRT(1 - [.A672])" office:value-type="float" office:value="0.3839269492283">
            <text:p>0.3839269492</text:p>
          </table:table-cell>
          <table:table-cell table:formula="of:=SQRT(1 - (1 - [.A672]))" office:value-type="float" office:value="0.923363469959826">
            <text:p>0.92336347</text:p>
          </table:table-cell>
          <table:table-cell table:formula="of:=COS(2 * PI() * [.B672])" office:value-type="float" office:value="-0.988548735714763">
            <text:p>-0.9885487357</text:p>
          </table:table-cell>
          <table:table-cell table:formula="of:=SIN(2 * PI() * [.B672])" office:value-type="float" office:value="-0.15090194537097">
            <text:p>-0.1509019454</text:p>
          </table:table-cell>
          <table:table-cell table:formula="of:=[.D672]*[.E672]" office:value-type="float" office:value="-0.912789790833982">
            <text:p>-0.9127897908</text:p>
          </table:table-cell>
          <table:table-cell table:formula="of:=[.D672]*[.F672]" office:value-type="float" office:value="-0.139337343901427">
            <text:p>-0.1393373439</text:p>
          </table:table-cell>
          <table:table-cell table:formula="of:=[.C672]" office:value-type="float" office:value="0.3839269492283">
            <text:p>0.3839269492</text:p>
          </table:table-cell>
        </table:table-row>
        <table:table-row table:style-name="ro1">
          <table:table-cell table:formula="of:=RAND()" office:value-type="float" office:value="0.160430908203125">
            <text:p>0.1604309082</text:p>
          </table:table-cell>
          <table:table-cell table:formula="of:=RAND()" office:value-type="float" office:value="0.201416015625">
            <text:p>0.2014160156</text:p>
          </table:table-cell>
          <table:table-cell table:formula="of:=SQRT(1 - [.A673])" office:value-type="float" office:value="0.916280029137858">
            <text:p>0.9162800291</text:p>
          </table:table-cell>
          <table:table-cell table:formula="of:=SQRT(1 - (1 - [.A673]))" office:value-type="float" office:value="0.400538273081518">
            <text:p>0.4005382731</text:p>
          </table:table-cell>
          <table:table-cell table:formula="of:=COS(2 * PI() * [.B673])" office:value-type="float" office:value="0.300543241417273">
            <text:p>0.3005432414</text:p>
          </table:table-cell>
          <table:table-cell table:formula="of:=SIN(2 * PI() * [.B673])" office:value-type="float" office:value="0.95376818988599">
            <text:p>0.9537681899</text:p>
          </table:table-cell>
          <table:table-cell table:formula="of:=[.D673]*[.E673]" office:value-type="float" office:value="0.120379070903597">
            <text:p>0.1203790709</text:p>
          </table:table-cell>
          <table:table-cell table:formula="of:=[.D673]*[.F673]" office:value-type="float" office:value="0.38202066369702">
            <text:p>0.3820206637</text:p>
          </table:table-cell>
          <table:table-cell table:formula="of:=[.C673]" office:value-type="float" office:value="0.916280029137858">
            <text:p>0.9162800291</text:p>
          </table:table-cell>
        </table:table-row>
        <table:table-row table:style-name="ro1">
          <table:table-cell table:formula="of:=RAND()" office:value-type="float" office:value="0.123870849609375">
            <text:p>0.1238708496</text:p>
          </table:table-cell>
          <table:table-cell table:formula="of:=RAND()" office:value-type="float" office:value="0.443695068359375">
            <text:p>0.4436950684</text:p>
          </table:table-cell>
          <table:table-cell table:formula="of:=SQRT(1 - [.A674])" office:value-type="float" office:value="0.936017708374486">
            <text:p>0.9360177084</text:p>
          </table:table-cell>
          <table:table-cell table:formula="of:=SQRT(1 - (1 - [.A674]))" office:value-type="float" office:value="0.351952908226903">
            <text:p>0.3519529082</text:p>
          </table:table-cell>
          <table:table-cell table:formula="of:=COS(2 * PI() * [.B674])" office:value-type="float" office:value="-0.938071819237501">
            <text:p>-0.9380718192</text:p>
          </table:table-cell>
          <table:table-cell table:formula="of:=SIN(2 * PI() * [.B674])" office:value-type="float" office:value="0.346440849139424">
            <text:p>0.3464408491</text:p>
          </table:table-cell>
          <table:table-cell table:formula="of:=[.D674]*[.E674]" office:value-type="float" office:value="-0.33015710490634">
            <text:p>-0.3301571049</text:p>
          </table:table-cell>
          <table:table-cell table:formula="of:=[.D674]*[.F674]" office:value-type="float" office:value="0.121930864383218">
            <text:p>0.1219308644</text:p>
          </table:table-cell>
          <table:table-cell table:formula="of:=[.C674]" office:value-type="float" office:value="0.936017708374486">
            <text:p>0.9360177084</text:p>
          </table:table-cell>
        </table:table-row>
        <table:table-row table:style-name="ro1">
          <table:table-cell table:formula="of:=RAND()" office:value-type="float" office:value="0.332061767578125">
            <text:p>0.3320617676</text:p>
          </table:table-cell>
          <table:table-cell table:formula="of:=RAND()" office:value-type="float" office:value="0.216094970703125">
            <text:p>0.2160949707</text:p>
          </table:table-cell>
          <table:table-cell table:formula="of:=SQRT(1 - [.A675])" office:value-type="float" office:value="0.81727488180041">
            <text:p>0.8172748818</text:p>
          </table:table-cell>
          <table:table-cell table:formula="of:=SQRT(1 - (1 - [.A675]))" office:value-type="float" office:value="0.576248008741137">
            <text:p>0.5762480087</text:p>
          </table:table-cell>
          <table:table-cell table:formula="of:=COS(2 * PI() * [.B675])" office:value-type="float" office:value="0.211423918216981">
            <text:p>0.2114239182</text:p>
          </table:table-cell>
          <table:table-cell table:formula="of:=SIN(2 * PI() * [.B675])" office:value-type="float" office:value="0.977394458141532">
            <text:p>0.9773944581</text:p>
          </table:table-cell>
          <table:table-cell table:formula="of:=[.D675]*[.E675]" office:value-type="float" office:value="0.121832611872784">
            <text:p>0.1218326119</text:p>
          </table:table-cell>
          <table:table-cell table:formula="of:=[.D675]*[.F675]" office:value-type="float" office:value="0.56322161025868">
            <text:p>0.5632216103</text:p>
          </table:table-cell>
          <table:table-cell table:formula="of:=[.C675]" office:value-type="float" office:value="0.81727488180041">
            <text:p>0.8172748818</text:p>
          </table:table-cell>
        </table:table-row>
        <table:table-row table:style-name="ro1">
          <table:table-cell table:formula="of:=RAND()" office:value-type="float" office:value="0.6341552734375">
            <text:p>0.6341552734</text:p>
          </table:table-cell>
          <table:table-cell table:formula="of:=RAND()" office:value-type="float" office:value="0.935882568359375">
            <text:p>0.9358825684</text:p>
          </table:table-cell>
          <table:table-cell table:formula="of:=SQRT(1 - [.A676])" office:value-type="float" office:value="0.604850995338935">
            <text:p>0.6048509953</text:p>
          </table:table-cell>
          <table:table-cell table:formula="of:=SQRT(1 - (1 - [.A676]))" office:value-type="float" office:value="0.796338667551375">
            <text:p>0.7963386676</text:p>
          </table:table-cell>
          <table:table-cell table:formula="of:=COS(2 * PI() * [.B676])" office:value-type="float" office:value="0.919942823889249">
            <text:p>0.9199428239</text:p>
          </table:table-cell>
          <table:table-cell table:formula="of:=SIN(2 * PI() * [.B676])" office:value-type="float" office:value="-0.392052548486392">
            <text:p>-0.3920525485</text:p>
          </table:table-cell>
          <table:table-cell table:formula="of:=[.D676]*[.E676]" office:value-type="float" office:value="0.732586042599414">
            <text:p>0.7325860426</text:p>
          </table:table-cell>
          <table:table-cell table:formula="of:=[.D676]*[.F676]" office:value-type="float" office:value="-0.312206604071774">
            <text:p>-0.3122066041</text:p>
          </table:table-cell>
          <table:table-cell table:formula="of:=[.C676]" office:value-type="float" office:value="0.604850995338935">
            <text:p>0.6048509953</text:p>
          </table:table-cell>
        </table:table-row>
        <table:table-row table:style-name="ro1">
          <table:table-cell table:formula="of:=RAND()" office:value-type="float" office:value="0.781524658203125">
            <text:p>0.7815246582</text:p>
          </table:table-cell>
          <table:table-cell table:formula="of:=RAND()" office:value-type="float" office:value="0.561492919921875">
            <text:p>0.5614929199</text:p>
          </table:table-cell>
          <table:table-cell table:formula="of:=SQRT(1 - [.A677])" office:value-type="float" office:value="0.467413459152467">
            <text:p>0.4674134592</text:p>
          </table:table-cell>
          <table:table-cell table:formula="of:=SQRT(1 - (1 - [.A677]))" office:value-type="float" office:value="0.884038832972356">
            <text:p>0.884038833</text:p>
          </table:table-cell>
          <table:table-cell table:formula="of:=COS(2 * PI() * [.B677])" office:value-type="float" office:value="-0.926282515376337">
            <text:p>-0.9262825154</text:p>
          </table:table-cell>
          <table:table-cell table:formula="of:=SIN(2 * PI() * [.B677])" office:value-type="float" office:value="-0.376829804697141">
            <text:p>-0.3768298047</text:p>
          </table:table-cell>
          <table:table-cell table:formula="of:=[.D677]*[.E677]" office:value-type="float" office:value="-0.818869713895995">
            <text:p>-0.8188697139</text:p>
          </table:table-cell>
          <table:table-cell table:formula="of:=[.D677]*[.F677]" office:value-type="float" office:value="-0.333132180773662">
            <text:p>-0.3331321808</text:p>
          </table:table-cell>
          <table:table-cell table:formula="of:=[.C677]" office:value-type="float" office:value="0.467413459152467">
            <text:p>0.4674134592</text:p>
          </table:table-cell>
        </table:table-row>
        <table:table-row table:style-name="ro1">
          <table:table-cell table:formula="of:=RAND()" office:value-type="float" office:value="0.1778564453125">
            <text:p>0.1778564453</text:p>
          </table:table-cell>
          <table:table-cell table:formula="of:=RAND()" office:value-type="float" office:value="0.141876220703125">
            <text:p>0.1418762207</text:p>
          </table:table-cell>
          <table:table-cell table:formula="of:=SQRT(1 - [.A678])" office:value-type="float" office:value="0.906721321403385">
            <text:p>0.9067213214</text:p>
          </table:table-cell>
          <table:table-cell table:formula="of:=SQRT(1 - (1 - [.A678]))" office:value-type="float" office:value="0.421730299258306">
            <text:p>0.4217302993</text:p>
          </table:table-cell>
          <table:table-cell table:formula="of:=COS(2 * PI() * [.B678])" office:value-type="float" office:value="0.628296603527438">
            <text:p>0.6282966035</text:p>
          </table:table-cell>
          <table:table-cell table:formula="of:=SIN(2 * PI() * [.B678])" office:value-type="float" office:value="0.777973892875516">
            <text:p>0.7779738929</text:p>
          </table:table-cell>
          <table:table-cell table:formula="of:=[.D678]*[.E678]" office:value-type="float" office:value="0.264971714628604">
            <text:p>0.2649717146</text:p>
          </table:table-cell>
          <table:table-cell table:formula="of:=[.D678]*[.F678]" office:value-type="float" office:value="0.32809516265754">
            <text:p>0.3280951627</text:p>
          </table:table-cell>
          <table:table-cell table:formula="of:=[.C678]" office:value-type="float" office:value="0.906721321403385">
            <text:p>0.9067213214</text:p>
          </table:table-cell>
        </table:table-row>
        <table:table-row table:style-name="ro1">
          <table:table-cell table:formula="of:=RAND()" office:value-type="float" office:value="0.975006103515625">
            <text:p>0.9750061035</text:p>
          </table:table-cell>
          <table:table-cell table:formula="of:=RAND()" office:value-type="float" office:value="0.093170166015625">
            <text:p>0.093170166</text:p>
          </table:table-cell>
          <table:table-cell table:formula="of:=SQRT(1 - [.A679])" office:value-type="float" office:value="0.158094580819125">
            <text:p>0.1580945808</text:p>
          </table:table-cell>
          <table:table-cell table:formula="of:=SQRT(1 - (1 - [.A679]))" office:value-type="float" office:value="0.987423973537014">
            <text:p>0.9874239735</text:p>
          </table:table-cell>
          <table:table-cell table:formula="of:=COS(2 * PI() * [.B679])" office:value-type="float" office:value="0.833488145710241">
            <text:p>0.8334881457</text:p>
          </table:table-cell>
          <table:table-cell table:formula="of:=SIN(2 * PI() * [.B679])" office:value-type="float" office:value="0.552537338974032">
            <text:p>0.552537339</text:p>
          </table:table-cell>
          <table:table-cell table:formula="of:=[.D679]*[.E679]" office:value-type="float" office:value="0.823006176733203">
            <text:p>0.8230061767</text:p>
          </table:table-cell>
          <table:table-cell table:formula="of:=[.D679]*[.F679]" office:value-type="float" office:value="0.545588614777307">
            <text:p>0.5455886148</text:p>
          </table:table-cell>
          <table:table-cell table:formula="of:=[.C679]" office:value-type="float" office:value="0.158094580819125">
            <text:p>0.1580945808</text:p>
          </table:table-cell>
        </table:table-row>
        <table:table-row table:style-name="ro1">
          <table:table-cell table:formula="of:=RAND()" office:value-type="float" office:value="0.62078857421875">
            <text:p>0.6207885742</text:p>
          </table:table-cell>
          <table:table-cell table:formula="of:=RAND()" office:value-type="float" office:value="0.469940185546875">
            <text:p>0.4699401855</text:p>
          </table:table-cell>
          <table:table-cell table:formula="of:=SQRT(1 - [.A680])" office:value-type="float" office:value="0.61580144996683">
            <text:p>0.61580145</text:p>
          </table:table-cell>
          <table:table-cell table:formula="of:=SQRT(1 - (1 - [.A680]))" office:value-type="float" office:value="0.787901373408341">
            <text:p>0.7879013734</text:p>
          </table:table-cell>
          <table:table-cell table:formula="of:=COS(2 * PI() * [.B680])" office:value-type="float" office:value="-0.982216758721475">
            <text:p>-0.9822167587</text:p>
          </table:table-cell>
          <table:table-cell table:formula="of:=SIN(2 * PI() * [.B680])" office:value-type="float" office:value="0.187750469737577">
            <text:p>0.1877504697</text:p>
          </table:table-cell>
          <table:table-cell table:formula="of:=[.D680]*[.E680]" office:value-type="float" office:value="-0.773889933181339">
            <text:p>-0.7738899332</text:p>
          </table:table-cell>
          <table:table-cell table:formula="of:=[.D680]*[.F680]" office:value-type="float" office:value="0.147928852964298">
            <text:p>0.147928853</text:p>
          </table:table-cell>
          <table:table-cell table:formula="of:=[.C680]" office:value-type="float" office:value="0.61580144996683">
            <text:p>0.61580145</text:p>
          </table:table-cell>
        </table:table-row>
        <table:table-row table:style-name="ro1">
          <table:table-cell table:formula="of:=RAND()" office:value-type="float" office:value="0.084869384765625">
            <text:p>0.0848693848</text:p>
          </table:table-cell>
          <table:table-cell table:formula="of:=RAND()" office:value-type="float" office:value="0.223358154296875">
            <text:p>0.2233581543</text:p>
          </table:table-cell>
          <table:table-cell table:formula="of:=SQRT(1 - [.A681])" office:value-type="float" office:value="0.956624594725839">
            <text:p>0.9566245947</text:p>
          </table:table-cell>
          <table:table-cell table:formula="of:=SQRT(1 - (1 - [.A681]))" office:value-type="float" office:value="0.291323505343501">
            <text:p>0.2913235053</text:p>
          </table:table-cell>
          <table:table-cell table:formula="of:=COS(2 * PI() * [.B681])" office:value-type="float" office:value="0.166614973959252">
            <text:p>0.166614974</text:p>
          </table:table-cell>
          <table:table-cell table:formula="of:=SIN(2 * PI() * [.B681])" office:value-type="float" office:value="0.986022033451869">
            <text:p>0.9860220335</text:p>
          </table:table-cell>
          <table:table-cell table:formula="of:=[.D681]*[.E681]" office:value-type="float" office:value="0.0485388582565255">
            <text:p>0.0485388583</text:p>
          </table:table-cell>
          <table:table-cell table:formula="of:=[.D681]*[.F681]" office:value-type="float" office:value="0.287251395131125">
            <text:p>0.2872513951</text:p>
          </table:table-cell>
          <table:table-cell table:formula="of:=[.C681]" office:value-type="float" office:value="0.956624594725839">
            <text:p>0.9566245947</text:p>
          </table:table-cell>
        </table:table-row>
        <table:table-row table:style-name="ro1">
          <table:table-cell table:formula="of:=RAND()" office:value-type="float" office:value="0.448822021484375">
            <text:p>0.4488220215</text:p>
          </table:table-cell>
          <table:table-cell table:formula="of:=RAND()" office:value-type="float" office:value="0.08502197265625">
            <text:p>0.0850219727</text:p>
          </table:table-cell>
          <table:table-cell table:formula="of:=SQRT(1 - [.A682])" office:value-type="float" office:value="0.742413616871098">
            <text:p>0.7424136169</text:p>
          </table:table-cell>
          <table:table-cell table:formula="of:=SQRT(1 - (1 - [.A682]))" office:value-type="float" office:value="0.669941804550496">
            <text:p>0.6699418046</text:p>
          </table:table-cell>
          <table:table-cell table:formula="of:=COS(2 * PI() * [.B682])" office:value-type="float" office:value="0.860671741423578">
            <text:p>0.8606717414</text:p>
          </table:table-cell>
          <table:table-cell table:formula="of:=SIN(2 * PI() * [.B682])" office:value-type="float" office:value="0.509160243454755">
            <text:p>0.5091602435</text:p>
          </table:table-cell>
          <table:table-cell table:formula="of:=[.D682]*[.E682]" office:value-type="float" office:value="0.57659997957493">
            <text:p>0.5765999796</text:p>
          </table:table-cell>
          <table:table-cell table:formula="of:=[.D682]*[.F682]" office:value-type="float" office:value="0.341107732305448">
            <text:p>0.3411077323</text:p>
          </table:table-cell>
          <table:table-cell table:formula="of:=[.C682]" office:value-type="float" office:value="0.742413616871098">
            <text:p>0.7424136169</text:p>
          </table:table-cell>
        </table:table-row>
        <table:table-row table:style-name="ro1">
          <table:table-cell table:formula="of:=RAND()" office:value-type="float" office:value="0.707122802734375">
            <text:p>0.7071228027</text:p>
          </table:table-cell>
          <table:table-cell table:formula="of:=RAND()" office:value-type="float" office:value="0.3153076171875">
            <text:p>0.3153076172</text:p>
          </table:table-cell>
          <table:table-cell table:formula="of:=SQRT(1 - [.A683])" office:value-type="float" office:value="0.541181297963654">
            <text:p>0.541181298</text:p>
          </table:table-cell>
          <table:table-cell table:formula="of:=SQRT(1 - (1 - [.A683]))" office:value-type="float" office:value="0.840905941669088">
            <text:p>0.8409059417</text:p>
          </table:table-cell>
          <table:table-cell table:formula="of:=COS(2 * PI() * [.B683])" office:value-type="float" office:value="-0.398920998336983">
            <text:p>-0.3989209983</text:p>
          </table:table-cell>
          <table:table-cell table:formula="of:=SIN(2 * PI() * [.B683])" office:value-type="float" office:value="0.916985298184123">
            <text:p>0.9169852982</text:p>
          </table:table-cell>
          <table:table-cell table:formula="of:=[.D683]*[.E683]" office:value-type="float" office:value="-0.335455037758133">
            <text:p>-0.3354550378</text:p>
          </table:table-cell>
          <table:table-cell table:formula="of:=[.D683]*[.F683]" office:value-type="float" office:value="0.771098385666229">
            <text:p>0.7710983857</text:p>
          </table:table-cell>
          <table:table-cell table:formula="of:=[.C683]" office:value-type="float" office:value="0.541181297963654">
            <text:p>0.541181298</text:p>
          </table:table-cell>
        </table:table-row>
        <table:table-row table:style-name="ro1">
          <table:table-cell table:formula="of:=RAND()" office:value-type="float" office:value="0.525787353515625">
            <text:p>0.5257873535</text:p>
          </table:table-cell>
          <table:table-cell table:formula="of:=RAND()" office:value-type="float" office:value="0.135101318359375">
            <text:p>0.1351013184</text:p>
          </table:table-cell>
          <table:table-cell table:formula="of:=SQRT(1 - [.A684])" office:value-type="float" office:value="0.688630994426169">
            <text:p>0.6886309944</text:p>
          </table:table-cell>
          <table:table-cell table:formula="of:=SQRT(1 - (1 - [.A684]))" office:value-type="float" office:value="0.725111959297063">
            <text:p>0.7251119593</text:p>
          </table:table-cell>
          <table:table-cell table:formula="of:=COS(2 * PI() * [.B684])" office:value-type="float" office:value="0.660834209126198">
            <text:p>0.6608342091</text:p>
          </table:table-cell>
          <table:table-cell table:formula="of:=SIN(2 * PI() * [.B684])" office:value-type="float" office:value="0.750531910080146">
            <text:p>0.7505319101</text:p>
          </table:table-cell>
          <table:table-cell table:formula="of:=[.D684]*[.E684]" office:value-type="float" office:value="0.479178788150022">
            <text:p>0.4791787882</text:p>
          </table:table-cell>
          <table:table-cell table:formula="of:=[.D684]*[.F684]" office:value-type="float" office:value="0.544219663833182">
            <text:p>0.5442196638</text:p>
          </table:table-cell>
          <table:table-cell table:formula="of:=[.C684]" office:value-type="float" office:value="0.688630994426169">
            <text:p>0.6886309944</text:p>
          </table:table-cell>
        </table:table-row>
        <table:table-row table:style-name="ro1">
          <table:table-cell table:formula="of:=RAND()" office:value-type="float" office:value="0.856903076171875">
            <text:p>0.8569030762</text:p>
          </table:table-cell>
          <table:table-cell table:formula="of:=RAND()" office:value-type="float" office:value="0.77423095703125">
            <text:p>0.774230957</text:p>
          </table:table-cell>
          <table:table-cell table:formula="of:=SQRT(1 - [.A685])" office:value-type="float" office:value="0.378281540427398">
            <text:p>0.3782815404</text:p>
          </table:table-cell>
          <table:table-cell table:formula="of:=SQRT(1 - (1 - [.A685]))" office:value-type="float" office:value="0.925690594190021">
            <text:p>0.9256905942</text:p>
          </table:table-cell>
          <table:table-cell table:formula="of:=COS(2 * PI() * [.B685])" office:value-type="float" office:value="0.151660108295005">
            <text:p>0.1516601083</text:p>
          </table:table-cell>
          <table:table-cell table:formula="of:=SIN(2 * PI() * [.B685])" office:value-type="float" office:value="-0.988432704614708">
            <text:p>-0.9884327046</text:p>
          </table:table-cell>
          <table:table-cell table:formula="of:=[.D685]*[.E685]" office:value-type="float" office:value="0.140390335762527">
            <text:p>0.1403903358</text:p>
          </table:table-cell>
          <table:table-cell table:formula="of:=[.D685]*[.F685]" office:value-type="float" office:value="-0.914982857651639">
            <text:p>-0.9149828577</text:p>
          </table:table-cell>
          <table:table-cell table:formula="of:=[.C685]" office:value-type="float" office:value="0.378281540427398">
            <text:p>0.3782815404</text:p>
          </table:table-cell>
        </table:table-row>
        <table:table-row table:style-name="ro1">
          <table:table-cell table:formula="of:=RAND()" office:value-type="float" office:value="0.298583984375">
            <text:p>0.2985839844</text:p>
          </table:table-cell>
          <table:table-cell table:formula="of:=RAND()" office:value-type="float" office:value="0.1702880859375">
            <text:p>0.1702880859</text:p>
          </table:table-cell>
          <table:table-cell table:formula="of:=SQRT(1 - [.A686])" office:value-type="float" office:value="0.837505830203587">
            <text:p>0.8375058302</text:p>
          </table:table-cell>
          <table:table-cell table:formula="of:=SQRT(1 - (1 - [.A686]))" office:value-type="float" office:value="0.546428389063928">
            <text:p>0.5464283891</text:p>
          </table:table-cell>
          <table:table-cell table:formula="of:=COS(2 * PI() * [.B686])" office:value-type="float" office:value="0.480166685365088">
            <text:p>0.4801666854</text:p>
          </table:table-cell>
          <table:table-cell table:formula="of:=SIN(2 * PI() * [.B686])" office:value-type="float" office:value="0.877177265018596">
            <text:p>0.877177265</text:p>
          </table:table-cell>
          <table:table-cell table:formula="of:=[.D686]*[.E686]" office:value-type="float" office:value="0.262376708366211">
            <text:p>0.2623767084</text:p>
          </table:table-cell>
          <table:table-cell table:formula="of:=[.D686]*[.F686]" office:value-type="float" office:value="0.479314559847614">
            <text:p>0.4793145598</text:p>
          </table:table-cell>
          <table:table-cell table:formula="of:=[.C686]" office:value-type="float" office:value="0.837505830203587">
            <text:p>0.8375058302</text:p>
          </table:table-cell>
        </table:table-row>
        <table:table-row table:style-name="ro1">
          <table:table-cell table:formula="of:=RAND()" office:value-type="float" office:value="0.779388427734375">
            <text:p>0.7793884277</text:p>
          </table:table-cell>
          <table:table-cell table:formula="of:=RAND()" office:value-type="float" office:value="0.714996337890625">
            <text:p>0.7149963379</text:p>
          </table:table-cell>
          <table:table-cell table:formula="of:=SQRT(1 - [.A687])" office:value-type="float" office:value="0.469693061760151">
            <text:p>0.4696930618</text:p>
          </table:table-cell>
          <table:table-cell table:formula="of:=SQRT(1 - (1 - [.A687]))" office:value-type="float" office:value="0.882829784122837">
            <text:p>0.8828297841</text:p>
          </table:table-cell>
          <table:table-cell table:formula="of:=COS(2 * PI() * [.B687])" office:value-type="float" office:value="-0.218165696902244">
            <text:p>-0.2181656969</text:p>
          </table:table-cell>
          <table:table-cell table:formula="of:=SIN(2 * PI() * [.B687])" office:value-type="float" office:value="-0.97591174226728">
            <text:p>-0.9759117423</text:p>
          </table:table-cell>
          <table:table-cell table:formula="of:=[.D687]*[.E687]" office:value-type="float" office:value="-0.192603175099216">
            <text:p>-0.1926031751</text:p>
          </table:table-cell>
          <table:table-cell table:formula="of:=[.D687]*[.F687]" office:value-type="float" office:value="-0.861563952748765">
            <text:p>-0.8615639527</text:p>
          </table:table-cell>
          <table:table-cell table:formula="of:=[.C687]" office:value-type="float" office:value="0.469693061760151">
            <text:p>0.4696930618</text:p>
          </table:table-cell>
        </table:table-row>
        <table:table-row table:style-name="ro1">
          <table:table-cell table:formula="of:=RAND()" office:value-type="float" office:value="0.086822509765625">
            <text:p>0.0868225098</text:p>
          </table:table-cell>
          <table:table-cell table:formula="of:=RAND()" office:value-type="float" office:value="0.362091064453125">
            <text:p>0.3620910645</text:p>
          </table:table-cell>
          <table:table-cell table:formula="of:=SQRT(1 - [.A688])" office:value-type="float" office:value="0.955603207526207">
            <text:p>0.9556032075</text:p>
          </table:table-cell>
          <table:table-cell table:formula="of:=SQRT(1 - (1 - [.A688]))" office:value-type="float" office:value="0.29465659633822">
            <text:p>0.2946565963</text:p>
          </table:table-cell>
          <table:table-cell table:formula="of:=COS(2 * PI() * [.B688])" office:value-type="float" office:value="-0.647492106044828">
            <text:p>-0.647492106</text:p>
          </table:table-cell>
          <table:table-cell table:formula="of:=SIN(2 * PI() * [.B688])" office:value-type="float" office:value="0.762072157088575">
            <text:p>0.7620721571</text:p>
          </table:table-cell>
          <table:table-cell table:formula="of:=[.D688]*[.E688]" office:value-type="float" office:value="-0.190787820123035">
            <text:p>-0.1907878201</text:p>
          </table:table-cell>
          <table:table-cell table:formula="of:=[.D688]*[.F688]" office:value-type="float" office:value="0.224549587971845">
            <text:p>0.224549588</text:p>
          </table:table-cell>
          <table:table-cell table:formula="of:=[.C688]" office:value-type="float" office:value="0.955603207526207">
            <text:p>0.9556032075</text:p>
          </table:table-cell>
        </table:table-row>
        <table:table-row table:style-name="ro1">
          <table:table-cell table:formula="of:=RAND()" office:value-type="float" office:value="0.9124755859375">
            <text:p>0.9124755859</text:p>
          </table:table-cell>
          <table:table-cell table:formula="of:=RAND()" office:value-type="float" office:value="0.63726806640625">
            <text:p>0.6372680664</text:p>
          </table:table-cell>
          <table:table-cell table:formula="of:=SQRT(1 - [.A689])" office:value-type="float" office:value="0.295845253574398">
            <text:p>0.2958452536</text:p>
          </table:table-cell>
          <table:table-cell table:formula="of:=SQRT(1 - (1 - [.A689]))" office:value-type="float" office:value="0.955235879737303">
            <text:p>0.9552358797</text:p>
          </table:table-cell>
          <table:table-cell table:formula="of:=COS(2 * PI() * [.B689])" office:value-type="float" office:value="-0.650555484066504">
            <text:p>-0.6505554841</text:p>
          </table:table-cell>
          <table:table-cell table:formula="of:=SIN(2 * PI() * [.B689])" office:value-type="float" office:value="-0.759458729722028">
            <text:p>-0.7594587297</text:p>
          </table:table-cell>
          <table:table-cell table:formula="of:=[.D689]*[.E689]" office:value-type="float" office:value="-0.621433940140194">
            <text:p>-0.6214339401</text:p>
          </table:table-cell>
          <table:table-cell table:formula="of:=[.D689]*[.F689]" office:value-type="float" office:value="-0.725462227810197">
            <text:p>-0.7254622278</text:p>
          </table:table-cell>
          <table:table-cell table:formula="of:=[.C689]" office:value-type="float" office:value="0.295845253574398">
            <text:p>0.2958452536</text:p>
          </table:table-cell>
        </table:table-row>
        <table:table-row table:style-name="ro1">
          <table:table-cell table:formula="of:=RAND()" office:value-type="float" office:value="0.6990966796875">
            <text:p>0.6990966797</text:p>
          </table:table-cell>
          <table:table-cell table:formula="of:=RAND()" office:value-type="float" office:value="0.48211669921875">
            <text:p>0.4821166992</text:p>
          </table:table-cell>
          <table:table-cell table:formula="of:=SQRT(1 - [.A690])" office:value-type="float" office:value="0.548546552548186">
            <text:p>0.5485465525</text:p>
          </table:table-cell>
          <table:table-cell table:formula="of:=SQRT(1 - (1 - [.A690]))" office:value-type="float" office:value="0.836120015121932">
            <text:p>0.8361200151</text:p>
          </table:table-cell>
          <table:table-cell table:formula="of:=COS(2 * PI() * [.B690])" office:value-type="float" office:value="-0.993693794541032">
            <text:p>-0.9936937945</text:p>
          </table:table-cell>
          <table:table-cell table:formula="of:=SIN(2 * PI() * [.B690])" office:value-type="float" office:value="0.11212779624449">
            <text:p>0.1121277962</text:p>
          </table:table-cell>
          <table:table-cell table:formula="of:=[.D690]*[.E690]" office:value-type="float" office:value="-0.830847270518217">
            <text:p>-0.8308472705</text:p>
          </table:table-cell>
          <table:table-cell table:formula="of:=[.D690]*[.F690]" office:value-type="float" office:value="0.0937522946915317">
            <text:p>0.0937522947</text:p>
          </table:table-cell>
          <table:table-cell table:formula="of:=[.C690]" office:value-type="float" office:value="0.548546552548186">
            <text:p>0.5485465525</text:p>
          </table:table-cell>
        </table:table-row>
        <table:table-row table:style-name="ro1">
          <table:table-cell table:formula="of:=RAND()" office:value-type="float" office:value="0.5264892578125">
            <text:p>0.5264892578</text:p>
          </table:table-cell>
          <table:table-cell table:formula="of:=RAND()" office:value-type="float" office:value="0.4769287109375">
            <text:p>0.4769287109</text:p>
          </table:table-cell>
          <table:table-cell table:formula="of:=SQRT(1 - [.A691])" office:value-type="float" office:value="0.688121168245462">
            <text:p>0.6881211682</text:p>
          </table:table-cell>
          <table:table-cell table:formula="of:=SQRT(1 - (1 - [.A691]))" office:value-type="float" office:value="0.725595795062582">
            <text:p>0.7255957951</text:p>
          </table:table-cell>
          <table:table-cell table:formula="of:=COS(2 * PI() * [.B691])" office:value-type="float" office:value="-0.989511513679355">
            <text:p>-0.9895115137</text:p>
          </table:table-cell>
          <table:table-cell table:formula="of:=SIN(2 * PI() * [.B691])" office:value-type="float" office:value="0.144454021390861">
            <text:p>0.1444540214</text:p>
          </table:table-cell>
          <table:table-cell table:formula="of:=[.D691]*[.E691]" office:value-type="float" office:value="-0.71798539349175">
            <text:p>-0.7179853935</text:p>
          </table:table-cell>
          <table:table-cell table:formula="of:=[.D691]*[.F691]" office:value-type="float" office:value="0.104815230501089">
            <text:p>0.1048152305</text:p>
          </table:table-cell>
          <table:table-cell table:formula="of:=[.C691]" office:value-type="float" office:value="0.688121168245462">
            <text:p>0.6881211682</text:p>
          </table:table-cell>
        </table:table-row>
        <table:table-row table:style-name="ro1">
          <table:table-cell table:formula="of:=RAND()" office:value-type="float" office:value="0.0484619140625">
            <text:p>0.0484619141</text:p>
          </table:table-cell>
          <table:table-cell table:formula="of:=RAND()" office:value-type="float" office:value="0.782928466796875">
            <text:p>0.7829284668</text:p>
          </table:table-cell>
          <table:table-cell table:formula="of:=SQRT(1 - [.A692])" office:value-type="float" office:value="0.975468136813038">
            <text:p>0.9754681368</text:p>
          </table:table-cell>
          <table:table-cell table:formula="of:=SQRT(1 - (1 - [.A692]))" office:value-type="float" office:value="0.220140668806334">
            <text:p>0.2201406688</text:p>
          </table:table-cell>
          <table:table-cell table:formula="of:=COS(2 * PI() * [.B692])" office:value-type="float" office:value="0.205422758569589">
            <text:p>0.2054227586</text:p>
          </table:table-cell>
          <table:table-cell table:formula="of:=SIN(2 * PI() * [.B692])" office:value-type="float" office:value="-0.978673331741322">
            <text:p>-0.9786733317</text:p>
          </table:table-cell>
          <table:table-cell table:formula="of:=[.D692]*[.E692]" office:value-type="float" office:value="0.0452219034595515">
            <text:p>0.0452219035</text:p>
          </table:table-cell>
          <table:table-cell table:formula="of:=[.D692]*[.F692]" office:value-type="float" office:value="-0.215445801792458">
            <text:p>-0.2154458018</text:p>
          </table:table-cell>
          <table:table-cell table:formula="of:=[.C692]" office:value-type="float" office:value="0.975468136813038">
            <text:p>0.9754681368</text:p>
          </table:table-cell>
        </table:table-row>
        <table:table-row table:style-name="ro1">
          <table:table-cell table:formula="of:=RAND()" office:value-type="float" office:value="0.272216796875">
            <text:p>0.2722167969</text:p>
          </table:table-cell>
          <table:table-cell table:formula="of:=RAND()" office:value-type="float" office:value="0.85845947265625">
            <text:p>0.8584594727</text:p>
          </table:table-cell>
          <table:table-cell table:formula="of:=SQRT(1 - [.A693])" office:value-type="float" office:value="0.853102105919919">
            <text:p>0.8531021059</text:p>
          </table:table-cell>
          <table:table-cell table:formula="of:=SQRT(1 - (1 - [.A693]))" office:value-type="float" office:value="0.52174399553325">
            <text:p>0.5217439955</text:p>
          </table:table-cell>
          <table:table-cell table:formula="of:=COS(2 * PI() * [.B693])" office:value-type="float" office:value="0.629936125602796">
            <text:p>0.6299361256</text:p>
          </table:table-cell>
          <table:table-cell table:formula="of:=SIN(2 * PI() * [.B693])" office:value-type="float" office:value="-0.776646945310762">
            <text:p>-0.7766469453</text:p>
          </table:table-cell>
          <table:table-cell table:formula="of:=[.D693]*[.E693]" office:value-type="float" office:value="0.328665391102738">
            <text:p>0.3286653911</text:p>
          </table:table-cell>
          <table:table-cell table:formula="of:=[.D693]*[.F693]" office:value-type="float" office:value="-0.405210880365131">
            <text:p>-0.4052108804</text:p>
          </table:table-cell>
          <table:table-cell table:formula="of:=[.C693]" office:value-type="float" office:value="0.853102105919919">
            <text:p>0.8531021059</text:p>
          </table:table-cell>
        </table:table-row>
        <table:table-row table:style-name="ro1">
          <table:table-cell table:formula="of:=RAND()" office:value-type="float" office:value="0.3253173828125">
            <text:p>0.3253173828</text:p>
          </table:table-cell>
          <table:table-cell table:formula="of:=RAND()" office:value-type="float" office:value="0.5570068359375">
            <text:p>0.5570068359</text:p>
          </table:table-cell>
          <table:table-cell table:formula="of:=SQRT(1 - [.A694])" office:value-type="float" office:value="0.821390660518794">
            <text:p>0.8213906605</text:p>
          </table:table-cell>
          <table:table-cell table:formula="of:=SQRT(1 - (1 - [.A694]))" office:value-type="float" office:value="0.570366007763874">
            <text:p>0.5703660078</text:p>
          </table:table-cell>
          <table:table-cell table:formula="of:=COS(2 * PI() * [.B694])" office:value-type="float" office:value="-0.936534829922756">
            <text:p>-0.9365348299</text:p>
          </table:table-cell>
          <table:table-cell table:formula="of:=SIN(2 * PI() * [.B694])" office:value-type="float" office:value="-0.350574546054837">
            <text:p>-0.3505745461</text:p>
          </table:table-cell>
          <table:table-cell table:formula="of:=[.D694]*[.E694]" office:value-type="float" office:value="-0.534167632074861">
            <text:p>-0.5341676321</text:p>
          </table:table-cell>
          <table:table-cell table:formula="of:=[.D694]*[.F694]" office:value-type="float" office:value="-0.19995580425693">
            <text:p>-0.1999558043</text:p>
          </table:table-cell>
          <table:table-cell table:formula="of:=[.C694]" office:value-type="float" office:value="0.821390660518794">
            <text:p>0.8213906605</text:p>
          </table:table-cell>
        </table:table-row>
        <table:table-row table:style-name="ro1">
          <table:table-cell table:formula="of:=RAND()" office:value-type="float" office:value="0.2130126953125">
            <text:p>0.2130126953</text:p>
          </table:table-cell>
          <table:table-cell table:formula="of:=RAND()" office:value-type="float" office:value="0.468658447265625">
            <text:p>0.4686584473</text:p>
          </table:table-cell>
          <table:table-cell table:formula="of:=SQRT(1 - [.A695])" office:value-type="float" office:value="0.887123049349694">
            <text:p>0.8871230493</text:p>
          </table:table-cell>
          <table:table-cell table:formula="of:=SQRT(1 - (1 - [.A695]))" office:value-type="float" office:value="0.461532983991935">
            <text:p>0.461532984</text:p>
          </table:table-cell>
          <table:table-cell table:formula="of:=COS(2 * PI() * [.B695])" office:value-type="float" office:value="-0.9806728938342">
            <text:p>-0.9806728938</text:p>
          </table:table-cell>
          <table:table-cell table:formula="of:=SIN(2 * PI() * [.B695])" office:value-type="float" office:value="0.195654479373346">
            <text:p>0.1956544794</text:p>
          </table:table-cell>
          <table:table-cell table:formula="of:=[.D695]*[.E695]" office:value-type="float" office:value="-0.452612887011305">
            <text:p>-0.452612887</text:p>
          </table:table-cell>
          <table:table-cell table:formula="of:=[.D695]*[.F695]" office:value-type="float" office:value="0.0903009956965688">
            <text:p>0.0903009957</text:p>
          </table:table-cell>
          <table:table-cell table:formula="of:=[.C695]" office:value-type="float" office:value="0.887123049349694">
            <text:p>0.8871230493</text:p>
          </table:table-cell>
        </table:table-row>
        <table:table-row table:style-name="ro1">
          <table:table-cell table:formula="of:=RAND()" office:value-type="float" office:value="0.248291015625">
            <text:p>0.2482910156</text:p>
          </table:table-cell>
          <table:table-cell table:formula="of:=RAND()" office:value-type="float" office:value="0.86376953125">
            <text:p>0.8637695313</text:p>
          </table:table-cell>
          <table:table-cell table:formula="of:=SQRT(1 - [.A696])" office:value-type="float" office:value="0.867011524937818">
            <text:p>0.8670115249</text:p>
          </table:table-cell>
          <table:table-cell table:formula="of:=SQRT(1 - (1 - [.A696]))" office:value-type="float" office:value="0.498288084971937">
            <text:p>0.498288085</text:p>
          </table:table-cell>
          <table:table-cell table:formula="of:=COS(2 * PI() * [.B696])" office:value-type="float" office:value="0.655492852999615">
            <text:p>0.655492853</text:p>
          </table:table-cell>
          <table:table-cell table:formula="of:=SIN(2 * PI() * [.B696])" office:value-type="float" office:value="-0.755201376896537">
            <text:p>-0.7552013769</text:p>
          </table:table-cell>
          <table:table-cell table:formula="of:=[.D696]*[.E696]" office:value-type="float" office:value="0.326624278433969">
            <text:p>0.3266242784</text:p>
          </table:table-cell>
          <table:table-cell table:formula="of:=[.D696]*[.F696]" office:value-type="float" office:value="-0.376307847861945">
            <text:p>-0.3763078479</text:p>
          </table:table-cell>
          <table:table-cell table:formula="of:=[.C696]" office:value-type="float" office:value="0.867011524937818">
            <text:p>0.8670115249</text:p>
          </table:table-cell>
        </table:table-row>
        <table:table-row table:style-name="ro1">
          <table:table-cell table:formula="of:=RAND()" office:value-type="float" office:value="0.029327392578125">
            <text:p>0.0293273926</text:p>
          </table:table-cell>
          <table:table-cell table:formula="of:=RAND()" office:value-type="float" office:value="0.332672119140625">
            <text:p>0.3326721191</text:p>
          </table:table-cell>
          <table:table-cell table:formula="of:=SQRT(1 - [.A697])" office:value-type="float" office:value="0.985227185689613">
            <text:p>0.9852271857</text:p>
          </table:table-cell>
          <table:table-cell table:formula="of:=SQRT(1 - (1 - [.A697]))" office:value-type="float" office:value="0.171252423568617">
            <text:p>0.1712524236</text:p>
          </table:table-cell>
          <table:table-cell table:formula="of:=COS(2 * PI() * [.B697])" office:value-type="float" office:value="-0.496397765676667">
            <text:p>-0.4963977657</text:p>
          </table:table-cell>
          <table:table-cell table:formula="of:=SIN(2 * PI() * [.B697])" office:value-type="float" office:value="0.868095189614142">
            <text:p>0.8680951896</text:p>
          </table:table-cell>
          <table:table-cell table:formula="of:=[.D697]*[.E697]" office:value-type="float" office:value="-0.0850093204261757">
            <text:p>-0.0850093204</text:p>
          </table:table-cell>
          <table:table-cell table:formula="of:=[.D697]*[.F697]" office:value-type="float" office:value="0.14866340510968">
            <text:p>0.1486634051</text:p>
          </table:table-cell>
          <table:table-cell table:formula="of:=[.C697]" office:value-type="float" office:value="0.985227185689613">
            <text:p>0.9852271857</text:p>
          </table:table-cell>
        </table:table-row>
        <table:table-row table:style-name="ro1">
          <table:table-cell table:formula="of:=RAND()" office:value-type="float" office:value="0.579864501953125">
            <text:p>0.579864502</text:p>
          </table:table-cell>
          <table:table-cell table:formula="of:=RAND()" office:value-type="float" office:value="0.329925537109375">
            <text:p>0.3299255371</text:p>
          </table:table-cell>
          <table:table-cell table:formula="of:=SQRT(1 - [.A698])" office:value-type="float" office:value="0.648178600423429">
            <text:p>0.6481786004</text:p>
          </table:table-cell>
          <table:table-cell table:formula="of:=SQRT(1 - (1 - [.A698]))" office:value-type="float" office:value="0.76148834656423">
            <text:p>0.7614883466</text:p>
          </table:table-cell>
          <table:table-cell table:formula="of:=COS(2 * PI() * [.B698])" office:value-type="float" office:value="-0.48134362891799">
            <text:p>-0.4813436289</text:p>
          </table:table-cell>
          <table:table-cell table:formula="of:=SIN(2 * PI() * [.B698])" office:value-type="float" office:value="0.876531979393827">
            <text:p>0.8765319794</text:p>
          </table:table-cell>
          <table:table-cell table:formula="of:=[.D698]*[.E698]" office:value-type="float" office:value="-0.366537564113986">
            <text:p>-0.3665375641</text:p>
          </table:table-cell>
          <table:table-cell table:formula="of:=[.D698]*[.F698]" office:value-type="float" office:value="0.667468887699277">
            <text:p>0.6674688877</text:p>
          </table:table-cell>
          <table:table-cell table:formula="of:=[.C698]" office:value-type="float" office:value="0.648178600423429">
            <text:p>0.6481786004</text:p>
          </table:table-cell>
        </table:table-row>
        <table:table-row table:style-name="ro1">
          <table:table-cell table:formula="of:=RAND()" office:value-type="float" office:value="0.0848388671875">
            <text:p>0.0848388672</text:p>
          </table:table-cell>
          <table:table-cell table:formula="of:=RAND()" office:value-type="float" office:value="0.526336669921875">
            <text:p>0.5263366699</text:p>
          </table:table-cell>
          <table:table-cell table:formula="of:=SQRT(1 - [.A699])" office:value-type="float" office:value="0.956640545248057">
            <text:p>0.9566405452</text:p>
          </table:table-cell>
          <table:table-cell table:formula="of:=SQRT(1 - (1 - [.A699]))" office:value-type="float" office:value="0.291271123161051">
            <text:p>0.2912711232</text:p>
          </table:table-cell>
          <table:table-cell table:formula="of:=COS(2 * PI() * [.B699])" office:value-type="float" office:value="-0.986339700807353">
            <text:p>-0.9863397008</text:p>
          </table:table-cell>
          <table:table-cell table:formula="of:=SIN(2 * PI() * [.B699])" office:value-type="float" office:value="-0.164723995250423">
            <text:p>-0.1647239953</text:p>
          </table:table-cell>
          <table:table-cell table:formula="of:=[.D699]*[.E699]" office:value-type="float" office:value="-0.287292272472492">
            <text:p>-0.2872922725</text:p>
          </table:table-cell>
          <table:table-cell table:formula="of:=[.D699]*[.F699]" office:value-type="float" office:value="-0.0479793431081663">
            <text:p>-0.0479793431</text:p>
          </table:table-cell>
          <table:table-cell table:formula="of:=[.C699]" office:value-type="float" office:value="0.956640545248057">
            <text:p>0.9566405452</text:p>
          </table:table-cell>
        </table:table-row>
        <table:table-row table:style-name="ro1">
          <table:table-cell table:formula="of:=RAND()" office:value-type="float" office:value="0.0877685546875">
            <text:p>0.0877685547</text:p>
          </table:table-cell>
          <table:table-cell table:formula="of:=RAND()" office:value-type="float" office:value="0.6727294921875">
            <text:p>0.6727294922</text:p>
          </table:table-cell>
          <table:table-cell table:formula="of:=SQRT(1 - [.A700])" office:value-type="float" office:value="0.955108080435141">
            <text:p>0.9551080804</text:p>
          </table:table-cell>
          <table:table-cell table:formula="of:=SQRT(1 - (1 - [.A700]))" office:value-type="float" office:value="0.29625758165404">
            <text:p>0.2962575817</text:p>
          </table:table-cell>
          <table:table-cell table:formula="of:=COS(2 * PI() * [.B700])" office:value-type="float" office:value="-0.466654989515531">
            <text:p>-0.4666549895</text:p>
          </table:table-cell>
          <table:table-cell table:formula="of:=SIN(2 * PI() * [.B700])" office:value-type="float" office:value="-0.884439438718254">
            <text:p>-0.8844394387</text:p>
          </table:table-cell>
          <table:table-cell table:formula="of:=[.D700]*[.E700]" office:value-type="float" office:value="-0.138250078660662">
            <text:p>-0.1382500787</text:p>
          </table:table-cell>
          <table:table-cell table:formula="of:=[.D700]*[.F700]" office:value-type="float" office:value="-0.262021889234126">
            <text:p>-0.2620218892</text:p>
          </table:table-cell>
          <table:table-cell table:formula="of:=[.C700]" office:value-type="float" office:value="0.955108080435141">
            <text:p>0.9551080804</text:p>
          </table:table-cell>
        </table:table-row>
        <table:table-row table:style-name="ro1">
          <table:table-cell table:formula="of:=RAND()" office:value-type="float" office:value="0.062042236328125">
            <text:p>0.0620422363</text:p>
          </table:table-cell>
          <table:table-cell table:formula="of:=RAND()" office:value-type="float" office:value="0.625579833984375">
            <text:p>0.625579834</text:p>
          </table:table-cell>
          <table:table-cell table:formula="of:=SQRT(1 - [.A701])" office:value-type="float" office:value="0.968482195846612">
            <text:p>0.9684821958</text:p>
          </table:table-cell>
          <table:table-cell table:formula="of:=SQRT(1 - (1 - [.A701]))" office:value-type="float" office:value="0.249082790108279">
            <text:p>0.2490827901</text:p>
          </table:table-cell>
          <table:table-cell table:formula="of:=COS(2 * PI() * [.B701])" office:value-type="float" office:value="-0.704525959682138">
            <text:p>-0.7045259597</text:p>
          </table:table-cell>
          <table:table-cell table:formula="of:=SIN(2 * PI() * [.B701])" office:value-type="float" office:value="-0.709678217316808">
            <text:p>-0.7096782173</text:p>
          </table:table-cell>
          <table:table-cell table:formula="of:=[.D701]*[.E701]" office:value-type="float" office:value="-0.17548529174134">
            <text:p>-0.1754852917</text:p>
          </table:table-cell>
          <table:table-cell table:formula="of:=[.D701]*[.F701]" office:value-type="float" office:value="-0.17676863044834">
            <text:p>-0.1767686304</text:p>
          </table:table-cell>
          <table:table-cell table:formula="of:=[.C701]" office:value-type="float" office:value="0.968482195846612">
            <text:p>0.9684821958</text:p>
          </table:table-cell>
        </table:table-row>
        <table:table-row table:style-name="ro1">
          <table:table-cell table:formula="of:=RAND()" office:value-type="float" office:value="0.08026123046875">
            <text:p>0.0802612305</text:p>
          </table:table-cell>
          <table:table-cell table:formula="of:=RAND()" office:value-type="float" office:value="0.293609619140625">
            <text:p>0.2936096191</text:p>
          </table:table-cell>
          <table:table-cell table:formula="of:=SQRT(1 - [.A702])" office:value-type="float" office:value="0.95903011919921">
            <text:p>0.9590301192</text:p>
          </table:table-cell>
          <table:table-cell table:formula="of:=SQRT(1 - (1 - [.A702]))" office:value-type="float" office:value="0.283304130694824">
            <text:p>0.2833041307</text:p>
          </table:table-cell>
          <table:table-cell table:formula="of:=COS(2 * PI() * [.B702])" office:value-type="float" office:value="-0.270591421376707">
            <text:p>-0.2705914214</text:p>
          </table:table-cell>
          <table:table-cell table:formula="of:=SIN(2 * PI() * [.B702])" office:value-type="float" office:value="0.962694283081256">
            <text:p>0.9626942831</text:p>
          </table:table-cell>
          <table:table-cell table:formula="of:=[.D702]*[.E702]" office:value-type="float" office:value="-0.0766596674066048">
            <text:p>-0.0766596674</text:p>
          </table:table-cell>
          <table:table-cell table:formula="of:=[.D702]*[.F702]" office:value-type="float" office:value="0.272735266993212">
            <text:p>0.272735267</text:p>
          </table:table-cell>
          <table:table-cell table:formula="of:=[.C702]" office:value-type="float" office:value="0.95903011919921">
            <text:p>0.9590301192</text:p>
          </table:table-cell>
        </table:table-row>
        <table:table-row table:style-name="ro1">
          <table:table-cell table:formula="of:=RAND()" office:value-type="float" office:value="0.031982421875">
            <text:p>0.0319824219</text:p>
          </table:table-cell>
          <table:table-cell table:formula="of:=RAND()" office:value-type="float" office:value="0.101959228515625">
            <text:p>0.1019592285</text:p>
          </table:table-cell>
          <table:table-cell table:formula="of:=SQRT(1 - [.A703])" office:value-type="float" office:value="0.983878843214448">
            <text:p>0.9838788432</text:p>
          </table:table-cell>
          <table:table-cell table:formula="of:=SQRT(1 - (1 - [.A703]))" office:value-type="float" office:value="0.178836299097806">
            <text:p>0.1788362991</text:p>
          </table:table-cell>
          <table:table-cell table:formula="of:=COS(2 * PI() * [.B703])" office:value-type="float" office:value="0.801720126751992">
            <text:p>0.8017201268</text:p>
          </table:table-cell>
          <table:table-cell table:formula="of:=SIN(2 * PI() * [.B703])" office:value-type="float" office:value="0.597699622185567">
            <text:p>0.5976996222</text:p>
          </table:table-cell>
          <table:table-cell table:formula="of:=[.D703]*[.E703]" office:value-type="float" office:value="0.14337666038055">
            <text:p>0.1433766604</text:p>
          </table:table-cell>
          <table:table-cell table:formula="of:=[.D703]*[.F703]" office:value-type="float" office:value="0.106890388403824">
            <text:p>0.1068903884</text:p>
          </table:table-cell>
          <table:table-cell table:formula="of:=[.C703]" office:value-type="float" office:value="0.983878843214448">
            <text:p>0.9838788432</text:p>
          </table:table-cell>
        </table:table-row>
        <table:table-row table:style-name="ro1">
          <table:table-cell table:formula="of:=RAND()" office:value-type="float" office:value="0.168914794921875">
            <text:p>0.1689147949</text:p>
          </table:table-cell>
          <table:table-cell table:formula="of:=RAND()" office:value-type="float" office:value="0.56353759765625">
            <text:p>0.5635375977</text:p>
          </table:table-cell>
          <table:table-cell table:formula="of:=SQRT(1 - [.A704])" office:value-type="float" office:value="0.911638747025446">
            <text:p>0.911638747</text:p>
          </table:table-cell>
          <table:table-cell table:formula="of:=SQRT(1 - (1 - [.A704]))" office:value-type="float" office:value="0.410992451173832">
            <text:p>0.4109924512</text:p>
          </table:table-cell>
          <table:table-cell table:formula="of:=COS(2 * PI() * [.B704])" office:value-type="float" office:value="-0.921365043122643">
            <text:p>-0.9213650431</text:p>
          </table:table-cell>
          <table:table-cell table:formula="of:=SIN(2 * PI() * [.B704])" office:value-type="float" office:value="-0.388698414341519">
            <text:p>-0.3886984143</text:p>
          </table:table-cell>
          <table:table-cell table:formula="of:=[.D704]*[.E704]" office:value-type="float" office:value="-0.378674077498859">
            <text:p>-0.3786740775</text:p>
          </table:table-cell>
          <table:table-cell table:formula="of:=[.D704]*[.F704]" office:value-type="float" office:value="-0.159752114077603">
            <text:p>-0.1597521141</text:p>
          </table:table-cell>
          <table:table-cell table:formula="of:=[.C704]" office:value-type="float" office:value="0.911638747025446">
            <text:p>0.911638747</text:p>
          </table:table-cell>
        </table:table-row>
        <table:table-row table:style-name="ro1">
          <table:table-cell table:formula="of:=RAND()" office:value-type="float" office:value="0.248291015625">
            <text:p>0.2482910156</text:p>
          </table:table-cell>
          <table:table-cell table:formula="of:=RAND()" office:value-type="float" office:value="0.047698974609375">
            <text:p>0.0476989746</text:p>
          </table:table-cell>
          <table:table-cell table:formula="of:=SQRT(1 - [.A705])" office:value-type="float" office:value="0.867011524937818">
            <text:p>0.8670115249</text:p>
          </table:table-cell>
          <table:table-cell table:formula="of:=SQRT(1 - (1 - [.A705]))" office:value-type="float" office:value="0.498288084971937">
            <text:p>0.498288085</text:p>
          </table:table-cell>
          <table:table-cell table:formula="of:=COS(2 * PI() * [.B705])" office:value-type="float" office:value="0.955424660397726">
            <text:p>0.9554246604</text:p>
          </table:table-cell>
          <table:table-cell table:formula="of:=SIN(2 * PI() * [.B705])" office:value-type="float" office:value="0.295235022149963">
            <text:p>0.2952350221</text:p>
          </table:table-cell>
          <table:table-cell table:formula="of:=[.D705]*[.E705]" office:value-type="float" office:value="0.476076724364546">
            <text:p>0.4760767244</text:p>
          </table:table-cell>
          <table:table-cell table:formula="of:=[.D705]*[.F705]" office:value-type="float" office:value="0.147112093803752">
            <text:p>0.1471120938</text:p>
          </table:table-cell>
          <table:table-cell table:formula="of:=[.C705]" office:value-type="float" office:value="0.867011524937818">
            <text:p>0.8670115249</text:p>
          </table:table-cell>
        </table:table-row>
        <table:table-row table:style-name="ro1">
          <table:table-cell table:formula="of:=RAND()" office:value-type="float" office:value="0.64068603515625">
            <text:p>0.6406860352</text:p>
          </table:table-cell>
          <table:table-cell table:formula="of:=RAND()" office:value-type="float" office:value="0.90203857421875">
            <text:p>0.9020385742</text:p>
          </table:table-cell>
          <table:table-cell table:formula="of:=SQRT(1 - [.A706])" office:value-type="float" office:value="0.599428031413071">
            <text:p>0.5994280314</text:p>
          </table:table-cell>
          <table:table-cell table:formula="of:=SQRT(1 - (1 - [.A706]))" office:value-type="float" office:value="0.800428657130821">
            <text:p>0.8004286571</text:p>
          </table:table-cell>
          <table:table-cell table:formula="of:=COS(2 * PI() * [.B706])" office:value-type="float" office:value="0.816479212436865">
            <text:p>0.8164792124</text:p>
          </table:table-cell>
          <table:table-cell table:formula="of:=SIN(2 * PI() * [.B706])" office:value-type="float" office:value="-0.577374831161245">
            <text:p>-0.5773748312</text:p>
          </table:table-cell>
          <table:table-cell table:formula="of:=[.D706]*[.E706]" office:value-type="float" office:value="0.653533359586071">
            <text:p>0.6535333596</text:p>
          </table:table-cell>
          <table:table-cell table:formula="of:=[.D706]*[.F706]" office:value-type="float" office:value="-0.46214736076753">
            <text:p>-0.4621473608</text:p>
          </table:table-cell>
          <table:table-cell table:formula="of:=[.C706]" office:value-type="float" office:value="0.599428031413071">
            <text:p>0.5994280314</text:p>
          </table:table-cell>
        </table:table-row>
        <table:table-row table:style-name="ro1">
          <table:table-cell table:formula="of:=RAND()" office:value-type="float" office:value="0.768707275390625">
            <text:p>0.7687072754</text:p>
          </table:table-cell>
          <table:table-cell table:formula="of:=RAND()" office:value-type="float" office:value="0.177764892578125">
            <text:p>0.1777648926</text:p>
          </table:table-cell>
          <table:table-cell table:formula="of:=SQRT(1 - [.A707])" office:value-type="float" office:value="0.480929022423658">
            <text:p>0.4809290224</text:p>
          </table:table-cell>
          <table:table-cell table:formula="of:=SQRT(1 - (1 - [.A707]))" office:value-type="float" office:value="0.876759531109086">
            <text:p>0.8767595311</text:p>
          </table:table-cell>
          <table:table-cell table:formula="of:=COS(2 * PI() * [.B707])" office:value-type="float" office:value="0.438443911805634">
            <text:p>0.4384439118</text:p>
          </table:table-cell>
          <table:table-cell table:formula="of:=SIN(2 * PI() * [.B707])" office:value-type="float" office:value="0.898758552782989">
            <text:p>0.8987585528</text:p>
          </table:table-cell>
          <table:table-cell table:formula="of:=[.D707]*[.E707]" office:value-type="float" office:value="0.384409878532341">
            <text:p>0.3844098785</text:p>
          </table:table-cell>
          <table:table-cell table:formula="of:=[.D707]*[.F707]" office:value-type="float" office:value="0.787995127318295">
            <text:p>0.7879951273</text:p>
          </table:table-cell>
          <table:table-cell table:formula="of:=[.C707]" office:value-type="float" office:value="0.480929022423658">
            <text:p>0.4809290224</text:p>
          </table:table-cell>
        </table:table-row>
        <table:table-row table:style-name="ro1">
          <table:table-cell table:formula="of:=RAND()" office:value-type="float" office:value="0.37860107421875">
            <text:p>0.3786010742</text:p>
          </table:table-cell>
          <table:table-cell table:formula="of:=RAND()" office:value-type="float" office:value="0.056488037109375">
            <text:p>0.0564880371</text:p>
          </table:table-cell>
          <table:table-cell table:formula="of:=SQRT(1 - [.A708])" office:value-type="float" office:value="0.788288605639616">
            <text:p>0.7882886056</text:p>
          </table:table-cell>
          <table:table-cell table:formula="of:=SQRT(1 - (1 - [.A708]))" office:value-type="float" office:value="0.615305675431935">
            <text:p>0.6153056754</text:p>
          </table:table-cell>
          <table:table-cell table:formula="of:=COS(2 * PI() * [.B708])" office:value-type="float" office:value="0.937672623296509">
            <text:p>0.9376726233</text:p>
          </table:table-cell>
          <table:table-cell table:formula="of:=SIN(2 * PI() * [.B708])" office:value-type="float" office:value="0.347519857735126">
            <text:p>0.3475198577</text:p>
          </table:table-cell>
          <table:table-cell table:formula="of:=[.D708]*[.E708]" office:value-type="float" office:value="0.576955286811493">
            <text:p>0.5769552868</text:p>
          </table:table-cell>
          <table:table-cell table:formula="of:=[.D708]*[.F708]" office:value-type="float" office:value="0.213830940789722">
            <text:p>0.2138309408</text:p>
          </table:table-cell>
          <table:table-cell table:formula="of:=[.C708]" office:value-type="float" office:value="0.788288605639616">
            <text:p>0.7882886056</text:p>
          </table:table-cell>
        </table:table-row>
        <table:table-row table:style-name="ro1">
          <table:table-cell table:formula="of:=RAND()" office:value-type="float" office:value="0.338165283203125">
            <text:p>0.3381652832</text:p>
          </table:table-cell>
          <table:table-cell table:formula="of:=RAND()" office:value-type="float" office:value="0.136138916015625">
            <text:p>0.136138916</text:p>
          </table:table-cell>
          <table:table-cell table:formula="of:=SQRT(1 - [.A709])" office:value-type="float" office:value="0.813532246931168">
            <text:p>0.8135322469</text:p>
          </table:table-cell>
          <table:table-cell table:formula="of:=SQRT(1 - (1 - [.A709]))" office:value-type="float" office:value="0.581519804652537">
            <text:p>0.5815198047</text:p>
          </table:table-cell>
          <table:table-cell table:formula="of:=COS(2 * PI() * [.B709])" office:value-type="float" office:value="0.655927168674145">
            <text:p>0.6559271687</text:p>
          </table:table-cell>
          <table:table-cell table:formula="of:=SIN(2 * PI() * [.B709])" office:value-type="float" office:value="0.754824184426492">
            <text:p>0.7548241844</text:p>
          </table:table-cell>
          <table:table-cell table:formula="of:=[.D709]*[.E709]" office:value-type="float" office:value="0.381434638993681">
            <text:p>0.381434639</text:p>
          </table:table-cell>
          <table:table-cell table:formula="of:=[.D709]*[.F709]" office:value-type="float" office:value="0.438945212274704">
            <text:p>0.4389452123</text:p>
          </table:table-cell>
          <table:table-cell table:formula="of:=[.C709]" office:value-type="float" office:value="0.813532246931168">
            <text:p>0.8135322469</text:p>
          </table:table-cell>
        </table:table-row>
        <table:table-row table:style-name="ro1">
          <table:table-cell table:formula="of:=RAND()" office:value-type="float" office:value="0.278778076171875">
            <text:p>0.2787780762</text:p>
          </table:table-cell>
          <table:table-cell table:formula="of:=RAND()" office:value-type="float" office:value="0.749267578125">
            <text:p>0.7492675781</text:p>
          </table:table-cell>
          <table:table-cell table:formula="of:=SQRT(1 - [.A710])" office:value-type="float" office:value="0.849247857711826">
            <text:p>0.8492478577</text:p>
          </table:table-cell>
          <table:table-cell table:formula="of:=SQRT(1 - (1 - [.A710]))" office:value-type="float" office:value="0.527994390284476">
            <text:p>0.5279943903</text:p>
          </table:table-cell>
          <table:table-cell table:formula="of:=COS(2 * PI() * [.B710])" office:value-type="float" office:value="-0.00460192612044835">
            <text:p>-0.0046019261</text:p>
          </table:table-cell>
          <table:table-cell table:formula="of:=SIN(2 * PI() * [.B710])" office:value-type="float" office:value="-0.999989411081928">
            <text:p>-0.9999894111</text:p>
          </table:table-cell>
          <table:table-cell table:formula="of:=[.D710]*[.E710]" office:value-type="float" office:value="-0.00242979117610033">
            <text:p>-0.0024297912</text:p>
          </table:table-cell>
          <table:table-cell table:formula="of:=[.D710]*[.F710]" office:value-type="float" office:value="-0.527988799395135">
            <text:p>-0.5279887994</text:p>
          </table:table-cell>
          <table:table-cell table:formula="of:=[.C710]" office:value-type="float" office:value="0.849247857711826">
            <text:p>0.8492478577</text:p>
          </table:table-cell>
        </table:table-row>
        <table:table-row table:style-name="ro1">
          <table:table-cell table:formula="of:=RAND()" office:value-type="float" office:value="0.937835693359375">
            <text:p>0.9378356934</text:p>
          </table:table-cell>
          <table:table-cell table:formula="of:=RAND()" office:value-type="float" office:value="0.85504150390625">
            <text:p>0.8550415039</text:p>
          </table:table-cell>
          <table:table-cell table:formula="of:=SQRT(1 - [.A711])" office:value-type="float" office:value="0.249327709331765">
            <text:p>0.2493277093</text:p>
          </table:table-cell>
          <table:table-cell table:formula="of:=SQRT(1 - (1 - [.A711]))" office:value-type="float" office:value="0.968419172341902">
            <text:p>0.9684191723</text:p>
          </table:table-cell>
          <table:table-cell table:formula="of:=COS(2 * PI() * [.B711])" office:value-type="float" office:value="0.613113086853855">
            <text:p>0.6131130869</text:p>
          </table:table-cell>
          <table:table-cell table:formula="of:=SIN(2 * PI() * [.B711])" office:value-type="float" office:value="-0.789995153610791">
            <text:p>-0.7899951536</text:p>
          </table:table-cell>
          <table:table-cell table:formula="of:=[.D711]*[.E711]" office:value-type="float" office:value="0.593750468122999">
            <text:p>0.5937504681</text:p>
          </table:table-cell>
          <table:table-cell table:formula="of:=[.D711]*[.F711]" office:value-type="float" office:value="-0.765046452813876">
            <text:p>-0.7650464528</text:p>
          </table:table-cell>
          <table:table-cell table:formula="of:=[.C711]" office:value-type="float" office:value="0.249327709331765">
            <text:p>0.2493277093</text:p>
          </table:table-cell>
        </table:table-row>
        <table:table-row table:style-name="ro1">
          <table:table-cell table:formula="of:=RAND()" office:value-type="float" office:value="0.201019287109375">
            <text:p>0.2010192871</text:p>
          </table:table-cell>
          <table:table-cell table:formula="of:=RAND()" office:value-type="float" office:value="0.697998046875">
            <text:p>0.6979980469</text:p>
          </table:table-cell>
          <table:table-cell table:formula="of:=SQRT(1 - [.A712])" office:value-type="float" office:value="0.893857210571479">
            <text:p>0.8938572106</text:p>
          </table:table-cell>
          <table:table-cell table:formula="of:=SQRT(1 - (1 - [.A712]))" office:value-type="float" office:value="0.448351744849259">
            <text:p>0.4483517448</text:p>
          </table:table-cell>
          <table:table-cell table:formula="of:=COS(2 * PI() * [.B712])" office:value-type="float" office:value="-0.320955232427875">
            <text:p>-0.3209552324</text:p>
          </table:table-cell>
          <table:table-cell table:formula="of:=SIN(2 * PI() * [.B712])" office:value-type="float" office:value="-0.947094366352777">
            <text:p>-0.9470943664</text:p>
          </table:table-cell>
          <table:table-cell table:formula="of:=[.D712]*[.E712]" office:value-type="float" office:value="-0.143900838477537">
            <text:p>-0.1439008385</text:p>
          </table:table-cell>
          <table:table-cell table:formula="of:=[.D712]*[.F712]" office:value-type="float" office:value="-0.424631411691171">
            <text:p>-0.4246314117</text:p>
          </table:table-cell>
          <table:table-cell table:formula="of:=[.C712]" office:value-type="float" office:value="0.893857210571479">
            <text:p>0.8938572106</text:p>
          </table:table-cell>
        </table:table-row>
        <table:table-row table:style-name="ro1">
          <table:table-cell table:formula="of:=RAND()" office:value-type="float" office:value="0.141204833984375">
            <text:p>0.141204834</text:p>
          </table:table-cell>
          <table:table-cell table:formula="of:=RAND()" office:value-type="float" office:value="0.201385498046875">
            <text:p>0.201385498</text:p>
          </table:table-cell>
          <table:table-cell table:formula="of:=SQRT(1 - [.A713])" office:value-type="float" office:value="0.926712018922613">
            <text:p>0.9267120189</text:p>
          </table:table-cell>
          <table:table-cell table:formula="of:=SQRT(1 - (1 - [.A713]))" office:value-type="float" office:value="0.375772316681757">
            <text:p>0.3757723167</text:p>
          </table:table-cell>
          <table:table-cell table:formula="of:=COS(2 * PI() * [.B713])" office:value-type="float" office:value="0.300726118651018">
            <text:p>0.3007261187</text:p>
          </table:table-cell>
          <table:table-cell table:formula="of:=SIN(2 * PI() * [.B713])" office:value-type="float" office:value="0.953710543907896">
            <text:p>0.9537105439</text:p>
          </table:table-cell>
          <table:table-cell table:formula="of:=[.D713]*[.E713]" office:value-type="float" office:value="0.113004550292206">
            <text:p>0.1130045503</text:p>
          </table:table-cell>
          <table:table-cell table:formula="of:=[.D713]*[.F713]" office:value-type="float" office:value="0.358378020528089">
            <text:p>0.3583780205</text:p>
          </table:table-cell>
          <table:table-cell table:formula="of:=[.C713]" office:value-type="float" office:value="0.926712018922613">
            <text:p>0.9267120189</text:p>
          </table:table-cell>
        </table:table-row>
        <table:table-row table:style-name="ro1">
          <table:table-cell table:formula="of:=RAND()" office:value-type="float" office:value="0.27935791015625">
            <text:p>0.2793579102</text:p>
          </table:table-cell>
          <table:table-cell table:formula="of:=RAND()" office:value-type="float" office:value="0.5548095703125">
            <text:p>0.5548095703</text:p>
          </table:table-cell>
          <table:table-cell table:formula="of:=SQRT(1 - [.A714])" office:value-type="float" office:value="0.848906408176867">
            <text:p>0.8489064082</text:p>
          </table:table-cell>
          <table:table-cell table:formula="of:=SQRT(1 - (1 - [.A714]))" office:value-type="float" office:value="0.528543196111964">
            <text:p>0.5285431961</text:p>
          </table:table-cell>
          <table:table-cell table:formula="of:=COS(2 * PI() * [.B714])" office:value-type="float" office:value="-0.941285396983929">
            <text:p>-0.941285397</text:p>
          </table:table-cell>
          <table:table-cell table:formula="of:=SIN(2 * PI() * [.B714])" office:value-type="float" office:value="-0.337611909483074">
            <text:p>-0.3376119095</text:p>
          </table:table-cell>
          <table:table-cell table:formula="of:=[.D714]*[.E714]" office:value-type="float" office:value="-0.497509992175405">
            <text:p>-0.4975099922</text:p>
          </table:table-cell>
          <table:table-cell table:formula="of:=[.D714]*[.F714]" office:value-type="float" office:value="-0.178442477683647">
            <text:p>-0.1784424777</text:p>
          </table:table-cell>
          <table:table-cell table:formula="of:=[.C714]" office:value-type="float" office:value="0.848906408176867">
            <text:p>0.8489064082</text:p>
          </table:table-cell>
        </table:table-row>
        <table:table-row table:style-name="ro1">
          <table:table-cell table:formula="of:=RAND()" office:value-type="float" office:value="0.044830322265625">
            <text:p>0.0448303223</text:p>
          </table:table-cell>
          <table:table-cell table:formula="of:=RAND()" office:value-type="float" office:value="0.5224609375">
            <text:p>0.5224609375</text:p>
          </table:table-cell>
          <table:table-cell table:formula="of:=SQRT(1 - [.A715])" office:value-type="float" office:value="0.977327825110068">
            <text:p>0.9773278251</text:p>
          </table:table-cell>
          <table:table-cell table:formula="of:=SQRT(1 - (1 - [.A715]))" office:value-type="float" office:value="0.211731722388557">
            <text:p>0.2117317224</text:p>
          </table:table-cell>
          <table:table-cell table:formula="of:=COS(2 * PI() * [.B715])" office:value-type="float" office:value="-0.990058210262297">
            <text:p>-0.9900582103</text:p>
          </table:table-cell>
          <table:table-cell table:formula="of:=SIN(2 * PI() * [.B715])" office:value-type="float" office:value="-0.140658239332849">
            <text:p>-0.1406582393</text:p>
          </table:table-cell>
          <table:table-cell table:formula="of:=[.D715]*[.E715]" office:value-type="float" office:value="-0.209626730123768">
            <text:p>-0.2096267301</text:p>
          </table:table-cell>
          <table:table-cell table:formula="of:=[.D715]*[.F715]" office:value-type="float" office:value="-0.0297818112820861">
            <text:p>-0.0297818113</text:p>
          </table:table-cell>
          <table:table-cell table:formula="of:=[.C715]" office:value-type="float" office:value="0.977327825110068">
            <text:p>0.9773278251</text:p>
          </table:table-cell>
        </table:table-row>
        <table:table-row table:style-name="ro1">
          <table:table-cell table:formula="of:=RAND()" office:value-type="float" office:value="0.540191650390625">
            <text:p>0.5401916504</text:p>
          </table:table-cell>
          <table:table-cell table:formula="of:=RAND()" office:value-type="float" office:value="0.17987060546875">
            <text:p>0.1798706055</text:p>
          </table:table-cell>
          <table:table-cell table:formula="of:=SQRT(1 - [.A716])" office:value-type="float" office:value="0.678091697050904">
            <text:p>0.6780916971</text:p>
          </table:table-cell>
          <table:table-cell table:formula="of:=SQRT(1 - (1 - [.A716]))" office:value-type="float" office:value="0.73497731284076">
            <text:p>0.7349773128</text:p>
          </table:table-cell>
          <table:table-cell table:formula="of:=COS(2 * PI() * [.B716])" office:value-type="float" office:value="0.426514784044052">
            <text:p>0.426514784</text:p>
          </table:table-cell>
          <table:table-cell table:formula="of:=SIN(2 * PI() * [.B716])" office:value-type="float" office:value="0.904480590721468">
            <text:p>0.9044805907</text:p>
          </table:table-cell>
          <table:table-cell table:formula="of:=[.D716]*[.E716]" office:value-type="float" office:value="0.313478689863554">
            <text:p>0.3134786899</text:p>
          </table:table-cell>
          <table:table-cell table:formula="of:=[.D716]*[.F716]" office:value-type="float" office:value="0.664772714085088">
            <text:p>0.6647727141</text:p>
          </table:table-cell>
          <table:table-cell table:formula="of:=[.C716]" office:value-type="float" office:value="0.678091697050904">
            <text:p>0.6780916971</text:p>
          </table:table-cell>
        </table:table-row>
        <table:table-row table:style-name="ro1">
          <table:table-cell table:formula="of:=RAND()" office:value-type="float" office:value="0.184173583984375">
            <text:p>0.184173584</text:p>
          </table:table-cell>
          <table:table-cell table:formula="of:=RAND()" office:value-type="float" office:value="0.094329833984375">
            <text:p>0.094329834</text:p>
          </table:table-cell>
          <table:table-cell table:formula="of:=SQRT(1 - [.A717])" office:value-type="float" office:value="0.903231097790385">
            <text:p>0.9032310978</text:p>
          </table:table-cell>
          <table:table-cell table:formula="of:=SQRT(1 - (1 - [.A717]))" office:value-type="float" office:value="0.429154498967883">
            <text:p>0.429154499</text:p>
          </table:table-cell>
          <table:table-cell table:formula="of:=COS(2 * PI() * [.B717])" office:value-type="float" office:value="0.829440042862368">
            <text:p>0.8294400429</text:p>
          </table:table-cell>
          <table:table-cell table:formula="of:=SIN(2 * PI() * [.B717])" office:value-type="float" office:value="0.558595753024021">
            <text:p>0.558595753</text:p>
          </table:table-cell>
          <table:table-cell table:formula="of:=[.D717]*[.E717]" office:value-type="float" office:value="0.355957926018499">
            <text:p>0.355957926</text:p>
          </table:table-cell>
          <table:table-cell table:formula="of:=[.D717]*[.F717]" office:value-type="float" office:value="0.239723880514611">
            <text:p>0.2397238805</text:p>
          </table:table-cell>
          <table:table-cell table:formula="of:=[.C717]" office:value-type="float" office:value="0.903231097790385">
            <text:p>0.9032310978</text:p>
          </table:table-cell>
        </table:table-row>
        <table:table-row table:style-name="ro1">
          <table:table-cell table:formula="of:=RAND()" office:value-type="float" office:value="0.8458251953125">
            <text:p>0.8458251953</text:p>
          </table:table-cell>
          <table:table-cell table:formula="of:=RAND()" office:value-type="float" office:value="0.48712158203125">
            <text:p>0.487121582</text:p>
          </table:table-cell>
          <table:table-cell table:formula="of:=SQRT(1 - [.A718])" office:value-type="float" office:value="0.392650996035283">
            <text:p>0.392650996</text:p>
          </table:table-cell>
          <table:table-cell table:formula="of:=SQRT(1 - (1 - [.A718]))" office:value-type="float" office:value="0.919687553092081">
            <text:p>0.9196875531</text:p>
          </table:table-cell>
          <table:table-cell table:formula="of:=COS(2 * PI() * [.B718])" office:value-type="float" office:value="-0.996727966110533">
            <text:p>-0.9967279661</text:p>
          </table:table-cell>
          <table:table-cell table:formula="of:=SIN(2 * PI() * [.B718])" office:value-type="float" office:value="0.0808292123749893">
            <text:p>0.0808292124</text:p>
          </table:table-cell>
          <table:table-cell table:formula="of:=[.D718]*[.E718]" office:value-type="float" office:value="-0.916678304250643">
            <text:p>-0.9166783043</text:p>
          </table:table-cell>
          <table:table-cell table:formula="of:=[.D718]*[.F718]" office:value-type="float" office:value="0.0743376205475141">
            <text:p>0.0743376205</text:p>
          </table:table-cell>
          <table:table-cell table:formula="of:=[.C718]" office:value-type="float" office:value="0.392650996035283">
            <text:p>0.392650996</text:p>
          </table:table-cell>
        </table:table-row>
        <table:table-row table:style-name="ro1">
          <table:table-cell table:formula="of:=RAND()" office:value-type="float" office:value="0.62835693359375">
            <text:p>0.6283569336</text:p>
          </table:table-cell>
          <table:table-cell table:formula="of:=RAND()" office:value-type="float" office:value="0.011138916015625">
            <text:p>0.011138916</text:p>
          </table:table-cell>
          <table:table-cell table:formula="of:=SQRT(1 - [.A719])" office:value-type="float" office:value="0.609625349215606">
            <text:p>0.6096253492</text:p>
          </table:table-cell>
          <table:table-cell table:formula="of:=SQRT(1 - (1 - [.A719]))" office:value-type="float" office:value="0.792689683037284">
            <text:p>0.792689683</text:p>
          </table:table-cell>
          <table:table-cell table:formula="of:=COS(2 * PI() * [.B719])" office:value-type="float" office:value="0.997551848345558">
            <text:p>0.9975518483</text:p>
          </table:table-cell>
          <table:table-cell table:formula="of:=SIN(2 * PI() * [.B719])" office:value-type="float" office:value="0.0699307504775973">
            <text:p>0.0699307505</text:p>
          </table:table-cell>
          <table:table-cell table:formula="of:=[.D719]*[.E719]" office:value-type="float" office:value="0.790749058478298">
            <text:p>0.7907490585</text:p>
          </table:table-cell>
          <table:table-cell table:formula="of:=[.D719]*[.F719]" office:value-type="float" office:value="0.055433384430646">
            <text:p>0.0554333844</text:p>
          </table:table-cell>
          <table:table-cell table:formula="of:=[.C719]" office:value-type="float" office:value="0.609625349215606">
            <text:p>0.6096253492</text:p>
          </table:table-cell>
        </table:table-row>
        <table:table-row table:style-name="ro1">
          <table:table-cell table:formula="of:=RAND()" office:value-type="float" office:value="0.83331298828125">
            <text:p>0.8333129883</text:p>
          </table:table-cell>
          <table:table-cell table:formula="of:=RAND()" office:value-type="float" office:value="0.499542236328125">
            <text:p>0.4995422363</text:p>
          </table:table-cell>
          <table:table-cell table:formula="of:=SQRT(1 - [.A720])" office:value-type="float" office:value="0.408273207201685">
            <text:p>0.4082732072</text:p>
          </table:table-cell>
          <table:table-cell table:formula="of:=SQRT(1 - (1 - [.A720]))" office:value-type="float" office:value="0.912859785663302">
            <text:p>0.9128597857</text:p>
          </table:table-cell>
          <table:table-cell table:formula="of:=COS(2 * PI() * [.B720])" office:value-type="float" office:value="-0.99999586369943">
            <text:p>-0.9999958637</text:p>
          </table:table-cell>
          <table:table-cell table:formula="of:=SIN(2 * PI() * [.B720])" office:value-type="float" office:value="0.00287621001165629">
            <text:p>0.00287621</text:p>
          </table:table-cell>
          <table:table-cell table:formula="of:=[.D720]*[.E720]" office:value-type="float" office:value="-0.91285600980085">
            <text:p>-0.9128560098</text:p>
          </table:table-cell>
          <table:table-cell table:formula="of:=[.D720]*[.F720]" office:value-type="float" office:value="0.00262557645476321">
            <text:p>0.0026255765</text:p>
          </table:table-cell>
          <table:table-cell table:formula="of:=[.C720]" office:value-type="float" office:value="0.408273207201685">
            <text:p>0.4082732072</text:p>
          </table:table-cell>
        </table:table-row>
        <table:table-row table:style-name="ro1">
          <table:table-cell table:formula="of:=RAND()" office:value-type="float" office:value="0.495880126953125">
            <text:p>0.495880127</text:p>
          </table:table-cell>
          <table:table-cell table:formula="of:=RAND()" office:value-type="float" office:value="0.850555419921875">
            <text:p>0.8505554199</text:p>
          </table:table-cell>
          <table:table-cell table:formula="of:=SQRT(1 - [.A721])" office:value-type="float" office:value="0.710013994965504">
            <text:p>0.710013995</text:p>
          </table:table-cell>
          <table:table-cell table:formula="of:=SQRT(1 - (1 - [.A721]))" office:value-type="float" office:value="0.704187565179282">
            <text:p>0.7041875652</text:p>
          </table:table-cell>
          <table:table-cell table:formula="of:=COS(2 * PI() * [.B721])" office:value-type="float" office:value="0.590604979918813">
            <text:p>0.5906049799</text:p>
          </table:table-cell>
          <table:table-cell table:formula="of:=SIN(2 * PI() * [.B721])" office:value-type="float" office:value="-0.80696081546448">
            <text:p>-0.8069608155</text:p>
          </table:table-cell>
          <table:table-cell table:formula="of:=[.D721]*[.E721]" office:value-type="float" office:value="0.415896682791788">
            <text:p>0.4158966828</text:p>
          </table:table-cell>
          <table:table-cell table:formula="of:=[.D721]*[.F721]" office:value-type="float" office:value="-0.568251771837019">
            <text:p>-0.5682517718</text:p>
          </table:table-cell>
          <table:table-cell table:formula="of:=[.C721]" office:value-type="float" office:value="0.710013994965504">
            <text:p>0.710013995</text:p>
          </table:table-cell>
        </table:table-row>
        <table:table-row table:style-name="ro1">
          <table:table-cell table:formula="of:=RAND()" office:value-type="float" office:value="0.370849609375">
            <text:p>0.3708496094</text:p>
          </table:table-cell>
          <table:table-cell table:formula="of:=RAND()" office:value-type="float" office:value="0.856048583984375">
            <text:p>0.856048584</text:p>
          </table:table-cell>
          <table:table-cell table:formula="of:=SQRT(1 - [.A722])" office:value-type="float" office:value="0.793190009156066">
            <text:p>0.7931900092</text:p>
          </table:table-cell>
          <table:table-cell table:formula="of:=SQRT(1 - (1 - [.A722]))" office:value-type="float" office:value="0.608974227184534">
            <text:p>0.6089742272</text:p>
          </table:table-cell>
          <table:table-cell table:formula="of:=COS(2 * PI() * [.B722])" office:value-type="float" office:value="0.618099608417362">
            <text:p>0.6180996084</text:p>
          </table:table-cell>
          <table:table-cell table:formula="of:=SIN(2 * PI() * [.B722])" office:value-type="float" office:value="-0.786099786333964">
            <text:p>-0.7860997863</text:p>
          </table:table-cell>
          <table:table-cell table:formula="of:=[.D722]*[.E722]" office:value-type="float" office:value="0.376406731359026">
            <text:p>0.3764067314</text:p>
          </table:table-cell>
          <table:table-cell table:formula="of:=[.D722]*[.F722]" office:value-type="float" office:value="-0.478714509872653">
            <text:p>-0.4787145099</text:p>
          </table:table-cell>
          <table:table-cell table:formula="of:=[.C722]" office:value-type="float" office:value="0.793190009156066">
            <text:p>0.7931900092</text:p>
          </table:table-cell>
        </table:table-row>
        <table:table-row table:style-name="ro1">
          <table:table-cell table:formula="of:=RAND()" office:value-type="float" office:value="0.573455810546875">
            <text:p>0.5734558105</text:p>
          </table:table-cell>
          <table:table-cell table:formula="of:=RAND()" office:value-type="float" office:value="0.64202880859375">
            <text:p>0.6420288086</text:p>
          </table:table-cell>
          <table:table-cell table:formula="of:=SQRT(1 - [.A723])" office:value-type="float" office:value="0.653103505926224">
            <text:p>0.6531035059</text:p>
          </table:table-cell>
          <table:table-cell table:formula="of:=SQRT(1 - (1 - [.A723]))" office:value-type="float" office:value="0.757268651501483">
            <text:p>0.7572686515</text:p>
          </table:table-cell>
          <table:table-cell table:formula="of:=COS(2 * PI() * [.B723])" office:value-type="float" office:value="-0.627550441755131">
            <text:p>-0.6275504418</text:p>
          </table:table-cell>
          <table:table-cell table:formula="of:=SIN(2 * PI() * [.B723])" office:value-type="float" office:value="-0.778575907059125">
            <text:p>-0.7785759071</text:p>
          </table:table-cell>
          <table:table-cell table:formula="of:=[.D723]*[.E723]" office:value-type="float" office:value="-0.475224276777069">
            <text:p>-0.4752242768</text:p>
          </table:table-cell>
          <table:table-cell table:formula="of:=[.D723]*[.F723]" office:value-type="float" office:value="-0.589591127230208">
            <text:p>-0.5895911272</text:p>
          </table:table-cell>
          <table:table-cell table:formula="of:=[.C723]" office:value-type="float" office:value="0.653103505926224">
            <text:p>0.6531035059</text:p>
          </table:table-cell>
        </table:table-row>
        <table:table-row table:style-name="ro1">
          <table:table-cell table:formula="of:=RAND()" office:value-type="float" office:value="0.736419677734375">
            <text:p>0.7364196777</text:p>
          </table:table-cell>
          <table:table-cell table:formula="of:=RAND()" office:value-type="float" office:value="0.442596435546875">
            <text:p>0.4425964355</text:p>
          </table:table-cell>
          <table:table-cell table:formula="of:=SQRT(1 - [.A724])" office:value-type="float" office:value="0.513400742369569">
            <text:p>0.5134007424</text:p>
          </table:table-cell>
          <table:table-cell table:formula="of:=SQRT(1 - (1 - [.A724]))" office:value-type="float" office:value="0.858148983413938">
            <text:p>0.8581489834</text:p>
          </table:table-cell>
          <table:table-cell table:formula="of:=COS(2 * PI() * [.B724])" office:value-type="float" office:value="-0.935658037426032">
            <text:p>-0.9356580374</text:p>
          </table:table-cell>
          <table:table-cell table:formula="of:=SIN(2 * PI() * [.B724])" office:value-type="float" office:value="0.3529079724235">
            <text:p>0.3529079724</text:p>
          </table:table-cell>
          <table:table-cell table:formula="of:=[.D724]*[.E724]" office:value-type="float" office:value="-0.80293399364023">
            <text:p>-0.8029339936</text:p>
          </table:table-cell>
          <table:table-cell table:formula="of:=[.D724]*[.F724]" office:value-type="float" office:value="0.302847617773901">
            <text:p>0.3028476178</text:p>
          </table:table-cell>
          <table:table-cell table:formula="of:=[.C724]" office:value-type="float" office:value="0.513400742369569">
            <text:p>0.5134007424</text:p>
          </table:table-cell>
        </table:table-row>
        <table:table-row table:style-name="ro1">
          <table:table-cell table:formula="of:=RAND()" office:value-type="float" office:value="0.675048828125">
            <text:p>0.6750488281</text:p>
          </table:table-cell>
          <table:table-cell table:formula="of:=RAND()" office:value-type="float" office:value="0.367584228515625">
            <text:p>0.3675842285</text:p>
          </table:table-cell>
          <table:table-cell table:formula="of:=SQRT(1 - [.A725])" office:value-type="float" office:value="0.570044885842334">
            <text:p>0.5700448858</text:p>
          </table:table-cell>
          <table:table-cell table:formula="of:=SQRT(1 - (1 - [.A725]))" office:value-type="float" office:value="0.821613551570932">
            <text:p>0.8216135516</text:p>
          </table:table-cell>
          <table:table-cell table:formula="of:=COS(2 * PI() * [.B725])" office:value-type="float" office:value="-0.673403849305702">
            <text:p>-0.6734038493</text:p>
          </table:table-cell>
          <table:table-cell table:formula="of:=SIN(2 * PI() * [.B725])" office:value-type="float" office:value="0.739274817466592">
            <text:p>0.7392748175</text:p>
          </table:table-cell>
          <table:table-cell table:formula="of:=[.D725]*[.E725]" office:value-type="float" office:value="-0.553277728269594">
            <text:p>-0.5532777283</text:p>
          </table:table-cell>
          <table:table-cell table:formula="of:=[.D725]*[.F725]" office:value-type="float" office:value="0.607398208365679">
            <text:p>0.6073982084</text:p>
          </table:table-cell>
          <table:table-cell table:formula="of:=[.C725]" office:value-type="float" office:value="0.570044885842334">
            <text:p>0.5700448858</text:p>
          </table:table-cell>
        </table:table-row>
        <table:table-row table:style-name="ro1">
          <table:table-cell table:formula="of:=RAND()" office:value-type="float" office:value="0.85736083984375">
            <text:p>0.8573608398</text:p>
          </table:table-cell>
          <table:table-cell table:formula="of:=RAND()" office:value-type="float" office:value="0.705718994140625">
            <text:p>0.7057189941</text:p>
          </table:table-cell>
          <table:table-cell table:formula="of:=SQRT(1 - [.A726])" office:value-type="float" office:value="0.377675998914744">
            <text:p>0.3776759989</text:p>
          </table:table-cell>
          <table:table-cell table:formula="of:=SQRT(1 - (1 - [.A726]))" office:value-type="float" office:value="0.925937816402241">
            <text:p>0.9259378164</text:p>
          </table:table-cell>
          <table:table-cell table:formula="of:=COS(2 * PI() * [.B726])" office:value-type="float" office:value="-0.274650076679178">
            <text:p>-0.2746500767</text:p>
          </table:table-cell>
          <table:table-cell table:formula="of:=SIN(2 * PI() * [.B726])" office:value-type="float" office:value="-0.9615442451495">
            <text:p>-0.9615442451</text:p>
          </table:table-cell>
          <table:table-cell table:formula="of:=[.D726]*[.E726]" office:value-type="float" office:value="-0.254308892275026">
            <text:p>-0.2543088923</text:p>
          </table:table-cell>
          <table:table-cell table:formula="of:=[.D726]*[.F726]" office:value-type="float" office:value="-0.890330178727869">
            <text:p>-0.8903301787</text:p>
          </table:table-cell>
          <table:table-cell table:formula="of:=[.C726]" office:value-type="float" office:value="0.377675998914744">
            <text:p>0.3776759989</text:p>
          </table:table-cell>
        </table:table-row>
        <table:table-row table:style-name="ro1">
          <table:table-cell table:formula="of:=RAND()" office:value-type="float" office:value="0.973358154296875">
            <text:p>0.9733581543</text:p>
          </table:table-cell>
          <table:table-cell table:formula="of:=RAND()" office:value-type="float" office:value="0.57232666015625">
            <text:p>0.5723266602</text:p>
          </table:table-cell>
          <table:table-cell table:formula="of:=SQRT(1 - [.A727])" office:value-type="float" office:value="0.163223300123251">
            <text:p>0.1632233001</text:p>
          </table:table-cell>
          <table:table-cell table:formula="of:=SQRT(1 - (1 - [.A727]))" office:value-type="float" office:value="0.986589151722679">
            <text:p>0.9865891517</text:p>
          </table:table-cell>
          <table:table-cell table:formula="of:=COS(2 * PI() * [.B727])" office:value-type="float" office:value="-0.898506192393902">
            <text:p>-0.8985061924</text:p>
          </table:table-cell>
          <table:table-cell table:formula="of:=SIN(2 * PI() * [.B727])" office:value-type="float" office:value="-0.438960843617984">
            <text:p>-0.4389608436</text:p>
          </table:table-cell>
          <table:table-cell table:formula="of:=[.D727]*[.E727]" office:value-type="float" office:value="-0.886456462171474">
            <text:p>-0.8864564622</text:p>
          </table:table-cell>
          <table:table-cell table:formula="of:=[.D727]*[.F727]" office:value-type="float" office:value="-0.433074006344539">
            <text:p>-0.4330740063</text:p>
          </table:table-cell>
          <table:table-cell table:formula="of:=[.C727]" office:value-type="float" office:value="0.163223300123251">
            <text:p>0.1632233001</text:p>
          </table:table-cell>
        </table:table-row>
        <table:table-row table:style-name="ro1">
          <table:table-cell table:formula="of:=RAND()" office:value-type="float" office:value="0.163543701171875">
            <text:p>0.1635437012</text:p>
          </table:table-cell>
          <table:table-cell table:formula="of:=RAND()" office:value-type="float" office:value="0.168914794921875">
            <text:p>0.1689147949</text:p>
          </table:table-cell>
          <table:table-cell table:formula="of:=SQRT(1 - [.A728])" office:value-type="float" office:value="0.914579848251712">
            <text:p>0.9145798483</text:p>
          </table:table-cell>
          <table:table-cell table:formula="of:=SQRT(1 - (1 - [.A728]))" office:value-type="float" office:value="0.404405367387569">
            <text:p>0.4044053674</text:p>
          </table:table-cell>
          <table:table-cell table:formula="of:=COS(2 * PI() * [.B728])" office:value-type="float" office:value="0.487717565049859">
            <text:p>0.487717565</text:p>
          </table:table-cell>
          <table:table-cell table:formula="of:=SIN(2 * PI() * [.B728])" office:value-type="float" office:value="0.87300147579591">
            <text:p>0.8730014758</text:p>
          </table:table-cell>
          <table:table-cell table:formula="of:=[.D728]*[.E728]" office:value-type="float" office:value="0.197235601075359">
            <text:p>0.1972356011</text:p>
          </table:table-cell>
          <table:table-cell table:formula="of:=[.D728]*[.F728]" office:value-type="float" office:value="0.353046482549135">
            <text:p>0.3530464825</text:p>
          </table:table-cell>
          <table:table-cell table:formula="of:=[.C728]" office:value-type="float" office:value="0.914579848251712">
            <text:p>0.9145798483</text:p>
          </table:table-cell>
        </table:table-row>
        <table:table-row table:style-name="ro1">
          <table:table-cell table:formula="of:=RAND()" office:value-type="float" office:value="0.89801025390625">
            <text:p>0.8980102539</text:p>
          </table:table-cell>
          <table:table-cell table:formula="of:=RAND()" office:value-type="float" office:value="0.7718505859375">
            <text:p>0.7718505859</text:p>
          </table:table-cell>
          <table:table-cell table:formula="of:=SQRT(1 - [.A729])" office:value-type="float" office:value="0.319358334937026">
            <text:p>0.3193583349</text:p>
          </table:table-cell>
          <table:table-cell table:formula="of:=SQRT(1 - (1 - [.A729]))" office:value-type="float" office:value="0.947634029521022">
            <text:p>0.9476340295</text:p>
          </table:table-cell>
          <table:table-cell table:formula="of:=COS(2 * PI() * [.B729])" office:value-type="float" office:value="0.136860388636816">
            <text:p>0.1368603886</text:p>
          </table:table-cell>
          <table:table-cell table:formula="of:=SIN(2 * PI() * [.B729])" office:value-type="float" office:value="-0.99059034621895">
            <text:p>-0.9905903462</text:p>
          </table:table-cell>
          <table:table-cell table:formula="of:=[.D729]*[.E729]" office:value-type="float" office:value="0.129693561565719">
            <text:p>0.1296935616</text:p>
          </table:table-cell>
          <table:table-cell table:formula="of:=[.D729]*[.F729]" office:value-type="float" office:value="-0.938717121392089">
            <text:p>-0.9387171214</text:p>
          </table:table-cell>
          <table:table-cell table:formula="of:=[.C729]" office:value-type="float" office:value="0.319358334937026">
            <text:p>0.3193583349</text:p>
          </table:table-cell>
        </table:table-row>
        <table:table-row table:style-name="ro1">
          <table:table-cell table:formula="of:=RAND()" office:value-type="float" office:value="0.521209716796875">
            <text:p>0.5212097168</text:p>
          </table:table-cell>
          <table:table-cell table:formula="of:=RAND()" office:value-type="float" office:value="0.339080810546875">
            <text:p>0.3390808105</text:p>
          </table:table-cell>
          <table:table-cell table:formula="of:=SQRT(1 - [.A730])" office:value-type="float" office:value="0.691946734368423">
            <text:p>0.6919467344</text:p>
          </table:table-cell>
          <table:table-cell table:formula="of:=SQRT(1 - (1 - [.A730]))" office:value-type="float" office:value="0.721948555505775">
            <text:p>0.7219485555</text:p>
          </table:table-cell>
          <table:table-cell table:formula="of:=COS(2 * PI() * [.B730])" office:value-type="float" office:value="-0.530941522375514">
            <text:p>-0.5309415224</text:p>
          </table:table-cell>
          <table:table-cell table:formula="of:=SIN(2 * PI() * [.B730])" office:value-type="float" office:value="0.84740846102548">
            <text:p>0.847408461</text:p>
          </table:table-cell>
          <table:table-cell table:formula="of:=[.D730]*[.E730]" office:value-type="float" office:value="-0.383312465137039">
            <text:p>-0.3833124651</text:p>
          </table:table-cell>
          <table:table-cell table:formula="of:=[.D730]*[.F730]" office:value-type="float" office:value="0.611785314360717">
            <text:p>0.6117853144</text:p>
          </table:table-cell>
          <table:table-cell table:formula="of:=[.C730]" office:value-type="float" office:value="0.691946734368423">
            <text:p>0.6919467344</text:p>
          </table:table-cell>
        </table:table-row>
        <table:table-row table:style-name="ro1">
          <table:table-cell table:formula="of:=RAND()" office:value-type="float" office:value="0.44659423828125">
            <text:p>0.4465942383</text:p>
          </table:table-cell>
          <table:table-cell table:formula="of:=RAND()" office:value-type="float" office:value="0.34674072265625">
            <text:p>0.3467407227</text:p>
          </table:table-cell>
          <table:table-cell table:formula="of:=SQRT(1 - [.A731])" office:value-type="float" office:value="0.743912469124392">
            <text:p>0.7439124691</text:p>
          </table:table-cell>
          <table:table-cell table:formula="of:=SQRT(1 - (1 - [.A731]))" office:value-type="float" office:value="0.66827706700234">
            <text:p>0.668277067</text:p>
          </table:table-cell>
          <table:table-cell table:formula="of:=COS(2 * PI() * [.B731])" office:value-type="float" office:value="-0.571095592778017">
            <text:p>-0.5710955928</text:p>
          </table:table-cell>
          <table:table-cell table:formula="of:=SIN(2 * PI() * [.B731])" office:value-type="float" office:value="0.820883562942715">
            <text:p>0.8208835629</text:p>
          </table:table-cell>
          <table:table-cell table:formula="of:=[.D731]*[.E731]" office:value-type="float" office:value="-0.381650087719656">
            <text:p>-0.3816500877</text:p>
          </table:table-cell>
          <table:table-cell table:formula="of:=[.D731]*[.F731]" office:value-type="float" office:value="0.548577659793788">
            <text:p>0.5485776598</text:p>
          </table:table-cell>
          <table:table-cell table:formula="of:=[.C731]" office:value-type="float" office:value="0.743912469124392">
            <text:p>0.7439124691</text:p>
          </table:table-cell>
        </table:table-row>
        <table:table-row table:style-name="ro1">
          <table:table-cell table:formula="of:=RAND()" office:value-type="float" office:value="0.96075439453125">
            <text:p>0.9607543945</text:p>
          </table:table-cell>
          <table:table-cell table:formula="of:=RAND()" office:value-type="float" office:value="0.18341064453125">
            <text:p>0.1834106445</text:p>
          </table:table-cell>
          <table:table-cell table:formula="of:=SQRT(1 - [.A732])" office:value-type="float" office:value="0.198105036454781">
            <text:p>0.1981050365</text:p>
          </table:table-cell>
          <table:table-cell table:formula="of:=SQRT(1 - (1 - [.A732]))" office:value-type="float" office:value="0.980180796859054">
            <text:p>0.9801807969</text:p>
          </table:table-cell>
          <table:table-cell table:formula="of:=COS(2 * PI() * [.B732])" office:value-type="float" office:value="0.406292830731837">
            <text:p>0.4062928307</text:p>
          </table:table-cell>
          <table:table-cell table:formula="of:=SIN(2 * PI() * [.B732])" office:value-type="float" office:value="0.913742926482011">
            <text:p>0.9137429265</text:p>
          </table:table-cell>
          <table:table-cell table:formula="of:=[.D732]*[.E732]" office:value-type="float" office:value="0.398240430584853">
            <text:p>0.3982404306</text:p>
          </table:table-cell>
          <table:table-cell table:formula="of:=[.D732]*[.F732]" office:value-type="float" office:value="0.895633269803462">
            <text:p>0.8956332698</text:p>
          </table:table-cell>
          <table:table-cell table:formula="of:=[.C732]" office:value-type="float" office:value="0.198105036454781">
            <text:p>0.1981050365</text:p>
          </table:table-cell>
        </table:table-row>
        <table:table-row table:style-name="ro1">
          <table:table-cell table:formula="of:=RAND()" office:value-type="float" office:value="0.021575927734375">
            <text:p>0.0215759277</text:p>
          </table:table-cell>
          <table:table-cell table:formula="of:=RAND()" office:value-type="float" office:value="0.631072998046875">
            <text:p>0.631072998</text:p>
          </table:table-cell>
          <table:table-cell table:formula="of:=SQRT(1 - [.A733])" office:value-type="float" office:value="0.989153209702938">
            <text:p>0.9891532097</text:p>
          </table:table-cell>
          <table:table-cell table:formula="of:=SQRT(1 - (1 - [.A733]))" office:value-type="float" office:value="0.146887466226275">
            <text:p>0.1468874662</text:p>
          </table:table-cell>
          <table:table-cell table:formula="of:=COS(2 * PI() * [.B733])" office:value-type="float" office:value="-0.679616992129076">
            <text:p>-0.6796169921</text:p>
          </table:table-cell>
          <table:table-cell table:formula="of:=SIN(2 * PI() * [.B733])" office:value-type="float" office:value="-0.733567136674911">
            <text:p>-0.7335671367</text:p>
          </table:table-cell>
          <table:table-cell table:formula="of:=[.D733]*[.E733]" office:value-type="float" office:value="-0.099827217978162">
            <text:p>-0.099827218</text:p>
          </table:table-cell>
          <table:table-cell table:formula="of:=[.D733]*[.F733]" office:value-type="float" office:value="-0.107751818013041">
            <text:p>-0.107751818</text:p>
          </table:table-cell>
          <table:table-cell table:formula="of:=[.C733]" office:value-type="float" office:value="0.989153209702938">
            <text:p>0.9891532097</text:p>
          </table:table-cell>
        </table:table-row>
        <table:table-row table:style-name="ro1">
          <table:table-cell table:formula="of:=RAND()" office:value-type="float" office:value="0.10675048828125">
            <text:p>0.1067504883</text:p>
          </table:table-cell>
          <table:table-cell table:formula="of:=RAND()" office:value-type="float" office:value="0.30535888671875">
            <text:p>0.3053588867</text:p>
          </table:table-cell>
          <table:table-cell table:formula="of:=SQRT(1 - [.A734])" office:value-type="float" office:value="0.945118781804039">
            <text:p>0.9451187818</text:p>
          </table:table-cell>
          <table:table-cell table:formula="of:=SQRT(1 - (1 - [.A734]))" office:value-type="float" office:value="0.326726932286351">
            <text:p>0.3267269323</text:p>
          </table:table-cell>
          <table:table-cell table:formula="of:=COS(2 * PI() * [.B734])" office:value-type="float" office:value="-0.340858697983289">
            <text:p>-0.340858698</text:p>
          </table:table-cell>
          <table:table-cell table:formula="of:=SIN(2 * PI() * [.B734])" office:value-type="float" office:value="0.94011453983498">
            <text:p>0.9401145398</text:p>
          </table:table-cell>
          <table:table-cell table:formula="of:=[.D734]*[.E734]" office:value-type="float" office:value="-0.1113677167352">
            <text:p>-0.1113677167</text:p>
          </table:table-cell>
          <table:table-cell table:formula="of:=[.D734]*[.F734]" office:value-type="float" office:value="0.307160739598078">
            <text:p>0.3071607396</text:p>
          </table:table-cell>
          <table:table-cell table:formula="of:=[.C734]" office:value-type="float" office:value="0.945118781804039">
            <text:p>0.9451187818</text:p>
          </table:table-cell>
        </table:table-row>
        <table:table-row table:style-name="ro1">
          <table:table-cell table:formula="of:=RAND()" office:value-type="float" office:value="0.315338134765625">
            <text:p>0.3153381348</text:p>
          </table:table-cell>
          <table:table-cell table:formula="of:=RAND()" office:value-type="float" office:value="0.06036376953125">
            <text:p>0.0603637695</text:p>
          </table:table-cell>
          <table:table-cell table:formula="of:=SQRT(1 - [.A735])" office:value-type="float" office:value="0.827442967964787">
            <text:p>0.827442968</text:p>
          </table:table-cell>
          <table:table-cell table:formula="of:=SQRT(1 - (1 - [.A735]))" office:value-type="float" office:value="0.561549761611226">
            <text:p>0.5615497616</text:p>
          </table:table-cell>
          <table:table-cell table:formula="of:=COS(2 * PI() * [.B735])" office:value-type="float" office:value="0.928932660967083">
            <text:p>0.928932661</text:p>
          </table:table-cell>
          <table:table-cell table:formula="of:=SIN(2 * PI() * [.B735])" office:value-type="float" office:value="0.370248715579966">
            <text:p>0.3702487156</text:p>
          </table:table-cell>
          <table:table-cell table:formula="of:=[.D735]*[.E735]" office:value-type="float" office:value="0.521641914318947">
            <text:p>0.5216419143</text:p>
          </table:table-cell>
          <table:table-cell table:formula="of:=[.D735]*[.F735]" office:value-type="float" office:value="0.207913077970793">
            <text:p>0.207913078</text:p>
          </table:table-cell>
          <table:table-cell table:formula="of:=[.C735]" office:value-type="float" office:value="0.827442967964787">
            <text:p>0.827442968</text:p>
          </table:table-cell>
        </table:table-row>
        <table:table-row table:style-name="ro1">
          <table:table-cell table:formula="of:=RAND()" office:value-type="float" office:value="0.996063232421875">
            <text:p>0.9960632324</text:p>
          </table:table-cell>
          <table:table-cell table:formula="of:=RAND()" office:value-type="float" office:value="0.472900390625">
            <text:p>0.4729003906</text:p>
          </table:table-cell>
          <table:table-cell table:formula="of:=SQRT(1 - [.A736])" office:value-type="float" office:value="0.0627436656414414">
            <text:p>0.0627436656</text:p>
          </table:table-cell>
          <table:table-cell table:formula="of:=SQRT(1 - (1 - [.A736]))" office:value-type="float" office:value="0.998029675120873">
            <text:p>0.9980296751</text:p>
          </table:table-cell>
          <table:table-cell table:formula="of:=COS(2 * PI() * [.B736])" office:value-type="float" office:value="-0.985538735312176">
            <text:p>-0.9855387353</text:p>
          </table:table-cell>
          <table:table-cell table:formula="of:=SIN(2 * PI() * [.B736])" office:value-type="float" office:value="0.169450291233968">
            <text:p>0.1694502912</text:p>
          </table:table-cell>
          <table:table-cell table:formula="of:=[.D736]*[.E736]" office:value-type="float" office:value="-0.983596903822647">
            <text:p>-0.9835969038</text:p>
          </table:table-cell>
          <table:table-cell table:formula="of:=[.D736]*[.F736]" office:value-type="float" office:value="0.169116419109375">
            <text:p>0.1691164191</text:p>
          </table:table-cell>
          <table:table-cell table:formula="of:=[.C736]" office:value-type="float" office:value="0.0627436656414414">
            <text:p>0.0627436656</text:p>
          </table:table-cell>
        </table:table-row>
        <table:table-row table:style-name="ro1">
          <table:table-cell table:formula="of:=RAND()" office:value-type="float" office:value="0.4383544921875">
            <text:p>0.4383544922</text:p>
          </table:table-cell>
          <table:table-cell table:formula="of:=RAND()" office:value-type="float" office:value="0.6688232421875">
            <text:p>0.6688232422</text:p>
          </table:table-cell>
          <table:table-cell table:formula="of:=SQRT(1 - [.A737])" office:value-type="float" office:value="0.749430122034403">
            <text:p>0.749430122</text:p>
          </table:table-cell>
          <table:table-cell table:formula="of:=SQRT(1 - (1 - [.A737]))" office:value-type="float" office:value="0.662083448054322">
            <text:p>0.6620834481</text:p>
          </table:table-cell>
          <table:table-cell table:formula="of:=COS(2 * PI() * [.B737])" office:value-type="float" office:value="-0.488219672137627">
            <text:p>-0.4882196721</text:p>
          </table:table-cell>
          <table:table-cell table:formula="of:=SIN(2 * PI() * [.B737])" office:value-type="float" office:value="-0.872720775355914">
            <text:p>-0.8727207754</text:p>
          </table:table-cell>
          <table:table-cell table:formula="of:=[.D737]*[.E737]" office:value-type="float" office:value="-0.323242163936831">
            <text:p>-0.3232421639</text:p>
          </table:table-cell>
          <table:table-cell table:formula="of:=[.D737]*[.F737]" office:value-type="float" office:value="-0.577813980136285">
            <text:p>-0.5778139801</text:p>
          </table:table-cell>
          <table:table-cell table:formula="of:=[.C737]" office:value-type="float" office:value="0.749430122034403">
            <text:p>0.749430122</text:p>
          </table:table-cell>
        </table:table-row>
        <table:table-row table:style-name="ro1">
          <table:table-cell table:formula="of:=RAND()" office:value-type="float" office:value="0.946502685546875">
            <text:p>0.9465026855</text:p>
          </table:table-cell>
          <table:table-cell table:formula="of:=RAND()" office:value-type="float" office:value="0.881561279296875">
            <text:p>0.8815612793</text:p>
          </table:table-cell>
          <table:table-cell table:formula="of:=SQRT(1 - [.A738])" office:value-type="float" office:value="0.231294864735742">
            <text:p>0.2312948647</text:p>
          </table:table-cell>
          <table:table-cell table:formula="of:=SQRT(1 - (1 - [.A738]))" office:value-type="float" office:value="0.972883695796612">
            <text:p>0.9728836958</text:p>
          </table:table-cell>
          <table:table-cell table:formula="of:=COS(2 * PI() * [.B738])" office:value-type="float" office:value="0.735648719915506">
            <text:p>0.7356487199</text:p>
          </table:table-cell>
          <table:table-cell table:formula="of:=SIN(2 * PI() * [.B738])" office:value-type="float" office:value="-0.677363241464044">
            <text:p>-0.6773632415</text:p>
          </table:table-cell>
          <table:table-cell table:formula="of:=[.D738]*[.E738]" office:value-type="float" office:value="0.715700645439445">
            <text:p>0.7157006454</text:p>
          </table:table-cell>
          <table:table-cell table:formula="of:=[.D738]*[.F738]" office:value-type="float" office:value="-0.658995653752312">
            <text:p>-0.6589956538</text:p>
          </table:table-cell>
          <table:table-cell table:formula="of:=[.C738]" office:value-type="float" office:value="0.231294864735742">
            <text:p>0.2312948647</text:p>
          </table:table-cell>
        </table:table-row>
        <table:table-row table:style-name="ro1">
          <table:table-cell table:formula="of:=RAND()" office:value-type="float" office:value="0.55126953125">
            <text:p>0.5512695313</text:p>
          </table:table-cell>
          <table:table-cell table:formula="of:=RAND()" office:value-type="float" office:value="0.038787841796875">
            <text:p>0.0387878418</text:p>
          </table:table-cell>
          <table:table-cell table:formula="of:=SQRT(1 - [.A739])" office:value-type="float" office:value="0.669873472194563">
            <text:p>0.6698734722</text:p>
          </table:table-cell>
          <table:table-cell table:formula="of:=SQRT(1 - (1 - [.A739]))" office:value-type="float" office:value="0.742475273157295">
            <text:p>0.7424752732</text:p>
          </table:table-cell>
          <table:table-cell table:formula="of:=COS(2 * PI() * [.B739])" office:value-type="float" office:value="0.970449126336863">
            <text:p>0.9704491263</text:p>
          </table:table-cell>
          <table:table-cell table:formula="of:=SIN(2 * PI() * [.B739])" office:value-type="float" office:value="0.241305808450644">
            <text:p>0.2413058085</text:p>
          </table:table-cell>
          <table:table-cell table:formula="of:=[.D739]*[.E739]" office:value-type="float" office:value="0.720534480162221">
            <text:p>0.7205344802</text:p>
          </table:table-cell>
          <table:table-cell table:formula="of:=[.D739]*[.F739]" office:value-type="float" office:value="0.179163596043834">
            <text:p>0.179163596</text:p>
          </table:table-cell>
          <table:table-cell table:formula="of:=[.C739]" office:value-type="float" office:value="0.669873472194563">
            <text:p>0.6698734722</text:p>
          </table:table-cell>
        </table:table-row>
        <table:table-row table:style-name="ro1">
          <table:table-cell table:formula="of:=RAND()" office:value-type="float" office:value="0.9466552734375">
            <text:p>0.9466552734</text:p>
          </table:table-cell>
          <table:table-cell table:formula="of:=RAND()" office:value-type="float" office:value="0.09027099609375">
            <text:p>0.0902709961</text:p>
          </table:table-cell>
          <table:table-cell table:formula="of:=SQRT(1 - [.A740])" office:value-type="float" office:value="0.230964773423351">
            <text:p>0.2309647734</text:p>
          </table:table-cell>
          <table:table-cell table:formula="of:=SQRT(1 - (1 - [.A740]))" office:value-type="float" office:value="0.972962113053484">
            <text:p>0.9729621131</text:p>
          </table:table-cell>
          <table:table-cell table:formula="of:=COS(2 * PI() * [.B740])" office:value-type="float" office:value="0.843414339693793">
            <text:p>0.8434143397</text:p>
          </table:table-cell>
          <table:table-cell table:formula="of:=SIN(2 * PI() * [.B740])" office:value-type="float" office:value="0.537263670462542">
            <text:p>0.5372636705</text:p>
          </table:table-cell>
          <table:table-cell table:formula="of:=[.D740]*[.E740]" office:value-type="float" office:value="0.820610198128081">
            <text:p>0.8206101981</text:p>
          </table:table-cell>
          <table:table-cell table:formula="of:=[.D740]*[.F740]" office:value-type="float" office:value="0.522737196080106">
            <text:p>0.5227371961</text:p>
          </table:table-cell>
          <table:table-cell table:formula="of:=[.C740]" office:value-type="float" office:value="0.230964773423351">
            <text:p>0.2309647734</text:p>
          </table:table-cell>
        </table:table-row>
        <table:table-row table:style-name="ro1">
          <table:table-cell table:formula="of:=RAND()" office:value-type="float" office:value="0.8399658203125">
            <text:p>0.8399658203</text:p>
          </table:table-cell>
          <table:table-cell table:formula="of:=RAND()" office:value-type="float" office:value="0.137176513671875">
            <text:p>0.1371765137</text:p>
          </table:table-cell>
          <table:table-cell table:formula="of:=SQRT(1 - [.A741])" office:value-type="float" office:value="0.400042722327878">
            <text:p>0.4000427223</text:p>
          </table:table-cell>
          <table:table-cell table:formula="of:=SQRT(1 - (1 - [.A741]))" office:value-type="float" office:value="0.916496492253244">
            <text:p>0.9164964923</text:p>
          </table:table-cell>
          <table:table-cell table:formula="of:=COS(2 * PI() * [.B741])" office:value-type="float" office:value="0.650992249569338">
            <text:p>0.6509922496</text:p>
          </table:table-cell>
          <table:table-cell table:formula="of:=SIN(2 * PI() * [.B741])" office:value-type="float" office:value="0.759084376733347">
            <text:p>0.7590843767</text:p>
          </table:table-cell>
          <table:table-cell table:formula="of:=[.D741]*[.E741]" office:value-type="float" office:value="0.596632113214346">
            <text:p>0.5966321132</text:p>
          </table:table-cell>
          <table:table-cell table:formula="of:=[.D741]*[.F741]" office:value-type="float" office:value="0.695698168600352">
            <text:p>0.6956981686</text:p>
          </table:table-cell>
          <table:table-cell table:formula="of:=[.C741]" office:value-type="float" office:value="0.400042722327878">
            <text:p>0.4000427223</text:p>
          </table:table-cell>
        </table:table-row>
        <table:table-row table:style-name="ro1">
          <table:table-cell table:formula="of:=RAND()" office:value-type="float" office:value="0.29620361328125">
            <text:p>0.2962036133</text:p>
          </table:table-cell>
          <table:table-cell table:formula="of:=RAND()" office:value-type="float" office:value="0.579498291015625">
            <text:p>0.579498291</text:p>
          </table:table-cell>
          <table:table-cell table:formula="of:=SQRT(1 - [.A742])" office:value-type="float" office:value="0.838925733732581">
            <text:p>0.8389257337</text:p>
          </table:table-cell>
          <table:table-cell table:formula="of:=SQRT(1 - (1 - [.A742]))" office:value-type="float" office:value="0.544245912507618">
            <text:p>0.5442459125</text:p>
          </table:table-cell>
          <table:table-cell table:formula="of:=COS(2 * PI() * [.B742])" office:value-type="float" office:value="-0.877820970329871">
            <text:p>-0.8778209703</text:p>
          </table:table-cell>
          <table:table-cell table:formula="of:=SIN(2 * PI() * [.B742])" office:value-type="float" office:value="-0.478988876748849">
            <text:p>-0.4789888767</text:p>
          </table:table-cell>
          <table:table-cell table:formula="of:=[.D742]*[.E742]" office:value-type="float" office:value="-0.477750475015503">
            <text:p>-0.477750475</text:p>
          </table:table-cell>
          <table:table-cell table:formula="of:=[.D742]*[.F742]" office:value-type="float" office:value="-0.260687738307176">
            <text:p>-0.2606877383</text:p>
          </table:table-cell>
          <table:table-cell table:formula="of:=[.C742]" office:value-type="float" office:value="0.838925733732581">
            <text:p>0.8389257337</text:p>
          </table:table-cell>
        </table:table-row>
        <table:table-row table:style-name="ro1">
          <table:table-cell table:formula="of:=RAND()" office:value-type="float" office:value="0.8953857421875">
            <text:p>0.8953857422</text:p>
          </table:table-cell>
          <table:table-cell table:formula="of:=RAND()" office:value-type="float" office:value="0.44244384765625">
            <text:p>0.4424438477</text:p>
          </table:table-cell>
          <table:table-cell table:formula="of:=SQRT(1 - [.A743])" office:value-type="float" office:value="0.32344127413257">
            <text:p>0.3234412741</text:p>
          </table:table-cell>
          <table:table-cell table:formula="of:=SQRT(1 - (1 - [.A743]))" office:value-type="float" office:value="0.946248245539985">
            <text:p>0.9462482455</text:p>
          </table:table-cell>
          <table:table-cell table:formula="of:=COS(2 * PI() * [.B743])" office:value-type="float" office:value="-0.935319261178512">
            <text:p>-0.9353192612</text:p>
          </table:table-cell>
          <table:table-cell table:formula="of:=SIN(2 * PI() * [.B743])" office:value-type="float" office:value="0.353804861001772">
            <text:p>0.353804861</text:p>
          </table:table-cell>
          <table:table-cell table:formula="of:=[.D743]*[.E743]" office:value-type="float" office:value="-0.885044209909922">
            <text:p>-0.8850442099</text:p>
          </table:table-cell>
          <table:table-cell table:formula="of:=[.D743]*[.F743]" office:value-type="float" office:value="0.334787228986445">
            <text:p>0.334787229</text:p>
          </table:table-cell>
          <table:table-cell table:formula="of:=[.C743]" office:value-type="float" office:value="0.32344127413257">
            <text:p>0.3234412741</text:p>
          </table:table-cell>
        </table:table-row>
        <table:table-row table:style-name="ro1">
          <table:table-cell table:formula="of:=RAND()" office:value-type="float" office:value="0.564605712890625">
            <text:p>0.5646057129</text:p>
          </table:table-cell>
          <table:table-cell table:formula="of:=RAND()" office:value-type="float" office:value="0.967010498046875">
            <text:p>0.967010498</text:p>
          </table:table-cell>
          <table:table-cell table:formula="of:=SQRT(1 - [.A744])" office:value-type="float" office:value="0.659844138497399">
            <text:p>0.6598441385</text:p>
          </table:table-cell>
          <table:table-cell table:formula="of:=SQRT(1 - (1 - [.A744]))" office:value-type="float" office:value="0.751402497261371">
            <text:p>0.7514024973</text:p>
          </table:table-cell>
          <table:table-cell table:formula="of:=COS(2 * PI() * [.B744])" office:value-type="float" office:value="0.978594481135952">
            <text:p>0.9785944811</text:p>
          </table:table-cell>
          <table:table-cell table:formula="of:=SIN(2 * PI() * [.B744])" office:value-type="float" office:value="-0.205798059976902">
            <text:p>-0.20579806</text:p>
          </table:table-cell>
          <table:table-cell table:formula="of:=[.D744]*[.E744]" office:value-type="float" office:value="0.73531833693175">
            <text:p>0.7353183369</text:p>
          </table:table-cell>
          <table:table-cell table:formula="of:=[.D744]*[.F744]" office:value-type="float" office:value="-0.15463717619819">
            <text:p>-0.1546371762</text:p>
          </table:table-cell>
          <table:table-cell table:formula="of:=[.C744]" office:value-type="float" office:value="0.659844138497399">
            <text:p>0.6598441385</text:p>
          </table:table-cell>
        </table:table-row>
        <table:table-row table:style-name="ro1">
          <table:table-cell table:formula="of:=RAND()" office:value-type="float" office:value="0.54473876953125">
            <text:p>0.5447387695</text:p>
          </table:table-cell>
          <table:table-cell table:formula="of:=RAND()" office:value-type="float" office:value="0.50390625">
            <text:p>0.50390625</text:p>
          </table:table-cell>
          <table:table-cell table:formula="of:=SQRT(1 - [.A745])" office:value-type="float" office:value="0.6747304872827">
            <text:p>0.6747304873</text:p>
          </table:table-cell>
          <table:table-cell table:formula="of:=SQRT(1 - (1 - [.A745]))" office:value-type="float" office:value="0.738064204206687">
            <text:p>0.7380642042</text:p>
          </table:table-cell>
          <table:table-cell table:formula="of:=COS(2 * PI() * [.B745])" office:value-type="float" office:value="-0.999698818696204">
            <text:p>-0.9996988187</text:p>
          </table:table-cell>
          <table:table-cell table:formula="of:=SIN(2 * PI() * [.B745])" office:value-type="float" office:value="-0.0245412285229121">
            <text:p>-0.0245412285</text:p>
          </table:table-cell>
          <table:table-cell table:formula="of:=[.D745]*[.E745]" office:value-type="float" office:value="-0.737841913067379">
            <text:p>-0.7378419131</text:p>
          </table:table-cell>
          <table:table-cell table:formula="of:=[.D745]*[.F745]" office:value-type="float" office:value="-0.0181130023000175">
            <text:p>-0.0181130023</text:p>
          </table:table-cell>
          <table:table-cell table:formula="of:=[.C745]" office:value-type="float" office:value="0.6747304872827">
            <text:p>0.6747304873</text:p>
          </table:table-cell>
        </table:table-row>
        <table:table-row table:style-name="ro1">
          <table:table-cell table:formula="of:=RAND()" office:value-type="float" office:value="0.976593017578125">
            <text:p>0.9765930176</text:p>
          </table:table-cell>
          <table:table-cell table:formula="of:=RAND()" office:value-type="float" office:value="0.709381103515625">
            <text:p>0.7093811035</text:p>
          </table:table-cell>
          <table:table-cell table:formula="of:=SQRT(1 - [.A746])" office:value-type="float" office:value="0.15299340646536">
            <text:p>0.1529934065</text:p>
          </table:table-cell>
          <table:table-cell table:formula="of:=SQRT(1 - (1 - [.A746]))" office:value-type="float" office:value="0.988227209490877">
            <text:p>0.9882272095</text:p>
          </table:table-cell>
          <table:table-cell table:formula="of:=COS(2 * PI() * [.B746])" office:value-type="float" office:value="-0.252454469869048">
            <text:p>-0.2524544699</text:p>
          </table:table-cell>
          <table:table-cell table:formula="of:=SIN(2 * PI() * [.B746])" office:value-type="float" office:value="-0.967608774579446">
            <text:p>-0.9676087746</text:p>
          </table:table-cell>
          <table:table-cell table:formula="of:=[.D746]*[.E746]" office:value-type="float" office:value="-0.249482376282188">
            <text:p>-0.2494823763</text:p>
          </table:table-cell>
          <table:table-cell table:formula="of:=[.D746]*[.F746]" office:value-type="float" office:value="-0.956217319181533">
            <text:p>-0.9562173192</text:p>
          </table:table-cell>
          <table:table-cell table:formula="of:=[.C746]" office:value-type="float" office:value="0.15299340646536">
            <text:p>0.1529934065</text:p>
          </table:table-cell>
        </table:table-row>
        <table:table-row table:style-name="ro1">
          <table:table-cell table:formula="of:=RAND()" office:value-type="float" office:value="0.057861328125">
            <text:p>0.0578613281</text:p>
          </table:table-cell>
          <table:table-cell table:formula="of:=RAND()" office:value-type="float" office:value="0.7005615234375">
            <text:p>0.7005615234</text:p>
          </table:table-cell>
          <table:table-cell table:formula="of:=SQRT(1 - [.A747])" office:value-type="float" office:value="0.970638280656085">
            <text:p>0.9706382807</text:p>
          </table:table-cell>
          <table:table-cell table:formula="of:=SQRT(1 - (1 - [.A747]))" office:value-type="float" office:value="0.240543817474073">
            <text:p>0.2405438175</text:p>
          </table:table-cell>
          <table:table-cell table:formula="of:=COS(2 * PI() * [.B747])" office:value-type="float" office:value="-0.305659602458967">
            <text:p>-0.3056596025</text:p>
          </table:table-cell>
          <table:table-cell table:formula="of:=SIN(2 * PI() * [.B747])" office:value-type="float" office:value="-0.952140854823816">
            <text:p>-0.9521408548</text:p>
          </table:table-cell>
          <table:table-cell table:formula="of:=[.D747]*[.E747]" office:value-type="float" office:value="-0.0735245276230873">
            <text:p>-0.0735245276</text:p>
          </table:table-cell>
          <table:table-cell table:formula="of:=[.D747]*[.F747]" office:value-type="float" office:value="-0.229031595992347">
            <text:p>-0.229031596</text:p>
          </table:table-cell>
          <table:table-cell table:formula="of:=[.C747]" office:value-type="float" office:value="0.970638280656085">
            <text:p>0.9706382807</text:p>
          </table:table-cell>
        </table:table-row>
        <table:table-row table:style-name="ro1">
          <table:table-cell table:formula="of:=RAND()" office:value-type="float" office:value="0.702484130859375">
            <text:p>0.7024841309</text:p>
          </table:table-cell>
          <table:table-cell table:formula="of:=RAND()" office:value-type="float" office:value="0.235595703125">
            <text:p>0.2355957031</text:p>
          </table:table-cell>
          <table:table-cell table:formula="of:=SQRT(1 - [.A748])" office:value-type="float" office:value="0.545450152755158">
            <text:p>0.5454501528</text:p>
          </table:table-cell>
          <table:table-cell table:formula="of:=SQRT(1 - (1 - [.A748]))" office:value-type="float" office:value="0.838143263922925">
            <text:p>0.8381432639</text:p>
          </table:table-cell>
          <table:table-cell table:formula="of:=COS(2 * PI() * [.B748])" office:value-type="float" office:value="0.090381360877865">
            <text:p>0.0903813609</text:p>
          </table:table-cell>
          <table:table-cell table:formula="of:=SIN(2 * PI() * [.B748])" office:value-type="float" office:value="0.995907229417412">
            <text:p>0.9959072294</text:p>
          </table:table-cell>
          <table:table-cell table:formula="of:=[.D748]*[.E748]" office:value-type="float" office:value="0.0757525288039696">
            <text:p>0.0757525288</text:p>
          </table:table-cell>
          <table:table-cell table:formula="of:=[.D748]*[.F748]" office:value-type="float" office:value="0.834712935828347">
            <text:p>0.8347129358</text:p>
          </table:table-cell>
          <table:table-cell table:formula="of:=[.C748]" office:value-type="float" office:value="0.545450152755158">
            <text:p>0.5454501528</text:p>
          </table:table-cell>
        </table:table-row>
        <table:table-row table:style-name="ro1">
          <table:table-cell table:formula="of:=RAND()" office:value-type="float" office:value="0.546295166015625">
            <text:p>0.546295166</text:p>
          </table:table-cell>
          <table:table-cell table:formula="of:=RAND()" office:value-type="float" office:value="0.61016845703125">
            <text:p>0.610168457</text:p>
          </table:table-cell>
          <table:table-cell table:formula="of:=SQRT(1 - [.A749])" office:value-type="float" office:value="0.673576153069848">
            <text:p>0.6735761531</text:p>
          </table:table-cell>
          <table:table-cell table:formula="of:=SQRT(1 - (1 - [.A749]))" office:value-type="float" office:value="0.739117829588507">
            <text:p>0.7391178296</text:p>
          </table:table-cell>
          <table:table-cell table:formula="of:=COS(2 * PI() * [.B749])" office:value-type="float" office:value="-0.76983813194888">
            <text:p>-0.7698381319</text:p>
          </table:table-cell>
          <table:table-cell table:formula="of:=SIN(2 * PI() * [.B749])" office:value-type="float" office:value="-0.638239179773115">
            <text:p>-0.6382391798</text:p>
          </table:table-cell>
          <table:table-cell table:formula="of:=[.D749]*[.E749]" office:value-type="float" office:value="-0.569001089220527">
            <text:p>-0.5690010892</text:p>
          </table:table-cell>
          <table:table-cell table:formula="of:=[.D749]*[.F749]" office:value-type="float" office:value="-0.471733957312254">
            <text:p>-0.4717339573</text:p>
          </table:table-cell>
          <table:table-cell table:formula="of:=[.C749]" office:value-type="float" office:value="0.673576153069848">
            <text:p>0.6735761531</text:p>
          </table:table-cell>
        </table:table-row>
        <table:table-row table:style-name="ro1">
          <table:table-cell table:formula="of:=RAND()" office:value-type="float" office:value="0.85308837890625">
            <text:p>0.8530883789</text:p>
          </table:table-cell>
          <table:table-cell table:formula="of:=RAND()" office:value-type="float" office:value="0.531280517578125">
            <text:p>0.5312805176</text:p>
          </table:table-cell>
          <table:table-cell table:formula="of:=SQRT(1 - [.A750])" office:value-type="float" office:value="0.383290517876127">
            <text:p>0.3832905179</text:p>
          </table:table-cell>
          <table:table-cell table:formula="of:=SQRT(1 - (1 - [.A750]))" office:value-type="float" office:value="0.923627835714283">
            <text:p>0.9236278357</text:p>
          </table:table-cell>
          <table:table-cell table:formula="of:=COS(2 * PI() * [.B750])" office:value-type="float" office:value="-0.98074785427239">
            <text:p>-0.9807478543</text:p>
          </table:table-cell>
          <table:table-cell table:formula="of:=SIN(2 * PI() * [.B750])" office:value-type="float" office:value="-0.195278381650666">
            <text:p>-0.1952783817</text:p>
          </table:table-cell>
          <table:table-cell table:formula="of:=[.D750]*[.E750]" office:value-type="float" office:value="-0.905846018023034">
            <text:p>-0.905846018</text:p>
          </table:table-cell>
          <table:table-cell table:formula="of:=[.D750]*[.F750]" office:value-type="float" office:value="-0.180364549005793">
            <text:p>-0.180364549</text:p>
          </table:table-cell>
          <table:table-cell table:formula="of:=[.C750]" office:value-type="float" office:value="0.383290517876127">
            <text:p>0.3832905179</text:p>
          </table:table-cell>
        </table:table-row>
        <table:table-row table:style-name="ro1">
          <table:table-cell table:formula="of:=RAND()" office:value-type="float" office:value="0.404022216796875">
            <text:p>0.4040222168</text:p>
          </table:table-cell>
          <table:table-cell table:formula="of:=RAND()" office:value-type="float" office:value="0.18194580078125">
            <text:p>0.1819458008</text:p>
          </table:table-cell>
          <table:table-cell table:formula="of:=SQRT(1 - [.A751])" office:value-type="float" office:value="0.771995973566653">
            <text:p>0.7719959736</text:p>
          </table:table-cell>
          <table:table-cell table:formula="of:=SQRT(1 - (1 - [.A751]))" office:value-type="float" office:value="0.635627419796279">
            <text:p>0.6356274198</text:p>
          </table:table-cell>
          <table:table-cell table:formula="of:=COS(2 * PI() * [.B751])" office:value-type="float" office:value="0.41468548784614">
            <text:p>0.4146854878</text:p>
          </table:table-cell>
          <table:table-cell table:formula="of:=SIN(2 * PI() * [.B751])" office:value-type="float" office:value="0.909964804907206">
            <text:p>0.9099648049</text:p>
          </table:table-cell>
          <table:table-cell table:formula="of:=[.D751]*[.E751]" office:value-type="float" office:value="0.263585466666603">
            <text:p>0.2635854667</text:p>
          </table:table-cell>
          <table:table-cell table:formula="of:=[.D751]*[.F751]" office:value-type="float" office:value="0.578398581048591">
            <text:p>0.578398581</text:p>
          </table:table-cell>
          <table:table-cell table:formula="of:=[.C751]" office:value-type="float" office:value="0.771995973566653">
            <text:p>0.7719959736</text:p>
          </table:table-cell>
        </table:table-row>
        <table:table-row table:style-name="ro1">
          <table:table-cell table:formula="of:=RAND()" office:value-type="float" office:value="0.879852294921875">
            <text:p>0.8798522949</text:p>
          </table:table-cell>
          <table:table-cell table:formula="of:=RAND()" office:value-type="float" office:value="0.843017578125">
            <text:p>0.8430175781</text:p>
          </table:table-cell>
          <table:table-cell table:formula="of:=SQRT(1 - [.A752])" office:value-type="float" office:value="0.34662328986686">
            <text:p>0.3466232899</text:p>
          </table:table-cell>
          <table:table-cell table:formula="of:=SQRT(1 - (1 - [.A752]))" office:value-type="float" office:value="0.938004421589725">
            <text:p>0.9380044216</text:p>
          </table:table-cell>
          <table:table-cell table:formula="of:=COS(2 * PI() * [.B752])" office:value-type="float" office:value="0.551737988404707">
            <text:p>0.5517379884</text:p>
          </table:table-cell>
          <table:table-cell table:formula="of:=SIN(2 * PI() * [.B752])" office:value-type="float" office:value="-0.834017501106018">
            <text:p>-0.8340175011</text:p>
          </table:table-cell>
          <table:table-cell table:formula="of:=[.D752]*[.E752]" office:value-type="float" office:value="0.517532672682636">
            <text:p>0.5175326727</text:p>
          </table:table-cell>
          <table:table-cell table:formula="of:=[.D752]*[.F752]" office:value-type="float" office:value="-0.782312103720659">
            <text:p>-0.7823121037</text:p>
          </table:table-cell>
          <table:table-cell table:formula="of:=[.C752]" office:value-type="float" office:value="0.34662328986686">
            <text:p>0.3466232899</text:p>
          </table:table-cell>
        </table:table-row>
        <table:table-row table:style-name="ro1">
          <table:table-cell table:formula="of:=RAND()" office:value-type="float" office:value="0.938934326171875">
            <text:p>0.9389343262</text:p>
          </table:table-cell>
          <table:table-cell table:formula="of:=RAND()" office:value-type="float" office:value="0.95550537109375">
            <text:p>0.9555053711</text:p>
          </table:table-cell>
          <table:table-cell table:formula="of:=SQRT(1 - [.A753])" office:value-type="float" office:value="0.24711469771773">
            <text:p>0.2471146977</text:p>
          </table:table-cell>
          <table:table-cell table:formula="of:=SQRT(1 - (1 - [.A753]))" office:value-type="float" office:value="0.968986236317046">
            <text:p>0.9689862363</text:p>
          </table:table-cell>
          <table:table-cell table:formula="of:=COS(2 * PI() * [.B753])" office:value-type="float" office:value="0.961174734657714">
            <text:p>0.9611747347</text:p>
          </table:table-cell>
          <table:table-cell table:formula="of:=SIN(2 * PI() * [.B753])" office:value-type="float" office:value="-0.275940445487198">
            <text:p>-0.2759404455</text:p>
          </table:table-cell>
          <table:table-cell table:formula="of:=[.D753]*[.E753]" office:value-type="float" office:value="0.931365088579014">
            <text:p>0.9313650886</text:p>
          </table:table-cell>
          <table:table-cell table:formula="of:=[.D753]*[.F753]" office:value-type="float" office:value="-0.267382493720289">
            <text:p>-0.2673824937</text:p>
          </table:table-cell>
          <table:table-cell table:formula="of:=[.C753]" office:value-type="float" office:value="0.24711469771773">
            <text:p>0.2471146977</text:p>
          </table:table-cell>
        </table:table-row>
        <table:table-row table:style-name="ro1">
          <table:table-cell table:formula="of:=RAND()" office:value-type="float" office:value="0.184295654296875">
            <text:p>0.1842956543</text:p>
          </table:table-cell>
          <table:table-cell table:formula="of:=RAND()" office:value-type="float" office:value="0.02569580078125">
            <text:p>0.0256958008</text:p>
          </table:table-cell>
          <table:table-cell table:formula="of:=SQRT(1 - [.A754])" office:value-type="float" office:value="0.903163521021041">
            <text:p>0.903163521</text:p>
          </table:table-cell>
          <table:table-cell table:formula="of:=SQRT(1 - (1 - [.A754]))" office:value-type="float" office:value="0.429296697281583">
            <text:p>0.4292966973</text:p>
          </table:table-cell>
          <table:table-cell table:formula="of:=COS(2 * PI() * [.B754])" office:value-type="float" office:value="0.986994996657683">
            <text:p>0.9869949967</text:p>
          </table:table-cell>
          <table:table-cell table:formula="of:=SIN(2 * PI() * [.B754])" office:value-type="float" office:value="0.160750976895011">
            <text:p>0.1607509769</text:p>
          </table:table-cell>
          <table:table-cell table:formula="of:=[.D754]*[.E754]" office:value-type="float" office:value="0.42371369229859">
            <text:p>0.4237136923</text:p>
          </table:table-cell>
          <table:table-cell table:formula="of:=[.D754]*[.F754]" office:value-type="float" office:value="0.0690098634658164">
            <text:p>0.0690098635</text:p>
          </table:table-cell>
          <table:table-cell table:formula="of:=[.C754]" office:value-type="float" office:value="0.903163521021041">
            <text:p>0.903163521</text:p>
          </table:table-cell>
        </table:table-row>
        <table:table-row table:style-name="ro1">
          <table:table-cell table:formula="of:=RAND()" office:value-type="float" office:value="0.0333251953125">
            <text:p>0.0333251953</text:p>
          </table:table-cell>
          <table:table-cell table:formula="of:=RAND()" office:value-type="float" office:value="0.007904052734375">
            <text:p>0.0079040527</text:p>
          </table:table-cell>
          <table:table-cell table:formula="of:=SQRT(1 - [.A755])" office:value-type="float" office:value="0.983196218812654">
            <text:p>0.9831962188</text:p>
          </table:table-cell>
          <table:table-cell table:formula="of:=SQRT(1 - (1 - [.A755]))" office:value-type="float" office:value="0.182551897586686">
            <text:p>0.1825518976</text:p>
          </table:table-cell>
          <table:table-cell table:formula="of:=COS(2 * PI() * [.B755])" office:value-type="float" office:value="0.998767065127744">
            <text:p>0.9987670651</text:p>
          </table:table-cell>
          <table:table-cell table:formula="of:=SIN(2 * PI() * [.B755])" office:value-type="float" office:value="0.0496422160676972">
            <text:p>0.0496422161</text:p>
          </table:table-cell>
          <table:table-cell table:formula="of:=[.D755]*[.E755]" office:value-type="float" office:value="0.182326822986155">
            <text:p>0.182326823</text:p>
          </table:table-cell>
          <table:table-cell table:formula="of:=[.D755]*[.F755]" office:value-type="float" office:value="0.0090622807435664">
            <text:p>0.0090622807</text:p>
          </table:table-cell>
          <table:table-cell table:formula="of:=[.C755]" office:value-type="float" office:value="0.983196218812654">
            <text:p>0.9831962188</text:p>
          </table:table-cell>
        </table:table-row>
        <table:table-row table:style-name="ro1">
          <table:table-cell table:formula="of:=RAND()" office:value-type="float" office:value="0.67193603515625">
            <text:p>0.6719360352</text:p>
          </table:table-cell>
          <table:table-cell table:formula="of:=RAND()" office:value-type="float" office:value="0.736328125">
            <text:p>0.736328125</text:p>
          </table:table-cell>
          <table:table-cell table:formula="of:=SQRT(1 - [.A756])" office:value-type="float" office:value="0.572768683539656">
            <text:p>0.5727686835</text:p>
          </table:table-cell>
          <table:table-cell table:formula="of:=SQRT(1 - (1 - [.A756]))" office:value-type="float" office:value="0.819717045788515">
            <text:p>0.8197170458</text:p>
          </table:table-cell>
          <table:table-cell table:formula="of:=COS(2 * PI() * [.B756])" office:value-type="float" office:value="-0.0857973123444402">
            <text:p>-0.0857973123</text:p>
          </table:table-cell>
          <table:table-cell table:formula="of:=SIN(2 * PI() * [.B756])" office:value-type="float" office:value="-0.996312612182778">
            <text:p>-0.9963126122</text:p>
          </table:table-cell>
          <table:table-cell table:formula="of:=[.D756]*[.E756]" office:value-type="float" office:value="-0.070329519411579">
            <text:p>-0.0703295194</text:p>
          </table:table-cell>
          <table:table-cell table:formula="of:=[.D756]*[.F756]" office:value-type="float" office:value="-0.816694431140305">
            <text:p>-0.8166944311</text:p>
          </table:table-cell>
          <table:table-cell table:formula="of:=[.C756]" office:value-type="float" office:value="0.572768683539656">
            <text:p>0.5727686835</text:p>
          </table:table-cell>
        </table:table-row>
        <table:table-row table:style-name="ro1">
          <table:table-cell table:formula="of:=RAND()" office:value-type="float" office:value="0.876220703125">
            <text:p>0.8762207031</text:p>
          </table:table-cell>
          <table:table-cell table:formula="of:=RAND()" office:value-type="float" office:value="0.265594482421875">
            <text:p>0.2655944824</text:p>
          </table:table-cell>
          <table:table-cell table:formula="of:=SQRT(1 - [.A757])" office:value-type="float" office:value="0.351822820287428">
            <text:p>0.3518228203</text:p>
          </table:table-cell>
          <table:table-cell table:formula="of:=SQRT(1 - (1 - [.A757]))" office:value-type="float" office:value="0.936066612546885">
            <text:p>0.9360666125</text:p>
          </table:table-cell>
          <table:table-cell table:formula="of:=COS(2 * PI() * [.B757])" office:value-type="float" office:value="-0.0978263142474358">
            <text:p>-0.0978263142</text:p>
          </table:table-cell>
          <table:table-cell table:formula="of:=SIN(2 * PI() * [.B757])" office:value-type="float" office:value="0.995203502928302">
            <text:p>0.9952035029</text:p>
          </table:table-cell>
          <table:table-cell table:formula="of:=[.D757]*[.E757]" office:value-type="float" office:value="-0.0915719465955443">
            <text:p>-0.0915719466</text:p>
          </table:table-cell>
          <table:table-cell table:formula="of:=[.D757]*[.F757]" office:value-type="float" office:value="0.931576771780889">
            <text:p>0.9315767718</text:p>
          </table:table-cell>
          <table:table-cell table:formula="of:=[.C757]" office:value-type="float" office:value="0.351822820287428">
            <text:p>0.3518228203</text:p>
          </table:table-cell>
        </table:table-row>
        <table:table-row table:style-name="ro1">
          <table:table-cell table:formula="of:=RAND()" office:value-type="float" office:value="0.371429443359375">
            <text:p>0.3714294434</text:p>
          </table:table-cell>
          <table:table-cell table:formula="of:=RAND()" office:value-type="float" office:value="0.814727783203125">
            <text:p>0.8147277832</text:p>
          </table:table-cell>
          <table:table-cell table:formula="of:=SQRT(1 - [.A758])" office:value-type="float" office:value="0.792824417283313">
            <text:p>0.7928244173</text:p>
          </table:table-cell>
          <table:table-cell table:formula="of:=SQRT(1 - (1 - [.A758]))" office:value-type="float" office:value="0.609450115562689">
            <text:p>0.6094501156</text:p>
          </table:table-cell>
          <table:table-cell table:formula="of:=COS(2 * PI() * [.B758])" office:value-type="float" office:value="0.395577593456646">
            <text:p>0.3955775935</text:p>
          </table:table-cell>
          <table:table-cell table:formula="of:=SIN(2 * PI() * [.B758])" office:value-type="float" office:value="-0.918432560156187">
            <text:p>-0.9184325602</text:p>
          </table:table-cell>
          <table:table-cell table:formula="of:=[.D758]*[.E758]" office:value-type="float" office:value="0.241084810046164">
            <text:p>0.24108481</text:p>
          </table:table-cell>
          <table:table-cell table:formula="of:=[.D758]*[.F758]" office:value-type="float" office:value="-0.559738829923724">
            <text:p>-0.5597388299</text:p>
          </table:table-cell>
          <table:table-cell table:formula="of:=[.C758]" office:value-type="float" office:value="0.792824417283313">
            <text:p>0.7928244173</text:p>
          </table:table-cell>
        </table:table-row>
        <table:table-row table:style-name="ro1">
          <table:table-cell table:formula="of:=RAND()" office:value-type="float" office:value="0.656768798828125">
            <text:p>0.6567687988</text:p>
          </table:table-cell>
          <table:table-cell table:formula="of:=RAND()" office:value-type="float" office:value="0.41424560546875">
            <text:p>0.4142456055</text:p>
          </table:table-cell>
          <table:table-cell table:formula="of:=SQRT(1 - [.A759])" office:value-type="float" office:value="0.585859369790972">
            <text:p>0.5858593698</text:p>
          </table:table-cell>
          <table:table-cell table:formula="of:=SQRT(1 - (1 - [.A759]))" office:value-type="float" office:value="0.81041273362906">
            <text:p>0.8104127336</text:p>
          </table:table-cell>
          <table:table-cell table:formula="of:=COS(2 * PI() * [.B759])" office:value-type="float" office:value="-0.858319510017173">
            <text:p>-0.85831951</text:p>
          </table:table-cell>
          <table:table-cell table:formula="of:=SIN(2 * PI() * [.B759])" office:value-type="float" office:value="0.513115599766641">
            <text:p>0.5131155998</text:p>
          </table:table-cell>
          <table:table-cell table:formula="of:=[.D759]*[.E759]" office:value-type="float" office:value="-0.695593060440172">
            <text:p>-0.6955930604</text:p>
          </table:table-cell>
          <table:table-cell table:formula="of:=[.D759]*[.F759]" office:value-type="float" office:value="0.415835415874598">
            <text:p>0.4158354159</text:p>
          </table:table-cell>
          <table:table-cell table:formula="of:=[.C759]" office:value-type="float" office:value="0.585859369790972">
            <text:p>0.5858593698</text:p>
          </table:table-cell>
        </table:table-row>
        <table:table-row table:style-name="ro1">
          <table:table-cell table:formula="of:=RAND()" office:value-type="float" office:value="0.70208740234375">
            <text:p>0.7020874023</text:p>
          </table:table-cell>
          <table:table-cell table:formula="of:=RAND()" office:value-type="float" office:value="0.40185546875">
            <text:p>0.4018554688</text:p>
          </table:table-cell>
          <table:table-cell table:formula="of:=SQRT(1 - [.A760])" office:value-type="float" office:value="0.545813702334643">
            <text:p>0.5458137023</text:p>
          </table:table-cell>
          <table:table-cell table:formula="of:=SQRT(1 - (1 - [.A760]))" office:value-type="float" office:value="0.837906559434732">
            <text:p>0.8379065594</text:p>
          </table:table-cell>
          <table:table-cell table:formula="of:=COS(2 * PI() * [.B760])" office:value-type="float" office:value="-0.815814410806734">
            <text:p>-0.8158144108</text:p>
          </table:table-cell>
          <table:table-cell table:formula="of:=SIN(2 * PI() * [.B760])" office:value-type="float" office:value="0.578313796411656">
            <text:p>0.5783137964</text:p>
          </table:table-cell>
          <table:table-cell table:formula="of:=[.D760]*[.E760]" office:value-type="float" office:value="-0.683576246096343">
            <text:p>-0.6835762461</text:p>
          </table:table-cell>
          <table:table-cell table:formula="of:=[.D760]*[.F760]" office:value-type="float" office:value="0.484572923424928">
            <text:p>0.4845729234</text:p>
          </table:table-cell>
          <table:table-cell table:formula="of:=[.C760]" office:value-type="float" office:value="0.545813702334643">
            <text:p>0.5458137023</text:p>
          </table:table-cell>
        </table:table-row>
        <table:table-row table:style-name="ro1">
          <table:table-cell table:formula="of:=RAND()" office:value-type="float" office:value="0.718963623046875">
            <text:p>0.718963623</text:p>
          </table:table-cell>
          <table:table-cell table:formula="of:=RAND()" office:value-type="float" office:value="0.999969482421875">
            <text:p>0.9999694824</text:p>
          </table:table-cell>
          <table:table-cell table:formula="of:=SQRT(1 - [.A761])" office:value-type="float" office:value="0.530128641890933">
            <text:p>0.5301286419</text:p>
          </table:table-cell>
          <table:table-cell table:formula="of:=SQRT(1 - (1 - [.A761]))" office:value-type="float" office:value="0.847917226530323">
            <text:p>0.8479172265</text:p>
          </table:table-cell>
          <table:table-cell table:formula="of:=COS(2 * PI() * [.B761])" office:value-type="float" office:value="0.999999981616429">
            <text:p>0.9999999816</text:p>
          </table:table-cell>
          <table:table-cell table:formula="of:=SIN(2 * PI() * [.B761])" office:value-type="float" office:value="-0.000191747597310635">
            <text:p>-0.0001917476</text:p>
          </table:table-cell>
          <table:table-cell table:formula="of:=[.D761]*[.E761]" office:value-type="float" office:value="0.847917210942577">
            <text:p>0.8479172109</text:p>
          </table:table-cell>
          <table:table-cell table:formula="of:=[.D761]*[.F761]" office:value-type="float" office:value="-0.000162586090905487">
            <text:p>-0.0001625861</text:p>
          </table:table-cell>
          <table:table-cell table:formula="of:=[.C761]" office:value-type="float" office:value="0.530128641890933">
            <text:p>0.5301286419</text:p>
          </table:table-cell>
        </table:table-row>
        <table:table-row table:style-name="ro1">
          <table:table-cell table:formula="of:=RAND()" office:value-type="float" office:value="0.13897705078125">
            <text:p>0.1389770508</text:p>
          </table:table-cell>
          <table:table-cell table:formula="of:=RAND()" office:value-type="float" office:value="0.264617919921875">
            <text:p>0.2646179199</text:p>
          </table:table-cell>
          <table:table-cell table:formula="of:=SQRT(1 - [.A762])" office:value-type="float" office:value="0.927913222892502">
            <text:p>0.9279132229</text:p>
          </table:table-cell>
          <table:table-cell table:formula="of:=SQRT(1 - (1 - [.A762]))" office:value-type="float" office:value="0.372796259076255">
            <text:p>0.3727962591</text:p>
          </table:table-cell>
          <table:table-cell table:formula="of:=COS(2 * PI() * [.B762])" office:value-type="float" office:value="-0.0917180187983134">
            <text:p>-0.0917180188</text:p>
          </table:table-cell>
          <table:table-cell table:formula="of:=SIN(2 * PI() * [.B762])" office:value-type="float" office:value="0.995785019483479">
            <text:p>0.9957850195</text:p>
          </table:table-cell>
          <table:table-cell table:formula="of:=[.D762]*[.E762]" office:value-type="float" office:value="-0.0341921342978968">
            <text:p>-0.0341921343</text:p>
          </table:table-cell>
          <table:table-cell table:formula="of:=[.D762]*[.F762]" office:value-type="float" office:value="0.371224930107616">
            <text:p>0.3712249301</text:p>
          </table:table-cell>
          <table:table-cell table:formula="of:=[.C762]" office:value-type="float" office:value="0.927913222892502">
            <text:p>0.9279132229</text:p>
          </table:table-cell>
        </table:table-row>
        <table:table-row table:style-name="ro1">
          <table:table-cell table:formula="of:=RAND()" office:value-type="float" office:value="0.1795654296875">
            <text:p>0.1795654297</text:p>
          </table:table-cell>
          <table:table-cell table:formula="of:=RAND()" office:value-type="float" office:value="0.56842041015625">
            <text:p>0.5684204102</text:p>
          </table:table-cell>
          <table:table-cell table:formula="of:=SQRT(1 - [.A763])" office:value-type="float" office:value="0.905778433344767">
            <text:p>0.9057784333</text:p>
          </table:table-cell>
          <table:table-cell table:formula="of:=SQRT(1 - (1 - [.A763]))" office:value-type="float" office:value="0.423751613197519">
            <text:p>0.4237516132</text:p>
          </table:table-cell>
          <table:table-cell table:formula="of:=COS(2 * PI() * [.B763])" office:value-type="float" office:value="-0.909008217503247">
            <text:p>-0.9090082175</text:p>
          </table:table-cell>
          <table:table-cell table:formula="of:=SIN(2 * PI() * [.B763])" office:value-type="float" office:value="-0.416778191021998">
            <text:p>-0.416778191</text:p>
          </table:table-cell>
          <table:table-cell table:formula="of:=[.D763]*[.E763]" office:value-type="float" office:value="-0.385193698576803">
            <text:p>-0.3851936986</text:p>
          </table:table-cell>
          <table:table-cell table:formula="of:=[.D763]*[.F763]" office:value-type="float" office:value="-0.176610430791115">
            <text:p>-0.1766104308</text:p>
          </table:table-cell>
          <table:table-cell table:formula="of:=[.C763]" office:value-type="float" office:value="0.905778433344767">
            <text:p>0.9057784333</text:p>
          </table:table-cell>
        </table:table-row>
        <table:table-row table:style-name="ro1">
          <table:table-cell table:formula="of:=RAND()" office:value-type="float" office:value="0.51885986328125">
            <text:p>0.5188598633</text:p>
          </table:table-cell>
          <table:table-cell table:formula="of:=RAND()" office:value-type="float" office:value="0.03912353515625">
            <text:p>0.0391235352</text:p>
          </table:table-cell>
          <table:table-cell table:formula="of:=SQRT(1 - [.A764])" office:value-type="float" office:value="0.693642657799209">
            <text:p>0.6936426578</text:p>
          </table:table-cell>
          <table:table-cell table:formula="of:=SQRT(1 - (1 - [.A764]))" office:value-type="float" office:value="0.720319278709969">
            <text:p>0.7203192787</text:p>
          </table:table-cell>
          <table:table-cell table:formula="of:=COS(2 * PI() * [.B764])" office:value-type="float" office:value="0.969938000134324">
            <text:p>0.9699380001</text:p>
          </table:table-cell>
          <table:table-cell table:formula="of:=SIN(2 * PI() * [.B764])" office:value-type="float" office:value="0.243352164353285">
            <text:p>0.2433521644</text:p>
          </table:table-cell>
          <table:table-cell table:formula="of:=[.D764]*[.E764]" office:value-type="float" office:value="0.698665040650146">
            <text:p>0.6986650407</text:p>
          </table:table-cell>
          <table:table-cell table:formula="of:=[.D764]*[.F764]" office:value-type="float" office:value="0.175291255499468">
            <text:p>0.1752912555</text:p>
          </table:table-cell>
          <table:table-cell table:formula="of:=[.C764]" office:value-type="float" office:value="0.693642657799209">
            <text:p>0.6936426578</text:p>
          </table:table-cell>
        </table:table-row>
        <table:table-row table:style-name="ro1">
          <table:table-cell table:formula="of:=RAND()" office:value-type="float" office:value="0.52923583984375">
            <text:p>0.5292358398</text:p>
          </table:table-cell>
          <table:table-cell table:formula="of:=RAND()" office:value-type="float" office:value="0.954925537109375">
            <text:p>0.9549255371</text:p>
          </table:table-cell>
          <table:table-cell table:formula="of:=SQRT(1 - [.A765])" office:value-type="float" office:value="0.686122554764271">
            <text:p>0.6861225548</text:p>
          </table:table-cell>
          <table:table-cell table:formula="of:=SQRT(1 - (1 - [.A765]))" office:value-type="float" office:value="0.727485972265961">
            <text:p>0.7274859723</text:p>
          </table:table-cell>
          <table:table-cell table:formula="of:=COS(2 * PI() * [.B765])" office:value-type="float" office:value="0.960163050645094">
            <text:p>0.9601630506</text:p>
          </table:table-cell>
          <table:table-cell table:formula="of:=SIN(2 * PI() * [.B765])" office:value-type="float" office:value="-0.27944036246739">
            <text:p>-0.2794403625</text:p>
          </table:table-cell>
          <table:table-cell table:formula="of:=[.D765]*[.E765]" office:value-type="float" office:value="0.698505150432397">
            <text:p>0.6985051504</text:p>
          </table:table-cell>
          <table:table-cell table:formula="of:=[.D765]*[.F765]" office:value-type="float" office:value="-0.203288943779942">
            <text:p>-0.2032889438</text:p>
          </table:table-cell>
          <table:table-cell table:formula="of:=[.C765]" office:value-type="float" office:value="0.686122554764271">
            <text:p>0.6861225548</text:p>
          </table:table-cell>
        </table:table-row>
        <table:table-row table:style-name="ro1">
          <table:table-cell table:formula="of:=RAND()" office:value-type="float" office:value="0.678314208984375">
            <text:p>0.678314209</text:p>
          </table:table-cell>
          <table:table-cell table:formula="of:=RAND()" office:value-type="float" office:value="0.3013916015625">
            <text:p>0.3013916016</text:p>
          </table:table-cell>
          <table:table-cell table:formula="of:=SQRT(1 - [.A766])" office:value-type="float" office:value="0.567173510502408">
            <text:p>0.5671735105</text:p>
          </table:table-cell>
          <table:table-cell table:formula="of:=SQRT(1 - (1 - [.A766]))" office:value-type="float" office:value="0.823598329881973">
            <text:p>0.8235983299</text:p>
          </table:table-cell>
          <table:table-cell table:formula="of:=COS(2 * PI() * [.B766])" office:value-type="float" office:value="-0.317320819806422">
            <text:p>-0.3173208198</text:p>
          </table:table-cell>
          <table:table-cell table:formula="of:=SIN(2 * PI() * [.B766])" office:value-type="float" office:value="0.948318246854599">
            <text:p>0.9483182469</text:p>
          </table:table-cell>
          <table:table-cell table:formula="of:=[.D766]*[.E766]" office:value-type="float" office:value="-0.261344897229347">
            <text:p>-0.2613448972</text:p>
          </table:table-cell>
          <table:table-cell table:formula="of:=[.D766]*[.F766]" office:value-type="float" office:value="0.781033324306048">
            <text:p>0.7810333243</text:p>
          </table:table-cell>
          <table:table-cell table:formula="of:=[.C766]" office:value-type="float" office:value="0.567173510502408">
            <text:p>0.5671735105</text:p>
          </table:table-cell>
        </table:table-row>
        <table:table-row table:style-name="ro1">
          <table:table-cell table:formula="of:=RAND()" office:value-type="float" office:value="0.395111083984375">
            <text:p>0.395111084</text:p>
          </table:table-cell>
          <table:table-cell table:formula="of:=RAND()" office:value-type="float" office:value="0.247589111328125">
            <text:p>0.2475891113</text:p>
          </table:table-cell>
          <table:table-cell table:formula="of:=SQRT(1 - [.A767])" office:value-type="float" office:value="0.777746048537455">
            <text:p>0.7777460485</text:p>
          </table:table-cell>
          <table:table-cell table:formula="of:=SQRT(1 - (1 - [.A767]))" office:value-type="float" office:value="0.628578621959397">
            <text:p>0.628578622</text:p>
          </table:table-cell>
          <table:table-cell table:formula="of:=COS(2 * PI() * [.B767])" office:value-type="float" office:value="0.015147480965281">
            <text:p>0.015147481</text:p>
          </table:table-cell>
          <table:table-cell table:formula="of:=SIN(2 * PI() * [.B767])" office:value-type="float" office:value="0.999885270328755">
            <text:p>0.9998852703</text:p>
          </table:table-cell>
          <table:table-cell table:formula="of:=[.D767]*[.E767]" office:value-type="float" office:value="0.00952138271131252">
            <text:p>0.0095213827</text:p>
          </table:table-cell>
          <table:table-cell table:formula="of:=[.D767]*[.F767]" office:value-type="float" office:value="0.628506505340748">
            <text:p>0.6285065053</text:p>
          </table:table-cell>
          <table:table-cell table:formula="of:=[.C767]" office:value-type="float" office:value="0.777746048537455">
            <text:p>0.7777460485</text:p>
          </table:table-cell>
        </table:table-row>
        <table:table-row table:style-name="ro1">
          <table:table-cell table:formula="of:=RAND()" office:value-type="float" office:value="0.13897705078125">
            <text:p>0.1389770508</text:p>
          </table:table-cell>
          <table:table-cell table:formula="of:=RAND()" office:value-type="float" office:value="0.15093994140625">
            <text:p>0.1509399414</text:p>
          </table:table-cell>
          <table:table-cell table:formula="of:=SQRT(1 - [.A768])" office:value-type="float" office:value="0.927913222892502">
            <text:p>0.9279132229</text:p>
          </table:table-cell>
          <table:table-cell table:formula="of:=SQRT(1 - (1 - [.A768]))" office:value-type="float" office:value="0.372796259076255">
            <text:p>0.3727962591</text:p>
          </table:table-cell>
          <table:table-cell table:formula="of:=COS(2 * PI() * [.B768])" office:value-type="float" office:value="0.582997115853458">
            <text:p>0.5829971159</text:p>
          </table:table-cell>
          <table:table-cell table:formula="of:=SIN(2 * PI() * [.B768])" office:value-type="float" office:value="0.81247422291821">
            <text:p>0.8124742229</text:p>
          </table:table-cell>
          <table:table-cell table:formula="of:=[.D768]*[.E768]" office:value-type="float" office:value="0.217339143842415">
            <text:p>0.2173391438</text:p>
          </table:table-cell>
          <table:table-cell table:formula="of:=[.D768]*[.F768]" office:value-type="float" office:value="0.302887350899796">
            <text:p>0.3028873509</text:p>
          </table:table-cell>
          <table:table-cell table:formula="of:=[.C768]" office:value-type="float" office:value="0.927913222892502">
            <text:p>0.9279132229</text:p>
          </table:table-cell>
        </table:table-row>
        <table:table-row table:style-name="ro1">
          <table:table-cell table:formula="of:=RAND()" office:value-type="float" office:value="0.565887451171875">
            <text:p>0.5658874512</text:p>
          </table:table-cell>
          <table:table-cell table:formula="of:=RAND()" office:value-type="float" office:value="0.61871337890625">
            <text:p>0.6187133789</text:p>
          </table:table-cell>
          <table:table-cell table:formula="of:=SQRT(1 - [.A769])" office:value-type="float" office:value="0.658872179430977">
            <text:p>0.6588721794</text:p>
          </table:table-cell>
          <table:table-cell table:formula="of:=SQRT(1 - (1 - [.A769]))" office:value-type="float" office:value="0.752254911032075">
            <text:p>0.752254911</text:p>
          </table:table-cell>
          <table:table-cell table:formula="of:=COS(2 * PI() * [.B769])" office:value-type="float" office:value="-0.734478680090438">
            <text:p>-0.7344786801</text:p>
          </table:table-cell>
          <table:table-cell table:formula="of:=SIN(2 * PI() * [.B769])" office:value-type="float" office:value="-0.678631762071749">
            <text:p>-0.6786317621</text:p>
          </table:table-cell>
          <table:table-cell table:formula="of:=[.D769]*[.E769]" office:value-type="float" office:value="-0.552515194146389">
            <text:p>-0.5525151941</text:p>
          </table:table-cell>
          <table:table-cell table:formula="of:=[.D769]*[.F769]" office:value-type="float" office:value="-0.510504075800824">
            <text:p>-0.5105040758</text:p>
          </table:table-cell>
          <table:table-cell table:formula="of:=[.C769]" office:value-type="float" office:value="0.658872179430977">
            <text:p>0.6588721794</text:p>
          </table:table-cell>
        </table:table-row>
        <table:table-row table:style-name="ro1">
          <table:table-cell table:formula="of:=RAND()" office:value-type="float" office:value="0.785675048828125">
            <text:p>0.7856750488</text:p>
          </table:table-cell>
          <table:table-cell table:formula="of:=RAND()" office:value-type="float" office:value="0.970367431640625">
            <text:p>0.9703674316</text:p>
          </table:table-cell>
          <table:table-cell table:formula="of:=SQRT(1 - [.A770])" office:value-type="float" office:value="0.462952428627257">
            <text:p>0.4629524286</text:p>
          </table:table-cell>
          <table:table-cell table:formula="of:=SQRT(1 - (1 - [.A770]))" office:value-type="float" office:value="0.886383127562864">
            <text:p>0.8863831276</text:p>
          </table:table-cell>
          <table:table-cell table:formula="of:=COS(2 * PI() * [.B770])" office:value-type="float" office:value="0.982717228838216">
            <text:p>0.9827172288</text:p>
          </table:table-cell>
          <table:table-cell table:formula="of:=SIN(2 * PI() * [.B770])" office:value-type="float" office:value="-0.185113068540656">
            <text:p>-0.1851130685</text:p>
          </table:table-cell>
          <table:table-cell table:formula="of:=[.D770]*[.E770]" office:value-type="float" office:value="0.871063970807529">
            <text:p>0.8710639708</text:p>
          </table:table-cell>
          <table:table-cell table:formula="of:=[.D770]*[.F770]" office:value-type="float" office:value="-0.164081100645825">
            <text:p>-0.1640811006</text:p>
          </table:table-cell>
          <table:table-cell table:formula="of:=[.C770]" office:value-type="float" office:value="0.462952428627257">
            <text:p>0.4629524286</text:p>
          </table:table-cell>
        </table:table-row>
        <table:table-row table:style-name="ro1">
          <table:table-cell table:formula="of:=RAND()" office:value-type="float" office:value="0.696563720703125">
            <text:p>0.6965637207</text:p>
          </table:table-cell>
          <table:table-cell table:formula="of:=RAND()" office:value-type="float" office:value="0.2847900390625">
            <text:p>0.2847900391</text:p>
          </table:table-cell>
          <table:table-cell table:formula="of:=SQRT(1 - [.A771])" office:value-type="float" office:value="0.550850505397676">
            <text:p>0.5508505054</text:p>
          </table:table-cell>
          <table:table-cell table:formula="of:=SQRT(1 - (1 - [.A771]))" office:value-type="float" office:value="0.83460393043834">
            <text:p>0.8346039304</text:p>
          </table:table-cell>
          <table:table-cell table:formula="of:=COS(2 * PI() * [.B771])" office:value-type="float" office:value="-0.216855599642632">
            <text:p>-0.2168555996</text:p>
          </table:table-cell>
          <table:table-cell table:formula="of:=SIN(2 * PI() * [.B771])" office:value-type="float" office:value="0.976203692322271">
            <text:p>0.9762036923</text:p>
          </table:table-cell>
          <table:table-cell table:formula="of:=[.D771]*[.E771]" office:value-type="float" office:value="-0.180988535799304">
            <text:p>-0.1809885358</text:p>
          </table:table-cell>
          <table:table-cell table:formula="of:=[.D771]*[.F771]" office:value-type="float" office:value="0.814743438520587">
            <text:p>0.8147434385</text:p>
          </table:table-cell>
          <table:table-cell table:formula="of:=[.C771]" office:value-type="float" office:value="0.550850505397676">
            <text:p>0.5508505054</text:p>
          </table:table-cell>
        </table:table-row>
        <table:table-row table:style-name="ro1">
          <table:table-cell table:formula="of:=RAND()" office:value-type="float" office:value="0.53778076171875">
            <text:p>0.5377807617</text:p>
          </table:table-cell>
          <table:table-cell table:formula="of:=RAND()" office:value-type="float" office:value="0.83050537109375">
            <text:p>0.8305053711</text:p>
          </table:table-cell>
          <table:table-cell table:formula="of:=SQRT(1 - [.A772])" office:value-type="float" office:value="0.679867073979355">
            <text:p>0.679867074</text:p>
          </table:table-cell>
          <table:table-cell table:formula="of:=SQRT(1 - (1 - [.A772]))" office:value-type="float" office:value="0.73333536783572">
            <text:p>0.7333353678</text:p>
          </table:table-cell>
          <table:table-cell table:formula="of:=COS(2 * PI() * [.B772])" office:value-type="float" office:value="0.484533812574016">
            <text:p>0.4845338126</text:p>
          </table:table-cell>
          <table:table-cell table:formula="of:=SIN(2 * PI() * [.B772])" office:value-type="float" office:value="-0.874772532989284">
            <text:p>-0.874772533</text:p>
          </table:table-cell>
          <table:table-cell table:formula="of:=[.D772]*[.E772]" office:value-type="float" office:value="0.355325781672809">
            <text:p>0.3553257817</text:p>
          </table:table-cell>
          <table:table-cell table:formula="of:=[.D772]*[.F772]" office:value-type="float" office:value="-0.641501637252281">
            <text:p>-0.6415016373</text:p>
          </table:table-cell>
          <table:table-cell table:formula="of:=[.C772]" office:value-type="float" office:value="0.679867073979355">
            <text:p>0.679867074</text:p>
          </table:table-cell>
        </table:table-row>
        <table:table-row table:style-name="ro1">
          <table:table-cell table:formula="of:=RAND()" office:value-type="float" office:value="0.938507080078125">
            <text:p>0.9385070801</text:p>
          </table:table-cell>
          <table:table-cell table:formula="of:=RAND()" office:value-type="float" office:value="0.4349365234375">
            <text:p>0.4349365234</text:p>
          </table:table-cell>
          <table:table-cell table:formula="of:=SQRT(1 - [.A773])" office:value-type="float" office:value="0.247977660126623">
            <text:p>0.2479776601</text:p>
          </table:table-cell>
          <table:table-cell table:formula="of:=SQRT(1 - (1 - [.A773]))" office:value-type="float" office:value="0.968765750880018">
            <text:p>0.9687657509</text:p>
          </table:table-cell>
          <table:table-cell table:formula="of:=COS(2 * PI() * [.B773])" office:value-type="float" office:value="-0.917596156213973">
            <text:p>-0.9175961562</text:p>
          </table:table-cell>
          <table:table-cell table:formula="of:=SIN(2 * PI() * [.B773])" office:value-type="float" office:value="0.397513891708632">
            <text:p>0.3975138917</text:p>
          </table:table-cell>
          <table:table-cell table:formula="of:=[.D773]*[.E773]" office:value-type="float" office:value="-0.888935729279248">
            <text:p>-0.8889357293</text:p>
          </table:table-cell>
          <table:table-cell table:formula="of:=[.D773]*[.F773]" office:value-type="float" office:value="0.385097843786351">
            <text:p>0.3850978438</text:p>
          </table:table-cell>
          <table:table-cell table:formula="of:=[.C773]" office:value-type="float" office:value="0.247977660126623">
            <text:p>0.2479776601</text:p>
          </table:table-cell>
        </table:table-row>
        <table:table-row table:style-name="ro1">
          <table:table-cell table:formula="of:=RAND()" office:value-type="float" office:value="0.525238037109375">
            <text:p>0.5252380371</text:p>
          </table:table-cell>
          <table:table-cell table:formula="of:=RAND()" office:value-type="float" office:value="0.271514892578125">
            <text:p>0.2715148926</text:p>
          </table:table-cell>
          <table:table-cell table:formula="of:=SQRT(1 - [.A774])" office:value-type="float" office:value="0.689029725694491">
            <text:p>0.6890297257</text:p>
          </table:table-cell>
          <table:table-cell table:formula="of:=SQRT(1 - (1 - [.A774]))" office:value-type="float" office:value="0.724733079905544">
            <text:p>0.7247330799</text:p>
          </table:table-cell>
          <table:table-cell table:formula="of:=COS(2 * PI() * [.B774])" office:value-type="float" office:value="-0.134770709232564">
            <text:p>-0.1347707092</text:p>
          </table:table-cell>
          <table:table-cell table:formula="of:=SIN(2 * PI() * [.B774])" office:value-type="float" office:value="0.990876811683951">
            <text:p>0.9908768117</text:p>
          </table:table-cell>
          <table:table-cell table:formula="of:=[.D774]*[.E774]" office:value-type="float" office:value="-0.0976727911831707">
            <text:p>-0.0976727912</text:p>
          </table:table-cell>
          <table:table-cell table:formula="of:=[.D774]*[.F774]" office:value-type="float" office:value="0.718121203538695">
            <text:p>0.7181212035</text:p>
          </table:table-cell>
          <table:table-cell table:formula="of:=[.C774]" office:value-type="float" office:value="0.689029725694491">
            <text:p>0.6890297257</text:p>
          </table:table-cell>
        </table:table-row>
        <table:table-row table:style-name="ro1">
          <table:table-cell table:formula="of:=RAND()" office:value-type="float" office:value="0.21221923828125">
            <text:p>0.2122192383</text:p>
          </table:table-cell>
          <table:table-cell table:formula="of:=RAND()" office:value-type="float" office:value="0.188629150390625">
            <text:p>0.1886291504</text:p>
          </table:table-cell>
          <table:table-cell table:formula="of:=SQRT(1 - [.A775])" office:value-type="float" office:value="0.887570144675197">
            <text:p>0.8875701447</text:p>
          </table:table-cell>
          <table:table-cell table:formula="of:=SQRT(1 - (1 - [.A775]))" office:value-type="float" office:value="0.460672593368924">
            <text:p>0.4606725934</text:p>
          </table:table-cell>
          <table:table-cell table:formula="of:=COS(2 * PI() * [.B775])" office:value-type="float" office:value="0.376119244135794">
            <text:p>0.3761192441</text:p>
          </table:table-cell>
          <table:table-cell table:formula="of:=SIN(2 * PI() * [.B775])" office:value-type="float" office:value="0.926571267734284">
            <text:p>0.9265712677</text:p>
          </table:table-cell>
          <table:table-cell table:formula="of:=[.D775]*[.E775]" office:value-type="float" office:value="0.173267827611996">
            <text:p>0.1732678276</text:p>
          </table:table-cell>
          <table:table-cell table:formula="of:=[.D775]*[.F775]" office:value-type="float" office:value="0.426845988848284">
            <text:p>0.4268459888</text:p>
          </table:table-cell>
          <table:table-cell table:formula="of:=[.C775]" office:value-type="float" office:value="0.887570144675197">
            <text:p>0.8875701447</text:p>
          </table:table-cell>
        </table:table-row>
        <table:table-row table:style-name="ro1">
          <table:table-cell table:formula="of:=RAND()" office:value-type="float" office:value="0.8680419921875">
            <text:p>0.8680419922</text:p>
          </table:table-cell>
          <table:table-cell table:formula="of:=RAND()" office:value-type="float" office:value="0.527191162109375">
            <text:p>0.5271911621</text:p>
          </table:table-cell>
          <table:table-cell table:formula="of:=SQRT(1 - [.A776])" office:value-type="float" office:value="0.363260248048833">
            <text:p>0.363260248</text:p>
          </table:table-cell>
          <table:table-cell table:formula="of:=SQRT(1 - (1 - [.A776]))" office:value-type="float" office:value="0.931687711729365">
            <text:p>0.9316877117</text:p>
          </table:table-cell>
          <table:table-cell table:formula="of:=COS(2 * PI() * [.B776])" office:value-type="float" office:value="-0.985441097198846">
            <text:p>-0.9854410972</text:p>
          </table:table-cell>
          <table:table-cell table:formula="of:=SIN(2 * PI() * [.B776])" office:value-type="float" office:value="-0.170017187223922">
            <text:p>-0.1700171872</text:p>
          </table:table-cell>
          <table:table-cell table:formula="of:=[.D776]*[.E776]" office:value-type="float" office:value="-0.918123360893268">
            <text:p>-0.9181233609</text:p>
          </table:table-cell>
          <table:table-cell table:formula="of:=[.D776]*[.F776]" office:value-type="float" office:value="-0.158402924119319">
            <text:p>-0.1584029241</text:p>
          </table:table-cell>
          <table:table-cell table:formula="of:=[.C776]" office:value-type="float" office:value="0.363260248048833">
            <text:p>0.363260248</text:p>
          </table:table-cell>
        </table:table-row>
        <table:table-row table:style-name="ro1">
          <table:table-cell table:formula="of:=RAND()" office:value-type="float" office:value="0.075927734375">
            <text:p>0.0759277344</text:p>
          </table:table-cell>
          <table:table-cell table:formula="of:=RAND()" office:value-type="float" office:value="0.630126953125">
            <text:p>0.6301269531</text:p>
          </table:table-cell>
          <table:table-cell table:formula="of:=SQRT(1 - [.A777])" office:value-type="float" office:value="0.961286775954502">
            <text:p>0.961286776</text:p>
          </table:table-cell>
          <table:table-cell table:formula="of:=SQRT(1 - (1 - [.A777]))" office:value-type="float" office:value="0.275549876383569">
            <text:p>0.2755498764</text:p>
          </table:table-cell>
          <table:table-cell table:formula="of:=COS(2 * PI() * [.B777])" office:value-type="float" office:value="-0.683965411797316">
            <text:p>-0.6839654118</text:p>
          </table:table-cell>
          <table:table-cell table:formula="of:=SIN(2 * PI() * [.B777])" office:value-type="float" office:value="-0.729514438146997">
            <text:p>-0.7295144381</text:p>
          </table:table-cell>
          <table:table-cell table:formula="of:=[.D777]*[.E777]" office:value-type="float" office:value="-0.188466584671387">
            <text:p>-0.1884665847</text:p>
          </table:table-cell>
          <table:table-cell table:formula="of:=[.D777]*[.F777]" office:value-type="float" office:value="-0.201017613251434">
            <text:p>-0.2010176133</text:p>
          </table:table-cell>
          <table:table-cell table:formula="of:=[.C777]" office:value-type="float" office:value="0.961286775954502">
            <text:p>0.961286776</text:p>
          </table:table-cell>
        </table:table-row>
        <table:table-row table:style-name="ro1">
          <table:table-cell table:formula="of:=RAND()" office:value-type="float" office:value="0.449005126953125">
            <text:p>0.449005127</text:p>
          </table:table-cell>
          <table:table-cell table:formula="of:=RAND()" office:value-type="float" office:value="0.300994873046875">
            <text:p>0.300994873</text:p>
          </table:table-cell>
          <table:table-cell table:formula="of:=SQRT(1 - [.A778])" office:value-type="float" office:value="0.742290288934777">
            <text:p>0.7422902889</text:p>
          </table:table-cell>
          <table:table-cell table:formula="of:=SQRT(1 - (1 - [.A778]))" office:value-type="float" office:value="0.670078448357448">
            <text:p>0.6700784484</text:p>
          </table:table-cell>
          <table:table-cell table:formula="of:=COS(2 * PI() * [.B778])" office:value-type="float" office:value="-0.314955945691579">
            <text:p>-0.3149559457</text:p>
          </table:table-cell>
          <table:table-cell table:formula="of:=SIN(2 * PI() * [.B778])" office:value-type="float" office:value="0.949106291346508">
            <text:p>0.9491062913</text:p>
          </table:table-cell>
          <table:table-cell table:formula="of:=[.D778]*[.E778]" office:value-type="float" office:value="-0.211045191389966">
            <text:p>-0.2110451914</text:p>
          </table:table-cell>
          <table:table-cell table:formula="of:=[.D778]*[.F778]" office:value-type="float" office:value="0.63597567103176">
            <text:p>0.635975671</text:p>
          </table:table-cell>
          <table:table-cell table:formula="of:=[.C778]" office:value-type="float" office:value="0.742290288934777">
            <text:p>0.7422902889</text:p>
          </table:table-cell>
        </table:table-row>
        <table:table-row table:style-name="ro1">
          <table:table-cell table:formula="of:=RAND()" office:value-type="float" office:value="0.270843505859375">
            <text:p>0.2708435059</text:p>
          </table:table-cell>
          <table:table-cell table:formula="of:=RAND()" office:value-type="float" office:value="0.843048095703125">
            <text:p>0.8430480957</text:p>
          </table:table-cell>
          <table:table-cell table:formula="of:=SQRT(1 - [.A779])" office:value-type="float" office:value="0.853906607387848">
            <text:p>0.8539066074</text:p>
          </table:table-cell>
          <table:table-cell table:formula="of:=SQRT(1 - (1 - [.A779]))" office:value-type="float" office:value="0.520426273221649">
            <text:p>0.5204262732</text:p>
          </table:table-cell>
          <table:table-cell table:formula="of:=COS(2 * PI() * [.B779])" office:value-type="float" office:value="0.551897899113745">
            <text:p>0.5518978991</text:p>
          </table:table-cell>
          <table:table-cell table:formula="of:=SIN(2 * PI() * [.B779])" office:value-type="float" office:value="-0.833911691340177">
            <text:p>-0.8339116913</text:p>
          </table:table-cell>
          <table:table-cell table:formula="of:=[.D779]*[.E779]" office:value-type="float" office:value="0.287222166834624">
            <text:p>0.2872221668</text:p>
          </table:table-cell>
          <table:table-cell table:formula="of:=[.D779]*[.F779]" office:value-type="float" office:value="-0.433989553720131">
            <text:p>-0.4339895537</text:p>
          </table:table-cell>
          <table:table-cell table:formula="of:=[.C779]" office:value-type="float" office:value="0.853906607387848">
            <text:p>0.8539066074</text:p>
          </table:table-cell>
        </table:table-row>
        <table:table-row table:style-name="ro1">
          <table:table-cell table:formula="of:=RAND()" office:value-type="float" office:value="0.688720703125">
            <text:p>0.6887207031</text:p>
          </table:table-cell>
          <table:table-cell table:formula="of:=RAND()" office:value-type="float" office:value="0.572052001953125">
            <text:p>0.572052002</text:p>
          </table:table-cell>
          <table:table-cell table:formula="of:=SQRT(1 - [.A780])" office:value-type="float" office:value="0.55792409597991">
            <text:p>0.557924096</text:p>
          </table:table-cell>
          <table:table-cell table:formula="of:=SQRT(1 - (1 - [.A780]))" office:value-type="float" office:value="0.829891982805594">
            <text:p>0.8298919828</text:p>
          </table:table-cell>
          <table:table-cell table:formula="of:=COS(2 * PI() * [.B780])" office:value-type="float" office:value="-0.899262381268642">
            <text:p>-0.8992623813</text:p>
          </table:table-cell>
          <table:table-cell table:formula="of:=SIN(2 * PI() * [.B780])" office:value-type="float" office:value="-0.437409613103155">
            <text:p>-0.4374096131</text:p>
          </table:table-cell>
          <table:table-cell table:formula="of:=[.D780]*[.E780]" office:value-type="float" office:value="-0.746290640653513">
            <text:p>-0.7462906407</text:p>
          </table:table-cell>
          <table:table-cell table:formula="of:=[.D780]*[.F780]" office:value-type="float" office:value="-0.363002731116405">
            <text:p>-0.3630027311</text:p>
          </table:table-cell>
          <table:table-cell table:formula="of:=[.C780]" office:value-type="float" office:value="0.55792409597991">
            <text:p>0.557924096</text:p>
          </table:table-cell>
        </table:table-row>
        <table:table-row table:style-name="ro1">
          <table:table-cell table:formula="of:=RAND()" office:value-type="float" office:value="0.1651611328125">
            <text:p>0.1651611328</text:p>
          </table:table-cell>
          <table:table-cell table:formula="of:=RAND()" office:value-type="float" office:value="0.76239013671875">
            <text:p>0.7623901367</text:p>
          </table:table-cell>
          <table:table-cell table:formula="of:=SQRT(1 - [.A781])" office:value-type="float" office:value="0.913695171918677">
            <text:p>0.9136951719</text:p>
          </table:table-cell>
          <table:table-cell table:formula="of:=SQRT(1 - (1 - [.A781]))" office:value-type="float" office:value="0.406400212613749">
            <text:p>0.4064002126</text:p>
          </table:table-cell>
          <table:table-cell table:formula="of:=COS(2 * PI() * [.B781])" office:value-type="float" office:value="0.0777709136728577">
            <text:p>0.0777709137</text:p>
          </table:table-cell>
          <table:table-cell table:formula="of:=SIN(2 * PI() * [.B781])" office:value-type="float" office:value="-0.996971255847674">
            <text:p>-0.9969712558</text:p>
          </table:table-cell>
          <table:table-cell table:formula="of:=[.D781]*[.E781]" office:value-type="float" office:value="0.0316061158518149">
            <text:p>0.0316061159</text:p>
          </table:table-cell>
          <table:table-cell table:formula="of:=[.D781]*[.F781]" office:value-type="float" office:value="-0.405169330346291">
            <text:p>-0.4051693303</text:p>
          </table:table-cell>
          <table:table-cell table:formula="of:=[.C781]" office:value-type="float" office:value="0.913695171918677">
            <text:p>0.9136951719</text:p>
          </table:table-cell>
        </table:table-row>
        <table:table-row table:style-name="ro1">
          <table:table-cell table:formula="of:=RAND()" office:value-type="float" office:value="0.904541015625">
            <text:p>0.9045410156</text:p>
          </table:table-cell>
          <table:table-cell table:formula="of:=RAND()" office:value-type="float" office:value="0.230712890625">
            <text:p>0.2307128906</text:p>
          </table:table-cell>
          <table:table-cell table:formula="of:=SQRT(1 - [.A782])" office:value-type="float" office:value="0.308964373957581">
            <text:p>0.308964374</text:p>
          </table:table-cell>
          <table:table-cell table:formula="of:=SQRT(1 - (1 - [.A782]))" office:value-type="float" office:value="0.951073612095825">
            <text:p>0.9510736121</text:p>
          </table:table-cell>
          <table:table-cell table:formula="of:=COS(2 * PI() * [.B782])" office:value-type="float" office:value="0.120888087235777">
            <text:p>0.1208880872</text:p>
          </table:table-cell>
          <table:table-cell table:formula="of:=SIN(2 * PI() * [.B782])" office:value-type="float" office:value="0.992666142448948">
            <text:p>0.9926661424</text:p>
          </table:table-cell>
          <table:table-cell table:formula="of:=[.D782]*[.E782]" office:value-type="float" office:value="0.114973469786686">
            <text:p>0.1149734698</text:p>
          </table:table-cell>
          <table:table-cell table:formula="of:=[.D782]*[.F782]" office:value-type="float" office:value="0.94409857370415">
            <text:p>0.9440985737</text:p>
          </table:table-cell>
          <table:table-cell table:formula="of:=[.C782]" office:value-type="float" office:value="0.308964373957581">
            <text:p>0.308964374</text:p>
          </table:table-cell>
        </table:table-row>
        <table:table-row table:style-name="ro1">
          <table:table-cell table:formula="of:=RAND()" office:value-type="float" office:value="0.603668212890625">
            <text:p>0.6036682129</text:p>
          </table:table-cell>
          <table:table-cell table:formula="of:=RAND()" office:value-type="float" office:value="0.6934814453125">
            <text:p>0.6934814453</text:p>
          </table:table-cell>
          <table:table-cell table:formula="of:=SQRT(1 - [.A783])" office:value-type="float" office:value="0.629548875870154">
            <text:p>0.6295488759</text:p>
          </table:table-cell>
          <table:table-cell table:formula="of:=SQRT(1 - (1 - [.A783]))" office:value-type="float" office:value="0.776960882471328">
            <text:p>0.7769608825</text:p>
          </table:table-cell>
          <table:table-cell table:formula="of:=COS(2 * PI() * [.B783])" office:value-type="float" office:value="-0.347699647819051">
            <text:p>-0.3476996478</text:p>
          </table:table-cell>
          <table:table-cell table:formula="of:=SIN(2 * PI() * [.B783])" office:value-type="float" office:value="-0.937605969961">
            <text:p>-0.93760597</text:p>
          </table:table-cell>
          <table:table-cell table:formula="of:=[.D783]*[.E783]" office:value-type="float" office:value="-0.27014902520446">
            <text:p>-0.2701490252</text:p>
          </table:table-cell>
          <table:table-cell table:formula="of:=[.D783]*[.F783]" office:value-type="float" office:value="-0.728483161831284">
            <text:p>-0.7284831618</text:p>
          </table:table-cell>
          <table:table-cell table:formula="of:=[.C783]" office:value-type="float" office:value="0.629548875870154">
            <text:p>0.6295488759</text:p>
          </table:table-cell>
        </table:table-row>
        <table:table-row table:style-name="ro1">
          <table:table-cell table:formula="of:=RAND()" office:value-type="float" office:value="0.984466552734375">
            <text:p>0.9844665527</text:p>
          </table:table-cell>
          <table:table-cell table:formula="of:=RAND()" office:value-type="float" office:value="0.244354248046875">
            <text:p>0.244354248</text:p>
          </table:table-cell>
          <table:table-cell table:formula="of:=SQRT(1 - [.A784])" office:value-type="float" office:value="0.124633251043311">
            <text:p>0.124633251</text:p>
          </table:table-cell>
          <table:table-cell table:formula="of:=SQRT(1 - (1 - [.A784]))" office:value-type="float" office:value="0.992202878817823">
            <text:p>0.9922028788</text:p>
          </table:table-cell>
          <table:table-cell table:formula="of:=COS(2 * PI() * [.B784])" office:value-type="float" office:value="0.0354658665168505">
            <text:p>0.0354658665</text:p>
          </table:table-cell>
          <table:table-cell table:formula="of:=SIN(2 * PI() * [.B784])" office:value-type="float" office:value="0.999370888265317">
            <text:p>0.9993708883</text:p>
          </table:table-cell>
          <table:table-cell table:formula="of:=[.D784]*[.E784]" office:value-type="float" office:value="0.0351893348577877">
            <text:p>0.0351893349</text:p>
          </table:table-cell>
          <table:table-cell table:formula="of:=[.D784]*[.F784]" office:value-type="float" office:value="0.991578672343572">
            <text:p>0.9915786723</text:p>
          </table:table-cell>
          <table:table-cell table:formula="of:=[.C784]" office:value-type="float" office:value="0.124633251043311">
            <text:p>0.124633251</text:p>
          </table:table-cell>
        </table:table-row>
        <table:table-row table:style-name="ro1">
          <table:table-cell table:formula="of:=RAND()" office:value-type="float" office:value="0.217529296875">
            <text:p>0.2175292969</text:p>
          </table:table-cell>
          <table:table-cell table:formula="of:=RAND()" office:value-type="float" office:value="0.64666748046875">
            <text:p>0.6466674805</text:p>
          </table:table-cell>
          <table:table-cell table:formula="of:=SQRT(1 - [.A785])" office:value-type="float" office:value="0.884573740919885">
            <text:p>0.8845737409</text:p>
          </table:table-cell>
          <table:table-cell table:formula="of:=SQRT(1 - (1 - [.A785]))" office:value-type="float" office:value="0.466400361143728">
            <text:p>0.4664003611</text:p>
          </table:table-cell>
          <table:table-cell table:formula="of:=COS(2 * PI() * [.B785])" office:value-type="float" office:value="-0.604595041982501">
            <text:p>-0.604595042</text:p>
          </table:table-cell>
          <table:table-cell table:formula="of:=SIN(2 * PI() * [.B785])" office:value-type="float" office:value="-0.796533009491872">
            <text:p>-0.7965330095</text:p>
          </table:table-cell>
          <table:table-cell table:formula="of:=[.D785]*[.E785]" office:value-type="float" office:value="-0.281983345926346">
            <text:p>-0.2819833459</text:p>
          </table:table-cell>
          <table:table-cell table:formula="of:=[.D785]*[.F785]" office:value-type="float" office:value="-0.37150328328991">
            <text:p>-0.3715032833</text:p>
          </table:table-cell>
          <table:table-cell table:formula="of:=[.C785]" office:value-type="float" office:value="0.884573740919885">
            <text:p>0.8845737409</text:p>
          </table:table-cell>
        </table:table-row>
        <table:table-row table:style-name="ro1">
          <table:table-cell table:formula="of:=RAND()" office:value-type="float" office:value="0.461883544921875">
            <text:p>0.4618835449</text:p>
          </table:table-cell>
          <table:table-cell table:formula="of:=RAND()" office:value-type="float" office:value="0.15728759765625">
            <text:p>0.1572875977</text:p>
          </table:table-cell>
          <table:table-cell table:formula="of:=SQRT(1 - [.A786])" office:value-type="float" office:value="0.73356421332977">
            <text:p>0.7335642133</text:p>
          </table:table-cell>
          <table:table-cell table:formula="of:=SQRT(1 - (1 - [.A786]))" office:value-type="float" office:value="0.67962014752498">
            <text:p>0.6796201475</text:p>
          </table:table-cell>
          <table:table-cell table:formula="of:=COS(2 * PI() * [.B786])" office:value-type="float" office:value="0.550137766564234">
            <text:p>0.5501377666</text:p>
          </table:table-cell>
          <table:table-cell table:formula="of:=SIN(2 * PI() * [.B786])" office:value-type="float" office:value="0.835073911578919">
            <text:p>0.8350739116</text:p>
          </table:table-cell>
          <table:table-cell table:formula="of:=[.D786]*[.E786]" office:value-type="float" office:value="0.373884710071447">
            <text:p>0.3738847101</text:p>
          </table:table-cell>
          <table:table-cell table:formula="of:=[.D786]*[.F786]" office:value-type="float" office:value="0.567533054981527">
            <text:p>0.567533055</text:p>
          </table:table-cell>
          <table:table-cell table:formula="of:=[.C786]" office:value-type="float" office:value="0.73356421332977">
            <text:p>0.7335642133</text:p>
          </table:table-cell>
        </table:table-row>
        <table:table-row table:style-name="ro1">
          <table:table-cell table:formula="of:=RAND()" office:value-type="float" office:value="0.1885986328125">
            <text:p>0.1885986328</text:p>
          </table:table-cell>
          <table:table-cell table:formula="of:=RAND()" office:value-type="float" office:value="0.32574462890625">
            <text:p>0.3257446289</text:p>
          </table:table-cell>
          <table:table-cell table:formula="of:=SQRT(1 - [.A787])" office:value-type="float" office:value="0.900778200883825">
            <text:p>0.9007782009</text:p>
          </table:table-cell>
          <table:table-cell table:formula="of:=SQRT(1 - (1 - [.A787]))" office:value-type="float" office:value="0.434279440927728">
            <text:p>0.4342794409</text:p>
          </table:table-cell>
          <table:table-cell table:formula="of:=COS(2 * PI() * [.B787])" office:value-type="float" office:value="-0.458154215699893">
            <text:p>-0.4581542157</text:p>
          </table:table-cell>
          <table:table-cell table:formula="of:=SIN(2 * PI() * [.B787])" office:value-type="float" office:value="0.888872721280396">
            <text:p>0.8888727213</text:p>
          </table:table-cell>
          <table:table-cell table:formula="of:=[.D787]*[.E787]" office:value-type="float" office:value="-0.198966956652831">
            <text:p>-0.1989669567</text:p>
          </table:table-cell>
          <table:table-cell table:formula="of:=[.D787]*[.F787]" office:value-type="float" office:value="0.386019148453558">
            <text:p>0.3860191485</text:p>
          </table:table-cell>
          <table:table-cell table:formula="of:=[.C787]" office:value-type="float" office:value="0.900778200883825">
            <text:p>0.9007782009</text:p>
          </table:table-cell>
        </table:table-row>
        <table:table-row table:style-name="ro1">
          <table:table-cell table:formula="of:=RAND()" office:value-type="float" office:value="0.257598876953125">
            <text:p>0.257598877</text:p>
          </table:table-cell>
          <table:table-cell table:formula="of:=RAND()" office:value-type="float" office:value="0.660430908203125">
            <text:p>0.6604309082</text:p>
          </table:table-cell>
          <table:table-cell table:formula="of:=SQRT(1 - [.A788])" office:value-type="float" office:value="0.861627020843053">
            <text:p>0.8616270208</text:p>
          </table:table-cell>
          <table:table-cell table:formula="of:=SQRT(1 - (1 - [.A788]))" office:value-type="float" office:value="0.507541995260614">
            <text:p>0.5075419953</text:p>
          </table:table-cell>
          <table:table-cell table:formula="of:=COS(2 * PI() * [.B788])" office:value-type="float" office:value="-0.533538836182603">
            <text:p>-0.5335388362</text:p>
          </table:table-cell>
          <table:table-cell table:formula="of:=SIN(2 * PI() * [.B788])" office:value-type="float" office:value="-0.845775567325584">
            <text:p>-0.8457755673</text:p>
          </table:table-cell>
          <table:table-cell table:formula="of:=[.D788]*[.E788]" office:value-type="float" office:value="-0.270793365465144">
            <text:p>-0.2707933655</text:p>
          </table:table-cell>
          <table:table-cell table:formula="of:=[.D788]*[.F788]" office:value-type="float" office:value="-0.429266618983105">
            <text:p>-0.429266619</text:p>
          </table:table-cell>
          <table:table-cell table:formula="of:=[.C788]" office:value-type="float" office:value="0.861627020843053">
            <text:p>0.8616270208</text:p>
          </table:table-cell>
        </table:table-row>
        <table:table-row table:style-name="ro1">
          <table:table-cell table:formula="of:=RAND()" office:value-type="float" office:value="0.91790771484375">
            <text:p>0.9179077148</text:p>
          </table:table-cell>
          <table:table-cell table:formula="of:=RAND()" office:value-type="float" office:value="0.813507080078125">
            <text:p>0.8135070801</text:p>
          </table:table-cell>
          <table:table-cell table:formula="of:=SQRT(1 - [.A789])" office:value-type="float" office:value="0.286517512826441">
            <text:p>0.2865175128</text:p>
          </table:table-cell>
          <table:table-cell table:formula="of:=SQRT(1 - (1 - [.A789]))" office:value-type="float" office:value="0.95807500481108">
            <text:p>0.9580750048</text:p>
          </table:table-cell>
          <table:table-cell table:formula="of:=COS(2 * PI() * [.B789])" office:value-type="float" office:value="0.388521737662589">
            <text:p>0.3885217377</text:p>
          </table:table-cell>
          <table:table-cell table:formula="of:=SIN(2 * PI() * [.B789])" office:value-type="float" office:value="-0.921439558171691">
            <text:p>-0.9214395582</text:p>
          </table:table-cell>
          <table:table-cell table:formula="of:=[.D789]*[.E789]" office:value-type="float" office:value="0.372232965680294">
            <text:p>0.3722329657</text:p>
          </table:table-cell>
          <table:table-cell table:formula="of:=[.D789]*[.F789]" office:value-type="float" office:value="-0.882808209128462">
            <text:p>-0.8828082091</text:p>
          </table:table-cell>
          <table:table-cell table:formula="of:=[.C789]" office:value-type="float" office:value="0.286517512826441">
            <text:p>0.2865175128</text:p>
          </table:table-cell>
        </table:table-row>
        <table:table-row table:style-name="ro1">
          <table:table-cell table:formula="of:=RAND()" office:value-type="float" office:value="0.990814208984375">
            <text:p>0.990814209</text:p>
          </table:table-cell>
          <table:table-cell table:formula="of:=RAND()" office:value-type="float" office:value="0.35107421875">
            <text:p>0.3510742188</text:p>
          </table:table-cell>
          <table:table-cell table:formula="of:=SQRT(1 - [.A790])" office:value-type="float" office:value="0.0958425323936351">
            <text:p>0.0958425324</text:p>
          </table:table-cell>
          <table:table-cell table:formula="of:=SQRT(1 - (1 - [.A790]))" office:value-type="float" office:value="0.995396508424846">
            <text:p>0.9953965084</text:p>
          </table:table-cell>
          <table:table-cell table:formula="of:=COS(2 * PI() * [.B790])" office:value-type="float" office:value="-0.5932322950398">
            <text:p>-0.593232295</text:p>
          </table:table-cell>
          <table:table-cell table:formula="of:=SIN(2 * PI() * [.B790])" office:value-type="float" office:value="0.805031331142964">
            <text:p>0.8050313311</text:p>
          </table:table-cell>
          <table:table-cell table:formula="of:=[.D790]*[.E790]" office:value-type="float" office:value="-0.590501355167475">
            <text:p>-0.5905013552</text:p>
          </table:table-cell>
          <table:table-cell table:formula="of:=[.D790]*[.F790]" office:value-type="float" office:value="0.801325376192312">
            <text:p>0.8013253762</text:p>
          </table:table-cell>
          <table:table-cell table:formula="of:=[.C790]" office:value-type="float" office:value="0.0958425323936351">
            <text:p>0.0958425324</text:p>
          </table:table-cell>
        </table:table-row>
        <table:table-row table:style-name="ro1">
          <table:table-cell table:formula="of:=RAND()" office:value-type="float" office:value="0.143402099609375">
            <text:p>0.1434020996</text:p>
          </table:table-cell>
          <table:table-cell table:formula="of:=RAND()" office:value-type="float" office:value="0.843353271484375">
            <text:p>0.8433532715</text:p>
          </table:table-cell>
          <table:table-cell table:formula="of:=SQRT(1 - [.A791])" office:value-type="float" office:value="0.925525742694726">
            <text:p>0.9255257427</text:p>
          </table:table-cell>
          <table:table-cell table:formula="of:=SQRT(1 - (1 - [.A791]))" office:value-type="float" office:value="0.378684696824911">
            <text:p>0.3786846968</text:p>
          </table:table-cell>
          <table:table-cell table:formula="of:=COS(2 * PI() * [.B791])" office:value-type="float" office:value="0.553495889190437">
            <text:p>0.5534958892</text:p>
          </table:table-cell>
          <table:table-cell table:formula="of:=SIN(2 * PI() * [.B791])" office:value-type="float" office:value="-0.832851907994025">
            <text:p>-0.832851908</text:p>
          </table:table-cell>
          <table:table-cell table:formula="of:=[.D791]*[.E791]" office:value-type="float" office:value="0.209600422991915">
            <text:p>0.209600423</text:p>
          </table:table-cell>
          <table:table-cell table:formula="of:=[.D791]*[.F791]" office:value-type="float" office:value="-0.315388272278766">
            <text:p>-0.3153882723</text:p>
          </table:table-cell>
          <table:table-cell table:formula="of:=[.C791]" office:value-type="float" office:value="0.925525742694726">
            <text:p>0.9255257427</text:p>
          </table:table-cell>
        </table:table-row>
        <table:table-row table:style-name="ro1">
          <table:table-cell table:formula="of:=RAND()" office:value-type="float" office:value="0.473602294921875">
            <text:p>0.4736022949</text:p>
          </table:table-cell>
          <table:table-cell table:formula="of:=RAND()" office:value-type="float" office:value="0.265899658203125">
            <text:p>0.2658996582</text:p>
          </table:table-cell>
          <table:table-cell table:formula="of:=SQRT(1 - [.A792])" office:value-type="float" office:value="0.725532704347726">
            <text:p>0.7255327043</text:p>
          </table:table-cell>
          <table:table-cell table:formula="of:=SQRT(1 - (1 - [.A792]))" office:value-type="float" office:value="0.688187688731697">
            <text:p>0.6881876887</text:p>
          </table:table-cell>
          <table:table-cell table:formula="of:=COS(2 * PI() * [.B792])" office:value-type="float" office:value="-0.0997344120553387">
            <text:p>-0.0997344121</text:p>
          </table:table-cell>
          <table:table-cell table:formula="of:=SIN(2 * PI() * [.B792])" office:value-type="float" office:value="0.99501409389615">
            <text:p>0.9950140939</text:p>
          </table:table-cell>
          <table:table-cell table:formula="of:=[.D792]*[.E792]" office:value-type="float" office:value="-0.0686359945193782">
            <text:p>-0.0686359945</text:p>
          </table:table-cell>
          <table:table-cell table:formula="of:=[.D792]*[.F792]" office:value-type="float" office:value="0.684756449533855">
            <text:p>0.6847564495</text:p>
          </table:table-cell>
          <table:table-cell table:formula="of:=[.C792]" office:value-type="float" office:value="0.725532704347726">
            <text:p>0.7255327043</text:p>
          </table:table-cell>
        </table:table-row>
        <table:table-row table:style-name="ro1">
          <table:table-cell table:formula="of:=RAND()" office:value-type="float" office:value="0.913360595703125">
            <text:p>0.9133605957</text:p>
          </table:table-cell>
          <table:table-cell table:formula="of:=RAND()" office:value-type="float" office:value="0.156951904296875">
            <text:p>0.1569519043</text:p>
          </table:table-cell>
          <table:table-cell table:formula="of:=SQRT(1 - [.A793])" office:value-type="float" office:value="0.294345722402883">
            <text:p>0.2943457224</text:p>
          </table:table-cell>
          <table:table-cell table:formula="of:=SQRT(1 - (1 - [.A793]))" office:value-type="float" office:value="0.955699008947443">
            <text:p>0.9556990089</text:p>
          </table:table-cell>
          <table:table-cell table:formula="of:=COS(2 * PI() * [.B793])" office:value-type="float" office:value="0.551897899113745">
            <text:p>0.5518978991</text:p>
          </table:table-cell>
          <table:table-cell table:formula="of:=SIN(2 * PI() * [.B793])" office:value-type="float" office:value="0.833911691340177">
            <text:p>0.8339116913</text:p>
          </table:table-cell>
          <table:table-cell table:formula="of:=[.D793]*[.E793]" office:value-type="float" office:value="0.527448275223182">
            <text:p>0.5274482752</text:p>
          </table:table-cell>
          <table:table-cell table:formula="of:=[.D793]*[.F793]" office:value-type="float" office:value="0.796968576963493">
            <text:p>0.796968577</text:p>
          </table:table-cell>
          <table:table-cell table:formula="of:=[.C793]" office:value-type="float" office:value="0.294345722402883">
            <text:p>0.2943457224</text:p>
          </table:table-cell>
        </table:table-row>
        <table:table-row table:style-name="ro1">
          <table:table-cell table:formula="of:=RAND()" office:value-type="float" office:value="0.419677734375">
            <text:p>0.4196777344</text:p>
          </table:table-cell>
          <table:table-cell table:formula="of:=RAND()" office:value-type="float" office:value="0.9368896484375">
            <text:p>0.9368896484</text:p>
          </table:table-cell>
          <table:table-cell table:formula="of:=SQRT(1 - [.A794])" office:value-type="float" office:value="0.761788858953057">
            <text:p>0.761788859</text:p>
          </table:table-cell>
          <table:table-cell table:formula="of:=SQRT(1 - (1 - [.A794]))" office:value-type="float" office:value="0.647825388800871">
            <text:p>0.6478253888</text:p>
          </table:table-cell>
          <table:table-cell table:formula="of:=COS(2 * PI() * [.B794])" office:value-type="float" office:value="0.92240516985221">
            <text:p>0.9224051699</text:p>
          </table:table-cell>
          <table:table-cell table:formula="of:=SIN(2 * PI() * [.B794])" office:value-type="float" office:value="-0.386223643281864">
            <text:p>-0.3862236433</text:p>
          </table:table-cell>
          <table:table-cell table:formula="of:=[.D794]*[.E794]" office:value-type="float" office:value="0.597557487791441">
            <text:p>0.5975574878</text:p>
          </table:table-cell>
          <table:table-cell table:formula="of:=[.D794]*[.F794]" office:value-type="float" office:value="-0.250205481873162">
            <text:p>-0.2502054819</text:p>
          </table:table-cell>
          <table:table-cell table:formula="of:=[.C794]" office:value-type="float" office:value="0.761788858953057">
            <text:p>0.761788859</text:p>
          </table:table-cell>
        </table:table-row>
        <table:table-row table:style-name="ro1">
          <table:table-cell table:formula="of:=RAND()" office:value-type="float" office:value="0.57403564453125">
            <text:p>0.5740356445</text:p>
          </table:table-cell>
          <table:table-cell table:formula="of:=RAND()" office:value-type="float" office:value="0.95037841796875">
            <text:p>0.950378418</text:p>
          </table:table-cell>
          <table:table-cell table:formula="of:=SQRT(1 - [.A795])" office:value-type="float" office:value="0.652659448310334">
            <text:p>0.6526594483</text:p>
          </table:table-cell>
          <table:table-cell table:formula="of:=SQRT(1 - (1 - [.A795]))" office:value-type="float" office:value="0.757651400402091">
            <text:p>0.7576514004</text:p>
          </table:table-cell>
          <table:table-cell table:formula="of:=COS(2 * PI() * [.B795])" office:value-type="float" office:value="0.951788567798152">
            <text:p>0.9517885678</text:p>
          </table:table-cell>
          <table:table-cell table:formula="of:=SIN(2 * PI() * [.B795])" office:value-type="float" office:value="-0.306754824263193">
            <text:p>-0.3067548243</text:p>
          </table:table-cell>
          <table:table-cell table:formula="of:=[.D795]*[.E795]" office:value-type="float" office:value="0.721123941278971">
            <text:p>0.7211239413</text:p>
          </table:table-cell>
          <table:table-cell table:formula="of:=[.D795]*[.F795]" office:value-type="float" office:value="-0.232413222183106">
            <text:p>-0.2324132222</text:p>
          </table:table-cell>
          <table:table-cell table:formula="of:=[.C795]" office:value-type="float" office:value="0.652659448310334">
            <text:p>0.6526594483</text:p>
          </table:table-cell>
        </table:table-row>
        <table:table-row table:style-name="ro1">
          <table:table-cell table:formula="of:=RAND()" office:value-type="float" office:value="0.141265869140625">
            <text:p>0.1412658691</text:p>
          </table:table-cell>
          <table:table-cell table:formula="of:=RAND()" office:value-type="float" office:value="0.212799072265625">
            <text:p>0.2127990723</text:p>
          </table:table-cell>
          <table:table-cell table:formula="of:=SQRT(1 - [.A796])" office:value-type="float" office:value="0.926679087310907">
            <text:p>0.9266790873</text:p>
          </table:table-cell>
          <table:table-cell table:formula="of:=SQRT(1 - (1 - [.A796]))" office:value-type="float" office:value="0.375853520857029">
            <text:p>0.3758535209</text:p>
          </table:table-cell>
          <table:table-cell table:formula="of:=COS(2 * PI() * [.B796])" office:value-type="float" office:value="0.231617746718667">
            <text:p>0.2316177467</text:p>
          </table:table-cell>
          <table:table-cell table:formula="of:=SIN(2 * PI() * [.B796])" office:value-type="float" office:value="0.97280687672578">
            <text:p>0.9728068767</text:p>
          </table:table-cell>
          <table:table-cell table:formula="of:=[.D796]*[.E796]" office:value-type="float" office:value="0.0870543455971824">
            <text:p>0.0870543456</text:p>
          </table:table-cell>
          <table:table-cell table:formula="of:=[.D796]*[.F796]" office:value-type="float" office:value="0.365632889731314">
            <text:p>0.3656328897</text:p>
          </table:table-cell>
          <table:table-cell table:formula="of:=[.C796]" office:value-type="float" office:value="0.926679087310907">
            <text:p>0.9266790873</text:p>
          </table:table-cell>
        </table:table-row>
        <table:table-row table:style-name="ro1">
          <table:table-cell table:formula="of:=RAND()" office:value-type="float" office:value="0.697601318359375">
            <text:p>0.6976013184</text:p>
          </table:table-cell>
          <table:table-cell table:formula="of:=RAND()" office:value-type="float" office:value="0.928466796875">
            <text:p>0.9284667969</text:p>
          </table:table-cell>
          <table:table-cell table:formula="of:=SQRT(1 - [.A797])" office:value-type="float" office:value="0.549907884686722">
            <text:p>0.5499078847</text:p>
          </table:table-cell>
          <table:table-cell table:formula="of:=SQRT(1 - (1 - [.A797]))" office:value-type="float" office:value="0.83522530993701">
            <text:p>0.8352253099</text:p>
          </table:table-cell>
          <table:table-cell table:formula="of:=COS(2 * PI() * [.B797])" office:value-type="float" office:value="0.900683429228647">
            <text:p>0.9006834292</text:p>
          </table:table-cell>
          <table:table-cell table:formula="of:=SIN(2 * PI() * [.B797])" office:value-type="float" office:value="-0.434475960569656">
            <text:p>-0.4344759606</text:p>
          </table:table-cell>
          <table:table-cell table:formula="of:=[.D797]*[.E797]" office:value-type="float" office:value="0.752273596332626">
            <text:p>0.7522735963</text:p>
          </table:table-cell>
          <table:table-cell table:formula="of:=[.D797]*[.F797]" office:value-type="float" office:value="-0.362885318826971">
            <text:p>-0.3628853188</text:p>
          </table:table-cell>
          <table:table-cell table:formula="of:=[.C797]" office:value-type="float" office:value="0.549907884686722">
            <text:p>0.5499078847</text:p>
          </table:table-cell>
        </table:table-row>
        <table:table-row table:style-name="ro1">
          <table:table-cell table:formula="of:=RAND()" office:value-type="float" office:value="0.707305908203125">
            <text:p>0.7073059082</text:p>
          </table:table-cell>
          <table:table-cell table:formula="of:=RAND()" office:value-type="float" office:value="0.53778076171875">
            <text:p>0.5377807617</text:p>
          </table:table-cell>
          <table:table-cell table:formula="of:=SQRT(1 - [.A798])" office:value-type="float" office:value="0.541012099492123">
            <text:p>0.5410120995</text:p>
          </table:table-cell>
          <table:table-cell table:formula="of:=SQRT(1 - (1 - [.A798]))" office:value-type="float" office:value="0.841014808551624">
            <text:p>0.8410148086</text:p>
          </table:table-cell>
          <table:table-cell table:formula="of:=COS(2 * PI() * [.B798])" office:value-type="float" office:value="-0.971956591809582">
            <text:p>-0.9719565918</text:p>
          </table:table-cell>
          <table:table-cell table:formula="of:=SIN(2 * PI() * [.B798])" office:value-type="float" office:value="-0.235160336021834">
            <text:p>-0.235160336</text:p>
          </table:table-cell>
          <table:table-cell table:formula="of:=[.D798]*[.E798]" office:value-type="float" office:value="-0.817429886981224">
            <text:p>-0.817429887</text:p>
          </table:table-cell>
          <table:table-cell table:formula="of:=[.D798]*[.F798]" office:value-type="float" office:value="-0.197773324978339">
            <text:p>-0.197773325</text:p>
          </table:table-cell>
          <table:table-cell table:formula="of:=[.C798]" office:value-type="float" office:value="0.541012099492123">
            <text:p>0.5410120995</text:p>
          </table:table-cell>
        </table:table-row>
        <table:table-row table:style-name="ro1">
          <table:table-cell table:formula="of:=RAND()" office:value-type="float" office:value="0.784271240234375">
            <text:p>0.7842712402</text:p>
          </table:table-cell>
          <table:table-cell table:formula="of:=RAND()" office:value-type="float" office:value="0.145294189453125">
            <text:p>0.1452941895</text:p>
          </table:table-cell>
          <table:table-cell table:formula="of:=SQRT(1 - [.A799])" office:value-type="float" office:value="0.464466101847729">
            <text:p>0.4644661018</text:p>
          </table:table-cell>
          <table:table-cell table:formula="of:=SQRT(1 - (1 - [.A799]))" office:value-type="float" office:value="0.885590898911216">
            <text:p>0.8855908989</text:p>
          </table:table-cell>
          <table:table-cell table:formula="of:=COS(2 * PI() * [.B799])" office:value-type="float" office:value="0.611445447864987">
            <text:p>0.6114454479</text:p>
          </table:table-cell>
          <table:table-cell table:formula="of:=SIN(2 * PI() * [.B799])" office:value-type="float" office:value="0.791286587959878">
            <text:p>0.791286588</text:p>
          </table:table-cell>
          <table:table-cell table:formula="of:=[.D799]*[.E799]" office:value-type="float" office:value="0.541490523809925">
            <text:p>0.5414905238</text:p>
          </table:table-cell>
          <table:table-cell table:formula="of:=[.D799]*[.F799]" office:value-type="float" office:value="0.700756200727777">
            <text:p>0.7007562007</text:p>
          </table:table-cell>
          <table:table-cell table:formula="of:=[.C799]" office:value-type="float" office:value="0.464466101847729">
            <text:p>0.4644661018</text:p>
          </table:table-cell>
        </table:table-row>
        <table:table-row table:style-name="ro1">
          <table:table-cell table:formula="of:=RAND()" office:value-type="float" office:value="0.308868408203125">
            <text:p>0.3088684082</text:p>
          </table:table-cell>
          <table:table-cell table:formula="of:=RAND()" office:value-type="float" office:value="0.402587890625">
            <text:p>0.4025878906</text:p>
          </table:table-cell>
          <table:table-cell table:formula="of:=SQRT(1 - [.A800])" office:value-type="float" office:value="0.831343245474981">
            <text:p>0.8313432455</text:p>
          </table:table-cell>
          <table:table-cell table:formula="of:=SQRT(1 - (1 - [.A800]))" office:value-type="float" office:value="0.555759307797112">
            <text:p>0.5557593078</text:p>
          </table:table-cell>
          <table:table-cell table:formula="of:=COS(2 * PI() * [.B800])" office:value-type="float" office:value="-0.818467129580299">
            <text:p>-0.8184671296</text:p>
          </table:table-cell>
          <table:table-cell table:formula="of:=SIN(2 * PI() * [.B800])" office:value-type="float" office:value="0.574553355047716">
            <text:p>0.574553355</text:p>
          </table:table-cell>
          <table:table-cell table:formula="of:=[.D800]*[.E800]" office:value-type="float" office:value="-0.454870725390236">
            <text:p>-0.4548707254</text:p>
          </table:table-cell>
          <table:table-cell table:formula="of:=[.D800]*[.F800]" office:value-type="float" office:value="0.319313374893827">
            <text:p>0.3193133749</text:p>
          </table:table-cell>
          <table:table-cell table:formula="of:=[.C800]" office:value-type="float" office:value="0.831343245474981">
            <text:p>0.8313432455</text:p>
          </table:table-cell>
        </table:table-row>
        <table:table-row table:style-name="ro1">
          <table:table-cell table:formula="of:=RAND()" office:value-type="float" office:value="0.747314453125">
            <text:p>0.7473144531</text:p>
          </table:table-cell>
          <table:table-cell table:formula="of:=RAND()" office:value-type="float" office:value="0.732635498046875">
            <text:p>0.732635498</text:p>
          </table:table-cell>
          <table:table-cell table:formula="of:=SQRT(1 - [.A801])" office:value-type="float" office:value="0.502678373192044">
            <text:p>0.5026783732</text:p>
          </table:table-cell>
          <table:table-cell table:formula="of:=SQRT(1 - (1 - [.A801]))" office:value-type="float" office:value="0.864473512101441">
            <text:p>0.8644735121</text:p>
          </table:table-cell>
          <table:table-cell table:formula="of:=COS(2 * PI() * [.B801])" office:value-type="float" office:value="-0.108888053484545">
            <text:p>-0.1088880535</text:p>
          </table:table-cell>
          <table:table-cell table:formula="of:=SIN(2 * PI() * [.B801])" office:value-type="float" office:value="-0.99405401855651">
            <text:p>-0.9940540186</text:p>
          </table:table-cell>
          <table:table-cell table:formula="of:=[.D801]*[.E801]" office:value-type="float" office:value="-0.0941308380216741">
            <text:p>-0.094130838</text:p>
          </table:table-cell>
          <table:table-cell table:formula="of:=[.D801]*[.F801]" office:value-type="float" office:value="-0.859333368640097">
            <text:p>-0.8593333686</text:p>
          </table:table-cell>
          <table:table-cell table:formula="of:=[.C801]" office:value-type="float" office:value="0.502678373192044">
            <text:p>0.5026783732</text:p>
          </table:table-cell>
        </table:table-row>
        <table:table-row table:style-name="ro1">
          <table:table-cell table:formula="of:=RAND()" office:value-type="float" office:value="0.058868408203125">
            <text:p>0.0588684082</text:p>
          </table:table-cell>
          <table:table-cell table:formula="of:=RAND()" office:value-type="float" office:value="0.91290283203125">
            <text:p>0.912902832</text:p>
          </table:table-cell>
          <table:table-cell table:formula="of:=SQRT(1 - [.A802])" office:value-type="float" office:value="0.970119369869953">
            <text:p>0.9701193699</text:p>
          </table:table-cell>
          <table:table-cell table:formula="of:=SQRT(1 - (1 - [.A802]))" office:value-type="float" office:value="0.242628127394836">
            <text:p>0.2426281274</text:p>
          </table:table-cell>
          <table:table-cell table:formula="of:=COS(2 * PI() * [.B802])" office:value-type="float" office:value="0.853959911360254">
            <text:p>0.8539599114</text:p>
          </table:table-cell>
          <table:table-cell table:formula="of:=SIN(2 * PI() * [.B802])" office:value-type="float" office:value="-0.520338802886722">
            <text:p>-0.5203388029</text:p>
          </table:table-cell>
          <table:table-cell table:formula="of:=[.D802]*[.E802]" office:value-type="float" office:value="0.207194694163599">
            <text:p>0.2071946942</text:p>
          </table:table-cell>
          <table:table-cell table:formula="of:=[.D802]*[.F802]" office:value-type="float" office:value="-0.126248829355276">
            <text:p>-0.1262488294</text:p>
          </table:table-cell>
          <table:table-cell table:formula="of:=[.C802]" office:value-type="float" office:value="0.970119369869953">
            <text:p>0.9701193699</text:p>
          </table:table-cell>
        </table:table-row>
        <table:table-row table:style-name="ro1">
          <table:table-cell table:formula="of:=RAND()" office:value-type="float" office:value="0.752716064453125">
            <text:p>0.7527160645</text:p>
          </table:table-cell>
          <table:table-cell table:formula="of:=RAND()" office:value-type="float" office:value="0.9326171875">
            <text:p>0.9326171875</text:p>
          </table:table-cell>
          <table:table-cell table:formula="of:=SQRT(1 - [.A803])" office:value-type="float" office:value="0.497276518193726">
            <text:p>0.4972765182</text:p>
          </table:table-cell>
          <table:table-cell table:formula="of:=SQRT(1 - (1 - [.A803]))" office:value-type="float" office:value="0.867592107186969">
            <text:p>0.8675921072</text:p>
          </table:table-cell>
          <table:table-cell table:formula="of:=COS(2 * PI() * [.B803])" office:value-type="float" office:value="0.91170603200543">
            <text:p>0.911706032</text:p>
          </table:table-cell>
          <table:table-cell table:formula="of:=SIN(2 * PI() * [.B803])" office:value-type="float" office:value="-0.410843171057904">
            <text:p>-0.4108431711</text:p>
          </table:table-cell>
          <table:table-cell table:formula="of:=[.D803]*[.E803]" office:value-type="float" office:value="0.790988957442661">
            <text:p>0.7909889574</text:p>
          </table:table-cell>
          <table:table-cell table:formula="of:=[.D803]*[.F803]" office:value-type="float" office:value="-0.356444292501503">
            <text:p>-0.3564442925</text:p>
          </table:table-cell>
          <table:table-cell table:formula="of:=[.C803]" office:value-type="float" office:value="0.497276518193726">
            <text:p>0.4972765182</text:p>
          </table:table-cell>
        </table:table-row>
        <table:table-row table:style-name="ro1">
          <table:table-cell table:formula="of:=RAND()" office:value-type="float" office:value="0.7576904296875">
            <text:p>0.7576904297</text:p>
          </table:table-cell>
          <table:table-cell table:formula="of:=RAND()" office:value-type="float" office:value="0.47662353515625">
            <text:p>0.4766235352</text:p>
          </table:table-cell>
          <table:table-cell table:formula="of:=SQRT(1 - [.A804])" office:value-type="float" office:value="0.49224950006323">
            <text:p>0.4922495001</text:p>
          </table:table-cell>
          <table:table-cell table:formula="of:=SQRT(1 - (1 - [.A804]))" office:value-type="float" office:value="0.870454151398855">
            <text:p>0.8704541514</text:p>
          </table:table-cell>
          <table:table-cell table:formula="of:=COS(2 * PI() * [.B804])" office:value-type="float" office:value="-0.98923270765722">
            <text:p>-0.9892327077</text:p>
          </table:table-cell>
          <table:table-cell table:formula="of:=SIN(2 * PI() * [.B804])" office:value-type="float" office:value="0.146351119234412">
            <text:p>0.1463511192</text:p>
          </table:table-cell>
          <table:table-cell table:formula="of:=[.D804]*[.E804]" office:value-type="float" office:value="-0.861081717079757">
            <text:p>-0.8610817171</text:p>
          </table:table-cell>
          <table:table-cell table:formula="of:=[.D804]*[.F804]" office:value-type="float" office:value="0.127391939299462">
            <text:p>0.1273919393</text:p>
          </table:table-cell>
          <table:table-cell table:formula="of:=[.C804]" office:value-type="float" office:value="0.49224950006323">
            <text:p>0.4922495001</text:p>
          </table:table-cell>
        </table:table-row>
        <table:table-row table:style-name="ro1">
          <table:table-cell table:formula="of:=RAND()" office:value-type="float" office:value="0.06671142578125">
            <text:p>0.0667114258</text:p>
          </table:table-cell>
          <table:table-cell table:formula="of:=RAND()" office:value-type="float" office:value="0.680999755859375">
            <text:p>0.6809997559</text:p>
          </table:table-cell>
          <table:table-cell table:formula="of:=SQRT(1 - [.A805])" office:value-type="float" office:value="0.966068617758982">
            <text:p>0.9660686178</text:p>
          </table:table-cell>
          <table:table-cell table:formula="of:=SQRT(1 - (1 - [.A805]))" office:value-type="float" office:value="0.258285550856508">
            <text:p>0.2582855509</text:p>
          </table:table-cell>
          <table:table-cell table:formula="of:=COS(2 * PI() * [.B805])" office:value-type="float" office:value="-0.420087120474985">
            <text:p>-0.4200871205</text:p>
          </table:table-cell>
          <table:table-cell table:formula="of:=SIN(2 * PI() * [.B805])" office:value-type="float" office:value="-0.907483780136612">
            <text:p>-0.9074837801</text:p>
          </table:table-cell>
          <table:table-cell table:formula="of:=[.D805]*[.E805]" office:value-type="float" office:value="-0.108502433319606">
            <text:p>-0.1085024333</text:p>
          </table:table-cell>
          <table:table-cell table:formula="of:=[.D805]*[.F805]" office:value-type="float" office:value="-0.234389948045931">
            <text:p>-0.234389948</text:p>
          </table:table-cell>
          <table:table-cell table:formula="of:=[.C805]" office:value-type="float" office:value="0.966068617758982">
            <text:p>0.9660686178</text:p>
          </table:table-cell>
        </table:table-row>
        <table:table-row table:style-name="ro1">
          <table:table-cell table:formula="of:=RAND()" office:value-type="float" office:value="0.917327880859375">
            <text:p>0.9173278809</text:p>
          </table:table-cell>
          <table:table-cell table:formula="of:=RAND()" office:value-type="float" office:value="0.120513916015625">
            <text:p>0.120513916</text:p>
          </table:table-cell>
          <table:table-cell table:formula="of:=SQRT(1 - [.A806])" office:value-type="float" office:value="0.287527597180905">
            <text:p>0.2875275972</text:p>
          </table:table-cell>
          <table:table-cell table:formula="of:=SQRT(1 - (1 - [.A806]))" office:value-type="float" office:value="0.957772353359281">
            <text:p>0.9577723534</text:p>
          </table:table-cell>
          <table:table-cell table:formula="of:=COS(2 * PI() * [.B806])" office:value-type="float" office:value="0.726754408082925">
            <text:p>0.7267544081</text:p>
          </table:table-cell>
          <table:table-cell table:formula="of:=SIN(2 * PI() * [.B806])" office:value-type="float" office:value="0.686897394326138">
            <text:p>0.6868973943</text:p>
          </table:table-cell>
          <table:table-cell table:formula="of:=[.D806]*[.E806]" office:value-type="float" office:value="0.696065279743814">
            <text:p>0.6960652797</text:p>
          </table:table-cell>
          <table:table-cell table:formula="of:=[.D806]*[.F806]" office:value-type="float" office:value="0.657891333880103">
            <text:p>0.6578913339</text:p>
          </table:table-cell>
          <table:table-cell table:formula="of:=[.C806]" office:value-type="float" office:value="0.287527597180905">
            <text:p>0.2875275972</text:p>
          </table:table-cell>
        </table:table-row>
        <table:table-row table:style-name="ro1">
          <table:table-cell table:formula="of:=RAND()" office:value-type="float" office:value="0.28399658203125">
            <text:p>0.283996582</text:p>
          </table:table-cell>
          <table:table-cell table:formula="of:=RAND()" office:value-type="float" office:value="0.4581298828125">
            <text:p>0.4581298828</text:p>
          </table:table-cell>
          <table:table-cell table:formula="of:=SQRT(1 - [.A807])" office:value-type="float" office:value="0.846169851725261">
            <text:p>0.8461698517</text:p>
          </table:table-cell>
          <table:table-cell table:formula="of:=SQRT(1 - (1 - [.A807]))" office:value-type="float" office:value="0.532913296917285">
            <text:p>0.5329132969</text:p>
          </table:table-cell>
          <table:table-cell table:formula="of:=COS(2 * PI() * [.B807])" office:value-type="float" office:value="-0.965594184302977">
            <text:p>-0.9655941843</text:p>
          </table:table-cell>
          <table:table-cell table:formula="of:=SIN(2 * PI() * [.B807])" office:value-type="float" office:value="0.260053593015495">
            <text:p>0.260053593</text:p>
          </table:table-cell>
          <table:table-cell table:formula="of:=[.D807]*[.E807]" office:value-type="float" office:value="-0.514577980241056">
            <text:p>-0.5145779802</text:p>
          </table:table-cell>
          <table:table-cell table:formula="of:=[.D807]*[.F807]" office:value-type="float" office:value="0.138586017629073">
            <text:p>0.1385860176</text:p>
          </table:table-cell>
          <table:table-cell table:formula="of:=[.C807]" office:value-type="float" office:value="0.846169851725261">
            <text:p>0.8461698517</text:p>
          </table:table-cell>
        </table:table-row>
        <table:table-row table:style-name="ro1">
          <table:table-cell table:formula="of:=RAND()" office:value-type="float" office:value="0.174102783203125">
            <text:p>0.1741027832</text:p>
          </table:table-cell>
          <table:table-cell table:formula="of:=RAND()" office:value-type="float" office:value="0.5350341796875">
            <text:p>0.5350341797</text:p>
          </table:table-cell>
          <table:table-cell table:formula="of:=SQRT(1 - [.A808])" office:value-type="float" office:value="0.908788873609748">
            <text:p>0.9087888736</text:p>
          </table:table-cell>
          <table:table-cell table:formula="of:=SQRT(1 - (1 - [.A808]))" office:value-type="float" office:value="0.417256256038331">
            <text:p>0.417256256</text:p>
          </table:table-cell>
          <table:table-cell table:formula="of:=COS(2 * PI() * [.B808])" office:value-type="float" office:value="-0.975869891578341">
            <text:p>-0.9758698916</text:p>
          </table:table-cell>
          <table:table-cell table:formula="of:=SIN(2 * PI() * [.B808])" office:value-type="float" office:value="-0.218352821623346">
            <text:p>-0.2183528216</text:p>
          </table:table-cell>
          <table:table-cell table:formula="of:=[.D808]*[.E808]" office:value-type="float" office:value="-0.40718781734051">
            <text:p>-0.4071878173</text:p>
          </table:table-cell>
          <table:table-cell table:formula="of:=[.D808]*[.F808]" office:value-type="float" office:value="-0.0911090808459629">
            <text:p>-0.0911090808</text:p>
          </table:table-cell>
          <table:table-cell table:formula="of:=[.C808]" office:value-type="float" office:value="0.908788873609748">
            <text:p>0.9087888736</text:p>
          </table:table-cell>
        </table:table-row>
        <table:table-row table:style-name="ro1">
          <table:table-cell table:formula="of:=RAND()" office:value-type="float" office:value="0.796600341796875">
            <text:p>0.7966003418</text:p>
          </table:table-cell>
          <table:table-cell table:formula="of:=RAND()" office:value-type="float" office:value="0.360595703125">
            <text:p>0.3605957031</text:p>
          </table:table-cell>
          <table:table-cell table:formula="of:=SQRT(1 - [.A809])" office:value-type="float" office:value="0.450998512417863">
            <text:p>0.4509985124</text:p>
          </table:table-cell>
          <table:table-cell table:formula="of:=SQRT(1 - (1 - [.A809]))" office:value-type="float" office:value="0.892524700944951">
            <text:p>0.8925247009</text:p>
          </table:table-cell>
          <table:table-cell table:formula="of:=COS(2 * PI() * [.B809])" office:value-type="float" office:value="-0.640303482184151">
            <text:p>-0.6403034822</text:p>
          </table:table-cell>
          <table:table-cell table:formula="of:=SIN(2 * PI() * [.B809])" office:value-type="float" office:value="0.768122028523366">
            <text:p>0.7681220285</text:p>
          </table:table-cell>
          <table:table-cell table:formula="of:=[.D809]*[.E809]" office:value-type="float" office:value="-0.571486673950421">
            <text:p>-0.571486674</text:p>
          </table:table-cell>
          <table:table-cell table:formula="of:=[.D809]*[.F809]" office:value-type="float" office:value="0.685567883797046">
            <text:p>0.6855678838</text:p>
          </table:table-cell>
          <table:table-cell table:formula="of:=[.C809]" office:value-type="float" office:value="0.450998512417863">
            <text:p>0.4509985124</text:p>
          </table:table-cell>
        </table:table-row>
        <table:table-row table:style-name="ro1">
          <table:table-cell table:formula="of:=RAND()" office:value-type="float" office:value="0.761199951171875">
            <text:p>0.7611999512</text:p>
          </table:table-cell>
          <table:table-cell table:formula="of:=RAND()" office:value-type="float" office:value="0.238037109375">
            <text:p>0.2380371094</text:p>
          </table:table-cell>
          <table:table-cell table:formula="of:=SQRT(1 - [.A810])" office:value-type="float" office:value="0.488671718874875">
            <text:p>0.4886717189</text:p>
          </table:table-cell>
          <table:table-cell table:formula="of:=SQRT(1 - (1 - [.A810]))" office:value-type="float" office:value="0.872467736464722">
            <text:p>0.8724677365</text:p>
          </table:table-cell>
          <table:table-cell table:formula="of:=COS(2 * PI() * [.B810])" office:value-type="float" office:value="0.0750943008479213">
            <text:p>0.0750943008</text:p>
          </table:table-cell>
          <table:table-cell table:formula="of:=SIN(2 * PI() * [.B810])" office:value-type="float" office:value="0.997176436735326">
            <text:p>0.9971764367</text:p>
          </table:table-cell>
          <table:table-cell table:formula="of:=[.D810]*[.E810]" office:value-type="float" office:value="0.0655173546821867">
            <text:p>0.0655173547</text:p>
          </table:table-cell>
          <table:table-cell table:formula="of:=[.D810]*[.F810]" office:value-type="float" office:value="0.870004268614427">
            <text:p>0.8700042686</text:p>
          </table:table-cell>
          <table:table-cell table:formula="of:=[.C810]" office:value-type="float" office:value="0.488671718874875">
            <text:p>0.4886717189</text:p>
          </table:table-cell>
        </table:table-row>
        <table:table-row table:style-name="ro1">
          <table:table-cell table:formula="of:=RAND()" office:value-type="float" office:value="0.739715576171875">
            <text:p>0.7397155762</text:p>
          </table:table-cell>
          <table:table-cell table:formula="of:=RAND()" office:value-type="float" office:value="0.47454833984375">
            <text:p>0.4745483398</text:p>
          </table:table-cell>
          <table:table-cell table:formula="of:=SQRT(1 - [.A811])" office:value-type="float" office:value="0.510180775635583">
            <text:p>0.5101807756</text:p>
          </table:table-cell>
          <table:table-cell table:formula="of:=SQRT(1 - (1 - [.A811]))" office:value-type="float" office:value="0.860067192823837">
            <text:p>0.8600671928</text:p>
          </table:table-cell>
          <table:table-cell table:formula="of:=COS(2 * PI() * [.B811])" office:value-type="float" office:value="-0.987240424223882">
            <text:p>-0.9872404242</text:p>
          </table:table-cell>
          <table:table-cell table:formula="of:=SIN(2 * PI() * [.B811])" office:value-type="float" office:value="0.159236756994888">
            <text:p>0.159236757</text:p>
          </table:table-cell>
          <table:table-cell table:formula="of:=[.D811]*[.E811]" office:value-type="float" office:value="-0.849093100304448">
            <text:p>-0.8490931003</text:p>
          </table:table-cell>
          <table:table-cell table:formula="of:=[.D811]*[.F811]" office:value-type="float" office:value="0.136954310582965">
            <text:p>0.1369543106</text:p>
          </table:table-cell>
          <table:table-cell table:formula="of:=[.C811]" office:value-type="float" office:value="0.510180775635583">
            <text:p>0.5101807756</text:p>
          </table:table-cell>
        </table:table-row>
        <table:table-row table:style-name="ro1">
          <table:table-cell table:formula="of:=RAND()" office:value-type="float" office:value="0.581146240234375">
            <text:p>0.5811462402</text:p>
          </table:table-cell>
          <table:table-cell table:formula="of:=RAND()" office:value-type="float" office:value="0.865203857421875">
            <text:p>0.8652038574</text:p>
          </table:table-cell>
          <table:table-cell table:formula="of:=SQRT(1 - [.A812])" office:value-type="float" office:value="0.647189122100816">
            <text:p>0.6471891221</text:p>
          </table:table-cell>
          <table:table-cell table:formula="of:=SQRT(1 - (1 - [.A812]))" office:value-type="float" office:value="0.762329482726711">
            <text:p>0.7623294827</text:p>
          </table:table-cell>
          <table:table-cell table:formula="of:=COS(2 * PI() * [.B812])" office:value-type="float" office:value="0.662272120308896">
            <text:p>0.6622721203</text:p>
          </table:table-cell>
          <table:table-cell table:formula="of:=SIN(2 * PI() * [.B812])" office:value-type="float" office:value="-0.749263397385431">
            <text:p>-0.7492633974</text:p>
          </table:table-cell>
          <table:table-cell table:formula="of:=[.D812]*[.E812]" office:value-type="float" office:value="0.504869562899403">
            <text:p>0.5048695629</text:p>
          </table:table-cell>
          <table:table-cell table:formula="of:=[.D812]*[.F812]" office:value-type="float" office:value="-0.571185578154894">
            <text:p>-0.5711855782</text:p>
          </table:table-cell>
          <table:table-cell table:formula="of:=[.C812]" office:value-type="float" office:value="0.647189122100816">
            <text:p>0.6471891221</text:p>
          </table:table-cell>
        </table:table-row>
        <table:table-row table:style-name="ro1">
          <table:table-cell table:formula="of:=RAND()" office:value-type="float" office:value="0.0439453125">
            <text:p>0.0439453125</text:p>
          </table:table-cell>
          <table:table-cell table:formula="of:=RAND()" office:value-type="float" office:value="0.772918701171875">
            <text:p>0.7729187012</text:p>
          </table:table-cell>
          <table:table-cell table:formula="of:=SQRT(1 - [.A813])" office:value-type="float" office:value="0.977780490447626">
            <text:p>0.9777804904</text:p>
          </table:table-cell>
          <table:table-cell table:formula="of:=SQRT(1 - (1 - [.A813]))" office:value-type="float" office:value="0.209631372890605">
            <text:p>0.2096313729</text:p>
          </table:table-cell>
          <table:table-cell table:formula="of:=COS(2 * PI() * [.B813])" office:value-type="float" office:value="0.143505272864573">
            <text:p>0.1435052729</text:p>
          </table:table-cell>
          <table:table-cell table:formula="of:=SIN(2 * PI() * [.B813])" office:value-type="float" office:value="-0.989649552447767">
            <text:p>-0.9896495524</text:p>
          </table:table-cell>
          <table:table-cell table:formula="of:=[.D813]*[.E813]" office:value-type="float" office:value="0.0300832073676413">
            <text:p>0.0300832074</text:p>
          </table:table-cell>
          <table:table-cell table:formula="of:=[.D813]*[.F813]" office:value-type="float" office:value="-0.207461594360198">
            <text:p>-0.2074615944</text:p>
          </table:table-cell>
          <table:table-cell table:formula="of:=[.C813]" office:value-type="float" office:value="0.977780490447626">
            <text:p>0.9777804904</text:p>
          </table:table-cell>
        </table:table-row>
        <table:table-row table:style-name="ro1">
          <table:table-cell table:formula="of:=RAND()" office:value-type="float" office:value="0.240692138671875">
            <text:p>0.2406921387</text:p>
          </table:table-cell>
          <table:table-cell table:formula="of:=RAND()" office:value-type="float" office:value="0.169677734375">
            <text:p>0.1696777344</text:p>
          </table:table-cell>
          <table:table-cell table:formula="of:=SQRT(1 - [.A814])" office:value-type="float" office:value="0.871382729532853">
            <text:p>0.8713827295</text:p>
          </table:table-cell>
          <table:table-cell table:formula="of:=SQRT(1 - (1 - [.A814]))" office:value-type="float" office:value="0.490603851056914">
            <text:p>0.4906038511</text:p>
          </table:table-cell>
          <table:table-cell table:formula="of:=COS(2 * PI() * [.B814])" office:value-type="float" office:value="0.483527078932919">
            <text:p>0.4835270789</text:p>
          </table:table-cell>
          <table:table-cell table:formula="of:=SIN(2 * PI() * [.B814])" office:value-type="float" office:value="0.875329403104111">
            <text:p>0.8753294031</text:p>
          </table:table-cell>
          <table:table-cell table:formula="of:=[.D814]*[.E814]" office:value-type="float" office:value="0.237220247014791">
            <text:p>0.237220247</text:p>
          </table:table-cell>
          <table:table-cell table:formula="of:=[.D814]*[.F814]" office:value-type="float" office:value="0.429439976106227">
            <text:p>0.4294399761</text:p>
          </table:table-cell>
          <table:table-cell table:formula="of:=[.C814]" office:value-type="float" office:value="0.871382729532853">
            <text:p>0.8713827295</text:p>
          </table:table-cell>
        </table:table-row>
        <table:table-row table:style-name="ro1">
          <table:table-cell table:formula="of:=RAND()" office:value-type="float" office:value="0.755889892578125">
            <text:p>0.7558898926</text:p>
          </table:table-cell>
          <table:table-cell table:formula="of:=RAND()" office:value-type="float" office:value="0.0430908203125">
            <text:p>0.0430908203</text:p>
          </table:table-cell>
          <table:table-cell table:formula="of:=SQRT(1 - [.A815])" office:value-type="float" office:value="0.494075001818423">
            <text:p>0.4940750018</text:p>
          </table:table-cell>
          <table:table-cell table:formula="of:=SQRT(1 - (1 - [.A815]))" office:value-type="float" office:value="0.86941928468267">
            <text:p>0.8694192847</text:p>
          </table:table-cell>
          <table:table-cell table:formula="of:=COS(2 * PI() * [.B815])" office:value-type="float" office:value="0.963571216210257">
            <text:p>0.9635712162</text:p>
          </table:table-cell>
          <table:table-cell table:formula="of:=SIN(2 * PI() * [.B815])" office:value-type="float" office:value="0.267451885936678">
            <text:p>0.2674518859</text:p>
          </table:table-cell>
          <table:table-cell table:formula="of:=[.D815]*[.E815]" office:value-type="float" office:value="0.837747397538332">
            <text:p>0.8377473975</text:p>
          </table:table-cell>
          <table:table-cell table:formula="of:=[.D815]*[.F815]" office:value-type="float" office:value="0.232527827358097">
            <text:p>0.2325278274</text:p>
          </table:table-cell>
          <table:table-cell table:formula="of:=[.C815]" office:value-type="float" office:value="0.494075001818423">
            <text:p>0.4940750018</text:p>
          </table:table-cell>
        </table:table-row>
        <table:table-row table:style-name="ro1">
          <table:table-cell table:formula="of:=RAND()" office:value-type="float" office:value="0.81146240234375">
            <text:p>0.8114624023</text:p>
          </table:table-cell>
          <table:table-cell table:formula="of:=RAND()" office:value-type="float" office:value="0.461578369140625">
            <text:p>0.4615783691</text:p>
          </table:table-cell>
          <table:table-cell table:formula="of:=SQRT(1 - [.A816])" office:value-type="float" office:value="0.434209163487195">
            <text:p>0.4342091635</text:p>
          </table:table-cell>
          <table:table-cell table:formula="of:=SQRT(1 - (1 - [.A816]))" office:value-type="float" office:value="0.90081207937269">
            <text:p>0.9008120794</text:p>
          </table:table-cell>
          <table:table-cell table:formula="of:=COS(2 * PI() * [.B816])" office:value-type="float" office:value="-0.971001794553195">
            <text:p>-0.9710017946</text:p>
          </table:table-cell>
          <table:table-cell table:formula="of:=SIN(2 * PI() * [.B816])" office:value-type="float" office:value="0.239072196155211">
            <text:p>0.2390721962</text:p>
          </table:table-cell>
          <table:table-cell table:formula="of:=[.D816]*[.E816]" office:value-type="float" office:value="-0.874690145626077">
            <text:p>-0.8746901456</text:p>
          </table:table-cell>
          <table:table-cell table:formula="of:=[.D816]*[.F816]" office:value-type="float" office:value="0.215359122138771">
            <text:p>0.2153591221</text:p>
          </table:table-cell>
          <table:table-cell table:formula="of:=[.C816]" office:value-type="float" office:value="0.434209163487195">
            <text:p>0.4342091635</text:p>
          </table:table-cell>
        </table:table-row>
        <table:table-row table:style-name="ro1">
          <table:table-cell table:formula="of:=RAND()" office:value-type="float" office:value="0.588714599609375">
            <text:p>0.5887145996</text:p>
          </table:table-cell>
          <table:table-cell table:formula="of:=RAND()" office:value-type="float" office:value="0.899932861328125">
            <text:p>0.8999328613</text:p>
          </table:table-cell>
          <table:table-cell table:formula="of:=SQRT(1 - [.A817])" office:value-type="float" office:value="0.641315367343263">
            <text:p>0.6413153673</text:p>
          </table:table-cell>
          <table:table-cell table:formula="of:=SQRT(1 - (1 - [.A817]))" office:value-type="float" office:value="0.767277394173304">
            <text:p>0.7672773942</text:p>
          </table:table-cell>
          <table:table-cell table:formula="of:=COS(2 * PI() * [.B817])" office:value-type="float" office:value="0.808768968295601">
            <text:p>0.8087689683</text:p>
          </table:table-cell>
          <table:table-cell table:formula="of:=SIN(2 * PI() * [.B817])" office:value-type="float" office:value="-0.58812647952806">
            <text:p>-0.5881264795</text:p>
          </table:table-cell>
          <table:table-cell table:formula="of:=[.D817]*[.E817]" office:value-type="float" office:value="0.62055014648208">
            <text:p>0.6205501465</text:p>
          </table:table-cell>
          <table:table-cell table:formula="of:=[.D817]*[.F817]" office:value-type="float" office:value="-0.451256152656609">
            <text:p>-0.4512561527</text:p>
          </table:table-cell>
          <table:table-cell table:formula="of:=[.C817]" office:value-type="float" office:value="0.641315367343263">
            <text:p>0.6413153673</text:p>
          </table:table-cell>
        </table:table-row>
        <table:table-row table:style-name="ro1">
          <table:table-cell table:formula="of:=RAND()" office:value-type="float" office:value="0.682403564453125">
            <text:p>0.6824035645</text:p>
          </table:table-cell>
          <table:table-cell table:formula="of:=RAND()" office:value-type="float" office:value="0.5733642578125">
            <text:p>0.5733642578</text:p>
          </table:table-cell>
          <table:table-cell table:formula="of:=SQRT(1 - [.A818])" office:value-type="float" office:value="0.563556949692642">
            <text:p>0.5635569497</text:p>
          </table:table-cell>
          <table:table-cell table:formula="of:=SQRT(1 - (1 - [.A818]))" office:value-type="float" office:value="0.82607721458295">
            <text:p>0.8260772146</text:p>
          </table:table-cell>
          <table:table-cell table:formula="of:=COS(2 * PI() * [.B818])" office:value-type="float" office:value="-0.89562534883403">
            <text:p>-0.8956253488</text:p>
          </table:table-cell>
          <table:table-cell table:formula="of:=SIN(2 * PI() * [.B818])" office:value-type="float" office:value="-0.444809211377105">
            <text:p>-0.4448092114</text:p>
          </table:table-cell>
          <table:table-cell table:formula="of:=[.D818]*[.E818]" office:value-type="float" office:value="-0.739855693474699">
            <text:p>-0.7398556935</text:p>
          </table:table-cell>
          <table:table-cell table:formula="of:=[.D818]*[.F818]" office:value-type="float" office:value="-0.367446754355237">
            <text:p>-0.3674467544</text:p>
          </table:table-cell>
          <table:table-cell table:formula="of:=[.C818]" office:value-type="float" office:value="0.563556949692642">
            <text:p>0.5635569497</text:p>
          </table:table-cell>
        </table:table-row>
        <table:table-row table:style-name="ro1">
          <table:table-cell table:formula="of:=RAND()" office:value-type="float" office:value="0.85296630859375">
            <text:p>0.8529663086</text:p>
          </table:table-cell>
          <table:table-cell table:formula="of:=RAND()" office:value-type="float" office:value="0.878021240234375">
            <text:p>0.8780212402</text:p>
          </table:table-cell>
          <table:table-cell table:formula="of:=SQRT(1 - [.A819])" office:value-type="float" office:value="0.383449724744001">
            <text:p>0.3834497247</text:p>
          </table:table-cell>
          <table:table-cell table:formula="of:=SQRT(1 - (1 - [.A819]))" office:value-type="float" office:value="0.923561751370069">
            <text:p>0.9235617514</text:p>
          </table:table-cell>
          <table:table-cell table:formula="of:=COS(2 * PI() * [.B819])" office:value-type="float" office:value="0.720401590896545">
            <text:p>0.7204015909</text:p>
          </table:table-cell>
          <table:table-cell table:formula="of:=SIN(2 * PI() * [.B819])" office:value-type="float" office:value="-0.693557169838022">
            <text:p>-0.6935571698</text:p>
          </table:table-cell>
          <table:table-cell table:formula="of:=[.D819]*[.E819]" office:value-type="float" office:value="0.665335354978197">
            <text:p>0.665335355</text:p>
          </table:table-cell>
          <table:table-cell table:formula="of:=[.D819]*[.F819]" office:value-type="float" office:value="-0.640542874450873">
            <text:p>-0.6405428745</text:p>
          </table:table-cell>
          <table:table-cell table:formula="of:=[.C819]" office:value-type="float" office:value="0.383449724744001">
            <text:p>0.3834497247</text:p>
          </table:table-cell>
        </table:table-row>
        <table:table-row table:style-name="ro1">
          <table:table-cell table:formula="of:=RAND()" office:value-type="float" office:value="0.302276611328125">
            <text:p>0.3022766113</text:p>
          </table:table-cell>
          <table:table-cell table:formula="of:=RAND()" office:value-type="float" office:value="0.617523193359375">
            <text:p>0.6175231934</text:p>
          </table:table-cell>
          <table:table-cell table:formula="of:=SQRT(1 - [.A820])" office:value-type="float" office:value="0.835298383017635">
            <text:p>0.835298383</text:p>
          </table:table-cell>
          <table:table-cell table:formula="of:=SQRT(1 - (1 - [.A820]))" office:value-type="float" office:value="0.549796881882869">
            <text:p>0.5497968819</text:p>
          </table:table-cell>
          <table:table-cell table:formula="of:=COS(2 * PI() * [.B820])" office:value-type="float" office:value="-0.73953301024005">
            <text:p>-0.7395330102</text:p>
          </table:table-cell>
          <table:table-cell table:formula="of:=SIN(2 * PI() * [.B820])" office:value-type="float" office:value="-0.673120291452642">
            <text:p>-0.6731202915</text:p>
          </table:table-cell>
          <table:table-cell table:formula="of:=[.D820]*[.E820]" office:value-type="float" office:value="-0.406592943079431">
            <text:p>-0.4065929431</text:p>
          </table:table-cell>
          <table:table-cell table:formula="of:=[.D820]*[.F820]" office:value-type="float" office:value="-0.37007943737275">
            <text:p>-0.3700794374</text:p>
          </table:table-cell>
          <table:table-cell table:formula="of:=[.C820]" office:value-type="float" office:value="0.835298383017635">
            <text:p>0.835298383</text:p>
          </table:table-cell>
        </table:table-row>
        <table:table-row table:style-name="ro1">
          <table:table-cell table:formula="of:=RAND()" office:value-type="float" office:value="0.623626708984375">
            <text:p>0.623626709</text:p>
          </table:table-cell>
          <table:table-cell table:formula="of:=RAND()" office:value-type="float" office:value="0.053497314453125">
            <text:p>0.0534973145</text:p>
          </table:table-cell>
          <table:table-cell table:formula="of:=SQRT(1 - [.A821])" office:value-type="float" office:value="0.613492698420792">
            <text:p>0.6134926984</text:p>
          </table:table-cell>
          <table:table-cell table:formula="of:=SQRT(1 - (1 - [.A821]))" office:value-type="float" office:value="0.789700391910992">
            <text:p>0.7897003919</text:p>
          </table:table-cell>
          <table:table-cell table:formula="of:=COS(2 * PI() * [.B821])" office:value-type="float" office:value="0.944037029917216">
            <text:p>0.9440370299</text:p>
          </table:table-cell>
          <table:table-cell table:formula="of:=SIN(2 * PI() * [.B821])" office:value-type="float" office:value="0.329839485424474">
            <text:p>0.3298394854</text:p>
          </table:table-cell>
          <table:table-cell table:formula="of:=[.D821]*[.E821]" office:value-type="float" office:value="0.745506412504115">
            <text:p>0.7455064125</text:p>
          </table:table-cell>
          <table:table-cell table:formula="of:=[.D821]*[.F821]" office:value-type="float" office:value="0.260474370907427">
            <text:p>0.2604743709</text:p>
          </table:table-cell>
          <table:table-cell table:formula="of:=[.C821]" office:value-type="float" office:value="0.613492698420792">
            <text:p>0.6134926984</text:p>
          </table:table-cell>
        </table:table-row>
        <table:table-row table:style-name="ro1">
          <table:table-cell table:formula="of:=RAND()" office:value-type="float" office:value="0.495025634765625">
            <text:p>0.4950256348</text:p>
          </table:table-cell>
          <table:table-cell table:formula="of:=RAND()" office:value-type="float" office:value="0.438018798828125">
            <text:p>0.4380187988</text:p>
          </table:table-cell>
          <table:table-cell table:formula="of:=SQRT(1 - [.A822])" office:value-type="float" office:value="0.710615483390543">
            <text:p>0.7106154834</text:p>
          </table:table-cell>
          <table:table-cell table:formula="of:=SQRT(1 - (1 - [.A822]))" office:value-type="float" office:value="0.703580581572307">
            <text:p>0.7035805816</text:p>
          </table:table-cell>
          <table:table-cell table:formula="of:=COS(2 * PI() * [.B822])" office:value-type="float" office:value="-0.925122058566626">
            <text:p>-0.9251220586</text:p>
          </table:table-cell>
          <table:table-cell table:formula="of:=SIN(2 * PI() * [.B822])" office:value-type="float" office:value="0.379669825971789">
            <text:p>0.379669826</text:p>
          </table:table-cell>
          <table:table-cell table:formula="of:=[.D822]*[.E822]" office:value-type="float" office:value="-0.650897915991676">
            <text:p>-0.650897916</text:p>
          </table:table-cell>
          <table:table-cell table:formula="of:=[.D822]*[.F822]" office:value-type="float" office:value="0.267128316962688">
            <text:p>0.267128317</text:p>
          </table:table-cell>
          <table:table-cell table:formula="of:=[.C822]" office:value-type="float" office:value="0.710615483390543">
            <text:p>0.7106154834</text:p>
          </table:table-cell>
        </table:table-row>
        <table:table-row table:style-name="ro1">
          <table:table-cell table:formula="of:=RAND()" office:value-type="float" office:value="0.3446044921875">
            <text:p>0.3446044922</text:p>
          </table:table-cell>
          <table:table-cell table:formula="of:=RAND()" office:value-type="float" office:value="0.739715576171875">
            <text:p>0.7397155762</text:p>
          </table:table-cell>
          <table:table-cell table:formula="of:=SQRT(1 - [.A823])" office:value-type="float" office:value="0.809565011479931">
            <text:p>0.8095650115</text:p>
          </table:table-cell>
          <table:table-cell table:formula="of:=SQRT(1 - (1 - [.A823]))" office:value-type="float" office:value="0.587030231067788">
            <text:p>0.5870302311</text:p>
          </table:table-cell>
          <table:table-cell table:formula="of:=COS(2 * PI() * [.B823])" office:value-type="float" office:value="-0.0645739795221994">
            <text:p>-0.0645739795</text:p>
          </table:table-cell>
          <table:table-cell table:formula="of:=SIN(2 * PI() * [.B823])" office:value-type="float" office:value="-0.997912922638377">
            <text:p>-0.9979129226</text:p>
          </table:table-cell>
          <table:table-cell table:formula="of:=[.D823]*[.E823]" office:value-type="float" office:value="-0.0379068781198833">
            <text:p>-0.0379068781</text:p>
          </table:table-cell>
          <table:table-cell table:formula="of:=[.D823]*[.F823]" office:value-type="float" office:value="-0.585805053561937">
            <text:p>-0.5858050536</text:p>
          </table:table-cell>
          <table:table-cell table:formula="of:=[.C823]" office:value-type="float" office:value="0.809565011479931">
            <text:p>0.8095650115</text:p>
          </table:table-cell>
        </table:table-row>
        <table:table-row table:style-name="ro1">
          <table:table-cell table:formula="of:=RAND()" office:value-type="float" office:value="0.99395751953125">
            <text:p>0.9939575195</text:p>
          </table:table-cell>
          <table:table-cell table:formula="of:=RAND()" office:value-type="float" office:value="0.3707275390625">
            <text:p>0.3707275391</text:p>
          </table:table-cell>
          <table:table-cell table:formula="of:=SQRT(1 - [.A824])" office:value-type="float" office:value="0.0777333935239547">
            <text:p>0.0777333935</text:p>
          </table:table-cell>
          <table:table-cell table:formula="of:=SQRT(1 - (1 - [.A824]))" office:value-type="float" office:value="0.996974181978275">
            <text:p>0.996974182</text:p>
          </table:table-cell>
          <table:table-cell table:formula="of:=COS(2 * PI() * [.B824])" office:value-type="float" office:value="-0.687872249166685">
            <text:p>-0.6878722492</text:p>
          </table:table-cell>
          <table:table-cell table:formula="of:=SIN(2 * PI() * [.B824])" office:value-type="float" office:value="0.725831777222771">
            <text:p>0.7258317772</text:p>
          </table:table-cell>
          <table:table-cell table:formula="of:=[.D824]*[.E824]" office:value-type="float" office:value="-0.685790872918512">
            <text:p>-0.6857908729</text:p>
          </table:table-cell>
          <table:table-cell table:formula="of:=[.D824]*[.F824]" office:value-type="float" office:value="0.723635542350509">
            <text:p>0.7236355424</text:p>
          </table:table-cell>
          <table:table-cell table:formula="of:=[.C824]" office:value-type="float" office:value="0.0777333935239547">
            <text:p>0.0777333935</text:p>
          </table:table-cell>
        </table:table-row>
        <table:table-row table:style-name="ro1">
          <table:table-cell table:formula="of:=RAND()" office:value-type="float" office:value="0.18353271484375">
            <text:p>0.1835327148</text:p>
          </table:table-cell>
          <table:table-cell table:formula="of:=RAND()" office:value-type="float" office:value="0.66387939453125">
            <text:p>0.6638793945</text:p>
          </table:table-cell>
          <table:table-cell table:formula="of:=SQRT(1 - [.A825])" office:value-type="float" office:value="0.903585792914126">
            <text:p>0.9035857929</text:p>
          </table:table-cell>
          <table:table-cell table:formula="of:=SQRT(1 - (1 - [.A825]))" office:value-type="float" office:value="0.428407183464225">
            <text:p>0.4284071835</text:p>
          </table:table-cell>
          <table:table-cell table:formula="of:=COS(2 * PI() * [.B825])" office:value-type="float" office:value="-0.515089208144697">
            <text:p>-0.5150892081</text:p>
          </table:table-cell>
          <table:table-cell table:formula="of:=SIN(2 * PI() * [.B825])" office:value-type="float" office:value="-0.857136574679245">
            <text:p>-0.8571365747</text:p>
          </table:table-cell>
          <table:table-cell table:formula="of:=[.D825]*[.E825]" office:value-type="float" office:value="-0.220667916894088">
            <text:p>-0.2206679169</text:p>
          </table:table-cell>
          <table:table-cell table:formula="of:=[.D825]*[.F825]" office:value-type="float" office:value="-0.367203465802508">
            <text:p>-0.3672034658</text:p>
          </table:table-cell>
          <table:table-cell table:formula="of:=[.C825]" office:value-type="float" office:value="0.903585792914126">
            <text:p>0.9035857929</text:p>
          </table:table-cell>
        </table:table-row>
        <table:table-row table:style-name="ro1">
          <table:table-cell table:formula="of:=RAND()" office:value-type="float" office:value="0.506134033203125">
            <text:p>0.5061340332</text:p>
          </table:table-cell>
          <table:table-cell table:formula="of:=RAND()" office:value-type="float" office:value="0.3424072265625">
            <text:p>0.3424072266</text:p>
          </table:table-cell>
          <table:table-cell table:formula="of:=SQRT(1 - [.A826])" office:value-type="float" office:value="0.702755979552558">
            <text:p>0.7027559796</text:p>
          </table:table-cell>
          <table:table-cell table:formula="of:=SQRT(1 - (1 - [.A826]))" office:value-type="float" office:value="0.711430975712419">
            <text:p>0.7114309757</text:p>
          </table:table-cell>
          <table:table-cell table:formula="of:=COS(2 * PI() * [.B826])" office:value-type="float" office:value="-0.548535522025067">
            <text:p>-0.548535522</text:p>
          </table:table-cell>
          <table:table-cell table:formula="of:=SIN(2 * PI() * [.B826])" office:value-type="float" office:value="0.836127251724692">
            <text:p>0.8361272517</text:p>
          </table:table-cell>
          <table:table-cell table:formula="of:=[.D826]*[.E826]" office:value-type="float" office:value="-0.390245161647215">
            <text:p>-0.3902451616</text:p>
          </table:table-cell>
          <table:table-cell table:formula="of:=[.D826]*[.F826]" office:value-type="float" office:value="0.594846826514242">
            <text:p>0.5948468265</text:p>
          </table:table-cell>
          <table:table-cell table:formula="of:=[.C826]" office:value-type="float" office:value="0.702755979552558">
            <text:p>0.7027559796</text:p>
          </table:table-cell>
        </table:table-row>
        <table:table-row table:style-name="ro1">
          <table:table-cell table:formula="of:=RAND()" office:value-type="float" office:value="0.45159912109375">
            <text:p>0.4515991211</text:p>
          </table:table-cell>
          <table:table-cell table:formula="of:=RAND()" office:value-type="float" office:value="0.78289794921875">
            <text:p>0.7828979492</text:p>
          </table:table-cell>
          <table:table-cell table:formula="of:=SQRT(1 - [.A827])" office:value-type="float" office:value="0.740540936684968">
            <text:p>0.7405409367</text:p>
          </table:table-cell>
          <table:table-cell table:formula="of:=SQRT(1 - (1 - [.A827]))" office:value-type="float" office:value="0.672011250719622">
            <text:p>0.6720112507</text:p>
          </table:table-cell>
          <table:table-cell table:formula="of:=COS(2 * PI() * [.B827])" office:value-type="float" office:value="0.205235096533272">
            <text:p>0.2052350965</text:p>
          </table:table-cell>
          <table:table-cell table:formula="of:=SIN(2 * PI() * [.B827])" office:value-type="float" office:value="-0.9787127030702">
            <text:p>-0.9787127031</text:p>
          </table:table-cell>
          <table:table-cell table:formula="of:=[.D827]*[.E827]" office:value-type="float" office:value="0.137920293912887">
            <text:p>0.1379202939</text:p>
          </table:table-cell>
          <table:table-cell table:formula="of:=[.D827]*[.F827]" office:value-type="float" office:value="-0.657705947685387">
            <text:p>-0.6577059477</text:p>
          </table:table-cell>
          <table:table-cell table:formula="of:=[.C827]" office:value-type="float" office:value="0.740540936684968">
            <text:p>0.7405409367</text:p>
          </table:table-cell>
        </table:table-row>
        <table:table-row table:style-name="ro1">
          <table:table-cell table:formula="of:=RAND()" office:value-type="float" office:value="0.61334228515625">
            <text:p>0.6133422852</text:p>
          </table:table-cell>
          <table:table-cell table:formula="of:=RAND()" office:value-type="float" office:value="0.083526611328125">
            <text:p>0.0835266113</text:p>
          </table:table-cell>
          <table:table-cell table:formula="of:=SQRT(1 - [.A828])" office:value-type="float" office:value="0.621818072143091">
            <text:p>0.6218180721</text:p>
          </table:table-cell>
          <table:table-cell table:formula="of:=SQRT(1 - (1 - [.A828]))" office:value-type="float" office:value="0.783161723500485">
            <text:p>0.7831617235</text:p>
          </table:table-cell>
          <table:table-cell table:formula="of:=COS(2 * PI() * [.B828])" office:value-type="float" office:value="0.865417564610694">
            <text:p>0.8654175646</text:p>
          </table:table-cell>
          <table:table-cell table:formula="of:=SIN(2 * PI() * [.B828])" office:value-type="float" office:value="0.501051333561038">
            <text:p>0.5010513336</text:p>
          </table:table-cell>
          <table:table-cell table:formula="of:=[.D828]*[.E828]" office:value-type="float" office:value="0.677761911448104">
            <text:p>0.6777619114</text:p>
          </table:table-cell>
          <table:table-cell table:formula="of:=[.D828]*[.F828]" office:value-type="float" office:value="0.392404225953879">
            <text:p>0.392404226</text:p>
          </table:table-cell>
          <table:table-cell table:formula="of:=[.C828]" office:value-type="float" office:value="0.621818072143091">
            <text:p>0.6218180721</text:p>
          </table:table-cell>
        </table:table-row>
        <table:table-row table:style-name="ro1">
          <table:table-cell table:formula="of:=RAND()" office:value-type="float" office:value="0.42041015625">
            <text:p>0.4204101563</text:p>
          </table:table-cell>
          <table:table-cell table:formula="of:=RAND()" office:value-type="float" office:value="0.66424560546875">
            <text:p>0.6642456055</text:p>
          </table:table-cell>
          <table:table-cell table:formula="of:=SQRT(1 - [.A829])" office:value-type="float" office:value="0.76130798219249">
            <text:p>0.7613079822</text:p>
          </table:table-cell>
          <table:table-cell table:formula="of:=SQRT(1 - (1 - [.A829]))" office:value-type="float" office:value="0.648390435038951">
            <text:p>0.648390435</text:p>
          </table:table-cell>
          <table:table-cell table:formula="of:=COS(2 * PI() * [.B829])" office:value-type="float" office:value="-0.513115599766641">
            <text:p>-0.5131155998</text:p>
          </table:table-cell>
          <table:table-cell table:formula="of:=SIN(2 * PI() * [.B829])" office:value-type="float" office:value="-0.858319510017173">
            <text:p>-0.85831951</text:p>
          </table:table-cell>
          <table:table-cell table:formula="of:=[.D829]*[.E829]" office:value-type="float" office:value="-0.332699246957964">
            <text:p>-0.332699247</text:p>
          </table:table-cell>
          <table:table-cell table:formula="of:=[.D829]*[.F829]" office:value-type="float" office:value="-0.556526160502454">
            <text:p>-0.5565261605</text:p>
          </table:table-cell>
          <table:table-cell table:formula="of:=[.C829]" office:value-type="float" office:value="0.76130798219249">
            <text:p>0.7613079822</text:p>
          </table:table-cell>
        </table:table-row>
        <table:table-row table:style-name="ro1">
          <table:table-cell table:formula="of:=RAND()" office:value-type="float" office:value="0.762298583984375">
            <text:p>0.762298584</text:p>
          </table:table-cell>
          <table:table-cell table:formula="of:=RAND()" office:value-type="float" office:value="0.92694091796875">
            <text:p>0.926940918</text:p>
          </table:table-cell>
          <table:table-cell table:formula="of:=SQRT(1 - [.A830])" office:value-type="float" office:value="0.487546321917851">
            <text:p>0.4875463219</text:p>
          </table:table-cell>
          <table:table-cell table:formula="of:=SQRT(1 - (1 - [.A830]))" office:value-type="float" office:value="0.873097121736394">
            <text:p>0.8730971217</text:p>
          </table:table-cell>
          <table:table-cell table:formula="of:=COS(2 * PI() * [.B830])" office:value-type="float" office:value="0.896476612813344">
            <text:p>0.8964766128</text:p>
          </table:table-cell>
          <table:table-cell table:formula="of:=SIN(2 * PI() * [.B830])" office:value-type="float" office:value="-0.443091054613737">
            <text:p>-0.4430910546</text:p>
          </table:table-cell>
          <table:table-cell table:formula="of:=[.D830]*[.E830]" office:value-type="float" office:value="0.782711150351322">
            <text:p>0.7827111504</text:p>
          </table:table-cell>
          <table:table-cell table:formula="of:=[.D830]*[.F830]" office:value-type="float" office:value="-0.386861524450397">
            <text:p>-0.3868615245</text:p>
          </table:table-cell>
          <table:table-cell table:formula="of:=[.C830]" office:value-type="float" office:value="0.487546321917851">
            <text:p>0.4875463219</text:p>
          </table:table-cell>
        </table:table-row>
        <table:table-row table:style-name="ro1">
          <table:table-cell table:formula="of:=RAND()" office:value-type="float" office:value="0.027008056640625">
            <text:p>0.0270080566</text:p>
          </table:table-cell>
          <table:table-cell table:formula="of:=RAND()" office:value-type="float" office:value="0.266448974609375">
            <text:p>0.2664489746</text:p>
          </table:table-cell>
          <table:table-cell table:formula="of:=SQRT(1 - [.A831])" office:value-type="float" office:value="0.986403539814905">
            <text:p>0.9864035398</text:p>
          </table:table-cell>
          <table:table-cell table:formula="of:=SQRT(1 - (1 - [.A831]))" office:value-type="float" office:value="0.164341280999708">
            <text:p>0.164341281</text:p>
          </table:table-cell>
          <table:table-cell table:formula="of:=COS(2 * PI() * [.B831])" office:value-type="float" office:value="-0.103168059325063">
            <text:p>-0.1031680593</text:p>
          </table:table-cell>
          <table:table-cell table:formula="of:=SIN(2 * PI() * [.B831])" office:value-type="float" office:value="0.99466393899402">
            <text:p>0.994663939</text:p>
          </table:table-cell>
          <table:table-cell table:formula="of:=[.D831]*[.E831]" office:value-type="float" office:value="-0.0169547710277348">
            <text:p>-0.016954771</text:p>
          </table:table-cell>
          <table:table-cell table:formula="of:=[.D831]*[.F831]" office:value-type="float" office:value="0.163464345898493">
            <text:p>0.1634643459</text:p>
          </table:table-cell>
          <table:table-cell table:formula="of:=[.C831]" office:value-type="float" office:value="0.986403539814905">
            <text:p>0.9864035398</text:p>
          </table:table-cell>
        </table:table-row>
        <table:table-row table:style-name="ro1">
          <table:table-cell table:formula="of:=RAND()" office:value-type="float" office:value="0.123138427734375">
            <text:p>0.1231384277</text:p>
          </table:table-cell>
          <table:table-cell table:formula="of:=RAND()" office:value-type="float" office:value="0.93896484375">
            <text:p>0.9389648438</text:p>
          </table:table-cell>
          <table:table-cell table:formula="of:=SQRT(1 - [.A832])" office:value-type="float" office:value="0.936408870240786">
            <text:p>0.9364088702</text:p>
          </table:table-cell>
          <table:table-cell table:formula="of:=SQRT(1 - (1 - [.A832]))" office:value-type="float" office:value="0.350910854398058">
            <text:p>0.3509108544</text:p>
          </table:table-cell>
          <table:table-cell table:formula="of:=COS(2 * PI() * [.B832])" office:value-type="float" office:value="0.927362525650401">
            <text:p>0.9273625257</text:p>
          </table:table-cell>
          <table:table-cell table:formula="of:=SIN(2 * PI() * [.B832])" office:value-type="float" office:value="-0.374164062971459">
            <text:p>-0.374164063</text:p>
          </table:table-cell>
          <table:table-cell table:formula="of:=[.D832]*[.E832]" office:value-type="float" office:value="0.325421576212723">
            <text:p>0.3254215762</text:p>
          </table:table-cell>
          <table:table-cell table:formula="of:=[.D832]*[.F832]" office:value-type="float" office:value="-0.131298231022363">
            <text:p>-0.131298231</text:p>
          </table:table-cell>
          <table:table-cell table:formula="of:=[.C832]" office:value-type="float" office:value="0.936408870240786">
            <text:p>0.9364088702</text:p>
          </table:table-cell>
        </table:table-row>
        <table:table-row table:style-name="ro1">
          <table:table-cell table:formula="of:=RAND()" office:value-type="float" office:value="0.380340576171875">
            <text:p>0.3803405762</text:p>
          </table:table-cell>
          <table:table-cell table:formula="of:=RAND()" office:value-type="float" office:value="0.12701416015625">
            <text:p>0.1270141602</text:p>
          </table:table-cell>
          <table:table-cell table:formula="of:=SQRT(1 - [.A833])" office:value-type="float" office:value="0.787184491607987">
            <text:p>0.7871844916</text:p>
          </table:table-cell>
          <table:table-cell table:formula="of:=SQRT(1 - (1 - [.A833]))" office:value-type="float" office:value="0.616717582181565">
            <text:p>0.6167175822</text:p>
          </table:table-cell>
          <table:table-cell table:formula="of:=COS(2 * PI() * [.B833])" office:value-type="float" office:value="0.698101718727284">
            <text:p>0.6981017187</text:p>
          </table:table-cell>
          <table:table-cell table:formula="of:=SIN(2 * PI() * [.B833])" office:value-type="float" office:value="0.715998596583829">
            <text:p>0.7159985966</text:p>
          </table:table-cell>
          <table:table-cell table:formula="of:=[.D833]*[.E833]" office:value-type="float" office:value="0.430531604090285">
            <text:p>0.4305316041</text:p>
          </table:table-cell>
          <table:table-cell table:formula="of:=[.D833]*[.F833]" office:value-type="float" office:value="0.441568923330572">
            <text:p>0.4415689233</text:p>
          </table:table-cell>
          <table:table-cell table:formula="of:=[.C833]" office:value-type="float" office:value="0.787184491607987">
            <text:p>0.7871844916</text:p>
          </table:table-cell>
        </table:table-row>
        <table:table-row table:style-name="ro1">
          <table:table-cell table:formula="of:=RAND()" office:value-type="float" office:value="0.822967529296875">
            <text:p>0.8229675293</text:p>
          </table:table-cell>
          <table:table-cell table:formula="of:=RAND()" office:value-type="float" office:value="0.6097412109375">
            <text:p>0.6097412109</text:p>
          </table:table-cell>
          <table:table-cell table:formula="of:=SQRT(1 - [.A834])" office:value-type="float" office:value="0.420752267614953">
            <text:p>0.4207522676</text:p>
          </table:table-cell>
          <table:table-cell table:formula="of:=SQRT(1 - (1 - [.A834]))" office:value-type="float" office:value="0.907175577987456">
            <text:p>0.907175578</text:p>
          </table:table-cell>
          <table:table-cell table:formula="of:=COS(2 * PI() * [.B834])" office:value-type="float" office:value="-0.771548687647206">
            <text:p>-0.7715486876</text:p>
          </table:table-cell>
          <table:table-cell table:formula="of:=SIN(2 * PI() * [.B834])" office:value-type="float" office:value="-0.636170277983712">
            <text:p>-0.636170278</text:p>
          </table:table-cell>
          <table:table-cell table:formula="of:=[.D834]*[.E834]" office:value-type="float" office:value="-0.699930126661818">
            <text:p>-0.6999301267</text:p>
          </table:table-cell>
          <table:table-cell table:formula="of:=[.D834]*[.F834]" office:value-type="float" office:value="-0.577118139628315">
            <text:p>-0.5771181396</text:p>
          </table:table-cell>
          <table:table-cell table:formula="of:=[.C834]" office:value-type="float" office:value="0.420752267614953">
            <text:p>0.4207522676</text:p>
          </table:table-cell>
        </table:table-row>
        <table:table-row table:style-name="ro1">
          <table:table-cell table:formula="of:=RAND()" office:value-type="float" office:value="0.799072265625">
            <text:p>0.7990722656</text:p>
          </table:table-cell>
          <table:table-cell table:formula="of:=RAND()" office:value-type="float" office:value="0.53033447265625">
            <text:p>0.5303344727</text:p>
          </table:table-cell>
          <table:table-cell table:formula="of:=SQRT(1 - [.A835])" office:value-type="float" office:value="0.448249633993158">
            <text:p>0.448249634</text:p>
          </table:table-cell>
          <table:table-cell table:formula="of:=SQRT(1 - (1 - [.A835]))" office:value-type="float" office:value="0.893908421274238">
            <text:p>0.8939084213</text:p>
          </table:table-cell>
          <table:table-cell table:formula="of:=COS(2 * PI() * [.B835])" office:value-type="float" office:value="-0.981891289978725">
            <text:p>-0.98189129</text:p>
          </table:table-cell>
          <table:table-cell table:formula="of:=SIN(2 * PI() * [.B835])" office:value-type="float" office:value="-0.18944522866495">
            <text:p>-0.1894452287</text:p>
          </table:table-cell>
          <table:table-cell table:formula="of:=[.D835]*[.E835]" office:value-type="float" office:value="-0.877720892887807">
            <text:p>-0.8777208929</text:p>
          </table:table-cell>
          <table:table-cell table:formula="of:=[.D835]*[.F835]" office:value-type="float" office:value="-0.169346685273822">
            <text:p>-0.1693466853</text:p>
          </table:table-cell>
          <table:table-cell table:formula="of:=[.C835]" office:value-type="float" office:value="0.448249633993158">
            <text:p>0.448249634</text:p>
          </table:table-cell>
        </table:table-row>
        <table:table-row table:style-name="ro1">
          <table:table-cell table:formula="of:=RAND()" office:value-type="float" office:value="0.618377685546875">
            <text:p>0.6183776855</text:p>
          </table:table-cell>
          <table:table-cell table:formula="of:=RAND()" office:value-type="float" office:value="0.634368896484375">
            <text:p>0.6343688965</text:p>
          </table:table-cell>
          <table:table-cell table:formula="of:=SQRT(1 - [.A836])" office:value-type="float" office:value="0.61775586962256">
            <text:p>0.6177558696</text:p>
          </table:table-cell>
          <table:table-cell table:formula="of:=SQRT(1 - (1 - [.A836]))" office:value-type="float" office:value="0.786369941914666">
            <text:p>0.7863699419</text:p>
          </table:table-cell>
          <table:table-cell table:formula="of:=COS(2 * PI() * [.B836])" office:value-type="float" office:value="-0.664281104008126">
            <text:p>-0.664281104</text:p>
          </table:table-cell>
          <table:table-cell table:formula="of:=SIN(2 * PI() * [.B836])" office:value-type="float" office:value="-0.747482852550976">
            <text:p>-0.7474828526</text:p>
          </table:table-cell>
          <table:table-cell table:formula="of:=[.D836]*[.E836]" office:value-type="float" office:value="-0.522370693173881">
            <text:p>-0.5223706932</text:p>
          </table:table-cell>
          <table:table-cell table:formula="of:=[.D836]*[.F836]" office:value-type="float" office:value="-0.58779804734272">
            <text:p>-0.5877980473</text:p>
          </table:table-cell>
          <table:table-cell table:formula="of:=[.C836]" office:value-type="float" office:value="0.61775586962256">
            <text:p>0.6177558696</text:p>
          </table:table-cell>
        </table:table-row>
        <table:table-row table:style-name="ro1">
          <table:table-cell table:formula="of:=RAND()" office:value-type="float" office:value="0.43865966796875">
            <text:p>0.438659668</text:p>
          </table:table-cell>
          <table:table-cell table:formula="of:=RAND()" office:value-type="float" office:value="0.30828857421875">
            <text:p>0.3082885742</text:p>
          </table:table-cell>
          <table:table-cell table:formula="of:=SQRT(1 - [.A837])" office:value-type="float" office:value="0.749226489141468">
            <text:p>0.7492264891</text:p>
          </table:table-cell>
          <table:table-cell table:formula="of:=SQRT(1 - (1 - [.A837]))" office:value-type="float" office:value="0.662313874208256">
            <text:p>0.6623138742</text:p>
          </table:table-cell>
          <table:table-cell table:formula="of:=COS(2 * PI() * [.B837])" office:value-type="float" office:value="-0.358105384730062">
            <text:p>-0.3581053847</text:p>
          </table:table-cell>
          <table:table-cell table:formula="of:=SIN(2 * PI() * [.B837])" office:value-type="float" office:value="0.933681173328098">
            <text:p>0.9336811733</text:p>
          </table:table-cell>
          <table:table-cell table:formula="of:=[.D837]*[.E837]" office:value-type="float" office:value="-0.237178164735405">
            <text:p>-0.2371781647</text:p>
          </table:table-cell>
          <table:table-cell table:formula="of:=[.D837]*[.F837]" office:value-type="float" office:value="0.618389995182243">
            <text:p>0.6183899952</text:p>
          </table:table-cell>
          <table:table-cell table:formula="of:=[.C837]" office:value-type="float" office:value="0.749226489141468">
            <text:p>0.7492264891</text:p>
          </table:table-cell>
        </table:table-row>
        <table:table-row table:style-name="ro1">
          <table:table-cell table:formula="of:=RAND()" office:value-type="float" office:value="0.08013916015625">
            <text:p>0.0801391602</text:p>
          </table:table-cell>
          <table:table-cell table:formula="of:=RAND()" office:value-type="float" office:value="0.077850341796875">
            <text:p>0.0778503418</text:p>
          </table:table-cell>
          <table:table-cell table:formula="of:=SQRT(1 - [.A838])" office:value-type="float" office:value="0.959093759673031">
            <text:p>0.9590937597</text:p>
          </table:table-cell>
          <table:table-cell table:formula="of:=SQRT(1 - (1 - [.A838]))" office:value-type="float" office:value="0.283088608312397">
            <text:p>0.2830886083</text:p>
          </table:table-cell>
          <table:table-cell table:formula="of:=COS(2 * PI() * [.B838])" office:value-type="float" office:value="0.882733453433058">
            <text:p>0.8827334534</text:p>
          </table:table-cell>
          <table:table-cell table:formula="of:=SIN(2 * PI() * [.B838])" office:value-type="float" office:value="0.469874079078797">
            <text:p>0.4698740791</text:p>
          </table:table-cell>
          <table:table-cell table:formula="of:=[.D838]*[.E838]" office:value-type="float" office:value="0.249891784843161">
            <text:p>0.2498917848</text:p>
          </table:table-cell>
          <table:table-cell table:formula="of:=[.D838]*[.F838]" office:value-type="float" office:value="0.133015999128486">
            <text:p>0.1330159991</text:p>
          </table:table-cell>
          <table:table-cell table:formula="of:=[.C838]" office:value-type="float" office:value="0.959093759673031">
            <text:p>0.9590937597</text:p>
          </table:table-cell>
        </table:table-row>
        <table:table-row table:style-name="ro1">
          <table:table-cell table:formula="of:=RAND()" office:value-type="float" office:value="0.53778076171875">
            <text:p>0.5377807617</text:p>
          </table:table-cell>
          <table:table-cell table:formula="of:=RAND()" office:value-type="float" office:value="0.646697998046875">
            <text:p>0.646697998</text:p>
          </table:table-cell>
          <table:table-cell table:formula="of:=SQRT(1 - [.A839])" office:value-type="float" office:value="0.679867073979355">
            <text:p>0.679867074</text:p>
          </table:table-cell>
          <table:table-cell table:formula="of:=SQRT(1 - (1 - [.A839]))" office:value-type="float" office:value="0.73333536783572">
            <text:p>0.7333353678</text:p>
          </table:table-cell>
          <table:table-cell table:formula="of:=COS(2 * PI() * [.B839])" office:value-type="float" office:value="-0.604442297577136">
            <text:p>-0.6044422976</text:p>
          </table:table-cell>
          <table:table-cell table:formula="of:=SIN(2 * PI() * [.B839])" office:value-type="float" office:value="-0.796648924495397">
            <text:p>-0.7966489245</text:p>
          </table:table-cell>
          <table:table-cell table:formula="of:=[.D839]*[.E839]" office:value-type="float" office:value="-0.443258914629197">
            <text:p>-0.4432589146</text:p>
          </table:table-cell>
          <table:table-cell table:formula="of:=[.D839]*[.F839]" office:value-type="float" office:value="-0.584210832080762">
            <text:p>-0.5842108321</text:p>
          </table:table-cell>
          <table:table-cell table:formula="of:=[.C839]" office:value-type="float" office:value="0.679867073979355">
            <text:p>0.679867074</text:p>
          </table:table-cell>
        </table:table-row>
        <table:table-row table:style-name="ro1">
          <table:table-cell table:formula="of:=RAND()" office:value-type="float" office:value="0.451751708984375">
            <text:p>0.451751709</text:p>
          </table:table-cell>
          <table:table-cell table:formula="of:=RAND()" office:value-type="float" office:value="0.053314208984375">
            <text:p>0.053314209</text:p>
          </table:table-cell>
          <table:table-cell table:formula="of:=SQRT(1 - [.A840])" office:value-type="float" office:value="0.740437904901974">
            <text:p>0.7404379049</text:p>
          </table:table-cell>
          <table:table-cell table:formula="of:=SQRT(1 - (1 - [.A840]))" office:value-type="float" office:value="0.672124771887166">
            <text:p>0.6721247719</text:p>
          </table:table-cell>
          <table:table-cell table:formula="of:=COS(2 * PI() * [.B840])" office:value-type="float" office:value="0.944415880637091">
            <text:p>0.9444158806</text:p>
          </table:table-cell>
          <table:table-cell table:formula="of:=SIN(2 * PI() * [.B840])" office:value-type="float" office:value="0.328753166373295">
            <text:p>0.3287531664</text:p>
          </table:table-cell>
          <table:table-cell table:formula="of:=[.D840]*[.E840]" office:value-type="float" office:value="0.634765308339822">
            <text:p>0.6347653083</text:p>
          </table:table-cell>
          <table:table-cell table:formula="of:=[.D840]*[.F840]" office:value-type="float" office:value="0.220963146955834">
            <text:p>0.220963147</text:p>
          </table:table-cell>
          <table:table-cell table:formula="of:=[.C840]" office:value-type="float" office:value="0.740437904901974">
            <text:p>0.7404379049</text:p>
          </table:table-cell>
        </table:table-row>
        <table:table-row table:style-name="ro1">
          <table:table-cell table:formula="of:=RAND()" office:value-type="float" office:value="0.049713134765625">
            <text:p>0.0497131348</text:p>
          </table:table-cell>
          <table:table-cell table:formula="of:=RAND()" office:value-type="float" office:value="0.757110595703125">
            <text:p>0.7571105957</text:p>
          </table:table-cell>
          <table:table-cell table:formula="of:=SQRT(1 - [.A841])" office:value-type="float" office:value="0.97482658213365">
            <text:p>0.9748265821</text:p>
          </table:table-cell>
          <table:table-cell table:formula="of:=SQRT(1 - (1 - [.A841]))" office:value-type="float" office:value="0.222964424887974">
            <text:p>0.2229644249</text:p>
          </table:table-cell>
          <table:table-cell table:formula="of:=COS(2 * PI() * [.B841])" office:value-type="float" office:value="0.0446623289361071">
            <text:p>0.0446623289</text:p>
          </table:table-cell>
          <table:table-cell table:formula="of:=SIN(2 * PI() * [.B841])" office:value-type="float" office:value="-0.999002140325036">
            <text:p>-0.9990021403</text:p>
          </table:table-cell>
          <table:table-cell table:formula="of:=[.D841]*[.E841]" office:value-type="float" office:value="0.00995811048539663">
            <text:p>0.0099581105</text:p>
          </table:table-cell>
          <table:table-cell table:formula="of:=[.D841]*[.F841]" office:value-type="float" office:value="-0.222741937679427">
            <text:p>-0.2227419377</text:p>
          </table:table-cell>
          <table:table-cell table:formula="of:=[.C841]" office:value-type="float" office:value="0.97482658213365">
            <text:p>0.9748265821</text:p>
          </table:table-cell>
        </table:table-row>
        <table:table-row table:style-name="ro1">
          <table:table-cell table:formula="of:=RAND()" office:value-type="float" office:value="0.13421630859375">
            <text:p>0.1342163086</text:p>
          </table:table-cell>
          <table:table-cell table:formula="of:=RAND()" office:value-type="float" office:value="0.585205078125">
            <text:p>0.5852050781</text:p>
          </table:table-cell>
          <table:table-cell table:formula="of:=SQRT(1 - [.A842])" office:value-type="float" office:value="0.930474981612214">
            <text:p>0.9304749816</text:p>
          </table:table-cell>
          <table:table-cell table:formula="of:=SQRT(1 - (1 - [.A842]))" office:value-type="float" office:value="0.366355440240417">
            <text:p>0.3663554402</text:p>
          </table:table-cell>
          <table:table-cell table:formula="of:=COS(2 * PI() * [.B842])" office:value-type="float" office:value="-0.86008539042939">
            <text:p>-0.8600853904</text:p>
          </table:table-cell>
          <table:table-cell table:formula="of:=SIN(2 * PI() * [.B842])" office:value-type="float" office:value="-0.510150096706767">
            <text:p>-0.5101500967</text:p>
          </table:table-cell>
          <table:table-cell table:formula="of:=[.D842]*[.E842]" office:value-type="float" office:value="-0.31509696185511">
            <text:p>-0.3150969619</text:p>
          </table:table-cell>
          <table:table-cell table:formula="of:=[.D842]*[.F842]" office:value-type="float" office:value="-0.186896263267699">
            <text:p>-0.1868962633</text:p>
          </table:table-cell>
          <table:table-cell table:formula="of:=[.C842]" office:value-type="float" office:value="0.930474981612214">
            <text:p>0.9304749816</text:p>
          </table:table-cell>
        </table:table-row>
        <table:table-row table:style-name="ro1">
          <table:table-cell table:formula="of:=RAND()" office:value-type="float" office:value="0.051605224609375">
            <text:p>0.0516052246</text:p>
          </table:table-cell>
          <table:table-cell table:formula="of:=RAND()" office:value-type="float" office:value="0.6510009765625">
            <text:p>0.6510009766</text:p>
          </table:table-cell>
          <table:table-cell table:formula="of:=SQRT(1 - [.A843])" office:value-type="float" office:value="0.973855623483597">
            <text:p>0.9738556235</text:p>
          </table:table-cell>
          <table:table-cell table:formula="of:=SQRT(1 - (1 - [.A843]))" office:value-type="float" office:value="0.227167833571074">
            <text:p>0.2271678336</text:p>
          </table:table-cell>
          <table:table-cell table:formula="of:=COS(2 * PI() * [.B843])" office:value-type="float" office:value="-0.582685493028669">
            <text:p>-0.582685493</text:p>
          </table:table-cell>
          <table:table-cell table:formula="of:=SIN(2 * PI() * [.B843])" office:value-type="float" office:value="-0.812697739761799">
            <text:p>-0.8126977398</text:p>
          </table:table-cell>
          <table:table-cell table:formula="of:=[.D843]*[.E843]" office:value-type="float" office:value="-0.132367401104616">
            <text:p>-0.1323674011</text:p>
          </table:table-cell>
          <table:table-cell table:formula="of:=[.D843]*[.F843]" office:value-type="float" office:value="-0.184618784889796">
            <text:p>-0.1846187849</text:p>
          </table:table-cell>
          <table:table-cell table:formula="of:=[.C843]" office:value-type="float" office:value="0.973855623483597">
            <text:p>0.9738556235</text:p>
          </table:table-cell>
        </table:table-row>
        <table:table-row table:style-name="ro1">
          <table:table-cell table:formula="of:=RAND()" office:value-type="float" office:value="0.8682861328125">
            <text:p>0.8682861328</text:p>
          </table:table-cell>
          <table:table-cell table:formula="of:=RAND()" office:value-type="float" office:value="0.1973876953125">
            <text:p>0.1973876953</text:p>
          </table:table-cell>
          <table:table-cell table:formula="of:=SQRT(1 - [.A844])" office:value-type="float" office:value="0.362924051541779">
            <text:p>0.3629240515</text:p>
          </table:table-cell>
          <table:table-cell table:formula="of:=SQRT(1 - (1 - [.A844]))" office:value-type="float" office:value="0.931818723149787">
            <text:p>0.9318187231</text:p>
          </table:table-cell>
          <table:table-cell table:formula="of:=COS(2 * PI() * [.B844])" office:value-type="float" office:value="0.324584924812532">
            <text:p>0.3245849248</text:p>
          </table:table-cell>
          <table:table-cell table:formula="of:=SIN(2 * PI() * [.B844])" office:value-type="float" office:value="0.945856557086984">
            <text:p>0.9458565571</text:p>
          </table:table-cell>
          <table:table-cell table:formula="of:=[.D844]*[.E844]" office:value-type="float" office:value="0.302454310192483">
            <text:p>0.3024543102</text:p>
          </table:table-cell>
          <table:table-cell table:formula="of:=[.D844]*[.F844]" office:value-type="float" office:value="0.881366849307647">
            <text:p>0.8813668493</text:p>
          </table:table-cell>
          <table:table-cell table:formula="of:=[.C844]" office:value-type="float" office:value="0.362924051541779">
            <text:p>0.3629240515</text:p>
          </table:table-cell>
        </table:table-row>
        <table:table-row table:style-name="ro1">
          <table:table-cell table:formula="of:=RAND()" office:value-type="float" office:value="0.967071533203125">
            <text:p>0.9670715332</text:p>
          </table:table-cell>
          <table:table-cell table:formula="of:=RAND()" office:value-type="float" office:value="0.6448974609375">
            <text:p>0.6448974609</text:p>
          </table:table-cell>
          <table:table-cell table:formula="of:=SQRT(1 - [.A845])" office:value-type="float" office:value="0.18146202577089">
            <text:p>0.1814620258</text:p>
          </table:table-cell>
          <table:table-cell table:formula="of:=SQRT(1 - (1 - [.A845]))" office:value-type="float" office:value="0.98339795261284">
            <text:p>0.9833979526</text:p>
          </table:table-cell>
          <table:table-cell table:formula="of:=COS(2 * PI() * [.B845])" office:value-type="float" office:value="-0.613416001108639">
            <text:p>-0.6134160011</text:p>
          </table:table-cell>
          <table:table-cell table:formula="of:=SIN(2 * PI() * [.B845])" office:value-type="float" office:value="-0.789759969600819">
            <text:p>-0.7897599696</text:p>
          </table:table-cell>
          <table:table-cell table:formula="of:=[.D845]*[.E845]" office:value-type="float" office:value="-0.603232039590191">
            <text:p>-0.6032320396</text:p>
          </table:table-cell>
          <table:table-cell table:formula="of:=[.D845]*[.F845]" office:value-type="float" office:value="-0.776648337161024">
            <text:p>-0.7766483372</text:p>
          </table:table-cell>
          <table:table-cell table:formula="of:=[.C845]" office:value-type="float" office:value="0.18146202577089">
            <text:p>0.1814620258</text:p>
          </table:table-cell>
        </table:table-row>
        <table:table-row table:style-name="ro1">
          <table:table-cell table:formula="of:=RAND()" office:value-type="float" office:value="0.75823974609375">
            <text:p>0.7582397461</text:p>
          </table:table-cell>
          <table:table-cell table:formula="of:=RAND()" office:value-type="float" office:value="0.588653564453125">
            <text:p>0.5886535645</text:p>
          </table:table-cell>
          <table:table-cell table:formula="of:=SQRT(1 - [.A846])" office:value-type="float" office:value="0.491691218048736">
            <text:p>0.491691218</text:p>
          </table:table-cell>
          <table:table-cell table:formula="of:=SQRT(1 - (1 - [.A846]))" office:value-type="float" office:value="0.8707696286009">
            <text:p>0.8707696286</text:p>
          </table:table-cell>
          <table:table-cell table:formula="of:=COS(2 * PI() * [.B846])" office:value-type="float" office:value="-0.848830700616267">
            <text:p>-0.8488307006</text:p>
          </table:table-cell>
          <table:table-cell table:formula="of:=SIN(2 * PI() * [.B846])" office:value-type="float" office:value="-0.528664772508341">
            <text:p>-0.5286647725</text:p>
          </table:table-cell>
          <table:table-cell table:formula="of:=[.D846]*[.E846]" office:value-type="float" office:value="-0.739135993920669">
            <text:p>-0.7391359939</text:p>
          </table:table-cell>
          <table:table-cell table:formula="of:=[.D846]*[.F846]" office:value-type="float" office:value="-0.460345227611468">
            <text:p>-0.4603452276</text:p>
          </table:table-cell>
          <table:table-cell table:formula="of:=[.C846]" office:value-type="float" office:value="0.491691218048736">
            <text:p>0.491691218</text:p>
          </table:table-cell>
        </table:table-row>
        <table:table-row table:style-name="ro1">
          <table:table-cell table:formula="of:=RAND()" office:value-type="float" office:value="0.42047119140625">
            <text:p>0.4204711914</text:p>
          </table:table-cell>
          <table:table-cell table:formula="of:=RAND()" office:value-type="float" office:value="0.75933837890625">
            <text:p>0.7593383789</text:p>
          </table:table-cell>
          <table:table-cell table:formula="of:=SQRT(1 - [.A847])" office:value-type="float" office:value="0.761267895417737">
            <text:p>0.7612678954</text:p>
          </table:table-cell>
          <table:table-cell table:formula="of:=SQRT(1 - (1 - [.A847]))" office:value-type="float" office:value="0.6484375">
            <text:p>0.6484375</text:p>
          </table:table-cell>
          <table:table-cell table:formula="of:=COS(2 * PI() * [.B847])" office:value-type="float" office:value="0.0586411040546833">
            <text:p>0.0586411041</text:p>
          </table:table-cell>
          <table:table-cell table:formula="of:=SIN(2 * PI() * [.B847])" office:value-type="float" office:value="-0.998279129760433">
            <text:p>-0.9982791298</text:p>
          </table:table-cell>
          <table:table-cell table:formula="of:=[.D847]*[.E847]" office:value-type="float" office:value="0.0380250909104587">
            <text:p>0.0380250909</text:p>
          </table:table-cell>
          <table:table-cell table:formula="of:=[.D847]*[.F847]" office:value-type="float" office:value="-0.647321623204031">
            <text:p>-0.6473216232</text:p>
          </table:table-cell>
          <table:table-cell table:formula="of:=[.C847]" office:value-type="float" office:value="0.761267895417737">
            <text:p>0.7612678954</text:p>
          </table:table-cell>
        </table:table-row>
        <table:table-row table:style-name="ro1">
          <table:table-cell table:formula="of:=RAND()" office:value-type="float" office:value="0.931396484375">
            <text:p>0.9313964844</text:p>
          </table:table-cell>
          <table:table-cell table:formula="of:=RAND()" office:value-type="float" office:value="0.15899658203125">
            <text:p>0.158996582</text:p>
          </table:table-cell>
          <table:table-cell table:formula="of:=SQRT(1 - [.A848])" office:value-type="float" office:value="0.261922728347503">
            <text:p>0.2619227283</text:p>
          </table:table-cell>
          <table:table-cell table:formula="of:=SQRT(1 - (1 - [.A848]))" office:value-type="float" office:value="0.965088847917641">
            <text:p>0.9650888479</text:p>
          </table:table-cell>
          <table:table-cell table:formula="of:=COS(2 * PI() * [.B848])" office:value-type="float" office:value="0.541139311901751">
            <text:p>0.5411393119</text:p>
          </table:table-cell>
          <table:table-cell table:formula="of:=SIN(2 * PI() * [.B848])" office:value-type="float" office:value="0.84093296112978">
            <text:p>0.8409329611</text:p>
          </table:table-cell>
          <table:table-cell table:formula="of:=[.D848]*[.E848]" office:value-type="float" office:value="0.522247515086206">
            <text:p>0.5222475151</text:p>
          </table:table-cell>
          <table:table-cell table:formula="of:=[.D848]*[.F848]" office:value-type="float" office:value="0.811575022632709">
            <text:p>0.8115750226</text:p>
          </table:table-cell>
          <table:table-cell table:formula="of:=[.C848]" office:value-type="float" office:value="0.261922728347503">
            <text:p>0.2619227283</text:p>
          </table:table-cell>
        </table:table-row>
        <table:table-row table:style-name="ro1">
          <table:table-cell table:formula="of:=RAND()" office:value-type="float" office:value="0.5908203125">
            <text:p>0.5908203125</text:p>
          </table:table-cell>
          <table:table-cell table:formula="of:=RAND()" office:value-type="float" office:value="0.97235107421875">
            <text:p>0.9723510742</text:p>
          </table:table-cell>
          <table:table-cell table:formula="of:=SQRT(1 - [.A849])" office:value-type="float" office:value="0.639671546576835">
            <text:p>0.6396715466</text:p>
          </table:table-cell>
          <table:table-cell table:formula="of:=SQRT(1 - (1 - [.A849]))" office:value-type="float" office:value="0.768648367265553">
            <text:p>0.7686483673</text:p>
          </table:table-cell>
          <table:table-cell table:formula="of:=COS(2 * PI() * [.B849])" office:value-type="float" office:value="0.984948015982227">
            <text:p>0.984948016</text:p>
          </table:table-cell>
          <table:table-cell table:formula="of:=SIN(2 * PI() * [.B849])" office:value-type="float" office:value="-0.172850819531394">
            <text:p>-0.1728508195</text:p>
          </table:table-cell>
          <table:table-cell table:formula="of:=[.D849]*[.E849]" office:value-type="float" office:value="0.757078684326184">
            <text:p>0.7570786843</text:p>
          </table:table-cell>
          <table:table-cell table:formula="of:=[.D849]*[.F849]" office:value-type="float" office:value="-0.132861500213319">
            <text:p>-0.1328615002</text:p>
          </table:table-cell>
          <table:table-cell table:formula="of:=[.C849]" office:value-type="float" office:value="0.639671546576835">
            <text:p>0.6396715466</text:p>
          </table:table-cell>
        </table:table-row>
        <table:table-row table:style-name="ro1">
          <table:table-cell table:formula="of:=RAND()" office:value-type="float" office:value="0.480865478515625">
            <text:p>0.4808654785</text:p>
          </table:table-cell>
          <table:table-cell table:formula="of:=RAND()" office:value-type="float" office:value="0.752716064453125">
            <text:p>0.7527160645</text:p>
          </table:table-cell>
          <table:table-cell table:formula="of:=SQRT(1 - [.A850])" office:value-type="float" office:value="0.720509903807279">
            <text:p>0.7205099038</text:p>
          </table:table-cell>
          <table:table-cell table:formula="of:=SQRT(1 - (1 - [.A850]))" office:value-type="float" office:value="0.693444647045188">
            <text:p>0.693444647</text:p>
          </table:table-cell>
          <table:table-cell table:formula="of:=COS(2 * PI() * [.B850])" office:value-type="float" office:value="0.0170647079374111">
            <text:p>0.0170647079</text:p>
          </table:table-cell>
          <table:table-cell table:formula="of:=SIN(2 * PI() * [.B850])" office:value-type="float" office:value="-0.999854387269972">
            <text:p>-0.9998543873</text:p>
          </table:table-cell>
          <table:table-cell table:formula="of:=[.D850]*[.E850]" office:value-type="float" office:value="0.0118334303725872">
            <text:p>0.0118334304</text:p>
          </table:table-cell>
          <table:table-cell table:formula="of:=[.D850]*[.F850]" office:value-type="float" office:value="-0.693343672677008">
            <text:p>-0.6933436727</text:p>
          </table:table-cell>
          <table:table-cell table:formula="of:=[.C850]" office:value-type="float" office:value="0.720509903807279">
            <text:p>0.7205099038</text:p>
          </table:table-cell>
        </table:table-row>
        <table:table-row table:style-name="ro1">
          <table:table-cell table:formula="of:=RAND()" office:value-type="float" office:value="0.371429443359375">
            <text:p>0.3714294434</text:p>
          </table:table-cell>
          <table:table-cell table:formula="of:=RAND()" office:value-type="float" office:value="0.478515625">
            <text:p>0.478515625</text:p>
          </table:table-cell>
          <table:table-cell table:formula="of:=SQRT(1 - [.A851])" office:value-type="float" office:value="0.792824417283313">
            <text:p>0.7928244173</text:p>
          </table:table-cell>
          <table:table-cell table:formula="of:=SQRT(1 - (1 - [.A851]))" office:value-type="float" office:value="0.609450115562689">
            <text:p>0.6094501156</text:p>
          </table:table-cell>
          <table:table-cell table:formula="of:=COS(2 * PI() * [.B851])" office:value-type="float" office:value="-0.99090263542778">
            <text:p>-0.9909026354</text:p>
          </table:table-cell>
          <table:table-cell table:formula="of:=SIN(2 * PI() * [.B851])" office:value-type="float" office:value="0.134580708507126">
            <text:p>0.1345807085</text:p>
          </table:table-cell>
          <table:table-cell table:formula="of:=[.D851]*[.E851]" office:value-type="float" office:value="-0.603905725672834">
            <text:p>-0.6039057257</text:p>
          </table:table-cell>
          <table:table-cell table:formula="of:=[.D851]*[.F851]" office:value-type="float" office:value="0.0820202283521767">
            <text:p>0.0820202284</text:p>
          </table:table-cell>
          <table:table-cell table:formula="of:=[.C851]" office:value-type="float" office:value="0.792824417283313">
            <text:p>0.7928244173</text:p>
          </table:table-cell>
        </table:table-row>
        <table:table-row table:style-name="ro1">
          <table:table-cell table:formula="of:=RAND()" office:value-type="float" office:value="0.021026611328125">
            <text:p>0.0210266113</text:p>
          </table:table-cell>
          <table:table-cell table:formula="of:=RAND()" office:value-type="float" office:value="0.4163818359375">
            <text:p>0.4163818359</text:p>
          </table:table-cell>
          <table:table-cell table:formula="of:=SQRT(1 - [.A852])" office:value-type="float" office:value="0.98943084077255">
            <text:p>0.9894308408</text:p>
          </table:table-cell>
          <table:table-cell table:formula="of:=SQRT(1 - (1 - [.A852]))" office:value-type="float" office:value="0.145005556197426">
            <text:p>0.1450055562</text:p>
          </table:table-cell>
          <table:table-cell table:formula="of:=COS(2 * PI() * [.B852])" office:value-type="float" office:value="-0.865129195271624">
            <text:p>-0.8651291953</text:p>
          </table:table-cell>
          <table:table-cell table:formula="of:=SIN(2 * PI() * [.B852])" office:value-type="float" office:value="0.501549075852676">
            <text:p>0.5015490759</text:p>
          </table:table-cell>
          <table:table-cell table:formula="of:=[.D852]*[.E852]" office:value-type="float" office:value="-0.125448540142994">
            <text:p>-0.1254485401</text:p>
          </table:table-cell>
          <table:table-cell table:formula="of:=[.D852]*[.F852]" office:value-type="float" office:value="0.0727274027043225">
            <text:p>0.0727274027</text:p>
          </table:table-cell>
          <table:table-cell table:formula="of:=[.C852]" office:value-type="float" office:value="0.98943084077255">
            <text:p>0.9894308408</text:p>
          </table:table-cell>
        </table:table-row>
        <table:table-row table:style-name="ro1">
          <table:table-cell table:formula="of:=RAND()" office:value-type="float" office:value="0.59814453125">
            <text:p>0.5981445313</text:p>
          </table:table-cell>
          <table:table-cell table:formula="of:=RAND()" office:value-type="float" office:value="0.80908203125">
            <text:p>0.8090820313</text:p>
          </table:table-cell>
          <table:table-cell table:formula="of:=SQRT(1 - [.A853])" office:value-type="float" office:value="0.6339207117219">
            <text:p>0.6339207117</text:p>
          </table:table-cell>
          <table:table-cell table:formula="of:=SQRT(1 - (1 - [.A853]))" office:value-type="float" office:value="0.773398041922786">
            <text:p>0.7733980419</text:p>
          </table:table-cell>
          <table:table-cell table:formula="of:=COS(2 * PI() * [.B853])" office:value-type="float" office:value="0.362755724367397">
            <text:p>0.3627557244</text:p>
          </table:table-cell>
          <table:table-cell table:formula="of:=SIN(2 * PI() * [.B853])" office:value-type="float" office:value="-0.931884265581668">
            <text:p>-0.9318842656</text:p>
          </table:table-cell>
          <table:table-cell table:formula="of:=[.D853]*[.E853]" office:value-type="float" office:value="0.280554566922027">
            <text:p>0.2805545669</text:p>
          </table:table-cell>
          <table:table-cell table:formula="of:=[.D853]*[.F853]" office:value-type="float" office:value="-0.720717466299516">
            <text:p>-0.7207174663</text:p>
          </table:table-cell>
          <table:table-cell table:formula="of:=[.C853]" office:value-type="float" office:value="0.6339207117219">
            <text:p>0.6339207117</text:p>
          </table:table-cell>
        </table:table-row>
        <table:table-row table:style-name="ro1">
          <table:table-cell table:formula="of:=RAND()" office:value-type="float" office:value="0.31988525390625">
            <text:p>0.3198852539</text:p>
          </table:table-cell>
          <table:table-cell table:formula="of:=RAND()" office:value-type="float" office:value="0.85516357421875">
            <text:p>0.8551635742</text:p>
          </table:table-cell>
          <table:table-cell table:formula="of:=SQRT(1 - [.A854])" office:value-type="float" office:value="0.824690697227603">
            <text:p>0.8246906972</text:p>
          </table:table-cell>
          <table:table-cell table:formula="of:=SQRT(1 - (1 - [.A854]))" office:value-type="float" office:value="0.565583993679321">
            <text:p>0.5655839937</text:p>
          </table:table-cell>
          <table:table-cell table:formula="of:=COS(2 * PI() * [.B854])" office:value-type="float" office:value="0.613718825149212">
            <text:p>0.6137188251</text:p>
          </table:table-cell>
          <table:table-cell table:formula="of:=SIN(2 * PI() * [.B854])" office:value-type="float" office:value="-0.789524669441982">
            <text:p>-0.7895246694</text:p>
          </table:table-cell>
          <table:table-cell table:formula="of:=[.D854]*[.E854]" office:value-type="float" office:value="0.347109544124072">
            <text:p>0.3471095441</text:p>
          </table:table-cell>
          <table:table-cell table:formula="of:=[.D854]*[.F854]" office:value-type="float" office:value="-0.446542515651342">
            <text:p>-0.4465425157</text:p>
          </table:table-cell>
          <table:table-cell table:formula="of:=[.C854]" office:value-type="float" office:value="0.824690697227603">
            <text:p>0.8246906972</text:p>
          </table:table-cell>
        </table:table-row>
        <table:table-row table:style-name="ro1">
          <table:table-cell table:formula="of:=RAND()" office:value-type="float" office:value="0.203033447265625">
            <text:p>0.2030334473</text:p>
          </table:table-cell>
          <table:table-cell table:formula="of:=RAND()" office:value-type="float" office:value="0.01470947265625">
            <text:p>0.0147094727</text:p>
          </table:table-cell>
          <table:table-cell table:formula="of:=SQRT(1 - [.A855])" office:value-type="float" office:value="0.892729831883294">
            <text:p>0.8927298319</text:p>
          </table:table-cell>
          <table:table-cell table:formula="of:=SQRT(1 - (1 - [.A855]))" office:value-type="float" office:value="0.45059232934619">
            <text:p>0.4505923293</text:p>
          </table:table-cell>
          <table:table-cell table:formula="of:=COS(2 * PI() * [.B855])" office:value-type="float" office:value="0.995732094602106">
            <text:p>0.9957320946</text:p>
          </table:table-cell>
          <table:table-cell table:formula="of:=SIN(2 * PI() * [.B855])" office:value-type="float" office:value="0.0922908217500624">
            <text:p>0.0922908218</text:p>
          </table:table-cell>
          <table:table-cell table:formula="of:=[.D855]*[.E855]" office:value-type="float" office:value="0.448669243911524">
            <text:p>0.4486692439</text:p>
          </table:table-cell>
          <table:table-cell table:formula="of:=[.D855]*[.F855]" office:value-type="float" office:value="0.0415855363496346">
            <text:p>0.0415855363</text:p>
          </table:table-cell>
          <table:table-cell table:formula="of:=[.C855]" office:value-type="float" office:value="0.892729831883294">
            <text:p>0.8927298319</text:p>
          </table:table-cell>
        </table:table-row>
        <table:table-row table:style-name="ro1">
          <table:table-cell table:formula="of:=RAND()" office:value-type="float" office:value="0.685211181640625">
            <text:p>0.6852111816</text:p>
          </table:table-cell>
          <table:table-cell table:formula="of:=RAND()" office:value-type="float" office:value="0.232208251953125">
            <text:p>0.232208252</text:p>
          </table:table-cell>
          <table:table-cell table:formula="of:=SQRT(1 - [.A856])" office:value-type="float" office:value="0.56106044091468">
            <text:p>0.5610604409</text:p>
          </table:table-cell>
          <table:table-cell table:formula="of:=SQRT(1 - (1 - [.A856]))" office:value-type="float" office:value="0.827774837525655">
            <text:p>0.8277748375</text:p>
          </table:table-cell>
          <table:table-cell table:formula="of:=COS(2 * PI() * [.B856])" office:value-type="float" office:value="0.111556162528032">
            <text:p>0.1115561625</text:p>
          </table:table-cell>
          <table:table-cell table:formula="of:=SIN(2 * PI() * [.B856])" office:value-type="float" office:value="0.993758130835677">
            <text:p>0.9937581308</text:p>
          </table:table-cell>
          <table:table-cell table:formula="of:=[.D856]*[.E856]" office:value-type="float" office:value="0.092343384311627">
            <text:p>0.0923433843</text:p>
          </table:table-cell>
          <table:table-cell table:formula="of:=[.D856]*[.F856]" office:value-type="float" office:value="0.822607975292302">
            <text:p>0.8226079753</text:p>
          </table:table-cell>
          <table:table-cell table:formula="of:=[.C856]" office:value-type="float" office:value="0.56106044091468">
            <text:p>0.5610604409</text:p>
          </table:table-cell>
        </table:table-row>
        <table:table-row table:style-name="ro1">
          <table:table-cell table:formula="of:=RAND()" office:value-type="float" office:value="0.51318359375">
            <text:p>0.5131835938</text:p>
          </table:table-cell>
          <table:table-cell table:formula="of:=RAND()" office:value-type="float" office:value="0.22320556640625">
            <text:p>0.2232055664</text:p>
          </table:table-cell>
          <table:table-cell table:formula="of:=SQRT(1 - [.A857])" office:value-type="float" office:value="0.697722298805191">
            <text:p>0.6977222988</text:p>
          </table:table-cell>
          <table:table-cell table:formula="of:=SQRT(1 - (1 - [.A857]))" office:value-type="float" office:value="0.716368336646728">
            <text:p>0.7163683366</text:p>
          </table:table-cell>
          <table:table-cell table:formula="of:=COS(2 * PI() * [.B857])" office:value-type="float" office:value="0.167560234024824">
            <text:p>0.167560234</text:p>
          </table:table-cell>
          <table:table-cell table:formula="of:=SIN(2 * PI() * [.B857])" office:value-type="float" office:value="0.985861840205587">
            <text:p>0.9858618402</text:p>
          </table:table-cell>
          <table:table-cell table:formula="of:=[.D857]*[.E857]" office:value-type="float" office:value="0.120034846136499">
            <text:p>0.1200348461</text:p>
          </table:table-cell>
          <table:table-cell table:formula="of:=[.D857]*[.F857]" office:value-type="float" office:value="0.706240206631559">
            <text:p>0.7062402066</text:p>
          </table:table-cell>
          <table:table-cell table:formula="of:=[.C857]" office:value-type="float" office:value="0.697722298805191">
            <text:p>0.6977222988</text:p>
          </table:table-cell>
        </table:table-row>
        <table:table-row table:style-name="ro1">
          <table:table-cell table:formula="of:=RAND()" office:value-type="float" office:value="0.697479248046875">
            <text:p>0.697479248</text:p>
          </table:table-cell>
          <table:table-cell table:formula="of:=RAND()" office:value-type="float" office:value="0.623992919921875">
            <text:p>0.6239929199</text:p>
          </table:table-cell>
          <table:table-cell table:formula="of:=SQRT(1 - [.A858])" office:value-type="float" office:value="0.550018865088394">
            <text:p>0.5500188651</text:p>
          </table:table-cell>
          <table:table-cell table:formula="of:=SQRT(1 - (1 - [.A858]))" office:value-type="float" office:value="0.835152230462731">
            <text:p>0.8351522305</text:p>
          </table:table-cell>
          <table:table-cell table:formula="of:=COS(2 * PI() * [.B858])" office:value-type="float" office:value="-0.711566934200301">
            <text:p>-0.7115669342</text:p>
          </table:table-cell>
          <table:table-cell table:formula="of:=SIN(2 * PI() * [.B858])" office:value-type="float" office:value="-0.7026183161239">
            <text:p>-0.7026183161</text:p>
          </table:table-cell>
          <table:table-cell table:formula="of:=[.D858]*[.E858]" office:value-type="float" office:value="-0.594266712220909">
            <text:p>-0.5942667122</text:p>
          </table:table-cell>
          <table:table-cell table:formula="of:=[.D858]*[.F858]" office:value-type="float" office:value="-0.586793253874844">
            <text:p>-0.5867932539</text:p>
          </table:table-cell>
          <table:table-cell table:formula="of:=[.C858]" office:value-type="float" office:value="0.550018865088394">
            <text:p>0.5500188651</text:p>
          </table:table-cell>
        </table:table-row>
        <table:table-row table:style-name="ro1">
          <table:table-cell table:formula="of:=RAND()" office:value-type="float" office:value="0.164947509765625">
            <text:p>0.1649475098</text:p>
          </table:table-cell>
          <table:table-cell table:formula="of:=RAND()" office:value-type="float" office:value="0.8875732421875">
            <text:p>0.8875732422</text:p>
          </table:table-cell>
          <table:table-cell table:formula="of:=SQRT(1 - [.A859])" office:value-type="float" office:value="0.913812065051877">
            <text:p>0.9138120651</text:p>
          </table:table-cell>
          <table:table-cell table:formula="of:=SQRT(1 - (1 - [.A859]))" office:value-type="float" office:value="0.406137304080313">
            <text:p>0.4061373041</text:p>
          </table:table-cell>
          <table:table-cell table:formula="of:=COS(2 * PI() * [.B859])" office:value-type="float" office:value="0.760704757319237">
            <text:p>0.7607047573</text:p>
          </table:table-cell>
          <table:table-cell table:formula="of:=SIN(2 * PI() * [.B859])" office:value-type="float" office:value="-0.649098045130226">
            <text:p>-0.6490980451</text:p>
          </table:table-cell>
          <table:table-cell table:formula="of:=[.D859]*[.E859]" office:value-type="float" office:value="0.308950579338704">
            <text:p>0.3089505793</text:p>
          </table:table-cell>
          <table:table-cell table:formula="of:=[.D859]*[.F859]" office:value-type="float" office:value="-0.263622930132992">
            <text:p>-0.2636229301</text:p>
          </table:table-cell>
          <table:table-cell table:formula="of:=[.C859]" office:value-type="float" office:value="0.913812065051877">
            <text:p>0.9138120651</text:p>
          </table:table-cell>
        </table:table-row>
        <table:table-row table:style-name="ro1">
          <table:table-cell table:formula="of:=RAND()" office:value-type="float" office:value="0.126739501953125">
            <text:p>0.126739502</text:p>
          </table:table-cell>
          <table:table-cell table:formula="of:=RAND()" office:value-type="float" office:value="0.436767578125">
            <text:p>0.4367675781</text:p>
          </table:table-cell>
          <table:table-cell table:formula="of:=SQRT(1 - [.A860])" office:value-type="float" office:value="0.934484081216409">
            <text:p>0.9344840812</text:p>
          </table:table-cell>
          <table:table-cell table:formula="of:=SQRT(1 - (1 - [.A860]))" office:value-type="float" office:value="0.356004918439514">
            <text:p>0.3560049184</text:p>
          </table:table-cell>
          <table:table-cell table:formula="of:=COS(2 * PI() * [.B860])" office:value-type="float" office:value="-0.922108668743345">
            <text:p>-0.9221086687</text:p>
          </table:table-cell>
          <table:table-cell table:formula="of:=SIN(2 * PI() * [.B860])" office:value-type="float" office:value="0.386931005514389">
            <text:p>0.3869310055</text:p>
          </table:table-cell>
          <table:table-cell table:formula="of:=[.D860]*[.E860]" office:value-type="float" office:value="-0.328275221408343">
            <text:p>-0.3282752214</text:p>
          </table:table-cell>
          <table:table-cell table:formula="of:=[.D860]*[.F860]" office:value-type="float" office:value="0.137749341059869">
            <text:p>0.1377493411</text:p>
          </table:table-cell>
          <table:table-cell table:formula="of:=[.C860]" office:value-type="float" office:value="0.934484081216409">
            <text:p>0.9344840812</text:p>
          </table:table-cell>
        </table:table-row>
        <table:table-row table:style-name="ro1">
          <table:table-cell table:formula="of:=RAND()" office:value-type="float" office:value="0.372772216796875">
            <text:p>0.3727722168</text:p>
          </table:table-cell>
          <table:table-cell table:formula="of:=RAND()" office:value-type="float" office:value="0.05609130859375">
            <text:p>0.0560913086</text:p>
          </table:table-cell>
          <table:table-cell table:formula="of:=SQRT(1 - [.A861])" office:value-type="float" office:value="0.791977135530518">
            <text:p>0.7919771355</text:p>
          </table:table-cell>
          <table:table-cell table:formula="of:=SQRT(1 - (1 - [.A861]))" office:value-type="float" office:value="0.610550748748108">
            <text:p>0.6105507487</text:p>
          </table:table-cell>
          <table:table-cell table:formula="of:=COS(2 * PI() * [.B861])" office:value-type="float" office:value="0.938535978493509">
            <text:p>0.9385359785</text:p>
          </table:table-cell>
          <table:table-cell table:formula="of:=SIN(2 * PI() * [.B861])" office:value-type="float" office:value="0.345181426315543">
            <text:p>0.3451814263</text:p>
          </table:table-cell>
          <table:table-cell table:formula="of:=[.D861]*[.E861]" office:value-type="float" office:value="0.57302384439625">
            <text:p>0.5730238444</text:p>
          </table:table-cell>
          <table:table-cell table:formula="of:=[.D861]*[.F861]" office:value-type="float" office:value="0.210750778290894">
            <text:p>0.2107507783</text:p>
          </table:table-cell>
          <table:table-cell table:formula="of:=[.C861]" office:value-type="float" office:value="0.791977135530518">
            <text:p>0.7919771355</text:p>
          </table:table-cell>
        </table:table-row>
        <table:table-row table:style-name="ro1">
          <table:table-cell table:formula="of:=RAND()" office:value-type="float" office:value="0.06817626953125">
            <text:p>0.0681762695</text:p>
          </table:table-cell>
          <table:table-cell table:formula="of:=RAND()" office:value-type="float" office:value="0.03741455078125">
            <text:p>0.0374145508</text:p>
          </table:table-cell>
          <table:table-cell table:formula="of:=SQRT(1 - [.A862])" office:value-type="float" office:value="0.965310173192404">
            <text:p>0.9653101732</text:p>
          </table:table-cell>
          <table:table-cell table:formula="of:=SQRT(1 - (1 - [.A862]))" office:value-type="float" office:value="0.261105858860444">
            <text:p>0.2611058589</text:p>
          </table:table-cell>
          <table:table-cell table:formula="of:=COS(2 * PI() * [.B862])" office:value-type="float" office:value="0.972495115492821">
            <text:p>0.9724951155</text:p>
          </table:table-cell>
          <table:table-cell table:formula="of:=SIN(2 * PI() * [.B862])" office:value-type="float" office:value="0.232923271363349">
            <text:p>0.2329232714</text:p>
          </table:table-cell>
          <table:table-cell table:formula="of:=[.D862]*[.E862]" office:value-type="float" office:value="0.25392417236834">
            <text:p>0.2539241724</text:p>
          </table:table-cell>
          <table:table-cell table:formula="of:=[.D862]*[.F862]" office:value-type="float" office:value="0.0608176308179115">
            <text:p>0.0608176308</text:p>
          </table:table-cell>
          <table:table-cell table:formula="of:=[.C862]" office:value-type="float" office:value="0.965310173192404">
            <text:p>0.9653101732</text:p>
          </table:table-cell>
        </table:table-row>
        <table:table-row table:style-name="ro1">
          <table:table-cell table:formula="of:=RAND()" office:value-type="float" office:value="0.69873046875">
            <text:p>0.6987304688</text:p>
          </table:table-cell>
          <table:table-cell table:formula="of:=RAND()" office:value-type="float" office:value="0.155242919921875">
            <text:p>0.1552429199</text:p>
          </table:table-cell>
          <table:table-cell table:formula="of:=SQRT(1 - [.A863])" office:value-type="float" office:value="0.548880252195322">
            <text:p>0.5488802522</text:p>
          </table:table-cell>
          <table:table-cell table:formula="of:=SQRT(1 - (1 - [.A863]))" office:value-type="float" office:value="0.835900992193453">
            <text:p>0.8359009922</text:p>
          </table:table-cell>
          <table:table-cell table:formula="of:=COS(2 * PI() * [.B863])" office:value-type="float" office:value="0.560820341538268">
            <text:p>0.5608203415</text:p>
          </table:table-cell>
          <table:table-cell table:formula="of:=SIN(2 * PI() * [.B863])" office:value-type="float" office:value="0.827937524525191">
            <text:p>0.8279375245</text:p>
          </table:table-cell>
          <table:table-cell table:formula="of:=[.D863]*[.E863]" office:value-type="float" office:value="0.468790279934109">
            <text:p>0.4687902799</text:p>
          </table:table-cell>
          <table:table-cell table:formula="of:=[.D863]*[.F863]" office:value-type="float" office:value="0.692073798224799">
            <text:p>0.6920737982</text:p>
          </table:table-cell>
          <table:table-cell table:formula="of:=[.C863]" office:value-type="float" office:value="0.548880252195322">
            <text:p>0.5488802522</text:p>
          </table:table-cell>
        </table:table-row>
        <table:table-row table:style-name="ro1">
          <table:table-cell table:formula="of:=RAND()" office:value-type="float" office:value="0.10546875">
            <text:p>0.10546875</text:p>
          </table:table-cell>
          <table:table-cell table:formula="of:=RAND()" office:value-type="float" office:value="0.3775634765625">
            <text:p>0.3775634766</text:p>
          </table:table-cell>
          <table:table-cell table:formula="of:=SQRT(1 - [.A864])" office:value-type="float" office:value="0.945796621901347">
            <text:p>0.9457966219</text:p>
          </table:table-cell>
          <table:table-cell table:formula="of:=SQRT(1 - (1 - [.A864]))" office:value-type="float" office:value="0.324759526419164">
            <text:p>0.3247595264</text:p>
          </table:table-cell>
          <table:table-cell table:formula="of:=COS(2 * PI() * [.B864])" office:value-type="float" office:value="-0.71840379502349">
            <text:p>-0.718403795</text:p>
          </table:table-cell>
          <table:table-cell table:formula="of:=SIN(2 * PI() * [.B864])" office:value-type="float" office:value="0.695626327345255">
            <text:p>0.6956263273</text:p>
          </table:table-cell>
          <table:table-cell table:formula="of:=[.D864]*[.E864]" office:value-type="float" office:value="-0.233308476249559">
            <text:p>-0.2333084762</text:p>
          </table:table-cell>
          <table:table-cell table:formula="of:=[.D864]*[.F864]" office:value-type="float" office:value="0.225911276633348">
            <text:p>0.2259112766</text:p>
          </table:table-cell>
          <table:table-cell table:formula="of:=[.C864]" office:value-type="float" office:value="0.945796621901347">
            <text:p>0.9457966219</text:p>
          </table:table-cell>
        </table:table-row>
        <table:table-row table:style-name="ro1">
          <table:table-cell table:formula="of:=RAND()" office:value-type="float" office:value="0.1439208984375">
            <text:p>0.1439208984</text:p>
          </table:table-cell>
          <table:table-cell table:formula="of:=RAND()" office:value-type="float" office:value="0.19952392578125">
            <text:p>0.1995239258</text:p>
          </table:table-cell>
          <table:table-cell table:formula="of:=SQRT(1 - [.A865])" office:value-type="float" office:value="0.925245427744715">
            <text:p>0.9252454277</text:p>
          </table:table-cell>
          <table:table-cell table:formula="of:=SQRT(1 - (1 - [.A865]))" office:value-type="float" office:value="0.379369079443093">
            <text:p>0.3793690794</text:p>
          </table:table-cell>
          <table:table-cell table:formula="of:=COS(2 * PI() * [.B865])" office:value-type="float" office:value="0.311860467372486">
            <text:p>0.3118604674</text:p>
          </table:table-cell>
          <table:table-cell table:formula="of:=SIN(2 * PI() * [.B865])" office:value-type="float" office:value="0.950127911857248">
            <text:p>0.9501279119</text:p>
          </table:table-cell>
          <table:table-cell table:formula="of:=[.D865]*[.E865]" office:value-type="float" office:value="0.118310218421793">
            <text:p>0.1183102184</text:p>
          </table:table-cell>
          <table:table-cell table:formula="of:=[.D865]*[.F865]" office:value-type="float" office:value="0.360449151274473">
            <text:p>0.3604491513</text:p>
          </table:table-cell>
          <table:table-cell table:formula="of:=[.C865]" office:value-type="float" office:value="0.925245427744715">
            <text:p>0.9252454277</text:p>
          </table:table-cell>
        </table:table-row>
        <table:table-row table:style-name="ro1">
          <table:table-cell table:formula="of:=RAND()" office:value-type="float" office:value="0.291107177734375">
            <text:p>0.2911071777</text:p>
          </table:table-cell>
          <table:table-cell table:formula="of:=RAND()" office:value-type="float" office:value="0.1177978515625">
            <text:p>0.1177978516</text:p>
          </table:table-cell>
          <table:table-cell table:formula="of:=SQRT(1 - [.A866])" office:value-type="float" office:value="0.841957731875909">
            <text:p>0.8419577319</text:p>
          </table:table-cell>
          <table:table-cell table:formula="of:=SQRT(1 - (1 - [.A866]))" office:value-type="float" office:value="0.539543490123248">
            <text:p>0.5395434901</text:p>
          </table:table-cell>
          <table:table-cell table:formula="of:=COS(2 * PI() * [.B866])" office:value-type="float" office:value="0.738370286806649">
            <text:p>0.7383702868</text:p>
          </table:table-cell>
          <table:table-cell table:formula="of:=SIN(2 * PI() * [.B866])" office:value-type="float" office:value="0.674395521605139">
            <text:p>0.6743955216</text:p>
          </table:table-cell>
          <table:table-cell table:formula="of:=[.D866]*[.E866]" office:value-type="float" office:value="0.398382881546963">
            <text:p>0.3983828815</text:p>
          </table:table-cell>
          <table:table-cell table:formula="of:=[.D866]*[.F866]" office:value-type="float" office:value="0.363865713450325">
            <text:p>0.3638657135</text:p>
          </table:table-cell>
          <table:table-cell table:formula="of:=[.C866]" office:value-type="float" office:value="0.841957731875909">
            <text:p>0.8419577319</text:p>
          </table:table-cell>
        </table:table-row>
        <table:table-row table:style-name="ro1">
          <table:table-cell table:formula="of:=RAND()" office:value-type="float" office:value="0.446197509765625">
            <text:p>0.4461975098</text:p>
          </table:table-cell>
          <table:table-cell table:formula="of:=RAND()" office:value-type="float" office:value="0.15728759765625">
            <text:p>0.1572875977</text:p>
          </table:table-cell>
          <table:table-cell table:formula="of:=SQRT(1 - [.A867])" office:value-type="float" office:value="0.744179071349346">
            <text:p>0.7441790713</text:p>
          </table:table-cell>
          <table:table-cell table:formula="of:=SQRT(1 - (1 - [.A867]))" office:value-type="float" office:value="0.667980171685975">
            <text:p>0.6679801717</text:p>
          </table:table-cell>
          <table:table-cell table:formula="of:=COS(2 * PI() * [.B867])" office:value-type="float" office:value="0.550137766564234">
            <text:p>0.5501377666</text:p>
          </table:table-cell>
          <table:table-cell table:formula="of:=SIN(2 * PI() * [.B867])" office:value-type="float" office:value="0.835073911578919">
            <text:p>0.8350739116</text:p>
          </table:table-cell>
          <table:table-cell table:formula="of:=[.D867]*[.E867]" office:value-type="float" office:value="0.367481119760516">
            <text:p>0.3674811198</text:p>
          </table:table-cell>
          <table:table-cell table:formula="of:=[.D867]*[.F867]" office:value-type="float" office:value="0.557812814826965">
            <text:p>0.5578128148</text:p>
          </table:table-cell>
          <table:table-cell table:formula="of:=[.C867]" office:value-type="float" office:value="0.744179071349346">
            <text:p>0.7441790713</text:p>
          </table:table-cell>
        </table:table-row>
        <table:table-row table:style-name="ro1">
          <table:table-cell table:formula="of:=RAND()" office:value-type="float" office:value="0.53802490234375">
            <text:p>0.5380249023</text:p>
          </table:table-cell>
          <table:table-cell table:formula="of:=RAND()" office:value-type="float" office:value="0.315673828125">
            <text:p>0.3156738281</text:p>
          </table:table-cell>
          <table:table-cell table:formula="of:=SQRT(1 - [.A868])" office:value-type="float" office:value="0.6796875">
            <text:p>0.6796875</text:p>
          </table:table-cell>
          <table:table-cell table:formula="of:=SQRT(1 - (1 - [.A868]))" office:value-type="float" office:value="0.733501808003055">
            <text:p>0.733501808</text:p>
          </table:table-cell>
          <table:table-cell table:formula="of:=COS(2 * PI() * [.B868])" office:value-type="float" office:value="-0.401029897183576">
            <text:p>-0.4010298972</text:p>
          </table:table-cell>
          <table:table-cell table:formula="of:=SIN(2 * PI() * [.B868])" office:value-type="float" office:value="0.916064965799332">
            <text:p>0.9160649658</text:p>
          </table:table-cell>
          <table:table-cell table:formula="of:=[.D868]*[.E868]" office:value-type="float" office:value="-0.294156154647432">
            <text:p>-0.2941561546</text:p>
          </table:table-cell>
          <table:table-cell table:formula="of:=[.D868]*[.F868]" office:value-type="float" office:value="0.671935308662066">
            <text:p>0.6719353087</text:p>
          </table:table-cell>
          <table:table-cell table:formula="of:=[.C868]" office:value-type="float" office:value="0.6796875">
            <text:p>0.6796875</text:p>
          </table:table-cell>
        </table:table-row>
        <table:table-row table:style-name="ro1">
          <table:table-cell table:formula="of:=RAND()" office:value-type="float" office:value="0.049713134765625">
            <text:p>0.0497131348</text:p>
          </table:table-cell>
          <table:table-cell table:formula="of:=RAND()" office:value-type="float" office:value="0.5308837890625">
            <text:p>0.5308837891</text:p>
          </table:table-cell>
          <table:table-cell table:formula="of:=SQRT(1 - [.A869])" office:value-type="float" office:value="0.97482658213365">
            <text:p>0.9748265821</text:p>
          </table:table-cell>
          <table:table-cell table:formula="of:=SQRT(1 - (1 - [.A869]))" office:value-type="float" office:value="0.222964424887974">
            <text:p>0.2229644249</text:p>
          </table:table-cell>
          <table:table-cell table:formula="of:=COS(2 * PI() * [.B869])" office:value-type="float" office:value="-0.98123158084875">
            <text:p>-0.9812315808</text:p>
          </table:table-cell>
          <table:table-cell table:formula="of:=SIN(2 * PI() * [.B869])" office:value-type="float" office:value="-0.192833048892205">
            <text:p>-0.1928330489</text:p>
          </table:table-cell>
          <table:table-cell table:formula="of:=[.D869]*[.E869]" office:value-type="float" office:value="-0.218779735105859">
            <text:p>-0.2187797351</text:p>
          </table:table-cell>
          <table:table-cell table:formula="of:=[.D869]*[.F869]" office:value-type="float" office:value="-0.0429949098456451">
            <text:p>-0.0429949098</text:p>
          </table:table-cell>
          <table:table-cell table:formula="of:=[.C869]" office:value-type="float" office:value="0.97482658213365">
            <text:p>0.9748265821</text:p>
          </table:table-cell>
        </table:table-row>
        <table:table-row table:style-name="ro1">
          <table:table-cell table:formula="of:=RAND()" office:value-type="float" office:value="0.277557373046875">
            <text:p>0.277557373</text:p>
          </table:table-cell>
          <table:table-cell table:formula="of:=RAND()" office:value-type="float" office:value="0.751190185546875">
            <text:p>0.7511901855</text:p>
          </table:table-cell>
          <table:table-cell table:formula="of:=SQRT(1 - [.A870])" office:value-type="float" office:value="0.849966250478879">
            <text:p>0.8499662505</text:p>
          </table:table-cell>
          <table:table-cell table:formula="of:=SQRT(1 - (1 - [.A870]))" office:value-type="float" office:value="0.526837140914415">
            <text:p>0.5268371409</text:p>
          </table:table-cell>
          <table:table-cell table:formula="of:=COS(2 * PI() * [.B870])" office:value-type="float" office:value="0.00747808664120279">
            <text:p>0.0074780866</text:p>
          </table:table-cell>
          <table:table-cell table:formula="of:=SIN(2 * PI() * [.B870])" office:value-type="float" office:value="-0.999972038719177">
            <text:p>-0.9999720387</text:p>
          </table:table-cell>
          <table:table-cell table:formula="of:=[.D870]*[.E870]" office:value-type="float" office:value="0.00393973378556156">
            <text:p>0.0039397338</text:p>
          </table:table-cell>
          <table:table-cell table:formula="of:=[.D870]*[.F870]" office:value-type="float" office:value="-0.52682240987317">
            <text:p>-0.5268224099</text:p>
          </table:table-cell>
          <table:table-cell table:formula="of:=[.C870]" office:value-type="float" office:value="0.849966250478879">
            <text:p>0.8499662505</text:p>
          </table:table-cell>
        </table:table-row>
        <table:table-row table:style-name="ro1">
          <table:table-cell table:formula="of:=RAND()" office:value-type="float" office:value="0.43182373046875">
            <text:p>0.4318237305</text:p>
          </table:table-cell>
          <table:table-cell table:formula="of:=RAND()" office:value-type="float" office:value="0.181304931640625">
            <text:p>0.1813049316</text:p>
          </table:table-cell>
          <table:table-cell table:formula="of:=SQRT(1 - [.A871])" office:value-type="float" office:value="0.753774680877018">
            <text:p>0.7537746809</text:p>
          </table:table-cell>
          <table:table-cell table:formula="of:=SQRT(1 - (1 - [.A871]))" office:value-type="float" office:value="0.657132962549247">
            <text:p>0.6571329625</text:p>
          </table:table-cell>
          <table:table-cell table:formula="of:=COS(2 * PI() * [.B871])" office:value-type="float" office:value="0.418346270916326">
            <text:p>0.4183462709</text:p>
          </table:table-cell>
          <table:table-cell table:formula="of:=SIN(2 * PI() * [.B871])" office:value-type="float" office:value="0.90828761832935">
            <text:p>0.9082876183</text:p>
          </table:table-cell>
          <table:table-cell table:formula="of:=[.D871]*[.E871]" office:value-type="float" office:value="0.274909124378675">
            <text:p>0.2749091244</text:p>
          </table:table-cell>
          <table:table-cell table:formula="of:=[.D871]*[.F871]" office:value-type="float" office:value="0.596865733479566">
            <text:p>0.5968657335</text:p>
          </table:table-cell>
          <table:table-cell table:formula="of:=[.C871]" office:value-type="float" office:value="0.753774680877018">
            <text:p>0.7537746809</text:p>
          </table:table-cell>
        </table:table-row>
        <table:table-row table:style-name="ro1">
          <table:table-cell table:formula="of:=RAND()" office:value-type="float" office:value="0.57623291015625">
            <text:p>0.5762329102</text:p>
          </table:table-cell>
          <table:table-cell table:formula="of:=RAND()" office:value-type="float" office:value="0.050994873046875">
            <text:p>0.050994873</text:p>
          </table:table-cell>
          <table:table-cell table:formula="of:=SQRT(1 - [.A872])" office:value-type="float" office:value="0.650973954812134">
            <text:p>0.6509739548</text:p>
          </table:table-cell>
          <table:table-cell table:formula="of:=SQRT(1 - (1 - [.A872]))" office:value-type="float" office:value="0.75910006597039">
            <text:p>0.759100066</text:p>
          </table:table-cell>
          <table:table-cell table:formula="of:=COS(2 * PI() * [.B872])" office:value-type="float" office:value="0.949106291346508">
            <text:p>0.9491062913</text:p>
          </table:table-cell>
          <table:table-cell table:formula="of:=SIN(2 * PI() * [.B872])" office:value-type="float" office:value="0.314955945691579">
            <text:p>0.3149559457</text:p>
          </table:table-cell>
          <table:table-cell table:formula="of:=[.D872]*[.E872]" office:value-type="float" office:value="0.720466648374046">
            <text:p>0.7204666484</text:p>
          </table:table-cell>
          <table:table-cell table:formula="of:=[.D872]*[.F872]" office:value-type="float" office:value="0.239083079152244">
            <text:p>0.2390830792</text:p>
          </table:table-cell>
          <table:table-cell table:formula="of:=[.C872]" office:value-type="float" office:value="0.650973954812134">
            <text:p>0.6509739548</text:p>
          </table:table-cell>
        </table:table-row>
        <table:table-row table:style-name="ro1">
          <table:table-cell table:formula="of:=RAND()" office:value-type="float" office:value="0.4595947265625">
            <text:p>0.4595947266</text:p>
          </table:table-cell>
          <table:table-cell table:formula="of:=RAND()" office:value-type="float" office:value="0.16265869140625">
            <text:p>0.1626586914</text:p>
          </table:table-cell>
          <table:table-cell table:formula="of:=SQRT(1 - [.A873])" office:value-type="float" office:value="0.735122624762359">
            <text:p>0.7351226248</text:p>
          </table:table-cell>
          <table:table-cell table:formula="of:=SQRT(1 - (1 - [.A873]))" office:value-type="float" office:value="0.677934160934895">
            <text:p>0.6779341609</text:p>
          </table:table-cell>
          <table:table-cell table:formula="of:=COS(2 * PI() * [.B873])" office:value-type="float" office:value="0.521648148266897">
            <text:p>0.5216481483</text:p>
          </table:table-cell>
          <table:table-cell table:formula="of:=SIN(2 * PI() * [.B873])" office:value-type="float" office:value="0.85316071722139">
            <text:p>0.8531607172</text:p>
          </table:table-cell>
          <table:table-cell table:formula="of:=[.D873]*[.E873]" office:value-type="float" office:value="0.35364309969856">
            <text:p>0.3536430997</text:p>
          </table:table-cell>
          <table:table-cell table:formula="of:=[.D873]*[.F873]" office:value-type="float" office:value="0.578386794972096">
            <text:p>0.578386795</text:p>
          </table:table-cell>
          <table:table-cell table:formula="of:=[.C873]" office:value-type="float" office:value="0.735122624762359">
            <text:p>0.7351226248</text:p>
          </table:table-cell>
        </table:table-row>
        <table:table-row table:style-name="ro1">
          <table:table-cell table:formula="of:=RAND()" office:value-type="float" office:value="0.945220947265625">
            <text:p>0.9452209473</text:p>
          </table:table-cell>
          <table:table-cell table:formula="of:=RAND()" office:value-type="float" office:value="0.563507080078125">
            <text:p>0.5635070801</text:p>
          </table:table-cell>
          <table:table-cell table:formula="of:=SQRT(1 - [.A874])" office:value-type="float" office:value="0.234049252796019">
            <text:p>0.2340492528</text:p>
          </table:table-cell>
          <table:table-cell table:formula="of:=SQRT(1 - (1 - [.A874]))" office:value-type="float" office:value="0.972224741130169">
            <text:p>0.9722247411</text:p>
          </table:table-cell>
          <table:table-cell table:formula="of:=COS(2 * PI() * [.B874])" office:value-type="float" office:value="-0.921439558171691">
            <text:p>-0.9214395582</text:p>
          </table:table-cell>
          <table:table-cell table:formula="of:=SIN(2 * PI() * [.B874])" office:value-type="float" office:value="-0.388521737662589">
            <text:p>-0.3885217377</text:p>
          </table:table-cell>
          <table:table-cell table:formula="of:=[.D874]*[.E874]" office:value-type="float" office:value="-0.895846335910571">
            <text:p>-0.8958463359</text:p>
          </table:table-cell>
          <table:table-cell table:formula="of:=[.D874]*[.F874]" office:value-type="float" office:value="-0.377730445822454">
            <text:p>-0.3777304458</text:p>
          </table:table-cell>
          <table:table-cell table:formula="of:=[.C874]" office:value-type="float" office:value="0.234049252796019">
            <text:p>0.2340492528</text:p>
          </table:table-cell>
        </table:table-row>
        <table:table-row table:style-name="ro1">
          <table:table-cell table:formula="of:=RAND()" office:value-type="float" office:value="0.324951171875">
            <text:p>0.3249511719</text:p>
          </table:table-cell>
          <table:table-cell table:formula="of:=RAND()" office:value-type="float" office:value="0.95953369140625">
            <text:p>0.9595336914</text:p>
          </table:table-cell>
          <table:table-cell table:formula="of:=SQRT(1 - [.A875])" office:value-type="float" office:value="0.821613551570932">
            <text:p>0.8216135516</text:p>
          </table:table-cell>
          <table:table-cell table:formula="of:=SQRT(1 - (1 - [.A875]))" office:value-type="float" office:value="0.570044885842334">
            <text:p>0.5700448858</text:p>
          </table:table-cell>
          <table:table-cell table:formula="of:=COS(2 * PI() * [.B875])" office:value-type="float" office:value="0.967850367531414">
            <text:p>0.9678503675</text:p>
          </table:table-cell>
          <table:table-cell table:formula="of:=SIN(2 * PI() * [.B875])" office:value-type="float" office:value="-0.251526670691813">
            <text:p>-0.2515266707</text:p>
          </table:table-cell>
          <table:table-cell table:formula="of:=[.D875]*[.E875]" office:value-type="float" office:value="0.551718152271906">
            <text:p>0.5517181523</text:p>
          </table:table-cell>
          <table:table-cell table:formula="of:=[.D875]*[.F875]" office:value-type="float" office:value="-0.143381492280817">
            <text:p>-0.1433814923</text:p>
          </table:table-cell>
          <table:table-cell table:formula="of:=[.C875]" office:value-type="float" office:value="0.821613551570932">
            <text:p>0.8216135516</text:p>
          </table:table-cell>
        </table:table-row>
        <table:table-row table:style-name="ro1">
          <table:table-cell table:formula="of:=RAND()" office:value-type="float" office:value="0.4449462890625">
            <text:p>0.4449462891</text:p>
          </table:table-cell>
          <table:table-cell table:formula="of:=RAND()" office:value-type="float" office:value="0.057098388671875">
            <text:p>0.0570983887</text:p>
          </table:table-cell>
          <table:table-cell table:formula="of:=SQRT(1 - [.A876])" office:value-type="float" office:value="0.745019268836384">
            <text:p>0.7450192688</text:p>
          </table:table-cell>
          <table:table-cell table:formula="of:=SQRT(1 - (1 - [.A876]))" office:value-type="float" office:value="0.667042943941768">
            <text:p>0.6670429439</text:p>
          </table:table-cell>
          <table:table-cell table:formula="of:=COS(2 * PI() * [.B876])" office:value-type="float" office:value="0.936333009500304">
            <text:p>0.9363330095</text:p>
          </table:table-cell>
          <table:table-cell table:formula="of:=SIN(2 * PI() * [.B876])" office:value-type="float" office:value="0.351113222935427">
            <text:p>0.3511132229</text:p>
          </table:table-cell>
          <table:table-cell table:formula="of:=[.D876]*[.E876]" office:value-type="float" office:value="0.624574327166938">
            <text:p>0.6245743272</text:p>
          </table:table-cell>
          <table:table-cell table:formula="of:=[.D876]*[.F876]" office:value-type="float" office:value="0.23420759788373">
            <text:p>0.2342075979</text:p>
          </table:table-cell>
          <table:table-cell table:formula="of:=[.C876]" office:value-type="float" office:value="0.745019268836384">
            <text:p>0.7450192688</text:p>
          </table:table-cell>
        </table:table-row>
        <table:table-row table:style-name="ro1">
          <table:table-cell table:formula="of:=RAND()" office:value-type="float" office:value="0.500213623046875">
            <text:p>0.500213623</text:p>
          </table:table-cell>
          <table:table-cell table:formula="of:=RAND()" office:value-type="float" office:value="0.162811279296875">
            <text:p>0.1628112793</text:p>
          </table:table-cell>
          <table:table-cell table:formula="of:=SQRT(1 - [.A877])" office:value-type="float" office:value="0.706955710743696">
            <text:p>0.7069557107</text:p>
          </table:table-cell>
          <table:table-cell table:formula="of:=SQRT(1 - (1 - [.A877]))" office:value-type="float" office:value="0.707257819360716">
            <text:p>0.7072578194</text:p>
          </table:table-cell>
          <table:table-cell table:formula="of:=COS(2 * PI() * [.B877])" office:value-type="float" office:value="0.520829951055085">
            <text:p>0.5208299511</text:p>
          </table:table-cell>
          <table:table-cell table:formula="of:=SIN(2 * PI() * [.B877])" office:value-type="float" office:value="0.853660448939716">
            <text:p>0.8536604489</text:p>
          </table:table-cell>
          <table:table-cell table:formula="of:=[.D877]*[.E877]" office:value-type="float" office:value="0.368361055440968">
            <text:p>0.3683610554</text:p>
          </table:table-cell>
          <table:table-cell table:formula="of:=[.D877]*[.F877]" office:value-type="float" office:value="0.603758027591594">
            <text:p>0.6037580276</text:p>
          </table:table-cell>
          <table:table-cell table:formula="of:=[.C877]" office:value-type="float" office:value="0.706955710743696">
            <text:p>0.7069557107</text:p>
          </table:table-cell>
        </table:table-row>
        <table:table-row table:style-name="ro1">
          <table:table-cell table:formula="of:=RAND()" office:value-type="float" office:value="0.010223388671875">
            <text:p>0.0102233887</text:p>
          </table:table-cell>
          <table:table-cell table:formula="of:=RAND()" office:value-type="float" office:value="0.384368896484375">
            <text:p>0.3843688965</text:p>
          </table:table-cell>
          <table:table-cell table:formula="of:=SQRT(1 - [.A878])" office:value-type="float" office:value="0.994875173741975">
            <text:p>0.9948751737</text:p>
          </table:table-cell>
          <table:table-cell table:formula="of:=SQRT(1 - (1 - [.A878]))" office:value-type="float" office:value="0.101110774262069">
            <text:p>0.1011107743</text:p>
          </table:table-cell>
          <table:table-cell table:formula="of:=COS(2 * PI() * [.B878])" office:value-type="float" office:value="-0.747482852550976">
            <text:p>-0.7474828526</text:p>
          </table:table-cell>
          <table:table-cell table:formula="of:=SIN(2 * PI() * [.B878])" office:value-type="float" office:value="0.664281104008126">
            <text:p>0.664281104</text:p>
          </table:table-cell>
          <table:table-cell table:formula="of:=[.D878]*[.E878]" office:value-type="float" office:value="-0.0755785699690489">
            <text:p>-0.07557857</text:p>
          </table:table-cell>
          <table:table-cell table:formula="of:=[.D878]*[.F878]" office:value-type="float" office:value="0.0671659767539234">
            <text:p>0.0671659768</text:p>
          </table:table-cell>
          <table:table-cell table:formula="of:=[.C878]" office:value-type="float" office:value="0.994875173741975">
            <text:p>0.9948751737</text:p>
          </table:table-cell>
        </table:table-row>
        <table:table-row table:style-name="ro1">
          <table:table-cell table:formula="of:=RAND()" office:value-type="float" office:value="0.188507080078125">
            <text:p>0.1885070801</text:p>
          </table:table-cell>
          <table:table-cell table:formula="of:=RAND()" office:value-type="float" office:value="0.40203857421875">
            <text:p>0.4020385742</text:p>
          </table:table-cell>
          <table:table-cell table:formula="of:=SQRT(1 - [.A879])" office:value-type="float" office:value="0.900829018139333">
            <text:p>0.9008290181</text:p>
          </table:table-cell>
          <table:table-cell table:formula="of:=SQRT(1 - (1 - [.A879]))" office:value-type="float" office:value="0.434174020501141">
            <text:p>0.4341740205</text:p>
          </table:table-cell>
          <table:table-cell table:formula="of:=COS(2 * PI() * [.B879])" office:value-type="float" office:value="-0.816479212436865">
            <text:p>-0.8164792124</text:p>
          </table:table-cell>
          <table:table-cell table:formula="of:=SIN(2 * PI() * [.B879])" office:value-type="float" office:value="0.577374831161245">
            <text:p>0.5773748312</text:p>
          </table:table-cell>
          <table:table-cell table:formula="of:=[.D879]*[.E879]" office:value-type="float" office:value="-0.354494062319319">
            <text:p>-0.3544940623</text:p>
          </table:table-cell>
          <table:table-cell table:formula="of:=[.D879]*[.F879]" office:value-type="float" office:value="0.250681151781445">
            <text:p>0.2506811518</text:p>
          </table:table-cell>
          <table:table-cell table:formula="of:=[.C879]" office:value-type="float" office:value="0.900829018139333">
            <text:p>0.9008290181</text:p>
          </table:table-cell>
        </table:table-row>
        <table:table-row table:style-name="ro1">
          <table:table-cell table:formula="of:=RAND()" office:value-type="float" office:value="0.82110595703125">
            <text:p>0.821105957</text:p>
          </table:table-cell>
          <table:table-cell table:formula="of:=RAND()" office:value-type="float" office:value="0.907196044921875">
            <text:p>0.9071960449</text:p>
          </table:table-cell>
          <table:table-cell table:formula="of:=SQRT(1 - [.A880])" office:value-type="float" office:value="0.422958677613724">
            <text:p>0.4229586776</text:p>
          </table:table-cell>
          <table:table-cell table:formula="of:=SQRT(1 - (1 - [.A880]))" office:value-type="float" office:value="0.906148970661695">
            <text:p>0.9061489707</text:p>
          </table:table-cell>
          <table:table-cell table:formula="of:=COS(2 * PI() * [.B880])" office:value-type="float" office:value="0.834757310644888">
            <text:p>0.8347573106</text:p>
          </table:table-cell>
          <table:table-cell table:formula="of:=SIN(2 * PI() * [.B880])" office:value-type="float" office:value="-0.550618045767584">
            <text:p>-0.5506180458</text:p>
          </table:table-cell>
          <table:table-cell table:formula="of:=[.D880]*[.E880]" office:value-type="float" office:value="0.756414477793191">
            <text:p>0.7564144778</text:p>
          </table:table-cell>
          <table:table-cell table:formula="of:=[.D880]*[.F880]" office:value-type="float" office:value="-0.498941975400051">
            <text:p>-0.4989419754</text:p>
          </table:table-cell>
          <table:table-cell table:formula="of:=[.C880]" office:value-type="float" office:value="0.422958677613724">
            <text:p>0.4229586776</text:p>
          </table:table-cell>
        </table:table-row>
        <table:table-row table:style-name="ro1">
          <table:table-cell table:formula="of:=RAND()" office:value-type="float" office:value="0.043426513671875">
            <text:p>0.0434265137</text:p>
          </table:table-cell>
          <table:table-cell table:formula="of:=RAND()" office:value-type="float" office:value="0.402252197265625">
            <text:p>0.4022521973</text:p>
          </table:table-cell>
          <table:table-cell table:formula="of:=SQRT(1 - [.A881])" office:value-type="float" office:value="0.978045748586499">
            <text:p>0.9780457486</text:p>
          </table:table-cell>
          <table:table-cell table:formula="of:=SQRT(1 - (1 - [.A881]))" office:value-type="float" office:value="0.208390291692955">
            <text:p>0.2083902917</text:p>
          </table:table-cell>
          <table:table-cell table:formula="of:=COS(2 * PI() * [.B881])" office:value-type="float" office:value="-0.817253448385022">
            <text:p>-0.8172534484</text:p>
          </table:table-cell>
          <table:table-cell table:formula="of:=SIN(2 * PI() * [.B881])" office:value-type="float" office:value="0.576278405896655">
            <text:p>0.5762784059</text:p>
          </table:table-cell>
          <table:table-cell table:formula="of:=[.D881]*[.E881]" office:value-type="float" office:value="-0.170307684496028">
            <text:p>-0.1703076845</text:p>
          </table:table-cell>
          <table:table-cell table:formula="of:=[.D881]*[.F881]" office:value-type="float" office:value="0.120090825101155">
            <text:p>0.1200908251</text:p>
          </table:table-cell>
          <table:table-cell table:formula="of:=[.C881]" office:value-type="float" office:value="0.978045748586499">
            <text:p>0.9780457486</text:p>
          </table:table-cell>
        </table:table-row>
        <table:table-row table:style-name="ro1">
          <table:table-cell table:formula="of:=RAND()" office:value-type="float" office:value="0.648529052734375">
            <text:p>0.6485290527</text:p>
          </table:table-cell>
          <table:table-cell table:formula="of:=RAND()" office:value-type="float" office:value="0.33026123046875">
            <text:p>0.3302612305</text:p>
          </table:table-cell>
          <table:table-cell table:formula="of:=SQRT(1 - [.A882])" office:value-type="float" office:value="0.592849852210174">
            <text:p>0.5928498522</text:p>
          </table:table-cell>
          <table:table-cell table:formula="of:=SQRT(1 - (1 - [.A882]))" office:value-type="float" office:value="0.805313015376242">
            <text:p>0.8053130154</text:p>
          </table:table-cell>
          <table:table-cell table:formula="of:=COS(2 * PI() * [.B882])" office:value-type="float" office:value="-0.483191358763472">
            <text:p>-0.4831913588</text:p>
          </table:table-cell>
          <table:table-cell table:formula="of:=SIN(2 * PI() * [.B882])" office:value-type="float" office:value="0.875514769045223">
            <text:p>0.875514769</text:p>
          </table:table-cell>
          <table:table-cell table:formula="of:=[.D882]*[.E882]" office:value-type="float" office:value="-0.389120290129555">
            <text:p>-0.3891202901</text:p>
          </table:table-cell>
          <table:table-cell table:formula="of:=[.D882]*[.F882]" office:value-type="float" office:value="0.705063438666242">
            <text:p>0.7050634387</text:p>
          </table:table-cell>
          <table:table-cell table:formula="of:=[.C882]" office:value-type="float" office:value="0.592849852210174">
            <text:p>0.5928498522</text:p>
          </table:table-cell>
        </table:table-row>
        <table:table-row table:style-name="ro1">
          <table:table-cell table:formula="of:=RAND()" office:value-type="float" office:value="0.62017822265625">
            <text:p>0.6201782227</text:p>
          </table:table-cell>
          <table:table-cell table:formula="of:=RAND()" office:value-type="float" office:value="0.47210693359375">
            <text:p>0.4721069336</text:p>
          </table:table-cell>
          <table:table-cell table:formula="of:=SQRT(1 - [.A883])" office:value-type="float" office:value="0.61629682568041">
            <text:p>0.6162968257</text:p>
          </table:table-cell>
          <table:table-cell table:formula="of:=SQRT(1 - (1 - [.A883]))" office:value-type="float" office:value="0.787513950769286">
            <text:p>0.7875139508</text:p>
          </table:table-cell>
          <table:table-cell table:formula="of:=COS(2 * PI() * [.B883])" office:value-type="float" office:value="-0.984681707410971">
            <text:p>-0.9846817074</text:p>
          </table:table-cell>
          <table:table-cell table:formula="of:=SIN(2 * PI() * [.B883])" office:value-type="float" office:value="0.174361506905094">
            <text:p>0.1743615069</text:p>
          </table:table-cell>
          <table:table-cell table:formula="of:=[.D883]*[.E883]" office:value-type="float" office:value="-0.77545058165346">
            <text:p>-0.7754505817</text:p>
          </table:table-cell>
          <table:table-cell table:formula="of:=[.D883]*[.F883]" office:value-type="float" office:value="0.137312119164917">
            <text:p>0.1373121192</text:p>
          </table:table-cell>
          <table:table-cell table:formula="of:=[.C883]" office:value-type="float" office:value="0.61629682568041">
            <text:p>0.6162968257</text:p>
          </table:table-cell>
        </table:table-row>
        <table:table-row table:style-name="ro1">
          <table:table-cell table:formula="of:=RAND()" office:value-type="float" office:value="0.035186767578125">
            <text:p>0.0351867676</text:p>
          </table:table-cell>
          <table:table-cell table:formula="of:=RAND()" office:value-type="float" office:value="0.27215576171875">
            <text:p>0.2721557617</text:p>
          </table:table-cell>
          <table:table-cell table:formula="of:=SQRT(1 - [.A884])" office:value-type="float" office:value="0.982249068425048">
            <text:p>0.9822490684</text:p>
          </table:table-cell>
          <table:table-cell table:formula="of:=SQRT(1 - (1 - [.A884]))" office:value-type="float" office:value="0.187581362555359">
            <text:p>0.1875813626</text:p>
          </table:table-cell>
          <table:table-cell table:formula="of:=COS(2 * PI() * [.B884])" office:value-type="float" office:value="-0.13875956907439">
            <text:p>-0.1387595691</text:p>
          </table:table-cell>
          <table:table-cell table:formula="of:=SIN(2 * PI() * [.B884])" office:value-type="float" office:value="0.990326098813057">
            <text:p>0.9903260988</text:p>
          </table:table-cell>
          <table:table-cell table:formula="of:=[.D884]*[.E884]" office:value-type="float" office:value="-0.0260287090345686">
            <text:p>-0.026028709</text:p>
          </table:table-cell>
          <table:table-cell table:formula="of:=[.D884]*[.F884]" office:value-type="float" office:value="0.185766718989486">
            <text:p>0.185766719</text:p>
          </table:table-cell>
          <table:table-cell table:formula="of:=[.C884]" office:value-type="float" office:value="0.982249068425048">
            <text:p>0.9822490684</text:p>
          </table:table-cell>
        </table:table-row>
        <table:table-row table:style-name="ro1">
          <table:table-cell table:formula="of:=RAND()" office:value-type="float" office:value="0.227386474609375">
            <text:p>0.2273864746</text:p>
          </table:table-cell>
          <table:table-cell table:formula="of:=RAND()" office:value-type="float" office:value="0.685028076171875">
            <text:p>0.6850280762</text:p>
          </table:table-cell>
          <table:table-cell table:formula="of:=SQRT(1 - [.A885])" office:value-type="float" office:value="0.878984371528086">
            <text:p>0.8789843715</text:p>
          </table:table-cell>
          <table:table-cell table:formula="of:=SQRT(1 - (1 - [.A885]))" office:value-type="float" office:value="0.476850578912698">
            <text:p>0.4768505789</text:p>
          </table:table-cell>
          <table:table-cell table:formula="of:=COS(2 * PI() * [.B885])" office:value-type="float" office:value="-0.396985985390221">
            <text:p>-0.3969859854</text:p>
          </table:table-cell>
          <table:table-cell table:formula="of:=SIN(2 * PI() * [.B885])" office:value-type="float" office:value="-0.917824671385421">
            <text:p>-0.9178246714</text:p>
          </table:table-cell>
          <table:table-cell table:formula="of:=[.D885]*[.E885]" office:value-type="float" office:value="-0.189302996953555">
            <text:p>-0.189302997</text:p>
          </table:table-cell>
          <table:table-cell table:formula="of:=[.D885]*[.F885]" office:value-type="float" office:value="-0.437665225890494">
            <text:p>-0.4376652259</text:p>
          </table:table-cell>
          <table:table-cell table:formula="of:=[.C885]" office:value-type="float" office:value="0.878984371528086">
            <text:p>0.8789843715</text:p>
          </table:table-cell>
        </table:table-row>
        <table:table-row table:style-name="ro1">
          <table:table-cell table:formula="of:=RAND()" office:value-type="float" office:value="0.55743408203125">
            <text:p>0.557434082</text:p>
          </table:table-cell>
          <table:table-cell table:formula="of:=RAND()" office:value-type="float" office:value="0.038238525390625">
            <text:p>0.0382385254</text:p>
          </table:table-cell>
          <table:table-cell table:formula="of:=SQRT(1 - [.A886])" office:value-type="float" office:value="0.665256279916808">
            <text:p>0.6652562799</text:p>
          </table:table-cell>
          <table:table-cell table:formula="of:=SQRT(1 - (1 - [.A886]))" office:value-type="float" office:value="0.746615082911704">
            <text:p>0.7466150829</text:p>
          </table:table-cell>
          <table:table-cell table:formula="of:=COS(2 * PI() * [.B886])" office:value-type="float" office:value="0.971276200992167">
            <text:p>0.971276201</text:p>
          </table:table-cell>
          <table:table-cell table:formula="of:=SIN(2 * PI() * [.B886])" office:value-type="float" office:value="0.237954914608261">
            <text:p>0.2379549146</text:p>
          </table:table-cell>
          <table:table-cell table:formula="of:=[.D886]*[.E886]" office:value-type="float" office:value="0.725169461333931">
            <text:p>0.7251694613</text:p>
          </table:table-cell>
          <table:table-cell table:formula="of:=[.D886]*[.F886]" office:value-type="float" office:value="0.177660728299494">
            <text:p>0.1776607283</text:p>
          </table:table-cell>
          <table:table-cell table:formula="of:=[.C886]" office:value-type="float" office:value="0.665256279916808">
            <text:p>0.6652562799</text:p>
          </table:table-cell>
        </table:table-row>
        <table:table-row table:style-name="ro1">
          <table:table-cell table:formula="of:=RAND()" office:value-type="float" office:value="0.69256591796875">
            <text:p>0.692565918</text:p>
          </table:table-cell>
          <table:table-cell table:formula="of:=RAND()" office:value-type="float" office:value="0.610992431640625">
            <text:p>0.6109924316</text:p>
          </table:table-cell>
          <table:table-cell table:formula="of:=SQRT(1 - [.A887])" office:value-type="float" office:value="0.554467385904031">
            <text:p>0.5544673859</text:p>
          </table:table-cell>
          <table:table-cell table:formula="of:=SQRT(1 - (1 - [.A887]))" office:value-type="float" office:value="0.832205454181087">
            <text:p>0.8322054542</text:p>
          </table:table-cell>
          <table:table-cell table:formula="of:=COS(2 * PI() * [.B887])" office:value-type="float" office:value="-0.766523547242852">
            <text:p>-0.7665235472</text:p>
          </table:table-cell>
          <table:table-cell table:formula="of:=SIN(2 * PI() * [.B887])" office:value-type="float" office:value="-0.642216203098485">
            <text:p>-0.6422162031</text:p>
          </table:table-cell>
          <table:table-cell table:formula="of:=[.D887]*[.E887]" office:value-type="float" office:value="-0.637905076773736">
            <text:p>-0.6379050768</text:p>
          </table:table-cell>
          <table:table-cell table:formula="of:=[.D887]*[.F887]" office:value-type="float" office:value="-0.534455826982028">
            <text:p>-0.534455827</text:p>
          </table:table-cell>
          <table:table-cell table:formula="of:=[.C887]" office:value-type="float" office:value="0.554467385904031">
            <text:p>0.5544673859</text:p>
          </table:table-cell>
        </table:table-row>
        <table:table-row table:style-name="ro1">
          <table:table-cell table:formula="of:=RAND()" office:value-type="float" office:value="0.87579345703125">
            <text:p>0.875793457</text:p>
          </table:table-cell>
          <table:table-cell table:formula="of:=RAND()" office:value-type="float" office:value="0.27239990234375">
            <text:p>0.2723999023</text:p>
          </table:table-cell>
          <table:table-cell table:formula="of:=SQRT(1 - [.A888])" office:value-type="float" office:value="0.352429486519999">
            <text:p>0.3524294865</text:p>
          </table:table-cell>
          <table:table-cell table:formula="of:=SQRT(1 - (1 - [.A888]))" office:value-type="float" office:value="0.93583837121121">
            <text:p>0.9358383712</text:p>
          </table:table-cell>
          <table:table-cell table:formula="of:=COS(2 * PI() * [.B888])" office:value-type="float" office:value="-0.140278546430595">
            <text:p>-0.1402785464</text:p>
          </table:table-cell>
          <table:table-cell table:formula="of:=SIN(2 * PI() * [.B888])" office:value-type="float" office:value="0.990112079216954">
            <text:p>0.9901120792</text:p>
          </table:table-cell>
          <table:table-cell table:formula="of:=[.D888]*[.E888]" office:value-type="float" office:value="-0.131278046407484">
            <text:p>-0.1312780464</text:p>
          </table:table-cell>
          <table:table-cell table:formula="of:=[.D888]*[.F888]" office:value-type="float" office:value="0.926584875530938">
            <text:p>0.9265848755</text:p>
          </table:table-cell>
          <table:table-cell table:formula="of:=[.C888]" office:value-type="float" office:value="0.352429486519999">
            <text:p>0.3524294865</text:p>
          </table:table-cell>
        </table:table-row>
        <table:table-row table:style-name="ro1">
          <table:table-cell table:formula="of:=RAND()" office:value-type="float" office:value="0.16717529296875">
            <text:p>0.167175293</text:p>
          </table:table-cell>
          <table:table-cell table:formula="of:=RAND()" office:value-type="float" office:value="0.818511962890625">
            <text:p>0.8185119629</text:p>
          </table:table-cell>
          <table:table-cell table:formula="of:=SQRT(1 - [.A889])" office:value-type="float" office:value="0.912592300554442">
            <text:p>0.9125923006</text:p>
          </table:table-cell>
          <table:table-cell table:formula="of:=SQRT(1 - (1 - [.A889]))" office:value-type="float" office:value="0.408870753379048">
            <text:p>0.4088707534</text:p>
          </table:table-cell>
          <table:table-cell table:formula="of:=COS(2 * PI() * [.B889])" office:value-type="float" office:value="0.417301022464449">
            <text:p>0.4173010225</text:p>
          </table:table-cell>
          <table:table-cell table:formula="of:=SIN(2 * PI() * [.B889])" office:value-type="float" office:value="-0.908768318467433">
            <text:p>-0.9087683185</text:p>
          </table:table-cell>
          <table:table-cell table:formula="of:=[.D889]*[.E889]" office:value-type="float" office:value="0.170622183440886">
            <text:p>0.1706221834</text:p>
          </table:table-cell>
          <table:table-cell table:formula="of:=[.D889]*[.F889]" office:value-type="float" office:value="-0.37156878701879">
            <text:p>-0.371568787</text:p>
          </table:table-cell>
          <table:table-cell table:formula="of:=[.C889]" office:value-type="float" office:value="0.912592300554442">
            <text:p>0.9125923006</text:p>
          </table:table-cell>
        </table:table-row>
        <table:table-row table:style-name="ro1">
          <table:table-cell table:formula="of:=RAND()" office:value-type="float" office:value="0.448974609375">
            <text:p>0.4489746094</text:p>
          </table:table-cell>
          <table:table-cell table:formula="of:=RAND()" office:value-type="float" office:value="0.080780029296875">
            <text:p>0.0807800293</text:p>
          </table:table-cell>
          <table:table-cell table:formula="of:=SQRT(1 - [.A890])" office:value-type="float" office:value="0.742310845013731">
            <text:p>0.742310845</text:p>
          </table:table-cell>
          <table:table-cell table:formula="of:=SQRT(1 - (1 - [.A890]))" office:value-type="float" office:value="0.670055676324736">
            <text:p>0.6700556763</text:p>
          </table:table-cell>
          <table:table-cell table:formula="of:=COS(2 * PI() * [.B890])" office:value-type="float" office:value="0.873935057053268">
            <text:p>0.8739350571</text:p>
          </table:table-cell>
          <table:table-cell table:formula="of:=SIN(2 * PI() * [.B890])" office:value-type="float" office:value="0.486042710112291">
            <text:p>0.4860427101</text:p>
          </table:table-cell>
          <table:table-cell table:formula="of:=[.D890]*[.E890]" office:value-type="float" office:value="0.585585145717725">
            <text:p>0.5855851457</text:p>
          </table:table-cell>
          <table:table-cell table:formula="of:=[.D890]*[.F890]" office:value-type="float" office:value="0.325675676846999">
            <text:p>0.3256756768</text:p>
          </table:table-cell>
          <table:table-cell table:formula="of:=[.C890]" office:value-type="float" office:value="0.742310845013731">
            <text:p>0.742310845</text:p>
          </table:table-cell>
        </table:table-row>
        <table:table-row table:style-name="ro1">
          <table:table-cell table:formula="of:=RAND()" office:value-type="float" office:value="0.59820556640625">
            <text:p>0.5982055664</text:p>
          </table:table-cell>
          <table:table-cell table:formula="of:=RAND()" office:value-type="float" office:value="0.617095947265625">
            <text:p>0.6170959473</text:p>
          </table:table-cell>
          <table:table-cell table:formula="of:=SQRT(1 - [.A891])" office:value-type="float" office:value="0.633872568892005">
            <text:p>0.6338725689</text:p>
          </table:table-cell>
          <table:table-cell table:formula="of:=SQRT(1 - (1 - [.A891]))" office:value-type="float" office:value="0.7734375">
            <text:p>0.7734375</text:p>
          </table:table-cell>
          <table:table-cell table:formula="of:=COS(2 * PI() * [.B891])" office:value-type="float" office:value="-0.741337312192211">
            <text:p>-0.7413373122</text:p>
          </table:table-cell>
          <table:table-cell table:formula="of:=SIN(2 * PI() * [.B891])" office:value-type="float" office:value="-0.671132616963018">
            <text:p>-0.671132617</text:p>
          </table:table-cell>
          <table:table-cell table:formula="of:=[.D891]*[.E891]" office:value-type="float" office:value="-0.573378077398663">
            <text:p>-0.5733780774</text:p>
          </table:table-cell>
          <table:table-cell table:formula="of:=[.D891]*[.F891]" office:value-type="float" office:value="-0.519079133432334">
            <text:p>-0.5190791334</text:p>
          </table:table-cell>
          <table:table-cell table:formula="of:=[.C891]" office:value-type="float" office:value="0.633872568892005">
            <text:p>0.6338725689</text:p>
          </table:table-cell>
        </table:table-row>
        <table:table-row table:style-name="ro1">
          <table:table-cell table:formula="of:=RAND()" office:value-type="float" office:value="0.279388427734375">
            <text:p>0.2793884277</text:p>
          </table:table-cell>
          <table:table-cell table:formula="of:=RAND()" office:value-type="float" office:value="0.46417236328125">
            <text:p>0.4641723633</text:p>
          </table:table-cell>
          <table:table-cell table:formula="of:=SQRT(1 - [.A892])" office:value-type="float" office:value="0.848888433344232">
            <text:p>0.8488884333</text:p>
          </table:table-cell>
          <table:table-cell table:formula="of:=SQRT(1 - (1 - [.A892]))" office:value-type="float" office:value="0.528572064844875">
            <text:p>0.5285720648</text:p>
          </table:table-cell>
          <table:table-cell table:formula="of:=COS(2 * PI() * [.B892])" office:value-type="float" office:value="-0.974769184332562">
            <text:p>-0.9747691843</text:p>
          </table:table-cell>
          <table:table-cell table:formula="of:=SIN(2 * PI() * [.B892])" office:value-type="float" office:value="0.223215226352577">
            <text:p>0.2232152264</text:p>
          </table:table-cell>
          <table:table-cell table:formula="of:=[.D892]*[.E892]" office:value-type="float" office:value="-0.515235760509817">
            <text:p>-0.5152357605</text:p>
          </table:table-cell>
          <table:table-cell table:formula="of:=[.D892]*[.F892]" office:value-type="float" office:value="0.117985333097998">
            <text:p>0.1179853331</text:p>
          </table:table-cell>
          <table:table-cell table:formula="of:=[.C892]" office:value-type="float" office:value="0.848888433344232">
            <text:p>0.8488884333</text:p>
          </table:table-cell>
        </table:table-row>
        <table:table-row table:style-name="ro1">
          <table:table-cell table:formula="of:=RAND()" office:value-type="float" office:value="0.01092529296875">
            <text:p>0.010925293</text:p>
          </table:table-cell>
          <table:table-cell table:formula="of:=RAND()" office:value-type="float" office:value="0.77899169921875">
            <text:p>0.7789916992</text:p>
          </table:table-cell>
          <table:table-cell table:formula="of:=SQRT(1 - [.A893])" office:value-type="float" office:value="0.994522351197423">
            <text:p>0.9945223512</text:p>
          </table:table-cell>
          <table:table-cell table:formula="of:=SQRT(1 - (1 - [.A893]))" office:value-type="float" office:value="0.104524126252029">
            <text:p>0.1045241263</text:p>
          </table:table-cell>
          <table:table-cell table:formula="of:=COS(2 * PI() * [.B893])" office:value-type="float" office:value="0.181154471454991">
            <text:p>0.1811544715</text:p>
          </table:table-cell>
          <table:table-cell table:formula="of:=SIN(2 * PI() * [.B893])" office:value-type="float" office:value="-0.983454654507193">
            <text:p>-0.9834546545</text:p>
          </table:table-cell>
          <table:table-cell table:formula="of:=[.D893]*[.E893]" office:value-type="float" office:value="0.018935012845481">
            <text:p>0.0189350128</text:p>
          </table:table-cell>
          <table:table-cell table:formula="of:=[.D893]*[.F893]" office:value-type="float" office:value="-0.102794738470855">
            <text:p>-0.1027947385</text:p>
          </table:table-cell>
          <table:table-cell table:formula="of:=[.C893]" office:value-type="float" office:value="0.994522351197423">
            <text:p>0.9945223512</text:p>
          </table:table-cell>
        </table:table-row>
        <table:table-row table:style-name="ro1">
          <table:table-cell table:formula="of:=RAND()" office:value-type="float" office:value="0.50604248046875">
            <text:p>0.5060424805</text:p>
          </table:table-cell>
          <table:table-cell table:formula="of:=RAND()" office:value-type="float" office:value="0.094085693359375">
            <text:p>0.0940856934</text:p>
          </table:table-cell>
          <table:table-cell table:formula="of:=SQRT(1 - [.A894])" office:value-type="float" office:value="0.702821114887174">
            <text:p>0.7028211149</text:p>
          </table:table-cell>
          <table:table-cell table:formula="of:=SQRT(1 - (1 - [.A894]))" office:value-type="float" office:value="0.711366628728639">
            <text:p>0.7113666287</text:p>
          </table:table-cell>
          <table:table-cell table:formula="of:=COS(2 * PI() * [.B894])" office:value-type="float" office:value="0.830295941803379">
            <text:p>0.8302959418</text:p>
          </table:table-cell>
          <table:table-cell table:formula="of:=SIN(2 * PI() * [.B894])" office:value-type="float" office:value="0.557322751217676">
            <text:p>0.5573227512</text:p>
          </table:table-cell>
          <table:table-cell table:formula="of:=[.D894]*[.E894]" office:value-type="float" office:value="0.59064482496774">
            <text:p>0.590644825</text:p>
          </table:table-cell>
          <table:table-cell table:formula="of:=[.D894]*[.F894]" office:value-type="float" office:value="0.396460806647488">
            <text:p>0.3964608066</text:p>
          </table:table-cell>
          <table:table-cell table:formula="of:=[.C894]" office:value-type="float" office:value="0.702821114887174">
            <text:p>0.7028211149</text:p>
          </table:table-cell>
        </table:table-row>
        <table:table-row table:style-name="ro1">
          <table:table-cell table:formula="of:=RAND()" office:value-type="float" office:value="0.4061279296875">
            <text:p>0.4061279297</text:p>
          </table:table-cell>
          <table:table-cell table:formula="of:=RAND()" office:value-type="float" office:value="0.3870849609375">
            <text:p>0.3870849609</text:p>
          </table:table-cell>
          <table:table-cell table:formula="of:=SQRT(1 - [.A895])" office:value-type="float" office:value="0.770630955978606">
            <text:p>0.770630956</text:p>
          </table:table-cell>
          <table:table-cell table:formula="of:=SQRT(1 - (1 - [.A895]))" office:value-type="float" office:value="0.63728167217291">
            <text:p>0.6372816722</text:p>
          </table:table-cell>
          <table:table-cell table:formula="of:=COS(2 * PI() * [.B895])" office:value-type="float" office:value="-0.758709772560407">
            <text:p>-0.7587097726</text:p>
          </table:table-cell>
          <table:table-cell table:formula="of:=SIN(2 * PI() * [.B895])" office:value-type="float" office:value="0.65142879965606">
            <text:p>0.6514287997</text:p>
          </table:table-cell>
          <table:table-cell table:formula="of:=[.D895]*[.E895]" office:value-type="float" office:value="-0.483511832551224">
            <text:p>-0.4835118326</text:p>
          </table:table-cell>
          <table:table-cell table:formula="of:=[.D895]*[.F895]" office:value-type="float" office:value="0.415143634746405">
            <text:p>0.4151436347</text:p>
          </table:table-cell>
          <table:table-cell table:formula="of:=[.C895]" office:value-type="float" office:value="0.770630955978606">
            <text:p>0.770630956</text:p>
          </table:table-cell>
        </table:table-row>
        <table:table-row table:style-name="ro1">
          <table:table-cell table:formula="of:=RAND()" office:value-type="float" office:value="0.685791015625">
            <text:p>0.6857910156</text:p>
          </table:table-cell>
          <table:table-cell table:formula="of:=RAND()" office:value-type="float" office:value="0.242034912109375">
            <text:p>0.2420349121</text:p>
          </table:table-cell>
          <table:table-cell table:formula="of:=SQRT(1 - [.A896])" office:value-type="float" office:value="0.560543472332878">
            <text:p>0.5605434723</text:p>
          </table:table-cell>
          <table:table-cell table:formula="of:=SQRT(1 - (1 - [.A896]))" office:value-type="float" office:value="0.828125">
            <text:p>0.828125</text:p>
          </table:table-cell>
          <table:table-cell table:formula="of:=COS(2 * PI() * [.B896])" office:value-type="float" office:value="0.0500252347802738">
            <text:p>0.0500252348</text:p>
          </table:table-cell>
          <table:table-cell table:formula="of:=SIN(2 * PI() * [.B896])" office:value-type="float" office:value="0.998747954133163">
            <text:p>0.9987479541</text:p>
          </table:table-cell>
          <table:table-cell table:formula="of:=[.D896]*[.E896]" office:value-type="float" office:value="0.0414271475524143">
            <text:p>0.0414271476</text:p>
          </table:table-cell>
          <table:table-cell table:formula="of:=[.D896]*[.F896]" office:value-type="float" office:value="0.827088149516526">
            <text:p>0.8270881495</text:p>
          </table:table-cell>
          <table:table-cell table:formula="of:=[.C896]" office:value-type="float" office:value="0.560543472332878">
            <text:p>0.5605434723</text:p>
          </table:table-cell>
        </table:table-row>
        <table:table-row table:style-name="ro1">
          <table:table-cell table:formula="of:=RAND()" office:value-type="float" office:value="0.998260498046875">
            <text:p>0.998260498</text:p>
          </table:table-cell>
          <table:table-cell table:formula="of:=RAND()" office:value-type="float" office:value="0.629180908203125">
            <text:p>0.6291809082</text:p>
          </table:table-cell>
          <table:table-cell table:formula="of:=SQRT(1 - [.A897])" office:value-type="float" office:value="0.0417073369219973">
            <text:p>0.0417073369</text:p>
          </table:table-cell>
          <table:table-cell table:formula="of:=SQRT(1 - (1 - [.A897]))" office:value-type="float" office:value="0.99912987046073">
            <text:p>0.9991298705</text:p>
          </table:table-cell>
          <table:table-cell table:formula="of:=COS(2 * PI() * [.B897])" office:value-type="float" office:value="-0.688289664834289">
            <text:p>-0.6882896648</text:p>
          </table:table-cell>
          <table:table-cell table:formula="of:=SIN(2 * PI() * [.B897])" office:value-type="float" office:value="-0.72543596359865">
            <text:p>-0.7254359636</text:p>
          </table:table-cell>
          <table:table-cell table:formula="of:=[.D897]*[.E897]" office:value-type="float" office:value="-0.687690763665343">
            <text:p>-0.6876907637</text:p>
          </table:table-cell>
          <table:table-cell table:formula="of:=[.D897]*[.F897]" office:value-type="float" office:value="-0.724804740337874">
            <text:p>-0.7248047403</text:p>
          </table:table-cell>
          <table:table-cell table:formula="of:=[.C897]" office:value-type="float" office:value="0.0417073369219973">
            <text:p>0.0417073369</text:p>
          </table:table-cell>
        </table:table-row>
        <table:table-row table:style-name="ro1">
          <table:table-cell table:formula="of:=RAND()" office:value-type="float" office:value="0.832672119140625">
            <text:p>0.8326721191</text:p>
          </table:table-cell>
          <table:table-cell table:formula="of:=RAND()" office:value-type="float" office:value="0.65020751953125">
            <text:p>0.6502075195</text:p>
          </table:table-cell>
          <table:table-cell table:formula="of:=SQRT(1 - [.A898])" office:value-type="float" office:value="0.409057307549168">
            <text:p>0.4090573075</text:p>
          </table:table-cell>
          <table:table-cell table:formula="of:=SQRT(1 - (1 - [.A898]))" office:value-type="float" office:value="0.912508695378091">
            <text:p>0.9125086954</text:p>
          </table:table-cell>
          <table:table-cell table:formula="of:=COS(2 * PI() * [.B898])" office:value-type="float" office:value="-0.586729888893401">
            <text:p>-0.5867298889</text:p>
          </table:table-cell>
          <table:table-cell table:formula="of:=SIN(2 * PI() * [.B898])" office:value-type="float" office:value="-0.809782710039636">
            <text:p>-0.80978271</text:p>
          </table:table-cell>
          <table:table-cell table:formula="of:=[.D898]*[.E898]" office:value-type="float" office:value="-0.535396125453449">
            <text:p>-0.5353961255</text:p>
          </table:table-cell>
          <table:table-cell table:formula="of:=[.D898]*[.F898]" office:value-type="float" office:value="-0.738933764278003">
            <text:p>-0.7389337643</text:p>
          </table:table-cell>
          <table:table-cell table:formula="of:=[.C898]" office:value-type="float" office:value="0.409057307549168">
            <text:p>0.4090573075</text:p>
          </table:table-cell>
        </table:table-row>
        <table:table-row table:style-name="ro1">
          <table:table-cell table:formula="of:=RAND()" office:value-type="float" office:value="0.835968017578125">
            <text:p>0.8359680176</text:p>
          </table:table-cell>
          <table:table-cell table:formula="of:=RAND()" office:value-type="float" office:value="0.424102783203125">
            <text:p>0.4241027832</text:p>
          </table:table-cell>
          <table:table-cell table:formula="of:=SQRT(1 - [.A899])" office:value-type="float" office:value="0.405008620182182">
            <text:p>0.4050086202</text:p>
          </table:table-cell>
          <table:table-cell table:formula="of:=SQRT(1 - (1 - [.A899]))" office:value-type="float" office:value="0.914312866352719">
            <text:p>0.9143128664</text:p>
          </table:table-cell>
          <table:table-cell table:formula="of:=COS(2 * PI() * [.B899])" office:value-type="float" office:value="-0.888433062978371">
            <text:p>-0.888433063</text:p>
          </table:table-cell>
          <table:table-cell table:formula="of:=SIN(2 * PI() * [.B899])" office:value-type="float" office:value="0.45900620105492">
            <text:p>0.4590062011</text:p>
          </table:table-cell>
          <table:table-cell table:formula="of:=[.D899]*[.E899]" office:value-type="float" office:value="-0.812305780374281">
            <text:p>-0.8123057804</text:p>
          </table:table-cell>
          <table:table-cell table:formula="of:=[.D899]*[.F899]" office:value-type="float" office:value="0.419675275360196">
            <text:p>0.4196752754</text:p>
          </table:table-cell>
          <table:table-cell table:formula="of:=[.C899]" office:value-type="float" office:value="0.405008620182182">
            <text:p>0.4050086202</text:p>
          </table:table-cell>
        </table:table-row>
        <table:table-row table:style-name="ro1">
          <table:table-cell table:formula="of:=RAND()" office:value-type="float" office:value="0.34112548828125">
            <text:p>0.3411254883</text:p>
          </table:table-cell>
          <table:table-cell table:formula="of:=RAND()" office:value-type="float" office:value="0.938751220703125">
            <text:p>0.9387512207</text:p>
          </table:table-cell>
          <table:table-cell table:formula="of:=SQRT(1 - [.A900])" office:value-type="float" office:value="0.811710854749861">
            <text:p>0.8117108547</text:p>
          </table:table-cell>
          <table:table-cell table:formula="of:=SQRT(1 - (1 - [.A900]))" office:value-type="float" office:value="0.584059490361427">
            <text:p>0.5840594904</text:p>
          </table:table-cell>
          <table:table-cell table:formula="of:=COS(2 * PI() * [.B900])" office:value-type="float" office:value="0.926859475014227">
            <text:p>0.926859475</text:p>
          </table:table-cell>
          <table:table-cell table:formula="of:=SIN(2 * PI() * [.B900])" office:value-type="float" office:value="-0.375408462313187">
            <text:p>-0.3754084623</text:p>
          </table:table-cell>
          <table:table-cell table:formula="of:=[.D900]*[.E900]" office:value-type="float" office:value="0.541341072613469">
            <text:p>0.5413410726</text:p>
          </table:table-cell>
          <table:table-cell table:formula="of:=[.D900]*[.F900]" office:value-type="float" office:value="-0.219260875176007">
            <text:p>-0.2192608752</text:p>
          </table:table-cell>
          <table:table-cell table:formula="of:=[.C900]" office:value-type="float" office:value="0.811710854749861">
            <text:p>0.8117108547</text:p>
          </table:table-cell>
        </table:table-row>
        <table:table-row table:style-name="ro1">
          <table:table-cell table:formula="of:=RAND()" office:value-type="float" office:value="0.676483154296875">
            <text:p>0.6764831543</text:p>
          </table:table-cell>
          <table:table-cell table:formula="of:=RAND()" office:value-type="float" office:value="0.344146728515625">
            <text:p>0.3441467285</text:p>
          </table:table-cell>
          <table:table-cell table:formula="of:=SQRT(1 - [.A901])" office:value-type="float" office:value="0.568785412702475">
            <text:p>0.5687854127</text:p>
          </table:table-cell>
          <table:table-cell table:formula="of:=SQRT(1 - (1 - [.A901]))" office:value-type="float" office:value="0.822485959939059">
            <text:p>0.8224859599</text:p>
          </table:table-cell>
          <table:table-cell table:formula="of:=COS(2 * PI() * [.B901])" office:value-type="float" office:value="-0.557641124733289">
            <text:p>-0.5576411247</text:p>
          </table:table-cell>
          <table:table-cell table:formula="of:=SIN(2 * PI() * [.B901])" office:value-type="float" office:value="0.830082150155147">
            <text:p>0.8300821502</text:p>
          </table:table-cell>
          <table:table-cell table:formula="of:=[.D901]*[.E901]" office:value-type="float" office:value="-0.458651995777756">
            <text:p>-0.4586519958</text:p>
          </table:table-cell>
          <table:table-cell table:formula="of:=[.D901]*[.F901]" office:value-type="float" office:value="0.682730914098634">
            <text:p>0.6827309141</text:p>
          </table:table-cell>
          <table:table-cell table:formula="of:=[.C901]" office:value-type="float" office:value="0.568785412702475">
            <text:p>0.5687854127</text:p>
          </table:table-cell>
        </table:table-row>
        <table:table-row table:style-name="ro1">
          <table:table-cell table:formula="of:=RAND()" office:value-type="float" office:value="0.4298095703125">
            <text:p>0.4298095703</text:p>
          </table:table-cell>
          <table:table-cell table:formula="of:=RAND()" office:value-type="float" office:value="0.404510498046875">
            <text:p>0.404510498</text:p>
          </table:table-cell>
          <table:table-cell table:formula="of:=SQRT(1 - [.A902])" office:value-type="float" office:value="0.755109548136891">
            <text:p>0.7551095481</text:p>
          </table:table-cell>
          <table:table-cell table:formula="of:=SQRT(1 - (1 - [.A902]))" office:value-type="float" office:value="0.655598635075227">
            <text:p>0.6555986351</text:p>
          </table:table-cell>
          <table:table-cell table:formula="of:=COS(2 * PI() * [.B902])" office:value-type="float" office:value="-0.825347903783971">
            <text:p>-0.8253479038</text:p>
          </table:table-cell>
          <table:table-cell table:formula="of:=SIN(2 * PI() * [.B902])" office:value-type="float" office:value="0.56462451037783">
            <text:p>0.5646245104</text:p>
          </table:table-cell>
          <table:table-cell table:formula="of:=[.D902]*[.E902]" office:value-type="float" office:value="-0.541096959182971">
            <text:p>-0.5410969592</text:p>
          </table:table-cell>
          <table:table-cell table:formula="of:=[.D902]*[.F902]" office:value-type="float" office:value="0.370167058333724">
            <text:p>0.3701670583</text:p>
          </table:table-cell>
          <table:table-cell table:formula="of:=[.C902]" office:value-type="float" office:value="0.755109548136891">
            <text:p>0.7551095481</text:p>
          </table:table-cell>
        </table:table-row>
        <table:table-row table:style-name="ro1">
          <table:table-cell table:formula="of:=RAND()" office:value-type="float" office:value="0.455596923828125">
            <text:p>0.4555969238</text:p>
          </table:table-cell>
          <table:table-cell table:formula="of:=RAND()" office:value-type="float" office:value="0.520233154296875">
            <text:p>0.5202331543</text:p>
          </table:table-cell>
          <table:table-cell table:formula="of:=SQRT(1 - [.A903])" office:value-type="float" office:value="0.737836754419211">
            <text:p>0.7378367544</text:p>
          </table:table-cell>
          <table:table-cell table:formula="of:=SQRT(1 - (1 - [.A903]))" office:value-type="float" office:value="0.674979202515252">
            <text:p>0.6749792025</text:p>
          </table:table-cell>
          <table:table-cell table:formula="of:=COS(2 * PI() * [.B903])" office:value-type="float" office:value="-0.991930029672309">
            <text:p>-0.9919300297</text:p>
          </table:table-cell>
          <table:table-cell table:formula="of:=SIN(2 * PI() * [.B903])" office:value-type="float" office:value="-0.126786498627784">
            <text:p>-0.1267864986</text:p>
          </table:table-cell>
          <table:table-cell table:formula="of:=[.D903]*[.E903]" office:value-type="float" office:value="-0.669532140379145">
            <text:p>-0.6695321404</text:p>
          </table:table-cell>
          <table:table-cell table:formula="of:=[.D903]*[.F903]" office:value-type="float" office:value="-0.0855782497334828">
            <text:p>-0.0855782497</text:p>
          </table:table-cell>
          <table:table-cell table:formula="of:=[.C903]" office:value-type="float" office:value="0.737836754419211">
            <text:p>0.7378367544</text:p>
          </table:table-cell>
        </table:table-row>
        <table:table-row table:style-name="ro1">
          <table:table-cell table:formula="of:=RAND()" office:value-type="float" office:value="0.329071044921875">
            <text:p>0.3290710449</text:p>
          </table:table-cell>
          <table:table-cell table:formula="of:=RAND()" office:value-type="float" office:value="0.4033203125">
            <text:p>0.4033203125</text:p>
          </table:table-cell>
          <table:table-cell table:formula="of:=SQRT(1 - [.A904])" office:value-type="float" office:value="0.819102530259872">
            <text:p>0.8191025303</text:p>
          </table:table-cell>
          <table:table-cell table:formula="of:=SQRT(1 - (1 - [.A904]))" office:value-type="float" office:value="0.573647143217741">
            <text:p>0.5736471432</text:p>
          </table:table-cell>
          <table:table-cell table:formula="of:=COS(2 * PI() * [.B904])" office:value-type="float" office:value="-0.821102514991105">
            <text:p>-0.821102515</text:p>
          </table:table-cell>
          <table:table-cell table:formula="of:=SIN(2 * PI() * [.B904])" office:value-type="float" office:value="0.570780745886967">
            <text:p>0.5707807459</text:p>
          </table:table-cell>
          <table:table-cell table:formula="of:=[.D904]*[.E904]" office:value-type="float" office:value="-0.471023112013549">
            <text:p>-0.471023112</text:p>
          </table:table-cell>
          <table:table-cell table:formula="of:=[.D904]*[.F904]" office:value-type="float" office:value="0.32742674428175">
            <text:p>0.3274267443</text:p>
          </table:table-cell>
          <table:table-cell table:formula="of:=[.C904]" office:value-type="float" office:value="0.819102530259872">
            <text:p>0.8191025303</text:p>
          </table:table-cell>
        </table:table-row>
        <table:table-row table:style-name="ro1">
          <table:table-cell table:formula="of:=RAND()" office:value-type="float" office:value="0.931732177734375">
            <text:p>0.9317321777</text:p>
          </table:table-cell>
          <table:table-cell table:formula="of:=RAND()" office:value-type="float" office:value="0.20147705078125">
            <text:p>0.2014770508</text:p>
          </table:table-cell>
          <table:table-cell table:formula="of:=SQRT(1 - [.A905])" office:value-type="float" office:value="0.261281117315479">
            <text:p>0.2612811173</text:p>
          </table:table-cell>
          <table:table-cell table:formula="of:=SQRT(1 - (1 - [.A905]))" office:value-type="float" office:value="0.965262750619941">
            <text:p>0.9652627506</text:p>
          </table:table-cell>
          <table:table-cell table:formula="of:=COS(2 * PI() * [.B905])" office:value-type="float" office:value="0.300177453806162">
            <text:p>0.3001774538</text:p>
          </table:table-cell>
          <table:table-cell table:formula="of:=SIN(2 * PI() * [.B905])" office:value-type="float" office:value="0.953883376638072">
            <text:p>0.9538833766</text:p>
          </table:table-cell>
          <table:table-cell table:formula="of:=[.D905]*[.E905]" office:value-type="float" office:value="0.289750114735026">
            <text:p>0.2897501147</text:p>
          </table:table-cell>
          <table:table-cell table:formula="of:=[.D905]*[.F905]" office:value-type="float" office:value="0.920748091904303">
            <text:p>0.9207480919</text:p>
          </table:table-cell>
          <table:table-cell table:formula="of:=[.C905]" office:value-type="float" office:value="0.261281117315479">
            <text:p>0.2612811173</text:p>
          </table:table-cell>
        </table:table-row>
        <table:table-row table:style-name="ro1">
          <table:table-cell table:formula="of:=RAND()" office:value-type="float" office:value="0.727630615234375">
            <text:p>0.7276306152</text:p>
          </table:table-cell>
          <table:table-cell table:formula="of:=RAND()" office:value-type="float" office:value="0.55010986328125">
            <text:p>0.5501098633</text:p>
          </table:table-cell>
          <table:table-cell table:formula="of:=SQRT(1 - [.A906])" office:value-type="float" office:value="0.521890203745601">
            <text:p>0.5218902037</text:p>
          </table:table-cell>
          <table:table-cell table:formula="of:=SQRT(1 - (1 - [.A906]))" office:value-type="float" office:value="0.853012670031562">
            <text:p>0.85301267</text:p>
          </table:table-cell>
          <table:table-cell table:formula="of:=COS(2 * PI() * [.B906])" office:value-type="float" office:value="-0.950842977962238">
            <text:p>-0.950842978</text:p>
          </table:table-cell>
          <table:table-cell table:formula="of:=SIN(2 * PI() * [.B906])" office:value-type="float" office:value="-0.309673426790066">
            <text:p>-0.3096734268</text:p>
          </table:table-cell>
          <table:table-cell table:formula="of:=[.D906]*[.E906]" office:value-type="float" office:value="-0.811081107412331">
            <text:p>-0.8110811074</text:p>
          </table:table-cell>
          <table:table-cell table:formula="of:=[.D906]*[.F906]" office:value-type="float" office:value="-0.264155356624018">
            <text:p>-0.2641553566</text:p>
          </table:table-cell>
          <table:table-cell table:formula="of:=[.C906]" office:value-type="float" office:value="0.521890203745601">
            <text:p>0.5218902037</text:p>
          </table:table-cell>
        </table:table-row>
        <table:table-row table:style-name="ro1">
          <table:table-cell table:formula="of:=RAND()" office:value-type="float" office:value="0.20941162109375">
            <text:p>0.2094116211</text:p>
          </table:table-cell>
          <table:table-cell table:formula="of:=RAND()" office:value-type="float" office:value="0.518585205078125">
            <text:p>0.5185852051</text:p>
          </table:table-cell>
          <table:table-cell table:formula="of:=SQRT(1 - [.A907])" office:value-type="float" office:value="0.88915036912001">
            <text:p>0.8891503691</text:p>
          </table:table-cell>
          <table:table-cell table:formula="of:=SQRT(1 - (1 - [.A907]))" office:value-type="float" office:value="0.457615145175233">
            <text:p>0.4576151452</text:p>
          </table:table-cell>
          <table:table-cell table:formula="of:=COS(2 * PI() * [.B907])" office:value-type="float" office:value="-0.993189627158013">
            <text:p>-0.9931896272</text:p>
          </table:table-cell>
          <table:table-cell table:formula="of:=SIN(2 * PI() * [.B907])" office:value-type="float" office:value="-0.116509074778439">
            <text:p>-0.1165090748</text:p>
          </table:table-cell>
          <table:table-cell table:formula="of:=[.D907]*[.E907]" office:value-type="float" office:value="-0.45449861541845">
            <text:p>-0.4544986154</text:p>
          </table:table-cell>
          <table:table-cell table:formula="of:=[.D907]*[.F907]" office:value-type="float" office:value="-0.0533163171689674">
            <text:p>-0.0533163172</text:p>
          </table:table-cell>
          <table:table-cell table:formula="of:=[.C907]" office:value-type="float" office:value="0.88915036912001">
            <text:p>0.8891503691</text:p>
          </table:table-cell>
        </table:table-row>
        <table:table-row table:style-name="ro1">
          <table:table-cell table:formula="of:=RAND()" office:value-type="float" office:value="0.612091064453125">
            <text:p>0.6120910645</text:p>
          </table:table-cell>
          <table:table-cell table:formula="of:=RAND()" office:value-type="float" office:value="0.339141845703125">
            <text:p>0.3391418457</text:p>
          </table:table-cell>
          <table:table-cell table:formula="of:=SQRT(1 - [.A908])" office:value-type="float" office:value="0.622823358221956">
            <text:p>0.6228233582</text:p>
          </table:table-cell>
          <table:table-cell table:formula="of:=SQRT(1 - (1 - [.A908]))" office:value-type="float" office:value="0.782362489165428">
            <text:p>0.7823624892</text:p>
          </table:table-cell>
          <table:table-cell table:formula="of:=COS(2 * PI() * [.B908])" office:value-type="float" office:value="-0.53126646039982">
            <text:p>-0.5312664604</text:p>
          </table:table-cell>
          <table:table-cell table:formula="of:=SIN(2 * PI() * [.B908])" office:value-type="float" office:value="0.847204785193194">
            <text:p>0.8472047852</text:p>
          </table:table-cell>
          <table:table-cell table:formula="of:=[.D908]*[.E908]" office:value-type="float" office:value="-0.41564295036851">
            <text:p>-0.4156429504</text:p>
          </table:table-cell>
          <table:table-cell table:formula="of:=[.D908]*[.F908]" office:value-type="float" office:value="0.662821244576609">
            <text:p>0.6628212446</text:p>
          </table:table-cell>
          <table:table-cell table:formula="of:=[.C908]" office:value-type="float" office:value="0.622823358221956">
            <text:p>0.6228233582</text:p>
          </table:table-cell>
        </table:table-row>
        <table:table-row table:style-name="ro1">
          <table:table-cell table:formula="of:=RAND()" office:value-type="float" office:value="0.99029541015625">
            <text:p>0.9902954102</text:p>
          </table:table-cell>
          <table:table-cell table:formula="of:=RAND()" office:value-type="float" office:value="0.892303466796875">
            <text:p>0.8923034668</text:p>
          </table:table-cell>
          <table:table-cell table:formula="of:=SQRT(1 - [.A909])" office:value-type="float" office:value="0.0985118766634257">
            <text:p>0.0985118767</text:p>
          </table:table-cell>
          <table:table-cell table:formula="of:=SQRT(1 - (1 - [.A909]))" office:value-type="float" office:value="0.995135875223203">
            <text:p>0.9951358752</text:p>
          </table:table-cell>
          <table:table-cell table:formula="of:=COS(2 * PI() * [.B909])" office:value-type="float" office:value="0.779657728779657">
            <text:p>0.7796577288</text:p>
          </table:table-cell>
          <table:table-cell table:formula="of:=SIN(2 * PI() * [.B909])" office:value-type="float" office:value="-0.626205897412462">
            <text:p>-0.6262058974</text:p>
          </table:table-cell>
          <table:table-cell table:formula="of:=[.D909]*[.E909]" office:value-type="float" office:value="0.775865376303678">
            <text:p>0.7758653763</text:p>
          </table:table-cell>
          <table:table-cell table:formula="of:=[.D909]*[.F909]" office:value-type="float" office:value="-0.623159953791482">
            <text:p>-0.6231599538</text:p>
          </table:table-cell>
          <table:table-cell table:formula="of:=[.C909]" office:value-type="float" office:value="0.0985118766634257">
            <text:p>0.0985118767</text:p>
          </table:table-cell>
        </table:table-row>
        <table:table-row table:style-name="ro1">
          <table:table-cell table:formula="of:=RAND()" office:value-type="float" office:value="0.205810546875">
            <text:p>0.2058105469</text:p>
          </table:table-cell>
          <table:table-cell table:formula="of:=RAND()" office:value-type="float" office:value="0.109771728515625">
            <text:p>0.1097717285</text:p>
          </table:table-cell>
          <table:table-cell table:formula="of:=SQRT(1 - [.A910])" office:value-type="float" office:value="0.89117307697495">
            <text:p>0.891173077</text:p>
          </table:table-cell>
          <table:table-cell table:formula="of:=SQRT(1 - (1 - [.A910]))" office:value-type="float" office:value="0.453663473154937">
            <text:p>0.4536634732</text:p>
          </table:table-cell>
          <table:table-cell table:formula="of:=COS(2 * PI() * [.B910])" office:value-type="float" office:value="0.771426689341103">
            <text:p>0.7714266893</text:p>
          </table:table-cell>
          <table:table-cell table:formula="of:=SIN(2 * PI() * [.B910])" office:value-type="float" office:value="0.636318208895695">
            <text:p>0.6363182089</text:p>
          </table:table-cell>
          <table:table-cell table:formula="of:=[.D910]*[.E910]" office:value-type="float" office:value="0.349968111170899">
            <text:p>0.3499681112</text:p>
          </table:table-cell>
          <table:table-cell table:formula="of:=[.D910]*[.F910]" office:value-type="float" office:value="0.28867432867935">
            <text:p>0.2886743287</text:p>
          </table:table-cell>
          <table:table-cell table:formula="of:=[.C910]" office:value-type="float" office:value="0.89117307697495">
            <text:p>0.891173077</text:p>
          </table:table-cell>
        </table:table-row>
        <table:table-row table:style-name="ro1">
          <table:table-cell table:formula="of:=RAND()" office:value-type="float" office:value="0.68231201171875">
            <text:p>0.6823120117</text:p>
          </table:table-cell>
          <table:table-cell table:formula="of:=RAND()" office:value-type="float" office:value="0.56219482421875">
            <text:p>0.5621948242</text:p>
          </table:table-cell>
          <table:table-cell table:formula="of:=SQRT(1 - [.A911])" office:value-type="float" office:value="0.563638171419617">
            <text:p>0.5636381714</text:p>
          </table:table-cell>
          <table:table-cell table:formula="of:=SQRT(1 - (1 - [.A911]))" office:value-type="float" office:value="0.826021798573591">
            <text:p>0.8260217986</text:p>
          </table:table-cell>
          <table:table-cell table:formula="of:=COS(2 * PI() * [.B911])" office:value-type="float" office:value="-0.92461161993304">
            <text:p>-0.9246116199</text:p>
          </table:table-cell>
          <table:table-cell table:formula="of:=SIN(2 * PI() * [.B911])" office:value-type="float" office:value="-0.380911213125578">
            <text:p>-0.3809112131</text:p>
          </table:table-cell>
          <table:table-cell table:formula="of:=[.D911]*[.E911]" office:value-type="float" office:value="-0.763749353279131">
            <text:p>-0.7637493533</text:p>
          </table:table-cell>
          <table:table-cell table:formula="of:=[.D911]*[.F911]" office:value-type="float" office:value="-0.314640965362838">
            <text:p>-0.3146409654</text:p>
          </table:table-cell>
          <table:table-cell table:formula="of:=[.C911]" office:value-type="float" office:value="0.563638171419617">
            <text:p>0.5636381714</text:p>
          </table:table-cell>
        </table:table-row>
        <table:table-row table:style-name="ro1">
          <table:table-cell table:formula="of:=RAND()" office:value-type="float" office:value="0.863616943359375">
            <text:p>0.8636169434</text:p>
          </table:table-cell>
          <table:table-cell table:formula="of:=RAND()" office:value-type="float" office:value="0.182952880859375">
            <text:p>0.1829528809</text:p>
          </table:table-cell>
          <table:table-cell table:formula="of:=SQRT(1 - [.A912])" office:value-type="float" office:value="0.369300767181203">
            <text:p>0.3693007672</text:p>
          </table:table-cell>
          <table:table-cell table:formula="of:=SQRT(1 - (1 - [.A912]))" office:value-type="float" office:value="0.929309928581082">
            <text:p>0.9293099286</text:p>
          </table:table-cell>
          <table:table-cell table:formula="of:=COS(2 * PI() * [.B912])" office:value-type="float" office:value="0.408919266735798">
            <text:p>0.4089192667</text:p>
          </table:table-cell>
          <table:table-cell table:formula="of:=SIN(2 * PI() * [.B912])" office:value-type="float" office:value="0.912570563459209">
            <text:p>0.9125705635</text:p>
          </table:table-cell>
          <table:table-cell table:formula="of:=[.D912]*[.E912]" office:value-type="float" office:value="0.380012734565672">
            <text:p>0.3800127346</text:p>
          </table:table-cell>
          <table:table-cell table:formula="of:=[.D912]*[.F912]" office:value-type="float" office:value="0.848060885153475">
            <text:p>0.8480608852</text:p>
          </table:table-cell>
          <table:table-cell table:formula="of:=[.C912]" office:value-type="float" office:value="0.369300767181203">
            <text:p>0.3693007672</text:p>
          </table:table-cell>
        </table:table-row>
        <table:table-row table:style-name="ro1">
          <table:table-cell table:formula="of:=RAND()" office:value-type="float" office:value="0.04736328125">
            <text:p>0.0473632813</text:p>
          </table:table-cell>
          <table:table-cell table:formula="of:=RAND()" office:value-type="float" office:value="0.00921630859375">
            <text:p>0.0092163086</text:p>
          </table:table-cell>
          <table:table-cell table:formula="of:=SQRT(1 - [.A913])" office:value-type="float" office:value="0.976031105421339">
            <text:p>0.9760311054</text:p>
          </table:table-cell>
          <table:table-cell table:formula="of:=SQRT(1 - (1 - [.A913]))" office:value-type="float" office:value="0.217631066831002">
            <text:p>0.2176310668</text:p>
          </table:table-cell>
          <table:table-cell table:formula="of:=COS(2 * PI() * [.B913])" office:value-type="float" office:value="0.998323813288578">
            <text:p>0.9983238133</text:p>
          </table:table-cell>
          <table:table-cell table:formula="of:=SIN(2 * PI() * [.B913])" office:value-type="float" office:value="0.0578754163782289">
            <text:p>0.0578754164</text:p>
          </table:table-cell>
          <table:table-cell table:formula="of:=[.D913]*[.E913]" office:value-type="float" office:value="0.217266276528787">
            <text:p>0.2172662765</text:p>
          </table:table-cell>
          <table:table-cell table:formula="of:=[.D913]*[.F913]" office:value-type="float" office:value="0.0125954886096824">
            <text:p>0.0125954886</text:p>
          </table:table-cell>
          <table:table-cell table:formula="of:=[.C913]" office:value-type="float" office:value="0.976031105421339">
            <text:p>0.9760311054</text:p>
          </table:table-cell>
        </table:table-row>
        <table:table-row table:style-name="ro1">
          <table:table-cell table:formula="of:=RAND()" office:value-type="float" office:value="0.13287353515625">
            <text:p>0.1328735352</text:p>
          </table:table-cell>
          <table:table-cell table:formula="of:=RAND()" office:value-type="float" office:value="0.09735107421875">
            <text:p>0.0973510742</text:p>
          </table:table-cell>
          <table:table-cell table:formula="of:=SQRT(1 - [.A914])" office:value-type="float" office:value="0.931196254741045">
            <text:p>0.9311962547</text:p>
          </table:table-cell>
          <table:table-cell table:formula="of:=SQRT(1 - (1 - [.A914]))" office:value-type="float" office:value="0.364518223352756">
            <text:p>0.3645182234</text:p>
          </table:table-cell>
          <table:table-cell table:formula="of:=COS(2 * PI() * [.B914])" office:value-type="float" office:value="0.81868740784157">
            <text:p>0.8186874078</text:p>
          </table:table-cell>
          <table:table-cell table:formula="of:=SIN(2 * PI() * [.B914])" office:value-type="float" office:value="0.574239434592968">
            <text:p>0.5742394346</text:p>
          </table:table-cell>
          <table:table-cell table:formula="of:=[.D914]*[.E914]" office:value-type="float" office:value="0.298426479387682">
            <text:p>0.2984264794</text:p>
          </table:table-cell>
          <table:table-cell table:formula="of:=[.D914]*[.F914]" office:value-type="float" office:value="0.20932073847692">
            <text:p>0.2093207385</text:p>
          </table:table-cell>
          <table:table-cell table:formula="of:=[.C914]" office:value-type="float" office:value="0.931196254741045">
            <text:p>0.9311962547</text:p>
          </table:table-cell>
        </table:table-row>
        <table:table-row table:style-name="ro1">
          <table:table-cell table:formula="of:=RAND()" office:value-type="float" office:value="0.0067138671875">
            <text:p>0.0067138672</text:p>
          </table:table-cell>
          <table:table-cell table:formula="of:=RAND()" office:value-type="float" office:value="0.735107421875">
            <text:p>0.7351074219</text:p>
          </table:table-cell>
          <table:table-cell table:formula="of:=SQRT(1 - [.A915])" office:value-type="float" office:value="0.996637412910282">
            <text:p>0.9966374129</text:p>
          </table:table-cell>
          <table:table-cell table:formula="of:=SQRT(1 - (1 - [.A915]))" office:value-type="float" office:value="0.0819381912632931">
            <text:p>0.0819381913</text:p>
          </table:table-cell>
          <table:table-cell table:formula="of:=COS(2 * PI() * [.B915])" office:value-type="float" office:value="-0.093436335845748">
            <text:p>-0.0934363358</text:p>
          </table:table-cell>
          <table:table-cell table:formula="of:=SIN(2 * PI() * [.B915])" office:value-type="float" office:value="-0.995625256380994">
            <text:p>-0.9956252564</text:p>
          </table:table-cell>
          <table:table-cell table:formula="of:=[.D915]*[.E915]" office:value-type="float" office:value="-0.00765600435747019">
            <text:p>-0.0076560044</text:p>
          </table:table-cell>
          <table:table-cell table:formula="of:=[.D915]*[.F915]" office:value-type="float" office:value="-0.0815797326839111">
            <text:p>-0.0815797327</text:p>
          </table:table-cell>
          <table:table-cell table:formula="of:=[.C915]" office:value-type="float" office:value="0.996637412910282">
            <text:p>0.9966374129</text:p>
          </table:table-cell>
        </table:table-row>
        <table:table-row table:style-name="ro1">
          <table:table-cell table:formula="of:=RAND()" office:value-type="float" office:value="0.37237548828125">
            <text:p>0.3723754883</text:p>
          </table:table-cell>
          <table:table-cell table:formula="of:=RAND()" office:value-type="float" office:value="0.806182861328125">
            <text:p>0.8061828613</text:p>
          </table:table-cell>
          <table:table-cell table:formula="of:=SQRT(1 - [.A916])" office:value-type="float" office:value="0.792227563089514">
            <text:p>0.7922275631</text:p>
          </table:table-cell>
          <table:table-cell table:formula="of:=SQRT(1 - (1 - [.A916]))" office:value-type="float" office:value="0.610225768286828">
            <text:p>0.6102257683</text:p>
          </table:table-cell>
          <table:table-cell table:formula="of:=COS(2 * PI() * [.B916])" office:value-type="float" office:value="0.34572125523467">
            <text:p>0.3457212552</text:p>
          </table:table-cell>
          <table:table-cell table:formula="of:=SIN(2 * PI() * [.B916])" office:value-type="float" office:value="-0.938337260093067">
            <text:p>-0.9383372601</text:p>
          </table:table-cell>
          <table:table-cell table:formula="of:=[.D916]*[.E916]" office:value-type="float" office:value="0.210968018588663">
            <text:p>0.2109680186</text:p>
          </table:table-cell>
          <table:table-cell table:formula="of:=[.D916]*[.F916]" office:value-type="float" office:value="-0.572597575452449">
            <text:p>-0.5725975755</text:p>
          </table:table-cell>
          <table:table-cell table:formula="of:=[.C916]" office:value-type="float" office:value="0.792227563089514">
            <text:p>0.7922275631</text:p>
          </table:table-cell>
        </table:table-row>
        <table:table-row table:style-name="ro1">
          <table:table-cell table:formula="of:=RAND()" office:value-type="float" office:value="0.67864990234375">
            <text:p>0.6786499023</text:p>
          </table:table-cell>
          <table:table-cell table:formula="of:=RAND()" office:value-type="float" office:value="0.0672607421875">
            <text:p>0.0672607422</text:p>
          </table:table-cell>
          <table:table-cell table:formula="of:=SQRT(1 - [.A917])" office:value-type="float" office:value="0.566877497927242">
            <text:p>0.5668774979</text:p>
          </table:table-cell>
          <table:table-cell table:formula="of:=SQRT(1 - (1 - [.A917]))" office:value-type="float" office:value="0.823802101444121">
            <text:p>0.8238021014</text:p>
          </table:table-cell>
          <table:table-cell table:formula="of:=COS(2 * PI() * [.B917])" office:value-type="float" office:value="0.912020876573568">
            <text:p>0.9120208766</text:p>
          </table:table-cell>
          <table:table-cell table:formula="of:=SIN(2 * PI() * [.B917])" office:value-type="float" office:value="0.41014378051359">
            <text:p>0.4101437805</text:p>
          </table:table-cell>
          <table:table-cell table:formula="of:=[.D917]*[.E917]" office:value-type="float" office:value="0.751324714682215">
            <text:p>0.7513247147</text:p>
          </table:table-cell>
          <table:table-cell table:formula="of:=[.D917]*[.F917]" office:value-type="float" office:value="0.337877308281332">
            <text:p>0.3378773083</text:p>
          </table:table-cell>
          <table:table-cell table:formula="of:=[.C917]" office:value-type="float" office:value="0.566877497927242">
            <text:p>0.5668774979</text:p>
          </table:table-cell>
        </table:table-row>
        <table:table-row table:style-name="ro1">
          <table:table-cell table:formula="of:=RAND()" office:value-type="float" office:value="0.955963134765625">
            <text:p>0.9559631348</text:p>
          </table:table-cell>
          <table:table-cell table:formula="of:=RAND()" office:value-type="float" office:value="0.079315185546875">
            <text:p>0.0793151855</text:p>
          </table:table-cell>
          <table:table-cell table:formula="of:=SQRT(1 - [.A918])" office:value-type="float" office:value="0.209849625290051">
            <text:p>0.2098496253</text:p>
          </table:table-cell>
          <table:table-cell table:formula="of:=SQRT(1 - (1 - [.A918]))" office:value-type="float" office:value="0.977733672717486">
            <text:p>0.9777336727</text:p>
          </table:table-cell>
          <table:table-cell table:formula="of:=COS(2 * PI() * [.B918])" office:value-type="float" office:value="0.878371459059853">
            <text:p>0.8783714591</text:p>
          </table:table-cell>
          <table:table-cell table:formula="of:=SIN(2 * PI() * [.B918])" office:value-type="float" office:value="0.477978639594976">
            <text:p>0.4779786396</text:p>
          </table:table-cell>
          <table:table-cell table:formula="of:=[.D918]*[.E918]" office:value-type="float" office:value="0.858813352676808">
            <text:p>0.8588133527</text:p>
          </table:table-cell>
          <table:table-cell table:formula="of:=[.D918]*[.F918]" office:value-type="float" office:value="0.467335810771704">
            <text:p>0.4673358108</text:p>
          </table:table-cell>
          <table:table-cell table:formula="of:=[.C918]" office:value-type="float" office:value="0.209849625290051">
            <text:p>0.2098496253</text:p>
          </table:table-cell>
        </table:table-row>
        <table:table-row table:style-name="ro1">
          <table:table-cell table:formula="of:=RAND()" office:value-type="float" office:value="0.81829833984375">
            <text:p>0.8182983398</text:p>
          </table:table-cell>
          <table:table-cell table:formula="of:=RAND()" office:value-type="float" office:value="0.502410888671875">
            <text:p>0.5024108887</text:p>
          </table:table-cell>
          <table:table-cell table:formula="of:=SQRT(1 - [.A919])" office:value-type="float" office:value="0.426264777053242">
            <text:p>0.4262647771</text:p>
          </table:table-cell>
          <table:table-cell table:formula="of:=SQRT(1 - (1 - [.A919]))" office:value-type="float" office:value="0.904598441212315">
            <text:p>0.9045984412</text:p>
          </table:table-cell>
          <table:table-cell table:formula="of:=COS(2 * PI() * [.B919])" office:value-type="float" office:value="-0.999885270328755">
            <text:p>-0.9998852703</text:p>
          </table:table-cell>
          <table:table-cell table:formula="of:=SIN(2 * PI() * [.B919])" office:value-type="float" office:value="-0.015147480965281">
            <text:p>-0.015147481</text:p>
          </table:table-cell>
          <table:table-cell table:formula="of:=[.D919]*[.E919]" office:value-type="float" office:value="-0.904494656930545">
            <text:p>-0.9044946569</text:p>
          </table:table-cell>
          <table:table-cell table:formula="of:=[.D919]*[.F919]" office:value-type="float" office:value="-0.0137023876694864">
            <text:p>-0.0137023877</text:p>
          </table:table-cell>
          <table:table-cell table:formula="of:=[.C919]" office:value-type="float" office:value="0.426264777053242">
            <text:p>0.4262647771</text:p>
          </table:table-cell>
        </table:table-row>
        <table:table-row table:style-name="ro1">
          <table:table-cell table:formula="of:=RAND()" office:value-type="float" office:value="0.800323486328125">
            <text:p>0.8003234863</text:p>
          </table:table-cell>
          <table:table-cell table:formula="of:=RAND()" office:value-type="float" office:value="0.819732666015625">
            <text:p>0.819732666</text:p>
          </table:table-cell>
          <table:table-cell table:formula="of:=SQRT(1 - [.A920])" office:value-type="float" office:value="0.446851780428225">
            <text:p>0.4468517804</text:p>
          </table:table-cell>
          <table:table-cell table:formula="of:=SQRT(1 - (1 - [.A920]))" office:value-type="float" office:value="0.89460800707803">
            <text:p>0.8946080071</text:p>
          </table:table-cell>
          <table:table-cell table:formula="of:=COS(2 * PI() * [.B920])" office:value-type="float" office:value="0.424258845518577">
            <text:p>0.4242588455</text:p>
          </table:table-cell>
          <table:table-cell table:formula="of:=SIN(2 * PI() * [.B920])" office:value-type="float" office:value="-0.905540960972636">
            <text:p>-0.905540961</text:p>
          </table:table-cell>
          <table:table-cell table:formula="of:=[.D920]*[.E920]" office:value-type="float" office:value="0.3795453602746">
            <text:p>0.3795453603</text:p>
          </table:table-cell>
          <table:table-cell table:formula="of:=[.D920]*[.F920]" office:value-type="float" office:value="-0.810104194423254">
            <text:p>-0.8101041944</text:p>
          </table:table-cell>
          <table:table-cell table:formula="of:=[.C920]" office:value-type="float" office:value="0.446851780428225">
            <text:p>0.4468517804</text:p>
          </table:table-cell>
        </table:table-row>
        <table:table-row table:style-name="ro1">
          <table:table-cell table:formula="of:=RAND()" office:value-type="float" office:value="0.691650390625">
            <text:p>0.6916503906</text:p>
          </table:table-cell>
          <table:table-cell table:formula="of:=RAND()" office:value-type="float" office:value="0.714752197265625">
            <text:p>0.7147521973</text:p>
          </table:table-cell>
          <table:table-cell table:formula="of:=SQRT(1 - [.A921])" office:value-type="float" office:value="0.555292363872402">
            <text:p>0.5552923639</text:p>
          </table:table-cell>
          <table:table-cell table:formula="of:=SQRT(1 - (1 - [.A921]))" office:value-type="float" office:value="0.831655211385704">
            <text:p>0.8316552114</text:p>
          </table:table-cell>
          <table:table-cell table:formula="of:=COS(2 * PI() * [.B921])" office:value-type="float" office:value="-0.219662469495965">
            <text:p>-0.2196624695</text:p>
          </table:table-cell>
          <table:table-cell table:formula="of:=SIN(2 * PI() * [.B921])" office:value-type="float" office:value="-0.975575932203606">
            <text:p>-0.9755759322</text:p>
          </table:table-cell>
          <table:table-cell table:formula="of:=[.D921]*[.E921]" office:value-type="float" office:value="-0.182683437502173">
            <text:p>-0.1826834375</text:p>
          </table:table-cell>
          <table:table-cell table:formula="of:=[.D921]*[.F921]" office:value-type="float" office:value="-0.811342808119595">
            <text:p>-0.8113428081</text:p>
          </table:table-cell>
          <table:table-cell table:formula="of:=[.C921]" office:value-type="float" office:value="0.555292363872402">
            <text:p>0.5552923639</text:p>
          </table:table-cell>
        </table:table-row>
        <table:table-row table:style-name="ro1">
          <table:table-cell table:formula="of:=RAND()" office:value-type="float" office:value="0.37225341796875">
            <text:p>0.372253418</text:p>
          </table:table-cell>
          <table:table-cell table:formula="of:=RAND()" office:value-type="float" office:value="0.16802978515625">
            <text:p>0.1680297852</text:p>
          </table:table-cell>
          <table:table-cell table:formula="of:=SQRT(1 - [.A922])" office:value-type="float" office:value="0.792304601798608">
            <text:p>0.7923046018</text:p>
          </table:table-cell>
          <table:table-cell table:formula="of:=SQRT(1 - (1 - [.A922]))" office:value-type="float" office:value="0.610125739474045">
            <text:p>0.6101257395</text:p>
          </table:table-cell>
          <table:table-cell table:formula="of:=COS(2 * PI() * [.B922])" office:value-type="float" office:value="0.492564481811011">
            <text:p>0.4925644818</text:p>
          </table:table-cell>
          <table:table-cell table:formula="of:=SIN(2 * PI() * [.B922])" office:value-type="float" office:value="0.870275951212172">
            <text:p>0.8702759512</text:p>
          </table:table-cell>
          <table:table-cell table:formula="of:=[.D922]*[.E922]" office:value-type="float" office:value="0.300526268703593">
            <text:p>0.3005262687</text:p>
          </table:table-cell>
          <table:table-cell table:formula="of:=[.D922]*[.F922]" office:value-type="float" office:value="0.530977758279804">
            <text:p>0.5309777583</text:p>
          </table:table-cell>
          <table:table-cell table:formula="of:=[.C922]" office:value-type="float" office:value="0.792304601798608">
            <text:p>0.7923046018</text:p>
          </table:table-cell>
        </table:table-row>
        <table:table-row table:style-name="ro1">
          <table:table-cell table:formula="of:=RAND()" office:value-type="float" office:value="0.16656494140625">
            <text:p>0.1665649414</text:p>
          </table:table-cell>
          <table:table-cell table:formula="of:=RAND()" office:value-type="float" office:value="0.8555908203125">
            <text:p>0.8555908203</text:p>
          </table:table-cell>
          <table:table-cell table:formula="of:=SQRT(1 - [.A923])" office:value-type="float" office:value="0.912926644694824">
            <text:p>0.9129266447</text:p>
          </table:table-cell>
          <table:table-cell table:formula="of:=SQRT(1 - (1 - [.A923]))" office:value-type="float" office:value="0.408123683956531">
            <text:p>0.408123684</text:p>
          </table:table-cell>
          <table:table-cell table:formula="of:=COS(2 * PI() * [.B923])" office:value-type="float" office:value="0.615836063695985">
            <text:p>0.6158360637</text:p>
          </table:table-cell>
          <table:table-cell table:formula="of:=SIN(2 * PI() * [.B923])" office:value-type="float" office:value="-0.7878743190709">
            <text:p>-0.7878743191</text:p>
          </table:table-cell>
          <table:table-cell table:formula="of:=[.D923]*[.E923]" office:value-type="float" office:value="0.251337283028894">
            <text:p>0.251337283</text:p>
          </table:table-cell>
          <table:table-cell table:formula="of:=[.D923]*[.F923]" office:value-type="float" office:value="-0.321550169593959">
            <text:p>-0.3215501696</text:p>
          </table:table-cell>
          <table:table-cell table:formula="of:=[.C923]" office:value-type="float" office:value="0.912926644694824">
            <text:p>0.9129266447</text:p>
          </table:table-cell>
        </table:table-row>
        <table:table-row table:style-name="ro1">
          <table:table-cell table:formula="of:=RAND()" office:value-type="float" office:value="0.075408935546875">
            <text:p>0.0754089355</text:p>
          </table:table-cell>
          <table:table-cell table:formula="of:=RAND()" office:value-type="float" office:value="0.763580322265625">
            <text:p>0.7635803223</text:p>
          </table:table-cell>
          <table:table-cell table:formula="of:=SQRT(1 - [.A924])" office:value-type="float" office:value="0.961556584114073">
            <text:p>0.9615565841</text:p>
          </table:table-cell>
          <table:table-cell table:formula="of:=SQRT(1 - (1 - [.A924]))" office:value-type="float" office:value="0.274606874544093">
            <text:p>0.2746068745</text:p>
          </table:table-cell>
          <table:table-cell table:formula="of:=COS(2 * PI() * [.B924])" office:value-type="float" office:value="0.0852241765285185">
            <text:p>0.0852241765</text:p>
          </table:table-cell>
          <table:table-cell table:formula="of:=SIN(2 * PI() * [.B924])" office:value-type="float" office:value="-0.996361801623806">
            <text:p>-0.9963618016</text:p>
          </table:table-cell>
          <table:table-cell table:formula="of:=[.D924]*[.E924]" office:value-type="float" office:value="0.0234031447520905">
            <text:p>0.0234031448</text:p>
          </table:table-cell>
          <table:table-cell table:formula="of:=[.D924]*[.F924]" office:value-type="float" office:value="-0.273607800259035">
            <text:p>-0.2736078003</text:p>
          </table:table-cell>
          <table:table-cell table:formula="of:=[.C924]" office:value-type="float" office:value="0.961556584114073">
            <text:p>0.9615565841</text:p>
          </table:table-cell>
        </table:table-row>
        <table:table-row table:style-name="ro1">
          <table:table-cell table:formula="of:=RAND()" office:value-type="float" office:value="0.572479248046875">
            <text:p>0.572479248</text:p>
          </table:table-cell>
          <table:table-cell table:formula="of:=RAND()" office:value-type="float" office:value="0.289306640625">
            <text:p>0.2893066406</text:p>
          </table:table-cell>
          <table:table-cell table:formula="of:=SQRT(1 - [.A925])" office:value-type="float" office:value="0.653850710753705">
            <text:p>0.6538507108</text:p>
          </table:table-cell>
          <table:table-cell table:formula="of:=SQRT(1 - (1 - [.A925]))" office:value-type="float" office:value="0.756623584120185">
            <text:p>0.7566235841</text:p>
          </table:table-cell>
          <table:table-cell table:formula="of:=COS(2 * PI() * [.B925])" office:value-type="float" office:value="-0.244467902747824">
            <text:p>-0.2444679027</text:p>
          </table:table-cell>
          <table:table-cell table:formula="of:=SIN(2 * PI() * [.B925])" office:value-type="float" office:value="0.969657385124292">
            <text:p>0.9696573851</text:p>
          </table:table-cell>
          <table:table-cell table:formula="of:=[.D925]*[.E925]" office:value-type="float" office:value="-0.184970180779404">
            <text:p>-0.1849701808</text:p>
          </table:table-cell>
          <table:table-cell table:formula="of:=[.D925]*[.F925]" office:value-type="float" office:value="0.733665646101349">
            <text:p>0.7336656461</text:p>
          </table:table-cell>
          <table:table-cell table:formula="of:=[.C925]" office:value-type="float" office:value="0.653850710753705">
            <text:p>0.6538507108</text:p>
          </table:table-cell>
        </table:table-row>
        <table:table-row table:style-name="ro1">
          <table:table-cell table:formula="of:=RAND()" office:value-type="float" office:value="0.613250732421875">
            <text:p>0.6132507324</text:p>
          </table:table-cell>
          <table:table-cell table:formula="of:=RAND()" office:value-type="float" office:value="0.978057861328125">
            <text:p>0.9780578613</text:p>
          </table:table-cell>
          <table:table-cell table:formula="of:=SQRT(1 - [.A926])" office:value-type="float" office:value="0.621891684763613">
            <text:p>0.6218916848</text:p>
          </table:table-cell>
          <table:table-cell table:formula="of:=SQRT(1 - (1 - [.A926]))" office:value-type="float" office:value="0.783103270598377">
            <text:p>0.7831032706</text:p>
          </table:table-cell>
          <table:table-cell table:formula="of:=COS(2 * PI() * [.B926])" office:value-type="float" office:value="0.99051145437546">
            <text:p>0.9905114544</text:p>
          </table:table-cell>
          <table:table-cell table:formula="of:=SIN(2 * PI() * [.B926])" office:value-type="float" office:value="-0.137430195921459">
            <text:p>-0.1374301959</text:p>
          </table:table-cell>
          <table:table-cell table:formula="of:=[.D926]*[.E926]" office:value-type="float" office:value="0.775672759486578">
            <text:p>0.7756727595</text:p>
          </table:table-cell>
          <table:table-cell table:formula="of:=[.D926]*[.F926]" office:value-type="float" office:value="-0.10762203590507">
            <text:p>-0.1076220359</text:p>
          </table:table-cell>
          <table:table-cell table:formula="of:=[.C926]" office:value-type="float" office:value="0.621891684763613">
            <text:p>0.6218916848</text:p>
          </table:table-cell>
        </table:table-row>
        <table:table-row table:style-name="ro1">
          <table:table-cell table:formula="of:=RAND()" office:value-type="float" office:value="0.78717041015625">
            <text:p>0.7871704102</text:p>
          </table:table-cell>
          <table:table-cell table:formula="of:=RAND()" office:value-type="float" office:value="0.56866455078125">
            <text:p>0.5686645508</text:p>
          </table:table-cell>
          <table:table-cell table:formula="of:=SQRT(1 - [.A927])" office:value-type="float" office:value="0.461334574732645">
            <text:p>0.4613345747</text:p>
          </table:table-cell>
          <table:table-cell table:formula="of:=SQRT(1 - (1 - [.A927]))" office:value-type="float" office:value="0.887226245191298">
            <text:p>0.8872262452</text:p>
          </table:table-cell>
          <table:table-cell table:formula="of:=COS(2 * PI() * [.B927])" office:value-type="float" office:value="-0.908367818524073">
            <text:p>-0.9083678185</text:p>
          </table:table-cell>
          <table:table-cell table:formula="of:=SIN(2 * PI() * [.B927])" office:value-type="float" office:value="-0.418172101257146">
            <text:p>-0.4181721013</text:p>
          </table:table-cell>
          <table:table-cell table:formula="of:=[.D927]*[.E927]" office:value-type="float" office:value="-0.805927768881724">
            <text:p>-0.8059277689</text:p>
          </table:table-cell>
          <table:table-cell table:formula="of:=[.D927]*[.F927]" office:value-type="float" office:value="-0.371013263242133">
            <text:p>-0.3710132632</text:p>
          </table:table-cell>
          <table:table-cell table:formula="of:=[.C927]" office:value-type="float" office:value="0.461334574732645">
            <text:p>0.4613345747</text:p>
          </table:table-cell>
        </table:table-row>
        <table:table-row table:style-name="ro1">
          <table:table-cell table:formula="of:=RAND()" office:value-type="float" office:value="0.2003173828125">
            <text:p>0.2003173828</text:p>
          </table:table-cell>
          <table:table-cell table:formula="of:=RAND()" office:value-type="float" office:value="0.96234130859375">
            <text:p>0.9623413086</text:p>
          </table:table-cell>
          <table:table-cell table:formula="of:=SQRT(1 - [.A928])" office:value-type="float" office:value="0.894249751013384">
            <text:p>0.894249751</text:p>
          </table:table-cell>
          <table:table-cell table:formula="of:=SQRT(1 - (1 - [.A928]))" office:value-type="float" office:value="0.447568299606328">
            <text:p>0.4475682996</text:p>
          </table:table-cell>
          <table:table-cell table:formula="of:=COS(2 * PI() * [.B928])" office:value-type="float" office:value="0.972136671622152">
            <text:p>0.9721366716</text:p>
          </table:table-cell>
          <table:table-cell table:formula="of:=SIN(2 * PI() * [.B928])" office:value-type="float" office:value="-0.234414785556296">
            <text:p>-0.2344147856</text:p>
          </table:table-cell>
          <table:table-cell table:formula="of:=[.D928]*[.E928]" office:value-type="float" office:value="0.435097557102882">
            <text:p>0.4350975571</text:p>
          </table:table-cell>
          <table:table-cell table:formula="of:=[.D928]*[.F928]" office:value-type="float" office:value="-0.104916626974013">
            <text:p>-0.104916627</text:p>
          </table:table-cell>
          <table:table-cell table:formula="of:=[.C928]" office:value-type="float" office:value="0.894249751013384">
            <text:p>0.894249751</text:p>
          </table:table-cell>
        </table:table-row>
        <table:table-row table:style-name="ro1">
          <table:table-cell table:formula="of:=RAND()" office:value-type="float" office:value="0.184814453125">
            <text:p>0.1848144531</text:p>
          </table:table-cell>
          <table:table-cell table:formula="of:=RAND()" office:value-type="float" office:value="0.37615966796875">
            <text:p>0.376159668</text:p>
          </table:table-cell>
          <table:table-cell table:formula="of:=SQRT(1 - [.A929])" office:value-type="float" office:value="0.902876263324604">
            <text:p>0.9028762633</text:p>
          </table:table-cell>
          <table:table-cell table:formula="of:=SQRT(1 - (1 - [.A929]))" office:value-type="float" office:value="0.429900515381175">
            <text:p>0.4299005154</text:p>
          </table:table-cell>
          <table:table-cell table:formula="of:=COS(2 * PI() * [.B929])" office:value-type="float" office:value="-0.712240233942446">
            <text:p>-0.7122402339</text:p>
          </table:table-cell>
          <table:table-cell table:formula="of:=SIN(2 * PI() * [.B929])" office:value-type="float" office:value="0.701935787058624">
            <text:p>0.7019357871</text:p>
          </table:table-cell>
          <table:table-cell table:formula="of:=[.D929]*[.E929]" office:value-type="float" office:value="-0.306192443647066">
            <text:p>-0.3061924436</text:p>
          </table:table-cell>
          <table:table-cell table:formula="of:=[.D929]*[.F929]" office:value-type="float" office:value="0.301762556620993">
            <text:p>0.3017625566</text:p>
          </table:table-cell>
          <table:table-cell table:formula="of:=[.C929]" office:value-type="float" office:value="0.902876263324604">
            <text:p>0.9028762633</text:p>
          </table:table-cell>
        </table:table-row>
        <table:table-row table:style-name="ro1">
          <table:table-cell table:formula="of:=RAND()" office:value-type="float" office:value="0.9732666015625">
            <text:p>0.9732666016</text:p>
          </table:table-cell>
          <table:table-cell table:formula="of:=RAND()" office:value-type="float" office:value="0.576324462890625">
            <text:p>0.5763244629</text:p>
          </table:table-cell>
          <table:table-cell table:formula="of:=SQRT(1 - [.A930])" office:value-type="float" office:value="0.163503512003565">
            <text:p>0.163503512</text:p>
          </table:table-cell>
          <table:table-cell table:formula="of:=SQRT(1 - (1 - [.A930]))" office:value-type="float" office:value="0.986542752019648">
            <text:p>0.986542752</text:p>
          </table:table-cell>
          <table:table-cell table:formula="of:=COS(2 * PI() * [.B930])" office:value-type="float" office:value="-0.887197676561703">
            <text:p>-0.8871976766</text:p>
          </table:table-cell>
          <table:table-cell table:formula="of:=SIN(2 * PI() * [.B930])" office:value-type="float" office:value="-0.461389512996899">
            <text:p>-0.461389513</text:p>
          </table:table-cell>
          <table:table-cell table:formula="of:=[.D930]*[.E930]" office:value-type="float" office:value="-0.87525843742062">
            <text:p>-0.8752584374</text:p>
          </table:table-cell>
          <table:table-cell table:formula="of:=[.D930]*[.F930]" office:value-type="float" office:value="-0.455180479904966">
            <text:p>-0.4551804799</text:p>
          </table:table-cell>
          <table:table-cell table:formula="of:=[.C930]" office:value-type="float" office:value="0.163503512003565">
            <text:p>0.163503512</text:p>
          </table:table-cell>
        </table:table-row>
        <table:table-row table:style-name="ro1">
          <table:table-cell table:formula="of:=RAND()" office:value-type="float" office:value="0.641448974609375">
            <text:p>0.6414489746</text:p>
          </table:table-cell>
          <table:table-cell table:formula="of:=RAND()" office:value-type="float" office:value="0.472625732421875">
            <text:p>0.4726257324</text:p>
          </table:table-cell>
          <table:table-cell table:formula="of:=SQRT(1 - [.A931])" office:value-type="float" office:value="0.598791303703239">
            <text:p>0.5987913037</text:p>
          </table:table-cell>
          <table:table-cell table:formula="of:=SQRT(1 - (1 - [.A931]))" office:value-type="float" office:value="0.80090509713035">
            <text:p>0.8009050971</text:p>
          </table:table-cell>
          <table:table-cell table:formula="of:=COS(2 * PI() * [.B931])" office:value-type="float" office:value="-0.985244842744618">
            <text:p>-0.9852448427</text:p>
          </table:table-cell>
          <table:table-cell table:formula="of:=SIN(2 * PI() * [.B931])" office:value-type="float" office:value="0.171150810238023">
            <text:p>0.1711508102</text:p>
          </table:table-cell>
          <table:table-cell table:formula="of:=[.D931]*[.E931]" office:value-type="float" office:value="-0.789087616475555">
            <text:p>-0.7890876165</text:p>
          </table:table-cell>
          <table:table-cell table:formula="of:=[.D931]*[.F931]" office:value-type="float" office:value="0.137075556297622">
            <text:p>0.1370755563</text:p>
          </table:table-cell>
          <table:table-cell table:formula="of:=[.C931]" office:value-type="float" office:value="0.598791303703239">
            <text:p>0.5987913037</text:p>
          </table:table-cell>
        </table:table-row>
        <table:table-row table:style-name="ro1">
          <table:table-cell table:formula="of:=RAND()" office:value-type="float" office:value="0.25836181640625">
            <text:p>0.2583618164</text:p>
          </table:table-cell>
          <table:table-cell table:formula="of:=RAND()" office:value-type="float" office:value="0.328094482421875">
            <text:p>0.3280944824</text:p>
          </table:table-cell>
          <table:table-cell table:formula="of:=SQRT(1 - [.A932])" office:value-type="float" office:value="0.861184175187718">
            <text:p>0.8611841752</text:p>
          </table:table-cell>
          <table:table-cell table:formula="of:=SQRT(1 - (1 - [.A932]))" office:value-type="float" office:value="0.50829304186291">
            <text:p>0.5082930419</text:p>
          </table:table-cell>
          <table:table-cell table:formula="of:=COS(2 * PI() * [.B932])" office:value-type="float" office:value="-0.471227621876586">
            <text:p>-0.4712276219</text:p>
          </table:table-cell>
          <table:table-cell table:formula="of:=SIN(2 * PI() * [.B932])" office:value-type="float" office:value="0.88201163732716">
            <text:p>0.8820116373</text:p>
          </table:table-cell>
          <table:table-cell table:formula="of:=[.D932]*[.E932]" office:value-type="float" office:value="-0.239521721333475">
            <text:p>-0.2395217213</text:p>
          </table:table-cell>
          <table:table-cell table:formula="of:=[.D932]*[.F932]" office:value-type="float" office:value="0.448320378095508">
            <text:p>0.4483203781</text:p>
          </table:table-cell>
          <table:table-cell table:formula="of:=[.C932]" office:value-type="float" office:value="0.861184175187718">
            <text:p>0.8611841752</text:p>
          </table:table-cell>
        </table:table-row>
        <table:table-row table:style-name="ro1">
          <table:table-cell table:formula="of:=RAND()" office:value-type="float" office:value="0.8768310546875">
            <text:p>0.8768310547</text:p>
          </table:table-cell>
          <table:table-cell table:formula="of:=RAND()" office:value-type="float" office:value="0.524688720703125">
            <text:p>0.5246887207</text:p>
          </table:table-cell>
          <table:table-cell table:formula="of:=SQRT(1 - [.A933])" office:value-type="float" office:value="0.350954335081503">
            <text:p>0.3509543351</text:p>
          </table:table-cell>
          <table:table-cell table:formula="of:=SQRT(1 - (1 - [.A933]))" office:value-type="float" office:value="0.936392575092039">
            <text:p>0.9363925751</text:p>
          </table:table-cell>
          <table:table-cell table:formula="of:=COS(2 * PI() * [.B933])" office:value-type="float" office:value="-0.987992409838102">
            <text:p>-0.9879924098</text:p>
          </table:table-cell>
          <table:table-cell table:formula="of:=SIN(2 * PI() * [.B933])" office:value-type="float" office:value="-0.154502421024074">
            <text:p>-0.154502421</text:p>
          </table:table-cell>
          <table:table-cell table:formula="of:=[.D933]*[.E933]" office:value-type="float" office:value="-0.925148756819689">
            <text:p>-0.9251487568</text:p>
          </table:table-cell>
          <table:table-cell table:formula="of:=[.D933]*[.F933]" office:value-type="float" office:value="-0.144674919880687">
            <text:p>-0.1446749199</text:p>
          </table:table-cell>
          <table:table-cell table:formula="of:=[.C933]" office:value-type="float" office:value="0.350954335081503">
            <text:p>0.3509543351</text:p>
          </table:table-cell>
        </table:table-row>
        <table:table-row table:style-name="ro1">
          <table:table-cell table:formula="of:=RAND()" office:value-type="float" office:value="0.113250732421875">
            <text:p>0.1132507324</text:p>
          </table:table-cell>
          <table:table-cell table:formula="of:=RAND()" office:value-type="float" office:value="0.957916259765625">
            <text:p>0.9579162598</text:p>
          </table:table-cell>
          <table:table-cell table:formula="of:=SQRT(1 - [.A934])" office:value-type="float" office:value="0.941673652375453">
            <text:p>0.9416736524</text:p>
          </table:table-cell>
          <table:table-cell table:formula="of:=SQRT(1 - (1 - [.A934]))" office:value-type="float" office:value="0.336527461616248">
            <text:p>0.3365274616</text:p>
          </table:table-cell>
          <table:table-cell table:formula="of:=COS(2 * PI() * [.B934])" office:value-type="float" office:value="0.965244262041966">
            <text:p>0.965244262</text:p>
          </table:table-cell>
          <table:table-cell table:formula="of:=SIN(2 * PI() * [.B934])" office:value-type="float" office:value="-0.261349410933067">
            <text:p>-0.2613494109</text:p>
          </table:table-cell>
          <table:table-cell table:formula="of:=[.D934]*[.E934]" office:value-type="float" office:value="0.324831201344631">
            <text:p>0.3248312013</text:p>
          </table:table-cell>
          <table:table-cell table:formula="of:=[.D934]*[.F934]" office:value-type="float" office:value="-0.0879512538562065">
            <text:p>-0.0879512539</text:p>
          </table:table-cell>
          <table:table-cell table:formula="of:=[.C934]" office:value-type="float" office:value="0.941673652375453">
            <text:p>0.9416736524</text:p>
          </table:table-cell>
        </table:table-row>
        <table:table-row table:style-name="ro1">
          <table:table-cell table:formula="of:=RAND()" office:value-type="float" office:value="0.1298828125">
            <text:p>0.1298828125</text:p>
          </table:table-cell>
          <table:table-cell table:formula="of:=RAND()" office:value-type="float" office:value="0.1529541015625">
            <text:p>0.1529541016</text:p>
          </table:table-cell>
          <table:table-cell table:formula="of:=SQRT(1 - [.A935])" office:value-type="float" office:value="0.932800722287456">
            <text:p>0.9328007223</text:p>
          </table:table-cell>
          <table:table-cell table:formula="of:=SQRT(1 - (1 - [.A935]))" office:value-type="float" office:value="0.360392581083462">
            <text:p>0.3603925811</text:p>
          </table:table-cell>
          <table:table-cell table:formula="of:=COS(2 * PI() * [.B935])" office:value-type="float" office:value="0.572668566454481">
            <text:p>0.5726685665</text:p>
          </table:table-cell>
          <table:table-cell table:formula="of:=SIN(2 * PI() * [.B935])" office:value-type="float" office:value="0.819786992452899">
            <text:p>0.8197869925</text:p>
          </table:table-cell>
          <table:table-cell table:formula="of:=[.D935]*[.E935]" office:value-type="float" office:value="0.206385502769897">
            <text:p>0.2063855028</text:p>
          </table:table-cell>
          <table:table-cell table:formula="of:=[.D935]*[.F935]" office:value-type="float" office:value="0.295445150148749">
            <text:p>0.2954451501</text:p>
          </table:table-cell>
          <table:table-cell table:formula="of:=[.C935]" office:value-type="float" office:value="0.932800722287456">
            <text:p>0.9328007223</text:p>
          </table:table-cell>
        </table:table-row>
        <table:table-row table:style-name="ro1">
          <table:table-cell table:formula="of:=RAND()" office:value-type="float" office:value="0.397979736328125">
            <text:p>0.3979797363</text:p>
          </table:table-cell>
          <table:table-cell table:formula="of:=RAND()" office:value-type="float" office:value="0.891815185546875">
            <text:p>0.8918151855</text:p>
          </table:table-cell>
          <table:table-cell table:formula="of:=SQRT(1 - [.A936])" office:value-type="float" office:value="0.775899647939007">
            <text:p>0.7758996479</text:p>
          </table:table-cell>
          <table:table-cell table:formula="of:=SQRT(1 - (1 - [.A936]))" office:value-type="float" office:value="0.630856351579442">
            <text:p>0.6308563516</text:p>
          </table:table-cell>
          <table:table-cell table:formula="of:=COS(2 * PI() * [.B936])" office:value-type="float" office:value="0.777732886943944">
            <text:p>0.7777328869</text:p>
          </table:table-cell>
          <table:table-cell table:formula="of:=SIN(2 * PI() * [.B936])" office:value-type="float" office:value="-0.628594906570073">
            <text:p>-0.6285949066</text:p>
          </table:table-cell>
          <table:table-cell table:formula="of:=[.D936]*[.E936]" office:value-type="float" office:value="0.490637731560803">
            <text:p>0.4906377316</text:p>
          </table:table-cell>
          <table:table-cell table:formula="of:=[.D936]*[.F936]" office:value-type="float" office:value="-0.396553089380217">
            <text:p>-0.3965530894</text:p>
          </table:table-cell>
          <table:table-cell table:formula="of:=[.C936]" office:value-type="float" office:value="0.775899647939007">
            <text:p>0.7758996479</text:p>
          </table:table-cell>
        </table:table-row>
        <table:table-row table:style-name="ro1">
          <table:table-cell table:formula="of:=RAND()" office:value-type="float" office:value="0.652862548828125">
            <text:p>0.6528625488</text:p>
          </table:table-cell>
          <table:table-cell table:formula="of:=RAND()" office:value-type="float" office:value="0.779144287109375">
            <text:p>0.7791442871</text:p>
          </table:table-cell>
          <table:table-cell table:formula="of:=SQRT(1 - [.A937])" office:value-type="float" office:value="0.589183715976498">
            <text:p>0.589183716</text:p>
          </table:table-cell>
          <table:table-cell table:formula="of:=SQRT(1 - (1 - [.A937]))" office:value-type="float" office:value="0.807999101997103">
            <text:p>0.807999102</text:p>
          </table:table-cell>
          <table:table-cell table:formula="of:=COS(2 * PI() * [.B937])" office:value-type="float" office:value="0.182097263395007">
            <text:p>0.1820972634</text:p>
          </table:table-cell>
          <table:table-cell table:formula="of:=SIN(2 * PI() * [.B937])" office:value-type="float" office:value="-0.983280522874347">
            <text:p>-0.9832805229</text:p>
          </table:table-cell>
          <table:table-cell table:formula="of:=[.D937]*[.E937]" office:value-type="float" office:value="0.147134425299296">
            <text:p>0.1471344253</text:p>
          </table:table-cell>
          <table:table-cell table:formula="of:=[.D937]*[.F937]" office:value-type="float" office:value="-0.794489779493714">
            <text:p>-0.7944897795</text:p>
          </table:table-cell>
          <table:table-cell table:formula="of:=[.C937]" office:value-type="float" office:value="0.589183715976498">
            <text:p>0.589183716</text:p>
          </table:table-cell>
        </table:table-row>
        <table:table-row table:style-name="ro1">
          <table:table-cell table:formula="of:=RAND()" office:value-type="float" office:value="0.171173095703125">
            <text:p>0.1711730957</text:p>
          </table:table-cell>
          <table:table-cell table:formula="of:=RAND()" office:value-type="float" office:value="0.07843017578125">
            <text:p>0.0784301758</text:p>
          </table:table-cell>
          <table:table-cell table:formula="of:=SQRT(1 - [.A938])" office:value-type="float" office:value="0.910399310356107">
            <text:p>0.9103993104</text:p>
          </table:table-cell>
          <table:table-cell table:formula="of:=SQRT(1 - (1 - [.A938]))" office:value-type="float" office:value="0.413730704327253">
            <text:p>0.4137307043</text:p>
          </table:table-cell>
          <table:table-cell table:formula="of:=COS(2 * PI() * [.B938])" office:value-type="float" office:value="0.881015751694343">
            <text:p>0.8810157517</text:p>
          </table:table-cell>
          <table:table-cell table:formula="of:=SIN(2 * PI() * [.B938])" office:value-type="float" office:value="0.4730869320394">
            <text:p>0.473086932</text:p>
          </table:table-cell>
          <table:table-cell table:formula="of:=[.D938]*[.E938]" office:value-type="float" office:value="0.364503267471905">
            <text:p>0.3645032675</text:p>
          </table:table-cell>
          <table:table-cell table:formula="of:=[.D938]*[.F938]" office:value-type="float" office:value="0.19573058960068">
            <text:p>0.1957305896</text:p>
          </table:table-cell>
          <table:table-cell table:formula="of:=[.C938]" office:value-type="float" office:value="0.910399310356107">
            <text:p>0.9103993104</text:p>
          </table:table-cell>
        </table:table-row>
        <table:table-row table:style-name="ro1">
          <table:table-cell table:formula="of:=RAND()" office:value-type="float" office:value="0.8858642578125">
            <text:p>0.8858642578</text:p>
          </table:table-cell>
          <table:table-cell table:formula="of:=RAND()" office:value-type="float" office:value="0.977813720703125">
            <text:p>0.9778137207</text:p>
          </table:table-cell>
          <table:table-cell table:formula="of:=SQRT(1 - [.A939])" office:value-type="float" office:value="0.33783981735062">
            <text:p>0.3378398174</text:p>
          </table:table-cell>
          <table:table-cell table:formula="of:=SQRT(1 - (1 - [.A939]))" office:value-type="float" office:value="0.941203621865375">
            <text:p>0.9412036219</text:p>
          </table:table-cell>
          <table:table-cell table:formula="of:=COS(2 * PI() * [.B939])" office:value-type="float" office:value="0.990299473793354">
            <text:p>0.9902994738</text:p>
          </table:table-cell>
          <table:table-cell table:formula="of:=SIN(2 * PI() * [.B939])" office:value-type="float" office:value="-0.138949459173496">
            <text:p>-0.1389494592</text:p>
          </table:table-cell>
          <table:table-cell table:formula="of:=[.D939]*[.E939]" office:value-type="float" office:value="0.93207345146568">
            <text:p>0.9320734515</text:p>
          </table:table-cell>
          <table:table-cell table:formula="of:=[.D939]*[.F939]" office:value-type="float" office:value="-0.130779734230329">
            <text:p>-0.1307797342</text:p>
          </table:table-cell>
          <table:table-cell table:formula="of:=[.C939]" office:value-type="float" office:value="0.33783981735062">
            <text:p>0.3378398174</text:p>
          </table:table-cell>
        </table:table-row>
        <table:table-row table:style-name="ro1">
          <table:table-cell table:formula="of:=RAND()" office:value-type="float" office:value="0.077056884765625">
            <text:p>0.0770568848</text:p>
          </table:table-cell>
          <table:table-cell table:formula="of:=RAND()" office:value-type="float" office:value="0.344482421875">
            <text:p>0.3444824219</text:p>
          </table:table-cell>
          <table:table-cell table:formula="of:=SQRT(1 - [.A940])" office:value-type="float" office:value="0.960699284497691">
            <text:p>0.9606992845</text:p>
          </table:table-cell>
          <table:table-cell table:formula="of:=SQRT(1 - (1 - [.A940]))" office:value-type="float" office:value="0.277591218819373">
            <text:p>0.2775912188</text:p>
          </table:table-cell>
          <table:table-cell table:formula="of:=COS(2 * PI() * [.B940])" office:value-type="float" office:value="-0.559390711859136">
            <text:p>-0.5593907119</text:p>
          </table:table-cell>
          <table:table-cell table:formula="of:=SIN(2 * PI() * [.B940])" office:value-type="float" office:value="0.828904114771865">
            <text:p>0.8289041148</text:p>
          </table:table-cell>
          <table:table-cell table:formula="of:=[.D940]*[.E940]" office:value-type="float" office:value="-0.155281949501214">
            <text:p>-0.1552819495</text:p>
          </table:table-cell>
          <table:table-cell table:formula="of:=[.D940]*[.F940]" office:value-type="float" office:value="0.230096503503915">
            <text:p>0.2300965035</text:p>
          </table:table-cell>
          <table:table-cell table:formula="of:=[.C940]" office:value-type="float" office:value="0.960699284497691">
            <text:p>0.9606992845</text:p>
          </table:table-cell>
        </table:table-row>
        <table:table-row table:style-name="ro1">
          <table:table-cell table:formula="of:=RAND()" office:value-type="float" office:value="0.56549072265625">
            <text:p>0.5654907227</text:p>
          </table:table-cell>
          <table:table-cell table:formula="of:=RAND()" office:value-type="float" office:value="0.1802978515625">
            <text:p>0.1802978516</text:p>
          </table:table-cell>
          <table:table-cell table:formula="of:=SQRT(1 - [.A941])" office:value-type="float" office:value="0.659173177051183">
            <text:p>0.6591731771</text:p>
          </table:table-cell>
          <table:table-cell table:formula="of:=SQRT(1 - (1 - [.A941]))" office:value-type="float" office:value="0.751991171927071">
            <text:p>0.7519911719</text:p>
          </table:table-cell>
          <table:table-cell table:formula="of:=COS(2 * PI() * [.B941])" office:value-type="float" office:value="0.424085202415652">
            <text:p>0.4240852024</text:p>
          </table:table-cell>
          <table:table-cell table:formula="of:=SIN(2 * PI() * [.B941])" office:value-type="float" office:value="0.905622294939825">
            <text:p>0.9056222949</text:p>
          </table:table-cell>
          <table:table-cell table:formula="of:=[.D941]*[.E941]" office:value-type="float" office:value="0.318908328361475">
            <text:p>0.3189083284</text:p>
          </table:table-cell>
          <table:table-cell table:formula="of:=[.D941]*[.F941]" office:value-type="float" office:value="0.681019970895083">
            <text:p>0.6810199709</text:p>
          </table:table-cell>
          <table:table-cell table:formula="of:=[.C941]" office:value-type="float" office:value="0.659173177051183">
            <text:p>0.6591731771</text:p>
          </table:table-cell>
        </table:table-row>
        <table:table-row table:style-name="ro1">
          <table:table-cell table:formula="of:=RAND()" office:value-type="float" office:value="0.21051025390625">
            <text:p>0.2105102539</text:p>
          </table:table-cell>
          <table:table-cell table:formula="of:=RAND()" office:value-type="float" office:value="0.97412109375">
            <text:p>0.9741210938</text:p>
          </table:table-cell>
          <table:table-cell table:formula="of:=SQRT(1 - [.A942])" office:value-type="float" office:value="0.888532355119244">
            <text:p>0.8885323551</text:p>
          </table:table-cell>
          <table:table-cell table:formula="of:=SQRT(1 - (1 - [.A942]))" office:value-type="float" office:value="0.458813964375813">
            <text:p>0.4588139644</text:p>
          </table:table-cell>
          <table:table-cell table:formula="of:=COS(2 * PI() * [.B942])" office:value-type="float" office:value="0.986809401814185">
            <text:p>0.9868094018</text:p>
          </table:table-cell>
          <table:table-cell table:formula="of:=SIN(2 * PI() * [.B942])" office:value-type="float" office:value="-0.161886393780112">
            <text:p>-0.1618863938</text:p>
          </table:table-cell>
          <table:table-cell table:formula="of:=[.D942]*[.E942]" office:value-type="float" office:value="0.452761933729691">
            <text:p>0.4527619337</text:p>
          </table:table-cell>
          <table:table-cell table:formula="of:=[.D942]*[.F942]" office:value-type="float" office:value="-0.0742757381087573">
            <text:p>-0.0742757381</text:p>
          </table:table-cell>
          <table:table-cell table:formula="of:=[.C942]" office:value-type="float" office:value="0.888532355119244">
            <text:p>0.8885323551</text:p>
          </table:table-cell>
        </table:table-row>
        <table:table-row table:style-name="ro1">
          <table:table-cell table:formula="of:=RAND()" office:value-type="float" office:value="0.555419921875">
            <text:p>0.5554199219</text:p>
          </table:table-cell>
          <table:table-cell table:formula="of:=RAND()" office:value-type="float" office:value="0.862213134765625">
            <text:p>0.8622131348</text:p>
          </table:table-cell>
          <table:table-cell table:formula="of:=SQRT(1 - [.A943])" office:value-type="float" office:value="0.666768384167246">
            <text:p>0.6667683842</text:p>
          </table:table-cell>
          <table:table-cell table:formula="of:=SQRT(1 - (1 - [.A943]))" office:value-type="float" office:value="0.745265001106989">
            <text:p>0.7452650011</text:p>
          </table:table-cell>
          <table:table-cell table:formula="of:=COS(2 * PI() * [.B943])" office:value-type="float" office:value="0.648076417560036">
            <text:p>0.6480764176</text:p>
          </table:table-cell>
          <table:table-cell table:formula="of:=SIN(2 * PI() * [.B943])" office:value-type="float" office:value="-0.761575312758068">
            <text:p>-0.7615753128</text:p>
          </table:table-cell>
          <table:table-cell table:formula="of:=[.D943]*[.E943]" office:value-type="float" office:value="0.482988672050294">
            <text:p>0.4829886721</text:p>
          </table:table-cell>
          <table:table-cell table:formula="of:=[.D943]*[.F943]" office:value-type="float" office:value="-0.567575426305697">
            <text:p>-0.5675754263</text:p>
          </table:table-cell>
          <table:table-cell table:formula="of:=[.C943]" office:value-type="float" office:value="0.666768384167246">
            <text:p>0.6667683842</text:p>
          </table:table-cell>
        </table:table-row>
        <table:table-row table:style-name="ro1">
          <table:table-cell table:formula="of:=RAND()" office:value-type="float" office:value="0.3482666015625">
            <text:p>0.3482666016</text:p>
          </table:table-cell>
          <table:table-cell table:formula="of:=RAND()" office:value-type="float" office:value="0.36932373046875">
            <text:p>0.3693237305</text:p>
          </table:table-cell>
          <table:table-cell table:formula="of:=SQRT(1 - [.A944])" office:value-type="float" office:value="0.807300067160594">
            <text:p>0.8073000672</text:p>
          </table:table-cell>
          <table:table-cell table:formula="of:=SQRT(1 - (1 - [.A944]))" office:value-type="float" office:value="0.590141170875664">
            <text:p>0.5901411709</text:p>
          </table:table-cell>
          <table:table-cell table:formula="of:=COS(2 * PI() * [.B944])" office:value-type="float" office:value="-0.681443455364678">
            <text:p>-0.6814434554</text:p>
          </table:table-cell>
          <table:table-cell table:formula="of:=SIN(2 * PI() * [.B944])" office:value-type="float" office:value="0.731870765327218">
            <text:p>0.7318707653</text:p>
          </table:table-cell>
          <table:table-cell table:formula="of:=[.D944]*[.E944]" office:value-type="float" office:value="-0.40214783863447">
            <text:p>-0.4021478386</text:p>
          </table:table-cell>
          <table:table-cell table:formula="of:=[.D944]*[.F944]" office:value-type="float" office:value="0.431907070379873">
            <text:p>0.4319070704</text:p>
          </table:table-cell>
          <table:table-cell table:formula="of:=[.C944]" office:value-type="float" office:value="0.807300067160594">
            <text:p>0.8073000672</text:p>
          </table:table-cell>
        </table:table-row>
        <table:table-row table:style-name="ro1">
          <table:table-cell table:formula="of:=RAND()" office:value-type="float" office:value="0.984710693359375">
            <text:p>0.9847106934</text:p>
          </table:table-cell>
          <table:table-cell table:formula="of:=RAND()" office:value-type="float" office:value="0.894073486328125">
            <text:p>0.8940734863</text:p>
          </table:table-cell>
          <table:table-cell table:formula="of:=SQRT(1 - [.A945])" office:value-type="float" office:value="0.123649935869878">
            <text:p>0.1236499359</text:p>
          </table:table-cell>
          <table:table-cell table:formula="of:=SQRT(1 - (1 - [.A945]))" office:value-type="float" office:value="0.99232590078027">
            <text:p>0.9923259008</text:p>
          </table:table-cell>
          <table:table-cell table:formula="of:=COS(2 * PI() * [.B945])" office:value-type="float" office:value="0.786573631528513">
            <text:p>0.7865736315</text:p>
          </table:table-cell>
          <table:table-cell table:formula="of:=SIN(2 * PI() * [.B945])" office:value-type="float" office:value="-0.617496495685641">
            <text:p>-0.6174964957</text:p>
          </table:table-cell>
          <table:table-cell table:formula="of:=[.D945]*[.E945]" office:value-type="float" office:value="0.78053738743654">
            <text:p>0.7805373874</text:p>
          </table:table-cell>
          <table:table-cell table:formula="of:=[.D945]*[.F945]" office:value-type="float" office:value="-0.612757766309914">
            <text:p>-0.6127577663</text:p>
          </table:table-cell>
          <table:table-cell table:formula="of:=[.C945]" office:value-type="float" office:value="0.123649935869878">
            <text:p>0.1236499359</text:p>
          </table:table-cell>
        </table:table-row>
        <table:table-row table:style-name="ro1">
          <table:table-cell table:formula="of:=RAND()" office:value-type="float" office:value="0.037689208984375">
            <text:p>0.037689209</text:p>
          </table:table-cell>
          <table:table-cell table:formula="of:=RAND()" office:value-type="float" office:value="0.00146484375">
            <text:p>0.0014648438</text:p>
          </table:table-cell>
          <table:table-cell table:formula="of:=SQRT(1 - [.A946])" office:value-type="float" office:value="0.980974408950419">
            <text:p>0.980974409</text:p>
          </table:table-cell>
          <table:table-cell table:formula="of:=SQRT(1 - (1 - [.A946]))" office:value-type="float" office:value="0.194137088121706">
            <text:p>0.1941370881</text:p>
          </table:table-cell>
          <table:table-cell table:formula="of:=COS(2 * PI() * [.B946])" office:value-type="float" office:value="0.999957644551964">
            <text:p>0.9999576446</text:p>
          </table:table-cell>
          <table:table-cell table:formula="of:=SIN(2 * PI() * [.B946])" office:value-type="float" office:value="0.00920375478205982">
            <text:p>0.0092037548</text:p>
          </table:table-cell>
          <table:table-cell table:formula="of:=[.D946]*[.E946]" office:value-type="float" office:value="0.194128865358358">
            <text:p>0.1941288654</text:p>
          </table:table-cell>
          <table:table-cell table:formula="of:=[.D946]*[.F946]" office:value-type="float" office:value="0.00178679015317532">
            <text:p>0.0017867902</text:p>
          </table:table-cell>
          <table:table-cell table:formula="of:=[.C946]" office:value-type="float" office:value="0.980974408950419">
            <text:p>0.980974409</text:p>
          </table:table-cell>
        </table:table-row>
        <table:table-row table:style-name="ro1">
          <table:table-cell table:formula="of:=RAND()" office:value-type="float" office:value="0.469757080078125">
            <text:p>0.4697570801</text:p>
          </table:table-cell>
          <table:table-cell table:formula="of:=RAND()" office:value-type="float" office:value="0.6749267578125">
            <text:p>0.6749267578</text:p>
          </table:table-cell>
          <table:table-cell table:formula="of:=SQRT(1 - [.A947])" office:value-type="float" office:value="0.728177807902627">
            <text:p>0.7281778079</text:p>
          </table:table-cell>
          <table:table-cell table:formula="of:=SQRT(1 - (1 - [.A947]))" office:value-type="float" office:value="0.685388269580188">
            <text:p>0.6853882696</text:p>
          </table:table-cell>
          <table:table-cell table:formula="of:=COS(2 * PI() * [.B947])" office:value-type="float" office:value="-0.454400487719304">
            <text:p>-0.4544004877</text:p>
          </table:table-cell>
          <table:table-cell table:formula="of:=SIN(2 * PI() * [.B947])" office:value-type="float" office:value="-0.890797506036281">
            <text:p>-0.890797506</text:p>
          </table:table-cell>
          <table:table-cell table:formula="of:=[.D947]*[.E947]" office:value-type="float" office:value="-0.311440763974327">
            <text:p>-0.311440764</text:p>
          </table:table-cell>
          <table:table-cell table:formula="of:=[.D947]*[.F947]" office:value-type="float" office:value="-0.610542161208554">
            <text:p>-0.6105421612</text:p>
          </table:table-cell>
          <table:table-cell table:formula="of:=[.C947]" office:value-type="float" office:value="0.728177807902627">
            <text:p>0.7281778079</text:p>
          </table:table-cell>
        </table:table-row>
        <table:table-row table:style-name="ro1">
          <table:table-cell table:formula="of:=RAND()" office:value-type="float" office:value="0.466400146484375">
            <text:p>0.4664001465</text:p>
          </table:table-cell>
          <table:table-cell table:formula="of:=RAND()" office:value-type="float" office:value="0.045989990234375">
            <text:p>0.0459899902</text:p>
          </table:table-cell>
          <table:table-cell table:formula="of:=SQRT(1 - [.A948])" office:value-type="float" office:value="0.730479194444048">
            <text:p>0.7304791944</text:p>
          </table:table-cell>
          <table:table-cell table:formula="of:=SQRT(1 - (1 - [.A948]))" office:value-type="float" office:value="0.682934950404777">
            <text:p>0.6829349504</text:p>
          </table:table-cell>
          <table:table-cell table:formula="of:=COS(2 * PI() * [.B948])" office:value-type="float" office:value="0.958539712898606">
            <text:p>0.9585397129</text:p>
          </table:table-cell>
          <table:table-cell table:formula="of:=SIN(2 * PI() * [.B948])" office:value-type="float" office:value="0.284958977391937">
            <text:p>0.2849589774</text:p>
          </table:table-cell>
          <table:table-cell table:formula="of:=[.D948]*[.E948]" office:value-type="float" office:value="0.654620271289418">
            <text:p>0.6546202713</text:p>
          </table:table-cell>
          <table:table-cell table:formula="of:=[.D948]*[.F948]" office:value-type="float" office:value="0.194608445092558">
            <text:p>0.1946084451</text:p>
          </table:table-cell>
          <table:table-cell table:formula="of:=[.C948]" office:value-type="float" office:value="0.730479194444048">
            <text:p>0.7304791944</text:p>
          </table:table-cell>
        </table:table-row>
        <table:table-row table:style-name="ro1">
          <table:table-cell table:formula="of:=RAND()" office:value-type="float" office:value="0.900360107421875">
            <text:p>0.9003601074</text:p>
          </table:table-cell>
          <table:table-cell table:formula="of:=RAND()" office:value-type="float" office:value="0.123077392578125">
            <text:p>0.1230773926</text:p>
          </table:table-cell>
          <table:table-cell table:formula="of:=SQRT(1 - [.A949])" office:value-type="float" office:value="0.315657872669327">
            <text:p>0.3156578727</text:p>
          </table:table-cell>
          <table:table-cell table:formula="of:=SQRT(1 - (1 - [.A949]))" office:value-type="float" office:value="0.948873072345229">
            <text:p>0.9488730723</text:p>
          </table:table-cell>
          <table:table-cell table:formula="of:=COS(2 * PI() * [.B949])" office:value-type="float" office:value="0.715596900158287">
            <text:p>0.7155969002</text:p>
          </table:table-cell>
          <table:table-cell table:formula="of:=SIN(2 * PI() * [.B949])" office:value-type="float" office:value="0.698513476236393">
            <text:p>0.6985134762</text:p>
          </table:table-cell>
          <table:table-cell table:formula="of:=[.D949]*[.E949]" office:value-type="float" office:value="0.679010629213917">
            <text:p>0.6790106292</text:p>
          </table:table-cell>
          <table:table-cell table:formula="of:=[.D949]*[.F949]" office:value-type="float" office:value="0.662800628270973">
            <text:p>0.6628006283</text:p>
          </table:table-cell>
          <table:table-cell table:formula="of:=[.C949]" office:value-type="float" office:value="0.315657872669327">
            <text:p>0.3156578727</text:p>
          </table:table-cell>
        </table:table-row>
        <table:table-row table:style-name="ro1">
          <table:table-cell table:formula="of:=RAND()" office:value-type="float" office:value="0.91998291015625">
            <text:p>0.9199829102</text:p>
          </table:table-cell>
          <table:table-cell table:formula="of:=RAND()" office:value-type="float" office:value="0.7266845703125">
            <text:p>0.7266845703</text:p>
          </table:table-cell>
          <table:table-cell table:formula="of:=SQRT(1 - [.A950])" office:value-type="float" office:value="0.28287292172237">
            <text:p>0.2828729217</text:p>
          </table:table-cell>
          <table:table-cell table:formula="of:=SQRT(1 - (1 - [.A950]))" office:value-type="float" office:value="0.959157395924282">
            <text:p>0.9591573959</text:p>
          </table:table-cell>
          <table:table-cell table:formula="of:=COS(2 * PI() * [.B950])" office:value-type="float" office:value="-0.145971742489812">
            <text:p>-0.1459717425</text:p>
          </table:table-cell>
          <table:table-cell table:formula="of:=SIN(2 * PI() * [.B950])" office:value-type="float" office:value="-0.989288759864625">
            <text:p>-0.9892887599</text:p>
          </table:table-cell>
          <table:table-cell table:formula="of:=[.D950]*[.E950]" office:value-type="float" office:value="-0.140009876405058">
            <text:p>-0.1400098764</text:p>
          </table:table-cell>
          <table:table-cell table:formula="of:=[.D950]*[.F950]" office:value-type="float" office:value="-0.948883630728916">
            <text:p>-0.9488836307</text:p>
          </table:table-cell>
          <table:table-cell table:formula="of:=[.C950]" office:value-type="float" office:value="0.28287292172237">
            <text:p>0.2828729217</text:p>
          </table:table-cell>
        </table:table-row>
        <table:table-row table:style-name="ro1">
          <table:table-cell table:formula="of:=RAND()" office:value-type="float" office:value="0.61663818359375">
            <text:p>0.6166381836</text:p>
          </table:table-cell>
          <table:table-cell table:formula="of:=RAND()" office:value-type="float" office:value="0.69415283203125">
            <text:p>0.694152832</text:p>
          </table:table-cell>
          <table:table-cell table:formula="of:=SQRT(1 - [.A951])" office:value-type="float" office:value="0.61916218909608">
            <text:p>0.6191621891</text:p>
          </table:table-cell>
          <table:table-cell table:formula="of:=SQRT(1 - (1 - [.A951]))" office:value-type="float" office:value="0.785263130163227">
            <text:p>0.7852631302</text:p>
          </table:table-cell>
          <table:table-cell table:formula="of:=COS(2 * PI() * [.B951])" office:value-type="float" office:value="-0.343741324597799">
            <text:p>-0.3437413246</text:p>
          </table:table-cell>
          <table:table-cell table:formula="of:=SIN(2 * PI() * [.B951])" office:value-type="float" office:value="-0.939064375729242">
            <text:p>-0.9390643757</text:p>
          </table:table-cell>
          <table:table-cell table:formula="of:=[.D951]*[.E951]" office:value-type="float" office:value="-0.269927388520122">
            <text:p>-0.2699273885</text:p>
          </table:table-cell>
          <table:table-cell table:formula="of:=[.D951]*[.F951]" office:value-type="float" office:value="-0.737412631109922">
            <text:p>-0.7374126311</text:p>
          </table:table-cell>
          <table:table-cell table:formula="of:=[.C951]" office:value-type="float" office:value="0.61916218909608">
            <text:p>0.6191621891</text:p>
          </table:table-cell>
        </table:table-row>
        <table:table-row table:style-name="ro1">
          <table:table-cell table:formula="of:=RAND()" office:value-type="float" office:value="0.599609375">
            <text:p>0.599609375</text:p>
          </table:table-cell>
          <table:table-cell table:formula="of:=RAND()" office:value-type="float" office:value="0.108795166015625">
            <text:p>0.108795166</text:p>
          </table:table-cell>
          <table:table-cell table:formula="of:=SQRT(1 - [.A952])" office:value-type="float" office:value="0.632764272853643">
            <text:p>0.6327642729</text:p>
          </table:table-cell>
          <table:table-cell table:formula="of:=SQRT(1 - (1 - [.A952]))" office:value-type="float" office:value="0.774344480835242">
            <text:p>0.7743444808</text:p>
          </table:table-cell>
          <table:table-cell table:formula="of:=COS(2 * PI() * [.B952])" office:value-type="float" office:value="0.775316542581623">
            <text:p>0.7753165426</text:p>
          </table:table-cell>
          <table:table-cell table:formula="of:=SIN(2 * PI() * [.B952])" office:value-type="float" office:value="0.631572845204161">
            <text:p>0.6315728452</text:p>
          </table:table-cell>
          <table:table-cell table:formula="of:=[.D952]*[.E952]" office:value-type="float" office:value="0.600362085648341">
            <text:p>0.6003620856</text:p>
          </table:table-cell>
          <table:table-cell table:formula="of:=[.D952]*[.F952]" office:value-type="float" office:value="0.489054946929253">
            <text:p>0.4890549469</text:p>
          </table:table-cell>
          <table:table-cell table:formula="of:=[.C952]" office:value-type="float" office:value="0.632764272853643">
            <text:p>0.6327642729</text:p>
          </table:table-cell>
        </table:table-row>
        <table:table-row table:style-name="ro1">
          <table:table-cell table:formula="of:=RAND()" office:value-type="float" office:value="0.913970947265625">
            <text:p>0.9139709473</text:p>
          </table:table-cell>
          <table:table-cell table:formula="of:=RAND()" office:value-type="float" office:value="0.458038330078125">
            <text:p>0.4580383301</text:p>
          </table:table-cell>
          <table:table-cell table:formula="of:=SQRT(1 - [.A953])" office:value-type="float" office:value="0.293307096290518">
            <text:p>0.2933070963</text:p>
          </table:table-cell>
          <table:table-cell table:formula="of:=SQRT(1 - (1 - [.A953]))" office:value-type="float" office:value="0.956018277683866">
            <text:p>0.9560182777</text:p>
          </table:table-cell>
          <table:table-cell table:formula="of:=COS(2 * PI() * [.B953])" office:value-type="float" office:value="-0.965444430595795">
            <text:p>-0.9654444306</text:p>
          </table:table-cell>
          <table:table-cell table:formula="of:=SIN(2 * PI() * [.B953])" office:value-type="float" office:value="0.260609001056296">
            <text:p>0.2606090011</text:p>
          </table:table-cell>
          <table:table-cell table:formula="of:=[.D953]*[.E953]" office:value-type="float" office:value="-0.922982521737673">
            <text:p>-0.9229825217</text:p>
          </table:table-cell>
          <table:table-cell table:formula="of:=[.D953]*[.F953]" office:value-type="float" office:value="0.249146968338753">
            <text:p>0.2491469683</text:p>
          </table:table-cell>
          <table:table-cell table:formula="of:=[.C953]" office:value-type="float" office:value="0.293307096290518">
            <text:p>0.2933070963</text:p>
          </table:table-cell>
        </table:table-row>
        <table:table-row table:style-name="ro1">
          <table:table-cell table:formula="of:=RAND()" office:value-type="float" office:value="0.235076904296875">
            <text:p>0.2350769043</text:p>
          </table:table-cell>
          <table:table-cell table:formula="of:=RAND()" office:value-type="float" office:value="0.49737548828125">
            <text:p>0.4973754883</text:p>
          </table:table-cell>
          <table:table-cell table:formula="of:=SQRT(1 - [.A954])" office:value-type="float" office:value="0.874598819861498">
            <text:p>0.8745988199</text:p>
          </table:table-cell>
          <table:table-cell table:formula="of:=SQRT(1 - (1 - [.A954]))" office:value-type="float" office:value="0.484847299978947">
            <text:p>0.4848473</text:p>
          </table:table-cell>
          <table:table-cell table:formula="of:=COS(2 * PI() * [.B954])" office:value-type="float" office:value="-0.999864038191688">
            <text:p>-0.9998640382</text:p>
          </table:table-cell>
          <table:table-cell table:formula="of:=SIN(2 * PI() * [.B954])" office:value-type="float" office:value="0.0164895461129567">
            <text:p>0.0164895461</text:p>
          </table:table-cell>
          <table:table-cell table:formula="of:=[.D954]*[.E954]" office:value-type="float" office:value="-0.484781379263286">
            <text:p>-0.4847813793</text:p>
          </table:table-cell>
          <table:table-cell table:formula="of:=[.D954]*[.F954]" office:value-type="float" office:value="0.00799491191074542">
            <text:p>0.0079949119</text:p>
          </table:table-cell>
          <table:table-cell table:formula="of:=[.C954]" office:value-type="float" office:value="0.874598819861498">
            <text:p>0.8745988199</text:p>
          </table:table-cell>
        </table:table-row>
        <table:table-row table:style-name="ro1">
          <table:table-cell table:formula="of:=RAND()" office:value-type="float" office:value="0.816650390625">
            <text:p>0.8166503906</text:p>
          </table:table-cell>
          <table:table-cell table:formula="of:=RAND()" office:value-type="float" office:value="0.01824951171875">
            <text:p>0.0182495117</text:p>
          </table:table-cell>
          <table:table-cell table:formula="of:=SQRT(1 - [.A955])" office:value-type="float" office:value="0.428193425188898">
            <text:p>0.4281934252</text:p>
          </table:table-cell>
          <table:table-cell table:formula="of:=SQRT(1 - (1 - [.A955]))" office:value-type="float" office:value="0.903687108807578">
            <text:p>0.9036871088</text:p>
          </table:table-cell>
          <table:table-cell table:formula="of:=COS(2 * PI() * [.B955])" office:value-type="float" office:value="0.993433161401829">
            <text:p>0.9934331614</text:p>
          </table:table-cell>
          <table:table-cell table:formula="of:=SIN(2 * PI() * [.B955])" office:value-type="float" office:value="0.114413958183287">
            <text:p>0.1144139582</text:p>
          </table:table-cell>
          <table:table-cell table:formula="of:=[.D955]*[.E955]" office:value-type="float" office:value="0.897752741420791">
            <text:p>0.8977527414</text:p>
          </table:table-cell>
          <table:table-cell table:formula="of:=[.D955]*[.F955]" office:value-type="float" office:value="0.103394419077886">
            <text:p>0.1033944191</text:p>
          </table:table-cell>
          <table:table-cell table:formula="of:=[.C955]" office:value-type="float" office:value="0.428193425188898">
            <text:p>0.4281934252</text:p>
          </table:table-cell>
        </table:table-row>
        <table:table-row table:style-name="ro1">
          <table:table-cell table:formula="of:=RAND()" office:value-type="float" office:value="0.925201416015625">
            <text:p>0.925201416</text:p>
          </table:table-cell>
          <table:table-cell table:formula="of:=RAND()" office:value-type="float" office:value="0.339202880859375">
            <text:p>0.3392028809</text:p>
          </table:table-cell>
          <table:table-cell table:formula="of:=SQRT(1 - [.A956])" office:value-type="float" office:value="0.273493297878348">
            <text:p>0.2734932979</text:p>
          </table:table-cell>
          <table:table-cell table:formula="of:=SQRT(1 - (1 - [.A956]))" office:value-type="float" office:value="0.961873908584501">
            <text:p>0.9618739086</text:p>
          </table:table-cell>
          <table:table-cell table:formula="of:=COS(2 * PI() * [.B956])" office:value-type="float" office:value="-0.531591320291532">
            <text:p>-0.5315913203</text:p>
          </table:table-cell>
          <table:table-cell table:formula="of:=SIN(2 * PI() * [.B956])" office:value-type="float" office:value="0.847000984763717">
            <text:p>0.8470009848</text:p>
          </table:table-cell>
          <table:table-cell table:formula="of:=[.D956]*[.E956]" office:value-type="float" office:value="-0.511323821018411">
            <text:p>-0.511323821</text:p>
          </table:table-cell>
          <table:table-cell table:formula="of:=[.D956]*[.F956]" office:value-type="float" office:value="0.814708147789598">
            <text:p>0.8147081478</text:p>
          </table:table-cell>
          <table:table-cell table:formula="of:=[.C956]" office:value-type="float" office:value="0.273493297878348">
            <text:p>0.2734932979</text:p>
          </table:table-cell>
        </table:table-row>
        <table:table-row table:style-name="ro1">
          <table:table-cell table:formula="of:=RAND()" office:value-type="float" office:value="0.076171875">
            <text:p>0.076171875</text:p>
          </table:table-cell>
          <table:table-cell table:formula="of:=RAND()" office:value-type="float" office:value="0.82452392578125">
            <text:p>0.8245239258</text:p>
          </table:table-cell>
          <table:table-cell table:formula="of:=SQRT(1 - [.A957])" office:value-type="float" office:value="0.961159781201856">
            <text:p>0.9611597812</text:p>
          </table:table-cell>
          <table:table-cell table:formula="of:=SQRT(1 - (1 - [.A957]))" office:value-type="float" office:value="0.275992527072745">
            <text:p>0.2759925271</text:p>
          </table:table-cell>
          <table:table-cell table:formula="of:=COS(2 * PI() * [.B957])" office:value-type="float" office:value="0.451323238205783">
            <text:p>0.4513232382</text:p>
          </table:table-cell>
          <table:table-cell table:formula="of:=SIN(2 * PI() * [.B957])" office:value-type="float" office:value="-0.892360540731966">
            <text:p>-0.8923605407</text:p>
          </table:table-cell>
          <table:table-cell table:formula="of:=[.D957]*[.E957]" office:value-type="float" office:value="0.124561841039069">
            <text:p>0.124561841</text:p>
          </table:table-cell>
          <table:table-cell table:formula="of:=[.D957]*[.F957]" office:value-type="float" office:value="-0.246284840696617">
            <text:p>-0.2462848407</text:p>
          </table:table-cell>
          <table:table-cell table:formula="of:=[.C957]" office:value-type="float" office:value="0.961159781201856">
            <text:p>0.9611597812</text:p>
          </table:table-cell>
        </table:table-row>
        <table:table-row table:style-name="ro1">
          <table:table-cell table:formula="of:=RAND()" office:value-type="float" office:value="0.5833740234375">
            <text:p>0.5833740234</text:p>
          </table:table-cell>
          <table:table-cell table:formula="of:=RAND()" office:value-type="float" office:value="0.2266845703125">
            <text:p>0.2266845703</text:p>
          </table:table-cell>
          <table:table-cell table:formula="of:=SQRT(1 - [.A958])" office:value-type="float" office:value="0.645465705179214">
            <text:p>0.6454657052</text:p>
          </table:table-cell>
          <table:table-cell table:formula="of:=SQRT(1 - (1 - [.A958]))" office:value-type="float" office:value="0.763789253287515">
            <text:p>0.7637892533</text:p>
          </table:table-cell>
          <table:table-cell table:formula="of:=COS(2 * PI() * [.B958])" office:value-type="float" office:value="0.145971742489812">
            <text:p>0.1459717425</text:p>
          </table:table-cell>
          <table:table-cell table:formula="of:=SIN(2 * PI() * [.B958])" office:value-type="float" office:value="0.989288759864625">
            <text:p>0.9892887599</text:p>
          </table:table-cell>
          <table:table-cell table:formula="of:=[.D958]*[.E958]" office:value-type="float" office:value="0.111491648197371">
            <text:p>0.1114916482</text:p>
          </table:table-cell>
          <table:table-cell table:formula="of:=[.D958]*[.F958]" office:value-type="float" office:value="0.755608123182734">
            <text:p>0.7556081232</text:p>
          </table:table-cell>
          <table:table-cell table:formula="of:=[.C958]" office:value-type="float" office:value="0.645465705179214">
            <text:p>0.6454657052</text:p>
          </table:table-cell>
        </table:table-row>
        <table:table-row table:style-name="ro1">
          <table:table-cell table:formula="of:=RAND()" office:value-type="float" office:value="0.51104736328125">
            <text:p>0.5110473633</text:p>
          </table:table-cell>
          <table:table-cell table:formula="of:=RAND()" office:value-type="float" office:value="0.337982177734375">
            <text:p>0.3379821777</text:p>
          </table:table-cell>
          <table:table-cell table:formula="of:=SQRT(1 - [.A959])" office:value-type="float" office:value="0.699251483172363">
            <text:p>0.6992514832</text:p>
          </table:table-cell>
          <table:table-cell table:formula="of:=SQRT(1 - (1 - [.A959]))" office:value-type="float" office:value="0.714875767725589">
            <text:p>0.7148757677</text:p>
          </table:table-cell>
          <table:table-cell table:formula="of:=COS(2 * PI() * [.B959])" office:value-type="float" office:value="-0.525079331798187">
            <text:p>-0.5250793318</text:p>
          </table:table-cell>
          <table:table-cell table:formula="of:=SIN(2 * PI() * [.B959])" office:value-type="float" office:value="0.851053285827844">
            <text:p>0.8510532858</text:p>
          </table:table-cell>
          <table:table-cell table:formula="of:=[.D959]*[.E959]" office:value-type="float" office:value="-0.375366490436068">
            <text:p>-0.3753664904</text:p>
          </table:table-cell>
          <table:table-cell table:formula="of:=[.D959]*[.F959]" office:value-type="float" office:value="0.608397371081565">
            <text:p>0.6083973711</text:p>
          </table:table-cell>
          <table:table-cell table:formula="of:=[.C959]" office:value-type="float" office:value="0.699251483172363">
            <text:p>0.6992514832</text:p>
          </table:table-cell>
        </table:table-row>
        <table:table-row table:style-name="ro1">
          <table:table-cell table:formula="of:=RAND()" office:value-type="float" office:value="0.891448974609375">
            <text:p>0.8914489746</text:p>
          </table:table-cell>
          <table:table-cell table:formula="of:=RAND()" office:value-type="float" office:value="0.8746337890625">
            <text:p>0.8746337891</text:p>
          </table:table-cell>
          <table:table-cell table:formula="of:=SQRT(1 - [.A960])" office:value-type="float" office:value="0.329470826311868">
            <text:p>0.3294708263</text:p>
          </table:table-cell>
          <table:table-cell table:formula="of:=SQRT(1 - (1 - [.A960]))" office:value-type="float" office:value="0.944165755897435">
            <text:p>0.9441657559</text:p>
          </table:table-cell>
          <table:table-cell table:formula="of:=COS(2 * PI() * [.B960])" office:value-type="float" office:value="0.705477878419852">
            <text:p>0.7054778784</text:p>
          </table:table-cell>
          <table:table-cell table:formula="of:=SIN(2 * PI() * [.B960])" office:value-type="float" office:value="-0.708731940200401">
            <text:p>-0.7087319402</text:p>
          </table:table-cell>
          <table:table-cell table:formula="of:=[.D960]*[.E960]" office:value-type="float" office:value="0.666088054347199">
            <text:p>0.6660880543</text:p>
          </table:table-cell>
          <table:table-cell table:formula="of:=[.D960]*[.F960]" office:value-type="float" office:value="-0.669160428047967">
            <text:p>-0.669160428</text:p>
          </table:table-cell>
          <table:table-cell table:formula="of:=[.C960]" office:value-type="float" office:value="0.329470826311868">
            <text:p>0.3294708263</text:p>
          </table:table-cell>
        </table:table-row>
        <table:table-row table:style-name="ro1">
          <table:table-cell table:formula="of:=RAND()" office:value-type="float" office:value="0.226287841796875">
            <text:p>0.2262878418</text:p>
          </table:table-cell>
          <table:table-cell table:formula="of:=RAND()" office:value-type="float" office:value="0.681915283203125">
            <text:p>0.6819152832</text:p>
          </table:table-cell>
          <table:table-cell table:formula="of:=SQRT(1 - [.A961])" office:value-type="float" office:value="0.879609093974775">
            <text:p>0.879609094</text:p>
          </table:table-cell>
          <table:table-cell table:formula="of:=SQRT(1 - (1 - [.A961]))" office:value-type="float" office:value="0.47569721651159">
            <text:p>0.4756972165</text:p>
          </table:table-cell>
          <table:table-cell table:formula="of:=COS(2 * PI() * [.B961])" office:value-type="float" office:value="-0.414859963787719">
            <text:p>-0.4148599638</text:p>
          </table:table-cell>
          <table:table-cell table:formula="of:=SIN(2 * PI() * [.B961])" office:value-type="float" office:value="-0.909885273232869">
            <text:p>-0.9098852732</text:p>
          </table:table-cell>
          <table:table-cell table:formula="of:=[.D961]*[.E961]" office:value-type="float" office:value="-0.197347730015917">
            <text:p>-0.19734773</text:p>
          </table:table-cell>
          <table:table-cell table:formula="of:=[.D961]*[.F961]" office:value-type="float" office:value="-0.432829891821764">
            <text:p>-0.4328298918</text:p>
          </table:table-cell>
          <table:table-cell table:formula="of:=[.C961]" office:value-type="float" office:value="0.879609093974775">
            <text:p>0.879609094</text:p>
          </table:table-cell>
        </table:table-row>
        <table:table-row table:style-name="ro1">
          <table:table-cell table:formula="of:=RAND()" office:value-type="float" office:value="0.394805908203125">
            <text:p>0.3948059082</text:p>
          </table:table-cell>
          <table:table-cell table:formula="of:=RAND()" office:value-type="float" office:value="0.421844482421875">
            <text:p>0.4218444824</text:p>
          </table:table-cell>
          <table:table-cell table:formula="of:=SQRT(1 - [.A962])" office:value-type="float" office:value="0.777942216232591">
            <text:p>0.7779422162</text:p>
          </table:table-cell>
          <table:table-cell table:formula="of:=SQRT(1 - (1 - [.A962]))" office:value-type="float" office:value="0.628335824383048">
            <text:p>0.6283358244</text:p>
          </table:table-cell>
          <table:table-cell table:formula="of:=COS(2 * PI() * [.B962])" office:value-type="float" office:value="-0.881830858943827">
            <text:p>-0.8818308589</text:p>
          </table:table-cell>
          <table:table-cell table:formula="of:=SIN(2 * PI() * [.B962])" office:value-type="float" office:value="0.471565834443498">
            <text:p>0.4715658344</text:p>
          </table:table-cell>
          <table:table-cell table:formula="of:=[.D962]*[.E962]" office:value-type="float" office:value="-0.554085919720881">
            <text:p>-0.5540859197</text:p>
          </table:table-cell>
          <table:table-cell table:formula="of:=[.D962]*[.F962]" office:value-type="float" office:value="0.296301707335936">
            <text:p>0.2963017073</text:p>
          </table:table-cell>
          <table:table-cell table:formula="of:=[.C962]" office:value-type="float" office:value="0.777942216232591">
            <text:p>0.7779422162</text:p>
          </table:table-cell>
        </table:table-row>
        <table:table-row table:style-name="ro1">
          <table:table-cell table:formula="of:=RAND()" office:value-type="float" office:value="0.0670166015625">
            <text:p>0.0670166016</text:p>
          </table:table-cell>
          <table:table-cell table:formula="of:=RAND()" office:value-type="float" office:value="0.975921630859375">
            <text:p>0.9759216309</text:p>
          </table:table-cell>
          <table:table-cell table:formula="of:=SQRT(1 - [.A963])" office:value-type="float" office:value="0.965910657585628">
            <text:p>0.9659106576</text:p>
          </table:table-cell>
          <table:table-cell table:formula="of:=SQRT(1 - (1 - [.A963]))" office:value-type="float" office:value="0.258875648840326">
            <text:p>0.2588756488</text:p>
          </table:table-cell>
          <table:table-cell table:formula="of:=COS(2 * PI() * [.B963])" office:value-type="float" office:value="0.988577652627162">
            <text:p>0.9885776526</text:p>
          </table:table-cell>
          <table:table-cell table:formula="of:=SIN(2 * PI() * [.B963])" office:value-type="float" office:value="-0.150712390751956">
            <text:p>-0.1507123908</text:p>
          </table:table-cell>
          <table:table-cell table:formula="of:=[.D963]*[.E963]" office:value-type="float" office:value="0.255918681252903">
            <text:p>0.2559186813</text:p>
          </table:table-cell>
          <table:table-cell table:formula="of:=[.D963]*[.F963]" office:value-type="float" office:value="-0.0390157679441894">
            <text:p>-0.0390157679</text:p>
          </table:table-cell>
          <table:table-cell table:formula="of:=[.C963]" office:value-type="float" office:value="0.965910657585628">
            <text:p>0.9659106576</text:p>
          </table:table-cell>
        </table:table-row>
        <table:table-row table:style-name="ro1">
          <table:table-cell table:formula="of:=RAND()" office:value-type="float" office:value="0.92669677734375">
            <text:p>0.9266967773</text:p>
          </table:table-cell>
          <table:table-cell table:formula="of:=RAND()" office:value-type="float" office:value="0.71435546875">
            <text:p>0.7143554688</text:p>
          </table:table-cell>
          <table:table-cell table:formula="of:=SQRT(1 - [.A964])" office:value-type="float" office:value="0.270745678924429">
            <text:p>0.2707456789</text:p>
          </table:table-cell>
          <table:table-cell table:formula="of:=SQRT(1 - (1 - [.A964]))" office:value-type="float" office:value="0.962650911464665">
            <text:p>0.9626509115</text:p>
          </table:table-cell>
          <table:table-cell table:formula="of:=COS(2 * PI() * [.B964])" office:value-type="float" office:value="-0.222093620973203">
            <text:p>-0.222093621</text:p>
          </table:table-cell>
          <table:table-cell table:formula="of:=SIN(2 * PI() * [.B964])" office:value-type="float" office:value="-0.975025345066994">
            <text:p>-0.9750253451</text:p>
          </table:table-cell>
          <table:table-cell table:formula="of:=[.D964]*[.E964]" office:value-type="float" office:value="-0.213798626660342">
            <text:p>-0.2137986267</text:p>
          </table:table-cell>
          <table:table-cell table:formula="of:=[.D964]*[.F964]" office:value-type="float" office:value="-0.938609037129891">
            <text:p>-0.9386090371</text:p>
          </table:table-cell>
          <table:table-cell table:formula="of:=[.C964]" office:value-type="float" office:value="0.270745678924429">
            <text:p>0.2707456789</text:p>
          </table:table-cell>
        </table:table-row>
        <table:table-row table:style-name="ro1">
          <table:table-cell table:formula="of:=RAND()" office:value-type="float" office:value="0.9898681640625">
            <text:p>0.9898681641</text:p>
          </table:table-cell>
          <table:table-cell table:formula="of:=RAND()" office:value-type="float" office:value="0.63037109375">
            <text:p>0.6303710938</text:p>
          </table:table-cell>
          <table:table-cell table:formula="of:=SQRT(1 - [.A965])" office:value-type="float" office:value="0.10065702130254">
            <text:p>0.1006570213</text:p>
          </table:table-cell>
          <table:table-cell table:formula="of:=SQRT(1 - (1 - [.A965]))" office:value-type="float" office:value="0.994921184849584">
            <text:p>0.9949211848</text:p>
          </table:table-cell>
          <table:table-cell table:formula="of:=COS(2 * PI() * [.B965])" office:value-type="float" office:value="-0.682845546385248">
            <text:p>-0.6828455464</text:p>
          </table:table-cell>
          <table:table-cell table:formula="of:=SIN(2 * PI() * [.B965])" office:value-type="float" office:value="-0.730562769227827">
            <text:p>-0.7305627692</text:p>
          </table:table-cell>
          <table:table-cell table:formula="of:=[.D965]*[.E965]" office:value-type="float" office:value="-0.679377500078873">
            <text:p>-0.6793775001</text:p>
          </table:table-cell>
          <table:table-cell table:formula="of:=[.D965]*[.F965]" office:value-type="float" office:value="-0.726852375967143">
            <text:p>-0.726852376</text:p>
          </table:table-cell>
          <table:table-cell table:formula="of:=[.C965]" office:value-type="float" office:value="0.10065702130254">
            <text:p>0.1006570213</text:p>
          </table:table-cell>
        </table:table-row>
        <table:table-row table:style-name="ro1">
          <table:table-cell table:formula="of:=RAND()" office:value-type="float" office:value="0.560577392578125">
            <text:p>0.5605773926</text:p>
          </table:table-cell>
          <table:table-cell table:formula="of:=RAND()" office:value-type="float" office:value="0.987884521484375">
            <text:p>0.9878845215</text:p>
          </table:table-cell>
          <table:table-cell table:formula="of:=SQRT(1 - [.A966])" office:value-type="float" office:value="0.662889589163893">
            <text:p>0.6628895892</text:p>
          </table:table-cell>
          <table:table-cell table:formula="of:=SQRT(1 - (1 - [.A966]))" office:value-type="float" office:value="0.748717164607654">
            <text:p>0.7487171646</text:p>
          </table:table-cell>
          <table:table-cell table:formula="of:=COS(2 * PI() * [.B966])" office:value-type="float" office:value="0.997103982695563">
            <text:p>0.9971039827</text:p>
          </table:table-cell>
          <table:table-cell table:formula="of:=SIN(2 * PI() * [.B966])" office:value-type="float" office:value="-0.0760502971239816">
            <text:p>-0.0760502971</text:p>
          </table:table-cell>
          <table:table-cell table:formula="of:=[.D966]*[.E966]" office:value-type="float" office:value="0.746548866742821">
            <text:p>0.7465488667</text:p>
          </table:table-cell>
          <table:table-cell table:formula="of:=[.D966]*[.F966]" office:value-type="float" office:value="-0.0569401628302372">
            <text:p>-0.0569401628</text:p>
          </table:table-cell>
          <table:table-cell table:formula="of:=[.C966]" office:value-type="float" office:value="0.662889589163893">
            <text:p>0.6628895892</text:p>
          </table:table-cell>
        </table:table-row>
        <table:table-row table:style-name="ro1">
          <table:table-cell table:formula="of:=RAND()" office:value-type="float" office:value="0.006683349609375">
            <text:p>0.0066833496</text:p>
          </table:table-cell>
          <table:table-cell table:formula="of:=RAND()" office:value-type="float" office:value="0.600250244140625">
            <text:p>0.6002502441</text:p>
          </table:table-cell>
          <table:table-cell table:formula="of:=SQRT(1 - [.A967])" office:value-type="float" office:value="0.996652723063869">
            <text:p>0.9966527231</text:p>
          </table:table-cell>
          <table:table-cell table:formula="of:=SQRT(1 - (1 - [.A967]))" office:value-type="float" office:value="0.0817517560017826">
            <text:p>0.081751756</text:p>
          </table:table-cell>
          <table:table-cell table:formula="of:=COS(2 * PI() * [.B967])" office:value-type="float" office:value="-0.808091802154378">
            <text:p>-0.8080918022</text:p>
          </table:table-cell>
          <table:table-cell table:formula="of:=SIN(2 * PI() * [.B967])" office:value-type="float" office:value="-0.589056567140108">
            <text:p>-0.5890565671</text:p>
          </table:table-cell>
          <table:table-cell table:formula="of:=[.D967]*[.E967]" office:value-type="float" office:value="-0.0660629238367655">
            <text:p>-0.0660629238</text:p>
          </table:table-cell>
          <table:table-cell table:formula="of:=[.D967]*[.F967]" office:value-type="float" office:value="-0.0481564087480858">
            <text:p>-0.0481564087</text:p>
          </table:table-cell>
          <table:table-cell table:formula="of:=[.C967]" office:value-type="float" office:value="0.996652723063869">
            <text:p>0.9966527231</text:p>
          </table:table-cell>
        </table:table-row>
        <table:table-row table:style-name="ro1">
          <table:table-cell table:formula="of:=RAND()" office:value-type="float" office:value="0.376953125">
            <text:p>0.376953125</text:p>
          </table:table-cell>
          <table:table-cell table:formula="of:=RAND()" office:value-type="float" office:value="0.204193115234375">
            <text:p>0.2041931152</text:p>
          </table:table-cell>
          <table:table-cell table:formula="of:=SQRT(1 - [.A968])" office:value-type="float" office:value="0.789333183769693">
            <text:p>0.7893331838</text:p>
          </table:table-cell>
          <table:table-cell table:formula="of:=SQRT(1 - (1 - [.A968]))" office:value-type="float" office:value="0.613965084512141">
            <text:p>0.6139650845</text:p>
          </table:table-cell>
          <table:table-cell table:formula="of:=COS(2 * PI() * [.B968])" office:value-type="float" office:value="0.28385600291894">
            <text:p>0.2838560029</text:p>
          </table:table-cell>
          <table:table-cell table:formula="of:=SIN(2 * PI() * [.B968])" office:value-type="float" office:value="0.958866919654069">
            <text:p>0.9588669197</text:p>
          </table:table-cell>
          <table:table-cell table:formula="of:=[.D968]*[.E968]" office:value-type="float" office:value="0.174277674821405">
            <text:p>0.1742776748</text:p>
          </table:table-cell>
          <table:table-cell table:formula="of:=[.D968]*[.F968]" office:value-type="float" office:value="0.588710809361306">
            <text:p>0.5887108094</text:p>
          </table:table-cell>
          <table:table-cell table:formula="of:=[.C968]" office:value-type="float" office:value="0.789333183769693">
            <text:p>0.7893331838</text:p>
          </table:table-cell>
        </table:table-row>
        <table:table-row table:style-name="ro1">
          <table:table-cell table:formula="of:=RAND()" office:value-type="float" office:value="0.091064453125">
            <text:p>0.0910644531</text:p>
          </table:table-cell>
          <table:table-cell table:formula="of:=RAND()" office:value-type="float" office:value="0.0823974609375">
            <text:p>0.0823974609</text:p>
          </table:table-cell>
          <table:table-cell table:formula="of:=SQRT(1 - [.A969])" office:value-type="float" office:value="0.95338111313105">
            <text:p>0.9533811131</text:p>
          </table:table-cell>
          <table:table-cell table:formula="of:=SQRT(1 - (1 - [.A969]))" office:value-type="float" office:value="0.301768873684812">
            <text:p>0.3017688737</text:p>
          </table:table-cell>
          <table:table-cell table:formula="of:=COS(2 * PI() * [.B969])" office:value-type="float" office:value="0.868950544250582">
            <text:p>0.8689505443</text:p>
          </table:table-cell>
          <table:table-cell table:formula="of:=SIN(2 * PI() * [.B969])" office:value-type="float" office:value="0.494898930739011">
            <text:p>0.4948989307</text:p>
          </table:table-cell>
          <table:table-cell table:formula="of:=[.D969]*[.E969]" office:value-type="float" office:value="0.262222227026303">
            <text:p>0.262222227</text:p>
          </table:table-cell>
          <table:table-cell table:formula="of:=[.D969]*[.F969]" office:value-type="float" office:value="0.149345092916929">
            <text:p>0.1493450929</text:p>
          </table:table-cell>
          <table:table-cell table:formula="of:=[.C969]" office:value-type="float" office:value="0.95338111313105">
            <text:p>0.9533811131</text:p>
          </table:table-cell>
        </table:table-row>
        <table:table-row table:style-name="ro1">
          <table:table-cell table:formula="of:=RAND()" office:value-type="float" office:value="0.121795654296875">
            <text:p>0.1217956543</text:p>
          </table:table-cell>
          <table:table-cell table:formula="of:=RAND()" office:value-type="float" office:value="0.83819580078125">
            <text:p>0.8381958008</text:p>
          </table:table-cell>
          <table:table-cell table:formula="of:=SQRT(1 - [.A970])" office:value-type="float" office:value="0.937125576271998">
            <text:p>0.9371255763</text:p>
          </table:table-cell>
          <table:table-cell table:formula="of:=SQRT(1 - (1 - [.A970]))" office:value-type="float" office:value="0.348992341315501">
            <text:p>0.3489923413</text:p>
          </table:table-cell>
          <table:table-cell table:formula="of:=COS(2 * PI() * [.B970])" office:value-type="float" office:value="0.526221170432628">
            <text:p>0.5262211704</text:p>
          </table:table-cell>
          <table:table-cell table:formula="of:=SIN(2 * PI() * [.B970])" office:value-type="float" office:value="-0.850347740508855">
            <text:p>-0.8503477405</text:p>
          </table:table-cell>
          <table:table-cell table:formula="of:=[.D970]*[.E970]" office:value-type="float" office:value="0.183647158319066">
            <text:p>0.1836471583</text:p>
          </table:table-cell>
          <table:table-cell table:formula="of:=[.D970]*[.F970]" office:value-type="float" office:value="-0.296764848892531">
            <text:p>-0.2967648489</text:p>
          </table:table-cell>
          <table:table-cell table:formula="of:=[.C970]" office:value-type="float" office:value="0.937125576271998">
            <text:p>0.9371255763</text:p>
          </table:table-cell>
        </table:table-row>
        <table:table-row table:style-name="ro1">
          <table:table-cell table:formula="of:=RAND()" office:value-type="float" office:value="0.066497802734375">
            <text:p>0.0664978027</text:p>
          </table:table-cell>
          <table:table-cell table:formula="of:=RAND()" office:value-type="float" office:value="0.518096923828125">
            <text:p>0.5180969238</text:p>
          </table:table-cell>
          <table:table-cell table:formula="of:=SQRT(1 - [.A971])" office:value-type="float" office:value="0.966179174514554">
            <text:p>0.9661791745</text:p>
          </table:table-cell>
          <table:table-cell table:formula="of:=SQRT(1 - (1 - [.A971]))" office:value-type="float" office:value="0.257871678814047">
            <text:p>0.2578716788</text:p>
          </table:table-cell>
          <table:table-cell table:formula="of:=COS(2 * PI() * [.B971])" office:value-type="float" office:value="-0.993542397822414">
            <text:p>-0.9935423978</text:p>
          </table:table-cell>
          <table:table-cell table:formula="of:=SIN(2 * PI() * [.B971])" office:value-type="float" office:value="-0.113461463631">
            <text:p>-0.1134614636</text:p>
          </table:table-cell>
          <table:table-cell table:formula="of:=[.D971]*[.E971]" office:value-type="float" office:value="-0.2562064460994">
            <text:p>-0.2562064461</text:p>
          </table:table-cell>
          <table:table-cell table:formula="of:=[.D971]*[.F971]" office:value-type="float" office:value="-0.0292584981072249">
            <text:p>-0.0292584981</text:p>
          </table:table-cell>
          <table:table-cell table:formula="of:=[.C971]" office:value-type="float" office:value="0.966179174514554">
            <text:p>0.9661791745</text:p>
          </table:table-cell>
        </table:table-row>
        <table:table-row table:style-name="ro1">
          <table:table-cell table:formula="of:=RAND()" office:value-type="float" office:value="0.953369140625">
            <text:p>0.9533691406</text:p>
          </table:table-cell>
          <table:table-cell table:formula="of:=RAND()" office:value-type="float" office:value="0.780487060546875">
            <text:p>0.7804870605</text:p>
          </table:table-cell>
          <table:table-cell table:formula="of:=SQRT(1 - [.A972])" office:value-type="float" office:value="0.215941796266957">
            <text:p>0.2159417963</text:p>
          </table:table-cell>
          <table:table-cell table:formula="of:=SQRT(1 - (1 - [.A972]))" office:value-type="float" office:value="0.976406237497999">
            <text:p>0.9764062375</text:p>
          </table:table-cell>
          <table:table-cell table:formula="of:=COS(2 * PI() * [.B972])" office:value-type="float" office:value="0.190386517937884">
            <text:p>0.1903865179</text:p>
          </table:table-cell>
          <table:table-cell table:formula="of:=SIN(2 * PI() * [.B972])" office:value-type="float" office:value="-0.981709210401679">
            <text:p>-0.9817092104</text:p>
          </table:table-cell>
          <table:table-cell table:formula="of:=[.D972]*[.E972]" office:value-type="float" office:value="0.185894583650075">
            <text:p>0.1858945837</text:p>
          </table:table-cell>
          <table:table-cell table:formula="of:=[.D972]*[.F972]" office:value-type="float" office:value="-0.958546996445435">
            <text:p>-0.9585469964</text:p>
          </table:table-cell>
          <table:table-cell table:formula="of:=[.C972]" office:value-type="float" office:value="0.215941796266957">
            <text:p>0.2159417963</text:p>
          </table:table-cell>
        </table:table-row>
        <table:table-row table:style-name="ro1">
          <table:table-cell table:formula="of:=RAND()" office:value-type="float" office:value="0.135223388671875">
            <text:p>0.1352233887</text:p>
          </table:table-cell>
          <table:table-cell table:formula="of:=RAND()" office:value-type="float" office:value="0.154998779296875">
            <text:p>0.1549987793</text:p>
          </table:table-cell>
          <table:table-cell table:formula="of:=SQRT(1 - [.A973])" office:value-type="float" office:value="0.929933659638216">
            <text:p>0.9299336596</text:p>
          </table:table-cell>
          <table:table-cell table:formula="of:=SQRT(1 - (1 - [.A973]))" office:value-type="float" office:value="0.367727329242572">
            <text:p>0.3677273292</text:p>
          </table:table-cell>
          <table:table-cell table:formula="of:=COS(2 * PI() * [.B973])" office:value-type="float" office:value="0.562089721464152">
            <text:p>0.5620897215</text:p>
          </table:table-cell>
          <table:table-cell table:formula="of:=SIN(2 * PI() * [.B973])" office:value-type="float" office:value="0.82707626312472">
            <text:p>0.8270762631</text:p>
          </table:table-cell>
          <table:table-cell table:formula="of:=[.D973]*[.E973]" office:value-type="float" office:value="0.206695752068714">
            <text:p>0.2066957521</text:p>
          </table:table-cell>
          <table:table-cell table:formula="of:=[.D973]*[.F973]" office:value-type="float" office:value="0.30413854531878">
            <text:p>0.3041385453</text:p>
          </table:table-cell>
          <table:table-cell table:formula="of:=[.C973]" office:value-type="float" office:value="0.929933659638216">
            <text:p>0.9299336596</text:p>
          </table:table-cell>
        </table:table-row>
        <table:table-row table:style-name="ro1">
          <table:table-cell table:formula="of:=RAND()" office:value-type="float" office:value="0.546051025390625">
            <text:p>0.5460510254</text:p>
          </table:table-cell>
          <table:table-cell table:formula="of:=RAND()" office:value-type="float" office:value="0.842926025390625">
            <text:p>0.8429260254</text:p>
          </table:table-cell>
          <table:table-cell table:formula="of:=SQRT(1 - [.A974])" office:value-type="float" office:value="0.67375735588517">
            <text:p>0.6737573559</text:p>
          </table:table-cell>
          <table:table-cell table:formula="of:=SQRT(1 - (1 - [.A974]))" office:value-type="float" office:value="0.738952654363339">
            <text:p>0.7389526544</text:p>
          </table:table-cell>
          <table:table-cell table:formula="of:=COS(2 * PI() * [.B974])" office:value-type="float" office:value="0.551258134586144">
            <text:p>0.5512581346</text:p>
          </table:table-cell>
          <table:table-cell table:formula="of:=SIN(2 * PI() * [.B974])" office:value-type="float" office:value="-0.83433474640135">
            <text:p>-0.8343347464</text:p>
          </table:table-cell>
          <table:table-cell table:formula="of:=[.D974]*[.E974]" office:value-type="float" office:value="0.407353661791814">
            <text:p>0.4073536618</text:p>
          </table:table-cell>
          <table:table-cell table:formula="of:=[.D974]*[.F974]" office:value-type="float" office:value="-0.616533875480841">
            <text:p>-0.6165338755</text:p>
          </table:table-cell>
          <table:table-cell table:formula="of:=[.C974]" office:value-type="float" office:value="0.67375735588517">
            <text:p>0.6737573559</text:p>
          </table:table-cell>
        </table:table-row>
        <table:table-row table:style-name="ro1">
          <table:table-cell table:formula="of:=RAND()" office:value-type="float" office:value="0.492645263671875">
            <text:p>0.4926452637</text:p>
          </table:table-cell>
          <table:table-cell table:formula="of:=RAND()" office:value-type="float" office:value="0.955596923828125">
            <text:p>0.9555969238</text:p>
          </table:table-cell>
          <table:table-cell table:formula="of:=SQRT(1 - [.A975])" office:value-type="float" office:value="0.712288380031659">
            <text:p>0.71228838</text:p>
          </table:table-cell>
          <table:table-cell table:formula="of:=SQRT(1 - (1 - [.A975]))" office:value-type="float" office:value="0.701886930831366">
            <text:p>0.7018869308</text:p>
          </table:table-cell>
          <table:table-cell table:formula="of:=COS(2 * PI() * [.B975])" office:value-type="float" office:value="0.961333308373792">
            <text:p>0.9613333084</text:p>
          </table:table-cell>
          <table:table-cell table:formula="of:=SIN(2 * PI() * [.B975])" office:value-type="float" office:value="-0.275387491021469">
            <text:p>-0.275387491</text:p>
          </table:table-cell>
          <table:table-cell table:formula="of:=[.D975]*[.E975]" office:value-type="float" office:value="0.674747285320444">
            <text:p>0.6747472853</text:p>
          </table:table-cell>
          <table:table-cell table:formula="of:=[.D975]*[.F975]" office:value-type="float" office:value="-0.193290880862409">
            <text:p>-0.1932908809</text:p>
          </table:table-cell>
          <table:table-cell table:formula="of:=[.C975]" office:value-type="float" office:value="0.712288380031659">
            <text:p>0.71228838</text:p>
          </table:table-cell>
        </table:table-row>
        <table:table-row table:style-name="ro1">
          <table:table-cell table:formula="of:=RAND()" office:value-type="float" office:value="0.4705810546875">
            <text:p>0.4705810547</text:p>
          </table:table-cell>
          <table:table-cell table:formula="of:=RAND()" office:value-type="float" office:value="0.755615234375">
            <text:p>0.7556152344</text:p>
          </table:table-cell>
          <table:table-cell table:formula="of:=SQRT(1 - [.A976])" office:value-type="float" office:value="0.727611809492191">
            <text:p>0.7276118095</text:p>
          </table:table-cell>
          <table:table-cell table:formula="of:=SQRT(1 - (1 - [.A976]))" office:value-type="float" office:value="0.6859891068286">
            <text:p>0.6859891068</text:p>
          </table:table-cell>
          <table:table-cell table:formula="of:=COS(2 * PI() * [.B976])" office:value-type="float" office:value="0.0352742388982139">
            <text:p>0.0352742389</text:p>
          </table:table-cell>
          <table:table-cell table:formula="of:=SIN(2 * PI() * [.B976])" office:value-type="float" office:value="-0.999377670388003">
            <text:p>-0.9993776704</text:p>
          </table:table-cell>
          <table:table-cell table:formula="of:=[.D976]*[.E976]" office:value-type="float" office:value="0.0241977436358444">
            <text:p>0.0241977436</text:p>
          </table:table-cell>
          <table:table-cell table:formula="of:=[.D976]*[.F976]" office:value-type="float" office:value="-0.685562195493913">
            <text:p>-0.6855621955</text:p>
          </table:table-cell>
          <table:table-cell table:formula="of:=[.C976]" office:value-type="float" office:value="0.727611809492191">
            <text:p>0.7276118095</text:p>
          </table:table-cell>
        </table:table-row>
        <table:table-row table:style-name="ro1">
          <table:table-cell table:formula="of:=RAND()" office:value-type="float" office:value="0.518798828125">
            <text:p>0.5187988281</text:p>
          </table:table-cell>
          <table:table-cell table:formula="of:=RAND()" office:value-type="float" office:value="0.43890380859375">
            <text:p>0.4389038086</text:p>
          </table:table-cell>
          <table:table-cell table:formula="of:=SQRT(1 - [.A977])" office:value-type="float" office:value="0.693686652513222">
            <text:p>0.6936866525</text:p>
          </table:table-cell>
          <table:table-cell table:formula="of:=SQRT(1 - (1 - [.A977]))" office:value-type="float" office:value="0.720276910726007">
            <text:p>0.7202769107</text:p>
          </table:table-cell>
          <table:table-cell table:formula="of:=COS(2 * PI() * [.B977])" office:value-type="float" office:value="-0.927218967339952">
            <text:p>-0.9272189673</text:p>
          </table:table-cell>
          <table:table-cell table:formula="of:=SIN(2 * PI() * [.B977])" office:value-type="float" office:value="0.374519674523293">
            <text:p>0.3745196745</text:p>
          </table:table-cell>
          <table:table-cell table:formula="of:=[.D977]*[.E977]" office:value-type="float" office:value="-0.667854413362179">
            <text:p>-0.6678544134</text:p>
          </table:table-cell>
          <table:table-cell table:formula="of:=[.D977]*[.F977]" office:value-type="float" office:value="0.269757874171747">
            <text:p>0.2697578742</text:p>
          </table:table-cell>
          <table:table-cell table:formula="of:=[.C977]" office:value-type="float" office:value="0.693686652513222">
            <text:p>0.6936866525</text:p>
          </table:table-cell>
        </table:table-row>
        <table:table-row table:style-name="ro1">
          <table:table-cell table:formula="of:=RAND()" office:value-type="float" office:value="0.623016357421875">
            <text:p>0.6230163574</text:p>
          </table:table-cell>
          <table:table-cell table:formula="of:=RAND()" office:value-type="float" office:value="0.146331787109375">
            <text:p>0.1463317871</text:p>
          </table:table-cell>
          <table:table-cell table:formula="of:=SQRT(1 - [.A978])" office:value-type="float" office:value="0.613989936870406">
            <text:p>0.6139899369</text:p>
          </table:table-cell>
          <table:table-cell table:formula="of:=SQRT(1 - (1 - [.A978]))" office:value-type="float" office:value="0.789313852293164">
            <text:p>0.7893138523</text:p>
          </table:table-cell>
          <table:table-cell table:formula="of:=COS(2 * PI() * [.B978])" office:value-type="float" office:value="0.606273762077306">
            <text:p>0.6062737621</text:p>
          </table:table-cell>
          <table:table-cell table:formula="of:=SIN(2 * PI() * [.B978])" office:value-type="float" office:value="0.795256012499516">
            <text:p>0.7952560125</text:p>
          </table:table-cell>
          <table:table-cell table:formula="of:=[.D978]*[.E978]" office:value-type="float" office:value="0.478540278689508">
            <text:p>0.4785402787</text:p>
          </table:table-cell>
          <table:table-cell table:formula="of:=[.D978]*[.F978]" office:value-type="float" office:value="0.627706586785293">
            <text:p>0.6277065868</text:p>
          </table:table-cell>
          <table:table-cell table:formula="of:=[.C978]" office:value-type="float" office:value="0.613989936870406">
            <text:p>0.6139899369</text:p>
          </table:table-cell>
        </table:table-row>
        <table:table-row table:style-name="ro1">
          <table:table-cell table:formula="of:=RAND()" office:value-type="float" office:value="0.479248046875">
            <text:p>0.4792480469</text:p>
          </table:table-cell>
          <table:table-cell table:formula="of:=RAND()" office:value-type="float" office:value="0.23028564453125">
            <text:p>0.2302856445</text:p>
          </table:table-cell>
          <table:table-cell table:formula="of:=SQRT(1 - [.A979])" office:value-type="float" office:value="0.721631452422218">
            <text:p>0.7216314524</text:p>
          </table:table-cell>
          <table:table-cell table:formula="of:=SQRT(1 - (1 - [.A979]))" office:value-type="float" office:value="0.692277434902366">
            <text:p>0.6922774349</text:p>
          </table:table-cell>
          <table:table-cell table:formula="of:=COS(2 * PI() * [.B979])" office:value-type="float" office:value="0.123552427338735">
            <text:p>0.1235524273</text:p>
          </table:table-cell>
          <table:table-cell table:formula="of:=SIN(2 * PI() * [.B979])" office:value-type="float" office:value="0.99233804608042">
            <text:p>0.9923380461</text:p>
          </table:table-cell>
          <table:table-cell table:formula="of:=[.D979]*[.E979]" office:value-type="float" office:value="0.0855325574740207">
            <text:p>0.0855325575</text:p>
          </table:table-cell>
          <table:table-cell table:formula="of:=[.D979]*[.F979]" office:value-type="float" office:value="0.68697323709658">
            <text:p>0.6869732371</text:p>
          </table:table-cell>
          <table:table-cell table:formula="of:=[.C979]" office:value-type="float" office:value="0.721631452422218">
            <text:p>0.7216314524</text:p>
          </table:table-cell>
        </table:table-row>
        <table:table-row table:style-name="ro1">
          <table:table-cell table:formula="of:=RAND()" office:value-type="float" office:value="0.1573486328125">
            <text:p>0.1573486328</text:p>
          </table:table-cell>
          <table:table-cell table:formula="of:=RAND()" office:value-type="float" office:value="0.42547607421875">
            <text:p>0.4254760742</text:p>
          </table:table-cell>
          <table:table-cell table:formula="of:=SQRT(1 - [.A980])" office:value-type="float" office:value="0.917960438792163">
            <text:p>0.9179604388</text:p>
          </table:table-cell>
          <table:table-cell table:formula="of:=SQRT(1 - (1 - [.A980]))" office:value-type="float" office:value="0.396671946087066">
            <text:p>0.3966719461</text:p>
          </table:table-cell>
          <table:table-cell table:formula="of:=COS(2 * PI() * [.B980])" office:value-type="float" office:value="-0.892360540731965">
            <text:p>-0.8923605407</text:p>
          </table:table-cell>
          <table:table-cell table:formula="of:=SIN(2 * PI() * [.B980])" office:value-type="float" office:value="0.451323238205784">
            <text:p>0.4513232382</text:p>
          </table:table-cell>
          <table:table-cell table:formula="of:=[.D980]*[.E980]" office:value-type="float" office:value="-0.353974392303455">
            <text:p>-0.3539743923</text:p>
          </table:table-cell>
          <table:table-cell table:formula="of:=[.D980]*[.F980]" office:value-type="float" office:value="0.179027267213405">
            <text:p>0.1790272672</text:p>
          </table:table-cell>
          <table:table-cell table:formula="of:=[.C980]" office:value-type="float" office:value="0.917960438792163">
            <text:p>0.9179604388</text:p>
          </table:table-cell>
        </table:table-row>
        <table:table-row table:style-name="ro1">
          <table:table-cell table:formula="of:=RAND()" office:value-type="float" office:value="0.622314453125">
            <text:p>0.6223144531</text:p>
          </table:table-cell>
          <table:table-cell table:formula="of:=RAND()" office:value-type="float" office:value="0.800933837890625">
            <text:p>0.8009338379</text:p>
          </table:table-cell>
          <table:table-cell table:formula="of:=SQRT(1 - [.A981])" office:value-type="float" office:value="0.614561263728036">
            <text:p>0.6145612637</text:p>
          </table:table-cell>
          <table:table-cell table:formula="of:=SQRT(1 - (1 - [.A981]))" office:value-type="float" office:value="0.788869097585271">
            <text:p>0.7888690976</text:p>
          </table:table-cell>
          <table:table-cell table:formula="of:=COS(2 * PI() * [.B981])" office:value-type="float" office:value="0.314591944836294">
            <text:p>0.3145919448</text:p>
          </table:table-cell>
          <table:table-cell table:formula="of:=SIN(2 * PI() * [.B981])" office:value-type="float" office:value="-0.949227005644128">
            <text:p>-0.9492270056</text:p>
          </table:table-cell>
          <table:table-cell table:formula="of:=[.D981]*[.E981]" office:value-type="float" office:value="0.248171863630603">
            <text:p>0.2481718636</text:p>
          </table:table-cell>
          <table:table-cell table:formula="of:=[.D981]*[.F981]" office:value-type="float" office:value="-0.748815851346052">
            <text:p>-0.7488158513</text:p>
          </table:table-cell>
          <table:table-cell table:formula="of:=[.C981]" office:value-type="float" office:value="0.614561263728036">
            <text:p>0.6145612637</text:p>
          </table:table-cell>
        </table:table-row>
        <table:table-row table:style-name="ro1">
          <table:table-cell table:formula="of:=RAND()" office:value-type="float" office:value="0.510345458984375">
            <text:p>0.510345459</text:p>
          </table:table-cell>
          <table:table-cell table:formula="of:=RAND()" office:value-type="float" office:value="0.384857177734375">
            <text:p>0.3848571777</text:p>
          </table:table-cell>
          <table:table-cell table:formula="of:=SQRT(1 - [.A982])" office:value-type="float" office:value="0.699753200075302">
            <text:p>0.6997532001</text:p>
          </table:table-cell>
          <table:table-cell table:formula="of:=SQRT(1 - (1 - [.A982]))" office:value-type="float" office:value="0.714384671577138">
            <text:p>0.7143846716</text:p>
          </table:table-cell>
          <table:table-cell table:formula="of:=COS(2 * PI() * [.B982])" office:value-type="float" office:value="-0.749517320459886">
            <text:p>-0.7495173205</text:p>
          </table:table-cell>
          <table:table-cell table:formula="of:=SIN(2 * PI() * [.B982])" office:value-type="float" office:value="0.661984732702071">
            <text:p>0.6619847327</text:p>
          </table:table-cell>
          <table:table-cell table:formula="of:=[.D982]*[.E982]" office:value-type="float" office:value="-0.535443684818112">
            <text:p>-0.5354436848</text:p>
          </table:table-cell>
          <table:table-cell table:formula="of:=[.D982]*[.F982]" office:value-type="float" office:value="0.472911745860448">
            <text:p>0.4729117459</text:p>
          </table:table-cell>
          <table:table-cell table:formula="of:=[.C982]" office:value-type="float" office:value="0.699753200075302">
            <text:p>0.6997532001</text:p>
          </table:table-cell>
        </table:table-row>
        <table:table-row table:style-name="ro1">
          <table:table-cell table:formula="of:=RAND()" office:value-type="float" office:value="0.155181884765625">
            <text:p>0.1551818848</text:p>
          </table:table-cell>
          <table:table-cell table:formula="of:=RAND()" office:value-type="float" office:value="0.222503662109375">
            <text:p>0.2225036621</text:p>
          </table:table-cell>
          <table:table-cell table:formula="of:=SQRT(1 - [.A983])" office:value-type="float" office:value="0.91913987794806">
            <text:p>0.9191398779</text:p>
          </table:table-cell>
          <table:table-cell table:formula="of:=SQRT(1 - (1 - [.A983]))" office:value-type="float" office:value="0.39393131985871">
            <text:p>0.3939313199</text:p>
          </table:table-cell>
          <table:table-cell table:formula="of:=COS(2 * PI() * [.B983])" office:value-type="float" office:value="0.171906433152194">
            <text:p>0.1719064332</text:p>
          </table:table-cell>
          <table:table-cell table:formula="of:=SIN(2 * PI() * [.B983])" office:value-type="float" office:value="0.985113281933043">
            <text:p>0.9851132819</text:p>
          </table:table-cell>
          <table:table-cell table:formula="of:=[.D983]*[.E983]" office:value-type="float" office:value="0.0677193281038467">
            <text:p>0.0677193281</text:p>
          </table:table-cell>
          <table:table-cell table:formula="of:=[.D983]*[.F983]" office:value-type="float" office:value="0.388066975362229">
            <text:p>0.3880669754</text:p>
          </table:table-cell>
          <table:table-cell table:formula="of:=[.C983]" office:value-type="float" office:value="0.91913987794806">
            <text:p>0.9191398779</text:p>
          </table:table-cell>
        </table:table-row>
        <table:table-row table:style-name="ro1">
          <table:table-cell table:formula="of:=RAND()" office:value-type="float" office:value="0.320831298828125">
            <text:p>0.3208312988</text:p>
          </table:table-cell>
          <table:table-cell table:formula="of:=RAND()" office:value-type="float" office:value="0.280487060546875">
            <text:p>0.2804870605</text:p>
          </table:table-cell>
          <table:table-cell table:formula="of:=SQRT(1 - [.A984])" office:value-type="float" office:value="0.824116922027375">
            <text:p>0.824116922</text:p>
          </table:table-cell>
          <table:table-cell table:formula="of:=SQRT(1 - (1 - [.A984]))" office:value-type="float" office:value="0.566419719667426">
            <text:p>0.5664197197</text:p>
          </table:table-cell>
          <table:table-cell table:formula="of:=COS(2 * PI() * [.B984])" office:value-type="float" office:value="-0.190386517937884">
            <text:p>-0.1903865179</text:p>
          </table:table-cell>
          <table:table-cell table:formula="of:=SIN(2 * PI() * [.B984])" office:value-type="float" office:value="0.981709210401679">
            <text:p>0.9817092104</text:p>
          </table:table-cell>
          <table:table-cell table:formula="of:=[.D984]*[.E984]" office:value-type="float" office:value="-0.107838678118834">
            <text:p>-0.1078386781</text:p>
          </table:table-cell>
          <table:table-cell table:formula="of:=[.D984]*[.F984]" office:value-type="float" office:value="0.556059455750649">
            <text:p>0.5560594558</text:p>
          </table:table-cell>
          <table:table-cell table:formula="of:=[.C984]" office:value-type="float" office:value="0.824116922027375">
            <text:p>0.824116922</text:p>
          </table:table-cell>
        </table:table-row>
        <table:table-row table:style-name="ro1">
          <table:table-cell table:formula="of:=RAND()" office:value-type="float" office:value="0.942840576171875">
            <text:p>0.9428405762</text:p>
          </table:table-cell>
          <table:table-cell table:formula="of:=RAND()" office:value-type="float" office:value="0.875762939453125">
            <text:p>0.8757629395</text:p>
          </table:table-cell>
          <table:table-cell table:formula="of:=SQRT(1 - [.A985])" office:value-type="float" office:value="0.239080371064052">
            <text:p>0.2390803711</text:p>
          </table:table-cell>
          <table:table-cell table:formula="of:=SQRT(1 - (1 - [.A985]))" office:value-type="float" office:value="0.970999781756863">
            <text:p>0.9709997818</text:p>
          </table:table-cell>
          <table:table-cell table:formula="of:=COS(2 * PI() * [.B985])" office:value-type="float" office:value="0.71048829443198">
            <text:p>0.7104882944</text:p>
          </table:table-cell>
          <table:table-cell table:formula="of:=SIN(2 * PI() * [.B985])" office:value-type="float" office:value="-0.703709019037795">
            <text:p>-0.703709019</text:p>
          </table:table-cell>
          <table:table-cell table:formula="of:=[.D985]*[.E985]" office:value-type="float" office:value="0.689883978834259">
            <text:p>0.6898839788</text:p>
          </table:table-cell>
          <table:table-cell table:formula="of:=[.D985]*[.F985]" office:value-type="float" office:value="-0.683301303906035">
            <text:p>-0.6833013039</text:p>
          </table:table-cell>
          <table:table-cell table:formula="of:=[.C985]" office:value-type="float" office:value="0.239080371064052">
            <text:p>0.2390803711</text:p>
          </table:table-cell>
        </table:table-row>
        <table:table-row table:style-name="ro1">
          <table:table-cell table:formula="of:=RAND()" office:value-type="float" office:value="0.961517333984375">
            <text:p>0.961517334</text:p>
          </table:table-cell>
          <table:table-cell table:formula="of:=RAND()" office:value-type="float" office:value="0.836578369140625">
            <text:p>0.8365783691</text:p>
          </table:table-cell>
          <table:table-cell table:formula="of:=SQRT(1 - [.A986])" office:value-type="float" office:value="0.196169992648277">
            <text:p>0.1961699926</text:p>
          </table:table-cell>
          <table:table-cell table:formula="of:=SQRT(1 - (1 - [.A986]))" office:value-type="float" office:value="0.980569902650685">
            <text:p>0.9805699027</text:p>
          </table:table-cell>
          <table:table-cell table:formula="of:=COS(2 * PI() * [.B986])" office:value-type="float" office:value="0.51755238237836">
            <text:p>0.5175523824</text:p>
          </table:table-cell>
          <table:table-cell table:formula="of:=SIN(2 * PI() * [.B986])" office:value-type="float" office:value="-0.855651524567381">
            <text:p>-0.8556515246</text:p>
          </table:table-cell>
          <table:table-cell table:formula="of:=[.D986]*[.E986]" office:value-type="float" office:value="0.507496289205379">
            <text:p>0.5074962892</text:p>
          </table:table-cell>
          <table:table-cell table:formula="of:=[.D986]*[.F986]" office:value-type="float" office:value="-0.839026132147948">
            <text:p>-0.8390261321</text:p>
          </table:table-cell>
          <table:table-cell table:formula="of:=[.C986]" office:value-type="float" office:value="0.196169992648277">
            <text:p>0.1961699926</text:p>
          </table:table-cell>
        </table:table-row>
        <table:table-row table:style-name="ro1">
          <table:table-cell table:formula="of:=RAND()" office:value-type="float" office:value="0.02618408203125">
            <text:p>0.026184082</text:p>
          </table:table-cell>
          <table:table-cell table:formula="of:=RAND()" office:value-type="float" office:value="0.05169677734375">
            <text:p>0.0516967773</text:p>
          </table:table-cell>
          <table:table-cell table:formula="of:=SQRT(1 - [.A987])" office:value-type="float" office:value="0.986821117512566">
            <text:p>0.9868211175</text:p>
          </table:table-cell>
          <table:table-cell table:formula="of:=SQRT(1 - (1 - [.A987]))" office:value-type="float" office:value="0.161814962321937">
            <text:p>0.1618149623</text:p>
          </table:table-cell>
          <table:table-cell table:formula="of:=COS(2 * PI() * [.B987])" office:value-type="float" office:value="0.947708048828952">
            <text:p>0.9477080488</text:p>
          </table:table-cell>
          <table:table-cell table:formula="of:=SIN(2 * PI() * [.B987])" office:value-type="float" office:value="0.319138612807696">
            <text:p>0.3191386128</text:p>
          </table:table-cell>
          <table:table-cell table:formula="of:=[.D987]*[.E987]" office:value-type="float" office:value="0.153353342213454">
            <text:p>0.1533533422</text:p>
          </table:table-cell>
          <table:table-cell table:formula="of:=[.D987]*[.F987]" office:value-type="float" office:value="0.0516414026069527">
            <text:p>0.0516414026</text:p>
          </table:table-cell>
          <table:table-cell table:formula="of:=[.C987]" office:value-type="float" office:value="0.986821117512566">
            <text:p>0.9868211175</text:p>
          </table:table-cell>
        </table:table-row>
        <table:table-row table:style-name="ro1">
          <table:table-cell table:formula="of:=RAND()" office:value-type="float" office:value="0.64544677734375">
            <text:p>0.6454467773</text:p>
          </table:table-cell>
          <table:table-cell table:formula="of:=RAND()" office:value-type="float" office:value="0.6014404296875">
            <text:p>0.6014404297</text:p>
          </table:table-cell>
          <table:table-cell table:formula="of:=SQRT(1 - [.A988])" office:value-type="float" office:value="0.595443719134101">
            <text:p>0.5954437191</text:p>
          </table:table-cell>
          <table:table-cell table:formula="of:=SQRT(1 - (1 - [.A988]))" office:value-type="float" office:value="0.803397023484497">
            <text:p>0.8033970235</text:p>
          </table:table-cell>
          <table:table-cell table:formula="of:=COS(2 * PI() * [.B988])" office:value-type="float" office:value="-0.803664190826924">
            <text:p>-0.8036641908</text:p>
          </table:table-cell>
          <table:table-cell table:formula="of:=SIN(2 * PI() * [.B988])" office:value-type="float" office:value="-0.59508307687457">
            <text:p>-0.5950830769</text:p>
          </table:table-cell>
          <table:table-cell table:formula="of:=[.D988]*[.E988]" office:value-type="float" office:value="-0.645661418791428">
            <text:p>-0.6456614188</text:p>
          </table:table-cell>
          <table:table-cell table:formula="of:=[.D988]*[.F988]" office:value-type="float" office:value="-0.478087972687026">
            <text:p>-0.4780879727</text:p>
          </table:table-cell>
          <table:table-cell table:formula="of:=[.C988]" office:value-type="float" office:value="0.595443719134101">
            <text:p>0.5954437191</text:p>
          </table:table-cell>
        </table:table-row>
        <table:table-row table:style-name="ro1">
          <table:table-cell table:formula="of:=RAND()" office:value-type="float" office:value="0.322113037109375">
            <text:p>0.3221130371</text:p>
          </table:table-cell>
          <table:table-cell table:formula="of:=RAND()" office:value-type="float" office:value="0.40350341796875">
            <text:p>0.403503418</text:p>
          </table:table-cell>
          <table:table-cell table:formula="of:=SQRT(1 - [.A989])" office:value-type="float" office:value="0.823338911318192">
            <text:p>0.8233389113</text:p>
          </table:table-cell>
          <table:table-cell table:formula="of:=SQRT(1 - (1 - [.A989]))" office:value-type="float" office:value="0.567550030490154">
            <text:p>0.5675500305</text:p>
          </table:table-cell>
          <table:table-cell table:formula="of:=COS(2 * PI() * [.B989])" office:value-type="float" office:value="-0.821758646457352">
            <text:p>-0.8217586465</text:p>
          </table:table-cell>
          <table:table-cell table:formula="of:=SIN(2 * PI() * [.B989])" office:value-type="float" office:value="0.569835701735668">
            <text:p>0.5698357017</text:p>
          </table:table-cell>
          <table:table-cell table:formula="of:=[.D989]*[.E989]" office:value-type="float" office:value="-0.466389144852418">
            <text:p>-0.4663891449</text:p>
          </table:table-cell>
          <table:table-cell table:formula="of:=[.D989]*[.F989]" office:value-type="float" office:value="0.323410269894457">
            <text:p>0.3234102699</text:p>
          </table:table-cell>
          <table:table-cell table:formula="of:=[.C989]" office:value-type="float" office:value="0.823338911318192">
            <text:p>0.8233389113</text:p>
          </table:table-cell>
        </table:table-row>
        <table:table-row table:style-name="ro1">
          <table:table-cell table:formula="of:=RAND()" office:value-type="float" office:value="0.266326904296875">
            <text:p>0.2663269043</text:p>
          </table:table-cell>
          <table:table-cell table:formula="of:=RAND()" office:value-type="float" office:value="0.0335693359375">
            <text:p>0.0335693359</text:p>
          </table:table-cell>
          <table:table-cell table:formula="of:=SQRT(1 - [.A990])" office:value-type="float" office:value="0.856547194089809">
            <text:p>0.8565471941</text:p>
          </table:table-cell>
          <table:table-cell table:formula="of:=SQRT(1 - (1 - [.A990]))" office:value-type="float" office:value="0.516068701140531">
            <text:p>0.5160687011</text:p>
          </table:table-cell>
          <table:table-cell table:formula="of:=COS(2 * PI() * [.B990])" office:value-type="float" office:value="0.97783822399805">
            <text:p>0.977838224</text:p>
          </table:table-cell>
          <table:table-cell table:formula="of:=SIN(2 * PI() * [.B990])" office:value-type="float" office:value="0.209361906010474">
            <text:p>0.209361906</text:p>
          </table:table-cell>
          <table:table-cell table:formula="of:=[.D990]*[.E990]" office:value-type="float" office:value="0.504631702184238">
            <text:p>0.5046317022</text:p>
          </table:table-cell>
          <table:table-cell table:formula="of:=[.D990]*[.F990]" office:value-type="float" office:value="0.108045126903131">
            <text:p>0.1080451269</text:p>
          </table:table-cell>
          <table:table-cell table:formula="of:=[.C990]" office:value-type="float" office:value="0.856547194089809">
            <text:p>0.8565471941</text:p>
          </table:table-cell>
        </table:table-row>
        <table:table-row table:style-name="ro1">
          <table:table-cell table:formula="of:=RAND()" office:value-type="float" office:value="0.2781982421875">
            <text:p>0.2781982422</text:p>
          </table:table-cell>
          <table:table-cell table:formula="of:=RAND()" office:value-type="float" office:value="0.3641357421875">
            <text:p>0.3641357422</text:p>
          </table:table-cell>
          <table:table-cell table:formula="of:=SQRT(1 - [.A991])" office:value-type="float" office:value="0.849589170018368">
            <text:p>0.84958917</text:p>
          </table:table-cell>
          <table:table-cell table:formula="of:=SQRT(1 - (1 - [.A991]))" office:value-type="float" office:value="0.52744501342557">
            <text:p>0.5274450134</text:p>
          </table:table-cell>
          <table:table-cell table:formula="of:=COS(2 * PI() * [.B991])" office:value-type="float" office:value="-0.657228812828642">
            <text:p>-0.6572288128</text:p>
          </table:table-cell>
          <table:table-cell table:formula="of:=SIN(2 * PI() * [.B991])" office:value-type="float" office:value="0.753691108868781">
            <text:p>0.7536911089</text:p>
          </table:table-cell>
          <table:table-cell table:formula="of:=[.D991]*[.E991]" office:value-type="float" office:value="-0.346652060006075">
            <text:p>-0.34665206</text:p>
          </table:table-cell>
          <table:table-cell table:formula="of:=[.D991]*[.F991]" office:value-type="float" office:value="0.397530617036027">
            <text:p>0.397530617</text:p>
          </table:table-cell>
          <table:table-cell table:formula="of:=[.C991]" office:value-type="float" office:value="0.849589170018368">
            <text:p>0.84958917</text:p>
          </table:table-cell>
        </table:table-row>
        <table:table-row table:style-name="ro1">
          <table:table-cell table:formula="of:=RAND()" office:value-type="float" office:value="0.90789794921875">
            <text:p>0.9078979492</text:p>
          </table:table-cell>
          <table:table-cell table:formula="of:=RAND()" office:value-type="float" office:value="0.221343994140625">
            <text:p>0.2213439941</text:p>
          </table:table-cell>
          <table:table-cell table:formula="of:=SQRT(1 - [.A992])" office:value-type="float" office:value="0.303483196868047">
            <text:p>0.3034831969</text:p>
          </table:table-cell>
          <table:table-cell table:formula="of:=SQRT(1 - (1 - [.A992]))" office:value-type="float" office:value="0.952836790441443">
            <text:p>0.9528367904</text:p>
          </table:table-cell>
          <table:table-cell table:formula="of:=COS(2 * PI() * [.B992])" office:value-type="float" office:value="0.179079744280565">
            <text:p>0.1790797443</text:p>
          </table:table-cell>
          <table:table-cell table:formula="of:=SIN(2 * PI() * [.B992])" office:value-type="float" office:value="0.983834561899717">
            <text:p>0.9838345619</text:p>
          </table:table-cell>
          <table:table-cell table:formula="of:=[.D992]*[.E992]" office:value-type="float" office:value="0.170633768773368">
            <text:p>0.1706337688</text:p>
          </table:table-cell>
          <table:table-cell table:formula="of:=[.D992]*[.F992]" office:value-type="float" office:value="0.937433766285889">
            <text:p>0.9374337663</text:p>
          </table:table-cell>
          <table:table-cell table:formula="of:=[.C992]" office:value-type="float" office:value="0.303483196868047">
            <text:p>0.3034831969</text:p>
          </table:table-cell>
        </table:table-row>
        <table:table-row table:style-name="ro1">
          <table:table-cell table:formula="of:=RAND()" office:value-type="float" office:value="0.9266357421875">
            <text:p>0.9266357422</text:p>
          </table:table-cell>
          <table:table-cell table:formula="of:=RAND()" office:value-type="float" office:value="0.06915283203125">
            <text:p>0.069152832</text:p>
          </table:table-cell>
          <table:table-cell table:formula="of:=SQRT(1 - [.A993])" office:value-type="float" office:value="0.270858372239996">
            <text:p>0.2708583722</text:p>
          </table:table-cell>
          <table:table-cell table:formula="of:=SQRT(1 - (1 - [.A993]))" office:value-type="float" office:value="0.962619209338511">
            <text:p>0.9626192093</text:p>
          </table:table-cell>
          <table:table-cell table:formula="of:=COS(2 * PI() * [.B993])" office:value-type="float" office:value="0.907080609646008">
            <text:p>0.9070806096</text:p>
          </table:table-cell>
          <table:table-cell table:formula="of:=SIN(2 * PI() * [.B993])" office:value-type="float" office:value="0.420956966451709">
            <text:p>0.4209569665</text:p>
          </table:table-cell>
          <table:table-cell table:formula="of:=[.D993]*[.E993]" office:value-type="float" office:value="0.873173219263735">
            <text:p>0.8731732193</text:p>
          </table:table-cell>
          <table:table-cell table:formula="of:=[.D993]*[.F993]" office:value-type="float" office:value="0.405221262211283">
            <text:p>0.4052212622</text:p>
          </table:table-cell>
          <table:table-cell table:formula="of:=[.C993]" office:value-type="float" office:value="0.270858372239996">
            <text:p>0.2708583722</text:p>
          </table:table-cell>
        </table:table-row>
        <table:table-row table:style-name="ro1">
          <table:table-cell table:formula="of:=RAND()" office:value-type="float" office:value="0.77288818359375">
            <text:p>0.7728881836</text:p>
          </table:table-cell>
          <table:table-cell table:formula="of:=RAND()" office:value-type="float" office:value="0.708709716796875">
            <text:p>0.7087097168</text:p>
          </table:table-cell>
          <table:table-cell table:formula="of:=SQRT(1 - [.A994])" office:value-type="float" office:value="0.4765625">
            <text:p>0.4765625</text:p>
          </table:table-cell>
          <table:table-cell table:formula="of:=SQRT(1 - (1 - [.A994]))" office:value-type="float" office:value="0.87914059375833">
            <text:p>0.8791405938</text:p>
          </table:table-cell>
          <table:table-cell table:formula="of:=COS(2 * PI() * [.B994])" office:value-type="float" office:value="-0.256534018008744">
            <text:p>-0.256534018</text:p>
          </table:table-cell>
          <table:table-cell table:formula="of:=SIN(2 * PI() * [.B994])" office:value-type="float" office:value="-0.96653520246512">
            <text:p>-0.9665352025</text:p>
          </table:table-cell>
          <table:table-cell table:formula="of:=[.D994]*[.E994]" office:value-type="float" office:value="-0.225529468911417">
            <text:p>-0.2255294689</text:p>
          </table:table-cell>
          <table:table-cell table:formula="of:=[.D994]*[.F994]" office:value-type="float" office:value="-0.849720331783514">
            <text:p>-0.8497203318</text:p>
          </table:table-cell>
          <table:table-cell table:formula="of:=[.C994]" office:value-type="float" office:value="0.4765625">
            <text:p>0.4765625</text:p>
          </table:table-cell>
        </table:table-row>
        <table:table-row table:style-name="ro1">
          <table:table-cell table:formula="of:=RAND()" office:value-type="float" office:value="0.092803955078125">
            <text:p>0.0928039551</text:p>
          </table:table-cell>
          <table:table-cell table:formula="of:=RAND()" office:value-type="float" office:value="0.96099853515625">
            <text:p>0.9609985352</text:p>
          </table:table-cell>
          <table:table-cell table:formula="of:=SQRT(1 - [.A995])" office:value-type="float" office:value="0.95246839576013">
            <text:p>0.9524683958</text:p>
          </table:table-cell>
          <table:table-cell table:formula="of:=SQRT(1 - (1 - [.A995]))" office:value-type="float" office:value="0.304637415755394">
            <text:p>0.3046374158</text:p>
          </table:table-cell>
          <table:table-cell table:formula="of:=COS(2 * PI() * [.B995])" office:value-type="float" office:value="0.97012436359366">
            <text:p>0.9701243636</text:p>
          </table:table-cell>
          <table:table-cell table:formula="of:=SIN(2 * PI() * [.B995])" office:value-type="float" office:value="-0.242608159718497">
            <text:p>-0.2426081597</text:p>
          </table:table-cell>
          <table:table-cell table:formula="of:=[.D995]*[.E995]" office:value-type="float" office:value="0.295536179086519">
            <text:p>0.2955361791</text:p>
          </table:table-cell>
          <table:table-cell table:formula="of:=[.D995]*[.F995]" office:value-type="float" office:value="-0.0739075228178148">
            <text:p>-0.0739075228</text:p>
          </table:table-cell>
          <table:table-cell table:formula="of:=[.C995]" office:value-type="float" office:value="0.95246839576013">
            <text:p>0.9524683958</text:p>
          </table:table-cell>
        </table:table-row>
        <table:table-row table:style-name="ro1">
          <table:table-cell table:formula="of:=RAND()" office:value-type="float" office:value="0.00927734375">
            <text:p>0.0092773438</text:p>
          </table:table-cell>
          <table:table-cell table:formula="of:=RAND()" office:value-type="float" office:value="0.26287841796875">
            <text:p>0.262878418</text:p>
          </table:table-cell>
          <table:table-cell table:formula="of:=SQRT(1 - [.A996])" office:value-type="float" office:value="0.995350519289562">
            <text:p>0.9953505193</text:p>
          </table:table-cell>
          <table:table-cell table:formula="of:=SQRT(1 - (1 - [.A996]))" office:value-type="float" office:value="0.0963189687963902">
            <text:p>0.0963189688</text:p>
          </table:table-cell>
          <table:table-cell table:formula="of:=COS(2 * PI() * [.B996])" office:value-type="float" office:value="-0.0808292123749893">
            <text:p>-0.0808292124</text:p>
          </table:table-cell>
          <table:table-cell table:formula="of:=SIN(2 * PI() * [.B996])" office:value-type="float" office:value="0.996727966110533">
            <text:p>0.9967279661</text:p>
          </table:table-cell>
          <table:table-cell table:formula="of:=[.D996]*[.E996]" office:value-type="float" office:value="-0.0077853863845834">
            <text:p>-0.0077853864</text:p>
          </table:table-cell>
          <table:table-cell table:formula="of:=[.D996]*[.F996]" office:value-type="float" office:value="0.0960038098662899">
            <text:p>0.0960038099</text:p>
          </table:table-cell>
          <table:table-cell table:formula="of:=[.C996]" office:value-type="float" office:value="0.995350519289562">
            <text:p>0.9953505193</text:p>
          </table:table-cell>
        </table:table-row>
        <table:table-row table:style-name="ro1">
          <table:table-cell table:formula="of:=RAND()" office:value-type="float" office:value="0.73590087890625">
            <text:p>0.7359008789</text:p>
          </table:table-cell>
          <table:table-cell table:formula="of:=RAND()" office:value-type="float" office:value="0.82781982421875">
            <text:p>0.8278198242</text:p>
          </table:table-cell>
          <table:table-cell table:formula="of:=SQRT(1 - [.A997])" office:value-type="float" office:value="0.513905751177928">
            <text:p>0.5139057512</text:p>
          </table:table-cell>
          <table:table-cell table:formula="of:=SQRT(1 - (1 - [.A997]))" office:value-type="float" office:value="0.857846652325607">
            <text:p>0.8578466523</text:p>
          </table:table-cell>
          <table:table-cell table:formula="of:=COS(2 * PI() * [.B997])" office:value-type="float" office:value="0.469704808422072">
            <text:p>0.4697048084</text:p>
          </table:table-cell>
          <table:table-cell table:formula="of:=SIN(2 * PI() * [.B997])" office:value-type="float" office:value="-0.882823534430967">
            <text:p>-0.8828235344</text:p>
          </table:table-cell>
          <table:table-cell table:formula="of:=[.D997]*[.E997]" office:value-type="float" office:value="0.402934697486115">
            <text:p>0.4029346975</text:p>
          </table:table-cell>
          <table:table-cell table:formula="of:=[.D997]*[.F997]" office:value-type="float" office:value="-0.757327213605865">
            <text:p>-0.7573272136</text:p>
          </table:table-cell>
          <table:table-cell table:formula="of:=[.C997]" office:value-type="float" office:value="0.513905751177928">
            <text:p>0.5139057512</text:p>
          </table:table-cell>
        </table:table-row>
        <table:table-row table:style-name="ro1">
          <table:table-cell table:formula="of:=RAND()" office:value-type="float" office:value="0.881805419921875">
            <text:p>0.8818054199</text:p>
          </table:table-cell>
          <table:table-cell table:formula="of:=RAND()" office:value-type="float" office:value="0.642242431640625">
            <text:p>0.6422424316</text:p>
          </table:table-cell>
          <table:table-cell table:formula="of:=SQRT(1 - [.A998])" office:value-type="float" office:value="0.343794386338877">
            <text:p>0.3437943863</text:p>
          </table:table-cell>
          <table:table-cell table:formula="of:=SQRT(1 - (1 - [.A998]))" office:value-type="float" office:value="0.939044950959151">
            <text:p>0.939044951</text:p>
          </table:table-cell>
          <table:table-cell table:formula="of:=COS(2 * PI() * [.B998])" office:value-type="float" office:value="-0.626504846351801">
            <text:p>-0.6265048464</text:p>
          </table:table-cell>
          <table:table-cell table:formula="of:=SIN(2 * PI() * [.B998])" office:value-type="float" office:value="-0.779417524499999">
            <text:p>-0.7794175245</text:p>
          </table:table-cell>
          <table:table-cell table:formula="of:=[.D998]*[.E998]" office:value-type="float" office:value="-0.588316212718098">
            <text:p>-0.5883162127</text:p>
          </table:table-cell>
          <table:table-cell table:formula="of:=[.D998]*[.F998]" office:value-type="float" office:value="-0.731908091070805">
            <text:p>-0.7319080911</text:p>
          </table:table-cell>
          <table:table-cell table:formula="of:=[.C998]" office:value-type="float" office:value="0.343794386338877">
            <text:p>0.3437943863</text:p>
          </table:table-cell>
        </table:table-row>
        <table:table-row table:style-name="ro1">
          <table:table-cell table:formula="of:=RAND()" office:value-type="float" office:value="0.358978271484375">
            <text:p>0.3589782715</text:p>
          </table:table-cell>
          <table:table-cell table:formula="of:=RAND()" office:value-type="float" office:value="0.419189453125">
            <text:p>0.4191894531</text:p>
          </table:table-cell>
          <table:table-cell table:formula="of:=SQRT(1 - [.A999])" office:value-type="float" office:value="0.800638325659985">
            <text:p>0.8006383257</text:p>
          </table:table-cell>
          <table:table-cell table:formula="of:=SQRT(1 - (1 - [.A999]))" office:value-type="float" office:value="0.599147954585823">
            <text:p>0.5991479546</text:p>
          </table:table-cell>
          <table:table-cell table:formula="of:=COS(2 * PI() * [.B999])" office:value-type="float" office:value="-0.873841843465367">
            <text:p>-0.8738418435</text:p>
          </table:table-cell>
          <table:table-cell table:formula="of:=SIN(2 * PI() * [.B999])" office:value-type="float" office:value="0.486210276124487">
            <text:p>0.4862102761</text:p>
          </table:table-cell>
          <table:table-cell table:formula="of:=[.D999]*[.E999]" office:value-type="float" office:value="-0.523560553143779">
            <text:p>-0.5235605531</text:p>
          </table:table-cell>
          <table:table-cell table:formula="of:=[.D999]*[.F999]" office:value-type="float" office:value="0.291311892438594">
            <text:p>0.2913118924</text:p>
          </table:table-cell>
          <table:table-cell table:formula="of:=[.C999]" office:value-type="float" office:value="0.800638325659985">
            <text:p>0.8006383257</text:p>
          </table:table-cell>
        </table:table-row>
        <table:table-row table:style-name="ro1">
          <table:table-cell table:formula="of:=RAND()" office:value-type="float" office:value="0.49359130859375">
            <text:p>0.4935913086</text:p>
          </table:table-cell>
          <table:table-cell table:formula="of:=RAND()" office:value-type="float" office:value="0.346405029296875">
            <text:p>0.3464050293</text:p>
          </table:table-cell>
          <table:table-cell table:formula="of:=SQRT(1 - [.A1000])" office:value-type="float" office:value="0.71162398175318">
            <text:p>0.7116239818</text:p>
          </table:table-cell>
          <table:table-cell table:formula="of:=SQRT(1 - (1 - [.A1000]))" office:value-type="float" office:value="0.702560537316002">
            <text:p>0.7025605373</text:p>
          </table:table-cell>
          <table:table-cell table:formula="of:=COS(2 * PI() * [.B1000])" office:value-type="float" office:value="-0.569362896740227">
            <text:p>-0.5693628967</text:p>
          </table:table-cell>
          <table:table-cell table:formula="of:=SIN(2 * PI() * [.B1000])" office:value-type="float" office:value="0.822086304359571">
            <text:p>0.8220863044</text:p>
          </table:table-cell>
          <table:table-cell table:formula="of:=[.D1000]*[.E1000]" office:value-type="float" office:value="-0.40001190266161">
            <text:p>-0.4000119027</text:p>
          </table:table-cell>
          <table:table-cell table:formula="of:=[.D1000]*[.F1000]" office:value-type="float" office:value="0.577565395710987">
            <text:p>0.5775653957</text:p>
          </table:table-cell>
          <table:table-cell table:formula="of:=[.C1000]" office:value-type="float" office:value="0.71162398175318">
            <text:p>0.7116239818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E1:Sheet1.F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2011/06/14</text:date>, <text:time>17:42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4T16:09:48.51</meta:creation-date>
    <dc:date>2011-06-14T17:42:09.47</dc:date>
    <meta:editing-duration>PT28S</meta:editing-duration>
    <meta:editing-cycles>1</meta:editing-cycles>
    <meta:document-statistic meta:table-count="3" meta:cell-count="9000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914cm" svg:height="14.407cm" xlink:href=".." xlink:type="simple" chart:class="chart:scatter" chart:style-name="ch1">
        <chart:plot-area chart:style-name="ch2" table:cell-range-address="Sheet1.G1:Sheet1.H1000" chart:data-source-has-labels="row" svg:x="0.748cm" svg:y="1.287cm" svg:width="13.57cm" svg:height="12.412cm">
          <chartooo:coordinate-region svg:x="1.04cm" svg:y="1.499cm" svg:width="13.038cm" svg:height="11.988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H2:Sheet1.H1000" chart:label-cell-address="Sheet1.H1:Sheet1.H1" chart:class="chart:scatter">
            <chart:domain table:cell-range-address="Sheet1.G2:Sheet1.G1000"/>
            <chart:data-point chart:repeated="99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y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2706279020379">
                <text:p>0.672706279020379</text:p>
                <draw:g>
                  <svg:desc>Sheet1.G2:Sheet1.G1000</svg:desc>
                </draw:g>
              </table:table-cell>
              <table:table-cell office:value-type="float" office:value="-0.288976680602746">
                <text:p>-0.288976680602746</text:p>
                <draw:g>
                  <svg:desc>Sheet1.H2:Sheet1.H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4220411942956">
                <text:p>0.314220411942956</text:p>
              </table:table-cell>
              <table:table-cell office:value-type="float" office:value="-0.442723731292608">
                <text:p>-0.442723731292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95551770453562">
                <text:p>-0.695551770453562</text:p>
              </table:table-cell>
              <table:table-cell office:value-type="float" office:value="0.580261441151888">
                <text:p>0.580261441151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1217435248989">
                <text:p>0.651217435248989</text:p>
              </table:table-cell>
              <table:table-cell office:value-type="float" office:value="0.74795478462286">
                <text:p>0.74795478462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08281210641993">
                <text:p>-0.308281210641993</text:p>
              </table:table-cell>
              <table:table-cell office:value-type="float" office:value="-0.490567074455784">
                <text:p>-0.490567074455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28208520867549">
                <text:p>-0.128208520867549</text:p>
              </table:table-cell>
              <table:table-cell office:value-type="float" office:value="-0.230526903640238">
                <text:p>-0.230526903640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8538217859578">
                <text:p>0.0238538217859578</text:p>
              </table:table-cell>
              <table:table-cell office:value-type="float" office:value="-0.233027038463252">
                <text:p>-0.233027038463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2849410105114">
                <text:p>0.602849410105114</text:p>
              </table:table-cell>
              <table:table-cell office:value-type="float" office:value="-0.0167655846801278">
                <text:p>-0.0167655846801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10841501156509">
                <text:p>-0.710841501156509</text:p>
              </table:table-cell>
              <table:table-cell office:value-type="float" office:value="-0.400708619002556">
                <text:p>-0.400708619002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9962430048488">
                <text:p>0.709962430048488</text:p>
              </table:table-cell>
              <table:table-cell office:value-type="float" office:value="-0.0236960379920422">
                <text:p>-0.0236960379920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2431408176255">
                <text:p>0.0662431408176255</text:p>
              </table:table-cell>
              <table:table-cell office:value-type="float" office:value="-0.977174948255296">
                <text:p>-0.977174948255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78732027303328">
                <text:p>-0.578732027303328</text:p>
              </table:table-cell>
              <table:table-cell office:value-type="float" office:value="0.477745358210972">
                <text:p>0.4777453582109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649116275258584">
                <text:p>-0.649116275258584</text:p>
              </table:table-cell>
              <table:table-cell office:value-type="float" office:value="0.534175643243912">
                <text:p>0.534175643243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3324473474922">
                <text:p>0.143324473474922</text:p>
              </table:table-cell>
              <table:table-cell office:value-type="float" office:value="0.559423085913637">
                <text:p>0.5594230859136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517836339907456">
                <text:p>-0.0517836339907456</text:p>
              </table:table-cell>
              <table:table-cell office:value-type="float" office:value="0.0909629913623529">
                <text:p>0.0909629913623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50922731915226">
                <text:p>-0.650922731915226</text:p>
              </table:table-cell>
              <table:table-cell office:value-type="float" office:value="-0.437645943744506">
                <text:p>-0.437645943744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3053544792252">
                <text:p>-0.23053544792252</text:p>
              </table:table-cell>
              <table:table-cell office:value-type="float" office:value="0.639659439285303">
                <text:p>0.6396594392853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3172204053732">
                <text:p>0.833172204053732</text:p>
              </table:table-cell>
              <table:table-cell office:value-type="float" office:value="0.194156217994678">
                <text:p>0.194156217994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82326460883867">
                <text:p>-0.282326460883867</text:p>
              </table:table-cell>
              <table:table-cell office:value-type="float" office:value="-0.734419062476281">
                <text:p>-0.734419062476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10444016701668">
                <text:p>-0.610444016701668</text:p>
              </table:table-cell>
              <table:table-cell office:value-type="float" office:value="0.782211718645044">
                <text:p>0.782211718645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21289619919173">
                <text:p>-0.921289619919173</text:p>
              </table:table-cell>
              <table:table-cell office:value-type="float" office:value="0.338036461228386">
                <text:p>0.338036461228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94777703920595">
                <text:p>-0.894777703920595</text:p>
              </table:table-cell>
              <table:table-cell office:value-type="float" office:value="-0.187096725747241">
                <text:p>-0.187096725747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3227652879346">
                <text:p>0.383227652879346</text:p>
              </table:table-cell>
              <table:table-cell office:value-type="float" office:value="-0.219138814395893">
                <text:p>-0.2191388143958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1143193326532">
                <text:p>0.341143193326532</text:p>
              </table:table-cell>
              <table:table-cell office:value-type="float" office:value="0.603550476029741">
                <text:p>0.603550476029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612524283105">
                <text:p>-0.2612524283105</text:p>
              </table:table-cell>
              <table:table-cell office:value-type="float" office:value="-0.285155780394667">
                <text:p>-0.285155780394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4537856383204">
                <text:p>0.154537856383204</text:p>
              </table:table-cell>
              <table:table-cell office:value-type="float" office:value="-0.436117944473005">
                <text:p>-0.436117944473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577788226409674">
                <text:p>-0.577788226409674</text:p>
              </table:table-cell>
              <table:table-cell office:value-type="float" office:value="0.152168966378212">
                <text:p>0.152168966378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80646350344832">
                <text:p>0.680646350344832</text:p>
              </table:table-cell>
              <table:table-cell office:value-type="float" office:value="-0.551853976507609">
                <text:p>-0.551853976507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4310068931605">
                <text:p>0.484310068931605</text:p>
              </table:table-cell>
              <table:table-cell office:value-type="float" office:value="0.857224956631624">
                <text:p>0.857224956631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766904912043">
                <text:p>0.358766904912043</text:p>
              </table:table-cell>
              <table:table-cell office:value-type="float" office:value="-0.758925361563447">
                <text:p>-0.7589253615634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77130373548103">
                <text:p>-0.077130373548103</text:p>
              </table:table-cell>
              <table:table-cell office:value-type="float" office:value="0.216087315088034">
                <text:p>0.2160873150880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44631269337995">
                <text:p>-0.244631269337995</text:p>
              </table:table-cell>
              <table:table-cell office:value-type="float" office:value="0.257042933001146">
                <text:p>0.2570429330011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716864249187978">
                <text:p>-0.716864249187978</text:p>
              </table:table-cell>
              <table:table-cell office:value-type="float" office:value="-0.451833756971833">
                <text:p>-0.4518337569718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894447189399144">
                <text:p>-0.00894447189399144</text:p>
              </table:table-cell>
              <table:table-cell office:value-type="float" office:value="0.7176107318304">
                <text:p>0.7176107318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7152545066909">
                <text:p>0.77152545066909</text:p>
              </table:table-cell>
              <table:table-cell office:value-type="float" office:value="0.529978895202897">
                <text:p>0.529978895202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340256579596">
                <text:p>0.16340256579596</text:p>
              </table:table-cell>
              <table:table-cell office:value-type="float" office:value="0.770394925817708">
                <text:p>0.7703949258177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1049220079481">
                <text:p>0.381049220079481</text:p>
              </table:table-cell>
              <table:table-cell office:value-type="float" office:value="-0.100980194539915">
                <text:p>-0.100980194539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12839951386941">
                <text:p>-0.112839951386941</text:p>
              </table:table-cell>
              <table:table-cell office:value-type="float" office:value="-0.99316772783119">
                <text:p>-0.993167727831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5721939675304">
                <text:p>0.595721939675304</text:p>
              </table:table-cell>
              <table:table-cell office:value-type="float" office:value="-0.104544629579279">
                <text:p>-0.1045446295792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61767364533431">
                <text:p>-0.461767364533431</text:p>
              </table:table-cell>
              <table:table-cell office:value-type="float" office:value="0.349381642206949">
                <text:p>0.3493816422069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65608486430818">
                <text:p>-0.165608486430818</text:p>
              </table:table-cell>
              <table:table-cell office:value-type="float" office:value="-0.633253589424465">
                <text:p>-0.6332535894244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07687483209178">
                <text:p>-0.107687483209178</text:p>
              </table:table-cell>
              <table:table-cell office:value-type="float" office:value="0.0386710094993403">
                <text:p>0.0386710094993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667936349270901">
                <text:p>-0.667936349270901</text:p>
              </table:table-cell>
              <table:table-cell office:value-type="float" office:value="0.33878329247494">
                <text:p>0.338783292474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3863337471682">
                <text:p>0.293863337471682</text:p>
              </table:table-cell>
              <table:table-cell office:value-type="float" office:value="-0.862251890844552">
                <text:p>-0.8622518908445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08912283596725">
                <text:p>-0.508912283596725</text:p>
              </table:table-cell>
              <table:table-cell office:value-type="float" office:value="-0.270765942850078">
                <text:p>-0.2707659428500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87806910486104">
                <text:p>-0.487806910486104</text:p>
              </table:table-cell>
              <table:table-cell office:value-type="float" office:value="0.141562790134809">
                <text:p>0.1415627901348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2698475509304">
                <text:p>0.722698475509304</text:p>
              </table:table-cell>
              <table:table-cell office:value-type="float" office:value="-0.277343757782472">
                <text:p>-0.277343757782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31016308642457">
                <text:p>-0.631016308642457</text:p>
              </table:table-cell>
              <table:table-cell office:value-type="float" office:value="0.264784165983112">
                <text:p>0.264784165983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38415476645664">
                <text:p>-0.538415476645664</text:p>
              </table:table-cell>
              <table:table-cell office:value-type="float" office:value="-0.806465048292731">
                <text:p>-0.8064650482927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30581035422881">
                <text:p>-0.330581035422881</text:p>
              </table:table-cell>
              <table:table-cell office:value-type="float" office:value="-0.636562666693634">
                <text:p>-0.6365626666936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41437928173645">
                <text:p>-0.141437928173645</text:p>
              </table:table-cell>
              <table:table-cell office:value-type="float" office:value="-0.785583419229108">
                <text:p>-0.785583419229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690196383971216">
                <text:p>-0.690196383971216</text:p>
              </table:table-cell>
              <table:table-cell office:value-type="float" office:value="0.556096183429569">
                <text:p>0.5560961834295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0376153468804">
                <text:p>0.30376153468804</text:p>
              </table:table-cell>
              <table:table-cell office:value-type="float" office:value="0.204656305745674">
                <text:p>0.204656305745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5986430928216">
                <text:p>0.305986430928216</text:p>
              </table:table-cell>
              <table:table-cell office:value-type="float" office:value="-0.288428763725225">
                <text:p>-0.288428763725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34728270668975">
                <text:p>0.00734728270668975</text:p>
              </table:table-cell>
              <table:table-cell office:value-type="float" office:value="0.934553166466442">
                <text:p>0.9345531664664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506295978476291">
                <text:p>-0.0506295978476291</text:p>
              </table:table-cell>
              <table:table-cell office:value-type="float" office:value="0.73433352494152">
                <text:p>0.73433352494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55920656144615">
                <text:p>-0.255920656144615</text:p>
              </table:table-cell>
              <table:table-cell office:value-type="float" office:value="0.0275368819564713">
                <text:p>0.02753688195647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60696468318949">
                <text:p>-0.360696468318949</text:p>
              </table:table-cell>
              <table:table-cell office:value-type="float" office:value="-0.928173326355516">
                <text:p>-0.9281733263555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7932511227474">
                <text:p>0.977932511227474</text:p>
              </table:table-cell>
              <table:table-cell office:value-type="float" office:value="-0.0303874005029495">
                <text:p>-0.0303874005029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5024698553411">
                <text:p>0.475024698553411</text:p>
              </table:table-cell>
              <table:table-cell office:value-type="float" office:value="0.629329514107467">
                <text:p>0.6293295141074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76853837315924">
                <text:p>-0.276853837315924</text:p>
              </table:table-cell>
              <table:table-cell office:value-type="float" office:value="0.0875900743396339">
                <text:p>0.08759007433963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17428984277604">
                <text:p>0.517428984277604</text:p>
              </table:table-cell>
              <table:table-cell office:value-type="float" office:value="-0.374753056893899">
                <text:p>-0.3747530568938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3409297566468">
                <text:p>0.723409297566468</text:p>
              </table:table-cell>
              <table:table-cell office:value-type="float" office:value="0.198552584519539">
                <text:p>0.1985525845195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91020323415411">
                <text:p>0.591020323415411</text:p>
              </table:table-cell>
              <table:table-cell office:value-type="float" office:value="-0.296359184727659">
                <text:p>-0.2963591847276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87820981403207">
                <text:p>-0.387820981403207</text:p>
              </table:table-cell>
              <table:table-cell office:value-type="float" office:value="-0.0187542614078411">
                <text:p>-0.01875426140784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92650722375819">
                <text:p>0.592650722375819</text:p>
              </table:table-cell>
              <table:table-cell office:value-type="float" office:value="0.308209585527721">
                <text:p>0.3082095855277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2366217502424">
                <text:p>0.522366217502424</text:p>
              </table:table-cell>
              <table:table-cell office:value-type="float" office:value="-0.370896809119916">
                <text:p>-0.3708968091199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55155840597217">
                <text:p>0.855155840597217</text:p>
              </table:table-cell>
              <table:table-cell office:value-type="float" office:value="-0.50567578547051">
                <text:p>-0.505675785470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97546486159372">
                <text:p>-0.297546486159372</text:p>
              </table:table-cell>
              <table:table-cell office:value-type="float" office:value="-0.445309785846983">
                <text:p>-0.4453097858469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7072213257147">
                <text:p>0.377072213257147</text:p>
              </table:table-cell>
              <table:table-cell office:value-type="float" office:value="-0.58770391498822">
                <text:p>-0.587703914988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56456701188323">
                <text:p>-0.256456701188323</text:p>
              </table:table-cell>
              <table:table-cell office:value-type="float" office:value="0.67212130620845">
                <text:p>0.672121306208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77092872297281">
                <text:p>-0.377092872297281</text:p>
              </table:table-cell>
              <table:table-cell office:value-type="float" office:value="-0.299557272341345">
                <text:p>-0.299557272341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4824129179923">
                <text:p>0.114824129179923</text:p>
              </table:table-cell>
              <table:table-cell office:value-type="float" office:value="-0.246680084095418">
                <text:p>-0.2466800840954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5590293928785">
                <text:p>-0.15590293928785</text:p>
              </table:table-cell>
              <table:table-cell office:value-type="float" office:value="-0.934623679327091">
                <text:p>-0.9346236793270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7857354788581">
                <text:p>-0.17857354788581</text:p>
              </table:table-cell>
              <table:table-cell office:value-type="float" office:value="0.962192353281933">
                <text:p>0.9621923532819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86899307444614">
                <text:p>-0.686899307444614</text:p>
              </table:table-cell>
              <table:table-cell office:value-type="float" office:value="-0.68400775365277">
                <text:p>-0.684007753652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70130941621886">
                <text:p>-0.70130941621886</text:p>
              </table:table-cell>
              <table:table-cell office:value-type="float" office:value="-0.500992486833273">
                <text:p>-0.5009924868332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9708142596256">
                <text:p>0.939708142596256</text:p>
              </table:table-cell>
              <table:table-cell office:value-type="float" office:value="0.0358745821514945">
                <text:p>0.03587458215149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2084147884783">
                <text:p>0.22084147884783</text:p>
              </table:table-cell>
              <table:table-cell office:value-type="float" office:value="0.929127214682712">
                <text:p>0.9291272146827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65243314884556">
                <text:p>-0.765243314884556</text:p>
              </table:table-cell>
              <table:table-cell office:value-type="float" office:value="-0.26786433476108">
                <text:p>-0.267864334761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7831637468647">
                <text:p>-0.77831637468647</text:p>
              </table:table-cell>
              <table:table-cell office:value-type="float" office:value="0.524599910605606">
                <text:p>0.5245999106056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676896602178085">
                <text:p>-0.676896602178085</text:p>
              </table:table-cell>
              <table:table-cell office:value-type="float" office:value="0.196718573070803">
                <text:p>0.1967185730708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7758363976183">
                <text:p>-0.187758363976183</text:p>
              </table:table-cell>
              <table:table-cell office:value-type="float" office:value="0.506904929255834">
                <text:p>0.5069049292558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6403185645923">
                <text:p>0.336403185645923</text:p>
              </table:table-cell>
              <table:table-cell office:value-type="float" office:value="-0.92395389865703">
                <text:p>-0.923953898657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539418779765907">
                <text:p>-0.539418779765907</text:p>
              </table:table-cell>
              <table:table-cell office:value-type="float" office:value="0.0309601740888145">
                <text:p>0.03096017408881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62497283347484">
                <text:p>-0.262497283347484</text:p>
              </table:table-cell>
              <table:table-cell office:value-type="float" office:value="0.329013247834818">
                <text:p>0.3290132478348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39732977056313">
                <text:p>0.739732977056313</text:p>
              </table:table-cell>
              <table:table-cell office:value-type="float" office:value="0.412148827316697">
                <text:p>0.412148827316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0188898017666">
                <text:p>0.380188898017666</text:p>
              </table:table-cell>
              <table:table-cell office:value-type="float" office:value="0.73174386065437">
                <text:p>0.731743860654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6352594021685">
                <text:p>0.156352594021685</text:p>
              </table:table-cell>
              <table:table-cell office:value-type="float" office:value="-0.103046414825141">
                <text:p>-0.1030464148251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4705122240122">
                <text:p>0.044705122240122</text:p>
              </table:table-cell>
              <table:table-cell office:value-type="float" office:value="-0.872441704767356">
                <text:p>-0.8724417047673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855127724742939">
                <text:p>-0.0855127724742939</text:p>
              </table:table-cell>
              <table:table-cell office:value-type="float" office:value="0.341942431252155">
                <text:p>0.3419424312521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9441464103139">
                <text:p>0.039441464103139</text:p>
              </table:table-cell>
              <table:table-cell office:value-type="float" office:value="0.356904943209709">
                <text:p>0.3569049432097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7063518655723">
                <text:p>0.387063518655723</text:p>
              </table:table-cell>
              <table:table-cell office:value-type="float" office:value="-0.169888941510993">
                <text:p>-0.1698889415109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227303732955173">
                <text:p>-0.227303732955173</text:p>
              </table:table-cell>
              <table:table-cell office:value-type="float" office:value="0.550849845281945">
                <text:p>0.5508498452819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9110666691666">
                <text:p>0.89110666691666</text:p>
              </table:table-cell>
              <table:table-cell office:value-type="float" office:value="-0.0586922253565653">
                <text:p>-0.05869222535656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08296076827007">
                <text:p>0.0308296076827007</text:p>
              </table:table-cell>
              <table:table-cell office:value-type="float" office:value="0.456073889531078">
                <text:p>0.4560738895310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45089920730394">
                <text:p>0.545089920730394</text:p>
              </table:table-cell>
              <table:table-cell office:value-type="float" office:value="-0.0108714881976926">
                <text:p>-0.01087148819769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569426827013695">
                <text:p>-0.569426827013695</text:p>
              </table:table-cell>
              <table:table-cell office:value-type="float" office:value="-0.790358566029283">
                <text:p>-0.7903585660292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74485988103567">
                <text:p>0.274485988103567</text:p>
              </table:table-cell>
              <table:table-cell office:value-type="float" office:value="0.127319192228857">
                <text:p>0.1273191922288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94534247802295">
                <text:p>-0.194534247802295</text:p>
              </table:table-cell>
              <table:table-cell office:value-type="float" office:value="-0.539768044317529">
                <text:p>-0.5397680443175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79064167024663">
                <text:p>-0.379064167024663</text:p>
              </table:table-cell>
              <table:table-cell office:value-type="float" office:value="-0.316602841476547">
                <text:p>-0.3166028414765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3050763805657">
                <text:p>-0.23050763805657</text:p>
              </table:table-cell>
              <table:table-cell office:value-type="float" office:value="-0.436064630083754">
                <text:p>-0.4360646300837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96044810804772">
                <text:p>0.796044810804772</text:p>
              </table:table-cell>
              <table:table-cell office:value-type="float" office:value="-0.0388011634431875">
                <text:p>-0.038801163443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0097804820631">
                <text:p>0.190097804820631</text:p>
              </table:table-cell>
              <table:table-cell office:value-type="float" office:value="0.944325043347365">
                <text:p>0.9443250433473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35507657271302">
                <text:p>-0.35507657271302</text:p>
              </table:table-cell>
              <table:table-cell office:value-type="float" office:value="0.322194884388316">
                <text:p>0.3221948843883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359467249309283">
                <text:p>-0.359467249309283</text:p>
              </table:table-cell>
              <table:table-cell office:value-type="float" office:value="-0.630876355842821">
                <text:p>-0.6308763558428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03111906395382">
                <text:p>0.503111906395382</text:p>
              </table:table-cell>
              <table:table-cell office:value-type="float" office:value="0.203103343736518">
                <text:p>0.2031033437365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54477103935914">
                <text:p>0.654477103935914</text:p>
              </table:table-cell>
              <table:table-cell office:value-type="float" office:value="-0.529182146204082">
                <text:p>-0.5291821462040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696909153825432">
                <text:p>-0.696909153825432</text:p>
              </table:table-cell>
              <table:table-cell office:value-type="float" office:value="-0.50555870477183">
                <text:p>-0.505558704771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07643068825875">
                <text:p>-0.107643068825875</text:p>
              </table:table-cell>
              <table:table-cell office:value-type="float" office:value="-0.204869029731492">
                <text:p>-0.2048690297314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04131214074574">
                <text:p>0.804131214074574</text:p>
              </table:table-cell>
              <table:table-cell office:value-type="float" office:value="-0.172170037465733">
                <text:p>-0.1721700374657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537059360543733">
                <text:p>-0.0537059360543733</text:p>
              </table:table-cell>
              <table:table-cell office:value-type="float" office:value="-0.49912907407681">
                <text:p>-0.499129074076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527739286175525">
                <text:p>-0.527739286175525</text:p>
              </table:table-cell>
              <table:table-cell office:value-type="float" office:value="0.217057145518633">
                <text:p>0.2170571455186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86367886211572">
                <text:p>0.886367886211572</text:p>
              </table:table-cell>
              <table:table-cell office:value-type="float" office:value="-0.140177822266326">
                <text:p>-0.1401778222663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2150816278338">
                <text:p>0.572150816278338</text:p>
              </table:table-cell>
              <table:table-cell office:value-type="float" office:value="-0.35802141291256">
                <text:p>-0.358021412912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85946807693812">
                <text:p>-0.385946807693812</text:p>
              </table:table-cell>
              <table:table-cell office:value-type="float" office:value="0.123408394947247">
                <text:p>0.1234083949472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372466996610069">
                <text:p>-0.372466996610069</text:p>
              </table:table-cell>
              <table:table-cell office:value-type="float" office:value="0.799781022588386">
                <text:p>0.7997810225883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34618905095752">
                <text:p>0.134618905095752</text:p>
              </table:table-cell>
              <table:table-cell office:value-type="float" office:value="0.205972389875004">
                <text:p>0.2059723898750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72917626030706">
                <text:p>0.472917626030706</text:p>
              </table:table-cell>
              <table:table-cell office:value-type="float" office:value="0.283702489561215">
                <text:p>0.2837024895612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07868544452674">
                <text:p>0.407868544452674</text:p>
              </table:table-cell>
              <table:table-cell office:value-type="float" office:value="0.493698759659984">
                <text:p>0.4936987596599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836362027422697">
                <text:p>-0.836362027422697</text:p>
              </table:table-cell>
              <table:table-cell office:value-type="float" office:value="0.248637448043876">
                <text:p>0.2486374480438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632573651595843">
                <text:p>-0.632573651595843</text:p>
              </table:table-cell>
              <table:table-cell office:value-type="float" office:value="-0.512475694082608">
                <text:p>-0.5124756940826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70222662115929">
                <text:p>0.170222662115929</text:p>
              </table:table-cell>
              <table:table-cell office:value-type="float" office:value="-0.822736791041592">
                <text:p>-0.8227367910415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95362328854942">
                <text:p>0.895362328854942</text:p>
              </table:table-cell>
              <table:table-cell office:value-type="float" office:value="0.440619327610955">
                <text:p>0.4406193276109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19100320474753">
                <text:p>0.519100320474753</text:p>
              </table:table-cell>
              <table:table-cell office:value-type="float" office:value="0.337711802547504">
                <text:p>0.337711802547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6737827160254">
                <text:p>0.46737827160254</text:p>
              </table:table-cell>
              <table:table-cell office:value-type="float" office:value="-0.428694799270206">
                <text:p>-0.4286947992702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77197170596922">
                <text:p>0.577197170596922</text:p>
              </table:table-cell>
              <table:table-cell office:value-type="float" office:value="-0.322170932656343">
                <text:p>-0.3221709326563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24358403423099">
                <text:p>0.0524358403423099</text:p>
              </table:table-cell>
              <table:table-cell office:value-type="float" office:value="0.805538533125958">
                <text:p>0.8055385331259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874401025313545">
                <text:p>-0.874401025313545</text:p>
              </table:table-cell>
              <table:table-cell office:value-type="float" office:value="-0.111082630671367">
                <text:p>-0.1110826306713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9670049029195">
                <text:p>0.329670049029195</text:p>
              </table:table-cell>
              <table:table-cell office:value-type="float" office:value="-0.553384722377288">
                <text:p>-0.5533847223772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01337703778333">
                <text:p>-0.101337703778333</text:p>
              </table:table-cell>
              <table:table-cell office:value-type="float" office:value="0.991841330294536">
                <text:p>0.9918413302945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2645748626728">
                <text:p>0.262645748626728</text:p>
              </table:table-cell>
              <table:table-cell office:value-type="float" office:value="-0.777482555939878">
                <text:p>-0.7774825559398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228745622710721">
                <text:p>-0.228745622710721</text:p>
              </table:table-cell>
              <table:table-cell office:value-type="float" office:value="0.38014973233837">
                <text:p>0.380149732338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90832634267419">
                <text:p>0.0690832634267419</text:p>
              </table:table-cell>
              <table:table-cell office:value-type="float" office:value="-0.029550882684556">
                <text:p>-0.0295508826845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07967652080987">
                <text:p>0.507967652080987</text:p>
              </table:table-cell>
              <table:table-cell office:value-type="float" office:value="0.701644181760744">
                <text:p>0.7016441817607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98711746902797">
                <text:p>0.598711746902797</text:p>
              </table:table-cell>
              <table:table-cell office:value-type="float" office:value="0.469274504450061">
                <text:p>0.4692745044500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2735386108824">
                <text:p>0.812735386108824</text:p>
              </table:table-cell>
              <table:table-cell office:value-type="float" office:value="0.137493823648707">
                <text:p>0.1374938236487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547745091221607">
                <text:p>-0.547745091221607</text:p>
              </table:table-cell>
              <table:table-cell office:value-type="float" office:value="-0.707727797500659">
                <text:p>-0.7077277975006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01269466408394">
                <text:p>0.301269466408394</text:p>
              </table:table-cell>
              <table:table-cell office:value-type="float" office:value="-0.176592612522443">
                <text:p>-0.1765926125224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748465065081337">
                <text:p>-0.748465065081337</text:p>
              </table:table-cell>
              <table:table-cell office:value-type="float" office:value="0.415510730844029">
                <text:p>0.4155107308440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662718764314726">
                <text:p>-0.662718764314726</text:p>
              </table:table-cell>
              <table:table-cell office:value-type="float" office:value="0.589634695214047">
                <text:p>0.5896346952140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32011249817113">
                <text:p>-0.232011249817113</text:p>
              </table:table-cell>
              <table:table-cell office:value-type="float" office:value="0.764310976134421">
                <text:p>0.7643109761344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54026144850346">
                <text:p>0.654026144850346</text:p>
              </table:table-cell>
              <table:table-cell office:value-type="float" office:value="-0.311790283297034">
                <text:p>-0.3117902832970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46499665979186">
                <text:p>0.746499665979186</text:p>
              </table:table-cell>
              <table:table-cell office:value-type="float" office:value="0.214000257058463">
                <text:p>0.2140002570584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89525235561725">
                <text:p>0.189525235561725</text:p>
              </table:table-cell>
              <table:table-cell office:value-type="float" office:value="-0.66016733313723">
                <text:p>-0.660167333137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98981734249577">
                <text:p>-0.198981734249577</text:p>
              </table:table-cell>
              <table:table-cell office:value-type="float" office:value="0.240009907635406">
                <text:p>0.2400099076354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530018115521442">
                <text:p>-0.530018115521442</text:p>
              </table:table-cell>
              <table:table-cell office:value-type="float" office:value="0.351945952482905">
                <text:p>0.3519459524829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68285585979019">
                <text:p>0.868285585979019</text:p>
              </table:table-cell>
              <table:table-cell office:value-type="float" office:value="-0.202338777857389">
                <text:p>-0.2023387778573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78412780136117">
                <text:p>0.678412780136117</text:p>
              </table:table-cell>
              <table:table-cell office:value-type="float" office:value="-0.362786452206024">
                <text:p>-0.3627864522060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286388524802953">
                <text:p>-0.286388524802953</text:p>
              </table:table-cell>
              <table:table-cell office:value-type="float" office:value="-0.0102183949602397">
                <text:p>-0.01021839496023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9291703758189">
                <text:p>0.189291703758189</text:p>
              </table:table-cell>
              <table:table-cell office:value-type="float" office:value="-0.28889767008224">
                <text:p>-0.28889767008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3002606701591">
                <text:p>-0.33002606701591</text:p>
              </table:table-cell>
              <table:table-cell office:value-type="float" office:value="-0.647589831615572">
                <text:p>-0.6475898316155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4625172658362">
                <text:p>0.154625172658362</text:p>
              </table:table-cell>
              <table:table-cell office:value-type="float" office:value="-0.287556875019529">
                <text:p>-0.287556875019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423684778637114">
                <text:p>-0.423684778637114</text:p>
              </table:table-cell>
              <table:table-cell office:value-type="float" office:value="0.419803068776712">
                <text:p>0.4198030687767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434967415780058">
                <text:p>-0.434967415780058</text:p>
              </table:table-cell>
              <table:table-cell office:value-type="float" office:value="0.875808849109421">
                <text:p>0.8758088491094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593143485957845">
                <text:p>-0.593143485957845</text:p>
              </table:table-cell>
              <table:table-cell office:value-type="float" office:value="0.598398452044728">
                <text:p>0.5983984520447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5568474285633">
                <text:p>0.65568474285633</text:p>
              </table:table-cell>
              <table:table-cell office:value-type="float" office:value="0.237305900160642">
                <text:p>0.2373059001606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645990632808153">
                <text:p>-0.645990632808153</text:p>
              </table:table-cell>
              <table:table-cell office:value-type="float" office:value="0.141682857155062">
                <text:p>0.1416828571550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258684048299538">
                <text:p>-0.258684048299538</text:p>
              </table:table-cell>
              <table:table-cell office:value-type="float" office:value="-0.0176858068726617">
                <text:p>-0.01768580687266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29095357242198">
                <text:p>0.329095357242198</text:p>
              </table:table-cell>
              <table:table-cell office:value-type="float" office:value="0.385081864954233">
                <text:p>0.3850818649542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98073595554931">
                <text:p>-0.198073595554931</text:p>
              </table:table-cell>
              <table:table-cell office:value-type="float" office:value="-0.571125495152065">
                <text:p>-0.5711254951520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67029396124094">
                <text:p>0.867029396124094</text:p>
              </table:table-cell>
              <table:table-cell office:value-type="float" office:value="0.12487598100391">
                <text:p>0.124875981003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705284499184004">
                <text:p>-0.705284499184004</text:p>
              </table:table-cell>
              <table:table-cell office:value-type="float" office:value="-0.317985903738504">
                <text:p>-0.3179859037385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70750427644098">
                <text:p>-0.070750427644098</text:p>
              </table:table-cell>
              <table:table-cell office:value-type="float" office:value="0.906973306200382">
                <text:p>0.9069733062003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5739527359958">
                <text:p>0.985739527359958</text:p>
              </table:table-cell>
              <table:table-cell office:value-type="float" office:value="0.0173910172622664">
                <text:p>0.01739101726226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503922660428715">
                <text:p>-0.503922660428715</text:p>
              </table:table-cell>
              <table:table-cell office:value-type="float" office:value="0.539966351998735">
                <text:p>0.5399663519987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47970341982862">
                <text:p>0.347970341982862</text:p>
              </table:table-cell>
              <table:table-cell office:value-type="float" office:value="-0.824382398141757">
                <text:p>-0.8243823981417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701414025403764">
                <text:p>-0.701414025403764</text:p>
              </table:table-cell>
              <table:table-cell office:value-type="float" office:value="0.359321742964279">
                <text:p>0.3593217429642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587768470405485">
                <text:p>-0.587768470405485</text:p>
              </table:table-cell>
              <table:table-cell office:value-type="float" office:value="-0.129976720428879">
                <text:p>-0.1299767204288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363201471066025">
                <text:p>-0.363201471066025</text:p>
              </table:table-cell>
              <table:table-cell office:value-type="float" office:value="-0.133659884980407">
                <text:p>-0.1336598849804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495614382376317">
                <text:p>-0.495614382376317</text:p>
              </table:table-cell>
              <table:table-cell office:value-type="float" office:value="0.390002538049263">
                <text:p>0.3900025380492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8920952029304">
                <text:p>0.208920952029304</text:p>
              </table:table-cell>
              <table:table-cell office:value-type="float" office:value="-0.589591303314249">
                <text:p>-0.5895913033142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846034231607338">
                <text:p>-0.846034231607338</text:p>
              </table:table-cell>
              <table:table-cell office:value-type="float" office:value="0.528500471968055">
                <text:p>0.5285004719680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141065417861511">
                <text:p>0.000141065417861511</text:p>
              </table:table-cell>
              <table:table-cell office:value-type="float" office:value="-0.735682831216974">
                <text:p>-0.7356828312169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986522074571008">
                <text:p>-0.0986522074571008</text:p>
              </table:table-cell>
              <table:table-cell office:value-type="float" office:value="-0.993817763889948">
                <text:p>-0.9938177638899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10304677184905">
                <text:p>0.310304677184905</text:p>
              </table:table-cell>
              <table:table-cell office:value-type="float" office:value="-0.49631830202658">
                <text:p>-0.496318302026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382298346952629">
                <text:p>-0.382298346952629</text:p>
              </table:table-cell>
              <table:table-cell office:value-type="float" office:value="-0.725908862766041">
                <text:p>-0.7259088627660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837190443103995">
                <text:p>-0.0837190443103995</text:p>
              </table:table-cell>
              <table:table-cell office:value-type="float" office:value="0.744493397213671">
                <text:p>0.7444933972136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18542601464207">
                <text:p>0.818542601464207</text:p>
              </table:table-cell>
              <table:table-cell office:value-type="float" office:value="0.392147310961657">
                <text:p>0.3921473109616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69245332743787">
                <text:p>0.0169245332743787</text:p>
              </table:table-cell>
              <table:table-cell office:value-type="float" office:value="-0.238800276156026">
                <text:p>-0.2388002761560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7974795541107">
                <text:p>-0.17974795541107</text:p>
              </table:table-cell>
              <table:table-cell office:value-type="float" office:value="0.595425472110524">
                <text:p>0.5954254721105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405752537299209">
                <text:p>-0.405752537299209</text:p>
              </table:table-cell>
              <table:table-cell office:value-type="float" office:value="-0.602987262088412">
                <text:p>-0.6029872620884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76794178108872">
                <text:p>0.376794178108872</text:p>
              </table:table-cell>
              <table:table-cell office:value-type="float" office:value="-0.641405793148054">
                <text:p>-0.6414057931480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298576099450287">
                <text:p>-0.298576099450287</text:p>
              </table:table-cell>
              <table:table-cell office:value-type="float" office:value="-0.150865078203762">
                <text:p>-0.1508650782037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32252577807571">
                <text:p>0.232252577807571</text:p>
              </table:table-cell>
              <table:table-cell office:value-type="float" office:value="-0.186394265289971">
                <text:p>-0.1863942652899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301334175271392">
                <text:p>-0.0301334175271392</text:p>
              </table:table-cell>
              <table:table-cell office:value-type="float" office:value="-0.194156414975813">
                <text:p>-0.1941564149758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69308188290882">
                <text:p>0.369308188290882</text:p>
              </table:table-cell>
              <table:table-cell office:value-type="float" office:value="0.631987801466081">
                <text:p>0.6319878014660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520997657929074">
                <text:p>-0.520997657929074</text:p>
              </table:table-cell>
              <table:table-cell office:value-type="float" office:value="-0.518207938742904">
                <text:p>-0.5182079387429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735907246183677">
                <text:p>-0.735907246183677</text:p>
              </table:table-cell>
              <table:table-cell office:value-type="float" office:value="-0.623562289840583">
                <text:p>-0.6235622898405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88005239658243">
                <text:p>0.588005239658243</text:p>
              </table:table-cell>
              <table:table-cell office:value-type="float" office:value="-0.184667628609691">
                <text:p>-0.1846676286096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252849335642505">
                <text:p>-0.252849335642505</text:p>
              </table:table-cell>
              <table:table-cell office:value-type="float" office:value="0.341748900687908">
                <text:p>0.3417489006879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793011802856262">
                <text:p>-0.793011802856262</text:p>
              </table:table-cell>
              <table:table-cell office:value-type="float" office:value="0.409514474407696">
                <text:p>0.4095144744076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324616304242399">
                <text:p>-0.324616304242399</text:p>
              </table:table-cell>
              <table:table-cell office:value-type="float" office:value="0.94300220639721">
                <text:p>0.943002206397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47108846254035">
                <text:p>0.447108846254035</text:p>
              </table:table-cell>
              <table:table-cell office:value-type="float" office:value="0.510553590393688">
                <text:p>0.5105535903936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852178347128355">
                <text:p>-0.852178347128355</text:p>
              </table:table-cell>
              <table:table-cell office:value-type="float" office:value="0.256543894419084">
                <text:p>0.2565438944190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61263146758666">
                <text:p>0.461263146758666</text:p>
              </table:table-cell>
              <table:table-cell office:value-type="float" office:value="-0.409920296260191">
                <text:p>-0.4099202962601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210440173776993">
                <text:p>-0.210440173776993</text:p>
              </table:table-cell>
              <table:table-cell office:value-type="float" office:value="0.0880193385787113">
                <text:p>0.08801933857871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264170594049848">
                <text:p>-0.0264170594049848</text:p>
              </table:table-cell>
              <table:table-cell office:value-type="float" office:value="-0.814921505942378">
                <text:p>-0.8149215059423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95439918926212">
                <text:p>0.695439918926212</text:p>
              </table:table-cell>
              <table:table-cell office:value-type="float" office:value="-0.382939760510095">
                <text:p>-0.3829397605100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671695849187533">
                <text:p>-0.671695849187533</text:p>
              </table:table-cell>
              <table:table-cell office:value-type="float" office:value="-0.567385664980059">
                <text:p>-0.5673856649800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48120000635145">
                <text:p>0.348120000635145</text:p>
              </table:table-cell>
              <table:table-cell office:value-type="float" office:value="-0.503464767186753">
                <text:p>-0.5034647671867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58071869430034">
                <text:p>0.358071869430034</text:p>
              </table:table-cell>
              <table:table-cell office:value-type="float" office:value="-0.638636292162159">
                <text:p>-0.6386362921621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66666697675618">
                <text:p>-0.66666697675618</text:p>
              </table:table-cell>
              <table:table-cell office:value-type="float" office:value="0.201952059386069">
                <text:p>0.2019520593860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817012724791583">
                <text:p>-0.817012724791583</text:p>
              </table:table-cell>
              <table:table-cell office:value-type="float" office:value="0.418936493580631">
                <text:p>0.4189364935806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05580816475752">
                <text:p>0.105580816475752</text:p>
              </table:table-cell>
              <table:table-cell office:value-type="float" office:value="-0.355650064721017">
                <text:p>-0.3556500647210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68908468892549">
                <text:p>0.768908468892549</text:p>
              </table:table-cell>
              <table:table-cell office:value-type="float" office:value="-0.326815438617029">
                <text:p>-0.3268154386170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45366134390957">
                <text:p>0.645366134390957</text:p>
              </table:table-cell>
              <table:table-cell office:value-type="float" office:value="-0.350223650423052">
                <text:p>-0.3502236504230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594077572686745">
                <text:p>-0.00594077572686745</text:p>
              </table:table-cell>
              <table:table-cell office:value-type="float" office:value="-0.619626399657498">
                <text:p>-0.6196263996574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594035189540702">
                <text:p>-0.594035189540702</text:p>
              </table:table-cell>
              <table:table-cell office:value-type="float" office:value="0.294599629385743">
                <text:p>0.2945996293857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25426030499881">
                <text:p>0.725426030499881</text:p>
              </table:table-cell>
              <table:table-cell office:value-type="float" office:value="-0.625514236929353">
                <text:p>-0.6255142369293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762176272470369">
                <text:p>-0.762176272470369</text:p>
              </table:table-cell>
              <table:table-cell office:value-type="float" office:value="-0.470849906414639">
                <text:p>-0.4708499064146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31112702240968">
                <text:p>0.931112702240968</text:p>
              </table:table-cell>
              <table:table-cell office:value-type="float" office:value="0.253641612055569">
                <text:p>0.2536416120555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61376887968597">
                <text:p>0.561376887968597</text:p>
              </table:table-cell>
              <table:table-cell office:value-type="float" office:value="0.398757571693401">
                <text:p>0.3987575716934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66817012019852">
                <text:p>0.666817012019852</text:p>
              </table:table-cell>
              <table:table-cell office:value-type="float" office:value="-0.52141853561011">
                <text:p>-0.521418535610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910231036842788">
                <text:p>-0.910231036842788</text:p>
              </table:table-cell>
              <table:table-cell office:value-type="float" office:value="0.273830015770466">
                <text:p>0.2738300157704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2265443791699">
                <text:p>0.62265443791699</text:p>
              </table:table-cell>
              <table:table-cell office:value-type="float" office:value="-0.36321378508621">
                <text:p>-0.363213785086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486433403411021">
                <text:p>-0.486433403411021</text:p>
              </table:table-cell>
              <table:table-cell office:value-type="float" office:value="-0.803159942760685">
                <text:p>-0.8031599427606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03583473794347">
                <text:p>0.403583473794347</text:p>
              </table:table-cell>
              <table:table-cell office:value-type="float" office:value="-0.525612337087742">
                <text:p>-0.5256123370877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02553824786181">
                <text:p>0.702553824786181</text:p>
              </table:table-cell>
              <table:table-cell office:value-type="float" office:value="-0.132618086519368">
                <text:p>-0.1326180865193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12204068865314">
                <text:p>0.612204068865314</text:p>
              </table:table-cell>
              <table:table-cell office:value-type="float" office:value="0.401632260888774">
                <text:p>0.4016322608887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5057412944071">
                <text:p>0.25057412944071</text:p>
              </table:table-cell>
              <table:table-cell office:value-type="float" office:value="0.867795793518718">
                <text:p>0.8677957935187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234981080278493">
                <text:p>-0.0234981080278493</text:p>
              </table:table-cell>
              <table:table-cell office:value-type="float" office:value="0.423604195801177">
                <text:p>0.4236041958011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83071262133328">
                <text:p>0.383071262133328</text:p>
              </table:table-cell>
              <table:table-cell office:value-type="float" office:value="-0.171564526179522">
                <text:p>-0.1715645261795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96697445099141">
                <text:p>0.396697445099141</text:p>
              </table:table-cell>
              <table:table-cell office:value-type="float" office:value="-0.410001350918432">
                <text:p>-0.4100013509184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06858602106287">
                <text:p>-0.106858602106287</text:p>
              </table:table-cell>
              <table:table-cell office:value-type="float" office:value="0.860950793281919">
                <text:p>0.8609507932819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480305132371996">
                <text:p>-0.480305132371996</text:p>
              </table:table-cell>
              <table:table-cell office:value-type="float" office:value="-0.499470273425625">
                <text:p>-0.499470273425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50198565004968">
                <text:p>0.350198565004968</text:p>
              </table:table-cell>
              <table:table-cell office:value-type="float" office:value="-0.863190466510556">
                <text:p>-0.8631904665105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366537220325906">
                <text:p>-0.0366537220325906</text:p>
              </table:table-cell>
              <table:table-cell office:value-type="float" office:value="0.837869706628756">
                <text:p>0.8378697066287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48998911038528">
                <text:p>0.548998911038528</text:p>
              </table:table-cell>
              <table:table-cell office:value-type="float" office:value="0.523895881733442">
                <text:p>0.5238958817334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90645463872114">
                <text:p>0.290645463872114</text:p>
              </table:table-cell>
              <table:table-cell office:value-type="float" office:value="-0.335115738336121">
                <text:p>-0.3351157383361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385034881596303">
                <text:p>-0.385034881596303</text:p>
              </table:table-cell>
              <table:table-cell office:value-type="float" office:value="0.917097043725674">
                <text:p>0.9170970437256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38150399499037">
                <text:p>-0.138150399499037</text:p>
              </table:table-cell>
              <table:table-cell office:value-type="float" office:value="0.122110806849788">
                <text:p>0.1221108068497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20324797975003">
                <text:p>0.920324797975003</text:p>
              </table:table-cell>
              <table:table-cell office:value-type="float" office:value="0.34853637977856">
                <text:p>0.348536379778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614324941696952">
                <text:p>-0.614324941696952</text:p>
              </table:table-cell>
              <table:table-cell office:value-type="float" office:value="0.275135145757337">
                <text:p>0.2751351457573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37844499386806">
                <text:p>-0.37844499386806</text:p>
              </table:table-cell>
              <table:table-cell office:value-type="float" office:value="0.104807961920022">
                <text:p>0.1048079619200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57860379204681">
                <text:p>-0.157860379204681</text:p>
              </table:table-cell>
              <table:table-cell office:value-type="float" office:value="0.0626036101633061">
                <text:p>0.06260361016330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296780869183358">
                <text:p>-0.296780869183358</text:p>
              </table:table-cell>
              <table:table-cell office:value-type="float" office:value="0.744606074062333">
                <text:p>0.744606074062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73187884647783">
                <text:p>0.0673187884647783</text:p>
              </table:table-cell>
              <table:table-cell office:value-type="float" office:value="-0.264444836108846">
                <text:p>-0.2644448361088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49548506253574">
                <text:p>0.649548506253574</text:p>
              </table:table-cell>
              <table:table-cell office:value-type="float" office:value="-0.283021020738744">
                <text:p>-0.2830210207387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373690225355012">
                <text:p>-0.373690225355012</text:p>
              </table:table-cell>
              <table:table-cell office:value-type="float" office:value="-0.884369009611723">
                <text:p>-0.8843690096117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605242038001929">
                <text:p>-0.605242038001929</text:p>
              </table:table-cell>
              <table:table-cell office:value-type="float" office:value="-0.267313923390451">
                <text:p>-0.2673139233904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95799304137659">
                <text:p>0.595799304137659</text:p>
              </table:table-cell>
              <table:table-cell office:value-type="float" office:value="-0.249335044828654">
                <text:p>-0.2493350448286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74505286345382">
                <text:p>0.874505286345382</text:p>
              </table:table-cell>
              <table:table-cell office:value-type="float" office:value="0.269862841778433">
                <text:p>0.2698628417784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958617163551188">
                <text:p>0.0958617163551188</text:p>
              </table:table-cell>
              <table:table-cell office:value-type="float" office:value="-0.410653697258196">
                <text:p>-0.4106536972581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58808114482295">
                <text:p>-0.58808114482295</text:p>
              </table:table-cell>
              <table:table-cell office:value-type="float" office:value="-0.689196536505991">
                <text:p>-0.6891965365059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96768982540234">
                <text:p>-0.96768982540234</text:p>
              </table:table-cell>
              <table:table-cell office:value-type="float" office:value="-0.243774508896621">
                <text:p>-0.2437745088966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10636224090494">
                <text:p>0.610636224090494</text:p>
              </table:table-cell>
              <table:table-cell office:value-type="float" office:value="-0.014170194304557">
                <text:p>-0.0141701943045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84312069310434">
                <text:p>0.584312069310434</text:p>
              </table:table-cell>
              <table:table-cell office:value-type="float" office:value="0.223465495173548">
                <text:p>0.2234654951735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361456269424951">
                <text:p>-0.361456269424951</text:p>
              </table:table-cell>
              <table:table-cell office:value-type="float" office:value="0.827827187051454">
                <text:p>0.8278271870514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901638178928289">
                <text:p>-0.901638178928289</text:p>
              </table:table-cell>
              <table:table-cell office:value-type="float" office:value="0.0585177470580852">
                <text:p>0.05851774705808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96271451440075">
                <text:p>0.196271451440075</text:p>
              </table:table-cell>
              <table:table-cell office:value-type="float" office:value="-0.562790053485961">
                <text:p>-0.5627900534859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41945046338693">
                <text:p>0.341945046338693</text:p>
              </table:table-cell>
              <table:table-cell office:value-type="float" office:value="-0.642398346873401">
                <text:p>-0.6423983468734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70678018896408">
                <text:p>0.870678018896408</text:p>
              </table:table-cell>
              <table:table-cell office:value-type="float" office:value="-0.375009260703987">
                <text:p>-0.3750092607039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474766717272563">
                <text:p>-0.474766717272563</text:p>
              </table:table-cell>
              <table:table-cell office:value-type="float" office:value="0.770828542735176">
                <text:p>0.7708285427351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33864619297519">
                <text:p>-0.33864619297519</text:p>
              </table:table-cell>
              <table:table-cell office:value-type="float" office:value="-0.493800834138532">
                <text:p>-0.4938008341385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411736688942725">
                <text:p>-0.411736688942725</text:p>
              </table:table-cell>
              <table:table-cell office:value-type="float" office:value="-0.0950328816139821">
                <text:p>-0.09503288161398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369429691804656">
                <text:p>-0.369429691804656</text:p>
              </table:table-cell>
              <table:table-cell office:value-type="float" office:value="-0.864559629640282">
                <text:p>-0.8645596296402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583407298110516">
                <text:p>-0.583407298110516</text:p>
              </table:table-cell>
              <table:table-cell office:value-type="float" office:value="0.0509162791269873">
                <text:p>0.05091627912698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63658152191045">
                <text:p>0.663658152191045</text:p>
              </table:table-cell>
              <table:table-cell office:value-type="float" office:value="-0.290987669545022">
                <text:p>-0.2909876695450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98539058373203">
                <text:p>0.00298539058373203</text:p>
              </table:table-cell>
              <table:table-cell office:value-type="float" office:value="-0.97308298798487">
                <text:p>-0.973082987984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97948382734401">
                <text:p>0.197948382734401</text:p>
              </table:table-cell>
              <table:table-cell office:value-type="float" office:value="0.54726640661024">
                <text:p>0.547266406610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720232232361831">
                <text:p>-0.0720232232361831</text:p>
              </table:table-cell>
              <table:table-cell office:value-type="float" office:value="-0.0281797911129754">
                <text:p>-0.02817979111297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280250743572549">
                <text:p>-0.0280250743572549</text:p>
              </table:table-cell>
              <table:table-cell office:value-type="float" office:value="-0.7304220376055">
                <text:p>-0.73042203760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340939204035177">
                <text:p>-0.0340939204035177</text:p>
              </table:table-cell>
              <table:table-cell office:value-type="float" office:value="-0.826537220254792">
                <text:p>-0.8265372202547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652968745539556">
                <text:p>-0.652968745539556</text:p>
              </table:table-cell>
              <table:table-cell office:value-type="float" office:value="0.354835777052742">
                <text:p>0.3548357770527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8723715945799">
                <text:p>0.58723715945799</text:p>
              </table:table-cell>
              <table:table-cell office:value-type="float" office:value="-0.762069985685673">
                <text:p>-0.7620699856856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4548523828949">
                <text:p>0.34548523828949</text:p>
              </table:table-cell>
              <table:table-cell office:value-type="float" office:value="0.679211621430725">
                <text:p>0.6792116214307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07650557646813">
                <text:p>0.207650557646813</text:p>
              </table:table-cell>
              <table:table-cell office:value-type="float" office:value="-0.792152147763195">
                <text:p>-0.7921521477631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569965599800608">
                <text:p>-0.569965599800608</text:p>
              </table:table-cell>
              <table:table-cell office:value-type="float" office:value="0.518780643113188">
                <text:p>0.5187806431131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13817541136374">
                <text:p>-0.13817541136374</text:p>
              </table:table-cell>
              <table:table-cell office:value-type="float" office:value="0.805490701708102">
                <text:p>0.8054907017081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64509164203699">
                <text:p>0.264509164203699</text:p>
              </table:table-cell>
              <table:table-cell office:value-type="float" office:value="0.272228559082962">
                <text:p>0.2722285590829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77015478574212">
                <text:p>0.377015478574212</text:p>
              </table:table-cell>
              <table:table-cell office:value-type="float" office:value="-0.538165424593552">
                <text:p>-0.5381654245935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27341383335994">
                <text:p>0.0327341383335994</text:p>
              </table:table-cell>
              <table:table-cell office:value-type="float" office:value="-0.699139928948459">
                <text:p>-0.6991399289484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444628888441387">
                <text:p>-0.444628888441387</text:p>
              </table:table-cell>
              <table:table-cell office:value-type="float" office:value="-0.803091849510924">
                <text:p>-0.8030918495109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60153104967216">
                <text:p>0.860153104967216</text:p>
              </table:table-cell>
              <table:table-cell office:value-type="float" office:value="-0.302382975943187">
                <text:p>-0.3023829759431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74165011761749">
                <text:p>0.0174165011761749</text:p>
              </table:table-cell>
              <table:table-cell office:value-type="float" office:value="-0.58207215498749">
                <text:p>-0.582072154987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64668634708948">
                <text:p>0.164668634708948</text:p>
              </table:table-cell>
              <table:table-cell office:value-type="float" office:value="-0.151738662187545">
                <text:p>-0.1517386621875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01791095909577">
                <text:p>0.801791095909577</text:p>
              </table:table-cell>
              <table:table-cell office:value-type="float" office:value="-0.321713298953035">
                <text:p>-0.3217132989530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134285764329482">
                <text:p>-0.134285764329482</text:p>
              </table:table-cell>
              <table:table-cell office:value-type="float" office:value="-0.231631441117289">
                <text:p>-0.2316314411172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50991712425431">
                <text:p>-0.50991712425431</text:p>
              </table:table-cell>
              <table:table-cell office:value-type="float" office:value="-0.623039232927763">
                <text:p>-0.6230392329277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64249521830772">
                <text:p>0.264249521830772</text:p>
              </table:table-cell>
              <table:table-cell office:value-type="float" office:value="0.555124231923322">
                <text:p>0.5551242319233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58689658189036">
                <text:p>0.758689658189036</text:p>
              </table:table-cell>
              <table:table-cell office:value-type="float" office:value="-0.620452489413576">
                <text:p>-0.6204524894135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29609135914359">
                <text:p>0.629609135914359</text:p>
              </table:table-cell>
              <table:table-cell office:value-type="float" office:value="0.742177501272472">
                <text:p>0.7421775012724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191109755185206">
                <text:p>-0.191109755185206</text:p>
              </table:table-cell>
              <table:table-cell office:value-type="float" office:value="-0.310551363487066">
                <text:p>-0.3105513634870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718480231064064">
                <text:p>-0.718480231064064</text:p>
              </table:table-cell>
              <table:table-cell office:value-type="float" office:value="-0.274145557097647">
                <text:p>-0.2741455570976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67800707376112">
                <text:p>0.267800707376112</text:p>
              </table:table-cell>
              <table:table-cell office:value-type="float" office:value="0.489668970888221">
                <text:p>0.4896689708882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14449483861515">
                <text:p>0.414449483861515</text:p>
              </table:table-cell>
              <table:table-cell office:value-type="float" office:value="-0.875845258217768">
                <text:p>-0.8758452582177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359230891518152">
                <text:p>0.00359230891518152</text:p>
              </table:table-cell>
              <table:table-cell office:value-type="float" office:value="-0.986025667414917">
                <text:p>-0.9860256674149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49532657990657">
                <text:p>0.249532657990657</text:p>
              </table:table-cell>
              <table:table-cell office:value-type="float" office:value="-0.852523285662109">
                <text:p>-0.8525232856621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459533155922433">
                <text:p>0.0459533155922433</text:p>
              </table:table-cell>
              <table:table-cell office:value-type="float" office:value="0.308163444947165">
                <text:p>0.3081634449471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924104676850738">
                <text:p>-0.924104676850738</text:p>
              </table:table-cell>
              <table:table-cell office:value-type="float" office:value="-0.126230387291328">
                <text:p>-0.1262303872913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209367240490421">
                <text:p>-0.209367240490421</text:p>
              </table:table-cell>
              <table:table-cell office:value-type="float" office:value="-0.0218376291507579">
                <text:p>-0.02183762915075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8505728043594">
                <text:p>-0.8505728043594</text:p>
              </table:table-cell>
              <table:table-cell office:value-type="float" office:value="0.261584669370761">
                <text:p>0.2615846693707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329320034514317">
                <text:p>-0.329320034514317</text:p>
              </table:table-cell>
              <table:table-cell office:value-type="float" office:value="-0.937927233081004">
                <text:p>-0.9379272330810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15722357836192">
                <text:p>0.615722357836192</text:p>
              </table:table-cell>
              <table:table-cell office:value-type="float" office:value="-0.669991722148968">
                <text:p>-0.6699917221489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23842262191852">
                <text:p>0.523842262191852</text:p>
              </table:table-cell>
              <table:table-cell office:value-type="float" office:value="-0.106707091996494">
                <text:p>-0.1067070919964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46386512778739">
                <text:p>-0.46386512778739</text:p>
              </table:table-cell>
              <table:table-cell office:value-type="float" office:value="0.689633615829567">
                <text:p>0.6896336158295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18700772963658">
                <text:p>0.518700772963658</text:p>
              </table:table-cell>
              <table:table-cell office:value-type="float" office:value="0.490253936434378">
                <text:p>0.4902539364343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23325512320145">
                <text:p>0.123325512320145</text:p>
              </table:table-cell>
              <table:table-cell office:value-type="float" office:value="-0.575999723343878">
                <text:p>-0.5759997233438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63364735579745">
                <text:p>0.163364735579745</text:p>
              </table:table-cell>
              <table:table-cell office:value-type="float" office:value="0.494830651157757">
                <text:p>0.4948306511577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03476229970979">
                <text:p>0.703476229970979</text:p>
              </table:table-cell>
              <table:table-cell office:value-type="float" office:value="0.487415209491809">
                <text:p>0.4874152094918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563669706689971">
                <text:p>-0.563669706689971</text:p>
              </table:table-cell>
              <table:table-cell office:value-type="float" office:value="0.43487055460222">
                <text:p>0.434870554602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46794438344979">
                <text:p>0.0346794438344979</text:p>
              </table:table-cell>
              <table:table-cell office:value-type="float" office:value="-0.792739558777238">
                <text:p>-0.7927395587772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218944065799981">
                <text:p>-0.218944065799981</text:p>
              </table:table-cell>
              <table:table-cell office:value-type="float" office:value="-0.789395362932747">
                <text:p>-0.7893953629327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35913739797834">
                <text:p>0.335913739797834</text:p>
              </table:table-cell>
              <table:table-cell office:value-type="float" office:value="-0.679631891720185">
                <text:p>-0.6796318917201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78111162233892">
                <text:p>0.478111162233892</text:p>
              </table:table-cell>
              <table:table-cell office:value-type="float" office:value="-0.528328178136452">
                <text:p>-0.5283281781364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18510240477891">
                <text:p>0.118510240477891</text:p>
              </table:table-cell>
              <table:table-cell office:value-type="float" office:value="0.280314417237586">
                <text:p>0.2803144172375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857540034508024">
                <text:p>-0.857540034508024</text:p>
              </table:table-cell>
              <table:table-cell office:value-type="float" office:value="0.0574723214391195">
                <text:p>0.05747232143911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636320493477269">
                <text:p>-0.636320493477269</text:p>
              </table:table-cell>
              <table:table-cell office:value-type="float" office:value="0.191694079736034">
                <text:p>0.1916940797360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608096479762917">
                <text:p>-0.608096479762917</text:p>
              </table:table-cell>
              <table:table-cell office:value-type="float" office:value="0.0982024446135276">
                <text:p>0.09820244461352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110432971293489">
                <text:p>-0.110432971293489</text:p>
              </table:table-cell>
              <table:table-cell office:value-type="float" office:value="-0.0547933641743368">
                <text:p>-0.05479336417433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603507944724513">
                <text:p>-0.603507944724513</text:p>
              </table:table-cell>
              <table:table-cell office:value-type="float" office:value="-0.358276972704108">
                <text:p>-0.35827697270410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255074241188642">
                <text:p>-0.0255074241188642</text:p>
              </table:table-cell>
              <table:table-cell office:value-type="float" office:value="-0.458237597250128">
                <text:p>-0.4582375972501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54279819926926">
                <text:p>0.254279819926926</text:p>
              </table:table-cell>
              <table:table-cell office:value-type="float" office:value="-0.358706886747111">
                <text:p>-0.3587068867471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57566420806374">
                <text:p>0.457566420806374</text:p>
              </table:table-cell>
              <table:table-cell office:value-type="float" office:value="-0.602587934327696">
                <text:p>-0.6025879343276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24187482859375">
                <text:p>0.224187482859375</text:p>
              </table:table-cell>
              <table:table-cell office:value-type="float" office:value="0.830518346866764">
                <text:p>0.8305183468667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977108615869528">
                <text:p>-0.977108615869528</text:p>
              </table:table-cell>
              <table:table-cell office:value-type="float" office:value="0.0873531852047222">
                <text:p>0.08735318520472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00977253994772">
                <text:p>0.100977253994772</text:p>
              </table:table-cell>
              <table:table-cell office:value-type="float" office:value="-0.830496386790786">
                <text:p>-0.8304963867907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116781534651098">
                <text:p>-0.116781534651098</text:p>
              </table:table-cell>
              <table:table-cell office:value-type="float" office:value="-0.145227673226505">
                <text:p>-0.1452276732265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24133694773275">
                <text:p>0.524133694773275</text:p>
              </table:table-cell>
              <table:table-cell office:value-type="float" office:value="0.574075286401044">
                <text:p>0.5740752864010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5789898790976">
                <text:p>0.15789898790976</text:p>
              </table:table-cell>
              <table:table-cell office:value-type="float" office:value="-0.000878034850288036">
                <text:p>-0.000878034850288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52885674187308">
                <text:p>0.452885674187308</text:p>
              </table:table-cell>
              <table:table-cell office:value-type="float" office:value="-0.341706690891885">
                <text:p>-0.3417066908918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27689493869996">
                <text:p>-0.27689493869996</text:p>
              </table:table-cell>
              <table:table-cell office:value-type="float" office:value="-0.580828008401988">
                <text:p>-0.5808280084019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840050146754439">
                <text:p>-0.840050146754439</text:p>
              </table:table-cell>
              <table:table-cell office:value-type="float" office:value="0.0632616015820097">
                <text:p>0.06326160158200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117856690121729">
                <text:p>-0.117856690121729</text:p>
              </table:table-cell>
              <table:table-cell office:value-type="float" office:value="0.171149565119009">
                <text:p>0.1711495651190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27474109087762">
                <text:p>0.127474109087762</text:p>
              </table:table-cell>
              <table:table-cell office:value-type="float" office:value="0.232448561910278">
                <text:p>0.2324485619102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90434654723169">
                <text:p>0.00290434654723169</text:p>
              </table:table-cell>
              <table:table-cell office:value-type="float" office:value="0.582561199445396">
                <text:p>0.5825611994453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600495773269544">
                <text:p>-0.600495773269544</text:p>
              </table:table-cell>
              <table:table-cell office:value-type="float" office:value="-0.566474062420149">
                <text:p>-0.5664740624201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253009059725828">
                <text:p>-0.253009059725828</text:p>
              </table:table-cell>
              <table:table-cell office:value-type="float" office:value="0.202176486546476">
                <text:p>0.2021764865464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24097564157646">
                <text:p>0.124097564157646</text:p>
              </table:table-cell>
              <table:table-cell office:value-type="float" office:value="-0.525687969659892">
                <text:p>-0.5256879696598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38181666120016">
                <text:p>0.438181666120016</text:p>
              </table:table-cell>
              <table:table-cell office:value-type="float" office:value="-0.499586011558607">
                <text:p>-0.4995860115586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67077019787554">
                <text:p>0.167077019787554</text:p>
              </table:table-cell>
              <table:table-cell office:value-type="float" office:value="0.296787101997432">
                <text:p>0.2967871019974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37369057251902">
                <text:p>0.237369057251902</text:p>
              </table:table-cell>
              <table:table-cell office:value-type="float" office:value="0.631163881033954">
                <text:p>0.6311638810339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73548975763158">
                <text:p>0.373548975763158</text:p>
              </table:table-cell>
              <table:table-cell office:value-type="float" office:value="0.715272484553558">
                <text:p>0.7152724845535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70403219493487">
                <text:p>0.170403219493487</text:p>
              </table:table-cell>
              <table:table-cell office:value-type="float" office:value="-0.0129639905846702">
                <text:p>-0.01296399058467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15226839944211">
                <text:p>0.815226839944211</text:p>
              </table:table-cell>
              <table:table-cell office:value-type="float" office:value="0.115819828344291">
                <text:p>0.1158198283442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47245404212361">
                <text:p>-0.047245404212361</text:p>
              </table:table-cell>
              <table:table-cell office:value-type="float" office:value="-0.908383426701418">
                <text:p>-0.9083834267014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80465112263632">
                <text:p>0.280465112263632</text:p>
              </table:table-cell>
              <table:table-cell office:value-type="float" office:value="-0.422722198531226">
                <text:p>-0.4227221985312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13807408480958">
                <text:p>0.513807408480958</text:p>
              </table:table-cell>
              <table:table-cell office:value-type="float" office:value="0.269463974788526">
                <text:p>0.2694639747885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270615010641835">
                <text:p>-0.270615010641835</text:p>
              </table:table-cell>
              <table:table-cell office:value-type="float" office:value="0.638724265931959">
                <text:p>0.6387242659319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647902617009863">
                <text:p>-0.647902617009863</text:p>
              </table:table-cell>
              <table:table-cell office:value-type="float" office:value="-0.715125905138316">
                <text:p>-0.7151259051383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545036122157416">
                <text:p>-0.545036122157416</text:p>
              </table:table-cell>
              <table:table-cell office:value-type="float" office:value="-0.201525748967051">
                <text:p>-0.2015257489670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379390243624875">
                <text:p>-0.0379390243624875</text:p>
              </table:table-cell>
              <table:table-cell office:value-type="float" office:value="-0.352595476266426">
                <text:p>-0.3525954762664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31172810640825">
                <text:p>0.531172810640825</text:p>
              </table:table-cell>
              <table:table-cell office:value-type="float" office:value="0.354918325113752">
                <text:p>0.3549183251137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207833832060649">
                <text:p>-0.207833832060649</text:p>
              </table:table-cell>
              <table:table-cell office:value-type="float" office:value="-0.264219019088068">
                <text:p>-0.2642190190880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247628063661077">
                <text:p>-0.247628063661077</text:p>
              </table:table-cell>
              <table:table-cell office:value-type="float" office:value="-0.55319113331478">
                <text:p>-0.553191133314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917663094803609">
                <text:p>0.0917663094803609</text:p>
              </table:table-cell>
              <table:table-cell office:value-type="float" office:value="0.956146894518557">
                <text:p>0.9561468945185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59064811550563">
                <text:p>0.459064811550563</text:p>
              </table:table-cell>
              <table:table-cell office:value-type="float" office:value="-0.561344713583303">
                <text:p>-0.5613447135833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99267489869485">
                <text:p>0.199267489869485</text:p>
              </table:table-cell>
              <table:table-cell office:value-type="float" office:value="-0.834802521968064">
                <text:p>-0.8348025219680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06322056951218">
                <text:p>0.106322056951218</text:p>
              </table:table-cell>
              <table:table-cell office:value-type="float" office:value="0.221493543330075">
                <text:p>0.2214935433300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647408915418999">
                <text:p>0.0647408915418999</text:p>
              </table:table-cell>
              <table:table-cell office:value-type="float" office:value="0.815810876670328">
                <text:p>0.8158108766703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443138980267863">
                <text:p>-0.443138980267863</text:p>
              </table:table-cell>
              <table:table-cell office:value-type="float" office:value="-0.239161871559376">
                <text:p>-0.2391618715593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35411098699771">
                <text:p>0.335411098699771</text:p>
              </table:table-cell>
              <table:table-cell office:value-type="float" office:value="-0.438391257747018">
                <text:p>-0.4383912577470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16013541072868">
                <text:p>0.316013541072868</text:p>
              </table:table-cell>
              <table:table-cell office:value-type="float" office:value="0.167435395841088">
                <text:p>0.1674353958410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40242536787335">
                <text:p>0.240242536787335</text:p>
              </table:table-cell>
              <table:table-cell office:value-type="float" office:value="-0.134155263952298">
                <text:p>-0.1341552639522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479966187764257">
                <text:p>-0.479966187764257</text:p>
              </table:table-cell>
              <table:table-cell office:value-type="float" office:value="0.456089320603619">
                <text:p>0.4560893206036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20020434252406">
                <text:p>0.920020434252406</text:p>
              </table:table-cell>
              <table:table-cell office:value-type="float" office:value="-0.0998859123194477">
                <text:p>-0.09988591231944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84604683840628">
                <text:p>0.384604683840628</text:p>
              </table:table-cell>
              <table:table-cell office:value-type="float" office:value="-0.250422765312182">
                <text:p>-0.2504227653121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410311733016214">
                <text:p>-0.410311733016214</text:p>
              </table:table-cell>
              <table:table-cell office:value-type="float" office:value="0.524727881962266">
                <text:p>0.5247278819622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960901376501198">
                <text:p>-0.960901376501198</text:p>
              </table:table-cell>
              <table:table-cell office:value-type="float" office:value="-0.268895018485335">
                <text:p>-0.2688950184853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189385064831949">
                <text:p>-0.189385064831949</text:p>
              </table:table-cell>
              <table:table-cell office:value-type="float" office:value="0.79746301610943">
                <text:p>0.797463016109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7956160526721">
                <text:p>0.87956160526721</text:p>
              </table:table-cell>
              <table:table-cell office:value-type="float" office:value="-0.342582243377075">
                <text:p>-0.3425822433770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424377209588905">
                <text:p>-0.424377209588905</text:p>
              </table:table-cell>
              <table:table-cell office:value-type="float" office:value="0.281445990040114">
                <text:p>0.2814459900401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16263153950397">
                <text:p>0.516263153950397</text:p>
              </table:table-cell>
              <table:table-cell office:value-type="float" office:value="-0.0564509640479096">
                <text:p>-0.05645096404790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20703603123947">
                <text:p>0.820703603123947</text:p>
              </table:table-cell>
              <table:table-cell office:value-type="float" office:value="0.374387899035706">
                <text:p>0.3743878990357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20914420663881">
                <text:p>-0.20914420663881</text:p>
              </table:table-cell>
              <table:table-cell office:value-type="float" office:value="-0.384867138765182">
                <text:p>-0.3848671387651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37310432842388">
                <text:p>0.437310432842388</text:p>
              </table:table-cell>
              <table:table-cell office:value-type="float" office:value="-0.358330432155089">
                <text:p>-0.3583304321550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34009353177082">
                <text:p>0.434009353177082</text:p>
              </table:table-cell>
              <table:table-cell office:value-type="float" office:value="-0.764082561410536">
                <text:p>-0.7640825614105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437153832270123">
                <text:p>-0.437153832270123</text:p>
              </table:table-cell>
              <table:table-cell office:value-type="float" office:value="-0.589906386225535">
                <text:p>-0.5899063862255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640579262660409">
                <text:p>-0.640579262660409</text:p>
              </table:table-cell>
              <table:table-cell office:value-type="float" office:value="0.23964900531704">
                <text:p>0.239649005317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411686243941789">
                <text:p>-0.411686243941789</text:p>
              </table:table-cell>
              <table:table-cell office:value-type="float" office:value="0.71771531029178">
                <text:p>0.717715310291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334225634906753">
                <text:p>-0.334225634906753</text:p>
              </table:table-cell>
              <table:table-cell office:value-type="float" office:value="0.583970458546965">
                <text:p>0.5839704585469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204864746252185">
                <text:p>-0.204864746252185</text:p>
              </table:table-cell>
              <table:table-cell office:value-type="float" office:value="0.262198797061557">
                <text:p>0.2621987970615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214535150738003">
                <text:p>-0.214535150738003</text:p>
              </table:table-cell>
              <table:table-cell office:value-type="float" office:value="-0.221304970122561">
                <text:p>-0.2213049701225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38794797363407">
                <text:p>0.438794797363407</text:p>
              </table:table-cell>
              <table:table-cell office:value-type="float" office:value="0.197937102408647">
                <text:p>0.1979371024086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234927306630539">
                <text:p>-0.234927306630539</text:p>
              </table:table-cell>
              <table:table-cell office:value-type="float" office:value="-0.32332362194181">
                <text:p>-0.3233236219418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77783393889724">
                <text:p>-0.077783393889724</text:p>
              </table:table-cell>
              <table:table-cell office:value-type="float" office:value="-0.185268722385542">
                <text:p>-0.1852687223855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05320892201298">
                <text:p>0.0105320892201298</text:p>
              </table:table-cell>
              <table:table-cell office:value-type="float" office:value="0.930923633508562">
                <text:p>0.9309236335085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05123420525715">
                <text:p>0.305123420525715</text:p>
              </table:table-cell>
              <table:table-cell office:value-type="float" office:value="-0.0504161491036123">
                <text:p>-0.05041614910361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681067342265">
                <text:p>0.1681067342265</text:p>
              </table:table-cell>
              <table:table-cell office:value-type="float" office:value="-0.646858498377602">
                <text:p>-0.6468584983776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08389913047847">
                <text:p>0.208389913047847</text:p>
              </table:table-cell>
              <table:table-cell office:value-type="float" office:value="0.501736643833107">
                <text:p>0.5017366438331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69750606531248">
                <text:p>-0.69750606531248</text:p>
              </table:table-cell>
              <table:table-cell office:value-type="float" office:value="0.113602178094997">
                <text:p>0.1136021780949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603892904803863">
                <text:p>-0.603892904803863</text:p>
              </table:table-cell>
              <table:table-cell office:value-type="float" office:value="-0.639670310098337">
                <text:p>-0.6396703100983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738494385506916">
                <text:p>-0.0738494385506916</text:p>
              </table:table-cell>
              <table:table-cell office:value-type="float" office:value="0.612280031192936">
                <text:p>0.6122800311929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32672308983556">
                <text:p>0.632672308983556</text:p>
              </table:table-cell>
              <table:table-cell office:value-type="float" office:value="0.312100005619859">
                <text:p>0.3121000056198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85879343697909">
                <text:p>0.285879343697909</text:p>
              </table:table-cell>
              <table:table-cell office:value-type="float" office:value="-0.274382835286717">
                <text:p>-0.2743828352867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29094072370655">
                <text:p>0.229094072370655</text:p>
              </table:table-cell>
              <table:table-cell office:value-type="float" office:value="0.356313436990003">
                <text:p>0.3563134369900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282925549953854">
                <text:p>-0.282925549953854</text:p>
              </table:table-cell>
              <table:table-cell office:value-type="float" office:value="-0.653431079879171">
                <text:p>-0.6534310798791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63949582724213">
                <text:p>0.563949582724213</text:p>
              </table:table-cell>
              <table:table-cell office:value-type="float" office:value="0.577742000651728">
                <text:p>0.5777420006517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27428291906864">
                <text:p>0.427428291906864</text:p>
              </table:table-cell>
              <table:table-cell office:value-type="float" office:value="-0.464743688394561">
                <text:p>-0.4647436883945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60005946085314">
                <text:p>-0.60005946085314</text:p>
              </table:table-cell>
              <table:table-cell office:value-type="float" office:value="-0.249766846128572">
                <text:p>-0.2497668461285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1335234039889">
                <text:p>0.51335234039889</text:p>
              </table:table-cell>
              <table:table-cell office:value-type="float" office:value="-0.608438494796912">
                <text:p>-0.6084384947969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38354764029526">
                <text:p>0.538354764029526</text:p>
              </table:table-cell>
              <table:table-cell office:value-type="float" office:value="-0.367685271113202">
                <text:p>-0.3676852711132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05472344783375">
                <text:p>0.205472344783375</text:p>
              </table:table-cell>
              <table:table-cell office:value-type="float" office:value="0.643869726656116">
                <text:p>0.6438697266561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62040204602664">
                <text:p>0.262040204602664</text:p>
              </table:table-cell>
              <table:table-cell office:value-type="float" office:value="-0.729705546832449">
                <text:p>-0.7297055468324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199817953415549">
                <text:p>-0.199817953415549</text:p>
              </table:table-cell>
              <table:table-cell office:value-type="float" office:value="-0.734638106022922">
                <text:p>-0.7346381060229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15226363679057">
                <text:p>0.115226363679057</text:p>
              </table:table-cell>
              <table:table-cell office:value-type="float" office:value="-0.710914652349916">
                <text:p>-0.7109146523499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96771368888206">
                <text:p>0.496771368888206</text:p>
              </table:table-cell>
              <table:table-cell office:value-type="float" office:value="-0.0670816318688487">
                <text:p>-0.06708163186884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579238155810792">
                <text:p>-0.579238155810792</text:p>
              </table:table-cell>
              <table:table-cell office:value-type="float" office:value="0.220125706862381">
                <text:p>0.2201257068623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715994508047293">
                <text:p>-0.715994508047293</text:p>
              </table:table-cell>
              <table:table-cell office:value-type="float" office:value="0.204364151071048">
                <text:p>0.2043641510710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01032871673871">
                <text:p>0.201032871673871</text:p>
              </table:table-cell>
              <table:table-cell office:value-type="float" office:value="-0.341912122834117">
                <text:p>-0.3419121228341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07763013009146">
                <text:p>0.207763013009146</text:p>
              </table:table-cell>
              <table:table-cell office:value-type="float" office:value="0.0570242646027675">
                <text:p>0.05702426460276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24497446418895">
                <text:p>0.724497446418895</text:p>
              </table:table-cell>
              <table:table-cell office:value-type="float" office:value="0.373253985944055">
                <text:p>0.3732539859440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515552397473704">
                <text:p>-0.515552397473704</text:p>
              </table:table-cell>
              <table:table-cell office:value-type="float" office:value="0.233752637999266">
                <text:p>0.2337526379992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08319137315085">
                <text:p>0.108319137315085</text:p>
              </table:table-cell>
              <table:table-cell office:value-type="float" office:value="0.465631943781181">
                <text:p>0.4656319437811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08363096223808">
                <text:p>0.208363096223808</text:p>
              </table:table-cell>
              <table:table-cell office:value-type="float" office:value="0.336272152812314">
                <text:p>0.3362721528123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215319836416887">
                <text:p>-0.215319836416887</text:p>
              </table:table-cell>
              <table:table-cell office:value-type="float" office:value="0.146032038699236">
                <text:p>0.1460320386992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84586418386982">
                <text:p>0.884586418386982</text:p>
              </table:table-cell>
              <table:table-cell office:value-type="float" office:value="0.105144911382655">
                <text:p>0.1051449113826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46413871031598">
                <text:p>0.146413871031598</text:p>
              </table:table-cell>
              <table:table-cell office:value-type="float" office:value="-0.287981068053167">
                <text:p>-0.2879810680531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00176398897747">
                <text:p>0.700176398897747</text:p>
              </table:table-cell>
              <table:table-cell office:value-type="float" office:value="-0.341236667947017">
                <text:p>-0.3412366679470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77304285262914">
                <text:p>0.377304285262914</text:p>
              </table:table-cell>
              <table:table-cell office:value-type="float" office:value="0.673240706276638">
                <text:p>0.6732407062766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73451082900792">
                <text:p>0.473451082900792</text:p>
              </table:table-cell>
              <table:table-cell office:value-type="float" office:value="-0.126439291225837">
                <text:p>-0.1264392912258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50048116167789">
                <text:p>0.750048116167789</text:p>
              </table:table-cell>
              <table:table-cell office:value-type="float" office:value="0.335920917026092">
                <text:p>0.3359209170260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310037678649313">
                <text:p>0.0310037678649313</text:p>
              </table:table-cell>
              <table:table-cell office:value-type="float" office:value="-0.392592789553537">
                <text:p>-0.3925927895535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0369375934042247">
                <text:p>-0.00369375934042247</text:p>
              </table:table-cell>
              <table:table-cell office:value-type="float" office:value="-0.428070569862681">
                <text:p>-0.42807056986268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440577584916454">
                <text:p>-0.440577584916454</text:p>
              </table:table-cell>
              <table:table-cell office:value-type="float" office:value="-0.729338805248329">
                <text:p>-0.7293388052483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783281254016309">
                <text:p>-0.783281254016309</text:p>
              </table:table-cell>
              <table:table-cell office:value-type="float" office:value="-0.126801543379853">
                <text:p>-0.1268015433798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11572377201536">
                <text:p>0.711572377201536</text:p>
              </table:table-cell>
              <table:table-cell office:value-type="float" office:value="-0.275738454632519">
                <text:p>-0.2757384546325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109813876420799">
                <text:p>-0.109813876420799</text:p>
              </table:table-cell>
              <table:table-cell office:value-type="float" office:value="-0.666192535665694">
                <text:p>-0.6661925356656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406731849096302">
                <text:p>-0.406731849096302</text:p>
              </table:table-cell>
              <table:table-cell office:value-type="float" office:value="-0.898898720636509">
                <text:p>-0.8988987206365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26187381169299">
                <text:p>0.226187381169299</text:p>
              </table:table-cell>
              <table:table-cell office:value-type="float" office:value="0.674245571632028">
                <text:p>0.6742455716320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83545322305467">
                <text:p>0.783545322305467</text:p>
              </table:table-cell>
              <table:table-cell office:value-type="float" office:value="0.203148050044718">
                <text:p>0.2031480500447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92497209993908">
                <text:p>0.392497209993908</text:p>
              </table:table-cell>
              <table:table-cell office:value-type="float" office:value="0.556169799968497">
                <text:p>0.5561697999684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27483635270782">
                <text:p>0.527483635270782</text:p>
              </table:table-cell>
              <table:table-cell office:value-type="float" office:value="-0.0659832399857742">
                <text:p>-0.06598323998577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133740098112891">
                <text:p>-0.133740098112891</text:p>
              </table:table-cell>
              <table:table-cell office:value-type="float" office:value="0.732354642563888">
                <text:p>0.7323546425638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17153701370601">
                <text:p>-0.17153701370601</text:p>
              </table:table-cell>
              <table:table-cell office:value-type="float" office:value="-0.800424908031712">
                <text:p>-0.8004249080317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23021512769671">
                <text:p>0.523021512769671</text:p>
              </table:table-cell>
              <table:table-cell office:value-type="float" office:value="-0.633084055247208">
                <text:p>-0.63308405524720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99681310462871">
                <text:p>0.299681310462871</text:p>
              </table:table-cell>
              <table:table-cell office:value-type="float" office:value="0.76421151336476">
                <text:p>0.764211513364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55758170360487">
                <text:p>0.955758170360487</text:p>
              </table:table-cell>
              <table:table-cell office:value-type="float" office:value="0.147021872921345">
                <text:p>0.1470218729213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90254306296139">
                <text:p>0.190254306296139</text:p>
              </table:table-cell>
              <table:table-cell office:value-type="float" office:value="0.973039057756753">
                <text:p>0.9730390577567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106036964319321">
                <text:p>-0.106036964319321</text:p>
              </table:table-cell>
              <table:table-cell office:value-type="float" office:value="-0.017082351395315">
                <text:p>-0.0170823513953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951543945692826">
                <text:p>-0.951543945692826</text:p>
              </table:table-cell>
              <table:table-cell office:value-type="float" office:value="0.0365091528723019">
                <text:p>0.03650915287230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0809913967966941">
                <text:p>-0.00809913967966941</text:p>
              </table:table-cell>
              <table:table-cell office:value-type="float" office:value="-0.534624237957324">
                <text:p>-0.5346242379573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62566150666177">
                <text:p>-0.62566150666177</text:p>
              </table:table-cell>
              <table:table-cell office:value-type="float" office:value="-0.201381516081352">
                <text:p>-0.2013815160813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27837389288503">
                <text:p>0.227837389288503</text:p>
              </table:table-cell>
              <table:table-cell office:value-type="float" office:value="-0.396672607127495">
                <text:p>-0.3966726071274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134578161445875">
                <text:p>-0.134578161445875</text:p>
              </table:table-cell>
              <table:table-cell office:value-type="float" office:value="0.717465086329971">
                <text:p>0.7174650863299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41802235349682">
                <text:p>-0.41802235349682</text:p>
              </table:table-cell>
              <table:table-cell office:value-type="float" office:value="0.120529380269831">
                <text:p>0.12052938026983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12425280879431">
                <text:p>-0.12425280879431</text:p>
              </table:table-cell>
              <table:table-cell office:value-type="float" office:value="-0.207664325122539">
                <text:p>-0.2076643251225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520136046937496">
                <text:p>-0.520136046937496</text:p>
              </table:table-cell>
              <table:table-cell office:value-type="float" office:value="0.0634440152170433">
                <text:p>0.06344401521704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77504422216131">
                <text:p>0.0177504422216131</text:p>
              </table:table-cell>
              <table:table-cell office:value-type="float" office:value="0.797902132110159">
                <text:p>0.7979021321101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64919120919425">
                <text:p>0.364919120919425</text:p>
              </table:table-cell>
              <table:table-cell office:value-type="float" office:value="0.663014284489704">
                <text:p>0.6630142844897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119841644636598">
                <text:p>-0.119841644636598</text:p>
              </table:table-cell>
              <table:table-cell office:value-type="float" office:value="-0.139577843339909">
                <text:p>-0.1395778433399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256364445192559">
                <text:p>-0.256364445192559</text:p>
              </table:table-cell>
              <table:table-cell office:value-type="float" office:value="0.51693718050152">
                <text:p>0.516937180501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25918841096036">
                <text:p>0.525918841096036</text:p>
              </table:table-cell>
              <table:table-cell office:value-type="float" office:value="0.385223526733443">
                <text:p>0.3852235267334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735996082104328">
                <text:p>-0.735996082104328</text:p>
              </table:table-cell>
              <table:table-cell office:value-type="float" office:value="0.171064713683755">
                <text:p>0.1710647136837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85012525253365">
                <text:p>0.185012525253365</text:p>
              </table:table-cell>
              <table:table-cell office:value-type="float" office:value="0.402907044121219">
                <text:p>0.4029070441212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725733841503634">
                <text:p>-0.725733841503634</text:p>
              </table:table-cell>
              <table:table-cell office:value-type="float" office:value="0.337136075039817">
                <text:p>0.3371360750398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559678922791455">
                <text:p>-0.559678922791455</text:p>
              </table:table-cell>
              <table:table-cell office:value-type="float" office:value="-0.0120213621783014">
                <text:p>-0.01202136217830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746665665452412">
                <text:p>0.0746665665452412</text:p>
              </table:table-cell>
              <table:table-cell office:value-type="float" office:value="0.936332529079397">
                <text:p>0.9363325290793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305325029044878">
                <text:p>-0.305325029044878</text:p>
              </table:table-cell>
              <table:table-cell office:value-type="float" office:value="0.122441654145941">
                <text:p>0.1224416541459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114704544549951">
                <text:p>-0.114704544549951</text:p>
              </table:table-cell>
              <table:table-cell office:value-type="float" office:value="0.169898712584037">
                <text:p>0.1698987125840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742467757514256">
                <text:p>-0.742467757514256</text:p>
              </table:table-cell>
              <table:table-cell office:value-type="float" office:value="0.354302073279112">
                <text:p>0.3543020732791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582586587828154">
                <text:p>-0.0582586587828154</text:p>
              </table:table-cell>
              <table:table-cell office:value-type="float" office:value="0.384117000512965">
                <text:p>0.3841170005129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168792458363331">
                <text:p>-0.168792458363331</text:p>
              </table:table-cell>
              <table:table-cell office:value-type="float" office:value="0.0608699508915382">
                <text:p>0.06086995089153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306677956662486">
                <text:p>-0.306677956662486</text:p>
              </table:table-cell>
              <table:table-cell office:value-type="float" office:value="0.752602190189859">
                <text:p>0.7526021901898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817659547506594">
                <text:p>-0.817659547506594</text:p>
              </table:table-cell>
              <table:table-cell office:value-type="float" office:value="-0.491579240334213">
                <text:p>-0.4915792403342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516964594188067">
                <text:p>-0.516964594188067</text:p>
              </table:table-cell>
              <table:table-cell office:value-type="float" office:value="-0.371552907987667">
                <text:p>-0.3715529079876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22133730812899">
                <text:p>0.422133730812899</text:p>
              </table:table-cell>
              <table:table-cell office:value-type="float" office:value="0.751541474517114">
                <text:p>0.7515414745171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553158844610441">
                <text:p>0.0553158844610441</text:p>
              </table:table-cell>
              <table:table-cell office:value-type="float" office:value="-0.299012398814903">
                <text:p>-0.2990123988149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13635033060275">
                <text:p>0.913635033060275</text:p>
              </table:table-cell>
              <table:table-cell office:value-type="float" office:value="0.356458999819685">
                <text:p>0.3564589998196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2427106128855">
                <text:p>0.12427106128855</text:p>
              </table:table-cell>
              <table:table-cell office:value-type="float" office:value="0.263140613784897">
                <text:p>0.2631406137848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724474742759492">
                <text:p>-0.724474742759492</text:p>
              </table:table-cell>
              <table:table-cell office:value-type="float" office:value="-0.216736535936646">
                <text:p>-0.2167365359366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56408249638404">
                <text:p>0.856408249638404</text:p>
              </table:table-cell>
              <table:table-cell office:value-type="float" office:value="-0.40545290526618">
                <text:p>-0.405452905266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73018970547521">
                <text:p>0.473018970547521</text:p>
              </table:table-cell>
              <table:table-cell office:value-type="float" office:value="-0.876851070362529">
                <text:p>-0.8768510703625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26228061270849">
                <text:p>0.826228061270849</text:p>
              </table:table-cell>
              <table:table-cell office:value-type="float" office:value="-0.0458323983374699">
                <text:p>-0.04583239833746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630922595007766">
                <text:p>-0.630922595007766</text:p>
              </table:table-cell>
              <table:table-cell office:value-type="float" office:value="0.443260799236653">
                <text:p>0.4432607992366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788663810979153">
                <text:p>-0.788663810979153</text:p>
              </table:table-cell>
              <table:table-cell office:value-type="float" office:value="-0.194499228513801">
                <text:p>-0.1944992285138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250545430732366">
                <text:p>-0.250545430732366</text:p>
              </table:table-cell>
              <table:table-cell office:value-type="float" office:value="0.50691187908231">
                <text:p>0.506911879082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40861269710798">
                <text:p>0.740861269710798</text:p>
              </table:table-cell>
              <table:table-cell office:value-type="float" office:value="-0.0690976221461608">
                <text:p>-0.06909762214616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288327825819723">
                <text:p>-0.288327825819723</text:p>
              </table:table-cell>
              <table:table-cell office:value-type="float" office:value="-0.534482924422003">
                <text:p>-0.5344829244220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79913556590744">
                <text:p>0.579913556590744</text:p>
              </table:table-cell>
              <table:table-cell office:value-type="float" office:value="-0.251225654307586">
                <text:p>-0.2512256543075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292087202897819">
                <text:p>-0.292087202897819</text:p>
              </table:table-cell>
              <table:table-cell office:value-type="float" office:value="-0.461843661704319">
                <text:p>-0.4618436617043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30564783878992">
                <text:p>0.930564783878992</text:p>
              </table:table-cell>
              <table:table-cell office:value-type="float" office:value="-0.0603951295728391">
                <text:p>-0.06039512957283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56313386511204">
                <text:p>0.156313386511204</text:p>
              </table:table-cell>
              <table:table-cell office:value-type="float" office:value="-0.318561850417072">
                <text:p>-0.3185618504170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456457023733218">
                <text:p>-0.456457023733218</text:p>
              </table:table-cell>
              <table:table-cell office:value-type="float" office:value="0.644961703332734">
                <text:p>0.6449617033327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492915920752902">
                <text:p>-0.0492915920752902</text:p>
              </table:table-cell>
              <table:table-cell office:value-type="float" office:value="-0.546634569545833">
                <text:p>-0.5466345695458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19614826746385">
                <text:p>0.519614826746385</text:p>
              </table:table-cell>
              <table:table-cell office:value-type="float" office:value="0.248202408794868">
                <text:p>0.2482024087948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35302680601931">
                <text:p>0.735302680601931</text:p>
              </table:table-cell>
              <table:table-cell office:value-type="float" office:value="-0.532550235241583">
                <text:p>-0.53255023524158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776562971738367">
                <text:p>-0.776562971738367</text:p>
              </table:table-cell>
              <table:table-cell office:value-type="float" office:value="0.436775907202282">
                <text:p>0.4367759072022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51986564366961">
                <text:p>0.251986564366961</text:p>
              </table:table-cell>
              <table:table-cell office:value-type="float" office:value="-0.618726394666221">
                <text:p>-0.6187263946662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594594579509852">
                <text:p>-0.594594579509852</text:p>
              </table:table-cell>
              <table:table-cell office:value-type="float" office:value="0.490265105741912">
                <text:p>0.4902651057419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71798174339882">
                <text:p>0.871798174339882</text:p>
              </table:table-cell>
              <table:table-cell office:value-type="float" office:value="0.458490244766204">
                <text:p>0.4584902447662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80697952514574">
                <text:p>0.380697952514574</text:p>
              </table:table-cell>
              <table:table-cell office:value-type="float" office:value="0.5798091824832">
                <text:p>0.57980918248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39465844075725">
                <text:p>0.0439465844075725</text:p>
              </table:table-cell>
              <table:table-cell office:value-type="float" office:value="-0.485278740036495">
                <text:p>-0.4852787400364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47485056257026">
                <text:p>0.847485056257026</text:p>
              </table:table-cell>
              <table:table-cell office:value-type="float" office:value="0.507962994360589">
                <text:p>0.5079629943605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521515418662989">
                <text:p>0.521515418662989</text:p>
              </table:table-cell>
              <table:table-cell office:value-type="float" office:value="0.583897856785985">
                <text:p>0.5838978567859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781264486891493">
                <text:p>0.0781264486891493</text:p>
              </table:table-cell>
              <table:table-cell office:value-type="float" office:value="0.0885595348810433">
                <text:p>0.08855953488104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5258914996231">
                <text:p>-0.5258914996231</text:p>
              </table:table-cell>
              <table:table-cell office:value-type="float" office:value="-0.699505018744803">
                <text:p>-0.6995050187448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64821850286646">
                <text:p>0.164821850286646</text:p>
              </table:table-cell>
              <table:table-cell office:value-type="float" office:value="0.673322762740379">
                <text:p>0.6733227627403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784981174689761">
                <text:p>0.0784981174689761</text:p>
              </table:table-cell>
              <table:table-cell office:value-type="float" office:value="-0.642529682746312">
                <text:p>-0.6425296827463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19203440643093">
                <text:p>0.419203440643093</text:p>
              </table:table-cell>
              <table:table-cell office:value-type="float" office:value="0.836405195544745">
                <text:p>0.8364051955447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133437904111212">
                <text:p>-0.133437904111212</text:p>
              </table:table-cell>
              <table:table-cell office:value-type="float" office:value="-0.785098794268614">
                <text:p>-0.7850987942686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693897381600553">
                <text:p>-0.0693897381600553</text:p>
              </table:table-cell>
              <table:table-cell office:value-type="float" office:value="0.800394803569981">
                <text:p>0.80039480356998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97717706532639">
                <text:p>0.297717706532639</text:p>
              </table:table-cell>
              <table:table-cell office:value-type="float" office:value="0.38103786007521">
                <text:p>0.381037860075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473735099187277">
                <text:p>-0.473735099187277</text:p>
              </table:table-cell>
              <table:table-cell office:value-type="float" office:value="0.648320853316393">
                <text:p>0.6483208533163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361243558896691">
                <text:p>-0.361243558896691</text:p>
              </table:table-cell>
              <table:table-cell office:value-type="float" office:value="-0.354926496218798">
                <text:p>-0.3549264962187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237178145823162">
                <text:p>-0.237178145823162</text:p>
              </table:table-cell>
              <table:table-cell office:value-type="float" office:value="0.462546391038387">
                <text:p>0.46254639103838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16912916278467">
                <text:p>-0.16912916278467</text:p>
              </table:table-cell>
              <table:table-cell office:value-type="float" office:value="-0.0815053926444852">
                <text:p>-0.08150539264448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855141280382252">
                <text:p>-0.855141280382252</text:p>
              </table:table-cell>
              <table:table-cell office:value-type="float" office:value="-0.176072306148503">
                <text:p>-0.1760723061485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20021547545881">
                <text:p>0.220021547545881</text:p>
              </table:table-cell>
              <table:table-cell office:value-type="float" office:value="-0.802232262253202">
                <text:p>-0.8022322622532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481954790547583">
                <text:p>-0.481954790547583</text:p>
              </table:table-cell>
              <table:table-cell office:value-type="float" office:value="0.553548434132674">
                <text:p>0.5535484341326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333541760914002">
                <text:p>0.00333541760914002</text:p>
              </table:table-cell>
              <table:table-cell office:value-type="float" office:value="-0.828320942614484">
                <text:p>-0.8283209426144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375711302964993">
                <text:p>-0.375711302964993</text:p>
              </table:table-cell>
              <table:table-cell office:value-type="float" office:value="0.868637976831026">
                <text:p>0.86863797683102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55279111305638">
                <text:p>0.555279111305638</text:p>
              </table:table-cell>
              <table:table-cell office:value-type="float" office:value="-0.600050918373908">
                <text:p>-0.6000509183739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196823255019303">
                <text:p>-0.196823255019303</text:p>
              </table:table-cell>
              <table:table-cell office:value-type="float" office:value="-0.732494007837594">
                <text:p>-0.73249400783759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608379282223312">
                <text:p>-0.608379282223312</text:p>
              </table:table-cell>
              <table:table-cell office:value-type="float" office:value="0.147688539910253">
                <text:p>0.1476885399102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408445417174208">
                <text:p>-0.408445417174208</text:p>
              </table:table-cell>
              <table:table-cell office:value-type="float" office:value="-0.160621587323707">
                <text:p>-0.16062158732370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02595148376418">
                <text:p>0.502595148376418</text:p>
              </table:table-cell>
              <table:table-cell office:value-type="float" office:value="0.835257124773405">
                <text:p>0.8352571247734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701446444818107">
                <text:p>0.0701446444818107</text:p>
              </table:table-cell>
              <table:table-cell office:value-type="float" office:value="0.979071348479272">
                <text:p>0.9790713484792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80197489284983">
                <text:p>0.380197489284983</text:p>
              </table:table-cell>
              <table:table-cell office:value-type="float" office:value="0.354001147598098">
                <text:p>0.3540011475980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284785167858421">
                <text:p>-0.284785167858421</text:p>
              </table:table-cell>
              <table:table-cell office:value-type="float" office:value="0.342835710192908">
                <text:p>0.3428357101929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55353602663948">
                <text:p>0.655353602663948</text:p>
              </table:table-cell>
              <table:table-cell office:value-type="float" office:value="-0.529683061565837">
                <text:p>-0.5296830615658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223493599501952">
                <text:p>-0.223493599501952</text:p>
              </table:table-cell>
              <table:table-cell office:value-type="float" office:value="0.457023184378852">
                <text:p>0.4570231843788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816543688372213">
                <text:p>0.816543688372213</text:p>
              </table:table-cell>
              <table:table-cell office:value-type="float" office:value="0.518168026993418">
                <text:p>0.5181680269934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230483704396441">
                <text:p>-0.230483704396441</text:p>
              </table:table-cell>
              <table:table-cell office:value-type="float" office:value="-0.818194328551182">
                <text:p>-0.8181943285511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856891414908056">
                <text:p>-0.0856891414908056</text:p>
              </table:table-cell>
              <table:table-cell office:value-type="float" office:value="0.222649172991264">
                <text:p>0.2226491729912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62111877607845">
                <text:p>0.162111877607845</text:p>
              </table:table-cell>
              <table:table-cell office:value-type="float" office:value="0.0239834919988524">
                <text:p>0.02398349199885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59917733056048">
                <text:p>0.259917733056048</text:p>
              </table:table-cell>
              <table:table-cell office:value-type="float" office:value="0.666568908616079">
                <text:p>0.6665689086160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47102283532235">
                <text:p>-0.47102283532235</text:p>
              </table:table-cell>
              <table:table-cell office:value-type="float" office:value="-0.456614033209279">
                <text:p>-0.4566140332092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527198625334667">
                <text:p>-0.527198625334667</text:p>
              </table:table-cell>
              <table:table-cell office:value-type="float" office:value="0.319573977998816">
                <text:p>0.3195739779988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48583826967516">
                <text:p>-0.48583826967516</text:p>
              </table:table-cell>
              <table:table-cell office:value-type="float" office:value="-0.449761214788938">
                <text:p>-0.4497612147889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759461069153048">
                <text:p>-0.0759461069153048</text:p>
              </table:table-cell>
              <table:table-cell office:value-type="float" office:value="0.98330485549722">
                <text:p>0.983304855497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05255783699351">
                <text:p>0.605255783699351</text:p>
              </table:table-cell>
              <table:table-cell office:value-type="float" office:value="0.287259421709687">
                <text:p>0.28725942170968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569293036852599">
                <text:p>-0.569293036852599</text:p>
              </table:table-cell>
              <table:table-cell office:value-type="float" office:value="0.582098606595584">
                <text:p>0.58209860659558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35427203269868">
                <text:p>0.935427203269868</text:p>
              </table:table-cell>
              <table:table-cell office:value-type="float" office:value="-0.276722005768358">
                <text:p>-0.2767220057683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587860450425365">
                <text:p>0.0587860450425365</text:p>
              </table:table-cell>
              <table:table-cell office:value-type="float" office:value="0.461326649002778">
                <text:p>0.46132664900277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670493869389637">
                <text:p>-0.670493869389637</text:p>
              </table:table-cell>
              <table:table-cell office:value-type="float" office:value="0.557397414203647">
                <text:p>0.55739741420364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288698055621951">
                <text:p>-0.288698055621951</text:p>
              </table:table-cell>
              <table:table-cell office:value-type="float" office:value="0.583821692486332">
                <text:p>0.5838216924863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169614659403764">
                <text:p>-0.169614659403764</text:p>
              </table:table-cell>
              <table:table-cell office:value-type="float" office:value="-0.2932182822836">
                <text:p>-0.29321828228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829397620253649">
                <text:p>-0.829397620253649</text:p>
              </table:table-cell>
              <table:table-cell office:value-type="float" office:value="-0.31410133096078">
                <text:p>-0.314101330960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759012488323658">
                <text:p>-0.759012488323658</text:p>
              </table:table-cell>
              <table:table-cell office:value-type="float" office:value="-0.305055696743404">
                <text:p>-0.3050556967434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209011681474374">
                <text:p>-0.209011681474374</text:p>
              </table:table-cell>
              <table:table-cell office:value-type="float" office:value="-0.631061935023322">
                <text:p>-0.6310619350233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481367668324029">
                <text:p>0.0481367668324029</text:p>
              </table:table-cell>
              <table:table-cell office:value-type="float" office:value="-0.124151377638542">
                <text:p>-0.12415137763854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800371460364249">
                <text:p>-0.800371460364249</text:p>
              </table:table-cell>
              <table:table-cell office:value-type="float" office:value="-0.00552498275098626">
                <text:p>-0.005524982750986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13139869624406">
                <text:p>0.313139869624406</text:p>
              </table:table-cell>
              <table:table-cell office:value-type="float" office:value="0.157696628813395">
                <text:p>0.1576966288133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728437182824521">
                <text:p>0.0728437182824521</text:p>
              </table:table-cell>
              <table:table-cell office:value-type="float" office:value="-0.955062167546522">
                <text:p>-0.9550621675465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42152786298495">
                <text:p>0.542152786298495</text:p>
              </table:table-cell>
              <table:table-cell office:value-type="float" office:value="-0.363911308278752">
                <text:p>-0.3639113082787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5803367369627">
                <text:p>0.85803367369627</text:p>
              </table:table-cell>
              <table:table-cell office:value-type="float" office:value="0.368783290285646">
                <text:p>0.3687832902856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171738351987814">
                <text:p>-0.171738351987814</text:p>
              </table:table-cell>
              <table:table-cell office:value-type="float" office:value="-0.370807397386446">
                <text:p>-0.3708073973864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473422680608554">
                <text:p>-0.473422680608554</text:p>
              </table:table-cell>
              <table:table-cell office:value-type="float" office:value="0.102122822885785">
                <text:p>0.10212282288578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53957018736234">
                <text:p>0.353957018736234</text:p>
              </table:table-cell>
              <table:table-cell office:value-type="float" office:value="-0.0609280856562263">
                <text:p>-0.06092808565622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06562745714395">
                <text:p>0.806562745714395</text:p>
              </table:table-cell>
              <table:table-cell office:value-type="float" office:value="0.381854341860258">
                <text:p>0.3818543418602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11314106407153">
                <text:p>0.211314106407153</text:p>
              </table:table-cell>
              <table:table-cell office:value-type="float" office:value="-0.520859707369913">
                <text:p>-0.5208597073699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471670110925225">
                <text:p>-0.471670110925225</text:p>
              </table:table-cell>
              <table:table-cell office:value-type="float" office:value="0.865197159507104">
                <text:p>0.86519715950710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715092897108254">
                <text:p>-0.715092897108254</text:p>
              </table:table-cell>
              <table:table-cell office:value-type="float" office:value="-0.127755985631587">
                <text:p>-0.12775598563158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17258450527069">
                <text:p>0.017258450527069</text:p>
              </table:table-cell>
              <table:table-cell office:value-type="float" office:value="0.548636669129516">
                <text:p>0.54863666912951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25065469070021">
                <text:p>0.325065469070021</text:p>
              </table:table-cell>
              <table:table-cell office:value-type="float" office:value="-0.128192319958772">
                <text:p>-0.1281923199587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548855923033684">
                <text:p>-0.548855923033684</text:p>
              </table:table-cell>
              <table:table-cell office:value-type="float" office:value="0.130011259912239">
                <text:p>0.13001125991223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440035757319292">
                <text:p>0.0440035757319292</text:p>
              </table:table-cell>
              <table:table-cell office:value-type="float" office:value="0.0476981247435826">
                <text:p>0.047698124743582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117338065229819">
                <text:p>-0.117338065229819</text:p>
              </table:table-cell>
              <table:table-cell office:value-type="float" office:value="-0.92791063977155">
                <text:p>-0.927910639771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357791657192108">
                <text:p>-0.357791657192108</text:p>
              </table:table-cell>
              <table:table-cell office:value-type="float" office:value="-0.770971620371804">
                <text:p>-0.7709716203718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644925993078355">
                <text:p>-0.644925993078355</text:p>
              </table:table-cell>
              <table:table-cell office:value-type="float" office:value="0.385545923029147">
                <text:p>0.3855459230291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302836377401614">
                <text:p>-0.302836377401614</text:p>
              </table:table-cell>
              <table:table-cell office:value-type="float" office:value="0.0405388703177851">
                <text:p>0.04053887031778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04233691422239">
                <text:p>0.404233691422239</text:p>
              </table:table-cell>
              <table:table-cell office:value-type="float" office:value="-0.21576853389489">
                <text:p>-0.2157685338948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614222390606283">
                <text:p>0.614222390606283</text:p>
              </table:table-cell>
              <table:table-cell office:value-type="float" office:value="-0.517829233090917">
                <text:p>-0.5178292330909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88842155667285">
                <text:p>0.888842155667285</text:p>
              </table:table-cell>
              <table:table-cell office:value-type="float" office:value="-0.10582360786048">
                <text:p>-0.1058236078604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856739345819536">
                <text:p>-0.856739345819536</text:p>
              </table:table-cell>
              <table:table-cell office:value-type="float" office:value="-0.509498775188385">
                <text:p>-0.50949877518838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49882355733029">
                <text:p>0.849882355733029</text:p>
              </table:table-cell>
              <table:table-cell office:value-type="float" office:value="0.274810891952177">
                <text:p>0.27481089195217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763224769655207">
                <text:p>-0.763224769655207</text:p>
              </table:table-cell>
              <table:table-cell office:value-type="float" office:value="-0.276061360593765">
                <text:p>-0.2760613605937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405986313644486">
                <text:p>-0.405986313644486</text:p>
              </table:table-cell>
              <table:table-cell office:value-type="float" office:value="-0.581415312386173">
                <text:p>-0.5814153123861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71079907737617">
                <text:p>0.571079907737617</text:p>
              </table:table-cell>
              <table:table-cell office:value-type="float" office:value="0.347822909089913">
                <text:p>0.3478229090899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503573834444959">
                <text:p>-0.503573834444959</text:p>
              </table:table-cell>
              <table:table-cell office:value-type="float" office:value="0.398302446107103">
                <text:p>0.3983024461071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61298475875873">
                <text:p>0.161298475875873</text:p>
              </table:table-cell>
              <table:table-cell office:value-type="float" office:value="-0.955674555676576">
                <text:p>-0.95567455567657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92169718916731">
                <text:p>0.192169718916731</text:p>
              </table:table-cell>
              <table:table-cell office:value-type="float" office:value="-0.325693368408407">
                <text:p>-0.3256933684084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52874401710616">
                <text:p>0.252874401710616</text:p>
              </table:table-cell>
              <table:table-cell office:value-type="float" office:value="0.675535880921674">
                <text:p>0.67553588092167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893704074446838">
                <text:p>-0.893704074446838</text:p>
              </table:table-cell>
              <table:table-cell office:value-type="float" office:value="-0.308221191204864">
                <text:p>-0.3082211912048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529364978757834">
                <text:p>-0.529364978757834</text:p>
              </table:table-cell>
              <table:table-cell office:value-type="float" office:value="-0.258492974183474">
                <text:p>-0.25849297418347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704054401206629">
                <text:p>-0.704054401206629</text:p>
              </table:table-cell>
              <table:table-cell office:value-type="float" office:value="-0.0497628923403275">
                <text:p>-0.04976289234032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236979665459718">
                <text:p>-0.236979665459718</text:p>
              </table:table-cell>
              <table:table-cell office:value-type="float" office:value="0.509365714518901">
                <text:p>0.5093657145189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178258603733154">
                <text:p>-0.178258603733154</text:p>
              </table:table-cell>
              <table:table-cell office:value-type="float" office:value="-0.326388624583649">
                <text:p>-0.32638862458364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56043079276842">
                <text:p>0.156043079276842</text:p>
              </table:table-cell>
              <table:table-cell office:value-type="float" office:value="-0.241879685007187">
                <text:p>-0.2418796850071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892762194062989">
                <text:p>-0.892762194062989</text:p>
              </table:table-cell>
              <table:table-cell office:value-type="float" office:value="-0.0303113854221939">
                <text:p>-0.03031138542219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52492710606228">
                <text:p>0.352492710606228</text:p>
              </table:table-cell>
              <table:table-cell office:value-type="float" office:value="-0.149822852116587">
                <text:p>-0.1498228521165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30997883958418">
                <text:p>0.830997883958418</text:p>
              </table:table-cell>
              <table:table-cell office:value-type="float" office:value="0.0855481935468679">
                <text:p>0.085548193546867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77867407165443">
                <text:p>0.077867407165443</text:p>
              </table:table-cell>
              <table:table-cell office:value-type="float" office:value="0.712123767789934">
                <text:p>0.71212376778993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613005925409179">
                <text:p>0.613005925409179</text:p>
              </table:table-cell>
              <table:table-cell office:value-type="float" office:value="-0.035183740129291">
                <text:p>-0.0351837401292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248528941059537">
                <text:p>-0.248528941059537</text:p>
              </table:table-cell>
              <table:table-cell office:value-type="float" office:value="-0.381536094278215">
                <text:p>-0.3815360942782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08455683876819">
                <text:p>0.508455683876819</text:p>
              </table:table-cell>
              <table:table-cell office:value-type="float" office:value="-0.799543274871805">
                <text:p>-0.7995432748718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44742172504283">
                <text:p>0.144742172504283</text:p>
              </table:table-cell>
              <table:table-cell office:value-type="float" office:value="0.648637504082107">
                <text:p>0.64863750408210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840735417326723">
                <text:p>-0.840735417326723</text:p>
              </table:table-cell>
              <table:table-cell office:value-type="float" office:value="0.527658950287102">
                <text:p>0.5276589502871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94202417543985">
                <text:p>0.394202417543985</text:p>
              </table:table-cell>
              <table:table-cell office:value-type="float" office:value="0.332467486806948">
                <text:p>0.3324674868069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748394156773087">
                <text:p>0.748394156773087</text:p>
              </table:table-cell>
              <table:table-cell office:value-type="float" office:value="-0.564445580247577">
                <text:p>-0.5644455802475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60066444934066">
                <text:p>0.560066444934066</text:p>
              </table:table-cell>
              <table:table-cell office:value-type="float" office:value="0.543559046133828">
                <text:p>0.5435590461338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624069750373616">
                <text:p>-0.624069750373616</text:p>
              </table:table-cell>
              <table:table-cell office:value-type="float" office:value="0.151497516315823">
                <text:p>0.1514975163158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50669263902397">
                <text:p>-0.50669263902397</text:p>
              </table:table-cell>
              <table:table-cell office:value-type="float" office:value="-0.399822496294668">
                <text:p>-0.39982249629466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644612024019919">
                <text:p>-0.644612024019919</text:p>
              </table:table-cell>
              <table:table-cell office:value-type="float" office:value="-0.229113327010768">
                <text:p>-0.2291133270107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81535594869275">
                <text:p>-0.81535594869275</text:p>
              </table:table-cell>
              <table:table-cell office:value-type="float" office:value="0.196609690225891">
                <text:p>0.1966096902258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236683056468483">
                <text:p>-0.236683056468483</text:p>
              </table:table-cell>
              <table:table-cell office:value-type="float" office:value="0.726255262943141">
                <text:p>0.7262552629431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87607209282535">
                <text:p>0.387607209282535</text:p>
              </table:table-cell>
              <table:table-cell office:value-type="float" office:value="0.51763213227067">
                <text:p>0.517632132270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97779670520227">
                <text:p>0.397779670520227</text:p>
              </table:table-cell>
              <table:table-cell office:value-type="float" office:value="-0.360526478269377">
                <text:p>-0.36052647826937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593283782365681">
                <text:p>-0.0593283782365681</text:p>
              </table:table-cell>
              <table:table-cell office:value-type="float" office:value="0.810651091631871">
                <text:p>0.81065109163187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642668452509471">
                <text:p>-0.642668452509471</text:p>
              </table:table-cell>
              <table:table-cell office:value-type="float" office:value="-0.606490339274631">
                <text:p>-0.6064903392746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24336171269354">
                <text:p>0.324336171269354</text:p>
              </table:table-cell>
              <table:table-cell office:value-type="float" office:value="-0.739716375095523">
                <text:p>-0.7397163750955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529654476892851">
                <text:p>-0.0529654476892851</text:p>
              </table:table-cell>
              <table:table-cell office:value-type="float" office:value="-0.0663084443232806">
                <text:p>-0.066308444323280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529703162630129">
                <text:p>-0.0529703162630129</text:p>
              </table:table-cell>
              <table:table-cell office:value-type="float" office:value="-0.731482371659168">
                <text:p>-0.7314823716591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564542510078586">
                <text:p>0.0564542510078586</text:p>
              </table:table-cell>
              <table:table-cell office:value-type="float" office:value="-0.383113947082838">
                <text:p>-0.3831139470828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46189294544259">
                <text:p>0.46189294544259</text:p>
              </table:table-cell>
              <table:table-cell office:value-type="float" office:value="0.13712083629866">
                <text:p>0.1371208362986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338793060070591">
                <text:p>-0.338793060070591</text:p>
              </table:table-cell>
              <table:table-cell office:value-type="float" office:value="-0.152280114102695">
                <text:p>-0.1522801141026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766441879655949">
                <text:p>0.766441879655949</text:p>
              </table:table-cell>
              <table:table-cell office:value-type="float" office:value="0.390780843152631">
                <text:p>0.3907808431526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345026616907518">
                <text:p>-0.345026616907518</text:p>
              </table:table-cell>
              <table:table-cell office:value-type="float" office:value="-0.158594420664719">
                <text:p>-0.1585944206647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93010797427668">
                <text:p>0.293010797427668</text:p>
              </table:table-cell>
              <table:table-cell office:value-type="float" office:value="-0.454190981836305">
                <text:p>-0.4541909818363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21246744791102">
                <text:p>0.321246744791102</text:p>
              </table:table-cell>
              <table:table-cell office:value-type="float" office:value="-0.435590130033952">
                <text:p>-0.43559013003395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834773920689893">
                <text:p>-0.834773920689893</text:p>
              </table:table-cell>
              <table:table-cell office:value-type="float" office:value="-0.430067345026218">
                <text:p>-0.4300673450262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28179158024675">
                <text:p>0.228179158024675</text:p>
              </table:table-cell>
              <table:table-cell office:value-type="float" office:value="-0.115734510502596">
                <text:p>-0.1157345105025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940434994444955">
                <text:p>-0.940434994444955</text:p>
              </table:table-cell>
              <table:table-cell office:value-type="float" office:value="0.327165247769866">
                <text:p>0.3271652477698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0483022814666911">
                <text:p>-0.00483022814666911</text:p>
              </table:table-cell>
              <table:table-cell office:value-type="float" office:value="0.547606527655055">
                <text:p>0.5476065276550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52754540789851">
                <text:p>0.252754540789851</text:p>
              </table:table-cell>
              <table:table-cell office:value-type="float" office:value="-0.0130972743151624">
                <text:p>-0.01309727431516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590684853645937">
                <text:p>0.590684853645937</text:p>
              </table:table-cell>
              <table:table-cell office:value-type="float" office:value="0.0892410346591086">
                <text:p>0.08924103465910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507103757199974">
                <text:p>-0.507103757199974</text:p>
              </table:table-cell>
              <table:table-cell office:value-type="float" office:value="-0.0616570351261318">
                <text:p>-0.061657035126131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818956574270949">
                <text:p>-0.0818956574270949</text:p>
              </table:table-cell>
              <table:table-cell office:value-type="float" office:value="-0.280393027252968">
                <text:p>-0.2803930272529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244809509705991">
                <text:p>-0.244809509705991</text:p>
              </table:table-cell>
              <table:table-cell office:value-type="float" office:value="0.888603760852531">
                <text:p>0.88860376085253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68453280530859">
                <text:p>0.668453280530859</text:p>
              </table:table-cell>
              <table:table-cell office:value-type="float" office:value="0.597267579361971">
                <text:p>0.5972675793619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39360538703803">
                <text:p>-0.39360538703803</text:p>
              </table:table-cell>
              <table:table-cell office:value-type="float" office:value="0.819166070615579">
                <text:p>0.81916607061557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583067543331362">
                <text:p>0.583067543331362</text:p>
              </table:table-cell>
              <table:table-cell office:value-type="float" office:value="-0.625974251348273">
                <text:p>-0.6259742513482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422066848128388">
                <text:p>-0.422066848128388</text:p>
              </table:table-cell>
              <table:table-cell office:value-type="float" office:value="-0.73320415675076">
                <text:p>-0.733204156750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321228460600963">
                <text:p>-0.321228460600963</text:p>
              </table:table-cell>
              <table:table-cell office:value-type="float" office:value="-0.441207251300265">
                <text:p>-0.44120725130026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720594190180394">
                <text:p>0.720594190180394</text:p>
              </table:table-cell>
              <table:table-cell office:value-type="float" office:value="-0.126458751427639">
                <text:p>-0.12645875142763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784184659497908">
                <text:p>-0.784184659497908</text:p>
              </table:table-cell>
              <table:table-cell office:value-type="float" office:value="0.016993963873969">
                <text:p>0.0169939638739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508068590318841">
                <text:p>0.508068590318841</text:p>
              </table:table-cell>
              <table:table-cell office:value-type="float" office:value="0.09843054991427">
                <text:p>0.098430549914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76360101620747">
                <text:p>0.376360101620747</text:p>
              </table:table-cell>
              <table:table-cell office:value-type="float" office:value="-0.428603516432899">
                <text:p>-0.4286035164328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171745442928219">
                <text:p>-0.171745442928219</text:p>
              </table:table-cell>
              <table:table-cell office:value-type="float" office:value="0.706296207629288">
                <text:p>0.7062962076292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6384049221608">
                <text:p>0.16384049221608</text:p>
              </table:table-cell>
              <table:table-cell office:value-type="float" office:value="0.0407395517788627">
                <text:p>0.04073955177886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76283570905601">
                <text:p>0.476283570905601</text:p>
              </table:table-cell>
              <table:table-cell office:value-type="float" office:value="-0.875256466391657">
                <text:p>-0.87525646639165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906422490909229">
                <text:p>-0.906422490909229</text:p>
              </table:table-cell>
              <table:table-cell office:value-type="float" office:value="-0.0778813475874253">
                <text:p>-0.077881347587425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405400994159336">
                <text:p>0.0405400994159336</text:p>
              </table:table-cell>
              <table:table-cell office:value-type="float" office:value="0.519697042481816">
                <text:p>0.5196970424818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360378693424039">
                <text:p>-0.360378693424039</text:p>
              </table:table-cell>
              <table:table-cell office:value-type="float" office:value="0.260481450391112">
                <text:p>0.2604814503911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776922462416848">
                <text:p>-0.776922462416848</text:p>
              </table:table-cell>
              <table:table-cell office:value-type="float" office:value="0.482226720992332">
                <text:p>0.4822267209923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26766089494952">
                <text:p>0.526766089494952</text:p>
              </table:table-cell>
              <table:table-cell office:value-type="float" office:value="-0.566835855736757">
                <text:p>-0.56683585573675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941796266788734">
                <text:p>-0.941796266788734</text:p>
              </table:table-cell>
              <table:table-cell office:value-type="float" office:value="-0.3292592254834">
                <text:p>-0.32925922548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257522404297783">
                <text:p>0.0257522404297783</text:p>
              </table:table-cell>
              <table:table-cell office:value-type="float" office:value="0.310897698211923">
                <text:p>0.31089769821192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177420743671054">
                <text:p>0.0177420743671054</text:p>
              </table:table-cell>
              <table:table-cell office:value-type="float" office:value="-0.616685051847499">
                <text:p>-0.61668505184749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46079002487252">
                <text:p>-0.46079002487252</text:p>
              </table:table-cell>
              <table:table-cell office:value-type="float" office:value="-0.811230495148717">
                <text:p>-0.8112304951487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742882183303827">
                <text:p>-0.742882183303827</text:p>
              </table:table-cell>
              <table:table-cell office:value-type="float" office:value="-0.0969812281049241">
                <text:p>-0.096981228104924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248296922603975">
                <text:p>-0.248296922603975</text:p>
              </table:table-cell>
              <table:table-cell office:value-type="float" office:value="-0.953169955672791">
                <text:p>-0.9531699556727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39768585534519">
                <text:p>0.439768585534519</text:p>
              </table:table-cell>
              <table:table-cell office:value-type="float" office:value="-0.847607402028701">
                <text:p>-0.8476074020287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87783588751413">
                <text:p>0.287783588751413</text:p>
              </table:table-cell>
              <table:table-cell office:value-type="float" office:value="0.400735335564955">
                <text:p>0.4007353355649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538154761008645">
                <text:p>-0.538154761008645</text:p>
              </table:table-cell>
              <table:table-cell office:value-type="float" office:value="0.068785857698752">
                <text:p>0.0687858576987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788498064873808">
                <text:p>0.788498064873808</text:p>
              </table:table-cell>
              <table:table-cell office:value-type="float" office:value="0.580815572643017">
                <text:p>0.5808155726430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249770137725444">
                <text:p>-0.249770137725444</text:p>
              </table:table-cell>
              <table:table-cell office:value-type="float" office:value="0.293398868230158">
                <text:p>0.29339886823015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91891962280724">
                <text:p>0.491891962280724</text:p>
              </table:table-cell>
              <table:table-cell office:value-type="float" office:value="-0.615566750561419">
                <text:p>-0.61556675056141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01797586826928">
                <text:p>0.801797586826928</text:p>
              </table:table-cell>
              <table:table-cell office:value-type="float" office:value="0.406292395471402">
                <text:p>0.40629239547140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71421394080259">
                <text:p>0.271421394080259</text:p>
              </table:table-cell>
              <table:table-cell office:value-type="float" office:value="0.825855443733892">
                <text:p>0.8258554437338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52186184906735">
                <text:p>-0.52186184906735</text:p>
              </table:table-cell>
              <table:table-cell office:value-type="float" office:value="0.804857570340791">
                <text:p>0.8048575703407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245675558210273">
                <text:p>-0.245675558210273</text:p>
              </table:table-cell>
              <table:table-cell office:value-type="float" office:value="0.489240896556794">
                <text:p>0.48924089655679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919856176260356">
                <text:p>0.0919856176260356</text:p>
              </table:table-cell>
              <table:table-cell office:value-type="float" office:value="-0.588217915463166">
                <text:p>-0.58821791546316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502607477478248">
                <text:p>0.502607477478248</text:p>
              </table:table-cell>
              <table:table-cell office:value-type="float" office:value="-0.648892333667402">
                <text:p>-0.6488923336674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7021400104516">
                <text:p>0.7021400104516</text:p>
              </table:table-cell>
              <table:table-cell office:value-type="float" office:value="-0.284076322305999">
                <text:p>-0.2840763223059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558690985320068">
                <text:p>-0.558690985320068</text:p>
              </table:table-cell>
              <table:table-cell office:value-type="float" office:value="0.751198182302092">
                <text:p>0.7511981823020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24345643488955">
                <text:p>-0.24345643488955</text:p>
              </table:table-cell>
              <table:table-cell office:value-type="float" office:value="-0.820662252495048">
                <text:p>-0.82066225249504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168025838429627">
                <text:p>-0.168025838429627</text:p>
              </table:table-cell>
              <table:table-cell office:value-type="float" office:value="-0.151879447089282">
                <text:p>-0.15187944708928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48180478139234">
                <text:p>0.048180478139234</text:p>
              </table:table-cell>
              <table:table-cell office:value-type="float" office:value="0.622257992085096">
                <text:p>0.6222579920850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51137957670912">
                <text:p>0.351137957670912</text:p>
              </table:table-cell>
              <table:table-cell office:value-type="float" office:value="-0.0212347352132213">
                <text:p>-0.02123473521322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193088706331874">
                <text:p>-0.193088706331874</text:p>
              </table:table-cell>
              <table:table-cell office:value-type="float" office:value="0.496026155358347">
                <text:p>0.49602615535834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94762876889979">
                <text:p>0.394762876889979</text:p>
              </table:table-cell>
              <table:table-cell office:value-type="float" office:value="-0.484989192790207">
                <text:p>-0.48498919279020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884130953466407">
                <text:p>-0.884130953466407</text:p>
              </table:table-cell>
              <table:table-cell office:value-type="float" office:value="0.0828019220456705">
                <text:p>0.08280192204567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574757855532432">
                <text:p>0.574757855532432</text:p>
              </table:table-cell>
              <table:table-cell office:value-type="float" office:value="-0.40479015262233">
                <text:p>-0.404790152622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409559219318698">
                <text:p>0.0409559219318698</text:p>
              </table:table-cell>
              <table:table-cell office:value-type="float" office:value="-0.032228510853522">
                <text:p>-0.0322285108535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994004252290577">
                <text:p>-0.0994004252290577</text:p>
              </table:table-cell>
              <table:table-cell office:value-type="float" office:value="0.362429175187074">
                <text:p>0.36242917518707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88767439413718">
                <text:p>0.388767439413718</text:p>
              </table:table-cell>
              <table:table-cell office:value-type="float" office:value="0.67866393124088">
                <text:p>0.678663931240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339789743587572">
                <text:p>-0.0339789743587572</text:p>
              </table:table-cell>
              <table:table-cell office:value-type="float" office:value="0.636830584200698">
                <text:p>0.63683058420069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51899659346676">
                <text:p>-0.51899659346676</text:p>
              </table:table-cell>
              <table:table-cell office:value-type="float" office:value="-0.197232331554753">
                <text:p>-0.1972323315547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161075191717608">
                <text:p>-0.161075191717608</text:p>
              </table:table-cell>
              <table:table-cell office:value-type="float" office:value="0.707771692667389">
                <text:p>0.70777169266738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187314276805229">
                <text:p>-0.187314276805229</text:p>
              </table:table-cell>
              <table:table-cell office:value-type="float" office:value="-0.466834662315588">
                <text:p>-0.4668346623155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40962202667626">
                <text:p>0.440962202667626</text:p>
              </table:table-cell>
              <table:table-cell office:value-type="float" office:value="-0.882351562121295">
                <text:p>-0.8823515621212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642211435365713">
                <text:p>-0.642211435365713</text:p>
              </table:table-cell>
              <table:table-cell office:value-type="float" office:value="-0.26861328212206">
                <text:p>-0.2686132821220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20673149604189">
                <text:p>0.420673149604189</text:p>
              </table:table-cell>
              <table:table-cell office:value-type="float" office:value="-0.397907944205022">
                <text:p>-0.3979079442050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896218667005781">
                <text:p>0.896218667005781</text:p>
              </table:table-cell>
              <table:table-cell office:value-type="float" office:value="-0.35184379209442">
                <text:p>-0.351843792094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431905887276776">
                <text:p>-0.431905887276776</text:p>
              </table:table-cell>
              <table:table-cell office:value-type="float" office:value="0.364408070760873">
                <text:p>0.36440807076087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294016525957183">
                <text:p>-0.294016525957183</text:p>
              </table:table-cell>
              <table:table-cell office:value-type="float" office:value="-0.506258039329692">
                <text:p>-0.50625803932969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2200513630453">
                <text:p>0.22200513630453</text:p>
              </table:table-cell>
              <table:table-cell office:value-type="float" office:value="-0.118609492208284">
                <text:p>-0.1186094922082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912789790833982">
                <text:p>-0.912789790833982</text:p>
              </table:table-cell>
              <table:table-cell office:value-type="float" office:value="-0.139337343901427">
                <text:p>-0.1393373439014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20379070903597">
                <text:p>0.120379070903597</text:p>
              </table:table-cell>
              <table:table-cell office:value-type="float" office:value="0.38202066369702">
                <text:p>0.3820206636970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33015710490634">
                <text:p>-0.33015710490634</text:p>
              </table:table-cell>
              <table:table-cell office:value-type="float" office:value="0.121930864383218">
                <text:p>0.12193086438321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21832611872784">
                <text:p>0.121832611872784</text:p>
              </table:table-cell>
              <table:table-cell office:value-type="float" office:value="0.56322161025868">
                <text:p>0.5632216102586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732586042599414">
                <text:p>0.732586042599414</text:p>
              </table:table-cell>
              <table:table-cell office:value-type="float" office:value="-0.312206604071774">
                <text:p>-0.31220660407177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818869713895995">
                <text:p>-0.818869713895995</text:p>
              </table:table-cell>
              <table:table-cell office:value-type="float" office:value="-0.333132180773662">
                <text:p>-0.33313218077366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64971714628604">
                <text:p>0.264971714628604</text:p>
              </table:table-cell>
              <table:table-cell office:value-type="float" office:value="0.32809516265754">
                <text:p>0.328095162657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823006176733203">
                <text:p>0.823006176733203</text:p>
              </table:table-cell>
              <table:table-cell office:value-type="float" office:value="0.545588614777307">
                <text:p>0.5455886147773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773889933181339">
                <text:p>-0.773889933181339</text:p>
              </table:table-cell>
              <table:table-cell office:value-type="float" office:value="0.147928852964298">
                <text:p>0.1479288529642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485388582565255">
                <text:p>0.0485388582565255</text:p>
              </table:table-cell>
              <table:table-cell office:value-type="float" office:value="0.287251395131125">
                <text:p>0.2872513951311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57659997957493">
                <text:p>0.57659997957493</text:p>
              </table:table-cell>
              <table:table-cell office:value-type="float" office:value="0.341107732305448">
                <text:p>0.34110773230544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335455037758133">
                <text:p>-0.335455037758133</text:p>
              </table:table-cell>
              <table:table-cell office:value-type="float" office:value="0.771098385666229">
                <text:p>0.7710983856662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479178788150022">
                <text:p>0.479178788150022</text:p>
              </table:table-cell>
              <table:table-cell office:value-type="float" office:value="0.544219663833182">
                <text:p>0.54421966383318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40390335762527">
                <text:p>0.140390335762527</text:p>
              </table:table-cell>
              <table:table-cell office:value-type="float" office:value="-0.914982857651639">
                <text:p>-0.9149828576516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62376708366211">
                <text:p>0.262376708366211</text:p>
              </table:table-cell>
              <table:table-cell office:value-type="float" office:value="0.479314559847614">
                <text:p>0.4793145598476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192603175099216">
                <text:p>-0.192603175099216</text:p>
              </table:table-cell>
              <table:table-cell office:value-type="float" office:value="-0.861563952748765">
                <text:p>-0.86156395274876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190787820123035">
                <text:p>-0.190787820123035</text:p>
              </table:table-cell>
              <table:table-cell office:value-type="float" office:value="0.224549587971845">
                <text:p>0.22454958797184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621433940140194">
                <text:p>-0.621433940140194</text:p>
              </table:table-cell>
              <table:table-cell office:value-type="float" office:value="-0.725462227810197">
                <text:p>-0.7254622278101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830847270518217">
                <text:p>-0.830847270518217</text:p>
              </table:table-cell>
              <table:table-cell office:value-type="float" office:value="0.0937522946915317">
                <text:p>0.09375229469153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71798539349175">
                <text:p>-0.71798539349175</text:p>
              </table:table-cell>
              <table:table-cell office:value-type="float" office:value="0.104815230501089">
                <text:p>0.1048152305010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452219034595515">
                <text:p>0.0452219034595515</text:p>
              </table:table-cell>
              <table:table-cell office:value-type="float" office:value="-0.215445801792458">
                <text:p>-0.21544580179245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328665391102738">
                <text:p>0.328665391102738</text:p>
              </table:table-cell>
              <table:table-cell office:value-type="float" office:value="-0.405210880365131">
                <text:p>-0.40521088036513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534167632074861">
                <text:p>-0.534167632074861</text:p>
              </table:table-cell>
              <table:table-cell office:value-type="float" office:value="-0.19995580425693">
                <text:p>-0.1999558042569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452612887011305">
                <text:p>-0.452612887011305</text:p>
              </table:table-cell>
              <table:table-cell office:value-type="float" office:value="0.0903009956965688">
                <text:p>0.09030099569656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26624278433969">
                <text:p>0.326624278433969</text:p>
              </table:table-cell>
              <table:table-cell office:value-type="float" office:value="-0.376307847861945">
                <text:p>-0.3763078478619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850093204261757">
                <text:p>-0.0850093204261757</text:p>
              </table:table-cell>
              <table:table-cell office:value-type="float" office:value="0.14866340510968">
                <text:p>0.148663405109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366537564113986">
                <text:p>-0.366537564113986</text:p>
              </table:table-cell>
              <table:table-cell office:value-type="float" office:value="0.667468887699277">
                <text:p>0.66746888769927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287292272472492">
                <text:p>-0.287292272472492</text:p>
              </table:table-cell>
              <table:table-cell office:value-type="float" office:value="-0.0479793431081663">
                <text:p>-0.04797934310816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138250078660662">
                <text:p>-0.138250078660662</text:p>
              </table:table-cell>
              <table:table-cell office:value-type="float" office:value="-0.262021889234126">
                <text:p>-0.2620218892341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17548529174134">
                <text:p>-0.17548529174134</text:p>
              </table:table-cell>
              <table:table-cell office:value-type="float" office:value="-0.17676863044834">
                <text:p>-0.1767686304483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766596674066048">
                <text:p>-0.0766596674066048</text:p>
              </table:table-cell>
              <table:table-cell office:value-type="float" office:value="0.272735266993212">
                <text:p>0.2727352669932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4337666038055">
                <text:p>0.14337666038055</text:p>
              </table:table-cell>
              <table:table-cell office:value-type="float" office:value="0.106890388403824">
                <text:p>0.1068903884038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378674077498859">
                <text:p>-0.378674077498859</text:p>
              </table:table-cell>
              <table:table-cell office:value-type="float" office:value="-0.159752114077603">
                <text:p>-0.1597521140776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476076724364546">
                <text:p>0.476076724364546</text:p>
              </table:table-cell>
              <table:table-cell office:value-type="float" office:value="0.147112093803752">
                <text:p>0.1471120938037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653533359586071">
                <text:p>0.653533359586071</text:p>
              </table:table-cell>
              <table:table-cell office:value-type="float" office:value="-0.46214736076753">
                <text:p>-0.4621473607675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384409878532341">
                <text:p>0.384409878532341</text:p>
              </table:table-cell>
              <table:table-cell office:value-type="float" office:value="0.787995127318295">
                <text:p>0.7879951273182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576955286811493">
                <text:p>0.576955286811493</text:p>
              </table:table-cell>
              <table:table-cell office:value-type="float" office:value="0.213830940789722">
                <text:p>0.21383094078972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381434638993681">
                <text:p>0.381434638993681</text:p>
              </table:table-cell>
              <table:table-cell office:value-type="float" office:value="0.438945212274704">
                <text:p>0.43894521227470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0242979117610033">
                <text:p>-0.00242979117610033</text:p>
              </table:table-cell>
              <table:table-cell office:value-type="float" office:value="-0.527988799395135">
                <text:p>-0.52798879939513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593750468122999">
                <text:p>0.593750468122999</text:p>
              </table:table-cell>
              <table:table-cell office:value-type="float" office:value="-0.765046452813876">
                <text:p>-0.76504645281387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143900838477537">
                <text:p>-0.143900838477537</text:p>
              </table:table-cell>
              <table:table-cell office:value-type="float" office:value="-0.424631411691171">
                <text:p>-0.4246314116911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13004550292206">
                <text:p>0.113004550292206</text:p>
              </table:table-cell>
              <table:table-cell office:value-type="float" office:value="0.358378020528089">
                <text:p>0.35837802052808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497509992175405">
                <text:p>-0.497509992175405</text:p>
              </table:table-cell>
              <table:table-cell office:value-type="float" office:value="-0.178442477683647">
                <text:p>-0.1784424776836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209626730123768">
                <text:p>-0.209626730123768</text:p>
              </table:table-cell>
              <table:table-cell office:value-type="float" office:value="-0.0297818112820861">
                <text:p>-0.029781811282086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313478689863554">
                <text:p>0.313478689863554</text:p>
              </table:table-cell>
              <table:table-cell office:value-type="float" office:value="0.664772714085088">
                <text:p>0.6647727140850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355957926018499">
                <text:p>0.355957926018499</text:p>
              </table:table-cell>
              <table:table-cell office:value-type="float" office:value="0.239723880514611">
                <text:p>0.2397238805146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916678304250643">
                <text:p>-0.916678304250643</text:p>
              </table:table-cell>
              <table:table-cell office:value-type="float" office:value="0.0743376205475141">
                <text:p>0.074337620547514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90749058478298">
                <text:p>0.790749058478298</text:p>
              </table:table-cell>
              <table:table-cell office:value-type="float" office:value="0.055433384430646">
                <text:p>0.05543338443064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91285600980085">
                <text:p>-0.91285600980085</text:p>
              </table:table-cell>
              <table:table-cell office:value-type="float" office:value="0.00262557645476321">
                <text:p>0.0026255764547632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415896682791788">
                <text:p>0.415896682791788</text:p>
              </table:table-cell>
              <table:table-cell office:value-type="float" office:value="-0.568251771837019">
                <text:p>-0.5682517718370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376406731359026">
                <text:p>0.376406731359026</text:p>
              </table:table-cell>
              <table:table-cell office:value-type="float" office:value="-0.478714509872653">
                <text:p>-0.47871450987265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475224276777069">
                <text:p>-0.475224276777069</text:p>
              </table:table-cell>
              <table:table-cell office:value-type="float" office:value="-0.589591127230208">
                <text:p>-0.5895911272302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80293399364023">
                <text:p>-0.80293399364023</text:p>
              </table:table-cell>
              <table:table-cell office:value-type="float" office:value="0.302847617773901">
                <text:p>0.30284761777390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553277728269594">
                <text:p>-0.553277728269594</text:p>
              </table:table-cell>
              <table:table-cell office:value-type="float" office:value="0.607398208365679">
                <text:p>0.60739820836567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254308892275026">
                <text:p>-0.254308892275026</text:p>
              </table:table-cell>
              <table:table-cell office:value-type="float" office:value="-0.890330178727869">
                <text:p>-0.89033017872786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886456462171474">
                <text:p>-0.886456462171474</text:p>
              </table:table-cell>
              <table:table-cell office:value-type="float" office:value="-0.433074006344539">
                <text:p>-0.43307400634453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97235601075359">
                <text:p>0.197235601075359</text:p>
              </table:table-cell>
              <table:table-cell office:value-type="float" office:value="0.353046482549135">
                <text:p>0.35304648254913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29693561565719">
                <text:p>0.129693561565719</text:p>
              </table:table-cell>
              <table:table-cell office:value-type="float" office:value="-0.938717121392089">
                <text:p>-0.93871712139208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383312465137039">
                <text:p>-0.383312465137039</text:p>
              </table:table-cell>
              <table:table-cell office:value-type="float" office:value="0.611785314360717">
                <text:p>0.6117853143607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381650087719656">
                <text:p>-0.381650087719656</text:p>
              </table:table-cell>
              <table:table-cell office:value-type="float" office:value="0.548577659793788">
                <text:p>0.54857765979378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398240430584853">
                <text:p>0.398240430584853</text:p>
              </table:table-cell>
              <table:table-cell office:value-type="float" office:value="0.895633269803462">
                <text:p>0.89563326980346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99827217978162">
                <text:p>-0.099827217978162</text:p>
              </table:table-cell>
              <table:table-cell office:value-type="float" office:value="-0.107751818013041">
                <text:p>-0.10775181801304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1113677167352">
                <text:p>-0.1113677167352</text:p>
              </table:table-cell>
              <table:table-cell office:value-type="float" office:value="0.307160739598078">
                <text:p>0.30716073959807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521641914318947">
                <text:p>0.521641914318947</text:p>
              </table:table-cell>
              <table:table-cell office:value-type="float" office:value="0.207913077970793">
                <text:p>0.20791307797079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983596903822647">
                <text:p>-0.983596903822647</text:p>
              </table:table-cell>
              <table:table-cell office:value-type="float" office:value="0.169116419109375">
                <text:p>0.1691164191093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323242163936831">
                <text:p>-0.323242163936831</text:p>
              </table:table-cell>
              <table:table-cell office:value-type="float" office:value="-0.577813980136285">
                <text:p>-0.57781398013628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15700645439445">
                <text:p>0.715700645439445</text:p>
              </table:table-cell>
              <table:table-cell office:value-type="float" office:value="-0.658995653752312">
                <text:p>-0.6589956537523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20534480162221">
                <text:p>0.720534480162221</text:p>
              </table:table-cell>
              <table:table-cell office:value-type="float" office:value="0.179163596043834">
                <text:p>0.17916359604383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20610198128081">
                <text:p>0.820610198128081</text:p>
              </table:table-cell>
              <table:table-cell office:value-type="float" office:value="0.522737196080106">
                <text:p>0.5227371960801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596632113214346">
                <text:p>0.596632113214346</text:p>
              </table:table-cell>
              <table:table-cell office:value-type="float" office:value="0.695698168600352">
                <text:p>0.69569816860035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477750475015503">
                <text:p>-0.477750475015503</text:p>
              </table:table-cell>
              <table:table-cell office:value-type="float" office:value="-0.260687738307176">
                <text:p>-0.26068773830717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885044209909922">
                <text:p>-0.885044209909922</text:p>
              </table:table-cell>
              <table:table-cell office:value-type="float" office:value="0.334787228986445">
                <text:p>0.3347872289864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3531833693175">
                <text:p>0.73531833693175</text:p>
              </table:table-cell>
              <table:table-cell office:value-type="float" office:value="-0.15463717619819">
                <text:p>-0.1546371761981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737841913067379">
                <text:p>-0.737841913067379</text:p>
              </table:table-cell>
              <table:table-cell office:value-type="float" office:value="-0.0181130023000175">
                <text:p>-0.01811300230001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249482376282188">
                <text:p>-0.249482376282188</text:p>
              </table:table-cell>
              <table:table-cell office:value-type="float" office:value="-0.956217319181533">
                <text:p>-0.95621731918153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735245276230873">
                <text:p>-0.0735245276230873</text:p>
              </table:table-cell>
              <table:table-cell office:value-type="float" office:value="-0.229031595992347">
                <text:p>-0.2290315959923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757525288039696">
                <text:p>0.0757525288039696</text:p>
              </table:table-cell>
              <table:table-cell office:value-type="float" office:value="0.834712935828347">
                <text:p>0.8347129358283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569001089220527">
                <text:p>-0.569001089220527</text:p>
              </table:table-cell>
              <table:table-cell office:value-type="float" office:value="-0.471733957312254">
                <text:p>-0.47173395731225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905846018023034">
                <text:p>-0.905846018023034</text:p>
              </table:table-cell>
              <table:table-cell office:value-type="float" office:value="-0.180364549005793">
                <text:p>-0.18036454900579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63585466666603">
                <text:p>0.263585466666603</text:p>
              </table:table-cell>
              <table:table-cell office:value-type="float" office:value="0.578398581048591">
                <text:p>0.57839858104859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517532672682636">
                <text:p>0.517532672682636</text:p>
              </table:table-cell>
              <table:table-cell office:value-type="float" office:value="-0.782312103720659">
                <text:p>-0.7823121037206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31365088579014">
                <text:p>0.931365088579014</text:p>
              </table:table-cell>
              <table:table-cell office:value-type="float" office:value="-0.267382493720289">
                <text:p>-0.2673824937202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42371369229859">
                <text:p>0.42371369229859</text:p>
              </table:table-cell>
              <table:table-cell office:value-type="float" office:value="0.0690098634658164">
                <text:p>0.069009863465816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82326822986155">
                <text:p>0.182326822986155</text:p>
              </table:table-cell>
              <table:table-cell office:value-type="float" office:value="0.0090622807435664">
                <text:p>0.009062280743566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70329519411579">
                <text:p>-0.070329519411579</text:p>
              </table:table-cell>
              <table:table-cell office:value-type="float" office:value="-0.816694431140305">
                <text:p>-0.8166944311403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0915719465955443">
                <text:p>-0.0915719465955443</text:p>
              </table:table-cell>
              <table:table-cell office:value-type="float" office:value="0.931576771780889">
                <text:p>0.93157677178088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41084810046164">
                <text:p>0.241084810046164</text:p>
              </table:table-cell>
              <table:table-cell office:value-type="float" office:value="-0.559738829923724">
                <text:p>-0.5597388299237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695593060440172">
                <text:p>-0.695593060440172</text:p>
              </table:table-cell>
              <table:table-cell office:value-type="float" office:value="0.415835415874598">
                <text:p>0.41583541587459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683576246096343">
                <text:p>-0.683576246096343</text:p>
              </table:table-cell>
              <table:table-cell office:value-type="float" office:value="0.484572923424928">
                <text:p>0.48457292342492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847917210942577">
                <text:p>0.847917210942577</text:p>
              </table:table-cell>
              <table:table-cell office:value-type="float" office:value="-0.000162586090905487">
                <text:p>-0.00016258609090548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341921342978968">
                <text:p>-0.0341921342978968</text:p>
              </table:table-cell>
              <table:table-cell office:value-type="float" office:value="0.371224930107616">
                <text:p>0.3712249301076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385193698576803">
                <text:p>-0.385193698576803</text:p>
              </table:table-cell>
              <table:table-cell office:value-type="float" office:value="-0.176610430791115">
                <text:p>-0.1766104307911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698665040650146">
                <text:p>0.698665040650146</text:p>
              </table:table-cell>
              <table:table-cell office:value-type="float" office:value="0.175291255499468">
                <text:p>0.1752912554994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698505150432397">
                <text:p>0.698505150432397</text:p>
              </table:table-cell>
              <table:table-cell office:value-type="float" office:value="-0.203288943779942">
                <text:p>-0.20328894377994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261344897229347">
                <text:p>-0.261344897229347</text:p>
              </table:table-cell>
              <table:table-cell office:value-type="float" office:value="0.781033324306048">
                <text:p>0.78103332430604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952138271131252">
                <text:p>0.00952138271131252</text:p>
              </table:table-cell>
              <table:table-cell office:value-type="float" office:value="0.628506505340748">
                <text:p>0.6285065053407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17339143842415">
                <text:p>0.217339143842415</text:p>
              </table:table-cell>
              <table:table-cell office:value-type="float" office:value="0.302887350899796">
                <text:p>0.30288735089979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552515194146389">
                <text:p>-0.552515194146389</text:p>
              </table:table-cell>
              <table:table-cell office:value-type="float" office:value="-0.510504075800824">
                <text:p>-0.5105040758008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871063970807529">
                <text:p>0.871063970807529</text:p>
              </table:table-cell>
              <table:table-cell office:value-type="float" office:value="-0.164081100645825">
                <text:p>-0.1640811006458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180988535799304">
                <text:p>-0.180988535799304</text:p>
              </table:table-cell>
              <table:table-cell office:value-type="float" office:value="0.814743438520587">
                <text:p>0.8147434385205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55325781672809">
                <text:p>0.355325781672809</text:p>
              </table:table-cell>
              <table:table-cell office:value-type="float" office:value="-0.641501637252281">
                <text:p>-0.64150163725228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888935729279248">
                <text:p>-0.888935729279248</text:p>
              </table:table-cell>
              <table:table-cell office:value-type="float" office:value="0.385097843786351">
                <text:p>0.38509784378635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976727911831707">
                <text:p>-0.0976727911831707</text:p>
              </table:table-cell>
              <table:table-cell office:value-type="float" office:value="0.718121203538695">
                <text:p>0.71812120353869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73267827611996">
                <text:p>0.173267827611996</text:p>
              </table:table-cell>
              <table:table-cell office:value-type="float" office:value="0.426845988848284">
                <text:p>0.42684598884828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918123360893268">
                <text:p>-0.918123360893268</text:p>
              </table:table-cell>
              <table:table-cell office:value-type="float" office:value="-0.158402924119319">
                <text:p>-0.1584029241193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188466584671387">
                <text:p>-0.188466584671387</text:p>
              </table:table-cell>
              <table:table-cell office:value-type="float" office:value="-0.201017613251434">
                <text:p>-0.20101761325143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211045191389966">
                <text:p>-0.211045191389966</text:p>
              </table:table-cell>
              <table:table-cell office:value-type="float" office:value="0.63597567103176">
                <text:p>0.6359756710317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87222166834624">
                <text:p>0.287222166834624</text:p>
              </table:table-cell>
              <table:table-cell office:value-type="float" office:value="-0.433989553720131">
                <text:p>-0.43398955372013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746290640653513">
                <text:p>-0.746290640653513</text:p>
              </table:table-cell>
              <table:table-cell office:value-type="float" office:value="-0.363002731116405">
                <text:p>-0.36300273111640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316061158518149">
                <text:p>0.0316061158518149</text:p>
              </table:table-cell>
              <table:table-cell office:value-type="float" office:value="-0.405169330346291">
                <text:p>-0.4051693303462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14973469786686">
                <text:p>0.114973469786686</text:p>
              </table:table-cell>
              <table:table-cell office:value-type="float" office:value="0.94409857370415">
                <text:p>0.944098573704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27014902520446">
                <text:p>-0.27014902520446</text:p>
              </table:table-cell>
              <table:table-cell office:value-type="float" office:value="-0.728483161831284">
                <text:p>-0.72848316183128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351893348577877">
                <text:p>0.0351893348577877</text:p>
              </table:table-cell>
              <table:table-cell office:value-type="float" office:value="0.991578672343572">
                <text:p>0.99157867234357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281983345926346">
                <text:p>-0.281983345926346</text:p>
              </table:table-cell>
              <table:table-cell office:value-type="float" office:value="-0.37150328328991">
                <text:p>-0.371503283289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73884710071447">
                <text:p>0.373884710071447</text:p>
              </table:table-cell>
              <table:table-cell office:value-type="float" office:value="0.567533054981527">
                <text:p>0.56753305498152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198966956652831">
                <text:p>-0.198966956652831</text:p>
              </table:table-cell>
              <table:table-cell office:value-type="float" office:value="0.386019148453558">
                <text:p>0.38601914845355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270793365465144">
                <text:p>-0.270793365465144</text:p>
              </table:table-cell>
              <table:table-cell office:value-type="float" office:value="-0.429266618983105">
                <text:p>-0.4292666189831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372232965680294">
                <text:p>0.372232965680294</text:p>
              </table:table-cell>
              <table:table-cell office:value-type="float" office:value="-0.882808209128462">
                <text:p>-0.88280820912846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590501355167475">
                <text:p>-0.590501355167475</text:p>
              </table:table-cell>
              <table:table-cell office:value-type="float" office:value="0.801325376192312">
                <text:p>0.8013253761923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209600422991915">
                <text:p>0.209600422991915</text:p>
              </table:table-cell>
              <table:table-cell office:value-type="float" office:value="-0.315388272278766">
                <text:p>-0.31538827227876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686359945193782">
                <text:p>-0.0686359945193782</text:p>
              </table:table-cell>
              <table:table-cell office:value-type="float" office:value="0.684756449533855">
                <text:p>0.6847564495338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527448275223182">
                <text:p>0.527448275223182</text:p>
              </table:table-cell>
              <table:table-cell office:value-type="float" office:value="0.796968576963493">
                <text:p>0.79696857696349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597557487791441">
                <text:p>0.597557487791441</text:p>
              </table:table-cell>
              <table:table-cell office:value-type="float" office:value="-0.250205481873162">
                <text:p>-0.2502054818731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21123941278971">
                <text:p>0.721123941278971</text:p>
              </table:table-cell>
              <table:table-cell office:value-type="float" office:value="-0.232413222183106">
                <text:p>-0.23241322218310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870543455971824">
                <text:p>0.0870543455971824</text:p>
              </table:table-cell>
              <table:table-cell office:value-type="float" office:value="0.365632889731314">
                <text:p>0.3656328897313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52273596332626">
                <text:p>0.752273596332626</text:p>
              </table:table-cell>
              <table:table-cell office:value-type="float" office:value="-0.362885318826971">
                <text:p>-0.3628853188269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817429886981224">
                <text:p>-0.817429886981224</text:p>
              </table:table-cell>
              <table:table-cell office:value-type="float" office:value="-0.197773324978339">
                <text:p>-0.1977733249783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541490523809925">
                <text:p>0.541490523809925</text:p>
              </table:table-cell>
              <table:table-cell office:value-type="float" office:value="0.700756200727777">
                <text:p>0.70075620072777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454870725390236">
                <text:p>-0.454870725390236</text:p>
              </table:table-cell>
              <table:table-cell office:value-type="float" office:value="0.319313374893827">
                <text:p>0.31931337489382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941308380216741">
                <text:p>-0.0941308380216741</text:p>
              </table:table-cell>
              <table:table-cell office:value-type="float" office:value="-0.859333368640097">
                <text:p>-0.8593333686400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207194694163599">
                <text:p>0.207194694163599</text:p>
              </table:table-cell>
              <table:table-cell office:value-type="float" office:value="-0.126248829355276">
                <text:p>-0.12624882935527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790988957442661">
                <text:p>0.790988957442661</text:p>
              </table:table-cell>
              <table:table-cell office:value-type="float" office:value="-0.356444292501503">
                <text:p>-0.35644429250150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861081717079757">
                <text:p>-0.861081717079757</text:p>
              </table:table-cell>
              <table:table-cell office:value-type="float" office:value="0.127391939299462">
                <text:p>0.12739193929946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108502433319606">
                <text:p>-0.108502433319606</text:p>
              </table:table-cell>
              <table:table-cell office:value-type="float" office:value="-0.234389948045931">
                <text:p>-0.2343899480459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696065279743814">
                <text:p>0.696065279743814</text:p>
              </table:table-cell>
              <table:table-cell office:value-type="float" office:value="0.657891333880103">
                <text:p>0.65789133388010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514577980241056">
                <text:p>-0.514577980241056</text:p>
              </table:table-cell>
              <table:table-cell office:value-type="float" office:value="0.138586017629073">
                <text:p>0.13858601762907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40718781734051">
                <text:p>-0.40718781734051</text:p>
              </table:table-cell>
              <table:table-cell office:value-type="float" office:value="-0.0911090808459629">
                <text:p>-0.091109080845962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571486673950421">
                <text:p>-0.571486673950421</text:p>
              </table:table-cell>
              <table:table-cell office:value-type="float" office:value="0.685567883797046">
                <text:p>0.68556788379704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655173546821867">
                <text:p>0.0655173546821867</text:p>
              </table:table-cell>
              <table:table-cell office:value-type="float" office:value="0.870004268614427">
                <text:p>0.87000426861442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849093100304448">
                <text:p>-0.849093100304448</text:p>
              </table:table-cell>
              <table:table-cell office:value-type="float" office:value="0.136954310582965">
                <text:p>0.1369543105829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504869562899403">
                <text:p>0.504869562899403</text:p>
              </table:table-cell>
              <table:table-cell office:value-type="float" office:value="-0.571185578154894">
                <text:p>-0.57118557815489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300832073676413">
                <text:p>0.0300832073676413</text:p>
              </table:table-cell>
              <table:table-cell office:value-type="float" office:value="-0.207461594360198">
                <text:p>-0.20746159436019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237220247014791">
                <text:p>0.237220247014791</text:p>
              </table:table-cell>
              <table:table-cell office:value-type="float" office:value="0.429439976106227">
                <text:p>0.42943997610622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37747397538332">
                <text:p>0.837747397538332</text:p>
              </table:table-cell>
              <table:table-cell office:value-type="float" office:value="0.232527827358097">
                <text:p>0.23252782735809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874690145626077">
                <text:p>-0.874690145626077</text:p>
              </table:table-cell>
              <table:table-cell office:value-type="float" office:value="0.215359122138771">
                <text:p>0.21535912213877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62055014648208">
                <text:p>0.62055014648208</text:p>
              </table:table-cell>
              <table:table-cell office:value-type="float" office:value="-0.451256152656609">
                <text:p>-0.45125615265660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739855693474699">
                <text:p>-0.739855693474699</text:p>
              </table:table-cell>
              <table:table-cell office:value-type="float" office:value="-0.367446754355237">
                <text:p>-0.36744675435523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665335354978197">
                <text:p>0.665335354978197</text:p>
              </table:table-cell>
              <table:table-cell office:value-type="float" office:value="-0.640542874450873">
                <text:p>-0.6405428744508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406592943079431">
                <text:p>-0.406592943079431</text:p>
              </table:table-cell>
              <table:table-cell office:value-type="float" office:value="-0.37007943737275">
                <text:p>-0.370079437372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745506412504115">
                <text:p>0.745506412504115</text:p>
              </table:table-cell>
              <table:table-cell office:value-type="float" office:value="0.260474370907427">
                <text:p>0.26047437090742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650897915991676">
                <text:p>-0.650897915991676</text:p>
              </table:table-cell>
              <table:table-cell office:value-type="float" office:value="0.267128316962688">
                <text:p>0.26712831696268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0379068781198833">
                <text:p>-0.0379068781198833</text:p>
              </table:table-cell>
              <table:table-cell office:value-type="float" office:value="-0.585805053561937">
                <text:p>-0.58580505356193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685790872918512">
                <text:p>-0.685790872918512</text:p>
              </table:table-cell>
              <table:table-cell office:value-type="float" office:value="0.723635542350509">
                <text:p>0.7236355423505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220667916894088">
                <text:p>-0.220667916894088</text:p>
              </table:table-cell>
              <table:table-cell office:value-type="float" office:value="-0.367203465802508">
                <text:p>-0.36720346580250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390245161647215">
                <text:p>-0.390245161647215</text:p>
              </table:table-cell>
              <table:table-cell office:value-type="float" office:value="0.594846826514242">
                <text:p>0.5948468265142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37920293912887">
                <text:p>0.137920293912887</text:p>
              </table:table-cell>
              <table:table-cell office:value-type="float" office:value="-0.657705947685387">
                <text:p>-0.65770594768538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677761911448104">
                <text:p>0.677761911448104</text:p>
              </table:table-cell>
              <table:table-cell office:value-type="float" office:value="0.392404225953879">
                <text:p>0.3924042259538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332699246957964">
                <text:p>-0.332699246957964</text:p>
              </table:table-cell>
              <table:table-cell office:value-type="float" office:value="-0.556526160502454">
                <text:p>-0.5565261605024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782711150351322">
                <text:p>0.782711150351322</text:p>
              </table:table-cell>
              <table:table-cell office:value-type="float" office:value="-0.386861524450397">
                <text:p>-0.38686152445039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0169547710277348">
                <text:p>-0.0169547710277348</text:p>
              </table:table-cell>
              <table:table-cell office:value-type="float" office:value="0.163464345898493">
                <text:p>0.16346434589849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25421576212723">
                <text:p>0.325421576212723</text:p>
              </table:table-cell>
              <table:table-cell office:value-type="float" office:value="-0.131298231022363">
                <text:p>-0.13129823102236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430531604090285">
                <text:p>0.430531604090285</text:p>
              </table:table-cell>
              <table:table-cell office:value-type="float" office:value="0.441568923330572">
                <text:p>0.44156892333057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699930126661818">
                <text:p>-0.699930126661818</text:p>
              </table:table-cell>
              <table:table-cell office:value-type="float" office:value="-0.577118139628315">
                <text:p>-0.5771181396283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877720892887807">
                <text:p>-0.877720892887807</text:p>
              </table:table-cell>
              <table:table-cell office:value-type="float" office:value="-0.169346685273822">
                <text:p>-0.1693466852738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522370693173881">
                <text:p>-0.522370693173881</text:p>
              </table:table-cell>
              <table:table-cell office:value-type="float" office:value="-0.58779804734272">
                <text:p>-0.587798047342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237178164735405">
                <text:p>-0.237178164735405</text:p>
              </table:table-cell>
              <table:table-cell office:value-type="float" office:value="0.618389995182243">
                <text:p>0.61838999518224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249891784843161">
                <text:p>0.249891784843161</text:p>
              </table:table-cell>
              <table:table-cell office:value-type="float" office:value="0.133015999128486">
                <text:p>0.13301599912848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443258914629197">
                <text:p>-0.443258914629197</text:p>
              </table:table-cell>
              <table:table-cell office:value-type="float" office:value="-0.584210832080762">
                <text:p>-0.5842108320807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634765308339822">
                <text:p>0.634765308339822</text:p>
              </table:table-cell>
              <table:table-cell office:value-type="float" office:value="0.220963146955834">
                <text:p>0.22096314695583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995811048539663">
                <text:p>0.00995811048539663</text:p>
              </table:table-cell>
              <table:table-cell office:value-type="float" office:value="-0.222741937679427">
                <text:p>-0.22274193767942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31509696185511">
                <text:p>-0.31509696185511</text:p>
              </table:table-cell>
              <table:table-cell office:value-type="float" office:value="-0.186896263267699">
                <text:p>-0.18689626326769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132367401104616">
                <text:p>-0.132367401104616</text:p>
              </table:table-cell>
              <table:table-cell office:value-type="float" office:value="-0.184618784889796">
                <text:p>-0.18461878488979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02454310192483">
                <text:p>0.302454310192483</text:p>
              </table:table-cell>
              <table:table-cell office:value-type="float" office:value="0.881366849307647">
                <text:p>0.88136684930764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603232039590191">
                <text:p>-0.603232039590191</text:p>
              </table:table-cell>
              <table:table-cell office:value-type="float" office:value="-0.776648337161024">
                <text:p>-0.7766483371610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739135993920669">
                <text:p>-0.739135993920669</text:p>
              </table:table-cell>
              <table:table-cell office:value-type="float" office:value="-0.460345227611468">
                <text:p>-0.46034522761146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380250909104587">
                <text:p>0.0380250909104587</text:p>
              </table:table-cell>
              <table:table-cell office:value-type="float" office:value="-0.647321623204031">
                <text:p>-0.64732162320403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522247515086206">
                <text:p>0.522247515086206</text:p>
              </table:table-cell>
              <table:table-cell office:value-type="float" office:value="0.811575022632709">
                <text:p>0.81157502263270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757078684326184">
                <text:p>0.757078684326184</text:p>
              </table:table-cell>
              <table:table-cell office:value-type="float" office:value="-0.132861500213319">
                <text:p>-0.1328615002133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118334303725872">
                <text:p>0.0118334303725872</text:p>
              </table:table-cell>
              <table:table-cell office:value-type="float" office:value="-0.693343672677008">
                <text:p>-0.6933436726770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603905725672834">
                <text:p>-0.603905725672834</text:p>
              </table:table-cell>
              <table:table-cell office:value-type="float" office:value="0.0820202283521767">
                <text:p>0.08202022835217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125448540142994">
                <text:p>-0.125448540142994</text:p>
              </table:table-cell>
              <table:table-cell office:value-type="float" office:value="0.0727274027043225">
                <text:p>0.07272740270432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280554566922027">
                <text:p>0.280554566922027</text:p>
              </table:table-cell>
              <table:table-cell office:value-type="float" office:value="-0.720717466299516">
                <text:p>-0.7207174662995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47109544124072">
                <text:p>0.347109544124072</text:p>
              </table:table-cell>
              <table:table-cell office:value-type="float" office:value="-0.446542515651342">
                <text:p>-0.44654251565134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448669243911524">
                <text:p>0.448669243911524</text:p>
              </table:table-cell>
              <table:table-cell office:value-type="float" office:value="0.0415855363496346">
                <text:p>0.041585536349634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92343384311627">
                <text:p>0.092343384311627</text:p>
              </table:table-cell>
              <table:table-cell office:value-type="float" office:value="0.822607975292302">
                <text:p>0.82260797529230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20034846136499">
                <text:p>0.120034846136499</text:p>
              </table:table-cell>
              <table:table-cell office:value-type="float" office:value="0.706240206631559">
                <text:p>0.70624020663155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594266712220909">
                <text:p>-0.594266712220909</text:p>
              </table:table-cell>
              <table:table-cell office:value-type="float" office:value="-0.586793253874844">
                <text:p>-0.58679325387484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08950579338704">
                <text:p>0.308950579338704</text:p>
              </table:table-cell>
              <table:table-cell office:value-type="float" office:value="-0.263622930132992">
                <text:p>-0.2636229301329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328275221408343">
                <text:p>-0.328275221408343</text:p>
              </table:table-cell>
              <table:table-cell office:value-type="float" office:value="0.137749341059869">
                <text:p>0.1377493410598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57302384439625">
                <text:p>0.57302384439625</text:p>
              </table:table-cell>
              <table:table-cell office:value-type="float" office:value="0.210750778290894">
                <text:p>0.21075077829089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5392417236834">
                <text:p>0.25392417236834</text:p>
              </table:table-cell>
              <table:table-cell office:value-type="float" office:value="0.0608176308179115">
                <text:p>0.06081763081791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468790279934109">
                <text:p>0.468790279934109</text:p>
              </table:table-cell>
              <table:table-cell office:value-type="float" office:value="0.692073798224799">
                <text:p>0.69207379822479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233308476249559">
                <text:p>-0.233308476249559</text:p>
              </table:table-cell>
              <table:table-cell office:value-type="float" office:value="0.225911276633348">
                <text:p>0.22591127663334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18310218421793">
                <text:p>0.118310218421793</text:p>
              </table:table-cell>
              <table:table-cell office:value-type="float" office:value="0.360449151274473">
                <text:p>0.36044915127447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98382881546963">
                <text:p>0.398382881546963</text:p>
              </table:table-cell>
              <table:table-cell office:value-type="float" office:value="0.363865713450325">
                <text:p>0.3638657134503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67481119760516">
                <text:p>0.367481119760516</text:p>
              </table:table-cell>
              <table:table-cell office:value-type="float" office:value="0.557812814826965">
                <text:p>0.55781281482696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294156154647432">
                <text:p>-0.294156154647432</text:p>
              </table:table-cell>
              <table:table-cell office:value-type="float" office:value="0.671935308662066">
                <text:p>0.67193530866206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218779735105859">
                <text:p>-0.218779735105859</text:p>
              </table:table-cell>
              <table:table-cell office:value-type="float" office:value="-0.0429949098456451">
                <text:p>-0.042994909845645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393973378556156">
                <text:p>0.00393973378556156</text:p>
              </table:table-cell>
              <table:table-cell office:value-type="float" office:value="-0.52682240987317">
                <text:p>-0.526822409873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274909124378675">
                <text:p>0.274909124378675</text:p>
              </table:table-cell>
              <table:table-cell office:value-type="float" office:value="0.596865733479566">
                <text:p>0.59686573347956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720466648374046">
                <text:p>0.720466648374046</text:p>
              </table:table-cell>
              <table:table-cell office:value-type="float" office:value="0.239083079152244">
                <text:p>0.23908307915224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5364309969856">
                <text:p>0.35364309969856</text:p>
              </table:table-cell>
              <table:table-cell office:value-type="float" office:value="0.578386794972096">
                <text:p>0.5783867949720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895846335910571">
                <text:p>-0.895846335910571</text:p>
              </table:table-cell>
              <table:table-cell office:value-type="float" office:value="-0.377730445822454">
                <text:p>-0.37773044582245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551718152271906">
                <text:p>0.551718152271906</text:p>
              </table:table-cell>
              <table:table-cell office:value-type="float" office:value="-0.143381492280817">
                <text:p>-0.14338149228081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624574327166938">
                <text:p>0.624574327166938</text:p>
              </table:table-cell>
              <table:table-cell office:value-type="float" office:value="0.23420759788373">
                <text:p>0.2342075978837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68361055440968">
                <text:p>0.368361055440968</text:p>
              </table:table-cell>
              <table:table-cell office:value-type="float" office:value="0.603758027591594">
                <text:p>0.60375802759159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755785699690489">
                <text:p>-0.0755785699690489</text:p>
              </table:table-cell>
              <table:table-cell office:value-type="float" office:value="0.0671659767539234">
                <text:p>0.067165976753923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354494062319319">
                <text:p>-0.354494062319319</text:p>
              </table:table-cell>
              <table:table-cell office:value-type="float" office:value="0.250681151781445">
                <text:p>0.2506811517814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756414477793191">
                <text:p>0.756414477793191</text:p>
              </table:table-cell>
              <table:table-cell office:value-type="float" office:value="-0.498941975400051">
                <text:p>-0.49894197540005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170307684496028">
                <text:p>-0.170307684496028</text:p>
              </table:table-cell>
              <table:table-cell office:value-type="float" office:value="0.120090825101155">
                <text:p>0.1200908251011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389120290129555">
                <text:p>-0.389120290129555</text:p>
              </table:table-cell>
              <table:table-cell office:value-type="float" office:value="0.705063438666242">
                <text:p>0.70506343866624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77545058165346">
                <text:p>-0.77545058165346</text:p>
              </table:table-cell>
              <table:table-cell office:value-type="float" office:value="0.137312119164917">
                <text:p>0.1373121191649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260287090345686">
                <text:p>-0.0260287090345686</text:p>
              </table:table-cell>
              <table:table-cell office:value-type="float" office:value="0.185766718989486">
                <text:p>0.18576671898948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189302996953555">
                <text:p>-0.189302996953555</text:p>
              </table:table-cell>
              <table:table-cell office:value-type="float" office:value="-0.437665225890494">
                <text:p>-0.43766522589049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725169461333931">
                <text:p>0.725169461333931</text:p>
              </table:table-cell>
              <table:table-cell office:value-type="float" office:value="0.177660728299494">
                <text:p>0.17766072829949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637905076773736">
                <text:p>-0.637905076773736</text:p>
              </table:table-cell>
              <table:table-cell office:value-type="float" office:value="-0.534455826982028">
                <text:p>-0.53445582698202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131278046407484">
                <text:p>-0.131278046407484</text:p>
              </table:table-cell>
              <table:table-cell office:value-type="float" office:value="0.926584875530938">
                <text:p>0.92658487553093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70622183440886">
                <text:p>0.170622183440886</text:p>
              </table:table-cell>
              <table:table-cell office:value-type="float" office:value="-0.37156878701879">
                <text:p>-0.3715687870187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585585145717725">
                <text:p>0.585585145717725</text:p>
              </table:table-cell>
              <table:table-cell office:value-type="float" office:value="0.325675676846999">
                <text:p>0.3256756768469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573378077398663">
                <text:p>-0.573378077398663</text:p>
              </table:table-cell>
              <table:table-cell office:value-type="float" office:value="-0.519079133432334">
                <text:p>-0.5190791334323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515235760509817">
                <text:p>-0.515235760509817</text:p>
              </table:table-cell>
              <table:table-cell office:value-type="float" office:value="0.117985333097998">
                <text:p>0.11798533309799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18935012845481">
                <text:p>0.018935012845481</text:p>
              </table:table-cell>
              <table:table-cell office:value-type="float" office:value="-0.102794738470855">
                <text:p>-0.1027947384708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59064482496774">
                <text:p>0.59064482496774</text:p>
              </table:table-cell>
              <table:table-cell office:value-type="float" office:value="0.396460806647488">
                <text:p>0.3964608066474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483511832551224">
                <text:p>-0.483511832551224</text:p>
              </table:table-cell>
              <table:table-cell office:value-type="float" office:value="0.415143634746405">
                <text:p>0.4151436347464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414271475524143">
                <text:p>0.0414271475524143</text:p>
              </table:table-cell>
              <table:table-cell office:value-type="float" office:value="0.827088149516526">
                <text:p>0.82708814951652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687690763665343">
                <text:p>-0.687690763665343</text:p>
              </table:table-cell>
              <table:table-cell office:value-type="float" office:value="-0.724804740337874">
                <text:p>-0.72480474033787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535396125453449">
                <text:p>-0.535396125453449</text:p>
              </table:table-cell>
              <table:table-cell office:value-type="float" office:value="-0.738933764278003">
                <text:p>-0.73893376427800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812305780374281">
                <text:p>-0.812305780374281</text:p>
              </table:table-cell>
              <table:table-cell office:value-type="float" office:value="0.419675275360196">
                <text:p>0.41967527536019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541341072613469">
                <text:p>0.541341072613469</text:p>
              </table:table-cell>
              <table:table-cell office:value-type="float" office:value="-0.219260875176007">
                <text:p>-0.21926087517600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458651995777756">
                <text:p>-0.458651995777756</text:p>
              </table:table-cell>
              <table:table-cell office:value-type="float" office:value="0.682730914098634">
                <text:p>0.68273091409863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541096959182971">
                <text:p>-0.541096959182971</text:p>
              </table:table-cell>
              <table:table-cell office:value-type="float" office:value="0.370167058333724">
                <text:p>0.3701670583337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669532140379145">
                <text:p>-0.669532140379145</text:p>
              </table:table-cell>
              <table:table-cell office:value-type="float" office:value="-0.0855782497334828">
                <text:p>-0.085578249733482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471023112013549">
                <text:p>-0.471023112013549</text:p>
              </table:table-cell>
              <table:table-cell office:value-type="float" office:value="0.32742674428175">
                <text:p>0.3274267442817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289750114735026">
                <text:p>0.289750114735026</text:p>
              </table:table-cell>
              <table:table-cell office:value-type="float" office:value="0.920748091904303">
                <text:p>0.92074809190430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811081107412331">
                <text:p>-0.811081107412331</text:p>
              </table:table-cell>
              <table:table-cell office:value-type="float" office:value="-0.264155356624018">
                <text:p>-0.26415535662401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45449861541845">
                <text:p>-0.45449861541845</text:p>
              </table:table-cell>
              <table:table-cell office:value-type="float" office:value="-0.0533163171689674">
                <text:p>-0.05331631716896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41564295036851">
                <text:p>-0.41564295036851</text:p>
              </table:table-cell>
              <table:table-cell office:value-type="float" office:value="0.662821244576609">
                <text:p>0.66282124457660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775865376303678">
                <text:p>0.775865376303678</text:p>
              </table:table-cell>
              <table:table-cell office:value-type="float" office:value="-0.623159953791482">
                <text:p>-0.62315995379148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49968111170899">
                <text:p>0.349968111170899</text:p>
              </table:table-cell>
              <table:table-cell office:value-type="float" office:value="0.28867432867935">
                <text:p>0.288674328679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763749353279131">
                <text:p>-0.763749353279131</text:p>
              </table:table-cell>
              <table:table-cell office:value-type="float" office:value="-0.314640965362838">
                <text:p>-0.31464096536283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80012734565672">
                <text:p>0.380012734565672</text:p>
              </table:table-cell>
              <table:table-cell office:value-type="float" office:value="0.848060885153475">
                <text:p>0.8480608851534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217266276528787">
                <text:p>0.217266276528787</text:p>
              </table:table-cell>
              <table:table-cell office:value-type="float" office:value="0.0125954886096824">
                <text:p>0.012595488609682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98426479387682">
                <text:p>0.298426479387682</text:p>
              </table:table-cell>
              <table:table-cell office:value-type="float" office:value="0.20932073847692">
                <text:p>0.209320738476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0765600435747019">
                <text:p>-0.00765600435747019</text:p>
              </table:table-cell>
              <table:table-cell office:value-type="float" office:value="-0.0815797326839111">
                <text:p>-0.081579732683911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210968018588663">
                <text:p>0.210968018588663</text:p>
              </table:table-cell>
              <table:table-cell office:value-type="float" office:value="-0.572597575452449">
                <text:p>-0.57259757545244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751324714682215">
                <text:p>0.751324714682215</text:p>
              </table:table-cell>
              <table:table-cell office:value-type="float" office:value="0.337877308281332">
                <text:p>0.33787730828133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858813352676808">
                <text:p>0.858813352676808</text:p>
              </table:table-cell>
              <table:table-cell office:value-type="float" office:value="0.467335810771704">
                <text:p>0.4673358107717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904494656930545">
                <text:p>-0.904494656930545</text:p>
              </table:table-cell>
              <table:table-cell office:value-type="float" office:value="-0.0137023876694864">
                <text:p>-0.01370238766948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795453602746">
                <text:p>0.3795453602746</text:p>
              </table:table-cell>
              <table:table-cell office:value-type="float" office:value="-0.810104194423254">
                <text:p>-0.81010419442325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182683437502173">
                <text:p>-0.182683437502173</text:p>
              </table:table-cell>
              <table:table-cell office:value-type="float" office:value="-0.811342808119595">
                <text:p>-0.8113428081195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00526268703593">
                <text:p>0.300526268703593</text:p>
              </table:table-cell>
              <table:table-cell office:value-type="float" office:value="0.530977758279804">
                <text:p>0.53097775827980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51337283028894">
                <text:p>0.251337283028894</text:p>
              </table:table-cell>
              <table:table-cell office:value-type="float" office:value="-0.321550169593959">
                <text:p>-0.32155016959395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234031447520905">
                <text:p>0.0234031447520905</text:p>
              </table:table-cell>
              <table:table-cell office:value-type="float" office:value="-0.273607800259035">
                <text:p>-0.27360780025903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184970180779404">
                <text:p>-0.184970180779404</text:p>
              </table:table-cell>
              <table:table-cell office:value-type="float" office:value="0.733665646101349">
                <text:p>0.73366564610134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775672759486578">
                <text:p>0.775672759486578</text:p>
              </table:table-cell>
              <table:table-cell office:value-type="float" office:value="-0.10762203590507">
                <text:p>-0.1076220359050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805927768881724">
                <text:p>-0.805927768881724</text:p>
              </table:table-cell>
              <table:table-cell office:value-type="float" office:value="-0.371013263242133">
                <text:p>-0.37101326324213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435097557102882">
                <text:p>0.435097557102882</text:p>
              </table:table-cell>
              <table:table-cell office:value-type="float" office:value="-0.104916626974013">
                <text:p>-0.1049166269740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306192443647066">
                <text:p>-0.306192443647066</text:p>
              </table:table-cell>
              <table:table-cell office:value-type="float" office:value="0.301762556620993">
                <text:p>0.30176255662099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87525843742062">
                <text:p>-0.87525843742062</text:p>
              </table:table-cell>
              <table:table-cell office:value-type="float" office:value="-0.455180479904966">
                <text:p>-0.45518047990496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789087616475555">
                <text:p>-0.789087616475555</text:p>
              </table:table-cell>
              <table:table-cell office:value-type="float" office:value="0.137075556297622">
                <text:p>0.13707555629762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239521721333475">
                <text:p>-0.239521721333475</text:p>
              </table:table-cell>
              <table:table-cell office:value-type="float" office:value="0.448320378095508">
                <text:p>0.44832037809550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925148756819689">
                <text:p>-0.925148756819689</text:p>
              </table:table-cell>
              <table:table-cell office:value-type="float" office:value="-0.144674919880687">
                <text:p>-0.14467491988068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24831201344631">
                <text:p>0.324831201344631</text:p>
              </table:table-cell>
              <table:table-cell office:value-type="float" office:value="-0.0879512538562065">
                <text:p>-0.087951253856206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06385502769897">
                <text:p>0.206385502769897</text:p>
              </table:table-cell>
              <table:table-cell office:value-type="float" office:value="0.295445150148749">
                <text:p>0.29544515014874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490637731560803">
                <text:p>0.490637731560803</text:p>
              </table:table-cell>
              <table:table-cell office:value-type="float" office:value="-0.396553089380217">
                <text:p>-0.3965530893802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47134425299296">
                <text:p>0.147134425299296</text:p>
              </table:table-cell>
              <table:table-cell office:value-type="float" office:value="-0.794489779493714">
                <text:p>-0.79448977949371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64503267471905">
                <text:p>0.364503267471905</text:p>
              </table:table-cell>
              <table:table-cell office:value-type="float" office:value="0.19573058960068">
                <text:p>0.1957305896006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207345146568">
                <text:p>0.93207345146568</text:p>
              </table:table-cell>
              <table:table-cell office:value-type="float" office:value="-0.130779734230329">
                <text:p>-0.13077973423032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155281949501214">
                <text:p>-0.155281949501214</text:p>
              </table:table-cell>
              <table:table-cell office:value-type="float" office:value="0.230096503503915">
                <text:p>0.2300965035039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18908328361475">
                <text:p>0.318908328361475</text:p>
              </table:table-cell>
              <table:table-cell office:value-type="float" office:value="0.681019970895083">
                <text:p>0.68101997089508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452761933729691">
                <text:p>0.452761933729691</text:p>
              </table:table-cell>
              <table:table-cell office:value-type="float" office:value="-0.0742757381087573">
                <text:p>-0.074275738108757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482988672050294">
                <text:p>0.482988672050294</text:p>
              </table:table-cell>
              <table:table-cell office:value-type="float" office:value="-0.567575426305697">
                <text:p>-0.56757542630569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40214783863447">
                <text:p>-0.40214783863447</text:p>
              </table:table-cell>
              <table:table-cell office:value-type="float" office:value="0.431907070379873">
                <text:p>0.43190707037987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78053738743654">
                <text:p>0.78053738743654</text:p>
              </table:table-cell>
              <table:table-cell office:value-type="float" office:value="-0.612757766309914">
                <text:p>-0.6127577663099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94128865358358">
                <text:p>0.194128865358358</text:p>
              </table:table-cell>
              <table:table-cell office:value-type="float" office:value="0.00178679015317532">
                <text:p>0.0017867901531753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311440763974327">
                <text:p>-0.311440763974327</text:p>
              </table:table-cell>
              <table:table-cell office:value-type="float" office:value="-0.610542161208554">
                <text:p>-0.61054216120855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654620271289418">
                <text:p>0.654620271289418</text:p>
              </table:table-cell>
              <table:table-cell office:value-type="float" office:value="0.194608445092558">
                <text:p>0.19460844509255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679010629213917">
                <text:p>0.679010629213917</text:p>
              </table:table-cell>
              <table:table-cell office:value-type="float" office:value="0.662800628270973">
                <text:p>0.66280062827097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140009876405058">
                <text:p>-0.140009876405058</text:p>
              </table:table-cell>
              <table:table-cell office:value-type="float" office:value="-0.948883630728916">
                <text:p>-0.9488836307289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269927388520122">
                <text:p>-0.269927388520122</text:p>
              </table:table-cell>
              <table:table-cell office:value-type="float" office:value="-0.737412631109922">
                <text:p>-0.73741263110992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600362085648341">
                <text:p>0.600362085648341</text:p>
              </table:table-cell>
              <table:table-cell office:value-type="float" office:value="0.489054946929253">
                <text:p>0.48905494692925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922982521737673">
                <text:p>-0.922982521737673</text:p>
              </table:table-cell>
              <table:table-cell office:value-type="float" office:value="0.249146968338753">
                <text:p>0.24914696833875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484781379263286">
                <text:p>-0.484781379263286</text:p>
              </table:table-cell>
              <table:table-cell office:value-type="float" office:value="0.00799491191074542">
                <text:p>0.0079949119107454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97752741420791">
                <text:p>0.897752741420791</text:p>
              </table:table-cell>
              <table:table-cell office:value-type="float" office:value="0.103394419077886">
                <text:p>0.10339441907788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511323821018411">
                <text:p>-0.511323821018411</text:p>
              </table:table-cell>
              <table:table-cell office:value-type="float" office:value="0.814708147789598">
                <text:p>0.81470814778959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24561841039069">
                <text:p>0.124561841039069</text:p>
              </table:table-cell>
              <table:table-cell office:value-type="float" office:value="-0.246284840696617">
                <text:p>-0.24628484069661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11491648197371">
                <text:p>0.111491648197371</text:p>
              </table:table-cell>
              <table:table-cell office:value-type="float" office:value="0.755608123182734">
                <text:p>0.7556081231827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375366490436068">
                <text:p>-0.375366490436068</text:p>
              </table:table-cell>
              <table:table-cell office:value-type="float" office:value="0.608397371081565">
                <text:p>0.60839737108156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666088054347199">
                <text:p>0.666088054347199</text:p>
              </table:table-cell>
              <table:table-cell office:value-type="float" office:value="-0.669160428047967">
                <text:p>-0.6691604280479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197347730015917">
                <text:p>-0.197347730015917</text:p>
              </table:table-cell>
              <table:table-cell office:value-type="float" office:value="-0.432829891821764">
                <text:p>-0.43282989182176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554085919720881">
                <text:p>-0.554085919720881</text:p>
              </table:table-cell>
              <table:table-cell office:value-type="float" office:value="0.296301707335936">
                <text:p>0.29630170733593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255918681252903">
                <text:p>0.255918681252903</text:p>
              </table:table-cell>
              <table:table-cell office:value-type="float" office:value="-0.0390157679441894">
                <text:p>-0.039015767944189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213798626660342">
                <text:p>-0.213798626660342</text:p>
              </table:table-cell>
              <table:table-cell office:value-type="float" office:value="-0.938609037129891">
                <text:p>-0.93860903712989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679377500078873">
                <text:p>-0.679377500078873</text:p>
              </table:table-cell>
              <table:table-cell office:value-type="float" office:value="-0.726852375967143">
                <text:p>-0.72685237596714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746548866742821">
                <text:p>0.746548866742821</text:p>
              </table:table-cell>
              <table:table-cell office:value-type="float" office:value="-0.0569401628302372">
                <text:p>-0.056940162830237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0660629238367655">
                <text:p>-0.0660629238367655</text:p>
              </table:table-cell>
              <table:table-cell office:value-type="float" office:value="-0.0481564087480858">
                <text:p>-0.048156408748085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74277674821405">
                <text:p>0.174277674821405</text:p>
              </table:table-cell>
              <table:table-cell office:value-type="float" office:value="0.588710809361306">
                <text:p>0.58871080936130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62222227026303">
                <text:p>0.262222227026303</text:p>
              </table:table-cell>
              <table:table-cell office:value-type="float" office:value="0.149345092916929">
                <text:p>0.14934509291692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83647158319066">
                <text:p>0.183647158319066</text:p>
              </table:table-cell>
              <table:table-cell office:value-type="float" office:value="-0.296764848892531">
                <text:p>-0.29676484889253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2562064460994">
                <text:p>-0.2562064460994</text:p>
              </table:table-cell>
              <table:table-cell office:value-type="float" office:value="-0.0292584981072249">
                <text:p>-0.029258498107224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85894583650075">
                <text:p>0.185894583650075</text:p>
              </table:table-cell>
              <table:table-cell office:value-type="float" office:value="-0.958546996445435">
                <text:p>-0.9585469964454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06695752068714">
                <text:p>0.206695752068714</text:p>
              </table:table-cell>
              <table:table-cell office:value-type="float" office:value="0.30413854531878">
                <text:p>0.3041385453187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407353661791814">
                <text:p>0.407353661791814</text:p>
              </table:table-cell>
              <table:table-cell office:value-type="float" office:value="-0.616533875480841">
                <text:p>-0.61653387548084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674747285320444">
                <text:p>0.674747285320444</text:p>
              </table:table-cell>
              <table:table-cell office:value-type="float" office:value="-0.193290880862409">
                <text:p>-0.19329088086240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241977436358444">
                <text:p>0.0241977436358444</text:p>
              </table:table-cell>
              <table:table-cell office:value-type="float" office:value="-0.685562195493913">
                <text:p>-0.6855621954939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667854413362179">
                <text:p>-0.667854413362179</text:p>
              </table:table-cell>
              <table:table-cell office:value-type="float" office:value="0.269757874171747">
                <text:p>0.26975787417174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478540278689508">
                <text:p>0.478540278689508</text:p>
              </table:table-cell>
              <table:table-cell office:value-type="float" office:value="0.627706586785293">
                <text:p>0.62770658678529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855325574740207">
                <text:p>0.0855325574740207</text:p>
              </table:table-cell>
              <table:table-cell office:value-type="float" office:value="0.68697323709658">
                <text:p>0.6869732370965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353974392303455">
                <text:p>-0.353974392303455</text:p>
              </table:table-cell>
              <table:table-cell office:value-type="float" office:value="0.179027267213405">
                <text:p>0.17902726721340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248171863630603">
                <text:p>0.248171863630603</text:p>
              </table:table-cell>
              <table:table-cell office:value-type="float" office:value="-0.748815851346052">
                <text:p>-0.74881585134605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535443684818112">
                <text:p>-0.535443684818112</text:p>
              </table:table-cell>
              <table:table-cell office:value-type="float" office:value="0.472911745860448">
                <text:p>0.47291174586044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677193281038467">
                <text:p>0.0677193281038467</text:p>
              </table:table-cell>
              <table:table-cell office:value-type="float" office:value="0.388066975362229">
                <text:p>0.38806697536222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107838678118834">
                <text:p>-0.107838678118834</text:p>
              </table:table-cell>
              <table:table-cell office:value-type="float" office:value="0.556059455750649">
                <text:p>0.55605945575064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689883978834259">
                <text:p>0.689883978834259</text:p>
              </table:table-cell>
              <table:table-cell office:value-type="float" office:value="-0.683301303906035">
                <text:p>-0.68330130390603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507496289205379">
                <text:p>0.507496289205379</text:p>
              </table:table-cell>
              <table:table-cell office:value-type="float" office:value="-0.839026132147948">
                <text:p>-0.8390261321479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153353342213454">
                <text:p>0.153353342213454</text:p>
              </table:table-cell>
              <table:table-cell office:value-type="float" office:value="0.0516414026069527">
                <text:p>0.051641402606952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645661418791428">
                <text:p>-0.645661418791428</text:p>
              </table:table-cell>
              <table:table-cell office:value-type="float" office:value="-0.478087972687026">
                <text:p>-0.47808797268702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466389144852418">
                <text:p>-0.466389144852418</text:p>
              </table:table-cell>
              <table:table-cell office:value-type="float" office:value="0.323410269894457">
                <text:p>0.32341026989445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504631702184238">
                <text:p>0.504631702184238</text:p>
              </table:table-cell>
              <table:table-cell office:value-type="float" office:value="0.108045126903131">
                <text:p>0.10804512690313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346652060006075">
                <text:p>-0.346652060006075</text:p>
              </table:table-cell>
              <table:table-cell office:value-type="float" office:value="0.397530617036027">
                <text:p>0.39753061703602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70633768773368">
                <text:p>0.170633768773368</text:p>
              </table:table-cell>
              <table:table-cell office:value-type="float" office:value="0.937433766285889">
                <text:p>0.93743376628588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873173219263735">
                <text:p>0.873173219263735</text:p>
              </table:table-cell>
              <table:table-cell office:value-type="float" office:value="0.405221262211283">
                <text:p>0.40522126221128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225529468911417">
                <text:p>-0.225529468911417</text:p>
              </table:table-cell>
              <table:table-cell office:value-type="float" office:value="-0.849720331783514">
                <text:p>-0.8497203317835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295536179086519">
                <text:p>0.295536179086519</text:p>
              </table:table-cell>
              <table:table-cell office:value-type="float" office:value="-0.0739075228178148">
                <text:p>-0.073907522817814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0077853863845834">
                <text:p>-0.0077853863845834</text:p>
              </table:table-cell>
              <table:table-cell office:value-type="float" office:value="0.0960038098662899">
                <text:p>0.096003809866289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02934697486115">
                <text:p>0.402934697486115</text:p>
              </table:table-cell>
              <table:table-cell office:value-type="float" office:value="-0.757327213605865">
                <text:p>-0.7573272136058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588316212718098">
                <text:p>-0.588316212718098</text:p>
              </table:table-cell>
              <table:table-cell office:value-type="float" office:value="-0.731908091070805">
                <text:p>-0.73190809107080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523560553143779">
                <text:p>-0.523560553143779</text:p>
              </table:table-cell>
              <table:table-cell office:value-type="float" office:value="0.291311892438594">
                <text:p>0.29131189243859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40001190266161">
                <text:p>-0.40001190266161</text:p>
              </table:table-cell>
              <table:table-cell office:value-type="float" office:value="0.577565395710987">
                <text:p>0.577565395710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